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147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4.417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4.673cm"/>
    </style:style>
    <style:style style:name="co11" style:family="table-column">
      <style:table-column-properties fo:break-before="auto" style:column-width="3.806cm"/>
    </style:style>
    <style:style style:name="co12" style:family="table-column">
      <style:table-column-properties fo:break-before="auto" style:column-width="3.9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harts" table:style-name="ta1" table:print="false">
        <table:table-column table:style-name="co1" table:number-columns-repeated="2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>
            <draw:frame table:end-cell-address="Charts.AC76" table:end-x="1.807cm" table:end-y="0.278cm" draw:z-index="0" draw:style-name="gr1" draw:text-style-name="P1" svg:width="64.586cm" svg:height="33.98cm" svg:x="0.448cm" svg:y="0.169cm">
              <draw:object draw:notify-on-update-of-ranges="Setting0.A110:Setting0.A118 Setting0.B109:Setting0.B109 Setting0.B110:Setting0.B118 Setting1.B109:Setting1.B109 Setting1.B110:Setting1.B118 Setting2.B109:Setting2.B109 Setting2.B110:Setting2.B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3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9"/>
          <table:table-cell office:value-type="string">
            <text:p>Setting</text:p>
          </table:table-cell>
          <table:table-cell office:value-type="string">
            <text:p>Best Grid Path</text:p>
          </table:table-cell>
          <table:table-cell office:value-type="string">
            <text:p>Using waypoints</text:p>
          </table:table-cell>
          <table:table-cell office:value-type="string">
            <text:p>Best waypoint path</text:p>
          </table:table-cell>
          <table:table-cell office:value-type="string">
            <text:p>Heuristic</text:p>
          </table:table-cell>
        </table:table-row>
        <table:table-row table:style-name="ro1">
          <table:table-cell table:number-columns-repeated="29"/>
          <table:table-cell office:value-type="string">
            <text:p>T0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1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2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3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4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5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6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7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8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Stanford Distance</text:p>
          </table:table-cell>
        </table:table-row>
        <table:table-row table:style-name="ro1" table:number-rows-repeated="64">
          <table:table-cell table:number-columns-repeated="34"/>
        </table:table-row>
        <table:table-row table:style-name="ro1">
          <table:table-cell>
            <draw:frame table:end-cell-address="Charts.AC139" table:end-x="1.737cm" table:end-y="0.062cm" draw:z-index="1" draw:style-name="gr1" draw:text-style-name="P1" svg:width="64.551cm" svg:height="27.337cm" svg:x="0.413cm" svg:y="0.274cm">
              <draw:object draw:notify-on-update-of-ranges="Setting3.A110:Setting3.A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3"/>
        </table:table-row>
      </table:table>
      <table:table table:name="Setting0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11"/>
          <table:table-cell table:style-name="ce1"/>
          <table:table-cell table:number-columns-repeated="13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226.571">
            <text:p>226,571</text:p>
          </table:table-cell>
          <table:table-cell office:value-type="float" office:value="0.948953">
            <text:p>0,948953</text:p>
          </table:table-cell>
          <table:table-cell office:value-type="float" office:value="227.52">
            <text:p>227,52</text:p>
          </table:table-cell>
          <table:table-cell office:value-type="float" office:value="1.2771">
            <text:p>1,2771</text:p>
          </table:table-cell>
          <table:table-cell office:value-type="float" office:value="0.283278">
            <text:p>0,283278</text:p>
          </table:table-cell>
          <table:table-cell office:value-type="float" office:value="1.56038">
            <text:p>1,56038</text:p>
          </table:table-cell>
          <table:table-cell office:value-type="float" office:value="238.303">
            <text:p>238,303</text:p>
          </table:table-cell>
          <table:table-cell office:value-type="float" office:value="0.78708">
            <text:p>0,78708</text:p>
          </table:table-cell>
          <table:table-cell office:value-type="float" office:value="239.09">
            <text:p>239,09</text:p>
          </table:table-cell>
          <table:table-cell office:value-type="float" office:value="20.7512">
            <text:p>20,7512</text:p>
          </table:table-cell>
          <table:table-cell office:value-type="float" office:value="0.348966">
            <text:p>0,348966</text:p>
          </table:table-cell>
          <table:table-cell office:value-type="float" office:value="21.1001">
            <text:p>21,1001</text:p>
          </table:table-cell>
          <table:table-cell office:value-type="float" office:value="2.95126">
            <text:p>2,95126</text:p>
          </table:table-cell>
          <table:table-cell office:value-type="float" office:value="0.350139">
            <text:p>0,350139</text:p>
          </table:table-cell>
          <table:table-cell office:value-type="float" office:value="3.3014">
            <text:p>3,3014</text:p>
          </table:table-cell>
          <table:table-cell office:value-type="float" office:value="30.1932">
            <text:p>30,1932</text:p>
          </table:table-cell>
          <table:table-cell office:value-type="float" office:value="0.673886">
            <text:p>0,673886</text:p>
          </table:table-cell>
          <table:table-cell office:value-type="float" office:value="30.8671">
            <text:p>30,8671</text:p>
          </table:table-cell>
          <table:table-cell office:value-type="float" office:value="17.7011">
            <text:p>17,7011</text:p>
          </table:table-cell>
          <table:table-cell office:value-type="float" office:value="0.610251">
            <text:p>0,610251</text:p>
          </table:table-cell>
          <table:table-cell office:value-type="float" office:value="18.3113">
            <text:p>18,3113</text:p>
          </table:table-cell>
          <table:table-cell office:value-type="float" office:value="10.1681">
            <text:p>10,1681</text:p>
          </table:table-cell>
          <table:table-cell office:value-type="float" office:value="0.384156">
            <text:p>0,384156</text:p>
          </table:table-cell>
          <table:table-cell office:value-type="float" office:value="10.5523">
            <text:p>10,5523</text:p>
          </table:table-cell>
          <table:table-cell office:value-type="float" office:value="294.813">
            <text:p>294,813</text:p>
          </table:table-cell>
          <table:table-cell office:value-type="float" office:value="0.875641">
            <text:p>0,875641</text:p>
          </table:table-cell>
          <table:table-cell office:value-type="float" office:value="295.689">
            <text:p>295,689</text:p>
          </table:table-cell>
        </table:table-row>
        <table:table-row table:style-name="ro1">
          <table:table-cell office:value-type="float" office:value="248.322">
            <text:p>248,322</text:p>
          </table:table-cell>
          <table:table-cell office:value-type="float" office:value="1.00086">
            <text:p>1,00086</text:p>
          </table:table-cell>
          <table:table-cell office:value-type="float" office:value="249.323">
            <text:p>249,323</text:p>
          </table:table-cell>
          <table:table-cell office:value-type="float" office:value="1.26273">
            <text:p>1,26273</text:p>
          </table:table-cell>
          <table:table-cell office:value-type="float" office:value="0.275947">
            <text:p>0,275947</text:p>
          </table:table-cell>
          <table:table-cell office:value-type="float" office:value="1.53868">
            <text:p>1,53868</text:p>
          </table:table-cell>
          <table:table-cell office:value-type="float" office:value="249.897">
            <text:p>249,897</text:p>
          </table:table-cell>
          <table:table-cell office:value-type="float" office:value="0.800276">
            <text:p>0,800276</text:p>
          </table:table-cell>
          <table:table-cell office:value-type="float" office:value="250.697">
            <text:p>250,697</text:p>
          </table:table-cell>
          <table:table-cell office:value-type="float" office:value="21.0468">
            <text:p>21,0468</text:p>
          </table:table-cell>
          <table:table-cell office:value-type="float" office:value="0.379757">
            <text:p>0,379757</text:p>
          </table:table-cell>
          <table:table-cell office:value-type="float" office:value="21.4265">
            <text:p>21,4265</text:p>
          </table:table-cell>
          <table:table-cell office:value-type="float" office:value="3.01548">
            <text:p>3,01548</text:p>
          </table:table-cell>
          <table:table-cell office:value-type="float" office:value="0.400871">
            <text:p>0,400871</text:p>
          </table:table-cell>
          <table:table-cell office:value-type="float" office:value="3.41635">
            <text:p>3,41635</text:p>
          </table:table-cell>
          <table:table-cell office:value-type="float" office:value="34.0172">
            <text:p>34,0172</text:p>
          </table:table-cell>
          <table:table-cell office:value-type="float" office:value="0.596175">
            <text:p>0,596175</text:p>
          </table:table-cell>
          <table:table-cell office:value-type="float" office:value="34.6133">
            <text:p>34,6133</text:p>
          </table:table-cell>
          <table:table-cell office:value-type="float" office:value="14.4824">
            <text:p>14,4824</text:p>
          </table:table-cell>
          <table:table-cell office:value-type="float" office:value="0.629899">
            <text:p>0,629899</text:p>
          </table:table-cell>
          <table:table-cell office:value-type="float" office:value="15.1123">
            <text:p>15,1123</text:p>
          </table:table-cell>
          <table:table-cell office:value-type="float" office:value="10.7983">
            <text:p>10,7983</text:p>
          </table:table-cell>
          <table:table-cell office:value-type="float" office:value="0.385622">
            <text:p>0,385622</text:p>
          </table:table-cell>
          <table:table-cell office:value-type="float" office:value="11.1839">
            <text:p>11,1839</text:p>
          </table:table-cell>
          <table:table-cell office:value-type="float" office:value="225.496">
            <text:p>225,496</text:p>
          </table:table-cell>
          <table:table-cell office:value-type="float" office:value="0.958337">
            <text:p>0,958337</text:p>
          </table:table-cell>
          <table:table-cell office:value-type="float" office:value="226.454">
            <text:p>226,454</text:p>
          </table:table-cell>
        </table:table-row>
        <table:table-row table:style-name="ro1">
          <table:table-cell office:value-type="float" office:value="251.905">
            <text:p>251,905</text:p>
          </table:table-cell>
          <table:table-cell office:value-type="float" office:value="2.67238">
            <text:p>2,67238</text:p>
          </table:table-cell>
          <table:table-cell office:value-type="float" office:value="254.577">
            <text:p>254,577</text:p>
          </table:table-cell>
          <table:table-cell office:value-type="float" office:value="1.30056">
            <text:p>1,30056</text:p>
          </table:table-cell>
          <table:table-cell office:value-type="float" office:value="0.296475">
            <text:p>0,296475</text:p>
          </table:table-cell>
          <table:table-cell office:value-type="float" office:value="1.59703">
            <text:p>1,59703</text:p>
          </table:table-cell>
          <table:table-cell office:value-type="float" office:value="244.275">
            <text:p>244,275</text:p>
          </table:table-cell>
          <table:table-cell office:value-type="float" office:value="0.731656">
            <text:p>0,731656</text:p>
          </table:table-cell>
          <table:table-cell office:value-type="float" office:value="245.007">
            <text:p>245,007</text:p>
          </table:table-cell>
          <table:table-cell office:value-type="float" office:value="31.0788">
            <text:p>31,0788</text:p>
          </table:table-cell>
          <table:table-cell office:value-type="float" office:value="0.372426">
            <text:p>0,372426</text:p>
          </table:table-cell>
          <table:table-cell office:value-type="float" office:value="31.4512">
            <text:p>31,4512</text:p>
          </table:table-cell>
          <table:table-cell office:value-type="float" office:value="3.01988">
            <text:p>3,01988</text:p>
          </table:table-cell>
          <table:table-cell office:value-type="float" office:value="0.325506">
            <text:p>0,325506</text:p>
          </table:table-cell>
          <table:table-cell office:value-type="float" office:value="3.34538">
            <text:p>3,34538</text:p>
          </table:table-cell>
          <table:table-cell office:value-type="float" office:value="41.0381">
            <text:p>41,0381</text:p>
          </table:table-cell>
          <table:table-cell office:value-type="float" office:value="0.576527">
            <text:p>0,576527</text:p>
          </table:table-cell>
          <table:table-cell office:value-type="float" office:value="41.6147">
            <text:p>41,6147</text:p>
          </table:table-cell>
          <table:table-cell office:value-type="float" office:value="21.4875">
            <text:p>21,4875</text:p>
          </table:table-cell>
          <table:table-cell office:value-type="float" office:value="0.57946">
            <text:p>0,57946</text:p>
          </table:table-cell>
          <table:table-cell office:value-type="float" office:value="22.067">
            <text:p>22,067</text:p>
          </table:table-cell>
          <table:table-cell office:value-type="float" office:value="10.4531">
            <text:p>10,4531</text:p>
          </table:table-cell>
          <table:table-cell office:value-type="float" office:value="0.38269">
            <text:p>0,38269</text:p>
          </table:table-cell>
          <table:table-cell office:value-type="float" office:value="10.8358">
            <text:p>10,8358</text:p>
          </table:table-cell>
          <table:table-cell office:value-type="float" office:value="277.428">
            <text:p>277,428</text:p>
          </table:table-cell>
          <table:table-cell office:value-type="float" office:value="1.39059">
            <text:p>1,39059</text:p>
          </table:table-cell>
          <table:table-cell office:value-type="float" office:value="278.819">
            <text:p>278,819</text:p>
          </table:table-cell>
        </table:table-row>
        <table:table-row table:style-name="ro1">
          <table:table-cell office:value-type="float" office:value="233.623">
            <text:p>233,623</text:p>
          </table:table-cell>
          <table:table-cell office:value-type="float" office:value="0.859219">
            <text:p>0,859219</text:p>
          </table:table-cell>
          <table:table-cell office:value-type="float" office:value="234.482">
            <text:p>234,482</text:p>
          </table:table-cell>
          <table:table-cell office:value-type="float" office:value="2.75771">
            <text:p>2,75771</text:p>
          </table:table-cell>
          <table:table-cell office:value-type="float" office:value="0.799983">
            <text:p>0,799983</text:p>
          </table:table-cell>
          <table:table-cell office:value-type="float" office:value="3.5577">
            <text:p>3,5577</text:p>
          </table:table-cell>
          <table:table-cell office:value-type="float" office:value="245.244">
            <text:p>245,244</text:p>
          </table:table-cell>
          <table:table-cell office:value-type="float" office:value="1.20555">
            <text:p>1,20555</text:p>
          </table:table-cell>
          <table:table-cell office:value-type="float" office:value="246.45">
            <text:p>246,45</text:p>
          </table:table-cell>
          <table:table-cell office:value-type="float" office:value="44.5331">
            <text:p>44,5331</text:p>
          </table:table-cell>
          <table:table-cell office:value-type="float" office:value="0.36011">
            <text:p>0,36011</text:p>
          </table:table-cell>
          <table:table-cell office:value-type="float" office:value="44.8932">
            <text:p>44,8932</text:p>
          </table:table-cell>
          <table:table-cell office:value-type="float" office:value="3.22926">
            <text:p>3,22926</text:p>
          </table:table-cell>
          <table:table-cell office:value-type="float" office:value="0.356884">
            <text:p>0,356884</text:p>
          </table:table-cell>
          <table:table-cell office:value-type="float" office:value="3.58614">
            <text:p>3,58614</text:p>
          </table:table-cell>
          <table:table-cell office:value-type="float" office:value="41.6425">
            <text:p>41,6425</text:p>
          </table:table-cell>
          <table:table-cell office:value-type="float" office:value="0.722272">
            <text:p>0,722272</text:p>
          </table:table-cell>
          <table:table-cell office:value-type="float" office:value="42.3648">
            <text:p>42,3648</text:p>
          </table:table-cell>
          <table:table-cell office:value-type="float" office:value="15.5064">
            <text:p>15,5064</text:p>
          </table:table-cell>
          <table:table-cell office:value-type="float" office:value="0.610251">
            <text:p>0,610251</text:p>
          </table:table-cell>
          <table:table-cell office:value-type="float" office:value="16.1167">
            <text:p>16,1167</text:p>
          </table:table-cell>
          <table:table-cell office:value-type="float" office:value="10.5168">
            <text:p>10,5168</text:p>
          </table:table-cell>
          <table:table-cell office:value-type="float" office:value="0.433422">
            <text:p>0,433422</text:p>
          </table:table-cell>
          <table:table-cell office:value-type="float" office:value="10.9502">
            <text:p>10,9502</text:p>
          </table:table-cell>
          <table:table-cell office:value-type="float" office:value="281.898">
            <text:p>281,898</text:p>
          </table:table-cell>
          <table:table-cell office:value-type="float" office:value="0.89265">
            <text:p>0,89265</text:p>
          </table:table-cell>
          <table:table-cell office:value-type="float" office:value="282.791">
            <text:p>282,791</text:p>
          </table:table-cell>
        </table:table-row>
        <table:table-row table:style-name="ro1">
          <table:table-cell office:value-type="float" office:value="262.138">
            <text:p>262,138</text:p>
          </table:table-cell>
          <table:table-cell office:value-type="float" office:value="1.51522">
            <text:p>1,51522</text:p>
          </table:table-cell>
          <table:table-cell office:value-type="float" office:value="263.653">
            <text:p>263,653</text:p>
          </table:table-cell>
          <table:table-cell office:value-type="float" office:value="1.28824">
            <text:p>1,28824</text:p>
          </table:table-cell>
          <table:table-cell office:value-type="float" office:value="0.668021">
            <text:p>0,668021</text:p>
          </table:table-cell>
          <table:table-cell office:value-type="float" office:value="1.95626">
            <text:p>1,95626</text:p>
          </table:table-cell>
          <table:table-cell office:value-type="float" office:value="260.263">
            <text:p>260,263</text:p>
          </table:table-cell>
          <table:table-cell office:value-type="float" office:value="0.874761">
            <text:p>0,874761</text:p>
          </table:table-cell>
          <table:table-cell office:value-type="float" office:value="261.138">
            <text:p>261,138</text:p>
          </table:table-cell>
          <table:table-cell office:value-type="float" office:value="20.3412">
            <text:p>20,3412</text:p>
          </table:table-cell>
          <table:table-cell office:value-type="float" office:value="0.330198">
            <text:p>0,330198</text:p>
          </table:table-cell>
          <table:table-cell office:value-type="float" office:value="20.6714">
            <text:p>20,6714</text:p>
          </table:table-cell>
          <table:table-cell office:value-type="float" office:value="3.03513">
            <text:p>3,03513</text:p>
          </table:table-cell>
          <table:table-cell office:value-type="float" office:value="0.343981">
            <text:p>0,343981</text:p>
          </table:table-cell>
          <table:table-cell office:value-type="float" office:value="3.37911">
            <text:p>3,37911</text:p>
          </table:table-cell>
          <table:table-cell office:value-type="float" office:value="32.5533">
            <text:p>32,5533</text:p>
          </table:table-cell>
          <table:table-cell office:value-type="float" office:value="0.603799">
            <text:p>0,603799</text:p>
          </table:table-cell>
          <table:table-cell office:value-type="float" office:value="33.1571">
            <text:p>33,1571</text:p>
          </table:table-cell>
          <table:table-cell office:value-type="float" office:value="13.5551">
            <text:p>13,5551</text:p>
          </table:table-cell>
          <table:table-cell office:value-type="float" office:value="1.16654">
            <text:p>1,16654</text:p>
          </table:table-cell>
          <table:table-cell office:value-type="float" office:value="14.7217">
            <text:p>14,7217</text:p>
          </table:table-cell>
          <table:table-cell office:value-type="float" office:value="18.4275">
            <text:p>18,4275</text:p>
          </table:table-cell>
          <table:table-cell office:value-type="float" office:value="0.413774">
            <text:p>0,413774</text:p>
          </table:table-cell>
          <table:table-cell office:value-type="float" office:value="18.8412">
            <text:p>18,8412</text:p>
          </table:table-cell>
          <table:table-cell office:value-type="float" office:value="224.682">
            <text:p>224,682</text:p>
          </table:table-cell>
          <table:table-cell office:value-type="float" office:value="0.902033">
            <text:p>0,902033</text:p>
          </table:table-cell>
          <table:table-cell office:value-type="float" office:value="225.584">
            <text:p>225,584</text:p>
          </table:table-cell>
        </table:table-row>
        <table:table-row table:style-name="ro1">
          <table:table-cell office:value-type="float" office:value="257.636">
            <text:p>257,636</text:p>
          </table:table-cell>
          <table:table-cell office:value-type="float" office:value="0.941622">
            <text:p>0,941622</text:p>
          </table:table-cell>
          <table:table-cell office:value-type="float" office:value="258.577">
            <text:p>258,577</text:p>
          </table:table-cell>
          <table:table-cell office:value-type="float" office:value="2.28001">
            <text:p>2,28001</text:p>
          </table:table-cell>
          <table:table-cell office:value-type="float" office:value="0.433129">
            <text:p>0,433129</text:p>
          </table:table-cell>
          <table:table-cell office:value-type="float" office:value="2.71314">
            <text:p>2,71314</text:p>
          </table:table-cell>
          <table:table-cell office:value-type="float" office:value="239.793">
            <text:p>239,793</text:p>
          </table:table-cell>
          <table:table-cell office:value-type="float" office:value="0.726671">
            <text:p>0,726671</text:p>
          </table:table-cell>
          <table:table-cell office:value-type="float" office:value="240.519">
            <text:p>240,519</text:p>
          </table:table-cell>
          <table:table-cell office:value-type="float" office:value="19.3896">
            <text:p>19,3896</text:p>
          </table:table-cell>
          <table:table-cell office:value-type="float" office:value="0.329905">
            <text:p>0,329905</text:p>
          </table:table-cell>
          <table:table-cell office:value-type="float" office:value="19.7195">
            <text:p>19,7195</text:p>
          </table:table-cell>
          <table:table-cell office:value-type="float" office:value="2.95976">
            <text:p>2,95976</text:p>
          </table:table-cell>
          <table:table-cell office:value-type="float" office:value="0.350432">
            <text:p>0,350432</text:p>
          </table:table-cell>
          <table:table-cell office:value-type="float" office:value="3.31019">
            <text:p>3,31019</text:p>
          </table:table-cell>
          <table:table-cell office:value-type="float" office:value="29.5554">
            <text:p>29,5554</text:p>
          </table:table-cell>
          <table:table-cell office:value-type="float" office:value="0.585031">
            <text:p>0,585031</text:p>
          </table:table-cell>
          <table:table-cell office:value-type="float" office:value="30.1404">
            <text:p>30,1404</text:p>
          </table:table-cell>
          <table:table-cell office:value-type="float" office:value="21.0614">
            <text:p>21,0614</text:p>
          </table:table-cell>
          <table:table-cell office:value-type="float" office:value="0.622274">
            <text:p>0,622274</text:p>
          </table:table-cell>
          <table:table-cell office:value-type="float" office:value="21.6837">
            <text:p>21,6837</text:p>
          </table:table-cell>
          <table:table-cell office:value-type="float" office:value="10.92">
            <text:p>10,92</text:p>
          </table:table-cell>
          <table:table-cell office:value-type="float" office:value="0.588257">
            <text:p>0,588257</text:p>
          </table:table-cell>
          <table:table-cell office:value-type="float" office:value="11.5083">
            <text:p>11,5083</text:p>
          </table:table-cell>
          <table:table-cell office:value-type="float" office:value="255.695">
            <text:p>255,695</text:p>
          </table:table-cell>
          <table:table-cell office:value-type="float" office:value="1.45305">
            <text:p>1,45305</text:p>
          </table:table-cell>
          <table:table-cell office:value-type="float" office:value="257.148">
            <text:p>257,148</text:p>
          </table:table-cell>
        </table:table-row>
        <table:table-row table:style-name="ro1">
          <table:table-cell office:value-type="float" office:value="225.07">
            <text:p>225,07</text:p>
          </table:table-cell>
          <table:table-cell office:value-type="float" office:value="1.25276">
            <text:p>1,25276</text:p>
          </table:table-cell>
          <table:table-cell office:value-type="float" office:value="226.323">
            <text:p>226,323</text:p>
          </table:table-cell>
          <table:table-cell office:value-type="float" office:value="1.30056">
            <text:p>1,30056</text:p>
          </table:table-cell>
          <table:table-cell office:value-type="float" office:value="0.285331">
            <text:p>0,285331</text:p>
          </table:table-cell>
          <table:table-cell office:value-type="float" office:value="1.58589">
            <text:p>1,58589</text:p>
          </table:table-cell>
          <table:table-cell office:value-type="float" office:value="235.705">
            <text:p>235,705</text:p>
          </table:table-cell>
          <table:table-cell office:value-type="float" office:value="0.742506">
            <text:p>0,742506</text:p>
          </table:table-cell>
          <table:table-cell office:value-type="float" office:value="236.447">
            <text:p>236,447</text:p>
          </table:table-cell>
          <table:table-cell office:value-type="float" office:value="20.1178">
            <text:p>20,1178</text:p>
          </table:table-cell>
          <table:table-cell office:value-type="float" office:value="0.337236">
            <text:p>0,337236</text:p>
          </table:table-cell>
          <table:table-cell office:value-type="float" office:value="20.455">
            <text:p>20,455</text:p>
          </table:table-cell>
          <table:table-cell office:value-type="float" office:value="3.00932">
            <text:p>3,00932</text:p>
          </table:table-cell>
          <table:table-cell office:value-type="float" office:value="0.342515">
            <text:p>0,342515</text:p>
          </table:table-cell>
          <table:table-cell office:value-type="float" office:value="3.35183">
            <text:p>3,35183</text:p>
          </table:table-cell>
          <table:table-cell office:value-type="float" office:value="29.202">
            <text:p>29,202</text:p>
          </table:table-cell>
          <table:table-cell office:value-type="float" office:value="0.571835">
            <text:p>0,571835</text:p>
          </table:table-cell>
          <table:table-cell office:value-type="float" office:value="29.7738">
            <text:p>29,7738</text:p>
          </table:table-cell>
          <table:table-cell office:value-type="float" office:value="20.0483">
            <text:p>20,0483</text:p>
          </table:table-cell>
          <table:table-cell office:value-type="float" office:value="0.914057">
            <text:p>0,914057</text:p>
          </table:table-cell>
          <table:table-cell office:value-type="float" office:value="20.9623">
            <text:p>20,9623</text:p>
          </table:table-cell>
          <table:table-cell office:value-type="float" office:value="17.8694">
            <text:p>17,8694</text:p>
          </table:table-cell>
          <table:table-cell office:value-type="float" office:value="0.862445">
            <text:p>0,862445</text:p>
          </table:table-cell>
          <table:table-cell office:value-type="float" office:value="18.7319">
            <text:p>18,7319</text:p>
          </table:table-cell>
          <table:table-cell office:value-type="float" office:value="268.618">
            <text:p>268,618</text:p>
          </table:table-cell>
          <table:table-cell office:value-type="float" office:value="2.55948">
            <text:p>2,55948</text:p>
          </table:table-cell>
          <table:table-cell office:value-type="float" office:value="271.177">
            <text:p>271,177</text:p>
          </table:table-cell>
        </table:table-row>
        <table:table-row table:style-name="ro1">
          <table:table-cell office:value-type="float" office:value="291.395">
            <text:p>291,395</text:p>
          </table:table-cell>
          <table:table-cell office:value-type="float" office:value="2.6539">
            <text:p>2,6539</text:p>
          </table:table-cell>
          <table:table-cell office:value-type="float" office:value="294.049">
            <text:p>294,049</text:p>
          </table:table-cell>
          <table:table-cell office:value-type="float" office:value="2.34159">
            <text:p>2,34159</text:p>
          </table:table-cell>
          <table:table-cell office:value-type="float" office:value="0.279173">
            <text:p>0,279173</text:p>
          </table:table-cell>
          <table:table-cell office:value-type="float" office:value="2.62077">
            <text:p>2,62077</text:p>
          </table:table-cell>
          <table:table-cell office:value-type="float" office:value="223.002">
            <text:p>223,002</text:p>
          </table:table-cell>
          <table:table-cell office:value-type="float" office:value="0.743679">
            <text:p>0,743679</text:p>
          </table:table-cell>
          <table:table-cell office:value-type="float" office:value="223.745">
            <text:p>223,745</text:p>
          </table:table-cell>
          <table:table-cell office:value-type="float" office:value="30.809">
            <text:p>30,809</text:p>
          </table:table-cell>
          <table:table-cell office:value-type="float" office:value="0.393247">
            <text:p>0,393247</text:p>
          </table:table-cell>
          <table:table-cell office:value-type="float" office:value="31.2023">
            <text:p>31,2023</text:p>
          </table:table-cell>
          <table:table-cell office:value-type="float" office:value="3.03073">
            <text:p>3,03073</text:p>
          </table:table-cell>
          <table:table-cell office:value-type="float" office:value="0.629312">
            <text:p>0,629312</text:p>
          </table:table-cell>
          <table:table-cell office:value-type="float" office:value="3.66004">
            <text:p>3,66004</text:p>
          </table:table-cell>
          <table:table-cell office:value-type="float" office:value="29.7337">
            <text:p>29,7337</text:p>
          </table:table-cell>
          <table:table-cell office:value-type="float" office:value="0.594415">
            <text:p>0,594415</text:p>
          </table:table-cell>
          <table:table-cell office:value-type="float" office:value="30.3281">
            <text:p>30,3281</text:p>
          </table:table-cell>
          <table:table-cell office:value-type="float" office:value="13.5719">
            <text:p>13,5719</text:p>
          </table:table-cell>
          <table:table-cell office:value-type="float" office:value="0.571542">
            <text:p>0,571542</text:p>
          </table:table-cell>
          <table:table-cell office:value-type="float" office:value="14.1434">
            <text:p>14,1434</text:p>
          </table:table-cell>
          <table:table-cell office:value-type="float" office:value="10.2303">
            <text:p>10,2303</text:p>
          </table:table-cell>
          <table:table-cell office:value-type="float" office:value="0.38269">
            <text:p>0,38269</text:p>
          </table:table-cell>
          <table:table-cell office:value-type="float" office:value="10.613">
            <text:p>10,613</text:p>
          </table:table-cell>
          <table:table-cell office:value-type="float" office:value="235.024">
            <text:p>235,024</text:p>
          </table:table-cell>
          <table:table-cell office:value-type="float" office:value="0.900567">
            <text:p>0,900567</text:p>
          </table:table-cell>
          <table:table-cell office:value-type="float" office:value="235.925">
            <text:p>235,925</text:p>
          </table:table-cell>
        </table:table-row>
        <table:table-row table:style-name="ro1">
          <table:table-cell office:value-type="float" office:value="229.824">
            <text:p>229,824</text:p>
          </table:table-cell>
          <table:table-cell office:value-type="float" office:value="0.853941">
            <text:p>0,853941</text:p>
          </table:table-cell>
          <table:table-cell office:value-type="float" office:value="230.678">
            <text:p>230,678</text:p>
          </table:table-cell>
          <table:table-cell office:value-type="float" office:value="1.30936">
            <text:p>1,30936</text:p>
          </table:table-cell>
          <table:table-cell office:value-type="float" office:value="0.27888">
            <text:p>0,27888</text:p>
          </table:table-cell>
          <table:table-cell office:value-type="float" office:value="1.58824">
            <text:p>1,58824</text:p>
          </table:table-cell>
          <table:table-cell office:value-type="float" office:value="256.442">
            <text:p>256,442</text:p>
          </table:table-cell>
          <table:table-cell office:value-type="float" office:value="0.798223">
            <text:p>0,798223</text:p>
          </table:table-cell>
          <table:table-cell office:value-type="float" office:value="257.24">
            <text:p>257,24</text:p>
          </table:table-cell>
          <table:table-cell office:value-type="float" office:value="20.3412">
            <text:p>20,3412</text:p>
          </table:table-cell>
          <table:table-cell office:value-type="float" office:value="0.382983">
            <text:p>0,382983</text:p>
          </table:table-cell>
          <table:table-cell office:value-type="float" office:value="20.7242">
            <text:p>20,7242</text:p>
          </table:table-cell>
          <table:table-cell office:value-type="float" office:value="3.21665">
            <text:p>3,21665</text:p>
          </table:table-cell>
          <table:table-cell office:value-type="float" office:value="0.355711">
            <text:p>0,355711</text:p>
          </table:table-cell>
          <table:table-cell office:value-type="float" office:value="3.57236">
            <text:p>3,57236</text:p>
          </table:table-cell>
          <table:table-cell office:value-type="float" office:value="29.5563">
            <text:p>29,5563</text:p>
          </table:table-cell>
          <table:table-cell office:value-type="float" office:value="0.618462">
            <text:p>0,618462</text:p>
          </table:table-cell>
          <table:table-cell office:value-type="float" office:value="30.1747">
            <text:p>30,1747</text:p>
          </table:table-cell>
          <table:table-cell office:value-type="float" office:value="13.8188">
            <text:p>13,8188</text:p>
          </table:table-cell>
          <table:table-cell office:value-type="float" office:value="0.670953">
            <text:p>0,670953</text:p>
          </table:table-cell>
          <table:table-cell office:value-type="float" office:value="14.4897">
            <text:p>14,4897</text:p>
          </table:table-cell>
          <table:table-cell office:value-type="float" office:value="10.3347">
            <text:p>10,3347</text:p>
          </table:table-cell>
          <table:table-cell office:value-type="float" office:value="0.422572">
            <text:p>0,422572</text:p>
          </table:table-cell>
          <table:table-cell office:value-type="float" office:value="10.7572">
            <text:p>10,7572</text:p>
          </table:table-cell>
          <table:table-cell office:value-type="float" office:value="224.427">
            <text:p>224,427</text:p>
          </table:table-cell>
          <table:table-cell office:value-type="float" office:value="2.22488">
            <text:p>2,22488</text:p>
          </table:table-cell>
          <table:table-cell office:value-type="float" office:value="226.652">
            <text:p>226,652</text:p>
          </table:table-cell>
        </table:table-row>
        <table:table-row table:style-name="ro1">
          <table:table-cell office:value-type="float" office:value="246.011">
            <text:p>246,011</text:p>
          </table:table-cell>
          <table:table-cell office:value-type="float" office:value="1.50906">
            <text:p>1,50906</text:p>
          </table:table-cell>
          <table:table-cell office:value-type="float" office:value="247.52">
            <text:p>247,52</text:p>
          </table:table-cell>
          <table:table-cell office:value-type="float" office:value="2.03691">
            <text:p>2,03691</text:p>
          </table:table-cell>
          <table:table-cell office:value-type="float" office:value="0.422572">
            <text:p>0,422572</text:p>
          </table:table-cell>
          <table:table-cell office:value-type="float" office:value="2.45948">
            <text:p>2,45948</text:p>
          </table:table-cell>
          <table:table-cell office:value-type="float" office:value="236.683">
            <text:p>236,683</text:p>
          </table:table-cell>
          <table:table-cell office:value-type="float" office:value="2.24335">
            <text:p>2,24335</text:p>
          </table:table-cell>
          <table:table-cell office:value-type="float" office:value="238.926">
            <text:p>238,926</text:p>
          </table:table-cell>
          <table:table-cell office:value-type="float" office:value="32.7301">
            <text:p>32,7301</text:p>
          </table:table-cell>
          <table:table-cell office:value-type="float" office:value="0.333424">
            <text:p>0,333424</text:p>
          </table:table-cell>
          <table:table-cell office:value-type="float" office:value="33.0635">
            <text:p>33,0635</text:p>
          </table:table-cell>
          <table:table-cell office:value-type="float" office:value="3.01665">
            <text:p>3,01665</text:p>
          </table:table-cell>
          <table:table-cell office:value-type="float" office:value="0.331958">
            <text:p>0,331958</text:p>
          </table:table-cell>
          <table:table-cell office:value-type="float" office:value="3.34861">
            <text:p>3,34861</text:p>
          </table:table-cell>
          <table:table-cell office:value-type="float" office:value="38.7256">
            <text:p>38,7256</text:p>
          </table:table-cell>
          <table:table-cell office:value-type="float" office:value="0.639283">
            <text:p>0,639283</text:p>
          </table:table-cell>
          <table:table-cell office:value-type="float" office:value="39.3648">
            <text:p>39,3648</text:p>
          </table:table-cell>
          <table:table-cell office:value-type="float" office:value="13.9381">
            <text:p>13,9381</text:p>
          </table:table-cell>
          <table:table-cell office:value-type="float" office:value="0.606145">
            <text:p>0,606145</text:p>
          </table:table-cell>
          <table:table-cell office:value-type="float" office:value="14.5443">
            <text:p>14,5443</text:p>
          </table:table-cell>
          <table:table-cell office:value-type="float" office:value="12.4631">
            <text:p>12,4631</text:p>
          </table:table-cell>
          <table:table-cell office:value-type="float" office:value="0.414067">
            <text:p>0,414067</text:p>
          </table:table-cell>
          <table:table-cell office:value-type="float" office:value="12.8771">
            <text:p>12,8771</text:p>
          </table:table-cell>
          <table:table-cell office:value-type="float" office:value="236.612">
            <text:p>236,612</text:p>
          </table:table-cell>
          <table:table-cell office:value-type="float" office:value="1.34396">
            <text:p>1,34396</text:p>
          </table:table-cell>
          <table:table-cell office:value-type="float" office:value="237.956">
            <text:p>237,956</text:p>
          </table:table-cell>
        </table:table-row>
        <table:table-row table:style-name="ro1">
          <table:table-cell office:value-type="float" office:value="247.539">
            <text:p>247,539</text:p>
          </table:table-cell>
          <table:table-cell office:value-type="float" office:value="0.907312">
            <text:p>0,907312</text:p>
          </table:table-cell>
          <table:table-cell office:value-type="float" office:value="248.447">
            <text:p>248,447</text:p>
          </table:table-cell>
          <table:table-cell office:value-type="float" office:value="1.28678">
            <text:p>1,28678</text:p>
          </table:table-cell>
          <table:table-cell office:value-type="float" office:value="0.274774">
            <text:p>0,274774</text:p>
          </table:table-cell>
          <table:table-cell office:value-type="float" office:value="1.56155">
            <text:p>1,56155</text:p>
          </table:table-cell>
          <table:table-cell office:value-type="float" office:value="251.959">
            <text:p>251,959</text:p>
          </table:table-cell>
          <table:table-cell office:value-type="float" office:value="0.829894">
            <text:p>0,829894</text:p>
          </table:table-cell>
          <table:table-cell office:value-type="float" office:value="252.788">
            <text:p>252,788</text:p>
          </table:table-cell>
          <table:table-cell office:value-type="float" office:value="29.1354">
            <text:p>29,1354</text:p>
          </table:table-cell>
          <table:table-cell office:value-type="float" office:value="0.339289">
            <text:p>0,339289</text:p>
          </table:table-cell>
          <table:table-cell office:value-type="float" office:value="29.4747">
            <text:p>29,4747</text:p>
          </table:table-cell>
          <table:table-cell office:value-type="float" office:value="2.94862">
            <text:p>2,94862</text:p>
          </table:table-cell>
          <table:table-cell office:value-type="float" office:value="0.329905">
            <text:p>0,329905</text:p>
          </table:table-cell>
          <table:table-cell office:value-type="float" office:value="3.27852">
            <text:p>3,27852</text:p>
          </table:table-cell>
          <table:table-cell office:value-type="float" office:value="28.9539">
            <text:p>28,9539</text:p>
          </table:table-cell>
          <table:table-cell office:value-type="float" office:value="0.67242">
            <text:p>0,67242</text:p>
          </table:table-cell>
          <table:table-cell office:value-type="float" office:value="29.6263">
            <text:p>29,6263</text:p>
          </table:table-cell>
          <table:table-cell office:value-type="float" office:value="13.8487">
            <text:p>13,8487</text:p>
          </table:table-cell>
          <table:table-cell office:value-type="float" office:value="0.604679">
            <text:p>0,604679</text:p>
          </table:table-cell>
          <table:table-cell office:value-type="float" office:value="14.4534">
            <text:p>14,4534</text:p>
          </table:table-cell>
          <table:table-cell office:value-type="float" office:value="23.9634">
            <text:p>23,9634</text:p>
          </table:table-cell>
          <table:table-cell office:value-type="float" office:value="0.484154">
            <text:p>0,484154</text:p>
          </table:table-cell>
          <table:table-cell office:value-type="float" office:value="24.4476">
            <text:p>24,4476</text:p>
          </table:table-cell>
          <table:table-cell office:value-type="float" office:value="216.528">
            <text:p>216,528</text:p>
          </table:table-cell>
          <table:table-cell office:value-type="float" office:value="0.885905">
            <text:p>0,885905</text:p>
          </table:table-cell>
          <table:table-cell office:value-type="float" office:value="217.414">
            <text:p>217,414</text:p>
          </table:table-cell>
        </table:table-row>
        <table:table-row table:style-name="ro1">
          <table:table-cell office:value-type="float" office:value="299.543">
            <text:p>299,543</text:p>
          </table:table-cell>
          <table:table-cell office:value-type="float" office:value="1.02197">
            <text:p>1,02197</text:p>
          </table:table-cell>
          <table:table-cell office:value-type="float" office:value="300.565">
            <text:p>300,565</text:p>
          </table:table-cell>
          <table:table-cell office:value-type="float" office:value="3.27647">
            <text:p>3,27647</text:p>
          </table:table-cell>
          <table:table-cell office:value-type="float" office:value="0.699105">
            <text:p>0,699105</text:p>
          </table:table-cell>
          <table:table-cell office:value-type="float" office:value="3.97557">
            <text:p>3,97557</text:p>
          </table:table-cell>
          <table:table-cell office:value-type="float" office:value="234.935">
            <text:p>234,935</text:p>
          </table:table-cell>
          <table:table-cell office:value-type="float" office:value="0.73928">
            <text:p>0,73928</text:p>
          </table:table-cell>
          <table:table-cell office:value-type="float" office:value="235.674">
            <text:p>235,674</text:p>
          </table:table-cell>
          <table:table-cell office:value-type="float" office:value="41.473">
            <text:p>41,473</text:p>
          </table:table-cell>
          <table:table-cell office:value-type="float" office:value="0.447791">
            <text:p>0,447791</text:p>
          </table:table-cell>
          <table:table-cell office:value-type="float" office:value="41.9208">
            <text:p>41,9208</text:p>
          </table:table-cell>
          <table:table-cell office:value-type="float" office:value="7.19222">
            <text:p>7,19222</text:p>
          </table:table-cell>
          <table:table-cell office:value-type="float" office:value="0.967721">
            <text:p>0,967721</text:p>
          </table:table-cell>
          <table:table-cell office:value-type="float" office:value="8.15994">
            <text:p>8,15994</text:p>
          </table:table-cell>
          <table:table-cell office:value-type="float" office:value="30.0301">
            <text:p>30,0301</text:p>
          </table:table-cell>
          <table:table-cell office:value-type="float" office:value="1.74776">
            <text:p>1,74776</text:p>
          </table:table-cell>
          <table:table-cell office:value-type="float" office:value="31.7779">
            <text:p>31,7779</text:p>
          </table:table-cell>
          <table:table-cell office:value-type="float" office:value="13.8639">
            <text:p>13,8639</text:p>
          </table:table-cell>
          <table:table-cell office:value-type="float" office:value="0.607025">
            <text:p>0,607025</text:p>
          </table:table-cell>
          <table:table-cell office:value-type="float" office:value="14.471">
            <text:p>14,471</text:p>
          </table:table-cell>
          <table:table-cell office:value-type="float" office:value="10.2951">
            <text:p>10,2951</text:p>
          </table:table-cell>
          <table:table-cell office:value-type="float" office:value="0.401458">
            <text:p>0,401458</text:p>
          </table:table-cell>
          <table:table-cell office:value-type="float" office:value="10.6965">
            <text:p>10,6965</text:p>
          </table:table-cell>
          <table:table-cell office:value-type="float" office:value="242.948">
            <text:p>242,948</text:p>
          </table:table-cell>
          <table:table-cell office:value-type="float" office:value="0.936637">
            <text:p>0,936637</text:p>
          </table:table-cell>
          <table:table-cell office:value-type="float" office:value="243.884">
            <text:p>243,884</text:p>
          </table:table-cell>
        </table:table-row>
        <table:table-row table:style-name="ro1">
          <table:table-cell office:value-type="float" office:value="233.343">
            <text:p>233,343</text:p>
          </table:table-cell>
          <table:table-cell office:value-type="float" office:value="0.924614">
            <text:p>0,924614</text:p>
          </table:table-cell>
          <table:table-cell office:value-type="float" office:value="234.267">
            <text:p>234,267</text:p>
          </table:table-cell>
          <table:table-cell office:value-type="float" office:value="1.25423">
            <text:p>1,25423</text:p>
          </table:table-cell>
          <table:table-cell office:value-type="float" office:value="0.353951">
            <text:p>0,353951</text:p>
          </table:table-cell>
          <table:table-cell office:value-type="float" office:value="1.60818">
            <text:p>1,60818</text:p>
          </table:table-cell>
          <table:table-cell office:value-type="float" office:value="255.153">
            <text:p>255,153</text:p>
          </table:table-cell>
          <table:table-cell office:value-type="float" office:value="1.02813">
            <text:p>1,02813</text:p>
          </table:table-cell>
          <table:table-cell office:value-type="float" office:value="256.181">
            <text:p>256,181</text:p>
          </table:table-cell>
          <table:table-cell office:value-type="float" office:value="19.7559">
            <text:p>19,7559</text:p>
          </table:table-cell>
          <table:table-cell office:value-type="float" office:value="0.340755">
            <text:p>0,340755</text:p>
          </table:table-cell>
          <table:table-cell office:value-type="float" office:value="20.0966">
            <text:p>20,0966</text:p>
          </table:table-cell>
          <table:table-cell office:value-type="float" office:value="3.07941">
            <text:p>3,07941</text:p>
          </table:table-cell>
          <table:table-cell office:value-type="float" office:value="0.325506">
            <text:p>0,325506</text:p>
          </table:table-cell>
          <table:table-cell office:value-type="float" office:value="3.40491">
            <text:p>3,40491</text:p>
          </table:table-cell>
          <table:table-cell office:value-type="float" office:value="28.9572">
            <text:p>28,9572</text:p>
          </table:table-cell>
          <table:table-cell office:value-type="float" office:value="0.660396">
            <text:p>0,660396</text:p>
          </table:table-cell>
          <table:table-cell office:value-type="float" office:value="29.6175">
            <text:p>29,6175</text:p>
          </table:table-cell>
          <table:table-cell office:value-type="float" office:value="13.6636">
            <text:p>13,6636</text:p>
          </table:table-cell>
          <table:table-cell office:value-type="float" office:value="0.571835">
            <text:p>0,571835</text:p>
          </table:table-cell>
          <table:table-cell office:value-type="float" office:value="14.2355">
            <text:p>14,2355</text:p>
          </table:table-cell>
          <table:table-cell office:value-type="float" office:value="10.3684">
            <text:p>10,3684</text:p>
          </table:table-cell>
          <table:table-cell office:value-type="float" office:value="0.444565">
            <text:p>0,444565</text:p>
          </table:table-cell>
          <table:table-cell office:value-type="float" office:value="10.813">
            <text:p>10,813</text:p>
          </table:table-cell>
          <table:table-cell office:value-type="float" office:value="292.474">
            <text:p>292,474</text:p>
          </table:table-cell>
          <table:table-cell office:value-type="float" office:value="1.13487">
            <text:p>1,13487</text:p>
          </table:table-cell>
          <table:table-cell office:value-type="float" office:value="293.608">
            <text:p>293,608</text:p>
          </table:table-cell>
        </table:table-row>
        <table:table-row table:style-name="ro1">
          <table:table-cell office:value-type="float" office:value="298.604">
            <text:p>298,604</text:p>
          </table:table-cell>
          <table:table-cell office:value-type="float" office:value="0.871242">
            <text:p>0,871242</text:p>
          </table:table-cell>
          <table:table-cell office:value-type="float" office:value="299.476">
            <text:p>299,476</text:p>
          </table:table-cell>
          <table:table-cell office:value-type="float" office:value="1.31493">
            <text:p>1,31493</text:p>
          </table:table-cell>
          <table:table-cell office:value-type="float" office:value="0.287384">
            <text:p>0,287384</text:p>
          </table:table-cell>
          <table:table-cell office:value-type="float" office:value="1.60231">
            <text:p>1,60231</text:p>
          </table:table-cell>
          <table:table-cell office:value-type="float" office:value="304.36">
            <text:p>304,36</text:p>
          </table:table-cell>
          <table:table-cell office:value-type="float" office:value="0.761274">
            <text:p>0,761274</text:p>
          </table:table-cell>
          <table:table-cell office:value-type="float" office:value="305.121">
            <text:p>305,121</text:p>
          </table:table-cell>
          <table:table-cell office:value-type="float" office:value="20.4515">
            <text:p>20,4515</text:p>
          </table:table-cell>
          <table:table-cell office:value-type="float" office:value="0.371253">
            <text:p>0,371253</text:p>
          </table:table-cell>
          <table:table-cell office:value-type="float" office:value="20.8227">
            <text:p>20,8227</text:p>
          </table:table-cell>
          <table:table-cell office:value-type="float" office:value="8.77811">
            <text:p>8,77811</text:p>
          </table:table-cell>
          <table:table-cell office:value-type="float" office:value="0.97212">
            <text:p>0,97212</text:p>
          </table:table-cell>
          <table:table-cell office:value-type="float" office:value="9.75023">
            <text:p>9,75023</text:p>
          </table:table-cell>
          <table:table-cell office:value-type="float" office:value="30.9386">
            <text:p>30,9386</text:p>
          </table:table-cell>
          <table:table-cell office:value-type="float" office:value="0.63811">
            <text:p>0,63811</text:p>
          </table:table-cell>
          <table:table-cell office:value-type="float" office:value="31.5767">
            <text:p>31,5767</text:p>
          </table:table-cell>
          <table:table-cell office:value-type="float" office:value="14.3504">
            <text:p>14,3504</text:p>
          </table:table-cell>
          <table:table-cell office:value-type="float" office:value="1.28091">
            <text:p>1,28091</text:p>
          </table:table-cell>
          <table:table-cell office:value-type="float" office:value="15.6313">
            <text:p>15,6313</text:p>
          </table:table-cell>
          <table:table-cell office:value-type="float" office:value="10.0951">
            <text:p>10,0951</text:p>
          </table:table-cell>
          <table:table-cell office:value-type="float" office:value="0.410255">
            <text:p>0,410255</text:p>
          </table:table-cell>
          <table:table-cell office:value-type="float" office:value="10.5053">
            <text:p>10,5053</text:p>
          </table:table-cell>
          <table:table-cell office:value-type="float" office:value="230.618">
            <text:p>230,618</text:p>
          </table:table-cell>
          <table:table-cell office:value-type="float" office:value="0.928719">
            <text:p>0,928719</text:p>
          </table:table-cell>
          <table:table-cell office:value-type="float" office:value="231.547">
            <text:p>231,547</text:p>
          </table:table-cell>
        </table:table-row>
        <table:table-row table:style-name="ro1">
          <table:table-cell office:value-type="float" office:value="269.925">
            <text:p>269,925</text:p>
          </table:table-cell>
          <table:table-cell office:value-type="float" office:value="1.41844">
            <text:p>1,41844</text:p>
          </table:table-cell>
          <table:table-cell office:value-type="float" office:value="271.343">
            <text:p>271,343</text:p>
          </table:table-cell>
          <table:table-cell office:value-type="float" office:value="1.30525">
            <text:p>1,30525</text:p>
          </table:table-cell>
          <table:table-cell office:value-type="float" office:value="0.294715">
            <text:p>0,294715</text:p>
          </table:table-cell>
          <table:table-cell office:value-type="float" office:value="1.59997">
            <text:p>1,59997</text:p>
          </table:table-cell>
          <table:table-cell office:value-type="float" office:value="215.757">
            <text:p>215,757</text:p>
          </table:table-cell>
          <table:table-cell office:value-type="float" office:value="0.761861">
            <text:p>0,761861</text:p>
          </table:table-cell>
          <table:table-cell office:value-type="float" office:value="216.519">
            <text:p>216,519</text:p>
          </table:table-cell>
          <table:table-cell office:value-type="float" office:value="19.6013">
            <text:p>19,6013</text:p>
          </table:table-cell>
          <table:table-cell office:value-type="float" office:value="0.382103">
            <text:p>0,382103</text:p>
          </table:table-cell>
          <table:table-cell office:value-type="float" office:value="19.9834">
            <text:p>19,9834</text:p>
          </table:table-cell>
          <table:table-cell office:value-type="float" office:value="3.03073">
            <text:p>3,03073</text:p>
          </table:table-cell>
          <table:table-cell office:value-type="float" office:value="0.351312">
            <text:p>0,351312</text:p>
          </table:table-cell>
          <table:table-cell office:value-type="float" office:value="3.38204">
            <text:p>3,38204</text:p>
          </table:table-cell>
          <table:table-cell office:value-type="float" office:value="36.1303">
            <text:p>36,1303</text:p>
          </table:table-cell>
          <table:table-cell office:value-type="float" office:value="0.597934">
            <text:p>0,597934</text:p>
          </table:table-cell>
          <table:table-cell office:value-type="float" office:value="36.7282">
            <text:p>36,7282</text:p>
          </table:table-cell>
          <table:table-cell office:value-type="float" office:value="13.7716">
            <text:p>13,7716</text:p>
          </table:table-cell>
          <table:table-cell office:value-type="float" office:value="0.626966">
            <text:p>0,626966</text:p>
          </table:table-cell>
          <table:table-cell office:value-type="float" office:value="14.3985">
            <text:p>14,3985</text:p>
          </table:table-cell>
          <table:table-cell office:value-type="float" office:value="10.5279">
            <text:p>10,5279</text:p>
          </table:table-cell>
          <table:table-cell office:value-type="float" office:value="0.403804">
            <text:p>0,403804</text:p>
          </table:table-cell>
          <table:table-cell office:value-type="float" office:value="10.9317">
            <text:p>10,9317</text:p>
          </table:table-cell>
          <table:table-cell office:value-type="float" office:value="241.378">
            <text:p>241,378</text:p>
          </table:table-cell>
          <table:table-cell office:value-type="float" office:value="0.972706">
            <text:p>0,972706</text:p>
          </table:table-cell>
          <table:table-cell office:value-type="float" office:value="242.35">
            <text:p>242,35</text:p>
          </table:table-cell>
        </table:table-row>
        <table:table-row table:style-name="ro1">
          <table:table-cell office:value-type="float" office:value="268.775">
            <text:p>268,775</text:p>
          </table:table-cell>
          <table:table-cell office:value-type="float" office:value="0.937517">
            <text:p>0,937517</text:p>
          </table:table-cell>
          <table:table-cell office:value-type="float" office:value="269.712">
            <text:p>269,712</text:p>
          </table:table-cell>
          <table:table-cell office:value-type="float" office:value="1.2466">
            <text:p>1,2466</text:p>
          </table:table-cell>
          <table:table-cell office:value-type="float" office:value="0.270962">
            <text:p>0,270962</text:p>
          </table:table-cell>
          <table:table-cell office:value-type="float" office:value="1.51756">
            <text:p>1,51756</text:p>
          </table:table-cell>
          <table:table-cell office:value-type="float" office:value="228.009">
            <text:p>228,009</text:p>
          </table:table-cell>
          <table:table-cell office:value-type="float" office:value="0.801449">
            <text:p>0,801449</text:p>
          </table:table-cell>
          <table:table-cell office:value-type="float" office:value="228.811">
            <text:p>228,811</text:p>
          </table:table-cell>
          <table:table-cell office:value-type="float" office:value="21.0034">
            <text:p>21,0034</text:p>
          </table:table-cell>
          <table:table-cell office:value-type="float" office:value="0.360696">
            <text:p>0,360696</text:p>
          </table:table-cell>
          <table:table-cell office:value-type="float" office:value="21.3641">
            <text:p>21,3641</text:p>
          </table:table-cell>
          <table:table-cell office:value-type="float" office:value="3.0275">
            <text:p>3,0275</text:p>
          </table:table-cell>
          <table:table-cell office:value-type="float" office:value="0.328732">
            <text:p>0,328732</text:p>
          </table:table-cell>
          <table:table-cell office:value-type="float" office:value="3.35623">
            <text:p>3,35623</text:p>
          </table:table-cell>
          <table:table-cell office:value-type="float" office:value="29.1349">
            <text:p>29,1349</text:p>
          </table:table-cell>
          <table:table-cell office:value-type="float" office:value="0.638989">
            <text:p>0,638989</text:p>
          </table:table-cell>
          <table:table-cell office:value-type="float" office:value="29.7738">
            <text:p>29,7738</text:p>
          </table:table-cell>
          <table:table-cell office:value-type="float" office:value="13.7047">
            <text:p>13,7047</text:p>
          </table:table-cell>
          <table:table-cell office:value-type="float" office:value="0.559519">
            <text:p>0,559519</text:p>
          </table:table-cell>
          <table:table-cell office:value-type="float" office:value="14.2642">
            <text:p>14,2642</text:p>
          </table:table-cell>
          <table:table-cell office:value-type="float" office:value="17.39">
            <text:p>17,39</text:p>
          </table:table-cell>
          <table:table-cell office:value-type="float" office:value="0.408789">
            <text:p>0,408789</text:p>
          </table:table-cell>
          <table:table-cell office:value-type="float" office:value="17.7987">
            <text:p>17,7987</text:p>
          </table:table-cell>
          <table:table-cell office:value-type="float" office:value="258.59">
            <text:p>258,59</text:p>
          </table:table-cell>
          <table:table-cell office:value-type="float" office:value="1.64894">
            <text:p>1,64894</text:p>
          </table:table-cell>
          <table:table-cell office:value-type="float" office:value="260.239">
            <text:p>260,239</text:p>
          </table:table-cell>
        </table:table-row>
        <table:table-row table:style-name="ro1">
          <table:table-cell office:value-type="float" office:value="222.767">
            <text:p>222,767</text:p>
          </table:table-cell>
          <table:table-cell office:value-type="float" office:value="0.923734">
            <text:p>0,923734</text:p>
          </table:table-cell>
          <table:table-cell office:value-type="float" office:value="223.691">
            <text:p>223,691</text:p>
          </table:table-cell>
          <table:table-cell office:value-type="float" office:value="3.72807">
            <text:p>3,72807</text:p>
          </table:table-cell>
          <table:table-cell office:value-type="float" office:value="0.788546">
            <text:p>0,788546</text:p>
          </table:table-cell>
          <table:table-cell office:value-type="float" office:value="4.51662">
            <text:p>4,51662</text:p>
          </table:table-cell>
          <table:table-cell office:value-type="float" office:value="240.096">
            <text:p>240,096</text:p>
          </table:table-cell>
          <table:table-cell office:value-type="float" office:value="0.747198">
            <text:p>0,747198</text:p>
          </table:table-cell>
          <table:table-cell office:value-type="float" office:value="240.843">
            <text:p>240,843</text:p>
          </table:table-cell>
          <table:table-cell office:value-type="float" office:value="39.6209">
            <text:p>39,6209</text:p>
          </table:table-cell>
          <table:table-cell office:value-type="float" office:value="0.361283">
            <text:p>0,361283</text:p>
          </table:table-cell>
          <table:table-cell office:value-type="float" office:value="39.9821">
            <text:p>39,9821</text:p>
          </table:table-cell>
          <table:table-cell office:value-type="float" office:value="8.86403">
            <text:p>8,86403</text:p>
          </table:table-cell>
          <table:table-cell office:value-type="float" office:value="1.40994">
            <text:p>1,40994</text:p>
          </table:table-cell>
          <table:table-cell office:value-type="float" office:value="10.274">
            <text:p>10,274</text:p>
          </table:table-cell>
          <table:table-cell office:value-type="float" office:value="36.0242">
            <text:p>36,0242</text:p>
          </table:table-cell>
          <table:table-cell office:value-type="float" office:value="0.752477">
            <text:p>0,752477</text:p>
          </table:table-cell>
          <table:table-cell office:value-type="float" office:value="36.7766">
            <text:p>36,7766</text:p>
          </table:table-cell>
          <table:table-cell office:value-type="float" office:value="13.9669">
            <text:p>13,9669</text:p>
          </table:table-cell>
          <table:table-cell office:value-type="float" office:value="0.598228">
            <text:p>0,598228</text:p>
          </table:table-cell>
          <table:table-cell office:value-type="float" office:value="14.5651">
            <text:p>14,5651</text:p>
          </table:table-cell>
          <table:table-cell office:value-type="float" office:value="10.2625">
            <text:p>10,2625</text:p>
          </table:table-cell>
          <table:table-cell office:value-type="float" office:value="0.396766">
            <text:p>0,396766</text:p>
          </table:table-cell>
          <table:table-cell office:value-type="float" office:value="10.6593">
            <text:p>10,6593</text:p>
          </table:table-cell>
          <table:table-cell office:value-type="float" office:value="243.891">
            <text:p>243,891</text:p>
          </table:table-cell>
          <table:table-cell office:value-type="float" office:value="0.843384">
            <text:p>0,843384</text:p>
          </table:table-cell>
          <table:table-cell office:value-type="float" office:value="244.735">
            <text:p>244,735</text:p>
          </table:table-cell>
        </table:table-row>
        <table:table-row table:style-name="ro1">
          <table:table-cell office:value-type="float" office:value="213.948">
            <text:p>213,948</text:p>
          </table:table-cell>
          <table:table-cell office:value-type="float" office:value="0.8557">
            <text:p>0,8557</text:p>
          </table:table-cell>
          <table:table-cell office:value-type="float" office:value="214.804">
            <text:p>214,804</text:p>
          </table:table-cell>
          <table:table-cell office:value-type="float" office:value="1.40994">
            <text:p>1,40994</text:p>
          </table:table-cell>
          <table:table-cell office:value-type="float" office:value="0.356884">
            <text:p>0,356884</text:p>
          </table:table-cell>
          <table:table-cell office:value-type="float" office:value="1.76682">
            <text:p>1,76682</text:p>
          </table:table-cell>
          <table:table-cell office:value-type="float" office:value="254.463">
            <text:p>254,463</text:p>
          </table:table-cell>
          <table:table-cell office:value-type="float" office:value="0.803502">
            <text:p>0,803502</text:p>
          </table:table-cell>
          <table:table-cell office:value-type="float" office:value="255.266">
            <text:p>255,266</text:p>
          </table:table-cell>
          <table:table-cell office:value-type="float" office:value="31.5759">
            <text:p>31,5759</text:p>
          </table:table-cell>
          <table:table-cell office:value-type="float" office:value="0.460694">
            <text:p>0,460694</text:p>
          </table:table-cell>
          <table:table-cell office:value-type="float" office:value="32.0366">
            <text:p>32,0366</text:p>
          </table:table-cell>
          <table:table-cell office:value-type="float" office:value="3.39494">
            <text:p>3,39494</text:p>
          </table:table-cell>
          <table:table-cell office:value-type="float" office:value="0.351899">
            <text:p>0,351899</text:p>
          </table:table-cell>
          <table:table-cell office:value-type="float" office:value="3.74684">
            <text:p>3,74684</text:p>
          </table:table-cell>
          <table:table-cell office:value-type="float" office:value="30.5369">
            <text:p>30,5369</text:p>
          </table:table-cell>
          <table:table-cell office:value-type="float" office:value="0.577993">
            <text:p>0,577993</text:p>
          </table:table-cell>
          <table:table-cell office:value-type="float" office:value="31.1149">
            <text:p>31,1149</text:p>
          </table:table-cell>
          <table:table-cell office:value-type="float" office:value="14.3912">
            <text:p>14,3912</text:p>
          </table:table-cell>
          <table:table-cell office:value-type="float" office:value="0.579753">
            <text:p>0,579753</text:p>
          </table:table-cell>
          <table:table-cell office:value-type="float" office:value="14.9709">
            <text:p>14,9709</text:p>
          </table:table-cell>
          <table:table-cell office:value-type="float" office:value="10.1919">
            <text:p>10,1919</text:p>
          </table:table-cell>
          <table:table-cell office:value-type="float" office:value="0.377705">
            <text:p>0,377705</text:p>
          </table:table-cell>
          <table:table-cell office:value-type="float" office:value="10.5696">
            <text:p>10,5696</text:p>
          </table:table-cell>
          <table:table-cell office:value-type="float" office:value="260.449">
            <text:p>260,449</text:p>
          </table:table-cell>
          <table:table-cell office:value-type="float" office:value="0.883852">
            <text:p>0,883852</text:p>
          </table:table-cell>
          <table:table-cell office:value-type="float" office:value="261.333">
            <text:p>261,333</text:p>
          </table:table-cell>
        </table:table-row>
        <table:table-row table:style-name="ro1">
          <table:table-cell office:value-type="float" office:value="234.755">
            <text:p>234,755</text:p>
          </table:table-cell>
          <table:table-cell office:value-type="float" office:value="0.852181">
            <text:p>0,852181</text:p>
          </table:table-cell>
          <table:table-cell office:value-type="float" office:value="235.607">
            <text:p>235,607</text:p>
          </table:table-cell>
          <table:table-cell office:value-type="float" office:value="2.27942">
            <text:p>2,27942</text:p>
          </table:table-cell>
          <table:table-cell office:value-type="float" office:value="0.494418">
            <text:p>0,494418</text:p>
          </table:table-cell>
          <table:table-cell office:value-type="float" office:value="2.77384">
            <text:p>2,77384</text:p>
          </table:table-cell>
          <table:table-cell office:value-type="float" office:value="245.912">
            <text:p>245,912</text:p>
          </table:table-cell>
          <table:table-cell office:value-type="float" office:value="1.05452">
            <text:p>1,05452</text:p>
          </table:table-cell>
          <table:table-cell office:value-type="float" office:value="246.967">
            <text:p>246,967</text:p>
          </table:table-cell>
          <table:table-cell office:value-type="float" office:value="21.4943">
            <text:p>21,4943</text:p>
          </table:table-cell>
          <table:table-cell office:value-type="float" office:value="0.367734">
            <text:p>0,367734</text:p>
          </table:table-cell>
          <table:table-cell office:value-type="float" office:value="21.862">
            <text:p>21,862</text:p>
          </table:table-cell>
          <table:table-cell office:value-type="float" office:value="3.06738">
            <text:p>3,06738</text:p>
          </table:table-cell>
          <table:table-cell office:value-type="float" office:value="0.325506">
            <text:p>0,325506</text:p>
          </table:table-cell>
          <table:table-cell office:value-type="float" office:value="3.39289">
            <text:p>3,39289</text:p>
          </table:table-cell>
          <table:table-cell office:value-type="float" office:value="29.2413">
            <text:p>29,2413</text:p>
          </table:table-cell>
          <table:table-cell office:value-type="float" office:value="0.590896">
            <text:p>0,590896</text:p>
          </table:table-cell>
          <table:table-cell office:value-type="float" office:value="29.8322">
            <text:p>29,8322</text:p>
          </table:table-cell>
          <table:table-cell office:value-type="float" office:value="13.5842">
            <text:p>13,5842</text:p>
          </table:table-cell>
          <table:table-cell office:value-type="float" office:value="0.606439">
            <text:p>0,606439</text:p>
          </table:table-cell>
          <table:table-cell office:value-type="float" office:value="14.1906">
            <text:p>14,1906</text:p>
          </table:table-cell>
          <table:table-cell office:value-type="float" office:value="10.7842">
            <text:p>10,7842</text:p>
          </table:table-cell>
          <table:table-cell office:value-type="float" office:value="0.421692">
            <text:p>0,421692</text:p>
          </table:table-cell>
          <table:table-cell office:value-type="float" office:value="11.2059">
            <text:p>11,2059</text:p>
          </table:table-cell>
          <table:table-cell office:value-type="float" office:value="266.617">
            <text:p>266,617</text:p>
          </table:table-cell>
          <table:table-cell office:value-type="float" office:value="1.63017">
            <text:p>1,63017</text:p>
          </table:table-cell>
          <table:table-cell office:value-type="float" office:value="268.248">
            <text:p>268,248</text:p>
          </table:table-cell>
        </table:table-row>
        <table:table-row table:style-name="ro1">
          <table:table-cell office:value-type="float" office:value="247.123">
            <text:p>247,123</text:p>
          </table:table-cell>
          <table:table-cell office:value-type="float" office:value="0.907605">
            <text:p>0,907605</text:p>
          </table:table-cell>
          <table:table-cell office:value-type="float" office:value="248.03">
            <text:p>248,03</text:p>
          </table:table-cell>
          <table:table-cell office:value-type="float" office:value="1.27123">
            <text:p>1,27123</text:p>
          </table:table-cell>
          <table:table-cell office:value-type="float" office:value="0.299114">
            <text:p>0,299114</text:p>
          </table:table-cell>
          <table:table-cell office:value-type="float" office:value="1.57035">
            <text:p>1,57035</text:p>
          </table:table-cell>
          <table:table-cell office:value-type="float" office:value="316.146">
            <text:p>316,146</text:p>
          </table:table-cell>
          <table:table-cell office:value-type="float" office:value="0.777403">
            <text:p>0,777403</text:p>
          </table:table-cell>
          <table:table-cell office:value-type="float" office:value="316.924">
            <text:p>316,924</text:p>
          </table:table-cell>
          <table:table-cell office:value-type="float" office:value="35.7127">
            <text:p>35,7127</text:p>
          </table:table-cell>
          <table:table-cell office:value-type="float" office:value="0.33489">
            <text:p>0,33489</text:p>
          </table:table-cell>
          <table:table-cell office:value-type="float" office:value="36.0476">
            <text:p>36,0476</text:p>
          </table:table-cell>
          <table:table-cell office:value-type="float" office:value="3.38233">
            <text:p>3,38233</text:p>
          </table:table-cell>
          <table:table-cell office:value-type="float" office:value="0.357177">
            <text:p>0,357177</text:p>
          </table:table-cell>
          <table:table-cell office:value-type="float" office:value="3.73951">
            <text:p>3,73951</text:p>
          </table:table-cell>
          <table:table-cell office:value-type="float" office:value="31.3225">
            <text:p>31,3225</text:p>
          </table:table-cell>
          <table:table-cell office:value-type="float" office:value="0.620808">
            <text:p>0,620808</text:p>
          </table:table-cell>
          <table:table-cell office:value-type="float" office:value="31.9433">
            <text:p>31,9433</text:p>
          </table:table-cell>
          <table:table-cell office:value-type="float" office:value="13.8545">
            <text:p>13,8545</text:p>
          </table:table-cell>
          <table:table-cell office:value-type="float" office:value="0.835466">
            <text:p>0,835466</text:p>
          </table:table-cell>
          <table:table-cell office:value-type="float" office:value="14.69">
            <text:p>14,69</text:p>
          </table:table-cell>
          <table:table-cell office:value-type="float" office:value="19.5503">
            <text:p>19,5503</text:p>
          </table:table-cell>
          <table:table-cell office:value-type="float" office:value="0.460694">
            <text:p>0,460694</text:p>
          </table:table-cell>
          <table:table-cell office:value-type="float" office:value="20.011">
            <text:p>20,011</text:p>
          </table:table-cell>
          <table:table-cell office:value-type="float" office:value="218.473">
            <text:p>218,473</text:p>
          </table:table-cell>
          <table:table-cell office:value-type="float" office:value="0.906725">
            <text:p>0,906725</text:p>
          </table:table-cell>
          <table:table-cell office:value-type="float" office:value="219.379">
            <text:p>219,379</text:p>
          </table:table-cell>
        </table:table-row>
        <table:table-row table:style-name="ro1">
          <table:table-cell office:value-type="float" office:value="264.019">
            <text:p>264,019</text:p>
          </table:table-cell>
          <table:table-cell office:value-type="float" office:value="0.883559">
            <text:p>0,883559</text:p>
          </table:table-cell>
          <table:table-cell office:value-type="float" office:value="264.903">
            <text:p>264,903</text:p>
          </table:table-cell>
          <table:table-cell office:value-type="float" office:value="1.76272">
            <text:p>1,76272</text:p>
          </table:table-cell>
          <table:table-cell office:value-type="float" office:value="0.327852">
            <text:p>0,327852</text:p>
          </table:table-cell>
          <table:table-cell office:value-type="float" office:value="2.09057">
            <text:p>2,09057</text:p>
          </table:table-cell>
          <table:table-cell office:value-type="float" office:value="222.165">
            <text:p>222,165</text:p>
          </table:table-cell>
          <table:table-cell office:value-type="float" office:value="1.05628">
            <text:p>1,05628</text:p>
          </table:table-cell>
          <table:table-cell office:value-type="float" office:value="223.221">
            <text:p>223,221</text:p>
          </table:table-cell>
          <table:table-cell office:value-type="float" office:value="31.28">
            <text:p>31,28</text:p>
          </table:table-cell>
          <table:table-cell office:value-type="float" office:value="0.981797">
            <text:p>0,981797</text:p>
          </table:table-cell>
          <table:table-cell office:value-type="float" office:value="32.2618">
            <text:p>32,2618</text:p>
          </table:table-cell>
          <table:table-cell office:value-type="float" office:value="3.01636">
            <text:p>3,01636</text:p>
          </table:table-cell>
          <table:table-cell office:value-type="float" office:value="0.329905">
            <text:p>0,329905</text:p>
          </table:table-cell>
          <table:table-cell office:value-type="float" office:value="3.34626">
            <text:p>3,34626</text:p>
          </table:table-cell>
          <table:table-cell office:value-type="float" office:value="30.1982">
            <text:p>30,1982</text:p>
          </table:table-cell>
          <table:table-cell office:value-type="float" office:value="0.57682">
            <text:p>0,57682</text:p>
          </table:table-cell>
          <table:table-cell office:value-type="float" office:value="30.775">
            <text:p>30,775</text:p>
          </table:table-cell>
          <table:table-cell office:value-type="float" office:value="13.9334">
            <text:p>13,9334</text:p>
          </table:table-cell>
          <table:table-cell office:value-type="float" office:value="0.617875">
            <text:p>0,617875</text:p>
          </table:table-cell>
          <table:table-cell office:value-type="float" office:value="14.5513">
            <text:p>14,5513</text:p>
          </table:table-cell>
          <table:table-cell office:value-type="float" office:value="10.5781">
            <text:p>10,5781</text:p>
          </table:table-cell>
          <table:table-cell office:value-type="float" office:value="0.379464">
            <text:p>0,379464</text:p>
          </table:table-cell>
          <table:table-cell office:value-type="float" office:value="10.9575">
            <text:p>10,9575</text:p>
          </table:table-cell>
          <table:table-cell office:value-type="float" office:value="287.509">
            <text:p>287,509</text:p>
          </table:table-cell>
          <table:table-cell office:value-type="float" office:value="0.89177">
            <text:p>0,89177</text:p>
          </table:table-cell>
          <table:table-cell office:value-type="float" office:value="288.4">
            <text:p>288,4</text:p>
          </table:table-cell>
        </table:table-row>
        <table:table-row table:style-name="ro1">
          <table:table-cell office:value-type="float" office:value="222.136">
            <text:p>222,136</text:p>
          </table:table-cell>
          <table:table-cell office:value-type="float" office:value="0.921681">
            <text:p>0,921681</text:p>
          </table:table-cell>
          <table:table-cell office:value-type="float" office:value="223.058">
            <text:p>223,058</text:p>
          </table:table-cell>
          <table:table-cell office:value-type="float" office:value="1.27094">
            <text:p>1,27094</text:p>
          </table:table-cell>
          <table:table-cell office:value-type="float" office:value="0.304686">
            <text:p>0,304686</text:p>
          </table:table-cell>
          <table:table-cell office:value-type="float" office:value="1.57563">
            <text:p>1,57563</text:p>
          </table:table-cell>
          <table:table-cell office:value-type="float" office:value="233.806">
            <text:p>233,806</text:p>
          </table:table-cell>
          <table:table-cell office:value-type="float" office:value="0.783268">
            <text:p>0,783268</text:p>
          </table:table-cell>
          <table:table-cell office:value-type="float" office:value="234.589">
            <text:p>234,589</text:p>
          </table:table-cell>
          <table:table-cell office:value-type="float" office:value="20.1582">
            <text:p>20,1582</text:p>
          </table:table-cell>
          <table:table-cell office:value-type="float" office:value="0.353658">
            <text:p>0,353658</text:p>
          </table:table-cell>
          <table:table-cell office:value-type="float" office:value="20.5119">
            <text:p>20,5119</text:p>
          </table:table-cell>
          <table:table-cell office:value-type="float" office:value="3.03923">
            <text:p>3,03923</text:p>
          </table:table-cell>
          <table:table-cell office:value-type="float" office:value="0.324626">
            <text:p>0,324626</text:p>
          </table:table-cell>
          <table:table-cell office:value-type="float" office:value="3.36386">
            <text:p>3,36386</text:p>
          </table:table-cell>
          <table:table-cell office:value-type="float" office:value="28.6202">
            <text:p>28,6202</text:p>
          </table:table-cell>
          <table:table-cell office:value-type="float" office:value="0.571835">
            <text:p>0,571835</text:p>
          </table:table-cell>
          <table:table-cell office:value-type="float" office:value="29.192">
            <text:p>29,192</text:p>
          </table:table-cell>
          <table:table-cell office:value-type="float" office:value="14.3798">
            <text:p>14,3798</text:p>
          </table:table-cell>
          <table:table-cell office:value-type="float" office:value="0.553947">
            <text:p>0,553947</text:p>
          </table:table-cell>
          <table:table-cell office:value-type="float" office:value="14.9337">
            <text:p>14,9337</text:p>
          </table:table-cell>
          <table:table-cell office:value-type="float" office:value="10.449">
            <text:p>10,449</text:p>
          </table:table-cell>
          <table:table-cell office:value-type="float" office:value="0.429023">
            <text:p>0,429023</text:p>
          </table:table-cell>
          <table:table-cell office:value-type="float" office:value="10.8781">
            <text:p>10,8781</text:p>
          </table:table-cell>
          <table:table-cell office:value-type="float" office:value="237.132">
            <text:p>237,132</text:p>
          </table:table-cell>
          <table:table-cell office:value-type="float" office:value="0.890597">
            <text:p>0,890597</text:p>
          </table:table-cell>
          <table:table-cell office:value-type="float" office:value="238.023">
            <text:p>238,023</text:p>
          </table:table-cell>
        </table:table-row>
        <table:table-row table:style-name="ro1">
          <table:table-cell office:value-type="float" office:value="245.118">
            <text:p>245,118</text:p>
          </table:table-cell>
          <table:table-cell office:value-type="float" office:value="0.986782">
            <text:p>0,986782</text:p>
          </table:table-cell>
          <table:table-cell office:value-type="float" office:value="246.105">
            <text:p>246,105</text:p>
          </table:table-cell>
          <table:table-cell office:value-type="float" office:value="1.2812">
            <text:p>1,2812</text:p>
          </table:table-cell>
          <table:table-cell office:value-type="float" office:value="0.285331">
            <text:p>0,285331</text:p>
          </table:table-cell>
          <table:table-cell office:value-type="float" office:value="1.56654">
            <text:p>1,56654</text:p>
          </table:table-cell>
          <table:table-cell office:value-type="float" office:value="224.112">
            <text:p>224,112</text:p>
          </table:table-cell>
          <table:table-cell office:value-type="float" office:value="0.749837">
            <text:p>0,749837</text:p>
          </table:table-cell>
          <table:table-cell office:value-type="float" office:value="224.862">
            <text:p>224,862</text:p>
          </table:table-cell>
          <table:table-cell office:value-type="float" office:value="19.6571">
            <text:p>19,6571</text:p>
          </table:table-cell>
          <table:table-cell office:value-type="float" office:value="0.346327">
            <text:p>0,346327</text:p>
          </table:table-cell>
          <table:table-cell office:value-type="float" office:value="20.0034">
            <text:p>20,0034</text:p>
          </table:table-cell>
          <table:table-cell office:value-type="float" office:value="3.05888">
            <text:p>3,05888</text:p>
          </table:table-cell>
          <table:table-cell office:value-type="float" office:value="0.323747">
            <text:p>0,323747</text:p>
          </table:table-cell>
          <table:table-cell office:value-type="float" office:value="3.38263">
            <text:p>3,38263</text:p>
          </table:table-cell>
          <table:table-cell office:value-type="float" office:value="29.975">
            <text:p>29,975</text:p>
          </table:table-cell>
          <table:table-cell office:value-type="float" office:value="0.609078">
            <text:p>0,609078</text:p>
          </table:table-cell>
          <table:table-cell office:value-type="float" office:value="30.5841">
            <text:p>30,5841</text:p>
          </table:table-cell>
          <table:table-cell office:value-type="float" office:value="13.5519">
            <text:p>13,5519</text:p>
          </table:table-cell>
          <table:table-cell office:value-type="float" office:value="0.594709">
            <text:p>0,594709</text:p>
          </table:table-cell>
          <table:table-cell office:value-type="float" office:value="14.1466">
            <text:p>14,1466</text:p>
          </table:table-cell>
          <table:table-cell office:value-type="float" office:value="10.4575">
            <text:p>10,4575</text:p>
          </table:table-cell>
          <table:table-cell office:value-type="float" office:value="0.413774">
            <text:p>0,413774</text:p>
          </table:table-cell>
          <table:table-cell office:value-type="float" office:value="10.8713">
            <text:p>10,8713</text:p>
          </table:table-cell>
          <table:table-cell office:value-type="float" office:value="318.655">
            <text:p>318,655</text:p>
          </table:table-cell>
          <table:table-cell office:value-type="float" office:value="0.908192">
            <text:p>0,908192</text:p>
          </table:table-cell>
          <table:table-cell office:value-type="float" office:value="319.563">
            <text:p>319,563</text:p>
          </table:table-cell>
        </table:table-row>
        <table:table-row table:style-name="ro1">
          <table:table-cell office:value-type="float" office:value="208.84">
            <text:p>208,84</text:p>
          </table:table-cell>
          <table:table-cell office:value-type="float" office:value="0.889131">
            <text:p>0,889131</text:p>
          </table:table-cell>
          <table:table-cell office:value-type="float" office:value="209.73">
            <text:p>209,73</text:p>
          </table:table-cell>
          <table:table-cell office:value-type="float" office:value="1.30642">
            <text:p>1,30642</text:p>
          </table:table-cell>
          <table:table-cell office:value-type="float" office:value="0.284451">
            <text:p>0,284451</text:p>
          </table:table-cell>
          <table:table-cell office:value-type="float" office:value="1.59088">
            <text:p>1,59088</text:p>
          </table:table-cell>
          <table:table-cell office:value-type="float" office:value="220.919">
            <text:p>220,919</text:p>
          </table:table-cell>
          <table:table-cell office:value-type="float" office:value="1.03634">
            <text:p>1,03634</text:p>
          </table:table-cell>
          <table:table-cell office:value-type="float" office:value="221.955">
            <text:p>221,955</text:p>
          </table:table-cell>
          <table:table-cell office:value-type="float" office:value="19.8201">
            <text:p>19,8201</text:p>
          </table:table-cell>
          <table:table-cell office:value-type="float" office:value="0.325799">
            <text:p>0,325799</text:p>
          </table:table-cell>
          <table:table-cell office:value-type="float" office:value="20.1459">
            <text:p>20,1459</text:p>
          </table:table-cell>
          <table:table-cell office:value-type="float" office:value="2.94011">
            <text:p>2,94011</text:p>
          </table:table-cell>
          <table:table-cell office:value-type="float" office:value="0.319348">
            <text:p>0,319348</text:p>
          </table:table-cell>
          <table:table-cell office:value-type="float" office:value="3.25946">
            <text:p>3,25946</text:p>
          </table:table-cell>
          <table:table-cell office:value-type="float" office:value="28.4533">
            <text:p>28,4533</text:p>
          </table:table-cell>
          <table:table-cell office:value-type="float" office:value="0.574475">
            <text:p>0,574475</text:p>
          </table:table-cell>
          <table:table-cell office:value-type="float" office:value="29.0278">
            <text:p>29,0278</text:p>
          </table:table-cell>
          <table:table-cell office:value-type="float" office:value="24.7015">
            <text:p>24,7015</text:p>
          </table:table-cell>
          <table:table-cell office:value-type="float" office:value="0.819924">
            <text:p>0,819924</text:p>
          </table:table-cell>
          <table:table-cell office:value-type="float" office:value="25.5214">
            <text:p>25,5214</text:p>
          </table:table-cell>
          <table:table-cell office:value-type="float" office:value="10.7983">
            <text:p>10,7983</text:p>
          </table:table-cell>
          <table:table-cell office:value-type="float" office:value="0.437821">
            <text:p>0,437821</text:p>
          </table:table-cell>
          <table:table-cell office:value-type="float" office:value="11.2361">
            <text:p>11,2361</text:p>
          </table:table-cell>
          <table:table-cell office:value-type="float" office:value="235.585">
            <text:p>235,585</text:p>
          </table:table-cell>
          <table:table-cell office:value-type="float" office:value="0.846316">
            <text:p>0,846316</text:p>
          </table:table-cell>
          <table:table-cell office:value-type="float" office:value="236.432">
            <text:p>236,432</text:p>
          </table:table-cell>
        </table:table-row>
        <table:table-row table:style-name="ro1">
          <table:table-cell office:value-type="float" office:value="231.075">
            <text:p>231,075</text:p>
          </table:table-cell>
          <table:table-cell office:value-type="float" office:value="0.86743">
            <text:p>0,86743</text:p>
          </table:table-cell>
          <table:table-cell office:value-type="float" office:value="231.942">
            <text:p>231,942</text:p>
          </table:table-cell>
          <table:table-cell office:value-type="float" office:value="1.43047">
            <text:p>1,43047</text:p>
          </table:table-cell>
          <table:table-cell office:value-type="float" office:value="0.295302">
            <text:p>0,295302</text:p>
          </table:table-cell>
          <table:table-cell office:value-type="float" office:value="1.72577">
            <text:p>1,72577</text:p>
          </table:table-cell>
          <table:table-cell office:value-type="float" office:value="252.821">
            <text:p>252,821</text:p>
          </table:table-cell>
          <table:table-cell office:value-type="float" office:value="2.23954">
            <text:p>2,23954</text:p>
          </table:table-cell>
          <table:table-cell office:value-type="float" office:value="255.06">
            <text:p>255,06</text:p>
          </table:table-cell>
          <table:table-cell office:value-type="float" office:value="19.728">
            <text:p>19,728</text:p>
          </table:table-cell>
          <table:table-cell office:value-type="float" office:value="0.329905">
            <text:p>0,329905</text:p>
          </table:table-cell>
          <table:table-cell office:value-type="float" office:value="20.0579">
            <text:p>20,0579</text:p>
          </table:table-cell>
          <table:table-cell office:value-type="float" office:value="3.41078">
            <text:p>3,41078</text:p>
          </table:table-cell>
          <table:table-cell office:value-type="float" office:value="0.975346">
            <text:p>0,975346</text:p>
          </table:table-cell>
          <table:table-cell office:value-type="float" office:value="4.38612">
            <text:p>4,38612</text:p>
          </table:table-cell>
          <table:table-cell office:value-type="float" office:value="41.8865">
            <text:p>41,8865</text:p>
          </table:table-cell>
          <table:table-cell office:value-type="float" office:value="1.67064">
            <text:p>1,67064</text:p>
          </table:table-cell>
          <table:table-cell office:value-type="float" office:value="43.5571">
            <text:p>43,5571</text:p>
          </table:table-cell>
          <table:table-cell office:value-type="float" office:value="21.6429">
            <text:p>21,6429</text:p>
          </table:table-cell>
          <table:table-cell office:value-type="float" office:value="0.630192">
            <text:p>0,630192</text:p>
          </table:table-cell>
          <table:table-cell office:value-type="float" office:value="22.2731">
            <text:p>22,2731</text:p>
          </table:table-cell>
          <table:table-cell office:value-type="float" office:value="11.003">
            <text:p>11,003</text:p>
          </table:table-cell>
          <table:table-cell office:value-type="float" office:value="0.536352">
            <text:p>0,536352</text:p>
          </table:table-cell>
          <table:table-cell office:value-type="float" office:value="11.5393">
            <text:p>11,5393</text:p>
          </table:table-cell>
          <table:table-cell office:value-type="float" office:value="254.808">
            <text:p>254,808</text:p>
          </table:table-cell>
          <table:table-cell office:value-type="float" office:value="0.916696">
            <text:p>0,916696</text:p>
          </table:table-cell>
          <table:table-cell office:value-type="float" office:value="255.725">
            <text:p>255,725</text:p>
          </table:table-cell>
        </table:table-row>
        <table:table-row table:style-name="ro1">
          <table:table-cell office:value-type="float" office:value="239.318">
            <text:p>239,318</text:p>
          </table:table-cell>
          <table:table-cell office:value-type="float" office:value="0.873295">
            <text:p>0,873295</text:p>
          </table:table-cell>
          <table:table-cell office:value-type="float" office:value="240.192">
            <text:p>240,192</text:p>
          </table:table-cell>
          <table:table-cell office:value-type="float" office:value="1.24865">
            <text:p>1,24865</text:p>
          </table:table-cell>
          <table:table-cell office:value-type="float" office:value="0.283572">
            <text:p>0,283572</text:p>
          </table:table-cell>
          <table:table-cell office:value-type="float" office:value="1.53223">
            <text:p>1,53223</text:p>
          </table:table-cell>
          <table:table-cell office:value-type="float" office:value="254.598">
            <text:p>254,598</text:p>
          </table:table-cell>
          <table:table-cell office:value-type="float" office:value="0.899981">
            <text:p>0,899981</text:p>
          </table:table-cell>
          <table:table-cell office:value-type="float" office:value="255.498">
            <text:p>255,498</text:p>
          </table:table-cell>
          <table:table-cell office:value-type="float" office:value="34.0277">
            <text:p>34,0277</text:p>
          </table:table-cell>
          <table:table-cell office:value-type="float" office:value="0.408496">
            <text:p>0,408496</text:p>
          </table:table-cell>
          <table:table-cell office:value-type="float" office:value="34.4362">
            <text:p>34,4362</text:p>
          </table:table-cell>
          <table:table-cell office:value-type="float" office:value="3.55799">
            <text:p>3,55799</text:p>
          </table:table-cell>
          <table:table-cell office:value-type="float" office:value="0.404683">
            <text:p>0,404683</text:p>
          </table:table-cell>
          <table:table-cell office:value-type="float" office:value="3.96267">
            <text:p>3,96267</text:p>
          </table:table-cell>
          <table:table-cell office:value-type="float" office:value="30.851">
            <text:p>30,851</text:p>
          </table:table-cell>
          <table:table-cell office:value-type="float" office:value="0.600867">
            <text:p>0,600867</text:p>
          </table:table-cell>
          <table:table-cell office:value-type="float" office:value="31.4518">
            <text:p>31,4518</text:p>
          </table:table-cell>
          <table:table-cell office:value-type="float" office:value="16.395">
            <text:p>16,395</text:p>
          </table:table-cell>
          <table:table-cell office:value-type="float" office:value="0.585618">
            <text:p>0,585618</text:p>
          </table:table-cell>
          <table:table-cell office:value-type="float" office:value="16.9806">
            <text:p>16,9806</text:p>
          </table:table-cell>
          <table:table-cell office:value-type="float" office:value="10.1681">
            <text:p>10,1681</text:p>
          </table:table-cell>
          <table:table-cell office:value-type="float" office:value="0.948367">
            <text:p>0,948367</text:p>
          </table:table-cell>
          <table:table-cell office:value-type="float" office:value="11.1165">
            <text:p>11,1165</text:p>
          </table:table-cell>
          <table:table-cell office:value-type="float" office:value="249.801">
            <text:p>249,801</text:p>
          </table:table-cell>
          <table:table-cell office:value-type="float" office:value="2.5498">
            <text:p>2,5498</text:p>
          </table:table-cell>
          <table:table-cell office:value-type="float" office:value="252.35">
            <text:p>252,35</text:p>
          </table:table-cell>
        </table:table-row>
        <table:table-row table:style-name="ro1">
          <table:table-cell office:value-type="float" office:value="228.687">
            <text:p>228,687</text:p>
          </table:table-cell>
          <table:table-cell office:value-type="float" office:value="0.959217">
            <text:p>0,959217</text:p>
          </table:table-cell>
          <table:table-cell office:value-type="float" office:value="229.646">
            <text:p>229,646</text:p>
          </table:table-cell>
          <table:table-cell office:value-type="float" office:value="1.36361">
            <text:p>1,36361</text:p>
          </table:table-cell>
          <table:table-cell office:value-type="float" office:value="0.512012">
            <text:p>0,512012</text:p>
          </table:table-cell>
          <table:table-cell office:value-type="float" office:value="1.87562">
            <text:p>1,87562</text:p>
          </table:table-cell>
          <table:table-cell office:value-type="float" office:value="227.187">
            <text:p>227,187</text:p>
          </table:table-cell>
          <table:table-cell office:value-type="float" office:value="0.788546">
            <text:p>0,788546</text:p>
          </table:table-cell>
          <table:table-cell office:value-type="float" office:value="227.975">
            <text:p>227,975</text:p>
          </table:table-cell>
          <table:table-cell office:value-type="float" office:value="36.2939">
            <text:p>36,2939</text:p>
          </table:table-cell>
          <table:table-cell office:value-type="float" office:value="0.968601">
            <text:p>0,968601</text:p>
          </table:table-cell>
          <table:table-cell office:value-type="float" office:value="37.2625">
            <text:p>37,2625</text:p>
          </table:table-cell>
          <table:table-cell office:value-type="float" office:value="8.85172">
            <text:p>8,85172</text:p>
          </table:table-cell>
          <table:table-cell office:value-type="float" office:value="0.977105">
            <text:p>0,977105</text:p>
          </table:table-cell>
          <table:table-cell office:value-type="float" office:value="9.82882">
            <text:p>9,82882</text:p>
          </table:table-cell>
          <table:table-cell office:value-type="float" office:value="36.8118">
            <text:p>36,8118</text:p>
          </table:table-cell>
          <table:table-cell office:value-type="float" office:value="0.615236">
            <text:p>0,615236</text:p>
          </table:table-cell>
          <table:table-cell office:value-type="float" office:value="37.4271">
            <text:p>37,4271</text:p>
          </table:table-cell>
          <table:table-cell office:value-type="float" office:value="13.6106">
            <text:p>13,6106</text:p>
          </table:table-cell>
          <table:table-cell office:value-type="float" office:value="0.582392">
            <text:p>0,582392</text:p>
          </table:table-cell>
          <table:table-cell office:value-type="float" office:value="14.193">
            <text:p>14,193</text:p>
          </table:table-cell>
          <table:table-cell office:value-type="float" office:value="12.4921">
            <text:p>12,4921</text:p>
          </table:table-cell>
          <table:table-cell office:value-type="float" office:value="0.726377">
            <text:p>0,726377</text:p>
          </table:table-cell>
          <table:table-cell office:value-type="float" office:value="13.2185">
            <text:p>13,2185</text:p>
          </table:table-cell>
          <table:table-cell office:value-type="float" office:value="225.49">
            <text:p>225,49</text:p>
          </table:table-cell>
          <table:table-cell office:value-type="float" office:value="1.29323">
            <text:p>1,29323</text:p>
          </table:table-cell>
          <table:table-cell office:value-type="float" office:value="226.783">
            <text:p>226,783</text:p>
          </table:table-cell>
        </table:table-row>
        <table:table-row table:style-name="ro1">
          <table:table-cell office:value-type="float" office:value="322.387">
            <text:p>322,387</text:p>
          </table:table-cell>
          <table:table-cell office:value-type="float" office:value="0.907898">
            <text:p>0,907898</text:p>
          </table:table-cell>
          <table:table-cell office:value-type="float" office:value="323.295">
            <text:p>323,295</text:p>
          </table:table-cell>
          <table:table-cell office:value-type="float" office:value="1.26273">
            <text:p>1,26273</text:p>
          </table:table-cell>
          <table:table-cell office:value-type="float" office:value="0.271548">
            <text:p>0,271548</text:p>
          </table:table-cell>
          <table:table-cell office:value-type="float" office:value="1.53428">
            <text:p>1,53428</text:p>
          </table:table-cell>
          <table:table-cell office:value-type="float" office:value="239.309">
            <text:p>239,309</text:p>
          </table:table-cell>
          <table:table-cell office:value-type="float" office:value="0.770365">
            <text:p>0,770365</text:p>
          </table:table-cell>
          <table:table-cell office:value-type="float" office:value="240.079">
            <text:p>240,079</text:p>
          </table:table-cell>
          <table:table-cell office:value-type="float" office:value="32.5961">
            <text:p>32,5961</text:p>
          </table:table-cell>
          <table:table-cell office:value-type="float" office:value="0.330198">
            <text:p>0,330198</text:p>
          </table:table-cell>
          <table:table-cell office:value-type="float" office:value="32.9263">
            <text:p>32,9263</text:p>
          </table:table-cell>
          <table:table-cell office:value-type="float" office:value="4.75239">
            <text:p>4,75239</text:p>
          </table:table-cell>
          <table:table-cell office:value-type="float" office:value="0.514652">
            <text:p>0,514652</text:p>
          </table:table-cell>
          <table:table-cell office:value-type="float" office:value="5.26704">
            <text:p>5,26704</text:p>
          </table:table-cell>
          <table:table-cell office:value-type="float" office:value="42.2088">
            <text:p>42,2088</text:p>
          </table:table-cell>
          <table:table-cell office:value-type="float" office:value="0.595295">
            <text:p>0,595295</text:p>
          </table:table-cell>
          <table:table-cell office:value-type="float" office:value="42.8041">
            <text:p>42,8041</text:p>
          </table:table-cell>
          <table:table-cell office:value-type="float" office:value="14.8718">
            <text:p>14,8718</text:p>
          </table:table-cell>
          <table:table-cell office:value-type="float" office:value="1.48032">
            <text:p>1,48032</text:p>
          </table:table-cell>
          <table:table-cell office:value-type="float" office:value="16.3521">
            <text:p>16,3521</text:p>
          </table:table-cell>
          <table:table-cell office:value-type="float" office:value="10.2121">
            <text:p>10,2121</text:p>
          </table:table-cell>
          <table:table-cell office:value-type="float" office:value="0.400578">
            <text:p>0,400578</text:p>
          </table:table-cell>
          <table:table-cell office:value-type="float" office:value="10.6127">
            <text:p>10,6127</text:p>
          </table:table-cell>
          <table:table-cell office:value-type="float" office:value="264.115">
            <text:p>264,115</text:p>
          </table:table-cell>
          <table:table-cell office:value-type="float" office:value="1.54689">
            <text:p>1,54689</text:p>
          </table:table-cell>
          <table:table-cell office:value-type="float" office:value="265.662">
            <text:p>265,662</text:p>
          </table:table-cell>
        </table:table-row>
        <table:table-row table:style-name="ro1">
          <table:table-cell office:value-type="float" office:value="239.447">
            <text:p>239,447</text:p>
          </table:table-cell>
          <table:table-cell office:value-type="float" office:value="0.944848">
            <text:p>0,944848</text:p>
          </table:table-cell>
          <table:table-cell office:value-type="float" office:value="240.392">
            <text:p>240,392</text:p>
          </table:table-cell>
          <table:table-cell office:value-type="float" office:value="1.53047">
            <text:p>1,53047</text:p>
          </table:table-cell>
          <table:table-cell office:value-type="float" office:value="0.281812">
            <text:p>0,281812</text:p>
          </table:table-cell>
          <table:table-cell office:value-type="float" office:value="1.81228">
            <text:p>1,81228</text:p>
          </table:table-cell>
          <table:table-cell office:value-type="float" office:value="221.003">
            <text:p>221,003</text:p>
          </table:table-cell>
          <table:table-cell office:value-type="float" office:value="0.779749">
            <text:p>0,779749</text:p>
          </table:table-cell>
          <table:table-cell office:value-type="float" office:value="221.783">
            <text:p>221,783</text:p>
          </table:table-cell>
          <table:table-cell office:value-type="float" office:value="20.2922">
            <text:p>20,2922</text:p>
          </table:table-cell>
          <table:table-cell office:value-type="float" office:value="0.329905">
            <text:p>0,329905</text:p>
          </table:table-cell>
          <table:table-cell office:value-type="float" office:value="20.6221">
            <text:p>20,6221</text:p>
          </table:table-cell>
          <table:table-cell office:value-type="float" office:value="2.97002">
            <text:p>2,97002</text:p>
          </table:table-cell>
          <table:table-cell office:value-type="float" office:value="0.351899">
            <text:p>0,351899</text:p>
          </table:table-cell>
          <table:table-cell office:value-type="float" office:value="3.32192">
            <text:p>3,32192</text:p>
          </table:table-cell>
          <table:table-cell office:value-type="float" office:value="29.4648">
            <text:p>29,4648</text:p>
          </table:table-cell>
          <table:table-cell office:value-type="float" office:value="0.617289">
            <text:p>0,617289</text:p>
          </table:table-cell>
          <table:table-cell office:value-type="float" office:value="30.0821">
            <text:p>30,0821</text:p>
          </table:table-cell>
          <table:table-cell office:value-type="float" office:value="13.6267">
            <text:p>13,6267</text:p>
          </table:table-cell>
          <table:table-cell office:value-type="float" office:value="0.551015">
            <text:p>0,551015</text:p>
          </table:table-cell>
          <table:table-cell office:value-type="float" office:value="14.1777">
            <text:p>14,1777</text:p>
          </table:table-cell>
          <table:table-cell office:value-type="float" office:value="10.4658">
            <text:p>10,4658</text:p>
          </table:table-cell>
          <table:table-cell office:value-type="float" office:value="0.389434">
            <text:p>0,389434</text:p>
          </table:table-cell>
          <table:table-cell office:value-type="float" office:value="10.8552">
            <text:p>10,8552</text:p>
          </table:table-cell>
          <table:table-cell office:value-type="float" office:value="255.53">
            <text:p>255,53</text:p>
          </table:table-cell>
          <table:table-cell office:value-type="float" office:value="0.895582">
            <text:p>0,895582</text:p>
          </table:table-cell>
          <table:table-cell office:value-type="float" office:value="256.425">
            <text:p>256,425</text:p>
          </table:table-cell>
        </table:table-row>
        <table:table-row table:style-name="ro1">
          <table:table-cell office:value-type="float" office:value="272.764">
            <text:p>272,764</text:p>
          </table:table-cell>
          <table:table-cell office:value-type="float" office:value="0.849835">
            <text:p>0,849835</text:p>
          </table:table-cell>
          <table:table-cell office:value-type="float" office:value="273.614">
            <text:p>273,614</text:p>
          </table:table-cell>
          <table:table-cell office:value-type="float" office:value="1.29851">
            <text:p>1,29851</text:p>
          </table:table-cell>
          <table:table-cell office:value-type="float" office:value="0.284745">
            <text:p>0,284745</text:p>
          </table:table-cell>
          <table:table-cell office:value-type="float" office:value="1.58325">
            <text:p>1,58325</text:p>
          </table:table-cell>
          <table:table-cell office:value-type="float" office:value="239.471">
            <text:p>239,471</text:p>
          </table:table-cell>
          <table:table-cell office:value-type="float" office:value="0.757462">
            <text:p>0,757462</text:p>
          </table:table-cell>
          <table:table-cell office:value-type="float" office:value="240.228">
            <text:p>240,228</text:p>
          </table:table-cell>
          <table:table-cell office:value-type="float" office:value="26.8138">
            <text:p>26,8138</text:p>
          </table:table-cell>
          <table:table-cell office:value-type="float" office:value="0.352778">
            <text:p>0,352778</text:p>
          </table:table-cell>
          <table:table-cell office:value-type="float" office:value="27.1666">
            <text:p>27,1666</text:p>
          </table:table-cell>
          <table:table-cell office:value-type="float" office:value="3.19055">
            <text:p>3,19055</text:p>
          </table:table-cell>
          <table:table-cell office:value-type="float" office:value="0.348673">
            <text:p>0,348673</text:p>
          </table:table-cell>
          <table:table-cell office:value-type="float" office:value="3.53922">
            <text:p>3,53922</text:p>
          </table:table-cell>
          <table:table-cell office:value-type="float" office:value="29.1284">
            <text:p>29,1284</text:p>
          </table:table-cell>
          <table:table-cell office:value-type="float" office:value="0.617289">
            <text:p>0,617289</text:p>
          </table:table-cell>
          <table:table-cell office:value-type="float" office:value="29.7457">
            <text:p>29,7457</text:p>
          </table:table-cell>
          <table:table-cell office:value-type="float" office:value="23.2367">
            <text:p>23,2367</text:p>
          </table:table-cell>
          <table:table-cell office:value-type="float" office:value="0.575354">
            <text:p>0,575354</text:p>
          </table:table-cell>
          <table:table-cell office:value-type="float" office:value="23.8121">
            <text:p>23,8121</text:p>
          </table:table-cell>
          <table:table-cell office:value-type="float" office:value="20.4142">
            <text:p>20,4142</text:p>
          </table:table-cell>
          <table:table-cell office:value-type="float" office:value="0.64896">
            <text:p>0,64896</text:p>
          </table:table-cell>
          <table:table-cell office:value-type="float" office:value="21.0632">
            <text:p>21,0632</text:p>
          </table:table-cell>
          <table:table-cell office:value-type="float" office:value="257.64">
            <text:p>257,64</text:p>
          </table:table-cell>
          <table:table-cell office:value-type="float" office:value="0.904966">
            <text:p>0,904966</text:p>
          </table:table-cell>
          <table:table-cell office:value-type="float" office:value="258.545">
            <text:p>258,545</text:p>
          </table:table-cell>
        </table:table-row>
        <table:table-row table:style-name="ro1">
          <table:table-cell office:value-type="float" office:value="245.336">
            <text:p>245,336</text:p>
          </table:table-cell>
          <table:table-cell office:value-type="float" office:value="2.47267">
            <text:p>2,47267</text:p>
          </table:table-cell>
          <table:table-cell office:value-type="float" office:value="247.808">
            <text:p>247,808</text:p>
          </table:table-cell>
          <table:table-cell office:value-type="float" office:value="3.37823">
            <text:p>3,37823</text:p>
          </table:table-cell>
          <table:table-cell office:value-type="float" office:value="0.362456">
            <text:p>0,362456</text:p>
          </table:table-cell>
          <table:table-cell office:value-type="float" office:value="3.74068">
            <text:p>3,74068</text:p>
          </table:table-cell>
          <table:table-cell office:value-type="float" office:value="242.887">
            <text:p>242,887</text:p>
          </table:table-cell>
          <table:table-cell office:value-type="float" office:value="0.737228">
            <text:p>0,737228</text:p>
          </table:table-cell>
          <table:table-cell office:value-type="float" office:value="243.625">
            <text:p>243,625</text:p>
          </table:table-cell>
          <table:table-cell office:value-type="float" office:value="19.526">
            <text:p>19,526</text:p>
          </table:table-cell>
          <table:table-cell office:value-type="float" office:value="0.77359">
            <text:p>0,77359</text:p>
          </table:table-cell>
          <table:table-cell office:value-type="float" office:value="20.2996">
            <text:p>20,2996</text:p>
          </table:table-cell>
          <table:table-cell office:value-type="float" office:value="8.39396">
            <text:p>8,39396</text:p>
          </table:table-cell>
          <table:table-cell office:value-type="float" office:value="0.343981">
            <text:p>0,343981</text:p>
          </table:table-cell>
          <table:table-cell office:value-type="float" office:value="8.73794">
            <text:p>8,73794</text:p>
          </table:table-cell>
          <table:table-cell office:value-type="float" office:value="33.1315">
            <text:p>33,1315</text:p>
          </table:table-cell>
          <table:table-cell office:value-type="float" office:value="0.593242">
            <text:p>0,593242</text:p>
          </table:table-cell>
          <table:table-cell office:value-type="float" office:value="33.7248">
            <text:p>33,7248</text:p>
          </table:table-cell>
          <table:table-cell office:value-type="float" office:value="13.8499">
            <text:p>13,8499</text:p>
          </table:table-cell>
          <table:table-cell office:value-type="float" office:value="0.609664">
            <text:p>0,609664</text:p>
          </table:table-cell>
          <table:table-cell office:value-type="float" office:value="14.4595">
            <text:p>14,4595</text:p>
          </table:table-cell>
          <table:table-cell office:value-type="float" office:value="10.2696">
            <text:p>10,2696</text:p>
          </table:table-cell>
          <table:table-cell office:value-type="float" office:value="0.424038">
            <text:p>0,424038</text:p>
          </table:table-cell>
          <table:table-cell office:value-type="float" office:value="10.6936">
            <text:p>10,6936</text:p>
          </table:table-cell>
          <table:table-cell office:value-type="float" office:value="271.19">
            <text:p>271,19</text:p>
          </table:table-cell>
          <table:table-cell office:value-type="float" office:value="0.879747">
            <text:p>0,879747</text:p>
          </table:table-cell>
          <table:table-cell office:value-type="float" office:value="272.07">
            <text:p>272,07</text:p>
          </table:table-cell>
        </table:table-row>
        <table:table-row table:style-name="ro1">
          <table:table-cell office:value-type="float" office:value="224.287">
            <text:p>224,287</text:p>
          </table:table-cell>
          <table:table-cell office:value-type="float" office:value="0.899101">
            <text:p>0,899101</text:p>
          </table:table-cell>
          <table:table-cell office:value-type="float" office:value="225.186">
            <text:p>225,186</text:p>
          </table:table-cell>
          <table:table-cell office:value-type="float" office:value="1.27974">
            <text:p>1,27974</text:p>
          </table:table-cell>
          <table:table-cell office:value-type="float" office:value="0.281519">
            <text:p>0,281519</text:p>
          </table:table-cell>
          <table:table-cell office:value-type="float" office:value="1.56126">
            <text:p>1,56126</text:p>
          </table:table-cell>
          <table:table-cell office:value-type="float" office:value="279.736">
            <text:p>279,736</text:p>
          </table:table-cell>
          <table:table-cell office:value-type="float" office:value="1.16801">
            <text:p>1,16801</text:p>
          </table:table-cell>
          <table:table-cell office:value-type="float" office:value="280.904">
            <text:p>280,904</text:p>
          </table:table-cell>
          <table:table-cell office:value-type="float" office:value="19.8899">
            <text:p>19,8899</text:p>
          </table:table-cell>
          <table:table-cell office:value-type="float" office:value="0.329025">
            <text:p>0,329025</text:p>
          </table:table-cell>
          <table:table-cell office:value-type="float" office:value="20.2189">
            <text:p>20,2189</text:p>
          </table:table-cell>
          <table:table-cell office:value-type="float" office:value="3.28409">
            <text:p>3,28409</text:p>
          </table:table-cell>
          <table:table-cell office:value-type="float" office:value="0.349553">
            <text:p>0,349553</text:p>
          </table:table-cell>
          <table:table-cell office:value-type="float" office:value="3.63365">
            <text:p>3,63365</text:p>
          </table:table-cell>
          <table:table-cell office:value-type="float" office:value="29.6425">
            <text:p>29,6425</text:p>
          </table:table-cell>
          <table:table-cell office:value-type="float" office:value="0.577114">
            <text:p>0,577114</text:p>
          </table:table-cell>
          <table:table-cell office:value-type="float" office:value="30.2196">
            <text:p>30,2196</text:p>
          </table:table-cell>
          <table:table-cell office:value-type="float" office:value="13.8499">
            <text:p>13,8499</text:p>
          </table:table-cell>
          <table:table-cell office:value-type="float" office:value="0.576234">
            <text:p>0,576234</text:p>
          </table:table-cell>
          <table:table-cell office:value-type="float" office:value="14.4261">
            <text:p>14,4261</text:p>
          </table:table-cell>
          <table:table-cell office:value-type="float" office:value="10.2089">
            <text:p>10,2089</text:p>
          </table:table-cell>
          <table:table-cell office:value-type="float" office:value="0.674766">
            <text:p>0,674766</text:p>
          </table:table-cell>
          <table:table-cell office:value-type="float" office:value="10.8836">
            <text:p>10,8836</text:p>
          </table:table-cell>
          <table:table-cell office:value-type="float" office:value="265.574">
            <text:p>265,574</text:p>
          </table:table-cell>
          <table:table-cell office:value-type="float" office:value="1.03986">
            <text:p>1,03986</text:p>
          </table:table-cell>
          <table:table-cell office:value-type="float" office:value="266.614">
            <text:p>266,614</text:p>
          </table:table-cell>
        </table:table-row>
        <table:table-row table:style-name="ro1">
          <table:table-cell office:value-type="float" office:value="240.023">
            <text:p>240,023</text:p>
          </table:table-cell>
          <table:table-cell office:value-type="float" office:value="0.875055">
            <text:p>0,875055</text:p>
          </table:table-cell>
          <table:table-cell office:value-type="float" office:value="240.898">
            <text:p>240,898</text:p>
          </table:table-cell>
          <table:table-cell office:value-type="float" office:value="1.28619">
            <text:p>1,28619</text:p>
          </table:table-cell>
          <table:table-cell office:value-type="float" office:value="0.253367">
            <text:p>0,253367</text:p>
          </table:table-cell>
          <table:table-cell office:value-type="float" office:value="1.53956">
            <text:p>1,53956</text:p>
          </table:table-cell>
          <table:table-cell office:value-type="float" office:value="237.744">
            <text:p>237,744</text:p>
          </table:table-cell>
          <table:table-cell office:value-type="float" office:value="0.776523">
            <text:p>0,776523</text:p>
          </table:table-cell>
          <table:table-cell office:value-type="float" office:value="238.52">
            <text:p>238,52</text:p>
          </table:table-cell>
          <table:table-cell office:value-type="float" office:value="20.4438">
            <text:p>20,4438</text:p>
          </table:table-cell>
          <table:table-cell office:value-type="float" office:value="0.343101">
            <text:p>0,343101</text:p>
          </table:table-cell>
          <table:table-cell office:value-type="float" office:value="20.7869">
            <text:p>20,7869</text:p>
          </table:table-cell>
          <table:table-cell office:value-type="float" office:value="3.50227">
            <text:p>3,50227</text:p>
          </table:table-cell>
          <table:table-cell office:value-type="float" office:value="0.351605">
            <text:p>0,351605</text:p>
          </table:table-cell>
          <table:table-cell office:value-type="float" office:value="3.85388">
            <text:p>3,85388</text:p>
          </table:table-cell>
          <table:table-cell office:value-type="float" office:value="28.9677">
            <text:p>28,9677</text:p>
          </table:table-cell>
          <table:table-cell office:value-type="float" office:value="0.609664">
            <text:p>0,609664</text:p>
          </table:table-cell>
          <table:table-cell office:value-type="float" office:value="29.5774">
            <text:p>29,5774</text:p>
          </table:table-cell>
          <table:table-cell office:value-type="float" office:value="21.001">
            <text:p>21,001</text:p>
          </table:table-cell>
          <table:table-cell office:value-type="float" office:value="0.55688">
            <text:p>0,55688</text:p>
          </table:table-cell>
          <table:table-cell office:value-type="float" office:value="21.5579">
            <text:p>21,5579</text:p>
          </table:table-cell>
          <table:table-cell office:value-type="float" office:value="13.1757">
            <text:p>13,1757</text:p>
          </table:table-cell>
          <table:table-cell office:value-type="float" office:value="0.75101">
            <text:p>0,75101</text:p>
          </table:table-cell>
          <table:table-cell office:value-type="float" office:value="13.9267">
            <text:p>13,9267</text:p>
          </table:table-cell>
          <table:table-cell office:value-type="float" office:value="270.832">
            <text:p>270,832</text:p>
          </table:table-cell>
          <table:table-cell office:value-type="float" office:value="2.57238">
            <text:p>2,57238</text:p>
          </table:table-cell>
          <table:table-cell office:value-type="float" office:value="273.405">
            <text:p>273,405</text:p>
          </table:table-cell>
        </table:table-row>
        <table:table-row table:style-name="ro1">
          <table:table-cell office:value-type="float" office:value="234.575">
            <text:p>234,575</text:p>
          </table:table-cell>
          <table:table-cell office:value-type="float" office:value="0.91259">
            <text:p>0,91259</text:p>
          </table:table-cell>
          <table:table-cell office:value-type="float" office:value="235.488">
            <text:p>235,488</text:p>
          </table:table-cell>
          <table:table-cell office:value-type="float" office:value="3.62221">
            <text:p>3,62221</text:p>
          </table:table-cell>
          <table:table-cell office:value-type="float" office:value="0.764793">
            <text:p>0,764793</text:p>
          </table:table-cell>
          <table:table-cell office:value-type="float" office:value="4.387">
            <text:p>4,387</text:p>
          </table:table-cell>
          <table:table-cell office:value-type="float" office:value="244.924">
            <text:p>244,924</text:p>
          </table:table-cell>
          <table:table-cell office:value-type="float" office:value="0.732829">
            <text:p>0,732829</text:p>
          </table:table-cell>
          <table:table-cell office:value-type="float" office:value="245.657">
            <text:p>245,657</text:p>
          </table:table-cell>
          <table:table-cell office:value-type="float" office:value="19.8817">
            <text:p>19,8817</text:p>
          </table:table-cell>
          <table:table-cell office:value-type="float" office:value="0.35835">
            <text:p>0,35835</text:p>
          </table:table-cell>
          <table:table-cell office:value-type="float" office:value="20.24">
            <text:p>20,24</text:p>
          </table:table-cell>
          <table:table-cell office:value-type="float" office:value="7.39896">
            <text:p>7,39896</text:p>
          </table:table-cell>
          <table:table-cell office:value-type="float" office:value="0.840158">
            <text:p>0,840158</text:p>
          </table:table-cell>
          <table:table-cell office:value-type="float" office:value="8.23912">
            <text:p>8,23912</text:p>
          </table:table-cell>
          <table:table-cell office:value-type="float" office:value="30.5618">
            <text:p>30,5618</text:p>
          </table:table-cell>
          <table:table-cell office:value-type="float" office:value="0.621101">
            <text:p>0,621101</text:p>
          </table:table-cell>
          <table:table-cell office:value-type="float" office:value="31.1829">
            <text:p>31,1829</text:p>
          </table:table-cell>
          <table:table-cell office:value-type="float" office:value="21.8036">
            <text:p>21,8036</text:p>
          </table:table-cell>
          <table:table-cell office:value-type="float" office:value="1.68383">
            <text:p>1,68383</text:p>
          </table:table-cell>
          <table:table-cell office:value-type="float" office:value="23.4875">
            <text:p>23,4875</text:p>
          </table:table-cell>
          <table:table-cell office:value-type="float" office:value="13.6062">
            <text:p>13,6062</text:p>
          </table:table-cell>
          <table:table-cell office:value-type="float" office:value="0.377411">
            <text:p>0,377411</text:p>
          </table:table-cell>
          <table:table-cell office:value-type="float" office:value="13.9836">
            <text:p>13,9836</text:p>
          </table:table-cell>
          <table:table-cell office:value-type="float" office:value="241.496">
            <text:p>241,496</text:p>
          </table:table-cell>
          <table:table-cell office:value-type="float" office:value="0.850422">
            <text:p>0,850422</text:p>
          </table:table-cell>
          <table:table-cell office:value-type="float" office:value="242.346">
            <text:p>242,346</text:p>
          </table:table-cell>
        </table:table-row>
        <table:table-row table:style-name="ro1">
          <table:table-cell office:value-type="float" office:value="266.731">
            <text:p>266,731</text:p>
          </table:table-cell>
          <table:table-cell office:value-type="float" office:value="1.40408">
            <text:p>1,40408</text:p>
          </table:table-cell>
          <table:table-cell office:value-type="float" office:value="268.135">
            <text:p>268,135</text:p>
          </table:table-cell>
          <table:table-cell office:value-type="float" office:value="1.24924">
            <text:p>1,24924</text:p>
          </table:table-cell>
          <table:table-cell office:value-type="float" office:value="0.274188">
            <text:p>0,274188</text:p>
          </table:table-cell>
          <table:table-cell office:value-type="float" office:value="1.52343">
            <text:p>1,52343</text:p>
          </table:table-cell>
          <table:table-cell office:value-type="float" office:value="243.429">
            <text:p>243,429</text:p>
          </table:table-cell>
          <table:table-cell office:value-type="float" office:value="1.41932">
            <text:p>1,41932</text:p>
          </table:table-cell>
          <table:table-cell office:value-type="float" office:value="244.848">
            <text:p>244,848</text:p>
          </table:table-cell>
          <table:table-cell office:value-type="float" office:value="36.7543">
            <text:p>36,7543</text:p>
          </table:table-cell>
          <table:table-cell office:value-type="float" office:value="1.00291">
            <text:p>1,00291</text:p>
          </table:table-cell>
          <table:table-cell office:value-type="float" office:value="37.7573">
            <text:p>37,7573</text:p>
          </table:table-cell>
          <table:table-cell office:value-type="float" office:value="5.45179">
            <text:p>5,45179</text:p>
          </table:table-cell>
          <table:table-cell office:value-type="float" office:value="0.45219">
            <text:p>0,45219</text:p>
          </table:table-cell>
          <table:table-cell office:value-type="float" office:value="5.90398">
            <text:p>5,90398</text:p>
          </table:table-cell>
          <table:table-cell office:value-type="float" office:value="33.5031">
            <text:p>33,5031</text:p>
          </table:table-cell>
          <table:table-cell office:value-type="float" office:value="0.621981">
            <text:p>0,621981</text:p>
          </table:table-cell>
          <table:table-cell office:value-type="float" office:value="34.1251">
            <text:p>34,1251</text:p>
          </table:table-cell>
          <table:table-cell office:value-type="float" office:value="14.3692">
            <text:p>14,3692</text:p>
          </table:table-cell>
          <table:table-cell office:value-type="float" office:value="0.598228">
            <text:p>0,598228</text:p>
          </table:table-cell>
          <table:table-cell office:value-type="float" office:value="14.9674">
            <text:p>14,9674</text:p>
          </table:table-cell>
          <table:table-cell office:value-type="float" office:value="10.2089">
            <text:p>10,2089</text:p>
          </table:table-cell>
          <table:table-cell office:value-type="float" office:value="0.402631">
            <text:p>0,402631</text:p>
          </table:table-cell>
          <table:table-cell office:value-type="float" office:value="10.6115">
            <text:p>10,6115</text:p>
          </table:table-cell>
          <table:table-cell office:value-type="float" office:value="228.948">
            <text:p>228,948</text:p>
          </table:table-cell>
          <table:table-cell office:value-type="float" office:value="2.38998">
            <text:p>2,38998</text:p>
          </table:table-cell>
          <table:table-cell office:value-type="float" office:value="231.338">
            <text:p>231,338</text:p>
          </table:table-cell>
        </table:table-row>
        <table:table-row table:style-name="ro1">
          <table:table-cell office:value-type="float" office:value="247.184">
            <text:p>247,184</text:p>
          </table:table-cell>
          <table:table-cell office:value-type="float" office:value="1.65686">
            <text:p>1,65686</text:p>
          </table:table-cell>
          <table:table-cell office:value-type="float" office:value="248.84">
            <text:p>248,84</text:p>
          </table:table-cell>
          <table:table-cell office:value-type="float" office:value="1.52695">
            <text:p>1,52695</text:p>
          </table:table-cell>
          <table:table-cell office:value-type="float" office:value="0.282105">
            <text:p>0,282105</text:p>
          </table:table-cell>
          <table:table-cell office:value-type="float" office:value="1.80905">
            <text:p>1,80905</text:p>
          </table:table-cell>
          <table:table-cell office:value-type="float" office:value="237.489">
            <text:p>237,489</text:p>
          </table:table-cell>
          <table:table-cell office:value-type="float" office:value="1.53164">
            <text:p>1,53164</text:p>
          </table:table-cell>
          <table:table-cell office:value-type="float" office:value="239.02">
            <text:p>239,02</text:p>
          </table:table-cell>
          <table:table-cell office:value-type="float" office:value="24.113">
            <text:p>24,113</text:p>
          </table:table-cell>
          <table:table-cell office:value-type="float" office:value="0.36011">
            <text:p>0,36011</text:p>
          </table:table-cell>
          <table:table-cell office:value-type="float" office:value="24.4731">
            <text:p>24,4731</text:p>
          </table:table-cell>
          <table:table-cell office:value-type="float" office:value="3.21665">
            <text:p>3,21665</text:p>
          </table:table-cell>
          <table:table-cell office:value-type="float" office:value="0.363042">
            <text:p>0,363042</text:p>
          </table:table-cell>
          <table:table-cell office:value-type="float" office:value="3.57969">
            <text:p>3,57969</text:p>
          </table:table-cell>
          <table:table-cell office:value-type="float" office:value="29.6489">
            <text:p>29,6489</text:p>
          </table:table-cell>
          <table:table-cell office:value-type="float" office:value="0.593829">
            <text:p>0,593829</text:p>
          </table:table-cell>
          <table:table-cell office:value-type="float" office:value="30.2428">
            <text:p>30,2428</text:p>
          </table:table-cell>
          <table:table-cell office:value-type="float" office:value="13.7466">
            <text:p>13,7466</text:p>
          </table:table-cell>
          <table:table-cell office:value-type="float" office:value="0.617582">
            <text:p>0,617582</text:p>
          </table:table-cell>
          <table:table-cell office:value-type="float" office:value="14.3642">
            <text:p>14,3642</text:p>
          </table:table-cell>
          <table:table-cell office:value-type="float" office:value="13.1821">
            <text:p>13,1821</text:p>
          </table:table-cell>
          <table:table-cell office:value-type="float" office:value="0.424918">
            <text:p>0,424918</text:p>
          </table:table-cell>
          <table:table-cell office:value-type="float" office:value="13.607">
            <text:p>13,607</text:p>
          </table:table-cell>
          <table:table-cell office:value-type="float" office:value="238.305">
            <text:p>238,305</text:p>
          </table:table-cell>
          <table:table-cell office:value-type="float" office:value="0.904086">
            <text:p>0,904086</text:p>
          </table:table-cell>
          <table:table-cell office:value-type="float" office:value="239.209">
            <text:p>239,209</text:p>
          </table:table-cell>
        </table:table-row>
        <table:table-row table:style-name="ro1">
          <table:table-cell office:value-type="float" office:value="234.82">
            <text:p>234,82</text:p>
          </table:table-cell>
          <table:table-cell office:value-type="float" office:value="0.847196">
            <text:p>0,847196</text:p>
          </table:table-cell>
          <table:table-cell office:value-type="float" office:value="235.667">
            <text:p>235,667</text:p>
          </table:table-cell>
          <table:table-cell office:value-type="float" office:value="1.23722">
            <text:p>1,23722</text:p>
          </table:table-cell>
          <table:table-cell office:value-type="float" office:value="0.290903">
            <text:p>0,290903</text:p>
          </table:table-cell>
          <table:table-cell office:value-type="float" office:value="1.52812">
            <text:p>1,52812</text:p>
          </table:table-cell>
          <table:table-cell office:value-type="float" office:value="232.175">
            <text:p>232,175</text:p>
          </table:table-cell>
          <table:table-cell office:value-type="float" office:value="0.780628">
            <text:p>0,780628</text:p>
          </table:table-cell>
          <table:table-cell office:value-type="float" office:value="232.956">
            <text:p>232,956</text:p>
          </table:table-cell>
          <table:table-cell office:value-type="float" office:value="25.5088">
            <text:p>25,5088</text:p>
          </table:table-cell>
          <table:table-cell office:value-type="float" office:value="0.329318">
            <text:p>0,329318</text:p>
          </table:table-cell>
          <table:table-cell office:value-type="float" office:value="25.8382">
            <text:p>25,8382</text:p>
          </table:table-cell>
          <table:table-cell office:value-type="float" office:value="3.03366">
            <text:p>3,03366</text:p>
          </table:table-cell>
          <table:table-cell office:value-type="float" office:value="0.338409">
            <text:p>0,338409</text:p>
          </table:table-cell>
          <table:table-cell office:value-type="float" office:value="3.37207">
            <text:p>3,37207</text:p>
          </table:table-cell>
          <table:table-cell office:value-type="float" office:value="31.619">
            <text:p>31,619</text:p>
          </table:table-cell>
          <table:table-cell office:value-type="float" office:value="0.591483">
            <text:p>0,591483</text:p>
          </table:table-cell>
          <table:table-cell office:value-type="float" office:value="32.2105">
            <text:p>32,2105</text:p>
          </table:table-cell>
          <table:table-cell office:value-type="float" office:value="14.146">
            <text:p>14,146</text:p>
          </table:table-cell>
          <table:table-cell office:value-type="float" office:value="0.710542">
            <text:p>0,710542</text:p>
          </table:table-cell>
          <table:table-cell office:value-type="float" office:value="14.8566">
            <text:p>14,8566</text:p>
          </table:table-cell>
          <table:table-cell office:value-type="float" office:value="12.6818">
            <text:p>12,6818</text:p>
          </table:table-cell>
          <table:table-cell office:value-type="float" office:value="0.633418">
            <text:p>0,633418</text:p>
          </table:table-cell>
          <table:table-cell office:value-type="float" office:value="13.3153">
            <text:p>13,3153</text:p>
          </table:table-cell>
          <table:table-cell office:value-type="float" office:value="234.822">
            <text:p>234,822</text:p>
          </table:table-cell>
          <table:table-cell office:value-type="float" office:value="0.881506">
            <text:p>0,881506</text:p>
          </table:table-cell>
          <table:table-cell office:value-type="float" office:value="235.703">
            <text:p>235,703</text:p>
          </table:table-cell>
        </table:table-row>
        <table:table-row table:style-name="ro1">
          <table:table-cell office:value-type="float" office:value="235.643">
            <text:p>235,643</text:p>
          </table:table-cell>
          <table:table-cell office:value-type="float" office:value="0.850128">
            <text:p>0,850128</text:p>
          </table:table-cell>
          <table:table-cell office:value-type="float" office:value="236.493">
            <text:p>236,493</text:p>
          </table:table-cell>
          <table:table-cell office:value-type="float" office:value="1.42079">
            <text:p>1,42079</text:p>
          </table:table-cell>
          <table:table-cell office:value-type="float" office:value="0.282105">
            <text:p>0,282105</text:p>
          </table:table-cell>
          <table:table-cell office:value-type="float" office:value="1.7029">
            <text:p>1,7029</text:p>
          </table:table-cell>
          <table:table-cell office:value-type="float" office:value="232.054">
            <text:p>232,054</text:p>
          </table:table-cell>
          <table:table-cell office:value-type="float" office:value="0.748078">
            <text:p>0,748078</text:p>
          </table:table-cell>
          <table:table-cell office:value-type="float" office:value="232.802">
            <text:p>232,802</text:p>
          </table:table-cell>
          <table:table-cell office:value-type="float" office:value="19.4207">
            <text:p>19,4207</text:p>
          </table:table-cell>
          <table:table-cell office:value-type="float" office:value="0.328145">
            <text:p>0,328145</text:p>
          </table:table-cell>
          <table:table-cell office:value-type="float" office:value="19.7488">
            <text:p>19,7488</text:p>
          </table:table-cell>
          <table:table-cell office:value-type="float" office:value="3.06093">
            <text:p>3,06093</text:p>
          </table:table-cell>
          <table:table-cell office:value-type="float" office:value="0.325213">
            <text:p>0,325213</text:p>
          </table:table-cell>
          <table:table-cell office:value-type="float" office:value="3.38614">
            <text:p>3,38614</text:p>
          </table:table-cell>
          <table:table-cell office:value-type="float" office:value="32.3764">
            <text:p>32,3764</text:p>
          </table:table-cell>
          <table:table-cell office:value-type="float" office:value="0.571542">
            <text:p>0,571542</text:p>
          </table:table-cell>
          <table:table-cell office:value-type="float" office:value="32.948">
            <text:p>32,948</text:p>
          </table:table-cell>
          <table:table-cell office:value-type="float" office:value="20.8397">
            <text:p>20,8397</text:p>
          </table:table-cell>
          <table:table-cell office:value-type="float" office:value="1.8375">
            <text:p>1,8375</text:p>
          </table:table-cell>
          <table:table-cell office:value-type="float" office:value="22.6772">
            <text:p>22,6772</text:p>
          </table:table-cell>
          <table:table-cell office:value-type="float" office:value="10.4018">
            <text:p>10,4018</text:p>
          </table:table-cell>
          <table:table-cell office:value-type="float" office:value="0.413188">
            <text:p>0,413188</text:p>
          </table:table-cell>
          <table:table-cell office:value-type="float" office:value="10.815">
            <text:p>10,815</text:p>
          </table:table-cell>
          <table:table-cell office:value-type="float" office:value="231.255">
            <text:p>231,255</text:p>
          </table:table-cell>
          <table:table-cell office:value-type="float" office:value="0.864791">
            <text:p>0,864791</text:p>
          </table:table-cell>
          <table:table-cell office:value-type="float" office:value="232.12">
            <text:p>232,12</text:p>
          </table:table-cell>
        </table:table-row>
        <table:table-row table:style-name="ro1">
          <table:table-cell office:value-type="float" office:value="234.165">
            <text:p>234,165</text:p>
          </table:table-cell>
          <table:table-cell office:value-type="float" office:value="0.968014">
            <text:p>0,968014</text:p>
          </table:table-cell>
          <table:table-cell office:value-type="float" office:value="235.133">
            <text:p>235,133</text:p>
          </table:table-cell>
          <table:table-cell office:value-type="float" office:value="1.27358">
            <text:p>1,27358</text:p>
          </table:table-cell>
          <table:table-cell office:value-type="float" office:value="0.273308">
            <text:p>0,273308</text:p>
          </table:table-cell>
          <table:table-cell office:value-type="float" office:value="1.54689">
            <text:p>1,54689</text:p>
          </table:table-cell>
          <table:table-cell office:value-type="float" office:value="258.101">
            <text:p>258,101</text:p>
          </table:table-cell>
          <table:table-cell office:value-type="float" office:value="0.770071">
            <text:p>0,770071</text:p>
          </table:table-cell>
          <table:table-cell office:value-type="float" office:value="258.871">
            <text:p>258,871</text:p>
          </table:table-cell>
          <table:table-cell office:value-type="float" office:value="19.6486">
            <text:p>19,6486</text:p>
          </table:table-cell>
          <table:table-cell office:value-type="float" office:value="0.355711">
            <text:p>0,355711</text:p>
          </table:table-cell>
          <table:table-cell office:value-type="float" office:value="20.0043">
            <text:p>20,0043</text:p>
          </table:table-cell>
          <table:table-cell office:value-type="float" office:value="3.0404">
            <text:p>3,0404</text:p>
          </table:table-cell>
          <table:table-cell office:value-type="float" office:value="0.33665">
            <text:p>0,33665</text:p>
          </table:table-cell>
          <table:table-cell office:value-type="float" office:value="3.37705">
            <text:p>3,37705</text:p>
          </table:table-cell>
          <table:table-cell office:value-type="float" office:value="33.3512">
            <text:p>33,3512</text:p>
          </table:table-cell>
          <table:table-cell office:value-type="float" office:value="0.651306">
            <text:p>0,651306</text:p>
          </table:table-cell>
          <table:table-cell office:value-type="float" office:value="34.0025">
            <text:p>34,0025</text:p>
          </table:table-cell>
          <table:table-cell office:value-type="float" office:value="18.6061">
            <text:p>18,6061</text:p>
          </table:table-cell>
          <table:table-cell office:value-type="float" office:value="1.36654">
            <text:p>1,36654</text:p>
          </table:table-cell>
          <table:table-cell office:value-type="float" office:value="19.9726">
            <text:p>19,9726</text:p>
          </table:table-cell>
          <table:table-cell office:value-type="float" office:value="11.3549">
            <text:p>11,3549</text:p>
          </table:table-cell>
          <table:table-cell office:value-type="float" office:value="0.409082">
            <text:p>0,409082</text:p>
          </table:table-cell>
          <table:table-cell office:value-type="float" office:value="11.764">
            <text:p>11,764</text:p>
          </table:table-cell>
          <table:table-cell office:value-type="float" office:value="258.811">
            <text:p>258,811</text:p>
          </table:table-cell>
          <table:table-cell office:value-type="float" office:value="0.90262">
            <text:p>0,90262</text:p>
          </table:table-cell>
          <table:table-cell office:value-type="float" office:value="259.713">
            <text:p>259,713</text:p>
          </table:table-cell>
        </table:table-row>
        <table:table-row table:style-name="ro1">
          <table:table-cell office:value-type="float" office:value="248.005">
            <text:p>248,005</text:p>
          </table:table-cell>
          <table:table-cell office:value-type="float" office:value="2.08089">
            <text:p>2,08089</text:p>
          </table:table-cell>
          <table:table-cell office:value-type="float" office:value="250.086">
            <text:p>250,086</text:p>
          </table:table-cell>
          <table:table-cell office:value-type="float" office:value="1.26361">
            <text:p>1,26361</text:p>
          </table:table-cell>
          <table:table-cell office:value-type="float" office:value="0.366268">
            <text:p>0,366268</text:p>
          </table:table-cell>
          <table:table-cell office:value-type="float" office:value="1.62988">
            <text:p>1,62988</text:p>
          </table:table-cell>
          <table:table-cell office:value-type="float" office:value="256.057">
            <text:p>256,057</text:p>
          </table:table-cell>
          <table:table-cell office:value-type="float" office:value="0.737521">
            <text:p>0,737521</text:p>
          </table:table-cell>
          <table:table-cell office:value-type="float" office:value="256.795">
            <text:p>256,795</text:p>
          </table:table-cell>
          <table:table-cell office:value-type="float" office:value="23.8948">
            <text:p>23,8948</text:p>
          </table:table-cell>
          <table:table-cell office:value-type="float" office:value="0.442806">
            <text:p>0,442806</text:p>
          </table:table-cell>
          <table:table-cell office:value-type="float" office:value="24.3376">
            <text:p>24,3376</text:p>
          </table:table-cell>
          <table:table-cell office:value-type="float" office:value="3.01049">
            <text:p>3,01049</text:p>
          </table:table-cell>
          <table:table-cell office:value-type="float" office:value="0.336943">
            <text:p>0,336943</text:p>
          </table:table-cell>
          <table:table-cell office:value-type="float" office:value="3.34744">
            <text:p>3,34744</text:p>
          </table:table-cell>
          <table:table-cell office:value-type="float" office:value="29.0827">
            <text:p>29,0827</text:p>
          </table:table-cell>
          <table:table-cell office:value-type="float" office:value="0.616116">
            <text:p>0,616116</text:p>
          </table:table-cell>
          <table:table-cell office:value-type="float" office:value="29.6988">
            <text:p>29,6988</text:p>
          </table:table-cell>
          <table:table-cell office:value-type="float" office:value="14.0704">
            <text:p>14,0704</text:p>
          </table:table-cell>
          <table:table-cell office:value-type="float" office:value="0.596175">
            <text:p>0,596175</text:p>
          </table:table-cell>
          <table:table-cell office:value-type="float" office:value="14.6665">
            <text:p>14,6665</text:p>
          </table:table-cell>
          <table:table-cell office:value-type="float" office:value="10.9616">
            <text:p>10,9616</text:p>
          </table:table-cell>
          <table:table-cell office:value-type="float" office:value="0.512892">
            <text:p>0,512892</text:p>
          </table:table-cell>
          <table:table-cell office:value-type="float" office:value="11.4745">
            <text:p>11,4745</text:p>
          </table:table-cell>
          <table:table-cell office:value-type="float" office:value="244.597">
            <text:p>244,597</text:p>
          </table:table-cell>
          <table:table-cell office:value-type="float" office:value="0.835466">
            <text:p>0,835466</text:p>
          </table:table-cell>
          <table:table-cell office:value-type="float" office:value="245.432">
            <text:p>245,432</text:p>
          </table:table-cell>
        </table:table-row>
        <table:table-row table:style-name="ro1">
          <table:table-cell office:value-type="float" office:value="224.851">
            <text:p>224,851</text:p>
          </table:table-cell>
          <table:table-cell office:value-type="float" office:value="1.8199">
            <text:p>1,8199</text:p>
          </table:table-cell>
          <table:table-cell office:value-type="float" office:value="226.671">
            <text:p>226,671</text:p>
          </table:table-cell>
          <table:table-cell office:value-type="float" office:value="1.39616">
            <text:p>1,39616</text:p>
          </table:table-cell>
          <table:table-cell office:value-type="float" office:value="0.3475">
            <text:p>0,3475</text:p>
          </table:table-cell>
          <table:table-cell office:value-type="float" office:value="1.74366">
            <text:p>1,74366</text:p>
          </table:table-cell>
          <table:table-cell office:value-type="float" office:value="263.191">
            <text:p>263,191</text:p>
          </table:table-cell>
          <table:table-cell office:value-type="float" office:value="0.808487">
            <text:p>0,808487</text:p>
          </table:table-cell>
          <table:table-cell office:value-type="float" office:value="263.999">
            <text:p>263,999</text:p>
          </table:table-cell>
          <table:table-cell office:value-type="float" office:value="27.9217">
            <text:p>27,9217</text:p>
          </table:table-cell>
          <table:table-cell office:value-type="float" office:value="0.326093">
            <text:p>0,326093</text:p>
          </table:table-cell>
          <table:table-cell office:value-type="float" office:value="28.2478">
            <text:p>28,2478</text:p>
          </table:table-cell>
          <table:table-cell office:value-type="float" office:value="2.92398">
            <text:p>2,92398</text:p>
          </table:table-cell>
          <table:table-cell office:value-type="float" office:value="0.370373">
            <text:p>0,370373</text:p>
          </table:table-cell>
          <table:table-cell office:value-type="float" office:value="3.29436">
            <text:p>3,29436</text:p>
          </table:table-cell>
          <table:table-cell office:value-type="float" office:value="28.9398">
            <text:p>28,9398</text:p>
          </table:table-cell>
          <table:table-cell office:value-type="float" office:value="0.595588">
            <text:p>0,595588</text:p>
          </table:table-cell>
          <table:table-cell office:value-type="float" office:value="29.5354">
            <text:p>29,5354</text:p>
          </table:table-cell>
          <table:table-cell office:value-type="float" office:value="17.9726">
            <text:p>17,9726</text:p>
          </table:table-cell>
          <table:table-cell office:value-type="float" office:value="0.587084">
            <text:p>0,587084</text:p>
          </table:table-cell>
          <table:table-cell office:value-type="float" office:value="18.5597">
            <text:p>18,5597</text:p>
          </table:table-cell>
          <table:table-cell office:value-type="float" office:value="10.7769">
            <text:p>10,7769</text:p>
          </table:table-cell>
          <table:table-cell office:value-type="float" office:value="0.404097">
            <text:p>0,404097</text:p>
          </table:table-cell>
          <table:table-cell office:value-type="float" office:value="11.181">
            <text:p>11,181</text:p>
          </table:table-cell>
          <table:table-cell office:value-type="float" office:value="226.372">
            <text:p>226,372</text:p>
          </table:table-cell>
          <table:table-cell office:value-type="float" office:value="1.20701">
            <text:p>1,20701</text:p>
          </table:table-cell>
          <table:table-cell office:value-type="float" office:value="227.579">
            <text:p>227,579</text:p>
          </table:table-cell>
        </table:table-row>
        <table:table-row table:style-name="ro1">
          <table:table-cell office:value-type="float" office:value="243.538">
            <text:p>243,538</text:p>
          </table:table-cell>
          <table:table-cell office:value-type="float" office:value="0.905259">
            <text:p>0,905259</text:p>
          </table:table-cell>
          <table:table-cell office:value-type="float" office:value="244.443">
            <text:p>244,443</text:p>
          </table:table-cell>
          <table:table-cell office:value-type="float" office:value="1.56624">
            <text:p>1,56624</text:p>
          </table:table-cell>
          <table:table-cell office:value-type="float" office:value="0.31143">
            <text:p>0,31143</text:p>
          </table:table-cell>
          <table:table-cell office:value-type="float" office:value="1.87767">
            <text:p>1,87767</text:p>
          </table:table-cell>
          <table:table-cell office:value-type="float" office:value="245.707">
            <text:p>245,707</text:p>
          </table:table-cell>
          <table:table-cell office:value-type="float" office:value="0.743972">
            <text:p>0,743972</text:p>
          </table:table-cell>
          <table:table-cell office:value-type="float" office:value="246.451">
            <text:p>246,451</text:p>
          </table:table-cell>
          <table:table-cell office:value-type="float" office:value="19.8312">
            <text:p>19,8312</text:p>
          </table:table-cell>
          <table:table-cell office:value-type="float" office:value="0.349259">
            <text:p>0,349259</text:p>
          </table:table-cell>
          <table:table-cell office:value-type="float" office:value="20.1805">
            <text:p>20,1805</text:p>
          </table:table-cell>
          <table:table-cell office:value-type="float" office:value="3.00199">
            <text:p>3,00199</text:p>
          </table:table-cell>
          <table:table-cell office:value-type="float" office:value="0.35923">
            <text:p>0,35923</text:p>
          </table:table-cell>
          <table:table-cell office:value-type="float" office:value="3.36122">
            <text:p>3,36122</text:p>
          </table:table-cell>
          <table:table-cell office:value-type="float" office:value="37.2816">
            <text:p>37,2816</text:p>
          </table:table-cell>
          <table:table-cell office:value-type="float" office:value="1.13165">
            <text:p>1,13165</text:p>
          </table:table-cell>
          <table:table-cell office:value-type="float" office:value="38.4133">
            <text:p>38,4133</text:p>
          </table:table-cell>
          <table:table-cell office:value-type="float" office:value="26.5185">
            <text:p>26,5185</text:p>
          </table:table-cell>
          <table:table-cell office:value-type="float" office:value="0.788839">
            <text:p>0,788839</text:p>
          </table:table-cell>
          <table:table-cell office:value-type="float" office:value="27.3073">
            <text:p>27,3073</text:p>
          </table:table-cell>
          <table:table-cell office:value-type="float" office:value="15.8774">
            <text:p>15,8774</text:p>
          </table:table-cell>
          <table:table-cell office:value-type="float" office:value="0.404097">
            <text:p>0,404097</text:p>
          </table:table-cell>
          <table:table-cell office:value-type="float" office:value="16.2815">
            <text:p>16,2815</text:p>
          </table:table-cell>
          <table:table-cell office:value-type="float" office:value="268.393">
            <text:p>268,393</text:p>
          </table:table-cell>
          <table:table-cell office:value-type="float" office:value="1.71287">
            <text:p>1,71287</text:p>
          </table:table-cell>
          <table:table-cell office:value-type="float" office:value="270.106">
            <text:p>270,106</text:p>
          </table:table-cell>
        </table:table-row>
        <table:table-row table:style-name="ro1">
          <table:table-cell office:value-type="float" office:value="261.602">
            <text:p>261,602</text:p>
          </table:table-cell>
          <table:table-cell office:value-type="float" office:value="0.936637">
            <text:p>0,936637</text:p>
          </table:table-cell>
          <table:table-cell office:value-type="float" office:value="262.539">
            <text:p>262,539</text:p>
          </table:table-cell>
          <table:table-cell office:value-type="float" office:value="1.32021">
            <text:p>1,32021</text:p>
          </table:table-cell>
          <table:table-cell office:value-type="float" office:value="0.283278">
            <text:p>0,283278</text:p>
          </table:table-cell>
          <table:table-cell office:value-type="float" office:value="1.60348">
            <text:p>1,60348</text:p>
          </table:table-cell>
          <table:table-cell office:value-type="float" office:value="219.182">
            <text:p>219,182</text:p>
          </table:table-cell>
          <table:table-cell office:value-type="float" office:value="0.737228">
            <text:p>0,737228</text:p>
          </table:table-cell>
          <table:table-cell office:value-type="float" office:value="219.919">
            <text:p>219,919</text:p>
          </table:table-cell>
          <table:table-cell office:value-type="float" office:value="24.064">
            <text:p>24,064</text:p>
          </table:table-cell>
          <table:table-cell office:value-type="float" office:value="0.927839">
            <text:p>0,927839</text:p>
          </table:table-cell>
          <table:table-cell office:value-type="float" office:value="24.9918">
            <text:p>24,9918</text:p>
          </table:table-cell>
          <table:table-cell office:value-type="float" office:value="3.04334">
            <text:p>3,04334</text:p>
          </table:table-cell>
          <table:table-cell office:value-type="float" office:value="0.340755">
            <text:p>0,340755</text:p>
          </table:table-cell>
          <table:table-cell office:value-type="float" office:value="3.38409">
            <text:p>3,38409</text:p>
          </table:table-cell>
          <table:table-cell office:value-type="float" office:value="40.5419">
            <text:p>40,5419</text:p>
          </table:table-cell>
          <table:table-cell office:value-type="float" office:value="1.65774">
            <text:p>1,65774</text:p>
          </table:table-cell>
          <table:table-cell office:value-type="float" office:value="42.1997">
            <text:p>42,1997</text:p>
          </table:table-cell>
          <table:table-cell office:value-type="float" office:value="14.7478">
            <text:p>14,7478</text:p>
          </table:table-cell>
          <table:table-cell office:value-type="float" office:value="0.558639">
            <text:p>0,558639</text:p>
          </table:table-cell>
          <table:table-cell office:value-type="float" office:value="15.3064">
            <text:p>15,3064</text:p>
          </table:table-cell>
          <table:table-cell office:value-type="float" office:value="10.2405">
            <text:p>10,2405</text:p>
          </table:table-cell>
          <table:table-cell office:value-type="float" office:value="0.426091">
            <text:p>0,426091</text:p>
          </table:table-cell>
          <table:table-cell office:value-type="float" office:value="10.6666">
            <text:p>10,6666</text:p>
          </table:table-cell>
          <table:table-cell office:value-type="float" office:value="248.502">
            <text:p>248,502</text:p>
          </table:table-cell>
          <table:table-cell office:value-type="float" office:value="0.910244">
            <text:p>0,910244</text:p>
          </table:table-cell>
          <table:table-cell office:value-type="float" office:value="249.412">
            <text:p>249,412</text:p>
          </table:table-cell>
        </table:table-row>
        <table:table-row table:style-name="ro1">
          <table:table-cell office:value-type="float" office:value="233.861">
            <text:p>233,861</text:p>
          </table:table-cell>
          <table:table-cell office:value-type="float" office:value="0.877987">
            <text:p>0,877987</text:p>
          </table:table-cell>
          <table:table-cell office:value-type="float" office:value="234.739">
            <text:p>234,739</text:p>
          </table:table-cell>
          <table:table-cell office:value-type="float" office:value="1.36625">
            <text:p>1,36625</text:p>
          </table:table-cell>
          <table:table-cell office:value-type="float" office:value="0.290316">
            <text:p>0,290316</text:p>
          </table:table-cell>
          <table:table-cell office:value-type="float" office:value="1.65656">
            <text:p>1,65656</text:p>
          </table:table-cell>
          <table:table-cell office:value-type="float" office:value="244.472">
            <text:p>244,472</text:p>
          </table:table-cell>
          <table:table-cell office:value-type="float" office:value="0.798517">
            <text:p>0,798517</text:p>
          </table:table-cell>
          <table:table-cell office:value-type="float" office:value="245.27">
            <text:p>245,27</text:p>
          </table:table-cell>
          <table:table-cell office:value-type="float" office:value="20.0814">
            <text:p>20,0814</text:p>
          </table:table-cell>
          <table:table-cell office:value-type="float" office:value="0.351899">
            <text:p>0,351899</text:p>
          </table:table-cell>
          <table:table-cell office:value-type="float" office:value="20.4333">
            <text:p>20,4333</text:p>
          </table:table-cell>
          <table:table-cell office:value-type="float" office:value="3.00404">
            <text:p>3,00404</text:p>
          </table:table-cell>
          <table:table-cell office:value-type="float" office:value="0.350432">
            <text:p>0,350432</text:p>
          </table:table-cell>
          <table:table-cell office:value-type="float" office:value="3.35447">
            <text:p>3,35447</text:p>
          </table:table-cell>
          <table:table-cell office:value-type="float" office:value="29.0167">
            <text:p>29,0167</text:p>
          </table:table-cell>
          <table:table-cell office:value-type="float" office:value="1.33956">
            <text:p>1,33956</text:p>
          </table:table-cell>
          <table:table-cell office:value-type="float" office:value="30.3562">
            <text:p>30,3562</text:p>
          </table:table-cell>
          <table:table-cell office:value-type="float" office:value="13.4106">
            <text:p>13,4106</text:p>
          </table:table-cell>
          <table:table-cell office:value-type="float" office:value="0.599694">
            <text:p>0,599694</text:p>
          </table:table-cell>
          <table:table-cell office:value-type="float" office:value="14.0103">
            <text:p>14,0103</text:p>
          </table:table-cell>
          <table:table-cell office:value-type="float" office:value="10.6323">
            <text:p>10,6323</text:p>
          </table:table-cell>
          <table:table-cell office:value-type="float" office:value="0.379464">
            <text:p>0,379464</text:p>
          </table:table-cell>
          <table:table-cell office:value-type="float" office:value="11.0118">
            <text:p>11,0118</text:p>
          </table:table-cell>
          <table:table-cell office:value-type="float" office:value="240.685">
            <text:p>240,685</text:p>
          </table:table-cell>
          <table:table-cell office:value-type="float" office:value="0.837519">
            <text:p>0,837519</text:p>
          </table:table-cell>
          <table:table-cell office:value-type="float" office:value="241.522">
            <text:p>241,522</text:p>
          </table:table-cell>
        </table:table-row>
        <table:table-row table:style-name="ro1">
          <table:table-cell office:value-type="float" office:value="270.568">
            <text:p>270,568</text:p>
          </table:table-cell>
          <table:table-cell office:value-type="float" office:value="1.06743">
            <text:p>1,06743</text:p>
          </table:table-cell>
          <table:table-cell office:value-type="float" office:value="271.636">
            <text:p>271,636</text:p>
          </table:table-cell>
          <table:table-cell office:value-type="float" office:value="1.26742">
            <text:p>1,26742</text:p>
          </table:table-cell>
          <table:table-cell office:value-type="float" office:value="0.306152">
            <text:p>0,306152</text:p>
          </table:table-cell>
          <table:table-cell office:value-type="float" office:value="1.57357">
            <text:p>1,57357</text:p>
          </table:table-cell>
          <table:table-cell office:value-type="float" office:value="261.236">
            <text:p>261,236</text:p>
          </table:table-cell>
          <table:table-cell office:value-type="float" office:value="2.22459">
            <text:p>2,22459</text:p>
          </table:table-cell>
          <table:table-cell office:value-type="float" office:value="263.461">
            <text:p>263,461</text:p>
          </table:table-cell>
          <table:table-cell office:value-type="float" office:value="20.1881">
            <text:p>20,1881</text:p>
          </table:table-cell>
          <table:table-cell office:value-type="float" office:value="0.326386">
            <text:p>0,326386</text:p>
          </table:table-cell>
          <table:table-cell office:value-type="float" office:value="20.5145">
            <text:p>20,5145</text:p>
          </table:table-cell>
          <table:table-cell office:value-type="float" office:value="3.02516">
            <text:p>3,02516</text:p>
          </table:table-cell>
          <table:table-cell office:value-type="float" office:value="0.348086">
            <text:p>0,348086</text:p>
          </table:table-cell>
          <table:table-cell office:value-type="float" office:value="3.37324">
            <text:p>3,37324</text:p>
          </table:table-cell>
          <table:table-cell office:value-type="float" office:value="29.2756">
            <text:p>29,2756</text:p>
          </table:table-cell>
          <table:table-cell office:value-type="float" office:value="0.632831">
            <text:p>0,632831</text:p>
          </table:table-cell>
          <table:table-cell office:value-type="float" office:value="29.9085">
            <text:p>29,9085</text:p>
          </table:table-cell>
          <table:table-cell office:value-type="float" office:value="14.1018">
            <text:p>14,1018</text:p>
          </table:table-cell>
          <table:table-cell office:value-type="float" office:value="0.586791">
            <text:p>0,586791</text:p>
          </table:table-cell>
          <table:table-cell office:value-type="float" office:value="14.6885">
            <text:p>14,6885</text:p>
          </table:table-cell>
          <table:table-cell office:value-type="float" office:value="10.1945">
            <text:p>10,1945</text:p>
          </table:table-cell>
          <table:table-cell office:value-type="float" office:value="0.432835">
            <text:p>0,432835</text:p>
          </table:table-cell>
          <table:table-cell office:value-type="float" office:value="10.6273">
            <text:p>10,6273</text:p>
          </table:table-cell>
          <table:table-cell office:value-type="float" office:value="309.413">
            <text:p>309,413</text:p>
          </table:table-cell>
          <table:table-cell office:value-type="float" office:value="0.860099">
            <text:p>0,860099</text:p>
          </table:table-cell>
          <table:table-cell office:value-type="float" office:value="310.273">
            <text:p>310,273</text:p>
          </table:table-cell>
        </table:table-row>
        <table:table-row table:style-name="ro1">
          <table:table-cell office:value-type="float" office:value="236.093">
            <text:p>236,093</text:p>
          </table:table-cell>
          <table:table-cell office:value-type="float" office:value="0.9035">
            <text:p>0,9035</text:p>
          </table:table-cell>
          <table:table-cell office:value-type="float" office:value="236.996">
            <text:p>236,996</text:p>
          </table:table-cell>
          <table:table-cell office:value-type="float" office:value="2.76094">
            <text:p>2,76094</text:p>
          </table:table-cell>
          <table:table-cell office:value-type="float" office:value="0.849542">
            <text:p>0,849542</text:p>
          </table:table-cell>
          <table:table-cell office:value-type="float" office:value="3.61048">
            <text:p>3,61048</text:p>
          </table:table-cell>
          <table:table-cell office:value-type="float" office:value="231.181">
            <text:p>231,181</text:p>
          </table:table-cell>
          <table:table-cell office:value-type="float" office:value="0.723738">
            <text:p>0,723738</text:p>
          </table:table-cell>
          <table:table-cell office:value-type="float" office:value="231.905">
            <text:p>231,905</text:p>
          </table:table-cell>
          <table:table-cell office:value-type="float" office:value="20.2163">
            <text:p>20,2163</text:p>
          </table:table-cell>
          <table:table-cell office:value-type="float" office:value="1.02109">
            <text:p>1,02109</text:p>
          </table:table-cell>
          <table:table-cell office:value-type="float" office:value="21.2374">
            <text:p>21,2374</text:p>
          </table:table-cell>
          <table:table-cell office:value-type="float" office:value="5.48815">
            <text:p>5,48815</text:p>
          </table:table-cell>
          <table:table-cell office:value-type="float" office:value="1.00584">
            <text:p>1,00584</text:p>
          </table:table-cell>
          <table:table-cell office:value-type="float" office:value="6.494">
            <text:p>6,494</text:p>
          </table:table-cell>
          <table:table-cell office:value-type="float" office:value="30.7093">
            <text:p>30,7093</text:p>
          </table:table-cell>
          <table:table-cell office:value-type="float" office:value="0.617582">
            <text:p>0,617582</text:p>
          </table:table-cell>
          <table:table-cell office:value-type="float" office:value="31.3269">
            <text:p>31,3269</text:p>
          </table:table-cell>
          <table:table-cell office:value-type="float" office:value="14.8736">
            <text:p>14,8736</text:p>
          </table:table-cell>
          <table:table-cell office:value-type="float" office:value="0.604972">
            <text:p>0,604972</text:p>
          </table:table-cell>
          <table:table-cell office:value-type="float" office:value="15.4786">
            <text:p>15,4786</text:p>
          </table:table-cell>
          <table:table-cell office:value-type="float" office:value="10.6869">
            <text:p>10,6869</text:p>
          </table:table-cell>
          <table:table-cell office:value-type="float" office:value="0.401751">
            <text:p>0,401751</text:p>
          </table:table-cell>
          <table:table-cell office:value-type="float" office:value="11.0886">
            <text:p>11,0886</text:p>
          </table:table-cell>
          <table:table-cell office:value-type="float" office:value="223.605">
            <text:p>223,605</text:p>
          </table:table-cell>
          <table:table-cell office:value-type="float" office:value="0.926666">
            <text:p>0,926666</text:p>
          </table:table-cell>
          <table:table-cell office:value-type="float" office:value="224.532">
            <text:p>224,532</text:p>
          </table:table-cell>
        </table:table-row>
        <table:table-row table:style-name="ro1">
          <table:table-cell office:value-type="float" office:value="262.042">
            <text:p>262,042</text:p>
          </table:table-cell>
          <table:table-cell office:value-type="float" office:value="0.888837">
            <text:p>0,888837</text:p>
          </table:table-cell>
          <table:table-cell office:value-type="float" office:value="262.931">
            <text:p>262,931</text:p>
          </table:table-cell>
          <table:table-cell office:value-type="float" office:value="1.35833">
            <text:p>1,35833</text:p>
          </table:table-cell>
          <table:table-cell office:value-type="float" office:value="0.34574">
            <text:p>0,34574</text:p>
          </table:table-cell>
          <table:table-cell office:value-type="float" office:value="1.70407">
            <text:p>1,70407</text:p>
          </table:table-cell>
          <table:table-cell office:value-type="float" office:value="234.986">
            <text:p>234,986</text:p>
          </table:table-cell>
          <table:table-cell office:value-type="float" office:value="2.20318">
            <text:p>2,20318</text:p>
          </table:table-cell>
          <table:table-cell office:value-type="float" office:value="237.189">
            <text:p>237,189</text:p>
          </table:table-cell>
          <table:table-cell office:value-type="float" office:value="42.7164">
            <text:p>42,7164</text:p>
          </table:table-cell>
          <table:table-cell office:value-type="float" office:value="0.378584">
            <text:p>0,378584</text:p>
          </table:table-cell>
          <table:table-cell office:value-type="float" office:value="43.095">
            <text:p>43,095</text:p>
          </table:table-cell>
          <table:table-cell office:value-type="float" office:value="3.24656">
            <text:p>3,24656</text:p>
          </table:table-cell>
          <table:table-cell office:value-type="float" office:value="0.374772">
            <text:p>0,374772</text:p>
          </table:table-cell>
          <table:table-cell office:value-type="float" office:value="3.62133">
            <text:p>3,62133</text:p>
          </table:table-cell>
          <table:table-cell office:value-type="float" office:value="29.8612">
            <text:p>29,8612</text:p>
          </table:table-cell>
          <table:table-cell office:value-type="float" office:value="0.592949">
            <text:p>0,592949</text:p>
          </table:table-cell>
          <table:table-cell office:value-type="float" office:value="30.4542">
            <text:p>30,4542</text:p>
          </table:table-cell>
          <table:table-cell office:value-type="float" office:value="13.9877">
            <text:p>13,9877</text:p>
          </table:table-cell>
          <table:table-cell office:value-type="float" office:value="0.575941">
            <text:p>0,575941</text:p>
          </table:table-cell>
          <table:table-cell office:value-type="float" office:value="14.5636">
            <text:p>14,5636</text:p>
          </table:table-cell>
          <table:table-cell office:value-type="float" office:value="10.1622">
            <text:p>10,1622</text:p>
          </table:table-cell>
          <table:table-cell office:value-type="float" office:value="0.442513">
            <text:p>0,442513</text:p>
          </table:table-cell>
          <table:table-cell office:value-type="float" office:value="10.6048">
            <text:p>10,6048</text:p>
          </table:table-cell>
          <table:table-cell office:value-type="float" office:value="276.466">
            <text:p>276,466</text:p>
          </table:table-cell>
          <table:table-cell office:value-type="float" office:value="0.866844">
            <text:p>0,866844</text:p>
          </table:table-cell>
          <table:table-cell office:value-type="float" office:value="277.332">
            <text:p>277,332</text:p>
          </table:table-cell>
        </table:table-row>
        <table:table-row table:style-name="ro1">
          <table:table-cell office:value-type="float" office:value="233.633">
            <text:p>233,633</text:p>
          </table:table-cell>
          <table:table-cell office:value-type="float" office:value="0.894116">
            <text:p>0,894116</text:p>
          </table:table-cell>
          <table:table-cell office:value-type="float" office:value="234.527">
            <text:p>234,527</text:p>
          </table:table-cell>
          <table:table-cell office:value-type="float" office:value="1.41053">
            <text:p>1,41053</text:p>
          </table:table-cell>
          <table:table-cell office:value-type="float" office:value="0.284745">
            <text:p>0,284745</text:p>
          </table:table-cell>
          <table:table-cell office:value-type="float" office:value="1.69527">
            <text:p>1,69527</text:p>
          </table:table-cell>
          <table:table-cell office:value-type="float" office:value="267.722">
            <text:p>267,722</text:p>
          </table:table-cell>
          <table:table-cell office:value-type="float" office:value="0.780042">
            <text:p>0,780042</text:p>
          </table:table-cell>
          <table:table-cell office:value-type="float" office:value="268.502">
            <text:p>268,502</text:p>
          </table:table-cell>
          <table:table-cell office:value-type="float" office:value="20.089">
            <text:p>20,089</text:p>
          </table:table-cell>
          <table:table-cell office:value-type="float" office:value="0.324626">
            <text:p>0,324626</text:p>
          </table:table-cell>
          <table:table-cell office:value-type="float" office:value="20.4136">
            <text:p>20,4136</text:p>
          </table:table-cell>
          <table:table-cell office:value-type="float" office:value="3.019">
            <text:p>3,019</text:p>
          </table:table-cell>
          <table:table-cell office:value-type="float" office:value="0.338702">
            <text:p>0,338702</text:p>
          </table:table-cell>
          <table:table-cell office:value-type="float" office:value="3.3577">
            <text:p>3,3577</text:p>
          </table:table-cell>
          <table:table-cell office:value-type="float" office:value="29.1874">
            <text:p>29,1874</text:p>
          </table:table-cell>
          <table:table-cell office:value-type="float" office:value="0.572422">
            <text:p>0,572422</text:p>
          </table:table-cell>
          <table:table-cell office:value-type="float" office:value="29.7598">
            <text:p>29,7598</text:p>
          </table:table-cell>
          <table:table-cell office:value-type="float" office:value="13.8924">
            <text:p>13,8924</text:p>
          </table:table-cell>
          <table:table-cell office:value-type="float" office:value="0.592656">
            <text:p>0,592656</text:p>
          </table:table-cell>
          <table:table-cell office:value-type="float" office:value="14.485">
            <text:p>14,485</text:p>
          </table:table-cell>
          <table:table-cell office:value-type="float" office:value="10.5505">
            <text:p>10,5505</text:p>
          </table:table-cell>
          <table:table-cell office:value-type="float" office:value="0.381224">
            <text:p>0,381224</text:p>
          </table:table-cell>
          <table:table-cell office:value-type="float" office:value="10.9317">
            <text:p>10,9317</text:p>
          </table:table-cell>
          <table:table-cell office:value-type="float" office:value="233.587">
            <text:p>233,587</text:p>
          </table:table-cell>
          <table:table-cell office:value-type="float" office:value="0.86831">
            <text:p>0,86831</text:p>
          </table:table-cell>
          <table:table-cell office:value-type="float" office:value="234.455">
            <text:p>234,455</text:p>
          </table:table-cell>
        </table:table-row>
        <table:table-row table:style-name="ro1">
          <table:table-cell office:value-type="float" office:value="249.641">
            <text:p>249,641</text:p>
          </table:table-cell>
          <table:table-cell office:value-type="float" office:value="1.07094">
            <text:p>1,07094</text:p>
          </table:table-cell>
          <table:table-cell office:value-type="float" office:value="250.712">
            <text:p>250,712</text:p>
          </table:table-cell>
          <table:table-cell office:value-type="float" office:value="1.39968">
            <text:p>1,39968</text:p>
          </table:table-cell>
          <table:table-cell office:value-type="float" office:value="0.290903">
            <text:p>0,290903</text:p>
          </table:table-cell>
          <table:table-cell office:value-type="float" office:value="1.69058">
            <text:p>1,69058</text:p>
          </table:table-cell>
          <table:table-cell office:value-type="float" office:value="286.745">
            <text:p>286,745</text:p>
          </table:table-cell>
          <table:table-cell office:value-type="float" office:value="0.766553">
            <text:p>0,766553</text:p>
          </table:table-cell>
          <table:table-cell office:value-type="float" office:value="287.512">
            <text:p>287,512</text:p>
          </table:table-cell>
          <table:table-cell office:value-type="float" office:value="19.3409">
            <text:p>19,3409</text:p>
          </table:table-cell>
          <table:table-cell office:value-type="float" office:value="0.629019">
            <text:p>0,629019</text:p>
          </table:table-cell>
          <table:table-cell office:value-type="float" office:value="19.97">
            <text:p>19,97</text:p>
          </table:table-cell>
          <table:table-cell office:value-type="float" office:value="3.10492">
            <text:p>3,10492</text:p>
          </table:table-cell>
          <table:table-cell office:value-type="float" office:value="0.351605">
            <text:p>0,351605</text:p>
          </table:table-cell>
          <table:table-cell office:value-type="float" office:value="3.45652">
            <text:p>3,45652</text:p>
          </table:table-cell>
          <table:table-cell office:value-type="float" office:value="48.2356">
            <text:p>48,2356</text:p>
          </table:table-cell>
          <table:table-cell office:value-type="float" office:value="0.981797">
            <text:p>0,981797</text:p>
          </table:table-cell>
          <table:table-cell office:value-type="float" office:value="49.2174">
            <text:p>49,2174</text:p>
          </table:table-cell>
          <table:table-cell office:value-type="float" office:value="14.1853">
            <text:p>14,1853</text:p>
          </table:table-cell>
          <table:table-cell office:value-type="float" office:value="0.572715">
            <text:p>0,572715</text:p>
          </table:table-cell>
          <table:table-cell office:value-type="float" office:value="14.758">
            <text:p>14,758</text:p>
          </table:table-cell>
          <table:table-cell office:value-type="float" office:value="10.1329">
            <text:p>10,1329</text:p>
          </table:table-cell>
          <table:table-cell office:value-type="float" office:value="0.377998">
            <text:p>0,377998</text:p>
          </table:table-cell>
          <table:table-cell office:value-type="float" office:value="10.5109">
            <text:p>10,5109</text:p>
          </table:table-cell>
          <table:table-cell office:value-type="float" office:value="290.141">
            <text:p>290,141</text:p>
          </table:table-cell>
          <table:table-cell office:value-type="float" office:value="1.07358">
            <text:p>1,07358</text:p>
          </table:table-cell>
          <table:table-cell office:value-type="float" office:value="291.215">
            <text:p>291,215</text:p>
          </table:table-cell>
        </table:table-row>
        <table:table-row table:style-name="ro1">
          <table:table-cell office:value-type="float" office:value="227.244">
            <text:p>227,244</text:p>
          </table:table-cell>
          <table:table-cell office:value-type="float" office:value="1.02784">
            <text:p>1,02784</text:p>
          </table:table-cell>
          <table:table-cell office:value-type="float" office:value="228.272">
            <text:p>228,272</text:p>
          </table:table-cell>
          <table:table-cell office:value-type="float" office:value="1.30965">
            <text:p>1,30965</text:p>
          </table:table-cell>
          <table:table-cell office:value-type="float" office:value="0.282105">
            <text:p>0,282105</text:p>
          </table:table-cell>
          <table:table-cell office:value-type="float" office:value="1.59175">
            <text:p>1,59175</text:p>
          </table:table-cell>
          <table:table-cell office:value-type="float" office:value="225.975">
            <text:p>225,975</text:p>
          </table:table-cell>
          <table:table-cell office:value-type="float" office:value="0.801156">
            <text:p>0,801156</text:p>
          </table:table-cell>
          <table:table-cell office:value-type="float" office:value="226.776">
            <text:p>226,776</text:p>
          </table:table-cell>
          <table:table-cell office:value-type="float" office:value="30.6099">
            <text:p>30,6099</text:p>
          </table:table-cell>
          <table:table-cell office:value-type="float" office:value="0.562451">
            <text:p>0,562451</text:p>
          </table:table-cell>
          <table:table-cell office:value-type="float" office:value="31.1724">
            <text:p>31,1724</text:p>
          </table:table-cell>
          <table:table-cell office:value-type="float" office:value="5.65648">
            <text:p>5,65648</text:p>
          </table:table-cell>
          <table:table-cell office:value-type="float" office:value="0.448084">
            <text:p>0,448084</text:p>
          </table:table-cell>
          <table:table-cell office:value-type="float" office:value="6.10456">
            <text:p>6,10456</text:p>
          </table:table-cell>
          <table:table-cell office:value-type="float" office:value="31.882">
            <text:p>31,882</text:p>
          </table:table-cell>
          <table:table-cell office:value-type="float" office:value="0.660983">
            <text:p>0,660983</text:p>
          </table:table-cell>
          <table:table-cell office:value-type="float" office:value="32.543">
            <text:p>32,543</text:p>
          </table:table-cell>
          <table:table-cell office:value-type="float" office:value="14.3897">
            <text:p>14,3897</text:p>
          </table:table-cell>
          <table:table-cell office:value-type="float" office:value="0.57682">
            <text:p>0,57682</text:p>
          </table:table-cell>
          <table:table-cell office:value-type="float" office:value="14.9665">
            <text:p>14,9665</text:p>
          </table:table-cell>
          <table:table-cell office:value-type="float" office:value="10.2414">
            <text:p>10,2414</text:p>
          </table:table-cell>
          <table:table-cell office:value-type="float" office:value="0.407616">
            <text:p>0,407616</text:p>
          </table:table-cell>
          <table:table-cell office:value-type="float" office:value="10.649">
            <text:p>10,649</text:p>
          </table:table-cell>
          <table:table-cell office:value-type="float" office:value="240.256">
            <text:p>240,256</text:p>
          </table:table-cell>
          <table:table-cell office:value-type="float" office:value="0.924027">
            <text:p>0,924027</text:p>
          </table:table-cell>
          <table:table-cell office:value-type="float" office:value="241.18">
            <text:p>241,18</text:p>
          </table:table-cell>
        </table:table-row>
        <table:table-row table:style-name="ro1">
          <table:table-cell office:value-type="float" office:value="228.873">
            <text:p>228,873</text:p>
          </table:table-cell>
          <table:table-cell office:value-type="float" office:value="1.69205">
            <text:p>1,69205</text:p>
          </table:table-cell>
          <table:table-cell office:value-type="float" office:value="230.565">
            <text:p>230,565</text:p>
          </table:table-cell>
          <table:table-cell office:value-type="float" office:value="1.79762">
            <text:p>1,79762</text:p>
          </table:table-cell>
          <table:table-cell office:value-type="float" office:value="0.283278">
            <text:p>0,283278</text:p>
          </table:table-cell>
          <table:table-cell office:value-type="float" office:value="2.08089">
            <text:p>2,08089</text:p>
          </table:table-cell>
          <table:table-cell office:value-type="float" office:value="229.651">
            <text:p>229,651</text:p>
          </table:table-cell>
          <table:table-cell office:value-type="float" office:value="1.19968">
            <text:p>1,19968</text:p>
          </table:table-cell>
          <table:table-cell office:value-type="float" office:value="230.851">
            <text:p>230,851</text:p>
          </table:table-cell>
          <table:table-cell office:value-type="float" office:value="22.3652">
            <text:p>22,3652</text:p>
          </table:table-cell>
          <table:table-cell office:value-type="float" office:value="0.330198">
            <text:p>0,330198</text:p>
          </table:table-cell>
          <table:table-cell office:value-type="float" office:value="22.6954">
            <text:p>22,6954</text:p>
          </table:table-cell>
          <table:table-cell office:value-type="float" office:value="3.0665">
            <text:p>3,0665</text:p>
          </table:table-cell>
          <table:table-cell office:value-type="float" office:value="0.363335">
            <text:p>0,363335</text:p>
          </table:table-cell>
          <table:table-cell office:value-type="float" office:value="3.42984">
            <text:p>3,42984</text:p>
          </table:table-cell>
          <table:table-cell office:value-type="float" office:value="35.4822">
            <text:p>35,4822</text:p>
          </table:table-cell>
          <table:table-cell office:value-type="float" office:value="0.616116">
            <text:p>0,616116</text:p>
          </table:table-cell>
          <table:table-cell office:value-type="float" office:value="36.0983">
            <text:p>36,0983</text:p>
          </table:table-cell>
          <table:table-cell office:value-type="float" office:value="17.1102">
            <text:p>17,1102</text:p>
          </table:table-cell>
          <table:table-cell office:value-type="float" office:value="0.562158">
            <text:p>0,562158</text:p>
          </table:table-cell>
          <table:table-cell office:value-type="float" office:value="17.6723">
            <text:p>17,6723</text:p>
          </table:table-cell>
          <table:table-cell office:value-type="float" office:value="17.6407">
            <text:p>17,6407</text:p>
          </table:table-cell>
          <table:table-cell office:value-type="float" office:value="0.379464">
            <text:p>0,379464</text:p>
          </table:table-cell>
          <table:table-cell office:value-type="float" office:value="18.0201">
            <text:p>18,0201</text:p>
          </table:table-cell>
          <table:table-cell office:value-type="float" office:value="246.902">
            <text:p>246,902</text:p>
          </table:table-cell>
          <table:table-cell office:value-type="float" office:value="1.04631">
            <text:p>1,04631</text:p>
          </table:table-cell>
          <table:table-cell office:value-type="float" office:value="247.949">
            <text:p>247,949</text:p>
          </table:table-cell>
        </table:table-row>
        <table:table-row table:style-name="ro1">
          <table:table-cell office:value-type="float" office:value="202.409">
            <text:p>202,409</text:p>
          </table:table-cell>
          <table:table-cell office:value-type="float" office:value="0.866257">
            <text:p>0,866257</text:p>
          </table:table-cell>
          <table:table-cell office:value-type="float" office:value="203.275">
            <text:p>203,275</text:p>
          </table:table-cell>
          <table:table-cell office:value-type="float" office:value="5.1037">
            <text:p>5,1037</text:p>
          </table:table-cell>
          <table:table-cell office:value-type="float" office:value="0.438994">
            <text:p>0,438994</text:p>
          </table:table-cell>
          <table:table-cell office:value-type="float" office:value="5.5427">
            <text:p>5,5427</text:p>
          </table:table-cell>
          <table:table-cell office:value-type="float" office:value="274.621">
            <text:p>274,621</text:p>
          </table:table-cell>
          <table:table-cell office:value-type="float" office:value="0.791772">
            <text:p>0,791772</text:p>
          </table:table-cell>
          <table:table-cell office:value-type="float" office:value="275.413">
            <text:p>275,413</text:p>
          </table:table-cell>
          <table:table-cell office:value-type="float" office:value="19.5494">
            <text:p>19,5494</text:p>
          </table:table-cell>
          <table:table-cell office:value-type="float" office:value="0.998512">
            <text:p>0,998512</text:p>
          </table:table-cell>
          <table:table-cell office:value-type="float" office:value="20.5479">
            <text:p>20,5479</text:p>
          </table:table-cell>
          <table:table-cell office:value-type="float" office:value="3.02897">
            <text:p>3,02897</text:p>
          </table:table-cell>
          <table:table-cell office:value-type="float" office:value="0.32228">
            <text:p>0,32228</text:p>
          </table:table-cell>
          <table:table-cell office:value-type="float" office:value="3.35125">
            <text:p>3,35125</text:p>
          </table:table-cell>
          <table:table-cell office:value-type="float" office:value="28.805">
            <text:p>28,805</text:p>
          </table:table-cell>
          <table:table-cell office:value-type="float" office:value="0.610544">
            <text:p>0,610544</text:p>
          </table:table-cell>
          <table:table-cell office:value-type="float" office:value="29.4155">
            <text:p>29,4155</text:p>
          </table:table-cell>
          <table:table-cell office:value-type="float" office:value="18.6732">
            <text:p>18,6732</text:p>
          </table:table-cell>
          <table:table-cell office:value-type="float" office:value="0.571542">
            <text:p>0,571542</text:p>
          </table:table-cell>
          <table:table-cell office:value-type="float" office:value="19.2447">
            <text:p>19,2447</text:p>
          </table:table-cell>
          <table:table-cell office:value-type="float" office:value="10.0622">
            <text:p>10,0622</text:p>
          </table:table-cell>
          <table:table-cell office:value-type="float" office:value="0.42961">
            <text:p>0,42961</text:p>
          </table:table-cell>
          <table:table-cell office:value-type="float" office:value="10.4919">
            <text:p>10,4919</text:p>
          </table:table-cell>
          <table:table-cell office:value-type="float" office:value="247.037">
            <text:p>247,037</text:p>
          </table:table-cell>
          <table:table-cell office:value-type="float" office:value="1.55569">
            <text:p>1,55569</text:p>
          </table:table-cell>
          <table:table-cell office:value-type="float" office:value="248.592">
            <text:p>248,592</text:p>
          </table:table-cell>
        </table:table-row>
        <table:table-row table:style-name="ro1">
          <table:table-cell office:value-type="float" office:value="254.024">
            <text:p>254,024</text:p>
          </table:table-cell>
          <table:table-cell office:value-type="float" office:value="0.969481">
            <text:p>0,969481</text:p>
          </table:table-cell>
          <table:table-cell office:value-type="float" office:value="254.993">
            <text:p>254,993</text:p>
          </table:table-cell>
          <table:table-cell office:value-type="float" office:value="2.19057">
            <text:p>2,19057</text:p>
          </table:table-cell>
          <table:table-cell office:value-type="float" office:value="0.674179">
            <text:p>0,674179</text:p>
          </table:table-cell>
          <table:table-cell office:value-type="float" office:value="2.86475">
            <text:p>2,86475</text:p>
          </table:table-cell>
          <table:table-cell office:value-type="float" office:value="299.113">
            <text:p>299,113</text:p>
          </table:table-cell>
          <table:table-cell office:value-type="float" office:value="2.21608">
            <text:p>2,21608</text:p>
          </table:table-cell>
          <table:table-cell office:value-type="float" office:value="301.329">
            <text:p>301,329</text:p>
          </table:table-cell>
          <table:table-cell office:value-type="float" office:value="57.2143">
            <text:p>57,2143</text:p>
          </table:table-cell>
          <table:table-cell office:value-type="float" office:value="0.403217">
            <text:p>0,403217</text:p>
          </table:table-cell>
          <table:table-cell office:value-type="float" office:value="57.6175">
            <text:p>57,6175</text:p>
          </table:table-cell>
          <table:table-cell office:value-type="float" office:value="4.36032">
            <text:p>4,36032</text:p>
          </table:table-cell>
          <table:table-cell office:value-type="float" office:value="0.853647">
            <text:p>0,853647</text:p>
          </table:table-cell>
          <table:table-cell office:value-type="float" office:value="5.21396">
            <text:p>5,21396</text:p>
          </table:table-cell>
          <table:table-cell office:value-type="float" office:value="32.5019">
            <text:p>32,5019</text:p>
          </table:table-cell>
          <table:table-cell office:value-type="float" office:value="0.639869">
            <text:p>0,639869</text:p>
          </table:table-cell>
          <table:table-cell office:value-type="float" office:value="33.1418">
            <text:p>33,1418</text:p>
          </table:table-cell>
          <table:table-cell office:value-type="float" office:value="14.1583">
            <text:p>14,1583</text:p>
          </table:table-cell>
          <table:table-cell office:value-type="float" office:value="0.641335">
            <text:p>0,641335</text:p>
          </table:table-cell>
          <table:table-cell office:value-type="float" office:value="14.7997">
            <text:p>14,7997</text:p>
          </table:table-cell>
          <table:table-cell office:value-type="float" office:value="11.0083">
            <text:p>11,0083</text:p>
          </table:table-cell>
          <table:table-cell office:value-type="float" office:value="0.422572">
            <text:p>0,422572</text:p>
          </table:table-cell>
          <table:table-cell office:value-type="float" office:value="11.4308">
            <text:p>11,4308</text:p>
          </table:table-cell>
          <table:table-cell office:value-type="float" office:value="223.01">
            <text:p>223,01</text:p>
          </table:table-cell>
          <table:table-cell office:value-type="float" office:value="0.877694">
            <text:p>0,877694</text:p>
          </table:table-cell>
          <table:table-cell office:value-type="float" office:value="223.888">
            <text:p>223,888</text:p>
          </table:table-cell>
        </table:table-row>
        <table:table-row table:style-name="ro1">
          <table:table-cell office:value-type="float" office:value="256.879">
            <text:p>256,879</text:p>
          </table:table-cell>
          <table:table-cell office:value-type="float" office:value="0.897928">
            <text:p>0,897928</text:p>
          </table:table-cell>
          <table:table-cell office:value-type="float" office:value="257.777">
            <text:p>257,777</text:p>
          </table:table-cell>
          <table:table-cell office:value-type="float" office:value="5.30517">
            <text:p>5,30517</text:p>
          </table:table-cell>
          <table:table-cell office:value-type="float" office:value="0.657171">
            <text:p>0,657171</text:p>
          </table:table-cell>
          <table:table-cell office:value-type="float" office:value="5.96234">
            <text:p>5,96234</text:p>
          </table:table-cell>
          <table:table-cell office:value-type="float" office:value="285.84">
            <text:p>285,84</text:p>
          </table:table-cell>
          <table:table-cell office:value-type="float" office:value="1.16039">
            <text:p>1,16039</text:p>
          </table:table-cell>
          <table:table-cell office:value-type="float" office:value="287">
            <text:p>287</text:p>
          </table:table-cell>
          <table:table-cell office:value-type="float" office:value="26.676">
            <text:p>26,676</text:p>
          </table:table-cell>
          <table:table-cell office:value-type="float" office:value="0.492072">
            <text:p>0,492072</text:p>
          </table:table-cell>
          <table:table-cell office:value-type="float" office:value="27.168">
            <text:p>27,168</text:p>
          </table:table-cell>
          <table:table-cell office:value-type="float" office:value="3.10463">
            <text:p>3,10463</text:p>
          </table:table-cell>
          <table:table-cell office:value-type="float" office:value="0.33665">
            <text:p>0,33665</text:p>
          </table:table-cell>
          <table:table-cell office:value-type="float" office:value="3.44128">
            <text:p>3,44128</text:p>
          </table:table-cell>
          <table:table-cell office:value-type="float" office:value="29.914">
            <text:p>29,914</text:p>
          </table:table-cell>
          <table:table-cell office:value-type="float" office:value="0.577407">
            <text:p>0,577407</text:p>
          </table:table-cell>
          <table:table-cell office:value-type="float" office:value="30.4914">
            <text:p>30,4914</text:p>
          </table:table-cell>
          <table:table-cell office:value-type="float" office:value="19.4228">
            <text:p>19,4228</text:p>
          </table:table-cell>
          <table:table-cell office:value-type="float" office:value="0.589723">
            <text:p>0,589723</text:p>
          </table:table-cell>
          <table:table-cell office:value-type="float" office:value="20.0125">
            <text:p>20,0125</text:p>
          </table:table-cell>
          <table:table-cell office:value-type="float" office:value="10.3241">
            <text:p>10,3241</text:p>
          </table:table-cell>
          <table:table-cell office:value-type="float" office:value="0.387675">
            <text:p>0,387675</text:p>
          </table:table-cell>
          <table:table-cell office:value-type="float" office:value="10.7118">
            <text:p>10,7118</text:p>
          </table:table-cell>
          <table:table-cell office:value-type="float" office:value="250.958">
            <text:p>250,958</text:p>
          </table:table-cell>
          <table:table-cell office:value-type="float" office:value="1.02461">
            <text:p>1,02461</text:p>
          </table:table-cell>
          <table:table-cell office:value-type="float" office:value="251.983">
            <text:p>251,983</text:p>
          </table:table-cell>
        </table:table-row>
        <table:table-row table:style-name="ro1">
          <table:table-cell office:value-type="float" office:value="264.688">
            <text:p>264,688</text:p>
          </table:table-cell>
          <table:table-cell office:value-type="float" office:value="1.36654">
            <text:p>1,36654</text:p>
          </table:table-cell>
          <table:table-cell office:value-type="float" office:value="266.054">
            <text:p>266,054</text:p>
          </table:table-cell>
          <table:table-cell office:value-type="float" office:value="1.30672">
            <text:p>1,30672</text:p>
          </table:table-cell>
          <table:table-cell office:value-type="float" office:value="0.283865">
            <text:p>0,283865</text:p>
          </table:table-cell>
          <table:table-cell office:value-type="float" office:value="1.59058">
            <text:p>1,59058</text:p>
          </table:table-cell>
          <table:table-cell office:value-type="float" office:value="243.604">
            <text:p>243,604</text:p>
          </table:table-cell>
          <table:table-cell office:value-type="float" office:value="1.06273">
            <text:p>1,06273</text:p>
          </table:table-cell>
          <table:table-cell office:value-type="float" office:value="244.667">
            <text:p>244,667</text:p>
          </table:table-cell>
          <table:table-cell office:value-type="float" office:value="20.0905">
            <text:p>20,0905</text:p>
          </table:table-cell>
          <table:table-cell office:value-type="float" office:value="0.33489">
            <text:p>0,33489</text:p>
          </table:table-cell>
          <table:table-cell office:value-type="float" office:value="20.4254">
            <text:p>20,4254</text:p>
          </table:table-cell>
          <table:table-cell office:value-type="float" office:value="3.06562">
            <text:p>3,06562</text:p>
          </table:table-cell>
          <table:table-cell office:value-type="float" office:value="0.344861">
            <text:p>0,344861</text:p>
          </table:table-cell>
          <table:table-cell office:value-type="float" office:value="3.41048">
            <text:p>3,41048</text:p>
          </table:table-cell>
          <table:table-cell office:value-type="float" office:value="29.7014">
            <text:p>29,7014</text:p>
          </table:table-cell>
          <table:table-cell office:value-type="float" office:value="0.619342">
            <text:p>0,619342</text:p>
          </table:table-cell>
          <table:table-cell office:value-type="float" office:value="30.3208">
            <text:p>30,3208</text:p>
          </table:table-cell>
          <table:table-cell office:value-type="float" office:value="14.1067">
            <text:p>14,1067</text:p>
          </table:table-cell>
          <table:table-cell office:value-type="float" office:value="0.550135">
            <text:p>0,550135</text:p>
          </table:table-cell>
          <table:table-cell office:value-type="float" office:value="14.6569">
            <text:p>14,6569</text:p>
          </table:table-cell>
          <table:table-cell office:value-type="float" office:value="10.5795">
            <text:p>10,5795</text:p>
          </table:table-cell>
          <table:table-cell office:value-type="float" office:value="0.417293">
            <text:p>0,417293</text:p>
          </table:table-cell>
          <table:table-cell office:value-type="float" office:value="10.9968">
            <text:p>10,9968</text:p>
          </table:table-cell>
          <table:table-cell office:value-type="float" office:value="268.251">
            <text:p>268,251</text:p>
          </table:table-cell>
          <table:table-cell office:value-type="float" office:value="2.52663">
            <text:p>2,52663</text:p>
          </table:table-cell>
          <table:table-cell office:value-type="float" office:value="270.778">
            <text:p>270,778</text:p>
          </table:table-cell>
        </table:table-row>
        <table:table-row table:style-name="ro1">
          <table:table-cell office:value-type="float" office:value="211.099">
            <text:p>211,099</text:p>
          </table:table-cell>
          <table:table-cell office:value-type="float" office:value="0.921974">
            <text:p>0,921974</text:p>
          </table:table-cell>
          <table:table-cell office:value-type="float" office:value="212.021">
            <text:p>212,021</text:p>
          </table:table-cell>
          <table:table-cell office:value-type="float" office:value="1.51698">
            <text:p>1,51698</text:p>
          </table:table-cell>
          <table:table-cell office:value-type="float" office:value="0.337823">
            <text:p>0,337823</text:p>
          </table:table-cell>
          <table:table-cell office:value-type="float" office:value="1.8548">
            <text:p>1,8548</text:p>
          </table:table-cell>
          <table:table-cell office:value-type="float" office:value="236.642">
            <text:p>236,642</text:p>
          </table:table-cell>
          <table:table-cell office:value-type="float" office:value="1.65158">
            <text:p>1,65158</text:p>
          </table:table-cell>
          <table:table-cell office:value-type="float" office:value="238.294">
            <text:p>238,294</text:p>
          </table:table-cell>
          <table:table-cell office:value-type="float" office:value="29.8381">
            <text:p>29,8381</text:p>
          </table:table-cell>
          <table:table-cell office:value-type="float" office:value="0.402337">
            <text:p>0,402337</text:p>
          </table:table-cell>
          <table:table-cell office:value-type="float" office:value="30.2404">
            <text:p>30,2404</text:p>
          </table:table-cell>
          <table:table-cell office:value-type="float" office:value="6.26614">
            <text:p>6,26614</text:p>
          </table:table-cell>
          <table:table-cell office:value-type="float" office:value="0.677698">
            <text:p>0,677698</text:p>
          </table:table-cell>
          <table:table-cell office:value-type="float" office:value="6.94384">
            <text:p>6,94384</text:p>
          </table:table-cell>
          <table:table-cell office:value-type="float" office:value="37.8965">
            <text:p>37,8965</text:p>
          </table:table-cell>
          <table:table-cell office:value-type="float" office:value="0.577407">
            <text:p>0,577407</text:p>
          </table:table-cell>
          <table:table-cell office:value-type="float" office:value="38.474">
            <text:p>38,474</text:p>
          </table:table-cell>
          <table:table-cell office:value-type="float" office:value="14.1132">
            <text:p>14,1132</text:p>
          </table:table-cell>
          <table:table-cell office:value-type="float" office:value="0.596468">
            <text:p>0,596468</text:p>
          </table:table-cell>
          <table:table-cell office:value-type="float" office:value="14.7097">
            <text:p>14,7097</text:p>
          </table:table-cell>
          <table:table-cell office:value-type="float" office:value="10.2048">
            <text:p>10,2048</text:p>
          </table:table-cell>
          <table:table-cell office:value-type="float" office:value="0.413481">
            <text:p>0,413481</text:p>
          </table:table-cell>
          <table:table-cell office:value-type="float" office:value="10.6182">
            <text:p>10,6182</text:p>
          </table:table-cell>
          <table:table-cell office:value-type="float" office:value="303.818">
            <text:p>303,818</text:p>
          </table:table-cell>
          <table:table-cell office:value-type="float" office:value="0.85746">
            <text:p>0,85746</text:p>
          </table:table-cell>
          <table:table-cell office:value-type="float" office:value="304.676">
            <text:p>304,676</text:p>
          </table:table-cell>
        </table:table-row>
        <table:table-row table:style-name="ro1">
          <table:table-cell office:value-type="float" office:value="253.822">
            <text:p>253,822</text:p>
          </table:table-cell>
          <table:table-cell office:value-type="float" office:value="1.06655">
            <text:p>1,06655</text:p>
          </table:table-cell>
          <table:table-cell office:value-type="float" office:value="254.888">
            <text:p>254,888</text:p>
          </table:table-cell>
          <table:table-cell office:value-type="float" office:value="1.85157">
            <text:p>1,85157</text:p>
          </table:table-cell>
          <table:table-cell office:value-type="float" office:value="0.382983">
            <text:p>0,382983</text:p>
          </table:table-cell>
          <table:table-cell office:value-type="float" office:value="2.23456">
            <text:p>2,23456</text:p>
          </table:table-cell>
          <table:table-cell office:value-type="float" office:value="234.844">
            <text:p>234,844</text:p>
          </table:table-cell>
          <table:table-cell office:value-type="float" office:value="0.739867">
            <text:p>0,739867</text:p>
          </table:table-cell>
          <table:table-cell office:value-type="float" office:value="235.584">
            <text:p>235,584</text:p>
          </table:table-cell>
          <table:table-cell office:value-type="float" office:value="27.2633">
            <text:p>27,2633</text:p>
          </table:table-cell>
          <table:table-cell office:value-type="float" office:value="0.364215">
            <text:p>0,364215</text:p>
          </table:table-cell>
          <table:table-cell office:value-type="float" office:value="27.6276">
            <text:p>27,6276</text:p>
          </table:table-cell>
          <table:table-cell office:value-type="float" office:value="2.98029">
            <text:p>2,98029</text:p>
          </table:table-cell>
          <table:table-cell office:value-type="float" office:value="0.341635">
            <text:p>0,341635</text:p>
          </table:table-cell>
          <table:table-cell office:value-type="float" office:value="3.32192">
            <text:p>3,32192</text:p>
          </table:table-cell>
          <table:table-cell office:value-type="float" office:value="31.7292">
            <text:p>31,7292</text:p>
          </table:table-cell>
          <table:table-cell office:value-type="float" office:value="0.654531">
            <text:p>0,654531</text:p>
          </table:table-cell>
          <table:table-cell office:value-type="float" office:value="32.3838">
            <text:p>32,3838</text:p>
          </table:table-cell>
          <table:table-cell office:value-type="float" office:value="15.9137">
            <text:p>15,9137</text:p>
          </table:table-cell>
          <table:table-cell office:value-type="float" office:value="0.56861">
            <text:p>0,56861</text:p>
          </table:table-cell>
          <table:table-cell office:value-type="float" office:value="16.4823">
            <text:p>16,4823</text:p>
          </table:table-cell>
          <table:table-cell office:value-type="float" office:value="16.9093">
            <text:p>16,9093</text:p>
          </table:table-cell>
          <table:table-cell office:value-type="float" office:value="1.28824">
            <text:p>1,28824</text:p>
          </table:table-cell>
          <table:table-cell office:value-type="float" office:value="18.1976">
            <text:p>18,1976</text:p>
          </table:table-cell>
          <table:table-cell office:value-type="float" office:value="247.877">
            <text:p>247,877</text:p>
          </table:table-cell>
          <table:table-cell office:value-type="float" office:value="0.91435">
            <text:p>0,91435</text:p>
          </table:table-cell>
          <table:table-cell office:value-type="float" office:value="248.792">
            <text:p>248,792</text:p>
          </table:table-cell>
        </table:table-row>
        <table:table-row table:style-name="ro1">
          <table:table-cell office:value-type="float" office:value="232.279">
            <text:p>232,279</text:p>
          </table:table-cell>
          <table:table-cell office:value-type="float" office:value="0.912004">
            <text:p>0,912004</text:p>
          </table:table-cell>
          <table:table-cell office:value-type="float" office:value="233.191">
            <text:p>233,191</text:p>
          </table:table-cell>
          <table:table-cell office:value-type="float" office:value="1.35598">
            <text:p>1,35598</text:p>
          </table:table-cell>
          <table:table-cell office:value-type="float" office:value="0.499696">
            <text:p>0,499696</text:p>
          </table:table-cell>
          <table:table-cell office:value-type="float" office:value="1.85568">
            <text:p>1,85568</text:p>
          </table:table-cell>
          <table:table-cell office:value-type="float" office:value="254.949">
            <text:p>254,949</text:p>
          </table:table-cell>
          <table:table-cell office:value-type="float" office:value="0.748371">
            <text:p>0,748371</text:p>
          </table:table-cell>
          <table:table-cell office:value-type="float" office:value="255.697">
            <text:p>255,697</text:p>
          </table:table-cell>
          <table:table-cell office:value-type="float" office:value="34.094">
            <text:p>34,094</text:p>
          </table:table-cell>
          <table:table-cell office:value-type="float" office:value="0.56861">
            <text:p>0,56861</text:p>
          </table:table-cell>
          <table:table-cell office:value-type="float" office:value="34.6626">
            <text:p>34,6626</text:p>
          </table:table-cell>
          <table:table-cell office:value-type="float" office:value="3.01167">
            <text:p>3,01167</text:p>
          </table:table-cell>
          <table:table-cell office:value-type="float" office:value="0.325506">
            <text:p>0,325506</text:p>
          </table:table-cell>
          <table:table-cell office:value-type="float" office:value="3.33717">
            <text:p>3,33717</text:p>
          </table:table-cell>
          <table:table-cell office:value-type="float" office:value="29.826">
            <text:p>29,826</text:p>
          </table:table-cell>
          <table:table-cell office:value-type="float" office:value="0.640162">
            <text:p>0,640162</text:p>
          </table:table-cell>
          <table:table-cell office:value-type="float" office:value="30.4662">
            <text:p>30,4662</text:p>
          </table:table-cell>
          <table:table-cell office:value-type="float" office:value="15.8533">
            <text:p>15,8533</text:p>
          </table:table-cell>
          <table:table-cell office:value-type="float" office:value="0.563331">
            <text:p>0,563331</text:p>
          </table:table-cell>
          <table:table-cell office:value-type="float" office:value="16.4167">
            <text:p>16,4167</text:p>
          </table:table-cell>
          <table:table-cell office:value-type="float" office:value="10.3241">
            <text:p>10,3241</text:p>
          </table:table-cell>
          <table:table-cell office:value-type="float" office:value="0.380344">
            <text:p>0,380344</text:p>
          </table:table-cell>
          <table:table-cell office:value-type="float" office:value="10.7045">
            <text:p>10,7045</text:p>
          </table:table-cell>
          <table:table-cell office:value-type="float" office:value="230.22">
            <text:p>230,22</text:p>
          </table:table-cell>
          <table:table-cell office:value-type="float" office:value="0.910244">
            <text:p>0,910244</text:p>
          </table:table-cell>
          <table:table-cell office:value-type="float" office:value="231.13">
            <text:p>231,13</text:p>
          </table:table-cell>
        </table:table-row>
        <table:table-row table:style-name="ro1">
          <table:table-cell office:value-type="float" office:value="243.943">
            <text:p>243,943</text:p>
          </table:table-cell>
          <table:table-cell office:value-type="float" office:value="0.897635">
            <text:p>0,897635</text:p>
          </table:table-cell>
          <table:table-cell office:value-type="float" office:value="244.841">
            <text:p>244,841</text:p>
          </table:table-cell>
          <table:table-cell office:value-type="float" office:value="1.26508">
            <text:p>1,26508</text:p>
          </table:table-cell>
          <table:table-cell office:value-type="float" office:value="0.27888">
            <text:p>0,27888</text:p>
          </table:table-cell>
          <table:table-cell office:value-type="float" office:value="1.54396">
            <text:p>1,54396</text:p>
          </table:table-cell>
          <table:table-cell office:value-type="float" office:value="223.502">
            <text:p>223,502</text:p>
          </table:table-cell>
          <table:table-cell office:value-type="float" office:value="1.83456">
            <text:p>1,83456</text:p>
          </table:table-cell>
          <table:table-cell office:value-type="float" office:value="225.337">
            <text:p>225,337</text:p>
          </table:table-cell>
          <table:table-cell office:value-type="float" office:value="27.334">
            <text:p>27,334</text:p>
          </table:table-cell>
          <table:table-cell office:value-type="float" office:value="0.961563">
            <text:p>0,961563</text:p>
          </table:table-cell>
          <table:table-cell office:value-type="float" office:value="28.2956">
            <text:p>28,2956</text:p>
          </table:table-cell>
          <table:table-cell office:value-type="float" office:value="6.69927">
            <text:p>6,69927</text:p>
          </table:table-cell>
          <table:table-cell office:value-type="float" office:value="0.342808">
            <text:p>0,342808</text:p>
          </table:table-cell>
          <table:table-cell office:value-type="float" office:value="7.04208">
            <text:p>7,04208</text:p>
          </table:table-cell>
          <table:table-cell office:value-type="float" office:value="29.2947">
            <text:p>29,2947</text:p>
          </table:table-cell>
          <table:table-cell office:value-type="float" office:value="0.640749">
            <text:p>0,640749</text:p>
          </table:table-cell>
          <table:table-cell office:value-type="float" office:value="29.9354">
            <text:p>29,9354</text:p>
          </table:table-cell>
          <table:table-cell office:value-type="float" office:value="13.6199">
            <text:p>13,6199</text:p>
          </table:table-cell>
          <table:table-cell office:value-type="float" office:value="0.582685">
            <text:p>0,582685</text:p>
          </table:table-cell>
          <table:table-cell office:value-type="float" office:value="14.2026">
            <text:p>14,2026</text:p>
          </table:table-cell>
          <table:table-cell office:value-type="float" office:value="12.7335">
            <text:p>12,7335</text:p>
          </table:table-cell>
          <table:table-cell office:value-type="float" office:value="1.39498">
            <text:p>1,39498</text:p>
          </table:table-cell>
          <table:table-cell office:value-type="float" office:value="14.1284">
            <text:p>14,1284</text:p>
          </table:table-cell>
          <table:table-cell office:value-type="float" office:value="279.428">
            <text:p>279,428</text:p>
          </table:table-cell>
          <table:table-cell office:value-type="float" office:value="0.836052">
            <text:p>0,836052</text:p>
          </table:table-cell>
          <table:table-cell office:value-type="float" office:value="280.264">
            <text:p>280,264</text:p>
          </table:table-cell>
        </table:table-row>
        <table:table-row table:style-name="ro1">
          <table:table-cell office:value-type="float" office:value="257.27">
            <text:p>257,27</text:p>
          </table:table-cell>
          <table:table-cell office:value-type="float" office:value="0.940449">
            <text:p>0,940449</text:p>
          </table:table-cell>
          <table:table-cell office:value-type="float" office:value="258.211">
            <text:p>258,211</text:p>
          </table:table-cell>
          <table:table-cell office:value-type="float" office:value="2.66241">
            <text:p>2,66241</text:p>
          </table:table-cell>
          <table:table-cell office:value-type="float" office:value="0.552481">
            <text:p>0,552481</text:p>
          </table:table-cell>
          <table:table-cell office:value-type="float" office:value="3.21489">
            <text:p>3,21489</text:p>
          </table:table-cell>
          <table:table-cell office:value-type="float" office:value="236.936">
            <text:p>236,936</text:p>
          </table:table-cell>
          <table:table-cell office:value-type="float" office:value="0.762447">
            <text:p>0,762447</text:p>
          </table:table-cell>
          <table:table-cell office:value-type="float" office:value="237.698">
            <text:p>237,698</text:p>
          </table:table-cell>
          <table:table-cell office:value-type="float" office:value="34.5092">
            <text:p>34,5092</text:p>
          </table:table-cell>
          <table:table-cell office:value-type="float" office:value="0.328732">
            <text:p>0,328732</text:p>
          </table:table-cell>
          <table:table-cell office:value-type="float" office:value="34.838">
            <text:p>34,838</text:p>
          </table:table-cell>
          <table:table-cell office:value-type="float" office:value="3.00727">
            <text:p>3,00727</text:p>
          </table:table-cell>
          <table:table-cell office:value-type="float" office:value="0.342221">
            <text:p>0,342221</text:p>
          </table:table-cell>
          <table:table-cell office:value-type="float" office:value="3.34949">
            <text:p>3,34949</text:p>
          </table:table-cell>
          <table:table-cell office:value-type="float" office:value="30.0592">
            <text:p>30,0592</text:p>
          </table:table-cell>
          <table:table-cell office:value-type="float" office:value="0.629605">
            <text:p>0,629605</text:p>
          </table:table-cell>
          <table:table-cell office:value-type="float" office:value="30.6888">
            <text:p>30,6888</text:p>
          </table:table-cell>
          <table:table-cell office:value-type="float" office:value="14.8041">
            <text:p>14,8041</text:p>
          </table:table-cell>
          <table:table-cell office:value-type="float" office:value="0.593242">
            <text:p>0,593242</text:p>
          </table:table-cell>
          <table:table-cell office:value-type="float" office:value="15.3973">
            <text:p>15,3973</text:p>
          </table:table-cell>
          <table:table-cell office:value-type="float" office:value="11.8698">
            <text:p>11,8698</text:p>
          </table:table-cell>
          <table:table-cell office:value-type="float" office:value="0.410548">
            <text:p>0,410548</text:p>
          </table:table-cell>
          <table:table-cell office:value-type="float" office:value="12.2804">
            <text:p>12,2804</text:p>
          </table:table-cell>
          <table:table-cell office:value-type="float" office:value="247.981">
            <text:p>247,981</text:p>
          </table:table-cell>
          <table:table-cell office:value-type="float" office:value="3.02955">
            <text:p>3,02955</text:p>
          </table:table-cell>
          <table:table-cell office:value-type="float" office:value="251.011">
            <text:p>251,011</text:p>
          </table:table-cell>
        </table:table-row>
        <table:table-row table:style-name="ro1">
          <table:table-cell office:value-type="float" office:value="229.719">
            <text:p>229,719</text:p>
          </table:table-cell>
          <table:table-cell office:value-type="float" office:value="0.954818">
            <text:p>0,954818</text:p>
          </table:table-cell>
          <table:table-cell office:value-type="float" office:value="230.673">
            <text:p>230,673</text:p>
          </table:table-cell>
          <table:table-cell office:value-type="float" office:value="1.32285">
            <text:p>1,32285</text:p>
          </table:table-cell>
          <table:table-cell office:value-type="float" office:value="0.282692">
            <text:p>0,282692</text:p>
          </table:table-cell>
          <table:table-cell office:value-type="float" office:value="1.60554">
            <text:p>1,60554</text:p>
          </table:table-cell>
          <table:table-cell office:value-type="float" office:value="263.864">
            <text:p>263,864</text:p>
          </table:table-cell>
          <table:table-cell office:value-type="float" office:value="0.732536">
            <text:p>0,732536</text:p>
          </table:table-cell>
          <table:table-cell office:value-type="float" office:value="264.597">
            <text:p>264,597</text:p>
          </table:table-cell>
          <table:table-cell office:value-type="float" office:value="22.6198">
            <text:p>22,6198</text:p>
          </table:table-cell>
          <table:table-cell office:value-type="float" office:value="0.366561">
            <text:p>0,366561</text:p>
          </table:table-cell>
          <table:table-cell office:value-type="float" office:value="22.9863">
            <text:p>22,9863</text:p>
          </table:table-cell>
          <table:table-cell office:value-type="float" office:value="7.47462">
            <text:p>7,47462</text:p>
          </table:table-cell>
          <table:table-cell office:value-type="float" office:value="0.823736">
            <text:p>0,823736</text:p>
          </table:table-cell>
          <table:table-cell office:value-type="float" office:value="8.29836">
            <text:p>8,29836</text:p>
          </table:table-cell>
          <table:table-cell office:value-type="float" office:value="43.0929">
            <text:p>43,0929</text:p>
          </table:table-cell>
          <table:table-cell office:value-type="float" office:value="0.625207">
            <text:p>0,625207</text:p>
          </table:table-cell>
          <table:table-cell office:value-type="float" office:value="43.7181">
            <text:p>43,7181</text:p>
          </table:table-cell>
          <table:table-cell office:value-type="float" office:value="15.8533">
            <text:p>15,8533</text:p>
          </table:table-cell>
          <table:table-cell office:value-type="float" office:value="0.593829">
            <text:p>0,593829</text:p>
          </table:table-cell>
          <table:table-cell office:value-type="float" office:value="16.4472">
            <text:p>16,4472</text:p>
          </table:table-cell>
          <table:table-cell office:value-type="float" office:value="12.193">
            <text:p>12,193</text:p>
          </table:table-cell>
          <table:table-cell office:value-type="float" office:value="0.415827">
            <text:p>0,415827</text:p>
          </table:table-cell>
          <table:table-cell office:value-type="float" office:value="12.6088">
            <text:p>12,6088</text:p>
          </table:table-cell>
          <table:table-cell office:value-type="float" office:value="241.078">
            <text:p>241,078</text:p>
          </table:table-cell>
          <table:table-cell office:value-type="float" office:value="0.853647">
            <text:p>0,853647</text:p>
          </table:table-cell>
          <table:table-cell office:value-type="float" office:value="241.932">
            <text:p>241,932</text:p>
          </table:table-cell>
        </table:table-row>
        <table:table-row table:style-name="ro1">
          <table:table-cell office:value-type="float" office:value="220.732">
            <text:p>220,732</text:p>
          </table:table-cell>
          <table:table-cell office:value-type="float" office:value="0.863618">
            <text:p>0,863618</text:p>
          </table:table-cell>
          <table:table-cell office:value-type="float" office:value="221.596">
            <text:p>221,596</text:p>
          </table:table-cell>
          <table:table-cell office:value-type="float" office:value="1.2639">
            <text:p>1,2639</text:p>
          </table:table-cell>
          <table:table-cell office:value-type="float" office:value="0.272428">
            <text:p>0,272428</text:p>
          </table:table-cell>
          <table:table-cell office:value-type="float" office:value="1.53633">
            <text:p>1,53633</text:p>
          </table:table-cell>
          <table:table-cell office:value-type="float" office:value="248.208">
            <text:p>248,208</text:p>
          </table:table-cell>
          <table:table-cell office:value-type="float" office:value="2.2542">
            <text:p>2,2542</text:p>
          </table:table-cell>
          <table:table-cell office:value-type="float" office:value="250.463">
            <text:p>250,463</text:p>
          </table:table-cell>
          <table:table-cell office:value-type="float" office:value="32.3046">
            <text:p>32,3046</text:p>
          </table:table-cell>
          <table:table-cell office:value-type="float" office:value="0.327559">
            <text:p>0,327559</text:p>
          </table:table-cell>
          <table:table-cell office:value-type="float" office:value="32.6321">
            <text:p>32,6321</text:p>
          </table:table-cell>
          <table:table-cell office:value-type="float" office:value="3.03278">
            <text:p>3,03278</text:p>
          </table:table-cell>
          <table:table-cell office:value-type="float" office:value="0.3475">
            <text:p>0,3475</text:p>
          </table:table-cell>
          <table:table-cell office:value-type="float" office:value="3.38028">
            <text:p>3,38028</text:p>
          </table:table-cell>
          <table:table-cell office:value-type="float" office:value="29.0398">
            <text:p>29,0398</text:p>
          </table:table-cell>
          <table:table-cell office:value-type="float" office:value="0.627259">
            <text:p>0,627259</text:p>
          </table:table-cell>
          <table:table-cell office:value-type="float" office:value="29.6671">
            <text:p>29,6671</text:p>
          </table:table-cell>
          <table:table-cell office:value-type="float" office:value="13.8765">
            <text:p>13,8765</text:p>
          </table:table-cell>
          <table:table-cell office:value-type="float" office:value="0.574475">
            <text:p>0,574475</text:p>
          </table:table-cell>
          <table:table-cell office:value-type="float" office:value="14.451">
            <text:p>14,451</text:p>
          </table:table-cell>
          <table:table-cell office:value-type="float" office:value="13.685">
            <text:p>13,685</text:p>
          </table:table-cell>
          <table:table-cell office:value-type="float" office:value="0.434888">
            <text:p>0,434888</text:p>
          </table:table-cell>
          <table:table-cell office:value-type="float" office:value="14.1199">
            <text:p>14,1199</text:p>
          </table:table-cell>
          <table:table-cell office:value-type="float" office:value="239.973">
            <text:p>239,973</text:p>
          </table:table-cell>
          <table:table-cell office:value-type="float" office:value="2.6061">
            <text:p>2,6061</text:p>
          </table:table-cell>
          <table:table-cell office:value-type="float" office:value="242.579">
            <text:p>242,579</text:p>
          </table:table-cell>
        </table:table-row>
        <table:table-row table:style-name="ro1">
          <table:table-cell office:value-type="float" office:value="286.583">
            <text:p>286,583</text:p>
          </table:table-cell>
          <table:table-cell office:value-type="float" office:value="0.952766">
            <text:p>0,952766</text:p>
          </table:table-cell>
          <table:table-cell office:value-type="float" office:value="287.536">
            <text:p>287,536</text:p>
          </table:table-cell>
          <table:table-cell office:value-type="float" office:value="1.36273">
            <text:p>1,36273</text:p>
          </table:table-cell>
          <table:table-cell office:value-type="float" office:value="0.303219">
            <text:p>0,303219</text:p>
          </table:table-cell>
          <table:table-cell office:value-type="float" office:value="1.66595">
            <text:p>1,66595</text:p>
          </table:table-cell>
          <table:table-cell office:value-type="float" office:value="258.522">
            <text:p>258,522</text:p>
          </table:table-cell>
          <table:table-cell office:value-type="float" office:value="0.776523">
            <text:p>0,776523</text:p>
          </table:table-cell>
          <table:table-cell office:value-type="float" office:value="259.298">
            <text:p>259,298</text:p>
          </table:table-cell>
          <table:table-cell office:value-type="float" office:value="21.0515">
            <text:p>21,0515</text:p>
          </table:table-cell>
          <table:table-cell office:value-type="float" office:value="0.331664">
            <text:p>0,331664</text:p>
          </table:table-cell>
          <table:table-cell office:value-type="float" office:value="21.3831">
            <text:p>21,3831</text:p>
          </table:table-cell>
          <table:table-cell office:value-type="float" office:value="2.99143">
            <text:p>2,99143</text:p>
          </table:table-cell>
          <table:table-cell office:value-type="float" office:value="0.341048">
            <text:p>0,341048</text:p>
          </table:table-cell>
          <table:table-cell office:value-type="float" office:value="3.33248">
            <text:p>3,33248</text:p>
          </table:table-cell>
          <table:table-cell office:value-type="float" office:value="32.5418">
            <text:p>32,5418</text:p>
          </table:table-cell>
          <table:table-cell office:value-type="float" office:value="0.597055">
            <text:p>0,597055</text:p>
          </table:table-cell>
          <table:table-cell office:value-type="float" office:value="33.1389">
            <text:p>33,1389</text:p>
          </table:table-cell>
          <table:table-cell office:value-type="float" office:value="13.4293">
            <text:p>13,4293</text:p>
          </table:table-cell>
          <table:table-cell office:value-type="float" office:value="0.599694">
            <text:p>0,599694</text:p>
          </table:table-cell>
          <table:table-cell office:value-type="float" office:value="14.029">
            <text:p>14,029</text:p>
          </table:table-cell>
          <table:table-cell office:value-type="float" office:value="14.3715">
            <text:p>14,3715</text:p>
          </table:table-cell>
          <table:table-cell office:value-type="float" office:value="0.436061">
            <text:p>0,436061</text:p>
          </table:table-cell>
          <table:table-cell office:value-type="float" office:value="14.8076">
            <text:p>14,8076</text:p>
          </table:table-cell>
          <table:table-cell office:value-type="float" office:value="232.028">
            <text:p>232,028</text:p>
          </table:table-cell>
          <table:table-cell office:value-type="float" office:value="0.886785">
            <text:p>0,886785</text:p>
          </table:table-cell>
          <table:table-cell office:value-type="float" office:value="232.914">
            <text:p>232,914</text:p>
          </table:table-cell>
        </table:table-row>
        <table:table-row table:style-name="ro1">
          <table:table-cell office:value-type="float" office:value="240.119">
            <text:p>240,119</text:p>
          </table:table-cell>
          <table:table-cell office:value-type="float" office:value="0.894702">
            <text:p>0,894702</text:p>
          </table:table-cell>
          <table:table-cell office:value-type="float" office:value="241.014">
            <text:p>241,014</text:p>
          </table:table-cell>
          <table:table-cell office:value-type="float" office:value="1.54953">
            <text:p>1,54953</text:p>
          </table:table-cell>
          <table:table-cell office:value-type="float" office:value="0.316416">
            <text:p>0,316416</text:p>
          </table:table-cell>
          <table:table-cell office:value-type="float" office:value="1.86594">
            <text:p>1,86594</text:p>
          </table:table-cell>
          <table:table-cell office:value-type="float" office:value="246.58">
            <text:p>246,58</text:p>
          </table:table-cell>
          <table:table-cell office:value-type="float" office:value="0.719926">
            <text:p>0,719926</text:p>
          </table:table-cell>
          <table:table-cell office:value-type="float" office:value="247.3">
            <text:p>247,3</text:p>
          </table:table-cell>
          <table:table-cell office:value-type="float" office:value="33.6585">
            <text:p>33,6585</text:p>
          </table:table-cell>
          <table:table-cell office:value-type="float" office:value="0.368321">
            <text:p>0,368321</text:p>
          </table:table-cell>
          <table:table-cell office:value-type="float" office:value="34.0268">
            <text:p>34,0268</text:p>
          </table:table-cell>
          <table:table-cell office:value-type="float" office:value="2.9756">
            <text:p>2,9756</text:p>
          </table:table-cell>
          <table:table-cell office:value-type="float" office:value="0.322574">
            <text:p>0,322574</text:p>
          </table:table-cell>
          <table:table-cell office:value-type="float" office:value="3.29817">
            <text:p>3,29817</text:p>
          </table:table-cell>
          <table:table-cell office:value-type="float" office:value="46.6776">
            <text:p>46,6776</text:p>
          </table:table-cell>
          <table:table-cell office:value-type="float" office:value="0.627553">
            <text:p>0,627553</text:p>
          </table:table-cell>
          <table:table-cell office:value-type="float" office:value="47.3051">
            <text:p>47,3051</text:p>
          </table:table-cell>
          <table:table-cell office:value-type="float" office:value="13.8663">
            <text:p>13,8663</text:p>
          </table:table-cell>
          <table:table-cell office:value-type="float" office:value="0.60116">
            <text:p>0,60116</text:p>
          </table:table-cell>
          <table:table-cell office:value-type="float" office:value="14.4674">
            <text:p>14,4674</text:p>
          </table:table-cell>
          <table:table-cell office:value-type="float" office:value="10.1593">
            <text:p>10,1593</text:p>
          </table:table-cell>
          <table:table-cell office:value-type="float" office:value="0.415827">
            <text:p>0,415827</text:p>
          </table:table-cell>
          <table:table-cell office:value-type="float" office:value="10.5751">
            <text:p>10,5751</text:p>
          </table:table-cell>
          <table:table-cell office:value-type="float" office:value="242.899">
            <text:p>242,899</text:p>
          </table:table-cell>
          <table:table-cell office:value-type="float" office:value="0.836346">
            <text:p>0,836346</text:p>
          </table:table-cell>
          <table:table-cell office:value-type="float" office:value="243.736">
            <text:p>243,736</text:p>
          </table:table-cell>
        </table:table-row>
        <table:table-row table:style-name="ro1">
          <table:table-cell office:value-type="float" office:value="236.057">
            <text:p>236,057</text:p>
          </table:table-cell>
          <table:table-cell office:value-type="float" office:value="0.933411">
            <text:p>0,933411</text:p>
          </table:table-cell>
          <table:table-cell office:value-type="float" office:value="236.99">
            <text:p>236,99</text:p>
          </table:table-cell>
          <table:table-cell office:value-type="float" office:value="1.30027">
            <text:p>1,30027</text:p>
          </table:table-cell>
          <table:table-cell office:value-type="float" office:value="0.275654">
            <text:p>0,275654</text:p>
          </table:table-cell>
          <table:table-cell office:value-type="float" office:value="1.57592">
            <text:p>1,57592</text:p>
          </table:table-cell>
          <table:table-cell office:value-type="float" office:value="247.675">
            <text:p>247,675</text:p>
          </table:table-cell>
          <table:table-cell office:value-type="float" office:value="0.768605">
            <text:p>0,768605</text:p>
          </table:table-cell>
          <table:table-cell office:value-type="float" office:value="248.443">
            <text:p>248,443</text:p>
          </table:table-cell>
          <table:table-cell office:value-type="float" office:value="20.8303">
            <text:p>20,8303</text:p>
          </table:table-cell>
          <table:table-cell office:value-type="float" office:value="0.362162">
            <text:p>0,362162</text:p>
          </table:table-cell>
          <table:table-cell office:value-type="float" office:value="21.1925">
            <text:p>21,1925</text:p>
          </table:table-cell>
          <table:table-cell office:value-type="float" office:value="3.03161">
            <text:p>3,03161</text:p>
          </table:table-cell>
          <table:table-cell office:value-type="float" office:value="0.321694">
            <text:p>0,321694</text:p>
          </table:table-cell>
          <table:table-cell office:value-type="float" office:value="3.3533">
            <text:p>3,3533</text:p>
          </table:table-cell>
          <table:table-cell office:value-type="float" office:value="29.1252">
            <text:p>29,1252</text:p>
          </table:table-cell>
          <table:table-cell office:value-type="float" office:value="0.593242">
            <text:p>0,593242</text:p>
          </table:table-cell>
          <table:table-cell office:value-type="float" office:value="29.7184">
            <text:p>29,7184</text:p>
          </table:table-cell>
          <table:table-cell office:value-type="float" office:value="13.9739">
            <text:p>13,9739</text:p>
          </table:table-cell>
          <table:table-cell office:value-type="float" office:value="1.68266">
            <text:p>1,68266</text:p>
          </table:table-cell>
          <table:table-cell office:value-type="float" office:value="15.6566">
            <text:p>15,6566</text:p>
          </table:table-cell>
          <table:table-cell office:value-type="float" office:value="12.8241">
            <text:p>12,8241</text:p>
          </table:table-cell>
          <table:table-cell office:value-type="float" office:value="0.378878">
            <text:p>0,378878</text:p>
          </table:table-cell>
          <table:table-cell office:value-type="float" office:value="13.2029">
            <text:p>13,2029</text:p>
          </table:table-cell>
          <table:table-cell office:value-type="float" office:value="306.204">
            <text:p>306,204</text:p>
          </table:table-cell>
          <table:table-cell office:value-type="float" office:value="2.16623">
            <text:p>2,16623</text:p>
          </table:table-cell>
          <table:table-cell office:value-type="float" office:value="308.37">
            <text:p>308,37</text:p>
          </table:table-cell>
        </table:table-row>
        <table:table-row table:style-name="ro1">
          <table:table-cell office:value-type="float" office:value="230.557">
            <text:p>230,557</text:p>
          </table:table-cell>
          <table:table-cell office:value-type="float" office:value="1.08502">
            <text:p>1,08502</text:p>
          </table:table-cell>
          <table:table-cell office:value-type="float" office:value="231.642">
            <text:p>231,642</text:p>
          </table:table-cell>
          <table:table-cell office:value-type="float" office:value="1.30466">
            <text:p>1,30466</text:p>
          </table:table-cell>
          <table:table-cell office:value-type="float" office:value="0.285918">
            <text:p>0,285918</text:p>
          </table:table-cell>
          <table:table-cell office:value-type="float" office:value="1.59058">
            <text:p>1,59058</text:p>
          </table:table-cell>
          <table:table-cell office:value-type="float" office:value="244.065">
            <text:p>244,065</text:p>
          </table:table-cell>
          <table:table-cell office:value-type="float" office:value="0.723445">
            <text:p>0,723445</text:p>
          </table:table-cell>
          <table:table-cell office:value-type="float" office:value="244.789">
            <text:p>244,789</text:p>
          </table:table-cell>
          <table:table-cell office:value-type="float" office:value="19.5975">
            <text:p>19,5975</text:p>
          </table:table-cell>
          <table:table-cell office:value-type="float" office:value="0.343394">
            <text:p>0,343394</text:p>
          </table:table-cell>
          <table:table-cell office:value-type="float" office:value="19.9409">
            <text:p>19,9409</text:p>
          </table:table-cell>
          <table:table-cell office:value-type="float" office:value="3.3926">
            <text:p>3,3926</text:p>
          </table:table-cell>
          <table:table-cell office:value-type="float" office:value="0.324626">
            <text:p>0,324626</text:p>
          </table:table-cell>
          <table:table-cell office:value-type="float" office:value="3.71722">
            <text:p>3,71722</text:p>
          </table:table-cell>
          <table:table-cell office:value-type="float" office:value="35.3814">
            <text:p>35,3814</text:p>
          </table:table-cell>
          <table:table-cell office:value-type="float" office:value="0.591776">
            <text:p>0,591776</text:p>
          </table:table-cell>
          <table:table-cell office:value-type="float" office:value="35.9731">
            <text:p>35,9731</text:p>
          </table:table-cell>
          <table:table-cell office:value-type="float" office:value="14.9237">
            <text:p>14,9237</text:p>
          </table:table-cell>
          <table:table-cell office:value-type="float" office:value="0.572129">
            <text:p>0,572129</text:p>
          </table:table-cell>
          <table:table-cell office:value-type="float" office:value="15.4959">
            <text:p>15,4959</text:p>
          </table:table-cell>
          <table:table-cell office:value-type="float" office:value="11.3329">
            <text:p>11,3329</text:p>
          </table:table-cell>
          <table:table-cell office:value-type="float" office:value="0.385329">
            <text:p>0,385329</text:p>
          </table:table-cell>
          <table:table-cell office:value-type="float" office:value="11.7182">
            <text:p>11,7182</text:p>
          </table:table-cell>
          <table:table-cell office:value-type="float" office:value="269.193">
            <text:p>269,193</text:p>
          </table:table-cell>
          <table:table-cell office:value-type="float" office:value="1.00086">
            <text:p>1,00086</text:p>
          </table:table-cell>
          <table:table-cell office:value-type="float" office:value="270.194">
            <text:p>270,194</text:p>
          </table:table-cell>
        </table:table-row>
        <table:table-row table:style-name="ro1">
          <table:table-cell office:value-type="float" office:value="264.941">
            <text:p>264,941</text:p>
          </table:table-cell>
          <table:table-cell office:value-type="float" office:value="0.850128">
            <text:p>0,850128</text:p>
          </table:table-cell>
          <table:table-cell office:value-type="float" office:value="265.791">
            <text:p>265,791</text:p>
          </table:table-cell>
          <table:table-cell office:value-type="float" office:value="1.25305">
            <text:p>1,25305</text:p>
          </table:table-cell>
          <table:table-cell office:value-type="float" office:value="0.281812">
            <text:p>0,281812</text:p>
          </table:table-cell>
          <table:table-cell office:value-type="float" office:value="1.53486">
            <text:p>1,53486</text:p>
          </table:table-cell>
          <table:table-cell office:value-type="float" office:value="218.778">
            <text:p>218,778</text:p>
          </table:table-cell>
          <table:table-cell office:value-type="float" office:value="1.04103">
            <text:p>1,04103</text:p>
          </table:table-cell>
          <table:table-cell office:value-type="float" office:value="219.819">
            <text:p>219,819</text:p>
          </table:table-cell>
          <table:table-cell office:value-type="float" office:value="19.4251">
            <text:p>19,4251</text:p>
          </table:table-cell>
          <table:table-cell office:value-type="float" office:value="0.330198">
            <text:p>0,330198</text:p>
          </table:table-cell>
          <table:table-cell office:value-type="float" office:value="19.7553">
            <text:p>19,7553</text:p>
          </table:table-cell>
          <table:table-cell office:value-type="float" office:value="2.99202">
            <text:p>2,99202</text:p>
          </table:table-cell>
          <table:table-cell office:value-type="float" office:value="0.376238">
            <text:p>0,376238</text:p>
          </table:table-cell>
          <table:table-cell office:value-type="float" office:value="3.36826">
            <text:p>3,36826</text:p>
          </table:table-cell>
          <table:table-cell office:value-type="float" office:value="33.16">
            <text:p>33,16</text:p>
          </table:table-cell>
          <table:table-cell office:value-type="float" office:value="0.581219">
            <text:p>0,581219</text:p>
          </table:table-cell>
          <table:table-cell office:value-type="float" office:value="33.7412">
            <text:p>33,7412</text:p>
          </table:table-cell>
          <table:table-cell office:value-type="float" office:value="14.4208">
            <text:p>14,4208</text:p>
          </table:table-cell>
          <table:table-cell office:value-type="float" office:value="0.60204">
            <text:p>0,60204</text:p>
          </table:table-cell>
          <table:table-cell office:value-type="float" office:value="15.0228">
            <text:p>15,0228</text:p>
          </table:table-cell>
          <table:table-cell office:value-type="float" office:value="10.2883">
            <text:p>10,2883</text:p>
          </table:table-cell>
          <table:table-cell office:value-type="float" office:value="0.383863">
            <text:p>0,383863</text:p>
          </table:table-cell>
          <table:table-cell office:value-type="float" office:value="10.6722">
            <text:p>10,6722</text:p>
          </table:table-cell>
          <table:table-cell office:value-type="float" office:value="225.736">
            <text:p>225,736</text:p>
          </table:table-cell>
          <table:table-cell office:value-type="float" office:value="0.870069">
            <text:p>0,870069</text:p>
          </table:table-cell>
          <table:table-cell office:value-type="float" office:value="226.606">
            <text:p>226,606</text:p>
          </table:table-cell>
        </table:table-row>
        <table:table-row table:style-name="ro1">
          <table:table-cell office:value-type="float" office:value="221.766">
            <text:p>221,766</text:p>
          </table:table-cell>
          <table:table-cell office:value-type="float" office:value="1.60671">
            <text:p>1,60671</text:p>
          </table:table-cell>
          <table:table-cell office:value-type="float" office:value="223.373">
            <text:p>223,373</text:p>
          </table:table-cell>
          <table:table-cell office:value-type="float" office:value="1.26918">
            <text:p>1,26918</text:p>
          </table:table-cell>
          <table:table-cell office:value-type="float" office:value="0.288557">
            <text:p>0,288557</text:p>
          </table:table-cell>
          <table:table-cell office:value-type="float" office:value="1.55774">
            <text:p>1,55774</text:p>
          </table:table-cell>
          <table:table-cell office:value-type="float" office:value="250.657">
            <text:p>250,657</text:p>
          </table:table-cell>
          <table:table-cell office:value-type="float" office:value="0.747198">
            <text:p>0,747198</text:p>
          </table:table-cell>
          <table:table-cell office:value-type="float" office:value="251.404">
            <text:p>251,404</text:p>
          </table:table-cell>
          <table:table-cell office:value-type="float" office:value="47.501">
            <text:p>47,501</text:p>
          </table:table-cell>
          <table:table-cell office:value-type="float" office:value="0.961563">
            <text:p>0,961563</text:p>
          </table:table-cell>
          <table:table-cell office:value-type="float" office:value="48.4626">
            <text:p>48,4626</text:p>
          </table:table-cell>
          <table:table-cell office:value-type="float" office:value="5.19021">
            <text:p>5,19021</text:p>
          </table:table-cell>
          <table:table-cell office:value-type="float" office:value="0.398818">
            <text:p>0,398818</text:p>
          </table:table-cell>
          <table:table-cell office:value-type="float" office:value="5.58903">
            <text:p>5,58903</text:p>
          </table:table-cell>
          <table:table-cell office:value-type="float" office:value="32.9691">
            <text:p>32,9691</text:p>
          </table:table-cell>
          <table:table-cell office:value-type="float" office:value="0.641922">
            <text:p>0,641922</text:p>
          </table:table-cell>
          <table:table-cell office:value-type="float" office:value="33.611">
            <text:p>33,611</text:p>
          </table:table-cell>
          <table:table-cell office:value-type="float" office:value="14.3214">
            <text:p>14,3214</text:p>
          </table:table-cell>
          <table:table-cell office:value-type="float" office:value="0.589137">
            <text:p>0,589137</text:p>
          </table:table-cell>
          <table:table-cell office:value-type="float" office:value="14.9105">
            <text:p>14,9105</text:p>
          </table:table-cell>
          <table:table-cell office:value-type="float" office:value="10.1479">
            <text:p>10,1479</text:p>
          </table:table-cell>
          <table:table-cell office:value-type="float" office:value="0.411428">
            <text:p>0,411428</text:p>
          </table:table-cell>
          <table:table-cell office:value-type="float" office:value="10.5593">
            <text:p>10,5593</text:p>
          </table:table-cell>
          <table:table-cell office:value-type="float" office:value="238.673">
            <text:p>238,673</text:p>
          </table:table-cell>
          <table:table-cell office:value-type="float" office:value="0.858633">
            <text:p>0,858633</text:p>
          </table:table-cell>
          <table:table-cell office:value-type="float" office:value="239.532">
            <text:p>239,532</text:p>
          </table:table-cell>
        </table:table-row>
        <table:table-row table:style-name="ro1">
          <table:table-cell office:value-type="float" office:value="239.765">
            <text:p>239,765</text:p>
          </table:table-cell>
          <table:table-cell office:value-type="float" office:value="0.960976">
            <text:p>0,960976</text:p>
          </table:table-cell>
          <table:table-cell office:value-type="float" office:value="240.726">
            <text:p>240,726</text:p>
          </table:table-cell>
          <table:table-cell office:value-type="float" office:value="1.42988">
            <text:p>1,42988</text:p>
          </table:table-cell>
          <table:table-cell office:value-type="float" office:value="0.287384">
            <text:p>0,287384</text:p>
          </table:table-cell>
          <table:table-cell office:value-type="float" office:value="1.71727">
            <text:p>1,71727</text:p>
          </table:table-cell>
          <table:table-cell office:value-type="float" office:value="212.11">
            <text:p>212,11</text:p>
          </table:table-cell>
          <table:table-cell office:value-type="float" office:value="0.864498">
            <text:p>0,864498</text:p>
          </table:table-cell>
          <table:table-cell office:value-type="float" office:value="212.974">
            <text:p>212,974</text:p>
          </table:table-cell>
          <table:table-cell office:value-type="float" office:value="31.477">
            <text:p>31,477</text:p>
          </table:table-cell>
          <table:table-cell office:value-type="float" office:value="0.336356">
            <text:p>0,336356</text:p>
          </table:table-cell>
          <table:table-cell office:value-type="float" office:value="31.8134">
            <text:p>31,8134</text:p>
          </table:table-cell>
          <table:table-cell office:value-type="float" office:value="7.16084">
            <text:p>7,16084</text:p>
          </table:table-cell>
          <table:table-cell office:value-type="float" office:value="0.821097">
            <text:p>0,821097</text:p>
          </table:table-cell>
          <table:table-cell office:value-type="float" office:value="7.98194">
            <text:p>7,98194</text:p>
          </table:table-cell>
          <table:table-cell office:value-type="float" office:value="29.5747">
            <text:p>29,5747</text:p>
          </table:table-cell>
          <table:table-cell office:value-type="float" office:value="0.688255">
            <text:p>0,688255</text:p>
          </table:table-cell>
          <table:table-cell office:value-type="float" office:value="30.263">
            <text:p>30,263</text:p>
          </table:table-cell>
          <table:table-cell office:value-type="float" office:value="13.963">
            <text:p>13,963</text:p>
          </table:table-cell>
          <table:table-cell office:value-type="float" office:value="0.588257">
            <text:p>0,588257</text:p>
          </table:table-cell>
          <table:table-cell office:value-type="float" office:value="14.5513">
            <text:p>14,5513</text:p>
          </table:table-cell>
          <table:table-cell office:value-type="float" office:value="10.3018">
            <text:p>10,3018</text:p>
          </table:table-cell>
          <table:table-cell office:value-type="float" office:value="0.381517">
            <text:p>0,381517</text:p>
          </table:table-cell>
          <table:table-cell office:value-type="float" office:value="10.6833">
            <text:p>10,6833</text:p>
          </table:table-cell>
          <table:table-cell office:value-type="float" office:value="331.642">
            <text:p>331,642</text:p>
          </table:table-cell>
          <table:table-cell office:value-type="float" office:value="0.843384">
            <text:p>0,843384</text:p>
          </table:table-cell>
          <table:table-cell office:value-type="float" office:value="332.485">
            <text:p>332,485</text:p>
          </table:table-cell>
        </table:table-row>
        <table:table-row table:style-name="ro1">
          <table:table-cell office:value-type="float" office:value="223.076">
            <text:p>223,076</text:p>
          </table:table-cell>
          <table:table-cell office:value-type="float" office:value="0.864791">
            <text:p>0,864791</text:p>
          </table:table-cell>
          <table:table-cell office:value-type="float" office:value="223.941">
            <text:p>223,941</text:p>
          </table:table-cell>
          <table:table-cell office:value-type="float" office:value="2.07737">
            <text:p>2,07737</text:p>
          </table:table-cell>
          <table:table-cell office:value-type="float" office:value="0.818458">
            <text:p>0,818458</text:p>
          </table:table-cell>
          <table:table-cell office:value-type="float" office:value="2.89583">
            <text:p>2,89583</text:p>
          </table:table-cell>
          <table:table-cell office:value-type="float" office:value="240.475">
            <text:p>240,475</text:p>
          </table:table-cell>
          <table:table-cell office:value-type="float" office:value="0.726671">
            <text:p>0,726671</text:p>
          </table:table-cell>
          <table:table-cell office:value-type="float" office:value="241.202">
            <text:p>241,202</text:p>
          </table:table-cell>
          <table:table-cell office:value-type="float" office:value="19.7236">
            <text:p>19,7236</text:p>
          </table:table-cell>
          <table:table-cell office:value-type="float" office:value="0.327852">
            <text:p>0,327852</text:p>
          </table:table-cell>
          <table:table-cell office:value-type="float" office:value="20.0515">
            <text:p>20,0515</text:p>
          </table:table-cell>
          <table:table-cell office:value-type="float" office:value="2.95448">
            <text:p>2,95448</text:p>
          </table:table-cell>
          <table:table-cell office:value-type="float" office:value="0.328439">
            <text:p>0,328439</text:p>
          </table:table-cell>
          <table:table-cell office:value-type="float" office:value="3.28292">
            <text:p>3,28292</text:p>
          </table:table-cell>
          <table:table-cell office:value-type="float" office:value="33.4116">
            <text:p>33,4116</text:p>
          </table:table-cell>
          <table:table-cell office:value-type="float" office:value="1.47035">
            <text:p>1,47035</text:p>
          </table:table-cell>
          <table:table-cell office:value-type="float" office:value="34.882">
            <text:p>34,882</text:p>
          </table:table-cell>
          <table:table-cell office:value-type="float" office:value="13.9196">
            <text:p>13,9196</text:p>
          </table:table-cell>
          <table:table-cell office:value-type="float" office:value="0.621101">
            <text:p>0,621101</text:p>
          </table:table-cell>
          <table:table-cell office:value-type="float" office:value="14.5407">
            <text:p>14,5407</text:p>
          </table:table-cell>
          <table:table-cell office:value-type="float" office:value="10.6517">
            <text:p>10,6517</text:p>
          </table:table-cell>
          <table:table-cell office:value-type="float" office:value="0.404683">
            <text:p>0,404683</text:p>
          </table:table-cell>
          <table:table-cell office:value-type="float" office:value="11.0564">
            <text:p>11,0564</text:p>
          </table:table-cell>
          <table:table-cell office:value-type="float" office:value="236.081">
            <text:p>236,081</text:p>
          </table:table-cell>
          <table:table-cell office:value-type="float" office:value="0.841331">
            <text:p>0,841331</text:p>
          </table:table-cell>
          <table:table-cell office:value-type="float" office:value="236.922">
            <text:p>236,922</text:p>
          </table:table-cell>
        </table:table-row>
        <table:table-row table:style-name="ro1">
          <table:table-cell office:value-type="float" office:value="237.705">
            <text:p>237,705</text:p>
          </table:table-cell>
          <table:table-cell office:value-type="float" office:value="0.956285">
            <text:p>0,956285</text:p>
          </table:table-cell>
          <table:table-cell office:value-type="float" office:value="238.662">
            <text:p>238,662</text:p>
          </table:table-cell>
          <table:table-cell office:value-type="float" office:value="1.30936">
            <text:p>1,30936</text:p>
          </table:table-cell>
          <table:table-cell office:value-type="float" office:value="0.280932">
            <text:p>0,280932</text:p>
          </table:table-cell>
          <table:table-cell office:value-type="float" office:value="1.59029">
            <text:p>1,59029</text:p>
          </table:table-cell>
          <table:table-cell office:value-type="float" office:value="248.755">
            <text:p>248,755</text:p>
          </table:table-cell>
          <table:table-cell office:value-type="float" office:value="0.739574">
            <text:p>0,739574</text:p>
          </table:table-cell>
          <table:table-cell office:value-type="float" office:value="249.495">
            <text:p>249,495</text:p>
          </table:table-cell>
          <table:table-cell office:value-type="float" office:value="19.1471">
            <text:p>19,1471</text:p>
          </table:table-cell>
          <table:table-cell office:value-type="float" office:value="0.700278">
            <text:p>0,700278</text:p>
          </table:table-cell>
          <table:table-cell office:value-type="float" office:value="19.8474">
            <text:p>19,8474</text:p>
          </table:table-cell>
          <table:table-cell office:value-type="float" office:value="2.94744">
            <text:p>2,94744</text:p>
          </table:table-cell>
          <table:table-cell office:value-type="float" office:value="0.363042">
            <text:p>0,363042</text:p>
          </table:table-cell>
          <table:table-cell office:value-type="float" office:value="3.31049">
            <text:p>3,31049</text:p>
          </table:table-cell>
          <table:table-cell office:value-type="float" office:value="29.2563">
            <text:p>29,2563</text:p>
          </table:table-cell>
          <table:table-cell office:value-type="float" office:value="1.75949">
            <text:p>1,75949</text:p>
          </table:table-cell>
          <table:table-cell office:value-type="float" office:value="31.0158">
            <text:p>31,0158</text:p>
          </table:table-cell>
          <table:table-cell office:value-type="float" office:value="20.262">
            <text:p>20,262</text:p>
          </table:table-cell>
          <table:table-cell office:value-type="float" office:value="0.568316">
            <text:p>0,568316</text:p>
          </table:table-cell>
          <table:table-cell office:value-type="float" office:value="20.8303">
            <text:p>20,8303</text:p>
          </table:table-cell>
          <table:table-cell office:value-type="float" office:value="18.6025">
            <text:p>18,6025</text:p>
          </table:table-cell>
          <table:table-cell office:value-type="float" office:value="1.17241">
            <text:p>1,17241</text:p>
          </table:table-cell>
          <table:table-cell office:value-type="float" office:value="19.7749">
            <text:p>19,7749</text:p>
          </table:table-cell>
          <table:table-cell office:value-type="float" office:value="259.904">
            <text:p>259,904</text:p>
          </table:table-cell>
          <table:table-cell office:value-type="float" office:value="0.839278">
            <text:p>0,839278</text:p>
          </table:table-cell>
          <table:table-cell office:value-type="float" office:value="260.743">
            <text:p>260,743</text:p>
          </table:table-cell>
        </table:table-row>
        <table:table-row table:style-name="ro1">
          <table:table-cell office:value-type="float" office:value="221.69">
            <text:p>221,69</text:p>
          </table:table-cell>
          <table:table-cell office:value-type="float" office:value="0.850422">
            <text:p>0,850422</text:p>
          </table:table-cell>
          <table:table-cell office:value-type="float" office:value="222.54">
            <text:p>222,54</text:p>
          </table:table-cell>
          <table:table-cell office:value-type="float" office:value="3.85915">
            <text:p>3,85915</text:p>
          </table:table-cell>
          <table:table-cell office:value-type="float" office:value="0.861272">
            <text:p>0,861272</text:p>
          </table:table-cell>
          <table:table-cell office:value-type="float" office:value="4.72043">
            <text:p>4,72043</text:p>
          </table:table-cell>
          <table:table-cell office:value-type="float" office:value="269.397">
            <text:p>269,397</text:p>
          </table:table-cell>
          <table:table-cell office:value-type="float" office:value="0.742799">
            <text:p>0,742799</text:p>
          </table:table-cell>
          <table:table-cell office:value-type="float" office:value="270.14">
            <text:p>270,14</text:p>
          </table:table-cell>
          <table:table-cell office:value-type="float" office:value="29.5454">
            <text:p>29,5454</text:p>
          </table:table-cell>
          <table:table-cell office:value-type="float" office:value="0.497643">
            <text:p>0,497643</text:p>
          </table:table-cell>
          <table:table-cell office:value-type="float" office:value="30.0431">
            <text:p>30,0431</text:p>
          </table:table-cell>
          <table:table-cell office:value-type="float" office:value="3.01167">
            <text:p>3,01167</text:p>
          </table:table-cell>
          <table:table-cell office:value-type="float" office:value="0.465093">
            <text:p>0,465093</text:p>
          </table:table-cell>
          <table:table-cell office:value-type="float" office:value="3.47676">
            <text:p>3,47676</text:p>
          </table:table-cell>
          <table:table-cell office:value-type="float" office:value="28.651">
            <text:p>28,651</text:p>
          </table:table-cell>
          <table:table-cell office:value-type="float" office:value="0.985316">
            <text:p>0,985316</text:p>
          </table:table-cell>
          <table:table-cell office:value-type="float" office:value="29.6363">
            <text:p>29,6363</text:p>
          </table:table-cell>
          <table:table-cell office:value-type="float" office:value="14.8844">
            <text:p>14,8844</text:p>
          </table:table-cell>
          <table:table-cell office:value-type="float" office:value="0.598521">
            <text:p>0,598521</text:p>
          </table:table-cell>
          <table:table-cell office:value-type="float" office:value="15.483">
            <text:p>15,483</text:p>
          </table:table-cell>
          <table:table-cell office:value-type="float" office:value="11.5616">
            <text:p>11,5616</text:p>
          </table:table-cell>
          <table:table-cell office:value-type="float" office:value="0.429023">
            <text:p>0,429023</text:p>
          </table:table-cell>
          <table:table-cell office:value-type="float" office:value="11.9907">
            <text:p>11,9907</text:p>
          </table:table-cell>
          <table:table-cell office:value-type="float" office:value="294.944">
            <text:p>294,944</text:p>
          </table:table-cell>
          <table:table-cell office:value-type="float" office:value="0.897048">
            <text:p>0,897048</text:p>
          </table:table-cell>
          <table:table-cell office:value-type="float" office:value="295.841">
            <text:p>295,841</text:p>
          </table:table-cell>
        </table:table-row>
        <table:table-row table:style-name="ro1">
          <table:table-cell office:value-type="float" office:value="230.402">
            <text:p>230,402</text:p>
          </table:table-cell>
          <table:table-cell office:value-type="float" office:value="1.03605">
            <text:p>1,03605</text:p>
          </table:table-cell>
          <table:table-cell office:value-type="float" office:value="231.438">
            <text:p>231,438</text:p>
          </table:table-cell>
          <table:table-cell office:value-type="float" office:value="1.35422">
            <text:p>1,35422</text:p>
          </table:table-cell>
          <table:table-cell office:value-type="float" office:value="0.259818">
            <text:p>0,259818</text:p>
          </table:table-cell>
          <table:table-cell office:value-type="float" office:value="1.61404">
            <text:p>1,61404</text:p>
          </table:table-cell>
          <table:table-cell office:value-type="float" office:value="248.973">
            <text:p>248,973</text:p>
          </table:table-cell>
          <table:table-cell office:value-type="float" office:value="1.07417">
            <text:p>1,07417</text:p>
          </table:table-cell>
          <table:table-cell office:value-type="float" office:value="250.047">
            <text:p>250,047</text:p>
          </table:table-cell>
          <table:table-cell office:value-type="float" office:value="20.5828">
            <text:p>20,5828</text:p>
          </table:table-cell>
          <table:table-cell office:value-type="float" office:value="0.486793">
            <text:p>0,486793</text:p>
          </table:table-cell>
          <table:table-cell office:value-type="float" office:value="21.0696">
            <text:p>21,0696</text:p>
          </table:table-cell>
          <table:table-cell office:value-type="float" office:value="3.2794">
            <text:p>3,2794</text:p>
          </table:table-cell>
          <table:table-cell office:value-type="float" office:value="0.415827">
            <text:p>0,415827</text:p>
          </table:table-cell>
          <table:table-cell office:value-type="float" office:value="3.69523">
            <text:p>3,69523</text:p>
          </table:table-cell>
          <table:table-cell office:value-type="float" office:value="36.6212">
            <text:p>36,6212</text:p>
          </table:table-cell>
          <table:table-cell office:value-type="float" office:value="0.575648">
            <text:p>0,575648</text:p>
          </table:table-cell>
          <table:table-cell office:value-type="float" office:value="37.1969">
            <text:p>37,1969</text:p>
          </table:table-cell>
          <table:table-cell office:value-type="float" office:value="14.0273">
            <text:p>14,0273</text:p>
          </table:table-cell>
          <table:table-cell office:value-type="float" office:value="0.626673">
            <text:p>0,626673</text:p>
          </table:table-cell>
          <table:table-cell office:value-type="float" office:value="14.6539">
            <text:p>14,6539</text:p>
          </table:table-cell>
          <table:table-cell office:value-type="float" office:value="11.2842">
            <text:p>11,2842</text:p>
          </table:table-cell>
          <table:table-cell office:value-type="float" office:value="0.619342">
            <text:p>0,619342</text:p>
          </table:table-cell>
          <table:table-cell office:value-type="float" office:value="11.9036">
            <text:p>11,9036</text:p>
          </table:table-cell>
          <table:table-cell office:value-type="float" office:value="230.813">
            <text:p>230,813</text:p>
          </table:table-cell>
          <table:table-cell office:value-type="float" office:value="0.980624">
            <text:p>0,980624</text:p>
          </table:table-cell>
          <table:table-cell office:value-type="float" office:value="231.794">
            <text:p>231,794</text:p>
          </table:table-cell>
        </table:table-row>
        <table:table-row table:style-name="ro1">
          <table:table-cell office:value-type="float" office:value="262.724">
            <text:p>262,724</text:p>
          </table:table-cell>
          <table:table-cell office:value-type="float" office:value="0.910244">
            <text:p>0,910244</text:p>
          </table:table-cell>
          <table:table-cell office:value-type="float" office:value="263.635">
            <text:p>263,635</text:p>
          </table:table-cell>
          <table:table-cell office:value-type="float" office:value="1.37622">
            <text:p>1,37622</text:p>
          </table:table-cell>
          <table:table-cell office:value-type="float" office:value="0.259818">
            <text:p>0,259818</text:p>
          </table:table-cell>
          <table:table-cell office:value-type="float" office:value="1.63604">
            <text:p>1,63604</text:p>
          </table:table-cell>
          <table:table-cell office:value-type="float" office:value="245.322">
            <text:p>245,322</text:p>
          </table:table-cell>
          <table:table-cell office:value-type="float" office:value="2.2111">
            <text:p>2,2111</text:p>
          </table:table-cell>
          <table:table-cell office:value-type="float" office:value="247.533">
            <text:p>247,533</text:p>
          </table:table-cell>
          <table:table-cell office:value-type="float" office:value="43.9272">
            <text:p>43,9272</text:p>
          </table:table-cell>
          <table:table-cell office:value-type="float" office:value="0.51993">
            <text:p>0,51993</text:p>
          </table:table-cell>
          <table:table-cell office:value-type="float" office:value="44.4471">
            <text:p>44,4471</text:p>
          </table:table-cell>
          <table:table-cell office:value-type="float" office:value="4.67967">
            <text:p>4,67967</text:p>
          </table:table-cell>
          <table:table-cell office:value-type="float" office:value="0.510253">
            <text:p>0,510253</text:p>
          </table:table-cell>
          <table:table-cell office:value-type="float" office:value="5.18992">
            <text:p>5,18992</text:p>
          </table:table-cell>
          <table:table-cell office:value-type="float" office:value="38.3443">
            <text:p>38,3443</text:p>
          </table:table-cell>
          <table:table-cell office:value-type="float" office:value="0.772417">
            <text:p>0,772417</text:p>
          </table:table-cell>
          <table:table-cell office:value-type="float" office:value="39.1168">
            <text:p>39,1168</text:p>
          </table:table-cell>
          <table:table-cell office:value-type="float" office:value="14.7299">
            <text:p>14,7299</text:p>
          </table:table-cell>
          <table:table-cell office:value-type="float" office:value="0.558932">
            <text:p>0,558932</text:p>
          </table:table-cell>
          <table:table-cell office:value-type="float" office:value="15.2888">
            <text:p>15,2888</text:p>
          </table:table-cell>
          <table:table-cell office:value-type="float" office:value="18.2905">
            <text:p>18,2905</text:p>
          </table:table-cell>
          <table:table-cell office:value-type="float" office:value="0.855114">
            <text:p>0,855114</text:p>
          </table:table-cell>
          <table:table-cell office:value-type="float" office:value="19.1456">
            <text:p>19,1456</text:p>
          </table:table-cell>
          <table:table-cell office:value-type="float" office:value="251.398">
            <text:p>251,398</text:p>
          </table:table-cell>
          <table:table-cell office:value-type="float" office:value="0.861565">
            <text:p>0,861565</text:p>
          </table:table-cell>
          <table:table-cell office:value-type="float" office:value="252.26">
            <text:p>252,26</text:p>
          </table:table-cell>
        </table:table-row>
        <table:table-row table:style-name="ro1">
          <table:table-cell office:value-type="float" office:value="230.356">
            <text:p>230,356</text:p>
          </table:table-cell>
          <table:table-cell office:value-type="float" office:value="0.919922">
            <text:p>0,919922</text:p>
          </table:table-cell>
          <table:table-cell office:value-type="float" office:value="231.276">
            <text:p>231,276</text:p>
          </table:table-cell>
          <table:table-cell office:value-type="float" office:value="1.27563">
            <text:p>1,27563</text:p>
          </table:table-cell>
          <table:table-cell office:value-type="float" office:value="0.280639">
            <text:p>0,280639</text:p>
          </table:table-cell>
          <table:table-cell office:value-type="float" office:value="1.55627">
            <text:p>1,55627</text:p>
          </table:table-cell>
          <table:table-cell office:value-type="float" office:value="240.985">
            <text:p>240,985</text:p>
          </table:table-cell>
          <table:table-cell office:value-type="float" office:value="1.61844">
            <text:p>1,61844</text:p>
          </table:table-cell>
          <table:table-cell office:value-type="float" office:value="242.604">
            <text:p>242,604</text:p>
          </table:table-cell>
          <table:table-cell office:value-type="float" office:value="21.8579">
            <text:p>21,8579</text:p>
          </table:table-cell>
          <table:table-cell office:value-type="float" office:value="0.333717">
            <text:p>0,333717</text:p>
          </table:table-cell>
          <table:table-cell office:value-type="float" office:value="22.1916">
            <text:p>22,1916</text:p>
          </table:table-cell>
          <table:table-cell office:value-type="float" office:value="2.98058">
            <text:p>2,98058</text:p>
          </table:table-cell>
          <table:table-cell office:value-type="float" office:value="0.774763">
            <text:p>0,774763</text:p>
          </table:table-cell>
          <table:table-cell office:value-type="float" office:value="3.75534">
            <text:p>3,75534</text:p>
          </table:table-cell>
          <table:table-cell office:value-type="float" office:value="32.7301">
            <text:p>32,7301</text:p>
          </table:table-cell>
          <table:table-cell office:value-type="float" office:value="0.626673">
            <text:p>0,626673</text:p>
          </table:table-cell>
          <table:table-cell office:value-type="float" office:value="33.3568">
            <text:p>33,3568</text:p>
          </table:table-cell>
          <table:table-cell office:value-type="float" office:value="13.8545">
            <text:p>13,8545</text:p>
          </table:table-cell>
          <table:table-cell office:value-type="float" office:value="0.558346">
            <text:p>0,558346</text:p>
          </table:table-cell>
          <table:table-cell office:value-type="float" office:value="14.4129">
            <text:p>14,4129</text:p>
          </table:table-cell>
          <table:table-cell office:value-type="float" office:value="9.9863">
            <text:p>9,9863</text:p>
          </table:table-cell>
          <table:table-cell office:value-type="float" office:value="0.40615">
            <text:p>0,40615</text:p>
          </table:table-cell>
          <table:table-cell office:value-type="float" office:value="10.3924">
            <text:p>10,3924</text:p>
          </table:table-cell>
          <table:table-cell office:value-type="float" office:value="285.921">
            <text:p>285,921</text:p>
          </table:table-cell>
          <table:table-cell office:value-type="float" office:value="1.17945">
            <text:p>1,17945</text:p>
          </table:table-cell>
          <table:table-cell office:value-type="float" office:value="287.1">
            <text:p>287,1</text:p>
          </table:table-cell>
        </table:table-row>
        <table:table-row table:style-name="ro1">
          <table:table-cell office:value-type="float" office:value="261.321">
            <text:p>261,321</text:p>
          </table:table-cell>
          <table:table-cell office:value-type="float" office:value="1.53398">
            <text:p>1,53398</text:p>
          </table:table-cell>
          <table:table-cell office:value-type="float" office:value="262.854">
            <text:p>262,854</text:p>
          </table:table-cell>
          <table:table-cell office:value-type="float" office:value="1.66038">
            <text:p>1,66038</text:p>
          </table:table-cell>
          <table:table-cell office:value-type="float" office:value="0.533126">
            <text:p>0,533126</text:p>
          </table:table-cell>
          <table:table-cell office:value-type="float" office:value="2.1935">
            <text:p>2,1935</text:p>
          </table:table-cell>
          <table:table-cell office:value-type="float" office:value="270.241">
            <text:p>270,241</text:p>
          </table:table-cell>
          <table:table-cell office:value-type="float" office:value="0.77623">
            <text:p>0,77623</text:p>
          </table:table-cell>
          <table:table-cell office:value-type="float" office:value="271.017">
            <text:p>271,017</text:p>
          </table:table-cell>
          <table:table-cell office:value-type="float" office:value="20.2831">
            <text:p>20,2831</text:p>
          </table:table-cell>
          <table:table-cell office:value-type="float" office:value="0.3475">
            <text:p>0,3475</text:p>
          </table:table-cell>
          <table:table-cell office:value-type="float" office:value="20.6306">
            <text:p>20,6306</text:p>
          </table:table-cell>
          <table:table-cell office:value-type="float" office:value="3.02779">
            <text:p>3,02779</text:p>
          </table:table-cell>
          <table:table-cell office:value-type="float" office:value="0.347793">
            <text:p>0,347793</text:p>
          </table:table-cell>
          <table:table-cell office:value-type="float" office:value="3.37559">
            <text:p>3,37559</text:p>
          </table:table-cell>
          <table:table-cell office:value-type="float" office:value="31.6677">
            <text:p>31,6677</text:p>
          </table:table-cell>
          <table:table-cell office:value-type="float" office:value="0.665088">
            <text:p>0,665088</text:p>
          </table:table-cell>
          <table:table-cell office:value-type="float" office:value="32.3327">
            <text:p>32,3327</text:p>
          </table:table-cell>
          <table:table-cell office:value-type="float" office:value="14.4012">
            <text:p>14,4012</text:p>
          </table:table-cell>
          <table:table-cell office:value-type="float" office:value="0.604972">
            <text:p>0,604972</text:p>
          </table:table-cell>
          <table:table-cell office:value-type="float" office:value="15.0061">
            <text:p>15,0061</text:p>
          </table:table-cell>
          <table:table-cell office:value-type="float" office:value="10.4933">
            <text:p>10,4933</text:p>
          </table:table-cell>
          <table:table-cell office:value-type="float" office:value="0.40439">
            <text:p>0,40439</text:p>
          </table:table-cell>
          <table:table-cell office:value-type="float" office:value="10.8977">
            <text:p>10,8977</text:p>
          </table:table-cell>
          <table:table-cell office:value-type="float" office:value="247.192">
            <text:p>247,192</text:p>
          </table:table-cell>
          <table:table-cell office:value-type="float" office:value="0.846023">
            <text:p>0,846023</text:p>
          </table:table-cell>
          <table:table-cell office:value-type="float" office:value="248.038">
            <text:p>248,038</text:p>
          </table:table-cell>
        </table:table-row>
        <table:table-row table:style-name="ro1">
          <table:table-cell office:value-type="float" office:value="231.963">
            <text:p>231,963</text:p>
          </table:table-cell>
          <table:table-cell office:value-type="float" office:value="0.917576">
            <text:p>0,917576</text:p>
          </table:table-cell>
          <table:table-cell office:value-type="float" office:value="232.88">
            <text:p>232,88</text:p>
          </table:table-cell>
          <table:table-cell office:value-type="float" office:value="1.52988">
            <text:p>1,52988</text:p>
          </table:table-cell>
          <table:table-cell office:value-type="float" office:value="0.300873">
            <text:p>0,300873</text:p>
          </table:table-cell>
          <table:table-cell office:value-type="float" office:value="1.83075">
            <text:p>1,83075</text:p>
          </table:table-cell>
          <table:table-cell office:value-type="float" office:value="250.083">
            <text:p>250,083</text:p>
          </table:table-cell>
          <table:table-cell office:value-type="float" office:value="0.745732">
            <text:p>0,745732</text:p>
          </table:table-cell>
          <table:table-cell office:value-type="float" office:value="250.829">
            <text:p>250,829</text:p>
          </table:table-cell>
          <table:table-cell office:value-type="float" office:value="29.5621">
            <text:p>29,5621</text:p>
          </table:table-cell>
          <table:table-cell office:value-type="float" office:value="0.377998">
            <text:p>0,377998</text:p>
          </table:table-cell>
          <table:table-cell office:value-type="float" office:value="29.9401">
            <text:p>29,9401</text:p>
          </table:table-cell>
          <table:table-cell office:value-type="float" office:value="2.99612">
            <text:p>2,99612</text:p>
          </table:table-cell>
          <table:table-cell office:value-type="float" office:value="0.327559">
            <text:p>0,327559</text:p>
          </table:table-cell>
          <table:table-cell office:value-type="float" office:value="3.32368">
            <text:p>3,32368</text:p>
          </table:table-cell>
          <table:table-cell office:value-type="float" office:value="32.3864">
            <text:p>32,3864</text:p>
          </table:table-cell>
          <table:table-cell office:value-type="float" office:value="0.577407">
            <text:p>0,577407</text:p>
          </table:table-cell>
          <table:table-cell office:value-type="float" office:value="32.9638">
            <text:p>32,9638</text:p>
          </table:table-cell>
          <table:table-cell office:value-type="float" office:value="14.1727">
            <text:p>14,1727</text:p>
          </table:table-cell>
          <table:table-cell office:value-type="float" office:value="0.554534">
            <text:p>0,554534</text:p>
          </table:table-cell>
          <table:table-cell office:value-type="float" office:value="14.7273">
            <text:p>14,7273</text:p>
          </table:table-cell>
          <table:table-cell office:value-type="float" office:value="10.3792">
            <text:p>10,3792</text:p>
          </table:table-cell>
          <table:table-cell office:value-type="float" office:value="0.399991">
            <text:p>0,399991</text:p>
          </table:table-cell>
          <table:table-cell office:value-type="float" office:value="10.7792">
            <text:p>10,7792</text:p>
          </table:table-cell>
          <table:table-cell office:value-type="float" office:value="256.361">
            <text:p>256,361</text:p>
          </table:table-cell>
          <table:table-cell office:value-type="float" office:value="0.840744">
            <text:p>0,840744</text:p>
          </table:table-cell>
          <table:table-cell office:value-type="float" office:value="257.202">
            <text:p>257,202</text:p>
          </table:table-cell>
        </table:table-row>
        <table:table-row table:style-name="ro1">
          <table:table-cell office:value-type="float" office:value="241.258">
            <text:p>241,258</text:p>
          </table:table-cell>
          <table:table-cell office:value-type="float" office:value="1.70055">
            <text:p>1,70055</text:p>
          </table:table-cell>
          <table:table-cell office:value-type="float" office:value="242.958">
            <text:p>242,958</text:p>
          </table:table-cell>
          <table:table-cell office:value-type="float" office:value="1.33399">
            <text:p>1,33399</text:p>
          </table:table-cell>
          <table:table-cell office:value-type="float" office:value="0.307911">
            <text:p>0,307911</text:p>
          </table:table-cell>
          <table:table-cell office:value-type="float" office:value="1.6419">
            <text:p>1,6419</text:p>
          </table:table-cell>
          <table:table-cell office:value-type="float" office:value="247.763">
            <text:p>247,763</text:p>
          </table:table-cell>
          <table:table-cell office:value-type="float" office:value="1.30877">
            <text:p>1,30877</text:p>
          </table:table-cell>
          <table:table-cell office:value-type="float" office:value="249.072">
            <text:p>249,072</text:p>
          </table:table-cell>
          <table:table-cell office:value-type="float" office:value="21.2271">
            <text:p>21,2271</text:p>
          </table:table-cell>
          <table:table-cell office:value-type="float" office:value="0.377998">
            <text:p>0,377998</text:p>
          </table:table-cell>
          <table:table-cell office:value-type="float" office:value="21.6051">
            <text:p>21,6051</text:p>
          </table:table-cell>
          <table:table-cell office:value-type="float" office:value="3.1492">
            <text:p>3,1492</text:p>
          </table:table-cell>
          <table:table-cell office:value-type="float" office:value="0.354831">
            <text:p>0,354831</text:p>
          </table:table-cell>
          <table:table-cell office:value-type="float" office:value="3.50403">
            <text:p>3,50403</text:p>
          </table:table-cell>
          <table:table-cell office:value-type="float" office:value="29.7129">
            <text:p>29,7129</text:p>
          </table:table-cell>
          <table:table-cell office:value-type="float" office:value="0.592656">
            <text:p>0,592656</text:p>
          </table:table-cell>
          <table:table-cell office:value-type="float" office:value="30.3055">
            <text:p>30,3055</text:p>
          </table:table-cell>
          <table:table-cell office:value-type="float" office:value="14.0935">
            <text:p>14,0935</text:p>
          </table:table-cell>
          <table:table-cell office:value-type="float" office:value="0.551894">
            <text:p>0,551894</text:p>
          </table:table-cell>
          <table:table-cell office:value-type="float" office:value="14.6454">
            <text:p>14,6454</text:p>
          </table:table-cell>
          <table:table-cell office:value-type="float" office:value="10.3411">
            <text:p>10,3411</text:p>
          </table:table-cell>
          <table:table-cell office:value-type="float" office:value="0.384742">
            <text:p>0,384742</text:p>
          </table:table-cell>
          <table:table-cell office:value-type="float" office:value="10.7259">
            <text:p>10,7259</text:p>
          </table:table-cell>
          <table:table-cell office:value-type="float" office:value="249.871">
            <text:p>249,871</text:p>
          </table:table-cell>
          <table:table-cell office:value-type="float" office:value="0.87916">
            <text:p>0,87916</text:p>
          </table:table-cell>
          <table:table-cell office:value-type="float" office:value="250.751">
            <text:p>250,751</text:p>
          </table:table-cell>
        </table:table-row>
        <table:table-row table:style-name="ro1">
          <table:table-cell office:value-type="float" office:value="218.27">
            <text:p>218,27</text:p>
          </table:table-cell>
          <table:table-cell office:value-type="float" office:value="0.887664">
            <text:p>0,887664</text:p>
          </table:table-cell>
          <table:table-cell office:value-type="float" office:value="219.158">
            <text:p>219,158</text:p>
          </table:table-cell>
          <table:table-cell office:value-type="float" office:value="1.3768">
            <text:p>1,3768</text:p>
          </table:table-cell>
          <table:table-cell office:value-type="float" office:value="0.294422">
            <text:p>0,294422</text:p>
          </table:table-cell>
          <table:table-cell office:value-type="float" office:value="1.67123">
            <text:p>1,67123</text:p>
          </table:table-cell>
          <table:table-cell office:value-type="float" office:value="251.911">
            <text:p>251,911</text:p>
          </table:table-cell>
          <table:table-cell office:value-type="float" office:value="1.77122">
            <text:p>1,77122</text:p>
          </table:table-cell>
          <table:table-cell office:value-type="float" office:value="253.683">
            <text:p>253,683</text:p>
          </table:table-cell>
          <table:table-cell office:value-type="float" office:value="33.7996">
            <text:p>33,7996</text:p>
          </table:table-cell>
          <table:table-cell office:value-type="float" office:value="0.372426">
            <text:p>0,372426</text:p>
          </table:table-cell>
          <table:table-cell office:value-type="float" office:value="34.172">
            <text:p>34,172</text:p>
          </table:table-cell>
          <table:table-cell office:value-type="float" office:value="3.03102">
            <text:p>3,03102</text:p>
          </table:table-cell>
          <table:table-cell office:value-type="float" office:value="0.324333">
            <text:p>0,324333</text:p>
          </table:table-cell>
          <table:table-cell office:value-type="float" office:value="3.35535">
            <text:p>3,35535</text:p>
          </table:table-cell>
          <table:table-cell office:value-type="float" office:value="28.9783">
            <text:p>28,9783</text:p>
          </table:table-cell>
          <table:table-cell office:value-type="float" office:value="0.58943">
            <text:p>0,58943</text:p>
          </table:table-cell>
          <table:table-cell office:value-type="float" office:value="29.5677">
            <text:p>29,5677</text:p>
          </table:table-cell>
          <table:table-cell office:value-type="float" office:value="13.9516">
            <text:p>13,9516</text:p>
          </table:table-cell>
          <table:table-cell office:value-type="float" office:value="0.564211">
            <text:p>0,564211</text:p>
          </table:table-cell>
          <table:table-cell office:value-type="float" office:value="14.5158">
            <text:p>14,5158</text:p>
          </table:table-cell>
          <table:table-cell office:value-type="float" office:value="10.5147">
            <text:p>10,5147</text:p>
          </table:table-cell>
          <table:table-cell office:value-type="float" office:value="0.397939">
            <text:p>0,397939</text:p>
          </table:table-cell>
          <table:table-cell office:value-type="float" office:value="10.9127">
            <text:p>10,9127</text:p>
          </table:table-cell>
          <table:table-cell office:value-type="float" office:value="252.615">
            <text:p>252,615</text:p>
          </table:table-cell>
          <table:table-cell office:value-type="float" office:value="0.98209">
            <text:p>0,98209</text:p>
          </table:table-cell>
          <table:table-cell office:value-type="float" office:value="253.597">
            <text:p>253,597</text:p>
          </table:table-cell>
        </table:table-row>
        <table:table-row table:style-name="ro1">
          <table:table-cell office:value-type="float" office:value="250.183">
            <text:p>250,183</text:p>
          </table:table-cell>
          <table:table-cell office:value-type="float" office:value="0.858633">
            <text:p>0,858633</text:p>
          </table:table-cell>
          <table:table-cell office:value-type="float" office:value="251.041">
            <text:p>251,041</text:p>
          </table:table-cell>
          <table:table-cell office:value-type="float" office:value="1.31346">
            <text:p>1,31346</text:p>
          </table:table-cell>
          <table:table-cell office:value-type="float" office:value="0.295888">
            <text:p>0,295888</text:p>
          </table:table-cell>
          <table:table-cell office:value-type="float" office:value="1.60935">
            <text:p>1,60935</text:p>
          </table:table-cell>
          <table:table-cell office:value-type="float" office:value="243.387">
            <text:p>243,387</text:p>
          </table:table-cell>
          <table:table-cell office:value-type="float" office:value="0.733709">
            <text:p>0,733709</text:p>
          </table:table-cell>
          <table:table-cell office:value-type="float" office:value="244.12">
            <text:p>244,12</text:p>
          </table:table-cell>
          <table:table-cell office:value-type="float" office:value="32.6477">
            <text:p>32,6477</text:p>
          </table:table-cell>
          <table:table-cell office:value-type="float" office:value="0.350726">
            <text:p>0,350726</text:p>
          </table:table-cell>
          <table:table-cell office:value-type="float" office:value="32.9984">
            <text:p>32,9984</text:p>
          </table:table-cell>
          <table:table-cell office:value-type="float" office:value="3.09378">
            <text:p>3,09378</text:p>
          </table:table-cell>
          <table:table-cell office:value-type="float" office:value="0.354538">
            <text:p>0,354538</text:p>
          </table:table-cell>
          <table:table-cell office:value-type="float" office:value="3.44831">
            <text:p>3,44831</text:p>
          </table:table-cell>
          <table:table-cell office:value-type="float" office:value="28.8126">
            <text:p>28,8126</text:p>
          </table:table-cell>
          <table:table-cell office:value-type="float" office:value="0.640162">
            <text:p>0,640162</text:p>
          </table:table-cell>
          <table:table-cell office:value-type="float" office:value="29.4527">
            <text:p>29,4527</text:p>
          </table:table-cell>
          <table:table-cell office:value-type="float" office:value="24.3411">
            <text:p>24,3411</text:p>
          </table:table-cell>
          <table:table-cell office:value-type="float" office:value="0.599694">
            <text:p>0,599694</text:p>
          </table:table-cell>
          <table:table-cell office:value-type="float" office:value="24.9408">
            <text:p>24,9408</text:p>
          </table:table-cell>
          <table:table-cell office:value-type="float" office:value="10.3892">
            <text:p>10,3892</text:p>
          </table:table-cell>
          <table:table-cell office:value-type="float" office:value="0.385622">
            <text:p>0,385622</text:p>
          </table:table-cell>
          <table:table-cell office:value-type="float" office:value="10.7748">
            <text:p>10,7748</text:p>
          </table:table-cell>
          <table:table-cell office:value-type="float" office:value="247.563">
            <text:p>247,563</text:p>
          </table:table-cell>
          <table:table-cell office:value-type="float" office:value="0.953939">
            <text:p>0,953939</text:p>
          </table:table-cell>
          <table:table-cell office:value-type="float" office:value="248.517">
            <text:p>248,517</text:p>
          </table:table-cell>
        </table:table-row>
        <table:table-row table:style-name="ro1">
          <table:table-cell office:value-type="float" office:value="234.482">
            <text:p>234,482</text:p>
          </table:table-cell>
          <table:table-cell office:value-type="float" office:value="2.78997">
            <text:p>2,78997</text:p>
          </table:table-cell>
          <table:table-cell office:value-type="float" office:value="237.272">
            <text:p>237,272</text:p>
          </table:table-cell>
          <table:table-cell office:value-type="float" office:value="3.3014">
            <text:p>3,3014</text:p>
          </table:table-cell>
          <table:table-cell office:value-type="float" office:value="0.789426">
            <text:p>0,789426</text:p>
          </table:table-cell>
          <table:table-cell office:value-type="float" office:value="4.09082">
            <text:p>4,09082</text:p>
          </table:table-cell>
          <table:table-cell office:value-type="float" office:value="330.652">
            <text:p>330,652</text:p>
          </table:table-cell>
          <table:table-cell office:value-type="float" office:value="0.780922">
            <text:p>0,780922</text:p>
          </table:table-cell>
          <table:table-cell office:value-type="float" office:value="331.432">
            <text:p>331,432</text:p>
          </table:table-cell>
          <table:table-cell office:value-type="float" office:value="30.236">
            <text:p>30,236</text:p>
          </table:table-cell>
          <table:table-cell office:value-type="float" office:value="0.364215">
            <text:p>0,364215</text:p>
          </table:table-cell>
          <table:table-cell office:value-type="float" office:value="30.6002">
            <text:p>30,6002</text:p>
          </table:table-cell>
          <table:table-cell office:value-type="float" office:value="6.17318">
            <text:p>6,17318</text:p>
          </table:table-cell>
          <table:table-cell office:value-type="float" office:value="0.692947">
            <text:p>0,692947</text:p>
          </table:table-cell>
          <table:table-cell office:value-type="float" office:value="6.86613">
            <text:p>6,86613</text:p>
          </table:table-cell>
          <table:table-cell office:value-type="float" office:value="30.5639">
            <text:p>30,5639</text:p>
          </table:table-cell>
          <table:table-cell office:value-type="float" office:value="0.577407">
            <text:p>0,577407</text:p>
          </table:table-cell>
          <table:table-cell office:value-type="float" office:value="31.1413">
            <text:p>31,1413</text:p>
          </table:table-cell>
          <table:table-cell office:value-type="float" office:value="13.6953">
            <text:p>13,6953</text:p>
          </table:table-cell>
          <table:table-cell office:value-type="float" office:value="0.548962">
            <text:p>0,548962</text:p>
          </table:table-cell>
          <table:table-cell office:value-type="float" office:value="14.2443">
            <text:p>14,2443</text:p>
          </table:table-cell>
          <table:table-cell office:value-type="float" office:value="10.4526">
            <text:p>10,4526</text:p>
          </table:table-cell>
          <table:table-cell office:value-type="float" office:value="0.393247">
            <text:p>0,393247</text:p>
          </table:table-cell>
          <table:table-cell office:value-type="float" office:value="10.8458">
            <text:p>10,8458</text:p>
          </table:table-cell>
          <table:table-cell office:value-type="float" office:value="237.173">
            <text:p>237,173</text:p>
          </table:table-cell>
          <table:table-cell office:value-type="float" office:value="1.16566">
            <text:p>1,16566</text:p>
          </table:table-cell>
          <table:table-cell office:value-type="float" office:value="238.338">
            <text:p>238,338</text:p>
          </table:table-cell>
        </table:table-row>
        <table:table-row table:style-name="ro1">
          <table:table-cell office:value-type="float" office:value="249.433">
            <text:p>249,433</text:p>
          </table:table-cell>
          <table:table-cell office:value-type="float" office:value="0.933118">
            <text:p>0,933118</text:p>
          </table:table-cell>
          <table:table-cell office:value-type="float" office:value="250.366">
            <text:p>250,366</text:p>
          </table:table-cell>
          <table:table-cell office:value-type="float" office:value="1.36243">
            <text:p>1,36243</text:p>
          </table:table-cell>
          <table:table-cell office:value-type="float" office:value="0.275654">
            <text:p>0,275654</text:p>
          </table:table-cell>
          <table:table-cell office:value-type="float" office:value="1.63809">
            <text:p>1,63809</text:p>
          </table:table-cell>
          <table:table-cell office:value-type="float" office:value="252.545">
            <text:p>252,545</text:p>
          </table:table-cell>
          <table:table-cell office:value-type="float" office:value="1.97679">
            <text:p>1,97679</text:p>
          </table:table-cell>
          <table:table-cell office:value-type="float" office:value="254.522">
            <text:p>254,522</text:p>
          </table:table-cell>
          <table:table-cell office:value-type="float" office:value="19.6626">
            <text:p>19,6626</text:p>
          </table:table-cell>
          <table:table-cell office:value-type="float" office:value="0.928426">
            <text:p>0,928426</text:p>
          </table:table-cell>
          <table:table-cell office:value-type="float" office:value="20.5911">
            <text:p>20,5911</text:p>
          </table:table-cell>
          <table:table-cell office:value-type="float" office:value="3.01079">
            <text:p>3,01079</text:p>
          </table:table-cell>
          <table:table-cell office:value-type="float" office:value="0.35835">
            <text:p>0,35835</text:p>
          </table:table-cell>
          <table:table-cell office:value-type="float" office:value="3.36914">
            <text:p>3,36914</text:p>
          </table:table-cell>
          <table:table-cell office:value-type="float" office:value="28.7202">
            <text:p>28,7202</text:p>
          </table:table-cell>
          <table:table-cell office:value-type="float" office:value="0.615823">
            <text:p>0,615823</text:p>
          </table:table-cell>
          <table:table-cell office:value-type="float" office:value="29.336">
            <text:p>29,336</text:p>
          </table:table-cell>
          <table:table-cell office:value-type="float" office:value="14.0759">
            <text:p>14,0759</text:p>
          </table:table-cell>
          <table:table-cell office:value-type="float" office:value="0.593829">
            <text:p>0,593829</text:p>
          </table:table-cell>
          <table:table-cell office:value-type="float" office:value="14.6698">
            <text:p>14,6698</text:p>
          </table:table-cell>
          <table:table-cell office:value-type="float" office:value="17.8122">
            <text:p>17,8122</text:p>
          </table:table-cell>
          <table:table-cell office:value-type="float" office:value="0.573595">
            <text:p>0,573595</text:p>
          </table:table-cell>
          <table:table-cell office:value-type="float" office:value="18.3858">
            <text:p>18,3858</text:p>
          </table:table-cell>
          <table:table-cell office:value-type="float" office:value="235.965">
            <text:p>235,965</text:p>
          </table:table-cell>
          <table:table-cell office:value-type="float" office:value="0.934877">
            <text:p>0,934877</text:p>
          </table:table-cell>
          <table:table-cell office:value-type="float" office:value="236.9">
            <text:p>236,9</text:p>
          </table:table-cell>
        </table:table-row>
        <table:table-row table:style-name="ro1">
          <table:table-cell office:value-type="float" office:value="244.397">
            <text:p>244,397</text:p>
          </table:table-cell>
          <table:table-cell office:value-type="float" office:value="1.03341">
            <text:p>1,03341</text:p>
          </table:table-cell>
          <table:table-cell office:value-type="float" office:value="245.431">
            <text:p>245,431</text:p>
          </table:table-cell>
          <table:table-cell office:value-type="float" office:value="1.32988">
            <text:p>1,32988</text:p>
          </table:table-cell>
          <table:table-cell office:value-type="float" office:value="0.271548">
            <text:p>0,271548</text:p>
          </table:table-cell>
          <table:table-cell office:value-type="float" office:value="1.60143">
            <text:p>1,60143</text:p>
          </table:table-cell>
          <table:table-cell office:value-type="float" office:value="240.478">
            <text:p>240,478</text:p>
          </table:table-cell>
          <table:table-cell office:value-type="float" office:value="1.00115">
            <text:p>1,00115</text:p>
          </table:table-cell>
          <table:table-cell office:value-type="float" office:value="241.479">
            <text:p>241,479</text:p>
          </table:table-cell>
          <table:table-cell office:value-type="float" office:value="25.6018">
            <text:p>25,6018</text:p>
          </table:table-cell>
          <table:table-cell office:value-type="float" office:value="0.399112">
            <text:p>0,399112</text:p>
          </table:table-cell>
          <table:table-cell office:value-type="float" office:value="26.0009">
            <text:p>26,0009</text:p>
          </table:table-cell>
          <table:table-cell office:value-type="float" office:value="3.24099">
            <text:p>3,24099</text:p>
          </table:table-cell>
          <table:table-cell office:value-type="float" office:value="0.99558">
            <text:p>0,99558</text:p>
          </table:table-cell>
          <table:table-cell office:value-type="float" office:value="4.23657">
            <text:p>4,23657</text:p>
          </table:table-cell>
          <table:table-cell office:value-type="float" office:value="36.6315">
            <text:p>36,6315</text:p>
          </table:table-cell>
          <table:table-cell office:value-type="float" office:value="0.629605">
            <text:p>0,629605</text:p>
          </table:table-cell>
          <table:table-cell office:value-type="float" office:value="37.2611">
            <text:p>37,2611</text:p>
          </table:table-cell>
          <table:table-cell office:value-type="float" office:value="16.8973">
            <text:p>16,8973</text:p>
          </table:table-cell>
          <table:table-cell office:value-type="float" office:value="0.703504">
            <text:p>0,703504</text:p>
          </table:table-cell>
          <table:table-cell office:value-type="float" office:value="17.6008">
            <text:p>17,6008</text:p>
          </table:table-cell>
          <table:table-cell office:value-type="float" office:value="12.7164">
            <text:p>12,7164</text:p>
          </table:table-cell>
          <table:table-cell office:value-type="float" office:value="0.635177">
            <text:p>0,635177</text:p>
          </table:table-cell>
          <table:table-cell office:value-type="float" office:value="13.3516">
            <text:p>13,3516</text:p>
          </table:table-cell>
          <table:table-cell office:value-type="float" office:value="285.204">
            <text:p>285,204</text:p>
          </table:table-cell>
          <table:table-cell office:value-type="float" office:value="0.943968">
            <text:p>0,943968</text:p>
          </table:table-cell>
          <table:table-cell office:value-type="float" office:value="286.148">
            <text:p>286,148</text:p>
          </table:table-cell>
        </table:table-row>
        <table:table-row table:style-name="ro1">
          <table:table-cell office:value-type="float" office:value="258.749">
            <text:p>258,749</text:p>
          </table:table-cell>
          <table:table-cell office:value-type="float" office:value="0.947194">
            <text:p>0,947194</text:p>
          </table:table-cell>
          <table:table-cell office:value-type="float" office:value="259.696">
            <text:p>259,696</text:p>
          </table:table-cell>
          <table:table-cell office:value-type="float" office:value="1.59117">
            <text:p>1,59117</text:p>
          </table:table-cell>
          <table:table-cell office:value-type="float" office:value="0.340169">
            <text:p>0,340169</text:p>
          </table:table-cell>
          <table:table-cell office:value-type="float" office:value="1.93134">
            <text:p>1,93134</text:p>
          </table:table-cell>
          <table:table-cell office:value-type="float" office:value="293.111">
            <text:p>293,111</text:p>
          </table:table-cell>
          <table:table-cell office:value-type="float" office:value="0.816112">
            <text:p>0,816112</text:p>
          </table:table-cell>
          <table:table-cell office:value-type="float" office:value="293.927">
            <text:p>293,927</text:p>
          </table:table-cell>
          <table:table-cell office:value-type="float" office:value="26.0478">
            <text:p>26,0478</text:p>
          </table:table-cell>
          <table:table-cell office:value-type="float" office:value="0.367441">
            <text:p>0,367441</text:p>
          </table:table-cell>
          <table:table-cell office:value-type="float" office:value="26.4153">
            <text:p>26,4153</text:p>
          </table:table-cell>
          <table:table-cell office:value-type="float" office:value="3.09231">
            <text:p>3,09231</text:p>
          </table:table-cell>
          <table:table-cell office:value-type="float" office:value="0.359523">
            <text:p>0,359523</text:p>
          </table:table-cell>
          <table:table-cell office:value-type="float" office:value="3.45183">
            <text:p>3,45183</text:p>
          </table:table-cell>
          <table:table-cell office:value-type="float" office:value="29.47">
            <text:p>29,47</text:p>
          </table:table-cell>
          <table:table-cell office:value-type="float" office:value="0.583272">
            <text:p>0,583272</text:p>
          </table:table-cell>
          <table:table-cell office:value-type="float" office:value="30.0533">
            <text:p>30,0533</text:p>
          </table:table-cell>
          <table:table-cell office:value-type="float" office:value="14.612">
            <text:p>14,612</text:p>
          </table:table-cell>
          <table:table-cell office:value-type="float" office:value="0.574181">
            <text:p>0,574181</text:p>
          </table:table-cell>
          <table:table-cell office:value-type="float" office:value="15.1862">
            <text:p>15,1862</text:p>
          </table:table-cell>
          <table:table-cell office:value-type="float" office:value="10.3115">
            <text:p>10,3115</text:p>
          </table:table-cell>
          <table:table-cell office:value-type="float" office:value="0.411721">
            <text:p>0,411721</text:p>
          </table:table-cell>
          <table:table-cell office:value-type="float" office:value="10.7232">
            <text:p>10,7232</text:p>
          </table:table-cell>
          <table:table-cell office:value-type="float" office:value="290.127">
            <text:p>290,127</text:p>
          </table:table-cell>
          <table:table-cell office:value-type="float" office:value="0.863031">
            <text:p>0,863031</text:p>
          </table:table-cell>
          <table:table-cell office:value-type="float" office:value="290.99">
            <text:p>290,99</text:p>
          </table:table-cell>
        </table:table-row>
        <table:table-row table:style-name="ro1">
          <table:table-cell office:value-type="float" office:value="227.193">
            <text:p>227,193</text:p>
          </table:table-cell>
          <table:table-cell office:value-type="float" office:value="0.96039">
            <text:p>0,96039</text:p>
          </table:table-cell>
          <table:table-cell office:value-type="float" office:value="228.154">
            <text:p>228,154</text:p>
          </table:table-cell>
          <table:table-cell office:value-type="float" office:value="1.66419">
            <text:p>1,66419</text:p>
          </table:table-cell>
          <table:table-cell office:value-type="float" office:value="0.285624">
            <text:p>0,285624</text:p>
          </table:table-cell>
          <table:table-cell office:value-type="float" office:value="1.94981">
            <text:p>1,94981</text:p>
          </table:table-cell>
          <table:table-cell office:value-type="float" office:value="237.834">
            <text:p>237,834</text:p>
          </table:table-cell>
          <table:table-cell office:value-type="float" office:value="0.737814">
            <text:p>0,737814</text:p>
          </table:table-cell>
          <table:table-cell office:value-type="float" office:value="238.572">
            <text:p>238,572</text:p>
          </table:table-cell>
          <table:table-cell office:value-type="float" office:value="19.2515">
            <text:p>19,2515</text:p>
          </table:table-cell>
          <table:table-cell office:value-type="float" office:value="0.748371">
            <text:p>0,748371</text:p>
          </table:table-cell>
          <table:table-cell office:value-type="float" office:value="19.9999">
            <text:p>19,9999</text:p>
          </table:table-cell>
          <table:table-cell office:value-type="float" office:value="2.93483">
            <text:p>2,93483</text:p>
          </table:table-cell>
          <table:table-cell office:value-type="float" office:value="0.321987">
            <text:p>0,321987</text:p>
          </table:table-cell>
          <table:table-cell office:value-type="float" office:value="3.25682">
            <text:p>3,25682</text:p>
          </table:table-cell>
          <table:table-cell office:value-type="float" office:value="37.1485">
            <text:p>37,1485</text:p>
          </table:table-cell>
          <table:table-cell office:value-type="float" office:value="0.594415">
            <text:p>0,594415</text:p>
          </table:table-cell>
          <table:table-cell office:value-type="float" office:value="37.7429">
            <text:p>37,7429</text:p>
          </table:table-cell>
          <table:table-cell office:value-type="float" office:value="14.9794">
            <text:p>14,9794</text:p>
          </table:table-cell>
          <table:table-cell office:value-type="float" office:value="0.572715">
            <text:p>0,572715</text:p>
          </table:table-cell>
          <table:table-cell office:value-type="float" office:value="15.5522">
            <text:p>15,5522</text:p>
          </table:table-cell>
          <table:table-cell office:value-type="float" office:value="11.9827">
            <text:p>11,9827</text:p>
          </table:table-cell>
          <table:table-cell office:value-type="float" office:value="0.380637">
            <text:p>0,380637</text:p>
          </table:table-cell>
          <table:table-cell office:value-type="float" office:value="12.3634">
            <text:p>12,3634</text:p>
          </table:table-cell>
          <table:table-cell office:value-type="float" office:value="247.814">
            <text:p>247,814</text:p>
          </table:table-cell>
          <table:table-cell office:value-type="float" office:value="0.854527">
            <text:p>0,854527</text:p>
          </table:table-cell>
          <table:table-cell office:value-type="float" office:value="248.669">
            <text:p>248,669</text:p>
          </table:table-cell>
        </table:table-row>
        <table:table-row table:style-name="ro1">
          <table:table-cell office:value-type="float" office:value="230.908">
            <text:p>230,908</text:p>
          </table:table-cell>
          <table:table-cell office:value-type="float" office:value="0.873588">
            <text:p>0,873588</text:p>
          </table:table-cell>
          <table:table-cell office:value-type="float" office:value="231.781">
            <text:p>231,781</text:p>
          </table:table-cell>
          <table:table-cell office:value-type="float" office:value="1.28091">
            <text:p>1,28091</text:p>
          </table:table-cell>
          <table:table-cell office:value-type="float" office:value="0.267443">
            <text:p>0,267443</text:p>
          </table:table-cell>
          <table:table-cell office:value-type="float" office:value="1.54835">
            <text:p>1,54835</text:p>
          </table:table-cell>
          <table:table-cell office:value-type="float" office:value="324.405">
            <text:p>324,405</text:p>
          </table:table-cell>
          <table:table-cell office:value-type="float" office:value="1.12784">
            <text:p>1,12784</text:p>
          </table:table-cell>
          <table:table-cell office:value-type="float" office:value="325.533">
            <text:p>325,533</text:p>
          </table:table-cell>
          <table:table-cell office:value-type="float" office:value="19.7377">
            <text:p>19,7377</text:p>
          </table:table-cell>
          <table:table-cell office:value-type="float" office:value="0.367441">
            <text:p>0,367441</text:p>
          </table:table-cell>
          <table:table-cell office:value-type="float" office:value="20.1051">
            <text:p>20,1051</text:p>
          </table:table-cell>
          <table:table-cell office:value-type="float" office:value="3.02897">
            <text:p>3,02897</text:p>
          </table:table-cell>
          <table:table-cell office:value-type="float" office:value="0.342808">
            <text:p>0,342808</text:p>
          </table:table-cell>
          <table:table-cell office:value-type="float" office:value="3.37178">
            <text:p>3,37178</text:p>
          </table:table-cell>
          <table:table-cell office:value-type="float" office:value="29.3756">
            <text:p>29,3756</text:p>
          </table:table-cell>
          <table:table-cell office:value-type="float" office:value="0.598521">
            <text:p>0,598521</text:p>
          </table:table-cell>
          <table:table-cell office:value-type="float" office:value="29.9741">
            <text:p>29,9741</text:p>
          </table:table-cell>
          <table:table-cell office:value-type="float" office:value="13.9932">
            <text:p>13,9932</text:p>
          </table:table-cell>
          <table:table-cell office:value-type="float" office:value="0.593242">
            <text:p>0,593242</text:p>
          </table:table-cell>
          <table:table-cell office:value-type="float" office:value="14.5865">
            <text:p>14,5865</text:p>
          </table:table-cell>
          <table:table-cell office:value-type="float" office:value="10.0825">
            <text:p>10,0825</text:p>
          </table:table-cell>
          <table:table-cell office:value-type="float" office:value="0.419639">
            <text:p>0,419639</text:p>
          </table:table-cell>
          <table:table-cell office:value-type="float" office:value="10.5021">
            <text:p>10,5021</text:p>
          </table:table-cell>
          <table:table-cell office:value-type="float" office:value="231.646">
            <text:p>231,646</text:p>
          </table:table-cell>
          <table:table-cell office:value-type="float" office:value="2.88616">
            <text:p>2,88616</text:p>
          </table:table-cell>
          <table:table-cell office:value-type="float" office:value="234.532">
            <text:p>234,532</text:p>
          </table:table-cell>
        </table:table-row>
        <table:table-row table:style-name="ro1">
          <table:table-cell office:value-type="float" office:value="248.031">
            <text:p>248,031</text:p>
          </table:table-cell>
          <table:table-cell office:value-type="float" office:value="0.890597">
            <text:p>0,890597</text:p>
          </table:table-cell>
          <table:table-cell office:value-type="float" office:value="248.921">
            <text:p>248,921</text:p>
          </table:table-cell>
          <table:table-cell office:value-type="float" office:value="1.27651">
            <text:p>1,27651</text:p>
          </table:table-cell>
          <table:table-cell office:value-type="float" office:value="0.274188">
            <text:p>0,274188</text:p>
          </table:table-cell>
          <table:table-cell office:value-type="float" office:value="1.5507">
            <text:p>1,5507</text:p>
          </table:table-cell>
          <table:table-cell office:value-type="float" office:value="258.495">
            <text:p>258,495</text:p>
          </table:table-cell>
          <table:table-cell office:value-type="float" office:value="0.836052">
            <text:p>0,836052</text:p>
          </table:table-cell>
          <table:table-cell office:value-type="float" office:value="259.331">
            <text:p>259,331</text:p>
          </table:table-cell>
          <table:table-cell office:value-type="float" office:value="21.235">
            <text:p>21,235</text:p>
          </table:table-cell>
          <table:table-cell office:value-type="float" office:value="0.408789">
            <text:p>0,408789</text:p>
          </table:table-cell>
          <table:table-cell office:value-type="float" office:value="21.6438">
            <text:p>21,6438</text:p>
          </table:table-cell>
          <table:table-cell office:value-type="float" office:value="2.99818">
            <text:p>2,99818</text:p>
          </table:table-cell>
          <table:table-cell office:value-type="float" office:value="0.340755">
            <text:p>0,340755</text:p>
          </table:table-cell>
          <table:table-cell office:value-type="float" office:value="3.33893">
            <text:p>3,33893</text:p>
          </table:table-cell>
          <table:table-cell office:value-type="float" office:value="29.6187">
            <text:p>29,6187</text:p>
          </table:table-cell>
          <table:table-cell office:value-type="float" office:value="0.603213">
            <text:p>0,603213</text:p>
          </table:table-cell>
          <table:table-cell office:value-type="float" office:value="30.2219">
            <text:p>30,2219</text:p>
          </table:table-cell>
          <table:table-cell office:value-type="float" office:value="14.1604">
            <text:p>14,1604</text:p>
          </table:table-cell>
          <table:table-cell office:value-type="float" office:value="0.614943">
            <text:p>0,614943</text:p>
          </table:table-cell>
          <table:table-cell office:value-type="float" office:value="14.7753">
            <text:p>14,7753</text:p>
          </table:table-cell>
          <table:table-cell office:value-type="float" office:value="10.8675">
            <text:p>10,8675</text:p>
          </table:table-cell>
          <table:table-cell office:value-type="float" office:value="0.560105">
            <text:p>0,560105</text:p>
          </table:table-cell>
          <table:table-cell office:value-type="float" office:value="11.4276">
            <text:p>11,4276</text:p>
          </table:table-cell>
          <table:table-cell office:value-type="float" office:value="247.134">
            <text:p>247,134</text:p>
          </table:table-cell>
          <table:table-cell office:value-type="float" office:value="0.899981">
            <text:p>0,899981</text:p>
          </table:table-cell>
          <table:table-cell office:value-type="float" office:value="248.034">
            <text:p>248,034</text:p>
          </table:table-cell>
        </table:table-row>
        <table:table-row table:style-name="ro1">
          <table:table-cell office:value-type="float" office:value="289.474">
            <text:p>289,474</text:p>
          </table:table-cell>
          <table:table-cell office:value-type="float" office:value="0.89001">
            <text:p>0,89001</text:p>
          </table:table-cell>
          <table:table-cell office:value-type="float" office:value="290.364">
            <text:p>290,364</text:p>
          </table:table-cell>
          <table:table-cell office:value-type="float" office:value="1.251">
            <text:p>1,251</text:p>
          </table:table-cell>
          <table:table-cell office:value-type="float" office:value="0.288264">
            <text:p>0,288264</text:p>
          </table:table-cell>
          <table:table-cell office:value-type="float" office:value="1.53926">
            <text:p>1,53926</text:p>
          </table:table-cell>
          <table:table-cell office:value-type="float" office:value="247.438">
            <text:p>247,438</text:p>
          </table:table-cell>
          <table:table-cell office:value-type="float" office:value="0.720806">
            <text:p>0,720806</text:p>
          </table:table-cell>
          <table:table-cell office:value-type="float" office:value="248.159">
            <text:p>248,159</text:p>
          </table:table-cell>
          <table:table-cell office:value-type="float" office:value="37.4614">
            <text:p>37,4614</text:p>
          </table:table-cell>
          <table:table-cell office:value-type="float" office:value="0.350139">
            <text:p>0,350139</text:p>
          </table:table-cell>
          <table:table-cell office:value-type="float" office:value="37.8115">
            <text:p>37,8115</text:p>
          </table:table-cell>
          <table:table-cell office:value-type="float" office:value="3.43277">
            <text:p>3,43277</text:p>
          </table:table-cell>
          <table:table-cell office:value-type="float" office:value="0.331371">
            <text:p>0,331371</text:p>
          </table:table-cell>
          <table:table-cell office:value-type="float" office:value="3.76414">
            <text:p>3,76414</text:p>
          </table:table-cell>
          <table:table-cell office:value-type="float" office:value="42.734">
            <text:p>42,734</text:p>
          </table:table-cell>
          <table:table-cell office:value-type="float" office:value="0.592949">
            <text:p>0,592949</text:p>
          </table:table-cell>
          <table:table-cell office:value-type="float" office:value="43.3269">
            <text:p>43,3269</text:p>
          </table:table-cell>
          <table:table-cell office:value-type="float" office:value="13.8537">
            <text:p>13,8537</text:p>
          </table:table-cell>
          <table:table-cell office:value-type="float" office:value="0.564504">
            <text:p>0,564504</text:p>
          </table:table-cell>
          <table:table-cell office:value-type="float" office:value="14.4182">
            <text:p>14,4182</text:p>
          </table:table-cell>
          <table:table-cell office:value-type="float" office:value="10.5951">
            <text:p>10,5951</text:p>
          </table:table-cell>
          <table:table-cell office:value-type="float" office:value="0.384742">
            <text:p>0,384742</text:p>
          </table:table-cell>
          <table:table-cell office:value-type="float" office:value="10.9798">
            <text:p>10,9798</text:p>
          </table:table-cell>
          <table:table-cell office:value-type="float" office:value="242.62">
            <text:p>242,62</text:p>
          </table:table-cell>
          <table:table-cell office:value-type="float" office:value="1.49762">
            <text:p>1,49762</text:p>
          </table:table-cell>
          <table:table-cell office:value-type="float" office:value="244.118">
            <text:p>244,118</text:p>
          </table:table-cell>
        </table:table-row>
        <table:table-row table:style-name="ro1">
          <table:table-cell office:value-type="float" office:value="239.543">
            <text:p>239,543</text:p>
          </table:table-cell>
          <table:table-cell office:value-type="float" office:value="0.902913">
            <text:p>0,902913</text:p>
          </table:table-cell>
          <table:table-cell office:value-type="float" office:value="240.446">
            <text:p>240,446</text:p>
          </table:table-cell>
          <table:table-cell office:value-type="float" office:value="1.75451">
            <text:p>1,75451</text:p>
          </table:table-cell>
          <table:table-cell office:value-type="float" office:value="0.326679">
            <text:p>0,326679</text:p>
          </table:table-cell>
          <table:table-cell office:value-type="float" office:value="2.08119">
            <text:p>2,08119</text:p>
          </table:table-cell>
          <table:table-cell office:value-type="float" office:value="251.479">
            <text:p>251,479</text:p>
          </table:table-cell>
          <table:table-cell office:value-type="float" office:value="0.726964">
            <text:p>0,726964</text:p>
          </table:table-cell>
          <table:table-cell office:value-type="float" office:value="252.206">
            <text:p>252,206</text:p>
          </table:table-cell>
          <table:table-cell office:value-type="float" office:value="19.5248">
            <text:p>19,5248</text:p>
          </table:table-cell>
          <table:table-cell office:value-type="float" office:value="0.329025">
            <text:p>0,329025</text:p>
          </table:table-cell>
          <table:table-cell office:value-type="float" office:value="19.8538">
            <text:p>19,8538</text:p>
          </table:table-cell>
          <table:table-cell office:value-type="float" office:value="3.47324">
            <text:p>3,47324</text:p>
          </table:table-cell>
          <table:table-cell office:value-type="float" office:value="0.325799">
            <text:p>0,325799</text:p>
          </table:table-cell>
          <table:table-cell office:value-type="float" office:value="3.79904">
            <text:p>3,79904</text:p>
          </table:table-cell>
          <table:table-cell office:value-type="float" office:value="29.8953">
            <text:p>29,8953</text:p>
          </table:table-cell>
          <table:table-cell office:value-type="float" office:value="0.585325">
            <text:p>0,585325</text:p>
          </table:table-cell>
          <table:table-cell office:value-type="float" office:value="30.4806">
            <text:p>30,4806</text:p>
          </table:table-cell>
          <table:table-cell office:value-type="float" office:value="13.6249">
            <text:p>13,6249</text:p>
          </table:table-cell>
          <table:table-cell office:value-type="float" office:value="0.554827">
            <text:p>0,554827</text:p>
          </table:table-cell>
          <table:table-cell office:value-type="float" office:value="14.1798">
            <text:p>14,1798</text:p>
          </table:table-cell>
          <table:table-cell office:value-type="float" office:value="10.3517">
            <text:p>10,3517</text:p>
          </table:table-cell>
          <table:table-cell office:value-type="float" office:value="0.400578">
            <text:p>0,400578</text:p>
          </table:table-cell>
          <table:table-cell office:value-type="float" office:value="10.7523">
            <text:p>10,7523</text:p>
          </table:table-cell>
          <table:table-cell office:value-type="float" office:value="241.013">
            <text:p>241,013</text:p>
          </table:table-cell>
          <table:table-cell office:value-type="float" office:value="0.873588">
            <text:p>0,873588</text:p>
          </table:table-cell>
          <table:table-cell office:value-type="float" office:value="241.886">
            <text:p>241,886</text:p>
          </table:table-cell>
        </table:table-row>
        <table:table-row table:style-name="ro1">
          <table:table-cell office:value-type="float" office:value="222.976">
            <text:p>222,976</text:p>
          </table:table-cell>
          <table:table-cell office:value-type="float" office:value="0.900567">
            <text:p>0,900567</text:p>
          </table:table-cell>
          <table:table-cell office:value-type="float" office:value="223.877">
            <text:p>223,877</text:p>
          </table:table-cell>
          <table:table-cell office:value-type="float" office:value="1.42519">
            <text:p>1,42519</text:p>
          </table:table-cell>
          <table:table-cell office:value-type="float" office:value="0.278293">
            <text:p>0,278293</text:p>
          </table:table-cell>
          <table:table-cell office:value-type="float" office:value="1.70348">
            <text:p>1,70348</text:p>
          </table:table-cell>
          <table:table-cell office:value-type="float" office:value="252.921">
            <text:p>252,921</text:p>
          </table:table-cell>
          <table:table-cell office:value-type="float" office:value="0.768605">
            <text:p>0,768605</text:p>
          </table:table-cell>
          <table:table-cell office:value-type="float" office:value="253.689">
            <text:p>253,689</text:p>
          </table:table-cell>
          <table:table-cell office:value-type="float" office:value="19.6186">
            <text:p>19,6186</text:p>
          </table:table-cell>
          <table:table-cell office:value-type="float" office:value="0.328732">
            <text:p>0,328732</text:p>
          </table:table-cell>
          <table:table-cell office:value-type="float" office:value="19.9474">
            <text:p>19,9474</text:p>
          </table:table-cell>
          <table:table-cell office:value-type="float" office:value="3.34304">
            <text:p>3,34304</text:p>
          </table:table-cell>
          <table:table-cell office:value-type="float" office:value="0.329025">
            <text:p>0,329025</text:p>
          </table:table-cell>
          <table:table-cell office:value-type="float" office:value="3.67206">
            <text:p>3,67206</text:p>
          </table:table-cell>
          <table:table-cell office:value-type="float" office:value="32.9409">
            <text:p>32,9409</text:p>
          </table:table-cell>
          <table:table-cell office:value-type="float" office:value="0.591776">
            <text:p>0,591776</text:p>
          </table:table-cell>
          <table:table-cell office:value-type="float" office:value="33.5327">
            <text:p>33,5327</text:p>
          </table:table-cell>
          <table:table-cell office:value-type="float" office:value="13.8751">
            <text:p>13,8751</text:p>
          </table:table-cell>
          <table:table-cell office:value-type="float" office:value="0.615236">
            <text:p>0,615236</text:p>
          </table:table-cell>
          <table:table-cell office:value-type="float" office:value="14.4903">
            <text:p>14,4903</text:p>
          </table:table-cell>
          <table:table-cell office:value-type="float" office:value="10.4746">
            <text:p>10,4746</text:p>
          </table:table-cell>
          <table:table-cell office:value-type="float" office:value="0.409375">
            <text:p>0,409375</text:p>
          </table:table-cell>
          <table:table-cell office:value-type="float" office:value="10.8839">
            <text:p>10,8839</text:p>
          </table:table-cell>
          <table:table-cell office:value-type="float" office:value="267.212">
            <text:p>267,212</text:p>
          </table:table-cell>
          <table:table-cell office:value-type="float" office:value="0.939863">
            <text:p>0,939863</text:p>
          </table:table-cell>
          <table:table-cell office:value-type="float" office:value="268.152">
            <text:p>268,152</text:p>
          </table:table-cell>
        </table:table-row>
        <table:table-row table:style-name="ro1">
          <table:table-cell office:value-type="float" office:value="271.904">
            <text:p>271,904</text:p>
          </table:table-cell>
          <table:table-cell office:value-type="float" office:value="0.892356">
            <text:p>0,892356</text:p>
          </table:table-cell>
          <table:table-cell office:value-type="float" office:value="272.796">
            <text:p>272,796</text:p>
          </table:table-cell>
          <table:table-cell office:value-type="float" office:value="1.34865">
            <text:p>1,34865</text:p>
          </table:table-cell>
          <table:table-cell office:value-type="float" office:value="0.278586">
            <text:p>0,278586</text:p>
          </table:table-cell>
          <table:table-cell office:value-type="float" office:value="1.62724">
            <text:p>1,62724</text:p>
          </table:table-cell>
          <table:table-cell office:value-type="float" office:value="230.844">
            <text:p>230,844</text:p>
          </table:table-cell>
          <table:table-cell office:value-type="float" office:value="0.731069">
            <text:p>0,731069</text:p>
          </table:table-cell>
          <table:table-cell office:value-type="float" office:value="231.575">
            <text:p>231,575</text:p>
          </table:table-cell>
          <table:table-cell office:value-type="float" office:value="31.8313">
            <text:p>31,8313</text:p>
          </table:table-cell>
          <table:table-cell office:value-type="float" office:value="0.329025">
            <text:p>0,329025</text:p>
          </table:table-cell>
          <table:table-cell office:value-type="float" office:value="32.1603">
            <text:p>32,1603</text:p>
          </table:table-cell>
          <table:table-cell office:value-type="float" office:value="2.99642">
            <text:p>2,99642</text:p>
          </table:table-cell>
          <table:table-cell office:value-type="float" office:value="0.338702">
            <text:p>0,338702</text:p>
          </table:table-cell>
          <table:table-cell office:value-type="float" office:value="3.33512">
            <text:p>3,33512</text:p>
          </table:table-cell>
          <table:table-cell office:value-type="float" office:value="33.0245">
            <text:p>33,0245</text:p>
          </table:table-cell>
          <table:table-cell office:value-type="float" office:value="1.05511">
            <text:p>1,05511</text:p>
          </table:table-cell>
          <table:table-cell office:value-type="float" office:value="34.0796">
            <text:p>34,0796</text:p>
          </table:table-cell>
          <table:table-cell office:value-type="float" office:value="14.2953">
            <text:p>14,2953</text:p>
          </table:table-cell>
          <table:table-cell office:value-type="float" office:value="0.654238">
            <text:p>0,654238</text:p>
          </table:table-cell>
          <table:table-cell office:value-type="float" office:value="14.9495">
            <text:p>14,9495</text:p>
          </table:table-cell>
          <table:table-cell office:value-type="float" office:value="9.9775">
            <text:p>9,9775</text:p>
          </table:table-cell>
          <table:table-cell office:value-type="float" office:value="0.411135">
            <text:p>0,411135</text:p>
          </table:table-cell>
          <table:table-cell office:value-type="float" office:value="10.3886">
            <text:p>10,3886</text:p>
          </table:table-cell>
          <table:table-cell office:value-type="float" office:value="256.012">
            <text:p>256,012</text:p>
          </table:table-cell>
          <table:table-cell office:value-type="float" office:value="0.947194">
            <text:p>0,947194</text:p>
          </table:table-cell>
          <table:table-cell office:value-type="float" office:value="256.959">
            <text:p>256,959</text:p>
          </table:table-cell>
        </table:table-row>
        <table:table-row table:style-name="ro1">
          <table:table-cell office:value-type="float" office:value="231.641">
            <text:p>231,641</text:p>
          </table:table-cell>
          <table:table-cell office:value-type="float" office:value="0.865377">
            <text:p>0,865377</text:p>
          </table:table-cell>
          <table:table-cell office:value-type="float" office:value="232.506">
            <text:p>232,506</text:p>
          </table:table-cell>
          <table:table-cell office:value-type="float" office:value="1.26771">
            <text:p>1,26771</text:p>
          </table:table-cell>
          <table:table-cell office:value-type="float" office:value="0.258352">
            <text:p>0,258352</text:p>
          </table:table-cell>
          <table:table-cell office:value-type="float" office:value="1.52607">
            <text:p>1,52607</text:p>
          </table:table-cell>
          <table:table-cell office:value-type="float" office:value="273.635">
            <text:p>273,635</text:p>
          </table:table-cell>
          <table:table-cell office:value-type="float" office:value="1.33721">
            <text:p>1,33721</text:p>
          </table:table-cell>
          <table:table-cell office:value-type="float" office:value="274.972">
            <text:p>274,972</text:p>
          </table:table-cell>
          <table:table-cell office:value-type="float" office:value="24.9555">
            <text:p>24,9555</text:p>
          </table:table-cell>
          <table:table-cell office:value-type="float" office:value="0.736934">
            <text:p>0,736934</text:p>
          </table:table-cell>
          <table:table-cell office:value-type="float" office:value="25.6924">
            <text:p>25,6924</text:p>
          </table:table-cell>
          <table:table-cell office:value-type="float" office:value="4.53157">
            <text:p>4,53157</text:p>
          </table:table-cell>
          <table:table-cell office:value-type="float" office:value="0.368614">
            <text:p>0,368614</text:p>
          </table:table-cell>
          <table:table-cell office:value-type="float" office:value="4.90019">
            <text:p>4,90019</text:p>
          </table:table-cell>
          <table:table-cell office:value-type="float" office:value="30.2043">
            <text:p>30,2043</text:p>
          </table:table-cell>
          <table:table-cell office:value-type="float" office:value="0.616996">
            <text:p>0,616996</text:p>
          </table:table-cell>
          <table:table-cell office:value-type="float" office:value="30.8213">
            <text:p>30,8213</text:p>
          </table:table-cell>
          <table:table-cell office:value-type="float" office:value="14.0874">
            <text:p>14,0874</text:p>
          </table:table-cell>
          <table:table-cell office:value-type="float" office:value="0.612597">
            <text:p>0,612597</text:p>
          </table:table-cell>
          <table:table-cell office:value-type="float" office:value="14.7">
            <text:p>14,7</text:p>
          </table:table-cell>
          <table:table-cell office:value-type="float" office:value="10.2693">
            <text:p>10,2693</text:p>
          </table:table-cell>
          <table:table-cell office:value-type="float" office:value="0.398232">
            <text:p>0,398232</text:p>
          </table:table-cell>
          <table:table-cell office:value-type="float" office:value="10.6675">
            <text:p>10,6675</text:p>
          </table:table-cell>
          <table:table-cell office:value-type="float" office:value="274.437">
            <text:p>274,437</text:p>
          </table:table-cell>
          <table:table-cell office:value-type="float" office:value="0.896168">
            <text:p>0,896168</text:p>
          </table:table-cell>
          <table:table-cell office:value-type="float" office:value="275.333">
            <text:p>275,333</text:p>
          </table:table-cell>
        </table:table-row>
        <table:table-row table:style-name="ro1">
          <table:table-cell office:value-type="float" office:value="241.964">
            <text:p>241,964</text:p>
          </table:table-cell>
          <table:table-cell office:value-type="float" office:value="0.891477">
            <text:p>0,891477</text:p>
          </table:table-cell>
          <table:table-cell office:value-type="float" office:value="242.856">
            <text:p>242,856</text:p>
          </table:table-cell>
          <table:table-cell office:value-type="float" office:value="1.50935">
            <text:p>1,50935</text:p>
          </table:table-cell>
          <table:table-cell office:value-type="float" office:value="0.318762">
            <text:p>0,318762</text:p>
          </table:table-cell>
          <table:table-cell office:value-type="float" office:value="1.82811">
            <text:p>1,82811</text:p>
          </table:table-cell>
          <table:table-cell office:value-type="float" office:value="245.116">
            <text:p>245,116</text:p>
          </table:table-cell>
          <table:table-cell office:value-type="float" office:value="0.786787">
            <text:p>0,786787</text:p>
          </table:table-cell>
          <table:table-cell office:value-type="float" office:value="245.902">
            <text:p>245,902</text:p>
          </table:table-cell>
          <table:table-cell office:value-type="float" office:value="19.4521">
            <text:p>19,4521</text:p>
          </table:table-cell>
          <table:table-cell office:value-type="float" office:value="0.326679">
            <text:p>0,326679</text:p>
          </table:table-cell>
          <table:table-cell office:value-type="float" office:value="19.7788">
            <text:p>19,7788</text:p>
          </table:table-cell>
          <table:table-cell office:value-type="float" office:value="3.07941">
            <text:p>3,07941</text:p>
          </table:table-cell>
          <table:table-cell office:value-type="float" office:value="0.344861">
            <text:p>0,344861</text:p>
          </table:table-cell>
          <table:table-cell office:value-type="float" office:value="3.42427">
            <text:p>3,42427</text:p>
          </table:table-cell>
          <table:table-cell office:value-type="float" office:value="69.3862">
            <text:p>69,3862</text:p>
          </table:table-cell>
          <table:table-cell office:value-type="float" office:value="0.645441">
            <text:p>0,645441</text:p>
          </table:table-cell>
          <table:table-cell office:value-type="float" office:value="70.0316">
            <text:p>70,0316</text:p>
          </table:table-cell>
          <table:table-cell office:value-type="float" office:value="26.8507">
            <text:p>26,8507</text:p>
          </table:table-cell>
          <table:table-cell office:value-type="float" office:value="0.611717">
            <text:p>0,611717</text:p>
          </table:table-cell>
          <table:table-cell office:value-type="float" office:value="27.4625">
            <text:p>27,4625</text:p>
          </table:table-cell>
          <table:table-cell office:value-type="float" office:value="12.4739">
            <text:p>12,4739</text:p>
          </table:table-cell>
          <table:table-cell office:value-type="float" office:value="0.438407">
            <text:p>0,438407</text:p>
          </table:table-cell>
          <table:table-cell office:value-type="float" office:value="12.9123">
            <text:p>12,9123</text:p>
          </table:table-cell>
          <table:table-cell office:value-type="float" office:value="242.682">
            <text:p>242,682</text:p>
          </table:table-cell>
          <table:table-cell office:value-type="float" office:value="1.24513">
            <text:p>1,24513</text:p>
          </table:table-cell>
          <table:table-cell office:value-type="float" office:value="243.927">
            <text:p>243,927</text:p>
          </table:table-cell>
        </table:table-row>
        <table:table-row table:style-name="ro1">
          <table:table-cell office:value-type="float" office:value="234.362">
            <text:p>234,362</text:p>
          </table:table-cell>
          <table:table-cell office:value-type="float" office:value="0.873002">
            <text:p>0,873002</text:p>
          </table:table-cell>
          <table:table-cell office:value-type="float" office:value="235.235">
            <text:p>235,235</text:p>
          </table:table-cell>
          <table:table-cell office:value-type="float" office:value="3.85681">
            <text:p>3,85681</text:p>
          </table:table-cell>
          <table:table-cell office:value-type="float" office:value="0.773297">
            <text:p>0,773297</text:p>
          </table:table-cell>
          <table:table-cell office:value-type="float" office:value="4.63011">
            <text:p>4,63011</text:p>
          </table:table-cell>
          <table:table-cell office:value-type="float" office:value="229.455">
            <text:p>229,455</text:p>
          </table:table-cell>
          <table:table-cell office:value-type="float" office:value="0.786787">
            <text:p>0,786787</text:p>
          </table:table-cell>
          <table:table-cell office:value-type="float" office:value="230.242">
            <text:p>230,242</text:p>
          </table:table-cell>
          <table:table-cell office:value-type="float" office:value="35.489">
            <text:p>35,489</text:p>
          </table:table-cell>
          <table:table-cell office:value-type="float" office:value="0.413481">
            <text:p>0,413481</text:p>
          </table:table-cell>
          <table:table-cell office:value-type="float" office:value="35.9025">
            <text:p>35,9025</text:p>
          </table:table-cell>
          <table:table-cell office:value-type="float" office:value="3.6574">
            <text:p>3,6574</text:p>
          </table:table-cell>
          <table:table-cell office:value-type="float" office:value="0.396766">
            <text:p>0,396766</text:p>
          </table:table-cell>
          <table:table-cell office:value-type="float" office:value="4.05417">
            <text:p>4,05417</text:p>
          </table:table-cell>
          <table:table-cell office:value-type="float" office:value="35.3743">
            <text:p>35,3743</text:p>
          </table:table-cell>
          <table:table-cell office:value-type="float" office:value="0.691481">
            <text:p>0,691481</text:p>
          </table:table-cell>
          <table:table-cell office:value-type="float" office:value="36.0658">
            <text:p>36,0658</text:p>
          </table:table-cell>
          <table:table-cell office:value-type="float" office:value="23.7813">
            <text:p>23,7813</text:p>
          </table:table-cell>
          <table:table-cell office:value-type="float" office:value="0.584152">
            <text:p>0,584152</text:p>
          </table:table-cell>
          <table:table-cell office:value-type="float" office:value="24.3655">
            <text:p>24,3655</text:p>
          </table:table-cell>
          <table:table-cell office:value-type="float" office:value="10.1925">
            <text:p>10,1925</text:p>
          </table:table-cell>
          <table:table-cell office:value-type="float" office:value="0.52081">
            <text:p>0,52081</text:p>
          </table:table-cell>
          <table:table-cell office:value-type="float" office:value="10.7133">
            <text:p>10,7133</text:p>
          </table:table-cell>
          <table:table-cell office:value-type="float" office:value="233.803">
            <text:p>233,803</text:p>
          </table:table-cell>
          <table:table-cell office:value-type="float" office:value="0.887371">
            <text:p>0,887371</text:p>
          </table:table-cell>
          <table:table-cell office:value-type="float" office:value="234.69">
            <text:p>234,69</text:p>
          </table:table-cell>
        </table:table-row>
        <table:table-row table:style-name="ro1">
          <table:table-cell office:value-type="float" office:value="260.583">
            <text:p>260,583</text:p>
          </table:table-cell>
          <table:table-cell office:value-type="float" office:value="0.860392">
            <text:p>0,860392</text:p>
          </table:table-cell>
          <table:table-cell office:value-type="float" office:value="261.443">
            <text:p>261,443</text:p>
          </table:table-cell>
          <table:table-cell office:value-type="float" office:value="1.35012">
            <text:p>1,35012</text:p>
          </table:table-cell>
          <table:table-cell office:value-type="float" office:value="0.344567">
            <text:p>0,344567</text:p>
          </table:table-cell>
          <table:table-cell office:value-type="float" office:value="1.69469">
            <text:p>1,69469</text:p>
          </table:table-cell>
          <table:table-cell office:value-type="float" office:value="248.357">
            <text:p>248,357</text:p>
          </table:table-cell>
          <table:table-cell office:value-type="float" office:value="0.752477">
            <text:p>0,752477</text:p>
          </table:table-cell>
          <table:table-cell office:value-type="float" office:value="249.11">
            <text:p>249,11</text:p>
          </table:table-cell>
          <table:table-cell office:value-type="float" office:value="19.6591">
            <text:p>19,6591</text:p>
          </table:table-cell>
          <table:table-cell office:value-type="float" office:value="0.355711">
            <text:p>0,355711</text:p>
          </table:table-cell>
          <table:table-cell office:value-type="float" office:value="20.0148">
            <text:p>20,0148</text:p>
          </table:table-cell>
          <table:table-cell office:value-type="float" office:value="3.01812">
            <text:p>3,01812</text:p>
          </table:table-cell>
          <table:table-cell office:value-type="float" office:value="0.351605">
            <text:p>0,351605</text:p>
          </table:table-cell>
          <table:table-cell office:value-type="float" office:value="3.36972">
            <text:p>3,36972</text:p>
          </table:table-cell>
          <table:table-cell office:value-type="float" office:value="33.3304">
            <text:p>33,3304</text:p>
          </table:table-cell>
          <table:table-cell office:value-type="float" office:value="0.615823">
            <text:p>0,615823</text:p>
          </table:table-cell>
          <table:table-cell office:value-type="float" office:value="33.9462">
            <text:p>33,9462</text:p>
          </table:table-cell>
          <table:table-cell office:value-type="float" office:value="14.1897">
            <text:p>14,1897</text:p>
          </table:table-cell>
          <table:table-cell office:value-type="float" office:value="0.578873">
            <text:p>0,578873</text:p>
          </table:table-cell>
          <table:table-cell office:value-type="float" office:value="14.7686">
            <text:p>14,7686</text:p>
          </table:table-cell>
          <table:table-cell office:value-type="float" office:value="10.5218">
            <text:p>10,5218</text:p>
          </table:table-cell>
          <table:table-cell office:value-type="float" office:value="0.420226">
            <text:p>0,420226</text:p>
          </table:table-cell>
          <table:table-cell office:value-type="float" office:value="10.942">
            <text:p>10,942</text:p>
          </table:table-cell>
          <table:table-cell office:value-type="float" office:value="234.62">
            <text:p>234,62</text:p>
          </table:table-cell>
          <table:table-cell office:value-type="float" office:value="0.879453">
            <text:p>0,879453</text:p>
          </table:table-cell>
          <table:table-cell office:value-type="float" office:value="235.5">
            <text:p>235,5</text:p>
          </table:table-cell>
        </table:table-row>
        <table:table-row table:style-name="ro1">
          <table:table-cell office:value-type="float" office:value="285.102">
            <text:p>285,102</text:p>
          </table:table-cell>
          <table:table-cell office:value-type="float" office:value="1.16713">
            <text:p>1,16713</text:p>
          </table:table-cell>
          <table:table-cell office:value-type="float" office:value="286.269">
            <text:p>286,269</text:p>
          </table:table-cell>
          <table:table-cell office:value-type="float" office:value="1.33721">
            <text:p>1,33721</text:p>
          </table:table-cell>
          <table:table-cell office:value-type="float" office:value="0.275361">
            <text:p>0,275361</text:p>
          </table:table-cell>
          <table:table-cell office:value-type="float" office:value="1.61258">
            <text:p>1,61258</text:p>
          </table:table-cell>
          <table:table-cell office:value-type="float" office:value="231.492">
            <text:p>231,492</text:p>
          </table:table-cell>
          <table:table-cell office:value-type="float" office:value="0.759221">
            <text:p>0,759221</text:p>
          </table:table-cell>
          <table:table-cell office:value-type="float" office:value="232.251">
            <text:p>232,251</text:p>
          </table:table-cell>
          <table:table-cell office:value-type="float" office:value="20.8136">
            <text:p>20,8136</text:p>
          </table:table-cell>
          <table:table-cell office:value-type="float" office:value="0.347207">
            <text:p>0,347207</text:p>
          </table:table-cell>
          <table:table-cell office:value-type="float" office:value="21.1608">
            <text:p>21,1608</text:p>
          </table:table-cell>
          <table:table-cell office:value-type="float" office:value="2.95829">
            <text:p>2,95829</text:p>
          </table:table-cell>
          <table:table-cell office:value-type="float" office:value="0.344567">
            <text:p>0,344567</text:p>
          </table:table-cell>
          <table:table-cell office:value-type="float" office:value="3.30286">
            <text:p>3,30286</text:p>
          </table:table-cell>
          <table:table-cell office:value-type="float" office:value="28.9481">
            <text:p>28,9481</text:p>
          </table:table-cell>
          <table:table-cell office:value-type="float" office:value="0.570662">
            <text:p>0,570662</text:p>
          </table:table-cell>
          <table:table-cell office:value-type="float" office:value="29.5187">
            <text:p>29,5187</text:p>
          </table:table-cell>
          <table:table-cell office:value-type="float" office:value="14.0686">
            <text:p>14,0686</text:p>
          </table:table-cell>
          <table:table-cell office:value-type="float" office:value="0.569489">
            <text:p>0,569489</text:p>
          </table:table-cell>
          <table:table-cell office:value-type="float" office:value="14.6381">
            <text:p>14,6381</text:p>
          </table:table-cell>
          <table:table-cell office:value-type="float" office:value="10.4268">
            <text:p>10,4268</text:p>
          </table:table-cell>
          <table:table-cell office:value-type="float" office:value="0.405856">
            <text:p>0,405856</text:p>
          </table:table-cell>
          <table:table-cell office:value-type="float" office:value="10.8326">
            <text:p>10,8326</text:p>
          </table:table-cell>
          <table:table-cell office:value-type="float" office:value="248.149">
            <text:p>248,149</text:p>
          </table:table-cell>
          <table:table-cell office:value-type="float" office:value="0.910538">
            <text:p>0,910538</text:p>
          </table:table-cell>
          <table:table-cell office:value-type="float" office:value="249.059">
            <text:p>249,059</text:p>
          </table:table-cell>
        </table:table-row>
        <table:table-row table:style-name="ro1">
          <table:table-cell office:value-type="float" office:value="215.507">
            <text:p>215,507</text:p>
          </table:table-cell>
          <table:table-cell office:value-type="float" office:value="0.899687">
            <text:p>0,899687</text:p>
          </table:table-cell>
          <table:table-cell office:value-type="float" office:value="216.407">
            <text:p>216,407</text:p>
          </table:table-cell>
          <table:table-cell office:value-type="float" office:value="1.75128">
            <text:p>1,75128</text:p>
          </table:table-cell>
          <table:table-cell office:value-type="float" office:value="0.328145">
            <text:p>0,328145</text:p>
          </table:table-cell>
          <table:table-cell office:value-type="float" office:value="2.07943">
            <text:p>2,07943</text:p>
          </table:table-cell>
          <table:table-cell office:value-type="float" office:value="282.75">
            <text:p>282,75</text:p>
          </table:table-cell>
          <table:table-cell office:value-type="float" office:value="0.776816">
            <text:p>0,776816</text:p>
          </table:table-cell>
          <table:table-cell office:value-type="float" office:value="283.527">
            <text:p>283,527</text:p>
          </table:table-cell>
          <table:table-cell office:value-type="float" office:value="19.8779">
            <text:p>19,8779</text:p>
          </table:table-cell>
          <table:table-cell office:value-type="float" office:value="0.359816">
            <text:p>0,359816</text:p>
          </table:table-cell>
          <table:table-cell office:value-type="float" office:value="20.2377">
            <text:p>20,2377</text:p>
          </table:table-cell>
          <table:table-cell office:value-type="float" office:value="3.08205">
            <text:p>3,08205</text:p>
          </table:table-cell>
          <table:table-cell office:value-type="float" office:value="0.32404">
            <text:p>0,32404</text:p>
          </table:table-cell>
          <table:table-cell office:value-type="float" office:value="3.40609">
            <text:p>3,40609</text:p>
          </table:table-cell>
          <table:table-cell office:value-type="float" office:value="30.4079">
            <text:p>30,4079</text:p>
          </table:table-cell>
          <table:table-cell office:value-type="float" office:value="0.612597">
            <text:p>0,612597</text:p>
          </table:table-cell>
          <table:table-cell office:value-type="float" office:value="31.0205">
            <text:p>31,0205</text:p>
          </table:table-cell>
          <table:table-cell office:value-type="float" office:value="14.4205">
            <text:p>14,4205</text:p>
          </table:table-cell>
          <table:table-cell office:value-type="float" office:value="0.606439">
            <text:p>0,606439</text:p>
          </table:table-cell>
          <table:table-cell office:value-type="float" office:value="15.027">
            <text:p>15,027</text:p>
          </table:table-cell>
          <table:table-cell office:value-type="float" office:value="10.4449">
            <text:p>10,4449</text:p>
          </table:table-cell>
          <table:table-cell office:value-type="float" office:value="0.385329">
            <text:p>0,385329</text:p>
          </table:table-cell>
          <table:table-cell office:value-type="float" office:value="10.8303">
            <text:p>10,8303</text:p>
          </table:table-cell>
          <table:table-cell office:value-type="float" office:value="249.449">
            <text:p>249,449</text:p>
          </table:table-cell>
          <table:table-cell office:value-type="float" office:value="1.06831">
            <text:p>1,06831</text:p>
          </table:table-cell>
          <table:table-cell office:value-type="float" office:value="250.518">
            <text:p>250,518</text:p>
          </table:table-cell>
        </table:table-row>
        <table:table-row table:style-name="ro1">
          <table:table-cell office:value-type="float" office:value="226.934">
            <text:p>226,934</text:p>
          </table:table-cell>
          <table:table-cell office:value-type="float" office:value="0.954818">
            <text:p>0,954818</text:p>
          </table:table-cell>
          <table:table-cell office:value-type="float" office:value="227.889">
            <text:p>227,889</text:p>
          </table:table-cell>
          <table:table-cell office:value-type="float" office:value="1.31639">
            <text:p>1,31639</text:p>
          </table:table-cell>
          <table:table-cell office:value-type="float" office:value="0.285331">
            <text:p>0,285331</text:p>
          </table:table-cell>
          <table:table-cell office:value-type="float" office:value="1.60173">
            <text:p>1,60173</text:p>
          </table:table-cell>
          <table:table-cell office:value-type="float" office:value="220.388">
            <text:p>220,388</text:p>
          </table:table-cell>
          <table:table-cell office:value-type="float" office:value="0.729896">
            <text:p>0,729896</text:p>
          </table:table-cell>
          <table:table-cell office:value-type="float" office:value="221.118">
            <text:p>221,118</text:p>
          </table:table-cell>
          <table:table-cell office:value-type="float" office:value="20.0761">
            <text:p>20,0761</text:p>
          </table:table-cell>
          <table:table-cell office:value-type="float" office:value="0.326386">
            <text:p>0,326386</text:p>
          </table:table-cell>
          <table:table-cell office:value-type="float" office:value="20.4025">
            <text:p>20,4025</text:p>
          </table:table-cell>
          <table:table-cell office:value-type="float" office:value="5.31162">
            <text:p>5,31162</text:p>
          </table:table-cell>
          <table:table-cell office:value-type="float" office:value="1.05599">
            <text:p>1,05599</text:p>
          </table:table-cell>
          <table:table-cell office:value-type="float" office:value="6.36761">
            <text:p>6,36761</text:p>
          </table:table-cell>
          <table:table-cell office:value-type="float" office:value="34.087">
            <text:p>34,087</text:p>
          </table:table-cell>
          <table:table-cell office:value-type="float" office:value="0.757169">
            <text:p>0,757169</text:p>
          </table:table-cell>
          <table:table-cell office:value-type="float" office:value="34.8441">
            <text:p>34,8441</text:p>
          </table:table-cell>
          <table:table-cell office:value-type="float" office:value="25.1954">
            <text:p>25,1954</text:p>
          </table:table-cell>
          <table:table-cell office:value-type="float" office:value="0.564211">
            <text:p>0,564211</text:p>
          </table:table-cell>
          <table:table-cell office:value-type="float" office:value="25.7596">
            <text:p>25,7596</text:p>
          </table:table-cell>
          <table:table-cell office:value-type="float" office:value="10.7514">
            <text:p>10,7514</text:p>
          </table:table-cell>
          <table:table-cell office:value-type="float" office:value="0.402337">
            <text:p>0,402337</text:p>
          </table:table-cell>
          <table:table-cell office:value-type="float" office:value="11.1537">
            <text:p>11,1537</text:p>
          </table:table-cell>
          <table:table-cell office:value-type="float" office:value="235.768">
            <text:p>235,768</text:p>
          </table:table-cell>
          <table:table-cell office:value-type="float" office:value="0.895875">
            <text:p>0,895875</text:p>
          </table:table-cell>
          <table:table-cell office:value-type="float" office:value="236.664">
            <text:p>236,664</text:p>
          </table:table-cell>
        </table:table-row>
        <table:table-row table:style-name="ro1">
          <table:table-cell office:value-type="float" office:value="226.733">
            <text:p>226,733</text:p>
          </table:table-cell>
          <table:table-cell office:value-type="float" office:value="0.848076">
            <text:p>0,848076</text:p>
          </table:table-cell>
          <table:table-cell office:value-type="float" office:value="227.581">
            <text:p>227,581</text:p>
          </table:table-cell>
          <table:table-cell office:value-type="float" office:value="1.90319">
            <text:p>1,90319</text:p>
          </table:table-cell>
          <table:table-cell office:value-type="float" office:value="0.291489">
            <text:p>0,291489</text:p>
          </table:table-cell>
          <table:table-cell office:value-type="float" office:value="2.19467">
            <text:p>2,19467</text:p>
          </table:table-cell>
          <table:table-cell office:value-type="float" office:value="241.235">
            <text:p>241,235</text:p>
          </table:table-cell>
          <table:table-cell office:value-type="float" office:value="0.804088">
            <text:p>0,804088</text:p>
          </table:table-cell>
          <table:table-cell office:value-type="float" office:value="242.039">
            <text:p>242,039</text:p>
          </table:table-cell>
          <table:table-cell office:value-type="float" office:value="20.9248">
            <text:p>20,9248</text:p>
          </table:table-cell>
          <table:table-cell office:value-type="float" office:value="0.350726">
            <text:p>0,350726</text:p>
          </table:table-cell>
          <table:table-cell office:value-type="float" office:value="21.2755">
            <text:p>21,2755</text:p>
          </table:table-cell>
          <table:table-cell office:value-type="float" office:value="3.29055">
            <text:p>3,29055</text:p>
          </table:table-cell>
          <table:table-cell office:value-type="float" office:value="0.353658">
            <text:p>0,353658</text:p>
          </table:table-cell>
          <table:table-cell office:value-type="float" office:value="3.6442">
            <text:p>3,6442</text:p>
          </table:table-cell>
          <table:table-cell office:value-type="float" office:value="30.5164">
            <text:p>30,5164</text:p>
          </table:table-cell>
          <table:table-cell office:value-type="float" office:value="0.634297">
            <text:p>0,634297</text:p>
          </table:table-cell>
          <table:table-cell office:value-type="float" office:value="31.1507">
            <text:p>31,1507</text:p>
          </table:table-cell>
          <table:table-cell office:value-type="float" office:value="20.7383">
            <text:p>20,7383</text:p>
          </table:table-cell>
          <table:table-cell office:value-type="float" office:value="0.55424">
            <text:p>0,55424</text:p>
          </table:table-cell>
          <table:table-cell office:value-type="float" office:value="21.2925">
            <text:p>21,2925</text:p>
          </table:table-cell>
          <table:table-cell office:value-type="float" office:value="10.2622">
            <text:p>10,2622</text:p>
          </table:table-cell>
          <table:table-cell office:value-type="float" office:value="0.381224">
            <text:p>0,381224</text:p>
          </table:table-cell>
          <table:table-cell office:value-type="float" office:value="10.6435">
            <text:p>10,6435</text:p>
          </table:table-cell>
          <table:table-cell office:value-type="float" office:value="258.328">
            <text:p>258,328</text:p>
          </table:table-cell>
          <table:table-cell office:value-type="float" office:value="0.879747">
            <text:p>0,879747</text:p>
          </table:table-cell>
          <table:table-cell office:value-type="float" office:value="259.208">
            <text:p>259,208</text:p>
          </table:table-cell>
        </table:table-row>
        <table:table-row table:style-name="ro1">
          <table:table-cell office:value-type="float" office:value="266.059">
            <text:p>266,059</text:p>
          </table:table-cell>
          <table:table-cell office:value-type="float" office:value="0.848662">
            <text:p>0,848662</text:p>
          </table:table-cell>
          <table:table-cell office:value-type="float" office:value="266.907">
            <text:p>266,907</text:p>
          </table:table-cell>
          <table:table-cell office:value-type="float" office:value="1.38619">
            <text:p>1,38619</text:p>
          </table:table-cell>
          <table:table-cell office:value-type="float" office:value="0.273894">
            <text:p>0,273894</text:p>
          </table:table-cell>
          <table:table-cell office:value-type="float" office:value="1.66008">
            <text:p>1,66008</text:p>
          </table:table-cell>
          <table:table-cell office:value-type="float" office:value="271.14">
            <text:p>271,14</text:p>
          </table:table-cell>
          <table:table-cell office:value-type="float" office:value="0.745439">
            <text:p>0,745439</text:p>
          </table:table-cell>
          <table:table-cell office:value-type="float" office:value="271.886">
            <text:p>271,886</text:p>
          </table:table-cell>
          <table:table-cell office:value-type="float" office:value="19.7664">
            <text:p>19,7664</text:p>
          </table:table-cell>
          <table:table-cell office:value-type="float" office:value="0.329905">
            <text:p>0,329905</text:p>
          </table:table-cell>
          <table:table-cell office:value-type="float" office:value="20.0963">
            <text:p>20,0963</text:p>
          </table:table-cell>
          <table:table-cell office:value-type="float" office:value="3.02809">
            <text:p>3,02809</text:p>
          </table:table-cell>
          <table:table-cell office:value-type="float" office:value="0.342221">
            <text:p>0,342221</text:p>
          </table:table-cell>
          <table:table-cell office:value-type="float" office:value="3.37031">
            <text:p>3,37031</text:p>
          </table:table-cell>
          <table:table-cell office:value-type="float" office:value="29.2243">
            <text:p>29,2243</text:p>
          </table:table-cell>
          <table:table-cell office:value-type="float" office:value="0.597055">
            <text:p>0,597055</text:p>
          </table:table-cell>
          <table:table-cell office:value-type="float" office:value="29.8214">
            <text:p>29,8214</text:p>
          </table:table-cell>
          <table:table-cell office:value-type="float" office:value="14.1642">
            <text:p>14,1642</text:p>
          </table:table-cell>
          <table:table-cell office:value-type="float" office:value="0.785027">
            <text:p>0,785027</text:p>
          </table:table-cell>
          <table:table-cell office:value-type="float" office:value="14.9492">
            <text:p>14,9492</text:p>
          </table:table-cell>
          <table:table-cell office:value-type="float" office:value="17.7043">
            <text:p>17,7043</text:p>
          </table:table-cell>
          <table:table-cell office:value-type="float" office:value="0.384742">
            <text:p>0,384742</text:p>
          </table:table-cell>
          <table:table-cell office:value-type="float" office:value="18.0891">
            <text:p>18,0891</text:p>
          </table:table-cell>
          <table:table-cell office:value-type="float" office:value="229.792">
            <text:p>229,792</text:p>
          </table:table-cell>
          <table:table-cell office:value-type="float" office:value="1.48677">
            <text:p>1,48677</text:p>
          </table:table-cell>
          <table:table-cell office:value-type="float" office:value="231.279">
            <text:p>231,279</text:p>
          </table:table-cell>
        </table:table-row>
        <table:table-row table:style-name="ro1">
          <table:table-cell office:value-type="float" office:value="235.784">
            <text:p>235,784</text:p>
          </table:table-cell>
          <table:table-cell office:value-type="float" office:value="0.872709">
            <text:p>0,872709</text:p>
          </table:table-cell>
          <table:table-cell office:value-type="float" office:value="236.657">
            <text:p>236,657</text:p>
          </table:table-cell>
          <table:table-cell office:value-type="float" office:value="2.63015">
            <text:p>2,63015</text:p>
          </table:table-cell>
          <table:table-cell office:value-type="float" office:value="0.621688">
            <text:p>0,621688</text:p>
          </table:table-cell>
          <table:table-cell office:value-type="float" office:value="3.25184">
            <text:p>3,25184</text:p>
          </table:table-cell>
          <table:table-cell office:value-type="float" office:value="259.85">
            <text:p>259,85</text:p>
          </table:table-cell>
          <table:table-cell office:value-type="float" office:value="1.65539">
            <text:p>1,65539</text:p>
          </table:table-cell>
          <table:table-cell office:value-type="float" office:value="261.506">
            <text:p>261,506</text:p>
          </table:table-cell>
          <table:table-cell office:value-type="float" office:value="34.3635">
            <text:p>34,3635</text:p>
          </table:table-cell>
          <table:table-cell office:value-type="float" office:value="0.341928">
            <text:p>0,341928</text:p>
          </table:table-cell>
          <table:table-cell office:value-type="float" office:value="34.7054">
            <text:p>34,7054</text:p>
          </table:table-cell>
          <table:table-cell office:value-type="float" office:value="3.02662">
            <text:p>3,02662</text:p>
          </table:table-cell>
          <table:table-cell office:value-type="float" office:value="0.367441">
            <text:p>0,367441</text:p>
          </table:table-cell>
          <table:table-cell office:value-type="float" office:value="3.39406">
            <text:p>3,39406</text:p>
          </table:table-cell>
          <table:table-cell office:value-type="float" office:value="29.8574">
            <text:p>29,8574</text:p>
          </table:table-cell>
          <table:table-cell office:value-type="float" office:value="0.690308">
            <text:p>0,690308</text:p>
          </table:table-cell>
          <table:table-cell office:value-type="float" office:value="30.5477">
            <text:p>30,5477</text:p>
          </table:table-cell>
          <table:table-cell office:value-type="float" office:value="24.0922">
            <text:p>24,0922</text:p>
          </table:table-cell>
          <table:table-cell office:value-type="float" office:value="0.618169">
            <text:p>0,618169</text:p>
          </table:table-cell>
          <table:table-cell office:value-type="float" office:value="24.7103">
            <text:p>24,7103</text:p>
          </table:table-cell>
          <table:table-cell office:value-type="float" office:value="9.91445">
            <text:p>9,91445</text:p>
          </table:table-cell>
          <table:table-cell office:value-type="float" office:value="0.389434">
            <text:p>0,389434</text:p>
          </table:table-cell>
          <table:table-cell office:value-type="float" office:value="10.3039">
            <text:p>10,3039</text:p>
          </table:table-cell>
          <table:table-cell office:value-type="float" office:value="263.657">
            <text:p>263,657</text:p>
          </table:table-cell>
          <table:table-cell office:value-type="float" office:value="0.904966">
            <text:p>0,904966</text:p>
          </table:table-cell>
          <table:table-cell office:value-type="float" office:value="264.562">
            <text:p>264,562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0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245.258564356436">
            <text:p>245,2585643564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07890277227723">
            <text:p>2,0789027723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249.982792079208">
            <text:p>249,9827920792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26.3896732673267">
            <text:p>26,3896732673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4.20019782178218">
            <text:p>4,2001978218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33.4728425742574">
            <text:p>33,4728425743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6.5794207920792">
            <text:p>16,579420792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12.3172267326733">
            <text:p>12,3172267327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254.257801980198">
            <text:p>254,2578019802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0 WP avg.</text:p>
          </table:table-cell>
          <table:table-cell office:value-type="string">
            <text:p>T0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244.18497029703">
            <text:p>244,184970297</text:p>
          </table:table-cell>
          <table:table-cell table:formula="of:=AVERAGE([.B7:.B107])" office:value-type="float" office:value="1.07361894059406">
            <text:p>1,0736189406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1.71038742574257">
            <text:p>1,7103874257</text:p>
          </table:table-cell>
          <table:table-cell table:formula="of:=AVERAGE([.E7:.E107])" office:value-type="float" office:value="0.36851507920792">
            <text:p>0,3685150792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248.988653465346">
            <text:p>248,9886534653</text:p>
          </table:table-cell>
          <table:table-cell table:formula="of:=AVERAGE([.H7:.H107])" office:value-type="float" office:value="0.994168613861386">
            <text:p>0,9941686139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25.9510900990099">
            <text:p>25,951090099</text:p>
          </table:table-cell>
          <table:table-cell table:formula="of:=AVERAGE([.K7:.K107])" office:value-type="float" office:value="0.438584059405941">
            <text:p>0,438584059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3.75877445544554">
            <text:p>3,7587744554</text:p>
          </table:table-cell>
          <table:table-cell table:formula="of:=AVERAGE([.N7:.N107])" office:value-type="float" office:value="0.441423633663366">
            <text:p>0,4414236337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32.7792623762376">
            <text:p>32,7792623762</text:p>
          </table:table-cell>
          <table:table-cell table:formula="of:=AVERAGE([.Q7:.Q107])" office:value-type="float" office:value="0.693582910891089">
            <text:p>0,6935829109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5.9126297029703">
            <text:p>15,912629703</text:p>
          </table:table-cell>
          <table:table-cell table:formula="of:=AVERAGE([.T7:.T107])" office:value-type="float" office:value="0.666789732673267">
            <text:p>0,6667897327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11.8439163366337">
            <text:p>11,8439163366</text:p>
          </table:table-cell>
          <table:table-cell table:formula="of:=AVERAGE([.W7:.W107])" office:value-type="float" office:value="0.473312336633663">
            <text:p>0,4733123366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253.112376237624">
            <text:p>253,1123762376</text:p>
          </table:table-cell>
          <table:table-cell table:formula="of:=AVERAGE([.Z7:.Z107])" office:value-type="float" office:value="1.14542430693069">
            <text:p>1,1454243069</text:p>
          </table:table-cell>
          <table:table-cell table:number-columns-repeated="24"/>
        </table:table-row>
      </table:table>
      <table:table table:name="Setting1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709.811">
            <text:p>709,811</text:p>
          </table:table-cell>
          <table:table-cell office:value-type="float" office:value="1.00526">
            <text:p>1,00526</text:p>
          </table:table-cell>
          <table:table-cell office:value-type="float" office:value="710.816">
            <text:p>710,816</text:p>
          </table:table-cell>
          <table:table-cell office:value-type="float" office:value="294.459">
            <text:p>294,459</text:p>
          </table:table-cell>
          <table:table-cell office:value-type="float" office:value="1.24367">
            <text:p>1,24367</text:p>
          </table:table-cell>
          <table:table-cell office:value-type="float" office:value="295.702">
            <text:p>295,702</text:p>
          </table:table-cell>
          <table:table-cell office:value-type="float" office:value="951.383">
            <text:p>951,383</text:p>
          </table:table-cell>
          <table:table-cell office:value-type="float" office:value="0.883559">
            <text:p>0,883559</text:p>
          </table:table-cell>
          <table:table-cell office:value-type="float" office:value="952.266">
            <text:p>952,266</text:p>
          </table:table-cell>
          <table:table-cell office:value-type="float" office:value="816.514">
            <text:p>816,514</text:p>
          </table:table-cell>
          <table:table-cell office:value-type="float" office:value="0.42697">
            <text:p>0,42697</text:p>
          </table:table-cell>
          <table:table-cell office:value-type="float" office:value="816.941">
            <text:p>816,941</text:p>
          </table:table-cell>
          <table:table-cell office:value-type="float" office:value="716.888">
            <text:p>716,888</text:p>
          </table:table-cell>
          <table:table-cell office:value-type="float" office:value="0.394713">
            <text:p>0,394713</text:p>
          </table:table-cell>
          <table:table-cell office:value-type="float" office:value="717.283">
            <text:p>717,283</text:p>
          </table:table-cell>
          <table:table-cell office:value-type="float" office:value="654.235">
            <text:p>654,235</text:p>
          </table:table-cell>
          <table:table-cell office:value-type="float" office:value="1.27974">
            <text:p>1,27974</text:p>
          </table:table-cell>
          <table:table-cell office:value-type="float" office:value="655.515">
            <text:p>655,515</text:p>
          </table:table-cell>
          <table:table-cell office:value-type="float" office:value="383.536">
            <text:p>383,536</text:p>
          </table:table-cell>
          <table:table-cell office:value-type="float" office:value="0.629899">
            <text:p>0,629899</text:p>
          </table:table-cell>
          <table:table-cell office:value-type="float" office:value="384.166">
            <text:p>384,166</text:p>
          </table:table-cell>
          <table:table-cell office:value-type="float" office:value="141.983">
            <text:p>141,983</text:p>
          </table:table-cell>
          <table:table-cell office:value-type="float" office:value="0.460694">
            <text:p>0,460694</text:p>
          </table:table-cell>
          <table:table-cell office:value-type="float" office:value="142.444">
            <text:p>142,444</text:p>
          </table:table-cell>
          <table:table-cell office:value-type="float" office:value="749.882">
            <text:p>749,882</text:p>
          </table:table-cell>
          <table:table-cell office:value-type="float" office:value="0.941329">
            <text:p>0,941329</text:p>
          </table:table-cell>
          <table:table-cell office:value-type="float" office:value="750.823">
            <text:p>750,823</text:p>
          </table:table-cell>
        </table:table-row>
        <table:table-row table:style-name="ro1">
          <table:table-cell office:value-type="float" office:value="860.512">
            <text:p>860,512</text:p>
          </table:table-cell>
          <table:table-cell office:value-type="float" office:value="1.65627">
            <text:p>1,65627</text:p>
          </table:table-cell>
          <table:table-cell office:value-type="float" office:value="862.168">
            <text:p>862,168</text:p>
          </table:table-cell>
          <table:table-cell office:value-type="float" office:value="303.894">
            <text:p>303,894</text:p>
          </table:table-cell>
          <table:table-cell office:value-type="float" office:value="0.315243">
            <text:p>0,315243</text:p>
          </table:table-cell>
          <table:table-cell office:value-type="float" office:value="304.209">
            <text:p>304,209</text:p>
          </table:table-cell>
          <table:table-cell office:value-type="float" office:value="912.059">
            <text:p>912,059</text:p>
          </table:table-cell>
          <table:table-cell office:value-type="float" office:value="0.855407">
            <text:p>0,855407</text:p>
          </table:table-cell>
          <table:table-cell office:value-type="float" office:value="912.914">
            <text:p>912,914</text:p>
          </table:table-cell>
          <table:table-cell office:value-type="float" office:value="779.16">
            <text:p>779,16</text:p>
          </table:table-cell>
          <table:table-cell office:value-type="float" office:value="0.514358">
            <text:p>0,514358</text:p>
          </table:table-cell>
          <table:table-cell office:value-type="float" office:value="779.675">
            <text:p>779,675</text:p>
          </table:table-cell>
          <table:table-cell office:value-type="float" office:value="708.169">
            <text:p>708,169</text:p>
          </table:table-cell>
          <table:table-cell office:value-type="float" office:value="0.482394">
            <text:p>0,482394</text:p>
          </table:table-cell>
          <table:table-cell office:value-type="float" office:value="708.651">
            <text:p>708,651</text:p>
          </table:table-cell>
          <table:table-cell office:value-type="float" office:value="652.413">
            <text:p>652,413</text:p>
          </table:table-cell>
          <table:table-cell office:value-type="float" office:value="0.657757">
            <text:p>0,657757</text:p>
          </table:table-cell>
          <table:table-cell office:value-type="float" office:value="653.071">
            <text:p>653,071</text:p>
          </table:table-cell>
          <table:table-cell office:value-type="float" office:value="368.809">
            <text:p>368,809</text:p>
          </table:table-cell>
          <table:table-cell office:value-type="float" office:value="0.622274">
            <text:p>0,622274</text:p>
          </table:table-cell>
          <table:table-cell office:value-type="float" office:value="369.431">
            <text:p>369,431</text:p>
          </table:table-cell>
          <table:table-cell office:value-type="float" office:value="160.253">
            <text:p>160,253</text:p>
          </table:table-cell>
          <table:table-cell office:value-type="float" office:value="0.473304">
            <text:p>0,473304</text:p>
          </table:table-cell>
          <table:table-cell office:value-type="float" office:value="160.726">
            <text:p>160,726</text:p>
          </table:table-cell>
          <table:table-cell office:value-type="float" office:value="795.626">
            <text:p>795,626</text:p>
          </table:table-cell>
          <table:table-cell office:value-type="float" office:value="0.917869">
            <text:p>0,917869</text:p>
          </table:table-cell>
          <table:table-cell office:value-type="float" office:value="796.544">
            <text:p>796,544</text:p>
          </table:table-cell>
        </table:table-row>
        <table:table-row table:style-name="ro1">
          <table:table-cell office:value-type="float" office:value="807.462">
            <text:p>807,462</text:p>
          </table:table-cell>
          <table:table-cell office:value-type="float" office:value="0.926666">
            <text:p>0,926666</text:p>
          </table:table-cell>
          <table:table-cell office:value-type="float" office:value="808.388">
            <text:p>808,388</text:p>
          </table:table-cell>
          <table:table-cell office:value-type="float" office:value="316.416">
            <text:p>316,416</text:p>
          </table:table-cell>
          <table:table-cell office:value-type="float" office:value="0.296181">
            <text:p>0,296181</text:p>
          </table:table-cell>
          <table:table-cell office:value-type="float" office:value="316.712">
            <text:p>316,712</text:p>
          </table:table-cell>
          <table:table-cell office:value-type="float" office:value="973.691">
            <text:p>973,691</text:p>
          </table:table-cell>
          <table:table-cell office:value-type="float" office:value="1.22431">
            <text:p>1,22431</text:p>
          </table:table-cell>
          <table:table-cell office:value-type="float" office:value="974.916">
            <text:p>974,916</text:p>
          </table:table-cell>
          <table:table-cell office:value-type="float" office:value="753.294">
            <text:p>753,294</text:p>
          </table:table-cell>
          <table:table-cell office:value-type="float" office:value="0.472131">
            <text:p>0,472131</text:p>
          </table:table-cell>
          <table:table-cell office:value-type="float" office:value="753.766">
            <text:p>753,766</text:p>
          </table:table-cell>
          <table:table-cell office:value-type="float" office:value="801.37">
            <text:p>801,37</text:p>
          </table:table-cell>
          <table:table-cell office:value-type="float" office:value="0.962149">
            <text:p>0,962149</text:p>
          </table:table-cell>
          <table:table-cell office:value-type="float" office:value="802.332">
            <text:p>802,332</text:p>
          </table:table-cell>
          <table:table-cell office:value-type="float" office:value="718.464">
            <text:p>718,464</text:p>
          </table:table-cell>
          <table:table-cell office:value-type="float" office:value="1.36273">
            <text:p>1,36273</text:p>
          </table:table-cell>
          <table:table-cell office:value-type="float" office:value="719.827">
            <text:p>719,827</text:p>
          </table:table-cell>
          <table:table-cell office:value-type="float" office:value="363.318">
            <text:p>363,318</text:p>
          </table:table-cell>
          <table:table-cell office:value-type="float" office:value="0.676232">
            <text:p>0,676232</text:p>
          </table:table-cell>
          <table:table-cell office:value-type="float" office:value="363.994">
            <text:p>363,994</text:p>
          </table:table-cell>
          <table:table-cell office:value-type="float" office:value="200.521">
            <text:p>200,521</text:p>
          </table:table-cell>
          <table:table-cell office:value-type="float" office:value="1.33927">
            <text:p>1,33927</text:p>
          </table:table-cell>
          <table:table-cell office:value-type="float" office:value="201.86">
            <text:p>201,86</text:p>
          </table:table-cell>
          <table:table-cell office:value-type="float" office:value="866.679">
            <text:p>866,679</text:p>
          </table:table-cell>
          <table:table-cell office:value-type="float" office:value="0.941915">
            <text:p>0,941915</text:p>
          </table:table-cell>
          <table:table-cell office:value-type="float" office:value="867.62">
            <text:p>867,62</text:p>
          </table:table-cell>
        </table:table-row>
        <table:table-row table:style-name="ro1">
          <table:table-cell office:value-type="float" office:value="833.853">
            <text:p>833,853</text:p>
          </table:table-cell>
          <table:table-cell office:value-type="float" office:value="2.2325">
            <text:p>2,2325</text:p>
          </table:table-cell>
          <table:table-cell office:value-type="float" office:value="836.085">
            <text:p>836,085</text:p>
          </table:table-cell>
          <table:table-cell office:value-type="float" office:value="340.004">
            <text:p>340,004</text:p>
          </table:table-cell>
          <table:table-cell office:value-type="float" office:value="0.326972">
            <text:p>0,326972</text:p>
          </table:table-cell>
          <table:table-cell office:value-type="float" office:value="340.331">
            <text:p>340,331</text:p>
          </table:table-cell>
          <table:table-cell office:value-type="float" office:value="913.491">
            <text:p>913,491</text:p>
          </table:table-cell>
          <table:table-cell office:value-type="float" office:value="0.814939">
            <text:p>0,814939</text:p>
          </table:table-cell>
          <table:table-cell office:value-type="float" office:value="914.306">
            <text:p>914,306</text:p>
          </table:table-cell>
          <table:table-cell office:value-type="float" office:value="822.553">
            <text:p>822,553</text:p>
          </table:table-cell>
          <table:table-cell office:value-type="float" office:value="0.440167">
            <text:p>0,440167</text:p>
          </table:table-cell>
          <table:table-cell office:value-type="float" office:value="822.994">
            <text:p>822,994</text:p>
          </table:table-cell>
          <table:table-cell office:value-type="float" office:value="847.226">
            <text:p>847,226</text:p>
          </table:table-cell>
          <table:table-cell office:value-type="float" office:value="0.444272">
            <text:p>0,444272</text:p>
          </table:table-cell>
          <table:table-cell office:value-type="float" office:value="847.671">
            <text:p>847,671</text:p>
          </table:table-cell>
          <table:table-cell office:value-type="float" office:value="640.623">
            <text:p>640,623</text:p>
          </table:table-cell>
          <table:table-cell office:value-type="float" office:value="0.748958">
            <text:p>0,748958</text:p>
          </table:table-cell>
          <table:table-cell office:value-type="float" office:value="641.372">
            <text:p>641,372</text:p>
          </table:table-cell>
          <table:table-cell office:value-type="float" office:value="404.633">
            <text:p>404,633</text:p>
          </table:table-cell>
          <table:table-cell office:value-type="float" office:value="1.55803">
            <text:p>1,55803</text:p>
          </table:table-cell>
          <table:table-cell office:value-type="float" office:value="406.191">
            <text:p>406,191</text:p>
          </table:table-cell>
          <table:table-cell office:value-type="float" office:value="151.786">
            <text:p>151,786</text:p>
          </table:table-cell>
          <table:table-cell office:value-type="float" office:value="0.553654">
            <text:p>0,553654</text:p>
          </table:table-cell>
          <table:table-cell office:value-type="float" office:value="152.339">
            <text:p>152,339</text:p>
          </table:table-cell>
          <table:table-cell office:value-type="float" office:value="850.217">
            <text:p>850,217</text:p>
          </table:table-cell>
          <table:table-cell office:value-type="float" office:value="1.00584">
            <text:p>1,00584</text:p>
          </table:table-cell>
          <table:table-cell office:value-type="float" office:value="851.223">
            <text:p>851,223</text:p>
          </table:table-cell>
        </table:table-row>
        <table:table-row table:style-name="ro1">
          <table:table-cell office:value-type="float" office:value="768.048">
            <text:p>768,048</text:p>
          </table:table-cell>
          <table:table-cell office:value-type="float" office:value="1.27446">
            <text:p>1,27446</text:p>
          </table:table-cell>
          <table:table-cell office:value-type="float" office:value="769.323">
            <text:p>769,323</text:p>
          </table:table-cell>
          <table:table-cell office:value-type="float" office:value="324.038">
            <text:p>324,038</text:p>
          </table:table-cell>
          <table:table-cell office:value-type="float" office:value="0.347793">
            <text:p>0,347793</text:p>
          </table:table-cell>
          <table:table-cell office:value-type="float" office:value="324.385">
            <text:p>324,385</text:p>
          </table:table-cell>
          <table:table-cell office:value-type="float" office:value="955.756">
            <text:p>955,756</text:p>
          </table:table-cell>
          <table:table-cell office:value-type="float" office:value="1.4941">
            <text:p>1,4941</text:p>
          </table:table-cell>
          <table:table-cell office:value-type="float" office:value="957.25">
            <text:p>957,25</text:p>
          </table:table-cell>
          <table:table-cell office:value-type="float" office:value="832.292">
            <text:p>832,292</text:p>
          </table:table-cell>
          <table:table-cell office:value-type="float" office:value="1.34572">
            <text:p>1,34572</text:p>
          </table:table-cell>
          <table:table-cell office:value-type="float" office:value="833.637">
            <text:p>833,637</text:p>
          </table:table-cell>
          <table:table-cell office:value-type="float" office:value="828.633">
            <text:p>828,633</text:p>
          </table:table-cell>
          <table:table-cell office:value-type="float" office:value="0.499403">
            <text:p>0,499403</text:p>
          </table:table-cell>
          <table:table-cell office:value-type="float" office:value="829.132">
            <text:p>829,132</text:p>
          </table:table-cell>
          <table:table-cell office:value-type="float" office:value="682.611">
            <text:p>682,611</text:p>
          </table:table-cell>
          <table:table-cell office:value-type="float" office:value="0.675352">
            <text:p>0,675352</text:p>
          </table:table-cell>
          <table:table-cell office:value-type="float" office:value="683.287">
            <text:p>683,287</text:p>
          </table:table-cell>
          <table:table-cell office:value-type="float" office:value="362.315">
            <text:p>362,315</text:p>
          </table:table-cell>
          <table:table-cell office:value-type="float" office:value="0.692361">
            <text:p>0,692361</text:p>
          </table:table-cell>
          <table:table-cell office:value-type="float" office:value="363.007">
            <text:p>363,007</text:p>
          </table:table-cell>
          <table:table-cell office:value-type="float" office:value="173.555">
            <text:p>173,555</text:p>
          </table:table-cell>
          <table:table-cell office:value-type="float" office:value="0.480048">
            <text:p>0,480048</text:p>
          </table:table-cell>
          <table:table-cell office:value-type="float" office:value="174.035">
            <text:p>174,035</text:p>
          </table:table-cell>
          <table:table-cell office:value-type="float" office:value="867.793">
            <text:p>867,793</text:p>
          </table:table-cell>
          <table:table-cell office:value-type="float" office:value="0.958044">
            <text:p>0,958044</text:p>
          </table:table-cell>
          <table:table-cell office:value-type="float" office:value="868.751">
            <text:p>868,751</text:p>
          </table:table-cell>
        </table:table-row>
        <table:table-row table:style-name="ro1">
          <table:table-cell office:value-type="float" office:value="836.649">
            <text:p>836,649</text:p>
          </table:table-cell>
          <table:table-cell office:value-type="float" office:value="0.940449">
            <text:p>0,940449</text:p>
          </table:table-cell>
          <table:table-cell office:value-type="float" office:value="837.589">
            <text:p>837,589</text:p>
          </table:table-cell>
          <table:table-cell office:value-type="float" office:value="365.319">
            <text:p>365,319</text:p>
          </table:table-cell>
          <table:table-cell office:value-type="float" office:value="0.30058">
            <text:p>0,30058</text:p>
          </table:table-cell>
          <table:table-cell office:value-type="float" office:value="365.619">
            <text:p>365,619</text:p>
          </table:table-cell>
          <table:table-cell office:value-type="float" office:value="843.861">
            <text:p>843,861</text:p>
          </table:table-cell>
          <table:table-cell office:value-type="float" office:value="0.939863">
            <text:p>0,939863</text:p>
          </table:table-cell>
          <table:table-cell office:value-type="float" office:value="844.801">
            <text:p>844,801</text:p>
          </table:table-cell>
          <table:table-cell office:value-type="float" office:value="732.733">
            <text:p>732,733</text:p>
          </table:table-cell>
          <table:table-cell office:value-type="float" office:value="0.471544">
            <text:p>0,471544</text:p>
          </table:table-cell>
          <table:table-cell office:value-type="float" office:value="733.204">
            <text:p>733,204</text:p>
          </table:table-cell>
          <table:table-cell office:value-type="float" office:value="834.726">
            <text:p>834,726</text:p>
          </table:table-cell>
          <table:table-cell office:value-type="float" office:value="0.424038">
            <text:p>0,424038</text:p>
          </table:table-cell>
          <table:table-cell office:value-type="float" office:value="835.15">
            <text:p>835,15</text:p>
          </table:table-cell>
          <table:table-cell office:value-type="float" office:value="741.71">
            <text:p>741,71</text:p>
          </table:table-cell>
          <table:table-cell office:value-type="float" office:value="2.64804">
            <text:p>2,64804</text:p>
          </table:table-cell>
          <table:table-cell office:value-type="float" office:value="744.358">
            <text:p>744,358</text:p>
          </table:table-cell>
          <table:table-cell office:value-type="float" office:value="359.884">
            <text:p>359,884</text:p>
          </table:table-cell>
          <table:table-cell office:value-type="float" office:value="0.680631">
            <text:p>0,680631</text:p>
          </table:table-cell>
          <table:table-cell office:value-type="float" office:value="360.565">
            <text:p>360,565</text:p>
          </table:table-cell>
          <table:table-cell office:value-type="float" office:value="162.423">
            <text:p>162,423</text:p>
          </table:table-cell>
          <table:table-cell office:value-type="float" office:value="0.651892">
            <text:p>0,651892</text:p>
          </table:table-cell>
          <table:table-cell office:value-type="float" office:value="163.075">
            <text:p>163,075</text:p>
          </table:table-cell>
          <table:table-cell office:value-type="float" office:value="862.099">
            <text:p>862,099</text:p>
          </table:table-cell>
          <table:table-cell office:value-type="float" office:value="1.15012">
            <text:p>1,15012</text:p>
          </table:table-cell>
          <table:table-cell office:value-type="float" office:value="863.249">
            <text:p>863,249</text:p>
          </table:table-cell>
        </table:table-row>
        <table:table-row table:style-name="ro1">
          <table:table-cell office:value-type="float" office:value="817.079">
            <text:p>817,079</text:p>
          </table:table-cell>
          <table:table-cell office:value-type="float" office:value="0.979744">
            <text:p>0,979744</text:p>
          </table:table-cell>
          <table:table-cell office:value-type="float" office:value="818.058">
            <text:p>818,058</text:p>
          </table:table-cell>
          <table:table-cell office:value-type="float" office:value="289.557">
            <text:p>289,557</text:p>
          </table:table-cell>
          <table:table-cell office:value-type="float" office:value="0.303513">
            <text:p>0,303513</text:p>
          </table:table-cell>
          <table:table-cell office:value-type="float" office:value="289.86">
            <text:p>289,86</text:p>
          </table:table-cell>
          <table:table-cell office:value-type="float" office:value="929.942">
            <text:p>929,942</text:p>
          </table:table-cell>
          <table:table-cell office:value-type="float" office:value="1.04661">
            <text:p>1,04661</text:p>
          </table:table-cell>
          <table:table-cell office:value-type="float" office:value="930.988">
            <text:p>930,988</text:p>
          </table:table-cell>
          <table:table-cell office:value-type="float" office:value="742.893">
            <text:p>742,893</text:p>
          </table:table-cell>
          <table:table-cell office:value-type="float" office:value="0.4387">
            <text:p>0,4387</text:p>
          </table:table-cell>
          <table:table-cell office:value-type="float" office:value="743.332">
            <text:p>743,332</text:p>
          </table:table-cell>
          <table:table-cell office:value-type="float" office:value="845.126">
            <text:p>845,126</text:p>
          </table:table-cell>
          <table:table-cell office:value-type="float" office:value="0.40615">
            <text:p>0,40615</text:p>
          </table:table-cell>
          <table:table-cell office:value-type="float" office:value="845.532">
            <text:p>845,532</text:p>
          </table:table-cell>
          <table:table-cell office:value-type="float" office:value="679.707">
            <text:p>679,707</text:p>
          </table:table-cell>
          <table:table-cell office:value-type="float" office:value="0.692947">
            <text:p>0,692947</text:p>
          </table:table-cell>
          <table:table-cell office:value-type="float" office:value="680.4">
            <text:p>680,4</text:p>
          </table:table-cell>
          <table:table-cell office:value-type="float" office:value="324.49">
            <text:p>324,49</text:p>
          </table:table-cell>
          <table:table-cell office:value-type="float" office:value="0.963616">
            <text:p>0,963616</text:p>
          </table:table-cell>
          <table:table-cell office:value-type="float" office:value="325.454">
            <text:p>325,454</text:p>
          </table:table-cell>
          <table:table-cell office:value-type="float" office:value="149.881">
            <text:p>149,881</text:p>
          </table:table-cell>
          <table:table-cell office:value-type="float" office:value="0.483274">
            <text:p>0,483274</text:p>
          </table:table-cell>
          <table:table-cell office:value-type="float" office:value="150.364">
            <text:p>150,364</text:p>
          </table:table-cell>
          <table:table-cell office:value-type="float" office:value="759.971">
            <text:p>759,971</text:p>
          </table:table-cell>
          <table:table-cell office:value-type="float" office:value="1.03722">
            <text:p>1,03722</text:p>
          </table:table-cell>
          <table:table-cell office:value-type="float" office:value="761.008">
            <text:p>761,008</text:p>
          </table:table-cell>
        </table:table-row>
        <table:table-row table:style-name="ro1">
          <table:table-cell office:value-type="float" office:value="774.712">
            <text:p>774,712</text:p>
          </table:table-cell>
          <table:table-cell office:value-type="float" office:value="1.00203">
            <text:p>1,00203</text:p>
          </table:table-cell>
          <table:table-cell office:value-type="float" office:value="775.714">
            <text:p>775,714</text:p>
          </table:table-cell>
          <table:table-cell office:value-type="float" office:value="308.708">
            <text:p>308,708</text:p>
          </table:table-cell>
          <table:table-cell office:value-type="float" office:value="0.298234">
            <text:p>0,298234</text:p>
          </table:table-cell>
          <table:table-cell office:value-type="float" office:value="309.006">
            <text:p>309,006</text:p>
          </table:table-cell>
          <table:table-cell office:value-type="float" office:value="1077.02">
            <text:p>1077,02</text:p>
          </table:table-cell>
          <table:table-cell office:value-type="float" office:value="0.902033">
            <text:p>0,902033</text:p>
          </table:table-cell>
          <table:table-cell office:value-type="float" office:value="1077.93">
            <text:p>1077,93</text:p>
          </table:table-cell>
          <table:table-cell office:value-type="float" office:value="759.533">
            <text:p>759,533</text:p>
          </table:table-cell>
          <table:table-cell office:value-type="float" office:value="0.457761">
            <text:p>0,457761</text:p>
          </table:table-cell>
          <table:table-cell office:value-type="float" office:value="759.991">
            <text:p>759,991</text:p>
          </table:table-cell>
          <table:table-cell office:value-type="float" office:value="867.288">
            <text:p>867,288</text:p>
          </table:table-cell>
          <table:table-cell office:value-type="float" office:value="0.480635">
            <text:p>0,480635</text:p>
          </table:table-cell>
          <table:table-cell office:value-type="float" office:value="867.769">
            <text:p>867,769</text:p>
          </table:table-cell>
          <table:table-cell office:value-type="float" office:value="713.847">
            <text:p>713,847</text:p>
          </table:table-cell>
          <table:table-cell office:value-type="float" office:value="0.678871">
            <text:p>0,678871</text:p>
          </table:table-cell>
          <table:table-cell office:value-type="float" office:value="714.526">
            <text:p>714,526</text:p>
          </table:table-cell>
          <table:table-cell office:value-type="float" office:value="323.893">
            <text:p>323,893</text:p>
          </table:table-cell>
          <table:table-cell office:value-type="float" office:value="0.692654">
            <text:p>0,692654</text:p>
          </table:table-cell>
          <table:table-cell office:value-type="float" office:value="324.586">
            <text:p>324,586</text:p>
          </table:table-cell>
          <table:table-cell office:value-type="float" office:value="188.977">
            <text:p>188,977</text:p>
          </table:table-cell>
          <table:table-cell office:value-type="float" office:value="0.454536">
            <text:p>0,454536</text:p>
          </table:table-cell>
          <table:table-cell office:value-type="float" office:value="189.431">
            <text:p>189,431</text:p>
          </table:table-cell>
          <table:table-cell office:value-type="float" office:value="847.401">
            <text:p>847,401</text:p>
          </table:table-cell>
          <table:table-cell office:value-type="float" office:value="0.916109">
            <text:p>0,916109</text:p>
          </table:table-cell>
          <table:table-cell office:value-type="float" office:value="848.317">
            <text:p>848,317</text:p>
          </table:table-cell>
        </table:table-row>
        <table:table-row table:style-name="ro1">
          <table:table-cell office:value-type="float" office:value="830.861">
            <text:p>830,861</text:p>
          </table:table-cell>
          <table:table-cell office:value-type="float" office:value="0.947194">
            <text:p>0,947194</text:p>
          </table:table-cell>
          <table:table-cell office:value-type="float" office:value="831.808">
            <text:p>831,808</text:p>
          </table:table-cell>
          <table:table-cell office:value-type="float" office:value="335.394">
            <text:p>335,394</text:p>
          </table:table-cell>
          <table:table-cell office:value-type="float" office:value="0.299994">
            <text:p>0,299994</text:p>
          </table:table-cell>
          <table:table-cell office:value-type="float" office:value="335.694">
            <text:p>335,694</text:p>
          </table:table-cell>
          <table:table-cell office:value-type="float" office:value="872.196">
            <text:p>872,196</text:p>
          </table:table-cell>
          <table:table-cell office:value-type="float" office:value="0.893236">
            <text:p>0,893236</text:p>
          </table:table-cell>
          <table:table-cell office:value-type="float" office:value="873.089">
            <text:p>873,089</text:p>
          </table:table-cell>
          <table:table-cell office:value-type="float" office:value="777.225">
            <text:p>777,225</text:p>
          </table:table-cell>
          <table:table-cell office:value-type="float" office:value="0.461867">
            <text:p>0,461867</text:p>
          </table:table-cell>
          <table:table-cell office:value-type="float" office:value="777.687">
            <text:p>777,687</text:p>
          </table:table-cell>
          <table:table-cell office:value-type="float" office:value="776.832">
            <text:p>776,832</text:p>
          </table:table-cell>
          <table:table-cell office:value-type="float" office:value="0.431076">
            <text:p>0,431076</text:p>
          </table:table-cell>
          <table:table-cell office:value-type="float" office:value="777.263">
            <text:p>777,263</text:p>
          </table:table-cell>
          <table:table-cell office:value-type="float" office:value="662.073">
            <text:p>662,073</text:p>
          </table:table-cell>
          <table:table-cell office:value-type="float" office:value="0.980038">
            <text:p>0,980038</text:p>
          </table:table-cell>
          <table:table-cell office:value-type="float" office:value="663.053">
            <text:p>663,053</text:p>
          </table:table-cell>
          <table:table-cell office:value-type="float" office:value="326.274">
            <text:p>326,274</text:p>
          </table:table-cell>
          <table:table-cell office:value-type="float" office:value="1.15305">
            <text:p>1,15305</text:p>
          </table:table-cell>
          <table:table-cell office:value-type="float" office:value="327.427">
            <text:p>327,427</text:p>
          </table:table-cell>
          <table:table-cell office:value-type="float" office:value="168.152">
            <text:p>168,152</text:p>
          </table:table-cell>
          <table:table-cell office:value-type="float" office:value="0.567143">
            <text:p>0,567143</text:p>
          </table:table-cell>
          <table:table-cell office:value-type="float" office:value="168.72">
            <text:p>168,72</text:p>
          </table:table-cell>
          <table:table-cell office:value-type="float" office:value="899.461">
            <text:p>899,461</text:p>
          </table:table-cell>
          <table:table-cell office:value-type="float" office:value="0.905259">
            <text:p>0,905259</text:p>
          </table:table-cell>
          <table:table-cell office:value-type="float" office:value="900.367">
            <text:p>900,367</text:p>
          </table:table-cell>
        </table:table-row>
        <table:table-row table:style-name="ro1">
          <table:table-cell office:value-type="float" office:value="834.95">
            <text:p>834,95</text:p>
          </table:table-cell>
          <table:table-cell office:value-type="float" office:value="1.10643">
            <text:p>1,10643</text:p>
          </table:table-cell>
          <table:table-cell office:value-type="float" office:value="836.057">
            <text:p>836,057</text:p>
          </table:table-cell>
          <table:table-cell office:value-type="float" office:value="359.923">
            <text:p>359,923</text:p>
          </table:table-cell>
          <table:table-cell office:value-type="float" office:value="0.73019">
            <text:p>0,73019</text:p>
          </table:table-cell>
          <table:table-cell office:value-type="float" office:value="360.653">
            <text:p>360,653</text:p>
          </table:table-cell>
          <table:table-cell office:value-type="float" office:value="907.878">
            <text:p>907,878</text:p>
          </table:table-cell>
          <table:table-cell office:value-type="float" office:value="0.835759">
            <text:p>0,835759</text:p>
          </table:table-cell>
          <table:table-cell office:value-type="float" office:value="908.714">
            <text:p>908,714</text:p>
          </table:table-cell>
          <table:table-cell office:value-type="float" office:value="858.633">
            <text:p>858,633</text:p>
          </table:table-cell>
          <table:table-cell office:value-type="float" office:value="1.21493">
            <text:p>1,21493</text:p>
          </table:table-cell>
          <table:table-cell office:value-type="float" office:value="859.848">
            <text:p>859,848</text:p>
          </table:table-cell>
          <table:table-cell office:value-type="float" office:value="756.663">
            <text:p>756,663</text:p>
          </table:table-cell>
          <table:table-cell office:value-type="float" office:value="0.84573">
            <text:p>0,84573</text:p>
          </table:table-cell>
          <table:table-cell office:value-type="float" office:value="757.508">
            <text:p>757,508</text:p>
          </table:table-cell>
          <table:table-cell office:value-type="float" office:value="613.427">
            <text:p>613,427</text:p>
          </table:table-cell>
          <table:table-cell office:value-type="float" office:value="0.712301">
            <text:p>0,712301</text:p>
          </table:table-cell>
          <table:table-cell office:value-type="float" office:value="614.139">
            <text:p>614,139</text:p>
          </table:table-cell>
          <table:table-cell office:value-type="float" office:value="340.748">
            <text:p>340,748</text:p>
          </table:table-cell>
          <table:table-cell office:value-type="float" office:value="1.53604">
            <text:p>1,53604</text:p>
          </table:table-cell>
          <table:table-cell office:value-type="float" office:value="342.284">
            <text:p>342,284</text:p>
          </table:table-cell>
          <table:table-cell office:value-type="float" office:value="161.024">
            <text:p>161,024</text:p>
          </table:table-cell>
          <table:table-cell office:value-type="float" office:value="1.59762">
            <text:p>1,59762</text:p>
          </table:table-cell>
          <table:table-cell office:value-type="float" office:value="162.621">
            <text:p>162,621</text:p>
          </table:table-cell>
          <table:table-cell office:value-type="float" office:value="801.253">
            <text:p>801,253</text:p>
          </table:table-cell>
          <table:table-cell office:value-type="float" office:value="1.07652">
            <text:p>1,07652</text:p>
          </table:table-cell>
          <table:table-cell office:value-type="float" office:value="802.33">
            <text:p>802,33</text:p>
          </table:table-cell>
        </table:table-row>
        <table:table-row table:style-name="ro1">
          <table:table-cell office:value-type="float" office:value="853.291">
            <text:p>853,291</text:p>
          </table:table-cell>
          <table:table-cell office:value-type="float" office:value="1.26947">
            <text:p>1,26947</text:p>
          </table:table-cell>
          <table:table-cell office:value-type="float" office:value="854.561">
            <text:p>854,561</text:p>
          </table:table-cell>
          <table:table-cell office:value-type="float" office:value="333.684">
            <text:p>333,684</text:p>
          </table:table-cell>
          <table:table-cell office:value-type="float" office:value="0.447791">
            <text:p>0,447791</text:p>
          </table:table-cell>
          <table:table-cell office:value-type="float" office:value="334.132">
            <text:p>334,132</text:p>
          </table:table-cell>
          <table:table-cell office:value-type="float" office:value="859.2">
            <text:p>859,2</text:p>
          </table:table-cell>
          <table:table-cell office:value-type="float" office:value="1.53516">
            <text:p>1,53516</text:p>
          </table:table-cell>
          <table:table-cell office:value-type="float" office:value="860.735">
            <text:p>860,735</text:p>
          </table:table-cell>
          <table:table-cell office:value-type="float" office:value="754.552">
            <text:p>754,552</text:p>
          </table:table-cell>
          <table:table-cell office:value-type="float" office:value="0.456295">
            <text:p>0,456295</text:p>
          </table:table-cell>
          <table:table-cell office:value-type="float" office:value="755.008">
            <text:p>755,008</text:p>
          </table:table-cell>
          <table:table-cell office:value-type="float" office:value="753.628">
            <text:p>753,628</text:p>
          </table:table-cell>
          <table:table-cell office:value-type="float" office:value="0.410842">
            <text:p>0,410842</text:p>
          </table:table-cell>
          <table:table-cell office:value-type="float" office:value="754.039">
            <text:p>754,039</text:p>
          </table:table-cell>
          <table:table-cell office:value-type="float" office:value="628.344">
            <text:p>628,344</text:p>
          </table:table-cell>
          <table:table-cell office:value-type="float" office:value="0.714061">
            <text:p>0,714061</text:p>
          </table:table-cell>
          <table:table-cell office:value-type="float" office:value="629.058">
            <text:p>629,058</text:p>
          </table:table-cell>
          <table:table-cell office:value-type="float" office:value="371.976">
            <text:p>371,976</text:p>
          </table:table-cell>
          <table:table-cell office:value-type="float" office:value="0.74016">
            <text:p>0,74016</text:p>
          </table:table-cell>
          <table:table-cell office:value-type="float" office:value="372.716">
            <text:p>372,716</text:p>
          </table:table-cell>
          <table:table-cell office:value-type="float" office:value="142.383">
            <text:p>142,383</text:p>
          </table:table-cell>
          <table:table-cell office:value-type="float" office:value="0.482688">
            <text:p>0,482688</text:p>
          </table:table-cell>
          <table:table-cell office:value-type="float" office:value="142.866">
            <text:p>142,866</text:p>
          </table:table-cell>
          <table:table-cell office:value-type="float" office:value="793.439">
            <text:p>793,439</text:p>
          </table:table-cell>
          <table:table-cell office:value-type="float" office:value="0.924027">
            <text:p>0,924027</text:p>
          </table:table-cell>
          <table:table-cell office:value-type="float" office:value="794.363">
            <text:p>794,363</text:p>
          </table:table-cell>
        </table:table-row>
        <table:table-row table:style-name="ro1">
          <table:table-cell office:value-type="float" office:value="836.344">
            <text:p>836,344</text:p>
          </table:table-cell>
          <table:table-cell office:value-type="float" office:value="0.999685">
            <text:p>0,999685</text:p>
          </table:table-cell>
          <table:table-cell office:value-type="float" office:value="837.343">
            <text:p>837,343</text:p>
          </table:table-cell>
          <table:table-cell office:value-type="float" office:value="305.107">
            <text:p>305,107</text:p>
          </table:table-cell>
          <table:table-cell office:value-type="float" office:value="0.309084">
            <text:p>0,309084</text:p>
          </table:table-cell>
          <table:table-cell office:value-type="float" office:value="305.416">
            <text:p>305,416</text:p>
          </table:table-cell>
          <table:table-cell office:value-type="float" office:value="908.784">
            <text:p>908,784</text:p>
          </table:table-cell>
          <table:table-cell office:value-type="float" office:value="1.24543">
            <text:p>1,24543</text:p>
          </table:table-cell>
          <table:table-cell office:value-type="float" office:value="910.029">
            <text:p>910,029</text:p>
          </table:table-cell>
          <table:table-cell office:value-type="float" office:value="836.4">
            <text:p>836,4</text:p>
          </table:table-cell>
          <table:table-cell office:value-type="float" office:value="0.458641">
            <text:p>0,458641</text:p>
          </table:table-cell>
          <table:table-cell office:value-type="float" office:value="836.859">
            <text:p>836,859</text:p>
          </table:table-cell>
          <table:table-cell office:value-type="float" office:value="775.256">
            <text:p>775,256</text:p>
          </table:table-cell>
          <table:table-cell office:value-type="float" office:value="0.535766">
            <text:p>0,535766</text:p>
          </table:table-cell>
          <table:table-cell office:value-type="float" office:value="775.792">
            <text:p>775,792</text:p>
          </table:table-cell>
          <table:table-cell office:value-type="float" office:value="646.621">
            <text:p>646,621</text:p>
          </table:table-cell>
          <table:table-cell office:value-type="float" office:value="0.717873">
            <text:p>0,717873</text:p>
          </table:table-cell>
          <table:table-cell office:value-type="float" office:value="647.339">
            <text:p>647,339</text:p>
          </table:table-cell>
          <table:table-cell office:value-type="float" office:value="385.805">
            <text:p>385,805</text:p>
          </table:table-cell>
          <table:table-cell office:value-type="float" office:value="0.655411">
            <text:p>0,655411</text:p>
          </table:table-cell>
          <table:table-cell office:value-type="float" office:value="386.461">
            <text:p>386,461</text:p>
          </table:table-cell>
          <table:table-cell office:value-type="float" office:value="162.255">
            <text:p>162,255</text:p>
          </table:table-cell>
          <table:table-cell office:value-type="float" office:value="0.491485">
            <text:p>0,491485</text:p>
          </table:table-cell>
          <table:table-cell office:value-type="float" office:value="162.746">
            <text:p>162,746</text:p>
          </table:table-cell>
          <table:table-cell office:value-type="float" office:value="826.499">
            <text:p>826,499</text:p>
          </table:table-cell>
          <table:table-cell office:value-type="float" office:value="0.943968">
            <text:p>0,943968</text:p>
          </table:table-cell>
          <table:table-cell office:value-type="float" office:value="827.443">
            <text:p>827,443</text:p>
          </table:table-cell>
        </table:table-row>
        <table:table-row table:style-name="ro1">
          <table:table-cell office:value-type="float" office:value="901.77">
            <text:p>901,77</text:p>
          </table:table-cell>
          <table:table-cell office:value-type="float" office:value="1.87386">
            <text:p>1,87386</text:p>
          </table:table-cell>
          <table:table-cell office:value-type="float" office:value="903.643">
            <text:p>903,643</text:p>
          </table:table-cell>
          <table:table-cell office:value-type="float" office:value="309.19">
            <text:p>309,19</text:p>
          </table:table-cell>
          <table:table-cell office:value-type="float" office:value="0.309671">
            <text:p>0,309671</text:p>
          </table:table-cell>
          <table:table-cell office:value-type="float" office:value="309.5">
            <text:p>309,5</text:p>
          </table:table-cell>
          <table:table-cell office:value-type="float" office:value="888.244">
            <text:p>888,244</text:p>
          </table:table-cell>
          <table:table-cell office:value-type="float" office:value="1.23135">
            <text:p>1,23135</text:p>
          </table:table-cell>
          <table:table-cell office:value-type="float" office:value="889.475">
            <text:p>889,475</text:p>
          </table:table-cell>
          <table:table-cell office:value-type="float" office:value="827.544">
            <text:p>827,544</text:p>
          </table:table-cell>
          <table:table-cell office:value-type="float" office:value="0.460987">
            <text:p>0,460987</text:p>
          </table:table-cell>
          <table:table-cell office:value-type="float" office:value="828.005">
            <text:p>828,005</text:p>
          </table:table-cell>
          <table:table-cell office:value-type="float" office:value="721.572">
            <text:p>721,572</text:p>
          </table:table-cell>
          <table:table-cell office:value-type="float" office:value="0.60292">
            <text:p>0,60292</text:p>
          </table:table-cell>
          <table:table-cell office:value-type="float" office:value="722.175">
            <text:p>722,175</text:p>
          </table:table-cell>
          <table:table-cell office:value-type="float" office:value="669.559">
            <text:p>669,559</text:p>
          </table:table-cell>
          <table:table-cell office:value-type="float" office:value="0.738987">
            <text:p>0,738987</text:p>
          </table:table-cell>
          <table:table-cell office:value-type="float" office:value="670.298">
            <text:p>670,298</text:p>
          </table:table-cell>
          <table:table-cell office:value-type="float" office:value="363.059">
            <text:p>363,059</text:p>
          </table:table-cell>
          <table:table-cell office:value-type="float" office:value="0.701158">
            <text:p>0,701158</text:p>
          </table:table-cell>
          <table:table-cell office:value-type="float" office:value="363.761">
            <text:p>363,761</text:p>
          </table:table-cell>
          <table:table-cell office:value-type="float" office:value="147.448">
            <text:p>147,448</text:p>
          </table:table-cell>
          <table:table-cell office:value-type="float" office:value="0.94954">
            <text:p>0,94954</text:p>
          </table:table-cell>
          <table:table-cell office:value-type="float" office:value="148.398">
            <text:p>148,398</text:p>
          </table:table-cell>
          <table:table-cell office:value-type="float" office:value="831.582">
            <text:p>831,582</text:p>
          </table:table-cell>
          <table:table-cell office:value-type="float" office:value="1.06391">
            <text:p>1,06391</text:p>
          </table:table-cell>
          <table:table-cell office:value-type="float" office:value="832.646">
            <text:p>832,646</text:p>
          </table:table-cell>
        </table:table-row>
        <table:table-row table:style-name="ro1">
          <table:table-cell office:value-type="float" office:value="887.177">
            <text:p>887,177</text:p>
          </table:table-cell>
          <table:table-cell office:value-type="float" office:value="1.05716">
            <text:p>1,05716</text:p>
          </table:table-cell>
          <table:table-cell office:value-type="float" office:value="888.234">
            <text:p>888,234</text:p>
          </table:table-cell>
          <table:table-cell office:value-type="float" office:value="303.892">
            <text:p>303,892</text:p>
          </table:table-cell>
          <table:table-cell office:value-type="float" office:value="0.339289">
            <text:p>0,339289</text:p>
          </table:table-cell>
          <table:table-cell office:value-type="float" office:value="304.231">
            <text:p>304,231</text:p>
          </table:table-cell>
          <table:table-cell office:value-type="float" office:value="924.834">
            <text:p>924,834</text:p>
          </table:table-cell>
          <table:table-cell office:value-type="float" office:value="0.829894">
            <text:p>0,829894</text:p>
          </table:table-cell>
          <table:table-cell office:value-type="float" office:value="925.664">
            <text:p>925,664</text:p>
          </table:table-cell>
          <table:table-cell office:value-type="float" office:value="890.424">
            <text:p>890,424</text:p>
          </table:table-cell>
          <table:table-cell office:value-type="float" office:value="0.599987">
            <text:p>0,599987</text:p>
          </table:table-cell>
          <table:table-cell office:value-type="float" office:value="891.024">
            <text:p>891,024</text:p>
          </table:table-cell>
          <table:table-cell office:value-type="float" office:value="813.374">
            <text:p>813,374</text:p>
          </table:table-cell>
          <table:table-cell office:value-type="float" office:value="0.460694">
            <text:p>0,460694</text:p>
          </table:table-cell>
          <table:table-cell office:value-type="float" office:value="813.834">
            <text:p>813,834</text:p>
          </table:table-cell>
          <table:table-cell office:value-type="float" office:value="677.254">
            <text:p>677,254</text:p>
          </table:table-cell>
          <table:table-cell office:value-type="float" office:value="0.744559">
            <text:p>0,744559</text:p>
          </table:table-cell>
          <table:table-cell office:value-type="float" office:value="677.998">
            <text:p>677,998</text:p>
          </table:table-cell>
          <table:table-cell office:value-type="float" office:value="369.226">
            <text:p>369,226</text:p>
          </table:table-cell>
          <table:table-cell office:value-type="float" office:value="0.731949">
            <text:p>0,731949</text:p>
          </table:table-cell>
          <table:table-cell office:value-type="float" office:value="369.958">
            <text:p>369,958</text:p>
          </table:table-cell>
          <table:table-cell office:value-type="float" office:value="142.577">
            <text:p>142,577</text:p>
          </table:table-cell>
          <table:table-cell office:value-type="float" office:value="0.460987">
            <text:p>0,460987</text:p>
          </table:table-cell>
          <table:table-cell office:value-type="float" office:value="143.038">
            <text:p>143,038</text:p>
          </table:table-cell>
          <table:table-cell office:value-type="float" office:value="768.927">
            <text:p>768,927</text:p>
          </table:table-cell>
          <table:table-cell office:value-type="float" office:value="0.916403">
            <text:p>0,916403</text:p>
          </table:table-cell>
          <table:table-cell office:value-type="float" office:value="769.844">
            <text:p>769,844</text:p>
          </table:table-cell>
        </table:table-row>
        <table:table-row table:style-name="ro1">
          <table:table-cell office:value-type="float" office:value="815.38">
            <text:p>815,38</text:p>
          </table:table-cell>
          <table:table-cell office:value-type="float" office:value="1.01728">
            <text:p>1,01728</text:p>
          </table:table-cell>
          <table:table-cell office:value-type="float" office:value="816.397">
            <text:p>816,397</text:p>
          </table:table-cell>
          <table:table-cell office:value-type="float" office:value="337.022">
            <text:p>337,022</text:p>
          </table:table-cell>
          <table:table-cell office:value-type="float" office:value="0.311137">
            <text:p>0,311137</text:p>
          </table:table-cell>
          <table:table-cell office:value-type="float" office:value="337.333">
            <text:p>337,333</text:p>
          </table:table-cell>
          <table:table-cell office:value-type="float" office:value="882.223">
            <text:p>882,223</text:p>
          </table:table-cell>
          <table:table-cell office:value-type="float" office:value="1.09147">
            <text:p>1,09147</text:p>
          </table:table-cell>
          <table:table-cell office:value-type="float" office:value="883.315">
            <text:p>883,315</text:p>
          </table:table-cell>
          <table:table-cell office:value-type="float" office:value="848.276">
            <text:p>848,276</text:p>
          </table:table-cell>
          <table:table-cell office:value-type="float" office:value="0.470078">
            <text:p>0,470078</text:p>
          </table:table-cell>
          <table:table-cell office:value-type="float" office:value="848.746">
            <text:p>848,746</text:p>
          </table:table-cell>
          <table:table-cell office:value-type="float" office:value="748.522">
            <text:p>748,522</text:p>
          </table:table-cell>
          <table:table-cell office:value-type="float" office:value="0.422572">
            <text:p>0,422572</text:p>
          </table:table-cell>
          <table:table-cell office:value-type="float" office:value="748.944">
            <text:p>748,944</text:p>
          </table:table-cell>
          <table:table-cell office:value-type="float" office:value="668.22">
            <text:p>668,22</text:p>
          </table:table-cell>
          <table:table-cell office:value-type="float" office:value="1.12226">
            <text:p>1,12226</text:p>
          </table:table-cell>
          <table:table-cell office:value-type="float" office:value="669.343">
            <text:p>669,343</text:p>
          </table:table-cell>
          <table:table-cell office:value-type="float" office:value="358.108">
            <text:p>358,108</text:p>
          </table:table-cell>
          <table:table-cell office:value-type="float" office:value="0.703504">
            <text:p>0,703504</text:p>
          </table:table-cell>
          <table:table-cell office:value-type="float" office:value="358.811">
            <text:p>358,811</text:p>
          </table:table-cell>
          <table:table-cell office:value-type="float" office:value="151.044">
            <text:p>151,044</text:p>
          </table:table-cell>
          <table:table-cell office:value-type="float" office:value="0.584445">
            <text:p>0,584445</text:p>
          </table:table-cell>
          <table:table-cell office:value-type="float" office:value="151.629">
            <text:p>151,629</text:p>
          </table:table-cell>
          <table:table-cell office:value-type="float" office:value="834.171">
            <text:p>834,171</text:p>
          </table:table-cell>
          <table:table-cell office:value-type="float" office:value="1.00379">
            <text:p>1,00379</text:p>
          </table:table-cell>
          <table:table-cell office:value-type="float" office:value="835.174">
            <text:p>835,174</text:p>
          </table:table-cell>
        </table:table-row>
        <table:table-row table:style-name="ro1">
          <table:table-cell office:value-type="float" office:value="787.477">
            <text:p>787,477</text:p>
          </table:table-cell>
          <table:table-cell office:value-type="float" office:value="1.19909">
            <text:p>1,19909</text:p>
          </table:table-cell>
          <table:table-cell office:value-type="float" office:value="788.676">
            <text:p>788,676</text:p>
          </table:table-cell>
          <table:table-cell office:value-type="float" office:value="295.95">
            <text:p>295,95</text:p>
          </table:table-cell>
          <table:table-cell office:value-type="float" office:value="0.369494">
            <text:p>0,369494</text:p>
          </table:table-cell>
          <table:table-cell office:value-type="float" office:value="296.319">
            <text:p>296,319</text:p>
          </table:table-cell>
          <table:table-cell office:value-type="float" office:value="814.582">
            <text:p>814,582</text:p>
          </table:table-cell>
          <table:table-cell office:value-type="float" office:value="1.53017">
            <text:p>1,53017</text:p>
          </table:table-cell>
          <table:table-cell office:value-type="float" office:value="816.112">
            <text:p>816,112</text:p>
          </table:table-cell>
          <table:table-cell office:value-type="float" office:value="781.283">
            <text:p>781,283</text:p>
          </table:table-cell>
          <table:table-cell office:value-type="float" office:value="0.47301">
            <text:p>0,47301</text:p>
          </table:table-cell>
          <table:table-cell office:value-type="float" office:value="781.756">
            <text:p>781,756</text:p>
          </table:table-cell>
          <table:table-cell office:value-type="float" office:value="681.04">
            <text:p>681,04</text:p>
          </table:table-cell>
          <table:table-cell office:value-type="float" office:value="1.05159">
            <text:p>1,05159</text:p>
          </table:table-cell>
          <table:table-cell office:value-type="float" office:value="682.092">
            <text:p>682,092</text:p>
          </table:table-cell>
          <table:table-cell office:value-type="float" office:value="634.566">
            <text:p>634,566</text:p>
          </table:table-cell>
          <table:table-cell office:value-type="float" office:value="0.695">
            <text:p>0,695</text:p>
          </table:table-cell>
          <table:table-cell office:value-type="float" office:value="635.261">
            <text:p>635,261</text:p>
          </table:table-cell>
          <table:table-cell office:value-type="float" office:value="342.79">
            <text:p>342,79</text:p>
          </table:table-cell>
          <table:table-cell office:value-type="float" office:value="1.98705">
            <text:p>1,98705</text:p>
          </table:table-cell>
          <table:table-cell office:value-type="float" office:value="344.777">
            <text:p>344,777</text:p>
          </table:table-cell>
          <table:table-cell office:value-type="float" office:value="152.039">
            <text:p>152,039</text:p>
          </table:table-cell>
          <table:table-cell office:value-type="float" office:value="0.502042">
            <text:p>0,502042</text:p>
          </table:table-cell>
          <table:table-cell office:value-type="float" office:value="152.541">
            <text:p>152,541</text:p>
          </table:table-cell>
          <table:table-cell office:value-type="float" office:value="823.19">
            <text:p>823,19</text:p>
          </table:table-cell>
          <table:table-cell office:value-type="float" office:value="1.04983">
            <text:p>1,04983</text:p>
          </table:table-cell>
          <table:table-cell office:value-type="float" office:value="824.24">
            <text:p>824,24</text:p>
          </table:table-cell>
        </table:table-row>
        <table:table-row table:style-name="ro1">
          <table:table-cell office:value-type="float" office:value="811.918">
            <text:p>811,918</text:p>
          </table:table-cell>
          <table:table-cell office:value-type="float" office:value="1.06273">
            <text:p>1,06273</text:p>
          </table:table-cell>
          <table:table-cell office:value-type="float" office:value="812.981">
            <text:p>812,981</text:p>
          </table:table-cell>
          <table:table-cell office:value-type="float" office:value="272.896">
            <text:p>272,896</text:p>
          </table:table-cell>
          <table:table-cell office:value-type="float" office:value="0.355124">
            <text:p>0,355124</text:p>
          </table:table-cell>
          <table:table-cell office:value-type="float" office:value="273.251">
            <text:p>273,251</text:p>
          </table:table-cell>
          <table:table-cell office:value-type="float" office:value="926.361">
            <text:p>926,361</text:p>
          </table:table-cell>
          <table:table-cell office:value-type="float" office:value="0.851008">
            <text:p>0,851008</text:p>
          </table:table-cell>
          <table:table-cell office:value-type="float" office:value="927.212">
            <text:p>927,212</text:p>
          </table:table-cell>
          <table:table-cell office:value-type="float" office:value="720.353">
            <text:p>720,353</text:p>
          </table:table-cell>
          <table:table-cell office:value-type="float" office:value="1.22079">
            <text:p>1,22079</text:p>
          </table:table-cell>
          <table:table-cell office:value-type="float" office:value="721.573">
            <text:p>721,573</text:p>
          </table:table-cell>
          <table:table-cell office:value-type="float" office:value="814.041">
            <text:p>814,041</text:p>
          </table:table-cell>
          <table:table-cell office:value-type="float" office:value="1.06948">
            <text:p>1,06948</text:p>
          </table:table-cell>
          <table:table-cell office:value-type="float" office:value="815.111">
            <text:p>815,111</text:p>
          </table:table-cell>
          <table:table-cell office:value-type="float" office:value="676.058">
            <text:p>676,058</text:p>
          </table:table-cell>
          <table:table-cell office:value-type="float" office:value="1.6721">
            <text:p>1,6721</text:p>
          </table:table-cell>
          <table:table-cell office:value-type="float" office:value="677.73">
            <text:p>677,73</text:p>
          </table:table-cell>
          <table:table-cell office:value-type="float" office:value="334.534">
            <text:p>334,534</text:p>
          </table:table-cell>
          <table:table-cell office:value-type="float" office:value="1.29763">
            <text:p>1,29763</text:p>
          </table:table-cell>
          <table:table-cell office:value-type="float" office:value="335.831">
            <text:p>335,831</text:p>
          </table:table-cell>
          <table:table-cell office:value-type="float" office:value="154.901">
            <text:p>154,901</text:p>
          </table:table-cell>
          <table:table-cell office:value-type="float" office:value="0.538698">
            <text:p>0,538698</text:p>
          </table:table-cell>
          <table:table-cell office:value-type="float" office:value="155.439">
            <text:p>155,439</text:p>
          </table:table-cell>
          <table:table-cell office:value-type="float" office:value="814.464">
            <text:p>814,464</text:p>
          </table:table-cell>
          <table:table-cell office:value-type="float" office:value="1.529">
            <text:p>1,529</text:p>
          </table:table-cell>
          <table:table-cell office:value-type="float" office:value="815.993">
            <text:p>815,993</text:p>
          </table:table-cell>
        </table:table-row>
        <table:table-row table:style-name="ro1">
          <table:table-cell office:value-type="float" office:value="760.027">
            <text:p>760,027</text:p>
          </table:table-cell>
          <table:table-cell office:value-type="float" office:value="1.01317">
            <text:p>1,01317</text:p>
          </table:table-cell>
          <table:table-cell office:value-type="float" office:value="761.04">
            <text:p>761,04</text:p>
          </table:table-cell>
          <table:table-cell office:value-type="float" office:value="321.741">
            <text:p>321,741</text:p>
          </table:table-cell>
          <table:table-cell office:value-type="float" office:value="0.343101">
            <text:p>0,343101</text:p>
          </table:table-cell>
          <table:table-cell office:value-type="float" office:value="322.084">
            <text:p>322,084</text:p>
          </table:table-cell>
          <table:table-cell office:value-type="float" office:value="1014.37">
            <text:p>1014,37</text:p>
          </table:table-cell>
          <table:table-cell office:value-type="float" office:value="1.58794">
            <text:p>1,58794</text:p>
          </table:table-cell>
          <table:table-cell office:value-type="float" office:value="1015.96">
            <text:p>1015,96</text:p>
          </table:table-cell>
          <table:table-cell office:value-type="float" office:value="846.825">
            <text:p>846,825</text:p>
          </table:table-cell>
          <table:table-cell office:value-type="float" office:value="0.548082">
            <text:p>0,548082</text:p>
          </table:table-cell>
          <table:table-cell office:value-type="float" office:value="847.373">
            <text:p>847,373</text:p>
          </table:table-cell>
          <table:table-cell office:value-type="float" office:value="873.794">
            <text:p>873,794</text:p>
          </table:table-cell>
          <table:table-cell office:value-type="float" office:value="0.455709">
            <text:p>0,455709</text:p>
          </table:table-cell>
          <table:table-cell office:value-type="float" office:value="874.25">
            <text:p>874,25</text:p>
          </table:table-cell>
          <table:table-cell office:value-type="float" office:value="781.229">
            <text:p>781,229</text:p>
          </table:table-cell>
          <table:table-cell office:value-type="float" office:value="0.762447">
            <text:p>0,762447</text:p>
          </table:table-cell>
          <table:table-cell office:value-type="float" office:value="781.992">
            <text:p>781,992</text:p>
          </table:table-cell>
          <table:table-cell office:value-type="float" office:value="411.248">
            <text:p>411,248</text:p>
          </table:table-cell>
          <table:table-cell office:value-type="float" office:value="0.78796">
            <text:p>0,78796</text:p>
          </table:table-cell>
          <table:table-cell office:value-type="float" office:value="412.036">
            <text:p>412,036</text:p>
          </table:table-cell>
          <table:table-cell office:value-type="float" office:value="168.622">
            <text:p>168,622</text:p>
          </table:table-cell>
          <table:table-cell office:value-type="float" office:value="1.18678">
            <text:p>1,18678</text:p>
          </table:table-cell>
          <table:table-cell office:value-type="float" office:value="169.809">
            <text:p>169,809</text:p>
          </table:table-cell>
          <table:table-cell office:value-type="float" office:value="812.186">
            <text:p>812,186</text:p>
          </table:table-cell>
          <table:table-cell office:value-type="float" office:value="0.991474">
            <text:p>0,991474</text:p>
          </table:table-cell>
          <table:table-cell office:value-type="float" office:value="813.178">
            <text:p>813,178</text:p>
          </table:table-cell>
        </table:table-row>
        <table:table-row table:style-name="ro1">
          <table:table-cell office:value-type="float" office:value="768.922">
            <text:p>768,922</text:p>
          </table:table-cell>
          <table:table-cell office:value-type="float" office:value="1.88764">
            <text:p>1,88764</text:p>
          </table:table-cell>
          <table:table-cell office:value-type="float" office:value="770.81">
            <text:p>770,81</text:p>
          </table:table-cell>
          <table:table-cell office:value-type="float" office:value="350.125">
            <text:p>350,125</text:p>
          </table:table-cell>
          <table:table-cell office:value-type="float" office:value="0.306738">
            <text:p>0,306738</text:p>
          </table:table-cell>
          <table:table-cell office:value-type="float" office:value="350.432">
            <text:p>350,432</text:p>
          </table:table-cell>
          <table:table-cell office:value-type="float" office:value="925.028">
            <text:p>925,028</text:p>
          </table:table-cell>
          <table:table-cell office:value-type="float" office:value="0.885612">
            <text:p>0,885612</text:p>
          </table:table-cell>
          <table:table-cell office:value-type="float" office:value="925.914">
            <text:p>925,914</text:p>
          </table:table-cell>
          <table:table-cell office:value-type="float" office:value="819.485">
            <text:p>819,485</text:p>
          </table:table-cell>
          <table:table-cell office:value-type="float" office:value="0.475063">
            <text:p>0,475063</text:p>
          </table:table-cell>
          <table:table-cell office:value-type="float" office:value="819.96">
            <text:p>819,96</text:p>
          </table:table-cell>
          <table:table-cell office:value-type="float" office:value="822.29">
            <text:p>822,29</text:p>
          </table:table-cell>
          <table:table-cell office:value-type="float" office:value="0.462453">
            <text:p>0,462453</text:p>
          </table:table-cell>
          <table:table-cell office:value-type="float" office:value="822.753">
            <text:p>822,753</text:p>
          </table:table-cell>
          <table:table-cell office:value-type="float" office:value="730.292">
            <text:p>730,292</text:p>
          </table:table-cell>
          <table:table-cell office:value-type="float" office:value="0.760688">
            <text:p>0,760688</text:p>
          </table:table-cell>
          <table:table-cell office:value-type="float" office:value="731.052">
            <text:p>731,052</text:p>
          </table:table-cell>
          <table:table-cell office:value-type="float" office:value="322.079">
            <text:p>322,079</text:p>
          </table:table-cell>
          <table:table-cell office:value-type="float" office:value="0.709662">
            <text:p>0,709662</text:p>
          </table:table-cell>
          <table:table-cell office:value-type="float" office:value="322.789">
            <text:p>322,789</text:p>
          </table:table-cell>
          <table:table-cell office:value-type="float" office:value="175.607">
            <text:p>175,607</text:p>
          </table:table-cell>
          <table:table-cell office:value-type="float" office:value="1.212">
            <text:p>1,212</text:p>
          </table:table-cell>
          <table:table-cell office:value-type="float" office:value="176.819">
            <text:p>176,819</text:p>
          </table:table-cell>
          <table:table-cell office:value-type="float" office:value="808.24">
            <text:p>808,24</text:p>
          </table:table-cell>
          <table:table-cell office:value-type="float" office:value="1.32079">
            <text:p>1,32079</text:p>
          </table:table-cell>
          <table:table-cell office:value-type="float" office:value="809.561">
            <text:p>809,561</text:p>
          </table:table-cell>
        </table:table-row>
        <table:table-row table:style-name="ro1">
          <table:table-cell office:value-type="float" office:value="799.75">
            <text:p>799,75</text:p>
          </table:table-cell>
          <table:table-cell office:value-type="float" office:value="1.12871">
            <text:p>1,12871</text:p>
          </table:table-cell>
          <table:table-cell office:value-type="float" office:value="800.878">
            <text:p>800,878</text:p>
          </table:table-cell>
          <table:table-cell office:value-type="float" office:value="286.84">
            <text:p>286,84</text:p>
          </table:table-cell>
          <table:table-cell office:value-type="float" office:value="0.306445">
            <text:p>0,306445</text:p>
          </table:table-cell>
          <table:table-cell office:value-type="float" office:value="287.147">
            <text:p>287,147</text:p>
          </table:table-cell>
          <table:table-cell office:value-type="float" office:value="883.709">
            <text:p>883,709</text:p>
          </table:table-cell>
          <table:table-cell office:value-type="float" office:value="0.876814">
            <text:p>0,876814</text:p>
          </table:table-cell>
          <table:table-cell office:value-type="float" office:value="884.586">
            <text:p>884,586</text:p>
          </table:table-cell>
          <table:table-cell office:value-type="float" office:value="831.125">
            <text:p>831,125</text:p>
          </table:table-cell>
          <table:table-cell office:value-type="float" office:value="1.3771">
            <text:p>1,3771</text:p>
          </table:table-cell>
          <table:table-cell office:value-type="float" office:value="832.502">
            <text:p>832,502</text:p>
          </table:table-cell>
          <table:table-cell office:value-type="float" office:value="779.12">
            <text:p>779,12</text:p>
          </table:table-cell>
          <table:table-cell office:value-type="float" office:value="0.456882">
            <text:p>0,456882</text:p>
          </table:table-cell>
          <table:table-cell office:value-type="float" office:value="779.577">
            <text:p>779,577</text:p>
          </table:table-cell>
          <table:table-cell office:value-type="float" office:value="668.47">
            <text:p>668,47</text:p>
          </table:table-cell>
          <table:table-cell office:value-type="float" office:value="0.69412">
            <text:p>0,69412</text:p>
          </table:table-cell>
          <table:table-cell office:value-type="float" office:value="669.164">
            <text:p>669,164</text:p>
          </table:table-cell>
          <table:table-cell office:value-type="float" office:value="310.811">
            <text:p>310,811</text:p>
          </table:table-cell>
          <table:table-cell office:value-type="float" office:value="0.651012">
            <text:p>0,651012</text:p>
          </table:table-cell>
          <table:table-cell office:value-type="float" office:value="311.462">
            <text:p>311,462</text:p>
          </table:table-cell>
          <table:table-cell office:value-type="float" office:value="162.199">
            <text:p>162,199</text:p>
          </table:table-cell>
          <table:table-cell office:value-type="float" office:value="0.518464">
            <text:p>0,518464</text:p>
          </table:table-cell>
          <table:table-cell office:value-type="float" office:value="162.718">
            <text:p>162,718</text:p>
          </table:table-cell>
          <table:table-cell office:value-type="float" office:value="876.983">
            <text:p>876,983</text:p>
          </table:table-cell>
          <table:table-cell office:value-type="float" office:value="2.82633">
            <text:p>2,82633</text:p>
          </table:table-cell>
          <table:table-cell office:value-type="float" office:value="879.809">
            <text:p>879,809</text:p>
          </table:table-cell>
        </table:table-row>
        <table:table-row table:style-name="ro1">
          <table:table-cell office:value-type="float" office:value="770.979">
            <text:p>770,979</text:p>
          </table:table-cell>
          <table:table-cell office:value-type="float" office:value="0.987955">
            <text:p>0,987955</text:p>
          </table:table-cell>
          <table:table-cell office:value-type="float" office:value="771.967">
            <text:p>771,967</text:p>
          </table:table-cell>
          <table:table-cell office:value-type="float" office:value="276.175">
            <text:p>276,175</text:p>
          </table:table-cell>
          <table:table-cell office:value-type="float" office:value="0.332837">
            <text:p>0,332837</text:p>
          </table:table-cell>
          <table:table-cell office:value-type="float" office:value="276.508">
            <text:p>276,508</text:p>
          </table:table-cell>
          <table:table-cell office:value-type="float" office:value="879.519">
            <text:p>879,519</text:p>
          </table:table-cell>
          <table:table-cell office:value-type="float" office:value="1.1683">
            <text:p>1,1683</text:p>
          </table:table-cell>
          <table:table-cell office:value-type="float" office:value="880.687">
            <text:p>880,687</text:p>
          </table:table-cell>
          <table:table-cell office:value-type="float" office:value="827.865">
            <text:p>827,865</text:p>
          </table:table-cell>
          <table:table-cell office:value-type="float" office:value="0.448084">
            <text:p>0,448084</text:p>
          </table:table-cell>
          <table:table-cell office:value-type="float" office:value="828.313">
            <text:p>828,313</text:p>
          </table:table-cell>
          <table:table-cell office:value-type="float" office:value="690.328">
            <text:p>690,328</text:p>
          </table:table-cell>
          <table:table-cell office:value-type="float" office:value="0.412015">
            <text:p>0,412015</text:p>
          </table:table-cell>
          <table:table-cell office:value-type="float" office:value="690.74">
            <text:p>690,74</text:p>
          </table:table-cell>
          <table:table-cell office:value-type="float" office:value="733.606">
            <text:p>733,606</text:p>
          </table:table-cell>
          <table:table-cell office:value-type="float" office:value="0.747785">
            <text:p>0,747785</text:p>
          </table:table-cell>
          <table:table-cell office:value-type="float" office:value="734.353">
            <text:p>734,353</text:p>
          </table:table-cell>
          <table:table-cell office:value-type="float" office:value="349.956">
            <text:p>349,956</text:p>
          </table:table-cell>
          <table:table-cell office:value-type="float" office:value="0.702918">
            <text:p>0,702918</text:p>
          </table:table-cell>
          <table:table-cell office:value-type="float" office:value="350.659">
            <text:p>350,659</text:p>
          </table:table-cell>
          <table:table-cell office:value-type="float" office:value="199.337">
            <text:p>199,337</text:p>
          </table:table-cell>
          <table:table-cell office:value-type="float" office:value="0.571249">
            <text:p>0,571249</text:p>
          </table:table-cell>
          <table:table-cell office:value-type="float" office:value="199.908">
            <text:p>199,908</text:p>
          </table:table-cell>
          <table:table-cell office:value-type="float" office:value="792.336">
            <text:p>792,336</text:p>
          </table:table-cell>
          <table:table-cell office:value-type="float" office:value="0.940449">
            <text:p>0,940449</text:p>
          </table:table-cell>
          <table:table-cell office:value-type="float" office:value="793.277">
            <text:p>793,277</text:p>
          </table:table-cell>
        </table:table-row>
        <table:table-row table:style-name="ro1">
          <table:table-cell office:value-type="float" office:value="840.593">
            <text:p>840,593</text:p>
          </table:table-cell>
          <table:table-cell office:value-type="float" office:value="0.96039">
            <text:p>0,96039</text:p>
          </table:table-cell>
          <table:table-cell office:value-type="float" office:value="841.553">
            <text:p>841,553</text:p>
          </table:table-cell>
          <table:table-cell office:value-type="float" office:value="361.646">
            <text:p>361,646</text:p>
          </table:table-cell>
          <table:table-cell office:value-type="float" office:value="0.419932">
            <text:p>0,419932</text:p>
          </table:table-cell>
          <table:table-cell office:value-type="float" office:value="362.066">
            <text:p>362,066</text:p>
          </table:table-cell>
          <table:table-cell office:value-type="float" office:value="894.077">
            <text:p>894,077</text:p>
          </table:table-cell>
          <table:table-cell office:value-type="float" office:value="1.23106">
            <text:p>1,23106</text:p>
          </table:table-cell>
          <table:table-cell office:value-type="float" office:value="895.308">
            <text:p>895,308</text:p>
          </table:table-cell>
          <table:table-cell office:value-type="float" office:value="726.001">
            <text:p>726,001</text:p>
          </table:table-cell>
          <table:table-cell office:value-type="float" office:value="0.535766">
            <text:p>0,535766</text:p>
          </table:table-cell>
          <table:table-cell office:value-type="float" office:value="726.537">
            <text:p>726,537</text:p>
          </table:table-cell>
          <table:table-cell office:value-type="float" office:value="746.248">
            <text:p>746,248</text:p>
          </table:table-cell>
          <table:table-cell office:value-type="float" office:value="0.443979">
            <text:p>0,443979</text:p>
          </table:table-cell>
          <table:table-cell office:value-type="float" office:value="746.692">
            <text:p>746,692</text:p>
          </table:table-cell>
          <table:table-cell office:value-type="float" office:value="803.771">
            <text:p>803,771</text:p>
          </table:table-cell>
          <table:table-cell office:value-type="float" office:value="0.777403">
            <text:p>0,777403</text:p>
          </table:table-cell>
          <table:table-cell office:value-type="float" office:value="804.548">
            <text:p>804,548</text:p>
          </table:table-cell>
          <table:table-cell office:value-type="float" office:value="389.579">
            <text:p>389,579</text:p>
          </table:table-cell>
          <table:table-cell office:value-type="float" office:value="1.39117">
            <text:p>1,39117</text:p>
          </table:table-cell>
          <table:table-cell office:value-type="float" office:value="390.97">
            <text:p>390,97</text:p>
          </table:table-cell>
          <table:table-cell office:value-type="float" office:value="170.866">
            <text:p>170,866</text:p>
          </table:table-cell>
          <table:table-cell office:value-type="float" office:value="0.465386">
            <text:p>0,465386</text:p>
          </table:table-cell>
          <table:table-cell office:value-type="float" office:value="171.331">
            <text:p>171,331</text:p>
          </table:table-cell>
          <table:table-cell office:value-type="float" office:value="823.731">
            <text:p>823,731</text:p>
          </table:table-cell>
          <table:table-cell office:value-type="float" office:value="1.00702">
            <text:p>1,00702</text:p>
          </table:table-cell>
          <table:table-cell office:value-type="float" office:value="824.738">
            <text:p>824,738</text:p>
          </table:table-cell>
        </table:table-row>
        <table:table-row table:style-name="ro1">
          <table:table-cell office:value-type="float" office:value="790.423">
            <text:p>790,423</text:p>
          </table:table-cell>
          <table:table-cell office:value-type="float" office:value="1.03077">
            <text:p>1,03077</text:p>
          </table:table-cell>
          <table:table-cell office:value-type="float" office:value="791.453">
            <text:p>791,453</text:p>
          </table:table-cell>
          <table:table-cell office:value-type="float" office:value="324.691">
            <text:p>324,691</text:p>
          </table:table-cell>
          <table:table-cell office:value-type="float" office:value="0.308205">
            <text:p>0,308205</text:p>
          </table:table-cell>
          <table:table-cell office:value-type="float" office:value="324.999">
            <text:p>324,999</text:p>
          </table:table-cell>
          <table:table-cell office:value-type="float" office:value="922.026">
            <text:p>922,026</text:p>
          </table:table-cell>
          <table:table-cell office:value-type="float" office:value="0.887958">
            <text:p>0,887958</text:p>
          </table:table-cell>
          <table:table-cell office:value-type="float" office:value="922.914">
            <text:p>922,914</text:p>
          </table:table-cell>
          <table:table-cell office:value-type="float" office:value="836.681">
            <text:p>836,681</text:p>
          </table:table-cell>
          <table:table-cell office:value-type="float" office:value="0.455709">
            <text:p>0,455709</text:p>
          </table:table-cell>
          <table:table-cell office:value-type="float" office:value="837.137">
            <text:p>837,137</text:p>
          </table:table-cell>
          <table:table-cell office:value-type="float" office:value="779.674">
            <text:p>779,674</text:p>
          </table:table-cell>
          <table:table-cell office:value-type="float" office:value="0.460107">
            <text:p>0,460107</text:p>
          </table:table-cell>
          <table:table-cell office:value-type="float" office:value="780.134">
            <text:p>780,134</text:p>
          </table:table-cell>
          <table:table-cell office:value-type="float" office:value="655.014">
            <text:p>655,014</text:p>
          </table:table-cell>
          <table:table-cell office:value-type="float" office:value="2.14453">
            <text:p>2,14453</text:p>
          </table:table-cell>
          <table:table-cell office:value-type="float" office:value="657.159">
            <text:p>657,159</text:p>
          </table:table-cell>
          <table:table-cell office:value-type="float" office:value="379.637">
            <text:p>379,637</text:p>
          </table:table-cell>
          <table:table-cell office:value-type="float" office:value="0.711715">
            <text:p>0,711715</text:p>
          </table:table-cell>
          <table:table-cell office:value-type="float" office:value="380.349">
            <text:p>380,349</text:p>
          </table:table-cell>
          <table:table-cell office:value-type="float" office:value="149.545">
            <text:p>149,545</text:p>
          </table:table-cell>
          <table:table-cell office:value-type="float" office:value="0.877401">
            <text:p>0,877401</text:p>
          </table:table-cell>
          <table:table-cell office:value-type="float" office:value="150.422">
            <text:p>150,422</text:p>
          </table:table-cell>
          <table:table-cell office:value-type="float" office:value="801.951">
            <text:p>801,951</text:p>
          </table:table-cell>
          <table:table-cell office:value-type="float" office:value="3.0709">
            <text:p>3,0709</text:p>
          </table:table-cell>
          <table:table-cell office:value-type="float" office:value="805.021">
            <text:p>805,021</text:p>
          </table:table-cell>
        </table:table-row>
        <table:table-row table:style-name="ro1">
          <table:table-cell office:value-type="float" office:value="822.912">
            <text:p>822,912</text:p>
          </table:table-cell>
          <table:table-cell office:value-type="float" office:value="1.30496">
            <text:p>1,30496</text:p>
          </table:table-cell>
          <table:table-cell office:value-type="float" office:value="824.217">
            <text:p>824,217</text:p>
          </table:table-cell>
          <table:table-cell office:value-type="float" office:value="366.948">
            <text:p>366,948</text:p>
          </table:table-cell>
          <table:table-cell office:value-type="float" office:value="0.377998">
            <text:p>0,377998</text:p>
          </table:table-cell>
          <table:table-cell office:value-type="float" office:value="367.326">
            <text:p>367,326</text:p>
          </table:table-cell>
          <table:table-cell office:value-type="float" office:value="922.197">
            <text:p>922,197</text:p>
          </table:table-cell>
          <table:table-cell office:value-type="float" office:value="0.873882">
            <text:p>0,873882</text:p>
          </table:table-cell>
          <table:table-cell office:value-type="float" office:value="923.071">
            <text:p>923,071</text:p>
          </table:table-cell>
          <table:table-cell office:value-type="float" office:value="705.445">
            <text:p>705,445</text:p>
          </table:table-cell>
          <table:table-cell office:value-type="float" office:value="1.74336">
            <text:p>1,74336</text:p>
          </table:table-cell>
          <table:table-cell office:value-type="float" office:value="707.189">
            <text:p>707,189</text:p>
          </table:table-cell>
          <table:table-cell office:value-type="float" office:value="784.299">
            <text:p>784,299</text:p>
          </table:table-cell>
          <table:table-cell office:value-type="float" office:value="0.444272">
            <text:p>0,444272</text:p>
          </table:table-cell>
          <table:table-cell office:value-type="float" office:value="784.743">
            <text:p>784,743</text:p>
          </table:table-cell>
          <table:table-cell office:value-type="float" office:value="623.175">
            <text:p>623,175</text:p>
          </table:table-cell>
          <table:table-cell office:value-type="float" office:value="0.765673">
            <text:p>0,765673</text:p>
          </table:table-cell>
          <table:table-cell office:value-type="float" office:value="623.941">
            <text:p>623,941</text:p>
          </table:table-cell>
          <table:table-cell office:value-type="float" office:value="349.083">
            <text:p>349,083</text:p>
          </table:table-cell>
          <table:table-cell office:value-type="float" office:value="0.707903">
            <text:p>0,707903</text:p>
          </table:table-cell>
          <table:table-cell office:value-type="float" office:value="349.791">
            <text:p>349,791</text:p>
          </table:table-cell>
          <table:table-cell office:value-type="float" office:value="197.281">
            <text:p>197,281</text:p>
          </table:table-cell>
          <table:table-cell office:value-type="float" office:value="0.482394">
            <text:p>0,482394</text:p>
          </table:table-cell>
          <table:table-cell office:value-type="float" office:value="197.764">
            <text:p>197,764</text:p>
          </table:table-cell>
          <table:table-cell office:value-type="float" office:value="843.766">
            <text:p>843,766</text:p>
          </table:table-cell>
          <table:table-cell office:value-type="float" office:value="1.03957">
            <text:p>1,03957</text:p>
          </table:table-cell>
          <table:table-cell office:value-type="float" office:value="844.805">
            <text:p>844,805</text:p>
          </table:table-cell>
        </table:table-row>
        <table:table-row table:style-name="ro1">
          <table:table-cell office:value-type="float" office:value="785.775">
            <text:p>785,775</text:p>
          </table:table-cell>
          <table:table-cell office:value-type="float" office:value="0.997633">
            <text:p>0,997633</text:p>
          </table:table-cell>
          <table:table-cell office:value-type="float" office:value="786.773">
            <text:p>786,773</text:p>
          </table:table-cell>
          <table:table-cell office:value-type="float" office:value="361.682">
            <text:p>361,682</text:p>
          </table:table-cell>
          <table:table-cell office:value-type="float" office:value="0.384156">
            <text:p>0,384156</text:p>
          </table:table-cell>
          <table:table-cell office:value-type="float" office:value="362.066">
            <text:p>362,066</text:p>
          </table:table-cell>
          <table:table-cell office:value-type="float" office:value="854.211">
            <text:p>854,211</text:p>
          </table:table-cell>
          <table:table-cell office:value-type="float" office:value="0.850422">
            <text:p>0,850422</text:p>
          </table:table-cell>
          <table:table-cell office:value-type="float" office:value="855.061">
            <text:p>855,061</text:p>
          </table:table-cell>
          <table:table-cell office:value-type="float" office:value="785.667">
            <text:p>785,667</text:p>
          </table:table-cell>
          <table:table-cell office:value-type="float" office:value="0.68327">
            <text:p>0,68327</text:p>
          </table:table-cell>
          <table:table-cell office:value-type="float" office:value="786.35">
            <text:p>786,35</text:p>
          </table:table-cell>
          <table:table-cell office:value-type="float" office:value="704.627">
            <text:p>704,627</text:p>
          </table:table-cell>
          <table:table-cell office:value-type="float" office:value="0.412308">
            <text:p>0,412308</text:p>
          </table:table-cell>
          <table:table-cell office:value-type="float" office:value="705.039">
            <text:p>705,039</text:p>
          </table:table-cell>
          <table:table-cell office:value-type="float" office:value="632.478">
            <text:p>632,478</text:p>
          </table:table-cell>
          <table:table-cell office:value-type="float" office:value="0.755702">
            <text:p>0,755702</text:p>
          </table:table-cell>
          <table:table-cell office:value-type="float" office:value="633.233">
            <text:p>633,233</text:p>
          </table:table-cell>
          <table:table-cell office:value-type="float" office:value="383.705">
            <text:p>383,705</text:p>
          </table:table-cell>
          <table:table-cell office:value-type="float" office:value="0.698519">
            <text:p>0,698519</text:p>
          </table:table-cell>
          <table:table-cell office:value-type="float" office:value="384.403">
            <text:p>384,403</text:p>
          </table:table-cell>
          <table:table-cell office:value-type="float" office:value="148.974">
            <text:p>148,974</text:p>
          </table:table-cell>
          <table:table-cell office:value-type="float" office:value="0.652772">
            <text:p>0,652772</text:p>
          </table:table-cell>
          <table:table-cell office:value-type="float" office:value="149.627">
            <text:p>149,627</text:p>
          </table:table-cell>
          <table:table-cell office:value-type="float" office:value="794.667">
            <text:p>794,667</text:p>
          </table:table-cell>
          <table:table-cell office:value-type="float" office:value="1.34894">
            <text:p>1,34894</text:p>
          </table:table-cell>
          <table:table-cell office:value-type="float" office:value="796.016">
            <text:p>796,016</text:p>
          </table:table-cell>
        </table:table-row>
        <table:table-row table:style-name="ro1">
          <table:table-cell office:value-type="float" office:value="805.643">
            <text:p>805,643</text:p>
          </table:table-cell>
          <table:table-cell office:value-type="float" office:value="1.84659">
            <text:p>1,84659</text:p>
          </table:table-cell>
          <table:table-cell office:value-type="float" office:value="807.49">
            <text:p>807,49</text:p>
          </table:table-cell>
          <table:table-cell office:value-type="float" office:value="312.674">
            <text:p>312,674</text:p>
          </table:table-cell>
          <table:table-cell office:value-type="float" office:value="0.309671">
            <text:p>0,309671</text:p>
          </table:table-cell>
          <table:table-cell office:value-type="float" office:value="312.984">
            <text:p>312,984</text:p>
          </table:table-cell>
          <table:table-cell office:value-type="float" office:value="884.136">
            <text:p>884,136</text:p>
          </table:table-cell>
          <table:table-cell office:value-type="float" office:value="0.898514">
            <text:p>0,898514</text:p>
          </table:table-cell>
          <table:table-cell office:value-type="float" office:value="885.035">
            <text:p>885,035</text:p>
          </table:table-cell>
          <table:table-cell office:value-type="float" office:value="707.842">
            <text:p>707,842</text:p>
          </table:table-cell>
          <table:table-cell office:value-type="float" office:value="0.472131">
            <text:p>0,472131</text:p>
          </table:table-cell>
          <table:table-cell office:value-type="float" office:value="708.314">
            <text:p>708,314</text:p>
          </table:table-cell>
          <table:table-cell office:value-type="float" office:value="765.408">
            <text:p>765,408</text:p>
          </table:table-cell>
          <table:table-cell office:value-type="float" office:value="0.607025">
            <text:p>0,607025</text:p>
          </table:table-cell>
          <table:table-cell office:value-type="float" office:value="766.015">
            <text:p>766,015</text:p>
          </table:table-cell>
          <table:table-cell office:value-type="float" office:value="651.198">
            <text:p>651,198</text:p>
          </table:table-cell>
          <table:table-cell office:value-type="float" office:value="0.690015">
            <text:p>0,690015</text:p>
          </table:table-cell>
          <table:table-cell office:value-type="float" office:value="651.888">
            <text:p>651,888</text:p>
          </table:table-cell>
          <table:table-cell office:value-type="float" office:value="328.28">
            <text:p>328,28</text:p>
          </table:table-cell>
          <table:table-cell office:value-type="float" office:value="1.09763">
            <text:p>1,09763</text:p>
          </table:table-cell>
          <table:table-cell office:value-type="float" office:value="329.377">
            <text:p>329,377</text:p>
          </table:table-cell>
          <table:table-cell office:value-type="float" office:value="212.143">
            <text:p>212,143</text:p>
          </table:table-cell>
          <table:table-cell office:value-type="float" office:value="1.09235">
            <text:p>1,09235</text:p>
          </table:table-cell>
          <table:table-cell office:value-type="float" office:value="213.235">
            <text:p>213,235</text:p>
          </table:table-cell>
          <table:table-cell office:value-type="float" office:value="828.108">
            <text:p>828,108</text:p>
          </table:table-cell>
          <table:table-cell office:value-type="float" office:value="3.05008">
            <text:p>3,05008</text:p>
          </table:table-cell>
          <table:table-cell office:value-type="float" office:value="831.158">
            <text:p>831,158</text:p>
          </table:table-cell>
        </table:table-row>
        <table:table-row table:style-name="ro1">
          <table:table-cell office:value-type="float" office:value="786.225">
            <text:p>786,225</text:p>
          </table:table-cell>
          <table:table-cell office:value-type="float" office:value="1.04924">
            <text:p>1,04924</text:p>
          </table:table-cell>
          <table:table-cell office:value-type="float" office:value="787.274">
            <text:p>787,274</text:p>
          </table:table-cell>
          <table:table-cell office:value-type="float" office:value="323.831">
            <text:p>323,831</text:p>
          </table:table-cell>
          <table:table-cell office:value-type="float" office:value="0.323747">
            <text:p>0,323747</text:p>
          </table:table-cell>
          <table:table-cell office:value-type="float" office:value="324.154">
            <text:p>324,154</text:p>
          </table:table-cell>
          <table:table-cell office:value-type="float" office:value="880.455">
            <text:p>880,455</text:p>
          </table:table-cell>
          <table:table-cell office:value-type="float" office:value="0.902033">
            <text:p>0,902033</text:p>
          </table:table-cell>
          <table:table-cell office:value-type="float" office:value="881.357">
            <text:p>881,357</text:p>
          </table:table-cell>
          <table:table-cell office:value-type="float" office:value="768.219">
            <text:p>768,219</text:p>
          </table:table-cell>
          <table:table-cell office:value-type="float" office:value="0.744266">
            <text:p>0,744266</text:p>
          </table:table-cell>
          <table:table-cell office:value-type="float" office:value="768.964">
            <text:p>768,964</text:p>
          </table:table-cell>
          <table:table-cell office:value-type="float" office:value="715.861">
            <text:p>715,861</text:p>
          </table:table-cell>
          <table:table-cell office:value-type="float" office:value="1.21141">
            <text:p>1,21141</text:p>
          </table:table-cell>
          <table:table-cell office:value-type="float" office:value="717.072">
            <text:p>717,072</text:p>
          </table:table-cell>
          <table:table-cell office:value-type="float" office:value="621.105">
            <text:p>621,105</text:p>
          </table:table-cell>
          <table:table-cell office:value-type="float" office:value="0.751304">
            <text:p>0,751304</text:p>
          </table:table-cell>
          <table:table-cell office:value-type="float" office:value="621.856">
            <text:p>621,856</text:p>
          </table:table-cell>
          <table:table-cell office:value-type="float" office:value="367.846">
            <text:p>367,846</text:p>
          </table:table-cell>
          <table:table-cell office:value-type="float" office:value="1.71052">
            <text:p>1,71052</text:p>
          </table:table-cell>
          <table:table-cell office:value-type="float" office:value="369.557">
            <text:p>369,557</text:p>
          </table:table-cell>
          <table:table-cell office:value-type="float" office:value="140.487">
            <text:p>140,487</text:p>
          </table:table-cell>
          <table:table-cell office:value-type="float" office:value="0.458055">
            <text:p>0,458055</text:p>
          </table:table-cell>
          <table:table-cell office:value-type="float" office:value="140.945">
            <text:p>140,945</text:p>
          </table:table-cell>
          <table:table-cell office:value-type="float" office:value="814.56">
            <text:p>814,56</text:p>
          </table:table-cell>
          <table:table-cell office:value-type="float" office:value="1.00115">
            <text:p>1,00115</text:p>
          </table:table-cell>
          <table:table-cell office:value-type="float" office:value="815.561">
            <text:p>815,561</text:p>
          </table:table-cell>
        </table:table-row>
        <table:table-row table:style-name="ro1">
          <table:table-cell office:value-type="float" office:value="833.764">
            <text:p>833,764</text:p>
          </table:table-cell>
          <table:table-cell office:value-type="float" office:value="0.956578">
            <text:p>0,956578</text:p>
          </table:table-cell>
          <table:table-cell office:value-type="float" office:value="834.72">
            <text:p>834,72</text:p>
          </table:table-cell>
          <table:table-cell office:value-type="float" office:value="302.448">
            <text:p>302,448</text:p>
          </table:table-cell>
          <table:table-cell office:value-type="float" office:value="0.331958">
            <text:p>0,331958</text:p>
          </table:table-cell>
          <table:table-cell office:value-type="float" office:value="302.78">
            <text:p>302,78</text:p>
          </table:table-cell>
          <table:table-cell office:value-type="float" office:value="916.077">
            <text:p>916,077</text:p>
          </table:table-cell>
          <table:table-cell office:value-type="float" office:value="1.48413">
            <text:p>1,48413</text:p>
          </table:table-cell>
          <table:table-cell office:value-type="float" office:value="917.562">
            <text:p>917,562</text:p>
          </table:table-cell>
          <table:table-cell office:value-type="float" office:value="826.876">
            <text:p>826,876</text:p>
          </table:table-cell>
          <table:table-cell office:value-type="float" office:value="0.465972">
            <text:p>0,465972</text:p>
          </table:table-cell>
          <table:table-cell office:value-type="float" office:value="827.342">
            <text:p>827,342</text:p>
          </table:table-cell>
          <table:table-cell office:value-type="float" office:value="724.081">
            <text:p>724,081</text:p>
          </table:table-cell>
          <table:table-cell office:value-type="float" office:value="6.37259">
            <text:p>6,37259</text:p>
          </table:table-cell>
          <table:table-cell office:value-type="float" office:value="730.454">
            <text:p>730,454</text:p>
          </table:table-cell>
          <table:table-cell office:value-type="float" office:value="678.345">
            <text:p>678,345</text:p>
          </table:table-cell>
          <table:table-cell office:value-type="float" office:value="0.968601">
            <text:p>0,968601</text:p>
          </table:table-cell>
          <table:table-cell office:value-type="float" office:value="679.313">
            <text:p>679,313</text:p>
          </table:table-cell>
          <table:table-cell office:value-type="float" office:value="327.051">
            <text:p>327,051</text:p>
          </table:table-cell>
          <table:table-cell office:value-type="float" office:value="0.779749">
            <text:p>0,779749</text:p>
          </table:table-cell>
          <table:table-cell office:value-type="float" office:value="327.831">
            <text:p>327,831</text:p>
          </table:table-cell>
          <table:table-cell office:value-type="float" office:value="188.036">
            <text:p>188,036</text:p>
          </table:table-cell>
          <table:table-cell office:value-type="float" office:value="1.09206">
            <text:p>1,09206</text:p>
          </table:table-cell>
          <table:table-cell office:value-type="float" office:value="189.129">
            <text:p>189,129</text:p>
          </table:table-cell>
          <table:table-cell office:value-type="float" office:value="762.675">
            <text:p>762,675</text:p>
          </table:table-cell>
          <table:table-cell office:value-type="float" office:value="1.24953">
            <text:p>1,24953</text:p>
          </table:table-cell>
          <table:table-cell office:value-type="float" office:value="763.924">
            <text:p>763,924</text:p>
          </table:table-cell>
        </table:table-row>
        <table:table-row table:style-name="ro1">
          <table:table-cell office:value-type="float" office:value="802.224">
            <text:p>802,224</text:p>
          </table:table-cell>
          <table:table-cell office:value-type="float" office:value="1.01288">
            <text:p>1,01288</text:p>
          </table:table-cell>
          <table:table-cell office:value-type="float" office:value="803.236">
            <text:p>803,236</text:p>
          </table:table-cell>
          <table:table-cell office:value-type="float" office:value="284.253">
            <text:p>284,253</text:p>
          </table:table-cell>
          <table:table-cell office:value-type="float" office:value="0.456295">
            <text:p>0,456295</text:p>
          </table:table-cell>
          <table:table-cell office:value-type="float" office:value="284.709">
            <text:p>284,709</text:p>
          </table:table-cell>
          <table:table-cell office:value-type="float" office:value="904.668">
            <text:p>904,668</text:p>
          </table:table-cell>
          <table:table-cell office:value-type="float" office:value="0.895875">
            <text:p>0,895875</text:p>
          </table:table-cell>
          <table:table-cell office:value-type="float" office:value="905.564">
            <text:p>905,564</text:p>
          </table:table-cell>
          <table:table-cell office:value-type="float" office:value="735.09">
            <text:p>735,09</text:p>
          </table:table-cell>
          <table:table-cell office:value-type="float" office:value="0.483567">
            <text:p>0,483567</text:p>
          </table:table-cell>
          <table:table-cell office:value-type="float" office:value="735.574">
            <text:p>735,574</text:p>
          </table:table-cell>
          <table:table-cell office:value-type="float" office:value="817.305">
            <text:p>817,305</text:p>
          </table:table-cell>
          <table:table-cell office:value-type="float" office:value="0.437527">
            <text:p>0,437527</text:p>
          </table:table-cell>
          <table:table-cell office:value-type="float" office:value="817.742">
            <text:p>817,742</text:p>
          </table:table-cell>
          <table:table-cell office:value-type="float" office:value="639.572">
            <text:p>639,572</text:p>
          </table:table-cell>
          <table:table-cell office:value-type="float" office:value="0.709076">
            <text:p>0,709076</text:p>
          </table:table-cell>
          <table:table-cell office:value-type="float" office:value="640.281">
            <text:p>640,281</text:p>
          </table:table-cell>
          <table:table-cell office:value-type="float" office:value="344.855">
            <text:p>344,855</text:p>
          </table:table-cell>
          <table:table-cell office:value-type="float" office:value="1.97855">
            <text:p>1,97855</text:p>
          </table:table-cell>
          <table:table-cell office:value-type="float" office:value="346.834">
            <text:p>346,834</text:p>
          </table:table-cell>
          <table:table-cell office:value-type="float" office:value="147.056">
            <text:p>147,056</text:p>
          </table:table-cell>
          <table:table-cell office:value-type="float" office:value="0.481515">
            <text:p>0,481515</text:p>
          </table:table-cell>
          <table:table-cell office:value-type="float" office:value="147.538">
            <text:p>147,538</text:p>
          </table:table-cell>
          <table:table-cell office:value-type="float" office:value="825.999">
            <text:p>825,999</text:p>
          </table:table-cell>
          <table:table-cell office:value-type="float" office:value="2.52047">
            <text:p>2,52047</text:p>
          </table:table-cell>
          <table:table-cell office:value-type="float" office:value="828.52">
            <text:p>828,52</text:p>
          </table:table-cell>
        </table:table-row>
        <table:table-row table:style-name="ro1">
          <table:table-cell office:value-type="float" office:value="790.296">
            <text:p>790,296</text:p>
          </table:table-cell>
          <table:table-cell office:value-type="float" office:value="1.01288">
            <text:p>1,01288</text:p>
          </table:table-cell>
          <table:table-cell office:value-type="float" office:value="791.309">
            <text:p>791,309</text:p>
          </table:table-cell>
          <table:table-cell office:value-type="float" office:value="284.424">
            <text:p>284,424</text:p>
          </table:table-cell>
          <table:table-cell office:value-type="float" office:value="0.306152">
            <text:p>0,306152</text:p>
          </table:table-cell>
          <table:table-cell office:value-type="float" office:value="284.73">
            <text:p>284,73</text:p>
          </table:table-cell>
          <table:table-cell office:value-type="float" office:value="924.934">
            <text:p>924,934</text:p>
          </table:table-cell>
          <table:table-cell office:value-type="float" office:value="0.832827">
            <text:p>0,832827</text:p>
          </table:table-cell>
          <table:table-cell office:value-type="float" office:value="925.766">
            <text:p>925,766</text:p>
          </table:table-cell>
          <table:table-cell office:value-type="float" office:value="732.93">
            <text:p>732,93</text:p>
          </table:table-cell>
          <table:table-cell office:value-type="float" office:value="0.490899">
            <text:p>0,490899</text:p>
          </table:table-cell>
          <table:table-cell office:value-type="float" office:value="733.421">
            <text:p>733,421</text:p>
          </table:table-cell>
          <table:table-cell office:value-type="float" office:value="719.141">
            <text:p>719,141</text:p>
          </table:table-cell>
          <table:table-cell office:value-type="float" office:value="1.44425">
            <text:p>1,44425</text:p>
          </table:table-cell>
          <table:table-cell office:value-type="float" office:value="720.586">
            <text:p>720,586</text:p>
          </table:table-cell>
          <table:table-cell office:value-type="float" office:value="658.833">
            <text:p>658,833</text:p>
          </table:table-cell>
          <table:table-cell office:value-type="float" office:value="1.03458">
            <text:p>1,03458</text:p>
          </table:table-cell>
          <table:table-cell office:value-type="float" office:value="659.868">
            <text:p>659,868</text:p>
          </table:table-cell>
          <table:table-cell office:value-type="float" office:value="357.774">
            <text:p>357,774</text:p>
          </table:table-cell>
          <table:table-cell office:value-type="float" office:value="1.86946">
            <text:p>1,86946</text:p>
          </table:table-cell>
          <table:table-cell office:value-type="float" office:value="359.643">
            <text:p>359,643</text:p>
          </table:table-cell>
          <table:table-cell office:value-type="float" office:value="153.699">
            <text:p>153,699</text:p>
          </table:table-cell>
          <table:table-cell office:value-type="float" office:value="0.495884">
            <text:p>0,495884</text:p>
          </table:table-cell>
          <table:table-cell office:value-type="float" office:value="154.195">
            <text:p>154,195</text:p>
          </table:table-cell>
          <table:table-cell office:value-type="float" office:value="836.717">
            <text:p>836,717</text:p>
          </table:table-cell>
          <table:table-cell office:value-type="float" office:value="3.35154">
            <text:p>3,35154</text:p>
          </table:table-cell>
          <table:table-cell office:value-type="float" office:value="840.069">
            <text:p>840,069</text:p>
          </table:table-cell>
        </table:table-row>
        <table:table-row table:style-name="ro1">
          <table:table-cell office:value-type="float" office:value="847.686">
            <text:p>847,686</text:p>
          </table:table-cell>
          <table:table-cell office:value-type="float" office:value="1.74806">
            <text:p>1,74806</text:p>
          </table:table-cell>
          <table:table-cell office:value-type="float" office:value="849.434">
            <text:p>849,434</text:p>
          </table:table-cell>
          <table:table-cell office:value-type="float" office:value="312.087">
            <text:p>312,087</text:p>
          </table:table-cell>
          <table:table-cell office:value-type="float" office:value="0.309084">
            <text:p>0,309084</text:p>
          </table:table-cell>
          <table:table-cell office:value-type="float" office:value="312.396">
            <text:p>312,396</text:p>
          </table:table-cell>
          <table:table-cell office:value-type="float" office:value="898.795">
            <text:p>898,795</text:p>
          </table:table-cell>
          <table:table-cell office:value-type="float" office:value="0.855407">
            <text:p>0,855407</text:p>
          </table:table-cell>
          <table:table-cell office:value-type="float" office:value="899.651">
            <text:p>899,651</text:p>
          </table:table-cell>
          <table:table-cell office:value-type="float" office:value="823.099">
            <text:p>823,099</text:p>
          </table:table-cell>
          <table:table-cell office:value-type="float" office:value="0.48738">
            <text:p>0,48738</text:p>
          </table:table-cell>
          <table:table-cell office:value-type="float" office:value="823.587">
            <text:p>823,587</text:p>
          </table:table-cell>
          <table:table-cell office:value-type="float" office:value="725.583">
            <text:p>725,583</text:p>
          </table:table-cell>
          <table:table-cell office:value-type="float" office:value="0.412308">
            <text:p>0,412308</text:p>
          </table:table-cell>
          <table:table-cell office:value-type="float" office:value="725.996">
            <text:p>725,996</text:p>
          </table:table-cell>
          <table:table-cell office:value-type="float" office:value="654.44">
            <text:p>654,44</text:p>
          </table:table-cell>
          <table:table-cell office:value-type="float" office:value="0.74104">
            <text:p>0,74104</text:p>
          </table:table-cell>
          <table:table-cell office:value-type="float" office:value="655.181">
            <text:p>655,181</text:p>
          </table:table-cell>
          <table:table-cell office:value-type="float" office:value="299.318">
            <text:p>299,318</text:p>
          </table:table-cell>
          <table:table-cell office:value-type="float" office:value="0.653358">
            <text:p>0,653358</text:p>
          </table:table-cell>
          <table:table-cell office:value-type="float" office:value="299.972">
            <text:p>299,972</text:p>
          </table:table-cell>
          <table:table-cell office:value-type="float" office:value="170.287">
            <text:p>170,287</text:p>
          </table:table-cell>
          <table:table-cell office:value-type="float" office:value="0.478289">
            <text:p>0,478289</text:p>
          </table:table-cell>
          <table:table-cell office:value-type="float" office:value="170.766">
            <text:p>170,766</text:p>
          </table:table-cell>
          <table:table-cell office:value-type="float" office:value="839.164">
            <text:p>839,164</text:p>
          </table:table-cell>
          <table:table-cell office:value-type="float" office:value="1.36273">
            <text:p>1,36273</text:p>
          </table:table-cell>
          <table:table-cell office:value-type="float" office:value="840.526">
            <text:p>840,526</text:p>
          </table:table-cell>
        </table:table-row>
        <table:table-row table:style-name="ro1">
          <table:table-cell office:value-type="float" office:value="790.065">
            <text:p>790,065</text:p>
          </table:table-cell>
          <table:table-cell office:value-type="float" office:value="2.39907">
            <text:p>2,39907</text:p>
          </table:table-cell>
          <table:table-cell office:value-type="float" office:value="792.465">
            <text:p>792,465</text:p>
          </table:table-cell>
          <table:table-cell office:value-type="float" office:value="333.385">
            <text:p>333,385</text:p>
          </table:table-cell>
          <table:table-cell office:value-type="float" office:value="0.308791">
            <text:p>0,308791</text:p>
          </table:table-cell>
          <table:table-cell office:value-type="float" office:value="333.694">
            <text:p>333,694</text:p>
          </table:table-cell>
          <table:table-cell office:value-type="float" office:value="868.501">
            <text:p>868,501</text:p>
          </table:table-cell>
          <table:table-cell office:value-type="float" office:value="0.848955">
            <text:p>0,848955</text:p>
          </table:table-cell>
          <table:table-cell office:value-type="float" office:value="869.35">
            <text:p>869,35</text:p>
          </table:table-cell>
          <table:table-cell office:value-type="float" office:value="730.635">
            <text:p>730,635</text:p>
          </table:table-cell>
          <table:table-cell office:value-type="float" office:value="0.70673">
            <text:p>0,70673</text:p>
          </table:table-cell>
          <table:table-cell office:value-type="float" office:value="731.341">
            <text:p>731,341</text:p>
          </table:table-cell>
          <table:table-cell office:value-type="float" office:value="772.161">
            <text:p>772,161</text:p>
          </table:table-cell>
          <table:table-cell office:value-type="float" office:value="0.414654">
            <text:p>0,414654</text:p>
          </table:table-cell>
          <table:table-cell office:value-type="float" office:value="772.576">
            <text:p>772,576</text:p>
          </table:table-cell>
          <table:table-cell office:value-type="float" office:value="808.865">
            <text:p>808,865</text:p>
          </table:table-cell>
          <table:table-cell office:value-type="float" office:value="0.737814">
            <text:p>0,737814</text:p>
          </table:table-cell>
          <table:table-cell office:value-type="float" office:value="809.603">
            <text:p>809,603</text:p>
          </table:table-cell>
          <table:table-cell office:value-type="float" office:value="342.415">
            <text:p>342,415</text:p>
          </table:table-cell>
          <table:table-cell office:value-type="float" office:value="0.652479">
            <text:p>0,652479</text:p>
          </table:table-cell>
          <table:table-cell office:value-type="float" office:value="343.067">
            <text:p>343,067</text:p>
          </table:table-cell>
          <table:table-cell office:value-type="float" office:value="173.265">
            <text:p>173,265</text:p>
          </table:table-cell>
          <table:table-cell office:value-type="float" office:value="0.517291">
            <text:p>0,517291</text:p>
          </table:table-cell>
          <table:table-cell office:value-type="float" office:value="173.782">
            <text:p>173,782</text:p>
          </table:table-cell>
          <table:table-cell office:value-type="float" office:value="782.615">
            <text:p>782,615</text:p>
          </table:table-cell>
          <table:table-cell office:value-type="float" office:value="0.938983">
            <text:p>0,938983</text:p>
          </table:table-cell>
          <table:table-cell office:value-type="float" office:value="783.554">
            <text:p>783,554</text:p>
          </table:table-cell>
        </table:table-row>
        <table:table-row table:style-name="ro1">
          <table:table-cell office:value-type="float" office:value="870.219">
            <text:p>870,219</text:p>
          </table:table-cell>
          <table:table-cell office:value-type="float" office:value="1.02578">
            <text:p>1,02578</text:p>
          </table:table-cell>
          <table:table-cell office:value-type="float" office:value="871.245">
            <text:p>871,245</text:p>
          </table:table-cell>
          <table:table-cell office:value-type="float" office:value="331.106">
            <text:p>331,106</text:p>
          </table:table-cell>
          <table:table-cell office:value-type="float" office:value="0.491485">
            <text:p>0,491485</text:p>
          </table:table-cell>
          <table:table-cell office:value-type="float" office:value="331.597">
            <text:p>331,597</text:p>
          </table:table-cell>
          <table:table-cell office:value-type="float" office:value="916.475">
            <text:p>916,475</text:p>
          </table:table-cell>
          <table:table-cell office:value-type="float" office:value="1.83075">
            <text:p>1,83075</text:p>
          </table:table-cell>
          <table:table-cell office:value-type="float" office:value="918.306">
            <text:p>918,306</text:p>
          </table:table-cell>
          <table:table-cell office:value-type="float" office:value="773.388">
            <text:p>773,388</text:p>
          </table:table-cell>
          <table:table-cell office:value-type="float" office:value="0.51905">
            <text:p>0,51905</text:p>
          </table:table-cell>
          <table:table-cell office:value-type="float" office:value="773.907">
            <text:p>773,907</text:p>
          </table:table-cell>
          <table:table-cell office:value-type="float" office:value="754.568">
            <text:p>754,568</text:p>
          </table:table-cell>
          <table:table-cell office:value-type="float" office:value="0.465386">
            <text:p>0,465386</text:p>
          </table:table-cell>
          <table:table-cell office:value-type="float" office:value="755.033">
            <text:p>755,033</text:p>
          </table:table-cell>
          <table:table-cell office:value-type="float" office:value="682.063">
            <text:p>682,063</text:p>
          </table:table-cell>
          <table:table-cell office:value-type="float" office:value="0.732242">
            <text:p>0,732242</text:p>
          </table:table-cell>
          <table:table-cell office:value-type="float" office:value="682.795">
            <text:p>682,795</text:p>
          </table:table-cell>
          <table:table-cell office:value-type="float" office:value="344.08">
            <text:p>344,08</text:p>
          </table:table-cell>
          <table:table-cell office:value-type="float" office:value="0.673886">
            <text:p>0,673886</text:p>
          </table:table-cell>
          <table:table-cell office:value-type="float" office:value="344.754">
            <text:p>344,754</text:p>
          </table:table-cell>
          <table:table-cell office:value-type="float" office:value="149.022">
            <text:p>149,022</text:p>
          </table:table-cell>
          <table:table-cell office:value-type="float" office:value="0.534886">
            <text:p>0,534886</text:p>
          </table:table-cell>
          <table:table-cell office:value-type="float" office:value="149.557">
            <text:p>149,557</text:p>
          </table:table-cell>
          <table:table-cell office:value-type="float" office:value="812.018">
            <text:p>812,018</text:p>
          </table:table-cell>
          <table:table-cell office:value-type="float" office:value="1.07329">
            <text:p>1,07329</text:p>
          </table:table-cell>
          <table:table-cell office:value-type="float" office:value="813.091">
            <text:p>813,091</text:p>
          </table:table-cell>
        </table:table-row>
        <table:table-row table:style-name="ro1">
          <table:table-cell office:value-type="float" office:value="771.765">
            <text:p>771,765</text:p>
          </table:table-cell>
          <table:table-cell office:value-type="float" office:value="1.20819">
            <text:p>1,20819</text:p>
          </table:table-cell>
          <table:table-cell office:value-type="float" office:value="772.973">
            <text:p>772,973</text:p>
          </table:table-cell>
          <table:table-cell office:value-type="float" office:value="315.187">
            <text:p>315,187</text:p>
          </table:table-cell>
          <table:table-cell office:value-type="float" office:value="0.355418">
            <text:p>0,355418</text:p>
          </table:table-cell>
          <table:table-cell office:value-type="float" office:value="315.543">
            <text:p>315,543</text:p>
          </table:table-cell>
          <table:table-cell office:value-type="float" office:value="887.781">
            <text:p>887,781</text:p>
          </table:table-cell>
          <table:table-cell office:value-type="float" office:value="0.853061">
            <text:p>0,853061</text:p>
          </table:table-cell>
          <table:table-cell office:value-type="float" office:value="888.634">
            <text:p>888,634</text:p>
          </table:table-cell>
          <table:table-cell office:value-type="float" office:value="772.664">
            <text:p>772,664</text:p>
          </table:table-cell>
          <table:table-cell office:value-type="float" office:value="0.511719">
            <text:p>0,511719</text:p>
          </table:table-cell>
          <table:table-cell office:value-type="float" office:value="773.175">
            <text:p>773,175</text:p>
          </table:table-cell>
          <table:table-cell office:value-type="float" office:value="811.932">
            <text:p>811,932</text:p>
          </table:table-cell>
          <table:table-cell office:value-type="float" office:value="1.27417">
            <text:p>1,27417</text:p>
          </table:table-cell>
          <table:table-cell office:value-type="float" office:value="813.207">
            <text:p>813,207</text:p>
          </table:table-cell>
          <table:table-cell office:value-type="float" office:value="659.398">
            <text:p>659,398</text:p>
          </table:table-cell>
          <table:table-cell office:value-type="float" office:value="0.746318">
            <text:p>0,746318</text:p>
          </table:table-cell>
          <table:table-cell office:value-type="float" office:value="660.145">
            <text:p>660,145</text:p>
          </table:table-cell>
          <table:table-cell office:value-type="float" office:value="352.336">
            <text:p>352,336</text:p>
          </table:table-cell>
          <table:table-cell office:value-type="float" office:value="0.684736">
            <text:p>0,684736</text:p>
          </table:table-cell>
          <table:table-cell office:value-type="float" office:value="353.021">
            <text:p>353,021</text:p>
          </table:table-cell>
          <table:table-cell office:value-type="float" office:value="159.264">
            <text:p>159,264</text:p>
          </table:table-cell>
          <table:table-cell office:value-type="float" office:value="0.477409">
            <text:p>0,477409</text:p>
          </table:table-cell>
          <table:table-cell office:value-type="float" office:value="159.741">
            <text:p>159,741</text:p>
          </table:table-cell>
          <table:table-cell office:value-type="float" office:value="888.478">
            <text:p>888,478</text:p>
          </table:table-cell>
          <table:table-cell office:value-type="float" office:value="1.30818">
            <text:p>1,30818</text:p>
          </table:table-cell>
          <table:table-cell office:value-type="float" office:value="889.786">
            <text:p>889,786</text:p>
          </table:table-cell>
        </table:table-row>
        <table:table-row table:style-name="ro1">
          <table:table-cell office:value-type="float" office:value="847.879">
            <text:p>847,879</text:p>
          </table:table-cell>
          <table:table-cell office:value-type="float" office:value="1.03927">
            <text:p>1,03927</text:p>
          </table:table-cell>
          <table:table-cell office:value-type="float" office:value="848.918">
            <text:p>848,918</text:p>
          </table:table-cell>
          <table:table-cell office:value-type="float" office:value="313.271">
            <text:p>313,271</text:p>
          </table:table-cell>
          <table:table-cell office:value-type="float" office:value="0.353951">
            <text:p>0,353951</text:p>
          </table:table-cell>
          <table:table-cell office:value-type="float" office:value="313.625">
            <text:p>313,625</text:p>
          </table:table-cell>
          <table:table-cell office:value-type="float" office:value="890.978">
            <text:p>890,978</text:p>
          </table:table-cell>
          <table:table-cell office:value-type="float" office:value="2.03192">
            <text:p>2,03192</text:p>
          </table:table-cell>
          <table:table-cell office:value-type="float" office:value="893.01">
            <text:p>893,01</text:p>
          </table:table-cell>
          <table:table-cell office:value-type="float" office:value="786.588">
            <text:p>786,588</text:p>
          </table:table-cell>
          <table:table-cell office:value-type="float" office:value="0.494124">
            <text:p>0,494124</text:p>
          </table:table-cell>
          <table:table-cell office:value-type="float" office:value="787.082">
            <text:p>787,082</text:p>
          </table:table-cell>
          <table:table-cell office:value-type="float" office:value="725.153">
            <text:p>725,153</text:p>
          </table:table-cell>
          <table:table-cell office:value-type="float" office:value="1.67386">
            <text:p>1,67386</text:p>
          </table:table-cell>
          <table:table-cell office:value-type="float" office:value="726.827">
            <text:p>726,827</text:p>
          </table:table-cell>
          <table:table-cell office:value-type="float" office:value="636.67">
            <text:p>636,67</text:p>
          </table:table-cell>
          <table:table-cell office:value-type="float" office:value="0.751597">
            <text:p>0,751597</text:p>
          </table:table-cell>
          <table:table-cell office:value-type="float" office:value="637.422">
            <text:p>637,422</text:p>
          </table:table-cell>
          <table:table-cell office:value-type="float" office:value="390.719">
            <text:p>390,719</text:p>
          </table:table-cell>
          <table:table-cell office:value-type="float" office:value="0.707316">
            <text:p>0,707316</text:p>
          </table:table-cell>
          <table:table-cell office:value-type="float" office:value="391.426">
            <text:p>391,426</text:p>
          </table:table-cell>
          <table:table-cell office:value-type="float" office:value="152.125">
            <text:p>152,125</text:p>
          </table:table-cell>
          <table:table-cell office:value-type="float" office:value="0.460401">
            <text:p>0,460401</text:p>
          </table:table-cell>
          <table:table-cell office:value-type="float" office:value="152.586">
            <text:p>152,586</text:p>
          </table:table-cell>
          <table:table-cell office:value-type="float" office:value="790.28">
            <text:p>790,28</text:p>
          </table:table-cell>
          <table:table-cell office:value-type="float" office:value="1.27593">
            <text:p>1,27593</text:p>
          </table:table-cell>
          <table:table-cell office:value-type="float" office:value="791.555">
            <text:p>791,555</text:p>
          </table:table-cell>
        </table:table-row>
        <table:table-row table:style-name="ro1">
          <table:table-cell office:value-type="float" office:value="757.263">
            <text:p>757,263</text:p>
          </table:table-cell>
          <table:table-cell office:value-type="float" office:value="1.04573">
            <text:p>1,04573</text:p>
          </table:table-cell>
          <table:table-cell office:value-type="float" office:value="758.309">
            <text:p>758,309</text:p>
          </table:table-cell>
          <table:table-cell office:value-type="float" office:value="301.595">
            <text:p>301,595</text:p>
          </table:table-cell>
          <table:table-cell office:value-type="float" office:value="0.304686">
            <text:p>0,304686</text:p>
          </table:table-cell>
          <table:table-cell office:value-type="float" office:value="301.9">
            <text:p>301,9</text:p>
          </table:table-cell>
          <table:table-cell office:value-type="float" office:value="933.979">
            <text:p>933,979</text:p>
          </table:table-cell>
          <table:table-cell office:value-type="float" office:value="0.842211">
            <text:p>0,842211</text:p>
          </table:table-cell>
          <table:table-cell office:value-type="float" office:value="934.821">
            <text:p>934,821</text:p>
          </table:table-cell>
          <table:table-cell office:value-type="float" office:value="811.891">
            <text:p>811,891</text:p>
          </table:table-cell>
          <table:table-cell office:value-type="float" office:value="0.468905">
            <text:p>0,468905</text:p>
          </table:table-cell>
          <table:table-cell office:value-type="float" office:value="812.359">
            <text:p>812,359</text:p>
          </table:table-cell>
          <table:table-cell office:value-type="float" office:value="700.604">
            <text:p>700,604</text:p>
          </table:table-cell>
          <table:table-cell office:value-type="float" office:value="0.42961">
            <text:p>0,42961</text:p>
          </table:table-cell>
          <table:table-cell office:value-type="float" office:value="701.034">
            <text:p>701,034</text:p>
          </table:table-cell>
          <table:table-cell office:value-type="float" office:value="669.897">
            <text:p>669,897</text:p>
          </table:table-cell>
          <table:table-cell office:value-type="float" office:value="2.02518">
            <text:p>2,02518</text:p>
          </table:table-cell>
          <table:table-cell office:value-type="float" office:value="671.922">
            <text:p>671,922</text:p>
          </table:table-cell>
          <table:table-cell office:value-type="float" office:value="323.563">
            <text:p>323,563</text:p>
          </table:table-cell>
          <table:table-cell office:value-type="float" office:value="0.910831">
            <text:p>0,910831</text:p>
          </table:table-cell>
          <table:table-cell office:value-type="float" office:value="324.474">
            <text:p>324,474</text:p>
          </table:table-cell>
          <table:table-cell office:value-type="float" office:value="153.152">
            <text:p>153,152</text:p>
          </table:table-cell>
          <table:table-cell office:value-type="float" office:value="0.48738">
            <text:p>0,48738</text:p>
          </table:table-cell>
          <table:table-cell office:value-type="float" office:value="153.639">
            <text:p>153,639</text:p>
          </table:table-cell>
          <table:table-cell office:value-type="float" office:value="766.95">
            <text:p>766,95</text:p>
          </table:table-cell>
          <table:table-cell office:value-type="float" office:value="1.92928">
            <text:p>1,92928</text:p>
          </table:table-cell>
          <table:table-cell office:value-type="float" office:value="768.879">
            <text:p>768,879</text:p>
          </table:table-cell>
        </table:table-row>
        <table:table-row table:style-name="ro1">
          <table:table-cell office:value-type="float" office:value="810.799">
            <text:p>810,799</text:p>
          </table:table-cell>
          <table:table-cell office:value-type="float" office:value="0.932531">
            <text:p>0,932531</text:p>
          </table:table-cell>
          <table:table-cell office:value-type="float" office:value="811.731">
            <text:p>811,731</text:p>
          </table:table-cell>
          <table:table-cell office:value-type="float" office:value="295.206">
            <text:p>295,206</text:p>
          </table:table-cell>
          <table:table-cell office:value-type="float" office:value="0.855993">
            <text:p>0,855993</text:p>
          </table:table-cell>
          <table:table-cell office:value-type="float" office:value="296.062">
            <text:p>296,062</text:p>
          </table:table-cell>
          <table:table-cell office:value-type="float" office:value="917.743">
            <text:p>917,743</text:p>
          </table:table-cell>
          <table:table-cell office:value-type="float" office:value="0.853647">
            <text:p>0,853647</text:p>
          </table:table-cell>
          <table:table-cell office:value-type="float" office:value="918.596">
            <text:p>918,596</text:p>
          </table:table-cell>
          <table:table-cell office:value-type="float" office:value="797.946">
            <text:p>797,946</text:p>
          </table:table-cell>
          <table:table-cell office:value-type="float" office:value="0.556586">
            <text:p>0,556586</text:p>
          </table:table-cell>
          <table:table-cell office:value-type="float" office:value="798.502">
            <text:p>798,502</text:p>
          </table:table-cell>
          <table:table-cell office:value-type="float" office:value="758.461">
            <text:p>758,461</text:p>
          </table:table-cell>
          <table:table-cell office:value-type="float" office:value="0.436941">
            <text:p>0,436941</text:p>
          </table:table-cell>
          <table:table-cell office:value-type="float" office:value="758.898">
            <text:p>758,898</text:p>
          </table:table-cell>
          <table:table-cell office:value-type="float" office:value="654.101">
            <text:p>654,101</text:p>
          </table:table-cell>
          <table:table-cell office:value-type="float" office:value="1.70495">
            <text:p>1,70495</text:p>
          </table:table-cell>
          <table:table-cell office:value-type="float" office:value="655.806">
            <text:p>655,806</text:p>
          </table:table-cell>
          <table:table-cell office:value-type="float" office:value="404.12">
            <text:p>404,12</text:p>
          </table:table-cell>
          <table:table-cell office:value-type="float" office:value="0.734588">
            <text:p>0,734588</text:p>
          </table:table-cell>
          <table:table-cell office:value-type="float" office:value="404.855">
            <text:p>404,855</text:p>
          </table:table-cell>
          <table:table-cell office:value-type="float" office:value="156.873">
            <text:p>156,873</text:p>
          </table:table-cell>
          <table:table-cell office:value-type="float" office:value="0.590896">
            <text:p>0,590896</text:p>
          </table:table-cell>
          <table:table-cell office:value-type="float" office:value="157.464">
            <text:p>157,464</text:p>
          </table:table-cell>
          <table:table-cell office:value-type="float" office:value="830.146">
            <text:p>830,146</text:p>
          </table:table-cell>
          <table:table-cell office:value-type="float" office:value="1.36243">
            <text:p>1,36243</text:p>
          </table:table-cell>
          <table:table-cell office:value-type="float" office:value="831.509">
            <text:p>831,509</text:p>
          </table:table-cell>
        </table:table-row>
        <table:table-row table:style-name="ro1">
          <table:table-cell office:value-type="float" office:value="743.129">
            <text:p>743,129</text:p>
          </table:table-cell>
          <table:table-cell office:value-type="float" office:value="0.994993">
            <text:p>0,994993</text:p>
          </table:table-cell>
          <table:table-cell office:value-type="float" office:value="744.124">
            <text:p>744,124</text:p>
          </table:table-cell>
          <table:table-cell office:value-type="float" office:value="322.081">
            <text:p>322,081</text:p>
          </table:table-cell>
          <table:table-cell office:value-type="float" office:value="0.336063">
            <text:p>0,336063</text:p>
          </table:table-cell>
          <table:table-cell office:value-type="float" office:value="322.417">
            <text:p>322,417</text:p>
          </table:table-cell>
          <table:table-cell office:value-type="float" office:value="871.547">
            <text:p>871,547</text:p>
          </table:table-cell>
          <table:table-cell office:value-type="float" office:value="0.829894">
            <text:p>0,829894</text:p>
          </table:table-cell>
          <table:table-cell office:value-type="float" office:value="872.377">
            <text:p>872,377</text:p>
          </table:table-cell>
          <table:table-cell office:value-type="float" office:value="770.18">
            <text:p>770,18</text:p>
          </table:table-cell>
          <table:table-cell office:value-type="float" office:value="0.450137">
            <text:p>0,450137</text:p>
          </table:table-cell>
          <table:table-cell office:value-type="float" office:value="770.63">
            <text:p>770,63</text:p>
          </table:table-cell>
          <table:table-cell office:value-type="float" office:value="786.493">
            <text:p>786,493</text:p>
          </table:table-cell>
          <table:table-cell office:value-type="float" office:value="0.414361">
            <text:p>0,414361</text:p>
          </table:table-cell>
          <table:table-cell office:value-type="float" office:value="786.907">
            <text:p>786,907</text:p>
          </table:table-cell>
          <table:table-cell office:value-type="float" office:value="705.502">
            <text:p>705,502</text:p>
          </table:table-cell>
          <table:table-cell office:value-type="float" office:value="2.06594">
            <text:p>2,06594</text:p>
          </table:table-cell>
          <table:table-cell office:value-type="float" office:value="707.568">
            <text:p>707,568</text:p>
          </table:table-cell>
          <table:table-cell office:value-type="float" office:value="327.751">
            <text:p>327,751</text:p>
          </table:table-cell>
          <table:table-cell office:value-type="float" office:value="0.671247">
            <text:p>0,671247</text:p>
          </table:table-cell>
          <table:table-cell office:value-type="float" office:value="328.422">
            <text:p>328,422</text:p>
          </table:table-cell>
          <table:table-cell office:value-type="float" office:value="182.744">
            <text:p>182,744</text:p>
          </table:table-cell>
          <table:table-cell office:value-type="float" office:value="0.466266">
            <text:p>0,466266</text:p>
          </table:table-cell>
          <table:table-cell office:value-type="float" office:value="183.21">
            <text:p>183,21</text:p>
          </table:table-cell>
          <table:table-cell office:value-type="float" office:value="831.851">
            <text:p>831,851</text:p>
          </table:table-cell>
          <table:table-cell office:value-type="float" office:value="0.933411">
            <text:p>0,933411</text:p>
          </table:table-cell>
          <table:table-cell office:value-type="float" office:value="832.784">
            <text:p>832,784</text:p>
          </table:table-cell>
        </table:table-row>
        <table:table-row table:style-name="ro1">
          <table:table-cell office:value-type="float" office:value="765.841">
            <text:p>765,841</text:p>
          </table:table-cell>
          <table:table-cell office:value-type="float" office:value="0.93781">
            <text:p>0,93781</text:p>
          </table:table-cell>
          <table:table-cell office:value-type="float" office:value="766.779">
            <text:p>766,779</text:p>
          </table:table-cell>
          <table:table-cell office:value-type="float" office:value="276.478">
            <text:p>276,478</text:p>
          </table:table-cell>
          <table:table-cell office:value-type="float" office:value="0.306445">
            <text:p>0,306445</text:p>
          </table:table-cell>
          <table:table-cell office:value-type="float" office:value="276.784">
            <text:p>276,784</text:p>
          </table:table-cell>
          <table:table-cell office:value-type="float" office:value="857.942">
            <text:p>857,942</text:p>
          </table:table-cell>
          <table:table-cell office:value-type="float" office:value="1.43017">
            <text:p>1,43017</text:p>
          </table:table-cell>
          <table:table-cell office:value-type="float" office:value="859.372">
            <text:p>859,372</text:p>
          </table:table-cell>
          <table:table-cell office:value-type="float" office:value="813.757">
            <text:p>813,757</text:p>
          </table:table-cell>
          <table:table-cell office:value-type="float" office:value="0.496764">
            <text:p>0,496764</text:p>
          </table:table-cell>
          <table:table-cell office:value-type="float" office:value="814.254">
            <text:p>814,254</text:p>
          </table:table-cell>
          <table:table-cell office:value-type="float" office:value="773.693">
            <text:p>773,693</text:p>
          </table:table-cell>
          <table:table-cell office:value-type="float" office:value="0.4865">
            <text:p>0,4865</text:p>
          </table:table-cell>
          <table:table-cell office:value-type="float" office:value="774.18">
            <text:p>774,18</text:p>
          </table:table-cell>
          <table:table-cell office:value-type="float" office:value="676.727">
            <text:p>676,727</text:p>
          </table:table-cell>
          <table:table-cell office:value-type="float" office:value="0.877987">
            <text:p>0,877987</text:p>
          </table:table-cell>
          <table:table-cell office:value-type="float" office:value="677.605">
            <text:p>677,605</text:p>
          </table:table-cell>
          <table:table-cell office:value-type="float" office:value="312.479">
            <text:p>312,479</text:p>
          </table:table-cell>
          <table:table-cell office:value-type="float" office:value="1.2727">
            <text:p>1,2727</text:p>
          </table:table-cell>
          <table:table-cell office:value-type="float" office:value="313.752">
            <text:p>313,752</text:p>
          </table:table-cell>
          <table:table-cell office:value-type="float" office:value="144.672">
            <text:p>144,672</text:p>
          </table:table-cell>
          <table:table-cell office:value-type="float" office:value="0.532247">
            <text:p>0,532247</text:p>
          </table:table-cell>
          <table:table-cell office:value-type="float" office:value="145.205">
            <text:p>145,205</text:p>
          </table:table-cell>
          <table:table-cell office:value-type="float" office:value="854.319">
            <text:p>854,319</text:p>
          </table:table-cell>
          <table:table-cell office:value-type="float" office:value="0.960976">
            <text:p>0,960976</text:p>
          </table:table-cell>
          <table:table-cell office:value-type="float" office:value="855.28">
            <text:p>855,28</text:p>
          </table:table-cell>
        </table:table-row>
        <table:table-row table:style-name="ro1">
          <table:table-cell office:value-type="float" office:value="759.265">
            <text:p>759,265</text:p>
          </table:table-cell>
          <table:table-cell office:value-type="float" office:value="1.24748">
            <text:p>1,24748</text:p>
          </table:table-cell>
          <table:table-cell office:value-type="float" office:value="760.512">
            <text:p>760,512</text:p>
          </table:table-cell>
          <table:table-cell office:value-type="float" office:value="299.163">
            <text:p>299,163</text:p>
          </table:table-cell>
          <table:table-cell office:value-type="float" office:value="0.309378">
            <text:p>0,309378</text:p>
          </table:table-cell>
          <table:table-cell office:value-type="float" office:value="299.472">
            <text:p>299,472</text:p>
          </table:table-cell>
          <table:table-cell office:value-type="float" office:value="933.407">
            <text:p>933,407</text:p>
          </table:table-cell>
          <table:table-cell office:value-type="float" office:value="0.854234">
            <text:p>0,854234</text:p>
          </table:table-cell>
          <table:table-cell office:value-type="float" office:value="934.262">
            <text:p>934,262</text:p>
          </table:table-cell>
          <table:table-cell office:value-type="float" office:value="763.334">
            <text:p>763,334</text:p>
          </table:table-cell>
          <table:table-cell office:value-type="float" office:value="0.829015">
            <text:p>0,829015</text:p>
          </table:table-cell>
          <table:table-cell office:value-type="float" office:value="764.163">
            <text:p>764,163</text:p>
          </table:table-cell>
          <table:table-cell office:value-type="float" office:value="733.31">
            <text:p>733,31</text:p>
          </table:table-cell>
          <table:table-cell office:value-type="float" office:value="0.41524">
            <text:p>0,41524</text:p>
          </table:table-cell>
          <table:table-cell office:value-type="float" office:value="733.726">
            <text:p>733,726</text:p>
          </table:table-cell>
          <table:table-cell office:value-type="float" office:value="633.905">
            <text:p>633,905</text:p>
          </table:table-cell>
          <table:table-cell office:value-type="float" office:value="0.812886">
            <text:p>0,812886</text:p>
          </table:table-cell>
          <table:table-cell office:value-type="float" office:value="634.717">
            <text:p>634,717</text:p>
          </table:table-cell>
          <table:table-cell office:value-type="float" office:value="332.736">
            <text:p>332,736</text:p>
          </table:table-cell>
          <table:table-cell office:value-type="float" office:value="0.691774">
            <text:p>0,691774</text:p>
          </table:table-cell>
          <table:table-cell office:value-type="float" office:value="333.427">
            <text:p>333,427</text:p>
          </table:table-cell>
          <table:table-cell office:value-type="float" office:value="149.082">
            <text:p>149,082</text:p>
          </table:table-cell>
          <table:table-cell office:value-type="float" office:value="0.460987">
            <text:p>0,460987</text:p>
          </table:table-cell>
          <table:table-cell office:value-type="float" office:value="149.543">
            <text:p>149,543</text:p>
          </table:table-cell>
          <table:table-cell office:value-type="float" office:value="778.413">
            <text:p>778,413</text:p>
          </table:table-cell>
          <table:table-cell office:value-type="float" office:value="1.10789">
            <text:p>1,10789</text:p>
          </table:table-cell>
          <table:table-cell office:value-type="float" office:value="779.521">
            <text:p>779,521</text:p>
          </table:table-cell>
        </table:table-row>
        <table:table-row table:style-name="ro1">
          <table:table-cell office:value-type="float" office:value="807.336">
            <text:p>807,336</text:p>
          </table:table-cell>
          <table:table-cell office:value-type="float" office:value="0.975052">
            <text:p>0,975052</text:p>
          </table:table-cell>
          <table:table-cell office:value-type="float" office:value="808.311">
            <text:p>808,311</text:p>
          </table:table-cell>
          <table:table-cell office:value-type="float" office:value="296.287">
            <text:p>296,287</text:p>
          </table:table-cell>
          <table:table-cell office:value-type="float" office:value="0.308205">
            <text:p>0,308205</text:p>
          </table:table-cell>
          <table:table-cell office:value-type="float" office:value="296.595">
            <text:p>296,595</text:p>
          </table:table-cell>
          <table:table-cell office:value-type="float" office:value="864.9">
            <text:p>864,9</text:p>
          </table:table-cell>
          <table:table-cell office:value-type="float" office:value="2.33221">
            <text:p>2,33221</text:p>
          </table:table-cell>
          <table:table-cell office:value-type="float" office:value="867.232">
            <text:p>867,232</text:p>
          </table:table-cell>
          <table:table-cell office:value-type="float" office:value="790.595">
            <text:p>790,595</text:p>
          </table:table-cell>
          <table:table-cell office:value-type="float" office:value="0.487673">
            <text:p>0,487673</text:p>
          </table:table-cell>
          <table:table-cell office:value-type="float" office:value="791.082">
            <text:p>791,082</text:p>
          </table:table-cell>
          <table:table-cell office:value-type="float" office:value="743.787">
            <text:p>743,787</text:p>
          </table:table-cell>
          <table:table-cell office:value-type="float" office:value="0.41788">
            <text:p>0,41788</text:p>
          </table:table-cell>
          <table:table-cell office:value-type="float" office:value="744.205">
            <text:p>744,205</text:p>
          </table:table-cell>
          <table:table-cell office:value-type="float" office:value="693.564">
            <text:p>693,564</text:p>
          </table:table-cell>
          <table:table-cell office:value-type="float" office:value="0.689135">
            <text:p>0,689135</text:p>
          </table:table-cell>
          <table:table-cell office:value-type="float" office:value="694.253">
            <text:p>694,253</text:p>
          </table:table-cell>
          <table:table-cell office:value-type="float" office:value="324.011">
            <text:p>324,011</text:p>
          </table:table-cell>
          <table:table-cell office:value-type="float" office:value="0.745732">
            <text:p>0,745732</text:p>
          </table:table-cell>
          <table:table-cell office:value-type="float" office:value="324.756">
            <text:p>324,756</text:p>
          </table:table-cell>
          <table:table-cell office:value-type="float" office:value="152.013">
            <text:p>152,013</text:p>
          </table:table-cell>
          <table:table-cell office:value-type="float" office:value="0.490019">
            <text:p>0,490019</text:p>
          </table:table-cell>
          <table:table-cell office:value-type="float" office:value="152.503">
            <text:p>152,503</text:p>
          </table:table-cell>
          <table:table-cell office:value-type="float" office:value="809.769">
            <text:p>809,769</text:p>
          </table:table-cell>
          <table:table-cell office:value-type="float" office:value="0.971827">
            <text:p>0,971827</text:p>
          </table:table-cell>
          <table:table-cell office:value-type="float" office:value="810.741">
            <text:p>810,741</text:p>
          </table:table-cell>
        </table:table-row>
        <table:table-row table:style-name="ro1">
          <table:table-cell office:value-type="float" office:value="783.838">
            <text:p>783,838</text:p>
          </table:table-cell>
          <table:table-cell office:value-type="float" office:value="0.997633">
            <text:p>0,997633</text:p>
          </table:table-cell>
          <table:table-cell office:value-type="float" office:value="784.835">
            <text:p>784,835</text:p>
          </table:table-cell>
          <table:table-cell office:value-type="float" office:value="322.792">
            <text:p>322,792</text:p>
          </table:table-cell>
          <table:table-cell office:value-type="float" office:value="0.346913">
            <text:p>0,346913</text:p>
          </table:table-cell>
          <table:table-cell office:value-type="float" office:value="323.139">
            <text:p>323,139</text:p>
          </table:table-cell>
          <table:table-cell office:value-type="float" office:value="901.069">
            <text:p>901,069</text:p>
          </table:table-cell>
          <table:table-cell office:value-type="float" office:value="1.57621">
            <text:p>1,57621</text:p>
          </table:table-cell>
          <table:table-cell office:value-type="float" office:value="902.645">
            <text:p>902,645</text:p>
          </table:table-cell>
          <table:table-cell office:value-type="float" office:value="830.063">
            <text:p>830,063</text:p>
          </table:table-cell>
          <table:table-cell office:value-type="float" office:value="0.484154">
            <text:p>0,484154</text:p>
          </table:table-cell>
          <table:table-cell office:value-type="float" office:value="830.547">
            <text:p>830,547</text:p>
          </table:table-cell>
          <table:table-cell office:value-type="float" office:value="772.9">
            <text:p>772,9</text:p>
          </table:table-cell>
          <table:table-cell office:value-type="float" office:value="0.923734">
            <text:p>0,923734</text:p>
          </table:table-cell>
          <table:table-cell office:value-type="float" office:value="773.824">
            <text:p>773,824</text:p>
          </table:table-cell>
          <table:table-cell office:value-type="float" office:value="801.385">
            <text:p>801,385</text:p>
          </table:table-cell>
          <table:table-cell office:value-type="float" office:value="0.757462">
            <text:p>0,757462</text:p>
          </table:table-cell>
          <table:table-cell office:value-type="float" office:value="802.142">
            <text:p>802,142</text:p>
          </table:table-cell>
          <table:table-cell office:value-type="float" office:value="339.572">
            <text:p>339,572</text:p>
          </table:table-cell>
          <table:table-cell office:value-type="float" office:value="2.07034">
            <text:p>2,07034</text:p>
          </table:table-cell>
          <table:table-cell office:value-type="float" office:value="341.642">
            <text:p>341,642</text:p>
          </table:table-cell>
          <table:table-cell office:value-type="float" office:value="157.981">
            <text:p>157,981</text:p>
          </table:table-cell>
          <table:table-cell office:value-type="float" office:value="0.461574">
            <text:p>0,461574</text:p>
          </table:table-cell>
          <table:table-cell office:value-type="float" office:value="158.443">
            <text:p>158,443</text:p>
          </table:table-cell>
          <table:table-cell office:value-type="float" office:value="838.14">
            <text:p>838,14</text:p>
          </table:table-cell>
          <table:table-cell office:value-type="float" office:value="1.0123">
            <text:p>1,0123</text:p>
          </table:table-cell>
          <table:table-cell office:value-type="float" office:value="839.152">
            <text:p>839,152</text:p>
          </table:table-cell>
        </table:table-row>
        <table:table-row table:style-name="ro1">
          <table:table-cell office:value-type="float" office:value="936.245">
            <text:p>936,245</text:p>
          </table:table-cell>
          <table:table-cell office:value-type="float" office:value="0.978865">
            <text:p>0,978865</text:p>
          </table:table-cell>
          <table:table-cell office:value-type="float" office:value="937.224">
            <text:p>937,224</text:p>
          </table:table-cell>
          <table:table-cell office:value-type="float" office:value="332.299">
            <text:p>332,299</text:p>
          </table:table-cell>
          <table:table-cell office:value-type="float" office:value="1.08649">
            <text:p>1,08649</text:p>
          </table:table-cell>
          <table:table-cell office:value-type="float" office:value="333.386">
            <text:p>333,386</text:p>
          </table:table-cell>
          <table:table-cell office:value-type="float" office:value="828.262">
            <text:p>828,262</text:p>
          </table:table-cell>
          <table:table-cell office:value-type="float" office:value="1.70524">
            <text:p>1,70524</text:p>
          </table:table-cell>
          <table:table-cell office:value-type="float" office:value="829.968">
            <text:p>829,968</text:p>
          </table:table-cell>
          <table:table-cell office:value-type="float" office:value="830.258">
            <text:p>830,258</text:p>
          </table:table-cell>
          <table:table-cell office:value-type="float" office:value="0.780335">
            <text:p>0,780335</text:p>
          </table:table-cell>
          <table:table-cell office:value-type="float" office:value="831.039">
            <text:p>831,039</text:p>
          </table:table-cell>
          <table:table-cell office:value-type="float" office:value="732.986">
            <text:p>732,986</text:p>
          </table:table-cell>
          <table:table-cell office:value-type="float" office:value="0.414067">
            <text:p>0,414067</text:p>
          </table:table-cell>
          <table:table-cell office:value-type="float" office:value="733.4">
            <text:p>733,4</text:p>
          </table:table-cell>
          <table:table-cell office:value-type="float" office:value="776.954">
            <text:p>776,954</text:p>
          </table:table-cell>
          <table:table-cell office:value-type="float" office:value="0.76538">
            <text:p>0,76538</text:p>
          </table:table-cell>
          <table:table-cell office:value-type="float" office:value="777.719">
            <text:p>777,719</text:p>
          </table:table-cell>
          <table:table-cell office:value-type="float" office:value="393.825">
            <text:p>393,825</text:p>
          </table:table-cell>
          <table:table-cell office:value-type="float" office:value="0.745439">
            <text:p>0,745439</text:p>
          </table:table-cell>
          <table:table-cell office:value-type="float" office:value="394.571">
            <text:p>394,571</text:p>
          </table:table-cell>
          <table:table-cell office:value-type="float" office:value="153.071">
            <text:p>153,071</text:p>
          </table:table-cell>
          <table:table-cell office:value-type="float" office:value="0.53078">
            <text:p>0,53078</text:p>
          </table:table-cell>
          <table:table-cell office:value-type="float" office:value="153.602">
            <text:p>153,602</text:p>
          </table:table-cell>
          <table:table-cell office:value-type="float" office:value="885.759">
            <text:p>885,759</text:p>
          </table:table-cell>
          <table:table-cell office:value-type="float" office:value="0.996753">
            <text:p>0,996753</text:p>
          </table:table-cell>
          <table:table-cell office:value-type="float" office:value="886.756">
            <text:p>886,756</text:p>
          </table:table-cell>
        </table:table-row>
        <table:table-row table:style-name="ro1">
          <table:table-cell office:value-type="float" office:value="886.812">
            <text:p>886,812</text:p>
          </table:table-cell>
          <table:table-cell office:value-type="float" office:value="1.03194">
            <text:p>1,03194</text:p>
          </table:table-cell>
          <table:table-cell office:value-type="float" office:value="887.844">
            <text:p>887,844</text:p>
          </table:table-cell>
          <table:table-cell office:value-type="float" office:value="357.022">
            <text:p>357,022</text:p>
          </table:table-cell>
          <table:table-cell office:value-type="float" office:value="0.316122">
            <text:p>0,316122</text:p>
          </table:table-cell>
          <table:table-cell office:value-type="float" office:value="357.338">
            <text:p>357,338</text:p>
          </table:table-cell>
          <table:table-cell office:value-type="float" office:value="854.614">
            <text:p>854,614</text:p>
          </table:table-cell>
          <table:table-cell office:value-type="float" office:value="1.53721">
            <text:p>1,53721</text:p>
          </table:table-cell>
          <table:table-cell office:value-type="float" office:value="856.151">
            <text:p>856,151</text:p>
          </table:table-cell>
          <table:table-cell office:value-type="float" office:value="739.231">
            <text:p>739,231</text:p>
          </table:table-cell>
          <table:table-cell office:value-type="float" office:value="0.447205">
            <text:p>0,447205</text:p>
          </table:table-cell>
          <table:table-cell office:value-type="float" office:value="739.678">
            <text:p>739,678</text:p>
          </table:table-cell>
          <table:table-cell office:value-type="float" office:value="714.381">
            <text:p>714,381</text:p>
          </table:table-cell>
          <table:table-cell office:value-type="float" office:value="0.458934">
            <text:p>0,458934</text:p>
          </table:table-cell>
          <table:table-cell office:value-type="float" office:value="714.84">
            <text:p>714,84</text:p>
          </table:table-cell>
          <table:table-cell office:value-type="float" office:value="693.01">
            <text:p>693,01</text:p>
          </table:table-cell>
          <table:table-cell office:value-type="float" office:value="1.08883">
            <text:p>1,08883</text:p>
          </table:table-cell>
          <table:table-cell office:value-type="float" office:value="694.099">
            <text:p>694,099</text:p>
          </table:table-cell>
          <table:table-cell office:value-type="float" office:value="316.024">
            <text:p>316,024</text:p>
          </table:table-cell>
          <table:table-cell office:value-type="float" office:value="0.70585">
            <text:p>0,70585</text:p>
          </table:table-cell>
          <table:table-cell office:value-type="float" office:value="316.73">
            <text:p>316,73</text:p>
          </table:table-cell>
          <table:table-cell office:value-type="float" office:value="152.482">
            <text:p>152,482</text:p>
          </table:table-cell>
          <table:table-cell office:value-type="float" office:value="0.460401">
            <text:p>0,460401</text:p>
          </table:table-cell>
          <table:table-cell office:value-type="float" office:value="152.943">
            <text:p>152,943</text:p>
          </table:table-cell>
          <table:table-cell office:value-type="float" office:value="828.44">
            <text:p>828,44</text:p>
          </table:table-cell>
          <table:table-cell office:value-type="float" office:value="1.51316">
            <text:p>1,51316</text:p>
          </table:table-cell>
          <table:table-cell office:value-type="float" office:value="829.953">
            <text:p>829,953</text:p>
          </table:table-cell>
        </table:table-row>
        <table:table-row table:style-name="ro1">
          <table:table-cell office:value-type="float" office:value="852.393">
            <text:p>852,393</text:p>
          </table:table-cell>
          <table:table-cell office:value-type="float" office:value="0.959217">
            <text:p>0,959217</text:p>
          </table:table-cell>
          <table:table-cell office:value-type="float" office:value="853.352">
            <text:p>853,352</text:p>
          </table:table-cell>
          <table:table-cell office:value-type="float" office:value="326.54">
            <text:p>326,54</text:p>
          </table:table-cell>
          <table:table-cell office:value-type="float" office:value="0.564797">
            <text:p>0,564797</text:p>
          </table:table-cell>
          <table:table-cell office:value-type="float" office:value="327.105">
            <text:p>327,105</text:p>
          </table:table-cell>
          <table:table-cell office:value-type="float" office:value="832.062">
            <text:p>832,062</text:p>
          </table:table-cell>
          <table:table-cell office:value-type="float" office:value="0.927253">
            <text:p>0,927253</text:p>
          </table:table-cell>
          <table:table-cell office:value-type="float" office:value="832.989">
            <text:p>832,989</text:p>
          </table:table-cell>
          <table:table-cell office:value-type="float" office:value="720.139">
            <text:p>720,139</text:p>
          </table:table-cell>
          <table:table-cell office:value-type="float" office:value="0.448377">
            <text:p>0,448377</text:p>
          </table:table-cell>
          <table:table-cell office:value-type="float" office:value="720.588">
            <text:p>720,588</text:p>
          </table:table-cell>
          <table:table-cell office:value-type="float" office:value="780.635">
            <text:p>780,635</text:p>
          </table:table-cell>
          <table:table-cell office:value-type="float" office:value="0.416413">
            <text:p>0,416413</text:p>
          </table:table-cell>
          <table:table-cell office:value-type="float" office:value="781.052">
            <text:p>781,052</text:p>
          </table:table-cell>
          <table:table-cell office:value-type="float" office:value="650.01">
            <text:p>650,01</text:p>
          </table:table-cell>
          <table:table-cell office:value-type="float" office:value="0.748371">
            <text:p>0,748371</text:p>
          </table:table-cell>
          <table:table-cell office:value-type="float" office:value="650.758">
            <text:p>650,758</text:p>
          </table:table-cell>
          <table:table-cell office:value-type="float" office:value="341.244">
            <text:p>341,244</text:p>
          </table:table-cell>
          <table:table-cell office:value-type="float" office:value="0.719926">
            <text:p>0,719926</text:p>
          </table:table-cell>
          <table:table-cell office:value-type="float" office:value="341.964">
            <text:p>341,964</text:p>
          </table:table-cell>
          <table:table-cell office:value-type="float" office:value="191.95">
            <text:p>191,95</text:p>
          </table:table-cell>
          <table:table-cell office:value-type="float" office:value="0.505268">
            <text:p>0,505268</text:p>
          </table:table-cell>
          <table:table-cell office:value-type="float" office:value="192.455">
            <text:p>192,455</text:p>
          </table:table-cell>
          <table:table-cell office:value-type="float" office:value="854.846">
            <text:p>854,846</text:p>
          </table:table-cell>
          <table:table-cell office:value-type="float" office:value="1.01317">
            <text:p>1,01317</text:p>
          </table:table-cell>
          <table:table-cell office:value-type="float" office:value="855.859">
            <text:p>855,859</text:p>
          </table:table-cell>
        </table:table-row>
        <table:table-row table:style-name="ro1">
          <table:table-cell office:value-type="float" office:value="782.501">
            <text:p>782,501</text:p>
          </table:table-cell>
          <table:table-cell office:value-type="float" office:value="0.934877">
            <text:p>0,934877</text:p>
          </table:table-cell>
          <table:table-cell office:value-type="float" office:value="783.436">
            <text:p>783,436</text:p>
          </table:table-cell>
          <table:table-cell office:value-type="float" office:value="294.247">
            <text:p>294,247</text:p>
          </table:table-cell>
          <table:table-cell office:value-type="float" office:value="0.375065">
            <text:p>0,375065</text:p>
          </table:table-cell>
          <table:table-cell office:value-type="float" office:value="294.622">
            <text:p>294,622</text:p>
          </table:table-cell>
          <table:table-cell office:value-type="float" office:value="793.817">
            <text:p>793,817</text:p>
          </table:table-cell>
          <table:table-cell office:value-type="float" office:value="0.846903">
            <text:p>0,846903</text:p>
          </table:table-cell>
          <table:table-cell office:value-type="float" office:value="794.664">
            <text:p>794,664</text:p>
          </table:table-cell>
          <table:table-cell office:value-type="float" office:value="780.204">
            <text:p>780,204</text:p>
          </table:table-cell>
          <table:table-cell office:value-type="float" office:value="0.451603">
            <text:p>0,451603</text:p>
          </table:table-cell>
          <table:table-cell office:value-type="float" office:value="780.656">
            <text:p>780,656</text:p>
          </table:table-cell>
          <table:table-cell office:value-type="float" office:value="754.603">
            <text:p>754,603</text:p>
          </table:table-cell>
          <table:table-cell office:value-type="float" office:value="0.431369">
            <text:p>0,431369</text:p>
          </table:table-cell>
          <table:table-cell office:value-type="float" office:value="755.034">
            <text:p>755,034</text:p>
          </table:table-cell>
          <table:table-cell office:value-type="float" office:value="688.957">
            <text:p>688,957</text:p>
          </table:table-cell>
          <table:table-cell office:value-type="float" office:value="0.778576">
            <text:p>0,778576</text:p>
          </table:table-cell>
          <table:table-cell office:value-type="float" office:value="689.736">
            <text:p>689,736</text:p>
          </table:table-cell>
          <table:table-cell office:value-type="float" office:value="348.583">
            <text:p>348,583</text:p>
          </table:table-cell>
          <table:table-cell office:value-type="float" office:value="0.713474">
            <text:p>0,713474</text:p>
          </table:table-cell>
          <table:table-cell office:value-type="float" office:value="349.297">
            <text:p>349,297</text:p>
          </table:table-cell>
          <table:table-cell office:value-type="float" office:value="158.038">
            <text:p>158,038</text:p>
          </table:table-cell>
          <table:table-cell office:value-type="float" office:value="0.457761">
            <text:p>0,457761</text:p>
          </table:table-cell>
          <table:table-cell office:value-type="float" office:value="158.496">
            <text:p>158,496</text:p>
          </table:table-cell>
          <table:table-cell office:value-type="float" office:value="867.713">
            <text:p>867,713</text:p>
          </table:table-cell>
          <table:table-cell office:value-type="float" office:value="1.00291">
            <text:p>1,00291</text:p>
          </table:table-cell>
          <table:table-cell office:value-type="float" office:value="868.716">
            <text:p>868,716</text:p>
          </table:table-cell>
        </table:table-row>
        <table:table-row table:style-name="ro1">
          <table:table-cell office:value-type="float" office:value="848.873">
            <text:p>848,873</text:p>
          </table:table-cell>
          <table:table-cell office:value-type="float" office:value="0.984436">
            <text:p>0,984436</text:p>
          </table:table-cell>
          <table:table-cell office:value-type="float" office:value="849.857">
            <text:p>849,857</text:p>
          </table:table-cell>
          <table:table-cell office:value-type="float" office:value="309.697">
            <text:p>309,697</text:p>
          </table:table-cell>
          <table:table-cell office:value-type="float" office:value="0.38357">
            <text:p>0,38357</text:p>
          </table:table-cell>
          <table:table-cell office:value-type="float" office:value="310.081">
            <text:p>310,081</text:p>
          </table:table-cell>
          <table:table-cell office:value-type="float" office:value="864.247">
            <text:p>864,247</text:p>
          </table:table-cell>
          <table:table-cell office:value-type="float" office:value="0.911124">
            <text:p>0,911124</text:p>
          </table:table-cell>
          <table:table-cell office:value-type="float" office:value="865.158">
            <text:p>865,158</text:p>
          </table:table-cell>
          <table:table-cell office:value-type="float" office:value="782.799">
            <text:p>782,799</text:p>
          </table:table-cell>
          <table:table-cell office:value-type="float" office:value="0.487673">
            <text:p>0,487673</text:p>
          </table:table-cell>
          <table:table-cell office:value-type="float" office:value="783.287">
            <text:p>783,287</text:p>
          </table:table-cell>
          <table:table-cell office:value-type="float" office:value="727.728">
            <text:p>727,728</text:p>
          </table:table-cell>
          <table:table-cell office:value-type="float" office:value="0.414947">
            <text:p>0,414947</text:p>
          </table:table-cell>
          <table:table-cell office:value-type="float" office:value="728.143">
            <text:p>728,143</text:p>
          </table:table-cell>
          <table:table-cell office:value-type="float" office:value="649.832">
            <text:p>649,832</text:p>
          </table:table-cell>
          <table:table-cell office:value-type="float" office:value="1.65891">
            <text:p>1,65891</text:p>
          </table:table-cell>
          <table:table-cell office:value-type="float" office:value="651.491">
            <text:p>651,491</text:p>
          </table:table-cell>
          <table:table-cell office:value-type="float" office:value="344.29">
            <text:p>344,29</text:p>
          </table:table-cell>
          <table:table-cell office:value-type="float" office:value="0.722858">
            <text:p>0,722858</text:p>
          </table:table-cell>
          <table:table-cell office:value-type="float" office:value="345.013">
            <text:p>345,013</text:p>
          </table:table-cell>
          <table:table-cell office:value-type="float" office:value="161.027">
            <text:p>161,027</text:p>
          </table:table-cell>
          <table:table-cell office:value-type="float" office:value="0.495884">
            <text:p>0,495884</text:p>
          </table:table-cell>
          <table:table-cell office:value-type="float" office:value="161.523">
            <text:p>161,523</text:p>
          </table:table-cell>
          <table:table-cell office:value-type="float" office:value="769.607">
            <text:p>769,607</text:p>
          </table:table-cell>
          <table:table-cell office:value-type="float" office:value="0.960976">
            <text:p>0,960976</text:p>
          </table:table-cell>
          <table:table-cell office:value-type="float" office:value="770.568">
            <text:p>770,568</text:p>
          </table:table-cell>
        </table:table-row>
        <table:table-row table:style-name="ro1">
          <table:table-cell office:value-type="float" office:value="749.446">
            <text:p>749,446</text:p>
          </table:table-cell>
          <table:table-cell office:value-type="float" office:value="1.59175">
            <text:p>1,59175</text:p>
          </table:table-cell>
          <table:table-cell office:value-type="float" office:value="751.038">
            <text:p>751,038</text:p>
          </table:table-cell>
          <table:table-cell office:value-type="float" office:value="352.682">
            <text:p>352,682</text:p>
          </table:table-cell>
          <table:table-cell office:value-type="float" office:value="0.434595">
            <text:p>0,434595</text:p>
          </table:table-cell>
          <table:table-cell office:value-type="float" office:value="353.116">
            <text:p>353,116</text:p>
          </table:table-cell>
          <table:table-cell office:value-type="float" office:value="926.202">
            <text:p>926,202</text:p>
          </table:table-cell>
          <table:table-cell office:value-type="float" office:value="0.886785">
            <text:p>0,886785</text:p>
          </table:table-cell>
          <table:table-cell office:value-type="float" office:value="927.089">
            <text:p>927,089</text:p>
          </table:table-cell>
          <table:table-cell office:value-type="float" office:value="801.414">
            <text:p>801,414</text:p>
          </table:table-cell>
          <table:table-cell office:value-type="float" office:value="0.446325">
            <text:p>0,446325</text:p>
          </table:table-cell>
          <table:table-cell office:value-type="float" office:value="801.861">
            <text:p>801,861</text:p>
          </table:table-cell>
          <table:table-cell office:value-type="float" office:value="788.184">
            <text:p>788,184</text:p>
          </table:table-cell>
          <table:table-cell office:value-type="float" office:value="0.480635">
            <text:p>0,480635</text:p>
          </table:table-cell>
          <table:table-cell office:value-type="float" office:value="788.665">
            <text:p>788,665</text:p>
          </table:table-cell>
          <table:table-cell office:value-type="float" office:value="641.444">
            <text:p>641,444</text:p>
          </table:table-cell>
          <table:table-cell office:value-type="float" office:value="1.07036">
            <text:p>1,07036</text:p>
          </table:table-cell>
          <table:table-cell office:value-type="float" office:value="642.514">
            <text:p>642,514</text:p>
          </table:table-cell>
          <table:table-cell office:value-type="float" office:value="359.131">
            <text:p>359,131</text:p>
          </table:table-cell>
          <table:table-cell office:value-type="float" office:value="0.654238">
            <text:p>0,654238</text:p>
          </table:table-cell>
          <table:table-cell office:value-type="float" office:value="359.785">
            <text:p>359,785</text:p>
          </table:table-cell>
          <table:table-cell office:value-type="float" office:value="158.415">
            <text:p>158,415</text:p>
          </table:table-cell>
          <table:table-cell office:value-type="float" office:value="0.482981">
            <text:p>0,482981</text:p>
          </table:table-cell>
          <table:table-cell office:value-type="float" office:value="158.898">
            <text:p>158,898</text:p>
          </table:table-cell>
          <table:table-cell office:value-type="float" office:value="792.965">
            <text:p>792,965</text:p>
          </table:table-cell>
          <table:table-cell office:value-type="float" office:value="0.955698">
            <text:p>0,955698</text:p>
          </table:table-cell>
          <table:table-cell office:value-type="float" office:value="793.921">
            <text:p>793,921</text:p>
          </table:table-cell>
        </table:table-row>
        <table:table-row table:style-name="ro1">
          <table:table-cell office:value-type="float" office:value="821.181">
            <text:p>821,181</text:p>
          </table:table-cell>
          <table:table-cell office:value-type="float" office:value="0.985023">
            <text:p>0,985023</text:p>
          </table:table-cell>
          <table:table-cell office:value-type="float" office:value="822.166">
            <text:p>822,166</text:p>
          </table:table-cell>
          <table:table-cell office:value-type="float" office:value="320.498">
            <text:p>320,498</text:p>
          </table:table-cell>
          <table:table-cell office:value-type="float" office:value="0.360989">
            <text:p>0,360989</text:p>
          </table:table-cell>
          <table:table-cell office:value-type="float" office:value="320.859">
            <text:p>320,859</text:p>
          </table:table-cell>
          <table:table-cell office:value-type="float" office:value="823.943">
            <text:p>823,943</text:p>
          </table:table-cell>
          <table:table-cell office:value-type="float" office:value="2.53572">
            <text:p>2,53572</text:p>
          </table:table-cell>
          <table:table-cell office:value-type="float" office:value="826.478">
            <text:p>826,478</text:p>
          </table:table-cell>
          <table:table-cell office:value-type="float" office:value="732.392">
            <text:p>732,392</text:p>
          </table:table-cell>
          <table:table-cell office:value-type="float" office:value="0.492365">
            <text:p>0,492365</text:p>
          </table:table-cell>
          <table:table-cell office:value-type="float" office:value="732.884">
            <text:p>732,884</text:p>
          </table:table-cell>
          <table:table-cell office:value-type="float" office:value="765.514">
            <text:p>765,514</text:p>
          </table:table-cell>
          <table:table-cell office:value-type="float" office:value="0.454536">
            <text:p>0,454536</text:p>
          </table:table-cell>
          <table:table-cell office:value-type="float" office:value="765.968">
            <text:p>765,968</text:p>
          </table:table-cell>
          <table:table-cell office:value-type="float" office:value="647.932">
            <text:p>647,932</text:p>
          </table:table-cell>
          <table:table-cell office:value-type="float" office:value="0.73928">
            <text:p>0,73928</text:p>
          </table:table-cell>
          <table:table-cell office:value-type="float" office:value="648.671">
            <text:p>648,671</text:p>
          </table:table-cell>
          <table:table-cell office:value-type="float" office:value="349.341">
            <text:p>349,341</text:p>
          </table:table-cell>
          <table:table-cell office:value-type="float" office:value="0.732242">
            <text:p>0,732242</text:p>
          </table:table-cell>
          <table:table-cell office:value-type="float" office:value="350.074">
            <text:p>350,074</text:p>
          </table:table-cell>
          <table:table-cell office:value-type="float" office:value="148.633">
            <text:p>148,633</text:p>
          </table:table-cell>
          <table:table-cell office:value-type="float" office:value="0.485327">
            <text:p>0,485327</text:p>
          </table:table-cell>
          <table:table-cell office:value-type="float" office:value="149.118">
            <text:p>149,118</text:p>
          </table:table-cell>
          <table:table-cell office:value-type="float" office:value="793.767">
            <text:p>793,767</text:p>
          </table:table-cell>
          <table:table-cell office:value-type="float" office:value="0.917282">
            <text:p>0,917282</text:p>
          </table:table-cell>
          <table:table-cell office:value-type="float" office:value="794.684">
            <text:p>794,684</text:p>
          </table:table-cell>
        </table:table-row>
        <table:table-row table:style-name="ro1">
          <table:table-cell office:value-type="float" office:value="839.378">
            <text:p>839,378</text:p>
          </table:table-cell>
          <table:table-cell office:value-type="float" office:value="1.74952">
            <text:p>1,74952</text:p>
          </table:table-cell>
          <table:table-cell office:value-type="float" office:value="841.127">
            <text:p>841,127</text:p>
          </table:table-cell>
          <table:table-cell office:value-type="float" office:value="283.22">
            <text:p>283,22</text:p>
          </table:table-cell>
          <table:table-cell office:value-type="float" office:value="0.307032">
            <text:p>0,307032</text:p>
          </table:table-cell>
          <table:table-cell office:value-type="float" office:value="283.527">
            <text:p>283,527</text:p>
          </table:table-cell>
          <table:table-cell office:value-type="float" office:value="855.153">
            <text:p>855,153</text:p>
          </table:table-cell>
          <table:table-cell office:value-type="float" office:value="0.931065">
            <text:p>0,931065</text:p>
          </table:table-cell>
          <table:table-cell office:value-type="float" office:value="856.084">
            <text:p>856,084</text:p>
          </table:table-cell>
          <table:table-cell office:value-type="float" office:value="830.126">
            <text:p>830,126</text:p>
          </table:table-cell>
          <table:table-cell office:value-type="float" office:value="0.526382">
            <text:p>0,526382</text:p>
          </table:table-cell>
          <table:table-cell office:value-type="float" office:value="830.652">
            <text:p>830,652</text:p>
          </table:table-cell>
          <table:table-cell office:value-type="float" office:value="778.301">
            <text:p>778,301</text:p>
          </table:table-cell>
          <table:table-cell office:value-type="float" office:value="1.21816">
            <text:p>1,21816</text:p>
          </table:table-cell>
          <table:table-cell office:value-type="float" office:value="779.519">
            <text:p>779,519</text:p>
          </table:table-cell>
          <table:table-cell office:value-type="float" office:value="666.902">
            <text:p>666,902</text:p>
          </table:table-cell>
          <table:table-cell office:value-type="float" office:value="0.691481">
            <text:p>0,691481</text:p>
          </table:table-cell>
          <table:table-cell office:value-type="float" office:value="667.594">
            <text:p>667,594</text:p>
          </table:table-cell>
          <table:table-cell office:value-type="float" office:value="401.108">
            <text:p>401,108</text:p>
          </table:table-cell>
          <table:table-cell office:value-type="float" office:value="0.702624">
            <text:p>0,702624</text:p>
          </table:table-cell>
          <table:table-cell office:value-type="float" office:value="401.81">
            <text:p>401,81</text:p>
          </table:table-cell>
          <table:table-cell office:value-type="float" office:value="141.202">
            <text:p>141,202</text:p>
          </table:table-cell>
          <table:table-cell office:value-type="float" office:value="0.459228">
            <text:p>0,459228</text:p>
          </table:table-cell>
          <table:table-cell office:value-type="float" office:value="141.661">
            <text:p>141,661</text:p>
          </table:table-cell>
          <table:table-cell office:value-type="float" office:value="824.53">
            <text:p>824,53</text:p>
          </table:table-cell>
          <table:table-cell office:value-type="float" office:value="1.03869">
            <text:p>1,03869</text:p>
          </table:table-cell>
          <table:table-cell office:value-type="float" office:value="825.569">
            <text:p>825,569</text:p>
          </table:table-cell>
        </table:table-row>
        <table:table-row table:style-name="ro1">
          <table:table-cell office:value-type="float" office:value="804.145">
            <text:p>804,145</text:p>
          </table:table-cell>
          <table:table-cell office:value-type="float" office:value="1.80201">
            <text:p>1,80201</text:p>
          </table:table-cell>
          <table:table-cell office:value-type="float" office:value="805.947">
            <text:p>805,947</text:p>
          </table:table-cell>
          <table:table-cell office:value-type="float" office:value="329.251">
            <text:p>329,251</text:p>
          </table:table-cell>
          <table:table-cell office:value-type="float" office:value="0.358937">
            <text:p>0,358937</text:p>
          </table:table-cell>
          <table:table-cell office:value-type="float" office:value="329.61">
            <text:p>329,61</text:p>
          </table:table-cell>
          <table:table-cell office:value-type="float" office:value="850.298">
            <text:p>850,298</text:p>
          </table:table-cell>
          <table:table-cell office:value-type="float" office:value="0.902327">
            <text:p>0,902327</text:p>
          </table:table-cell>
          <table:table-cell office:value-type="float" office:value="851.2">
            <text:p>851,2</text:p>
          </table:table-cell>
          <table:table-cell office:value-type="float" office:value="785.387">
            <text:p>785,387</text:p>
          </table:table-cell>
          <table:table-cell office:value-type="float" office:value="0.507321">
            <text:p>0,507321</text:p>
          </table:table-cell>
          <table:table-cell office:value-type="float" office:value="785.895">
            <text:p>785,895</text:p>
          </table:table-cell>
          <table:table-cell office:value-type="float" office:value="799.388">
            <text:p>799,388</text:p>
          </table:table-cell>
          <table:table-cell office:value-type="float" office:value="0.417586">
            <text:p>0,417586</text:p>
          </table:table-cell>
          <table:table-cell office:value-type="float" office:value="799.806">
            <text:p>799,806</text:p>
          </table:table-cell>
          <table:table-cell office:value-type="float" office:value="652.49">
            <text:p>652,49</text:p>
          </table:table-cell>
          <table:table-cell office:value-type="float" office:value="0.69412">
            <text:p>0,69412</text:p>
          </table:table-cell>
          <table:table-cell office:value-type="float" office:value="653.184">
            <text:p>653,184</text:p>
          </table:table-cell>
          <table:table-cell office:value-type="float" office:value="342.577">
            <text:p>342,577</text:p>
          </table:table-cell>
          <table:table-cell office:value-type="float" office:value="0.653358">
            <text:p>0,653358</text:p>
          </table:table-cell>
          <table:table-cell office:value-type="float" office:value="343.23">
            <text:p>343,23</text:p>
          </table:table-cell>
          <table:table-cell office:value-type="float" office:value="152.984">
            <text:p>152,984</text:p>
          </table:table-cell>
          <table:table-cell office:value-type="float" office:value="0.492365">
            <text:p>0,492365</text:p>
          </table:table-cell>
          <table:table-cell office:value-type="float" office:value="153.476">
            <text:p>153,476</text:p>
          </table:table-cell>
          <table:table-cell office:value-type="float" office:value="810.855">
            <text:p>810,855</text:p>
          </table:table-cell>
          <table:table-cell office:value-type="float" office:value="1.70026">
            <text:p>1,70026</text:p>
          </table:table-cell>
          <table:table-cell office:value-type="float" office:value="812.555">
            <text:p>812,555</text:p>
          </table:table-cell>
        </table:table-row>
        <table:table-row table:style-name="ro1">
          <table:table-cell office:value-type="float" office:value="752.58">
            <text:p>752,58</text:p>
          </table:table-cell>
          <table:table-cell office:value-type="float" office:value="0.957458">
            <text:p>0,957458</text:p>
          </table:table-cell>
          <table:table-cell office:value-type="float" office:value="753.538">
            <text:p>753,538</text:p>
          </table:table-cell>
          <table:table-cell office:value-type="float" office:value="305.059">
            <text:p>305,059</text:p>
          </table:table-cell>
          <table:table-cell office:value-type="float" office:value="0.701158">
            <text:p>0,701158</text:p>
          </table:table-cell>
          <table:table-cell office:value-type="float" office:value="305.76">
            <text:p>305,76</text:p>
          </table:table-cell>
          <table:table-cell office:value-type="float" office:value="828.548">
            <text:p>828,548</text:p>
          </table:table-cell>
          <table:table-cell office:value-type="float" office:value="0.875348">
            <text:p>0,875348</text:p>
          </table:table-cell>
          <table:table-cell office:value-type="float" office:value="829.423">
            <text:p>829,423</text:p>
          </table:table-cell>
          <table:table-cell office:value-type="float" office:value="731.629">
            <text:p>731,629</text:p>
          </table:table-cell>
          <table:table-cell office:value-type="float" office:value="0.492951">
            <text:p>0,492951</text:p>
          </table:table-cell>
          <table:table-cell office:value-type="float" office:value="732.122">
            <text:p>732,122</text:p>
          </table:table-cell>
          <table:table-cell office:value-type="float" office:value="743.704">
            <text:p>743,704</text:p>
          </table:table-cell>
          <table:table-cell office:value-type="float" office:value="0.422865">
            <text:p>0,422865</text:p>
          </table:table-cell>
          <table:table-cell office:value-type="float" office:value="744.127">
            <text:p>744,127</text:p>
          </table:table-cell>
          <table:table-cell office:value-type="float" office:value="681.013">
            <text:p>681,013</text:p>
          </table:table-cell>
          <table:table-cell office:value-type="float" office:value="0.743386">
            <text:p>0,743386</text:p>
          </table:table-cell>
          <table:table-cell office:value-type="float" office:value="681.756">
            <text:p>681,756</text:p>
          </table:table-cell>
          <table:table-cell office:value-type="float" office:value="319.576">
            <text:p>319,576</text:p>
          </table:table-cell>
          <table:table-cell office:value-type="float" office:value="0.712595">
            <text:p>0,712595</text:p>
          </table:table-cell>
          <table:table-cell office:value-type="float" office:value="320.289">
            <text:p>320,289</text:p>
          </table:table-cell>
          <table:table-cell office:value-type="float" office:value="142.639">
            <text:p>142,639</text:p>
          </table:table-cell>
          <table:table-cell office:value-type="float" office:value="1.11112">
            <text:p>1,11112</text:p>
          </table:table-cell>
          <table:table-cell office:value-type="float" office:value="143.75">
            <text:p>143,75</text:p>
          </table:table-cell>
          <table:table-cell office:value-type="float" office:value="877.543">
            <text:p>877,543</text:p>
          </table:table-cell>
          <table:table-cell office:value-type="float" office:value="0.914057">
            <text:p>0,914057</text:p>
          </table:table-cell>
          <table:table-cell office:value-type="float" office:value="878.457">
            <text:p>878,457</text:p>
          </table:table-cell>
        </table:table-row>
        <table:table-row table:style-name="ro1">
          <table:table-cell office:value-type="float" office:value="778.211">
            <text:p>778,211</text:p>
          </table:table-cell>
          <table:table-cell office:value-type="float" office:value="0.995287">
            <text:p>0,995287</text:p>
          </table:table-cell>
          <table:table-cell office:value-type="float" office:value="779.206">
            <text:p>779,206</text:p>
          </table:table-cell>
          <table:table-cell office:value-type="float" office:value="304.263">
            <text:p>304,263</text:p>
          </table:table-cell>
          <table:table-cell office:value-type="float" office:value="0.785907">
            <text:p>0,785907</text:p>
          </table:table-cell>
          <table:table-cell office:value-type="float" office:value="305.049">
            <text:p>305,049</text:p>
          </table:table-cell>
          <table:table-cell office:value-type="float" office:value="930.902">
            <text:p>930,902</text:p>
          </table:table-cell>
          <table:table-cell office:value-type="float" office:value="1.11962">
            <text:p>1,11962</text:p>
          </table:table-cell>
          <table:table-cell office:value-type="float" office:value="932.022">
            <text:p>932,022</text:p>
          </table:table-cell>
          <table:table-cell office:value-type="float" office:value="730.438">
            <text:p>730,438</text:p>
          </table:table-cell>
          <table:table-cell office:value-type="float" office:value="0.46304">
            <text:p>0,46304</text:p>
          </table:table-cell>
          <table:table-cell office:value-type="float" office:value="730.901">
            <text:p>730,901</text:p>
          </table:table-cell>
          <table:table-cell office:value-type="float" office:value="739.705">
            <text:p>739,705</text:p>
          </table:table-cell>
          <table:table-cell office:value-type="float" office:value="0.417586">
            <text:p>0,417586</text:p>
          </table:table-cell>
          <table:table-cell office:value-type="float" office:value="740.122">
            <text:p>740,122</text:p>
          </table:table-cell>
          <table:table-cell office:value-type="float" office:value="716.36">
            <text:p>716,36</text:p>
          </table:table-cell>
          <table:table-cell office:value-type="float" office:value="0.75277">
            <text:p>0,75277</text:p>
          </table:table-cell>
          <table:table-cell office:value-type="float" office:value="717.113">
            <text:p>717,113</text:p>
          </table:table-cell>
          <table:table-cell office:value-type="float" office:value="366.893">
            <text:p>366,893</text:p>
          </table:table-cell>
          <table:table-cell office:value-type="float" office:value="0.674766">
            <text:p>0,674766</text:p>
          </table:table-cell>
          <table:table-cell office:value-type="float" office:value="367.568">
            <text:p>367,568</text:p>
          </table:table-cell>
          <table:table-cell office:value-type="float" office:value="148.445">
            <text:p>148,445</text:p>
          </table:table-cell>
          <table:table-cell office:value-type="float" office:value="0.638403">
            <text:p>0,638403</text:p>
          </table:table-cell>
          <table:table-cell office:value-type="float" office:value="149.083">
            <text:p>149,083</text:p>
          </table:table-cell>
          <table:table-cell office:value-type="float" office:value="820.21">
            <text:p>820,21</text:p>
          </table:table-cell>
          <table:table-cell office:value-type="float" office:value="1.53105">
            <text:p>1,53105</text:p>
          </table:table-cell>
          <table:table-cell office:value-type="float" office:value="821.741">
            <text:p>821,741</text:p>
          </table:table-cell>
        </table:table-row>
        <table:table-row table:style-name="ro1">
          <table:table-cell office:value-type="float" office:value="856.206">
            <text:p>856,206</text:p>
          </table:table-cell>
          <table:table-cell office:value-type="float" office:value="1.03957">
            <text:p>1,03957</text:p>
          </table:table-cell>
          <table:table-cell office:value-type="float" office:value="857.245">
            <text:p>857,245</text:p>
          </table:table-cell>
          <table:table-cell office:value-type="float" office:value="328.717">
            <text:p>328,717</text:p>
          </table:table-cell>
          <table:table-cell office:value-type="float" office:value="0.342808">
            <text:p>0,342808</text:p>
          </table:table-cell>
          <table:table-cell office:value-type="float" office:value="329.06">
            <text:p>329,06</text:p>
          </table:table-cell>
          <table:table-cell office:value-type="float" office:value="817.753">
            <text:p>817,753</text:p>
          </table:table-cell>
          <table:table-cell office:value-type="float" office:value="0.885318">
            <text:p>0,885318</text:p>
          </table:table-cell>
          <table:table-cell office:value-type="float" office:value="818.638">
            <text:p>818,638</text:p>
          </table:table-cell>
          <table:table-cell office:value-type="float" office:value="799.768">
            <text:p>799,768</text:p>
          </table:table-cell>
          <table:table-cell office:value-type="float" office:value="2.14365">
            <text:p>2,14365</text:p>
          </table:table-cell>
          <table:table-cell office:value-type="float" office:value="801.912">
            <text:p>801,912</text:p>
          </table:table-cell>
          <table:table-cell office:value-type="float" office:value="727.755">
            <text:p>727,755</text:p>
          </table:table-cell>
          <table:table-cell office:value-type="float" office:value="0.419053">
            <text:p>0,419053</text:p>
          </table:table-cell>
          <table:table-cell office:value-type="float" office:value="728.174">
            <text:p>728,174</text:p>
          </table:table-cell>
          <table:table-cell office:value-type="float" office:value="624.017">
            <text:p>624,017</text:p>
          </table:table-cell>
          <table:table-cell office:value-type="float" office:value="0.709369">
            <text:p>0,709369</text:p>
          </table:table-cell>
          <table:table-cell office:value-type="float" office:value="624.727">
            <text:p>624,727</text:p>
          </table:table-cell>
          <table:table-cell office:value-type="float" office:value="348.049">
            <text:p>348,049</text:p>
          </table:table-cell>
          <table:table-cell office:value-type="float" office:value="0.703211">
            <text:p>0,703211</text:p>
          </table:table-cell>
          <table:table-cell office:value-type="float" office:value="348.753">
            <text:p>348,753</text:p>
          </table:table-cell>
          <table:table-cell office:value-type="float" office:value="156.035">
            <text:p>156,035</text:p>
          </table:table-cell>
          <table:table-cell office:value-type="float" office:value="0.522863">
            <text:p>0,522863</text:p>
          </table:table-cell>
          <table:table-cell office:value-type="float" office:value="156.558">
            <text:p>156,558</text:p>
          </table:table-cell>
          <table:table-cell office:value-type="float" office:value="805.363">
            <text:p>805,363</text:p>
          </table:table-cell>
          <table:table-cell office:value-type="float" office:value="0.939276">
            <text:p>0,939276</text:p>
          </table:table-cell>
          <table:table-cell office:value-type="float" office:value="806.302">
            <text:p>806,302</text:p>
          </table:table-cell>
        </table:table-row>
        <table:table-row table:style-name="ro1">
          <table:table-cell office:value-type="float" office:value="814.186">
            <text:p>814,186</text:p>
          </table:table-cell>
          <table:table-cell office:value-type="float" office:value="1.00907">
            <text:p>1,00907</text:p>
          </table:table-cell>
          <table:table-cell office:value-type="float" office:value="815.195">
            <text:p>815,195</text:p>
          </table:table-cell>
          <table:table-cell office:value-type="float" office:value="313.196">
            <text:p>313,196</text:p>
          </table:table-cell>
          <table:table-cell office:value-type="float" office:value="0.351019">
            <text:p>0,351019</text:p>
          </table:table-cell>
          <table:table-cell office:value-type="float" office:value="313.547">
            <text:p>313,547</text:p>
          </table:table-cell>
          <table:table-cell office:value-type="float" office:value="826.553">
            <text:p>826,553</text:p>
          </table:table-cell>
          <table:table-cell office:value-type="float" office:value="0.829894">
            <text:p>0,829894</text:p>
          </table:table-cell>
          <table:table-cell office:value-type="float" office:value="827.383">
            <text:p>827,383</text:p>
          </table:table-cell>
          <table:table-cell office:value-type="float" office:value="720.394">
            <text:p>720,394</text:p>
          </table:table-cell>
          <table:table-cell office:value-type="float" office:value="1.3683">
            <text:p>1,3683</text:p>
          </table:table-cell>
          <table:table-cell office:value-type="float" office:value="721.763">
            <text:p>721,763</text:p>
          </table:table-cell>
          <table:table-cell office:value-type="float" office:value="722.995">
            <text:p>722,995</text:p>
          </table:table-cell>
          <table:table-cell office:value-type="float" office:value="0.448964">
            <text:p>0,448964</text:p>
          </table:table-cell>
          <table:table-cell office:value-type="float" office:value="723.444">
            <text:p>723,444</text:p>
          </table:table-cell>
          <table:table-cell office:value-type="float" office:value="713.72">
            <text:p>713,72</text:p>
          </table:table-cell>
          <table:table-cell office:value-type="float" office:value="0.745439">
            <text:p>0,745439</text:p>
          </table:table-cell>
          <table:table-cell office:value-type="float" office:value="714.466">
            <text:p>714,466</text:p>
          </table:table-cell>
          <table:table-cell office:value-type="float" office:value="309.752">
            <text:p>309,752</text:p>
          </table:table-cell>
          <table:table-cell office:value-type="float" office:value="0.686496">
            <text:p>0,686496</text:p>
          </table:table-cell>
          <table:table-cell office:value-type="float" office:value="310.439">
            <text:p>310,439</text:p>
          </table:table-cell>
          <table:table-cell office:value-type="float" office:value="161.723">
            <text:p>161,723</text:p>
          </table:table-cell>
          <table:table-cell office:value-type="float" office:value="0.490899">
            <text:p>0,490899</text:p>
          </table:table-cell>
          <table:table-cell office:value-type="float" office:value="162.214">
            <text:p>162,214</text:p>
          </table:table-cell>
          <table:table-cell office:value-type="float" office:value="853.237">
            <text:p>853,237</text:p>
          </table:table-cell>
          <table:table-cell office:value-type="float" office:value="0.973586">
            <text:p>0,973586</text:p>
          </table:table-cell>
          <table:table-cell office:value-type="float" office:value="854.21">
            <text:p>854,21</text:p>
          </table:table-cell>
        </table:table-row>
        <table:table-row table:style-name="ro1">
          <table:table-cell office:value-type="float" office:value="747.286">
            <text:p>747,286</text:p>
          </table:table-cell>
          <table:table-cell office:value-type="float" office:value="1.07124">
            <text:p>1,07124</text:p>
          </table:table-cell>
          <table:table-cell office:value-type="float" office:value="748.357">
            <text:p>748,357</text:p>
          </table:table-cell>
          <table:table-cell office:value-type="float" office:value="298.413">
            <text:p>298,413</text:p>
          </table:table-cell>
          <table:table-cell office:value-type="float" office:value="0.369787">
            <text:p>0,369787</text:p>
          </table:table-cell>
          <table:table-cell office:value-type="float" office:value="298.783">
            <text:p>298,783</text:p>
          </table:table-cell>
          <table:table-cell office:value-type="float" office:value="852.249">
            <text:p>852,249</text:p>
          </table:table-cell>
          <table:table-cell office:value-type="float" office:value="0.89265">
            <text:p>0,89265</text:p>
          </table:table-cell>
          <table:table-cell office:value-type="float" office:value="853.142">
            <text:p>853,142</text:p>
          </table:table-cell>
          <table:table-cell office:value-type="float" office:value="836.012">
            <text:p>836,012</text:p>
          </table:table-cell>
          <table:table-cell office:value-type="float" office:value="0.502922">
            <text:p>0,502922</text:p>
          </table:table-cell>
          <table:table-cell office:value-type="float" office:value="836.515">
            <text:p>836,515</text:p>
          </table:table-cell>
          <table:table-cell office:value-type="float" office:value="774.865">
            <text:p>774,865</text:p>
          </table:table-cell>
          <table:table-cell office:value-type="float" office:value="0.433129">
            <text:p>0,433129</text:p>
          </table:table-cell>
          <table:table-cell office:value-type="float" office:value="775.298">
            <text:p>775,298</text:p>
          </table:table-cell>
          <table:table-cell office:value-type="float" office:value="634.321">
            <text:p>634,321</text:p>
          </table:table-cell>
          <table:table-cell office:value-type="float" office:value="0.744266">
            <text:p>0,744266</text:p>
          </table:table-cell>
          <table:table-cell office:value-type="float" office:value="635.066">
            <text:p>635,066</text:p>
          </table:table-cell>
          <table:table-cell office:value-type="float" office:value="333.281">
            <text:p>333,281</text:p>
          </table:table-cell>
          <table:table-cell office:value-type="float" office:value="0.707023">
            <text:p>0,707023</text:p>
          </table:table-cell>
          <table:table-cell office:value-type="float" office:value="333.988">
            <text:p>333,988</text:p>
          </table:table-cell>
          <table:table-cell office:value-type="float" office:value="136.644">
            <text:p>136,644</text:p>
          </table:table-cell>
          <table:table-cell office:value-type="float" office:value="0.536059">
            <text:p>0,536059</text:p>
          </table:table-cell>
          <table:table-cell office:value-type="float" office:value="137.18">
            <text:p>137,18</text:p>
          </table:table-cell>
          <table:table-cell office:value-type="float" office:value="782.161">
            <text:p>782,161</text:p>
          </table:table-cell>
          <table:table-cell office:value-type="float" office:value="0.971827">
            <text:p>0,971827</text:p>
          </table:table-cell>
          <table:table-cell office:value-type="float" office:value="783.133">
            <text:p>783,133</text:p>
          </table:table-cell>
        </table:table-row>
        <table:table-row table:style-name="ro1">
          <table:table-cell office:value-type="float" office:value="787.376">
            <text:p>787,376</text:p>
          </table:table-cell>
          <table:table-cell office:value-type="float" office:value="2.44628">
            <text:p>2,44628</text:p>
          </table:table-cell>
          <table:table-cell office:value-type="float" office:value="789.822">
            <text:p>789,822</text:p>
          </table:table-cell>
          <table:table-cell office:value-type="float" office:value="335.392">
            <text:p>335,392</text:p>
          </table:table-cell>
          <table:table-cell office:value-type="float" office:value="0.307911">
            <text:p>0,307911</text:p>
          </table:table-cell>
          <table:table-cell office:value-type="float" office:value="335.7">
            <text:p>335,7</text:p>
          </table:table-cell>
          <table:table-cell office:value-type="float" office:value="935.778">
            <text:p>935,778</text:p>
          </table:table-cell>
          <table:table-cell office:value-type="float" office:value="1.99849">
            <text:p>1,99849</text:p>
          </table:table-cell>
          <table:table-cell office:value-type="float" office:value="937.777">
            <text:p>937,777</text:p>
          </table:table-cell>
          <table:table-cell office:value-type="float" office:value="755.238">
            <text:p>755,238</text:p>
          </table:table-cell>
          <table:table-cell office:value-type="float" office:value="0.448964">
            <text:p>0,448964</text:p>
          </table:table-cell>
          <table:table-cell office:value-type="float" office:value="755.687">
            <text:p>755,687</text:p>
          </table:table-cell>
          <table:table-cell office:value-type="float" office:value="748.644">
            <text:p>748,644</text:p>
          </table:table-cell>
          <table:table-cell office:value-type="float" office:value="0.431369">
            <text:p>0,431369</text:p>
          </table:table-cell>
          <table:table-cell office:value-type="float" office:value="749.075">
            <text:p>749,075</text:p>
          </table:table-cell>
          <table:table-cell office:value-type="float" office:value="641.527">
            <text:p>641,527</text:p>
          </table:table-cell>
          <table:table-cell office:value-type="float" office:value="0.75101">
            <text:p>0,75101</text:p>
          </table:table-cell>
          <table:table-cell office:value-type="float" office:value="642.278">
            <text:p>642,278</text:p>
          </table:table-cell>
          <table:table-cell office:value-type="float" office:value="332.886">
            <text:p>332,886</text:p>
          </table:table-cell>
          <table:table-cell office:value-type="float" office:value="0.69588">
            <text:p>0,69588</text:p>
          </table:table-cell>
          <table:table-cell office:value-type="float" office:value="333.582">
            <text:p>333,582</text:p>
          </table:table-cell>
          <table:table-cell office:value-type="float" office:value="142.706">
            <text:p>142,706</text:p>
          </table:table-cell>
          <table:table-cell office:value-type="float" office:value="0.52169">
            <text:p>0,52169</text:p>
          </table:table-cell>
          <table:table-cell office:value-type="float" office:value="143.227">
            <text:p>143,227</text:p>
          </table:table-cell>
          <table:table-cell office:value-type="float" office:value="820.696">
            <text:p>820,696</text:p>
          </table:table-cell>
          <table:table-cell office:value-type="float" office:value="0.969187">
            <text:p>0,969187</text:p>
          </table:table-cell>
          <table:table-cell office:value-type="float" office:value="821.665">
            <text:p>821,665</text:p>
          </table:table-cell>
        </table:table-row>
        <table:table-row table:style-name="ro1">
          <table:table-cell office:value-type="float" office:value="788.666">
            <text:p>788,666</text:p>
          </table:table-cell>
          <table:table-cell office:value-type="float" office:value="1.26038">
            <text:p>1,26038</text:p>
          </table:table-cell>
          <table:table-cell office:value-type="float" office:value="789.926">
            <text:p>789,926</text:p>
          </table:table-cell>
          <table:table-cell office:value-type="float" office:value="353.242">
            <text:p>353,242</text:p>
          </table:table-cell>
          <table:table-cell office:value-type="float" office:value="0.907312">
            <text:p>0,907312</text:p>
          </table:table-cell>
          <table:table-cell office:value-type="float" office:value="354.149">
            <text:p>354,149</text:p>
          </table:table-cell>
          <table:table-cell office:value-type="float" office:value="893.333">
            <text:p>893,333</text:p>
          </table:table-cell>
          <table:table-cell office:value-type="float" office:value="0.916989">
            <text:p>0,916989</text:p>
          </table:table-cell>
          <table:table-cell office:value-type="float" office:value="894.25">
            <text:p>894,25</text:p>
          </table:table-cell>
          <table:table-cell office:value-type="float" office:value="797.503">
            <text:p>797,503</text:p>
          </table:table-cell>
          <table:table-cell office:value-type="float" office:value="1.12432">
            <text:p>1,12432</text:p>
          </table:table-cell>
          <table:table-cell office:value-type="float" office:value="798.627">
            <text:p>798,627</text:p>
          </table:table-cell>
          <table:table-cell office:value-type="float" office:value="790.247">
            <text:p>790,247</text:p>
          </table:table-cell>
          <table:table-cell office:value-type="float" office:value="1.23751">
            <text:p>1,23751</text:p>
          </table:table-cell>
          <table:table-cell office:value-type="float" office:value="791.484">
            <text:p>791,484</text:p>
          </table:table-cell>
          <table:table-cell office:value-type="float" office:value="615.8">
            <text:p>615,8</text:p>
          </table:table-cell>
          <table:table-cell office:value-type="float" office:value="0.735761">
            <text:p>0,735761</text:p>
          </table:table-cell>
          <table:table-cell office:value-type="float" office:value="616.535">
            <text:p>616,535</text:p>
          </table:table-cell>
          <table:table-cell office:value-type="float" office:value="370.408">
            <text:p>370,408</text:p>
          </table:table-cell>
          <table:table-cell office:value-type="float" office:value="0.722272">
            <text:p>0,722272</text:p>
          </table:table-cell>
          <table:table-cell office:value-type="float" office:value="371.13">
            <text:p>371,13</text:p>
          </table:table-cell>
          <table:table-cell office:value-type="float" office:value="151.259">
            <text:p>151,259</text:p>
          </table:table-cell>
          <table:table-cell office:value-type="float" office:value="0.478875">
            <text:p>0,478875</text:p>
          </table:table-cell>
          <table:table-cell office:value-type="float" office:value="151.738">
            <text:p>151,738</text:p>
          </table:table-cell>
          <table:table-cell office:value-type="float" office:value="814.918">
            <text:p>814,918</text:p>
          </table:table-cell>
          <table:table-cell office:value-type="float" office:value="0.988835">
            <text:p>0,988835</text:p>
          </table:table-cell>
          <table:table-cell office:value-type="float" office:value="815.907">
            <text:p>815,907</text:p>
          </table:table-cell>
        </table:table-row>
        <table:table-row table:style-name="ro1">
          <table:table-cell office:value-type="float" office:value="795.368">
            <text:p>795,368</text:p>
          </table:table-cell>
          <table:table-cell office:value-type="float" office:value="1.36683">
            <text:p>1,36683</text:p>
          </table:table-cell>
          <table:table-cell office:value-type="float" office:value="796.735">
            <text:p>796,735</text:p>
          </table:table-cell>
          <table:table-cell office:value-type="float" office:value="322.012">
            <text:p>322,012</text:p>
          </table:table-cell>
          <table:table-cell office:value-type="float" office:value="0.332251">
            <text:p>0,332251</text:p>
          </table:table-cell>
          <table:table-cell office:value-type="float" office:value="322.344">
            <text:p>322,344</text:p>
          </table:table-cell>
          <table:table-cell office:value-type="float" office:value="938.248">
            <text:p>938,248</text:p>
          </table:table-cell>
          <table:table-cell office:value-type="float" office:value="0.995873">
            <text:p>0,995873</text:p>
          </table:table-cell>
          <table:table-cell office:value-type="float" office:value="939.244">
            <text:p>939,244</text:p>
          </table:table-cell>
          <table:table-cell office:value-type="float" office:value="812.82">
            <text:p>812,82</text:p>
          </table:table-cell>
          <table:table-cell office:value-type="float" office:value="0.497937">
            <text:p>0,497937</text:p>
          </table:table-cell>
          <table:table-cell office:value-type="float" office:value="813.317">
            <text:p>813,317</text:p>
          </table:table-cell>
          <table:table-cell office:value-type="float" office:value="750.853">
            <text:p>750,853</text:p>
          </table:table-cell>
          <table:table-cell office:value-type="float" office:value="0.460107">
            <text:p>0,460107</text:p>
          </table:table-cell>
          <table:table-cell office:value-type="float" office:value="751.313">
            <text:p>751,313</text:p>
          </table:table-cell>
          <table:table-cell office:value-type="float" office:value="651.927">
            <text:p>651,927</text:p>
          </table:table-cell>
          <table:table-cell office:value-type="float" office:value="0.74192">
            <text:p>0,74192</text:p>
          </table:table-cell>
          <table:table-cell office:value-type="float" office:value="652.669">
            <text:p>652,669</text:p>
          </table:table-cell>
          <table:table-cell office:value-type="float" office:value="408.59">
            <text:p>408,59</text:p>
          </table:table-cell>
          <table:table-cell office:value-type="float" office:value="0.725791">
            <text:p>0,725791</text:p>
          </table:table-cell>
          <table:table-cell office:value-type="float" office:value="409.316">
            <text:p>409,316</text:p>
          </table:table-cell>
          <table:table-cell office:value-type="float" office:value="159.173">
            <text:p>159,173</text:p>
          </table:table-cell>
          <table:table-cell office:value-type="float" office:value="0.461574">
            <text:p>0,461574</text:p>
          </table:table-cell>
          <table:table-cell office:value-type="float" office:value="159.635">
            <text:p>159,635</text:p>
          </table:table-cell>
          <table:table-cell office:value-type="float" office:value="815.963">
            <text:p>815,963</text:p>
          </table:table-cell>
          <table:table-cell office:value-type="float" office:value="1.01435">
            <text:p>1,01435</text:p>
          </table:table-cell>
          <table:table-cell office:value-type="float" office:value="816.977">
            <text:p>816,977</text:p>
          </table:table-cell>
        </table:table-row>
        <table:table-row table:style-name="ro1">
          <table:table-cell office:value-type="float" office:value="811.954">
            <text:p>811,954</text:p>
          </table:table-cell>
          <table:table-cell office:value-type="float" office:value="1.45217">
            <text:p>1,45217</text:p>
          </table:table-cell>
          <table:table-cell office:value-type="float" office:value="813.406">
            <text:p>813,406</text:p>
          </table:table-cell>
          <table:table-cell office:value-type="float" office:value="349.392">
            <text:p>349,392</text:p>
          </table:table-cell>
          <table:table-cell office:value-type="float" office:value="0.331371">
            <text:p>0,331371</text:p>
          </table:table-cell>
          <table:table-cell office:value-type="float" office:value="349.723">
            <text:p>349,723</text:p>
          </table:table-cell>
          <table:table-cell office:value-type="float" office:value="959.862">
            <text:p>959,862</text:p>
          </table:table-cell>
          <table:table-cell office:value-type="float" office:value="0.831947">
            <text:p>0,831947</text:p>
          </table:table-cell>
          <table:table-cell office:value-type="float" office:value="960.694">
            <text:p>960,694</text:p>
          </table:table-cell>
          <table:table-cell office:value-type="float" office:value="735.758">
            <text:p>735,758</text:p>
          </table:table-cell>
          <table:table-cell office:value-type="float" office:value="0.468025">
            <text:p>0,468025</text:p>
          </table:table-cell>
          <table:table-cell office:value-type="float" office:value="736.226">
            <text:p>736,226</text:p>
          </table:table-cell>
          <table:table-cell office:value-type="float" office:value="739.611">
            <text:p>739,611</text:p>
          </table:table-cell>
          <table:table-cell office:value-type="float" office:value="0.583858">
            <text:p>0,583858</text:p>
          </table:table-cell>
          <table:table-cell office:value-type="float" office:value="740.195">
            <text:p>740,195</text:p>
          </table:table-cell>
          <table:table-cell office:value-type="float" office:value="697.89">
            <text:p>697,89</text:p>
          </table:table-cell>
          <table:table-cell office:value-type="float" office:value="0.707316">
            <text:p>0,707316</text:p>
          </table:table-cell>
          <table:table-cell office:value-type="float" office:value="698.598">
            <text:p>698,598</text:p>
          </table:table-cell>
          <table:table-cell office:value-type="float" office:value="396.166">
            <text:p>396,166</text:p>
          </table:table-cell>
          <table:table-cell office:value-type="float" office:value="0.717873">
            <text:p>0,717873</text:p>
          </table:table-cell>
          <table:table-cell office:value-type="float" office:value="396.884">
            <text:p>396,884</text:p>
          </table:table-cell>
          <table:table-cell office:value-type="float" office:value="154.507">
            <text:p>154,507</text:p>
          </table:table-cell>
          <table:table-cell office:value-type="float" office:value="0.466559">
            <text:p>0,466559</text:p>
          </table:table-cell>
          <table:table-cell office:value-type="float" office:value="154.973">
            <text:p>154,973</text:p>
          </table:table-cell>
          <table:table-cell office:value-type="float" office:value="750.772">
            <text:p>750,772</text:p>
          </table:table-cell>
          <table:table-cell office:value-type="float" office:value="0.917282">
            <text:p>0,917282</text:p>
          </table:table-cell>
          <table:table-cell office:value-type="float" office:value="751.689">
            <text:p>751,689</text:p>
          </table:table-cell>
        </table:table-row>
        <table:table-row table:style-name="ro1">
          <table:table-cell office:value-type="float" office:value="771.149">
            <text:p>771,149</text:p>
          </table:table-cell>
          <table:table-cell office:value-type="float" office:value="2.84012">
            <text:p>2,84012</text:p>
          </table:table-cell>
          <table:table-cell office:value-type="float" office:value="773.989">
            <text:p>773,989</text:p>
          </table:table-cell>
          <table:table-cell office:value-type="float" office:value="397.708">
            <text:p>397,708</text:p>
          </table:table-cell>
          <table:table-cell office:value-type="float" office:value="0.332544">
            <text:p>0,332544</text:p>
          </table:table-cell>
          <table:table-cell office:value-type="float" office:value="398.04">
            <text:p>398,04</text:p>
          </table:table-cell>
          <table:table-cell office:value-type="float" office:value="939.848">
            <text:p>939,848</text:p>
          </table:table-cell>
          <table:table-cell office:value-type="float" office:value="0.861565">
            <text:p>0,861565</text:p>
          </table:table-cell>
          <table:table-cell office:value-type="float" office:value="940.709">
            <text:p>940,709</text:p>
          </table:table-cell>
          <table:table-cell office:value-type="float" office:value="753.802">
            <text:p>753,802</text:p>
          </table:table-cell>
          <table:table-cell office:value-type="float" office:value="0.536939">
            <text:p>0,536939</text:p>
          </table:table-cell>
          <table:table-cell office:value-type="float" office:value="754.339">
            <text:p>754,339</text:p>
          </table:table-cell>
          <table:table-cell office:value-type="float" office:value="717.7">
            <text:p>717,7</text:p>
          </table:table-cell>
          <table:table-cell office:value-type="float" office:value="0.812593">
            <text:p>0,812593</text:p>
          </table:table-cell>
          <table:table-cell office:value-type="float" office:value="718.513">
            <text:p>718,513</text:p>
          </table:table-cell>
          <table:table-cell office:value-type="float" office:value="678.128">
            <text:p>678,128</text:p>
          </table:table-cell>
          <table:table-cell office:value-type="float" office:value="0.70497">
            <text:p>0,70497</text:p>
          </table:table-cell>
          <table:table-cell office:value-type="float" office:value="678.833">
            <text:p>678,833</text:p>
          </table:table-cell>
          <table:table-cell office:value-type="float" office:value="329.2">
            <text:p>329,2</text:p>
          </table:table-cell>
          <table:table-cell office:value-type="float" office:value="0.656584">
            <text:p>0,656584</text:p>
          </table:table-cell>
          <table:table-cell office:value-type="float" office:value="329.857">
            <text:p>329,857</text:p>
          </table:table-cell>
          <table:table-cell office:value-type="float" office:value="162.183">
            <text:p>162,183</text:p>
          </table:table-cell>
          <table:table-cell office:value-type="float" office:value="0.738694">
            <text:p>0,738694</text:p>
          </table:table-cell>
          <table:table-cell office:value-type="float" office:value="162.922">
            <text:p>162,922</text:p>
          </table:table-cell>
          <table:table-cell office:value-type="float" office:value="805.234">
            <text:p>805,234</text:p>
          </table:table-cell>
          <table:table-cell office:value-type="float" office:value="1.00144">
            <text:p>1,00144</text:p>
          </table:table-cell>
          <table:table-cell office:value-type="float" office:value="806.236">
            <text:p>806,236</text:p>
          </table:table-cell>
        </table:table-row>
        <table:table-row table:style-name="ro1">
          <table:table-cell office:value-type="float" office:value="748.28">
            <text:p>748,28</text:p>
          </table:table-cell>
          <table:table-cell office:value-type="float" office:value="0.958631">
            <text:p>0,958631</text:p>
          </table:table-cell>
          <table:table-cell office:value-type="float" office:value="749.239">
            <text:p>749,239</text:p>
          </table:table-cell>
          <table:table-cell office:value-type="float" office:value="319.915">
            <text:p>319,915</text:p>
          </table:table-cell>
          <table:table-cell office:value-type="float" office:value="0.599401">
            <text:p>0,599401</text:p>
          </table:table-cell>
          <table:table-cell office:value-type="float" office:value="320.514">
            <text:p>320,514</text:p>
          </table:table-cell>
          <table:table-cell office:value-type="float" office:value="852.031">
            <text:p>852,031</text:p>
          </table:table-cell>
          <table:table-cell office:value-type="float" office:value="0.830188">
            <text:p>0,830188</text:p>
          </table:table-cell>
          <table:table-cell office:value-type="float" office:value="852.861">
            <text:p>852,861</text:p>
          </table:table-cell>
          <table:table-cell office:value-type="float" office:value="824.597">
            <text:p>824,597</text:p>
          </table:table-cell>
          <table:table-cell office:value-type="float" office:value="0.447498">
            <text:p>0,447498</text:p>
          </table:table-cell>
          <table:table-cell office:value-type="float" office:value="825.044">
            <text:p>825,044</text:p>
          </table:table-cell>
          <table:table-cell office:value-type="float" office:value="838.757">
            <text:p>838,757</text:p>
          </table:table-cell>
          <table:table-cell office:value-type="float" office:value="0.479169">
            <text:p>0,479169</text:p>
          </table:table-cell>
          <table:table-cell office:value-type="float" office:value="839.236">
            <text:p>839,236</text:p>
          </table:table-cell>
          <table:table-cell office:value-type="float" office:value="666.16">
            <text:p>666,16</text:p>
          </table:table-cell>
          <table:table-cell office:value-type="float" office:value="0.770071">
            <text:p>0,770071</text:p>
          </table:table-cell>
          <table:table-cell office:value-type="float" office:value="666.93">
            <text:p>666,93</text:p>
          </table:table-cell>
          <table:table-cell office:value-type="float" office:value="338.927">
            <text:p>338,927</text:p>
          </table:table-cell>
          <table:table-cell office:value-type="float" office:value="0.709955">
            <text:p>0,709955</text:p>
          </table:table-cell>
          <table:table-cell office:value-type="float" office:value="339.637">
            <text:p>339,637</text:p>
          </table:table-cell>
          <table:table-cell office:value-type="float" office:value="189.028">
            <text:p>189,028</text:p>
          </table:table-cell>
          <table:table-cell office:value-type="float" office:value="0.485034">
            <text:p>0,485034</text:p>
          </table:table-cell>
          <table:table-cell office:value-type="float" office:value="189.513">
            <text:p>189,513</text:p>
          </table:table-cell>
          <table:table-cell office:value-type="float" office:value="737.955">
            <text:p>737,955</text:p>
          </table:table-cell>
          <table:table-cell office:value-type="float" office:value="1.75803">
            <text:p>1,75803</text:p>
          </table:table-cell>
          <table:table-cell office:value-type="float" office:value="739.713">
            <text:p>739,713</text:p>
          </table:table-cell>
        </table:table-row>
        <table:table-row table:style-name="ro1">
          <table:table-cell office:value-type="float" office:value="756.914">
            <text:p>756,914</text:p>
          </table:table-cell>
          <table:table-cell office:value-type="float" office:value="0.962736">
            <text:p>0,962736</text:p>
          </table:table-cell>
          <table:table-cell office:value-type="float" office:value="757.877">
            <text:p>757,877</text:p>
          </table:table-cell>
          <table:table-cell office:value-type="float" office:value="356.778">
            <text:p>356,778</text:p>
          </table:table-cell>
          <table:table-cell office:value-type="float" office:value="0.33401">
            <text:p>0,33401</text:p>
          </table:table-cell>
          <table:table-cell office:value-type="float" office:value="357.112">
            <text:p>357,112</text:p>
          </table:table-cell>
          <table:table-cell office:value-type="float" office:value="827.188">
            <text:p>827,188</text:p>
          </table:table-cell>
          <table:table-cell office:value-type="float" office:value="2.51109">
            <text:p>2,51109</text:p>
          </table:table-cell>
          <table:table-cell office:value-type="float" office:value="829.699">
            <text:p>829,699</text:p>
          </table:table-cell>
          <table:table-cell office:value-type="float" office:value="772.451">
            <text:p>772,451</text:p>
          </table:table-cell>
          <table:table-cell office:value-type="float" office:value="0.480635">
            <text:p>0,480635</text:p>
          </table:table-cell>
          <table:table-cell office:value-type="float" office:value="772.931">
            <text:p>772,931</text:p>
          </table:table-cell>
          <table:table-cell office:value-type="float" office:value="791.703">
            <text:p>791,703</text:p>
          </table:table-cell>
          <table:table-cell office:value-type="float" office:value="0.41612">
            <text:p>0,41612</text:p>
          </table:table-cell>
          <table:table-cell office:value-type="float" office:value="792.119">
            <text:p>792,119</text:p>
          </table:table-cell>
          <table:table-cell office:value-type="float" office:value="659.635">
            <text:p>659,635</text:p>
          </table:table-cell>
          <table:table-cell office:value-type="float" office:value="0.762154">
            <text:p>0,762154</text:p>
          </table:table-cell>
          <table:table-cell office:value-type="float" office:value="660.398">
            <text:p>660,398</text:p>
          </table:table-cell>
          <table:table-cell office:value-type="float" office:value="373.364">
            <text:p>373,364</text:p>
          </table:table-cell>
          <table:table-cell office:value-type="float" office:value="1.41522">
            <text:p>1,41522</text:p>
          </table:table-cell>
          <table:table-cell office:value-type="float" office:value="374.779">
            <text:p>374,779</text:p>
          </table:table-cell>
          <table:table-cell office:value-type="float" office:value="182.828">
            <text:p>182,828</text:p>
          </table:table-cell>
          <table:table-cell office:value-type="float" office:value="0.46392">
            <text:p>0,46392</text:p>
          </table:table-cell>
          <table:table-cell office:value-type="float" office:value="183.292">
            <text:p>183,292</text:p>
          </table:table-cell>
          <table:table-cell office:value-type="float" office:value="802.829">
            <text:p>802,829</text:p>
          </table:table-cell>
          <table:table-cell office:value-type="float" office:value="1.00262">
            <text:p>1,00262</text:p>
          </table:table-cell>
          <table:table-cell office:value-type="float" office:value="803.832">
            <text:p>803,832</text:p>
          </table:table-cell>
        </table:table-row>
        <table:table-row table:style-name="ro1">
          <table:table-cell office:value-type="float" office:value="860.016">
            <text:p>860,016</text:p>
          </table:table-cell>
          <table:table-cell office:value-type="float" office:value="1.89028">
            <text:p>1,89028</text:p>
          </table:table-cell>
          <table:table-cell office:value-type="float" office:value="861.906">
            <text:p>861,906</text:p>
          </table:table-cell>
          <table:table-cell office:value-type="float" office:value="308.048">
            <text:p>308,048</text:p>
          </table:table-cell>
          <table:table-cell office:value-type="float" office:value="0.790306">
            <text:p>0,790306</text:p>
          </table:table-cell>
          <table:table-cell office:value-type="float" office:value="308.838">
            <text:p>308,838</text:p>
          </table:table-cell>
          <table:table-cell office:value-type="float" office:value="859.886">
            <text:p>859,886</text:p>
          </table:table-cell>
          <table:table-cell office:value-type="float" office:value="0.935464">
            <text:p>0,935464</text:p>
          </table:table-cell>
          <table:table-cell office:value-type="float" office:value="860.821">
            <text:p>860,821</text:p>
          </table:table-cell>
          <table:table-cell office:value-type="float" office:value="840.999">
            <text:p>840,999</text:p>
          </table:table-cell>
          <table:table-cell office:value-type="float" office:value="0.664209">
            <text:p>0,664209</text:p>
          </table:table-cell>
          <table:table-cell office:value-type="float" office:value="841.664">
            <text:p>841,664</text:p>
          </table:table-cell>
          <table:table-cell office:value-type="float" office:value="742.694">
            <text:p>742,694</text:p>
          </table:table-cell>
          <table:table-cell office:value-type="float" office:value="0.45219">
            <text:p>0,45219</text:p>
          </table:table-cell>
          <table:table-cell office:value-type="float" office:value="743.147">
            <text:p>743,147</text:p>
          </table:table-cell>
          <table:table-cell office:value-type="float" office:value="634.221">
            <text:p>634,221</text:p>
          </table:table-cell>
          <table:table-cell office:value-type="float" office:value="0.694413">
            <text:p>0,694413</text:p>
          </table:table-cell>
          <table:table-cell office:value-type="float" office:value="634.915">
            <text:p>634,915</text:p>
          </table:table-cell>
          <table:table-cell office:value-type="float" office:value="341.437">
            <text:p>341,437</text:p>
          </table:table-cell>
          <table:table-cell office:value-type="float" office:value="0.709076">
            <text:p>0,709076</text:p>
          </table:table-cell>
          <table:table-cell office:value-type="float" office:value="342.146">
            <text:p>342,146</text:p>
          </table:table-cell>
          <table:table-cell office:value-type="float" office:value="184.052">
            <text:p>184,052</text:p>
          </table:table-cell>
          <table:table-cell office:value-type="float" office:value="1.1771">
            <text:p>1,1771</text:p>
          </table:table-cell>
          <table:table-cell office:value-type="float" office:value="185.229">
            <text:p>185,229</text:p>
          </table:table-cell>
          <table:table-cell office:value-type="float" office:value="901.132">
            <text:p>901,132</text:p>
          </table:table-cell>
          <table:table-cell office:value-type="float" office:value="0.9947">
            <text:p>0,9947</text:p>
          </table:table-cell>
          <table:table-cell office:value-type="float" office:value="902.127">
            <text:p>902,127</text:p>
          </table:table-cell>
        </table:table-row>
        <table:table-row table:style-name="ro1">
          <table:table-cell office:value-type="float" office:value="793.559">
            <text:p>793,559</text:p>
          </table:table-cell>
          <table:table-cell office:value-type="float" office:value="1.03898">
            <text:p>1,03898</text:p>
          </table:table-cell>
          <table:table-cell office:value-type="float" office:value="794.598">
            <text:p>794,598</text:p>
          </table:table-cell>
          <table:table-cell office:value-type="float" office:value="330.136">
            <text:p>330,136</text:p>
          </table:table-cell>
          <table:table-cell office:value-type="float" office:value="0.350726">
            <text:p>0,350726</text:p>
          </table:table-cell>
          <table:table-cell office:value-type="float" office:value="330.487">
            <text:p>330,487</text:p>
          </table:table-cell>
          <table:table-cell office:value-type="float" office:value="860.256">
            <text:p>860,256</text:p>
          </table:table-cell>
          <table:table-cell office:value-type="float" office:value="0.892063">
            <text:p>0,892063</text:p>
          </table:table-cell>
          <table:table-cell office:value-type="float" office:value="861.148">
            <text:p>861,148</text:p>
          </table:table-cell>
          <table:table-cell office:value-type="float" office:value="807.767">
            <text:p>807,767</text:p>
          </table:table-cell>
          <table:table-cell office:value-type="float" office:value="0.47477">
            <text:p>0,47477</text:p>
          </table:table-cell>
          <table:table-cell office:value-type="float" office:value="808.242">
            <text:p>808,242</text:p>
          </table:table-cell>
          <table:table-cell office:value-type="float" office:value="848.258">
            <text:p>848,258</text:p>
          </table:table-cell>
          <table:table-cell office:value-type="float" office:value="0.410548">
            <text:p>0,410548</text:p>
          </table:table-cell>
          <table:table-cell office:value-type="float" office:value="848.668">
            <text:p>848,668</text:p>
          </table:table-cell>
          <table:table-cell office:value-type="float" office:value="715.562">
            <text:p>715,562</text:p>
          </table:table-cell>
          <table:table-cell office:value-type="float" office:value="0.73019">
            <text:p>0,73019</text:p>
          </table:table-cell>
          <table:table-cell office:value-type="float" office:value="716.293">
            <text:p>716,293</text:p>
          </table:table-cell>
          <table:table-cell office:value-type="float" office:value="349.81">
            <text:p>349,81</text:p>
          </table:table-cell>
          <table:table-cell office:value-type="float" office:value="0.717873">
            <text:p>0,717873</text:p>
          </table:table-cell>
          <table:table-cell office:value-type="float" office:value="350.528">
            <text:p>350,528</text:p>
          </table:table-cell>
          <table:table-cell office:value-type="float" office:value="187.381">
            <text:p>187,381</text:p>
          </table:table-cell>
          <table:table-cell office:value-type="float" office:value="0.507027">
            <text:p>0,507027</text:p>
          </table:table-cell>
          <table:table-cell office:value-type="float" office:value="187.888">
            <text:p>187,888</text:p>
          </table:table-cell>
          <table:table-cell office:value-type="float" office:value="903.905">
            <text:p>903,905</text:p>
          </table:table-cell>
          <table:table-cell office:value-type="float" office:value="0.962149">
            <text:p>0,962149</text:p>
          </table:table-cell>
          <table:table-cell office:value-type="float" office:value="904.867">
            <text:p>904,867</text:p>
          </table:table-cell>
        </table:table-row>
        <table:table-row table:style-name="ro1">
          <table:table-cell office:value-type="float" office:value="794.394">
            <text:p>794,394</text:p>
          </table:table-cell>
          <table:table-cell office:value-type="float" office:value="1.34191">
            <text:p>1,34191</text:p>
          </table:table-cell>
          <table:table-cell office:value-type="float" office:value="795.735">
            <text:p>795,735</text:p>
          </table:table-cell>
          <table:table-cell office:value-type="float" office:value="352.702">
            <text:p>352,702</text:p>
          </table:table-cell>
          <table:table-cell office:value-type="float" office:value="0.338116">
            <text:p>0,338116</text:p>
          </table:table-cell>
          <table:table-cell office:value-type="float" office:value="353.04">
            <text:p>353,04</text:p>
          </table:table-cell>
          <table:table-cell office:value-type="float" office:value="875.969">
            <text:p>875,969</text:p>
          </table:table-cell>
          <table:table-cell office:value-type="float" office:value="1.10496">
            <text:p>1,10496</text:p>
          </table:table-cell>
          <table:table-cell office:value-type="float" office:value="877.074">
            <text:p>877,074</text:p>
          </table:table-cell>
          <table:table-cell office:value-type="float" office:value="806.164">
            <text:p>806,164</text:p>
          </table:table-cell>
          <table:table-cell office:value-type="float" office:value="0.665088">
            <text:p>0,665088</text:p>
          </table:table-cell>
          <table:table-cell office:value-type="float" office:value="806.829">
            <text:p>806,829</text:p>
          </table:table-cell>
          <table:table-cell office:value-type="float" office:value="783.865">
            <text:p>783,865</text:p>
          </table:table-cell>
          <table:table-cell office:value-type="float" office:value="0.614063">
            <text:p>0,614063</text:p>
          </table:table-cell>
          <table:table-cell office:value-type="float" office:value="784.479">
            <text:p>784,479</text:p>
          </table:table-cell>
          <table:table-cell office:value-type="float" office:value="742.514">
            <text:p>742,514</text:p>
          </table:table-cell>
          <table:table-cell office:value-type="float" office:value="0.780922">
            <text:p>0,780922</text:p>
          </table:table-cell>
          <table:table-cell office:value-type="float" office:value="743.295">
            <text:p>743,295</text:p>
          </table:table-cell>
          <table:table-cell office:value-type="float" office:value="337.685">
            <text:p>337,685</text:p>
          </table:table-cell>
          <table:table-cell office:value-type="float" office:value="0.740747">
            <text:p>0,740747</text:p>
          </table:table-cell>
          <table:table-cell office:value-type="float" office:value="338.426">
            <text:p>338,426</text:p>
          </table:table-cell>
          <table:table-cell office:value-type="float" office:value="223.96">
            <text:p>223,96</text:p>
          </table:table-cell>
          <table:table-cell office:value-type="float" office:value="0.521396">
            <text:p>0,521396</text:p>
          </table:table-cell>
          <table:table-cell office:value-type="float" office:value="224.481">
            <text:p>224,481</text:p>
          </table:table-cell>
          <table:table-cell office:value-type="float" office:value="870.439">
            <text:p>870,439</text:p>
          </table:table-cell>
          <table:table-cell office:value-type="float" office:value="1.03194">
            <text:p>1,03194</text:p>
          </table:table-cell>
          <table:table-cell office:value-type="float" office:value="871.471">
            <text:p>871,471</text:p>
          </table:table-cell>
        </table:table-row>
        <table:table-row table:style-name="ro1">
          <table:table-cell office:value-type="float" office:value="799.257">
            <text:p>799,257</text:p>
          </table:table-cell>
          <table:table-cell office:value-type="float" office:value="1.02432">
            <text:p>1,02432</text:p>
          </table:table-cell>
          <table:table-cell office:value-type="float" office:value="800.282">
            <text:p>800,282</text:p>
          </table:table-cell>
          <table:table-cell office:value-type="float" office:value="310.563">
            <text:p>310,563</text:p>
          </table:table-cell>
          <table:table-cell office:value-type="float" office:value="0.922268">
            <text:p>0,922268</text:p>
          </table:table-cell>
          <table:table-cell office:value-type="float" office:value="311.485">
            <text:p>311,485</text:p>
          </table:table-cell>
          <table:table-cell office:value-type="float" office:value="891.324">
            <text:p>891,324</text:p>
          </table:table-cell>
          <table:table-cell office:value-type="float" office:value="1.12021">
            <text:p>1,12021</text:p>
          </table:table-cell>
          <table:table-cell office:value-type="float" office:value="892.445">
            <text:p>892,445</text:p>
          </table:table-cell>
          <table:table-cell office:value-type="float" office:value="809.006">
            <text:p>809,006</text:p>
          </table:table-cell>
          <table:table-cell office:value-type="float" office:value="0.550428">
            <text:p>0,550428</text:p>
          </table:table-cell>
          <table:table-cell office:value-type="float" office:value="809.556">
            <text:p>809,556</text:p>
          </table:table-cell>
          <table:table-cell office:value-type="float" office:value="880.485">
            <text:p>880,485</text:p>
          </table:table-cell>
          <table:table-cell office:value-type="float" office:value="1.22255">
            <text:p>1,22255</text:p>
          </table:table-cell>
          <table:table-cell office:value-type="float" office:value="881.708">
            <text:p>881,708</text:p>
          </table:table-cell>
          <table:table-cell office:value-type="float" office:value="715.303">
            <text:p>715,303</text:p>
          </table:table-cell>
          <table:table-cell office:value-type="float" office:value="0.762154">
            <text:p>0,762154</text:p>
          </table:table-cell>
          <table:table-cell office:value-type="float" office:value="716.065">
            <text:p>716,065</text:p>
          </table:table-cell>
          <table:table-cell office:value-type="float" office:value="394.92">
            <text:p>394,92</text:p>
          </table:table-cell>
          <table:table-cell office:value-type="float" office:value="0.721099">
            <text:p>0,721099</text:p>
          </table:table-cell>
          <table:table-cell office:value-type="float" office:value="395.641">
            <text:p>395,641</text:p>
          </table:table-cell>
          <table:table-cell office:value-type="float" office:value="204.317">
            <text:p>204,317</text:p>
          </table:table-cell>
          <table:table-cell office:value-type="float" office:value="1.74483">
            <text:p>1,74483</text:p>
          </table:table-cell>
          <table:table-cell office:value-type="float" office:value="206.062">
            <text:p>206,062</text:p>
          </table:table-cell>
          <table:table-cell office:value-type="float" office:value="822.652">
            <text:p>822,652</text:p>
          </table:table-cell>
          <table:table-cell office:value-type="float" office:value="2.64833">
            <text:p>2,64833</text:p>
          </table:table-cell>
          <table:table-cell office:value-type="float" office:value="825.3">
            <text:p>825,3</text:p>
          </table:table-cell>
        </table:table-row>
        <table:table-row table:style-name="ro1">
          <table:table-cell office:value-type="float" office:value="793.167">
            <text:p>793,167</text:p>
          </table:table-cell>
          <table:table-cell office:value-type="float" office:value="1.18561">
            <text:p>1,18561</text:p>
          </table:table-cell>
          <table:table-cell office:value-type="float" office:value="794.353">
            <text:p>794,353</text:p>
          </table:table-cell>
          <table:table-cell office:value-type="float" office:value="294.873">
            <text:p>294,873</text:p>
          </table:table-cell>
          <table:table-cell office:value-type="float" office:value="0.417">
            <text:p>0,417</text:p>
          </table:table-cell>
          <table:table-cell office:value-type="float" office:value="295.29">
            <text:p>295,29</text:p>
          </table:table-cell>
          <table:table-cell office:value-type="float" office:value="921.429">
            <text:p>921,429</text:p>
          </table:table-cell>
          <table:table-cell office:value-type="float" office:value="0.872415">
            <text:p>0,872415</text:p>
          </table:table-cell>
          <table:table-cell office:value-type="float" office:value="922.301">
            <text:p>922,301</text:p>
          </table:table-cell>
          <table:table-cell office:value-type="float" office:value="792.111">
            <text:p>792,111</text:p>
          </table:table-cell>
          <table:table-cell office:value-type="float" office:value="1.329">
            <text:p>1,329</text:p>
          </table:table-cell>
          <table:table-cell office:value-type="float" office:value="793.44">
            <text:p>793,44</text:p>
          </table:table-cell>
          <table:table-cell office:value-type="float" office:value="849.975">
            <text:p>849,975</text:p>
          </table:table-cell>
          <table:table-cell office:value-type="float" office:value="0.412894">
            <text:p>0,412894</text:p>
          </table:table-cell>
          <table:table-cell office:value-type="float" office:value="850.388">
            <text:p>850,388</text:p>
          </table:table-cell>
          <table:table-cell office:value-type="float" office:value="671.038">
            <text:p>671,038</text:p>
          </table:table-cell>
          <table:table-cell office:value-type="float" office:value="0.732829">
            <text:p>0,732829</text:p>
          </table:table-cell>
          <table:table-cell office:value-type="float" office:value="671.771">
            <text:p>671,771</text:p>
          </table:table-cell>
          <table:table-cell office:value-type="float" office:value="338.528">
            <text:p>338,528</text:p>
          </table:table-cell>
          <table:table-cell office:value-type="float" office:value="0.671247">
            <text:p>0,671247</text:p>
          </table:table-cell>
          <table:table-cell office:value-type="float" office:value="339.199">
            <text:p>339,199</text:p>
          </table:table-cell>
          <table:table-cell office:value-type="float" office:value="177.873">
            <text:p>177,873</text:p>
          </table:table-cell>
          <table:table-cell office:value-type="float" office:value="0.48562">
            <text:p>0,48562</text:p>
          </table:table-cell>
          <table:table-cell office:value-type="float" office:value="178.358">
            <text:p>178,358</text:p>
          </table:table-cell>
          <table:table-cell office:value-type="float" office:value="828.237">
            <text:p>828,237</text:p>
          </table:table-cell>
          <table:table-cell office:value-type="float" office:value="0.985903">
            <text:p>0,985903</text:p>
          </table:table-cell>
          <table:table-cell office:value-type="float" office:value="829.223">
            <text:p>829,223</text:p>
          </table:table-cell>
        </table:table-row>
        <table:table-row table:style-name="ro1">
          <table:table-cell office:value-type="float" office:value="760.557">
            <text:p>760,557</text:p>
          </table:table-cell>
          <table:table-cell office:value-type="float" office:value="0.979158">
            <text:p>0,979158</text:p>
          </table:table-cell>
          <table:table-cell office:value-type="float" office:value="761.536">
            <text:p>761,536</text:p>
          </table:table-cell>
          <table:table-cell office:value-type="float" office:value="312.105">
            <text:p>312,105</text:p>
          </table:table-cell>
          <table:table-cell office:value-type="float" office:value="0.335477">
            <text:p>0,335477</text:p>
          </table:table-cell>
          <table:table-cell office:value-type="float" office:value="312.441">
            <text:p>312,441</text:p>
          </table:table-cell>
          <table:table-cell office:value-type="float" office:value="984.621">
            <text:p>984,621</text:p>
          </table:table-cell>
          <table:table-cell office:value-type="float" office:value="0.973">
            <text:p>0,973</text:p>
          </table:table-cell>
          <table:table-cell office:value-type="float" office:value="985.594">
            <text:p>985,594</text:p>
          </table:table-cell>
          <table:table-cell office:value-type="float" office:value="820.362">
            <text:p>820,362</text:p>
          </table:table-cell>
          <table:table-cell office:value-type="float" office:value="0.489139">
            <text:p>0,489139</text:p>
          </table:table-cell>
          <table:table-cell office:value-type="float" office:value="820.851">
            <text:p>820,851</text:p>
          </table:table-cell>
          <table:table-cell office:value-type="float" office:value="835.987">
            <text:p>835,987</text:p>
          </table:table-cell>
          <table:table-cell office:value-type="float" office:value="0.460107">
            <text:p>0,460107</text:p>
          </table:table-cell>
          <table:table-cell office:value-type="float" office:value="836.447">
            <text:p>836,447</text:p>
          </table:table-cell>
          <table:table-cell office:value-type="float" office:value="750.179">
            <text:p>750,179</text:p>
          </table:table-cell>
          <table:table-cell office:value-type="float" office:value="0.858633">
            <text:p>0,858633</text:p>
          </table:table-cell>
          <table:table-cell office:value-type="float" office:value="751.038">
            <text:p>751,038</text:p>
          </table:table-cell>
          <table:table-cell office:value-type="float" office:value="420.476">
            <text:p>420,476</text:p>
          </table:table-cell>
          <table:table-cell office:value-type="float" office:value="1.66976">
            <text:p>1,66976</text:p>
          </table:table-cell>
          <table:table-cell office:value-type="float" office:value="422.146">
            <text:p>422,146</text:p>
          </table:table-cell>
          <table:table-cell office:value-type="float" office:value="152.243">
            <text:p>152,243</text:p>
          </table:table-cell>
          <table:table-cell office:value-type="float" office:value="0.51084">
            <text:p>0,51084</text:p>
          </table:table-cell>
          <table:table-cell office:value-type="float" office:value="152.754">
            <text:p>152,754</text:p>
          </table:table-cell>
          <table:table-cell office:value-type="float" office:value="866.545">
            <text:p>866,545</text:p>
          </table:table-cell>
          <table:table-cell office:value-type="float" office:value="1.02754">
            <text:p>1,02754</text:p>
          </table:table-cell>
          <table:table-cell office:value-type="float" office:value="867.572">
            <text:p>867,572</text:p>
          </table:table-cell>
        </table:table-row>
        <table:table-row table:style-name="ro1">
          <table:table-cell office:value-type="float" office:value="897.692">
            <text:p>897,692</text:p>
          </table:table-cell>
          <table:table-cell office:value-type="float" office:value="1.06215">
            <text:p>1,06215</text:p>
          </table:table-cell>
          <table:table-cell office:value-type="float" office:value="898.754">
            <text:p>898,754</text:p>
          </table:table-cell>
          <table:table-cell office:value-type="float" office:value="310.787">
            <text:p>310,787</text:p>
          </table:table-cell>
          <table:table-cell office:value-type="float" office:value="0.313776">
            <text:p>0,313776</text:p>
          </table:table-cell>
          <table:table-cell office:value-type="float" office:value="311.101">
            <text:p>311,101</text:p>
          </table:table-cell>
          <table:table-cell office:value-type="float" office:value="865.043">
            <text:p>865,043</text:p>
          </table:table-cell>
          <table:table-cell office:value-type="float" office:value="0.938396">
            <text:p>0,938396</text:p>
          </table:table-cell>
          <table:table-cell office:value-type="float" office:value="865.982">
            <text:p>865,982</text:p>
          </table:table-cell>
          <table:table-cell office:value-type="float" office:value="748.809">
            <text:p>748,809</text:p>
          </table:table-cell>
          <table:table-cell office:value-type="float" office:value="0.68239">
            <text:p>0,68239</text:p>
          </table:table-cell>
          <table:table-cell office:value-type="float" office:value="749.492">
            <text:p>749,492</text:p>
          </table:table-cell>
          <table:table-cell office:value-type="float" office:value="774.738">
            <text:p>774,738</text:p>
          </table:table-cell>
          <table:table-cell office:value-type="float" office:value="0.453949">
            <text:p>0,453949</text:p>
          </table:table-cell>
          <table:table-cell office:value-type="float" office:value="775.192">
            <text:p>775,192</text:p>
          </table:table-cell>
          <table:table-cell office:value-type="float" office:value="650.502">
            <text:p>650,502</text:p>
          </table:table-cell>
          <table:table-cell office:value-type="float" office:value="0.706143">
            <text:p>0,706143</text:p>
          </table:table-cell>
          <table:table-cell office:value-type="float" office:value="651.208">
            <text:p>651,208</text:p>
          </table:table-cell>
          <table:table-cell office:value-type="float" office:value="340.414">
            <text:p>340,414</text:p>
          </table:table-cell>
          <table:table-cell office:value-type="float" office:value="0.655411">
            <text:p>0,655411</text:p>
          </table:table-cell>
          <table:table-cell office:value-type="float" office:value="341.07">
            <text:p>341,07</text:p>
          </table:table-cell>
          <table:table-cell office:value-type="float" office:value="151.076">
            <text:p>151,076</text:p>
          </table:table-cell>
          <table:table-cell office:value-type="float" office:value="0.466559">
            <text:p>0,466559</text:p>
          </table:table-cell>
          <table:table-cell office:value-type="float" office:value="151.542">
            <text:p>151,542</text:p>
          </table:table-cell>
          <table:table-cell office:value-type="float" office:value="811.788">
            <text:p>811,788</text:p>
          </table:table-cell>
          <table:table-cell office:value-type="float" office:value="1.19558">
            <text:p>1,19558</text:p>
          </table:table-cell>
          <table:table-cell office:value-type="float" office:value="812.984">
            <text:p>812,984</text:p>
          </table:table-cell>
        </table:table-row>
        <table:table-row table:style-name="ro1">
          <table:table-cell office:value-type="float" office:value="844.209">
            <text:p>844,209</text:p>
          </table:table-cell>
          <table:table-cell office:value-type="float" office:value="1.31933">
            <text:p>1,31933</text:p>
          </table:table-cell>
          <table:table-cell office:value-type="float" office:value="845.529">
            <text:p>845,529</text:p>
          </table:table-cell>
          <table:table-cell office:value-type="float" office:value="317.552">
            <text:p>317,552</text:p>
          </table:table-cell>
          <table:table-cell office:value-type="float" office:value="0.314656">
            <text:p>0,314656</text:p>
          </table:table-cell>
          <table:table-cell office:value-type="float" office:value="317.866">
            <text:p>317,866</text:p>
          </table:table-cell>
          <table:table-cell office:value-type="float" office:value="901.295">
            <text:p>901,295</text:p>
          </table:table-cell>
          <table:table-cell office:value-type="float" office:value="0.913177">
            <text:p>0,913177</text:p>
          </table:table-cell>
          <table:table-cell office:value-type="float" office:value="902.208">
            <text:p>902,208</text:p>
          </table:table-cell>
          <table:table-cell office:value-type="float" office:value="745.933">
            <text:p>745,933</text:p>
          </table:table-cell>
          <table:table-cell office:value-type="float" office:value="0.626086">
            <text:p>0,626086</text:p>
          </table:table-cell>
          <table:table-cell office:value-type="float" office:value="746.559">
            <text:p>746,559</text:p>
          </table:table-cell>
          <table:table-cell office:value-type="float" office:value="728.31">
            <text:p>728,31</text:p>
          </table:table-cell>
          <table:table-cell office:value-type="float" office:value="1.22813">
            <text:p>1,22813</text:p>
          </table:table-cell>
          <table:table-cell office:value-type="float" office:value="729.538">
            <text:p>729,538</text:p>
          </table:table-cell>
          <table:table-cell office:value-type="float" office:value="675.657">
            <text:p>675,657</text:p>
          </table:table-cell>
          <table:table-cell office:value-type="float" office:value="0.694707">
            <text:p>0,694707</text:p>
          </table:table-cell>
          <table:table-cell office:value-type="float" office:value="676.352">
            <text:p>676,352</text:p>
          </table:table-cell>
          <table:table-cell office:value-type="float" office:value="384.976">
            <text:p>384,976</text:p>
          </table:table-cell>
          <table:table-cell office:value-type="float" office:value="1.99351">
            <text:p>1,99351</text:p>
          </table:table-cell>
          <table:table-cell office:value-type="float" office:value="386.97">
            <text:p>386,97</text:p>
          </table:table-cell>
          <table:table-cell office:value-type="float" office:value="174.848">
            <text:p>174,848</text:p>
          </table:table-cell>
          <table:table-cell office:value-type="float" office:value="0.520223">
            <text:p>0,520223</text:p>
          </table:table-cell>
          <table:table-cell office:value-type="float" office:value="175.368">
            <text:p>175,368</text:p>
          </table:table-cell>
          <table:table-cell office:value-type="float" office:value="761.768">
            <text:p>761,768</text:p>
          </table:table-cell>
          <table:table-cell office:value-type="float" office:value="0.930479">
            <text:p>0,930479</text:p>
          </table:table-cell>
          <table:table-cell office:value-type="float" office:value="762.699">
            <text:p>762,699</text:p>
          </table:table-cell>
        </table:table-row>
        <table:table-row table:style-name="ro1">
          <table:table-cell office:value-type="float" office:value="805.175">
            <text:p>805,175</text:p>
          </table:table-cell>
          <table:table-cell office:value-type="float" office:value="0.933704">
            <text:p>0,933704</text:p>
          </table:table-cell>
          <table:table-cell office:value-type="float" office:value="806.108">
            <text:p>806,108</text:p>
          </table:table-cell>
          <table:table-cell office:value-type="float" office:value="310.361">
            <text:p>310,361</text:p>
          </table:table-cell>
          <table:table-cell office:value-type="float" office:value="0.324626">
            <text:p>0,324626</text:p>
          </table:table-cell>
          <table:table-cell office:value-type="float" office:value="310.686">
            <text:p>310,686</text:p>
          </table:table-cell>
          <table:table-cell office:value-type="float" office:value="918.93">
            <text:p>918,93</text:p>
          </table:table-cell>
          <table:table-cell office:value-type="float" office:value="1.04514">
            <text:p>1,04514</text:p>
          </table:table-cell>
          <table:table-cell office:value-type="float" office:value="919.976">
            <text:p>919,976</text:p>
          </table:table-cell>
          <table:table-cell office:value-type="float" office:value="667.056">
            <text:p>667,056</text:p>
          </table:table-cell>
          <table:table-cell office:value-type="float" office:value="0.450137">
            <text:p>0,450137</text:p>
          </table:table-cell>
          <table:table-cell office:value-type="float" office:value="667.506">
            <text:p>667,506</text:p>
          </table:table-cell>
          <table:table-cell office:value-type="float" office:value="791.993">
            <text:p>791,993</text:p>
          </table:table-cell>
          <table:table-cell office:value-type="float" office:value="0.413481">
            <text:p>0,413481</text:p>
          </table:table-cell>
          <table:table-cell office:value-type="float" office:value="792.407">
            <text:p>792,407</text:p>
          </table:table-cell>
          <table:table-cell office:value-type="float" office:value="651.527">
            <text:p>651,527</text:p>
          </table:table-cell>
          <table:table-cell office:value-type="float" office:value="0.744266">
            <text:p>0,744266</text:p>
          </table:table-cell>
          <table:table-cell office:value-type="float" office:value="652.271">
            <text:p>652,271</text:p>
          </table:table-cell>
          <table:table-cell office:value-type="float" office:value="376.183">
            <text:p>376,183</text:p>
          </table:table-cell>
          <table:table-cell office:value-type="float" office:value="0.840158">
            <text:p>0,840158</text:p>
          </table:table-cell>
          <table:table-cell office:value-type="float" office:value="377.024">
            <text:p>377,024</text:p>
          </table:table-cell>
          <table:table-cell office:value-type="float" office:value="158.106">
            <text:p>158,106</text:p>
          </table:table-cell>
          <table:table-cell office:value-type="float" office:value="0.481221">
            <text:p>0,481221</text:p>
          </table:table-cell>
          <table:table-cell office:value-type="float" office:value="158.587">
            <text:p>158,587</text:p>
          </table:table-cell>
          <table:table-cell office:value-type="float" office:value="734.066">
            <text:p>734,066</text:p>
          </table:table-cell>
          <table:table-cell office:value-type="float" office:value="0.980331">
            <text:p>0,980331</text:p>
          </table:table-cell>
          <table:table-cell office:value-type="float" office:value="735.046">
            <text:p>735,046</text:p>
          </table:table-cell>
        </table:table-row>
        <table:table-row table:style-name="ro1">
          <table:table-cell office:value-type="float" office:value="854.821">
            <text:p>854,821</text:p>
          </table:table-cell>
          <table:table-cell office:value-type="float" office:value="1.07241">
            <text:p>1,07241</text:p>
          </table:table-cell>
          <table:table-cell office:value-type="float" office:value="855.893">
            <text:p>855,893</text:p>
          </table:table-cell>
          <table:table-cell office:value-type="float" office:value="280.997">
            <text:p>280,997</text:p>
          </table:table-cell>
          <table:table-cell office:value-type="float" office:value="0.323747">
            <text:p>0,323747</text:p>
          </table:table-cell>
          <table:table-cell office:value-type="float" office:value="281.321">
            <text:p>281,321</text:p>
          </table:table-cell>
          <table:table-cell office:value-type="float" office:value="878.924">
            <text:p>878,924</text:p>
          </table:table-cell>
          <table:table-cell office:value-type="float" office:value="0.900567">
            <text:p>0,900567</text:p>
          </table:table-cell>
          <table:table-cell office:value-type="float" office:value="879.825">
            <text:p>879,825</text:p>
          </table:table-cell>
          <table:table-cell office:value-type="float" office:value="721.786">
            <text:p>721,786</text:p>
          </table:table-cell>
          <table:table-cell office:value-type="float" office:value="0.491778">
            <text:p>0,491778</text:p>
          </table:table-cell>
          <table:table-cell office:value-type="float" office:value="722.277">
            <text:p>722,277</text:p>
          </table:table-cell>
          <table:table-cell office:value-type="float" office:value="966.194">
            <text:p>966,194</text:p>
          </table:table-cell>
          <table:table-cell office:value-type="float" office:value="0.488259">
            <text:p>0,488259</text:p>
          </table:table-cell>
          <table:table-cell office:value-type="float" office:value="966.683">
            <text:p>966,683</text:p>
          </table:table-cell>
          <table:table-cell office:value-type="float" office:value="631.586">
            <text:p>631,586</text:p>
          </table:table-cell>
          <table:table-cell office:value-type="float" office:value="0.736055">
            <text:p>0,736055</text:p>
          </table:table-cell>
          <table:table-cell office:value-type="float" office:value="632.322">
            <text:p>632,322</text:p>
          </table:table-cell>
          <table:table-cell office:value-type="float" office:value="325.372">
            <text:p>325,372</text:p>
          </table:table-cell>
          <table:table-cell office:value-type="float" office:value="0.8557">
            <text:p>0,8557</text:p>
          </table:table-cell>
          <table:table-cell office:value-type="float" office:value="326.228">
            <text:p>326,228</text:p>
          </table:table-cell>
          <table:table-cell office:value-type="float" office:value="146.799">
            <text:p>146,799</text:p>
          </table:table-cell>
          <table:table-cell office:value-type="float" office:value="0.505268">
            <text:p>0,505268</text:p>
          </table:table-cell>
          <table:table-cell office:value-type="float" office:value="147.304">
            <text:p>147,304</text:p>
          </table:table-cell>
          <table:table-cell office:value-type="float" office:value="770.229">
            <text:p>770,229</text:p>
          </table:table-cell>
          <table:table-cell office:value-type="float" office:value="0.975639">
            <text:p>0,975639</text:p>
          </table:table-cell>
          <table:table-cell office:value-type="float" office:value="771.205">
            <text:p>771,205</text:p>
          </table:table-cell>
        </table:table-row>
        <table:table-row table:style-name="ro1">
          <table:table-cell office:value-type="float" office:value="766.682">
            <text:p>766,682</text:p>
          </table:table-cell>
          <table:table-cell office:value-type="float" office:value="1.01552">
            <text:p>1,01552</text:p>
          </table:table-cell>
          <table:table-cell office:value-type="float" office:value="767.697">
            <text:p>767,697</text:p>
          </table:table-cell>
          <table:table-cell office:value-type="float" office:value="314.913">
            <text:p>314,913</text:p>
          </table:table-cell>
          <table:table-cell office:value-type="float" office:value="0.330491">
            <text:p>0,330491</text:p>
          </table:table-cell>
          <table:table-cell office:value-type="float" office:value="315.244">
            <text:p>315,244</text:p>
          </table:table-cell>
          <table:table-cell office:value-type="float" office:value="955.285">
            <text:p>955,285</text:p>
          </table:table-cell>
          <table:table-cell office:value-type="float" office:value="0.878867">
            <text:p>0,878867</text:p>
          </table:table-cell>
          <table:table-cell office:value-type="float" office:value="956.164">
            <text:p>956,164</text:p>
          </table:table-cell>
          <table:table-cell office:value-type="float" office:value="794.568">
            <text:p>794,568</text:p>
          </table:table-cell>
          <table:table-cell office:value-type="float" office:value="0.475356">
            <text:p>0,475356</text:p>
          </table:table-cell>
          <table:table-cell office:value-type="float" office:value="795.043">
            <text:p>795,043</text:p>
          </table:table-cell>
          <table:table-cell office:value-type="float" office:value="782.401">
            <text:p>782,401</text:p>
          </table:table-cell>
          <table:table-cell office:value-type="float" office:value="0.6255">
            <text:p>0,6255</text:p>
          </table:table-cell>
          <table:table-cell office:value-type="float" office:value="783.026">
            <text:p>783,026</text:p>
          </table:table-cell>
          <table:table-cell office:value-type="float" office:value="758.065">
            <text:p>758,065</text:p>
          </table:table-cell>
          <table:table-cell office:value-type="float" office:value="0.732829">
            <text:p>0,732829</text:p>
          </table:table-cell>
          <table:table-cell office:value-type="float" office:value="758.798">
            <text:p>758,798</text:p>
          </table:table-cell>
          <table:table-cell office:value-type="float" office:value="378.361">
            <text:p>378,361</text:p>
          </table:table-cell>
          <table:table-cell office:value-type="float" office:value="0.685616">
            <text:p>0,685616</text:p>
          </table:table-cell>
          <table:table-cell office:value-type="float" office:value="379.047">
            <text:p>379,047</text:p>
          </table:table-cell>
          <table:table-cell office:value-type="float" office:value="149.959">
            <text:p>149,959</text:p>
          </table:table-cell>
          <table:table-cell office:value-type="float" office:value="0.521983">
            <text:p>0,521983</text:p>
          </table:table-cell>
          <table:table-cell office:value-type="float" office:value="150.481">
            <text:p>150,481</text:p>
          </table:table-cell>
          <table:table-cell office:value-type="float" office:value="777.97">
            <text:p>777,97</text:p>
          </table:table-cell>
          <table:table-cell office:value-type="float" office:value="0.995287">
            <text:p>0,995287</text:p>
          </table:table-cell>
          <table:table-cell office:value-type="float" office:value="778.965">
            <text:p>778,965</text:p>
          </table:table-cell>
        </table:table-row>
        <table:table-row table:style-name="ro1">
          <table:table-cell office:value-type="float" office:value="894.475">
            <text:p>894,475</text:p>
          </table:table-cell>
          <table:table-cell office:value-type="float" office:value="1.08385">
            <text:p>1,08385</text:p>
          </table:table-cell>
          <table:table-cell office:value-type="float" office:value="895.559">
            <text:p>895,559</text:p>
          </table:table-cell>
          <table:table-cell office:value-type="float" office:value="328.689">
            <text:p>328,689</text:p>
          </table:table-cell>
          <table:table-cell office:value-type="float" office:value="0.326386">
            <text:p>0,326386</text:p>
          </table:table-cell>
          <table:table-cell office:value-type="float" office:value="329.015">
            <text:p>329,015</text:p>
          </table:table-cell>
          <table:table-cell office:value-type="float" office:value="923.396">
            <text:p>923,396</text:p>
          </table:table-cell>
          <table:table-cell office:value-type="float" office:value="1.09792">
            <text:p>1,09792</text:p>
          </table:table-cell>
          <table:table-cell office:value-type="float" office:value="924.494">
            <text:p>924,494</text:p>
          </table:table-cell>
          <table:table-cell office:value-type="float" office:value="764.161">
            <text:p>764,161</text:p>
          </table:table-cell>
          <table:table-cell office:value-type="float" office:value="0.477116">
            <text:p>0,477116</text:p>
          </table:table-cell>
          <table:table-cell office:value-type="float" office:value="764.638">
            <text:p>764,638</text:p>
          </table:table-cell>
          <table:table-cell office:value-type="float" office:value="747.6">
            <text:p>747,6</text:p>
          </table:table-cell>
          <table:table-cell office:value-type="float" office:value="0.435181">
            <text:p>0,435181</text:p>
          </table:table-cell>
          <table:table-cell office:value-type="float" office:value="748.035">
            <text:p>748,035</text:p>
          </table:table-cell>
          <table:table-cell office:value-type="float" office:value="655.309">
            <text:p>655,309</text:p>
          </table:table-cell>
          <table:table-cell office:value-type="float" office:value="0.732536">
            <text:p>0,732536</text:p>
          </table:table-cell>
          <table:table-cell office:value-type="float" office:value="656.042">
            <text:p>656,042</text:p>
          </table:table-cell>
          <table:table-cell office:value-type="float" office:value="373.77">
            <text:p>373,77</text:p>
          </table:table-cell>
          <table:table-cell office:value-type="float" office:value="1.09323">
            <text:p>1,09323</text:p>
          </table:table-cell>
          <table:table-cell office:value-type="float" office:value="374.863">
            <text:p>374,863</text:p>
          </table:table-cell>
          <table:table-cell office:value-type="float" office:value="170.227">
            <text:p>170,227</text:p>
          </table:table-cell>
          <table:table-cell office:value-type="float" office:value="0.489432">
            <text:p>0,489432</text:p>
          </table:table-cell>
          <table:table-cell office:value-type="float" office:value="170.716">
            <text:p>170,716</text:p>
          </table:table-cell>
          <table:table-cell office:value-type="float" office:value="854.471">
            <text:p>854,471</text:p>
          </table:table-cell>
          <table:table-cell office:value-type="float" office:value="1.6724">
            <text:p>1,6724</text:p>
          </table:table-cell>
          <table:table-cell office:value-type="float" office:value="856.144">
            <text:p>856,144</text:p>
          </table:table-cell>
        </table:table-row>
        <table:table-row table:style-name="ro1">
          <table:table-cell office:value-type="float" office:value="908.576">
            <text:p>908,576</text:p>
          </table:table-cell>
          <table:table-cell office:value-type="float" office:value="0.990595">
            <text:p>0,990595</text:p>
          </table:table-cell>
          <table:table-cell office:value-type="float" office:value="909.566">
            <text:p>909,566</text:p>
          </table:table-cell>
          <table:table-cell office:value-type="float" office:value="344.356">
            <text:p>344,356</text:p>
          </table:table-cell>
          <table:table-cell office:value-type="float" office:value="0.322867">
            <text:p>0,322867</text:p>
          </table:table-cell>
          <table:table-cell office:value-type="float" office:value="344.679">
            <text:p>344,679</text:p>
          </table:table-cell>
          <table:table-cell office:value-type="float" office:value="938.668">
            <text:p>938,668</text:p>
          </table:table-cell>
          <table:table-cell office:value-type="float" office:value="2.15362">
            <text:p>2,15362</text:p>
          </table:table-cell>
          <table:table-cell office:value-type="float" office:value="940.822">
            <text:p>940,822</text:p>
          </table:table-cell>
          <table:table-cell office:value-type="float" office:value="777.541">
            <text:p>777,541</text:p>
          </table:table-cell>
          <table:table-cell office:value-type="float" office:value="0.477409">
            <text:p>0,477409</text:p>
          </table:table-cell>
          <table:table-cell office:value-type="float" office:value="778.019">
            <text:p>778,019</text:p>
          </table:table-cell>
          <table:table-cell office:value-type="float" office:value="778.636">
            <text:p>778,636</text:p>
          </table:table-cell>
          <table:table-cell office:value-type="float" office:value="0.453363">
            <text:p>0,453363</text:p>
          </table:table-cell>
          <table:table-cell office:value-type="float" office:value="779.089">
            <text:p>779,089</text:p>
          </table:table-cell>
          <table:table-cell office:value-type="float" office:value="692.082">
            <text:p>692,082</text:p>
          </table:table-cell>
          <table:table-cell office:value-type="float" office:value="0.731069">
            <text:p>0,731069</text:p>
          </table:table-cell>
          <table:table-cell office:value-type="float" office:value="692.813">
            <text:p>692,813</text:p>
          </table:table-cell>
          <table:table-cell office:value-type="float" office:value="378.769">
            <text:p>378,769</text:p>
          </table:table-cell>
          <table:table-cell office:value-type="float" office:value="0.692947">
            <text:p>0,692947</text:p>
          </table:table-cell>
          <table:table-cell office:value-type="float" office:value="379.462">
            <text:p>379,462</text:p>
          </table:table-cell>
          <table:table-cell office:value-type="float" office:value="165.965">
            <text:p>165,965</text:p>
          </table:table-cell>
          <table:table-cell office:value-type="float" office:value="0.508787">
            <text:p>0,508787</text:p>
          </table:table-cell>
          <table:table-cell office:value-type="float" office:value="166.474">
            <text:p>166,474</text:p>
          </table:table-cell>
          <table:table-cell office:value-type="float" office:value="817.201">
            <text:p>817,201</text:p>
          </table:table-cell>
          <table:table-cell office:value-type="float" office:value="1.55832">
            <text:p>1,55832</text:p>
          </table:table-cell>
          <table:table-cell office:value-type="float" office:value="818.759">
            <text:p>818,759</text:p>
          </table:table-cell>
        </table:table-row>
        <table:table-row table:style-name="ro1">
          <table:table-cell office:value-type="float" office:value="798.001">
            <text:p>798,001</text:p>
          </table:table-cell>
          <table:table-cell office:value-type="float" office:value="1.01083">
            <text:p>1,01083</text:p>
          </table:table-cell>
          <table:table-cell office:value-type="float" office:value="799.012">
            <text:p>799,012</text:p>
          </table:table-cell>
          <table:table-cell office:value-type="float" office:value="299.163">
            <text:p>299,163</text:p>
          </table:table-cell>
          <table:table-cell office:value-type="float" office:value="0.333717">
            <text:p>0,333717</text:p>
          </table:table-cell>
          <table:table-cell office:value-type="float" office:value="299.496">
            <text:p>299,496</text:p>
          </table:table-cell>
          <table:table-cell office:value-type="float" office:value="854.827">
            <text:p>854,827</text:p>
          </table:table-cell>
          <table:table-cell office:value-type="float" office:value="0.878867">
            <text:p>0,878867</text:p>
          </table:table-cell>
          <table:table-cell office:value-type="float" office:value="855.706">
            <text:p>855,706</text:p>
          </table:table-cell>
          <table:table-cell office:value-type="float" office:value="758.652">
            <text:p>758,652</text:p>
          </table:table-cell>
          <table:table-cell office:value-type="float" office:value="0.484447">
            <text:p>0,484447</text:p>
          </table:table-cell>
          <table:table-cell office:value-type="float" office:value="759.136">
            <text:p>759,136</text:p>
          </table:table-cell>
          <table:table-cell office:value-type="float" office:value="761.302">
            <text:p>761,302</text:p>
          </table:table-cell>
          <table:table-cell office:value-type="float" office:value="0.436061">
            <text:p>0,436061</text:p>
          </table:table-cell>
          <table:table-cell office:value-type="float" office:value="761.738">
            <text:p>761,738</text:p>
          </table:table-cell>
          <table:table-cell office:value-type="float" office:value="687.703">
            <text:p>687,703</text:p>
          </table:table-cell>
          <table:table-cell office:value-type="float" office:value="0.742506">
            <text:p>0,742506</text:p>
          </table:table-cell>
          <table:table-cell office:value-type="float" office:value="688.445">
            <text:p>688,445</text:p>
          </table:table-cell>
          <table:table-cell office:value-type="float" office:value="326.568">
            <text:p>326,568</text:p>
          </table:table-cell>
          <table:table-cell office:value-type="float" office:value="0.889131">
            <text:p>0,889131</text:p>
          </table:table-cell>
          <table:table-cell office:value-type="float" office:value="327.458">
            <text:p>327,458</text:p>
          </table:table-cell>
          <table:table-cell office:value-type="float" office:value="154.489">
            <text:p>154,489</text:p>
          </table:table-cell>
          <table:table-cell office:value-type="float" office:value="0.486793">
            <text:p>0,486793</text:p>
          </table:table-cell>
          <table:table-cell office:value-type="float" office:value="154.976">
            <text:p>154,976</text:p>
          </table:table-cell>
          <table:table-cell office:value-type="float" office:value="838.35">
            <text:p>838,35</text:p>
          </table:table-cell>
          <table:table-cell office:value-type="float" office:value="1.20613">
            <text:p>1,20613</text:p>
          </table:table-cell>
          <table:table-cell office:value-type="float" office:value="839.556">
            <text:p>839,556</text:p>
          </table:table-cell>
        </table:table-row>
        <table:table-row table:style-name="ro1">
          <table:table-cell office:value-type="float" office:value="877.297">
            <text:p>877,297</text:p>
          </table:table-cell>
          <table:table-cell office:value-type="float" office:value="1.02402">
            <text:p>1,02402</text:p>
          </table:table-cell>
          <table:table-cell office:value-type="float" office:value="878.321">
            <text:p>878,321</text:p>
          </table:table-cell>
          <table:table-cell office:value-type="float" office:value="286.275">
            <text:p>286,275</text:p>
          </table:table-cell>
          <table:table-cell office:value-type="float" office:value="0.325799">
            <text:p>0,325799</text:p>
          </table:table-cell>
          <table:table-cell office:value-type="float" office:value="286.6">
            <text:p>286,6</text:p>
          </table:table-cell>
          <table:table-cell office:value-type="float" office:value="890.536">
            <text:p>890,536</text:p>
          </table:table-cell>
          <table:table-cell office:value-type="float" office:value="0.881506">
            <text:p>0,881506</text:p>
          </table:table-cell>
          <table:table-cell office:value-type="float" office:value="891.417">
            <text:p>891,417</text:p>
          </table:table-cell>
          <table:table-cell office:value-type="float" office:value="746.204">
            <text:p>746,204</text:p>
          </table:table-cell>
          <table:table-cell office:value-type="float" office:value="0.701745">
            <text:p>0,701745</text:p>
          </table:table-cell>
          <table:table-cell office:value-type="float" office:value="746.905">
            <text:p>746,905</text:p>
          </table:table-cell>
          <table:table-cell office:value-type="float" office:value="822.411">
            <text:p>822,411</text:p>
          </table:table-cell>
          <table:table-cell office:value-type="float" office:value="0.860392">
            <text:p>0,860392</text:p>
          </table:table-cell>
          <table:table-cell office:value-type="float" office:value="823.272">
            <text:p>823,272</text:p>
          </table:table-cell>
          <table:table-cell office:value-type="float" office:value="768.488">
            <text:p>768,488</text:p>
          </table:table-cell>
          <table:table-cell office:value-type="float" office:value="0.824909">
            <text:p>0,824909</text:p>
          </table:table-cell>
          <table:table-cell office:value-type="float" office:value="769.313">
            <text:p>769,313</text:p>
          </table:table-cell>
          <table:table-cell office:value-type="float" office:value="439.348">
            <text:p>439,348</text:p>
          </table:table-cell>
          <table:table-cell office:value-type="float" office:value="1.70231">
            <text:p>1,70231</text:p>
          </table:table-cell>
          <table:table-cell office:value-type="float" office:value="441.05">
            <text:p>441,05</text:p>
          </table:table-cell>
          <table:table-cell office:value-type="float" office:value="191.222">
            <text:p>191,222</text:p>
          </table:table-cell>
          <table:table-cell office:value-type="float" office:value="0.745145">
            <text:p>0,745145</text:p>
          </table:table-cell>
          <table:table-cell office:value-type="float" office:value="191.967">
            <text:p>191,967</text:p>
          </table:table-cell>
          <table:table-cell office:value-type="float" office:value="798.636">
            <text:p>798,636</text:p>
          </table:table-cell>
          <table:table-cell office:value-type="float" office:value="0.998806">
            <text:p>0,998806</text:p>
          </table:table-cell>
          <table:table-cell office:value-type="float" office:value="799.635">
            <text:p>799,635</text:p>
          </table:table-cell>
        </table:table-row>
        <table:table-row table:style-name="ro1">
          <table:table-cell office:value-type="float" office:value="723.016">
            <text:p>723,016</text:p>
          </table:table-cell>
          <table:table-cell office:value-type="float" office:value="0.939276">
            <text:p>0,939276</text:p>
          </table:table-cell>
          <table:table-cell office:value-type="float" office:value="723.955">
            <text:p>723,955</text:p>
          </table:table-cell>
          <table:table-cell office:value-type="float" office:value="295.226">
            <text:p>295,226</text:p>
          </table:table-cell>
          <table:table-cell office:value-type="float" office:value="0.354831">
            <text:p>0,354831</text:p>
          </table:table-cell>
          <table:table-cell office:value-type="float" office:value="295.58">
            <text:p>295,58</text:p>
          </table:table-cell>
          <table:table-cell office:value-type="float" office:value="837.2">
            <text:p>837,2</text:p>
          </table:table-cell>
          <table:table-cell office:value-type="float" office:value="1.22255">
            <text:p>1,22255</text:p>
          </table:table-cell>
          <table:table-cell office:value-type="float" office:value="838.423">
            <text:p>838,423</text:p>
          </table:table-cell>
          <table:table-cell office:value-type="float" office:value="694.121">
            <text:p>694,121</text:p>
          </table:table-cell>
          <table:table-cell office:value-type="float" office:value="0.621688">
            <text:p>0,621688</text:p>
          </table:table-cell>
          <table:table-cell office:value-type="float" office:value="694.743">
            <text:p>694,743</text:p>
          </table:table-cell>
          <table:table-cell office:value-type="float" office:value="685.73">
            <text:p>685,73</text:p>
          </table:table-cell>
          <table:table-cell office:value-type="float" office:value="0.463626">
            <text:p>0,463626</text:p>
          </table:table-cell>
          <table:table-cell office:value-type="float" office:value="686.194">
            <text:p>686,194</text:p>
          </table:table-cell>
          <table:table-cell office:value-type="float" office:value="598.726">
            <text:p>598,726</text:p>
          </table:table-cell>
          <table:table-cell office:value-type="float" office:value="0.746318">
            <text:p>0,746318</text:p>
          </table:table-cell>
          <table:table-cell office:value-type="float" office:value="599.473">
            <text:p>599,473</text:p>
          </table:table-cell>
          <table:table-cell office:value-type="float" office:value="305.825">
            <text:p>305,825</text:p>
          </table:table-cell>
          <table:table-cell office:value-type="float" office:value="0.815525">
            <text:p>0,815525</text:p>
          </table:table-cell>
          <table:table-cell office:value-type="float" office:value="306.641">
            <text:p>306,641</text:p>
          </table:table-cell>
          <table:table-cell office:value-type="float" office:value="146.86">
            <text:p>146,86</text:p>
          </table:table-cell>
          <table:table-cell office:value-type="float" office:value="0.491778">
            <text:p>0,491778</text:p>
          </table:table-cell>
          <table:table-cell office:value-type="float" office:value="147.352">
            <text:p>147,352</text:p>
          </table:table-cell>
          <table:table-cell office:value-type="float" office:value="708.597">
            <text:p>708,597</text:p>
          </table:table-cell>
          <table:table-cell office:value-type="float" office:value="0.976225">
            <text:p>0,976225</text:p>
          </table:table-cell>
          <table:table-cell office:value-type="float" office:value="709.573">
            <text:p>709,573</text:p>
          </table:table-cell>
        </table:table-row>
        <table:table-row table:style-name="ro1">
          <table:table-cell office:value-type="float" office:value="708.607">
            <text:p>708,607</text:p>
          </table:table-cell>
          <table:table-cell office:value-type="float" office:value="0.963322">
            <text:p>0,963322</text:p>
          </table:table-cell>
          <table:table-cell office:value-type="float" office:value="709.57">
            <text:p>709,57</text:p>
          </table:table-cell>
          <table:table-cell office:value-type="float" office:value="284.646">
            <text:p>284,646</text:p>
          </table:table-cell>
          <table:table-cell office:value-type="float" office:value="0.312897">
            <text:p>0,312897</text:p>
          </table:table-cell>
          <table:table-cell office:value-type="float" office:value="284.959">
            <text:p>284,959</text:p>
          </table:table-cell>
          <table:table-cell office:value-type="float" office:value="786.559">
            <text:p>786,559</text:p>
          </table:table-cell>
          <table:table-cell office:value-type="float" office:value="0.884145">
            <text:p>0,884145</text:p>
          </table:table-cell>
          <table:table-cell office:value-type="float" office:value="787.444">
            <text:p>787,444</text:p>
          </table:table-cell>
          <table:table-cell office:value-type="float" office:value="742.779">
            <text:p>742,779</text:p>
          </table:table-cell>
          <table:table-cell office:value-type="float" office:value="0.529901">
            <text:p>0,529901</text:p>
          </table:table-cell>
          <table:table-cell office:value-type="float" office:value="743.309">
            <text:p>743,309</text:p>
          </table:table-cell>
          <table:table-cell office:value-type="float" office:value="664.619">
            <text:p>664,619</text:p>
          </table:table-cell>
          <table:table-cell office:value-type="float" office:value="0.436648">
            <text:p>0,436648</text:p>
          </table:table-cell>
          <table:table-cell office:value-type="float" office:value="665.055">
            <text:p>665,055</text:p>
          </table:table-cell>
          <table:table-cell office:value-type="float" office:value="601.513">
            <text:p>601,513</text:p>
          </table:table-cell>
          <table:table-cell office:value-type="float" office:value="0.732536">
            <text:p>0,732536</text:p>
          </table:table-cell>
          <table:table-cell office:value-type="float" office:value="602.246">
            <text:p>602,246</text:p>
          </table:table-cell>
          <table:table-cell office:value-type="float" office:value="317.086">
            <text:p>317,086</text:p>
          </table:table-cell>
          <table:table-cell office:value-type="float" office:value="0.85746">
            <text:p>0,85746</text:p>
          </table:table-cell>
          <table:table-cell office:value-type="float" office:value="317.944">
            <text:p>317,944</text:p>
          </table:table-cell>
          <table:table-cell office:value-type="float" office:value="151.78">
            <text:p>151,78</text:p>
          </table:table-cell>
          <table:table-cell office:value-type="float" office:value="0.487966">
            <text:p>0,487966</text:p>
          </table:table-cell>
          <table:table-cell office:value-type="float" office:value="152.268">
            <text:p>152,268</text:p>
          </table:table-cell>
          <table:table-cell office:value-type="float" office:value="813.363">
            <text:p>813,363</text:p>
          </table:table-cell>
          <table:table-cell office:value-type="float" office:value="1.01112">
            <text:p>1,01112</text:p>
          </table:table-cell>
          <table:table-cell office:value-type="float" office:value="814.374">
            <text:p>814,374</text:p>
          </table:table-cell>
        </table:table-row>
        <table:table-row table:style-name="ro1">
          <table:table-cell office:value-type="float" office:value="730.173">
            <text:p>730,173</text:p>
          </table:table-cell>
          <table:table-cell office:value-type="float" office:value="1.02901">
            <text:p>1,02901</text:p>
          </table:table-cell>
          <table:table-cell office:value-type="float" office:value="731.202">
            <text:p>731,202</text:p>
          </table:table-cell>
          <table:table-cell office:value-type="float" office:value="287.752">
            <text:p>287,752</text:p>
          </table:table-cell>
          <table:table-cell office:value-type="float" office:value="0.789133">
            <text:p>0,789133</text:p>
          </table:table-cell>
          <table:table-cell office:value-type="float" office:value="288.541">
            <text:p>288,541</text:p>
          </table:table-cell>
          <table:table-cell office:value-type="float" office:value="756.148">
            <text:p>756,148</text:p>
          </table:table-cell>
          <table:table-cell office:value-type="float" office:value="0.876521">
            <text:p>0,876521</text:p>
          </table:table-cell>
          <table:table-cell office:value-type="float" office:value="757.025">
            <text:p>757,025</text:p>
          </table:table-cell>
          <table:table-cell office:value-type="float" office:value="691.862">
            <text:p>691,862</text:p>
          </table:table-cell>
          <table:table-cell office:value-type="float" office:value="0.502042">
            <text:p>0,502042</text:p>
          </table:table-cell>
          <table:table-cell office:value-type="float" office:value="692.364">
            <text:p>692,364</text:p>
          </table:table-cell>
          <table:table-cell office:value-type="float" office:value="668.944">
            <text:p>668,944</text:p>
          </table:table-cell>
          <table:table-cell office:value-type="float" office:value="0.606145">
            <text:p>0,606145</text:p>
          </table:table-cell>
          <table:table-cell office:value-type="float" office:value="669.55">
            <text:p>669,55</text:p>
          </table:table-cell>
          <table:table-cell office:value-type="float" office:value="663.183">
            <text:p>663,183</text:p>
          </table:table-cell>
          <table:table-cell office:value-type="float" office:value="0.758635">
            <text:p>0,758635</text:p>
          </table:table-cell>
          <table:table-cell office:value-type="float" office:value="663.942">
            <text:p>663,942</text:p>
          </table:table-cell>
          <table:table-cell office:value-type="float" office:value="301.694">
            <text:p>301,694</text:p>
          </table:table-cell>
          <table:table-cell office:value-type="float" office:value="0.711715">
            <text:p>0,711715</text:p>
          </table:table-cell>
          <table:table-cell office:value-type="float" office:value="302.406">
            <text:p>302,406</text:p>
          </table:table-cell>
          <table:table-cell office:value-type="float" office:value="144.076">
            <text:p>144,076</text:p>
          </table:table-cell>
          <table:table-cell office:value-type="float" office:value="0.460694">
            <text:p>0,460694</text:p>
          </table:table-cell>
          <table:table-cell office:value-type="float" office:value="144.536">
            <text:p>144,536</text:p>
          </table:table-cell>
          <table:table-cell office:value-type="float" office:value="736.557">
            <text:p>736,557</text:p>
          </table:table-cell>
          <table:table-cell office:value-type="float" office:value="0.927253">
            <text:p>0,927253</text:p>
          </table:table-cell>
          <table:table-cell office:value-type="float" office:value="737.485">
            <text:p>737,485</text:p>
          </table:table-cell>
        </table:table-row>
        <table:table-row table:style-name="ro1">
          <table:table-cell office:value-type="float" office:value="700.887">
            <text:p>700,887</text:p>
          </table:table-cell>
          <table:table-cell office:value-type="float" office:value="0.936637">
            <text:p>0,936637</text:p>
          </table:table-cell>
          <table:table-cell office:value-type="float" office:value="701.824">
            <text:p>701,824</text:p>
          </table:table-cell>
          <table:table-cell office:value-type="float" office:value="296.843">
            <text:p>296,843</text:p>
          </table:table-cell>
          <table:table-cell office:value-type="float" office:value="0.326093">
            <text:p>0,326093</text:p>
          </table:table-cell>
          <table:table-cell office:value-type="float" office:value="297.169">
            <text:p>297,169</text:p>
          </table:table-cell>
          <table:table-cell office:value-type="float" office:value="785.275">
            <text:p>785,275</text:p>
          </table:table-cell>
          <table:table-cell office:value-type="float" office:value="0.881506">
            <text:p>0,881506</text:p>
          </table:table-cell>
          <table:table-cell office:value-type="float" office:value="786.156">
            <text:p>786,156</text:p>
          </table:table-cell>
          <table:table-cell office:value-type="float" office:value="708.77">
            <text:p>708,77</text:p>
          </table:table-cell>
          <table:table-cell office:value-type="float" office:value="0.47477">
            <text:p>0,47477</text:p>
          </table:table-cell>
          <table:table-cell office:value-type="float" office:value="709.244">
            <text:p>709,244</text:p>
          </table:table-cell>
          <table:table-cell office:value-type="float" office:value="734.984">
            <text:p>734,984</text:p>
          </table:table-cell>
          <table:table-cell office:value-type="float" office:value="0.413481">
            <text:p>0,413481</text:p>
          </table:table-cell>
          <table:table-cell office:value-type="float" office:value="735.398">
            <text:p>735,398</text:p>
          </table:table-cell>
          <table:table-cell office:value-type="float" office:value="602.552">
            <text:p>602,552</text:p>
          </table:table-cell>
          <table:table-cell office:value-type="float" office:value="0.761274">
            <text:p>0,761274</text:p>
          </table:table-cell>
          <table:table-cell office:value-type="float" office:value="603.314">
            <text:p>603,314</text:p>
          </table:table-cell>
          <table:table-cell office:value-type="float" office:value="304.015">
            <text:p>304,015</text:p>
          </table:table-cell>
          <table:table-cell office:value-type="float" office:value="0.707609">
            <text:p>0,707609</text:p>
          </table:table-cell>
          <table:table-cell office:value-type="float" office:value="304.723">
            <text:p>304,723</text:p>
          </table:table-cell>
          <table:table-cell office:value-type="float" office:value="145.166">
            <text:p>145,166</text:p>
          </table:table-cell>
          <table:table-cell office:value-type="float" office:value="0.504681">
            <text:p>0,504681</text:p>
          </table:table-cell>
          <table:table-cell office:value-type="float" office:value="145.67">
            <text:p>145,67</text:p>
          </table:table-cell>
          <table:table-cell office:value-type="float" office:value="742.391">
            <text:p>742,391</text:p>
          </table:table-cell>
          <table:table-cell office:value-type="float" office:value="0.976225">
            <text:p>0,976225</text:p>
          </table:table-cell>
          <table:table-cell office:value-type="float" office:value="743.368">
            <text:p>743,368</text:p>
          </table:table-cell>
        </table:table-row>
        <table:table-row table:style-name="ro1">
          <table:table-cell office:value-type="float" office:value="719.085">
            <text:p>719,085</text:p>
          </table:table-cell>
          <table:table-cell office:value-type="float" office:value="0.990301">
            <text:p>0,990301</text:p>
          </table:table-cell>
          <table:table-cell office:value-type="float" office:value="720.075">
            <text:p>720,075</text:p>
          </table:table-cell>
          <table:table-cell office:value-type="float" office:value="290.272">
            <text:p>290,272</text:p>
          </table:table-cell>
          <table:table-cell office:value-type="float" office:value="0.308498">
            <text:p>0,308498</text:p>
          </table:table-cell>
          <table:table-cell office:value-type="float" office:value="290.581">
            <text:p>290,581</text:p>
          </table:table-cell>
          <table:table-cell office:value-type="float" office:value="798.064">
            <text:p>798,064</text:p>
          </table:table-cell>
          <table:table-cell office:value-type="float" office:value="0.906139">
            <text:p>0,906139</text:p>
          </table:table-cell>
          <table:table-cell office:value-type="float" office:value="798.97">
            <text:p>798,97</text:p>
          </table:table-cell>
          <table:table-cell office:value-type="float" office:value="691.076">
            <text:p>691,076</text:p>
          </table:table-cell>
          <table:table-cell office:value-type="float" office:value="0.678285">
            <text:p>0,678285</text:p>
          </table:table-cell>
          <table:table-cell office:value-type="float" office:value="691.754">
            <text:p>691,754</text:p>
          </table:table-cell>
          <table:table-cell office:value-type="float" office:value="679.303">
            <text:p>679,303</text:p>
          </table:table-cell>
          <table:table-cell office:value-type="float" office:value="0.436941">
            <text:p>0,436941</text:p>
          </table:table-cell>
          <table:table-cell office:value-type="float" office:value="679.74">
            <text:p>679,74</text:p>
          </table:table-cell>
          <table:table-cell office:value-type="float" office:value="604.448">
            <text:p>604,448</text:p>
          </table:table-cell>
          <table:table-cell office:value-type="float" office:value="0.699692">
            <text:p>0,699692</text:p>
          </table:table-cell>
          <table:table-cell office:value-type="float" office:value="605.148">
            <text:p>605,148</text:p>
          </table:table-cell>
          <table:table-cell office:value-type="float" office:value="342.032">
            <text:p>342,032</text:p>
          </table:table-cell>
          <table:table-cell office:value-type="float" office:value="0.693534">
            <text:p>0,693534</text:p>
          </table:table-cell>
          <table:table-cell office:value-type="float" office:value="342.725">
            <text:p>342,725</text:p>
          </table:table-cell>
          <table:table-cell office:value-type="float" office:value="144.299">
            <text:p>144,299</text:p>
          </table:table-cell>
          <table:table-cell office:value-type="float" office:value="0.485327">
            <text:p>0,485327</text:p>
          </table:table-cell>
          <table:table-cell office:value-type="float" office:value="144.784">
            <text:p>144,784</text:p>
          </table:table-cell>
          <table:table-cell office:value-type="float" office:value="741.162">
            <text:p>741,162</text:p>
          </table:table-cell>
          <table:table-cell office:value-type="float" office:value="0.973">
            <text:p>0,973</text:p>
          </table:table-cell>
          <table:table-cell office:value-type="float" office:value="742.135">
            <text:p>742,135</text:p>
          </table:table-cell>
        </table:table-row>
        <table:table-row table:style-name="ro1">
          <table:table-cell office:value-type="float" office:value="721.906">
            <text:p>721,906</text:p>
          </table:table-cell>
          <table:table-cell office:value-type="float" office:value="1.06948">
            <text:p>1,06948</text:p>
          </table:table-cell>
          <table:table-cell office:value-type="float" office:value="722.975">
            <text:p>722,975</text:p>
          </table:table-cell>
          <table:table-cell office:value-type="float" office:value="286.61">
            <text:p>286,61</text:p>
          </table:table-cell>
          <table:table-cell office:value-type="float" office:value="0.735761">
            <text:p>0,735761</text:p>
          </table:table-cell>
          <table:table-cell office:value-type="float" office:value="287.346">
            <text:p>287,346</text:p>
          </table:table-cell>
          <table:table-cell office:value-type="float" office:value="777.21">
            <text:p>777,21</text:p>
          </table:table-cell>
          <table:table-cell office:value-type="float" office:value="0.887371">
            <text:p>0,887371</text:p>
          </table:table-cell>
          <table:table-cell office:value-type="float" office:value="778.098">
            <text:p>778,098</text:p>
          </table:table-cell>
          <table:table-cell office:value-type="float" office:value="682.641">
            <text:p>682,641</text:p>
          </table:table-cell>
          <table:table-cell office:value-type="float" office:value="0.493245">
            <text:p>0,493245</text:p>
          </table:table-cell>
          <table:table-cell office:value-type="float" office:value="683.134">
            <text:p>683,134</text:p>
          </table:table-cell>
          <table:table-cell office:value-type="float" office:value="702.922">
            <text:p>702,922</text:p>
          </table:table-cell>
          <table:table-cell office:value-type="float" office:value="0.469491">
            <text:p>0,469491</text:p>
          </table:table-cell>
          <table:table-cell office:value-type="float" office:value="703.391">
            <text:p>703,391</text:p>
          </table:table-cell>
          <table:table-cell office:value-type="float" office:value="648.801">
            <text:p>648,801</text:p>
          </table:table-cell>
          <table:table-cell office:value-type="float" office:value="1.00291">
            <text:p>1,00291</text:p>
          </table:table-cell>
          <table:table-cell office:value-type="float" office:value="649.804">
            <text:p>649,804</text:p>
          </table:table-cell>
          <table:table-cell office:value-type="float" office:value="327.118">
            <text:p>327,118</text:p>
          </table:table-cell>
          <table:table-cell office:value-type="float" office:value="0.690015">
            <text:p>0,690015</text:p>
          </table:table-cell>
          <table:table-cell office:value-type="float" office:value="327.808">
            <text:p>327,808</text:p>
          </table:table-cell>
          <table:table-cell office:value-type="float" office:value="154.926">
            <text:p>154,926</text:p>
          </table:table-cell>
          <table:table-cell office:value-type="float" office:value="0.472131">
            <text:p>0,472131</text:p>
          </table:table-cell>
          <table:table-cell office:value-type="float" office:value="155.398">
            <text:p>155,398</text:p>
          </table:table-cell>
          <table:table-cell office:value-type="float" office:value="738.475">
            <text:p>738,475</text:p>
          </table:table-cell>
          <table:table-cell office:value-type="float" office:value="1.07417">
            <text:p>1,07417</text:p>
          </table:table-cell>
          <table:table-cell office:value-type="float" office:value="739.549">
            <text:p>739,549</text:p>
          </table:table-cell>
        </table:table-row>
        <table:table-row table:style-name="ro1">
          <table:table-cell office:value-type="float" office:value="731.6">
            <text:p>731,6</text:p>
          </table:table-cell>
          <table:table-cell office:value-type="float" office:value="1.00438">
            <text:p>1,00438</text:p>
          </table:table-cell>
          <table:table-cell office:value-type="float" office:value="732.605">
            <text:p>732,605</text:p>
          </table:table-cell>
          <table:table-cell office:value-type="float" office:value="293.981">
            <text:p>293,981</text:p>
          </table:table-cell>
          <table:table-cell office:value-type="float" office:value="0.324626">
            <text:p>0,324626</text:p>
          </table:table-cell>
          <table:table-cell office:value-type="float" office:value="294.305">
            <text:p>294,305</text:p>
          </table:table-cell>
          <table:table-cell office:value-type="float" office:value="786.608">
            <text:p>786,608</text:p>
          </table:table-cell>
          <table:table-cell office:value-type="float" office:value="0.875348">
            <text:p>0,875348</text:p>
          </table:table-cell>
          <table:table-cell office:value-type="float" office:value="787.483">
            <text:p>787,483</text:p>
          </table:table-cell>
          <table:table-cell office:value-type="float" office:value="692.655">
            <text:p>692,655</text:p>
          </table:table-cell>
          <table:table-cell office:value-type="float" office:value="0.451603">
            <text:p>0,451603</text:p>
          </table:table-cell>
          <table:table-cell office:value-type="float" office:value="693.106">
            <text:p>693,106</text:p>
          </table:table-cell>
          <table:table-cell office:value-type="float" office:value="691.803">
            <text:p>691,803</text:p>
          </table:table-cell>
          <table:table-cell office:value-type="float" office:value="0.454829">
            <text:p>0,454829</text:p>
          </table:table-cell>
          <table:table-cell office:value-type="float" office:value="692.258">
            <text:p>692,258</text:p>
          </table:table-cell>
          <table:table-cell office:value-type="float" office:value="599.695">
            <text:p>599,695</text:p>
          </table:table-cell>
          <table:table-cell office:value-type="float" office:value="0.743972">
            <text:p>0,743972</text:p>
          </table:table-cell>
          <table:table-cell office:value-type="float" office:value="600.439">
            <text:p>600,439</text:p>
          </table:table-cell>
          <table:table-cell office:value-type="float" office:value="299.725">
            <text:p>299,725</text:p>
          </table:table-cell>
          <table:table-cell office:value-type="float" office:value="0.687962">
            <text:p>0,687962</text:p>
          </table:table-cell>
          <table:table-cell office:value-type="float" office:value="300.413">
            <text:p>300,413</text:p>
          </table:table-cell>
          <table:table-cell office:value-type="float" office:value="139.953">
            <text:p>139,953</text:p>
          </table:table-cell>
          <table:table-cell office:value-type="float" office:value="0.524036">
            <text:p>0,524036</text:p>
          </table:table-cell>
          <table:table-cell office:value-type="float" office:value="140.477">
            <text:p>140,477</text:p>
          </table:table-cell>
          <table:table-cell office:value-type="float" office:value="739.017">
            <text:p>739,017</text:p>
          </table:table-cell>
          <table:table-cell office:value-type="float" office:value="0.916109">
            <text:p>0,916109</text:p>
          </table:table-cell>
          <table:table-cell office:value-type="float" office:value="739.933">
            <text:p>739,933</text:p>
          </table:table-cell>
        </table:table-row>
        <table:table-row table:style-name="ro1">
          <table:table-cell office:value-type="float" office:value="730.451">
            <text:p>730,451</text:p>
          </table:table-cell>
          <table:table-cell office:value-type="float" office:value="0.991768">
            <text:p>0,991768</text:p>
          </table:table-cell>
          <table:table-cell office:value-type="float" office:value="731.443">
            <text:p>731,443</text:p>
          </table:table-cell>
          <table:table-cell office:value-type="float" office:value="277.141">
            <text:p>277,141</text:p>
          </table:table-cell>
          <table:table-cell office:value-type="float" office:value="0.326972">
            <text:p>0,326972</text:p>
          </table:table-cell>
          <table:table-cell office:value-type="float" office:value="277.468">
            <text:p>277,468</text:p>
          </table:table-cell>
          <table:table-cell office:value-type="float" office:value="783.137">
            <text:p>783,137</text:p>
          </table:table-cell>
          <table:table-cell office:value-type="float" office:value="0.9035">
            <text:p>0,9035</text:p>
          </table:table-cell>
          <table:table-cell office:value-type="float" office:value="784.041">
            <text:p>784,041</text:p>
          </table:table-cell>
          <table:table-cell office:value-type="float" office:value="704.714">
            <text:p>704,714</text:p>
          </table:table-cell>
          <table:table-cell office:value-type="float" office:value="0.725204">
            <text:p>0,725204</text:p>
          </table:table-cell>
          <table:table-cell office:value-type="float" office:value="705.439">
            <text:p>705,439</text:p>
          </table:table-cell>
          <table:table-cell office:value-type="float" office:value="685.939">
            <text:p>685,939</text:p>
          </table:table-cell>
          <table:table-cell office:value-type="float" office:value="0.41612">
            <text:p>0,41612</text:p>
          </table:table-cell>
          <table:table-cell office:value-type="float" office:value="686.355">
            <text:p>686,355</text:p>
          </table:table-cell>
          <table:table-cell office:value-type="float" office:value="591.383">
            <text:p>591,383</text:p>
          </table:table-cell>
          <table:table-cell office:value-type="float" office:value="0.771538">
            <text:p>0,771538</text:p>
          </table:table-cell>
          <table:table-cell office:value-type="float" office:value="592.155">
            <text:p>592,155</text:p>
          </table:table-cell>
          <table:table-cell office:value-type="float" office:value="332.554">
            <text:p>332,554</text:p>
          </table:table-cell>
          <table:table-cell office:value-type="float" office:value="0.822856">
            <text:p>0,822856</text:p>
          </table:table-cell>
          <table:table-cell office:value-type="float" office:value="333.377">
            <text:p>333,377</text:p>
          </table:table-cell>
          <table:table-cell office:value-type="float" office:value="152.022">
            <text:p>152,022</text:p>
          </table:table-cell>
          <table:table-cell office:value-type="float" office:value="0.48562">
            <text:p>0,48562</text:p>
          </table:table-cell>
          <table:table-cell office:value-type="float" office:value="152.507">
            <text:p>152,507</text:p>
          </table:table-cell>
          <table:table-cell office:value-type="float" office:value="699.13">
            <text:p>699,13</text:p>
          </table:table-cell>
          <table:table-cell office:value-type="float" office:value="0.978278">
            <text:p>0,978278</text:p>
          </table:table-cell>
          <table:table-cell office:value-type="float" office:value="700.109">
            <text:p>700,109</text:p>
          </table:table-cell>
        </table:table-row>
        <table:table-row table:style-name="ro1">
          <table:table-cell office:value-type="float" office:value="691.761">
            <text:p>691,761</text:p>
          </table:table-cell>
          <table:table-cell office:value-type="float" office:value="0.985023">
            <text:p>0,985023</text:p>
          </table:table-cell>
          <table:table-cell office:value-type="float" office:value="692.746">
            <text:p>692,746</text:p>
          </table:table-cell>
          <table:table-cell office:value-type="float" office:value="291.919">
            <text:p>291,919</text:p>
          </table:table-cell>
          <table:table-cell office:value-type="float" office:value="0.79881">
            <text:p>0,79881</text:p>
          </table:table-cell>
          <table:table-cell office:value-type="float" office:value="292.717">
            <text:p>292,717</text:p>
          </table:table-cell>
          <table:table-cell office:value-type="float" office:value="799.61">
            <text:p>799,61</text:p>
          </table:table-cell>
          <table:table-cell office:value-type="float" office:value="1.42959">
            <text:p>1,42959</text:p>
          </table:table-cell>
          <table:table-cell office:value-type="float" office:value="801.04">
            <text:p>801,04</text:p>
          </table:table-cell>
          <table:table-cell office:value-type="float" office:value="697.748">
            <text:p>697,748</text:p>
          </table:table-cell>
          <table:table-cell office:value-type="float" office:value="0.47477">
            <text:p>0,47477</text:p>
          </table:table-cell>
          <table:table-cell office:value-type="float" office:value="698.222">
            <text:p>698,222</text:p>
          </table:table-cell>
          <table:table-cell office:value-type="float" office:value="687.698">
            <text:p>687,698</text:p>
          </table:table-cell>
          <table:table-cell office:value-type="float" office:value="0.435181">
            <text:p>0,435181</text:p>
          </table:table-cell>
          <table:table-cell office:value-type="float" office:value="688.133">
            <text:p>688,133</text:p>
          </table:table-cell>
          <table:table-cell office:value-type="float" office:value="571.052">
            <text:p>571,052</text:p>
          </table:table-cell>
          <table:table-cell office:value-type="float" office:value="0.772711">
            <text:p>0,772711</text:p>
          </table:table-cell>
          <table:table-cell office:value-type="float" office:value="571.824">
            <text:p>571,824</text:p>
          </table:table-cell>
          <table:table-cell office:value-type="float" office:value="319.55">
            <text:p>319,55</text:p>
          </table:table-cell>
          <table:table-cell office:value-type="float" office:value="0.692947">
            <text:p>0,692947</text:p>
          </table:table-cell>
          <table:table-cell office:value-type="float" office:value="320.243">
            <text:p>320,243</text:p>
          </table:table-cell>
          <table:table-cell office:value-type="float" office:value="139.865">
            <text:p>139,865</text:p>
          </table:table-cell>
          <table:table-cell office:value-type="float" office:value="0.525209">
            <text:p>0,525209</text:p>
          </table:table-cell>
          <table:table-cell office:value-type="float" office:value="140.391">
            <text:p>140,391</text:p>
          </table:table-cell>
          <table:table-cell office:value-type="float" office:value="708.545">
            <text:p>708,545</text:p>
          </table:table-cell>
          <table:table-cell office:value-type="float" office:value="0.964789">
            <text:p>0,964789</text:p>
          </table:table-cell>
          <table:table-cell office:value-type="float" office:value="709.509">
            <text:p>709,509</text:p>
          </table:table-cell>
        </table:table-row>
        <table:table-row table:style-name="ro1">
          <table:table-cell office:value-type="float" office:value="718.101">
            <text:p>718,101</text:p>
          </table:table-cell>
          <table:table-cell office:value-type="float" office:value="1.0642">
            <text:p>1,0642</text:p>
          </table:table-cell>
          <table:table-cell office:value-type="float" office:value="719.165">
            <text:p>719,165</text:p>
          </table:table-cell>
          <table:table-cell office:value-type="float" office:value="299.411">
            <text:p>299,411</text:p>
          </table:table-cell>
          <table:table-cell office:value-type="float" office:value="0.488553">
            <text:p>0,488553</text:p>
          </table:table-cell>
          <table:table-cell office:value-type="float" office:value="299.9">
            <text:p>299,9</text:p>
          </table:table-cell>
          <table:table-cell office:value-type="float" office:value="775.727">
            <text:p>775,727</text:p>
          </table:table-cell>
          <table:table-cell office:value-type="float" office:value="0.876228">
            <text:p>0,876228</text:p>
          </table:table-cell>
          <table:table-cell office:value-type="float" office:value="776.604">
            <text:p>776,604</text:p>
          </table:table-cell>
          <table:table-cell office:value-type="float" office:value="713.326">
            <text:p>713,326</text:p>
          </table:table-cell>
          <table:table-cell office:value-type="float" office:value="1.05042">
            <text:p>1,05042</text:p>
          </table:table-cell>
          <table:table-cell office:value-type="float" office:value="714.377">
            <text:p>714,377</text:p>
          </table:table-cell>
          <table:table-cell office:value-type="float" office:value="679.234">
            <text:p>679,234</text:p>
          </table:table-cell>
          <table:table-cell office:value-type="float" office:value="0.443979">
            <text:p>0,443979</text:p>
          </table:table-cell>
          <table:table-cell office:value-type="float" office:value="679.678">
            <text:p>679,678</text:p>
          </table:table-cell>
          <table:table-cell office:value-type="float" office:value="579.405">
            <text:p>579,405</text:p>
          </table:table-cell>
          <table:table-cell office:value-type="float" office:value="0.737228">
            <text:p>0,737228</text:p>
          </table:table-cell>
          <table:table-cell office:value-type="float" office:value="580.142">
            <text:p>580,142</text:p>
          </table:table-cell>
          <table:table-cell office:value-type="float" office:value="298.363">
            <text:p>298,363</text:p>
          </table:table-cell>
          <table:table-cell office:value-type="float" office:value="0.687375">
            <text:p>0,687375</text:p>
          </table:table-cell>
          <table:table-cell office:value-type="float" office:value="299.05">
            <text:p>299,05</text:p>
          </table:table-cell>
          <table:table-cell office:value-type="float" office:value="142.608">
            <text:p>142,608</text:p>
          </table:table-cell>
          <table:table-cell office:value-type="float" office:value="0.516704">
            <text:p>0,516704</text:p>
          </table:table-cell>
          <table:table-cell office:value-type="float" office:value="143.125">
            <text:p>143,125</text:p>
          </table:table-cell>
          <table:table-cell office:value-type="float" office:value="740.969">
            <text:p>740,969</text:p>
          </table:table-cell>
          <table:table-cell office:value-type="float" office:value="0.975052">
            <text:p>0,975052</text:p>
          </table:table-cell>
          <table:table-cell office:value-type="float" office:value="741.945">
            <text:p>741,945</text:p>
          </table:table-cell>
        </table:table-row>
        <table:table-row table:style-name="ro1">
          <table:table-cell office:value-type="float" office:value="697.743">
            <text:p>697,743</text:p>
          </table:table-cell>
          <table:table-cell office:value-type="float" office:value="1.03927">
            <text:p>1,03927</text:p>
          </table:table-cell>
          <table:table-cell office:value-type="float" office:value="698.782">
            <text:p>698,782</text:p>
          </table:table-cell>
          <table:table-cell office:value-type="float" office:value="267.941">
            <text:p>267,941</text:p>
          </table:table-cell>
          <table:table-cell office:value-type="float" office:value="0.336943">
            <text:p>0,336943</text:p>
          </table:table-cell>
          <table:table-cell office:value-type="float" office:value="268.278">
            <text:p>268,278</text:p>
          </table:table-cell>
          <table:table-cell office:value-type="float" office:value="781.721">
            <text:p>781,721</text:p>
          </table:table-cell>
          <table:table-cell office:value-type="float" office:value="0.904379">
            <text:p>0,904379</text:p>
          </table:table-cell>
          <table:table-cell office:value-type="float" office:value="782.626">
            <text:p>782,626</text:p>
          </table:table-cell>
          <table:table-cell office:value-type="float" office:value="730.121">
            <text:p>730,121</text:p>
          </table:table-cell>
          <table:table-cell office:value-type="float" office:value="0.506148">
            <text:p>0,506148</text:p>
          </table:table-cell>
          <table:table-cell office:value-type="float" office:value="730.627">
            <text:p>730,627</text:p>
          </table:table-cell>
          <table:table-cell office:value-type="float" office:value="710.36">
            <text:p>710,36</text:p>
          </table:table-cell>
          <table:table-cell office:value-type="float" office:value="0.440167">
            <text:p>0,440167</text:p>
          </table:table-cell>
          <table:table-cell office:value-type="float" office:value="710.8">
            <text:p>710,8</text:p>
          </table:table-cell>
          <table:table-cell office:value-type="float" office:value="577.655">
            <text:p>577,655</text:p>
          </table:table-cell>
          <table:table-cell office:value-type="float" office:value="0.745145">
            <text:p>0,745145</text:p>
          </table:table-cell>
          <table:table-cell office:value-type="float" office:value="578.401">
            <text:p>578,401</text:p>
          </table:table-cell>
          <table:table-cell office:value-type="float" office:value="330.351">
            <text:p>330,351</text:p>
          </table:table-cell>
          <table:table-cell office:value-type="float" office:value="0.68327">
            <text:p>0,68327</text:p>
          </table:table-cell>
          <table:table-cell office:value-type="float" office:value="331.035">
            <text:p>331,035</text:p>
          </table:table-cell>
          <table:table-cell office:value-type="float" office:value="168.244">
            <text:p>168,244</text:p>
          </table:table-cell>
          <table:table-cell office:value-type="float" office:value="0.506734">
            <text:p>0,506734</text:p>
          </table:table-cell>
          <table:table-cell office:value-type="float" office:value="168.751">
            <text:p>168,751</text:p>
          </table:table-cell>
          <table:table-cell office:value-type="float" office:value="699.742">
            <text:p>699,742</text:p>
          </table:table-cell>
          <table:table-cell office:value-type="float" office:value="0.98209">
            <text:p>0,98209</text:p>
          </table:table-cell>
          <table:table-cell office:value-type="float" office:value="700.724">
            <text:p>700,724</text:p>
          </table:table-cell>
        </table:table-row>
        <table:table-row table:style-name="ro1">
          <table:table-cell office:value-type="float" office:value="709.04">
            <text:p>709,04</text:p>
          </table:table-cell>
          <table:table-cell office:value-type="float" office:value="0.983263">
            <text:p>0,983263</text:p>
          </table:table-cell>
          <table:table-cell office:value-type="float" office:value="710.023">
            <text:p>710,023</text:p>
          </table:table-cell>
          <table:table-cell office:value-type="float" office:value="275.426">
            <text:p>275,426</text:p>
          </table:table-cell>
          <table:table-cell office:value-type="float" office:value="0.330785">
            <text:p>0,330785</text:p>
          </table:table-cell>
          <table:table-cell office:value-type="float" office:value="275.757">
            <text:p>275,757</text:p>
          </table:table-cell>
          <table:table-cell office:value-type="float" office:value="781.342">
            <text:p>781,342</text:p>
          </table:table-cell>
          <table:table-cell office:value-type="float" office:value="0.901447">
            <text:p>0,901447</text:p>
          </table:table-cell>
          <table:table-cell office:value-type="float" office:value="782.243">
            <text:p>782,243</text:p>
          </table:table-cell>
          <table:table-cell office:value-type="float" office:value="676.531">
            <text:p>676,531</text:p>
          </table:table-cell>
          <table:table-cell office:value-type="float" office:value="0.507907">
            <text:p>0,507907</text:p>
          </table:table-cell>
          <table:table-cell office:value-type="float" office:value="677.039">
            <text:p>677,039</text:p>
          </table:table-cell>
          <table:table-cell office:value-type="float" office:value="681.675">
            <text:p>681,675</text:p>
          </table:table-cell>
          <table:table-cell office:value-type="float" office:value="0.436061">
            <text:p>0,436061</text:p>
          </table:table-cell>
          <table:table-cell office:value-type="float" office:value="682.111">
            <text:p>682,111</text:p>
          </table:table-cell>
          <table:table-cell office:value-type="float" office:value="571.73">
            <text:p>571,73</text:p>
          </table:table-cell>
          <table:table-cell office:value-type="float" office:value="0.732242">
            <text:p>0,732242</text:p>
          </table:table-cell>
          <table:table-cell office:value-type="float" office:value="572.462">
            <text:p>572,462</text:p>
          </table:table-cell>
          <table:table-cell office:value-type="float" office:value="302.257">
            <text:p>302,257</text:p>
          </table:table-cell>
          <table:table-cell office:value-type="float" office:value="0.695586">
            <text:p>0,695586</text:p>
          </table:table-cell>
          <table:table-cell office:value-type="float" office:value="302.952">
            <text:p>302,952</text:p>
          </table:table-cell>
          <table:table-cell office:value-type="float" office:value="141.372">
            <text:p>141,372</text:p>
          </table:table-cell>
          <table:table-cell office:value-type="float" office:value="0.492658">
            <text:p>0,492658</text:p>
          </table:table-cell>
          <table:table-cell office:value-type="float" office:value="141.865">
            <text:p>141,865</text:p>
          </table:table-cell>
          <table:table-cell office:value-type="float" office:value="696.593">
            <text:p>696,593</text:p>
          </table:table-cell>
          <table:table-cell office:value-type="float" office:value="0.970067">
            <text:p>0,970067</text:p>
          </table:table-cell>
          <table:table-cell office:value-type="float" office:value="697.563">
            <text:p>697,563</text:p>
          </table:table-cell>
        </table:table-row>
        <table:table-row table:style-name="ro1">
          <table:table-cell office:value-type="float" office:value="697.815">
            <text:p>697,815</text:p>
          </table:table-cell>
          <table:table-cell office:value-type="float" office:value="1.08355">
            <text:p>1,08355</text:p>
          </table:table-cell>
          <table:table-cell office:value-type="float" office:value="698.898">
            <text:p>698,898</text:p>
          </table:table-cell>
          <table:table-cell office:value-type="float" office:value="309.759">
            <text:p>309,759</text:p>
          </table:table-cell>
          <table:table-cell office:value-type="float" office:value="0.325506">
            <text:p>0,325506</text:p>
          </table:table-cell>
          <table:table-cell office:value-type="float" office:value="310.085">
            <text:p>310,085</text:p>
          </table:table-cell>
          <table:table-cell office:value-type="float" office:value="776.07">
            <text:p>776,07</text:p>
          </table:table-cell>
          <table:table-cell office:value-type="float" office:value="0.883266">
            <text:p>0,883266</text:p>
          </table:table-cell>
          <table:table-cell office:value-type="float" office:value="776.953">
            <text:p>776,953</text:p>
          </table:table-cell>
          <table:table-cell office:value-type="float" office:value="667.642">
            <text:p>667,642</text:p>
          </table:table-cell>
          <table:table-cell office:value-type="float" office:value="0.455709">
            <text:p>0,455709</text:p>
          </table:table-cell>
          <table:table-cell office:value-type="float" office:value="668.097">
            <text:p>668,097</text:p>
          </table:table-cell>
          <table:table-cell office:value-type="float" office:value="663.454">
            <text:p>663,454</text:p>
          </table:table-cell>
          <table:table-cell office:value-type="float" office:value="0.458641">
            <text:p>0,458641</text:p>
          </table:table-cell>
          <table:table-cell office:value-type="float" office:value="663.913">
            <text:p>663,913</text:p>
          </table:table-cell>
          <table:table-cell office:value-type="float" office:value="588.115">
            <text:p>588,115</text:p>
          </table:table-cell>
          <table:table-cell office:value-type="float" office:value="0.760101">
            <text:p>0,760101</text:p>
          </table:table-cell>
          <table:table-cell office:value-type="float" office:value="588.875">
            <text:p>588,875</text:p>
          </table:table-cell>
          <table:table-cell office:value-type="float" office:value="315.178">
            <text:p>315,178</text:p>
          </table:table-cell>
          <table:table-cell office:value-type="float" office:value="0.655998">
            <text:p>0,655998</text:p>
          </table:table-cell>
          <table:table-cell office:value-type="float" office:value="315.834">
            <text:p>315,834</text:p>
          </table:table-cell>
          <table:table-cell office:value-type="float" office:value="137.139">
            <text:p>137,139</text:p>
          </table:table-cell>
          <table:table-cell office:value-type="float" office:value="0.485034">
            <text:p>0,485034</text:p>
          </table:table-cell>
          <table:table-cell office:value-type="float" office:value="137.624">
            <text:p>137,624</text:p>
          </table:table-cell>
          <table:table-cell office:value-type="float" office:value="719.434">
            <text:p>719,434</text:p>
          </table:table-cell>
          <table:table-cell office:value-type="float" office:value="0.980331">
            <text:p>0,980331</text:p>
          </table:table-cell>
          <table:table-cell office:value-type="float" office:value="720.414">
            <text:p>720,414</text:p>
          </table:table-cell>
        </table:table-row>
        <table:table-row table:style-name="ro1">
          <table:table-cell office:value-type="float" office:value="729.676">
            <text:p>729,676</text:p>
          </table:table-cell>
          <table:table-cell office:value-type="float" office:value="1.00702">
            <text:p>1,00702</text:p>
          </table:table-cell>
          <table:table-cell office:value-type="float" office:value="730.683">
            <text:p>730,683</text:p>
          </table:table-cell>
          <table:table-cell office:value-type="float" office:value="278.557">
            <text:p>278,557</text:p>
          </table:table-cell>
          <table:table-cell office:value-type="float" office:value="0.309964">
            <text:p>0,309964</text:p>
          </table:table-cell>
          <table:table-cell office:value-type="float" office:value="278.867">
            <text:p>278,867</text:p>
          </table:table-cell>
          <table:table-cell office:value-type="float" office:value="808.515">
            <text:p>808,515</text:p>
          </table:table-cell>
          <table:table-cell office:value-type="float" office:value="0.858926">
            <text:p>0,858926</text:p>
          </table:table-cell>
          <table:table-cell office:value-type="float" office:value="809.374">
            <text:p>809,374</text:p>
          </table:table-cell>
          <table:table-cell office:value-type="float" office:value="728.192">
            <text:p>728,192</text:p>
          </table:table-cell>
          <table:table-cell office:value-type="float" office:value="0.48562">
            <text:p>0,48562</text:p>
          </table:table-cell>
          <table:table-cell office:value-type="float" office:value="728.677">
            <text:p>728,677</text:p>
          </table:table-cell>
          <table:table-cell office:value-type="float" office:value="696.397">
            <text:p>696,397</text:p>
          </table:table-cell>
          <table:table-cell office:value-type="float" office:value="0.420812">
            <text:p>0,420812</text:p>
          </table:table-cell>
          <table:table-cell office:value-type="float" office:value="696.818">
            <text:p>696,818</text:p>
          </table:table-cell>
          <table:table-cell office:value-type="float" office:value="619.342">
            <text:p>619,342</text:p>
          </table:table-cell>
          <table:table-cell office:value-type="float" office:value="0.723445">
            <text:p>0,723445</text:p>
          </table:table-cell>
          <table:table-cell office:value-type="float" office:value="620.066">
            <text:p>620,066</text:p>
          </table:table-cell>
          <table:table-cell office:value-type="float" office:value="332.162">
            <text:p>332,162</text:p>
          </table:table-cell>
          <table:table-cell office:value-type="float" office:value="0.780628">
            <text:p>0,780628</text:p>
          </table:table-cell>
          <table:table-cell office:value-type="float" office:value="332.942">
            <text:p>332,942</text:p>
          </table:table-cell>
          <table:table-cell office:value-type="float" office:value="141.86">
            <text:p>141,86</text:p>
          </table:table-cell>
          <table:table-cell office:value-type="float" office:value="0.488846">
            <text:p>0,488846</text:p>
          </table:table-cell>
          <table:table-cell office:value-type="float" office:value="142.349">
            <text:p>142,349</text:p>
          </table:table-cell>
          <table:table-cell office:value-type="float" office:value="697.048">
            <text:p>697,048</text:p>
          </table:table-cell>
          <table:table-cell office:value-type="float" office:value="0.975639">
            <text:p>0,975639</text:p>
          </table:table-cell>
          <table:table-cell office:value-type="float" office:value="698.024">
            <text:p>698,024</text:p>
          </table:table-cell>
        </table:table-row>
        <table:table-row table:style-name="ro1">
          <table:table-cell office:value-type="float" office:value="699.763">
            <text:p>699,763</text:p>
          </table:table-cell>
          <table:table-cell office:value-type="float" office:value="0.980917">
            <text:p>0,980917</text:p>
          </table:table-cell>
          <table:table-cell office:value-type="float" office:value="700.744">
            <text:p>700,744</text:p>
          </table:table-cell>
          <table:table-cell office:value-type="float" office:value="274.151">
            <text:p>274,151</text:p>
          </table:table-cell>
          <table:table-cell office:value-type="float" office:value="0.338996">
            <text:p>0,338996</text:p>
          </table:table-cell>
          <table:table-cell office:value-type="float" office:value="274.49">
            <text:p>274,49</text:p>
          </table:table-cell>
          <table:table-cell office:value-type="float" office:value="811.444">
            <text:p>811,444</text:p>
          </table:table-cell>
          <table:table-cell office:value-type="float" office:value="0.89089">
            <text:p>0,89089</text:p>
          </table:table-cell>
          <table:table-cell office:value-type="float" office:value="812.335">
            <text:p>812,335</text:p>
          </table:table-cell>
          <table:table-cell office:value-type="float" office:value="691.474">
            <text:p>691,474</text:p>
          </table:table-cell>
          <table:table-cell office:value-type="float" office:value="0.472131">
            <text:p>0,472131</text:p>
          </table:table-cell>
          <table:table-cell office:value-type="float" office:value="691.946">
            <text:p>691,946</text:p>
          </table:table-cell>
          <table:table-cell office:value-type="float" office:value="665.791">
            <text:p>665,791</text:p>
          </table:table-cell>
          <table:table-cell office:value-type="float" office:value="0.460987">
            <text:p>0,460987</text:p>
          </table:table-cell>
          <table:table-cell office:value-type="float" office:value="666.252">
            <text:p>666,252</text:p>
          </table:table-cell>
          <table:table-cell office:value-type="float" office:value="590.353">
            <text:p>590,353</text:p>
          </table:table-cell>
          <table:table-cell office:value-type="float" office:value="0.732242">
            <text:p>0,732242</text:p>
          </table:table-cell>
          <table:table-cell office:value-type="float" office:value="591.086">
            <text:p>591,086</text:p>
          </table:table-cell>
          <table:table-cell office:value-type="float" office:value="324.886">
            <text:p>324,886</text:p>
          </table:table-cell>
          <table:table-cell office:value-type="float" office:value="0.723152">
            <text:p>0,723152</text:p>
          </table:table-cell>
          <table:table-cell office:value-type="float" office:value="325.609">
            <text:p>325,609</text:p>
          </table:table-cell>
          <table:table-cell office:value-type="float" office:value="137.123">
            <text:p>137,123</text:p>
          </table:table-cell>
          <table:table-cell office:value-type="float" office:value="0.487086">
            <text:p>0,487086</text:p>
          </table:table-cell>
          <table:table-cell office:value-type="float" office:value="137.61">
            <text:p>137,61</text:p>
          </table:table-cell>
          <table:table-cell office:value-type="float" office:value="701.424">
            <text:p>701,424</text:p>
          </table:table-cell>
          <table:table-cell office:value-type="float" office:value="0.973293">
            <text:p>0,973293</text:p>
          </table:table-cell>
          <table:table-cell office:value-type="float" office:value="702.397">
            <text:p>702,397</text:p>
          </table:table-cell>
        </table:table-row>
        <table:table-row table:style-name="ro1">
          <table:table-cell office:value-type="float" office:value="694.96">
            <text:p>694,96</text:p>
          </table:table-cell>
          <table:table-cell office:value-type="float" office:value="0.973">
            <text:p>0,973</text:p>
          </table:table-cell>
          <table:table-cell office:value-type="float" office:value="695.933">
            <text:p>695,933</text:p>
          </table:table-cell>
          <table:table-cell office:value-type="float" office:value="302.561">
            <text:p>302,561</text:p>
          </table:table-cell>
          <table:table-cell office:value-type="float" office:value="0.790599">
            <text:p>0,790599</text:p>
          </table:table-cell>
          <table:table-cell office:value-type="float" office:value="303.352">
            <text:p>303,352</text:p>
          </table:table-cell>
          <table:table-cell office:value-type="float" office:value="807.163">
            <text:p>807,163</text:p>
          </table:table-cell>
          <table:table-cell office:value-type="float" office:value="0.884439">
            <text:p>0,884439</text:p>
          </table:table-cell>
          <table:table-cell office:value-type="float" office:value="808.047">
            <text:p>808,047</text:p>
          </table:table-cell>
          <table:table-cell office:value-type="float" office:value="677.861">
            <text:p>677,861</text:p>
          </table:table-cell>
          <table:table-cell office:value-type="float" office:value="0.482394">
            <text:p>0,482394</text:p>
          </table:table-cell>
          <table:table-cell office:value-type="float" office:value="678.343">
            <text:p>678,343</text:p>
          </table:table-cell>
          <table:table-cell office:value-type="float" office:value="702.037">
            <text:p>702,037</text:p>
          </table:table-cell>
          <table:table-cell office:value-type="float" office:value="1.11083">
            <text:p>1,11083</text:p>
          </table:table-cell>
          <table:table-cell office:value-type="float" office:value="703.147">
            <text:p>703,147</text:p>
          </table:table-cell>
          <table:table-cell office:value-type="float" office:value="575.883">
            <text:p>575,883</text:p>
          </table:table-cell>
          <table:table-cell office:value-type="float" office:value="0.725204">
            <text:p>0,725204</text:p>
          </table:table-cell>
          <table:table-cell office:value-type="float" office:value="576.608">
            <text:p>576,608</text:p>
          </table:table-cell>
          <table:table-cell office:value-type="float" office:value="294.194">
            <text:p>294,194</text:p>
          </table:table-cell>
          <table:table-cell office:value-type="float" office:value="0.688548">
            <text:p>0,688548</text:p>
          </table:table-cell>
          <table:table-cell office:value-type="float" office:value="294.882">
            <text:p>294,882</text:p>
          </table:table-cell>
          <table:table-cell office:value-type="float" office:value="165.899">
            <text:p>165,899</text:p>
          </table:table-cell>
          <table:table-cell office:value-type="float" office:value="0.488259">
            <text:p>0,488259</text:p>
          </table:table-cell>
          <table:table-cell office:value-type="float" office:value="166.388">
            <text:p>166,388</text:p>
          </table:table-cell>
          <table:table-cell office:value-type="float" office:value="722.787">
            <text:p>722,787</text:p>
          </table:table-cell>
          <table:table-cell office:value-type="float" office:value="1.06596">
            <text:p>1,06596</text:p>
          </table:table-cell>
          <table:table-cell office:value-type="float" office:value="723.853">
            <text:p>723,853</text:p>
          </table:table-cell>
        </table:table-row>
        <table:table-row table:style-name="ro1">
          <table:table-cell office:value-type="float" office:value="700.372">
            <text:p>700,372</text:p>
          </table:table-cell>
          <table:table-cell office:value-type="float" office:value="0.987076">
            <text:p>0,987076</text:p>
          </table:table-cell>
          <table:table-cell office:value-type="float" office:value="701.359">
            <text:p>701,359</text:p>
          </table:table-cell>
          <table:table-cell office:value-type="float" office:value="283.915">
            <text:p>283,915</text:p>
          </table:table-cell>
          <table:table-cell office:value-type="float" office:value="0.340755">
            <text:p>0,340755</text:p>
          </table:table-cell>
          <table:table-cell office:value-type="float" office:value="284.256">
            <text:p>284,256</text:p>
          </table:table-cell>
          <table:table-cell office:value-type="float" office:value="773.927">
            <text:p>773,927</text:p>
          </table:table-cell>
          <table:table-cell office:value-type="float" office:value="0.873295">
            <text:p>0,873295</text:p>
          </table:table-cell>
          <table:table-cell office:value-type="float" office:value="774.801">
            <text:p>774,801</text:p>
          </table:table-cell>
          <table:table-cell office:value-type="float" office:value="718.11">
            <text:p>718,11</text:p>
          </table:table-cell>
          <table:table-cell office:value-type="float" office:value="0.479462">
            <text:p>0,479462</text:p>
          </table:table-cell>
          <table:table-cell office:value-type="float" office:value="718.589">
            <text:p>718,589</text:p>
          </table:table-cell>
          <table:table-cell office:value-type="float" office:value="675.133">
            <text:p>675,133</text:p>
          </table:table-cell>
          <table:table-cell office:value-type="float" office:value="0.480048">
            <text:p>0,480048</text:p>
          </table:table-cell>
          <table:table-cell office:value-type="float" office:value="675.613">
            <text:p>675,613</text:p>
          </table:table-cell>
          <table:table-cell office:value-type="float" office:value="637.706">
            <text:p>637,706</text:p>
          </table:table-cell>
          <table:table-cell office:value-type="float" office:value="0.959217">
            <text:p>0,959217</text:p>
          </table:table-cell>
          <table:table-cell office:value-type="float" office:value="638.666">
            <text:p>638,666</text:p>
          </table:table-cell>
          <table:table-cell office:value-type="float" office:value="308.752">
            <text:p>308,752</text:p>
          </table:table-cell>
          <table:table-cell office:value-type="float" office:value="0.692067">
            <text:p>0,692067</text:p>
          </table:table-cell>
          <table:table-cell office:value-type="float" office:value="309.444">
            <text:p>309,444</text:p>
          </table:table-cell>
          <table:table-cell office:value-type="float" office:value="148.071">
            <text:p>148,071</text:p>
          </table:table-cell>
          <table:table-cell office:value-type="float" office:value="0.467439">
            <text:p>0,467439</text:p>
          </table:table-cell>
          <table:table-cell office:value-type="float" office:value="148.538">
            <text:p>148,538</text:p>
          </table:table-cell>
          <table:table-cell office:value-type="float" office:value="732.673">
            <text:p>732,673</text:p>
          </table:table-cell>
          <table:table-cell office:value-type="float" office:value="0.968601">
            <text:p>0,968601</text:p>
          </table:table-cell>
          <table:table-cell office:value-type="float" office:value="733.642">
            <text:p>733,642</text:p>
          </table:table-cell>
        </table:table-row>
        <table:table-row table:style-name="ro1">
          <table:table-cell office:value-type="float" office:value="682.301">
            <text:p>682,301</text:p>
          </table:table-cell>
          <table:table-cell office:value-type="float" office:value="0.992354">
            <text:p>0,992354</text:p>
          </table:table-cell>
          <table:table-cell office:value-type="float" office:value="683.293">
            <text:p>683,293</text:p>
          </table:table-cell>
          <table:table-cell office:value-type="float" office:value="293.201">
            <text:p>293,201</text:p>
          </table:table-cell>
          <table:table-cell office:value-type="float" office:value="0.332544">
            <text:p>0,332544</text:p>
          </table:table-cell>
          <table:table-cell office:value-type="float" office:value="293.534">
            <text:p>293,534</text:p>
          </table:table-cell>
          <table:table-cell office:value-type="float" office:value="769.526">
            <text:p>769,526</text:p>
          </table:table-cell>
          <table:table-cell office:value-type="float" office:value="0.836932">
            <text:p>0,836932</text:p>
          </table:table-cell>
          <table:table-cell office:value-type="float" office:value="770.363">
            <text:p>770,363</text:p>
          </table:table-cell>
          <table:table-cell office:value-type="float" office:value="698.186">
            <text:p>698,186</text:p>
          </table:table-cell>
          <table:table-cell office:value-type="float" office:value="0.488553">
            <text:p>0,488553</text:p>
          </table:table-cell>
          <table:table-cell office:value-type="float" office:value="698.674">
            <text:p>698,674</text:p>
          </table:table-cell>
          <table:table-cell office:value-type="float" office:value="688.512">
            <text:p>688,512</text:p>
          </table:table-cell>
          <table:table-cell office:value-type="float" office:value="0.451896">
            <text:p>0,451896</text:p>
          </table:table-cell>
          <table:table-cell office:value-type="float" office:value="688.964">
            <text:p>688,964</text:p>
          </table:table-cell>
          <table:table-cell office:value-type="float" office:value="594.495">
            <text:p>594,495</text:p>
          </table:table-cell>
          <table:table-cell office:value-type="float" office:value="0.926373">
            <text:p>0,926373</text:p>
          </table:table-cell>
          <table:table-cell office:value-type="float" office:value="595.422">
            <text:p>595,422</text:p>
          </table:table-cell>
          <table:table-cell office:value-type="float" office:value="311.346">
            <text:p>311,346</text:p>
          </table:table-cell>
          <table:table-cell office:value-type="float" office:value="0.69324">
            <text:p>0,69324</text:p>
          </table:table-cell>
          <table:table-cell office:value-type="float" office:value="312.039">
            <text:p>312,039</text:p>
          </table:table-cell>
          <table:table-cell office:value-type="float" office:value="151.012">
            <text:p>151,012</text:p>
          </table:table-cell>
          <table:table-cell office:value-type="float" office:value="0.487966">
            <text:p>0,487966</text:p>
          </table:table-cell>
          <table:table-cell office:value-type="float" office:value="151.5">
            <text:p>151,5</text:p>
          </table:table-cell>
          <table:table-cell office:value-type="float" office:value="734.347">
            <text:p>734,347</text:p>
          </table:table-cell>
          <table:table-cell office:value-type="float" office:value="1.112">
            <text:p>1,112</text:p>
          </table:table-cell>
          <table:table-cell office:value-type="float" office:value="735.459">
            <text:p>735,459</text:p>
          </table:table-cell>
        </table:table-row>
        <table:table-row table:style-name="ro1">
          <table:table-cell office:value-type="float" office:value="726.481">
            <text:p>726,481</text:p>
          </table:table-cell>
          <table:table-cell office:value-type="float" office:value="0.997633">
            <text:p>0,997633</text:p>
          </table:table-cell>
          <table:table-cell office:value-type="float" office:value="727.479">
            <text:p>727,479</text:p>
          </table:table-cell>
          <table:table-cell office:value-type="float" office:value="270.468">
            <text:p>270,468</text:p>
          </table:table-cell>
          <table:table-cell office:value-type="float" office:value="0.361576">
            <text:p>0,361576</text:p>
          </table:table-cell>
          <table:table-cell office:value-type="float" office:value="270.829">
            <text:p>270,829</text:p>
          </table:table-cell>
          <table:table-cell office:value-type="float" office:value="779.383">
            <text:p>779,383</text:p>
          </table:table-cell>
          <table:table-cell office:value-type="float" office:value="0.906432">
            <text:p>0,906432</text:p>
          </table:table-cell>
          <table:table-cell office:value-type="float" office:value="780.29">
            <text:p>780,29</text:p>
          </table:table-cell>
          <table:table-cell office:value-type="float" office:value="695.488">
            <text:p>695,488</text:p>
          </table:table-cell>
          <table:table-cell office:value-type="float" office:value="0.481221">
            <text:p>0,481221</text:p>
          </table:table-cell>
          <table:table-cell office:value-type="float" office:value="695.97">
            <text:p>695,97</text:p>
          </table:table-cell>
          <table:table-cell office:value-type="float" office:value="653.809">
            <text:p>653,809</text:p>
          </table:table-cell>
          <table:table-cell office:value-type="float" office:value="0.444859">
            <text:p>0,444859</text:p>
          </table:table-cell>
          <table:table-cell office:value-type="float" office:value="654.253">
            <text:p>654,253</text:p>
          </table:table-cell>
          <table:table-cell office:value-type="float" office:value="580.006">
            <text:p>580,006</text:p>
          </table:table-cell>
          <table:table-cell office:value-type="float" office:value="0.73019">
            <text:p>0,73019</text:p>
          </table:table-cell>
          <table:table-cell office:value-type="float" office:value="580.736">
            <text:p>580,736</text:p>
          </table:table-cell>
          <table:table-cell office:value-type="float" office:value="308.427">
            <text:p>308,427</text:p>
          </table:table-cell>
          <table:table-cell office:value-type="float" office:value="0.69588">
            <text:p>0,69588</text:p>
          </table:table-cell>
          <table:table-cell office:value-type="float" office:value="309.123">
            <text:p>309,123</text:p>
          </table:table-cell>
          <table:table-cell office:value-type="float" office:value="143.8">
            <text:p>143,8</text:p>
          </table:table-cell>
          <table:table-cell office:value-type="float" office:value="0.510253">
            <text:p>0,510253</text:p>
          </table:table-cell>
          <table:table-cell office:value-type="float" office:value="144.31">
            <text:p>144,31</text:p>
          </table:table-cell>
          <table:table-cell office:value-type="float" office:value="708.26">
            <text:p>708,26</text:p>
          </table:table-cell>
          <table:table-cell office:value-type="float" office:value="1.60378">
            <text:p>1,60378</text:p>
          </table:table-cell>
          <table:table-cell office:value-type="float" office:value="709.864">
            <text:p>709,864</text:p>
          </table:table-cell>
        </table:table-row>
        <table:table-row table:style-name="ro1">
          <table:table-cell office:value-type="float" office:value="724.288">
            <text:p>724,288</text:p>
          </table:table-cell>
          <table:table-cell office:value-type="float" office:value="0.981797">
            <text:p>0,981797</text:p>
          </table:table-cell>
          <table:table-cell office:value-type="float" office:value="725.27">
            <text:p>725,27</text:p>
          </table:table-cell>
          <table:table-cell office:value-type="float" office:value="275.947">
            <text:p>275,947</text:p>
          </table:table-cell>
          <table:table-cell office:value-type="float" office:value="0.341635">
            <text:p>0,341635</text:p>
          </table:table-cell>
          <table:table-cell office:value-type="float" office:value="276.289">
            <text:p>276,289</text:p>
          </table:table-cell>
          <table:table-cell office:value-type="float" office:value="797.103">
            <text:p>797,103</text:p>
          </table:table-cell>
          <table:table-cell office:value-type="float" office:value="1.09792">
            <text:p>1,09792</text:p>
          </table:table-cell>
          <table:table-cell office:value-type="float" office:value="798.201">
            <text:p>798,201</text:p>
          </table:table-cell>
          <table:table-cell office:value-type="float" office:value="659.633">
            <text:p>659,633</text:p>
          </table:table-cell>
          <table:table-cell office:value-type="float" office:value="0.496177">
            <text:p>0,496177</text:p>
          </table:table-cell>
          <table:table-cell office:value-type="float" office:value="660.129">
            <text:p>660,129</text:p>
          </table:table-cell>
          <table:table-cell office:value-type="float" office:value="673.72">
            <text:p>673,72</text:p>
          </table:table-cell>
          <table:table-cell office:value-type="float" office:value="0.460401">
            <text:p>0,460401</text:p>
          </table:table-cell>
          <table:table-cell office:value-type="float" office:value="674.18">
            <text:p>674,18</text:p>
          </table:table-cell>
          <table:table-cell office:value-type="float" office:value="591.267">
            <text:p>591,267</text:p>
          </table:table-cell>
          <table:table-cell office:value-type="float" office:value="0.948367">
            <text:p>0,948367</text:p>
          </table:table-cell>
          <table:table-cell office:value-type="float" office:value="592.215">
            <text:p>592,215</text:p>
          </table:table-cell>
          <table:table-cell office:value-type="float" office:value="347.315">
            <text:p>347,315</text:p>
          </table:table-cell>
          <table:table-cell office:value-type="float" office:value="0.689721">
            <text:p>0,689721</text:p>
          </table:table-cell>
          <table:table-cell office:value-type="float" office:value="348.005">
            <text:p>348,005</text:p>
          </table:table-cell>
          <table:table-cell office:value-type="float" office:value="149.259">
            <text:p>149,259</text:p>
          </table:table-cell>
          <table:table-cell office:value-type="float" office:value="0.520223">
            <text:p>0,520223</text:p>
          </table:table-cell>
          <table:table-cell office:value-type="float" office:value="149.779">
            <text:p>149,779</text:p>
          </table:table-cell>
          <table:table-cell office:value-type="float" office:value="718.314">
            <text:p>718,314</text:p>
          </table:table-cell>
          <table:table-cell office:value-type="float" office:value="1.22343">
            <text:p>1,22343</text:p>
          </table:table-cell>
          <table:table-cell office:value-type="float" office:value="719.537">
            <text:p>719,537</text:p>
          </table:table-cell>
        </table:table-row>
        <table:table-row table:style-name="ro1">
          <table:table-cell office:value-type="float" office:value="743.049">
            <text:p>743,049</text:p>
          </table:table-cell>
          <table:table-cell office:value-type="float" office:value="0.999979">
            <text:p>0,999979</text:p>
          </table:table-cell>
          <table:table-cell office:value-type="float" office:value="744.049">
            <text:p>744,049</text:p>
          </table:table-cell>
          <table:table-cell office:value-type="float" office:value="267.028">
            <text:p>267,028</text:p>
          </table:table-cell>
          <table:table-cell office:value-type="float" office:value="0.316709">
            <text:p>0,316709</text:p>
          </table:table-cell>
          <table:table-cell office:value-type="float" office:value="267.345">
            <text:p>267,345</text:p>
          </table:table-cell>
          <table:table-cell office:value-type="float" office:value="813.493">
            <text:p>813,493</text:p>
          </table:table-cell>
          <table:table-cell office:value-type="float" office:value="0.892356">
            <text:p>0,892356</text:p>
          </table:table-cell>
          <table:table-cell office:value-type="float" office:value="814.385">
            <text:p>814,385</text:p>
          </table:table-cell>
          <table:table-cell office:value-type="float" office:value="690.45">
            <text:p>690,45</text:p>
          </table:table-cell>
          <table:table-cell office:value-type="float" office:value="0.503215">
            <text:p>0,503215</text:p>
          </table:table-cell>
          <table:table-cell office:value-type="float" office:value="690.953">
            <text:p>690,953</text:p>
          </table:table-cell>
          <table:table-cell office:value-type="float" office:value="698.274">
            <text:p>698,274</text:p>
          </table:table-cell>
          <table:table-cell office:value-type="float" office:value="0.577114">
            <text:p>0,577114</text:p>
          </table:table-cell>
          <table:table-cell office:value-type="float" office:value="698.851">
            <text:p>698,851</text:p>
          </table:table-cell>
          <table:table-cell office:value-type="float" office:value="596.805">
            <text:p>596,805</text:p>
          </table:table-cell>
          <table:table-cell office:value-type="float" office:value="0.742799">
            <text:p>0,742799</text:p>
          </table:table-cell>
          <table:table-cell office:value-type="float" office:value="597.548">
            <text:p>597,548</text:p>
          </table:table-cell>
          <table:table-cell office:value-type="float" office:value="320.206">
            <text:p>320,206</text:p>
          </table:table-cell>
          <table:table-cell office:value-type="float" office:value="0.708489">
            <text:p>0,708489</text:p>
          </table:table-cell>
          <table:table-cell office:value-type="float" office:value="320.915">
            <text:p>320,915</text:p>
          </table:table-cell>
          <table:table-cell office:value-type="float" office:value="162.188">
            <text:p>162,188</text:p>
          </table:table-cell>
          <table:table-cell office:value-type="float" office:value="0.492658">
            <text:p>0,492658</text:p>
          </table:table-cell>
          <table:table-cell office:value-type="float" office:value="162.68">
            <text:p>162,68</text:p>
          </table:table-cell>
          <table:table-cell office:value-type="float" office:value="756.416">
            <text:p>756,416</text:p>
          </table:table-cell>
          <table:table-cell office:value-type="float" office:value="1.01171">
            <text:p>1,01171</text:p>
          </table:table-cell>
          <table:table-cell office:value-type="float" office:value="757.427">
            <text:p>757,427</text:p>
          </table:table-cell>
        </table:table-row>
        <table:table-row table:style-name="ro1">
          <table:table-cell office:value-type="float" office:value="701.466">
            <text:p>701,466</text:p>
          </table:table-cell>
          <table:table-cell office:value-type="float" office:value="0.93605">
            <text:p>0,93605</text:p>
          </table:table-cell>
          <table:table-cell office:value-type="float" office:value="702.402">
            <text:p>702,402</text:p>
          </table:table-cell>
          <table:table-cell office:value-type="float" office:value="272.802">
            <text:p>272,802</text:p>
          </table:table-cell>
          <table:table-cell office:value-type="float" office:value="0.342221">
            <text:p>0,342221</text:p>
          </table:table-cell>
          <table:table-cell office:value-type="float" office:value="273.145">
            <text:p>273,145</text:p>
          </table:table-cell>
          <table:table-cell office:value-type="float" office:value="801.337">
            <text:p>801,337</text:p>
          </table:table-cell>
          <table:table-cell office:value-type="float" office:value="0.861565">
            <text:p>0,861565</text:p>
          </table:table-cell>
          <table:table-cell office:value-type="float" office:value="802.198">
            <text:p>802,198</text:p>
          </table:table-cell>
          <table:table-cell office:value-type="float" office:value="712.929">
            <text:p>712,929</text:p>
          </table:table-cell>
          <table:table-cell office:value-type="float" office:value="0.472717">
            <text:p>0,472717</text:p>
          </table:table-cell>
          <table:table-cell office:value-type="float" office:value="713.402">
            <text:p>713,402</text:p>
          </table:table-cell>
          <table:table-cell office:value-type="float" office:value="668.872">
            <text:p>668,872</text:p>
          </table:table-cell>
          <table:table-cell office:value-type="float" office:value="0.447791">
            <text:p>0,447791</text:p>
          </table:table-cell>
          <table:table-cell office:value-type="float" office:value="669.32">
            <text:p>669,32</text:p>
          </table:table-cell>
          <table:table-cell office:value-type="float" office:value="601.733">
            <text:p>601,733</text:p>
          </table:table-cell>
          <table:table-cell office:value-type="float" office:value="0.734882">
            <text:p>0,734882</text:p>
          </table:table-cell>
          <table:table-cell office:value-type="float" office:value="602.468">
            <text:p>602,468</text:p>
          </table:table-cell>
          <table:table-cell office:value-type="float" office:value="301.435">
            <text:p>301,435</text:p>
          </table:table-cell>
          <table:table-cell office:value-type="float" office:value="0.687375">
            <text:p>0,687375</text:p>
          </table:table-cell>
          <table:table-cell office:value-type="float" office:value="302.123">
            <text:p>302,123</text:p>
          </table:table-cell>
          <table:table-cell office:value-type="float" office:value="136.405">
            <text:p>136,405</text:p>
          </table:table-cell>
          <table:table-cell office:value-type="float" office:value="0.494124">
            <text:p>0,494124</text:p>
          </table:table-cell>
          <table:table-cell office:value-type="float" office:value="136.899">
            <text:p>136,899</text:p>
          </table:table-cell>
          <table:table-cell office:value-type="float" office:value="702.164">
            <text:p>702,164</text:p>
          </table:table-cell>
          <table:table-cell office:value-type="float" office:value="0.994407">
            <text:p>0,994407</text:p>
          </table:table-cell>
          <table:table-cell office:value-type="float" office:value="703.158">
            <text:p>703,158</text:p>
          </table:table-cell>
        </table:table-row>
        <table:table-row table:style-name="ro1">
          <table:table-cell office:value-type="float" office:value="734.256">
            <text:p>734,256</text:p>
          </table:table-cell>
          <table:table-cell office:value-type="float" office:value="1.0076">
            <text:p>1,0076</text:p>
          </table:table-cell>
          <table:table-cell office:value-type="float" office:value="735.263">
            <text:p>735,263</text:p>
          </table:table-cell>
          <table:table-cell office:value-type="float" office:value="268.285">
            <text:p>268,285</text:p>
          </table:table-cell>
          <table:table-cell office:value-type="float" office:value="0.333131">
            <text:p>0,333131</text:p>
          </table:table-cell>
          <table:table-cell office:value-type="float" office:value="268.618">
            <text:p>268,618</text:p>
          </table:table-cell>
          <table:table-cell office:value-type="float" office:value="802.902">
            <text:p>802,902</text:p>
          </table:table-cell>
          <table:table-cell office:value-type="float" office:value="0.886785">
            <text:p>0,886785</text:p>
          </table:table-cell>
          <table:table-cell office:value-type="float" office:value="803.789">
            <text:p>803,789</text:p>
          </table:table-cell>
          <table:table-cell office:value-type="float" office:value="697.361">
            <text:p>697,361</text:p>
          </table:table-cell>
          <table:table-cell office:value-type="float" office:value="0.481808">
            <text:p>0,481808</text:p>
          </table:table-cell>
          <table:table-cell office:value-type="float" office:value="697.843">
            <text:p>697,843</text:p>
          </table:table-cell>
          <table:table-cell office:value-type="float" office:value="694.153">
            <text:p>694,153</text:p>
          </table:table-cell>
          <table:table-cell office:value-type="float" office:value="0.417293">
            <text:p>0,417293</text:p>
          </table:table-cell>
          <table:table-cell office:value-type="float" office:value="694.57">
            <text:p>694,57</text:p>
          </table:table-cell>
          <table:table-cell office:value-type="float" office:value="589.775">
            <text:p>589,775</text:p>
          </table:table-cell>
          <table:table-cell office:value-type="float" office:value="0.75101">
            <text:p>0,75101</text:p>
          </table:table-cell>
          <table:table-cell office:value-type="float" office:value="590.526">
            <text:p>590,526</text:p>
          </table:table-cell>
          <table:table-cell office:value-type="float" office:value="304.454">
            <text:p>304,454</text:p>
          </table:table-cell>
          <table:table-cell office:value-type="float" office:value="0.689428">
            <text:p>0,689428</text:p>
          </table:table-cell>
          <table:table-cell office:value-type="float" office:value="305.144">
            <text:p>305,144</text:p>
          </table:table-cell>
          <table:table-cell office:value-type="float" office:value="139.614">
            <text:p>139,614</text:p>
          </table:table-cell>
          <table:table-cell office:value-type="float" office:value="0.497057">
            <text:p>0,497057</text:p>
          </table:table-cell>
          <table:table-cell office:value-type="float" office:value="140.111">
            <text:p>140,111</text:p>
          </table:table-cell>
          <table:table-cell office:value-type="float" office:value="734.755">
            <text:p>734,755</text:p>
          </table:table-cell>
          <table:table-cell office:value-type="float" office:value="0.970947">
            <text:p>0,970947</text:p>
          </table:table-cell>
          <table:table-cell office:value-type="float" office:value="735.726">
            <text:p>735,726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1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790.01297029703">
            <text:p>790,012970297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311.366207920792">
            <text:p>311,3662079208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872.665801980198">
            <text:p>872,6658019802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763.818940594059">
            <text:p>763,8189405941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753.568079207921">
            <text:p>753,5680792079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661.624">
            <text:p>661,624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347.168514851485">
            <text:p>347,1685148515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160.054524752475">
            <text:p>160,0545247525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799.224891089109">
            <text:p>799,2248910891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1 WP avg.</text:p>
          </table:table-cell>
          <table:table-cell office:value-type="string">
            <text:p>T1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788.848881188119">
            <text:p>788,8488811881</text:p>
          </table:table-cell>
          <table:table-cell table:formula="of:=AVERAGE([.B7:.B107])" office:value-type="float" office:value="1.16420055445545">
            <text:p>1,1642005545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310.955188118812">
            <text:p>310,9551881188</text:p>
          </table:table-cell>
          <table:table-cell table:formula="of:=AVERAGE([.E7:.E107])" office:value-type="float" office:value="0.411071079207921">
            <text:p>0,4110710792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871.591811881188">
            <text:p>871,5918118812</text:p>
          </table:table-cell>
          <table:table-cell table:formula="of:=AVERAGE([.H7:.H107])" office:value-type="float" office:value="1.07384787128713">
            <text:p>1,0738478713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763.217841584159">
            <text:p>763,2178415842</text:p>
          </table:table-cell>
          <table:table-cell table:formula="of:=AVERAGE([.K7:.K107])" office:value-type="float" office:value="0.601151455445544">
            <text:p>0,601151455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752.94699009901">
            <text:p>752,946990099</text:p>
          </table:table-cell>
          <table:table-cell table:formula="of:=AVERAGE([.N7:.N107])" office:value-type="float" office:value="0.62107499009901">
            <text:p>0,6210749901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660.759653465347">
            <text:p>660,7596534653</text:p>
          </table:table-cell>
          <table:table-cell table:formula="of:=AVERAGE([.Q7:.Q107])" office:value-type="float" office:value="0.864277039603961">
            <text:p>0,8642770396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346.308504950495">
            <text:p>346,3085049505</text:p>
          </table:table-cell>
          <table:table-cell table:formula="of:=AVERAGE([.T7:.T107])" office:value-type="float" office:value="0.859933405940594">
            <text:p>0,8599334059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159.470930693069">
            <text:p>159,4709306931</text:p>
          </table:table-cell>
          <table:table-cell table:formula="of:=AVERAGE([.W7:.W107])" office:value-type="float" office:value="0.583620465346534">
            <text:p>0,5836204653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798.035950495049">
            <text:p>798,0359504951</text:p>
          </table:table-cell>
          <table:table-cell table:formula="of:=AVERAGE([.Z7:.Z107])" office:value-type="float" office:value="1.18896110891089">
            <text:p>1,1889611089</text:p>
          </table:table-cell>
          <table:table-cell table:number-columns-repeated="24"/>
        </table:table-row>
      </table:table>
      <table:table table:name="Setting2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847.159">
            <text:p>847,159</text:p>
          </table:table-cell>
          <table:table-cell office:value-type="float" office:value="0.982677">
            <text:p>0,982677</text:p>
          </table:table-cell>
          <table:table-cell office:value-type="float" office:value="848.141">
            <text:p>848,141</text:p>
          </table:table-cell>
          <table:table-cell office:value-type="float" office:value="304.85">
            <text:p>304,85</text:p>
          </table:table-cell>
          <table:table-cell office:value-type="float" office:value="0.339875">
            <text:p>0,339875</text:p>
          </table:table-cell>
          <table:table-cell office:value-type="float" office:value="305.19">
            <text:p>305,19</text:p>
          </table:table-cell>
          <table:table-cell office:value-type="float" office:value="876.25">
            <text:p>876,25</text:p>
          </table:table-cell>
          <table:table-cell office:value-type="float" office:value="0.898221">
            <text:p>0,898221</text:p>
          </table:table-cell>
          <table:table-cell office:value-type="float" office:value="877.148">
            <text:p>877,148</text:p>
          </table:table-cell>
          <table:table-cell office:value-type="float" office:value="884.274">
            <text:p>884,274</text:p>
          </table:table-cell>
          <table:table-cell office:value-type="float" office:value="0.668021">
            <text:p>0,668021</text:p>
          </table:table-cell>
          <table:table-cell office:value-type="float" office:value="884.942">
            <text:p>884,942</text:p>
          </table:table-cell>
          <table:table-cell office:value-type="float" office:value="829.855">
            <text:p>829,855</text:p>
          </table:table-cell>
          <table:table-cell office:value-type="float" office:value="0.434888">
            <text:p>0,434888</text:p>
          </table:table-cell>
          <table:table-cell office:value-type="float" office:value="830.29">
            <text:p>830,29</text:p>
          </table:table-cell>
          <table:table-cell office:value-type="float" office:value="687.965">
            <text:p>687,965</text:p>
          </table:table-cell>
          <table:table-cell office:value-type="float" office:value="0.747198">
            <text:p>0,747198</text:p>
          </table:table-cell>
          <table:table-cell office:value-type="float" office:value="688.712">
            <text:p>688,712</text:p>
          </table:table-cell>
          <table:table-cell office:value-type="float" office:value="366.893">
            <text:p>366,893</text:p>
          </table:table-cell>
          <table:table-cell office:value-type="float" office:value="0.700572">
            <text:p>0,700572</text:p>
          </table:table-cell>
          <table:table-cell office:value-type="float" office:value="367.594">
            <text:p>367,594</text:p>
          </table:table-cell>
          <table:table-cell office:value-type="float" office:value="202.873">
            <text:p>202,873</text:p>
          </table:table-cell>
          <table:table-cell office:value-type="float" office:value="0.558639">
            <text:p>0,558639</text:p>
          </table:table-cell>
          <table:table-cell office:value-type="float" office:value="203.432">
            <text:p>203,432</text:p>
          </table:table-cell>
          <table:table-cell office:value-type="float" office:value="853.672">
            <text:p>853,672</text:p>
          </table:table-cell>
          <table:table-cell office:value-type="float" office:value="1.28795">
            <text:p>1,28795</text:p>
          </table:table-cell>
          <table:table-cell office:value-type="float" office:value="854.96">
            <text:p>854,96</text:p>
          </table:table-cell>
        </table:table-row>
        <table:table-row table:style-name="ro1">
          <table:table-cell office:value-type="float" office:value="931.139">
            <text:p>931,139</text:p>
          </table:table-cell>
          <table:table-cell office:value-type="float" office:value="1.17769">
            <text:p>1,17769</text:p>
          </table:table-cell>
          <table:table-cell office:value-type="float" office:value="932.316">
            <text:p>932,316</text:p>
          </table:table-cell>
          <table:table-cell office:value-type="float" office:value="363.128">
            <text:p>363,128</text:p>
          </table:table-cell>
          <table:table-cell office:value-type="float" office:value="0.397352">
            <text:p>0,397352</text:p>
          </table:table-cell>
          <table:table-cell office:value-type="float" office:value="363.525">
            <text:p>363,525</text:p>
          </table:table-cell>
          <table:table-cell office:value-type="float" office:value="1053.21">
            <text:p>1053,21</text:p>
          </table:table-cell>
          <table:table-cell office:value-type="float" office:value="0.938396">
            <text:p>0,938396</text:p>
          </table:table-cell>
          <table:table-cell office:value-type="float" office:value="1054.15">
            <text:p>1054,15</text:p>
          </table:table-cell>
          <table:table-cell office:value-type="float" office:value="835.512">
            <text:p>835,512</text:p>
          </table:table-cell>
          <table:table-cell office:value-type="float" office:value="0.491485">
            <text:p>0,491485</text:p>
          </table:table-cell>
          <table:table-cell office:value-type="float" office:value="836.004">
            <text:p>836,004</text:p>
          </table:table-cell>
          <table:table-cell office:value-type="float" office:value="818.936">
            <text:p>818,936</text:p>
          </table:table-cell>
          <table:table-cell office:value-type="float" office:value="0.46128">
            <text:p>0,46128</text:p>
          </table:table-cell>
          <table:table-cell office:value-type="float" office:value="819.397">
            <text:p>819,397</text:p>
          </table:table-cell>
          <table:table-cell office:value-type="float" office:value="701.044">
            <text:p>701,044</text:p>
          </table:table-cell>
          <table:table-cell office:value-type="float" office:value="0.832827">
            <text:p>0,832827</text:p>
          </table:table-cell>
          <table:table-cell office:value-type="float" office:value="701.877">
            <text:p>701,877</text:p>
          </table:table-cell>
          <table:table-cell office:value-type="float" office:value="308.998">
            <text:p>308,998</text:p>
          </table:table-cell>
          <table:table-cell office:value-type="float" office:value="0.724325">
            <text:p>0,724325</text:p>
          </table:table-cell>
          <table:table-cell office:value-type="float" office:value="309.723">
            <text:p>309,723</text:p>
          </table:table-cell>
          <table:table-cell office:value-type="float" office:value="218.746">
            <text:p>218,746</text:p>
          </table:table-cell>
          <table:table-cell office:value-type="float" office:value="1.02256">
            <text:p>1,02256</text:p>
          </table:table-cell>
          <table:table-cell office:value-type="float" office:value="219.769">
            <text:p>219,769</text:p>
          </table:table-cell>
          <table:table-cell office:value-type="float" office:value="820.141">
            <text:p>820,141</text:p>
          </table:table-cell>
          <table:table-cell office:value-type="float" office:value="1.03429">
            <text:p>1,03429</text:p>
          </table:table-cell>
          <table:table-cell office:value-type="float" office:value="821.175">
            <text:p>821,175</text:p>
          </table:table-cell>
        </table:table-row>
        <table:table-row table:style-name="ro1">
          <table:table-cell office:value-type="float" office:value="806.459">
            <text:p>806,459</text:p>
          </table:table-cell>
          <table:table-cell office:value-type="float" office:value="1.0079">
            <text:p>1,0079</text:p>
          </table:table-cell>
          <table:table-cell office:value-type="float" office:value="807.467">
            <text:p>807,467</text:p>
          </table:table-cell>
          <table:table-cell office:value-type="float" office:value="330.267">
            <text:p>330,267</text:p>
          </table:table-cell>
          <table:table-cell office:value-type="float" office:value="0.325799">
            <text:p>0,325799</text:p>
          </table:table-cell>
          <table:table-cell office:value-type="float" office:value="330.593">
            <text:p>330,593</text:p>
          </table:table-cell>
          <table:table-cell office:value-type="float" office:value="955.078">
            <text:p>955,078</text:p>
          </table:table-cell>
          <table:table-cell office:value-type="float" office:value="0.943088">
            <text:p>0,943088</text:p>
          </table:table-cell>
          <table:table-cell office:value-type="float" office:value="956.021">
            <text:p>956,021</text:p>
          </table:table-cell>
          <table:table-cell office:value-type="float" office:value="749.721">
            <text:p>749,721</text:p>
          </table:table-cell>
          <table:table-cell office:value-type="float" office:value="0.879747">
            <text:p>0,879747</text:p>
          </table:table-cell>
          <table:table-cell office:value-type="float" office:value="750.6">
            <text:p>750,6</text:p>
          </table:table-cell>
          <table:table-cell office:value-type="float" office:value="866.758">
            <text:p>866,758</text:p>
          </table:table-cell>
          <table:table-cell office:value-type="float" office:value="0.457468">
            <text:p>0,457468</text:p>
          </table:table-cell>
          <table:table-cell office:value-type="float" office:value="867.215">
            <text:p>867,215</text:p>
          </table:table-cell>
          <table:table-cell office:value-type="float" office:value="702.898">
            <text:p>702,898</text:p>
          </table:table-cell>
          <table:table-cell office:value-type="float" office:value="0.94954">
            <text:p>0,94954</text:p>
          </table:table-cell>
          <table:table-cell office:value-type="float" office:value="703.848">
            <text:p>703,848</text:p>
          </table:table-cell>
          <table:table-cell office:value-type="float" office:value="413.055">
            <text:p>413,055</text:p>
          </table:table-cell>
          <table:table-cell office:value-type="float" office:value="1.95744">
            <text:p>1,95744</text:p>
          </table:table-cell>
          <table:table-cell office:value-type="float" office:value="415.013">
            <text:p>415,013</text:p>
          </table:table-cell>
          <table:table-cell office:value-type="float" office:value="208.18">
            <text:p>208,18</text:p>
          </table:table-cell>
          <table:table-cell office:value-type="float" office:value="1.13282">
            <text:p>1,13282</text:p>
          </table:table-cell>
          <table:table-cell office:value-type="float" office:value="209.313">
            <text:p>209,313</text:p>
          </table:table-cell>
          <table:table-cell office:value-type="float" office:value="875.547">
            <text:p>875,547</text:p>
          </table:table-cell>
          <table:table-cell office:value-type="float" office:value="1.02109">
            <text:p>1,02109</text:p>
          </table:table-cell>
          <table:table-cell office:value-type="float" office:value="876.568">
            <text:p>876,568</text:p>
          </table:table-cell>
        </table:table-row>
        <table:table-row table:style-name="ro1">
          <table:table-cell office:value-type="float" office:value="802.282">
            <text:p>802,282</text:p>
          </table:table-cell>
          <table:table-cell office:value-type="float" office:value="1.02344">
            <text:p>1,02344</text:p>
          </table:table-cell>
          <table:table-cell office:value-type="float" office:value="803.305">
            <text:p>803,305</text:p>
          </table:table-cell>
          <table:table-cell office:value-type="float" office:value="350.002">
            <text:p>350,002</text:p>
          </table:table-cell>
          <table:table-cell office:value-type="float" office:value="0.34574">
            <text:p>0,34574</text:p>
          </table:table-cell>
          <table:table-cell office:value-type="float" office:value="350.347">
            <text:p>350,347</text:p>
          </table:table-cell>
          <table:table-cell office:value-type="float" office:value="1009.1">
            <text:p>1009,1</text:p>
          </table:table-cell>
          <table:table-cell office:value-type="float" office:value="0.998806">
            <text:p>0,998806</text:p>
          </table:table-cell>
          <table:table-cell office:value-type="float" office:value="1010.1">
            <text:p>1010,1</text:p>
          </table:table-cell>
          <table:table-cell office:value-type="float" office:value="830.613">
            <text:p>830,613</text:p>
          </table:table-cell>
          <table:table-cell office:value-type="float" office:value="0.489432">
            <text:p>0,489432</text:p>
          </table:table-cell>
          <table:table-cell office:value-type="float" office:value="831.103">
            <text:p>831,103</text:p>
          </table:table-cell>
          <table:table-cell office:value-type="float" office:value="714.024">
            <text:p>714,024</text:p>
          </table:table-cell>
          <table:table-cell office:value-type="float" office:value="0.435475">
            <text:p>0,435475</text:p>
          </table:table-cell>
          <table:table-cell office:value-type="float" office:value="714.46">
            <text:p>714,46</text:p>
          </table:table-cell>
          <table:table-cell office:value-type="float" office:value="697.929">
            <text:p>697,929</text:p>
          </table:table-cell>
          <table:table-cell office:value-type="float" office:value="0.692947">
            <text:p>0,692947</text:p>
          </table:table-cell>
          <table:table-cell office:value-type="float" office:value="698.622">
            <text:p>698,622</text:p>
          </table:table-cell>
          <table:table-cell office:value-type="float" office:value="393.43">
            <text:p>393,43</text:p>
          </table:table-cell>
          <table:table-cell office:value-type="float" office:value="2.01491">
            <text:p>2,01491</text:p>
          </table:table-cell>
          <table:table-cell office:value-type="float" office:value="395.445">
            <text:p>395,445</text:p>
          </table:table-cell>
          <table:table-cell office:value-type="float" office:value="172.816">
            <text:p>172,816</text:p>
          </table:table-cell>
          <table:table-cell office:value-type="float" office:value="0.482688">
            <text:p>0,482688</text:p>
          </table:table-cell>
          <table:table-cell office:value-type="float" office:value="173.299">
            <text:p>173,299</text:p>
          </table:table-cell>
          <table:table-cell office:value-type="float" office:value="812.572">
            <text:p>812,572</text:p>
          </table:table-cell>
          <table:table-cell office:value-type="float" office:value="0.925493">
            <text:p>0,925493</text:p>
          </table:table-cell>
          <table:table-cell office:value-type="float" office:value="813.498">
            <text:p>813,498</text:p>
          </table:table-cell>
        </table:table-row>
        <table:table-row table:style-name="ro1">
          <table:table-cell office:value-type="float" office:value="798.763">
            <text:p>798,763</text:p>
          </table:table-cell>
          <table:table-cell office:value-type="float" office:value="0.930185">
            <text:p>0,930185</text:p>
          </table:table-cell>
          <table:table-cell office:value-type="float" office:value="799.693">
            <text:p>799,693</text:p>
          </table:table-cell>
          <table:table-cell office:value-type="float" office:value="275.11">
            <text:p>275,11</text:p>
          </table:table-cell>
          <table:table-cell office:value-type="float" office:value="0.308498">
            <text:p>0,308498</text:p>
          </table:table-cell>
          <table:table-cell office:value-type="float" office:value="275.419">
            <text:p>275,419</text:p>
          </table:table-cell>
          <table:table-cell office:value-type="float" office:value="852.594">
            <text:p>852,594</text:p>
          </table:table-cell>
          <table:table-cell office:value-type="float" office:value="1.14807">
            <text:p>1,14807</text:p>
          </table:table-cell>
          <table:table-cell office:value-type="float" office:value="853.742">
            <text:p>853,742</text:p>
          </table:table-cell>
          <table:table-cell office:value-type="float" office:value="733.727">
            <text:p>733,727</text:p>
          </table:table-cell>
          <table:table-cell office:value-type="float" office:value="0.443686">
            <text:p>0,443686</text:p>
          </table:table-cell>
          <table:table-cell office:value-type="float" office:value="734.171">
            <text:p>734,171</text:p>
          </table:table-cell>
          <table:table-cell office:value-type="float" office:value="741.865">
            <text:p>741,865</text:p>
          </table:table-cell>
          <table:table-cell office:value-type="float" office:value="0.434008">
            <text:p>0,434008</text:p>
          </table:table-cell>
          <table:table-cell office:value-type="float" office:value="742.299">
            <text:p>742,299</text:p>
          </table:table-cell>
          <table:table-cell office:value-type="float" office:value="735.239">
            <text:p>735,239</text:p>
          </table:table-cell>
          <table:table-cell office:value-type="float" office:value="0.754529">
            <text:p>0,754529</text:p>
          </table:table-cell>
          <table:table-cell office:value-type="float" office:value="735.993">
            <text:p>735,993</text:p>
          </table:table-cell>
          <table:table-cell office:value-type="float" office:value="356.785">
            <text:p>356,785</text:p>
          </table:table-cell>
          <table:table-cell office:value-type="float" office:value="0.699399">
            <text:p>0,699399</text:p>
          </table:table-cell>
          <table:table-cell office:value-type="float" office:value="357.484">
            <text:p>357,484</text:p>
          </table:table-cell>
          <table:table-cell office:value-type="float" office:value="215.911">
            <text:p>215,911</text:p>
          </table:table-cell>
          <table:table-cell office:value-type="float" office:value="0.503508">
            <text:p>0,503508</text:p>
          </table:table-cell>
          <table:table-cell office:value-type="float" office:value="216.414">
            <text:p>216,414</text:p>
          </table:table-cell>
          <table:table-cell office:value-type="float" office:value="850.088">
            <text:p>850,088</text:p>
          </table:table-cell>
          <table:table-cell office:value-type="float" office:value="1.00731">
            <text:p>1,00731</text:p>
          </table:table-cell>
          <table:table-cell office:value-type="float" office:value="851.095">
            <text:p>851,095</text:p>
          </table:table-cell>
        </table:table-row>
        <table:table-row table:style-name="ro1">
          <table:table-cell office:value-type="float" office:value="777.235">
            <text:p>777,235</text:p>
          </table:table-cell>
          <table:table-cell office:value-type="float" office:value="1.0513">
            <text:p>1,0513</text:p>
          </table:table-cell>
          <table:table-cell office:value-type="float" office:value="778.286">
            <text:p>778,286</text:p>
          </table:table-cell>
          <table:table-cell office:value-type="float" office:value="275.607">
            <text:p>275,607</text:p>
          </table:table-cell>
          <table:table-cell office:value-type="float" office:value="0.305859">
            <text:p>0,305859</text:p>
          </table:table-cell>
          <table:table-cell office:value-type="float" office:value="275.913">
            <text:p>275,913</text:p>
          </table:table-cell>
          <table:table-cell office:value-type="float" office:value="920.879">
            <text:p>920,879</text:p>
          </table:table-cell>
          <table:table-cell office:value-type="float" office:value="0.881799">
            <text:p>0,881799</text:p>
          </table:table-cell>
          <table:table-cell office:value-type="float" office:value="921.761">
            <text:p>921,761</text:p>
          </table:table-cell>
          <table:table-cell office:value-type="float" office:value="829.68">
            <text:p>829,68</text:p>
          </table:table-cell>
          <table:table-cell office:value-type="float" office:value="0.479169">
            <text:p>0,479169</text:p>
          </table:table-cell>
          <table:table-cell office:value-type="float" office:value="830.159">
            <text:p>830,159</text:p>
          </table:table-cell>
          <table:table-cell office:value-type="float" office:value="770.041">
            <text:p>770,041</text:p>
          </table:table-cell>
          <table:table-cell office:value-type="float" office:value="0.709662">
            <text:p>0,709662</text:p>
          </table:table-cell>
          <table:table-cell office:value-type="float" office:value="770.751">
            <text:p>770,751</text:p>
          </table:table-cell>
          <table:table-cell office:value-type="float" office:value="693.706">
            <text:p>693,706</text:p>
          </table:table-cell>
          <table:table-cell office:value-type="float" office:value="0.772417">
            <text:p>0,772417</text:p>
          </table:table-cell>
          <table:table-cell office:value-type="float" office:value="694.479">
            <text:p>694,479</text:p>
          </table:table-cell>
          <table:table-cell office:value-type="float" office:value="377.639">
            <text:p>377,639</text:p>
          </table:table-cell>
          <table:table-cell office:value-type="float" office:value="0.714061">
            <text:p>0,714061</text:p>
          </table:table-cell>
          <table:table-cell office:value-type="float" office:value="378.353">
            <text:p>378,353</text:p>
          </table:table-cell>
          <table:table-cell office:value-type="float" office:value="199.121">
            <text:p>199,121</text:p>
          </table:table-cell>
          <table:table-cell office:value-type="float" office:value="0.516411">
            <text:p>0,516411</text:p>
          </table:table-cell>
          <table:table-cell office:value-type="float" office:value="199.637">
            <text:p>199,637</text:p>
          </table:table-cell>
          <table:table-cell office:value-type="float" office:value="785.789">
            <text:p>785,789</text:p>
          </table:table-cell>
          <table:table-cell office:value-type="float" office:value="0.974759">
            <text:p>0,974759</text:p>
          </table:table-cell>
          <table:table-cell office:value-type="float" office:value="786.764">
            <text:p>786,764</text:p>
          </table:table-cell>
        </table:table-row>
        <table:table-row table:style-name="ro1">
          <table:table-cell office:value-type="float" office:value="868.999">
            <text:p>868,999</text:p>
          </table:table-cell>
          <table:table-cell office:value-type="float" office:value="0.931358">
            <text:p>0,931358</text:p>
          </table:table-cell>
          <table:table-cell office:value-type="float" office:value="869.931">
            <text:p>869,931</text:p>
          </table:table-cell>
          <table:table-cell office:value-type="float" office:value="349.24">
            <text:p>349,24</text:p>
          </table:table-cell>
          <table:table-cell office:value-type="float" office:value="0.333717">
            <text:p>0,333717</text:p>
          </table:table-cell>
          <table:table-cell office:value-type="float" office:value="349.574">
            <text:p>349,574</text:p>
          </table:table-cell>
          <table:table-cell office:value-type="float" office:value="927.664">
            <text:p>927,664</text:p>
          </table:table-cell>
          <table:table-cell office:value-type="float" office:value="1.35188">
            <text:p>1,35188</text:p>
          </table:table-cell>
          <table:table-cell office:value-type="float" office:value="929.016">
            <text:p>929,016</text:p>
          </table:table-cell>
          <table:table-cell office:value-type="float" office:value="775.823">
            <text:p>775,823</text:p>
          </table:table-cell>
          <table:table-cell office:value-type="float" office:value="0.475063">
            <text:p>0,475063</text:p>
          </table:table-cell>
          <table:table-cell office:value-type="float" office:value="776.298">
            <text:p>776,298</text:p>
          </table:table-cell>
          <table:table-cell office:value-type="float" office:value="766.092">
            <text:p>766,092</text:p>
          </table:table-cell>
          <table:table-cell office:value-type="float" office:value="0.425211">
            <text:p>0,425211</text:p>
          </table:table-cell>
          <table:table-cell office:value-type="float" office:value="766.518">
            <text:p>766,518</text:p>
          </table:table-cell>
          <table:table-cell office:value-type="float" office:value="667.51">
            <text:p>667,51</text:p>
          </table:table-cell>
          <table:table-cell office:value-type="float" office:value="0.766259">
            <text:p>0,766259</text:p>
          </table:table-cell>
          <table:table-cell office:value-type="float" office:value="668.277">
            <text:p>668,277</text:p>
          </table:table-cell>
          <table:table-cell office:value-type="float" office:value="391.449">
            <text:p>391,449</text:p>
          </table:table-cell>
          <table:table-cell office:value-type="float" office:value="1.16097">
            <text:p>1,16097</text:p>
          </table:table-cell>
          <table:table-cell office:value-type="float" office:value="392.61">
            <text:p>392,61</text:p>
          </table:table-cell>
          <table:table-cell office:value-type="float" office:value="167.275">
            <text:p>167,275</text:p>
          </table:table-cell>
          <table:table-cell office:value-type="float" office:value="0.492072">
            <text:p>0,492072</text:p>
          </table:table-cell>
          <table:table-cell office:value-type="float" office:value="167.767">
            <text:p>167,767</text:p>
          </table:table-cell>
          <table:table-cell office:value-type="float" office:value="781.698">
            <text:p>781,698</text:p>
          </table:table-cell>
          <table:table-cell office:value-type="float" office:value="1.02461">
            <text:p>1,02461</text:p>
          </table:table-cell>
          <table:table-cell office:value-type="float" office:value="782.723">
            <text:p>782,723</text:p>
          </table:table-cell>
        </table:table-row>
        <table:table-row table:style-name="ro1">
          <table:table-cell office:value-type="float" office:value="750.491">
            <text:p>750,491</text:p>
          </table:table-cell>
          <table:table-cell office:value-type="float" office:value="1.08619">
            <text:p>1,08619</text:p>
          </table:table-cell>
          <table:table-cell office:value-type="float" office:value="751.577">
            <text:p>751,577</text:p>
          </table:table-cell>
          <table:table-cell office:value-type="float" office:value="302.044">
            <text:p>302,044</text:p>
          </table:table-cell>
          <table:table-cell office:value-type="float" office:value="0.33401">
            <text:p>0,33401</text:p>
          </table:table-cell>
          <table:table-cell office:value-type="float" office:value="302.378">
            <text:p>302,378</text:p>
          </table:table-cell>
          <table:table-cell office:value-type="float" office:value="881.132">
            <text:p>881,132</text:p>
          </table:table-cell>
          <table:table-cell office:value-type="float" office:value="0.836932">
            <text:p>0,836932</text:p>
          </table:table-cell>
          <table:table-cell office:value-type="float" office:value="881.969">
            <text:p>881,969</text:p>
          </table:table-cell>
          <table:table-cell office:value-type="float" office:value="834.585">
            <text:p>834,585</text:p>
          </table:table-cell>
          <table:table-cell office:value-type="float" office:value="0.443686">
            <text:p>0,443686</text:p>
          </table:table-cell>
          <table:table-cell office:value-type="float" office:value="835.029">
            <text:p>835,029</text:p>
          </table:table-cell>
          <table:table-cell office:value-type="float" office:value="828.755">
            <text:p>828,755</text:p>
          </table:table-cell>
          <table:table-cell office:value-type="float" office:value="0.650426">
            <text:p>0,650426</text:p>
          </table:table-cell>
          <table:table-cell office:value-type="float" office:value="829.405">
            <text:p>829,405</text:p>
          </table:table-cell>
          <table:table-cell office:value-type="float" office:value="679.597">
            <text:p>679,597</text:p>
          </table:table-cell>
          <table:table-cell office:value-type="float" office:value="0.755702">
            <text:p>0,755702</text:p>
          </table:table-cell>
          <table:table-cell office:value-type="float" office:value="680.353">
            <text:p>680,353</text:p>
          </table:table-cell>
          <table:table-cell office:value-type="float" office:value="352.086">
            <text:p>352,086</text:p>
          </table:table-cell>
          <table:table-cell office:value-type="float" office:value="0.721685">
            <text:p>0,721685</text:p>
          </table:table-cell>
          <table:table-cell office:value-type="float" office:value="352.808">
            <text:p>352,808</text:p>
          </table:table-cell>
          <table:table-cell office:value-type="float" office:value="175.283">
            <text:p>175,283</text:p>
          </table:table-cell>
          <table:table-cell office:value-type="float" office:value="0.463333">
            <text:p>0,463333</text:p>
          </table:table-cell>
          <table:table-cell office:value-type="float" office:value="175.746">
            <text:p>175,746</text:p>
          </table:table-cell>
          <table:table-cell office:value-type="float" office:value="792.174">
            <text:p>792,174</text:p>
          </table:table-cell>
          <table:table-cell office:value-type="float" office:value="1.00027">
            <text:p>1,00027</text:p>
          </table:table-cell>
          <table:table-cell office:value-type="float" office:value="793.174">
            <text:p>793,174</text:p>
          </table:table-cell>
        </table:table-row>
        <table:table-row table:style-name="ro1">
          <table:table-cell office:value-type="float" office:value="852.174">
            <text:p>852,174</text:p>
          </table:table-cell>
          <table:table-cell office:value-type="float" office:value="0.927546">
            <text:p>0,927546</text:p>
          </table:table-cell>
          <table:table-cell office:value-type="float" office:value="853.102">
            <text:p>853,102</text:p>
          </table:table-cell>
          <table:table-cell office:value-type="float" office:value="436.953">
            <text:p>436,953</text:p>
          </table:table-cell>
          <table:table-cell office:value-type="float" office:value="0.344861">
            <text:p>0,344861</text:p>
          </table:table-cell>
          <table:table-cell office:value-type="float" office:value="437.298">
            <text:p>437,298</text:p>
          </table:table-cell>
          <table:table-cell office:value-type="float" office:value="976.068">
            <text:p>976,068</text:p>
          </table:table-cell>
          <table:table-cell office:value-type="float" office:value="0.908485">
            <text:p>0,908485</text:p>
          </table:table-cell>
          <table:table-cell office:value-type="float" office:value="976.977">
            <text:p>976,977</text:p>
          </table:table-cell>
          <table:table-cell office:value-type="float" office:value="817.869">
            <text:p>817,869</text:p>
          </table:table-cell>
          <table:table-cell office:value-type="float" office:value="0.506734">
            <text:p>0,506734</text:p>
          </table:table-cell>
          <table:table-cell office:value-type="float" office:value="818.376">
            <text:p>818,376</text:p>
          </table:table-cell>
          <table:table-cell office:value-type="float" office:value="906.922">
            <text:p>906,922</text:p>
          </table:table-cell>
          <table:table-cell office:value-type="float" office:value="0.482688">
            <text:p>0,482688</text:p>
          </table:table-cell>
          <table:table-cell office:value-type="float" office:value="907.405">
            <text:p>907,405</text:p>
          </table:table-cell>
          <table:table-cell office:value-type="float" office:value="771.866">
            <text:p>771,866</text:p>
          </table:table-cell>
          <table:table-cell office:value-type="float" office:value="2.27737">
            <text:p>2,27737</text:p>
          </table:table-cell>
          <table:table-cell office:value-type="float" office:value="774.144">
            <text:p>774,144</text:p>
          </table:table-cell>
          <table:table-cell office:value-type="float" office:value="355.102">
            <text:p>355,102</text:p>
          </table:table-cell>
          <table:table-cell office:value-type="float" office:value="0.719046">
            <text:p>0,719046</text:p>
          </table:table-cell>
          <table:table-cell office:value-type="float" office:value="355.821">
            <text:p>355,821</text:p>
          </table:table-cell>
          <table:table-cell office:value-type="float" office:value="212.146">
            <text:p>212,146</text:p>
          </table:table-cell>
          <table:table-cell office:value-type="float" office:value="1.42812">
            <text:p>1,42812</text:p>
          </table:table-cell>
          <table:table-cell office:value-type="float" office:value="213.574">
            <text:p>213,574</text:p>
          </table:table-cell>
          <table:table-cell office:value-type="float" office:value="894.027">
            <text:p>894,027</text:p>
          </table:table-cell>
          <table:table-cell office:value-type="float" office:value="1.02696">
            <text:p>1,02696</text:p>
          </table:table-cell>
          <table:table-cell office:value-type="float" office:value="895.054">
            <text:p>895,054</text:p>
          </table:table-cell>
        </table:table-row>
        <table:table-row table:style-name="ro1">
          <table:table-cell office:value-type="float" office:value="891.39">
            <text:p>891,39</text:p>
          </table:table-cell>
          <table:table-cell office:value-type="float" office:value="1.073">
            <text:p>1,073</text:p>
          </table:table-cell>
          <table:table-cell office:value-type="float" office:value="892.463">
            <text:p>892,463</text:p>
          </table:table-cell>
          <table:table-cell office:value-type="float" office:value="324.036">
            <text:p>324,036</text:p>
          </table:table-cell>
          <table:table-cell office:value-type="float" office:value="0.342515">
            <text:p>0,342515</text:p>
          </table:table-cell>
          <table:table-cell office:value-type="float" office:value="324.379">
            <text:p>324,379</text:p>
          </table:table-cell>
          <table:table-cell office:value-type="float" office:value="885.143">
            <text:p>885,143</text:p>
          </table:table-cell>
          <table:table-cell office:value-type="float" office:value="0.882972">
            <text:p>0,882972</text:p>
          </table:table-cell>
          <table:table-cell office:value-type="float" office:value="886.026">
            <text:p>886,026</text:p>
          </table:table-cell>
          <table:table-cell office:value-type="float" office:value="861.334">
            <text:p>861,334</text:p>
          </table:table-cell>
          <table:table-cell office:value-type="float" office:value="0.489726">
            <text:p>0,489726</text:p>
          </table:table-cell>
          <table:table-cell office:value-type="float" office:value="861.824">
            <text:p>861,824</text:p>
          </table:table-cell>
          <table:table-cell office:value-type="float" office:value="834.903">
            <text:p>834,903</text:p>
          </table:table-cell>
          <table:table-cell office:value-type="float" office:value="0.432542">
            <text:p>0,432542</text:p>
          </table:table-cell>
          <table:table-cell office:value-type="float" office:value="835.336">
            <text:p>835,336</text:p>
          </table:table-cell>
          <table:table-cell office:value-type="float" office:value="653.558">
            <text:p>653,558</text:p>
          </table:table-cell>
          <table:table-cell office:value-type="float" office:value="0.740453">
            <text:p>0,740453</text:p>
          </table:table-cell>
          <table:table-cell office:value-type="float" office:value="654.298">
            <text:p>654,298</text:p>
          </table:table-cell>
          <table:table-cell office:value-type="float" office:value="416.627">
            <text:p>416,627</text:p>
          </table:table-cell>
          <table:table-cell office:value-type="float" office:value="0.870363">
            <text:p>0,870363</text:p>
          </table:table-cell>
          <table:table-cell office:value-type="float" office:value="417.497">
            <text:p>417,497</text:p>
          </table:table-cell>
          <table:table-cell office:value-type="float" office:value="202.508">
            <text:p>202,508</text:p>
          </table:table-cell>
          <table:table-cell office:value-type="float" office:value="0.496764">
            <text:p>0,496764</text:p>
          </table:table-cell>
          <table:table-cell office:value-type="float" office:value="203.004">
            <text:p>203,004</text:p>
          </table:table-cell>
          <table:table-cell office:value-type="float" office:value="830.767">
            <text:p>830,767</text:p>
          </table:table-cell>
          <table:table-cell office:value-type="float" office:value="0.963616">
            <text:p>0,963616</text:p>
          </table:table-cell>
          <table:table-cell office:value-type="float" office:value="831.731">
            <text:p>831,731</text:p>
          </table:table-cell>
        </table:table-row>
        <table:table-row table:style-name="ro1">
          <table:table-cell office:value-type="float" office:value="790.176">
            <text:p>790,176</text:p>
          </table:table-cell>
          <table:table-cell office:value-type="float" office:value="1.12314">
            <text:p>1,12314</text:p>
          </table:table-cell>
          <table:table-cell office:value-type="float" office:value="791.299">
            <text:p>791,299</text:p>
          </table:table-cell>
          <table:table-cell office:value-type="float" office:value="281.992">
            <text:p>281,992</text:p>
          </table:table-cell>
          <table:table-cell office:value-type="float" office:value="0.304686">
            <text:p>0,304686</text:p>
          </table:table-cell>
          <table:table-cell office:value-type="float" office:value="282.296">
            <text:p>282,296</text:p>
          </table:table-cell>
          <table:table-cell office:value-type="float" office:value="903.409">
            <text:p>903,409</text:p>
          </table:table-cell>
          <table:table-cell office:value-type="float" office:value="2.52399">
            <text:p>2,52399</text:p>
          </table:table-cell>
          <table:table-cell office:value-type="float" office:value="905.933">
            <text:p>905,933</text:p>
          </table:table-cell>
          <table:table-cell office:value-type="float" office:value="801.261">
            <text:p>801,261</text:p>
          </table:table-cell>
          <table:table-cell office:value-type="float" office:value="0.982677">
            <text:p>0,982677</text:p>
          </table:table-cell>
          <table:table-cell office:value-type="float" office:value="802.244">
            <text:p>802,244</text:p>
          </table:table-cell>
          <table:table-cell office:value-type="float" office:value="846.088">
            <text:p>846,088</text:p>
          </table:table-cell>
          <table:table-cell office:value-type="float" office:value="0.411135">
            <text:p>0,411135</text:p>
          </table:table-cell>
          <table:table-cell office:value-type="float" office:value="846.499">
            <text:p>846,499</text:p>
          </table:table-cell>
          <table:table-cell office:value-type="float" office:value="616.328">
            <text:p>616,328</text:p>
          </table:table-cell>
          <table:table-cell office:value-type="float" office:value="0.695">
            <text:p>0,695</text:p>
          </table:table-cell>
          <table:table-cell office:value-type="float" office:value="617.023">
            <text:p>617,023</text:p>
          </table:table-cell>
          <table:table-cell office:value-type="float" office:value="374.46">
            <text:p>374,46</text:p>
          </table:table-cell>
          <table:table-cell office:value-type="float" office:value="0.679751">
            <text:p>0,679751</text:p>
          </table:table-cell>
          <table:table-cell office:value-type="float" office:value="375.14">
            <text:p>375,14</text:p>
          </table:table-cell>
          <table:table-cell office:value-type="float" office:value="138.696">
            <text:p>138,696</text:p>
          </table:table-cell>
          <table:table-cell office:value-type="float" office:value="0.457468">
            <text:p>0,457468</text:p>
          </table:table-cell>
          <table:table-cell office:value-type="float" office:value="139.153">
            <text:p>139,153</text:p>
          </table:table-cell>
          <table:table-cell office:value-type="float" office:value="908.321">
            <text:p>908,321</text:p>
          </table:table-cell>
          <table:table-cell office:value-type="float" office:value="0.991181">
            <text:p>0,991181</text:p>
          </table:table-cell>
          <table:table-cell office:value-type="float" office:value="909.312">
            <text:p>909,312</text:p>
          </table:table-cell>
        </table:table-row>
        <table:table-row table:style-name="ro1">
          <table:table-cell office:value-type="float" office:value="835.763">
            <text:p>835,763</text:p>
          </table:table-cell>
          <table:table-cell office:value-type="float" office:value="1.01142">
            <text:p>1,01142</text:p>
          </table:table-cell>
          <table:table-cell office:value-type="float" office:value="836.774">
            <text:p>836,774</text:p>
          </table:table-cell>
          <table:table-cell office:value-type="float" office:value="382.896">
            <text:p>382,896</text:p>
          </table:table-cell>
          <table:table-cell office:value-type="float" office:value="0.331664">
            <text:p>0,331664</text:p>
          </table:table-cell>
          <table:table-cell office:value-type="float" office:value="383.227">
            <text:p>383,227</text:p>
          </table:table-cell>
          <table:table-cell office:value-type="float" office:value="960.139">
            <text:p>960,139</text:p>
          </table:table-cell>
          <table:table-cell office:value-type="float" office:value="0.904086">
            <text:p>0,904086</text:p>
          </table:table-cell>
          <table:table-cell office:value-type="float" office:value="961.043">
            <text:p>961,043</text:p>
          </table:table-cell>
          <table:table-cell office:value-type="float" office:value="788.291">
            <text:p>788,291</text:p>
          </table:table-cell>
          <table:table-cell office:value-type="float" office:value="0.527261">
            <text:p>0,527261</text:p>
          </table:table-cell>
          <table:table-cell office:value-type="float" office:value="788.818">
            <text:p>788,818</text:p>
          </table:table-cell>
          <table:table-cell office:value-type="float" office:value="861.584">
            <text:p>861,584</text:p>
          </table:table-cell>
          <table:table-cell office:value-type="float" office:value="0.449257">
            <text:p>0,449257</text:p>
          </table:table-cell>
          <table:table-cell office:value-type="float" office:value="862.034">
            <text:p>862,034</text:p>
          </table:table-cell>
          <table:table-cell office:value-type="float" office:value="697.933">
            <text:p>697,933</text:p>
          </table:table-cell>
          <table:table-cell office:value-type="float" office:value="2.51226">
            <text:p>2,51226</text:p>
          </table:table-cell>
          <table:table-cell office:value-type="float" office:value="700.445">
            <text:p>700,445</text:p>
          </table:table-cell>
          <table:table-cell office:value-type="float" office:value="401.21">
            <text:p>401,21</text:p>
          </table:table-cell>
          <table:table-cell office:value-type="float" office:value="0.696173">
            <text:p>0,696173</text:p>
          </table:table-cell>
          <table:table-cell office:value-type="float" office:value="401.906">
            <text:p>401,906</text:p>
          </table:table-cell>
          <table:table-cell office:value-type="float" office:value="164.263">
            <text:p>164,263</text:p>
          </table:table-cell>
          <table:table-cell office:value-type="float" office:value="1.08737">
            <text:p>1,08737</text:p>
          </table:table-cell>
          <table:table-cell office:value-type="float" office:value="165.35">
            <text:p>165,35</text:p>
          </table:table-cell>
          <table:table-cell office:value-type="float" office:value="903.996">
            <text:p>903,996</text:p>
          </table:table-cell>
          <table:table-cell office:value-type="float" office:value="2.65273">
            <text:p>2,65273</text:p>
          </table:table-cell>
          <table:table-cell office:value-type="float" office:value="906.649">
            <text:p>906,649</text:p>
          </table:table-cell>
        </table:table-row>
        <table:table-row table:style-name="ro1">
          <table:table-cell office:value-type="float" office:value="820.031">
            <text:p>820,031</text:p>
          </table:table-cell>
          <table:table-cell office:value-type="float" office:value="1.18942">
            <text:p>1,18942</text:p>
          </table:table-cell>
          <table:table-cell office:value-type="float" office:value="821.221">
            <text:p>821,221</text:p>
          </table:table-cell>
          <table:table-cell office:value-type="float" office:value="322.868">
            <text:p>322,868</text:p>
          </table:table-cell>
          <table:table-cell office:value-type="float" office:value="0.954818">
            <text:p>0,954818</text:p>
          </table:table-cell>
          <table:table-cell office:value-type="float" office:value="323.822">
            <text:p>323,822</text:p>
          </table:table-cell>
          <table:table-cell office:value-type="float" office:value="940.041">
            <text:p>940,041</text:p>
          </table:table-cell>
          <table:table-cell office:value-type="float" office:value="0.86743">
            <text:p>0,86743</text:p>
          </table:table-cell>
          <table:table-cell office:value-type="float" office:value="940.909">
            <text:p>940,909</text:p>
          </table:table-cell>
          <table:table-cell office:value-type="float" office:value="937.814">
            <text:p>937,814</text:p>
          </table:table-cell>
          <table:table-cell office:value-type="float" office:value="0.485327">
            <text:p>0,485327</text:p>
          </table:table-cell>
          <table:table-cell office:value-type="float" office:value="938.299">
            <text:p>938,299</text:p>
          </table:table-cell>
          <table:table-cell office:value-type="float" office:value="848.748">
            <text:p>848,748</text:p>
          </table:table-cell>
          <table:table-cell office:value-type="float" office:value="0.463626">
            <text:p>0,463626</text:p>
          </table:table-cell>
          <table:table-cell office:value-type="float" office:value="849.212">
            <text:p>849,212</text:p>
          </table:table-cell>
          <table:table-cell office:value-type="float" office:value="644.672">
            <text:p>644,672</text:p>
          </table:table-cell>
          <table:table-cell office:value-type="float" office:value="0.684736">
            <text:p>0,684736</text:p>
          </table:table-cell>
          <table:table-cell office:value-type="float" office:value="645.356">
            <text:p>645,356</text:p>
          </table:table-cell>
          <table:table-cell office:value-type="float" office:value="328.537">
            <text:p>328,537</text:p>
          </table:table-cell>
          <table:table-cell office:value-type="float" office:value="0.703504">
            <text:p>0,703504</text:p>
          </table:table-cell>
          <table:table-cell office:value-type="float" office:value="329.24">
            <text:p>329,24</text:p>
          </table:table-cell>
          <table:table-cell office:value-type="float" office:value="185.037">
            <text:p>185,037</text:p>
          </table:table-cell>
          <table:table-cell office:value-type="float" office:value="0.482394">
            <text:p>0,482394</text:p>
          </table:table-cell>
          <table:table-cell office:value-type="float" office:value="185.519">
            <text:p>185,519</text:p>
          </table:table-cell>
          <table:table-cell office:value-type="float" office:value="816.699">
            <text:p>816,699</text:p>
          </table:table-cell>
          <table:table-cell office:value-type="float" office:value="1.52138">
            <text:p>1,52138</text:p>
          </table:table-cell>
          <table:table-cell office:value-type="float" office:value="818.22">
            <text:p>818,22</text:p>
          </table:table-cell>
        </table:table-row>
        <table:table-row table:style-name="ro1">
          <table:table-cell office:value-type="float" office:value="832.008">
            <text:p>832,008</text:p>
          </table:table-cell>
          <table:table-cell office:value-type="float" office:value="1.05892">
            <text:p>1,05892</text:p>
          </table:table-cell>
          <table:table-cell office:value-type="float" office:value="833.067">
            <text:p>833,067</text:p>
          </table:table-cell>
          <table:table-cell office:value-type="float" office:value="350.865">
            <text:p>350,865</text:p>
          </table:table-cell>
          <table:table-cell office:value-type="float" office:value="0.33401">
            <text:p>0,33401</text:p>
          </table:table-cell>
          <table:table-cell office:value-type="float" office:value="351.199">
            <text:p>351,199</text:p>
          </table:table-cell>
          <table:table-cell office:value-type="float" office:value="915.193">
            <text:p>915,193</text:p>
          </table:table-cell>
          <table:table-cell office:value-type="float" office:value="1.85245">
            <text:p>1,85245</text:p>
          </table:table-cell>
          <table:table-cell office:value-type="float" office:value="917.045">
            <text:p>917,045</text:p>
          </table:table-cell>
          <table:table-cell office:value-type="float" office:value="813.399">
            <text:p>813,399</text:p>
          </table:table-cell>
          <table:table-cell office:value-type="float" office:value="0.530194">
            <text:p>0,530194</text:p>
          </table:table-cell>
          <table:table-cell office:value-type="float" office:value="813.929">
            <text:p>813,929</text:p>
          </table:table-cell>
          <table:table-cell office:value-type="float" office:value="737.085">
            <text:p>737,085</text:p>
          </table:table-cell>
          <table:table-cell office:value-type="float" office:value="0.414947">
            <text:p>0,414947</text:p>
          </table:table-cell>
          <table:table-cell office:value-type="float" office:value="737.5">
            <text:p>737,5</text:p>
          </table:table-cell>
          <table:table-cell office:value-type="float" office:value="676.988">
            <text:p>676,988</text:p>
          </table:table-cell>
          <table:table-cell office:value-type="float" office:value="0.737228">
            <text:p>0,737228</text:p>
          </table:table-cell>
          <table:table-cell office:value-type="float" office:value="677.726">
            <text:p>677,726</text:p>
          </table:table-cell>
          <table:table-cell office:value-type="float" office:value="322.661">
            <text:p>322,661</text:p>
          </table:table-cell>
          <table:table-cell office:value-type="float" office:value="0.743679">
            <text:p>0,743679</text:p>
          </table:table-cell>
          <table:table-cell office:value-type="float" office:value="323.405">
            <text:p>323,405</text:p>
          </table:table-cell>
          <table:table-cell office:value-type="float" office:value="156.911">
            <text:p>156,911</text:p>
          </table:table-cell>
          <table:table-cell office:value-type="float" office:value="0.531367">
            <text:p>0,531367</text:p>
          </table:table-cell>
          <table:table-cell office:value-type="float" office:value="157.443">
            <text:p>157,443</text:p>
          </table:table-cell>
          <table:table-cell office:value-type="float" office:value="858.865">
            <text:p>858,865</text:p>
          </table:table-cell>
          <table:table-cell office:value-type="float" office:value="1.31288">
            <text:p>1,31288</text:p>
          </table:table-cell>
          <table:table-cell office:value-type="float" office:value="860.177">
            <text:p>860,177</text:p>
          </table:table-cell>
        </table:table-row>
        <table:table-row table:style-name="ro1">
          <table:table-cell office:value-type="float" office:value="861.073">
            <text:p>861,073</text:p>
          </table:table-cell>
          <table:table-cell office:value-type="float" office:value="0.975346">
            <text:p>0,975346</text:p>
          </table:table-cell>
          <table:table-cell office:value-type="float" office:value="862.048">
            <text:p>862,048</text:p>
          </table:table-cell>
          <table:table-cell office:value-type="float" office:value="336.471">
            <text:p>336,471</text:p>
          </table:table-cell>
          <table:table-cell office:value-type="float" office:value="0.41788">
            <text:p>0,41788</text:p>
          </table:table-cell>
          <table:table-cell office:value-type="float" office:value="336.889">
            <text:p>336,889</text:p>
          </table:table-cell>
          <table:table-cell office:value-type="float" office:value="867.045">
            <text:p>867,045</text:p>
          </table:table-cell>
          <table:table-cell office:value-type="float" office:value="0.897635">
            <text:p>0,897635</text:p>
          </table:table-cell>
          <table:table-cell office:value-type="float" office:value="867.943">
            <text:p>867,943</text:p>
          </table:table-cell>
          <table:table-cell office:value-type="float" office:value="871.708">
            <text:p>871,708</text:p>
          </table:table-cell>
          <table:table-cell office:value-type="float" office:value="0.500283">
            <text:p>0,500283</text:p>
          </table:table-cell>
          <table:table-cell office:value-type="float" office:value="872.209">
            <text:p>872,209</text:p>
          </table:table-cell>
          <table:table-cell office:value-type="float" office:value="801.769">
            <text:p>801,769</text:p>
          </table:table-cell>
          <table:table-cell office:value-type="float" office:value="0.443686">
            <text:p>0,443686</text:p>
          </table:table-cell>
          <table:table-cell office:value-type="float" office:value="802.212">
            <text:p>802,212</text:p>
          </table:table-cell>
          <table:table-cell office:value-type="float" office:value="648.555">
            <text:p>648,555</text:p>
          </table:table-cell>
          <table:table-cell office:value-type="float" office:value="0.870949">
            <text:p>0,870949</text:p>
          </table:table-cell>
          <table:table-cell office:value-type="float" office:value="649.426">
            <text:p>649,426</text:p>
          </table:table-cell>
          <table:table-cell office:value-type="float" office:value="362.609">
            <text:p>362,609</text:p>
          </table:table-cell>
          <table:table-cell office:value-type="float" office:value="0.650133">
            <text:p>0,650133</text:p>
          </table:table-cell>
          <table:table-cell office:value-type="float" office:value="363.259">
            <text:p>363,259</text:p>
          </table:table-cell>
          <table:table-cell office:value-type="float" office:value="200.592">
            <text:p>200,592</text:p>
          </table:table-cell>
          <table:table-cell office:value-type="float" office:value="1.15892">
            <text:p>1,15892</text:p>
          </table:table-cell>
          <table:table-cell office:value-type="float" office:value="201.751">
            <text:p>201,751</text:p>
          </table:table-cell>
          <table:table-cell office:value-type="float" office:value="920.251">
            <text:p>920,251</text:p>
          </table:table-cell>
          <table:table-cell office:value-type="float" office:value="1.32636">
            <text:p>1,32636</text:p>
          </table:table-cell>
          <table:table-cell office:value-type="float" office:value="921.577">
            <text:p>921,577</text:p>
          </table:table-cell>
        </table:table-row>
        <table:table-row table:style-name="ro1">
          <table:table-cell office:value-type="float" office:value="865.946">
            <text:p>865,946</text:p>
          </table:table-cell>
          <table:table-cell office:value-type="float" office:value="1.04924">
            <text:p>1,04924</text:p>
          </table:table-cell>
          <table:table-cell office:value-type="float" office:value="866.995">
            <text:p>866,995</text:p>
          </table:table-cell>
          <table:table-cell office:value-type="float" office:value="300.154">
            <text:p>300,154</text:p>
          </table:table-cell>
          <table:table-cell office:value-type="float" office:value="0.538112">
            <text:p>0,538112</text:p>
          </table:table-cell>
          <table:table-cell office:value-type="float" office:value="300.692">
            <text:p>300,692</text:p>
          </table:table-cell>
          <table:table-cell office:value-type="float" office:value="892.538">
            <text:p>892,538</text:p>
          </table:table-cell>
          <table:table-cell office:value-type="float" office:value="0.887371">
            <text:p>0,887371</text:p>
          </table:table-cell>
          <table:table-cell office:value-type="float" office:value="893.425">
            <text:p>893,425</text:p>
          </table:table-cell>
          <table:table-cell office:value-type="float" office:value="727.053">
            <text:p>727,053</text:p>
          </table:table-cell>
          <table:table-cell office:value-type="float" office:value="0.517584">
            <text:p>0,517584</text:p>
          </table:table-cell>
          <table:table-cell office:value-type="float" office:value="727.571">
            <text:p>727,571</text:p>
          </table:table-cell>
          <table:table-cell office:value-type="float" office:value="766.737">
            <text:p>766,737</text:p>
          </table:table-cell>
          <table:table-cell office:value-type="float" office:value="0.441046">
            <text:p>0,441046</text:p>
          </table:table-cell>
          <table:table-cell office:value-type="float" office:value="767.178">
            <text:p>767,178</text:p>
          </table:table-cell>
          <table:table-cell office:value-type="float" office:value="618.178">
            <text:p>618,178</text:p>
          </table:table-cell>
          <table:table-cell office:value-type="float" office:value="0.794704">
            <text:p>0,794704</text:p>
          </table:table-cell>
          <table:table-cell office:value-type="float" office:value="618.972">
            <text:p>618,972</text:p>
          </table:table-cell>
          <table:table-cell office:value-type="float" office:value="333.944">
            <text:p>333,944</text:p>
          </table:table-cell>
          <table:table-cell office:value-type="float" office:value="0.698226">
            <text:p>0,698226</text:p>
          </table:table-cell>
          <table:table-cell office:value-type="float" office:value="334.642">
            <text:p>334,642</text:p>
          </table:table-cell>
          <table:table-cell office:value-type="float" office:value="166.323">
            <text:p>166,323</text:p>
          </table:table-cell>
          <table:table-cell office:value-type="float" office:value="0.505854">
            <text:p>0,505854</text:p>
          </table:table-cell>
          <table:table-cell office:value-type="float" office:value="166.829">
            <text:p>166,829</text:p>
          </table:table-cell>
          <table:table-cell office:value-type="float" office:value="754.587">
            <text:p>754,587</text:p>
          </table:table-cell>
          <table:table-cell office:value-type="float" office:value="1.00203">
            <text:p>1,00203</text:p>
          </table:table-cell>
          <table:table-cell office:value-type="float" office:value="755.589">
            <text:p>755,589</text:p>
          </table:table-cell>
        </table:table-row>
        <table:table-row table:style-name="ro1">
          <table:table-cell office:value-type="float" office:value="873.505">
            <text:p>873,505</text:p>
          </table:table-cell>
          <table:table-cell office:value-type="float" office:value="1.02725">
            <text:p>1,02725</text:p>
          </table:table-cell>
          <table:table-cell office:value-type="float" office:value="874.533">
            <text:p>874,533</text:p>
          </table:table-cell>
          <table:table-cell office:value-type="float" office:value="292.18">
            <text:p>292,18</text:p>
          </table:table-cell>
          <table:table-cell office:value-type="float" office:value="0.317002">
            <text:p>0,317002</text:p>
          </table:table-cell>
          <table:table-cell office:value-type="float" office:value="292.497">
            <text:p>292,497</text:p>
          </table:table-cell>
          <table:table-cell office:value-type="float" office:value="904.723">
            <text:p>904,723</text:p>
          </table:table-cell>
          <table:table-cell office:value-type="float" office:value="0.931358">
            <text:p>0,931358</text:p>
          </table:table-cell>
          <table:table-cell office:value-type="float" office:value="905.655">
            <text:p>905,655</text:p>
          </table:table-cell>
          <table:table-cell office:value-type="float" office:value="747.975">
            <text:p>747,975</text:p>
          </table:table-cell>
          <table:table-cell office:value-type="float" office:value="0.673886">
            <text:p>0,673886</text:p>
          </table:table-cell>
          <table:table-cell office:value-type="float" office:value="748.648">
            <text:p>748,648</text:p>
          </table:table-cell>
          <table:table-cell office:value-type="float" office:value="848.394">
            <text:p>848,394</text:p>
          </table:table-cell>
          <table:table-cell office:value-type="float" office:value="0.443099">
            <text:p>0,443099</text:p>
          </table:table-cell>
          <table:table-cell office:value-type="float" office:value="848.837">
            <text:p>848,837</text:p>
          </table:table-cell>
          <table:table-cell office:value-type="float" office:value="742.728">
            <text:p>742,728</text:p>
          </table:table-cell>
          <table:table-cell office:value-type="float" office:value="2.34335">
            <text:p>2,34335</text:p>
          </table:table-cell>
          <table:table-cell office:value-type="float" office:value="745.071">
            <text:p>745,071</text:p>
          </table:table-cell>
          <table:table-cell office:value-type="float" office:value="408.997">
            <text:p>408,997</text:p>
          </table:table-cell>
          <table:table-cell office:value-type="float" office:value="0.909951">
            <text:p>0,909951</text:p>
          </table:table-cell>
          <table:table-cell office:value-type="float" office:value="409.907">
            <text:p>409,907</text:p>
          </table:table-cell>
          <table:table-cell office:value-type="float" office:value="161.572">
            <text:p>161,572</text:p>
          </table:table-cell>
          <table:table-cell office:value-type="float" office:value="0.523156">
            <text:p>0,523156</text:p>
          </table:table-cell>
          <table:table-cell office:value-type="float" office:value="162.095">
            <text:p>162,095</text:p>
          </table:table-cell>
          <table:table-cell office:value-type="float" office:value="872.468">
            <text:p>872,468</text:p>
          </table:table-cell>
          <table:table-cell office:value-type="float" office:value="1.034">
            <text:p>1,034</text:p>
          </table:table-cell>
          <table:table-cell office:value-type="float" office:value="873.502">
            <text:p>873,502</text:p>
          </table:table-cell>
        </table:table-row>
        <table:table-row table:style-name="ro1">
          <table:table-cell office:value-type="float" office:value="797.956">
            <text:p>797,956</text:p>
          </table:table-cell>
          <table:table-cell office:value-type="float" office:value="1.03018">
            <text:p>1,03018</text:p>
          </table:table-cell>
          <table:table-cell office:value-type="float" office:value="798.986">
            <text:p>798,986</text:p>
          </table:table-cell>
          <table:table-cell office:value-type="float" office:value="309.102">
            <text:p>309,102</text:p>
          </table:table-cell>
          <table:table-cell office:value-type="float" office:value="0.329612">
            <text:p>0,329612</text:p>
          </table:table-cell>
          <table:table-cell office:value-type="float" office:value="309.431">
            <text:p>309,431</text:p>
          </table:table-cell>
          <table:table-cell office:value-type="float" office:value="1002.83">
            <text:p>1002,83</text:p>
          </table:table-cell>
          <table:table-cell office:value-type="float" office:value="0.881506">
            <text:p>0,881506</text:p>
          </table:table-cell>
          <table:table-cell office:value-type="float" office:value="1003.71">
            <text:p>1003,71</text:p>
          </table:table-cell>
          <table:table-cell office:value-type="float" office:value="854.269">
            <text:p>854,269</text:p>
          </table:table-cell>
          <table:table-cell office:value-type="float" office:value="0.491778">
            <text:p>0,491778</text:p>
          </table:table-cell>
          <table:table-cell office:value-type="float" office:value="854.76">
            <text:p>854,76</text:p>
          </table:table-cell>
          <table:table-cell office:value-type="float" office:value="811.307">
            <text:p>811,307</text:p>
          </table:table-cell>
          <table:table-cell office:value-type="float" office:value="0.424331">
            <text:p>0,424331</text:p>
          </table:table-cell>
          <table:table-cell office:value-type="float" office:value="811.732">
            <text:p>811,732</text:p>
          </table:table-cell>
          <table:table-cell office:value-type="float" office:value="618.676">
            <text:p>618,676</text:p>
          </table:table-cell>
          <table:table-cell office:value-type="float" office:value="0.722858">
            <text:p>0,722858</text:p>
          </table:table-cell>
          <table:table-cell office:value-type="float" office:value="619.399">
            <text:p>619,399</text:p>
          </table:table-cell>
          <table:table-cell office:value-type="float" office:value="347.997">
            <text:p>347,997</text:p>
          </table:table-cell>
          <table:table-cell office:value-type="float" office:value="1.28062">
            <text:p>1,28062</text:p>
          </table:table-cell>
          <table:table-cell office:value-type="float" office:value="349.278">
            <text:p>349,278</text:p>
          </table:table-cell>
          <table:table-cell office:value-type="float" office:value="156.53">
            <text:p>156,53</text:p>
          </table:table-cell>
          <table:table-cell office:value-type="float" office:value="0.510253">
            <text:p>0,510253</text:p>
          </table:table-cell>
          <table:table-cell office:value-type="float" office:value="157.041">
            <text:p>157,041</text:p>
          </table:table-cell>
          <table:table-cell office:value-type="float" office:value="841.98">
            <text:p>841,98</text:p>
          </table:table-cell>
          <table:table-cell office:value-type="float" office:value="0.940156">
            <text:p>0,940156</text:p>
          </table:table-cell>
          <table:table-cell office:value-type="float" office:value="842.92">
            <text:p>842,92</text:p>
          </table:table-cell>
        </table:table-row>
        <table:table-row table:style-name="ro1">
          <table:table-cell office:value-type="float" office:value="926.263">
            <text:p>926,263</text:p>
          </table:table-cell>
          <table:table-cell office:value-type="float" office:value="1.173">
            <text:p>1,173</text:p>
          </table:table-cell>
          <table:table-cell office:value-type="float" office:value="927.436">
            <text:p>927,436</text:p>
          </table:table-cell>
          <table:table-cell office:value-type="float" office:value="270.898">
            <text:p>270,898</text:p>
          </table:table-cell>
          <table:table-cell office:value-type="float" office:value="0.336063">
            <text:p>0,336063</text:p>
          </table:table-cell>
          <table:table-cell office:value-type="float" office:value="271.234">
            <text:p>271,234</text:p>
          </table:table-cell>
          <table:table-cell office:value-type="float" office:value="872.366">
            <text:p>872,366</text:p>
          </table:table-cell>
          <table:table-cell office:value-type="float" office:value="0.908778">
            <text:p>0,908778</text:p>
          </table:table-cell>
          <table:table-cell office:value-type="float" office:value="873.275">
            <text:p>873,275</text:p>
          </table:table-cell>
          <table:table-cell office:value-type="float" office:value="810.835">
            <text:p>810,835</text:p>
          </table:table-cell>
          <table:table-cell office:value-type="float" office:value="1.37358">
            <text:p>1,37358</text:p>
          </table:table-cell>
          <table:table-cell office:value-type="float" office:value="812.208">
            <text:p>812,208</text:p>
          </table:table-cell>
          <table:table-cell office:value-type="float" office:value="814.878">
            <text:p>814,878</text:p>
          </table:table-cell>
          <table:table-cell office:value-type="float" office:value="0.421692">
            <text:p>0,421692</text:p>
          </table:table-cell>
          <table:table-cell office:value-type="float" office:value="815.3">
            <text:p>815,3</text:p>
          </table:table-cell>
          <table:table-cell office:value-type="float" office:value="678.144">
            <text:p>678,144</text:p>
          </table:table-cell>
          <table:table-cell office:value-type="float" office:value="0.987369">
            <text:p>0,987369</text:p>
          </table:table-cell>
          <table:table-cell office:value-type="float" office:value="679.132">
            <text:p>679,132</text:p>
          </table:table-cell>
          <table:table-cell office:value-type="float" office:value="337.466">
            <text:p>337,466</text:p>
          </table:table-cell>
          <table:table-cell office:value-type="float" office:value="0.676525">
            <text:p>0,676525</text:p>
          </table:table-cell>
          <table:table-cell office:value-type="float" office:value="338.142">
            <text:p>338,142</text:p>
          </table:table-cell>
          <table:table-cell office:value-type="float" office:value="165.71">
            <text:p>165,71</text:p>
          </table:table-cell>
          <table:table-cell office:value-type="float" office:value="0.483274">
            <text:p>0,483274</text:p>
          </table:table-cell>
          <table:table-cell office:value-type="float" office:value="166.193">
            <text:p>166,193</text:p>
          </table:table-cell>
          <table:table-cell office:value-type="float" office:value="864.924">
            <text:p>864,924</text:p>
          </table:table-cell>
          <table:table-cell office:value-type="float" office:value="0.992941">
            <text:p>0,992941</text:p>
          </table:table-cell>
          <table:table-cell office:value-type="float" office:value="865.917">
            <text:p>865,917</text:p>
          </table:table-cell>
        </table:table-row>
        <table:table-row table:style-name="ro1">
          <table:table-cell office:value-type="float" office:value="782.788">
            <text:p>782,788</text:p>
          </table:table-cell>
          <table:table-cell office:value-type="float" office:value="1.61609">
            <text:p>1,61609</text:p>
          </table:table-cell>
          <table:table-cell office:value-type="float" office:value="784.404">
            <text:p>784,404</text:p>
          </table:table-cell>
          <table:table-cell office:value-type="float" office:value="298.089">
            <text:p>298,089</text:p>
          </table:table-cell>
          <table:table-cell office:value-type="float" office:value="0.328732">
            <text:p>0,328732</text:p>
          </table:table-cell>
          <table:table-cell office:value-type="float" office:value="298.417">
            <text:p>298,417</text:p>
          </table:table-cell>
          <table:table-cell office:value-type="float" office:value="911.047">
            <text:p>911,047</text:p>
          </table:table-cell>
          <table:table-cell office:value-type="float" office:value="0.860392">
            <text:p>0,860392</text:p>
          </table:table-cell>
          <table:table-cell office:value-type="float" office:value="911.908">
            <text:p>911,908</text:p>
          </table:table-cell>
          <table:table-cell office:value-type="float" office:value="723.678">
            <text:p>723,678</text:p>
          </table:table-cell>
          <table:table-cell office:value-type="float" office:value="0.549548">
            <text:p>0,549548</text:p>
          </table:table-cell>
          <table:table-cell office:value-type="float" office:value="724.228">
            <text:p>724,228</text:p>
          </table:table-cell>
          <table:table-cell office:value-type="float" office:value="764.482">
            <text:p>764,482</text:p>
          </table:table-cell>
          <table:table-cell office:value-type="float" office:value="0.455122">
            <text:p>0,455122</text:p>
          </table:table-cell>
          <table:table-cell office:value-type="float" office:value="764.938">
            <text:p>764,938</text:p>
          </table:table-cell>
          <table:table-cell office:value-type="float" office:value="704.617">
            <text:p>704,617</text:p>
          </table:table-cell>
          <table:table-cell office:value-type="float" office:value="2.42253">
            <text:p>2,42253</text:p>
          </table:table-cell>
          <table:table-cell office:value-type="float" office:value="707.039">
            <text:p>707,039</text:p>
          </table:table-cell>
          <table:table-cell office:value-type="float" office:value="384.582">
            <text:p>384,582</text:p>
          </table:table-cell>
          <table:table-cell office:value-type="float" office:value="0.675645">
            <text:p>0,675645</text:p>
          </table:table-cell>
          <table:table-cell office:value-type="float" office:value="385.257">
            <text:p>385,257</text:p>
          </table:table-cell>
          <table:table-cell office:value-type="float" office:value="149.32">
            <text:p>149,32</text:p>
          </table:table-cell>
          <table:table-cell office:value-type="float" office:value="0.599987">
            <text:p>0,599987</text:p>
          </table:table-cell>
          <table:table-cell office:value-type="float" office:value="149.92">
            <text:p>149,92</text:p>
          </table:table-cell>
          <table:table-cell office:value-type="float" office:value="750.167">
            <text:p>750,167</text:p>
          </table:table-cell>
          <table:table-cell office:value-type="float" office:value="1.00731">
            <text:p>1,00731</text:p>
          </table:table-cell>
          <table:table-cell office:value-type="float" office:value="751.175">
            <text:p>751,175</text:p>
          </table:table-cell>
        </table:table-row>
        <table:table-row table:style-name="ro1">
          <table:table-cell office:value-type="float" office:value="849.392">
            <text:p>849,392</text:p>
          </table:table-cell>
          <table:table-cell office:value-type="float" office:value="0.943088">
            <text:p>0,943088</text:p>
          </table:table-cell>
          <table:table-cell office:value-type="float" office:value="850.335">
            <text:p>850,335</text:p>
          </table:table-cell>
          <table:table-cell office:value-type="float" office:value="289.867">
            <text:p>289,867</text:p>
          </table:table-cell>
          <table:table-cell office:value-type="float" office:value="0.339582">
            <text:p>0,339582</text:p>
          </table:table-cell>
          <table:table-cell office:value-type="float" office:value="290.207">
            <text:p>290,207</text:p>
          </table:table-cell>
          <table:table-cell office:value-type="float" office:value="922.549">
            <text:p>922,549</text:p>
          </table:table-cell>
          <table:table-cell office:value-type="float" office:value="1.16097">
            <text:p>1,16097</text:p>
          </table:table-cell>
          <table:table-cell office:value-type="float" office:value="923.71">
            <text:p>923,71</text:p>
          </table:table-cell>
          <table:table-cell office:value-type="float" office:value="866.449">
            <text:p>866,449</text:p>
          </table:table-cell>
          <table:table-cell office:value-type="float" office:value="0.497057">
            <text:p>0,497057</text:p>
          </table:table-cell>
          <table:table-cell office:value-type="float" office:value="866.946">
            <text:p>866,946</text:p>
          </table:table-cell>
          <table:table-cell office:value-type="float" office:value="741.73">
            <text:p>741,73</text:p>
          </table:table-cell>
          <table:table-cell office:value-type="float" office:value="0.444272">
            <text:p>0,444272</text:p>
          </table:table-cell>
          <table:table-cell office:value-type="float" office:value="742.174">
            <text:p>742,174</text:p>
          </table:table-cell>
          <table:table-cell office:value-type="float" office:value="694.372">
            <text:p>694,372</text:p>
          </table:table-cell>
          <table:table-cell office:value-type="float" office:value="0.860099">
            <text:p>0,860099</text:p>
          </table:table-cell>
          <table:table-cell office:value-type="float" office:value="695.232">
            <text:p>695,232</text:p>
          </table:table-cell>
          <table:table-cell office:value-type="float" office:value="368.273">
            <text:p>368,273</text:p>
          </table:table-cell>
          <table:table-cell office:value-type="float" office:value="0.731363">
            <text:p>0,731363</text:p>
          </table:table-cell>
          <table:table-cell office:value-type="float" office:value="369.005">
            <text:p>369,005</text:p>
          </table:table-cell>
          <table:table-cell office:value-type="float" office:value="171.905">
            <text:p>171,905</text:p>
          </table:table-cell>
          <table:table-cell office:value-type="float" office:value="0.50908">
            <text:p>0,50908</text:p>
          </table:table-cell>
          <table:table-cell office:value-type="float" office:value="172.414">
            <text:p>172,414</text:p>
          </table:table-cell>
          <table:table-cell office:value-type="float" office:value="842.457">
            <text:p>842,457</text:p>
          </table:table-cell>
          <table:table-cell office:value-type="float" office:value="1.27241">
            <text:p>1,27241</text:p>
          </table:table-cell>
          <table:table-cell office:value-type="float" office:value="843.729">
            <text:p>843,729</text:p>
          </table:table-cell>
        </table:table-row>
        <table:table-row table:style-name="ro1">
          <table:table-cell office:value-type="float" office:value="701.05">
            <text:p>701,05</text:p>
          </table:table-cell>
          <table:table-cell office:value-type="float" office:value="0.946901">
            <text:p>0,946901</text:p>
          </table:table-cell>
          <table:table-cell office:value-type="float" office:value="701.996">
            <text:p>701,996</text:p>
          </table:table-cell>
          <table:table-cell office:value-type="float" office:value="321.339">
            <text:p>321,339</text:p>
          </table:table-cell>
          <table:table-cell office:value-type="float" office:value="0.312017">
            <text:p>0,312017</text:p>
          </table:table-cell>
          <table:table-cell office:value-type="float" office:value="321.651">
            <text:p>321,651</text:p>
          </table:table-cell>
          <table:table-cell office:value-type="float" office:value="887.144">
            <text:p>887,144</text:p>
          </table:table-cell>
          <table:table-cell office:value-type="float" office:value="1.76301">
            <text:p>1,76301</text:p>
          </table:table-cell>
          <table:table-cell office:value-type="float" office:value="888.907">
            <text:p>888,907</text:p>
          </table:table-cell>
          <table:table-cell office:value-type="float" office:value="786.143">
            <text:p>786,143</text:p>
          </table:table-cell>
          <table:table-cell office:value-type="float" office:value="0.491778">
            <text:p>0,491778</text:p>
          </table:table-cell>
          <table:table-cell office:value-type="float" office:value="786.634">
            <text:p>786,634</text:p>
          </table:table-cell>
          <table:table-cell office:value-type="float" office:value="721.147">
            <text:p>721,147</text:p>
          </table:table-cell>
          <table:table-cell office:value-type="float" office:value="0.623154">
            <text:p>0,623154</text:p>
          </table:table-cell>
          <table:table-cell office:value-type="float" office:value="721.77">
            <text:p>721,77</text:p>
          </table:table-cell>
          <table:table-cell office:value-type="float" office:value="690.393">
            <text:p>690,393</text:p>
          </table:table-cell>
          <table:table-cell office:value-type="float" office:value="1.61433">
            <text:p>1,61433</text:p>
          </table:table-cell>
          <table:table-cell office:value-type="float" office:value="692.007">
            <text:p>692,007</text:p>
          </table:table-cell>
          <table:table-cell office:value-type="float" office:value="425.937">
            <text:p>425,937</text:p>
          </table:table-cell>
          <table:table-cell office:value-type="float" office:value="0.736641">
            <text:p>0,736641</text:p>
          </table:table-cell>
          <table:table-cell office:value-type="float" office:value="426.674">
            <text:p>426,674</text:p>
          </table:table-cell>
          <table:table-cell office:value-type="float" office:value="175.499">
            <text:p>175,499</text:p>
          </table:table-cell>
          <table:table-cell office:value-type="float" office:value="0.640749">
            <text:p>0,640749</text:p>
          </table:table-cell>
          <table:table-cell office:value-type="float" office:value="176.139">
            <text:p>176,139</text:p>
          </table:table-cell>
          <table:table-cell office:value-type="float" office:value="837.806">
            <text:p>837,806</text:p>
          </table:table-cell>
          <table:table-cell office:value-type="float" office:value="1.0425">
            <text:p>1,0425</text:p>
          </table:table-cell>
          <table:table-cell office:value-type="float" office:value="838.849">
            <text:p>838,849</text:p>
          </table:table-cell>
        </table:table-row>
        <table:table-row table:style-name="ro1">
          <table:table-cell office:value-type="float" office:value="740.496">
            <text:p>740,496</text:p>
          </table:table-cell>
          <table:table-cell office:value-type="float" office:value="1.18912">
            <text:p>1,18912</text:p>
          </table:table-cell>
          <table:table-cell office:value-type="float" office:value="741.686">
            <text:p>741,686</text:p>
          </table:table-cell>
          <table:table-cell office:value-type="float" office:value="291.761">
            <text:p>291,761</text:p>
          </table:table-cell>
          <table:table-cell office:value-type="float" office:value="0.317295">
            <text:p>0,317295</text:p>
          </table:table-cell>
          <table:table-cell office:value-type="float" office:value="292.078">
            <text:p>292,078</text:p>
          </table:table-cell>
          <table:table-cell office:value-type="float" office:value="854.15">
            <text:p>854,15</text:p>
          </table:table-cell>
          <table:table-cell office:value-type="float" office:value="0.862445">
            <text:p>0,862445</text:p>
          </table:table-cell>
          <table:table-cell office:value-type="float" office:value="855.012">
            <text:p>855,012</text:p>
          </table:table-cell>
          <table:table-cell office:value-type="float" office:value="747.976">
            <text:p>747,976</text:p>
          </table:table-cell>
          <table:table-cell office:value-type="float" office:value="0.49823">
            <text:p>0,49823</text:p>
          </table:table-cell>
          <table:table-cell office:value-type="float" office:value="748.474">
            <text:p>748,474</text:p>
          </table:table-cell>
          <table:table-cell office:value-type="float" office:value="735.889">
            <text:p>735,889</text:p>
          </table:table-cell>
          <table:table-cell office:value-type="float" office:value="0.672713">
            <text:p>0,672713</text:p>
          </table:table-cell>
          <table:table-cell office:value-type="float" office:value="736.561">
            <text:p>736,561</text:p>
          </table:table-cell>
          <table:table-cell office:value-type="float" office:value="638.924">
            <text:p>638,924</text:p>
          </table:table-cell>
          <table:table-cell office:value-type="float" office:value="0.804382">
            <text:p>0,804382</text:p>
          </table:table-cell>
          <table:table-cell office:value-type="float" office:value="639.729">
            <text:p>639,729</text:p>
          </table:table-cell>
          <table:table-cell office:value-type="float" office:value="378.39">
            <text:p>378,39</text:p>
          </table:table-cell>
          <table:table-cell office:value-type="float" office:value="0.825789">
            <text:p>0,825789</text:p>
          </table:table-cell>
          <table:table-cell office:value-type="float" office:value="379.216">
            <text:p>379,216</text:p>
          </table:table-cell>
          <table:table-cell office:value-type="float" office:value="147.824">
            <text:p>147,824</text:p>
          </table:table-cell>
          <table:table-cell office:value-type="float" office:value="0.535179">
            <text:p>0,535179</text:p>
          </table:table-cell>
          <table:table-cell office:value-type="float" office:value="148.36">
            <text:p>148,36</text:p>
          </table:table-cell>
          <table:table-cell office:value-type="float" office:value="770.249">
            <text:p>770,249</text:p>
          </table:table-cell>
          <table:table-cell office:value-type="float" office:value="1.09763">
            <text:p>1,09763</text:p>
          </table:table-cell>
          <table:table-cell office:value-type="float" office:value="771.347">
            <text:p>771,347</text:p>
          </table:table-cell>
        </table:table-row>
        <table:table-row table:style-name="ro1">
          <table:table-cell office:value-type="float" office:value="755.482">
            <text:p>755,482</text:p>
          </table:table-cell>
          <table:table-cell office:value-type="float" office:value="1.03077">
            <text:p>1,03077</text:p>
          </table:table-cell>
          <table:table-cell office:value-type="float" office:value="756.513">
            <text:p>756,513</text:p>
          </table:table-cell>
          <table:table-cell office:value-type="float" office:value="318.451">
            <text:p>318,451</text:p>
          </table:table-cell>
          <table:table-cell office:value-type="float" office:value="0.318468">
            <text:p>0,318468</text:p>
          </table:table-cell>
          <table:table-cell office:value-type="float" office:value="318.769">
            <text:p>318,769</text:p>
          </table:table-cell>
          <table:table-cell office:value-type="float" office:value="868.055">
            <text:p>868,055</text:p>
          </table:table-cell>
          <table:table-cell office:value-type="float" office:value="0.866844">
            <text:p>0,866844</text:p>
          </table:table-cell>
          <table:table-cell office:value-type="float" office:value="868.922">
            <text:p>868,922</text:p>
          </table:table-cell>
          <table:table-cell office:value-type="float" office:value="766.544">
            <text:p>766,544</text:p>
          </table:table-cell>
          <table:table-cell office:value-type="float" office:value="1.09587">
            <text:p>1,09587</text:p>
          </table:table-cell>
          <table:table-cell office:value-type="float" office:value="767.64">
            <text:p>767,64</text:p>
          </table:table-cell>
          <table:table-cell office:value-type="float" office:value="770.661">
            <text:p>770,661</text:p>
          </table:table-cell>
          <table:table-cell office:value-type="float" office:value="0.461574">
            <text:p>0,461574</text:p>
          </table:table-cell>
          <table:table-cell office:value-type="float" office:value="771.123">
            <text:p>771,123</text:p>
          </table:table-cell>
          <table:table-cell office:value-type="float" office:value="633.729">
            <text:p>633,729</text:p>
          </table:table-cell>
          <table:table-cell office:value-type="float" office:value="0.889131">
            <text:p>0,889131</text:p>
          </table:table-cell>
          <table:table-cell office:value-type="float" office:value="634.618">
            <text:p>634,618</text:p>
          </table:table-cell>
          <table:table-cell office:value-type="float" office:value="297.069">
            <text:p>297,069</text:p>
          </table:table-cell>
          <table:table-cell office:value-type="float" office:value="0.666555">
            <text:p>0,666555</text:p>
          </table:table-cell>
          <table:table-cell office:value-type="float" office:value="297.736">
            <text:p>297,736</text:p>
          </table:table-cell>
          <table:table-cell office:value-type="float" office:value="153.009">
            <text:p>153,009</text:p>
          </table:table-cell>
          <table:table-cell office:value-type="float" office:value="0.518171">
            <text:p>0,518171</text:p>
          </table:table-cell>
          <table:table-cell office:value-type="float" office:value="153.527">
            <text:p>153,527</text:p>
          </table:table-cell>
          <table:table-cell office:value-type="float" office:value="783.553">
            <text:p>783,553</text:p>
          </table:table-cell>
          <table:table-cell office:value-type="float" office:value="0.974173">
            <text:p>0,974173</text:p>
          </table:table-cell>
          <table:table-cell office:value-type="float" office:value="784.527">
            <text:p>784,527</text:p>
          </table:table-cell>
        </table:table-row>
        <table:table-row table:style-name="ro1">
          <table:table-cell office:value-type="float" office:value="835.7">
            <text:p>835,7</text:p>
          </table:table-cell>
          <table:table-cell office:value-type="float" office:value="1.05452">
            <text:p>1,05452</text:p>
          </table:table-cell>
          <table:table-cell office:value-type="float" office:value="836.754">
            <text:p>836,754</text:p>
          </table:table-cell>
          <table:table-cell office:value-type="float" office:value="302.905">
            <text:p>302,905</text:p>
          </table:table-cell>
          <table:table-cell office:value-type="float" office:value="0.345154">
            <text:p>0,345154</text:p>
          </table:table-cell>
          <table:table-cell office:value-type="float" office:value="303.25">
            <text:p>303,25</text:p>
          </table:table-cell>
          <table:table-cell office:value-type="float" office:value="849.195">
            <text:p>849,195</text:p>
          </table:table-cell>
          <table:table-cell office:value-type="float" office:value="0.970067">
            <text:p>0,970067</text:p>
          </table:table-cell>
          <table:table-cell office:value-type="float" office:value="850.165">
            <text:p>850,165</text:p>
          </table:table-cell>
          <table:table-cell office:value-type="float" office:value="766.935">
            <text:p>766,935</text:p>
          </table:table-cell>
          <table:table-cell office:value-type="float" office:value="0.588844">
            <text:p>0,588844</text:p>
          </table:table-cell>
          <table:table-cell office:value-type="float" office:value="767.524">
            <text:p>767,524</text:p>
          </table:table-cell>
          <table:table-cell office:value-type="float" office:value="795.444">
            <text:p>795,444</text:p>
          </table:table-cell>
          <table:table-cell office:value-type="float" office:value="0.458348">
            <text:p>0,458348</text:p>
          </table:table-cell>
          <table:table-cell office:value-type="float" office:value="795.903">
            <text:p>795,903</text:p>
          </table:table-cell>
          <table:table-cell office:value-type="float" office:value="732.446">
            <text:p>732,446</text:p>
          </table:table-cell>
          <table:table-cell office:value-type="float" office:value="0.714941">
            <text:p>0,714941</text:p>
          </table:table-cell>
          <table:table-cell office:value-type="float" office:value="733.161">
            <text:p>733,161</text:p>
          </table:table-cell>
          <table:table-cell office:value-type="float" office:value="334.737">
            <text:p>334,737</text:p>
          </table:table-cell>
          <table:table-cell office:value-type="float" office:value="0.724618">
            <text:p>0,724618</text:p>
          </table:table-cell>
          <table:table-cell office:value-type="float" office:value="335.462">
            <text:p>335,462</text:p>
          </table:table-cell>
          <table:table-cell office:value-type="float" office:value="162.638">
            <text:p>162,638</text:p>
          </table:table-cell>
          <table:table-cell office:value-type="float" office:value="0.467439">
            <text:p>0,467439</text:p>
          </table:table-cell>
          <table:table-cell office:value-type="float" office:value="163.106">
            <text:p>163,106</text:p>
          </table:table-cell>
          <table:table-cell office:value-type="float" office:value="805.578">
            <text:p>805,578</text:p>
          </table:table-cell>
          <table:table-cell office:value-type="float" office:value="1.07622">
            <text:p>1,07622</text:p>
          </table:table-cell>
          <table:table-cell office:value-type="float" office:value="806.654">
            <text:p>806,654</text:p>
          </table:table-cell>
        </table:table-row>
        <table:table-row table:style-name="ro1">
          <table:table-cell office:value-type="float" office:value="729.922">
            <text:p>729,922</text:p>
          </table:table-cell>
          <table:table-cell office:value-type="float" office:value="0.984436">
            <text:p>0,984436</text:p>
          </table:table-cell>
          <table:table-cell office:value-type="float" office:value="730.906">
            <text:p>730,906</text:p>
          </table:table-cell>
          <table:table-cell office:value-type="float" office:value="296.374">
            <text:p>296,374</text:p>
          </table:table-cell>
          <table:table-cell office:value-type="float" office:value="0.31319">
            <text:p>0,31319</text:p>
          </table:table-cell>
          <table:table-cell office:value-type="float" office:value="296.687">
            <text:p>296,687</text:p>
          </table:table-cell>
          <table:table-cell office:value-type="float" office:value="917.383">
            <text:p>917,383</text:p>
          </table:table-cell>
          <table:table-cell office:value-type="float" office:value="1.48677">
            <text:p>1,48677</text:p>
          </table:table-cell>
          <table:table-cell office:value-type="float" office:value="918.87">
            <text:p>918,87</text:p>
          </table:table-cell>
          <table:table-cell office:value-type="float" office:value="976.232">
            <text:p>976,232</text:p>
          </table:table-cell>
          <table:table-cell office:value-type="float" office:value="0.494124">
            <text:p>0,494124</text:p>
          </table:table-cell>
          <table:table-cell office:value-type="float" office:value="976.726">
            <text:p>976,726</text:p>
          </table:table-cell>
          <table:table-cell office:value-type="float" office:value="764.369">
            <text:p>764,369</text:p>
          </table:table-cell>
          <table:table-cell office:value-type="float" office:value="0.514065">
            <text:p>0,514065</text:p>
          </table:table-cell>
          <table:table-cell office:value-type="float" office:value="764.883">
            <text:p>764,883</text:p>
          </table:table-cell>
          <table:table-cell office:value-type="float" office:value="753.839">
            <text:p>753,839</text:p>
          </table:table-cell>
          <table:table-cell office:value-type="float" office:value="0.775643">
            <text:p>0,775643</text:p>
          </table:table-cell>
          <table:table-cell office:value-type="float" office:value="754.615">
            <text:p>754,615</text:p>
          </table:table-cell>
          <table:table-cell office:value-type="float" office:value="357.928">
            <text:p>357,928</text:p>
          </table:table-cell>
          <table:table-cell office:value-type="float" office:value="0.728723">
            <text:p>0,728723</text:p>
          </table:table-cell>
          <table:table-cell office:value-type="float" office:value="358.657">
            <text:p>358,657</text:p>
          </table:table-cell>
          <table:table-cell office:value-type="float" office:value="158.535">
            <text:p>158,535</text:p>
          </table:table-cell>
          <table:table-cell office:value-type="float" office:value="0.505561">
            <text:p>0,505561</text:p>
          </table:table-cell>
          <table:table-cell office:value-type="float" office:value="159.041">
            <text:p>159,041</text:p>
          </table:table-cell>
          <table:table-cell office:value-type="float" office:value="779.557">
            <text:p>779,557</text:p>
          </table:table-cell>
          <table:table-cell office:value-type="float" office:value="0.969481">
            <text:p>0,969481</text:p>
          </table:table-cell>
          <table:table-cell office:value-type="float" office:value="780.526">
            <text:p>780,526</text:p>
          </table:table-cell>
        </table:table-row>
        <table:table-row table:style-name="ro1">
          <table:table-cell office:value-type="float" office:value="778.793">
            <text:p>778,793</text:p>
          </table:table-cell>
          <table:table-cell office:value-type="float" office:value="0.97212">
            <text:p>0,97212</text:p>
          </table:table-cell>
          <table:table-cell office:value-type="float" office:value="779.765">
            <text:p>779,765</text:p>
          </table:table-cell>
          <table:table-cell office:value-type="float" office:value="317.213">
            <text:p>317,213</text:p>
          </table:table-cell>
          <table:table-cell office:value-type="float" office:value="0.337529">
            <text:p>0,337529</text:p>
          </table:table-cell>
          <table:table-cell office:value-type="float" office:value="317.551">
            <text:p>317,551</text:p>
          </table:table-cell>
          <table:table-cell office:value-type="float" office:value="895.978">
            <text:p>895,978</text:p>
          </table:table-cell>
          <table:table-cell office:value-type="float" office:value="0.934877">
            <text:p>0,934877</text:p>
          </table:table-cell>
          <table:table-cell office:value-type="float" office:value="896.913">
            <text:p>896,913</text:p>
          </table:table-cell>
          <table:table-cell office:value-type="float" office:value="766.763">
            <text:p>766,763</text:p>
          </table:table-cell>
          <table:table-cell office:value-type="float" office:value="0.487966">
            <text:p>0,487966</text:p>
          </table:table-cell>
          <table:table-cell office:value-type="float" office:value="767.251">
            <text:p>767,251</text:p>
          </table:table-cell>
          <table:table-cell office:value-type="float" office:value="719.015">
            <text:p>719,015</text:p>
          </table:table-cell>
          <table:table-cell office:value-type="float" office:value="0.417">
            <text:p>0,417</text:p>
          </table:table-cell>
          <table:table-cell office:value-type="float" office:value="719.432">
            <text:p>719,432</text:p>
          </table:table-cell>
          <table:table-cell office:value-type="float" office:value="666.396">
            <text:p>666,396</text:p>
          </table:table-cell>
          <table:table-cell office:value-type="float" office:value="0.939276">
            <text:p>0,939276</text:p>
          </table:table-cell>
          <table:table-cell office:value-type="float" office:value="667.336">
            <text:p>667,336</text:p>
          </table:table-cell>
          <table:table-cell office:value-type="float" office:value="361.864">
            <text:p>361,864</text:p>
          </table:table-cell>
          <table:table-cell office:value-type="float" office:value="0.722565">
            <text:p>0,722565</text:p>
          </table:table-cell>
          <table:table-cell office:value-type="float" office:value="362.586">
            <text:p>362,586</text:p>
          </table:table-cell>
          <table:table-cell office:value-type="float" office:value="171.836">
            <text:p>171,836</text:p>
          </table:table-cell>
          <table:table-cell office:value-type="float" office:value="0.465972">
            <text:p>0,465972</text:p>
          </table:table-cell>
          <table:table-cell office:value-type="float" office:value="172.302">
            <text:p>172,302</text:p>
          </table:table-cell>
          <table:table-cell office:value-type="float" office:value="788.986">
            <text:p>788,986</text:p>
          </table:table-cell>
          <table:table-cell office:value-type="float" office:value="0.99646">
            <text:p>0,99646</text:p>
          </table:table-cell>
          <table:table-cell office:value-type="float" office:value="789.983">
            <text:p>789,983</text:p>
          </table:table-cell>
        </table:table-row>
        <table:table-row table:style-name="ro1">
          <table:table-cell office:value-type="float" office:value="809.022">
            <text:p>809,022</text:p>
          </table:table-cell>
          <table:table-cell office:value-type="float" office:value="1.17124">
            <text:p>1,17124</text:p>
          </table:table-cell>
          <table:table-cell office:value-type="float" office:value="810.193">
            <text:p>810,193</text:p>
          </table:table-cell>
          <table:table-cell office:value-type="float" office:value="317.622">
            <text:p>317,622</text:p>
          </table:table-cell>
          <table:table-cell office:value-type="float" office:value="0.49911">
            <text:p>0,49911</text:p>
          </table:table-cell>
          <table:table-cell office:value-type="float" office:value="318.121">
            <text:p>318,121</text:p>
          </table:table-cell>
          <table:table-cell office:value-type="float" office:value="885.486">
            <text:p>885,486</text:p>
          </table:table-cell>
          <table:table-cell office:value-type="float" office:value="0.884145">
            <text:p>0,884145</text:p>
          </table:table-cell>
          <table:table-cell office:value-type="float" office:value="886.37">
            <text:p>886,37</text:p>
          </table:table-cell>
          <table:table-cell office:value-type="float" office:value="764.836">
            <text:p>764,836</text:p>
          </table:table-cell>
          <table:table-cell office:value-type="float" office:value="0.516704">
            <text:p>0,516704</text:p>
          </table:table-cell>
          <table:table-cell office:value-type="float" office:value="765.353">
            <text:p>765,353</text:p>
          </table:table-cell>
          <table:table-cell office:value-type="float" office:value="800.635">
            <text:p>800,635</text:p>
          </table:table-cell>
          <table:table-cell office:value-type="float" office:value="0.790012">
            <text:p>0,790012</text:p>
          </table:table-cell>
          <table:table-cell office:value-type="float" office:value="801.425">
            <text:p>801,425</text:p>
          </table:table-cell>
          <table:table-cell office:value-type="float" office:value="716.491">
            <text:p>716,491</text:p>
          </table:table-cell>
          <table:table-cell office:value-type="float" office:value="0.773297">
            <text:p>0,773297</text:p>
          </table:table-cell>
          <table:table-cell office:value-type="float" office:value="717.264">
            <text:p>717,264</text:p>
          </table:table-cell>
          <table:table-cell office:value-type="float" office:value="361.935">
            <text:p>361,935</text:p>
          </table:table-cell>
          <table:table-cell office:value-type="float" office:value="1.98236">
            <text:p>1,98236</text:p>
          </table:table-cell>
          <table:table-cell office:value-type="float" office:value="363.917">
            <text:p>363,917</text:p>
          </table:table-cell>
          <table:table-cell office:value-type="float" office:value="158.502">
            <text:p>158,502</text:p>
          </table:table-cell>
          <table:table-cell office:value-type="float" office:value="0.524915">
            <text:p>0,524915</text:p>
          </table:table-cell>
          <table:table-cell office:value-type="float" office:value="159.027">
            <text:p>159,027</text:p>
          </table:table-cell>
          <table:table-cell office:value-type="float" office:value="781.78">
            <text:p>781,78</text:p>
          </table:table-cell>
          <table:table-cell office:value-type="float" office:value="0.942795">
            <text:p>0,942795</text:p>
          </table:table-cell>
          <table:table-cell office:value-type="float" office:value="782.723">
            <text:p>782,723</text:p>
          </table:table-cell>
        </table:table-row>
        <table:table-row table:style-name="ro1">
          <table:table-cell office:value-type="float" office:value="794.266">
            <text:p>794,266</text:p>
          </table:table-cell>
          <table:table-cell office:value-type="float" office:value="1.71111">
            <text:p>1,71111</text:p>
          </table:table-cell>
          <table:table-cell office:value-type="float" office:value="795.977">
            <text:p>795,977</text:p>
          </table:table-cell>
          <table:table-cell office:value-type="float" office:value="299.789">
            <text:p>299,789</text:p>
          </table:table-cell>
          <table:table-cell office:value-type="float" office:value="0.345447">
            <text:p>0,345447</text:p>
          </table:table-cell>
          <table:table-cell office:value-type="float" office:value="300.135">
            <text:p>300,135</text:p>
          </table:table-cell>
          <table:table-cell office:value-type="float" office:value="867.382">
            <text:p>867,382</text:p>
          </table:table-cell>
          <table:table-cell office:value-type="float" office:value="1.02109">
            <text:p>1,02109</text:p>
          </table:table-cell>
          <table:table-cell office:value-type="float" office:value="868.403">
            <text:p>868,403</text:p>
          </table:table-cell>
          <table:table-cell office:value-type="float" office:value="761.992">
            <text:p>761,992</text:p>
          </table:table-cell>
          <table:table-cell office:value-type="float" office:value="0.490605">
            <text:p>0,490605</text:p>
          </table:table-cell>
          <table:table-cell office:value-type="float" office:value="762.483">
            <text:p>762,483</text:p>
          </table:table-cell>
          <table:table-cell office:value-type="float" office:value="807.199">
            <text:p>807,199</text:p>
          </table:table-cell>
          <table:table-cell office:value-type="float" office:value="0.451896">
            <text:p>0,451896</text:p>
          </table:table-cell>
          <table:table-cell office:value-type="float" office:value="807.651">
            <text:p>807,651</text:p>
          </table:table-cell>
          <table:table-cell office:value-type="float" office:value="689.3">
            <text:p>689,3</text:p>
          </table:table-cell>
          <table:table-cell office:value-type="float" office:value="1.33399">
            <text:p>1,33399</text:p>
          </table:table-cell>
          <table:table-cell office:value-type="float" office:value="690.634">
            <text:p>690,634</text:p>
          </table:table-cell>
          <table:table-cell office:value-type="float" office:value="311.746">
            <text:p>311,746</text:p>
          </table:table-cell>
          <table:table-cell office:value-type="float" office:value="0.719926">
            <text:p>0,719926</text:p>
          </table:table-cell>
          <table:table-cell office:value-type="float" office:value="312.465">
            <text:p>312,465</text:p>
          </table:table-cell>
          <table:table-cell office:value-type="float" office:value="159.276">
            <text:p>159,276</text:p>
          </table:table-cell>
          <table:table-cell office:value-type="float" office:value="0.492658">
            <text:p>0,492658</text:p>
          </table:table-cell>
          <table:table-cell office:value-type="float" office:value="159.769">
            <text:p>159,769</text:p>
          </table:table-cell>
          <table:table-cell office:value-type="float" office:value="787.946">
            <text:p>787,946</text:p>
          </table:table-cell>
          <table:table-cell office:value-type="float" office:value="0.939863">
            <text:p>0,939863</text:p>
          </table:table-cell>
          <table:table-cell office:value-type="float" office:value="788.885">
            <text:p>788,885</text:p>
          </table:table-cell>
        </table:table-row>
        <table:table-row table:style-name="ro1">
          <table:table-cell office:value-type="float" office:value="799.489">
            <text:p>799,489</text:p>
          </table:table-cell>
          <table:table-cell office:value-type="float" office:value="1.2164">
            <text:p>1,2164</text:p>
          </table:table-cell>
          <table:table-cell office:value-type="float" office:value="800.705">
            <text:p>800,705</text:p>
          </table:table-cell>
          <table:table-cell office:value-type="float" office:value="276.826">
            <text:p>276,826</text:p>
          </table:table-cell>
          <table:table-cell office:value-type="float" office:value="0.326386">
            <text:p>0,326386</text:p>
          </table:table-cell>
          <table:table-cell office:value-type="float" office:value="277.152">
            <text:p>277,152</text:p>
          </table:table-cell>
          <table:table-cell office:value-type="float" office:value="978.234">
            <text:p>978,234</text:p>
          </table:table-cell>
          <table:table-cell office:value-type="float" office:value="1.08209">
            <text:p>1,08209</text:p>
          </table:table-cell>
          <table:table-cell office:value-type="float" office:value="979.316">
            <text:p>979,316</text:p>
          </table:table-cell>
          <table:table-cell office:value-type="float" office:value="763.263">
            <text:p>763,263</text:p>
          </table:table-cell>
          <table:table-cell office:value-type="float" office:value="0.453949">
            <text:p>0,453949</text:p>
          </table:table-cell>
          <table:table-cell office:value-type="float" office:value="763.717">
            <text:p>763,717</text:p>
          </table:table-cell>
          <table:table-cell office:value-type="float" office:value="858.222">
            <text:p>858,222</text:p>
          </table:table-cell>
          <table:table-cell office:value-type="float" office:value="0.448671">
            <text:p>0,448671</text:p>
          </table:table-cell>
          <table:table-cell office:value-type="float" office:value="858.671">
            <text:p>858,671</text:p>
          </table:table-cell>
          <table:table-cell office:value-type="float" office:value="608.266">
            <text:p>608,266</text:p>
          </table:table-cell>
          <table:table-cell office:value-type="float" office:value="0.728723">
            <text:p>0,728723</text:p>
          </table:table-cell>
          <table:table-cell office:value-type="float" office:value="608.995">
            <text:p>608,995</text:p>
          </table:table-cell>
          <table:table-cell office:value-type="float" office:value="370.497">
            <text:p>370,497</text:p>
          </table:table-cell>
          <table:table-cell office:value-type="float" office:value="2.06477">
            <text:p>2,06477</text:p>
          </table:table-cell>
          <table:table-cell office:value-type="float" office:value="372.562">
            <text:p>372,562</text:p>
          </table:table-cell>
          <table:table-cell office:value-type="float" office:value="183.898">
            <text:p>183,898</text:p>
          </table:table-cell>
          <table:table-cell office:value-type="float" office:value="0.519637">
            <text:p>0,519637</text:p>
          </table:table-cell>
          <table:table-cell office:value-type="float" office:value="184.418">
            <text:p>184,418</text:p>
          </table:table-cell>
          <table:table-cell office:value-type="float" office:value="875.569">
            <text:p>875,569</text:p>
          </table:table-cell>
          <table:table-cell office:value-type="float" office:value="1.05511">
            <text:p>1,05511</text:p>
          </table:table-cell>
          <table:table-cell office:value-type="float" office:value="876.624">
            <text:p>876,624</text:p>
          </table:table-cell>
        </table:table-row>
        <table:table-row table:style-name="ro1">
          <table:table-cell office:value-type="float" office:value="815.379">
            <text:p>815,379</text:p>
          </table:table-cell>
          <table:table-cell office:value-type="float" office:value="1.07153">
            <text:p>1,07153</text:p>
          </table:table-cell>
          <table:table-cell office:value-type="float" office:value="816.451">
            <text:p>816,451</text:p>
          </table:table-cell>
          <table:table-cell office:value-type="float" office:value="362.94">
            <text:p>362,94</text:p>
          </table:table-cell>
          <table:table-cell office:value-type="float" office:value="0.328439">
            <text:p>0,328439</text:p>
          </table:table-cell>
          <table:table-cell office:value-type="float" office:value="363.268">
            <text:p>363,268</text:p>
          </table:table-cell>
          <table:table-cell office:value-type="float" office:value="984.329">
            <text:p>984,329</text:p>
          </table:table-cell>
          <table:table-cell office:value-type="float" office:value="0.908485">
            <text:p>0,908485</text:p>
          </table:table-cell>
          <table:table-cell office:value-type="float" office:value="985.237">
            <text:p>985,237</text:p>
          </table:table-cell>
          <table:table-cell office:value-type="float" office:value="721.555">
            <text:p>721,555</text:p>
          </table:table-cell>
          <table:table-cell office:value-type="float" office:value="0.501749">
            <text:p>0,501749</text:p>
          </table:table-cell>
          <table:table-cell office:value-type="float" office:value="722.057">
            <text:p>722,057</text:p>
          </table:table-cell>
          <table:table-cell office:value-type="float" office:value="856.102">
            <text:p>856,102</text:p>
          </table:table-cell>
          <table:table-cell office:value-type="float" office:value="0.465093">
            <text:p>0,465093</text:p>
          </table:table-cell>
          <table:table-cell office:value-type="float" office:value="856.568">
            <text:p>856,568</text:p>
          </table:table-cell>
          <table:table-cell office:value-type="float" office:value="697.684">
            <text:p>697,684</text:p>
          </table:table-cell>
          <table:table-cell office:value-type="float" office:value="0.778869">
            <text:p>0,778869</text:p>
          </table:table-cell>
          <table:table-cell office:value-type="float" office:value="698.463">
            <text:p>698,463</text:p>
          </table:table-cell>
          <table:table-cell office:value-type="float" office:value="376.126">
            <text:p>376,126</text:p>
          </table:table-cell>
          <table:table-cell office:value-type="float" office:value="1.93456">
            <text:p>1,93456</text:p>
          </table:table-cell>
          <table:table-cell office:value-type="float" office:value="378.061">
            <text:p>378,061</text:p>
          </table:table-cell>
          <table:table-cell office:value-type="float" office:value="166.83">
            <text:p>166,83</text:p>
          </table:table-cell>
          <table:table-cell office:value-type="float" office:value="0.525795">
            <text:p>0,525795</text:p>
          </table:table-cell>
          <table:table-cell office:value-type="float" office:value="167.356">
            <text:p>167,356</text:p>
          </table:table-cell>
          <table:table-cell office:value-type="float" office:value="755.895">
            <text:p>755,895</text:p>
          </table:table-cell>
          <table:table-cell office:value-type="float" office:value="2.84921">
            <text:p>2,84921</text:p>
          </table:table-cell>
          <table:table-cell office:value-type="float" office:value="758.744">
            <text:p>758,744</text:p>
          </table:table-cell>
        </table:table-row>
        <table:table-row table:style-name="ro1">
          <table:table-cell office:value-type="float" office:value="809.942">
            <text:p>809,942</text:p>
          </table:table-cell>
          <table:table-cell office:value-type="float" office:value="1.54835">
            <text:p>1,54835</text:p>
          </table:table-cell>
          <table:table-cell office:value-type="float" office:value="811.491">
            <text:p>811,491</text:p>
          </table:table-cell>
          <table:table-cell office:value-type="float" office:value="339.219">
            <text:p>339,219</text:p>
          </table:table-cell>
          <table:table-cell office:value-type="float" office:value="0.334304">
            <text:p>0,334304</text:p>
          </table:table-cell>
          <table:table-cell office:value-type="float" office:value="339.553">
            <text:p>339,553</text:p>
          </table:table-cell>
          <table:table-cell office:value-type="float" office:value="974.783">
            <text:p>974,783</text:p>
          </table:table-cell>
          <table:table-cell office:value-type="float" office:value="1.05247">
            <text:p>1,05247</text:p>
          </table:table-cell>
          <table:table-cell office:value-type="float" office:value="975.835">
            <text:p>975,835</text:p>
          </table:table-cell>
          <table:table-cell office:value-type="float" office:value="942.004">
            <text:p>942,004</text:p>
          </table:table-cell>
          <table:table-cell office:value-type="float" office:value="0.82227">
            <text:p>0,82227</text:p>
          </table:table-cell>
          <table:table-cell office:value-type="float" office:value="942.826">
            <text:p>942,826</text:p>
          </table:table-cell>
          <table:table-cell office:value-type="float" office:value="767.652">
            <text:p>767,652</text:p>
          </table:table-cell>
          <table:table-cell office:value-type="float" office:value="1.29763">
            <text:p>1,29763</text:p>
          </table:table-cell>
          <table:table-cell office:value-type="float" office:value="768.95">
            <text:p>768,95</text:p>
          </table:table-cell>
          <table:table-cell office:value-type="float" office:value="585.931">
            <text:p>585,931</text:p>
          </table:table-cell>
          <table:table-cell office:value-type="float" office:value="2.1372">
            <text:p>2,1372</text:p>
          </table:table-cell>
          <table:table-cell office:value-type="float" office:value="588.068">
            <text:p>588,068</text:p>
          </table:table-cell>
          <table:table-cell office:value-type="float" office:value="336.303">
            <text:p>336,303</text:p>
          </table:table-cell>
          <table:table-cell office:value-type="float" office:value="0.653945">
            <text:p>0,653945</text:p>
          </table:table-cell>
          <table:table-cell office:value-type="float" office:value="336.957">
            <text:p>336,957</text:p>
          </table:table-cell>
          <table:table-cell office:value-type="float" office:value="203.126">
            <text:p>203,126</text:p>
          </table:table-cell>
          <table:table-cell office:value-type="float" office:value="0.470078">
            <text:p>0,470078</text:p>
          </table:table-cell>
          <table:table-cell office:value-type="float" office:value="203.596">
            <text:p>203,596</text:p>
          </table:table-cell>
          <table:table-cell office:value-type="float" office:value="812.848">
            <text:p>812,848</text:p>
          </table:table-cell>
          <table:table-cell office:value-type="float" office:value="1.0337">
            <text:p>1,0337</text:p>
          </table:table-cell>
          <table:table-cell office:value-type="float" office:value="813.881">
            <text:p>813,881</text:p>
          </table:table-cell>
        </table:table-row>
        <table:table-row table:style-name="ro1">
          <table:table-cell office:value-type="float" office:value="721.55">
            <text:p>721,55</text:p>
          </table:table-cell>
          <table:table-cell office:value-type="float" office:value="0.969187">
            <text:p>0,969187</text:p>
          </table:table-cell>
          <table:table-cell office:value-type="float" office:value="722.519">
            <text:p>722,519</text:p>
          </table:table-cell>
          <table:table-cell office:value-type="float" office:value="325.504">
            <text:p>325,504</text:p>
          </table:table-cell>
          <table:table-cell office:value-type="float" office:value="0.33577">
            <text:p>0,33577</text:p>
          </table:table-cell>
          <table:table-cell office:value-type="float" office:value="325.84">
            <text:p>325,84</text:p>
          </table:table-cell>
          <table:table-cell office:value-type="float" office:value="813.998">
            <text:p>813,998</text:p>
          </table:table-cell>
          <table:table-cell office:value-type="float" office:value="0.842211">
            <text:p>0,842211</text:p>
          </table:table-cell>
          <table:table-cell office:value-type="float" office:value="814.84">
            <text:p>814,84</text:p>
          </table:table-cell>
          <table:table-cell office:value-type="float" office:value="859.395">
            <text:p>859,395</text:p>
          </table:table-cell>
          <table:table-cell office:value-type="float" office:value="1.32285">
            <text:p>1,32285</text:p>
          </table:table-cell>
          <table:table-cell office:value-type="float" office:value="860.718">
            <text:p>860,718</text:p>
          </table:table-cell>
          <table:table-cell office:value-type="float" office:value="774.05">
            <text:p>774,05</text:p>
          </table:table-cell>
          <table:table-cell office:value-type="float" office:value="0.533713">
            <text:p>0,533713</text:p>
          </table:table-cell>
          <table:table-cell office:value-type="float" office:value="774.583">
            <text:p>774,583</text:p>
          </table:table-cell>
          <table:table-cell office:value-type="float" office:value="633.465">
            <text:p>633,465</text:p>
          </table:table-cell>
          <table:table-cell office:value-type="float" office:value="0.889131">
            <text:p>0,889131</text:p>
          </table:table-cell>
          <table:table-cell office:value-type="float" office:value="634.354">
            <text:p>634,354</text:p>
          </table:table-cell>
          <table:table-cell office:value-type="float" office:value="367.433">
            <text:p>367,433</text:p>
          </table:table-cell>
          <table:table-cell office:value-type="float" office:value="0.744266">
            <text:p>0,744266</text:p>
          </table:table-cell>
          <table:table-cell office:value-type="float" office:value="368.177">
            <text:p>368,177</text:p>
          </table:table-cell>
          <table:table-cell office:value-type="float" office:value="141.559">
            <text:p>141,559</text:p>
          </table:table-cell>
          <table:table-cell office:value-type="float" office:value="0.514652">
            <text:p>0,514652</text:p>
          </table:table-cell>
          <table:table-cell office:value-type="float" office:value="142.073">
            <text:p>142,073</text:p>
          </table:table-cell>
          <table:table-cell office:value-type="float" office:value="756.899">
            <text:p>756,899</text:p>
          </table:table-cell>
          <table:table-cell office:value-type="float" office:value="0.936344">
            <text:p>0,936344</text:p>
          </table:table-cell>
          <table:table-cell office:value-type="float" office:value="757.835">
            <text:p>757,835</text:p>
          </table:table-cell>
        </table:table-row>
        <table:table-row table:style-name="ro1">
          <table:table-cell office:value-type="float" office:value="854.591">
            <text:p>854,591</text:p>
          </table:table-cell>
          <table:table-cell office:value-type="float" office:value="1.00262">
            <text:p>1,00262</text:p>
          </table:table-cell>
          <table:table-cell office:value-type="float" office:value="855.594">
            <text:p>855,594</text:p>
          </table:table-cell>
          <table:table-cell office:value-type="float" office:value="322.6">
            <text:p>322,6</text:p>
          </table:table-cell>
          <table:table-cell office:value-type="float" office:value="0.346327">
            <text:p>0,346327</text:p>
          </table:table-cell>
          <table:table-cell office:value-type="float" office:value="322.947">
            <text:p>322,947</text:p>
          </table:table-cell>
          <table:table-cell office:value-type="float" office:value="937.069">
            <text:p>937,069</text:p>
          </table:table-cell>
          <table:table-cell office:value-type="float" office:value="0.911711">
            <text:p>0,911711</text:p>
          </table:table-cell>
          <table:table-cell office:value-type="float" office:value="937.98">
            <text:p>937,98</text:p>
          </table:table-cell>
          <table:table-cell office:value-type="float" office:value="758">
            <text:p>758</text:p>
          </table:table-cell>
          <table:table-cell office:value-type="float" office:value="0.507321">
            <text:p>0,507321</text:p>
          </table:table-cell>
          <table:table-cell office:value-type="float" office:value="758.507">
            <text:p>758,507</text:p>
          </table:table-cell>
          <table:table-cell office:value-type="float" office:value="855.059">
            <text:p>855,059</text:p>
          </table:table-cell>
          <table:table-cell office:value-type="float" office:value="0.506734">
            <text:p>0,506734</text:p>
          </table:table-cell>
          <table:table-cell office:value-type="float" office:value="855.566">
            <text:p>855,566</text:p>
          </table:table-cell>
          <table:table-cell office:value-type="float" office:value="630.538">
            <text:p>630,538</text:p>
          </table:table-cell>
          <table:table-cell office:value-type="float" office:value="1.18707">
            <text:p>1,18707</text:p>
          </table:table-cell>
          <table:table-cell office:value-type="float" office:value="631.725">
            <text:p>631,725</text:p>
          </table:table-cell>
          <table:table-cell office:value-type="float" office:value="331.373">
            <text:p>331,373</text:p>
          </table:table-cell>
          <table:table-cell office:value-type="float" office:value="0.660983">
            <text:p>0,660983</text:p>
          </table:table-cell>
          <table:table-cell office:value-type="float" office:value="332.034">
            <text:p>332,034</text:p>
          </table:table-cell>
          <table:table-cell office:value-type="float" office:value="191.562">
            <text:p>191,562</text:p>
          </table:table-cell>
          <table:table-cell office:value-type="float" office:value="0.485327">
            <text:p>0,485327</text:p>
          </table:table-cell>
          <table:table-cell office:value-type="float" office:value="192.047">
            <text:p>192,047</text:p>
          </table:table-cell>
          <table:table-cell office:value-type="float" office:value="784.408">
            <text:p>784,408</text:p>
          </table:table-cell>
          <table:table-cell office:value-type="float" office:value="0.981211">
            <text:p>0,981211</text:p>
          </table:table-cell>
          <table:table-cell office:value-type="float" office:value="785.39">
            <text:p>785,39</text:p>
          </table:table-cell>
        </table:table-row>
        <table:table-row table:style-name="ro1">
          <table:table-cell office:value-type="float" office:value="873.065">
            <text:p>873,065</text:p>
          </table:table-cell>
          <table:table-cell office:value-type="float" office:value="0.960097">
            <text:p>0,960097</text:p>
          </table:table-cell>
          <table:table-cell office:value-type="float" office:value="874.025">
            <text:p>874,025</text:p>
          </table:table-cell>
          <table:table-cell office:value-type="float" office:value="298.768">
            <text:p>298,768</text:p>
          </table:table-cell>
          <table:table-cell office:value-type="float" office:value="0.336063">
            <text:p>0,336063</text:p>
          </table:table-cell>
          <table:table-cell office:value-type="float" office:value="299.104">
            <text:p>299,104</text:p>
          </table:table-cell>
          <table:table-cell office:value-type="float" office:value="851.411">
            <text:p>851,411</text:p>
          </table:table-cell>
          <table:table-cell office:value-type="float" office:value="0.934584">
            <text:p>0,934584</text:p>
          </table:table-cell>
          <table:table-cell office:value-type="float" office:value="852.346">
            <text:p>852,346</text:p>
          </table:table-cell>
          <table:table-cell office:value-type="float" office:value="815.661">
            <text:p>815,661</text:p>
          </table:table-cell>
          <table:table-cell office:value-type="float" office:value="0.646907">
            <text:p>0,646907</text:p>
          </table:table-cell>
          <table:table-cell office:value-type="float" office:value="816.308">
            <text:p>816,308</text:p>
          </table:table-cell>
          <table:table-cell office:value-type="float" office:value="773.016">
            <text:p>773,016</text:p>
          </table:table-cell>
          <table:table-cell office:value-type="float" office:value="0.424918">
            <text:p>0,424918</text:p>
          </table:table-cell>
          <table:table-cell office:value-type="float" office:value="773.441">
            <text:p>773,441</text:p>
          </table:table-cell>
          <table:table-cell office:value-type="float" office:value="741.355">
            <text:p>741,355</text:p>
          </table:table-cell>
          <table:table-cell office:value-type="float" office:value="1.10525">
            <text:p>1,10525</text:p>
          </table:table-cell>
          <table:table-cell office:value-type="float" office:value="742.46">
            <text:p>742,46</text:p>
          </table:table-cell>
          <table:table-cell office:value-type="float" office:value="353.298">
            <text:p>353,298</text:p>
          </table:table-cell>
          <table:table-cell office:value-type="float" office:value="1.02109">
            <text:p>1,02109</text:p>
          </table:table-cell>
          <table:table-cell office:value-type="float" office:value="354.319">
            <text:p>354,319</text:p>
          </table:table-cell>
          <table:table-cell office:value-type="float" office:value="173.554">
            <text:p>173,554</text:p>
          </table:table-cell>
          <table:table-cell office:value-type="float" office:value="0.468318">
            <text:p>0,468318</text:p>
          </table:table-cell>
          <table:table-cell office:value-type="float" office:value="174.022">
            <text:p>174,022</text:p>
          </table:table-cell>
          <table:table-cell office:value-type="float" office:value="819.927">
            <text:p>819,927</text:p>
          </table:table-cell>
          <table:table-cell office:value-type="float" office:value="0.946314">
            <text:p>0,946314</text:p>
          </table:table-cell>
          <table:table-cell office:value-type="float" office:value="820.873">
            <text:p>820,873</text:p>
          </table:table-cell>
        </table:table-row>
        <table:table-row table:style-name="ro1">
          <table:table-cell office:value-type="float" office:value="766.828">
            <text:p>766,828</text:p>
          </table:table-cell>
          <table:table-cell office:value-type="float" office:value="2.06946">
            <text:p>2,06946</text:p>
          </table:table-cell>
          <table:table-cell office:value-type="float" office:value="768.898">
            <text:p>768,898</text:p>
          </table:table-cell>
          <table:table-cell office:value-type="float" office:value="339.259">
            <text:p>339,259</text:p>
          </table:table-cell>
          <table:table-cell office:value-type="float" office:value="1.1513">
            <text:p>1,1513</text:p>
          </table:table-cell>
          <table:table-cell office:value-type="float" office:value="340.411">
            <text:p>340,411</text:p>
          </table:table-cell>
          <table:table-cell office:value-type="float" office:value="868.878">
            <text:p>868,878</text:p>
          </table:table-cell>
          <table:table-cell office:value-type="float" office:value="0.839865">
            <text:p>0,839865</text:p>
          </table:table-cell>
          <table:table-cell office:value-type="float" office:value="869.717">
            <text:p>869,717</text:p>
          </table:table-cell>
          <table:table-cell office:value-type="float" office:value="782.226">
            <text:p>782,226</text:p>
          </table:table-cell>
          <table:table-cell office:value-type="float" office:value="0.487966">
            <text:p>0,487966</text:p>
          </table:table-cell>
          <table:table-cell office:value-type="float" office:value="782.714">
            <text:p>782,714</text:p>
          </table:table-cell>
          <table:table-cell office:value-type="float" office:value="790.75">
            <text:p>790,75</text:p>
          </table:table-cell>
          <table:table-cell office:value-type="float" office:value="0.436941">
            <text:p>0,436941</text:p>
          </table:table-cell>
          <table:table-cell office:value-type="float" office:value="791.187">
            <text:p>791,187</text:p>
          </table:table-cell>
          <table:table-cell office:value-type="float" office:value="728.083">
            <text:p>728,083</text:p>
          </table:table-cell>
          <table:table-cell office:value-type="float" office:value="0.775057">
            <text:p>0,775057</text:p>
          </table:table-cell>
          <table:table-cell office:value-type="float" office:value="728.858">
            <text:p>728,858</text:p>
          </table:table-cell>
          <table:table-cell office:value-type="float" office:value="373.893">
            <text:p>373,893</text:p>
          </table:table-cell>
          <table:table-cell office:value-type="float" office:value="0.705557">
            <text:p>0,705557</text:p>
          </table:table-cell>
          <table:table-cell office:value-type="float" office:value="374.599">
            <text:p>374,599</text:p>
          </table:table-cell>
          <table:table-cell office:value-type="float" office:value="200.264">
            <text:p>200,264</text:p>
          </table:table-cell>
          <table:table-cell office:value-type="float" office:value="0.512012">
            <text:p>0,512012</text:p>
          </table:table-cell>
          <table:table-cell office:value-type="float" office:value="200.776">
            <text:p>200,776</text:p>
          </table:table-cell>
          <table:table-cell office:value-type="float" office:value="831.402">
            <text:p>831,402</text:p>
          </table:table-cell>
          <table:table-cell office:value-type="float" office:value="1.04983">
            <text:p>1,04983</text:p>
          </table:table-cell>
          <table:table-cell office:value-type="float" office:value="832.452">
            <text:p>832,452</text:p>
          </table:table-cell>
        </table:table-row>
        <table:table-row table:style-name="ro1">
          <table:table-cell office:value-type="float" office:value="892.208">
            <text:p>892,208</text:p>
          </table:table-cell>
          <table:table-cell office:value-type="float" office:value="1.17915">
            <text:p>1,17915</text:p>
          </table:table-cell>
          <table:table-cell office:value-type="float" office:value="893.387">
            <text:p>893,387</text:p>
          </table:table-cell>
          <table:table-cell office:value-type="float" office:value="297.832">
            <text:p>297,832</text:p>
          </table:table-cell>
          <table:table-cell office:value-type="float" office:value="0.340462">
            <text:p>0,340462</text:p>
          </table:table-cell>
          <table:table-cell office:value-type="float" office:value="298.172">
            <text:p>298,172</text:p>
          </table:table-cell>
          <table:table-cell office:value-type="float" office:value="914.739">
            <text:p>914,739</text:p>
          </table:table-cell>
          <table:table-cell office:value-type="float" office:value="1.50554">
            <text:p>1,50554</text:p>
          </table:table-cell>
          <table:table-cell office:value-type="float" office:value="916.244">
            <text:p>916,244</text:p>
          </table:table-cell>
          <table:table-cell office:value-type="float" office:value="840.761">
            <text:p>840,761</text:p>
          </table:table-cell>
          <table:table-cell office:value-type="float" office:value="0.518171">
            <text:p>0,518171</text:p>
          </table:table-cell>
          <table:table-cell office:value-type="float" office:value="841.279">
            <text:p>841,279</text:p>
          </table:table-cell>
          <table:table-cell office:value-type="float" office:value="816.283">
            <text:p>816,283</text:p>
          </table:table-cell>
          <table:table-cell office:value-type="float" office:value="1.06127">
            <text:p>1,06127</text:p>
          </table:table-cell>
          <table:table-cell office:value-type="float" office:value="817.345">
            <text:p>817,345</text:p>
          </table:table-cell>
          <table:table-cell office:value-type="float" office:value="625.523">
            <text:p>625,523</text:p>
          </table:table-cell>
          <table:table-cell office:value-type="float" office:value="0.728137">
            <text:p>0,728137</text:p>
          </table:table-cell>
          <table:table-cell office:value-type="float" office:value="626.251">
            <text:p>626,251</text:p>
          </table:table-cell>
          <table:table-cell office:value-type="float" office:value="384.839">
            <text:p>384,839</text:p>
          </table:table-cell>
          <table:table-cell office:value-type="float" office:value="0.665382">
            <text:p>0,665382</text:p>
          </table:table-cell>
          <table:table-cell office:value-type="float" office:value="385.504">
            <text:p>385,504</text:p>
          </table:table-cell>
          <table:table-cell office:value-type="float" office:value="149.935">
            <text:p>149,935</text:p>
          </table:table-cell>
          <table:table-cell office:value-type="float" office:value="0.468612">
            <text:p>0,468612</text:p>
          </table:table-cell>
          <table:table-cell office:value-type="float" office:value="150.403">
            <text:p>150,403</text:p>
          </table:table-cell>
          <table:table-cell office:value-type="float" office:value="849.779">
            <text:p>849,779</text:p>
          </table:table-cell>
          <table:table-cell office:value-type="float" office:value="0.969774">
            <text:p>0,969774</text:p>
          </table:table-cell>
          <table:table-cell office:value-type="float" office:value="850.749">
            <text:p>850,749</text:p>
          </table:table-cell>
        </table:table-row>
        <table:table-row table:style-name="ro1">
          <table:table-cell office:value-type="float" office:value="863.615">
            <text:p>863,615</text:p>
          </table:table-cell>
          <table:table-cell office:value-type="float" office:value="1.44953">
            <text:p>1,44953</text:p>
          </table:table-cell>
          <table:table-cell office:value-type="float" office:value="865.064">
            <text:p>865,064</text:p>
          </table:table-cell>
          <table:table-cell office:value-type="float" office:value="288.284">
            <text:p>288,284</text:p>
          </table:table-cell>
          <table:table-cell office:value-type="float" office:value="0.937517">
            <text:p>0,937517</text:p>
          </table:table-cell>
          <table:table-cell office:value-type="float" office:value="289.222">
            <text:p>289,222</text:p>
          </table:table-cell>
          <table:table-cell office:value-type="float" office:value="912.571">
            <text:p>912,571</text:p>
          </table:table-cell>
          <table:table-cell office:value-type="float" office:value="0.885025">
            <text:p>0,885025</text:p>
          </table:table-cell>
          <table:table-cell office:value-type="float" office:value="913.456">
            <text:p>913,456</text:p>
          </table:table-cell>
          <table:table-cell office:value-type="float" office:value="915.348">
            <text:p>915,348</text:p>
          </table:table-cell>
          <table:table-cell office:value-type="float" office:value="0.850715">
            <text:p>0,850715</text:p>
          </table:table-cell>
          <table:table-cell office:value-type="float" office:value="916.199">
            <text:p>916,199</text:p>
          </table:table-cell>
          <table:table-cell office:value-type="float" office:value="791.089">
            <text:p>791,089</text:p>
          </table:table-cell>
          <table:table-cell office:value-type="float" office:value="0.470664">
            <text:p>0,470664</text:p>
          </table:table-cell>
          <table:table-cell office:value-type="float" office:value="791.56">
            <text:p>791,56</text:p>
          </table:table-cell>
          <table:table-cell office:value-type="float" office:value="771.541">
            <text:p>771,541</text:p>
          </table:table-cell>
          <table:table-cell office:value-type="float" office:value="0.784147">
            <text:p>0,784147</text:p>
          </table:table-cell>
          <table:table-cell office:value-type="float" office:value="772.325">
            <text:p>772,325</text:p>
          </table:table-cell>
          <table:table-cell office:value-type="float" office:value="357.365">
            <text:p>357,365</text:p>
          </table:table-cell>
          <table:table-cell office:value-type="float" office:value="0.75189">
            <text:p>0,75189</text:p>
          </table:table-cell>
          <table:table-cell office:value-type="float" office:value="358.117">
            <text:p>358,117</text:p>
          </table:table-cell>
          <table:table-cell office:value-type="float" office:value="142.617">
            <text:p>142,617</text:p>
          </table:table-cell>
          <table:table-cell office:value-type="float" office:value="0.505854">
            <text:p>0,505854</text:p>
          </table:table-cell>
          <table:table-cell office:value-type="float" office:value="143.123">
            <text:p>143,123</text:p>
          </table:table-cell>
          <table:table-cell office:value-type="float" office:value="961.747">
            <text:p>961,747</text:p>
          </table:table-cell>
          <table:table-cell office:value-type="float" office:value="1.0557">
            <text:p>1,0557</text:p>
          </table:table-cell>
          <table:table-cell office:value-type="float" office:value="962.803">
            <text:p>962,803</text:p>
          </table:table-cell>
        </table:table-row>
        <table:table-row table:style-name="ro1">
          <table:table-cell office:value-type="float" office:value="735.249">
            <text:p>735,249</text:p>
          </table:table-cell>
          <table:table-cell office:value-type="float" office:value="2.17092">
            <text:p>2,17092</text:p>
          </table:table-cell>
          <table:table-cell office:value-type="float" office:value="737.42">
            <text:p>737,42</text:p>
          </table:table-cell>
          <table:table-cell office:value-type="float" office:value="298.607">
            <text:p>298,607</text:p>
          </table:table-cell>
          <table:table-cell office:value-type="float" office:value="0.309964">
            <text:p>0,309964</text:p>
          </table:table-cell>
          <table:table-cell office:value-type="float" office:value="298.917">
            <text:p>298,917</text:p>
          </table:table-cell>
          <table:table-cell office:value-type="float" office:value="873.177">
            <text:p>873,177</text:p>
          </table:table-cell>
          <table:table-cell office:value-type="float" office:value="0.926373">
            <text:p>0,926373</text:p>
          </table:table-cell>
          <table:table-cell office:value-type="float" office:value="874.103">
            <text:p>874,103</text:p>
          </table:table-cell>
          <table:table-cell office:value-type="float" office:value="703.358">
            <text:p>703,358</text:p>
          </table:table-cell>
          <table:table-cell office:value-type="float" office:value="0.446325">
            <text:p>0,446325</text:p>
          </table:table-cell>
          <table:table-cell office:value-type="float" office:value="703.805">
            <text:p>703,805</text:p>
          </table:table-cell>
          <table:table-cell office:value-type="float" office:value="797.379">
            <text:p>797,379</text:p>
          </table:table-cell>
          <table:table-cell office:value-type="float" office:value="0.439287">
            <text:p>0,439287</text:p>
          </table:table-cell>
          <table:table-cell office:value-type="float" office:value="797.819">
            <text:p>797,819</text:p>
          </table:table-cell>
          <table:table-cell office:value-type="float" office:value="709.33">
            <text:p>709,33</text:p>
          </table:table-cell>
          <table:table-cell office:value-type="float" office:value="1.09089">
            <text:p>1,09089</text:p>
          </table:table-cell>
          <table:table-cell office:value-type="float" office:value="710.421">
            <text:p>710,421</text:p>
          </table:table-cell>
          <table:table-cell office:value-type="float" office:value="341.579">
            <text:p>341,579</text:p>
          </table:table-cell>
          <table:table-cell office:value-type="float" office:value="0.679458">
            <text:p>0,679458</text:p>
          </table:table-cell>
          <table:table-cell office:value-type="float" office:value="342.259">
            <text:p>342,259</text:p>
          </table:table-cell>
          <table:table-cell office:value-type="float" office:value="202.127">
            <text:p>202,127</text:p>
          </table:table-cell>
          <table:table-cell office:value-type="float" office:value="0.49911">
            <text:p>0,49911</text:p>
          </table:table-cell>
          <table:table-cell office:value-type="float" office:value="202.626">
            <text:p>202,626</text:p>
          </table:table-cell>
          <table:table-cell office:value-type="float" office:value="913.036">
            <text:p>913,036</text:p>
          </table:table-cell>
          <table:table-cell office:value-type="float" office:value="1.3554">
            <text:p>1,3554</text:p>
          </table:table-cell>
          <table:table-cell office:value-type="float" office:value="914.391">
            <text:p>914,391</text:p>
          </table:table-cell>
        </table:table-row>
        <table:table-row table:style-name="ro1">
          <table:table-cell office:value-type="float" office:value="868.579">
            <text:p>868,579</text:p>
          </table:table-cell>
          <table:table-cell office:value-type="float" office:value="1.07681">
            <text:p>1,07681</text:p>
          </table:table-cell>
          <table:table-cell office:value-type="float" office:value="869.656">
            <text:p>869,656</text:p>
          </table:table-cell>
          <table:table-cell office:value-type="float" office:value="364.816">
            <text:p>364,816</text:p>
          </table:table-cell>
          <table:table-cell office:value-type="float" office:value="1.06097">
            <text:p>1,06097</text:p>
          </table:table-cell>
          <table:table-cell office:value-type="float" office:value="365.877">
            <text:p>365,877</text:p>
          </table:table-cell>
          <table:table-cell office:value-type="float" office:value="903.481">
            <text:p>903,481</text:p>
          </table:table-cell>
          <table:table-cell office:value-type="float" office:value="0.924027">
            <text:p>0,924027</text:p>
          </table:table-cell>
          <table:table-cell office:value-type="float" office:value="904.405">
            <text:p>904,405</text:p>
          </table:table-cell>
          <table:table-cell office:value-type="float" office:value="854.888">
            <text:p>854,888</text:p>
          </table:table-cell>
          <table:table-cell office:value-type="float" office:value="0.570369">
            <text:p>0,570369</text:p>
          </table:table-cell>
          <table:table-cell office:value-type="float" office:value="855.458">
            <text:p>855,458</text:p>
          </table:table-cell>
          <table:table-cell office:value-type="float" office:value="856.054">
            <text:p>856,054</text:p>
          </table:table-cell>
          <table:table-cell office:value-type="float" office:value="0.507907">
            <text:p>0,507907</text:p>
          </table:table-cell>
          <table:table-cell office:value-type="float" office:value="856.562">
            <text:p>856,562</text:p>
          </table:table-cell>
          <table:table-cell office:value-type="float" office:value="701.392">
            <text:p>701,392</text:p>
          </table:table-cell>
          <table:table-cell office:value-type="float" office:value="0.834586">
            <text:p>0,834586</text:p>
          </table:table-cell>
          <table:table-cell office:value-type="float" office:value="702.226">
            <text:p>702,226</text:p>
          </table:table-cell>
          <table:table-cell office:value-type="float" office:value="376.405">
            <text:p>376,405</text:p>
          </table:table-cell>
          <table:table-cell office:value-type="float" office:value="0.687962">
            <text:p>0,687962</text:p>
          </table:table-cell>
          <table:table-cell office:value-type="float" office:value="377.093">
            <text:p>377,093</text:p>
          </table:table-cell>
          <table:table-cell office:value-type="float" office:value="154.269">
            <text:p>154,269</text:p>
          </table:table-cell>
          <table:table-cell office:value-type="float" office:value="0.663622">
            <text:p>0,663622</text:p>
          </table:table-cell>
          <table:table-cell office:value-type="float" office:value="154.932">
            <text:p>154,932</text:p>
          </table:table-cell>
          <table:table-cell office:value-type="float" office:value="837.696">
            <text:p>837,696</text:p>
          </table:table-cell>
          <table:table-cell office:value-type="float" office:value="1.96359">
            <text:p>1,96359</text:p>
          </table:table-cell>
          <table:table-cell office:value-type="float" office:value="839.659">
            <text:p>839,659</text:p>
          </table:table-cell>
        </table:table-row>
        <table:table-row table:style-name="ro1">
          <table:table-cell office:value-type="float" office:value="764.407">
            <text:p>764,407</text:p>
          </table:table-cell>
          <table:table-cell office:value-type="float" office:value="0.99558">
            <text:p>0,99558</text:p>
          </table:table-cell>
          <table:table-cell office:value-type="float" office:value="765.403">
            <text:p>765,403</text:p>
          </table:table-cell>
          <table:table-cell office:value-type="float" office:value="322.186">
            <text:p>322,186</text:p>
          </table:table-cell>
          <table:table-cell office:value-type="float" office:value="0.328439">
            <text:p>0,328439</text:p>
          </table:table-cell>
          <table:table-cell office:value-type="float" office:value="322.514">
            <text:p>322,514</text:p>
          </table:table-cell>
          <table:table-cell office:value-type="float" office:value="850.297">
            <text:p>850,297</text:p>
          </table:table-cell>
          <table:table-cell office:value-type="float" office:value="2.4064">
            <text:p>2,4064</text:p>
          </table:table-cell>
          <table:table-cell office:value-type="float" office:value="852.703">
            <text:p>852,703</text:p>
          </table:table-cell>
          <table:table-cell office:value-type="float" office:value="873.45">
            <text:p>873,45</text:p>
          </table:table-cell>
          <table:table-cell office:value-type="float" office:value="0.455709">
            <text:p>0,455709</text:p>
          </table:table-cell>
          <table:table-cell office:value-type="float" office:value="873.906">
            <text:p>873,906</text:p>
          </table:table-cell>
          <table:table-cell office:value-type="float" office:value="805.708">
            <text:p>805,708</text:p>
          </table:table-cell>
          <table:table-cell office:value-type="float" office:value="0.553361">
            <text:p>0,553361</text:p>
          </table:table-cell>
          <table:table-cell office:value-type="float" office:value="806.261">
            <text:p>806,261</text:p>
          </table:table-cell>
          <table:table-cell office:value-type="float" office:value="708.931">
            <text:p>708,931</text:p>
          </table:table-cell>
          <table:table-cell office:value-type="float" office:value="0.772124">
            <text:p>0,772124</text:p>
          </table:table-cell>
          <table:table-cell office:value-type="float" office:value="709.703">
            <text:p>709,703</text:p>
          </table:table-cell>
          <table:table-cell office:value-type="float" office:value="358.031">
            <text:p>358,031</text:p>
          </table:table-cell>
          <table:table-cell office:value-type="float" office:value="0.705557">
            <text:p>0,705557</text:p>
          </table:table-cell>
          <table:table-cell office:value-type="float" office:value="358.736">
            <text:p>358,736</text:p>
          </table:table-cell>
          <table:table-cell office:value-type="float" office:value="173.349">
            <text:p>173,349</text:p>
          </table:table-cell>
          <table:table-cell office:value-type="float" office:value="0.833413">
            <text:p>0,833413</text:p>
          </table:table-cell>
          <table:table-cell office:value-type="float" office:value="174.183">
            <text:p>174,183</text:p>
          </table:table-cell>
          <table:table-cell office:value-type="float" office:value="838.311">
            <text:p>838,311</text:p>
          </table:table-cell>
          <table:table-cell office:value-type="float" office:value="1.97532">
            <text:p>1,97532</text:p>
          </table:table-cell>
          <table:table-cell office:value-type="float" office:value="840.287">
            <text:p>840,287</text:p>
          </table:table-cell>
        </table:table-row>
        <table:table-row table:style-name="ro1">
          <table:table-cell office:value-type="float" office:value="798.213">
            <text:p>798,213</text:p>
          </table:table-cell>
          <table:table-cell office:value-type="float" office:value="1.04455">
            <text:p>1,04455</text:p>
          </table:table-cell>
          <table:table-cell office:value-type="float" office:value="799.258">
            <text:p>799,258</text:p>
          </table:table-cell>
          <table:table-cell office:value-type="float" office:value="296.997">
            <text:p>296,997</text:p>
          </table:table-cell>
          <table:table-cell office:value-type="float" office:value="0.890597">
            <text:p>0,890597</text:p>
          </table:table-cell>
          <table:table-cell office:value-type="float" office:value="297.887">
            <text:p>297,887</text:p>
          </table:table-cell>
          <table:table-cell office:value-type="float" office:value="918.802">
            <text:p>918,802</text:p>
          </table:table-cell>
          <table:table-cell office:value-type="float" office:value="0.915523">
            <text:p>0,915523</text:p>
          </table:table-cell>
          <table:table-cell office:value-type="float" office:value="919.718">
            <text:p>919,718</text:p>
          </table:table-cell>
          <table:table-cell office:value-type="float" office:value="781.862">
            <text:p>781,862</text:p>
          </table:table-cell>
          <table:table-cell office:value-type="float" office:value="0.480635">
            <text:p>0,480635</text:p>
          </table:table-cell>
          <table:table-cell office:value-type="float" office:value="782.342">
            <text:p>782,342</text:p>
          </table:table-cell>
          <table:table-cell office:value-type="float" office:value="737.531">
            <text:p>737,531</text:p>
          </table:table-cell>
          <table:table-cell office:value-type="float" office:value="0.497937">
            <text:p>0,497937</text:p>
          </table:table-cell>
          <table:table-cell office:value-type="float" office:value="738.028">
            <text:p>738,028</text:p>
          </table:table-cell>
          <table:table-cell office:value-type="float" office:value="608.175">
            <text:p>608,175</text:p>
          </table:table-cell>
          <table:table-cell office:value-type="float" office:value="0.821097">
            <text:p>0,821097</text:p>
          </table:table-cell>
          <table:table-cell office:value-type="float" office:value="608.996">
            <text:p>608,996</text:p>
          </table:table-cell>
          <table:table-cell office:value-type="float" office:value="341.39">
            <text:p>341,39</text:p>
          </table:table-cell>
          <table:table-cell office:value-type="float" office:value="0.787666">
            <text:p>0,787666</text:p>
          </table:table-cell>
          <table:table-cell office:value-type="float" office:value="342.177">
            <text:p>342,177</text:p>
          </table:table-cell>
          <table:table-cell office:value-type="float" office:value="159.06">
            <text:p>159,06</text:p>
          </table:table-cell>
          <table:table-cell office:value-type="float" office:value="1.2381">
            <text:p>1,2381</text:p>
          </table:table-cell>
          <table:table-cell office:value-type="float" office:value="160.298">
            <text:p>160,298</text:p>
          </table:table-cell>
          <table:table-cell office:value-type="float" office:value="832.724">
            <text:p>832,724</text:p>
          </table:table-cell>
          <table:table-cell office:value-type="float" office:value="1.03165">
            <text:p>1,03165</text:p>
          </table:table-cell>
          <table:table-cell office:value-type="float" office:value="833.755">
            <text:p>833,755</text:p>
          </table:table-cell>
        </table:table-row>
        <table:table-row table:style-name="ro1">
          <table:table-cell office:value-type="float" office:value="833.808">
            <text:p>833,808</text:p>
          </table:table-cell>
          <table:table-cell office:value-type="float" office:value="2.88645">
            <text:p>2,88645</text:p>
          </table:table-cell>
          <table:table-cell office:value-type="float" office:value="836.694">
            <text:p>836,694</text:p>
          </table:table-cell>
          <table:table-cell office:value-type="float" office:value="313.5">
            <text:p>313,5</text:p>
          </table:table-cell>
          <table:table-cell office:value-type="float" office:value="0.308791">
            <text:p>0,308791</text:p>
          </table:table-cell>
          <table:table-cell office:value-type="float" office:value="313.809">
            <text:p>313,809</text:p>
          </table:table-cell>
          <table:table-cell office:value-type="float" office:value="860.503">
            <text:p>860,503</text:p>
          </table:table-cell>
          <table:table-cell office:value-type="float" office:value="0.840158">
            <text:p>0,840158</text:p>
          </table:table-cell>
          <table:table-cell office:value-type="float" office:value="861.343">
            <text:p>861,343</text:p>
          </table:table-cell>
          <table:table-cell office:value-type="float" office:value="827.064">
            <text:p>827,064</text:p>
          </table:table-cell>
          <table:table-cell office:value-type="float" office:value="0.505561">
            <text:p>0,505561</text:p>
          </table:table-cell>
          <table:table-cell office:value-type="float" office:value="827.57">
            <text:p>827,57</text:p>
          </table:table-cell>
          <table:table-cell office:value-type="float" office:value="713.144">
            <text:p>713,144</text:p>
          </table:table-cell>
          <table:table-cell office:value-type="float" office:value="0.997633">
            <text:p>0,997633</text:p>
          </table:table-cell>
          <table:table-cell office:value-type="float" office:value="714.142">
            <text:p>714,142</text:p>
          </table:table-cell>
          <table:table-cell office:value-type="float" office:value="755.443">
            <text:p>755,443</text:p>
          </table:table-cell>
          <table:table-cell office:value-type="float" office:value="0.816991">
            <text:p>0,816991</text:p>
          </table:table-cell>
          <table:table-cell office:value-type="float" office:value="756.26">
            <text:p>756,26</text:p>
          </table:table-cell>
          <table:table-cell office:value-type="float" office:value="359.286">
            <text:p>359,286</text:p>
          </table:table-cell>
          <table:table-cell office:value-type="float" office:value="0.663329">
            <text:p>0,663329</text:p>
          </table:table-cell>
          <table:table-cell office:value-type="float" office:value="359.949">
            <text:p>359,949</text:p>
          </table:table-cell>
          <table:table-cell office:value-type="float" office:value="176.608">
            <text:p>176,608</text:p>
          </table:table-cell>
          <table:table-cell office:value-type="float" office:value="0.513479">
            <text:p>0,513479</text:p>
          </table:table-cell>
          <table:table-cell office:value-type="float" office:value="177.121">
            <text:p>177,121</text:p>
          </table:table-cell>
          <table:table-cell office:value-type="float" office:value="853.353">
            <text:p>853,353</text:p>
          </table:table-cell>
          <table:table-cell office:value-type="float" office:value="1.02784">
            <text:p>1,02784</text:p>
          </table:table-cell>
          <table:table-cell office:value-type="float" office:value="854.381">
            <text:p>854,381</text:p>
          </table:table-cell>
        </table:table-row>
        <table:table-row table:style-name="ro1">
          <table:table-cell office:value-type="float" office:value="844.162">
            <text:p>844,162</text:p>
          </table:table-cell>
          <table:table-cell office:value-type="float" office:value="0.951006">
            <text:p>0,951006</text:p>
          </table:table-cell>
          <table:table-cell office:value-type="float" office:value="845.113">
            <text:p>845,113</text:p>
          </table:table-cell>
          <table:table-cell office:value-type="float" office:value="334.801">
            <text:p>334,801</text:p>
          </table:table-cell>
          <table:table-cell office:value-type="float" office:value="0.341928">
            <text:p>0,341928</text:p>
          </table:table-cell>
          <table:table-cell office:value-type="float" office:value="335.143">
            <text:p>335,143</text:p>
          </table:table-cell>
          <table:table-cell office:value-type="float" office:value="1041.35">
            <text:p>1041,35</text:p>
          </table:table-cell>
          <table:table-cell office:value-type="float" office:value="0.921095">
            <text:p>0,921095</text:p>
          </table:table-cell>
          <table:table-cell office:value-type="float" office:value="1042.27">
            <text:p>1042,27</text:p>
          </table:table-cell>
          <table:table-cell office:value-type="float" office:value="825.887">
            <text:p>825,887</text:p>
          </table:table-cell>
          <table:table-cell office:value-type="float" office:value="0.498523">
            <text:p>0,498523</text:p>
          </table:table-cell>
          <table:table-cell office:value-type="float" office:value="826.385">
            <text:p>826,385</text:p>
          </table:table-cell>
          <table:table-cell office:value-type="float" office:value="807.742">
            <text:p>807,742</text:p>
          </table:table-cell>
          <table:table-cell office:value-type="float" office:value="0.495297">
            <text:p>0,495297</text:p>
          </table:table-cell>
          <table:table-cell office:value-type="float" office:value="808.237">
            <text:p>808,237</text:p>
          </table:table-cell>
          <table:table-cell office:value-type="float" office:value="667.658">
            <text:p>667,658</text:p>
          </table:table-cell>
          <table:table-cell office:value-type="float" office:value="0.788546">
            <text:p>0,788546</text:p>
          </table:table-cell>
          <table:table-cell office:value-type="float" office:value="668.447">
            <text:p>668,447</text:p>
          </table:table-cell>
          <table:table-cell office:value-type="float" office:value="327.735">
            <text:p>327,735</text:p>
          </table:table-cell>
          <table:table-cell office:value-type="float" office:value="0.724618">
            <text:p>0,724618</text:p>
          </table:table-cell>
          <table:table-cell office:value-type="float" office:value="328.46">
            <text:p>328,46</text:p>
          </table:table-cell>
          <table:table-cell office:value-type="float" office:value="182.803">
            <text:p>182,803</text:p>
          </table:table-cell>
          <table:table-cell office:value-type="float" office:value="0.504681">
            <text:p>0,504681</text:p>
          </table:table-cell>
          <table:table-cell office:value-type="float" office:value="183.308">
            <text:p>183,308</text:p>
          </table:table-cell>
          <table:table-cell office:value-type="float" office:value="823.023">
            <text:p>823,023</text:p>
          </table:table-cell>
          <table:table-cell office:value-type="float" office:value="0.958631">
            <text:p>0,958631</text:p>
          </table:table-cell>
          <table:table-cell office:value-type="float" office:value="823.981">
            <text:p>823,981</text:p>
          </table:table-cell>
        </table:table-row>
        <table:table-row table:style-name="ro1">
          <table:table-cell office:value-type="float" office:value="843.201">
            <text:p>843,201</text:p>
          </table:table-cell>
          <table:table-cell office:value-type="float" office:value="1.10584">
            <text:p>1,10584</text:p>
          </table:table-cell>
          <table:table-cell office:value-type="float" office:value="844.307">
            <text:p>844,307</text:p>
          </table:table-cell>
          <table:table-cell office:value-type="float" office:value="280.618">
            <text:p>280,618</text:p>
          </table:table-cell>
          <table:table-cell office:value-type="float" office:value="0.919042">
            <text:p>0,919042</text:p>
          </table:table-cell>
          <table:table-cell office:value-type="float" office:value="281.537">
            <text:p>281,537</text:p>
          </table:table-cell>
          <table:table-cell office:value-type="float" office:value="805.946">
            <text:p>805,946</text:p>
          </table:table-cell>
          <table:table-cell office:value-type="float" office:value="0.836052">
            <text:p>0,836052</text:p>
          </table:table-cell>
          <table:table-cell office:value-type="float" office:value="806.782">
            <text:p>806,782</text:p>
          </table:table-cell>
          <table:table-cell office:value-type="float" office:value="745.27">
            <text:p>745,27</text:p>
          </table:table-cell>
          <table:table-cell office:value-type="float" office:value="0.557759">
            <text:p>0,557759</text:p>
          </table:table-cell>
          <table:table-cell office:value-type="float" office:value="745.828">
            <text:p>745,828</text:p>
          </table:table-cell>
          <table:table-cell office:value-type="float" office:value="700.293">
            <text:p>700,293</text:p>
          </table:table-cell>
          <table:table-cell office:value-type="float" office:value="0.443979">
            <text:p>0,443979</text:p>
          </table:table-cell>
          <table:table-cell office:value-type="float" office:value="700.737">
            <text:p>700,737</text:p>
          </table:table-cell>
          <table:table-cell office:value-type="float" office:value="678.782">
            <text:p>678,782</text:p>
          </table:table-cell>
          <table:table-cell office:value-type="float" office:value="1.64073">
            <text:p>1,64073</text:p>
          </table:table-cell>
          <table:table-cell office:value-type="float" office:value="680.423">
            <text:p>680,423</text:p>
          </table:table-cell>
          <table:table-cell office:value-type="float" office:value="343.862">
            <text:p>343,862</text:p>
          </table:table-cell>
          <table:table-cell office:value-type="float" office:value="1.73369">
            <text:p>1,73369</text:p>
          </table:table-cell>
          <table:table-cell office:value-type="float" office:value="345.596">
            <text:p>345,596</text:p>
          </table:table-cell>
          <table:table-cell office:value-type="float" office:value="234.736">
            <text:p>234,736</text:p>
          </table:table-cell>
          <table:table-cell office:value-type="float" office:value="0.553067">
            <text:p>0,553067</text:p>
          </table:table-cell>
          <table:table-cell office:value-type="float" office:value="235.289">
            <text:p>235,289</text:p>
          </table:table-cell>
          <table:table-cell office:value-type="float" office:value="835.749">
            <text:p>835,749</text:p>
          </table:table-cell>
          <table:table-cell office:value-type="float" office:value="1.04103">
            <text:p>1,04103</text:p>
          </table:table-cell>
          <table:table-cell office:value-type="float" office:value="836.79">
            <text:p>836,79</text:p>
          </table:table-cell>
        </table:table-row>
        <table:table-row table:style-name="ro1">
          <table:table-cell office:value-type="float" office:value="914.751">
            <text:p>914,751</text:p>
          </table:table-cell>
          <table:table-cell office:value-type="float" office:value="1.18033">
            <text:p>1,18033</text:p>
          </table:table-cell>
          <table:table-cell office:value-type="float" office:value="915.931">
            <text:p>915,931</text:p>
          </table:table-cell>
          <table:table-cell office:value-type="float" office:value="306.222">
            <text:p>306,222</text:p>
          </table:table-cell>
          <table:table-cell office:value-type="float" office:value="0.361869">
            <text:p>0,361869</text:p>
          </table:table-cell>
          <table:table-cell office:value-type="float" office:value="306.584">
            <text:p>306,584</text:p>
          </table:table-cell>
          <table:table-cell office:value-type="float" office:value="1013.27">
            <text:p>1013,27</text:p>
          </table:table-cell>
          <table:table-cell office:value-type="float" office:value="2.55537">
            <text:p>2,55537</text:p>
          </table:table-cell>
          <table:table-cell office:value-type="float" office:value="1015.82">
            <text:p>1015,82</text:p>
          </table:table-cell>
          <table:table-cell office:value-type="float" office:value="822.809">
            <text:p>822,809</text:p>
          </table:table-cell>
          <table:table-cell office:value-type="float" office:value="0.502042">
            <text:p>0,502042</text:p>
          </table:table-cell>
          <table:table-cell office:value-type="float" office:value="823.311">
            <text:p>823,311</text:p>
          </table:table-cell>
          <table:table-cell office:value-type="float" office:value="759.757">
            <text:p>759,757</text:p>
          </table:table-cell>
          <table:table-cell office:value-type="float" office:value="0.424918">
            <text:p>0,424918</text:p>
          </table:table-cell>
          <table:table-cell office:value-type="float" office:value="760.182">
            <text:p>760,182</text:p>
          </table:table-cell>
          <table:table-cell office:value-type="float" office:value="658.465">
            <text:p>658,465</text:p>
          </table:table-cell>
          <table:table-cell office:value-type="float" office:value="0.884439">
            <text:p>0,884439</text:p>
          </table:table-cell>
          <table:table-cell office:value-type="float" office:value="659.349">
            <text:p>659,349</text:p>
          </table:table-cell>
          <table:table-cell office:value-type="float" office:value="339.796">
            <text:p>339,796</text:p>
          </table:table-cell>
          <table:table-cell office:value-type="float" office:value="1.251">
            <text:p>1,251</text:p>
          </table:table-cell>
          <table:table-cell office:value-type="float" office:value="341.047">
            <text:p>341,047</text:p>
          </table:table-cell>
          <table:table-cell office:value-type="float" office:value="181.785">
            <text:p>181,785</text:p>
          </table:table-cell>
          <table:table-cell office:value-type="float" office:value="0.507614">
            <text:p>0,507614</text:p>
          </table:table-cell>
          <table:table-cell office:value-type="float" office:value="182.292">
            <text:p>182,292</text:p>
          </table:table-cell>
          <table:table-cell office:value-type="float" office:value="855.565">
            <text:p>855,565</text:p>
          </table:table-cell>
          <table:table-cell office:value-type="float" office:value="1.02666">
            <text:p>1,02666</text:p>
          </table:table-cell>
          <table:table-cell office:value-type="float" office:value="856.592">
            <text:p>856,592</text:p>
          </table:table-cell>
        </table:table-row>
        <table:table-row table:style-name="ro1">
          <table:table-cell office:value-type="float" office:value="796.555">
            <text:p>796,555</text:p>
          </table:table-cell>
          <table:table-cell office:value-type="float" office:value="1.75715">
            <text:p>1,75715</text:p>
          </table:table-cell>
          <table:table-cell office:value-type="float" office:value="798.312">
            <text:p>798,312</text:p>
          </table:table-cell>
          <table:table-cell office:value-type="float" office:value="305.774">
            <text:p>305,774</text:p>
          </table:table-cell>
          <table:table-cell office:value-type="float" office:value="0.321107">
            <text:p>0,321107</text:p>
          </table:table-cell>
          <table:table-cell office:value-type="float" office:value="306.096">
            <text:p>306,096</text:p>
          </table:table-cell>
          <table:table-cell office:value-type="float" office:value="835.08">
            <text:p>835,08</text:p>
          </table:table-cell>
          <table:table-cell office:value-type="float" office:value="0.920801">
            <text:p>0,920801</text:p>
          </table:table-cell>
          <table:table-cell office:value-type="float" office:value="836.001">
            <text:p>836,001</text:p>
          </table:table-cell>
          <table:table-cell office:value-type="float" office:value="751.696">
            <text:p>751,696</text:p>
          </table:table-cell>
          <table:table-cell office:value-type="float" office:value="0.483861">
            <text:p>0,483861</text:p>
          </table:table-cell>
          <table:table-cell office:value-type="float" office:value="752.179">
            <text:p>752,179</text:p>
          </table:table-cell>
          <table:table-cell office:value-type="float" office:value="836.93">
            <text:p>836,93</text:p>
          </table:table-cell>
          <table:table-cell office:value-type="float" office:value="0.41788">
            <text:p>0,41788</text:p>
          </table:table-cell>
          <table:table-cell office:value-type="float" office:value="837.348">
            <text:p>837,348</text:p>
          </table:table-cell>
          <table:table-cell office:value-type="float" office:value="683.265">
            <text:p>683,265</text:p>
          </table:table-cell>
          <table:table-cell office:value-type="float" office:value="0.792358">
            <text:p>0,792358</text:p>
          </table:table-cell>
          <table:table-cell office:value-type="float" office:value="684.057">
            <text:p>684,057</text:p>
          </table:table-cell>
          <table:table-cell office:value-type="float" office:value="333.835">
            <text:p>333,835</text:p>
          </table:table-cell>
          <table:table-cell office:value-type="float" office:value="0.680631">
            <text:p>0,680631</text:p>
          </table:table-cell>
          <table:table-cell office:value-type="float" office:value="334.515">
            <text:p>334,515</text:p>
          </table:table-cell>
          <table:table-cell office:value-type="float" office:value="169.207">
            <text:p>169,207</text:p>
          </table:table-cell>
          <table:table-cell office:value-type="float" office:value="0.594415">
            <text:p>0,594415</text:p>
          </table:table-cell>
          <table:table-cell office:value-type="float" office:value="169.801">
            <text:p>169,801</text:p>
          </table:table-cell>
          <table:table-cell office:value-type="float" office:value="877.423">
            <text:p>877,423</text:p>
          </table:table-cell>
          <table:table-cell office:value-type="float" office:value="1.0859">
            <text:p>1,0859</text:p>
          </table:table-cell>
          <table:table-cell office:value-type="float" office:value="878.509">
            <text:p>878,509</text:p>
          </table:table-cell>
        </table:table-row>
        <table:table-row table:style-name="ro1">
          <table:table-cell office:value-type="float" office:value="810.85">
            <text:p>810,85</text:p>
          </table:table-cell>
          <table:table-cell office:value-type="float" office:value="0.992354">
            <text:p>0,992354</text:p>
          </table:table-cell>
          <table:table-cell office:value-type="float" office:value="811.842">
            <text:p>811,842</text:p>
          </table:table-cell>
          <table:table-cell office:value-type="float" office:value="290.018">
            <text:p>290,018</text:p>
          </table:table-cell>
          <table:table-cell office:value-type="float" office:value="0.86919">
            <text:p>0,86919</text:p>
          </table:table-cell>
          <table:table-cell office:value-type="float" office:value="290.888">
            <text:p>290,888</text:p>
          </table:table-cell>
          <table:table-cell office:value-type="float" office:value="958.764">
            <text:p>958,764</text:p>
          </table:table-cell>
          <table:table-cell office:value-type="float" office:value="1.61082">
            <text:p>1,61082</text:p>
          </table:table-cell>
          <table:table-cell office:value-type="float" office:value="960.375">
            <text:p>960,375</text:p>
          </table:table-cell>
          <table:table-cell office:value-type="float" office:value="800.367">
            <text:p>800,367</text:p>
          </table:table-cell>
          <table:table-cell office:value-type="float" office:value="1.02696">
            <text:p>1,02696</text:p>
          </table:table-cell>
          <table:table-cell office:value-type="float" office:value="801.394">
            <text:p>801,394</text:p>
          </table:table-cell>
          <table:table-cell office:value-type="float" office:value="753.114">
            <text:p>753,114</text:p>
          </table:table-cell>
          <table:table-cell office:value-type="float" office:value="1.03224">
            <text:p>1,03224</text:p>
          </table:table-cell>
          <table:table-cell office:value-type="float" office:value="754.147">
            <text:p>754,147</text:p>
          </table:table-cell>
          <table:table-cell office:value-type="float" office:value="664.203">
            <text:p>664,203</text:p>
          </table:table-cell>
          <table:table-cell office:value-type="float" office:value="0.836932">
            <text:p>0,836932</text:p>
          </table:table-cell>
          <table:table-cell office:value-type="float" office:value="665.04">
            <text:p>665,04</text:p>
          </table:table-cell>
          <table:table-cell office:value-type="float" office:value="321.053">
            <text:p>321,053</text:p>
          </table:table-cell>
          <table:table-cell office:value-type="float" office:value="0.702038">
            <text:p>0,702038</text:p>
          </table:table-cell>
          <table:table-cell office:value-type="float" office:value="321.755">
            <text:p>321,755</text:p>
          </table:table-cell>
          <table:table-cell office:value-type="float" office:value="199.759">
            <text:p>199,759</text:p>
          </table:table-cell>
          <table:table-cell office:value-type="float" office:value="0.602626">
            <text:p>0,602626</text:p>
          </table:table-cell>
          <table:table-cell office:value-type="float" office:value="200.362">
            <text:p>200,362</text:p>
          </table:table-cell>
          <table:table-cell office:value-type="float" office:value="812.381">
            <text:p>812,381</text:p>
          </table:table-cell>
          <table:table-cell office:value-type="float" office:value="1.00614">
            <text:p>1,00614</text:p>
          </table:table-cell>
          <table:table-cell office:value-type="float" office:value="813.387">
            <text:p>813,387</text:p>
          </table:table-cell>
        </table:table-row>
        <table:table-row table:style-name="ro1">
          <table:table-cell office:value-type="float" office:value="786.951">
            <text:p>786,951</text:p>
          </table:table-cell>
          <table:table-cell office:value-type="float" office:value="0.943382">
            <text:p>0,943382</text:p>
          </table:table-cell>
          <table:table-cell office:value-type="float" office:value="787.894">
            <text:p>787,894</text:p>
          </table:table-cell>
          <table:table-cell office:value-type="float" office:value="318.625">
            <text:p>318,625</text:p>
          </table:table-cell>
          <table:table-cell office:value-type="float" office:value="0.630485">
            <text:p>0,630485</text:p>
          </table:table-cell>
          <table:table-cell office:value-type="float" office:value="319.256">
            <text:p>319,256</text:p>
          </table:table-cell>
          <table:table-cell office:value-type="float" office:value="934.361">
            <text:p>934,361</text:p>
          </table:table-cell>
          <table:table-cell office:value-type="float" office:value="0.903206">
            <text:p>0,903206</text:p>
          </table:table-cell>
          <table:table-cell office:value-type="float" office:value="935.264">
            <text:p>935,264</text:p>
          </table:table-cell>
          <table:table-cell office:value-type="float" office:value="797.571">
            <text:p>797,571</text:p>
          </table:table-cell>
          <table:table-cell office:value-type="float" office:value="1.40026">
            <text:p>1,40026</text:p>
          </table:table-cell>
          <table:table-cell office:value-type="float" office:value="798.971">
            <text:p>798,971</text:p>
          </table:table-cell>
          <table:table-cell office:value-type="float" office:value="786.533">
            <text:p>786,533</text:p>
          </table:table-cell>
          <table:table-cell office:value-type="float" office:value="0.472424">
            <text:p>0,472424</text:p>
          </table:table-cell>
          <table:table-cell office:value-type="float" office:value="787.005">
            <text:p>787,005</text:p>
          </table:table-cell>
          <table:table-cell office:value-type="float" office:value="714.208">
            <text:p>714,208</text:p>
          </table:table-cell>
          <table:table-cell office:value-type="float" office:value="0.770951">
            <text:p>0,770951</text:p>
          </table:table-cell>
          <table:table-cell office:value-type="float" office:value="714.979">
            <text:p>714,979</text:p>
          </table:table-cell>
          <table:table-cell office:value-type="float" office:value="345.008">
            <text:p>345,008</text:p>
          </table:table-cell>
          <table:table-cell office:value-type="float" office:value="0.744559">
            <text:p>0,744559</text:p>
          </table:table-cell>
          <table:table-cell office:value-type="float" office:value="345.752">
            <text:p>345,752</text:p>
          </table:table-cell>
          <table:table-cell office:value-type="float" office:value="163.843">
            <text:p>163,843</text:p>
          </table:table-cell>
          <table:table-cell office:value-type="float" office:value="0.703797">
            <text:p>0,703797</text:p>
          </table:table-cell>
          <table:table-cell office:value-type="float" office:value="164.546">
            <text:p>164,546</text:p>
          </table:table-cell>
          <table:table-cell office:value-type="float" office:value="815.131">
            <text:p>815,131</text:p>
          </table:table-cell>
          <table:table-cell office:value-type="float" office:value="1.09851">
            <text:p>1,09851</text:p>
          </table:table-cell>
          <table:table-cell office:value-type="float" office:value="816.229">
            <text:p>816,229</text:p>
          </table:table-cell>
        </table:table-row>
        <table:table-row table:style-name="ro1">
          <table:table-cell office:value-type="float" office:value="816.843">
            <text:p>816,843</text:p>
          </table:table-cell>
          <table:table-cell office:value-type="float" office:value="1.01112">
            <text:p>1,01112</text:p>
          </table:table-cell>
          <table:table-cell office:value-type="float" office:value="817.854">
            <text:p>817,854</text:p>
          </table:table-cell>
          <table:table-cell office:value-type="float" office:value="305.683">
            <text:p>305,683</text:p>
          </table:table-cell>
          <table:table-cell office:value-type="float" office:value="0.343394">
            <text:p>0,343394</text:p>
          </table:table-cell>
          <table:table-cell office:value-type="float" office:value="306.026">
            <text:p>306,026</text:p>
          </table:table-cell>
          <table:table-cell office:value-type="float" office:value="975.366">
            <text:p>975,366</text:p>
          </table:table-cell>
          <table:table-cell office:value-type="float" office:value="1.33282">
            <text:p>1,33282</text:p>
          </table:table-cell>
          <table:table-cell office:value-type="float" office:value="976.698">
            <text:p>976,698</text:p>
          </table:table-cell>
          <table:table-cell office:value-type="float" office:value="864.057">
            <text:p>864,057</text:p>
          </table:table-cell>
          <table:table-cell office:value-type="float" office:value="0.514945">
            <text:p>0,514945</text:p>
          </table:table-cell>
          <table:table-cell office:value-type="float" office:value="864.572">
            <text:p>864,572</text:p>
          </table:table-cell>
          <table:table-cell office:value-type="float" office:value="730.701">
            <text:p>730,701</text:p>
          </table:table-cell>
          <table:table-cell office:value-type="float" office:value="0.463626">
            <text:p>0,463626</text:p>
          </table:table-cell>
          <table:table-cell office:value-type="float" office:value="731.164">
            <text:p>731,164</text:p>
          </table:table-cell>
          <table:table-cell office:value-type="float" office:value="749.968">
            <text:p>749,968</text:p>
          </table:table-cell>
          <table:table-cell office:value-type="float" office:value="0.780335">
            <text:p>0,780335</text:p>
          </table:table-cell>
          <table:table-cell office:value-type="float" office:value="750.748">
            <text:p>750,748</text:p>
          </table:table-cell>
          <table:table-cell office:value-type="float" office:value="384.468">
            <text:p>384,468</text:p>
          </table:table-cell>
          <table:table-cell office:value-type="float" office:value="0.724031">
            <text:p>0,724031</text:p>
          </table:table-cell>
          <table:table-cell office:value-type="float" office:value="385.192">
            <text:p>385,192</text:p>
          </table:table-cell>
          <table:table-cell office:value-type="float" office:value="169.166">
            <text:p>169,166</text:p>
          </table:table-cell>
          <table:table-cell office:value-type="float" office:value="0.52169">
            <text:p>0,52169</text:p>
          </table:table-cell>
          <table:table-cell office:value-type="float" office:value="169.688">
            <text:p>169,688</text:p>
          </table:table-cell>
          <table:table-cell office:value-type="float" office:value="854.053">
            <text:p>854,053</text:p>
          </table:table-cell>
          <table:table-cell office:value-type="float" office:value="1.01904">
            <text:p>1,01904</text:p>
          </table:table-cell>
          <table:table-cell office:value-type="float" office:value="855.072">
            <text:p>855,072</text:p>
          </table:table-cell>
        </table:table-row>
        <table:table-row table:style-name="ro1">
          <table:table-cell office:value-type="float" office:value="884.752">
            <text:p>884,752</text:p>
          </table:table-cell>
          <table:table-cell office:value-type="float" office:value="1.54249">
            <text:p>1,54249</text:p>
          </table:table-cell>
          <table:table-cell office:value-type="float" office:value="886.295">
            <text:p>886,295</text:p>
          </table:table-cell>
          <table:table-cell office:value-type="float" office:value="304.66">
            <text:p>304,66</text:p>
          </table:table-cell>
          <table:table-cell office:value-type="float" office:value="0.470078">
            <text:p>0,470078</text:p>
          </table:table-cell>
          <table:table-cell office:value-type="float" office:value="305.13">
            <text:p>305,13</text:p>
          </table:table-cell>
          <table:table-cell office:value-type="float" office:value="966.236">
            <text:p>966,236</text:p>
          </table:table-cell>
          <table:table-cell office:value-type="float" office:value="2.56065">
            <text:p>2,56065</text:p>
          </table:table-cell>
          <table:table-cell office:value-type="float" office:value="968.797">
            <text:p>968,797</text:p>
          </table:table-cell>
          <table:table-cell office:value-type="float" office:value="738.33">
            <text:p>738,33</text:p>
          </table:table-cell>
          <table:table-cell office:value-type="float" office:value="0.49823">
            <text:p>0,49823</text:p>
          </table:table-cell>
          <table:table-cell office:value-type="float" office:value="738.828">
            <text:p>738,828</text:p>
          </table:table-cell>
          <table:table-cell office:value-type="float" office:value="796.668">
            <text:p>796,668</text:p>
          </table:table-cell>
          <table:table-cell office:value-type="float" office:value="1.27417">
            <text:p>1,27417</text:p>
          </table:table-cell>
          <table:table-cell office:value-type="float" office:value="797.942">
            <text:p>797,942</text:p>
          </table:table-cell>
          <table:table-cell office:value-type="float" office:value="727.574">
            <text:p>727,574</text:p>
          </table:table-cell>
          <table:table-cell office:value-type="float" office:value="0.707609">
            <text:p>0,707609</text:p>
          </table:table-cell>
          <table:table-cell office:value-type="float" office:value="728.281">
            <text:p>728,281</text:p>
          </table:table-cell>
          <table:table-cell office:value-type="float" office:value="382.126">
            <text:p>382,126</text:p>
          </table:table-cell>
          <table:table-cell office:value-type="float" office:value="0.666848">
            <text:p>0,666848</text:p>
          </table:table-cell>
          <table:table-cell office:value-type="float" office:value="382.793">
            <text:p>382,793</text:p>
          </table:table-cell>
          <table:table-cell office:value-type="float" office:value="182.088">
            <text:p>182,088</text:p>
          </table:table-cell>
          <table:table-cell office:value-type="float" office:value="1.38179">
            <text:p>1,38179</text:p>
          </table:table-cell>
          <table:table-cell office:value-type="float" office:value="183.47">
            <text:p>183,47</text:p>
          </table:table-cell>
          <table:table-cell office:value-type="float" office:value="901.959">
            <text:p>901,959</text:p>
          </table:table-cell>
          <table:table-cell office:value-type="float" office:value="1.06391">
            <text:p>1,06391</text:p>
          </table:table-cell>
          <table:table-cell office:value-type="float" office:value="903.023">
            <text:p>903,023</text:p>
          </table:table-cell>
        </table:table-row>
        <table:table-row table:style-name="ro1">
          <table:table-cell office:value-type="float" office:value="901.996">
            <text:p>901,996</text:p>
          </table:table-cell>
          <table:table-cell office:value-type="float" office:value="1.0381">
            <text:p>1,0381</text:p>
          </table:table-cell>
          <table:table-cell office:value-type="float" office:value="903.034">
            <text:p>903,034</text:p>
          </table:table-cell>
          <table:table-cell office:value-type="float" office:value="322.449">
            <text:p>322,449</text:p>
          </table:table-cell>
          <table:table-cell office:value-type="float" office:value="0.347207">
            <text:p>0,347207</text:p>
          </table:table-cell>
          <table:table-cell office:value-type="float" office:value="322.796">
            <text:p>322,796</text:p>
          </table:table-cell>
          <table:table-cell office:value-type="float" office:value="915.417">
            <text:p>915,417</text:p>
          </table:table-cell>
          <table:table-cell office:value-type="float" office:value="0.883852">
            <text:p>0,883852</text:p>
          </table:table-cell>
          <table:table-cell office:value-type="float" office:value="916.301">
            <text:p>916,301</text:p>
          </table:table-cell>
          <table:table-cell office:value-type="float" office:value="762.302">
            <text:p>762,302</text:p>
          </table:table-cell>
          <table:table-cell office:value-type="float" office:value="0.496177">
            <text:p>0,496177</text:p>
          </table:table-cell>
          <table:table-cell office:value-type="float" office:value="762.798">
            <text:p>762,798</text:p>
          </table:table-cell>
          <table:table-cell office:value-type="float" office:value="757.129">
            <text:p>757,129</text:p>
          </table:table-cell>
          <table:table-cell office:value-type="float" office:value="0.452483">
            <text:p>0,452483</text:p>
          </table:table-cell>
          <table:table-cell office:value-type="float" office:value="757.581">
            <text:p>757,581</text:p>
          </table:table-cell>
          <table:table-cell office:value-type="float" office:value="630.615">
            <text:p>630,615</text:p>
          </table:table-cell>
          <table:table-cell office:value-type="float" office:value="0.716993">
            <text:p>0,716993</text:p>
          </table:table-cell>
          <table:table-cell office:value-type="float" office:value="631.332">
            <text:p>631,332</text:p>
          </table:table-cell>
          <table:table-cell office:value-type="float" office:value="362.364">
            <text:p>362,364</text:p>
          </table:table-cell>
          <table:table-cell office:value-type="float" office:value="0.744559">
            <text:p>0,744559</text:p>
          </table:table-cell>
          <table:table-cell office:value-type="float" office:value="363.108">
            <text:p>363,108</text:p>
          </table:table-cell>
          <table:table-cell office:value-type="float" office:value="148.866">
            <text:p>148,866</text:p>
          </table:table-cell>
          <table:table-cell office:value-type="float" office:value="0.468318">
            <text:p>0,468318</text:p>
          </table:table-cell>
          <table:table-cell office:value-type="float" office:value="149.334">
            <text:p>149,334</text:p>
          </table:table-cell>
          <table:table-cell office:value-type="float" office:value="790.732">
            <text:p>790,732</text:p>
          </table:table-cell>
          <table:table-cell office:value-type="float" office:value="1.20467">
            <text:p>1,20467</text:p>
          </table:table-cell>
          <table:table-cell office:value-type="float" office:value="791.937">
            <text:p>791,937</text:p>
          </table:table-cell>
        </table:table-row>
        <table:table-row table:style-name="ro1">
          <table:table-cell office:value-type="float" office:value="823.921">
            <text:p>823,921</text:p>
          </table:table-cell>
          <table:table-cell office:value-type="float" office:value="1.57533">
            <text:p>1,57533</text:p>
          </table:table-cell>
          <table:table-cell office:value-type="float" office:value="825.496">
            <text:p>825,496</text:p>
          </table:table-cell>
          <table:table-cell office:value-type="float" office:value="289.773">
            <text:p>289,773</text:p>
          </table:table-cell>
          <table:table-cell office:value-type="float" office:value="0.31143">
            <text:p>0,31143</text:p>
          </table:table-cell>
          <table:table-cell office:value-type="float" office:value="290.085">
            <text:p>290,085</text:p>
          </table:table-cell>
          <table:table-cell office:value-type="float" office:value="903.686">
            <text:p>903,686</text:p>
          </table:table-cell>
          <table:table-cell office:value-type="float" office:value="0.950126">
            <text:p>0,950126</text:p>
          </table:table-cell>
          <table:table-cell office:value-type="float" office:value="904.636">
            <text:p>904,636</text:p>
          </table:table-cell>
          <table:table-cell office:value-type="float" office:value="833.37">
            <text:p>833,37</text:p>
          </table:table-cell>
          <table:table-cell office:value-type="float" office:value="0.474183">
            <text:p>0,474183</text:p>
          </table:table-cell>
          <table:table-cell office:value-type="float" office:value="833.844">
            <text:p>833,844</text:p>
          </table:table-cell>
          <table:table-cell office:value-type="float" office:value="702.144">
            <text:p>702,144</text:p>
          </table:table-cell>
          <table:table-cell office:value-type="float" office:value="0.417293">
            <text:p>0,417293</text:p>
          </table:table-cell>
          <table:table-cell office:value-type="float" office:value="702.562">
            <text:p>702,562</text:p>
          </table:table-cell>
          <table:table-cell office:value-type="float" office:value="711.15">
            <text:p>711,15</text:p>
          </table:table-cell>
          <table:table-cell office:value-type="float" office:value="0.790306">
            <text:p>0,790306</text:p>
          </table:table-cell>
          <table:table-cell office:value-type="float" office:value="711.94">
            <text:p>711,94</text:p>
          </table:table-cell>
          <table:table-cell office:value-type="float" office:value="351.329">
            <text:p>351,329</text:p>
          </table:table-cell>
          <table:table-cell office:value-type="float" office:value="0.90086">
            <text:p>0,90086</text:p>
          </table:table-cell>
          <table:table-cell office:value-type="float" office:value="352.23">
            <text:p>352,23</text:p>
          </table:table-cell>
          <table:table-cell office:value-type="float" office:value="170.907">
            <text:p>170,907</text:p>
          </table:table-cell>
          <table:table-cell office:value-type="float" office:value="0.463333">
            <text:p>0,463333</text:p>
          </table:table-cell>
          <table:table-cell office:value-type="float" office:value="171.37">
            <text:p>171,37</text:p>
          </table:table-cell>
          <table:table-cell office:value-type="float" office:value="847.37">
            <text:p>847,37</text:p>
          </table:table-cell>
          <table:table-cell office:value-type="float" office:value="1.01787">
            <text:p>1,01787</text:p>
          </table:table-cell>
          <table:table-cell office:value-type="float" office:value="848.388">
            <text:p>848,388</text:p>
          </table:table-cell>
        </table:table-row>
        <table:table-row table:style-name="ro1">
          <table:table-cell office:value-type="float" office:value="878.302">
            <text:p>878,302</text:p>
          </table:table-cell>
          <table:table-cell office:value-type="float" office:value="1.05804">
            <text:p>1,05804</text:p>
          </table:table-cell>
          <table:table-cell office:value-type="float" office:value="879.36">
            <text:p>879,36</text:p>
          </table:table-cell>
          <table:table-cell office:value-type="float" office:value="399.551">
            <text:p>399,551</text:p>
          </table:table-cell>
          <table:table-cell office:value-type="float" office:value="0.343981">
            <text:p>0,343981</text:p>
          </table:table-cell>
          <table:table-cell office:value-type="float" office:value="399.895">
            <text:p>399,895</text:p>
          </table:table-cell>
          <table:table-cell office:value-type="float" office:value="872.241">
            <text:p>872,241</text:p>
          </table:table-cell>
          <table:table-cell office:value-type="float" office:value="0.876228">
            <text:p>0,876228</text:p>
          </table:table-cell>
          <table:table-cell office:value-type="float" office:value="873.118">
            <text:p>873,118</text:p>
          </table:table-cell>
          <table:table-cell office:value-type="float" office:value="741.394">
            <text:p>741,394</text:p>
          </table:table-cell>
          <table:table-cell office:value-type="float" office:value="0.453949">
            <text:p>0,453949</text:p>
          </table:table-cell>
          <table:table-cell office:value-type="float" office:value="741.848">
            <text:p>741,848</text:p>
          </table:table-cell>
          <table:table-cell office:value-type="float" office:value="782.517">
            <text:p>782,517</text:p>
          </table:table-cell>
          <table:table-cell office:value-type="float" office:value="0.789719">
            <text:p>0,789719</text:p>
          </table:table-cell>
          <table:table-cell office:value-type="float" office:value="783.307">
            <text:p>783,307</text:p>
          </table:table-cell>
          <table:table-cell office:value-type="float" office:value="731.578">
            <text:p>731,578</text:p>
          </table:table-cell>
          <table:table-cell office:value-type="float" office:value="0.78796">
            <text:p>0,78796</text:p>
          </table:table-cell>
          <table:table-cell office:value-type="float" office:value="732.366">
            <text:p>732,366</text:p>
          </table:table-cell>
          <table:table-cell office:value-type="float" office:value="373.186">
            <text:p>373,186</text:p>
          </table:table-cell>
          <table:table-cell office:value-type="float" office:value="0.726671">
            <text:p>0,726671</text:p>
          </table:table-cell>
          <table:table-cell office:value-type="float" office:value="373.913">
            <text:p>373,913</text:p>
          </table:table-cell>
          <table:table-cell office:value-type="float" office:value="195.276">
            <text:p>195,276</text:p>
          </table:table-cell>
          <table:table-cell office:value-type="float" office:value="0.674179">
            <text:p>0,674179</text:p>
          </table:table-cell>
          <table:table-cell office:value-type="float" office:value="195.951">
            <text:p>195,951</text:p>
          </table:table-cell>
          <table:table-cell office:value-type="float" office:value="907.424">
            <text:p>907,424</text:p>
          </table:table-cell>
          <table:table-cell office:value-type="float" office:value="1.09792">
            <text:p>1,09792</text:p>
          </table:table-cell>
          <table:table-cell office:value-type="float" office:value="908.522">
            <text:p>908,522</text:p>
          </table:table-cell>
        </table:table-row>
        <table:table-row table:style-name="ro1">
          <table:table-cell office:value-type="float" office:value="821.131">
            <text:p>821,131</text:p>
          </table:table-cell>
          <table:table-cell office:value-type="float" office:value="1.07505">
            <text:p>1,07505</text:p>
          </table:table-cell>
          <table:table-cell office:value-type="float" office:value="822.206">
            <text:p>822,206</text:p>
          </table:table-cell>
          <table:table-cell office:value-type="float" office:value="326.601">
            <text:p>326,601</text:p>
          </table:table-cell>
          <table:table-cell office:value-type="float" office:value="0.351605">
            <text:p>0,351605</text:p>
          </table:table-cell>
          <table:table-cell office:value-type="float" office:value="326.953">
            <text:p>326,953</text:p>
          </table:table-cell>
          <table:table-cell office:value-type="float" office:value="835.944">
            <text:p>835,944</text:p>
          </table:table-cell>
          <table:table-cell office:value-type="float" office:value="1.36126">
            <text:p>1,36126</text:p>
          </table:table-cell>
          <table:table-cell office:value-type="float" office:value="837.305">
            <text:p>837,305</text:p>
          </table:table-cell>
          <table:table-cell office:value-type="float" office:value="836.36">
            <text:p>836,36</text:p>
          </table:table-cell>
          <table:table-cell office:value-type="float" office:value="0.486207">
            <text:p>0,486207</text:p>
          </table:table-cell>
          <table:table-cell office:value-type="float" office:value="836.846">
            <text:p>836,846</text:p>
          </table:table-cell>
          <table:table-cell office:value-type="float" office:value="805.694">
            <text:p>805,694</text:p>
          </table:table-cell>
          <table:table-cell office:value-type="float" office:value="0.419932">
            <text:p>0,419932</text:p>
          </table:table-cell>
          <table:table-cell office:value-type="float" office:value="806.114">
            <text:p>806,114</text:p>
          </table:table-cell>
          <table:table-cell office:value-type="float" office:value="699.247">
            <text:p>699,247</text:p>
          </table:table-cell>
          <table:table-cell office:value-type="float" office:value="0.772711">
            <text:p>0,772711</text:p>
          </table:table-cell>
          <table:table-cell office:value-type="float" office:value="700.019">
            <text:p>700,019</text:p>
          </table:table-cell>
          <table:table-cell office:value-type="float" office:value="346.127">
            <text:p>346,127</text:p>
          </table:table-cell>
          <table:table-cell office:value-type="float" office:value="0.817285">
            <text:p>0,817285</text:p>
          </table:table-cell>
          <table:table-cell office:value-type="float" office:value="346.945">
            <text:p>346,945</text:p>
          </table:table-cell>
          <table:table-cell office:value-type="float" office:value="175.169">
            <text:p>175,169</text:p>
          </table:table-cell>
          <table:table-cell office:value-type="float" office:value="0.542804">
            <text:p>0,542804</text:p>
          </table:table-cell>
          <table:table-cell office:value-type="float" office:value="175.711">
            <text:p>175,711</text:p>
          </table:table-cell>
          <table:table-cell office:value-type="float" office:value="822.697">
            <text:p>822,697</text:p>
          </table:table-cell>
          <table:table-cell office:value-type="float" office:value="1.7677">
            <text:p>1,7677</text:p>
          </table:table-cell>
          <table:table-cell office:value-type="float" office:value="824.465">
            <text:p>824,465</text:p>
          </table:table-cell>
        </table:table-row>
        <table:table-row table:style-name="ro1">
          <table:table-cell office:value-type="float" office:value="820.846">
            <text:p>820,846</text:p>
          </table:table-cell>
          <table:table-cell office:value-type="float" office:value="1.8765">
            <text:p>1,8765</text:p>
          </table:table-cell>
          <table:table-cell office:value-type="float" office:value="822.723">
            <text:p>822,723</text:p>
          </table:table-cell>
          <table:table-cell office:value-type="float" office:value="359.602">
            <text:p>359,602</text:p>
          </table:table-cell>
          <table:table-cell office:value-type="float" office:value="0.339875">
            <text:p>0,339875</text:p>
          </table:table-cell>
          <table:table-cell office:value-type="float" office:value="359.942">
            <text:p>359,942</text:p>
          </table:table-cell>
          <table:table-cell office:value-type="float" office:value="894.423">
            <text:p>894,423</text:p>
          </table:table-cell>
          <table:table-cell office:value-type="float" office:value="0.894996">
            <text:p>0,894996</text:p>
          </table:table-cell>
          <table:table-cell office:value-type="float" office:value="895.318">
            <text:p>895,318</text:p>
          </table:table-cell>
          <table:table-cell office:value-type="float" office:value="760.195">
            <text:p>760,195</text:p>
          </table:table-cell>
          <table:table-cell office:value-type="float" office:value="0.456588">
            <text:p>0,456588</text:p>
          </table:table-cell>
          <table:table-cell office:value-type="float" office:value="760.652">
            <text:p>760,652</text:p>
          </table:table-cell>
          <table:table-cell office:value-type="float" office:value="820.207">
            <text:p>820,207</text:p>
          </table:table-cell>
          <table:table-cell office:value-type="float" office:value="0.44955">
            <text:p>0,44955</text:p>
          </table:table-cell>
          <table:table-cell office:value-type="float" office:value="820.656">
            <text:p>820,656</text:p>
          </table:table-cell>
          <table:table-cell office:value-type="float" office:value="733.759">
            <text:p>733,759</text:p>
          </table:table-cell>
          <table:table-cell office:value-type="float" office:value="0.757169">
            <text:p>0,757169</text:p>
          </table:table-cell>
          <table:table-cell office:value-type="float" office:value="734.516">
            <text:p>734,516</text:p>
          </table:table-cell>
          <table:table-cell office:value-type="float" office:value="350.195">
            <text:p>350,195</text:p>
          </table:table-cell>
          <table:table-cell office:value-type="float" office:value="1.99409">
            <text:p>1,99409</text:p>
          </table:table-cell>
          <table:table-cell office:value-type="float" office:value="352.189">
            <text:p>352,189</text:p>
          </table:table-cell>
          <table:table-cell office:value-type="float" office:value="170.917">
            <text:p>170,917</text:p>
          </table:table-cell>
          <table:table-cell office:value-type="float" office:value="0.50908">
            <text:p>0,50908</text:p>
          </table:table-cell>
          <table:table-cell office:value-type="float" office:value="171.427">
            <text:p>171,427</text:p>
          </table:table-cell>
          <table:table-cell office:value-type="float" office:value="858.272">
            <text:p>858,272</text:p>
          </table:table-cell>
          <table:table-cell office:value-type="float" office:value="0.999685">
            <text:p>0,999685</text:p>
          </table:table-cell>
          <table:table-cell office:value-type="float" office:value="859.272">
            <text:p>859,272</text:p>
          </table:table-cell>
        </table:table-row>
        <table:table-row table:style-name="ro1">
          <table:table-cell office:value-type="float" office:value="816.809">
            <text:p>816,809</text:p>
          </table:table-cell>
          <table:table-cell office:value-type="float" office:value="1.034">
            <text:p>1,034</text:p>
          </table:table-cell>
          <table:table-cell office:value-type="float" office:value="817.843">
            <text:p>817,843</text:p>
          </table:table-cell>
          <table:table-cell office:value-type="float" office:value="334.896">
            <text:p>334,896</text:p>
          </table:table-cell>
          <table:table-cell office:value-type="float" office:value="0.343101">
            <text:p>0,343101</text:p>
          </table:table-cell>
          <table:table-cell office:value-type="float" office:value="335.239">
            <text:p>335,239</text:p>
          </table:table-cell>
          <table:table-cell office:value-type="float" office:value="929.552">
            <text:p>929,552</text:p>
          </table:table-cell>
          <table:table-cell office:value-type="float" office:value="0.934877">
            <text:p>0,934877</text:p>
          </table:table-cell>
          <table:table-cell office:value-type="float" office:value="930.487">
            <text:p>930,487</text:p>
          </table:table-cell>
          <table:table-cell office:value-type="float" office:value="735.929">
            <text:p>735,929</text:p>
          </table:table-cell>
          <table:table-cell office:value-type="float" office:value="0.532247">
            <text:p>0,532247</text:p>
          </table:table-cell>
          <table:table-cell office:value-type="float" office:value="736.461">
            <text:p>736,461</text:p>
          </table:table-cell>
          <table:table-cell office:value-type="float" office:value="811.117">
            <text:p>811,117</text:p>
          </table:table-cell>
          <table:table-cell office:value-type="float" office:value="0.722858">
            <text:p>0,722858</text:p>
          </table:table-cell>
          <table:table-cell office:value-type="float" office:value="811.84">
            <text:p>811,84</text:p>
          </table:table-cell>
          <table:table-cell office:value-type="float" office:value="669.247">
            <text:p>669,247</text:p>
          </table:table-cell>
          <table:table-cell office:value-type="float" office:value="0.731069">
            <text:p>0,731069</text:p>
          </table:table-cell>
          <table:table-cell office:value-type="float" office:value="669.978">
            <text:p>669,978</text:p>
          </table:table-cell>
          <table:table-cell office:value-type="float" office:value="407.011">
            <text:p>407,011</text:p>
          </table:table-cell>
          <table:table-cell office:value-type="float" office:value="0.989422">
            <text:p>0,989422</text:p>
          </table:table-cell>
          <table:table-cell office:value-type="float" office:value="408">
            <text:p>408</text:p>
          </table:table-cell>
          <table:table-cell office:value-type="float" office:value="140.029">
            <text:p>140,029</text:p>
          </table:table-cell>
          <table:table-cell office:value-type="float" office:value="0.486207">
            <text:p>0,486207</text:p>
          </table:table-cell>
          <table:table-cell office:value-type="float" office:value="140.515">
            <text:p>140,515</text:p>
          </table:table-cell>
          <table:table-cell office:value-type="float" office:value="799.287">
            <text:p>799,287</text:p>
          </table:table-cell>
          <table:table-cell office:value-type="float" office:value="1.16801">
            <text:p>1,16801</text:p>
          </table:table-cell>
          <table:table-cell office:value-type="float" office:value="800.455">
            <text:p>800,455</text:p>
          </table:table-cell>
        </table:table-row>
        <table:table-row table:style-name="ro1">
          <table:table-cell office:value-type="float" office:value="815.165">
            <text:p>815,165</text:p>
          </table:table-cell>
          <table:table-cell office:value-type="float" office:value="1.17153">
            <text:p>1,17153</text:p>
          </table:table-cell>
          <table:table-cell office:value-type="float" office:value="816.336">
            <text:p>816,336</text:p>
          </table:table-cell>
          <table:table-cell office:value-type="float" office:value="304.553">
            <text:p>304,553</text:p>
          </table:table-cell>
          <table:table-cell office:value-type="float" office:value="0.315243">
            <text:p>0,315243</text:p>
          </table:table-cell>
          <table:table-cell office:value-type="float" office:value="304.869">
            <text:p>304,869</text:p>
          </table:table-cell>
          <table:table-cell office:value-type="float" office:value="921.057">
            <text:p>921,057</text:p>
          </table:table-cell>
          <table:table-cell office:value-type="float" office:value="0.841038">
            <text:p>0,841038</text:p>
          </table:table-cell>
          <table:table-cell office:value-type="float" office:value="921.898">
            <text:p>921,898</text:p>
          </table:table-cell>
          <table:table-cell office:value-type="float" office:value="850.874">
            <text:p>850,874</text:p>
          </table:table-cell>
          <table:table-cell office:value-type="float" office:value="0.667141">
            <text:p>0,667141</text:p>
          </table:table-cell>
          <table:table-cell office:value-type="float" office:value="851.541">
            <text:p>851,541</text:p>
          </table:table-cell>
          <table:table-cell office:value-type="float" office:value="885.479">
            <text:p>885,479</text:p>
          </table:table-cell>
          <table:table-cell office:value-type="float" office:value="0.46304">
            <text:p>0,46304</text:p>
          </table:table-cell>
          <table:table-cell office:value-type="float" office:value="885.942">
            <text:p>885,942</text:p>
          </table:table-cell>
          <table:table-cell office:value-type="float" office:value="646.456">
            <text:p>646,456</text:p>
          </table:table-cell>
          <table:table-cell office:value-type="float" office:value="0.779162">
            <text:p>0,779162</text:p>
          </table:table-cell>
          <table:table-cell office:value-type="float" office:value="647.235">
            <text:p>647,235</text:p>
          </table:table-cell>
          <table:table-cell office:value-type="float" office:value="362.211">
            <text:p>362,211</text:p>
          </table:table-cell>
          <table:table-cell office:value-type="float" office:value="0.741626">
            <text:p>0,741626</text:p>
          </table:table-cell>
          <table:table-cell office:value-type="float" office:value="362.953">
            <text:p>362,953</text:p>
          </table:table-cell>
          <table:table-cell office:value-type="float" office:value="187.079">
            <text:p>187,079</text:p>
          </table:table-cell>
          <table:table-cell office:value-type="float" office:value="0.521983">
            <text:p>0,521983</text:p>
          </table:table-cell>
          <table:table-cell office:value-type="float" office:value="187.601">
            <text:p>187,601</text:p>
          </table:table-cell>
          <table:table-cell office:value-type="float" office:value="787.515">
            <text:p>787,515</text:p>
          </table:table-cell>
          <table:table-cell office:value-type="float" office:value="1.85216">
            <text:p>1,85216</text:p>
          </table:table-cell>
          <table:table-cell office:value-type="float" office:value="789.367">
            <text:p>789,367</text:p>
          </table:table-cell>
        </table:table-row>
        <table:table-row table:style-name="ro1">
          <table:table-cell office:value-type="float" office:value="805.97">
            <text:p>805,97</text:p>
          </table:table-cell>
          <table:table-cell office:value-type="float" office:value="1.0164">
            <text:p>1,0164</text:p>
          </table:table-cell>
          <table:table-cell office:value-type="float" office:value="806.986">
            <text:p>806,986</text:p>
          </table:table-cell>
          <table:table-cell office:value-type="float" office:value="301.175">
            <text:p>301,175</text:p>
          </table:table-cell>
          <table:table-cell office:value-type="float" office:value="0.32316">
            <text:p>0,32316</text:p>
          </table:table-cell>
          <table:table-cell office:value-type="float" office:value="301.498">
            <text:p>301,498</text:p>
          </table:table-cell>
          <table:table-cell office:value-type="float" office:value="871.938">
            <text:p>871,938</text:p>
          </table:table-cell>
          <table:table-cell office:value-type="float" office:value="0.90262">
            <text:p>0,90262</text:p>
          </table:table-cell>
          <table:table-cell office:value-type="float" office:value="872.84">
            <text:p>872,84</text:p>
          </table:table-cell>
          <table:table-cell office:value-type="float" office:value="805.971">
            <text:p>805,971</text:p>
          </table:table-cell>
          <table:table-cell office:value-type="float" office:value="0.448084">
            <text:p>0,448084</text:p>
          </table:table-cell>
          <table:table-cell office:value-type="float" office:value="806.419">
            <text:p>806,419</text:p>
          </table:table-cell>
          <table:table-cell office:value-type="float" office:value="723.315">
            <text:p>723,315</text:p>
          </table:table-cell>
          <table:table-cell office:value-type="float" office:value="0.455709">
            <text:p>0,455709</text:p>
          </table:table-cell>
          <table:table-cell office:value-type="float" office:value="723.77">
            <text:p>723,77</text:p>
          </table:table-cell>
          <table:table-cell office:value-type="float" office:value="697.718">
            <text:p>697,718</text:p>
          </table:table-cell>
          <table:table-cell office:value-type="float" office:value="0.770658">
            <text:p>0,770658</text:p>
          </table:table-cell>
          <table:table-cell office:value-type="float" office:value="698.489">
            <text:p>698,489</text:p>
          </table:table-cell>
          <table:table-cell office:value-type="float" office:value="348.122">
            <text:p>348,122</text:p>
          </table:table-cell>
          <table:table-cell office:value-type="float" office:value="0.721685">
            <text:p>0,721685</text:p>
          </table:table-cell>
          <table:table-cell office:value-type="float" office:value="348.844">
            <text:p>348,844</text:p>
          </table:table-cell>
          <table:table-cell office:value-type="float" office:value="147.916">
            <text:p>147,916</text:p>
          </table:table-cell>
          <table:table-cell office:value-type="float" office:value="0.477409">
            <text:p>0,477409</text:p>
          </table:table-cell>
          <table:table-cell office:value-type="float" office:value="148.393">
            <text:p>148,393</text:p>
          </table:table-cell>
          <table:table-cell office:value-type="float" office:value="860.318">
            <text:p>860,318</text:p>
          </table:table-cell>
          <table:table-cell office:value-type="float" office:value="0.943382">
            <text:p>0,943382</text:p>
          </table:table-cell>
          <table:table-cell office:value-type="float" office:value="861.261">
            <text:p>861,261</text:p>
          </table:table-cell>
        </table:table-row>
        <table:table-row table:style-name="ro1">
          <table:table-cell office:value-type="float" office:value="786.35">
            <text:p>786,35</text:p>
          </table:table-cell>
          <table:table-cell office:value-type="float" office:value="1.95274">
            <text:p>1,95274</text:p>
          </table:table-cell>
          <table:table-cell office:value-type="float" office:value="788.303">
            <text:p>788,303</text:p>
          </table:table-cell>
          <table:table-cell office:value-type="float" office:value="339.917">
            <text:p>339,917</text:p>
          </table:table-cell>
          <table:table-cell office:value-type="float" office:value="0.314656">
            <text:p>0,314656</text:p>
          </table:table-cell>
          <table:table-cell office:value-type="float" office:value="340.232">
            <text:p>340,232</text:p>
          </table:table-cell>
          <table:table-cell office:value-type="float" office:value="843.951">
            <text:p>843,951</text:p>
          </table:table-cell>
          <table:table-cell office:value-type="float" office:value="1.10936">
            <text:p>1,10936</text:p>
          </table:table-cell>
          <table:table-cell office:value-type="float" office:value="845.06">
            <text:p>845,06</text:p>
          </table:table-cell>
          <table:table-cell office:value-type="float" office:value="835.805">
            <text:p>835,805</text:p>
          </table:table-cell>
          <table:table-cell office:value-type="float" office:value="0.570956">
            <text:p>0,570956</text:p>
          </table:table-cell>
          <table:table-cell office:value-type="float" office:value="836.376">
            <text:p>836,376</text:p>
          </table:table-cell>
          <table:table-cell office:value-type="float" office:value="831.356">
            <text:p>831,356</text:p>
          </table:table-cell>
          <table:table-cell office:value-type="float" office:value="1.24719">
            <text:p>1,24719</text:p>
          </table:table-cell>
          <table:table-cell office:value-type="float" office:value="832.603">
            <text:p>832,603</text:p>
          </table:table-cell>
          <table:table-cell office:value-type="float" office:value="781.399">
            <text:p>781,399</text:p>
          </table:table-cell>
          <table:table-cell office:value-type="float" office:value="1.9111">
            <text:p>1,9111</text:p>
          </table:table-cell>
          <table:table-cell office:value-type="float" office:value="783.31">
            <text:p>783,31</text:p>
          </table:table-cell>
          <table:table-cell office:value-type="float" office:value="364.211">
            <text:p>364,211</text:p>
          </table:table-cell>
          <table:table-cell office:value-type="float" office:value="0.657171">
            <text:p>0,657171</text:p>
          </table:table-cell>
          <table:table-cell office:value-type="float" office:value="364.868">
            <text:p>364,868</text:p>
          </table:table-cell>
          <table:table-cell office:value-type="float" office:value="137.422">
            <text:p>137,422</text:p>
          </table:table-cell>
          <table:table-cell office:value-type="float" office:value="0.502042">
            <text:p>0,502042</text:p>
          </table:table-cell>
          <table:table-cell office:value-type="float" office:value="137.924">
            <text:p>137,924</text:p>
          </table:table-cell>
          <table:table-cell office:value-type="float" office:value="803.612">
            <text:p>803,612</text:p>
          </table:table-cell>
          <table:table-cell office:value-type="float" office:value="0.960097">
            <text:p>0,960097</text:p>
          </table:table-cell>
          <table:table-cell office:value-type="float" office:value="804.572">
            <text:p>804,572</text:p>
          </table:table-cell>
        </table:table-row>
        <table:table-row table:style-name="ro1">
          <table:table-cell office:value-type="float" office:value="736.961">
            <text:p>736,961</text:p>
          </table:table-cell>
          <table:table-cell office:value-type="float" office:value="2.87882">
            <text:p>2,87882</text:p>
          </table:table-cell>
          <table:table-cell office:value-type="float" office:value="739.84">
            <text:p>739,84</text:p>
          </table:table-cell>
          <table:table-cell office:value-type="float" office:value="307.995">
            <text:p>307,995</text:p>
          </table:table-cell>
          <table:table-cell office:value-type="float" office:value="0.308791">
            <text:p>0,308791</text:p>
          </table:table-cell>
          <table:table-cell office:value-type="float" office:value="308.304">
            <text:p>308,304</text:p>
          </table:table-cell>
          <table:table-cell office:value-type="float" office:value="948.794">
            <text:p>948,794</text:p>
          </table:table-cell>
          <table:table-cell office:value-type="float" office:value="0.896462">
            <text:p>0,896462</text:p>
          </table:table-cell>
          <table:table-cell office:value-type="float" office:value="949.691">
            <text:p>949,691</text:p>
          </table:table-cell>
          <table:table-cell office:value-type="float" office:value="923.618">
            <text:p>923,618</text:p>
          </table:table-cell>
          <table:table-cell office:value-type="float" office:value="1.33252">
            <text:p>1,33252</text:p>
          </table:table-cell>
          <table:table-cell office:value-type="float" office:value="924.951">
            <text:p>924,951</text:p>
          </table:table-cell>
          <table:table-cell office:value-type="float" office:value="833.902">
            <text:p>833,902</text:p>
          </table:table-cell>
          <table:table-cell office:value-type="float" office:value="0.463333">
            <text:p>0,463333</text:p>
          </table:table-cell>
          <table:table-cell office:value-type="float" office:value="834.366">
            <text:p>834,366</text:p>
          </table:table-cell>
          <table:table-cell office:value-type="float" office:value="732.365">
            <text:p>732,365</text:p>
          </table:table-cell>
          <table:table-cell office:value-type="float" office:value="0.794998">
            <text:p>0,794998</text:p>
          </table:table-cell>
          <table:table-cell office:value-type="float" office:value="733.16">
            <text:p>733,16</text:p>
          </table:table-cell>
          <table:table-cell office:value-type="float" office:value="410.941">
            <text:p>410,941</text:p>
          </table:table-cell>
          <table:table-cell office:value-type="float" office:value="0.851008">
            <text:p>0,851008</text:p>
          </table:table-cell>
          <table:table-cell office:value-type="float" office:value="411.792">
            <text:p>411,792</text:p>
          </table:table-cell>
          <table:table-cell office:value-type="float" office:value="157.317">
            <text:p>157,317</text:p>
          </table:table-cell>
          <table:table-cell office:value-type="float" office:value="0.99382">
            <text:p>0,99382</text:p>
          </table:table-cell>
          <table:table-cell office:value-type="float" office:value="158.311">
            <text:p>158,311</text:p>
          </table:table-cell>
          <table:table-cell office:value-type="float" office:value="787.628">
            <text:p>787,628</text:p>
          </table:table-cell>
          <table:table-cell office:value-type="float" office:value="0.968014">
            <text:p>0,968014</text:p>
          </table:table-cell>
          <table:table-cell office:value-type="float" office:value="788.596">
            <text:p>788,596</text:p>
          </table:table-cell>
        </table:table-row>
        <table:table-row table:style-name="ro1">
          <table:table-cell office:value-type="float" office:value="718.97">
            <text:p>718,97</text:p>
          </table:table-cell>
          <table:table-cell office:value-type="float" office:value="0.990301">
            <text:p>0,990301</text:p>
          </table:table-cell>
          <table:table-cell office:value-type="float" office:value="719.96">
            <text:p>719,96</text:p>
          </table:table-cell>
          <table:table-cell office:value-type="float" office:value="340.321">
            <text:p>340,321</text:p>
          </table:table-cell>
          <table:table-cell office:value-type="float" office:value="0.385915">
            <text:p>0,385915</text:p>
          </table:table-cell>
          <table:table-cell office:value-type="float" office:value="340.707">
            <text:p>340,707</text:p>
          </table:table-cell>
          <table:table-cell office:value-type="float" office:value="883.42">
            <text:p>883,42</text:p>
          </table:table-cell>
          <table:table-cell office:value-type="float" office:value="0.85746">
            <text:p>0,85746</text:p>
          </table:table-cell>
          <table:table-cell office:value-type="float" office:value="884.277">
            <text:p>884,277</text:p>
          </table:table-cell>
          <table:table-cell office:value-type="float" office:value="742.171">
            <text:p>742,171</text:p>
          </table:table-cell>
          <table:table-cell office:value-type="float" office:value="0.692654">
            <text:p>0,692654</text:p>
          </table:table-cell>
          <table:table-cell office:value-type="float" office:value="742.864">
            <text:p>742,864</text:p>
          </table:table-cell>
          <table:table-cell office:value-type="float" office:value="748.802">
            <text:p>748,802</text:p>
          </table:table-cell>
          <table:table-cell office:value-type="float" office:value="0.417">
            <text:p>0,417</text:p>
          </table:table-cell>
          <table:table-cell office:value-type="float" office:value="749.219">
            <text:p>749,219</text:p>
          </table:table-cell>
          <table:table-cell office:value-type="float" office:value="690.7">
            <text:p>690,7</text:p>
          </table:table-cell>
          <table:table-cell office:value-type="float" office:value="0.768312">
            <text:p>0,768312</text:p>
          </table:table-cell>
          <table:table-cell office:value-type="float" office:value="691.468">
            <text:p>691,468</text:p>
          </table:table-cell>
          <table:table-cell office:value-type="float" office:value="338.195">
            <text:p>338,195</text:p>
          </table:table-cell>
          <table:table-cell office:value-type="float" office:value="1.85392">
            <text:p>1,85392</text:p>
          </table:table-cell>
          <table:table-cell office:value-type="float" office:value="340.048">
            <text:p>340,048</text:p>
          </table:table-cell>
          <table:table-cell office:value-type="float" office:value="155.454">
            <text:p>155,454</text:p>
          </table:table-cell>
          <table:table-cell office:value-type="float" office:value="0.499403">
            <text:p>0,499403</text:p>
          </table:table-cell>
          <table:table-cell office:value-type="float" office:value="155.953">
            <text:p>155,953</text:p>
          </table:table-cell>
          <table:table-cell office:value-type="float" office:value="742.083">
            <text:p>742,083</text:p>
          </table:table-cell>
          <table:table-cell office:value-type="float" office:value="0.986196">
            <text:p>0,986196</text:p>
          </table:table-cell>
          <table:table-cell office:value-type="float" office:value="743.069">
            <text:p>743,069</text:p>
          </table:table-cell>
        </table:table-row>
        <table:table-row table:style-name="ro1">
          <table:table-cell office:value-type="float" office:value="795.86">
            <text:p>795,86</text:p>
          </table:table-cell>
          <table:table-cell office:value-type="float" office:value="1.01259">
            <text:p>1,01259</text:p>
          </table:table-cell>
          <table:table-cell office:value-type="float" office:value="796.873">
            <text:p>796,873</text:p>
          </table:table-cell>
          <table:table-cell office:value-type="float" office:value="284.536">
            <text:p>284,536</text:p>
          </table:table-cell>
          <table:table-cell office:value-type="float" office:value="0.336356">
            <text:p>0,336356</text:p>
          </table:table-cell>
          <table:table-cell office:value-type="float" office:value="284.872">
            <text:p>284,872</text:p>
          </table:table-cell>
          <table:table-cell office:value-type="float" office:value="895.728">
            <text:p>895,728</text:p>
          </table:table-cell>
          <table:table-cell office:value-type="float" office:value="0.989128">
            <text:p>0,989128</text:p>
          </table:table-cell>
          <table:table-cell office:value-type="float" office:value="896.717">
            <text:p>896,717</text:p>
          </table:table-cell>
          <table:table-cell office:value-type="float" office:value="800.089">
            <text:p>800,089</text:p>
          </table:table-cell>
          <table:table-cell office:value-type="float" office:value="0.452483">
            <text:p>0,452483</text:p>
          </table:table-cell>
          <table:table-cell office:value-type="float" office:value="800.542">
            <text:p>800,542</text:p>
          </table:table-cell>
          <table:table-cell office:value-type="float" office:value="675.505">
            <text:p>675,505</text:p>
          </table:table-cell>
          <table:table-cell office:value-type="float" office:value="0.465972">
            <text:p>0,465972</text:p>
          </table:table-cell>
          <table:table-cell office:value-type="float" office:value="675.971">
            <text:p>675,971</text:p>
          </table:table-cell>
          <table:table-cell office:value-type="float" office:value="733.76">
            <text:p>733,76</text:p>
          </table:table-cell>
          <table:table-cell office:value-type="float" office:value="0.760688">
            <text:p>0,760688</text:p>
          </table:table-cell>
          <table:table-cell office:value-type="float" office:value="734.521">
            <text:p>734,521</text:p>
          </table:table-cell>
          <table:table-cell office:value-type="float" office:value="356.865">
            <text:p>356,865</text:p>
          </table:table-cell>
          <table:table-cell office:value-type="float" office:value="1.96389">
            <text:p>1,96389</text:p>
          </table:table-cell>
          <table:table-cell office:value-type="float" office:value="358.829">
            <text:p>358,829</text:p>
          </table:table-cell>
          <table:table-cell office:value-type="float" office:value="155.38">
            <text:p>155,38</text:p>
          </table:table-cell>
          <table:table-cell office:value-type="float" office:value="0.468905">
            <text:p>0,468905</text:p>
          </table:table-cell>
          <table:table-cell office:value-type="float" office:value="155.849">
            <text:p>155,849</text:p>
          </table:table-cell>
          <table:table-cell office:value-type="float" office:value="749.9">
            <text:p>749,9</text:p>
          </table:table-cell>
          <table:table-cell office:value-type="float" office:value="1.38736">
            <text:p>1,38736</text:p>
          </table:table-cell>
          <table:table-cell office:value-type="float" office:value="751.287">
            <text:p>751,287</text:p>
          </table:table-cell>
        </table:table-row>
        <table:table-row table:style-name="ro1">
          <table:table-cell office:value-type="float" office:value="816.28">
            <text:p>816,28</text:p>
          </table:table-cell>
          <table:table-cell office:value-type="float" office:value="0.949833">
            <text:p>0,949833</text:p>
          </table:table-cell>
          <table:table-cell office:value-type="float" office:value="817.229">
            <text:p>817,229</text:p>
          </table:table-cell>
          <table:table-cell office:value-type="float" office:value="298.489">
            <text:p>298,489</text:p>
          </table:table-cell>
          <table:table-cell office:value-type="float" office:value="0.585618">
            <text:p>0,585618</text:p>
          </table:table-cell>
          <table:table-cell office:value-type="float" office:value="299.075">
            <text:p>299,075</text:p>
          </table:table-cell>
          <table:table-cell office:value-type="float" office:value="888.313">
            <text:p>888,313</text:p>
          </table:table-cell>
          <table:table-cell office:value-type="float" office:value="1.23077">
            <text:p>1,23077</text:p>
          </table:table-cell>
          <table:table-cell office:value-type="float" office:value="889.543">
            <text:p>889,543</text:p>
          </table:table-cell>
          <table:table-cell office:value-type="float" office:value="800.128">
            <text:p>800,128</text:p>
          </table:table-cell>
          <table:table-cell office:value-type="float" office:value="0.524915">
            <text:p>0,524915</text:p>
          </table:table-cell>
          <table:table-cell office:value-type="float" office:value="800.653">
            <text:p>800,653</text:p>
          </table:table-cell>
          <table:table-cell office:value-type="float" office:value="747.544">
            <text:p>747,544</text:p>
          </table:table-cell>
          <table:table-cell office:value-type="float" office:value="0.500869">
            <text:p>0,500869</text:p>
          </table:table-cell>
          <table:table-cell office:value-type="float" office:value="748.045">
            <text:p>748,045</text:p>
          </table:table-cell>
          <table:table-cell office:value-type="float" office:value="681.777">
            <text:p>681,777</text:p>
          </table:table-cell>
          <table:table-cell office:value-type="float" office:value="0.70673">
            <text:p>0,70673</text:p>
          </table:table-cell>
          <table:table-cell office:value-type="float" office:value="682.484">
            <text:p>682,484</text:p>
          </table:table-cell>
          <table:table-cell office:value-type="float" office:value="366.433">
            <text:p>366,433</text:p>
          </table:table-cell>
          <table:table-cell office:value-type="float" office:value="1.02168">
            <text:p>1,02168</text:p>
          </table:table-cell>
          <table:table-cell office:value-type="float" office:value="367.454">
            <text:p>367,454</text:p>
          </table:table-cell>
          <table:table-cell office:value-type="float" office:value="150.95">
            <text:p>150,95</text:p>
          </table:table-cell>
          <table:table-cell office:value-type="float" office:value="0.492951">
            <text:p>0,492951</text:p>
          </table:table-cell>
          <table:table-cell office:value-type="float" office:value="151.443">
            <text:p>151,443</text:p>
          </table:table-cell>
          <table:table-cell office:value-type="float" office:value="822.242">
            <text:p>822,242</text:p>
          </table:table-cell>
          <table:table-cell office:value-type="float" office:value="1.98031">
            <text:p>1,98031</text:p>
          </table:table-cell>
          <table:table-cell office:value-type="float" office:value="824.223">
            <text:p>824,223</text:p>
          </table:table-cell>
        </table:table-row>
        <table:table-row table:style-name="ro1">
          <table:table-cell office:value-type="float" office:value="867.953">
            <text:p>867,953</text:p>
          </table:table-cell>
          <table:table-cell office:value-type="float" office:value="1.25071">
            <text:p>1,25071</text:p>
          </table:table-cell>
          <table:table-cell office:value-type="float" office:value="869.204">
            <text:p>869,204</text:p>
          </table:table-cell>
          <table:table-cell office:value-type="float" office:value="399.973">
            <text:p>399,973</text:p>
          </table:table-cell>
          <table:table-cell office:value-type="float" office:value="0.352485">
            <text:p>0,352485</text:p>
          </table:table-cell>
          <table:table-cell office:value-type="float" office:value="400.325">
            <text:p>400,325</text:p>
          </table:table-cell>
          <table:table-cell office:value-type="float" office:value="786.14">
            <text:p>786,14</text:p>
          </table:table-cell>
          <table:table-cell office:value-type="float" office:value="0.958631">
            <text:p>0,958631</text:p>
          </table:table-cell>
          <table:table-cell office:value-type="float" office:value="787.099">
            <text:p>787,099</text:p>
          </table:table-cell>
          <table:table-cell office:value-type="float" office:value="728.523">
            <text:p>728,523</text:p>
          </table:table-cell>
          <table:table-cell office:value-type="float" office:value="0.48474">
            <text:p>0,48474</text:p>
          </table:table-cell>
          <table:table-cell office:value-type="float" office:value="729.008">
            <text:p>729,008</text:p>
          </table:table-cell>
          <table:table-cell office:value-type="float" office:value="753.005">
            <text:p>753,005</text:p>
          </table:table-cell>
          <table:table-cell office:value-type="float" office:value="0.455709">
            <text:p>0,455709</text:p>
          </table:table-cell>
          <table:table-cell office:value-type="float" office:value="753.46">
            <text:p>753,46</text:p>
          </table:table-cell>
          <table:table-cell office:value-type="float" office:value="683.494">
            <text:p>683,494</text:p>
          </table:table-cell>
          <table:table-cell office:value-type="float" office:value="1.46683">
            <text:p>1,46683</text:p>
          </table:table-cell>
          <table:table-cell office:value-type="float" office:value="684.961">
            <text:p>684,961</text:p>
          </table:table-cell>
          <table:table-cell office:value-type="float" office:value="350.938">
            <text:p>350,938</text:p>
          </table:table-cell>
          <table:table-cell office:value-type="float" office:value="0.712008">
            <text:p>0,712008</text:p>
          </table:table-cell>
          <table:table-cell office:value-type="float" office:value="351.65">
            <text:p>351,65</text:p>
          </table:table-cell>
          <table:table-cell office:value-type="float" office:value="184.193">
            <text:p>184,193</text:p>
          </table:table-cell>
          <table:table-cell office:value-type="float" office:value="0.489139">
            <text:p>0,489139</text:p>
          </table:table-cell>
          <table:table-cell office:value-type="float" office:value="184.682">
            <text:p>184,682</text:p>
          </table:table-cell>
          <table:table-cell office:value-type="float" office:value="885.814">
            <text:p>885,814</text:p>
          </table:table-cell>
          <table:table-cell office:value-type="float" office:value="1.6592">
            <text:p>1,6592</text:p>
          </table:table-cell>
          <table:table-cell office:value-type="float" office:value="887.473">
            <text:p>887,473</text:p>
          </table:table-cell>
        </table:table-row>
        <table:table-row table:style-name="ro1">
          <table:table-cell office:value-type="float" office:value="761.888">
            <text:p>761,888</text:p>
          </table:table-cell>
          <table:table-cell office:value-type="float" office:value="2.33104">
            <text:p>2,33104</text:p>
          </table:table-cell>
          <table:table-cell office:value-type="float" office:value="764.219">
            <text:p>764,219</text:p>
          </table:table-cell>
          <table:table-cell office:value-type="float" office:value="334.924">
            <text:p>334,924</text:p>
          </table:table-cell>
          <table:table-cell office:value-type="float" office:value="0.343101">
            <text:p>0,343101</text:p>
          </table:table-cell>
          <table:table-cell office:value-type="float" office:value="335.267">
            <text:p>335,267</text:p>
          </table:table-cell>
          <table:table-cell office:value-type="float" office:value="951.317">
            <text:p>951,317</text:p>
          </table:table-cell>
          <table:table-cell office:value-type="float" office:value="0.907898">
            <text:p>0,907898</text:p>
          </table:table-cell>
          <table:table-cell office:value-type="float" office:value="952.225">
            <text:p>952,225</text:p>
          </table:table-cell>
          <table:table-cell office:value-type="float" office:value="775.713">
            <text:p>775,713</text:p>
          </table:table-cell>
          <table:table-cell office:value-type="float" office:value="0.471544">
            <text:p>0,471544</text:p>
          </table:table-cell>
          <table:table-cell office:value-type="float" office:value="776.185">
            <text:p>776,185</text:p>
          </table:table-cell>
          <table:table-cell office:value-type="float" office:value="862.364">
            <text:p>862,364</text:p>
          </table:table-cell>
          <table:table-cell office:value-type="float" office:value="0.633418">
            <text:p>0,633418</text:p>
          </table:table-cell>
          <table:table-cell office:value-type="float" office:value="862.997">
            <text:p>862,997</text:p>
          </table:table-cell>
          <table:table-cell office:value-type="float" office:value="684.158">
            <text:p>684,158</text:p>
          </table:table-cell>
          <table:table-cell office:value-type="float" office:value="0.772417">
            <text:p>0,772417</text:p>
          </table:table-cell>
          <table:table-cell office:value-type="float" office:value="684.93">
            <text:p>684,93</text:p>
          </table:table-cell>
          <table:table-cell office:value-type="float" office:value="355.554">
            <text:p>355,554</text:p>
          </table:table-cell>
          <table:table-cell office:value-type="float" office:value="0.75101">
            <text:p>0,75101</text:p>
          </table:table-cell>
          <table:table-cell office:value-type="float" office:value="356.305">
            <text:p>356,305</text:p>
          </table:table-cell>
          <table:table-cell office:value-type="float" office:value="166.98">
            <text:p>166,98</text:p>
          </table:table-cell>
          <table:table-cell office:value-type="float" office:value="0.506734">
            <text:p>0,506734</text:p>
          </table:table-cell>
          <table:table-cell office:value-type="float" office:value="167.487">
            <text:p>167,487</text:p>
          </table:table-cell>
          <table:table-cell office:value-type="float" office:value="852.404">
            <text:p>852,404</text:p>
          </table:table-cell>
          <table:table-cell office:value-type="float" office:value="1.38032">
            <text:p>1,38032</text:p>
          </table:table-cell>
          <table:table-cell office:value-type="float" office:value="853.785">
            <text:p>853,785</text:p>
          </table:table-cell>
        </table:table-row>
        <table:table-row table:style-name="ro1">
          <table:table-cell office:value-type="float" office:value="753.727">
            <text:p>753,727</text:p>
          </table:table-cell>
          <table:table-cell office:value-type="float" office:value="1.04602">
            <text:p>1,04602</text:p>
          </table:table-cell>
          <table:table-cell office:value-type="float" office:value="754.773">
            <text:p>754,773</text:p>
          </table:table-cell>
          <table:table-cell office:value-type="float" office:value="337.021">
            <text:p>337,021</text:p>
          </table:table-cell>
          <table:table-cell office:value-type="float" office:value="0.795584">
            <text:p>0,795584</text:p>
          </table:table-cell>
          <table:table-cell office:value-type="float" office:value="337.817">
            <text:p>337,817</text:p>
          </table:table-cell>
          <table:table-cell office:value-type="float" office:value="893.664">
            <text:p>893,664</text:p>
          </table:table-cell>
          <table:table-cell office:value-type="float" office:value="0.837812">
            <text:p>0,837812</text:p>
          </table:table-cell>
          <table:table-cell office:value-type="float" office:value="894.501">
            <text:p>894,501</text:p>
          </table:table-cell>
          <table:table-cell office:value-type="float" office:value="888.297">
            <text:p>888,297</text:p>
          </table:table-cell>
          <table:table-cell office:value-type="float" office:value="0.496177">
            <text:p>0,496177</text:p>
          </table:table-cell>
          <table:table-cell office:value-type="float" office:value="888.794">
            <text:p>888,794</text:p>
          </table:table-cell>
          <table:table-cell office:value-type="float" office:value="800.16">
            <text:p>800,16</text:p>
          </table:table-cell>
          <table:table-cell office:value-type="float" office:value="0.924027">
            <text:p>0,924027</text:p>
          </table:table-cell>
          <table:table-cell office:value-type="float" office:value="801.084">
            <text:p>801,084</text:p>
          </table:table-cell>
          <table:table-cell office:value-type="float" office:value="733.695">
            <text:p>733,695</text:p>
          </table:table-cell>
          <table:table-cell office:value-type="float" office:value="0.777403">
            <text:p>0,777403</text:p>
          </table:table-cell>
          <table:table-cell office:value-type="float" office:value="734.473">
            <text:p>734,473</text:p>
          </table:table-cell>
          <table:table-cell office:value-type="float" office:value="329.94">
            <text:p>329,94</text:p>
          </table:table-cell>
          <table:table-cell office:value-type="float" office:value="0.726377">
            <text:p>0,726377</text:p>
          </table:table-cell>
          <table:table-cell office:value-type="float" office:value="330.667">
            <text:p>330,667</text:p>
          </table:table-cell>
          <table:table-cell office:value-type="float" office:value="184.218">
            <text:p>184,218</text:p>
          </table:table-cell>
          <table:table-cell office:value-type="float" office:value="0.513479">
            <text:p>0,513479</text:p>
          </table:table-cell>
          <table:table-cell office:value-type="float" office:value="184.732">
            <text:p>184,732</text:p>
          </table:table-cell>
          <table:table-cell office:value-type="float" office:value="794.751">
            <text:p>794,751</text:p>
          </table:table-cell>
          <table:table-cell office:value-type="float" office:value="2.87032">
            <text:p>2,87032</text:p>
          </table:table-cell>
          <table:table-cell office:value-type="float" office:value="797.621">
            <text:p>797,621</text:p>
          </table:table-cell>
        </table:table-row>
        <table:table-row table:style-name="ro1">
          <table:table-cell office:value-type="float" office:value="863.706">
            <text:p>863,706</text:p>
          </table:table-cell>
          <table:table-cell office:value-type="float" office:value="1.01552">
            <text:p>1,01552</text:p>
          </table:table-cell>
          <table:table-cell office:value-type="float" office:value="864.721">
            <text:p>864,721</text:p>
          </table:table-cell>
          <table:table-cell office:value-type="float" office:value="337.7">
            <text:p>337,7</text:p>
          </table:table-cell>
          <table:table-cell office:value-type="float" office:value="0.911711">
            <text:p>0,911711</text:p>
          </table:table-cell>
          <table:table-cell office:value-type="float" office:value="338.612">
            <text:p>338,612</text:p>
          </table:table-cell>
          <table:table-cell office:value-type="float" office:value="863.132">
            <text:p>863,132</text:p>
          </table:table-cell>
          <table:table-cell office:value-type="float" office:value="1.10115">
            <text:p>1,10115</text:p>
          </table:table-cell>
          <table:table-cell office:value-type="float" office:value="864.233">
            <text:p>864,233</text:p>
          </table:table-cell>
          <table:table-cell office:value-type="float" office:value="788.291">
            <text:p>788,291</text:p>
          </table:table-cell>
          <table:table-cell office:value-type="float" office:value="1.26742">
            <text:p>1,26742</text:p>
          </table:table-cell>
          <table:table-cell office:value-type="float" office:value="789.559">
            <text:p>789,559</text:p>
          </table:table-cell>
          <table:table-cell office:value-type="float" office:value="761.006">
            <text:p>761,006</text:p>
          </table:table-cell>
          <table:table-cell office:value-type="float" office:value="0.456295">
            <text:p>0,456295</text:p>
          </table:table-cell>
          <table:table-cell office:value-type="float" office:value="761.462">
            <text:p>761,462</text:p>
          </table:table-cell>
          <table:table-cell office:value-type="float" office:value="788.324">
            <text:p>788,324</text:p>
          </table:table-cell>
          <table:table-cell office:value-type="float" office:value="0.851008">
            <text:p>0,851008</text:p>
          </table:table-cell>
          <table:table-cell office:value-type="float" office:value="789.175">
            <text:p>789,175</text:p>
          </table:table-cell>
          <table:table-cell office:value-type="float" office:value="350.355">
            <text:p>350,355</text:p>
          </table:table-cell>
          <table:table-cell office:value-type="float" office:value="1.29939">
            <text:p>1,29939</text:p>
          </table:table-cell>
          <table:table-cell office:value-type="float" office:value="351.654">
            <text:p>351,654</text:p>
          </table:table-cell>
          <table:table-cell office:value-type="float" office:value="199.97">
            <text:p>199,97</text:p>
          </table:table-cell>
          <table:table-cell office:value-type="float" office:value="0.665382">
            <text:p>0,665382</text:p>
          </table:table-cell>
          <table:table-cell office:value-type="float" office:value="200.635">
            <text:p>200,635</text:p>
          </table:table-cell>
          <table:table-cell office:value-type="float" office:value="802.27">
            <text:p>802,27</text:p>
          </table:table-cell>
          <table:table-cell office:value-type="float" office:value="1.04983">
            <text:p>1,04983</text:p>
          </table:table-cell>
          <table:table-cell office:value-type="float" office:value="803.32">
            <text:p>803,32</text:p>
          </table:table-cell>
        </table:table-row>
        <table:table-row table:style-name="ro1">
          <table:table-cell office:value-type="float" office:value="778.25">
            <text:p>778,25</text:p>
          </table:table-cell>
          <table:table-cell office:value-type="float" office:value="0.948074">
            <text:p>0,948074</text:p>
          </table:table-cell>
          <table:table-cell office:value-type="float" office:value="779.199">
            <text:p>779,199</text:p>
          </table:table-cell>
          <table:table-cell office:value-type="float" office:value="308.436">
            <text:p>308,436</text:p>
          </table:table-cell>
          <table:table-cell office:value-type="float" office:value="0.310257">
            <text:p>0,310257</text:p>
          </table:table-cell>
          <table:table-cell office:value-type="float" office:value="308.746">
            <text:p>308,746</text:p>
          </table:table-cell>
          <table:table-cell office:value-type="float" office:value="896.599">
            <text:p>896,599</text:p>
          </table:table-cell>
          <table:table-cell office:value-type="float" office:value="1.74659">
            <text:p>1,74659</text:p>
          </table:table-cell>
          <table:table-cell office:value-type="float" office:value="898.345">
            <text:p>898,345</text:p>
          </table:table-cell>
          <table:table-cell office:value-type="float" office:value="768.148">
            <text:p>768,148</text:p>
          </table:table-cell>
          <table:table-cell office:value-type="float" office:value="2.43133">
            <text:p>2,43133</text:p>
          </table:table-cell>
          <table:table-cell office:value-type="float" office:value="770.58">
            <text:p>770,58</text:p>
          </table:table-cell>
          <table:table-cell office:value-type="float" office:value="760.083">
            <text:p>760,083</text:p>
          </table:table-cell>
          <table:table-cell office:value-type="float" office:value="0.419932">
            <text:p>0,419932</text:p>
          </table:table-cell>
          <table:table-cell office:value-type="float" office:value="760.503">
            <text:p>760,503</text:p>
          </table:table-cell>
          <table:table-cell office:value-type="float" office:value="731.98">
            <text:p>731,98</text:p>
          </table:table-cell>
          <table:table-cell office:value-type="float" office:value="0.738694">
            <text:p>0,738694</text:p>
          </table:table-cell>
          <table:table-cell office:value-type="float" office:value="732.719">
            <text:p>732,719</text:p>
          </table:table-cell>
          <table:table-cell office:value-type="float" office:value="341.08">
            <text:p>341,08</text:p>
          </table:table-cell>
          <table:table-cell office:value-type="float" office:value="0.804088">
            <text:p>0,804088</text:p>
          </table:table-cell>
          <table:table-cell office:value-type="float" office:value="341.884">
            <text:p>341,884</text:p>
          </table:table-cell>
          <table:table-cell office:value-type="float" office:value="146.933">
            <text:p>146,933</text:p>
          </table:table-cell>
          <table:table-cell office:value-type="float" office:value="0.465093">
            <text:p>0,465093</text:p>
          </table:table-cell>
          <table:table-cell office:value-type="float" office:value="147.398">
            <text:p>147,398</text:p>
          </table:table-cell>
          <table:table-cell office:value-type="float" office:value="795.35">
            <text:p>795,35</text:p>
          </table:table-cell>
          <table:table-cell office:value-type="float" office:value="0.976812">
            <text:p>0,976812</text:p>
          </table:table-cell>
          <table:table-cell office:value-type="float" office:value="796.327">
            <text:p>796,327</text:p>
          </table:table-cell>
        </table:table-row>
        <table:table-row table:style-name="ro1">
          <table:table-cell office:value-type="float" office:value="797.538">
            <text:p>797,538</text:p>
          </table:table-cell>
          <table:table-cell office:value-type="float" office:value="0.98297">
            <text:p>0,98297</text:p>
          </table:table-cell>
          <table:table-cell office:value-type="float" office:value="798.521">
            <text:p>798,521</text:p>
          </table:table-cell>
          <table:table-cell office:value-type="float" office:value="341.07">
            <text:p>341,07</text:p>
          </table:table-cell>
          <table:table-cell office:value-type="float" office:value="0.312603">
            <text:p>0,312603</text:p>
          </table:table-cell>
          <table:table-cell office:value-type="float" office:value="341.383">
            <text:p>341,383</text:p>
          </table:table-cell>
          <table:table-cell office:value-type="float" office:value="901.748">
            <text:p>901,748</text:p>
          </table:table-cell>
          <table:table-cell office:value-type="float" office:value="0.943382">
            <text:p>0,943382</text:p>
          </table:table-cell>
          <table:table-cell office:value-type="float" office:value="902.691">
            <text:p>902,691</text:p>
          </table:table-cell>
          <table:table-cell office:value-type="float" office:value="747.977">
            <text:p>747,977</text:p>
          </table:table-cell>
          <table:table-cell office:value-type="float" office:value="0.461867">
            <text:p>0,461867</text:p>
          </table:table-cell>
          <table:table-cell office:value-type="float" office:value="748.439">
            <text:p>748,439</text:p>
          </table:table-cell>
          <table:table-cell office:value-type="float" office:value="767.329">
            <text:p>767,329</text:p>
          </table:table-cell>
          <table:table-cell office:value-type="float" office:value="0.529901">
            <text:p>0,529901</text:p>
          </table:table-cell>
          <table:table-cell office:value-type="float" office:value="767.859">
            <text:p>767,859</text:p>
          </table:table-cell>
          <table:table-cell office:value-type="float" office:value="716.215">
            <text:p>716,215</text:p>
          </table:table-cell>
          <table:table-cell office:value-type="float" office:value="0.719046">
            <text:p>0,719046</text:p>
          </table:table-cell>
          <table:table-cell office:value-type="float" office:value="716.934">
            <text:p>716,934</text:p>
          </table:table-cell>
          <table:table-cell office:value-type="float" office:value="355.434">
            <text:p>355,434</text:p>
          </table:table-cell>
          <table:table-cell office:value-type="float" office:value="0.750717">
            <text:p>0,750717</text:p>
          </table:table-cell>
          <table:table-cell office:value-type="float" office:value="356.185">
            <text:p>356,185</text:p>
          </table:table-cell>
          <table:table-cell office:value-type="float" office:value="157.078">
            <text:p>157,078</text:p>
          </table:table-cell>
          <table:table-cell office:value-type="float" office:value="0.537232">
            <text:p>0,537232</text:p>
          </table:table-cell>
          <table:table-cell office:value-type="float" office:value="157.616">
            <text:p>157,616</text:p>
          </table:table-cell>
          <table:table-cell office:value-type="float" office:value="805.78">
            <text:p>805,78</text:p>
          </table:table-cell>
          <table:table-cell office:value-type="float" office:value="0.976519">
            <text:p>0,976519</text:p>
          </table:table-cell>
          <table:table-cell office:value-type="float" office:value="806.757">
            <text:p>806,757</text:p>
          </table:table-cell>
        </table:table-row>
        <table:table-row table:style-name="ro1">
          <table:table-cell office:value-type="float" office:value="787.436">
            <text:p>787,436</text:p>
          </table:table-cell>
          <table:table-cell office:value-type="float" office:value="1.03165">
            <text:p>1,03165</text:p>
          </table:table-cell>
          <table:table-cell office:value-type="float" office:value="788.467">
            <text:p>788,467</text:p>
          </table:table-cell>
          <table:table-cell office:value-type="float" office:value="359.094">
            <text:p>359,094</text:p>
          </table:table-cell>
          <table:table-cell office:value-type="float" office:value="0.349259">
            <text:p>0,349259</text:p>
          </table:table-cell>
          <table:table-cell office:value-type="float" office:value="359.443">
            <text:p>359,443</text:p>
          </table:table-cell>
          <table:table-cell office:value-type="float" office:value="846.783">
            <text:p>846,783</text:p>
          </table:table-cell>
          <table:table-cell office:value-type="float" office:value="0.865084">
            <text:p>0,865084</text:p>
          </table:table-cell>
          <table:table-cell office:value-type="float" office:value="847.648">
            <text:p>847,648</text:p>
          </table:table-cell>
          <table:table-cell office:value-type="float" office:value="862.137">
            <text:p>862,137</text:p>
          </table:table-cell>
          <table:table-cell office:value-type="float" office:value="0.484154">
            <text:p>0,484154</text:p>
          </table:table-cell>
          <table:table-cell office:value-type="float" office:value="862.621">
            <text:p>862,621</text:p>
          </table:table-cell>
          <table:table-cell office:value-type="float" office:value="763.008">
            <text:p>763,008</text:p>
          </table:table-cell>
          <table:table-cell office:value-type="float" office:value="1.08414">
            <text:p>1,08414</text:p>
          </table:table-cell>
          <table:table-cell office:value-type="float" office:value="764.092">
            <text:p>764,092</text:p>
          </table:table-cell>
          <table:table-cell office:value-type="float" office:value="677.504">
            <text:p>677,504</text:p>
          </table:table-cell>
          <table:table-cell office:value-type="float" office:value="0.725791">
            <text:p>0,725791</text:p>
          </table:table-cell>
          <table:table-cell office:value-type="float" office:value="678.229">
            <text:p>678,229</text:p>
          </table:table-cell>
          <table:table-cell office:value-type="float" office:value="352.073">
            <text:p>352,073</text:p>
          </table:table-cell>
          <table:table-cell office:value-type="float" office:value="0.673886">
            <text:p>0,673886</text:p>
          </table:table-cell>
          <table:table-cell office:value-type="float" office:value="352.746">
            <text:p>352,746</text:p>
          </table:table-cell>
          <table:table-cell office:value-type="float" office:value="183.159">
            <text:p>183,159</text:p>
          </table:table-cell>
          <table:table-cell office:value-type="float" office:value="1.19147">
            <text:p>1,19147</text:p>
          </table:table-cell>
          <table:table-cell office:value-type="float" office:value="184.351">
            <text:p>184,351</text:p>
          </table:table-cell>
          <table:table-cell office:value-type="float" office:value="838.648">
            <text:p>838,648</text:p>
          </table:table-cell>
          <table:table-cell office:value-type="float" office:value="1.00262">
            <text:p>1,00262</text:p>
          </table:table-cell>
          <table:table-cell office:value-type="float" office:value="839.651">
            <text:p>839,651</text:p>
          </table:table-cell>
        </table:table-row>
        <table:table-row table:style-name="ro1">
          <table:table-cell office:value-type="float" office:value="844.851">
            <text:p>844,851</text:p>
          </table:table-cell>
          <table:table-cell office:value-type="float" office:value="1.54073">
            <text:p>1,54073</text:p>
          </table:table-cell>
          <table:table-cell office:value-type="float" office:value="846.392">
            <text:p>846,392</text:p>
          </table:table-cell>
          <table:table-cell office:value-type="float" office:value="313.186">
            <text:p>313,186</text:p>
          </table:table-cell>
          <table:table-cell office:value-type="float" office:value="0.309084">
            <text:p>0,309084</text:p>
          </table:table-cell>
          <table:table-cell office:value-type="float" office:value="313.495">
            <text:p>313,495</text:p>
          </table:table-cell>
          <table:table-cell office:value-type="float" office:value="875.671">
            <text:p>875,671</text:p>
          </table:table-cell>
          <table:table-cell office:value-type="float" office:value="0.869483">
            <text:p>0,869483</text:p>
          </table:table-cell>
          <table:table-cell office:value-type="float" office:value="876.54">
            <text:p>876,54</text:p>
          </table:table-cell>
          <table:table-cell office:value-type="float" office:value="851.324">
            <text:p>851,324</text:p>
          </table:table-cell>
          <table:table-cell office:value-type="float" office:value="0.480342">
            <text:p>0,480342</text:p>
          </table:table-cell>
          <table:table-cell office:value-type="float" office:value="851.804">
            <text:p>851,804</text:p>
          </table:table-cell>
          <table:table-cell office:value-type="float" office:value="761.066">
            <text:p>761,066</text:p>
          </table:table-cell>
          <table:table-cell office:value-type="float" office:value="0.478582">
            <text:p>0,478582</text:p>
          </table:table-cell>
          <table:table-cell office:value-type="float" office:value="761.545">
            <text:p>761,545</text:p>
          </table:table-cell>
          <table:table-cell office:value-type="float" office:value="618.561">
            <text:p>618,561</text:p>
          </table:table-cell>
          <table:table-cell office:value-type="float" office:value="0.746025">
            <text:p>0,746025</text:p>
          </table:table-cell>
          <table:table-cell office:value-type="float" office:value="619.307">
            <text:p>619,307</text:p>
          </table:table-cell>
          <table:table-cell office:value-type="float" office:value="315.071">
            <text:p>315,071</text:p>
          </table:table-cell>
          <table:table-cell office:value-type="float" office:value="0.732829">
            <text:p>0,732829</text:p>
          </table:table-cell>
          <table:table-cell office:value-type="float" office:value="315.804">
            <text:p>315,804</text:p>
          </table:table-cell>
          <table:table-cell office:value-type="float" office:value="155.347">
            <text:p>155,347</text:p>
          </table:table-cell>
          <table:table-cell office:value-type="float" office:value="0.524329">
            <text:p>0,524329</text:p>
          </table:table-cell>
          <table:table-cell office:value-type="float" office:value="155.871">
            <text:p>155,871</text:p>
          </table:table-cell>
          <table:table-cell office:value-type="float" office:value="769.23">
            <text:p>769,23</text:p>
          </table:table-cell>
          <table:table-cell office:value-type="float" office:value="0.99646">
            <text:p>0,99646</text:p>
          </table:table-cell>
          <table:table-cell office:value-type="float" office:value="770.227">
            <text:p>770,227</text:p>
          </table:table-cell>
        </table:table-row>
        <table:table-row table:style-name="ro1">
          <table:table-cell office:value-type="float" office:value="862.398">
            <text:p>862,398</text:p>
          </table:table-cell>
          <table:table-cell office:value-type="float" office:value="0.987662">
            <text:p>0,987662</text:p>
          </table:table-cell>
          <table:table-cell office:value-type="float" office:value="863.386">
            <text:p>863,386</text:p>
          </table:table-cell>
          <table:table-cell office:value-type="float" office:value="316.852">
            <text:p>316,852</text:p>
          </table:table-cell>
          <table:table-cell office:value-type="float" office:value="0.478582">
            <text:p>0,478582</text:p>
          </table:table-cell>
          <table:table-cell office:value-type="float" office:value="317.33">
            <text:p>317,33</text:p>
          </table:table-cell>
          <table:table-cell office:value-type="float" office:value="761.493">
            <text:p>761,493</text:p>
          </table:table-cell>
          <table:table-cell office:value-type="float" office:value="0.885905">
            <text:p>0,885905</text:p>
          </table:table-cell>
          <table:table-cell office:value-type="float" office:value="762.379">
            <text:p>762,379</text:p>
          </table:table-cell>
          <table:table-cell office:value-type="float" office:value="740.488">
            <text:p>740,488</text:p>
          </table:table-cell>
          <table:table-cell office:value-type="float" office:value="0.479169">
            <text:p>0,479169</text:p>
          </table:table-cell>
          <table:table-cell office:value-type="float" office:value="740.967">
            <text:p>740,967</text:p>
          </table:table-cell>
          <table:table-cell office:value-type="float" office:value="846.19">
            <text:p>846,19</text:p>
          </table:table-cell>
          <table:table-cell office:value-type="float" office:value="1.3205">
            <text:p>1,3205</text:p>
          </table:table-cell>
          <table:table-cell office:value-type="float" office:value="847.51">
            <text:p>847,51</text:p>
          </table:table-cell>
          <table:table-cell office:value-type="float" office:value="637.834">
            <text:p>637,834</text:p>
          </table:table-cell>
          <table:table-cell office:value-type="float" office:value="0.769778">
            <text:p>0,769778</text:p>
          </table:table-cell>
          <table:table-cell office:value-type="float" office:value="638.604">
            <text:p>638,604</text:p>
          </table:table-cell>
          <table:table-cell office:value-type="float" office:value="315.927">
            <text:p>315,927</text:p>
          </table:table-cell>
          <table:table-cell office:value-type="float" office:value="0.736641">
            <text:p>0,736641</text:p>
          </table:table-cell>
          <table:table-cell office:value-type="float" office:value="316.664">
            <text:p>316,664</text:p>
          </table:table-cell>
          <table:table-cell office:value-type="float" office:value="164.677">
            <text:p>164,677</text:p>
          </table:table-cell>
          <table:table-cell office:value-type="float" office:value="0.524036">
            <text:p>0,524036</text:p>
          </table:table-cell>
          <table:table-cell office:value-type="float" office:value="165.201">
            <text:p>165,201</text:p>
          </table:table-cell>
          <table:table-cell office:value-type="float" office:value="737.939">
            <text:p>737,939</text:p>
          </table:table-cell>
          <table:table-cell office:value-type="float" office:value="1.33751">
            <text:p>1,33751</text:p>
          </table:table-cell>
          <table:table-cell office:value-type="float" office:value="739.277">
            <text:p>739,277</text:p>
          </table:table-cell>
        </table:table-row>
        <table:table-row table:style-name="ro1">
          <table:table-cell office:value-type="float" office:value="799.306">
            <text:p>799,306</text:p>
          </table:table-cell>
          <table:table-cell office:value-type="float" office:value="1.40144">
            <text:p>1,40144</text:p>
          </table:table-cell>
          <table:table-cell office:value-type="float" office:value="800.708">
            <text:p>800,708</text:p>
          </table:table-cell>
          <table:table-cell office:value-type="float" office:value="299.521">
            <text:p>299,521</text:p>
          </table:table-cell>
          <table:table-cell office:value-type="float" office:value="0.31319">
            <text:p>0,31319</text:p>
          </table:table-cell>
          <table:table-cell office:value-type="float" office:value="299.834">
            <text:p>299,834</text:p>
          </table:table-cell>
          <table:table-cell office:value-type="float" office:value="918.865">
            <text:p>918,865</text:p>
          </table:table-cell>
          <table:table-cell office:value-type="float" office:value="1.00731">
            <text:p>1,00731</text:p>
          </table:table-cell>
          <table:table-cell office:value-type="float" office:value="919.873">
            <text:p>919,873</text:p>
          </table:table-cell>
          <table:table-cell office:value-type="float" office:value="687.275">
            <text:p>687,275</text:p>
          </table:table-cell>
          <table:table-cell office:value-type="float" office:value="0.48738">
            <text:p>0,48738</text:p>
          </table:table-cell>
          <table:table-cell office:value-type="float" office:value="687.762">
            <text:p>687,762</text:p>
          </table:table-cell>
          <table:table-cell office:value-type="float" office:value="720.809">
            <text:p>720,809</text:p>
          </table:table-cell>
          <table:table-cell office:value-type="float" office:value="0.611424">
            <text:p>0,611424</text:p>
          </table:table-cell>
          <table:table-cell office:value-type="float" office:value="721.421">
            <text:p>721,421</text:p>
          </table:table-cell>
          <table:table-cell office:value-type="float" office:value="753.956">
            <text:p>753,956</text:p>
          </table:table-cell>
          <table:table-cell office:value-type="float" office:value="0.768605">
            <text:p>0,768605</text:p>
          </table:table-cell>
          <table:table-cell office:value-type="float" office:value="754.725">
            <text:p>754,725</text:p>
          </table:table-cell>
          <table:table-cell office:value-type="float" office:value="346.849">
            <text:p>346,849</text:p>
          </table:table-cell>
          <table:table-cell office:value-type="float" office:value="0.725204">
            <text:p>0,725204</text:p>
          </table:table-cell>
          <table:table-cell office:value-type="float" office:value="347.574">
            <text:p>347,574</text:p>
          </table:table-cell>
          <table:table-cell office:value-type="float" office:value="148.838">
            <text:p>148,838</text:p>
          </table:table-cell>
          <table:table-cell office:value-type="float" office:value="0.532833">
            <text:p>0,532833</text:p>
          </table:table-cell>
          <table:table-cell office:value-type="float" office:value="149.37">
            <text:p>149,37</text:p>
          </table:table-cell>
          <table:table-cell office:value-type="float" office:value="821.341">
            <text:p>821,341</text:p>
          </table:table-cell>
          <table:table-cell office:value-type="float" office:value="1.43692">
            <text:p>1,43692</text:p>
          </table:table-cell>
          <table:table-cell office:value-type="float" office:value="822.778">
            <text:p>822,778</text:p>
          </table:table-cell>
        </table:table-row>
        <table:table-row table:style-name="ro1">
          <table:table-cell office:value-type="float" office:value="703.742">
            <text:p>703,742</text:p>
          </table:table-cell>
          <table:table-cell office:value-type="float" office:value="1.02402">
            <text:p>1,02402</text:p>
          </table:table-cell>
          <table:table-cell office:value-type="float" office:value="704.766">
            <text:p>704,766</text:p>
          </table:table-cell>
          <table:table-cell office:value-type="float" office:value="310.362">
            <text:p>310,362</text:p>
          </table:table-cell>
          <table:table-cell office:value-type="float" office:value="0.338409">
            <text:p>0,338409</text:p>
          </table:table-cell>
          <table:table-cell office:value-type="float" office:value="310.701">
            <text:p>310,701</text:p>
          </table:table-cell>
          <table:table-cell office:value-type="float" office:value="795.039">
            <text:p>795,039</text:p>
          </table:table-cell>
          <table:table-cell office:value-type="float" office:value="0.912004">
            <text:p>0,912004</text:p>
          </table:table-cell>
          <table:table-cell office:value-type="float" office:value="795.951">
            <text:p>795,951</text:p>
          </table:table-cell>
          <table:table-cell office:value-type="float" office:value="733.122">
            <text:p>733,122</text:p>
          </table:table-cell>
          <table:table-cell office:value-type="float" office:value="0.450723">
            <text:p>0,450723</text:p>
          </table:table-cell>
          <table:table-cell office:value-type="float" office:value="733.573">
            <text:p>733,573</text:p>
          </table:table-cell>
          <table:table-cell office:value-type="float" office:value="728.333">
            <text:p>728,333</text:p>
          </table:table-cell>
          <table:table-cell office:value-type="float" office:value="0.419932">
            <text:p>0,419932</text:p>
          </table:table-cell>
          <table:table-cell office:value-type="float" office:value="728.753">
            <text:p>728,753</text:p>
          </table:table-cell>
          <table:table-cell office:value-type="float" office:value="628.312">
            <text:p>628,312</text:p>
          </table:table-cell>
          <table:table-cell office:value-type="float" office:value="0.755996">
            <text:p>0,755996</text:p>
          </table:table-cell>
          <table:table-cell office:value-type="float" office:value="629.068">
            <text:p>629,068</text:p>
          </table:table-cell>
          <table:table-cell office:value-type="float" office:value="334.659">
            <text:p>334,659</text:p>
          </table:table-cell>
          <table:table-cell office:value-type="float" office:value="2.03016">
            <text:p>2,03016</text:p>
          </table:table-cell>
          <table:table-cell office:value-type="float" office:value="336.689">
            <text:p>336,689</text:p>
          </table:table-cell>
          <table:table-cell office:value-type="float" office:value="147.474">
            <text:p>147,474</text:p>
          </table:table-cell>
          <table:table-cell office:value-type="float" office:value="0.469785">
            <text:p>0,469785</text:p>
          </table:table-cell>
          <table:table-cell office:value-type="float" office:value="147.944">
            <text:p>147,944</text:p>
          </table:table-cell>
          <table:table-cell office:value-type="float" office:value="798.139">
            <text:p>798,139</text:p>
          </table:table-cell>
          <table:table-cell office:value-type="float" office:value="1.01845">
            <text:p>1,01845</text:p>
          </table:table-cell>
          <table:table-cell office:value-type="float" office:value="799.157">
            <text:p>799,157</text:p>
          </table:table-cell>
        </table:table-row>
        <table:table-row table:style-name="ro1">
          <table:table-cell office:value-type="float" office:value="759.599">
            <text:p>759,599</text:p>
          </table:table-cell>
          <table:table-cell office:value-type="float" office:value="0.94866">
            <text:p>0,94866</text:p>
          </table:table-cell>
          <table:table-cell office:value-type="float" office:value="760.548">
            <text:p>760,548</text:p>
          </table:table-cell>
          <table:table-cell office:value-type="float" office:value="347.749">
            <text:p>347,749</text:p>
          </table:table-cell>
          <table:table-cell office:value-type="float" office:value="0.331078">
            <text:p>0,331078</text:p>
          </table:table-cell>
          <table:table-cell office:value-type="float" office:value="348.081">
            <text:p>348,081</text:p>
          </table:table-cell>
          <table:table-cell office:value-type="float" office:value="822.534">
            <text:p>822,534</text:p>
          </table:table-cell>
          <table:table-cell office:value-type="float" office:value="0.891477">
            <text:p>0,891477</text:p>
          </table:table-cell>
          <table:table-cell office:value-type="float" office:value="823.425">
            <text:p>823,425</text:p>
          </table:table-cell>
          <table:table-cell office:value-type="float" office:value="788.85">
            <text:p>788,85</text:p>
          </table:table-cell>
          <table:table-cell office:value-type="float" office:value="0.468025">
            <text:p>0,468025</text:p>
          </table:table-cell>
          <table:table-cell office:value-type="float" office:value="789.318">
            <text:p>789,318</text:p>
          </table:table-cell>
          <table:table-cell office:value-type="float" office:value="685.93">
            <text:p>685,93</text:p>
          </table:table-cell>
          <table:table-cell office:value-type="float" office:value="0.457468">
            <text:p>0,457468</text:p>
          </table:table-cell>
          <table:table-cell office:value-type="float" office:value="686.388">
            <text:p>686,388</text:p>
          </table:table-cell>
          <table:table-cell office:value-type="float" office:value="583.932">
            <text:p>583,932</text:p>
          </table:table-cell>
          <table:table-cell office:value-type="float" office:value="0.713181">
            <text:p>0,713181</text:p>
          </table:table-cell>
          <table:table-cell office:value-type="float" office:value="584.646">
            <text:p>584,646</text:p>
          </table:table-cell>
          <table:table-cell office:value-type="float" office:value="338.214">
            <text:p>338,214</text:p>
          </table:table-cell>
          <table:table-cell office:value-type="float" office:value="0.703211">
            <text:p>0,703211</text:p>
          </table:table-cell>
          <table:table-cell office:value-type="float" office:value="338.917">
            <text:p>338,917</text:p>
          </table:table-cell>
          <table:table-cell office:value-type="float" office:value="138.025">
            <text:p>138,025</text:p>
          </table:table-cell>
          <table:table-cell office:value-type="float" office:value="0.468025">
            <text:p>0,468025</text:p>
          </table:table-cell>
          <table:table-cell office:value-type="float" office:value="138.493">
            <text:p>138,493</text:p>
          </table:table-cell>
          <table:table-cell office:value-type="float" office:value="796.996">
            <text:p>796,996</text:p>
          </table:table-cell>
          <table:table-cell office:value-type="float" office:value="0.973586">
            <text:p>0,973586</text:p>
          </table:table-cell>
          <table:table-cell office:value-type="float" office:value="797.97">
            <text:p>797,97</text:p>
          </table:table-cell>
        </table:table-row>
        <table:table-row table:style-name="ro1">
          <table:table-cell office:value-type="float" office:value="836.777">
            <text:p>836,777</text:p>
          </table:table-cell>
          <table:table-cell office:value-type="float" office:value="0.993527">
            <text:p>0,993527</text:p>
          </table:table-cell>
          <table:table-cell office:value-type="float" office:value="837.771">
            <text:p>837,771</text:p>
          </table:table-cell>
          <table:table-cell office:value-type="float" office:value="326.405">
            <text:p>326,405</text:p>
          </table:table-cell>
          <table:table-cell office:value-type="float" office:value="0.325799">
            <text:p>0,325799</text:p>
          </table:table-cell>
          <table:table-cell office:value-type="float" office:value="326.731">
            <text:p>326,731</text:p>
          </table:table-cell>
          <table:table-cell office:value-type="float" office:value="771.45">
            <text:p>771,45</text:p>
          </table:table-cell>
          <table:table-cell office:value-type="float" office:value="0.89089">
            <text:p>0,89089</text:p>
          </table:table-cell>
          <table:table-cell office:value-type="float" office:value="772.341">
            <text:p>772,341</text:p>
          </table:table-cell>
          <table:table-cell office:value-type="float" office:value="712.424">
            <text:p>712,424</text:p>
          </table:table-cell>
          <table:table-cell office:value-type="float" office:value="0.598814">
            <text:p>0,598814</text:p>
          </table:table-cell>
          <table:table-cell office:value-type="float" office:value="713.023">
            <text:p>713,023</text:p>
          </table:table-cell>
          <table:table-cell office:value-type="float" office:value="741.651">
            <text:p>741,651</text:p>
          </table:table-cell>
          <table:table-cell office:value-type="float" office:value="0.42785">
            <text:p>0,42785</text:p>
          </table:table-cell>
          <table:table-cell office:value-type="float" office:value="742.079">
            <text:p>742,079</text:p>
          </table:table-cell>
          <table:table-cell office:value-type="float" office:value="635.18">
            <text:p>635,18</text:p>
          </table:table-cell>
          <table:table-cell office:value-type="float" office:value="0.705557">
            <text:p>0,705557</text:p>
          </table:table-cell>
          <table:table-cell office:value-type="float" office:value="635.886">
            <text:p>635,886</text:p>
          </table:table-cell>
          <table:table-cell office:value-type="float" office:value="348.873">
            <text:p>348,873</text:p>
          </table:table-cell>
          <table:table-cell office:value-type="float" office:value="2.0155">
            <text:p>2,0155</text:p>
          </table:table-cell>
          <table:table-cell office:value-type="float" office:value="350.888">
            <text:p>350,888</text:p>
          </table:table-cell>
          <table:table-cell office:value-type="float" office:value="152.924">
            <text:p>152,924</text:p>
          </table:table-cell>
          <table:table-cell office:value-type="float" office:value="0.471251">
            <text:p>0,471251</text:p>
          </table:table-cell>
          <table:table-cell office:value-type="float" office:value="153.396">
            <text:p>153,396</text:p>
          </table:table-cell>
          <table:table-cell office:value-type="float" office:value="747.965">
            <text:p>747,965</text:p>
          </table:table-cell>
          <table:table-cell office:value-type="float" office:value="0.975346">
            <text:p>0,975346</text:p>
          </table:table-cell>
          <table:table-cell office:value-type="float" office:value="748.94">
            <text:p>748,94</text:p>
          </table:table-cell>
        </table:table-row>
        <table:table-row table:style-name="ro1">
          <table:table-cell office:value-type="float" office:value="773.549">
            <text:p>773,549</text:p>
          </table:table-cell>
          <table:table-cell office:value-type="float" office:value="1.06215">
            <text:p>1,06215</text:p>
          </table:table-cell>
          <table:table-cell office:value-type="float" office:value="774.612">
            <text:p>774,612</text:p>
          </table:table-cell>
          <table:table-cell office:value-type="float" office:value="318.386">
            <text:p>318,386</text:p>
          </table:table-cell>
          <table:table-cell office:value-type="float" office:value="0.325506">
            <text:p>0,325506</text:p>
          </table:table-cell>
          <table:table-cell office:value-type="float" office:value="318.712">
            <text:p>318,712</text:p>
          </table:table-cell>
          <table:table-cell office:value-type="float" office:value="826.356">
            <text:p>826,356</text:p>
          </table:table-cell>
          <table:table-cell office:value-type="float" office:value="0.909365">
            <text:p>0,909365</text:p>
          </table:table-cell>
          <table:table-cell office:value-type="float" office:value="827.265">
            <text:p>827,265</text:p>
          </table:table-cell>
          <table:table-cell office:value-type="float" office:value="700.957">
            <text:p>700,957</text:p>
          </table:table-cell>
          <table:table-cell office:value-type="float" office:value="0.474477">
            <text:p>0,474477</text:p>
          </table:table-cell>
          <table:table-cell office:value-type="float" office:value="701.432">
            <text:p>701,432</text:p>
          </table:table-cell>
          <table:table-cell office:value-type="float" office:value="731.104">
            <text:p>731,104</text:p>
          </table:table-cell>
          <table:table-cell office:value-type="float" office:value="0.46392">
            <text:p>0,46392</text:p>
          </table:table-cell>
          <table:table-cell office:value-type="float" office:value="731.568">
            <text:p>731,568</text:p>
          </table:table-cell>
          <table:table-cell office:value-type="float" office:value="682.314">
            <text:p>682,314</text:p>
          </table:table-cell>
          <table:table-cell office:value-type="float" office:value="0.864498">
            <text:p>0,864498</text:p>
          </table:table-cell>
          <table:table-cell office:value-type="float" office:value="683.178">
            <text:p>683,178</text:p>
          </table:table-cell>
          <table:table-cell office:value-type="float" office:value="365.162">
            <text:p>365,162</text:p>
          </table:table-cell>
          <table:table-cell office:value-type="float" office:value="0.743972">
            <text:p>0,743972</text:p>
          </table:table-cell>
          <table:table-cell office:value-type="float" office:value="365.906">
            <text:p>365,906</text:p>
          </table:table-cell>
          <table:table-cell office:value-type="float" office:value="149.511">
            <text:p>149,511</text:p>
          </table:table-cell>
          <table:table-cell office:value-type="float" office:value="0.512892">
            <text:p>0,512892</text:p>
          </table:table-cell>
          <table:table-cell office:value-type="float" office:value="150.024">
            <text:p>150,024</text:p>
          </table:table-cell>
          <table:table-cell office:value-type="float" office:value="716.664">
            <text:p>716,664</text:p>
          </table:table-cell>
          <table:table-cell office:value-type="float" office:value="2.5061">
            <text:p>2,5061</text:p>
          </table:table-cell>
          <table:table-cell office:value-type="float" office:value="719.17">
            <text:p>719,17</text:p>
          </table:table-cell>
        </table:table-row>
        <table:table-row table:style-name="ro1">
          <table:table-cell office:value-type="float" office:value="729.367">
            <text:p>729,367</text:p>
          </table:table-cell>
          <table:table-cell office:value-type="float" office:value="1.00907">
            <text:p>1,00907</text:p>
          </table:table-cell>
          <table:table-cell office:value-type="float" office:value="730.376">
            <text:p>730,376</text:p>
          </table:table-cell>
          <table:table-cell office:value-type="float" office:value="300.455">
            <text:p>300,455</text:p>
          </table:table-cell>
          <table:table-cell office:value-type="float" office:value="0.326972">
            <text:p>0,326972</text:p>
          </table:table-cell>
          <table:table-cell office:value-type="float" office:value="300.782">
            <text:p>300,782</text:p>
          </table:table-cell>
          <table:table-cell office:value-type="float" office:value="902.274">
            <text:p>902,274</text:p>
          </table:table-cell>
          <table:table-cell office:value-type="float" office:value="0.884732">
            <text:p>0,884732</text:p>
          </table:table-cell>
          <table:table-cell office:value-type="float" office:value="903.159">
            <text:p>903,159</text:p>
          </table:table-cell>
          <table:table-cell office:value-type="float" office:value="689.743">
            <text:p>689,743</text:p>
          </table:table-cell>
          <table:table-cell office:value-type="float" office:value="0.448084">
            <text:p>0,448084</text:p>
          </table:table-cell>
          <table:table-cell office:value-type="float" office:value="690.191">
            <text:p>690,191</text:p>
          </table:table-cell>
          <table:table-cell office:value-type="float" office:value="784.675">
            <text:p>784,675</text:p>
          </table:table-cell>
          <table:table-cell office:value-type="float" office:value="0.448377">
            <text:p>0,448377</text:p>
          </table:table-cell>
          <table:table-cell office:value-type="float" office:value="785.123">
            <text:p>785,123</text:p>
          </table:table-cell>
          <table:table-cell office:value-type="float" office:value="615.878">
            <text:p>615,878</text:p>
          </table:table-cell>
          <table:table-cell office:value-type="float" office:value="0.795584">
            <text:p>0,795584</text:p>
          </table:table-cell>
          <table:table-cell office:value-type="float" office:value="616.673">
            <text:p>616,673</text:p>
          </table:table-cell>
          <table:table-cell office:value-type="float" office:value="331.24">
            <text:p>331,24</text:p>
          </table:table-cell>
          <table:table-cell office:value-type="float" office:value="0.779455">
            <text:p>0,779455</text:p>
          </table:table-cell>
          <table:table-cell office:value-type="float" office:value="332.02">
            <text:p>332,02</text:p>
          </table:table-cell>
          <table:table-cell office:value-type="float" office:value="157.307">
            <text:p>157,307</text:p>
          </table:table-cell>
          <table:table-cell office:value-type="float" office:value="0.558932">
            <text:p>0,558932</text:p>
          </table:table-cell>
          <table:table-cell office:value-type="float" office:value="157.866">
            <text:p>157,866</text:p>
          </table:table-cell>
          <table:table-cell office:value-type="float" office:value="786.012">
            <text:p>786,012</text:p>
          </table:table-cell>
          <table:table-cell office:value-type="float" office:value="1.49909">
            <text:p>1,49909</text:p>
          </table:table-cell>
          <table:table-cell office:value-type="float" office:value="787.511">
            <text:p>787,511</text:p>
          </table:table-cell>
        </table:table-row>
        <table:table-row table:style-name="ro1">
          <table:table-cell office:value-type="float" office:value="757.197">
            <text:p>757,197</text:p>
          </table:table-cell>
          <table:table-cell office:value-type="float" office:value="0.989422">
            <text:p>0,989422</text:p>
          </table:table-cell>
          <table:table-cell office:value-type="float" office:value="758.186">
            <text:p>758,186</text:p>
          </table:table-cell>
          <table:table-cell office:value-type="float" office:value="289.958">
            <text:p>289,958</text:p>
          </table:table-cell>
          <table:table-cell office:value-type="float" office:value="0.311724">
            <text:p>0,311724</text:p>
          </table:table-cell>
          <table:table-cell office:value-type="float" office:value="290.269">
            <text:p>290,269</text:p>
          </table:table-cell>
          <table:table-cell office:value-type="float" office:value="923.876">
            <text:p>923,876</text:p>
          </table:table-cell>
          <table:table-cell office:value-type="float" office:value="1.1337">
            <text:p>1,1337</text:p>
          </table:table-cell>
          <table:table-cell office:value-type="float" office:value="925.01">
            <text:p>925,01</text:p>
          </table:table-cell>
          <table:table-cell office:value-type="float" office:value="875.68">
            <text:p>875,68</text:p>
          </table:table-cell>
          <table:table-cell office:value-type="float" office:value="0.804675">
            <text:p>0,804675</text:p>
          </table:table-cell>
          <table:table-cell office:value-type="float" office:value="876.485">
            <text:p>876,485</text:p>
          </table:table-cell>
          <table:table-cell office:value-type="float" office:value="798.56">
            <text:p>798,56</text:p>
          </table:table-cell>
          <table:table-cell office:value-type="float" office:value="0.466266">
            <text:p>0,466266</text:p>
          </table:table-cell>
          <table:table-cell office:value-type="float" office:value="799.026">
            <text:p>799,026</text:p>
          </table:table-cell>
          <table:table-cell office:value-type="float" office:value="692.328">
            <text:p>692,328</text:p>
          </table:table-cell>
          <table:table-cell office:value-type="float" office:value="0.732829">
            <text:p>0,732829</text:p>
          </table:table-cell>
          <table:table-cell office:value-type="float" office:value="693.061">
            <text:p>693,061</text:p>
          </table:table-cell>
          <table:table-cell office:value-type="float" office:value="358.513">
            <text:p>358,513</text:p>
          </table:table-cell>
          <table:table-cell office:value-type="float" office:value="1.15305">
            <text:p>1,15305</text:p>
          </table:table-cell>
          <table:table-cell office:value-type="float" office:value="359.666">
            <text:p>359,666</text:p>
          </table:table-cell>
          <table:table-cell office:value-type="float" office:value="169.352">
            <text:p>169,352</text:p>
          </table:table-cell>
          <table:table-cell office:value-type="float" office:value="0.529021">
            <text:p>0,529021</text:p>
          </table:table-cell>
          <table:table-cell office:value-type="float" office:value="169.881">
            <text:p>169,881</text:p>
          </table:table-cell>
          <table:table-cell office:value-type="float" office:value="780.179">
            <text:p>780,179</text:p>
          </table:table-cell>
          <table:table-cell office:value-type="float" office:value="0.955698">
            <text:p>0,955698</text:p>
          </table:table-cell>
          <table:table-cell office:value-type="float" office:value="781.134">
            <text:p>781,134</text:p>
          </table:table-cell>
        </table:table-row>
        <table:table-row table:style-name="ro1">
          <table:table-cell office:value-type="float" office:value="755.376">
            <text:p>755,376</text:p>
          </table:table-cell>
          <table:table-cell office:value-type="float" office:value="1.19147">
            <text:p>1,19147</text:p>
          </table:table-cell>
          <table:table-cell office:value-type="float" office:value="756.567">
            <text:p>756,567</text:p>
          </table:table-cell>
          <table:table-cell office:value-type="float" office:value="381.46">
            <text:p>381,46</text:p>
          </table:table-cell>
          <table:table-cell office:value-type="float" office:value="0.309671">
            <text:p>0,309671</text:p>
          </table:table-cell>
          <table:table-cell office:value-type="float" office:value="381.77">
            <text:p>381,77</text:p>
          </table:table-cell>
          <table:table-cell office:value-type="float" office:value="855.605">
            <text:p>855,605</text:p>
          </table:table-cell>
          <table:table-cell office:value-type="float" office:value="0.944848">
            <text:p>0,944848</text:p>
          </table:table-cell>
          <table:table-cell office:value-type="float" office:value="856.55">
            <text:p>856,55</text:p>
          </table:table-cell>
          <table:table-cell office:value-type="float" office:value="746.427">
            <text:p>746,427</text:p>
          </table:table-cell>
          <table:table-cell office:value-type="float" office:value="0.476529">
            <text:p>0,476529</text:p>
          </table:table-cell>
          <table:table-cell office:value-type="float" office:value="746.904">
            <text:p>746,904</text:p>
          </table:table-cell>
          <table:table-cell office:value-type="float" office:value="685.348">
            <text:p>685,348</text:p>
          </table:table-cell>
          <table:table-cell office:value-type="float" office:value="0.447791">
            <text:p>0,447791</text:p>
          </table:table-cell>
          <table:table-cell office:value-type="float" office:value="685.796">
            <text:p>685,796</text:p>
          </table:table-cell>
          <table:table-cell office:value-type="float" office:value="607.926">
            <text:p>607,926</text:p>
          </table:table-cell>
          <table:table-cell office:value-type="float" office:value="0.723152">
            <text:p>0,723152</text:p>
          </table:table-cell>
          <table:table-cell office:value-type="float" office:value="608.649">
            <text:p>608,649</text:p>
          </table:table-cell>
          <table:table-cell office:value-type="float" office:value="346.158">
            <text:p>346,158</text:p>
          </table:table-cell>
          <table:table-cell office:value-type="float" office:value="0.794411">
            <text:p>0,794411</text:p>
          </table:table-cell>
          <table:table-cell office:value-type="float" office:value="346.952">
            <text:p>346,952</text:p>
          </table:table-cell>
          <table:table-cell office:value-type="float" office:value="172.663">
            <text:p>172,663</text:p>
          </table:table-cell>
          <table:table-cell office:value-type="float" office:value="0.475063">
            <text:p>0,475063</text:p>
          </table:table-cell>
          <table:table-cell office:value-type="float" office:value="173.138">
            <text:p>173,138</text:p>
          </table:table-cell>
          <table:table-cell office:value-type="float" office:value="725.031">
            <text:p>725,031</text:p>
          </table:table-cell>
          <table:table-cell office:value-type="float" office:value="0.978278">
            <text:p>0,978278</text:p>
          </table:table-cell>
          <table:table-cell office:value-type="float" office:value="726.009">
            <text:p>726,009</text:p>
          </table:table-cell>
        </table:table-row>
        <table:table-row table:style-name="ro1">
          <table:table-cell office:value-type="float" office:value="834.897">
            <text:p>834,897</text:p>
          </table:table-cell>
          <table:table-cell office:value-type="float" office:value="1.38091">
            <text:p>1,38091</text:p>
          </table:table-cell>
          <table:table-cell office:value-type="float" office:value="836.278">
            <text:p>836,278</text:p>
          </table:table-cell>
          <table:table-cell office:value-type="float" office:value="287.982">
            <text:p>287,982</text:p>
          </table:table-cell>
          <table:table-cell office:value-type="float" office:value="0.313776">
            <text:p>0,313776</text:p>
          </table:table-cell>
          <table:table-cell office:value-type="float" office:value="288.295">
            <text:p>288,295</text:p>
          </table:table-cell>
          <table:table-cell office:value-type="float" office:value="891.751">
            <text:p>891,751</text:p>
          </table:table-cell>
          <table:table-cell office:value-type="float" office:value="0.893823">
            <text:p>0,893823</text:p>
          </table:table-cell>
          <table:table-cell office:value-type="float" office:value="892.645">
            <text:p>892,645</text:p>
          </table:table-cell>
          <table:table-cell office:value-type="float" office:value="740.645">
            <text:p>740,645</text:p>
          </table:table-cell>
          <table:table-cell office:value-type="float" office:value="0.509667">
            <text:p>0,509667</text:p>
          </table:table-cell>
          <table:table-cell office:value-type="float" office:value="741.155">
            <text:p>741,155</text:p>
          </table:table-cell>
          <table:table-cell office:value-type="float" office:value="778.292">
            <text:p>778,292</text:p>
          </table:table-cell>
          <table:table-cell office:value-type="float" office:value="0.423158">
            <text:p>0,423158</text:p>
          </table:table-cell>
          <table:table-cell office:value-type="float" office:value="778.715">
            <text:p>778,715</text:p>
          </table:table-cell>
          <table:table-cell office:value-type="float" office:value="624.371">
            <text:p>624,371</text:p>
          </table:table-cell>
          <table:table-cell office:value-type="float" office:value="0.709662">
            <text:p>0,709662</text:p>
          </table:table-cell>
          <table:table-cell office:value-type="float" office:value="625.08">
            <text:p>625,08</text:p>
          </table:table-cell>
          <table:table-cell office:value-type="float" office:value="307.064">
            <text:p>307,064</text:p>
          </table:table-cell>
          <table:table-cell office:value-type="float" office:value="0.710542">
            <text:p>0,710542</text:p>
          </table:table-cell>
          <table:table-cell office:value-type="float" office:value="307.774">
            <text:p>307,774</text:p>
          </table:table-cell>
          <table:table-cell office:value-type="float" office:value="158.827">
            <text:p>158,827</text:p>
          </table:table-cell>
          <table:table-cell office:value-type="float" office:value="0.468025">
            <text:p>0,468025</text:p>
          </table:table-cell>
          <table:table-cell office:value-type="float" office:value="159.295">
            <text:p>159,295</text:p>
          </table:table-cell>
          <table:table-cell office:value-type="float" office:value="762.96">
            <text:p>762,96</text:p>
          </table:table-cell>
          <table:table-cell office:value-type="float" office:value="2.84627">
            <text:p>2,84627</text:p>
          </table:table-cell>
          <table:table-cell office:value-type="float" office:value="765.807">
            <text:p>765,807</text:p>
          </table:table-cell>
        </table:table-row>
        <table:table-row table:style-name="ro1">
          <table:table-cell office:value-type="float" office:value="732.11">
            <text:p>732,11</text:p>
          </table:table-cell>
          <table:table-cell office:value-type="float" office:value="0.999685">
            <text:p>0,999685</text:p>
          </table:table-cell>
          <table:table-cell office:value-type="float" office:value="733.11">
            <text:p>733,11</text:p>
          </table:table-cell>
          <table:table-cell office:value-type="float" office:value="285.298">
            <text:p>285,298</text:p>
          </table:table-cell>
          <table:table-cell office:value-type="float" office:value="0.321987">
            <text:p>0,321987</text:p>
          </table:table-cell>
          <table:table-cell office:value-type="float" office:value="285.62">
            <text:p>285,62</text:p>
          </table:table-cell>
          <table:table-cell office:value-type="float" office:value="803.207">
            <text:p>803,207</text:p>
          </table:table-cell>
          <table:table-cell office:value-type="float" office:value="0.883266">
            <text:p>0,883266</text:p>
          </table:table-cell>
          <table:table-cell office:value-type="float" office:value="804.09">
            <text:p>804,09</text:p>
          </table:table-cell>
          <table:table-cell office:value-type="float" office:value="684.455">
            <text:p>684,455</text:p>
          </table:table-cell>
          <table:table-cell office:value-type="float" office:value="0.481808">
            <text:p>0,481808</text:p>
          </table:table-cell>
          <table:table-cell office:value-type="float" office:value="684.937">
            <text:p>684,937</text:p>
          </table:table-cell>
          <table:table-cell office:value-type="float" office:value="756.733">
            <text:p>756,733</text:p>
          </table:table-cell>
          <table:table-cell office:value-type="float" office:value="0.419053">
            <text:p>0,419053</text:p>
          </table:table-cell>
          <table:table-cell office:value-type="float" office:value="757.152">
            <text:p>757,152</text:p>
          </table:table-cell>
          <table:table-cell office:value-type="float" office:value="658.625">
            <text:p>658,625</text:p>
          </table:table-cell>
          <table:table-cell office:value-type="float" office:value="0.70409">
            <text:p>0,70409</text:p>
          </table:table-cell>
          <table:table-cell office:value-type="float" office:value="659.329">
            <text:p>659,329</text:p>
          </table:table-cell>
          <table:table-cell office:value-type="float" office:value="322.144">
            <text:p>322,144</text:p>
          </table:table-cell>
          <table:table-cell office:value-type="float" office:value="0.668021">
            <text:p>0,668021</text:p>
          </table:table-cell>
          <table:table-cell office:value-type="float" office:value="322.812">
            <text:p>322,812</text:p>
          </table:table-cell>
          <table:table-cell office:value-type="float" office:value="147.361">
            <text:p>147,361</text:p>
          </table:table-cell>
          <table:table-cell office:value-type="float" office:value="0.708196">
            <text:p>0,708196</text:p>
          </table:table-cell>
          <table:table-cell office:value-type="float" office:value="148.069">
            <text:p>148,069</text:p>
          </table:table-cell>
          <table:table-cell office:value-type="float" office:value="708.637">
            <text:p>708,637</text:p>
          </table:table-cell>
          <table:table-cell office:value-type="float" office:value="0.938396">
            <text:p>0,938396</text:p>
          </table:table-cell>
          <table:table-cell office:value-type="float" office:value="709.575">
            <text:p>709,575</text:p>
          </table:table-cell>
        </table:table-row>
        <table:table-row table:style-name="ro1">
          <table:table-cell office:value-type="float" office:value="810.365">
            <text:p>810,365</text:p>
          </table:table-cell>
          <table:table-cell office:value-type="float" office:value="0.966548">
            <text:p>0,966548</text:p>
          </table:table-cell>
          <table:table-cell office:value-type="float" office:value="811.332">
            <text:p>811,332</text:p>
          </table:table-cell>
          <table:table-cell office:value-type="float" office:value="292.984">
            <text:p>292,984</text:p>
          </table:table-cell>
          <table:table-cell office:value-type="float" office:value="0.313776">
            <text:p>0,313776</text:p>
          </table:table-cell>
          <table:table-cell office:value-type="float" office:value="293.298">
            <text:p>293,298</text:p>
          </table:table-cell>
          <table:table-cell office:value-type="float" office:value="822.107">
            <text:p>822,107</text:p>
          </table:table-cell>
          <table:table-cell office:value-type="float" office:value="0.882386">
            <text:p>0,882386</text:p>
          </table:table-cell>
          <table:table-cell office:value-type="float" office:value="822.99">
            <text:p>822,99</text:p>
          </table:table-cell>
          <table:table-cell office:value-type="float" office:value="733.28">
            <text:p>733,28</text:p>
          </table:table-cell>
          <table:table-cell office:value-type="float" office:value="0.485034">
            <text:p>0,485034</text:p>
          </table:table-cell>
          <table:table-cell office:value-type="float" office:value="733.766">
            <text:p>733,766</text:p>
          </table:table-cell>
          <table:table-cell office:value-type="float" office:value="775.032">
            <text:p>775,032</text:p>
          </table:table-cell>
          <table:table-cell office:value-type="float" office:value="0.457468">
            <text:p>0,457468</text:p>
          </table:table-cell>
          <table:table-cell office:value-type="float" office:value="775.489">
            <text:p>775,489</text:p>
          </table:table-cell>
          <table:table-cell office:value-type="float" office:value="660.399">
            <text:p>660,399</text:p>
          </table:table-cell>
          <table:table-cell office:value-type="float" office:value="0.94954">
            <text:p>0,94954</text:p>
          </table:table-cell>
          <table:table-cell office:value-type="float" office:value="661.348">
            <text:p>661,348</text:p>
          </table:table-cell>
          <table:table-cell office:value-type="float" office:value="360.992">
            <text:p>360,992</text:p>
          </table:table-cell>
          <table:table-cell office:value-type="float" office:value="0.756582">
            <text:p>0,756582</text:p>
          </table:table-cell>
          <table:table-cell office:value-type="float" office:value="361.748">
            <text:p>361,748</text:p>
          </table:table-cell>
          <table:table-cell office:value-type="float" office:value="164.659">
            <text:p>164,659</text:p>
          </table:table-cell>
          <table:table-cell office:value-type="float" office:value="0.5082">
            <text:p>0,5082</text:p>
          </table:table-cell>
          <table:table-cell office:value-type="float" office:value="165.167">
            <text:p>165,167</text:p>
          </table:table-cell>
          <table:table-cell office:value-type="float" office:value="767.779">
            <text:p>767,779</text:p>
          </table:table-cell>
          <table:table-cell office:value-type="float" office:value="1.02168">
            <text:p>1,02168</text:p>
          </table:table-cell>
          <table:table-cell office:value-type="float" office:value="768.8">
            <text:p>768,8</text:p>
          </table:table-cell>
        </table:table-row>
        <table:table-row table:style-name="ro1">
          <table:table-cell office:value-type="float" office:value="716.841">
            <text:p>716,841</text:p>
          </table:table-cell>
          <table:table-cell office:value-type="float" office:value="0.988835">
            <text:p>0,988835</text:p>
          </table:table-cell>
          <table:table-cell office:value-type="float" office:value="717.83">
            <text:p>717,83</text:p>
          </table:table-cell>
          <table:table-cell office:value-type="float" office:value="322.058">
            <text:p>322,058</text:p>
          </table:table-cell>
          <table:table-cell office:value-type="float" office:value="0.329318">
            <text:p>0,329318</text:p>
          </table:table-cell>
          <table:table-cell office:value-type="float" office:value="322.387">
            <text:p>322,387</text:p>
          </table:table-cell>
          <table:table-cell office:value-type="float" office:value="832.951">
            <text:p>832,951</text:p>
          </table:table-cell>
          <table:table-cell office:value-type="float" office:value="1.5378">
            <text:p>1,5378</text:p>
          </table:table-cell>
          <table:table-cell office:value-type="float" office:value="834.489">
            <text:p>834,489</text:p>
          </table:table-cell>
          <table:table-cell office:value-type="float" office:value="775.181">
            <text:p>775,181</text:p>
          </table:table-cell>
          <table:table-cell office:value-type="float" office:value="0.45131">
            <text:p>0,45131</text:p>
          </table:table-cell>
          <table:table-cell office:value-type="float" office:value="775.633">
            <text:p>775,633</text:p>
          </table:table-cell>
          <table:table-cell office:value-type="float" office:value="779.199">
            <text:p>779,199</text:p>
          </table:table-cell>
          <table:table-cell office:value-type="float" office:value="0.437234">
            <text:p>0,437234</text:p>
          </table:table-cell>
          <table:table-cell office:value-type="float" office:value="779.637">
            <text:p>779,637</text:p>
          </table:table-cell>
          <table:table-cell office:value-type="float" office:value="676.128">
            <text:p>676,128</text:p>
          </table:table-cell>
          <table:table-cell office:value-type="float" office:value="0.700865">
            <text:p>0,700865</text:p>
          </table:table-cell>
          <table:table-cell office:value-type="float" office:value="676.829">
            <text:p>676,829</text:p>
          </table:table-cell>
          <table:table-cell office:value-type="float" office:value="355.475">
            <text:p>355,475</text:p>
          </table:table-cell>
          <table:table-cell office:value-type="float" office:value="0.720219">
            <text:p>0,720219</text:p>
          </table:table-cell>
          <table:table-cell office:value-type="float" office:value="356.196">
            <text:p>356,196</text:p>
          </table:table-cell>
          <table:table-cell office:value-type="float" office:value="133.841">
            <text:p>133,841</text:p>
          </table:table-cell>
          <table:table-cell office:value-type="float" office:value="0.544856">
            <text:p>0,544856</text:p>
          </table:table-cell>
          <table:table-cell office:value-type="float" office:value="134.386">
            <text:p>134,386</text:p>
          </table:table-cell>
          <table:table-cell office:value-type="float" office:value="703.048">
            <text:p>703,048</text:p>
          </table:table-cell>
          <table:table-cell office:value-type="float" office:value="0.995873">
            <text:p>0,995873</text:p>
          </table:table-cell>
          <table:table-cell office:value-type="float" office:value="704.044">
            <text:p>704,044</text:p>
          </table:table-cell>
        </table:table-row>
        <table:table-row table:style-name="ro1">
          <table:table-cell office:value-type="float" office:value="745.129">
            <text:p>745,129</text:p>
          </table:table-cell>
          <table:table-cell office:value-type="float" office:value="1.83456">
            <text:p>1,83456</text:p>
          </table:table-cell>
          <table:table-cell office:value-type="float" office:value="746.964">
            <text:p>746,964</text:p>
          </table:table-cell>
          <table:table-cell office:value-type="float" office:value="306.873">
            <text:p>306,873</text:p>
          </table:table-cell>
          <table:table-cell office:value-type="float" office:value="0.328732">
            <text:p>0,328732</text:p>
          </table:table-cell>
          <table:table-cell office:value-type="float" office:value="307.202">
            <text:p>307,202</text:p>
          </table:table-cell>
          <table:table-cell office:value-type="float" office:value="995.238">
            <text:p>995,238</text:p>
          </table:table-cell>
          <table:table-cell office:value-type="float" office:value="0.919628">
            <text:p>0,919628</text:p>
          </table:table-cell>
          <table:table-cell office:value-type="float" office:value="996.157">
            <text:p>996,157</text:p>
          </table:table-cell>
          <table:table-cell office:value-type="float" office:value="745.799">
            <text:p>745,799</text:p>
          </table:table-cell>
          <table:table-cell office:value-type="float" office:value="0.486207">
            <text:p>0,486207</text:p>
          </table:table-cell>
          <table:table-cell office:value-type="float" office:value="746.285">
            <text:p>746,285</text:p>
          </table:table-cell>
          <table:table-cell office:value-type="float" office:value="733.469">
            <text:p>733,469</text:p>
          </table:table-cell>
          <table:table-cell office:value-type="float" office:value="0.468612">
            <text:p>0,468612</text:p>
          </table:table-cell>
          <table:table-cell office:value-type="float" office:value="733.938">
            <text:p>733,938</text:p>
          </table:table-cell>
          <table:table-cell office:value-type="float" office:value="576.11">
            <text:p>576,11</text:p>
          </table:table-cell>
          <table:table-cell office:value-type="float" office:value="0.704677">
            <text:p>0,704677</text:p>
          </table:table-cell>
          <table:table-cell office:value-type="float" office:value="576.814">
            <text:p>576,814</text:p>
          </table:table-cell>
          <table:table-cell office:value-type="float" office:value="322.797">
            <text:p>322,797</text:p>
          </table:table-cell>
          <table:table-cell office:value-type="float" office:value="1.30994">
            <text:p>1,30994</text:p>
          </table:table-cell>
          <table:table-cell office:value-type="float" office:value="324.107">
            <text:p>324,107</text:p>
          </table:table-cell>
          <table:table-cell office:value-type="float" office:value="149.738">
            <text:p>149,738</text:p>
          </table:table-cell>
          <table:table-cell office:value-type="float" office:value="0.484154">
            <text:p>0,484154</text:p>
          </table:table-cell>
          <table:table-cell office:value-type="float" office:value="150.222">
            <text:p>150,222</text:p>
          </table:table-cell>
          <table:table-cell office:value-type="float" office:value="767.032">
            <text:p>767,032</text:p>
          </table:table-cell>
          <table:table-cell office:value-type="float" office:value="1.01054">
            <text:p>1,01054</text:p>
          </table:table-cell>
          <table:table-cell office:value-type="float" office:value="768.043">
            <text:p>768,043</text:p>
          </table:table-cell>
        </table:table-row>
        <table:table-row table:style-name="ro1">
          <table:table-cell office:value-type="float" office:value="803.788">
            <text:p>803,788</text:p>
          </table:table-cell>
          <table:table-cell office:value-type="float" office:value="1.08649">
            <text:p>1,08649</text:p>
          </table:table-cell>
          <table:table-cell office:value-type="float" office:value="804.875">
            <text:p>804,875</text:p>
          </table:table-cell>
          <table:table-cell office:value-type="float" office:value="301.937">
            <text:p>301,937</text:p>
          </table:table-cell>
          <table:table-cell office:value-type="float" office:value="0.644561">
            <text:p>0,644561</text:p>
          </table:table-cell>
          <table:table-cell office:value-type="float" office:value="302.581">
            <text:p>302,581</text:p>
          </table:table-cell>
          <table:table-cell office:value-type="float" office:value="826.283">
            <text:p>826,283</text:p>
          </table:table-cell>
          <table:table-cell office:value-type="float" office:value="0.926373">
            <text:p>0,926373</text:p>
          </table:table-cell>
          <table:table-cell office:value-type="float" office:value="827.21">
            <text:p>827,21</text:p>
          </table:table-cell>
          <table:table-cell office:value-type="float" office:value="679.109">
            <text:p>679,109</text:p>
          </table:table-cell>
          <table:table-cell office:value-type="float" office:value="0.462747">
            <text:p>0,462747</text:p>
          </table:table-cell>
          <table:table-cell office:value-type="float" office:value="679.572">
            <text:p>679,572</text:p>
          </table:table-cell>
          <table:table-cell office:value-type="float" office:value="701.145">
            <text:p>701,145</text:p>
          </table:table-cell>
          <table:table-cell office:value-type="float" office:value="0.483567">
            <text:p>0,483567</text:p>
          </table:table-cell>
          <table:table-cell office:value-type="float" office:value="701.628">
            <text:p>701,628</text:p>
          </table:table-cell>
          <table:table-cell office:value-type="float" office:value="613.216">
            <text:p>613,216</text:p>
          </table:table-cell>
          <table:table-cell office:value-type="float" office:value="1.20525">
            <text:p>1,20525</text:p>
          </table:table-cell>
          <table:table-cell office:value-type="float" office:value="614.421">
            <text:p>614,421</text:p>
          </table:table-cell>
          <table:table-cell office:value-type="float" office:value="370.452">
            <text:p>370,452</text:p>
          </table:table-cell>
          <table:table-cell office:value-type="float" office:value="0.709955">
            <text:p>0,709955</text:p>
          </table:table-cell>
          <table:table-cell office:value-type="float" office:value="371.162">
            <text:p>371,162</text:p>
          </table:table-cell>
          <table:table-cell office:value-type="float" office:value="171.372">
            <text:p>171,372</text:p>
          </table:table-cell>
          <table:table-cell office:value-type="float" office:value="0.479755">
            <text:p>0,479755</text:p>
          </table:table-cell>
          <table:table-cell office:value-type="float" office:value="171.852">
            <text:p>171,852</text:p>
          </table:table-cell>
          <table:table-cell office:value-type="float" office:value="821.843">
            <text:p>821,843</text:p>
          </table:table-cell>
          <table:table-cell office:value-type="float" office:value="1.02109">
            <text:p>1,02109</text:p>
          </table:table-cell>
          <table:table-cell office:value-type="float" office:value="822.864">
            <text:p>822,864</text:p>
          </table:table-cell>
        </table:table-row>
        <table:table-row table:style-name="ro1">
          <table:table-cell office:value-type="float" office:value="748.795">
            <text:p>748,795</text:p>
          </table:table-cell>
          <table:table-cell office:value-type="float" office:value="0.955991">
            <text:p>0,955991</text:p>
          </table:table-cell>
          <table:table-cell office:value-type="float" office:value="749.751">
            <text:p>749,751</text:p>
          </table:table-cell>
          <table:table-cell office:value-type="float" office:value="307.24">
            <text:p>307,24</text:p>
          </table:table-cell>
          <table:table-cell office:value-type="float" office:value="0.351899">
            <text:p>0,351899</text:p>
          </table:table-cell>
          <table:table-cell office:value-type="float" office:value="307.592">
            <text:p>307,592</text:p>
          </table:table-cell>
          <table:table-cell office:value-type="float" office:value="871.497">
            <text:p>871,497</text:p>
          </table:table-cell>
          <table:table-cell office:value-type="float" office:value="0.878867">
            <text:p>0,878867</text:p>
          </table:table-cell>
          <table:table-cell office:value-type="float" office:value="872.376">
            <text:p>872,376</text:p>
          </table:table-cell>
          <table:table-cell office:value-type="float" office:value="778.219">
            <text:p>778,219</text:p>
          </table:table-cell>
          <table:table-cell office:value-type="float" office:value="0.500283">
            <text:p>0,500283</text:p>
          </table:table-cell>
          <table:table-cell office:value-type="float" office:value="778.72">
            <text:p>778,72</text:p>
          </table:table-cell>
          <table:table-cell office:value-type="float" office:value="769.532">
            <text:p>769,532</text:p>
          </table:table-cell>
          <table:table-cell office:value-type="float" office:value="0.422865">
            <text:p>0,422865</text:p>
          </table:table-cell>
          <table:table-cell office:value-type="float" office:value="769.954">
            <text:p>769,954</text:p>
          </table:table-cell>
          <table:table-cell office:value-type="float" office:value="627.614">
            <text:p>627,614</text:p>
          </table:table-cell>
          <table:table-cell office:value-type="float" office:value="0.781508">
            <text:p>0,781508</text:p>
          </table:table-cell>
          <table:table-cell office:value-type="float" office:value="628.396">
            <text:p>628,396</text:p>
          </table:table-cell>
          <table:table-cell office:value-type="float" office:value="323.621">
            <text:p>323,621</text:p>
          </table:table-cell>
          <table:table-cell office:value-type="float" office:value="1.20701">
            <text:p>1,20701</text:p>
          </table:table-cell>
          <table:table-cell office:value-type="float" office:value="324.828">
            <text:p>324,828</text:p>
          </table:table-cell>
          <table:table-cell office:value-type="float" office:value="163.225">
            <text:p>163,225</text:p>
          </table:table-cell>
          <table:table-cell office:value-type="float" office:value="0.488846">
            <text:p>0,488846</text:p>
          </table:table-cell>
          <table:table-cell office:value-type="float" office:value="163.714">
            <text:p>163,714</text:p>
          </table:table-cell>
          <table:table-cell office:value-type="float" office:value="782.023">
            <text:p>782,023</text:p>
          </table:table-cell>
          <table:table-cell office:value-type="float" office:value="0.942209">
            <text:p>0,942209</text:p>
          </table:table-cell>
          <table:table-cell office:value-type="float" office:value="782.965">
            <text:p>782,965</text:p>
          </table:table-cell>
        </table:table-row>
        <table:table-row table:style-name="ro1">
          <table:table-cell office:value-type="float" office:value="716.27">
            <text:p>716,27</text:p>
          </table:table-cell>
          <table:table-cell office:value-type="float" office:value="1.00731">
            <text:p>1,00731</text:p>
          </table:table-cell>
          <table:table-cell office:value-type="float" office:value="717.278">
            <text:p>717,278</text:p>
          </table:table-cell>
          <table:table-cell office:value-type="float" office:value="306.309">
            <text:p>306,309</text:p>
          </table:table-cell>
          <table:table-cell office:value-type="float" office:value="0.338116">
            <text:p>0,338116</text:p>
          </table:table-cell>
          <table:table-cell office:value-type="float" office:value="306.647">
            <text:p>306,647</text:p>
          </table:table-cell>
          <table:table-cell office:value-type="float" office:value="877.118">
            <text:p>877,118</text:p>
          </table:table-cell>
          <table:table-cell office:value-type="float" office:value="0.951593">
            <text:p>0,951593</text:p>
          </table:table-cell>
          <table:table-cell office:value-type="float" office:value="878.069">
            <text:p>878,069</text:p>
          </table:table-cell>
          <table:table-cell office:value-type="float" office:value="714.164">
            <text:p>714,164</text:p>
          </table:table-cell>
          <table:table-cell office:value-type="float" office:value="0.470371">
            <text:p>0,470371</text:p>
          </table:table-cell>
          <table:table-cell office:value-type="float" office:value="714.634">
            <text:p>714,634</text:p>
          </table:table-cell>
          <table:table-cell office:value-type="float" office:value="706.459">
            <text:p>706,459</text:p>
          </table:table-cell>
          <table:table-cell office:value-type="float" office:value="0.448084">
            <text:p>0,448084</text:p>
          </table:table-cell>
          <table:table-cell office:value-type="float" office:value="706.907">
            <text:p>706,907</text:p>
          </table:table-cell>
          <table:table-cell office:value-type="float" office:value="603.586">
            <text:p>603,586</text:p>
          </table:table-cell>
          <table:table-cell office:value-type="float" office:value="1.60466">
            <text:p>1,60466</text:p>
          </table:table-cell>
          <table:table-cell office:value-type="float" office:value="605.191">
            <text:p>605,191</text:p>
          </table:table-cell>
          <table:table-cell office:value-type="float" office:value="324.522">
            <text:p>324,522</text:p>
          </table:table-cell>
          <table:table-cell office:value-type="float" office:value="0.908778">
            <text:p>0,908778</text:p>
          </table:table-cell>
          <table:table-cell office:value-type="float" office:value="325.431">
            <text:p>325,431</text:p>
          </table:table-cell>
          <table:table-cell office:value-type="float" office:value="139.411">
            <text:p>139,411</text:p>
          </table:table-cell>
          <table:table-cell office:value-type="float" office:value="0.46304">
            <text:p>0,46304</text:p>
          </table:table-cell>
          <table:table-cell office:value-type="float" office:value="139.874">
            <text:p>139,874</text:p>
          </table:table-cell>
          <table:table-cell office:value-type="float" office:value="807.572">
            <text:p>807,572</text:p>
          </table:table-cell>
          <table:table-cell office:value-type="float" office:value="0.977692">
            <text:p>0,977692</text:p>
          </table:table-cell>
          <table:table-cell office:value-type="float" office:value="808.55">
            <text:p>808,55</text:p>
          </table:table-cell>
        </table:table-row>
        <table:table-row table:style-name="ro1">
          <table:table-cell office:value-type="float" office:value="730.439">
            <text:p>730,439</text:p>
          </table:table-cell>
          <table:table-cell office:value-type="float" office:value="2.09614">
            <text:p>2,09614</text:p>
          </table:table-cell>
          <table:table-cell office:value-type="float" office:value="732.535">
            <text:p>732,535</text:p>
          </table:table-cell>
          <table:table-cell office:value-type="float" office:value="281.118">
            <text:p>281,118</text:p>
          </table:table-cell>
          <table:table-cell office:value-type="float" office:value="0.31407">
            <text:p>0,31407</text:p>
          </table:table-cell>
          <table:table-cell office:value-type="float" office:value="281.432">
            <text:p>281,432</text:p>
          </table:table-cell>
          <table:table-cell office:value-type="float" office:value="810.77">
            <text:p>810,77</text:p>
          </table:table-cell>
          <table:table-cell office:value-type="float" office:value="0.884145">
            <text:p>0,884145</text:p>
          </table:table-cell>
          <table:table-cell office:value-type="float" office:value="811.654">
            <text:p>811,654</text:p>
          </table:table-cell>
          <table:table-cell office:value-type="float" office:value="836.752">
            <text:p>836,752</text:p>
          </table:table-cell>
          <table:table-cell office:value-type="float" office:value="0.502922">
            <text:p>0,502922</text:p>
          </table:table-cell>
          <table:table-cell office:value-type="float" office:value="837.255">
            <text:p>837,255</text:p>
          </table:table-cell>
          <table:table-cell office:value-type="float" office:value="897.832">
            <text:p>897,832</text:p>
          </table:table-cell>
          <table:table-cell office:value-type="float" office:value="0.471837">
            <text:p>0,471837</text:p>
          </table:table-cell>
          <table:table-cell office:value-type="float" office:value="898.303">
            <text:p>898,303</text:p>
          </table:table-cell>
          <table:table-cell office:value-type="float" office:value="706.7">
            <text:p>706,7</text:p>
          </table:table-cell>
          <table:table-cell office:value-type="float" office:value="0.999685">
            <text:p>0,999685</text:p>
          </table:table-cell>
          <table:table-cell office:value-type="float" office:value="707.7">
            <text:p>707,7</text:p>
          </table:table-cell>
          <table:table-cell office:value-type="float" office:value="307.969">
            <text:p>307,969</text:p>
          </table:table-cell>
          <table:table-cell office:value-type="float" office:value="0.66069">
            <text:p>0,66069</text:p>
          </table:table-cell>
          <table:table-cell office:value-type="float" office:value="308.63">
            <text:p>308,63</text:p>
          </table:table-cell>
          <table:table-cell office:value-type="float" office:value="134.301">
            <text:p>134,301</text:p>
          </table:table-cell>
          <table:table-cell office:value-type="float" office:value="0.497057">
            <text:p>0,497057</text:p>
          </table:table-cell>
          <table:table-cell office:value-type="float" office:value="134.798">
            <text:p>134,798</text:p>
          </table:table-cell>
          <table:table-cell office:value-type="float" office:value="811.084">
            <text:p>811,084</text:p>
          </table:table-cell>
          <table:table-cell office:value-type="float" office:value="0.955405">
            <text:p>0,955405</text:p>
          </table:table-cell>
          <table:table-cell office:value-type="float" office:value="812.039">
            <text:p>812,039</text:p>
          </table:table-cell>
        </table:table-row>
        <table:table-row table:style-name="ro1">
          <table:table-cell office:value-type="float" office:value="792.088">
            <text:p>792,088</text:p>
          </table:table-cell>
          <table:table-cell office:value-type="float" office:value="1.49205">
            <text:p>1,49205</text:p>
          </table:table-cell>
          <table:table-cell office:value-type="float" office:value="793.58">
            <text:p>793,58</text:p>
          </table:table-cell>
          <table:table-cell office:value-type="float" office:value="299.725">
            <text:p>299,725</text:p>
          </table:table-cell>
          <table:table-cell office:value-type="float" office:value="0.329318">
            <text:p>0,329318</text:p>
          </table:table-cell>
          <table:table-cell office:value-type="float" office:value="300.055">
            <text:p>300,055</text:p>
          </table:table-cell>
          <table:table-cell office:value-type="float" office:value="832.627">
            <text:p>832,627</text:p>
          </table:table-cell>
          <table:table-cell office:value-type="float" office:value="0.881799">
            <text:p>0,881799</text:p>
          </table:table-cell>
          <table:table-cell office:value-type="float" office:value="833.509">
            <text:p>833,509</text:p>
          </table:table-cell>
          <table:table-cell office:value-type="float" office:value="669.525">
            <text:p>669,525</text:p>
          </table:table-cell>
          <table:table-cell office:value-type="float" office:value="0.875641">
            <text:p>0,875641</text:p>
          </table:table-cell>
          <table:table-cell office:value-type="float" office:value="670.401">
            <text:p>670,401</text:p>
          </table:table-cell>
          <table:table-cell office:value-type="float" office:value="775.617">
            <text:p>775,617</text:p>
          </table:table-cell>
          <table:table-cell office:value-type="float" office:value="1.22666">
            <text:p>1,22666</text:p>
          </table:table-cell>
          <table:table-cell office:value-type="float" office:value="776.843">
            <text:p>776,843</text:p>
          </table:table-cell>
          <table:table-cell office:value-type="float" office:value="739.96">
            <text:p>739,96</text:p>
          </table:table-cell>
          <table:table-cell office:value-type="float" office:value="0.709955">
            <text:p>0,709955</text:p>
          </table:table-cell>
          <table:table-cell office:value-type="float" office:value="740.67">
            <text:p>740,67</text:p>
          </table:table-cell>
          <table:table-cell office:value-type="float" office:value="373.317">
            <text:p>373,317</text:p>
          </table:table-cell>
          <table:table-cell office:value-type="float" office:value="0.707609">
            <text:p>0,707609</text:p>
          </table:table-cell>
          <table:table-cell office:value-type="float" office:value="374.025">
            <text:p>374,025</text:p>
          </table:table-cell>
          <table:table-cell office:value-type="float" office:value="150.027">
            <text:p>150,027</text:p>
          </table:table-cell>
          <table:table-cell office:value-type="float" office:value="0.526675">
            <text:p>0,526675</text:p>
          </table:table-cell>
          <table:table-cell office:value-type="float" office:value="150.554">
            <text:p>150,554</text:p>
          </table:table-cell>
          <table:table-cell office:value-type="float" office:value="753.362">
            <text:p>753,362</text:p>
          </table:table-cell>
          <table:table-cell office:value-type="float" office:value="1.00936">
            <text:p>1,00936</text:p>
          </table:table-cell>
          <table:table-cell office:value-type="float" office:value="754.371">
            <text:p>754,371</text:p>
          </table:table-cell>
        </table:table-row>
        <table:table-row table:style-name="ro1">
          <table:table-cell office:value-type="float" office:value="754.846">
            <text:p>754,846</text:p>
          </table:table-cell>
          <table:table-cell office:value-type="float" office:value="1.58941">
            <text:p>1,58941</text:p>
          </table:table-cell>
          <table:table-cell office:value-type="float" office:value="756.436">
            <text:p>756,436</text:p>
          </table:table-cell>
          <table:table-cell office:value-type="float" office:value="319.888">
            <text:p>319,888</text:p>
          </table:table-cell>
          <table:table-cell office:value-type="float" office:value="0.379171">
            <text:p>0,379171</text:p>
          </table:table-cell>
          <table:table-cell office:value-type="float" office:value="320.267">
            <text:p>320,267</text:p>
          </table:table-cell>
          <table:table-cell office:value-type="float" office:value="811.055">
            <text:p>811,055</text:p>
          </table:table-cell>
          <table:table-cell office:value-type="float" office:value="1.2554">
            <text:p>1,2554</text:p>
          </table:table-cell>
          <table:table-cell office:value-type="float" office:value="812.31">
            <text:p>812,31</text:p>
          </table:table-cell>
          <table:table-cell office:value-type="float" office:value="716.422">
            <text:p>716,422</text:p>
          </table:table-cell>
          <table:table-cell office:value-type="float" office:value="0.456295">
            <text:p>0,456295</text:p>
          </table:table-cell>
          <table:table-cell office:value-type="float" office:value="716.878">
            <text:p>716,878</text:p>
          </table:table-cell>
          <table:table-cell office:value-type="float" office:value="777.07">
            <text:p>777,07</text:p>
          </table:table-cell>
          <table:table-cell office:value-type="float" office:value="0.475063">
            <text:p>0,475063</text:p>
          </table:table-cell>
          <table:table-cell office:value-type="float" office:value="777.545">
            <text:p>777,545</text:p>
          </table:table-cell>
          <table:table-cell office:value-type="float" office:value="574.826">
            <text:p>574,826</text:p>
          </table:table-cell>
          <table:table-cell office:value-type="float" office:value="0.707609">
            <text:p>0,707609</text:p>
          </table:table-cell>
          <table:table-cell office:value-type="float" office:value="575.533">
            <text:p>575,533</text:p>
          </table:table-cell>
          <table:table-cell office:value-type="float" office:value="295.091">
            <text:p>295,091</text:p>
          </table:table-cell>
          <table:table-cell office:value-type="float" office:value="0.663329">
            <text:p>0,663329</text:p>
          </table:table-cell>
          <table:table-cell office:value-type="float" office:value="295.754">
            <text:p>295,754</text:p>
          </table:table-cell>
          <table:table-cell office:value-type="float" office:value="148.786">
            <text:p>148,786</text:p>
          </table:table-cell>
          <table:table-cell office:value-type="float" office:value="0.468612">
            <text:p>0,468612</text:p>
          </table:table-cell>
          <table:table-cell office:value-type="float" office:value="149.254">
            <text:p>149,254</text:p>
          </table:table-cell>
          <table:table-cell office:value-type="float" office:value="837.754">
            <text:p>837,754</text:p>
          </table:table-cell>
          <table:table-cell office:value-type="float" office:value="1.1164">
            <text:p>1,1164</text:p>
          </table:table-cell>
          <table:table-cell office:value-type="float" office:value="838.87">
            <text:p>838,87</text:p>
          </table:table-cell>
        </table:table-row>
        <table:table-row table:style-name="ro1">
          <table:table-cell office:value-type="float" office:value="790.311">
            <text:p>790,311</text:p>
          </table:table-cell>
          <table:table-cell office:value-type="float" office:value="1.02373">
            <text:p>1,02373</text:p>
          </table:table-cell>
          <table:table-cell office:value-type="float" office:value="791.335">
            <text:p>791,335</text:p>
          </table:table-cell>
          <table:table-cell office:value-type="float" office:value="312.585">
            <text:p>312,585</text:p>
          </table:table-cell>
          <table:table-cell office:value-type="float" office:value="0.362162">
            <text:p>0,362162</text:p>
          </table:table-cell>
          <table:table-cell office:value-type="float" office:value="312.948">
            <text:p>312,948</text:p>
          </table:table-cell>
          <table:table-cell office:value-type="float" office:value="900.007">
            <text:p>900,007</text:p>
          </table:table-cell>
          <table:table-cell office:value-type="float" office:value="0.891477">
            <text:p>0,891477</text:p>
          </table:table-cell>
          <table:table-cell office:value-type="float" office:value="900.899">
            <text:p>900,899</text:p>
          </table:table-cell>
          <table:table-cell office:value-type="float" office:value="686.447">
            <text:p>686,447</text:p>
          </table:table-cell>
          <table:table-cell office:value-type="float" office:value="0.47565">
            <text:p>0,47565</text:p>
          </table:table-cell>
          <table:table-cell office:value-type="float" office:value="686.923">
            <text:p>686,923</text:p>
          </table:table-cell>
          <table:table-cell office:value-type="float" office:value="711.634">
            <text:p>711,634</text:p>
          </table:table-cell>
          <table:table-cell office:value-type="float" office:value="0.420812">
            <text:p>0,420812</text:p>
          </table:table-cell>
          <table:table-cell office:value-type="float" office:value="712.055">
            <text:p>712,055</text:p>
          </table:table-cell>
          <table:table-cell office:value-type="float" office:value="665.62">
            <text:p>665,62</text:p>
          </table:table-cell>
          <table:table-cell office:value-type="float" office:value="0.708196">
            <text:p>0,708196</text:p>
          </table:table-cell>
          <table:table-cell office:value-type="float" office:value="666.328">
            <text:p>666,328</text:p>
          </table:table-cell>
          <table:table-cell office:value-type="float" office:value="308.235">
            <text:p>308,235</text:p>
          </table:table-cell>
          <table:table-cell office:value-type="float" office:value="0.715234">
            <text:p>0,715234</text:p>
          </table:table-cell>
          <table:table-cell office:value-type="float" office:value="308.95">
            <text:p>308,95</text:p>
          </table:table-cell>
          <table:table-cell office:value-type="float" office:value="160.623">
            <text:p>160,623</text:p>
          </table:table-cell>
          <table:table-cell office:value-type="float" office:value="0.465093">
            <text:p>0,465093</text:p>
          </table:table-cell>
          <table:table-cell office:value-type="float" office:value="161.088">
            <text:p>161,088</text:p>
          </table:table-cell>
          <table:table-cell office:value-type="float" office:value="784.351">
            <text:p>784,351</text:p>
          </table:table-cell>
          <table:table-cell office:value-type="float" office:value="0.989422">
            <text:p>0,989422</text:p>
          </table:table-cell>
          <table:table-cell office:value-type="float" office:value="785.34">
            <text:p>785,34</text:p>
          </table:table-cell>
        </table:table-row>
        <table:table-row table:style-name="ro1">
          <table:table-cell office:value-type="float" office:value="801.211">
            <text:p>801,211</text:p>
          </table:table-cell>
          <table:table-cell office:value-type="float" office:value="0.966255">
            <text:p>0,966255</text:p>
          </table:table-cell>
          <table:table-cell office:value-type="float" office:value="802.177">
            <text:p>802,177</text:p>
          </table:table-cell>
          <table:table-cell office:value-type="float" office:value="282.411">
            <text:p>282,411</text:p>
          </table:table-cell>
          <table:table-cell office:value-type="float" office:value="0.331664">
            <text:p>0,331664</text:p>
          </table:table-cell>
          <table:table-cell office:value-type="float" office:value="282.743">
            <text:p>282,743</text:p>
          </table:table-cell>
          <table:table-cell office:value-type="float" office:value="859.817">
            <text:p>859,817</text:p>
          </table:table-cell>
          <table:table-cell office:value-type="float" office:value="0.890597">
            <text:p>0,890597</text:p>
          </table:table-cell>
          <table:table-cell office:value-type="float" office:value="860.707">
            <text:p>860,707</text:p>
          </table:table-cell>
          <table:table-cell office:value-type="float" office:value="745.65">
            <text:p>745,65</text:p>
          </table:table-cell>
          <table:table-cell office:value-type="float" office:value="0.488846">
            <text:p>0,488846</text:p>
          </table:table-cell>
          <table:table-cell office:value-type="float" office:value="746.139">
            <text:p>746,139</text:p>
          </table:table-cell>
          <table:table-cell office:value-type="float" office:value="711.963">
            <text:p>711,963</text:p>
          </table:table-cell>
          <table:table-cell office:value-type="float" office:value="0.469785">
            <text:p>0,469785</text:p>
          </table:table-cell>
          <table:table-cell office:value-type="float" office:value="712.433">
            <text:p>712,433</text:p>
          </table:table-cell>
          <table:table-cell office:value-type="float" office:value="589.617">
            <text:p>589,617</text:p>
          </table:table-cell>
          <table:table-cell office:value-type="float" office:value="0.733122">
            <text:p>0,733122</text:p>
          </table:table-cell>
          <table:table-cell office:value-type="float" office:value="590.35">
            <text:p>590,35</text:p>
          </table:table-cell>
          <table:table-cell office:value-type="float" office:value="329.136">
            <text:p>329,136</text:p>
          </table:table-cell>
          <table:table-cell office:value-type="float" office:value="0.735761">
            <text:p>0,735761</text:p>
          </table:table-cell>
          <table:table-cell office:value-type="float" office:value="329.872">
            <text:p>329,872</text:p>
          </table:table-cell>
          <table:table-cell office:value-type="float" office:value="142.576">
            <text:p>142,576</text:p>
          </table:table-cell>
          <table:table-cell office:value-type="float" office:value="0.465679">
            <text:p>0,465679</text:p>
          </table:table-cell>
          <table:table-cell office:value-type="float" office:value="143.042">
            <text:p>143,042</text:p>
          </table:table-cell>
          <table:table-cell office:value-type="float" office:value="722.224">
            <text:p>722,224</text:p>
          </table:table-cell>
          <table:table-cell office:value-type="float" office:value="1.03898">
            <text:p>1,03898</text:p>
          </table:table-cell>
          <table:table-cell office:value-type="float" office:value="723.263">
            <text:p>723,263</text:p>
          </table:table-cell>
        </table:table-row>
        <table:table-row table:style-name="ro1">
          <table:table-cell office:value-type="float" office:value="752.373">
            <text:p>752,373</text:p>
          </table:table-cell>
          <table:table-cell office:value-type="float" office:value="0.974173">
            <text:p>0,974173</text:p>
          </table:table-cell>
          <table:table-cell office:value-type="float" office:value="753.347">
            <text:p>753,347</text:p>
          </table:table-cell>
          <table:table-cell office:value-type="float" office:value="289.467">
            <text:p>289,467</text:p>
          </table:table-cell>
          <table:table-cell office:value-type="float" office:value="0.47477">
            <text:p>0,47477</text:p>
          </table:table-cell>
          <table:table-cell office:value-type="float" office:value="289.942">
            <text:p>289,942</text:p>
          </table:table-cell>
          <table:table-cell office:value-type="float" office:value="889.622">
            <text:p>889,622</text:p>
          </table:table-cell>
          <table:table-cell office:value-type="float" office:value="0.846023">
            <text:p>0,846023</text:p>
          </table:table-cell>
          <table:table-cell office:value-type="float" office:value="890.468">
            <text:p>890,468</text:p>
          </table:table-cell>
          <table:table-cell office:value-type="float" office:value="728.886">
            <text:p>728,886</text:p>
          </table:table-cell>
          <table:table-cell office:value-type="float" office:value="0.483567">
            <text:p>0,483567</text:p>
          </table:table-cell>
          <table:table-cell office:value-type="float" office:value="729.369">
            <text:p>729,369</text:p>
          </table:table-cell>
          <table:table-cell office:value-type="float" office:value="662.03">
            <text:p>662,03</text:p>
          </table:table-cell>
          <table:table-cell office:value-type="float" office:value="0.421692">
            <text:p>0,421692</text:p>
          </table:table-cell>
          <table:table-cell office:value-type="float" office:value="662.451">
            <text:p>662,451</text:p>
          </table:table-cell>
          <table:table-cell office:value-type="float" office:value="614.85">
            <text:p>614,85</text:p>
          </table:table-cell>
          <table:table-cell office:value-type="float" office:value="0.732829">
            <text:p>0,732829</text:p>
          </table:table-cell>
          <table:table-cell office:value-type="float" office:value="615.583">
            <text:p>615,583</text:p>
          </table:table-cell>
          <table:table-cell office:value-type="float" office:value="332.783">
            <text:p>332,783</text:p>
          </table:table-cell>
          <table:table-cell office:value-type="float" office:value="2.32018">
            <text:p>2,32018</text:p>
          </table:table-cell>
          <table:table-cell office:value-type="float" office:value="335.103">
            <text:p>335,103</text:p>
          </table:table-cell>
          <table:table-cell office:value-type="float" office:value="184.565">
            <text:p>184,565</text:p>
          </table:table-cell>
          <table:table-cell office:value-type="float" office:value="0.495591">
            <text:p>0,495591</text:p>
          </table:table-cell>
          <table:table-cell office:value-type="float" office:value="185.061">
            <text:p>185,061</text:p>
          </table:table-cell>
          <table:table-cell office:value-type="float" office:value="723.663">
            <text:p>723,663</text:p>
          </table:table-cell>
          <table:table-cell office:value-type="float" office:value="1.1554">
            <text:p>1,1554</text:p>
          </table:table-cell>
          <table:table-cell office:value-type="float" office:value="724.818">
            <text:p>724,818</text:p>
          </table:table-cell>
        </table:table-row>
        <table:table-row table:style-name="ro1">
          <table:table-cell office:value-type="float" office:value="749.943">
            <text:p>749,943</text:p>
          </table:table-cell>
          <table:table-cell office:value-type="float" office:value="1.40701">
            <text:p>1,40701</text:p>
          </table:table-cell>
          <table:table-cell office:value-type="float" office:value="751.35">
            <text:p>751,35</text:p>
          </table:table-cell>
          <table:table-cell office:value-type="float" office:value="305.027">
            <text:p>305,027</text:p>
          </table:table-cell>
          <table:table-cell office:value-type="float" office:value="0.335183">
            <text:p>0,335183</text:p>
          </table:table-cell>
          <table:table-cell office:value-type="float" office:value="305.362">
            <text:p>305,362</text:p>
          </table:table-cell>
          <table:table-cell office:value-type="float" office:value="825.693">
            <text:p>825,693</text:p>
          </table:table-cell>
          <table:table-cell office:value-type="float" office:value="0.906432">
            <text:p>0,906432</text:p>
          </table:table-cell>
          <table:table-cell office:value-type="float" office:value="826.599">
            <text:p>826,599</text:p>
          </table:table-cell>
          <table:table-cell office:value-type="float" office:value="708.163">
            <text:p>708,163</text:p>
          </table:table-cell>
          <table:table-cell office:value-type="float" office:value="0.516411">
            <text:p>0,516411</text:p>
          </table:table-cell>
          <table:table-cell office:value-type="float" office:value="708.68">
            <text:p>708,68</text:p>
          </table:table-cell>
          <table:table-cell office:value-type="float" office:value="687.402">
            <text:p>687,402</text:p>
          </table:table-cell>
          <table:table-cell office:value-type="float" office:value="0.446618">
            <text:p>0,446618</text:p>
          </table:table-cell>
          <table:table-cell office:value-type="float" office:value="687.848">
            <text:p>687,848</text:p>
          </table:table-cell>
          <table:table-cell office:value-type="float" office:value="737.516">
            <text:p>737,516</text:p>
          </table:table-cell>
          <table:table-cell office:value-type="float" office:value="0.785614">
            <text:p>0,785614</text:p>
          </table:table-cell>
          <table:table-cell office:value-type="float" office:value="738.302">
            <text:p>738,302</text:p>
          </table:table-cell>
          <table:table-cell office:value-type="float" office:value="314.707">
            <text:p>314,707</text:p>
          </table:table-cell>
          <table:table-cell office:value-type="float" office:value="0.816698">
            <text:p>0,816698</text:p>
          </table:table-cell>
          <table:table-cell office:value-type="float" office:value="315.523">
            <text:p>315,523</text:p>
          </table:table-cell>
          <table:table-cell office:value-type="float" office:value="136.311">
            <text:p>136,311</text:p>
          </table:table-cell>
          <table:table-cell office:value-type="float" office:value="0.463626">
            <text:p>0,463626</text:p>
          </table:table-cell>
          <table:table-cell office:value-type="float" office:value="136.775">
            <text:p>136,775</text:p>
          </table:table-cell>
          <table:table-cell office:value-type="float" office:value="839.059">
            <text:p>839,059</text:p>
          </table:table-cell>
          <table:table-cell office:value-type="float" office:value="0.940156">
            <text:p>0,940156</text:p>
          </table:table-cell>
          <table:table-cell office:value-type="float" office:value="839.999">
            <text:p>839,999</text:p>
          </table:table-cell>
        </table:table-row>
        <table:table-row table:style-name="ro1">
          <table:table-cell office:value-type="float" office:value="761.5">
            <text:p>761,5</text:p>
          </table:table-cell>
          <table:table-cell office:value-type="float" office:value="0.986782">
            <text:p>0,986782</text:p>
          </table:table-cell>
          <table:table-cell office:value-type="float" office:value="762.487">
            <text:p>762,487</text:p>
          </table:table-cell>
          <table:table-cell office:value-type="float" office:value="302.045">
            <text:p>302,045</text:p>
          </table:table-cell>
          <table:table-cell office:value-type="float" office:value="0.33401">
            <text:p>0,33401</text:p>
          </table:table-cell>
          <table:table-cell office:value-type="float" office:value="302.379">
            <text:p>302,379</text:p>
          </table:table-cell>
          <table:table-cell office:value-type="float" office:value="834.796">
            <text:p>834,796</text:p>
          </table:table-cell>
          <table:table-cell office:value-type="float" office:value="0.997926">
            <text:p>0,997926</text:p>
          </table:table-cell>
          <table:table-cell office:value-type="float" office:value="835.794">
            <text:p>835,794</text:p>
          </table:table-cell>
          <table:table-cell office:value-type="float" office:value="752.283">
            <text:p>752,283</text:p>
          </table:table-cell>
          <table:table-cell office:value-type="float" office:value="0.554534">
            <text:p>0,554534</text:p>
          </table:table-cell>
          <table:table-cell office:value-type="float" office:value="752.838">
            <text:p>752,838</text:p>
          </table:table-cell>
          <table:table-cell office:value-type="float" office:value="694.217">
            <text:p>694,217</text:p>
          </table:table-cell>
          <table:table-cell office:value-type="float" office:value="0.459228">
            <text:p>0,459228</text:p>
          </table:table-cell>
          <table:table-cell office:value-type="float" office:value="694.676">
            <text:p>694,676</text:p>
          </table:table-cell>
          <table:table-cell office:value-type="float" office:value="696.683">
            <text:p>696,683</text:p>
          </table:table-cell>
          <table:table-cell office:value-type="float" office:value="0.706436">
            <text:p>0,706436</text:p>
          </table:table-cell>
          <table:table-cell office:value-type="float" office:value="697.39">
            <text:p>697,39</text:p>
          </table:table-cell>
          <table:table-cell office:value-type="float" office:value="331.639">
            <text:p>331,639</text:p>
          </table:table-cell>
          <table:table-cell office:value-type="float" office:value="0.719046">
            <text:p>0,719046</text:p>
          </table:table-cell>
          <table:table-cell office:value-type="float" office:value="332.358">
            <text:p>332,358</text:p>
          </table:table-cell>
          <table:table-cell office:value-type="float" office:value="139.891">
            <text:p>139,891</text:p>
          </table:table-cell>
          <table:table-cell office:value-type="float" office:value="1.3161">
            <text:p>1,3161</text:p>
          </table:table-cell>
          <table:table-cell office:value-type="float" office:value="141.207">
            <text:p>141,207</text:p>
          </table:table-cell>
          <table:table-cell office:value-type="float" office:value="738.104">
            <text:p>738,104</text:p>
          </table:table-cell>
          <table:table-cell office:value-type="float" office:value="1.05834">
            <text:p>1,05834</text:p>
          </table:table-cell>
          <table:table-cell office:value-type="float" office:value="739.162">
            <text:p>739,162</text:p>
          </table:table-cell>
        </table:table-row>
        <table:table-row table:style-name="ro1">
          <table:table-cell office:value-type="float" office:value="809.247">
            <text:p>809,247</text:p>
          </table:table-cell>
          <table:table-cell office:value-type="float" office:value="1.06156">
            <text:p>1,06156</text:p>
          </table:table-cell>
          <table:table-cell office:value-type="float" office:value="810.309">
            <text:p>810,309</text:p>
          </table:table-cell>
          <table:table-cell office:value-type="float" office:value="322.08">
            <text:p>322,08</text:p>
          </table:table-cell>
          <table:table-cell office:value-type="float" office:value="0.341928">
            <text:p>0,341928</text:p>
          </table:table-cell>
          <table:table-cell office:value-type="float" office:value="322.422">
            <text:p>322,422</text:p>
          </table:table-cell>
          <table:table-cell office:value-type="float" office:value="985.474">
            <text:p>985,474</text:p>
          </table:table-cell>
          <table:table-cell office:value-type="float" office:value="1.23135">
            <text:p>1,23135</text:p>
          </table:table-cell>
          <table:table-cell office:value-type="float" office:value="986.706">
            <text:p>986,706</text:p>
          </table:table-cell>
          <table:table-cell office:value-type="float" office:value="785.388">
            <text:p>785,388</text:p>
          </table:table-cell>
          <table:table-cell office:value-type="float" office:value="1.64777">
            <text:p>1,64777</text:p>
          </table:table-cell>
          <table:table-cell office:value-type="float" office:value="787.036">
            <text:p>787,036</text:p>
          </table:table-cell>
          <table:table-cell office:value-type="float" office:value="779.358">
            <text:p>779,358</text:p>
          </table:table-cell>
          <table:table-cell office:value-type="float" office:value="0.94778">
            <text:p>0,94778</text:p>
          </table:table-cell>
          <table:table-cell office:value-type="float" office:value="780.306">
            <text:p>780,306</text:p>
          </table:table-cell>
          <table:table-cell office:value-type="float" office:value="667.369">
            <text:p>667,369</text:p>
          </table:table-cell>
          <table:table-cell office:value-type="float" office:value="2.12136">
            <text:p>2,12136</text:p>
          </table:table-cell>
          <table:table-cell office:value-type="float" office:value="669.49">
            <text:p>669,49</text:p>
          </table:table-cell>
          <table:table-cell office:value-type="float" office:value="359.796">
            <text:p>359,796</text:p>
          </table:table-cell>
          <table:table-cell office:value-type="float" office:value="1.3768">
            <text:p>1,3768</text:p>
          </table:table-cell>
          <table:table-cell office:value-type="float" office:value="361.173">
            <text:p>361,173</text:p>
          </table:table-cell>
          <table:table-cell office:value-type="float" office:value="144.912">
            <text:p>144,912</text:p>
          </table:table-cell>
          <table:table-cell office:value-type="float" office:value="0.465972">
            <text:p>0,465972</text:p>
          </table:table-cell>
          <table:table-cell office:value-type="float" office:value="145.378">
            <text:p>145,378</text:p>
          </table:table-cell>
          <table:table-cell office:value-type="float" office:value="831.315">
            <text:p>831,315</text:p>
          </table:table-cell>
          <table:table-cell office:value-type="float" office:value="1.0293">
            <text:p>1,0293</text:p>
          </table:table-cell>
          <table:table-cell office:value-type="float" office:value="832.345">
            <text:p>832,345</text:p>
          </table:table-cell>
        </table:table-row>
        <table:table-row table:style-name="ro1">
          <table:table-cell office:value-type="float" office:value="793.278">
            <text:p>793,278</text:p>
          </table:table-cell>
          <table:table-cell office:value-type="float" office:value="0.939276">
            <text:p>0,939276</text:p>
          </table:table-cell>
          <table:table-cell office:value-type="float" office:value="794.217">
            <text:p>794,217</text:p>
          </table:table-cell>
          <table:table-cell office:value-type="float" office:value="280.95">
            <text:p>280,95</text:p>
          </table:table-cell>
          <table:table-cell office:value-type="float" office:value="0.382397">
            <text:p>0,382397</text:p>
          </table:table-cell>
          <table:table-cell office:value-type="float" office:value="281.332">
            <text:p>281,332</text:p>
          </table:table-cell>
          <table:table-cell office:value-type="float" office:value="850.429">
            <text:p>850,429</text:p>
          </table:table-cell>
          <table:table-cell office:value-type="float" office:value="0.837519">
            <text:p>0,837519</text:p>
          </table:table-cell>
          <table:table-cell office:value-type="float" office:value="851.267">
            <text:p>851,267</text:p>
          </table:table-cell>
          <table:table-cell office:value-type="float" office:value="775.627">
            <text:p>775,627</text:p>
          </table:table-cell>
          <table:table-cell office:value-type="float" office:value="0.516118">
            <text:p>0,516118</text:p>
          </table:table-cell>
          <table:table-cell office:value-type="float" office:value="776.143">
            <text:p>776,143</text:p>
          </table:table-cell>
          <table:table-cell office:value-type="float" office:value="803.096">
            <text:p>803,096</text:p>
          </table:table-cell>
          <table:table-cell office:value-type="float" office:value="0.462453">
            <text:p>0,462453</text:p>
          </table:table-cell>
          <table:table-cell office:value-type="float" office:value="803.559">
            <text:p>803,559</text:p>
          </table:table-cell>
          <table:table-cell office:value-type="float" office:value="775.485">
            <text:p>775,485</text:p>
          </table:table-cell>
          <table:table-cell office:value-type="float" office:value="0.792358">
            <text:p>0,792358</text:p>
          </table:table-cell>
          <table:table-cell office:value-type="float" office:value="776.278">
            <text:p>776,278</text:p>
          </table:table-cell>
          <table:table-cell office:value-type="float" office:value="346.362">
            <text:p>346,362</text:p>
          </table:table-cell>
          <table:table-cell office:value-type="float" office:value="0.828721">
            <text:p>0,828721</text:p>
          </table:table-cell>
          <table:table-cell office:value-type="float" office:value="347.191">
            <text:p>347,191</text:p>
          </table:table-cell>
          <table:table-cell office:value-type="float" office:value="169.933">
            <text:p>169,933</text:p>
          </table:table-cell>
          <table:table-cell office:value-type="float" office:value="0.556">
            <text:p>0,556</text:p>
          </table:table-cell>
          <table:table-cell office:value-type="float" office:value="170.489">
            <text:p>170,489</text:p>
          </table:table-cell>
          <table:table-cell office:value-type="float" office:value="851.876">
            <text:p>851,876</text:p>
          </table:table-cell>
          <table:table-cell office:value-type="float" office:value="1.12578">
            <text:p>1,12578</text:p>
          </table:table-cell>
          <table:table-cell office:value-type="float" office:value="853.002">
            <text:p>853,002</text:p>
          </table:table-cell>
        </table:table-row>
        <table:table-row table:style-name="ro1">
          <table:table-cell office:value-type="float" office:value="786.669">
            <text:p>786,669</text:p>
          </table:table-cell>
          <table:table-cell office:value-type="float" office:value="1.03282">
            <text:p>1,03282</text:p>
          </table:table-cell>
          <table:table-cell office:value-type="float" office:value="787.702">
            <text:p>787,702</text:p>
          </table:table-cell>
          <table:table-cell office:value-type="float" office:value="283.635">
            <text:p>283,635</text:p>
          </table:table-cell>
          <table:table-cell office:value-type="float" office:value="0.425211">
            <text:p>0,425211</text:p>
          </table:table-cell>
          <table:table-cell office:value-type="float" office:value="284.06">
            <text:p>284,06</text:p>
          </table:table-cell>
          <table:table-cell office:value-type="float" office:value="861.656">
            <text:p>861,656</text:p>
          </table:table-cell>
          <table:table-cell office:value-type="float" office:value="0.908485">
            <text:p>0,908485</text:p>
          </table:table-cell>
          <table:table-cell office:value-type="float" office:value="862.565">
            <text:p>862,565</text:p>
          </table:table-cell>
          <table:table-cell office:value-type="float" office:value="779.163">
            <text:p>779,163</text:p>
          </table:table-cell>
          <table:table-cell office:value-type="float" office:value="1.04748">
            <text:p>1,04748</text:p>
          </table:table-cell>
          <table:table-cell office:value-type="float" office:value="780.21">
            <text:p>780,21</text:p>
          </table:table-cell>
          <table:table-cell office:value-type="float" office:value="746.306">
            <text:p>746,306</text:p>
          </table:table-cell>
          <table:table-cell office:value-type="float" office:value="0.415827">
            <text:p>0,415827</text:p>
          </table:table-cell>
          <table:table-cell office:value-type="float" office:value="746.722">
            <text:p>746,722</text:p>
          </table:table-cell>
          <table:table-cell office:value-type="float" office:value="673.969">
            <text:p>673,969</text:p>
          </table:table-cell>
          <table:table-cell office:value-type="float" office:value="0.809953">
            <text:p>0,809953</text:p>
          </table:table-cell>
          <table:table-cell office:value-type="float" office:value="674.779">
            <text:p>674,779</text:p>
          </table:table-cell>
          <table:table-cell office:value-type="float" office:value="315.948">
            <text:p>315,948</text:p>
          </table:table-cell>
          <table:table-cell office:value-type="float" office:value="0.728723">
            <text:p>0,728723</text:p>
          </table:table-cell>
          <table:table-cell office:value-type="float" office:value="316.677">
            <text:p>316,677</text:p>
          </table:table-cell>
          <table:table-cell office:value-type="float" office:value="177.476">
            <text:p>177,476</text:p>
          </table:table-cell>
          <table:table-cell office:value-type="float" office:value="0.483567">
            <text:p>0,483567</text:p>
          </table:table-cell>
          <table:table-cell office:value-type="float" office:value="177.959">
            <text:p>177,959</text:p>
          </table:table-cell>
          <table:table-cell office:value-type="float" office:value="793.13">
            <text:p>793,13</text:p>
          </table:table-cell>
          <table:table-cell office:value-type="float" office:value="0.985316">
            <text:p>0,985316</text:p>
          </table:table-cell>
          <table:table-cell office:value-type="float" office:value="794.116">
            <text:p>794,116</text:p>
          </table:table-cell>
        </table:table-row>
        <table:table-row table:style-name="ro1">
          <table:table-cell office:value-type="float" office:value="788.866">
            <text:p>788,866</text:p>
          </table:table-cell>
          <table:table-cell office:value-type="float" office:value="0.992941">
            <text:p>0,992941</text:p>
          </table:table-cell>
          <table:table-cell office:value-type="float" office:value="789.858">
            <text:p>789,858</text:p>
          </table:table-cell>
          <table:table-cell office:value-type="float" office:value="274.073">
            <text:p>274,073</text:p>
          </table:table-cell>
          <table:table-cell office:value-type="float" office:value="0.310551">
            <text:p>0,310551</text:p>
          </table:table-cell>
          <table:table-cell office:value-type="float" office:value="274.384">
            <text:p>274,384</text:p>
          </table:table-cell>
          <table:table-cell office:value-type="float" office:value="862.311">
            <text:p>862,311</text:p>
          </table:table-cell>
          <table:table-cell office:value-type="float" office:value="0.916989">
            <text:p>0,916989</text:p>
          </table:table-cell>
          <table:table-cell office:value-type="float" office:value="863.228">
            <text:p>863,228</text:p>
          </table:table-cell>
          <table:table-cell office:value-type="float" office:value="700.97">
            <text:p>700,97</text:p>
          </table:table-cell>
          <table:table-cell office:value-type="float" office:value="0.463626">
            <text:p>0,463626</text:p>
          </table:table-cell>
          <table:table-cell office:value-type="float" office:value="701.434">
            <text:p>701,434</text:p>
          </table:table-cell>
          <table:table-cell office:value-type="float" office:value="713.889">
            <text:p>713,889</text:p>
          </table:table-cell>
          <table:table-cell office:value-type="float" office:value="0.418759">
            <text:p>0,418759</text:p>
          </table:table-cell>
          <table:table-cell office:value-type="float" office:value="714.308">
            <text:p>714,308</text:p>
          </table:table-cell>
          <table:table-cell office:value-type="float" office:value="672.346">
            <text:p>672,346</text:p>
          </table:table-cell>
          <table:table-cell office:value-type="float" office:value="0.769778">
            <text:p>0,769778</text:p>
          </table:table-cell>
          <table:table-cell office:value-type="float" office:value="673.116">
            <text:p>673,116</text:p>
          </table:table-cell>
          <table:table-cell office:value-type="float" office:value="324.543">
            <text:p>324,543</text:p>
          </table:table-cell>
          <table:table-cell office:value-type="float" office:value="0.70497">
            <text:p>0,70497</text:p>
          </table:table-cell>
          <table:table-cell office:value-type="float" office:value="325.248">
            <text:p>325,248</text:p>
          </table:table-cell>
          <table:table-cell office:value-type="float" office:value="172.633">
            <text:p>172,633</text:p>
          </table:table-cell>
          <table:table-cell office:value-type="float" office:value="0.504975">
            <text:p>0,504975</text:p>
          </table:table-cell>
          <table:table-cell office:value-type="float" office:value="173.138">
            <text:p>173,138</text:p>
          </table:table-cell>
          <table:table-cell office:value-type="float" office:value="778.267">
            <text:p>778,267</text:p>
          </table:table-cell>
          <table:table-cell office:value-type="float" office:value="1.09734">
            <text:p>1,09734</text:p>
          </table:table-cell>
          <table:table-cell office:value-type="float" office:value="779.364">
            <text:p>779,36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2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805.075623762376">
            <text:p>805,0756237624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316.265495049505">
            <text:p>316,2654950495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892.816198019802">
            <text:p>892,8161980198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787.423495049505">
            <text:p>787,4234950495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777.128673267326">
            <text:p>777,1286732673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680.833465346535">
            <text:p>680,8334653465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352.790118811881">
            <text:p>352,7901188119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168.335178217822">
            <text:p>168,3351782178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813.903643564356">
            <text:p>813,9036435644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2 WP avg.</text:p>
          </table:table-cell>
          <table:table-cell office:value-type="string">
            <text:p>T2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803.870277227723">
            <text:p>803,8702772277</text:p>
          </table:table-cell>
          <table:table-cell table:formula="of:=AVERAGE([.B7:.B107])" office:value-type="float" office:value="1.20533413861386">
            <text:p>1,2053341386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315.860465346535">
            <text:p>315,8604653465</text:p>
          </table:table-cell>
          <table:table-cell table:formula="of:=AVERAGE([.E7:.E107])" office:value-type="float" office:value="0.405005663366337">
            <text:p>0,4050056634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891.760742574258">
            <text:p>891,7607425743</text:p>
          </table:table-cell>
          <table:table-cell table:formula="of:=AVERAGE([.H7:.H107])" office:value-type="float" office:value="1.05553915841584">
            <text:p>1,055539158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786.810128712871">
            <text:p>786,8101287129</text:p>
          </table:table-cell>
          <table:table-cell table:formula="of:=AVERAGE([.K7:.K107])" office:value-type="float" office:value="0.613296663366337">
            <text:p>0,613296663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776.581148514852">
            <text:p>776,5811485149</text:p>
          </table:table-cell>
          <table:table-cell table:formula="of:=AVERAGE([.N7:.N107])" office:value-type="float" office:value="0.547504465346535">
            <text:p>0,5475044653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679.902504950495">
            <text:p>679,9025049505</text:p>
          </table:table-cell>
          <table:table-cell table:formula="of:=AVERAGE([.Q7:.Q107])" office:value-type="float" office:value="0.93096914851485">
            <text:p>0,9309691485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351.860693069307">
            <text:p>351,8606930693</text:p>
          </table:table-cell>
          <table:table-cell table:formula="of:=AVERAGE([.T7:.T107])" office:value-type="float" office:value="0.929444871287128">
            <text:p>0,9294448713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167.750306930693">
            <text:p>167,7503069307</text:p>
          </table:table-cell>
          <table:table-cell table:formula="of:=AVERAGE([.W7:.W107])" office:value-type="float" office:value="0.584886336633663">
            <text:p>0,5848863366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812.714841584159">
            <text:p>812,7148415842</text:p>
          </table:table-cell>
          <table:table-cell table:formula="of:=AVERAGE([.Z7:.Z107])" office:value-type="float" office:value="1.18882221782178">
            <text:p>1,1888222178</text:p>
          </table:table-cell>
          <table:table-cell table:number-columns-repeated="24"/>
        </table:table-row>
      </table:table>
      <table:table table:name="Setting3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3.99728">
            <text:p>3,99728</text:p>
          </table:table-cell>
          <table:table-cell office:value-type="float" office:value="0.863325">
            <text:p>0,863325</text:p>
          </table:table-cell>
          <table:table-cell office:value-type="float" office:value="4.8606">
            <text:p>4,8606</text:p>
          </table:table-cell>
          <table:table-cell office:value-type="float" office:value="0.521103">
            <text:p>0,521103</text:p>
          </table:table-cell>
          <table:table-cell office:value-type="float" office:value="0.350139">
            <text:p>0,350139</text:p>
          </table:table-cell>
          <table:table-cell office:value-type="float" office:value="0.871242">
            <text:p>0,871242</text:p>
          </table:table-cell>
          <table:table-cell office:value-type="float" office:value="4.01927">
            <text:p>4,01927</text:p>
          </table:table-cell>
          <table:table-cell office:value-type="float" office:value="0.974759">
            <text:p>0,974759</text:p>
          </table:table-cell>
          <table:table-cell office:value-type="float" office:value="4.99403">
            <text:p>4,99403</text:p>
          </table:table-cell>
          <table:table-cell office:value-type="float" office:value="1.86154">
            <text:p>1,86154</text:p>
          </table:table-cell>
          <table:table-cell office:value-type="float" office:value="0.422865">
            <text:p>0,422865</text:p>
          </table:table-cell>
          <table:table-cell office:value-type="float" office:value="2.28441">
            <text:p>2,28441</text:p>
          </table:table-cell>
          <table:table-cell office:value-type="float" office:value="0.758048">
            <text:p>0,758048</text:p>
          </table:table-cell>
          <table:table-cell office:value-type="float" office:value="0.343101">
            <text:p>0,343101</text:p>
          </table:table-cell>
          <table:table-cell office:value-type="float" office:value="1.10115">
            <text:p>1,10115</text:p>
          </table:table-cell>
          <table:table-cell office:value-type="float" office:value="2.32312">
            <text:p>2,32312</text:p>
          </table:table-cell>
          <table:table-cell office:value-type="float" office:value="0.574475">
            <text:p>0,574475</text:p>
          </table:table-cell>
          <table:table-cell office:value-type="float" office:value="2.89759">
            <text:p>2,89759</text:p>
          </table:table-cell>
          <table:table-cell office:value-type="float" office:value="0.892063">
            <text:p>0,892063</text:p>
          </table:table-cell>
          <table:table-cell office:value-type="float" office:value="0.611717">
            <text:p>0,611717</text:p>
          </table:table-cell>
          <table:table-cell office:value-type="float" office:value="1.50378">
            <text:p>1,50378</text:p>
          </table:table-cell>
          <table:table-cell office:value-type="float" office:value="1.35188">
            <text:p>1,35188</text:p>
          </table:table-cell>
          <table:table-cell office:value-type="float" office:value="0.400871">
            <text:p>0,400871</text:p>
          </table:table-cell>
          <table:table-cell office:value-type="float" office:value="1.75275">
            <text:p>1,75275</text:p>
          </table:table-cell>
          <table:table-cell office:value-type="float" office:value="3.13864">
            <text:p>3,13864</text:p>
          </table:table-cell>
          <table:table-cell office:value-type="float" office:value="0.823736">
            <text:p>0,823736</text:p>
          </table:table-cell>
          <table:table-cell office:value-type="float" office:value="3.96238">
            <text:p>3,96238</text:p>
          </table:table-cell>
        </table:table-row>
        <table:table-row table:style-name="ro1">
          <table:table-cell office:value-type="float" office:value="2.93953">
            <text:p>2,93953</text:p>
          </table:table-cell>
          <table:table-cell office:value-type="float" office:value="0.803209">
            <text:p>0,803209</text:p>
          </table:table-cell>
          <table:table-cell office:value-type="float" office:value="3.74274">
            <text:p>3,74274</text:p>
          </table:table-cell>
          <table:table-cell office:value-type="float" office:value="0.482101">
            <text:p>0,482101</text:p>
          </table:table-cell>
          <table:table-cell office:value-type="float" office:value="0.287677">
            <text:p>0,287677</text:p>
          </table:table-cell>
          <table:table-cell office:value-type="float" office:value="0.769778">
            <text:p>0,769778</text:p>
          </table:table-cell>
          <table:table-cell office:value-type="float" office:value="3.12633">
            <text:p>3,12633</text:p>
          </table:table-cell>
          <table:table-cell office:value-type="float" office:value="0.721979">
            <text:p>0,721979</text:p>
          </table:table-cell>
          <table:table-cell office:value-type="float" office:value="3.8483">
            <text:p>3,8483</text:p>
          </table:table-cell>
          <table:table-cell office:value-type="float" office:value="2.13104">
            <text:p>2,13104</text:p>
          </table:table-cell>
          <table:table-cell office:value-type="float" office:value="0.432542">
            <text:p>0,432542</text:p>
          </table:table-cell>
          <table:table-cell office:value-type="float" office:value="2.56358">
            <text:p>2,56358</text:p>
          </table:table-cell>
          <table:table-cell office:value-type="float" office:value="0.745439">
            <text:p>0,745439</text:p>
          </table:table-cell>
          <table:table-cell office:value-type="float" office:value="0.346327">
            <text:p>0,346327</text:p>
          </table:table-cell>
          <table:table-cell office:value-type="float" office:value="1.09177">
            <text:p>1,09177</text:p>
          </table:table-cell>
          <table:table-cell office:value-type="float" office:value="2.09468">
            <text:p>2,09468</text:p>
          </table:table-cell>
          <table:table-cell office:value-type="float" office:value="0.73928">
            <text:p>0,73928</text:p>
          </table:table-cell>
          <table:table-cell office:value-type="float" office:value="2.83396">
            <text:p>2,83396</text:p>
          </table:table-cell>
          <table:table-cell office:value-type="float" office:value="0.924907">
            <text:p>0,924907</text:p>
          </table:table-cell>
          <table:table-cell office:value-type="float" office:value="0.626966">
            <text:p>0,626966</text:p>
          </table:table-cell>
          <table:table-cell office:value-type="float" office:value="1.55187">
            <text:p>1,55187</text:p>
          </table:table-cell>
          <table:table-cell office:value-type="float" office:value="0.770365">
            <text:p>0,770365</text:p>
          </table:table-cell>
          <table:table-cell office:value-type="float" office:value="0.405563">
            <text:p>0,405563</text:p>
          </table:table-cell>
          <table:table-cell office:value-type="float" office:value="1.17593">
            <text:p>1,17593</text:p>
          </table:table-cell>
          <table:table-cell office:value-type="float" office:value="3.13982">
            <text:p>3,13982</text:p>
          </table:table-cell>
          <table:table-cell office:value-type="float" office:value="0.794704">
            <text:p>0,794704</text:p>
          </table:table-cell>
          <table:table-cell office:value-type="float" office:value="3.93452">
            <text:p>3,93452</text:p>
          </table:table-cell>
        </table:table-row>
        <table:table-row table:style-name="ro1">
          <table:table-cell office:value-type="float" office:value="2.97999">
            <text:p>2,97999</text:p>
          </table:table-cell>
          <table:table-cell office:value-type="float" office:value="0.790012">
            <text:p>0,790012</text:p>
          </table:table-cell>
          <table:table-cell office:value-type="float" office:value="3.77001">
            <text:p>3,77001</text:p>
          </table:table-cell>
          <table:table-cell office:value-type="float" office:value="0.476823">
            <text:p>0,476823</text:p>
          </table:table-cell>
          <table:table-cell office:value-type="float" office:value="0.292956">
            <text:p>0,292956</text:p>
          </table:table-cell>
          <table:table-cell office:value-type="float" office:value="0.769778">
            <text:p>0,769778</text:p>
          </table:table-cell>
          <table:table-cell office:value-type="float" office:value="3.14627">
            <text:p>3,14627</text:p>
          </table:table-cell>
          <table:table-cell office:value-type="float" office:value="0.701745">
            <text:p>0,701745</text:p>
          </table:table-cell>
          <table:table-cell office:value-type="float" office:value="3.84801">
            <text:p>3,84801</text:p>
          </table:table-cell>
          <table:table-cell office:value-type="float" office:value="1.82166">
            <text:p>1,82166</text:p>
          </table:table-cell>
          <table:table-cell office:value-type="float" office:value="0.394126">
            <text:p>0,394126</text:p>
          </table:table-cell>
          <table:table-cell office:value-type="float" office:value="2.21579">
            <text:p>2,21579</text:p>
          </table:table-cell>
          <table:table-cell office:value-type="float" office:value="0.697639">
            <text:p>0,697639</text:p>
          </table:table-cell>
          <table:table-cell office:value-type="float" office:value="0.331664">
            <text:p>0,331664</text:p>
          </table:table-cell>
          <table:table-cell office:value-type="float" office:value="1.0293">
            <text:p>1,0293</text:p>
          </table:table-cell>
          <table:table-cell office:value-type="float" office:value="2.04629">
            <text:p>2,04629</text:p>
          </table:table-cell>
          <table:table-cell office:value-type="float" office:value="0.582979">
            <text:p>0,582979</text:p>
          </table:table-cell>
          <table:table-cell office:value-type="float" office:value="2.62927">
            <text:p>2,62927</text:p>
          </table:table-cell>
          <table:table-cell office:value-type="float" office:value="0.928719">
            <text:p>0,928719</text:p>
          </table:table-cell>
          <table:table-cell office:value-type="float" office:value="0.574475">
            <text:p>0,574475</text:p>
          </table:table-cell>
          <table:table-cell office:value-type="float" office:value="1.50319">
            <text:p>1,50319</text:p>
          </table:table-cell>
          <table:table-cell office:value-type="float" office:value="0.780335">
            <text:p>0,780335</text:p>
          </table:table-cell>
          <table:table-cell office:value-type="float" office:value="0.394126">
            <text:p>0,394126</text:p>
          </table:table-cell>
          <table:table-cell office:value-type="float" office:value="1.17446">
            <text:p>1,17446</text:p>
          </table:table-cell>
          <table:table-cell office:value-type="float" office:value="5.94591">
            <text:p>5,94591</text:p>
          </table:table-cell>
          <table:table-cell office:value-type="float" office:value="2.42194">
            <text:p>2,42194</text:p>
          </table:table-cell>
          <table:table-cell office:value-type="float" office:value="8.36786">
            <text:p>8,36786</text:p>
          </table:table-cell>
        </table:table-row>
        <table:table-row table:style-name="ro1">
          <table:table-cell office:value-type="float" office:value="6.62596">
            <text:p>6,62596</text:p>
          </table:table-cell>
          <table:table-cell office:value-type="float" office:value="1.90612">
            <text:p>1,90612</text:p>
          </table:table-cell>
          <table:table-cell office:value-type="float" office:value="8.53208">
            <text:p>8,53208</text:p>
          </table:table-cell>
          <table:table-cell office:value-type="float" office:value="0.476529">
            <text:p>0,476529</text:p>
          </table:table-cell>
          <table:table-cell office:value-type="float" office:value="0.283865">
            <text:p>0,283865</text:p>
          </table:table-cell>
          <table:table-cell office:value-type="float" office:value="0.760394">
            <text:p>0,760394</text:p>
          </table:table-cell>
          <table:table-cell office:value-type="float" office:value="3.1838">
            <text:p>3,1838</text:p>
          </table:table-cell>
          <table:table-cell office:value-type="float" office:value="0.686789">
            <text:p>0,686789</text:p>
          </table:table-cell>
          <table:table-cell office:value-type="float" office:value="3.87059">
            <text:p>3,87059</text:p>
          </table:table-cell>
          <table:table-cell office:value-type="float" office:value="1.75568">
            <text:p>1,75568</text:p>
          </table:table-cell>
          <table:table-cell office:value-type="float" office:value="0.450723">
            <text:p>0,450723</text:p>
          </table:table-cell>
          <table:table-cell office:value-type="float" office:value="2.2064">
            <text:p>2,2064</text:p>
          </table:table-cell>
          <table:table-cell office:value-type="float" office:value="0.690015">
            <text:p>0,690015</text:p>
          </table:table-cell>
          <table:table-cell office:value-type="float" office:value="0.323453">
            <text:p>0,323453</text:p>
          </table:table-cell>
          <table:table-cell office:value-type="float" office:value="1.01347">
            <text:p>1,01347</text:p>
          </table:table-cell>
          <table:table-cell office:value-type="float" office:value="2.1633">
            <text:p>2,1633</text:p>
          </table:table-cell>
          <table:table-cell office:value-type="float" office:value="0.593536">
            <text:p>0,593536</text:p>
          </table:table-cell>
          <table:table-cell office:value-type="float" office:value="2.75683">
            <text:p>2,75683</text:p>
          </table:table-cell>
          <table:table-cell office:value-type="float" office:value="0.904673">
            <text:p>0,904673</text:p>
          </table:table-cell>
          <table:table-cell office:value-type="float" office:value="0.562451">
            <text:p>0,562451</text:p>
          </table:table-cell>
          <table:table-cell office:value-type="float" office:value="1.46712">
            <text:p>1,46712</text:p>
          </table:table-cell>
          <table:table-cell office:value-type="float" office:value="0.885905">
            <text:p>0,885905</text:p>
          </table:table-cell>
          <table:table-cell office:value-type="float" office:value="0.419053">
            <text:p>0,419053</text:p>
          </table:table-cell>
          <table:table-cell office:value-type="float" office:value="1.30496">
            <text:p>1,30496</text:p>
          </table:table-cell>
          <table:table-cell office:value-type="float" office:value="5.50428">
            <text:p>5,50428</text:p>
          </table:table-cell>
          <table:table-cell office:value-type="float" office:value="0.885025">
            <text:p>0,885025</text:p>
          </table:table-cell>
          <table:table-cell office:value-type="float" office:value="6.38931">
            <text:p>6,38931</text:p>
          </table:table-cell>
        </table:table-row>
        <table:table-row table:style-name="ro1">
          <table:table-cell office:value-type="float" office:value="2.80111">
            <text:p>2,80111</text:p>
          </table:table-cell>
          <table:table-cell office:value-type="float" office:value="0.802329">
            <text:p>0,802329</text:p>
          </table:table-cell>
          <table:table-cell office:value-type="float" office:value="3.60344">
            <text:p>3,60344</text:p>
          </table:table-cell>
          <table:table-cell office:value-type="float" office:value="0.4865">
            <text:p>0,4865</text:p>
          </table:table-cell>
          <table:table-cell office:value-type="float" office:value="0.318468">
            <text:p>0,318468</text:p>
          </table:table-cell>
          <table:table-cell office:value-type="float" office:value="0.804968">
            <text:p>0,804968</text:p>
          </table:table-cell>
          <table:table-cell office:value-type="float" office:value="3.12955">
            <text:p>3,12955</text:p>
          </table:table-cell>
          <table:table-cell office:value-type="float" office:value="0.715527">
            <text:p>0,715527</text:p>
          </table:table-cell>
          <table:table-cell office:value-type="float" office:value="3.84508">
            <text:p>3,84508</text:p>
          </table:table-cell>
          <table:table-cell office:value-type="float" office:value="1.82577">
            <text:p>1,82577</text:p>
          </table:table-cell>
          <table:table-cell office:value-type="float" office:value="0.396472">
            <text:p>0,396472</text:p>
          </table:table-cell>
          <table:table-cell office:value-type="float" office:value="2.22224">
            <text:p>2,22224</text:p>
          </table:table-cell>
          <table:table-cell office:value-type="float" office:value="0.788839">
            <text:p>0,788839</text:p>
          </table:table-cell>
          <table:table-cell office:value-type="float" office:value="0.359816">
            <text:p>0,359816</text:p>
          </table:table-cell>
          <table:table-cell office:value-type="float" office:value="1.14866">
            <text:p>1,14866</text:p>
          </table:table-cell>
          <table:table-cell office:value-type="float" office:value="2.02606">
            <text:p>2,02606</text:p>
          </table:table-cell>
          <table:table-cell office:value-type="float" office:value="0.534593">
            <text:p>0,534593</text:p>
          </table:table-cell>
          <table:table-cell office:value-type="float" office:value="2.56065">
            <text:p>2,56065</text:p>
          </table:table-cell>
          <table:table-cell office:value-type="float" office:value="0.973293">
            <text:p>0,973293</text:p>
          </table:table-cell>
          <table:table-cell office:value-type="float" office:value="0.587671">
            <text:p>0,587671</text:p>
          </table:table-cell>
          <table:table-cell office:value-type="float" office:value="1.56096">
            <text:p>1,56096</text:p>
          </table:table-cell>
          <table:table-cell office:value-type="float" office:value="0.772124">
            <text:p>0,772124</text:p>
          </table:table-cell>
          <table:table-cell office:value-type="float" office:value="0.384156">
            <text:p>0,384156</text:p>
          </table:table-cell>
          <table:table-cell office:value-type="float" office:value="1.15628">
            <text:p>1,15628</text:p>
          </table:table-cell>
          <table:table-cell office:value-type="float" office:value="3.22075">
            <text:p>3,22075</text:p>
          </table:table-cell>
          <table:table-cell office:value-type="float" office:value="0.777109">
            <text:p>0,777109</text:p>
          </table:table-cell>
          <table:table-cell office:value-type="float" office:value="3.99786">
            <text:p>3,99786</text:p>
          </table:table-cell>
        </table:table-row>
        <table:table-row table:style-name="ro1">
          <table:table-cell office:value-type="float" office:value="3.10492">
            <text:p>3,10492</text:p>
          </table:table-cell>
          <table:table-cell office:value-type="float" office:value="0.906725">
            <text:p>0,906725</text:p>
          </table:table-cell>
          <table:table-cell office:value-type="float" office:value="4.01164">
            <text:p>4,01164</text:p>
          </table:table-cell>
          <table:table-cell office:value-type="float" office:value="0.451603">
            <text:p>0,451603</text:p>
          </table:table-cell>
          <table:table-cell office:value-type="float" office:value="0.30234">
            <text:p>0,30234</text:p>
          </table:table-cell>
          <table:table-cell office:value-type="float" office:value="0.753943">
            <text:p>0,753943</text:p>
          </table:table-cell>
          <table:table-cell office:value-type="float" office:value="7.86054">
            <text:p>7,86054</text:p>
          </table:table-cell>
          <table:table-cell office:value-type="float" office:value="1.26068">
            <text:p>1,26068</text:p>
          </table:table-cell>
          <table:table-cell office:value-type="float" office:value="9.12121">
            <text:p>9,12121</text:p>
          </table:table-cell>
          <table:table-cell office:value-type="float" office:value="1.82313">
            <text:p>1,82313</text:p>
          </table:table-cell>
          <table:table-cell office:value-type="float" office:value="0.396472">
            <text:p>0,396472</text:p>
          </table:table-cell>
          <table:table-cell office:value-type="float" office:value="2.2196">
            <text:p>2,2196</text:p>
          </table:table-cell>
          <table:table-cell office:value-type="float" office:value="1.56214">
            <text:p>1,56214</text:p>
          </table:table-cell>
          <table:table-cell office:value-type="float" office:value="0.841331">
            <text:p>0,841331</text:p>
          </table:table-cell>
          <table:table-cell office:value-type="float" office:value="2.40347">
            <text:p>2,40347</text:p>
          </table:table-cell>
          <table:table-cell office:value-type="float" office:value="2.03339">
            <text:p>2,03339</text:p>
          </table:table-cell>
          <table:table-cell office:value-type="float" office:value="0.539578">
            <text:p>0,539578</text:p>
          </table:table-cell>
          <table:table-cell office:value-type="float" office:value="2.57297">
            <text:p>2,57297</text:p>
          </table:table-cell>
          <table:table-cell office:value-type="float" office:value="0.914936">
            <text:p>0,914936</text:p>
          </table:table-cell>
          <table:table-cell office:value-type="float" office:value="0.610251">
            <text:p>0,610251</text:p>
          </table:table-cell>
          <table:table-cell office:value-type="float" office:value="1.52519">
            <text:p>1,52519</text:p>
          </table:table-cell>
          <table:table-cell office:value-type="float" office:value="0.780628">
            <text:p>0,780628</text:p>
          </table:table-cell>
          <table:table-cell office:value-type="float" office:value="0.414067">
            <text:p>0,414067</text:p>
          </table:table-cell>
          <table:table-cell office:value-type="float" office:value="1.1947">
            <text:p>1,1947</text:p>
          </table:table-cell>
          <table:table-cell office:value-type="float" office:value="3.59611">
            <text:p>3,59611</text:p>
          </table:table-cell>
          <table:table-cell office:value-type="float" office:value="0.766846">
            <text:p>0,766846</text:p>
          </table:table-cell>
          <table:table-cell office:value-type="float" office:value="4.36296">
            <text:p>4,36296</text:p>
          </table:table-cell>
        </table:table-row>
        <table:table-row table:style-name="ro1">
          <table:table-cell office:value-type="float" office:value="2.84451">
            <text:p>2,84451</text:p>
          </table:table-cell>
          <table:table-cell office:value-type="float" office:value="0.869776">
            <text:p>0,869776</text:p>
          </table:table-cell>
          <table:table-cell office:value-type="float" office:value="3.71429">
            <text:p>3,71429</text:p>
          </table:table-cell>
          <table:table-cell office:value-type="float" office:value="0.461574">
            <text:p>0,461574</text:p>
          </table:table-cell>
          <table:table-cell office:value-type="float" office:value="0.261578">
            <text:p>0,261578</text:p>
          </table:table-cell>
          <table:table-cell office:value-type="float" office:value="0.723152">
            <text:p>0,723152</text:p>
          </table:table-cell>
          <table:table-cell office:value-type="float" office:value="3.05507">
            <text:p>3,05507</text:p>
          </table:table-cell>
          <table:table-cell office:value-type="float" office:value="0.660983">
            <text:p>0,660983</text:p>
          </table:table-cell>
          <table:table-cell office:value-type="float" office:value="3.71605">
            <text:p>3,71605</text:p>
          </table:table-cell>
          <table:table-cell office:value-type="float" office:value="1.8158">
            <text:p>1,8158</text:p>
          </table:table-cell>
          <table:table-cell office:value-type="float" office:value="0.399112">
            <text:p>0,399112</text:p>
          </table:table-cell>
          <table:table-cell office:value-type="float" office:value="2.21491">
            <text:p>2,21491</text:p>
          </table:table-cell>
          <table:table-cell office:value-type="float" office:value="0.688548">
            <text:p>0,688548</text:p>
          </table:table-cell>
          <table:table-cell office:value-type="float" office:value="0.329025">
            <text:p>0,329025</text:p>
          </table:table-cell>
          <table:table-cell office:value-type="float" office:value="1.01757">
            <text:p>1,01757</text:p>
          </table:table-cell>
          <table:table-cell office:value-type="float" office:value="2.02078">
            <text:p>2,02078</text:p>
          </table:table-cell>
          <table:table-cell office:value-type="float" office:value="0.574181">
            <text:p>0,574181</text:p>
          </table:table-cell>
          <table:table-cell office:value-type="float" office:value="2.59496">
            <text:p>2,59496</text:p>
          </table:table-cell>
          <table:table-cell office:value-type="float" office:value="0.896462">
            <text:p>0,896462</text:p>
          </table:table-cell>
          <table:table-cell office:value-type="float" office:value="0.553067">
            <text:p>0,553067</text:p>
          </table:table-cell>
          <table:table-cell office:value-type="float" office:value="1.44953">
            <text:p>1,44953</text:p>
          </table:table-cell>
          <table:table-cell office:value-type="float" office:value="0.773004">
            <text:p>0,773004</text:p>
          </table:table-cell>
          <table:table-cell office:value-type="float" office:value="0.387088">
            <text:p>0,387088</text:p>
          </table:table-cell>
          <table:table-cell office:value-type="float" office:value="1.16009">
            <text:p>1,16009</text:p>
          </table:table-cell>
          <table:table-cell office:value-type="float" office:value="3.12985">
            <text:p>3,12985</text:p>
          </table:table-cell>
          <table:table-cell office:value-type="float" office:value="0.765086">
            <text:p>0,765086</text:p>
          </table:table-cell>
          <table:table-cell office:value-type="float" office:value="3.89493">
            <text:p>3,89493</text:p>
          </table:table-cell>
        </table:table-row>
        <table:table-row table:style-name="ro1">
          <table:table-cell office:value-type="float" office:value="2.94363">
            <text:p>2,94363</text:p>
          </table:table-cell>
          <table:table-cell office:value-type="float" office:value="0.806434">
            <text:p>0,806434</text:p>
          </table:table-cell>
          <table:table-cell office:value-type="float" office:value="3.75007">
            <text:p>3,75007</text:p>
          </table:table-cell>
          <table:table-cell office:value-type="float" office:value="0.467439">
            <text:p>0,467439</text:p>
          </table:table-cell>
          <table:table-cell office:value-type="float" office:value="0.313776">
            <text:p>0,313776</text:p>
          </table:table-cell>
          <table:table-cell office:value-type="float" office:value="0.781215">
            <text:p>0,781215</text:p>
          </table:table-cell>
          <table:table-cell office:value-type="float" office:value="3.15301">
            <text:p>3,15301</text:p>
          </table:table-cell>
          <table:table-cell office:value-type="float" office:value="0.673886">
            <text:p>0,673886</text:p>
          </table:table-cell>
          <table:table-cell office:value-type="float" office:value="3.8269">
            <text:p>3,8269</text:p>
          </table:table-cell>
          <table:table-cell office:value-type="float" office:value="1.82283">
            <text:p>1,82283</text:p>
          </table:table-cell>
          <table:table-cell office:value-type="float" office:value="0.41524">
            <text:p>0,41524</text:p>
          </table:table-cell>
          <table:table-cell office:value-type="float" office:value="2.23808">
            <text:p>2,23808</text:p>
          </table:table-cell>
          <table:table-cell office:value-type="float" office:value="0.700572">
            <text:p>0,700572</text:p>
          </table:table-cell>
          <table:table-cell office:value-type="float" office:value="0.350726">
            <text:p>0,350726</text:p>
          </table:table-cell>
          <table:table-cell office:value-type="float" office:value="1.0513">
            <text:p>1,0513</text:p>
          </table:table-cell>
          <table:table-cell office:value-type="float" office:value="2.03046">
            <text:p>2,03046</text:p>
          </table:table-cell>
          <table:table-cell office:value-type="float" office:value="0.558053">
            <text:p>0,558053</text:p>
          </table:table-cell>
          <table:table-cell office:value-type="float" office:value="2.58851">
            <text:p>2,58851</text:p>
          </table:table-cell>
          <table:table-cell office:value-type="float" office:value="1.05276">
            <text:p>1,05276</text:p>
          </table:table-cell>
          <table:table-cell office:value-type="float" office:value="0.672713">
            <text:p>0,672713</text:p>
          </table:table-cell>
          <table:table-cell office:value-type="float" office:value="1.72548">
            <text:p>1,72548</text:p>
          </table:table-cell>
          <table:table-cell office:value-type="float" office:value="0.779455">
            <text:p>0,779455</text:p>
          </table:table-cell>
          <table:table-cell office:value-type="float" office:value="0.449844">
            <text:p>0,449844</text:p>
          </table:table-cell>
          <table:table-cell office:value-type="float" office:value="1.2293">
            <text:p>1,2293</text:p>
          </table:table-cell>
          <table:table-cell office:value-type="float" office:value="3.76561">
            <text:p>3,76561</text:p>
          </table:table-cell>
          <table:table-cell office:value-type="float" office:value="1.93192">
            <text:p>1,93192</text:p>
          </table:table-cell>
          <table:table-cell office:value-type="float" office:value="5.69753">
            <text:p>5,69753</text:p>
          </table:table-cell>
        </table:table-row>
        <table:table-row table:style-name="ro1">
          <table:table-cell office:value-type="float" office:value="4.37087">
            <text:p>4,37087</text:p>
          </table:table-cell>
          <table:table-cell office:value-type="float" office:value="0.946901">
            <text:p>0,946901</text:p>
          </table:table-cell>
          <table:table-cell office:value-type="float" office:value="5.31777">
            <text:p>5,31777</text:p>
          </table:table-cell>
          <table:table-cell office:value-type="float" office:value="0.496177">
            <text:p>0,496177</text:p>
          </table:table-cell>
          <table:table-cell office:value-type="float" office:value="0.87916">
            <text:p>0,87916</text:p>
          </table:table-cell>
          <table:table-cell office:value-type="float" office:value="1.37534">
            <text:p>1,37534</text:p>
          </table:table-cell>
          <table:table-cell office:value-type="float" office:value="3.097">
            <text:p>3,097</text:p>
          </table:table-cell>
          <table:table-cell office:value-type="float" office:value="0.688842">
            <text:p>0,688842</text:p>
          </table:table-cell>
          <table:table-cell office:value-type="float" office:value="3.78584">
            <text:p>3,78584</text:p>
          </table:table-cell>
          <table:table-cell office:value-type="float" office:value="1.94307">
            <text:p>1,94307</text:p>
          </table:table-cell>
          <table:table-cell office:value-type="float" office:value="0.440753">
            <text:p>0,440753</text:p>
          </table:table-cell>
          <table:table-cell office:value-type="float" office:value="2.38382">
            <text:p>2,38382</text:p>
          </table:table-cell>
          <table:table-cell office:value-type="float" office:value="0.679751">
            <text:p>0,679751</text:p>
          </table:table-cell>
          <table:table-cell office:value-type="float" office:value="0.342515">
            <text:p>0,342515</text:p>
          </table:table-cell>
          <table:table-cell office:value-type="float" office:value="1.02227">
            <text:p>1,02227</text:p>
          </table:table-cell>
          <table:table-cell office:value-type="float" office:value="2.11168">
            <text:p>2,11168</text:p>
          </table:table-cell>
          <table:table-cell office:value-type="float" office:value="0.572422">
            <text:p>0,572422</text:p>
          </table:table-cell>
          <table:table-cell office:value-type="float" office:value="2.68411">
            <text:p>2,68411</text:p>
          </table:table-cell>
          <table:table-cell office:value-type="float" office:value="0.895875">
            <text:p>0,895875</text:p>
          </table:table-cell>
          <table:table-cell office:value-type="float" office:value="0.557759">
            <text:p>0,557759</text:p>
          </table:table-cell>
          <table:table-cell office:value-type="float" office:value="1.45363">
            <text:p>1,45363</text:p>
          </table:table-cell>
          <table:table-cell office:value-type="float" office:value="0.753356">
            <text:p>0,753356</text:p>
          </table:table-cell>
          <table:table-cell office:value-type="float" office:value="0.418466">
            <text:p>0,418466</text:p>
          </table:table-cell>
          <table:table-cell office:value-type="float" office:value="1.17182">
            <text:p>1,17182</text:p>
          </table:table-cell>
          <table:table-cell office:value-type="float" office:value="3.18058">
            <text:p>3,18058</text:p>
          </table:table-cell>
          <table:table-cell office:value-type="float" office:value="0.782388">
            <text:p>0,782388</text:p>
          </table:table-cell>
          <table:table-cell office:value-type="float" office:value="3.96297">
            <text:p>3,96297</text:p>
          </table:table-cell>
        </table:table-row>
        <table:table-row table:style-name="ro1">
          <table:table-cell office:value-type="float" office:value="6.01336">
            <text:p>6,01336</text:p>
          </table:table-cell>
          <table:table-cell office:value-type="float" office:value="1.80319">
            <text:p>1,80319</text:p>
          </table:table-cell>
          <table:table-cell office:value-type="float" office:value="7.81655">
            <text:p>7,81655</text:p>
          </table:table-cell>
          <table:table-cell office:value-type="float" office:value="0.473597">
            <text:p>0,473597</text:p>
          </table:table-cell>
          <table:table-cell office:value-type="float" office:value="0.767432">
            <text:p>0,767432</text:p>
          </table:table-cell>
          <table:table-cell office:value-type="float" office:value="1.24103">
            <text:p>1,24103</text:p>
          </table:table-cell>
          <table:table-cell office:value-type="float" office:value="3.18116">
            <text:p>3,18116</text:p>
          </table:table-cell>
          <table:table-cell office:value-type="float" office:value="0.707023">
            <text:p>0,707023</text:p>
          </table:table-cell>
          <table:table-cell office:value-type="float" office:value="3.88819">
            <text:p>3,88819</text:p>
          </table:table-cell>
          <table:table-cell office:value-type="float" office:value="1.82254">
            <text:p>1,82254</text:p>
          </table:table-cell>
          <table:table-cell office:value-type="float" office:value="0.395299">
            <text:p>0,395299</text:p>
          </table:table-cell>
          <table:table-cell office:value-type="float" office:value="2.21784">
            <text:p>2,21784</text:p>
          </table:table-cell>
          <table:table-cell office:value-type="float" office:value="0.689721">
            <text:p>0,689721</text:p>
          </table:table-cell>
          <table:table-cell office:value-type="float" office:value="0.331958">
            <text:p>0,331958</text:p>
          </table:table-cell>
          <table:table-cell office:value-type="float" office:value="1.02168">
            <text:p>1,02168</text:p>
          </table:table-cell>
          <table:table-cell office:value-type="float" office:value="2.07825">
            <text:p>2,07825</text:p>
          </table:table-cell>
          <table:table-cell office:value-type="float" office:value="0.534299">
            <text:p>0,534299</text:p>
          </table:table-cell>
          <table:table-cell office:value-type="float" office:value="2.61255">
            <text:p>2,61255</text:p>
          </table:table-cell>
          <table:table-cell office:value-type="float" office:value="1.27534">
            <text:p>1,27534</text:p>
          </table:table-cell>
          <table:table-cell office:value-type="float" office:value="0.631658">
            <text:p>0,631658</text:p>
          </table:table-cell>
          <table:table-cell office:value-type="float" office:value="1.907">
            <text:p>1,907</text:p>
          </table:table-cell>
          <table:table-cell office:value-type="float" office:value="0.784734">
            <text:p>0,784734</text:p>
          </table:table-cell>
          <table:table-cell office:value-type="float" office:value="0.412894">
            <text:p>0,412894</text:p>
          </table:table-cell>
          <table:table-cell office:value-type="float" office:value="1.19763">
            <text:p>1,19763</text:p>
          </table:table-cell>
          <table:table-cell office:value-type="float" office:value="3.25946">
            <text:p>3,25946</text:p>
          </table:table-cell>
          <table:table-cell office:value-type="float" office:value="0.810833">
            <text:p>0,810833</text:p>
          </table:table-cell>
          <table:table-cell office:value-type="float" office:value="4.07029">
            <text:p>4,07029</text:p>
          </table:table-cell>
        </table:table-row>
        <table:table-row table:style-name="ro1">
          <table:table-cell office:value-type="float" office:value="2.82956">
            <text:p>2,82956</text:p>
          </table:table-cell>
          <table:table-cell office:value-type="float" office:value="0.764207">
            <text:p>0,764207</text:p>
          </table:table-cell>
          <table:table-cell office:value-type="float" office:value="3.59376">
            <text:p>3,59376</text:p>
          </table:table-cell>
          <table:table-cell office:value-type="float" office:value="0.476529">
            <text:p>0,476529</text:p>
          </table:table-cell>
          <table:table-cell office:value-type="float" office:value="0.269202">
            <text:p>0,269202</text:p>
          </table:table-cell>
          <table:table-cell office:value-type="float" office:value="0.745732">
            <text:p>0,745732</text:p>
          </table:table-cell>
          <table:table-cell office:value-type="float" office:value="3.17647">
            <text:p>3,17647</text:p>
          </table:table-cell>
          <table:table-cell office:value-type="float" office:value="0.710835">
            <text:p>0,710835</text:p>
          </table:table-cell>
          <table:table-cell office:value-type="float" office:value="3.88731">
            <text:p>3,88731</text:p>
          </table:table-cell>
          <table:table-cell office:value-type="float" office:value="1.84366">
            <text:p>1,84366</text:p>
          </table:table-cell>
          <table:table-cell office:value-type="float" office:value="0.396766">
            <text:p>0,396766</text:p>
          </table:table-cell>
          <table:table-cell office:value-type="float" office:value="2.24042">
            <text:p>2,24042</text:p>
          </table:table-cell>
          <table:table-cell office:value-type="float" office:value="0.695">
            <text:p>0,695</text:p>
          </table:table-cell>
          <table:table-cell office:value-type="float" office:value="0.331664">
            <text:p>0,331664</text:p>
          </table:table-cell>
          <table:table-cell office:value-type="float" office:value="1.02666">
            <text:p>1,02666</text:p>
          </table:table-cell>
          <table:table-cell office:value-type="float" office:value="4.58025">
            <text:p>4,58025</text:p>
          </table:table-cell>
          <table:table-cell office:value-type="float" office:value="1.26947">
            <text:p>1,26947</text:p>
          </table:table-cell>
          <table:table-cell office:value-type="float" office:value="5.84973">
            <text:p>5,84973</text:p>
          </table:table-cell>
          <table:table-cell office:value-type="float" office:value="0.940156">
            <text:p>0,940156</text:p>
          </table:table-cell>
          <table:table-cell office:value-type="float" office:value="0.614063">
            <text:p>0,614063</text:p>
          </table:table-cell>
          <table:table-cell office:value-type="float" office:value="1.55422">
            <text:p>1,55422</text:p>
          </table:table-cell>
          <table:table-cell office:value-type="float" office:value="0.756582">
            <text:p>0,756582</text:p>
          </table:table-cell>
          <table:table-cell office:value-type="float" office:value="0.407323">
            <text:p>0,407323</text:p>
          </table:table-cell>
          <table:table-cell office:value-type="float" office:value="1.1639">
            <text:p>1,1639</text:p>
          </table:table-cell>
          <table:table-cell office:value-type="float" office:value="3.10257">
            <text:p>3,10257</text:p>
          </table:table-cell>
          <table:table-cell office:value-type="float" office:value="0.836346">
            <text:p>0,836346</text:p>
          </table:table-cell>
          <table:table-cell office:value-type="float" office:value="3.93892">
            <text:p>3,93892</text:p>
          </table:table-cell>
        </table:table-row>
        <table:table-row table:style-name="ro1">
          <table:table-cell office:value-type="float" office:value="2.93249">
            <text:p>2,93249</text:p>
          </table:table-cell>
          <table:table-cell office:value-type="float" office:value="0.746318">
            <text:p>0,746318</text:p>
          </table:table-cell>
          <table:table-cell office:value-type="float" office:value="3.67881">
            <text:p>3,67881</text:p>
          </table:table-cell>
          <table:table-cell office:value-type="float" office:value="0.485034">
            <text:p>0,485034</text:p>
          </table:table-cell>
          <table:table-cell office:value-type="float" office:value="0.268909">
            <text:p>0,268909</text:p>
          </table:table-cell>
          <table:table-cell office:value-type="float" office:value="0.753943">
            <text:p>0,753943</text:p>
          </table:table-cell>
          <table:table-cell office:value-type="float" office:value="3.05829">
            <text:p>3,05829</text:p>
          </table:table-cell>
          <table:table-cell office:value-type="float" office:value="0.742213">
            <text:p>0,742213</text:p>
          </table:table-cell>
          <table:table-cell office:value-type="float" office:value="3.80051">
            <text:p>3,80051</text:p>
          </table:table-cell>
          <table:table-cell office:value-type="float" office:value="1.79351">
            <text:p>1,79351</text:p>
          </table:table-cell>
          <table:table-cell office:value-type="float" office:value="0.395886">
            <text:p>0,395886</text:p>
          </table:table-cell>
          <table:table-cell office:value-type="float" office:value="2.1894">
            <text:p>2,1894</text:p>
          </table:table-cell>
          <table:table-cell office:value-type="float" office:value="0.699105">
            <text:p>0,699105</text:p>
          </table:table-cell>
          <table:table-cell office:value-type="float" office:value="0.341635">
            <text:p>0,341635</text:p>
          </table:table-cell>
          <table:table-cell office:value-type="float" office:value="1.04074">
            <text:p>1,04074</text:p>
          </table:table-cell>
          <table:table-cell office:value-type="float" office:value="6.62303">
            <text:p>6,62303</text:p>
          </table:table-cell>
          <table:table-cell office:value-type="float" office:value="0.734002">
            <text:p>0,734002</text:p>
          </table:table-cell>
          <table:table-cell office:value-type="float" office:value="7.35703">
            <text:p>7,35703</text:p>
          </table:table-cell>
          <table:table-cell office:value-type="float" office:value="1.26126">
            <text:p>1,26126</text:p>
          </table:table-cell>
          <table:table-cell office:value-type="float" office:value="0.884732">
            <text:p>0,884732</text:p>
          </table:table-cell>
          <table:table-cell office:value-type="float" office:value="2.146">
            <text:p>2,146</text:p>
          </table:table-cell>
          <table:table-cell office:value-type="float" office:value="2.08383">
            <text:p>2,08383</text:p>
          </table:table-cell>
          <table:table-cell office:value-type="float" office:value="0.985609">
            <text:p>0,985609</text:p>
          </table:table-cell>
          <table:table-cell office:value-type="float" office:value="3.06944">
            <text:p>3,06944</text:p>
          </table:table-cell>
          <table:table-cell office:value-type="float" office:value="4.52336">
            <text:p>4,52336</text:p>
          </table:table-cell>
          <table:table-cell office:value-type="float" office:value="0.89177">
            <text:p>0,89177</text:p>
          </table:table-cell>
          <table:table-cell office:value-type="float" office:value="5.41513">
            <text:p>5,41513</text:p>
          </table:table-cell>
        </table:table-row>
        <table:table-row table:style-name="ro1">
          <table:table-cell office:value-type="float" office:value="3.11899">
            <text:p>3,11899</text:p>
          </table:table-cell>
          <table:table-cell office:value-type="float" office:value="0.815525">
            <text:p>0,815525</text:p>
          </table:table-cell>
          <table:table-cell office:value-type="float" office:value="3.93452">
            <text:p>3,93452</text:p>
          </table:table-cell>
          <table:table-cell office:value-type="float" office:value="0.680044">
            <text:p>0,680044</text:p>
          </table:table-cell>
          <table:table-cell office:value-type="float" office:value="0.399698">
            <text:p>0,399698</text:p>
          </table:table-cell>
          <table:table-cell office:value-type="float" office:value="1.07974">
            <text:p>1,07974</text:p>
          </table:table-cell>
          <table:table-cell office:value-type="float" office:value="4.18085">
            <text:p>4,18085</text:p>
          </table:table-cell>
          <table:table-cell office:value-type="float" office:value="0.935171">
            <text:p>0,935171</text:p>
          </table:table-cell>
          <table:table-cell office:value-type="float" office:value="5.11602">
            <text:p>5,11602</text:p>
          </table:table-cell>
          <table:table-cell office:value-type="float" office:value="1.79439">
            <text:p>1,79439</text:p>
          </table:table-cell>
          <table:table-cell office:value-type="float" office:value="0.563624">
            <text:p>0,563624</text:p>
          </table:table-cell>
          <table:table-cell office:value-type="float" office:value="2.35801">
            <text:p>2,35801</text:p>
          </table:table-cell>
          <table:table-cell office:value-type="float" office:value="1.69967">
            <text:p>1,69967</text:p>
          </table:table-cell>
          <table:table-cell office:value-type="float" office:value="0.804968">
            <text:p>0,804968</text:p>
          </table:table-cell>
          <table:table-cell office:value-type="float" office:value="2.50464">
            <text:p>2,50464</text:p>
          </table:table-cell>
          <table:table-cell office:value-type="float" office:value="5.06705">
            <text:p>5,06705</text:p>
          </table:table-cell>
          <table:table-cell office:value-type="float" office:value="0.874468">
            <text:p>0,874468</text:p>
          </table:table-cell>
          <table:table-cell office:value-type="float" office:value="5.94152">
            <text:p>5,94152</text:p>
          </table:table-cell>
          <table:table-cell office:value-type="float" office:value="2.04365">
            <text:p>2,04365</text:p>
          </table:table-cell>
          <table:table-cell office:value-type="float" office:value="1.36889">
            <text:p>1,36889</text:p>
          </table:table-cell>
          <table:table-cell office:value-type="float" office:value="3.41254">
            <text:p>3,41254</text:p>
          </table:table-cell>
          <table:table-cell office:value-type="float" office:value="1.11288">
            <text:p>1,11288</text:p>
          </table:table-cell>
          <table:table-cell office:value-type="float" office:value="0.438407">
            <text:p>0,438407</text:p>
          </table:table-cell>
          <table:table-cell office:value-type="float" office:value="1.55129">
            <text:p>1,55129</text:p>
          </table:table-cell>
          <table:table-cell office:value-type="float" office:value="3.26415">
            <text:p>3,26415</text:p>
          </table:table-cell>
          <table:table-cell office:value-type="float" office:value="0.845143">
            <text:p>0,845143</text:p>
          </table:table-cell>
          <table:table-cell office:value-type="float" office:value="4.1093">
            <text:p>4,1093</text:p>
          </table:table-cell>
        </table:table-row>
        <table:table-row table:style-name="ro1">
          <table:table-cell office:value-type="float" office:value="2.89466">
            <text:p>2,89466</text:p>
          </table:table-cell>
          <table:table-cell office:value-type="float" office:value="0.815525">
            <text:p>0,815525</text:p>
          </table:table-cell>
          <table:table-cell office:value-type="float" office:value="3.71018">
            <text:p>3,71018</text:p>
          </table:table-cell>
          <table:table-cell office:value-type="float" office:value="0.482981">
            <text:p>0,482981</text:p>
          </table:table-cell>
          <table:table-cell office:value-type="float" office:value="0.30146">
            <text:p>0,30146</text:p>
          </table:table-cell>
          <table:table-cell office:value-type="float" office:value="0.784441">
            <text:p>0,784441</text:p>
          </table:table-cell>
          <table:table-cell office:value-type="float" office:value="3.23307">
            <text:p>3,23307</text:p>
          </table:table-cell>
          <table:table-cell office:value-type="float" office:value="0.72931">
            <text:p>0,72931</text:p>
          </table:table-cell>
          <table:table-cell office:value-type="float" office:value="3.96238">
            <text:p>3,96238</text:p>
          </table:table-cell>
          <table:table-cell office:value-type="float" office:value="1.90905">
            <text:p>1,90905</text:p>
          </table:table-cell>
          <table:table-cell office:value-type="float" office:value="0.646907">
            <text:p>0,646907</text:p>
          </table:table-cell>
          <table:table-cell office:value-type="float" office:value="2.55596">
            <text:p>2,55596</text:p>
          </table:table-cell>
          <table:table-cell office:value-type="float" office:value="0.887078">
            <text:p>0,887078</text:p>
          </table:table-cell>
          <table:table-cell office:value-type="float" office:value="0.37008">
            <text:p>0,37008</text:p>
          </table:table-cell>
          <table:table-cell office:value-type="float" office:value="1.25716">
            <text:p>1,25716</text:p>
          </table:table-cell>
          <table:table-cell office:value-type="float" office:value="2.04717">
            <text:p>2,04717</text:p>
          </table:table-cell>
          <table:table-cell office:value-type="float" office:value="0.546029">
            <text:p>0,546029</text:p>
          </table:table-cell>
          <table:table-cell office:value-type="float" office:value="2.5932">
            <text:p>2,5932</text:p>
          </table:table-cell>
          <table:table-cell office:value-type="float" office:value="0.934877">
            <text:p>0,934877</text:p>
          </table:table-cell>
          <table:table-cell office:value-type="float" office:value="0.58943">
            <text:p>0,58943</text:p>
          </table:table-cell>
          <table:table-cell office:value-type="float" office:value="1.52431">
            <text:p>1,52431</text:p>
          </table:table-cell>
          <table:table-cell office:value-type="float" office:value="0.937517">
            <text:p>0,937517</text:p>
          </table:table-cell>
          <table:table-cell office:value-type="float" office:value="0.423158">
            <text:p>0,423158</text:p>
          </table:table-cell>
          <table:table-cell office:value-type="float" office:value="1.36067">
            <text:p>1,36067</text:p>
          </table:table-cell>
          <table:table-cell office:value-type="float" office:value="3.32222">
            <text:p>3,32222</text:p>
          </table:table-cell>
          <table:table-cell office:value-type="float" office:value="0.862445">
            <text:p>0,862445</text:p>
          </table:table-cell>
          <table:table-cell office:value-type="float" office:value="4.18466">
            <text:p>4,18466</text:p>
          </table:table-cell>
        </table:table-row>
        <table:table-row table:style-name="ro1">
          <table:table-cell office:value-type="float" office:value="2.98909">
            <text:p>2,98909</text:p>
          </table:table-cell>
          <table:table-cell office:value-type="float" office:value="0.84573">
            <text:p>0,84573</text:p>
          </table:table-cell>
          <table:table-cell office:value-type="float" office:value="3.83482">
            <text:p>3,83482</text:p>
          </table:table-cell>
          <table:table-cell office:value-type="float" office:value="0.47565">
            <text:p>0,47565</text:p>
          </table:table-cell>
          <table:table-cell office:value-type="float" office:value="0.295302">
            <text:p>0,295302</text:p>
          </table:table-cell>
          <table:table-cell office:value-type="float" office:value="0.770951">
            <text:p>0,770951</text:p>
          </table:table-cell>
          <table:table-cell office:value-type="float" office:value="3.20374">
            <text:p>3,20374</text:p>
          </table:table-cell>
          <table:table-cell office:value-type="float" office:value="0.748371">
            <text:p>0,748371</text:p>
          </table:table-cell>
          <table:table-cell office:value-type="float" office:value="3.95211">
            <text:p>3,95211</text:p>
          </table:table-cell>
          <table:table-cell office:value-type="float" office:value="1.79322">
            <text:p>1,79322</text:p>
          </table:table-cell>
          <table:table-cell office:value-type="float" office:value="0.417586">
            <text:p>0,417586</text:p>
          </table:table-cell>
          <table:table-cell office:value-type="float" office:value="2.2108">
            <text:p>2,2108</text:p>
          </table:table-cell>
          <table:table-cell office:value-type="float" office:value="0.737228">
            <text:p>0,737228</text:p>
          </table:table-cell>
          <table:table-cell office:value-type="float" office:value="0.338116">
            <text:p>0,338116</text:p>
          </table:table-cell>
          <table:table-cell office:value-type="float" office:value="1.07534">
            <text:p>1,07534</text:p>
          </table:table-cell>
          <table:table-cell office:value-type="float" office:value="2.06506">
            <text:p>2,06506</text:p>
          </table:table-cell>
          <table:table-cell office:value-type="float" office:value="0.585325">
            <text:p>0,585325</text:p>
          </table:table-cell>
          <table:table-cell office:value-type="float" office:value="2.65038">
            <text:p>2,65038</text:p>
          </table:table-cell>
          <table:table-cell office:value-type="float" office:value="0.917869">
            <text:p>0,917869</text:p>
          </table:table-cell>
          <table:table-cell office:value-type="float" office:value="0.560985">
            <text:p>0,560985</text:p>
          </table:table-cell>
          <table:table-cell office:value-type="float" office:value="1.47885">
            <text:p>1,47885</text:p>
          </table:table-cell>
          <table:table-cell office:value-type="float" office:value="0.78708">
            <text:p>0,78708</text:p>
          </table:table-cell>
          <table:table-cell office:value-type="float" office:value="0.466559">
            <text:p>0,466559</text:p>
          </table:table-cell>
          <table:table-cell office:value-type="float" office:value="1.25364">
            <text:p>1,25364</text:p>
          </table:table-cell>
          <table:table-cell office:value-type="float" office:value="3.17647">
            <text:p>3,17647</text:p>
          </table:table-cell>
          <table:table-cell office:value-type="float" office:value="0.790599">
            <text:p>0,790599</text:p>
          </table:table-cell>
          <table:table-cell office:value-type="float" office:value="3.96707">
            <text:p>3,96707</text:p>
          </table:table-cell>
        </table:table-row>
        <table:table-row table:style-name="ro1">
          <table:table-cell office:value-type="float" office:value="2.90316">
            <text:p>2,90316</text:p>
          </table:table-cell>
          <table:table-cell office:value-type="float" office:value="1.00555">
            <text:p>1,00555</text:p>
          </table:table-cell>
          <table:table-cell office:value-type="float" office:value="3.90871">
            <text:p>3,90871</text:p>
          </table:table-cell>
          <table:table-cell office:value-type="float" office:value="0.554534">
            <text:p>0,554534</text:p>
          </table:table-cell>
          <table:table-cell office:value-type="float" office:value="0.287384">
            <text:p>0,287384</text:p>
          </table:table-cell>
          <table:table-cell office:value-type="float" office:value="0.841917">
            <text:p>0,841917</text:p>
          </table:table-cell>
          <table:table-cell office:value-type="float" office:value="3.43658">
            <text:p>3,43658</text:p>
          </table:table-cell>
          <table:table-cell office:value-type="float" office:value="1.39762">
            <text:p>1,39762</text:p>
          </table:table-cell>
          <table:table-cell office:value-type="float" office:value="4.83421">
            <text:p>4,83421</text:p>
          </table:table-cell>
          <table:table-cell office:value-type="float" office:value="2.5193">
            <text:p>2,5193</text:p>
          </table:table-cell>
          <table:table-cell office:value-type="float" office:value="0.424331">
            <text:p>0,424331</text:p>
          </table:table-cell>
          <table:table-cell office:value-type="float" office:value="2.94363">
            <text:p>2,94363</text:p>
          </table:table-cell>
          <table:table-cell office:value-type="float" office:value="0.720219">
            <text:p>0,720219</text:p>
          </table:table-cell>
          <table:table-cell office:value-type="float" office:value="0.337823">
            <text:p>0,337823</text:p>
          </table:table-cell>
          <table:table-cell office:value-type="float" office:value="1.05804">
            <text:p>1,05804</text:p>
          </table:table-cell>
          <table:table-cell office:value-type="float" office:value="2.07356">
            <text:p>2,07356</text:p>
          </table:table-cell>
          <table:table-cell office:value-type="float" office:value="0.56685">
            <text:p>0,56685</text:p>
          </table:table-cell>
          <table:table-cell office:value-type="float" office:value="2.64041">
            <text:p>2,64041</text:p>
          </table:table-cell>
          <table:table-cell office:value-type="float" office:value="1.06625">
            <text:p>1,06625</text:p>
          </table:table-cell>
          <table:table-cell office:value-type="float" office:value="0.612304">
            <text:p>0,612304</text:p>
          </table:table-cell>
          <table:table-cell office:value-type="float" office:value="1.67856">
            <text:p>1,67856</text:p>
          </table:table-cell>
          <table:table-cell office:value-type="float" office:value="0.997926">
            <text:p>0,997926</text:p>
          </table:table-cell>
          <table:table-cell office:value-type="float" office:value="0.41524">
            <text:p>0,41524</text:p>
          </table:table-cell>
          <table:table-cell office:value-type="float" office:value="1.41317">
            <text:p>1,41317</text:p>
          </table:table-cell>
          <table:table-cell office:value-type="float" office:value="6.52303">
            <text:p>6,52303</text:p>
          </table:table-cell>
          <table:table-cell office:value-type="float" office:value="0.847489">
            <text:p>0,847489</text:p>
          </table:table-cell>
          <table:table-cell office:value-type="float" office:value="7.37052">
            <text:p>7,37052</text:p>
          </table:table-cell>
        </table:table-row>
        <table:table-row table:style-name="ro1">
          <table:table-cell office:value-type="float" office:value="2.83308">
            <text:p>2,83308</text:p>
          </table:table-cell>
          <table:table-cell office:value-type="float" office:value="0.786493">
            <text:p>0,786493</text:p>
          </table:table-cell>
          <table:table-cell office:value-type="float" office:value="3.61957">
            <text:p>3,61957</text:p>
          </table:table-cell>
          <table:table-cell office:value-type="float" office:value="0.478582">
            <text:p>0,478582</text:p>
          </table:table-cell>
          <table:table-cell office:value-type="float" office:value="0.260405">
            <text:p>0,260405</text:p>
          </table:table-cell>
          <table:table-cell office:value-type="float" office:value="0.738987">
            <text:p>0,738987</text:p>
          </table:table-cell>
          <table:table-cell office:value-type="float" office:value="3.35858">
            <text:p>3,35858</text:p>
          </table:table-cell>
          <table:table-cell office:value-type="float" office:value="0.736055">
            <text:p>0,736055</text:p>
          </table:table-cell>
          <table:table-cell office:value-type="float" office:value="4.09463">
            <text:p>4,09463</text:p>
          </table:table-cell>
          <table:table-cell office:value-type="float" office:value="1.79762">
            <text:p>1,79762</text:p>
          </table:table-cell>
          <table:table-cell office:value-type="float" office:value="0.396766">
            <text:p>0,396766</text:p>
          </table:table-cell>
          <table:table-cell office:value-type="float" office:value="2.19438">
            <text:p>2,19438</text:p>
          </table:table-cell>
          <table:table-cell office:value-type="float" office:value="0.969481">
            <text:p>0,969481</text:p>
          </table:table-cell>
          <table:table-cell office:value-type="float" office:value="0.346327">
            <text:p>0,346327</text:p>
          </table:table-cell>
          <table:table-cell office:value-type="float" office:value="1.31581">
            <text:p>1,31581</text:p>
          </table:table-cell>
          <table:table-cell office:value-type="float" office:value="2.05685">
            <text:p>2,05685</text:p>
          </table:table-cell>
          <table:table-cell office:value-type="float" office:value="0.56861">
            <text:p>0,56861</text:p>
          </table:table-cell>
          <table:table-cell office:value-type="float" office:value="2.62546">
            <text:p>2,62546</text:p>
          </table:table-cell>
          <table:table-cell office:value-type="float" office:value="0.929599">
            <text:p>0,929599</text:p>
          </table:table-cell>
          <table:table-cell office:value-type="float" office:value="0.583565">
            <text:p>0,583565</text:p>
          </table:table-cell>
          <table:table-cell office:value-type="float" office:value="1.51316">
            <text:p>1,51316</text:p>
          </table:table-cell>
          <table:table-cell office:value-type="float" office:value="0.756875">
            <text:p>0,756875</text:p>
          </table:table-cell>
          <table:table-cell office:value-type="float" office:value="0.407029">
            <text:p>0,407029</text:p>
          </table:table-cell>
          <table:table-cell office:value-type="float" office:value="1.1639">
            <text:p>1,1639</text:p>
          </table:table-cell>
          <table:table-cell office:value-type="float" office:value="3.11489">
            <text:p>3,11489</text:p>
          </table:table-cell>
          <table:table-cell office:value-type="float" office:value="0.826082">
            <text:p>0,826082</text:p>
          </table:table-cell>
          <table:table-cell office:value-type="float" office:value="3.94097">
            <text:p>3,94097</text:p>
          </table:table-cell>
        </table:table-row>
        <table:table-row table:style-name="ro1">
          <table:table-cell office:value-type="float" office:value="2.9014">
            <text:p>2,9014</text:p>
          </table:table-cell>
          <table:table-cell office:value-type="float" office:value="0.94866">
            <text:p>0,94866</text:p>
          </table:table-cell>
          <table:table-cell office:value-type="float" office:value="3.85006">
            <text:p>3,85006</text:p>
          </table:table-cell>
          <table:table-cell office:value-type="float" office:value="0.472717">
            <text:p>0,472717</text:p>
          </table:table-cell>
          <table:table-cell office:value-type="float" office:value="0.275067">
            <text:p>0,275067</text:p>
          </table:table-cell>
          <table:table-cell office:value-type="float" office:value="0.747785">
            <text:p>0,747785</text:p>
          </table:table-cell>
          <table:table-cell office:value-type="float" office:value="3.14304">
            <text:p>3,14304</text:p>
          </table:table-cell>
          <table:table-cell office:value-type="float" office:value="0.722565">
            <text:p>0,722565</text:p>
          </table:table-cell>
          <table:table-cell office:value-type="float" office:value="3.86561">
            <text:p>3,86561</text:p>
          </table:table-cell>
          <table:table-cell office:value-type="float" office:value="1.84717">
            <text:p>1,84717</text:p>
          </table:table-cell>
          <table:table-cell office:value-type="float" office:value="0.417586">
            <text:p>0,417586</text:p>
          </table:table-cell>
          <table:table-cell office:value-type="float" office:value="2.26476">
            <text:p>2,26476</text:p>
          </table:table-cell>
          <table:table-cell office:value-type="float" office:value="0.714941">
            <text:p>0,714941</text:p>
          </table:table-cell>
          <table:table-cell office:value-type="float" office:value="0.349846">
            <text:p>0,349846</text:p>
          </table:table-cell>
          <table:table-cell office:value-type="float" office:value="1.06479">
            <text:p>1,06479</text:p>
          </table:table-cell>
          <table:table-cell office:value-type="float" office:value="5.52393">
            <text:p>5,52393</text:p>
          </table:table-cell>
          <table:table-cell office:value-type="float" office:value="0.599401">
            <text:p>0,599401</text:p>
          </table:table-cell>
          <table:table-cell office:value-type="float" office:value="6.12333">
            <text:p>6,12333</text:p>
          </table:table-cell>
          <table:table-cell office:value-type="float" office:value="1.20789">
            <text:p>1,20789</text:p>
          </table:table-cell>
          <table:table-cell office:value-type="float" office:value="0.582685">
            <text:p>0,582685</text:p>
          </table:table-cell>
          <table:table-cell office:value-type="float" office:value="1.79058">
            <text:p>1,79058</text:p>
          </table:table-cell>
          <table:table-cell office:value-type="float" office:value="0.772417">
            <text:p>0,772417</text:p>
          </table:table-cell>
          <table:table-cell office:value-type="float" office:value="0.45043">
            <text:p>0,45043</text:p>
          </table:table-cell>
          <table:table-cell office:value-type="float" office:value="1.22285">
            <text:p>1,22285</text:p>
          </table:table-cell>
          <table:table-cell office:value-type="float" office:value="3.17706">
            <text:p>3,17706</text:p>
          </table:table-cell>
          <table:table-cell office:value-type="float" office:value="0.841038">
            <text:p>0,841038</text:p>
          </table:table-cell>
          <table:table-cell office:value-type="float" office:value="4.0181">
            <text:p>4,0181</text:p>
          </table:table-cell>
        </table:table-row>
        <table:table-row table:style-name="ro1">
          <table:table-cell office:value-type="float" office:value="2.96269">
            <text:p>2,96269</text:p>
          </table:table-cell>
          <table:table-cell office:value-type="float" office:value="0.794998">
            <text:p>0,794998</text:p>
          </table:table-cell>
          <table:table-cell office:value-type="float" office:value="3.75769">
            <text:p>3,75769</text:p>
          </table:table-cell>
          <table:table-cell office:value-type="float" office:value="0.496177">
            <text:p>0,496177</text:p>
          </table:table-cell>
          <table:table-cell office:value-type="float" office:value="0.270082">
            <text:p>0,270082</text:p>
          </table:table-cell>
          <table:table-cell office:value-type="float" office:value="0.766259">
            <text:p>0,766259</text:p>
          </table:table-cell>
          <table:table-cell office:value-type="float" office:value="5.91512">
            <text:p>5,91512</text:p>
          </table:table-cell>
          <table:table-cell office:value-type="float" office:value="0.681804">
            <text:p>0,681804</text:p>
          </table:table-cell>
          <table:table-cell office:value-type="float" office:value="6.59693">
            <text:p>6,59693</text:p>
          </table:table-cell>
          <table:table-cell office:value-type="float" office:value="1.83369">
            <text:p>1,83369</text:p>
          </table:table-cell>
          <table:table-cell office:value-type="float" office:value="0.393833">
            <text:p>0,393833</text:p>
          </table:table-cell>
          <table:table-cell office:value-type="float" office:value="2.22752">
            <text:p>2,22752</text:p>
          </table:table-cell>
          <table:table-cell office:value-type="float" office:value="0.68327">
            <text:p>0,68327</text:p>
          </table:table-cell>
          <table:table-cell office:value-type="float" office:value="0.392367">
            <text:p>0,392367</text:p>
          </table:table-cell>
          <table:table-cell office:value-type="float" office:value="1.07564">
            <text:p>1,07564</text:p>
          </table:table-cell>
          <table:table-cell office:value-type="float" office:value="2.03984">
            <text:p>2,03984</text:p>
          </table:table-cell>
          <table:table-cell office:value-type="float" office:value="0.581512">
            <text:p>0,581512</text:p>
          </table:table-cell>
          <table:table-cell office:value-type="float" office:value="2.62135">
            <text:p>2,62135</text:p>
          </table:table-cell>
          <table:table-cell office:value-type="float" office:value="2.3542">
            <text:p>2,3542</text:p>
          </table:table-cell>
          <table:table-cell office:value-type="float" office:value="1.57475">
            <text:p>1,57475</text:p>
          </table:table-cell>
          <table:table-cell office:value-type="float" office:value="3.92895">
            <text:p>3,92895</text:p>
          </table:table-cell>
          <table:table-cell office:value-type="float" office:value="0.771538">
            <text:p>0,771538</text:p>
          </table:table-cell>
          <table:table-cell office:value-type="float" office:value="0.398232">
            <text:p>0,398232</text:p>
          </table:table-cell>
          <table:table-cell office:value-type="float" office:value="1.16977">
            <text:p>1,16977</text:p>
          </table:table-cell>
          <table:table-cell office:value-type="float" office:value="6.05618">
            <text:p>6,05618</text:p>
          </table:table-cell>
          <table:table-cell office:value-type="float" office:value="1.6595">
            <text:p>1,6595</text:p>
          </table:table-cell>
          <table:table-cell office:value-type="float" office:value="7.71567">
            <text:p>7,71567</text:p>
          </table:table-cell>
        </table:table-row>
        <table:table-row table:style-name="ro1">
          <table:table-cell office:value-type="float" office:value="4.09551">
            <text:p>4,09551</text:p>
          </table:table-cell>
          <table:table-cell office:value-type="float" office:value="0.966841">
            <text:p>0,966841</text:p>
          </table:table-cell>
          <table:table-cell office:value-type="float" office:value="5.06235">
            <text:p>5,06235</text:p>
          </table:table-cell>
          <table:table-cell office:value-type="float" office:value="0.596761">
            <text:p>0,596761</text:p>
          </table:table-cell>
          <table:table-cell office:value-type="float" office:value="0.366854">
            <text:p>0,366854</text:p>
          </table:table-cell>
          <table:table-cell office:value-type="float" office:value="0.963616">
            <text:p>0,963616</text:p>
          </table:table-cell>
          <table:table-cell office:value-type="float" office:value="4.77468">
            <text:p>4,77468</text:p>
          </table:table-cell>
          <table:table-cell office:value-type="float" office:value="1.3507">
            <text:p>1,3507</text:p>
          </table:table-cell>
          <table:table-cell office:value-type="float" office:value="6.12538">
            <text:p>6,12538</text:p>
          </table:table-cell>
          <table:table-cell office:value-type="float" office:value="2.23426">
            <text:p>2,23426</text:p>
          </table:table-cell>
          <table:table-cell office:value-type="float" office:value="0.43958">
            <text:p>0,43958</text:p>
          </table:table-cell>
          <table:table-cell office:value-type="float" office:value="2.67384">
            <text:p>2,67384</text:p>
          </table:table-cell>
          <table:table-cell office:value-type="float" office:value="1.3985">
            <text:p>1,3985</text:p>
          </table:table-cell>
          <table:table-cell office:value-type="float" office:value="0.424624">
            <text:p>0,424624</text:p>
          </table:table-cell>
          <table:table-cell office:value-type="float" office:value="1.82313">
            <text:p>1,82313</text:p>
          </table:table-cell>
          <table:table-cell office:value-type="float" office:value="2.08383">
            <text:p>2,08383</text:p>
          </table:table-cell>
          <table:table-cell office:value-type="float" office:value="0.572715">
            <text:p>0,572715</text:p>
          </table:table-cell>
          <table:table-cell office:value-type="float" office:value="2.65654">
            <text:p>2,65654</text:p>
          </table:table-cell>
          <table:table-cell office:value-type="float" office:value="0.899101">
            <text:p>0,899101</text:p>
          </table:table-cell>
          <table:table-cell office:value-type="float" office:value="0.575648">
            <text:p>0,575648</text:p>
          </table:table-cell>
          <table:table-cell office:value-type="float" office:value="1.47475">
            <text:p>1,47475</text:p>
          </table:table-cell>
          <table:table-cell office:value-type="float" office:value="0.767139">
            <text:p>0,767139</text:p>
          </table:table-cell>
          <table:table-cell office:value-type="float" office:value="0.416413">
            <text:p>0,416413</text:p>
          </table:table-cell>
          <table:table-cell office:value-type="float" office:value="1.18355">
            <text:p>1,18355</text:p>
          </table:table-cell>
          <table:table-cell office:value-type="float" office:value="3.23072">
            <text:p>3,23072</text:p>
          </table:table-cell>
          <table:table-cell office:value-type="float" office:value="0.868603">
            <text:p>0,868603</text:p>
          </table:table-cell>
          <table:table-cell office:value-type="float" office:value="4.09933">
            <text:p>4,09933</text:p>
          </table:table-cell>
        </table:table-row>
        <table:table-row table:style-name="ro1">
          <table:table-cell office:value-type="float" office:value="2.90786">
            <text:p>2,90786</text:p>
          </table:table-cell>
          <table:table-cell office:value-type="float" office:value="0.788546">
            <text:p>0,788546</text:p>
          </table:table-cell>
          <table:table-cell office:value-type="float" office:value="3.6964">
            <text:p>3,6964</text:p>
          </table:table-cell>
          <table:table-cell office:value-type="float" office:value="0.456295">
            <text:p>0,456295</text:p>
          </table:table-cell>
          <table:table-cell office:value-type="float" office:value="0.26715">
            <text:p>0,26715</text:p>
          </table:table-cell>
          <table:table-cell office:value-type="float" office:value="0.723445">
            <text:p>0,723445</text:p>
          </table:table-cell>
          <table:table-cell office:value-type="float" office:value="3.28409">
            <text:p>3,28409</text:p>
          </table:table-cell>
          <table:table-cell office:value-type="float" office:value="0.69412">
            <text:p>0,69412</text:p>
          </table:table-cell>
          <table:table-cell office:value-type="float" office:value="3.97821">
            <text:p>3,97821</text:p>
          </table:table-cell>
          <table:table-cell office:value-type="float" office:value="1.81638">
            <text:p>1,81638</text:p>
          </table:table-cell>
          <table:table-cell office:value-type="float" office:value="0.471544">
            <text:p>0,471544</text:p>
          </table:table-cell>
          <table:table-cell office:value-type="float" office:value="2.28793">
            <text:p>2,28793</text:p>
          </table:table-cell>
          <table:table-cell office:value-type="float" office:value="1.18942">
            <text:p>1,18942</text:p>
          </table:table-cell>
          <table:table-cell office:value-type="float" office:value="0.502042">
            <text:p>0,502042</text:p>
          </table:table-cell>
          <table:table-cell office:value-type="float" office:value="1.69146">
            <text:p>1,69146</text:p>
          </table:table-cell>
          <table:table-cell office:value-type="float" office:value="2.14013">
            <text:p>2,14013</text:p>
          </table:table-cell>
          <table:table-cell office:value-type="float" office:value="0.650133">
            <text:p>0,650133</text:p>
          </table:table-cell>
          <table:table-cell office:value-type="float" office:value="2.79026">
            <text:p>2,79026</text:p>
          </table:table-cell>
          <table:table-cell office:value-type="float" office:value="1.14103">
            <text:p>1,14103</text:p>
          </table:table-cell>
          <table:table-cell office:value-type="float" office:value="0.556">
            <text:p>0,556</text:p>
          </table:table-cell>
          <table:table-cell office:value-type="float" office:value="1.69703">
            <text:p>1,69703</text:p>
          </table:table-cell>
          <table:table-cell office:value-type="float" office:value="0.810247">
            <text:p>0,810247</text:p>
          </table:table-cell>
          <table:table-cell office:value-type="float" office:value="0.452776">
            <text:p>0,452776</text:p>
          </table:table-cell>
          <table:table-cell office:value-type="float" office:value="1.26302">
            <text:p>1,26302</text:p>
          </table:table-cell>
          <table:table-cell office:value-type="float" office:value="4.25797">
            <text:p>4,25797</text:p>
          </table:table-cell>
          <table:table-cell office:value-type="float" office:value="1.2117">
            <text:p>1,2117</text:p>
          </table:table-cell>
          <table:table-cell office:value-type="float" office:value="5.46968">
            <text:p>5,46968</text:p>
          </table:table-cell>
        </table:table-row>
        <table:table-row table:style-name="ro1">
          <table:table-cell office:value-type="float" office:value="3.16298">
            <text:p>3,16298</text:p>
          </table:table-cell>
          <table:table-cell office:value-type="float" office:value="0.82051">
            <text:p>0,82051</text:p>
          </table:table-cell>
          <table:table-cell office:value-type="float" office:value="3.98349">
            <text:p>3,98349</text:p>
          </table:table-cell>
          <table:table-cell office:value-type="float" office:value="0.495297">
            <text:p>0,495297</text:p>
          </table:table-cell>
          <table:table-cell office:value-type="float" office:value="0.278">
            <text:p>0,278</text:p>
          </table:table-cell>
          <table:table-cell office:value-type="float" office:value="0.773297">
            <text:p>0,773297</text:p>
          </table:table-cell>
          <table:table-cell office:value-type="float" office:value="3.7093">
            <text:p>3,7093</text:p>
          </table:table-cell>
          <table:table-cell office:value-type="float" office:value="0.727844">
            <text:p>0,727844</text:p>
          </table:table-cell>
          <table:table-cell office:value-type="float" office:value="4.43715">
            <text:p>4,43715</text:p>
          </table:table-cell>
          <table:table-cell office:value-type="float" office:value="1.96213">
            <text:p>1,96213</text:p>
          </table:table-cell>
          <table:table-cell office:value-type="float" office:value="0.970947">
            <text:p>0,970947</text:p>
          </table:table-cell>
          <table:table-cell office:value-type="float" office:value="2.93308">
            <text:p>2,93308</text:p>
          </table:table-cell>
          <table:table-cell office:value-type="float" office:value="0.716993">
            <text:p>0,716993</text:p>
          </table:table-cell>
          <table:table-cell office:value-type="float" office:value="0.337823">
            <text:p>0,337823</text:p>
          </table:table-cell>
          <table:table-cell office:value-type="float" office:value="1.05482">
            <text:p>1,05482</text:p>
          </table:table-cell>
          <table:table-cell office:value-type="float" office:value="2.26036">
            <text:p>2,26036</text:p>
          </table:table-cell>
          <table:table-cell office:value-type="float" office:value="0.572129">
            <text:p>0,572129</text:p>
          </table:table-cell>
          <table:table-cell office:value-type="float" office:value="2.83249">
            <text:p>2,83249</text:p>
          </table:table-cell>
          <table:table-cell office:value-type="float" office:value="0.870656">
            <text:p>0,870656</text:p>
          </table:table-cell>
          <table:table-cell office:value-type="float" office:value="0.559812">
            <text:p>0,559812</text:p>
          </table:table-cell>
          <table:table-cell office:value-type="float" office:value="1.43047">
            <text:p>1,43047</text:p>
          </table:table-cell>
          <table:table-cell office:value-type="float" office:value="0.742506">
            <text:p>0,742506</text:p>
          </table:table-cell>
          <table:table-cell office:value-type="float" office:value="0.392074">
            <text:p>0,392074</text:p>
          </table:table-cell>
          <table:table-cell office:value-type="float" office:value="1.13458">
            <text:p>1,13458</text:p>
          </table:table-cell>
          <table:table-cell office:value-type="float" office:value="3.12457">
            <text:p>3,12457</text:p>
          </table:table-cell>
          <table:table-cell office:value-type="float" office:value="0.812299">
            <text:p>0,812299</text:p>
          </table:table-cell>
          <table:table-cell office:value-type="float" office:value="3.93687">
            <text:p>3,93687</text:p>
          </table:table-cell>
        </table:table-row>
        <table:table-row table:style-name="ro1">
          <table:table-cell office:value-type="float" office:value="2.86123">
            <text:p>2,86123</text:p>
          </table:table-cell>
          <table:table-cell office:value-type="float" office:value="0.81142">
            <text:p>0,81142</text:p>
          </table:table-cell>
          <table:table-cell office:value-type="float" office:value="3.67265">
            <text:p>3,67265</text:p>
          </table:table-cell>
          <table:table-cell office:value-type="float" office:value="0.460987">
            <text:p>0,460987</text:p>
          </table:table-cell>
          <table:table-cell office:value-type="float" office:value="0.269496">
            <text:p>0,269496</text:p>
          </table:table-cell>
          <table:table-cell office:value-type="float" office:value="0.730483">
            <text:p>0,730483</text:p>
          </table:table-cell>
          <table:table-cell office:value-type="float" office:value="3.18175">
            <text:p>3,18175</text:p>
          </table:table-cell>
          <table:table-cell office:value-type="float" office:value="0.72755">
            <text:p>0,72755</text:p>
          </table:table-cell>
          <table:table-cell office:value-type="float" office:value="3.9093">
            <text:p>3,9093</text:p>
          </table:table-cell>
          <table:table-cell office:value-type="float" office:value="1.88207">
            <text:p>1,88207</text:p>
          </table:table-cell>
          <table:table-cell office:value-type="float" office:value="0.417293">
            <text:p>0,417293</text:p>
          </table:table-cell>
          <table:table-cell office:value-type="float" office:value="2.29936">
            <text:p>2,29936</text:p>
          </table:table-cell>
          <table:table-cell office:value-type="float" office:value="0.717873">
            <text:p>0,717873</text:p>
          </table:table-cell>
          <table:table-cell office:value-type="float" office:value="0.360696">
            <text:p>0,360696</text:p>
          </table:table-cell>
          <table:table-cell office:value-type="float" office:value="1.07857">
            <text:p>1,07857</text:p>
          </table:table-cell>
          <table:table-cell office:value-type="float" office:value="2.05098">
            <text:p>2,05098</text:p>
          </table:table-cell>
          <table:table-cell office:value-type="float" office:value="0.558932">
            <text:p>0,558932</text:p>
          </table:table-cell>
          <table:table-cell office:value-type="float" office:value="2.60991">
            <text:p>2,60991</text:p>
          </table:table-cell>
          <table:table-cell office:value-type="float" office:value="1.03898">
            <text:p>1,03898</text:p>
          </table:table-cell>
          <table:table-cell office:value-type="float" office:value="0.582099">
            <text:p>0,582099</text:p>
          </table:table-cell>
          <table:table-cell office:value-type="float" office:value="1.62108">
            <text:p>1,62108</text:p>
          </table:table-cell>
          <table:table-cell office:value-type="float" office:value="1.01435">
            <text:p>1,01435</text:p>
          </table:table-cell>
          <table:table-cell office:value-type="float" office:value="0.64808">
            <text:p>0,64808</text:p>
          </table:table-cell>
          <table:table-cell office:value-type="float" office:value="1.66243">
            <text:p>1,66243</text:p>
          </table:table-cell>
          <table:table-cell office:value-type="float" office:value="3.34128">
            <text:p>3,34128</text:p>
          </table:table-cell>
          <table:table-cell office:value-type="float" office:value="0.854234">
            <text:p>0,854234</text:p>
          </table:table-cell>
          <table:table-cell office:value-type="float" office:value="4.19551">
            <text:p>4,19551</text:p>
          </table:table-cell>
        </table:table-row>
        <table:table-row table:style-name="ro1">
          <table:table-cell office:value-type="float" office:value="4.2744">
            <text:p>4,2744</text:p>
          </table:table-cell>
          <table:table-cell office:value-type="float" office:value="1.06097">
            <text:p>1,06097</text:p>
          </table:table-cell>
          <table:table-cell office:value-type="float" office:value="5.33537">
            <text:p>5,33537</text:p>
          </table:table-cell>
          <table:table-cell office:value-type="float" office:value="0.533126">
            <text:p>0,533126</text:p>
          </table:table-cell>
          <table:table-cell office:value-type="float" office:value="0.276827">
            <text:p>0,276827</text:p>
          </table:table-cell>
          <table:table-cell office:value-type="float" office:value="0.809953">
            <text:p>0,809953</text:p>
          </table:table-cell>
          <table:table-cell office:value-type="float" office:value="3.11137">
            <text:p>3,11137</text:p>
          </table:table-cell>
          <table:table-cell office:value-type="float" office:value="0.707023">
            <text:p>0,707023</text:p>
          </table:table-cell>
          <table:table-cell office:value-type="float" office:value="3.81839">
            <text:p>3,81839</text:p>
          </table:table-cell>
          <table:table-cell office:value-type="float" office:value="1.78735">
            <text:p>1,78735</text:p>
          </table:table-cell>
          <table:table-cell office:value-type="float" office:value="0.421399">
            <text:p>0,421399</text:p>
          </table:table-cell>
          <table:table-cell office:value-type="float" office:value="2.20875">
            <text:p>2,20875</text:p>
          </table:table-cell>
          <table:table-cell office:value-type="float" office:value="0.699985">
            <text:p>0,699985</text:p>
          </table:table-cell>
          <table:table-cell office:value-type="float" office:value="0.331078">
            <text:p>0,331078</text:p>
          </table:table-cell>
          <table:table-cell office:value-type="float" office:value="1.03106">
            <text:p>1,03106</text:p>
          </table:table-cell>
          <table:table-cell office:value-type="float" office:value="2.17679">
            <text:p>2,17679</text:p>
          </table:table-cell>
          <table:table-cell office:value-type="float" office:value="0.587377">
            <text:p>0,587377</text:p>
          </table:table-cell>
          <table:table-cell office:value-type="float" office:value="2.76416">
            <text:p>2,76416</text:p>
          </table:table-cell>
          <table:table-cell office:value-type="float" office:value="0.900567">
            <text:p>0,900567</text:p>
          </table:table-cell>
          <table:table-cell office:value-type="float" office:value="0.587671">
            <text:p>0,587671</text:p>
          </table:table-cell>
          <table:table-cell office:value-type="float" office:value="1.48824">
            <text:p>1,48824</text:p>
          </table:table-cell>
          <table:table-cell office:value-type="float" office:value="0.812593">
            <text:p>0,812593</text:p>
          </table:table-cell>
          <table:table-cell office:value-type="float" office:value="0.416707">
            <text:p>0,416707</text:p>
          </table:table-cell>
          <table:table-cell office:value-type="float" office:value="1.2293">
            <text:p>1,2293</text:p>
          </table:table-cell>
          <table:table-cell office:value-type="float" office:value="3.22398">
            <text:p>3,22398</text:p>
          </table:table-cell>
          <table:table-cell office:value-type="float" office:value="0.863618">
            <text:p>0,863618</text:p>
          </table:table-cell>
          <table:table-cell office:value-type="float" office:value="4.0876">
            <text:p>4,0876</text:p>
          </table:table-cell>
        </table:table-row>
        <table:table-row table:style-name="ro1">
          <table:table-cell office:value-type="float" office:value="3.01079">
            <text:p>3,01079</text:p>
          </table:table-cell>
          <table:table-cell office:value-type="float" office:value="0.802036">
            <text:p>0,802036</text:p>
          </table:table-cell>
          <table:table-cell office:value-type="float" office:value="3.81282">
            <text:p>3,81282</text:p>
          </table:table-cell>
          <table:table-cell office:value-type="float" office:value="0.497937">
            <text:p>0,497937</text:p>
          </table:table-cell>
          <table:table-cell office:value-type="float" office:value="0.270082">
            <text:p>0,270082</text:p>
          </table:table-cell>
          <table:table-cell office:value-type="float" office:value="0.768019">
            <text:p>0,768019</text:p>
          </table:table-cell>
          <table:table-cell office:value-type="float" office:value="3.0929">
            <text:p>3,0929</text:p>
          </table:table-cell>
          <table:table-cell office:value-type="float" office:value="0.729603">
            <text:p>0,729603</text:p>
          </table:table-cell>
          <table:table-cell office:value-type="float" office:value="3.8225">
            <text:p>3,8225</text:p>
          </table:table-cell>
          <table:table-cell office:value-type="float" office:value="1.83662">
            <text:p>1,83662</text:p>
          </table:table-cell>
          <table:table-cell office:value-type="float" office:value="0.397645">
            <text:p>0,397645</text:p>
          </table:table-cell>
          <table:table-cell office:value-type="float" office:value="2.23426">
            <text:p>2,23426</text:p>
          </table:table-cell>
          <table:table-cell office:value-type="float" office:value="0.846023">
            <text:p>0,846023</text:p>
          </table:table-cell>
          <table:table-cell office:value-type="float" office:value="0.339582">
            <text:p>0,339582</text:p>
          </table:table-cell>
          <table:table-cell office:value-type="float" office:value="1.18561">
            <text:p>1,18561</text:p>
          </table:table-cell>
          <table:table-cell office:value-type="float" office:value="2.25802">
            <text:p>2,25802</text:p>
          </table:table-cell>
          <table:table-cell office:value-type="float" office:value="0.536939">
            <text:p>0,536939</text:p>
          </table:table-cell>
          <table:table-cell office:value-type="float" office:value="2.79495">
            <text:p>2,79495</text:p>
          </table:table-cell>
          <table:table-cell office:value-type="float" office:value="1.04719">
            <text:p>1,04719</text:p>
          </table:table-cell>
          <table:table-cell office:value-type="float" office:value="0.689428">
            <text:p>0,689428</text:p>
          </table:table-cell>
          <table:table-cell office:value-type="float" office:value="1.73662">
            <text:p>1,73662</text:p>
          </table:table-cell>
          <table:table-cell office:value-type="float" office:value="0.781801">
            <text:p>0,781801</text:p>
          </table:table-cell>
          <table:table-cell office:value-type="float" office:value="0.409962">
            <text:p>0,409962</text:p>
          </table:table-cell>
          <table:table-cell office:value-type="float" office:value="1.19176">
            <text:p>1,19176</text:p>
          </table:table-cell>
          <table:table-cell office:value-type="float" office:value="3.24157">
            <text:p>3,24157</text:p>
          </table:table-cell>
          <table:table-cell office:value-type="float" office:value="0.837812">
            <text:p>0,837812</text:p>
          </table:table-cell>
          <table:table-cell office:value-type="float" office:value="4.07938">
            <text:p>4,07938</text:p>
          </table:table-cell>
        </table:table-row>
        <table:table-row table:style-name="ro1">
          <table:table-cell office:value-type="float" office:value="2.84979">
            <text:p>2,84979</text:p>
          </table:table-cell>
          <table:table-cell office:value-type="float" office:value="0.789426">
            <text:p>0,789426</text:p>
          </table:table-cell>
          <table:table-cell office:value-type="float" office:value="3.63922">
            <text:p>3,63922</text:p>
          </table:table-cell>
          <table:table-cell office:value-type="float" office:value="0.479169">
            <text:p>0,479169</text:p>
          </table:table-cell>
          <table:table-cell office:value-type="float" office:value="0.299994">
            <text:p>0,299994</text:p>
          </table:table-cell>
          <table:table-cell office:value-type="float" office:value="0.779162">
            <text:p>0,779162</text:p>
          </table:table-cell>
          <table:table-cell office:value-type="float" office:value="3.07266">
            <text:p>3,07266</text:p>
          </table:table-cell>
          <table:table-cell office:value-type="float" office:value="0.680631">
            <text:p>0,680631</text:p>
          </table:table-cell>
          <table:table-cell office:value-type="float" office:value="3.75329">
            <text:p>3,75329</text:p>
          </table:table-cell>
          <table:table-cell office:value-type="float" office:value="1.80055">
            <text:p>1,80055</text:p>
          </table:table-cell>
          <table:table-cell office:value-type="float" office:value="0.458348">
            <text:p>0,458348</text:p>
          </table:table-cell>
          <table:table-cell office:value-type="float" office:value="2.2589">
            <text:p>2,2589</text:p>
          </table:table-cell>
          <table:table-cell office:value-type="float" office:value="0.699985">
            <text:p>0,699985</text:p>
          </table:table-cell>
          <table:table-cell office:value-type="float" office:value="0.340169">
            <text:p>0,340169</text:p>
          </table:table-cell>
          <table:table-cell office:value-type="float" office:value="1.04015">
            <text:p>1,04015</text:p>
          </table:table-cell>
          <table:table-cell office:value-type="float" office:value="4.98552">
            <text:p>4,98552</text:p>
          </table:table-cell>
          <table:table-cell office:value-type="float" office:value="1.40554">
            <text:p>1,40554</text:p>
          </table:table-cell>
          <table:table-cell office:value-type="float" office:value="6.39107">
            <text:p>6,39107</text:p>
          </table:table-cell>
          <table:table-cell office:value-type="float" office:value="2.16007">
            <text:p>2,16007</text:p>
          </table:table-cell>
          <table:table-cell office:value-type="float" office:value="1.42842">
            <text:p>1,42842</text:p>
          </table:table-cell>
          <table:table-cell office:value-type="float" office:value="3.58849">
            <text:p>3,58849</text:p>
          </table:table-cell>
          <table:table-cell office:value-type="float" office:value="0.805555">
            <text:p>0,805555</text:p>
          </table:table-cell>
          <table:table-cell office:value-type="float" office:value="0.410255">
            <text:p>0,410255</text:p>
          </table:table-cell>
          <table:table-cell office:value-type="float" office:value="1.21581">
            <text:p>1,21581</text:p>
          </table:table-cell>
          <table:table-cell office:value-type="float" office:value="3.16767">
            <text:p>3,16767</text:p>
          </table:table-cell>
          <table:table-cell office:value-type="float" office:value="0.87828">
            <text:p>0,87828</text:p>
          </table:table-cell>
          <table:table-cell office:value-type="float" office:value="4.04595">
            <text:p>4,04595</text:p>
          </table:table-cell>
        </table:table-row>
        <table:table-row table:style-name="ro1">
          <table:table-cell office:value-type="float" office:value="2.86416">
            <text:p>2,86416</text:p>
          </table:table-cell>
          <table:table-cell office:value-type="float" office:value="0.740747">
            <text:p>0,740747</text:p>
          </table:table-cell>
          <table:table-cell office:value-type="float" office:value="3.60491">
            <text:p>3,60491</text:p>
          </table:table-cell>
          <table:table-cell office:value-type="float" office:value="0.464799">
            <text:p>0,464799</text:p>
          </table:table-cell>
          <table:table-cell office:value-type="float" office:value="0.274188">
            <text:p>0,274188</text:p>
          </table:table-cell>
          <table:table-cell office:value-type="float" office:value="0.738987">
            <text:p>0,738987</text:p>
          </table:table-cell>
          <table:table-cell office:value-type="float" office:value="3.22691">
            <text:p>3,22691</text:p>
          </table:table-cell>
          <table:table-cell office:value-type="float" office:value="0.728137">
            <text:p>0,728137</text:p>
          </table:table-cell>
          <table:table-cell office:value-type="float" office:value="3.95505">
            <text:p>3,95505</text:p>
          </table:table-cell>
          <table:table-cell office:value-type="float" office:value="1.82987">
            <text:p>1,82987</text:p>
          </table:table-cell>
          <table:table-cell office:value-type="float" office:value="0.397645">
            <text:p>0,397645</text:p>
          </table:table-cell>
          <table:table-cell office:value-type="float" office:value="2.22752">
            <text:p>2,22752</text:p>
          </table:table-cell>
          <table:table-cell office:value-type="float" office:value="1.41815">
            <text:p>1,41815</text:p>
          </table:table-cell>
          <table:table-cell office:value-type="float" office:value="0.746025">
            <text:p>0,746025</text:p>
          </table:table-cell>
          <table:table-cell office:value-type="float" office:value="2.16418">
            <text:p>2,16418</text:p>
          </table:table-cell>
          <table:table-cell office:value-type="float" office:value="2.04101">
            <text:p>2,04101</text:p>
          </table:table-cell>
          <table:table-cell office:value-type="float" office:value="0.563624">
            <text:p>0,563624</text:p>
          </table:table-cell>
          <table:table-cell office:value-type="float" office:value="2.60464">
            <text:p>2,60464</text:p>
          </table:table-cell>
          <table:table-cell office:value-type="float" office:value="1.18443">
            <text:p>1,18443</text:p>
          </table:table-cell>
          <table:table-cell office:value-type="float" office:value="0.842504">
            <text:p>0,842504</text:p>
          </table:table-cell>
          <table:table-cell office:value-type="float" office:value="2.02694">
            <text:p>2,02694</text:p>
          </table:table-cell>
          <table:table-cell office:value-type="float" office:value="0.792065">
            <text:p>0,792065</text:p>
          </table:table-cell>
          <table:table-cell office:value-type="float" office:value="0.395593">
            <text:p>0,395593</text:p>
          </table:table-cell>
          <table:table-cell office:value-type="float" office:value="1.18766">
            <text:p>1,18766</text:p>
          </table:table-cell>
          <table:table-cell office:value-type="float" office:value="3.12545">
            <text:p>3,12545</text:p>
          </table:table-cell>
          <table:table-cell office:value-type="float" office:value="0.835173">
            <text:p>0,835173</text:p>
          </table:table-cell>
          <table:table-cell office:value-type="float" office:value="3.96062">
            <text:p>3,96062</text:p>
          </table:table-cell>
        </table:table-row>
        <table:table-row table:style-name="ro1">
          <table:table-cell office:value-type="float" office:value="4.15856">
            <text:p>4,15856</text:p>
          </table:table-cell>
          <table:table-cell office:value-type="float" office:value="0.77359">
            <text:p>0,77359</text:p>
          </table:table-cell>
          <table:table-cell office:value-type="float" office:value="4.93215">
            <text:p>4,93215</text:p>
          </table:table-cell>
          <table:table-cell office:value-type="float" office:value="0.476236">
            <text:p>0,476236</text:p>
          </table:table-cell>
          <table:table-cell office:value-type="float" office:value="0.294129">
            <text:p>0,294129</text:p>
          </table:table-cell>
          <table:table-cell office:value-type="float" office:value="0.770365">
            <text:p>0,770365</text:p>
          </table:table-cell>
          <table:table-cell office:value-type="float" office:value="3.15712">
            <text:p>3,15712</text:p>
          </table:table-cell>
          <table:table-cell office:value-type="float" office:value="0.708782">
            <text:p>0,708782</text:p>
          </table:table-cell>
          <table:table-cell office:value-type="float" office:value="3.8659">
            <text:p>3,8659</text:p>
          </table:table-cell>
          <table:table-cell office:value-type="float" office:value="1.77269">
            <text:p>1,77269</text:p>
          </table:table-cell>
          <table:table-cell office:value-type="float" office:value="0.43958">
            <text:p>0,43958</text:p>
          </table:table-cell>
          <table:table-cell office:value-type="float" office:value="2.21227">
            <text:p>2,21227</text:p>
          </table:table-cell>
          <table:table-cell office:value-type="float" office:value="0.674766">
            <text:p>0,674766</text:p>
          </table:table-cell>
          <table:table-cell office:value-type="float" office:value="0.328439">
            <text:p>0,328439</text:p>
          </table:table-cell>
          <table:table-cell office:value-type="float" office:value="1.0032">
            <text:p>1,0032</text:p>
          </table:table-cell>
          <table:table-cell office:value-type="float" office:value="2.10083">
            <text:p>2,10083</text:p>
          </table:table-cell>
          <table:table-cell office:value-type="float" office:value="0.60204">
            <text:p>0,60204</text:p>
          </table:table-cell>
          <table:table-cell office:value-type="float" office:value="2.70287">
            <text:p>2,70287</text:p>
          </table:table-cell>
          <table:table-cell office:value-type="float" office:value="1.85128">
            <text:p>1,85128</text:p>
          </table:table-cell>
          <table:table-cell office:value-type="float" office:value="0.583272">
            <text:p>0,583272</text:p>
          </table:table-cell>
          <table:table-cell office:value-type="float" office:value="2.43455">
            <text:p>2,43455</text:p>
          </table:table-cell>
          <table:table-cell office:value-type="float" office:value="0.748664">
            <text:p>0,748664</text:p>
          </table:table-cell>
          <table:table-cell office:value-type="float" office:value="0.574181">
            <text:p>0,574181</text:p>
          </table:table-cell>
          <table:table-cell office:value-type="float" office:value="1.32285">
            <text:p>1,32285</text:p>
          </table:table-cell>
          <table:table-cell office:value-type="float" office:value="3.25917">
            <text:p>3,25917</text:p>
          </table:table-cell>
          <table:table-cell office:value-type="float" office:value="0.846023">
            <text:p>0,846023</text:p>
          </table:table-cell>
          <table:table-cell office:value-type="float" office:value="4.10519">
            <text:p>4,10519</text:p>
          </table:table-cell>
        </table:table-row>
        <table:table-row table:style-name="ro1">
          <table:table-cell office:value-type="float" office:value="2.89876">
            <text:p>2,89876</text:p>
          </table:table-cell>
          <table:table-cell office:value-type="float" office:value="0.792652">
            <text:p>0,792652</text:p>
          </table:table-cell>
          <table:table-cell office:value-type="float" office:value="3.69142">
            <text:p>3,69142</text:p>
          </table:table-cell>
          <table:table-cell office:value-type="float" office:value="0.474183">
            <text:p>0,474183</text:p>
          </table:table-cell>
          <table:table-cell office:value-type="float" office:value="0.280932">
            <text:p>0,280932</text:p>
          </table:table-cell>
          <table:table-cell office:value-type="float" office:value="0.755116">
            <text:p>0,755116</text:p>
          </table:table-cell>
          <table:table-cell office:value-type="float" office:value="3.47119">
            <text:p>3,47119</text:p>
          </table:table-cell>
          <table:table-cell office:value-type="float" office:value="0.726964">
            <text:p>0,726964</text:p>
          </table:table-cell>
          <table:table-cell office:value-type="float" office:value="4.19815">
            <text:p>4,19815</text:p>
          </table:table-cell>
          <table:table-cell office:value-type="float" office:value="1.76243">
            <text:p>1,76243</text:p>
          </table:table-cell>
          <table:table-cell office:value-type="float" office:value="0.742213">
            <text:p>0,742213</text:p>
          </table:table-cell>
          <table:table-cell office:value-type="float" office:value="2.50464">
            <text:p>2,50464</text:p>
          </table:table-cell>
          <table:table-cell office:value-type="float" office:value="0.831361">
            <text:p>0,831361</text:p>
          </table:table-cell>
          <table:table-cell office:value-type="float" office:value="0.340462">
            <text:p>0,340462</text:p>
          </table:table-cell>
          <table:table-cell office:value-type="float" office:value="1.17182">
            <text:p>1,17182</text:p>
          </table:table-cell>
          <table:table-cell office:value-type="float" office:value="2.03867">
            <text:p>2,03867</text:p>
          </table:table-cell>
          <table:table-cell office:value-type="float" office:value="0.558932">
            <text:p>0,558932</text:p>
          </table:table-cell>
          <table:table-cell office:value-type="float" office:value="2.5976">
            <text:p>2,5976</text:p>
          </table:table-cell>
          <table:table-cell office:value-type="float" office:value="0.894702">
            <text:p>0,894702</text:p>
          </table:table-cell>
          <table:table-cell office:value-type="float" office:value="0.551015">
            <text:p>0,551015</text:p>
          </table:table-cell>
          <table:table-cell office:value-type="float" office:value="1.44572">
            <text:p>1,44572</text:p>
          </table:table-cell>
          <table:table-cell office:value-type="float" office:value="0.755996">
            <text:p>0,755996</text:p>
          </table:table-cell>
          <table:table-cell office:value-type="float" office:value="0.407909">
            <text:p>0,407909</text:p>
          </table:table-cell>
          <table:table-cell office:value-type="float" office:value="1.1639">
            <text:p>1,1639</text:p>
          </table:table-cell>
          <table:table-cell office:value-type="float" office:value="3.1187">
            <text:p>3,1187</text:p>
          </table:table-cell>
          <table:table-cell office:value-type="float" office:value="1.08649">
            <text:p>1,08649</text:p>
          </table:table-cell>
          <table:table-cell office:value-type="float" office:value="4.20519">
            <text:p>4,20519</text:p>
          </table:table-cell>
        </table:table-row>
        <table:table-row table:style-name="ro1">
          <table:table-cell office:value-type="float" office:value="2.87794">
            <text:p>2,87794</text:p>
          </table:table-cell>
          <table:table-cell office:value-type="float" office:value="0.746612">
            <text:p>0,746612</text:p>
          </table:table-cell>
          <table:table-cell office:value-type="float" office:value="3.62456">
            <text:p>3,62456</text:p>
          </table:table-cell>
          <table:table-cell office:value-type="float" office:value="0.613477">
            <text:p>0,613477</text:p>
          </table:table-cell>
          <table:table-cell office:value-type="float" office:value="0.276534">
            <text:p>0,276534</text:p>
          </table:table-cell>
          <table:table-cell office:value-type="float" office:value="0.89001">
            <text:p>0,89001</text:p>
          </table:table-cell>
          <table:table-cell office:value-type="float" office:value="3.17501">
            <text:p>3,17501</text:p>
          </table:table-cell>
          <table:table-cell office:value-type="float" office:value="0.664209">
            <text:p>0,664209</text:p>
          </table:table-cell>
          <table:table-cell office:value-type="float" office:value="3.83921">
            <text:p>3,83921</text:p>
          </table:table-cell>
          <table:table-cell office:value-type="float" office:value="1.75979">
            <text:p>1,75979</text:p>
          </table:table-cell>
          <table:table-cell office:value-type="float" office:value="0.390607">
            <text:p>0,390607</text:p>
          </table:table-cell>
          <table:table-cell office:value-type="float" office:value="2.15039">
            <text:p>2,15039</text:p>
          </table:table-cell>
          <table:table-cell office:value-type="float" office:value="0.695">
            <text:p>0,695</text:p>
          </table:table-cell>
          <table:table-cell office:value-type="float" office:value="0.327559">
            <text:p>0,327559</text:p>
          </table:table-cell>
          <table:table-cell office:value-type="float" office:value="1.02256">
            <text:p>1,02256</text:p>
          </table:table-cell>
          <table:table-cell office:value-type="float" office:value="2.07562">
            <text:p>2,07562</text:p>
          </table:table-cell>
          <table:table-cell office:value-type="float" office:value="0.535179">
            <text:p>0,535179</text:p>
          </table:table-cell>
          <table:table-cell office:value-type="float" office:value="2.61079">
            <text:p>2,61079</text:p>
          </table:table-cell>
          <table:table-cell office:value-type="float" office:value="0.998219">
            <text:p>0,998219</text:p>
          </table:table-cell>
          <table:table-cell office:value-type="float" office:value="0.587084">
            <text:p>0,587084</text:p>
          </table:table-cell>
          <table:table-cell office:value-type="float" office:value="1.5853">
            <text:p>1,5853</text:p>
          </table:table-cell>
          <table:table-cell office:value-type="float" office:value="0.99646">
            <text:p>0,99646</text:p>
          </table:table-cell>
          <table:table-cell office:value-type="float" office:value="0.407029">
            <text:p>0,407029</text:p>
          </table:table-cell>
          <table:table-cell office:value-type="float" office:value="1.40349">
            <text:p>1,40349</text:p>
          </table:table-cell>
          <table:table-cell office:value-type="float" office:value="3.1797">
            <text:p>3,1797</text:p>
          </table:table-cell>
          <table:table-cell office:value-type="float" office:value="0.782681">
            <text:p>0,782681</text:p>
          </table:table-cell>
          <table:table-cell office:value-type="float" office:value="3.96238">
            <text:p>3,96238</text:p>
          </table:table-cell>
        </table:table-row>
        <table:table-row table:style-name="ro1">
          <table:table-cell office:value-type="float" office:value="4.99315">
            <text:p>4,99315</text:p>
          </table:table-cell>
          <table:table-cell office:value-type="float" office:value="1.81873">
            <text:p>1,81873</text:p>
          </table:table-cell>
          <table:table-cell office:value-type="float" office:value="6.81188">
            <text:p>6,81188</text:p>
          </table:table-cell>
          <table:table-cell office:value-type="float" office:value="0.468905">
            <text:p>0,468905</text:p>
          </table:table-cell>
          <table:table-cell office:value-type="float" office:value="0.280639">
            <text:p>0,280639</text:p>
          </table:table-cell>
          <table:table-cell office:value-type="float" office:value="0.749544">
            <text:p>0,749544</text:p>
          </table:table-cell>
          <table:table-cell office:value-type="float" office:value="3.38409">
            <text:p>3,38409</text:p>
          </table:table-cell>
          <table:table-cell office:value-type="float" office:value="0.712301">
            <text:p>0,712301</text:p>
          </table:table-cell>
          <table:table-cell office:value-type="float" office:value="4.09639">
            <text:p>4,09639</text:p>
          </table:table-cell>
          <table:table-cell office:value-type="float" office:value="4.16707">
            <text:p>4,16707</text:p>
          </table:table-cell>
          <table:table-cell office:value-type="float" office:value="0.669194">
            <text:p>0,669194</text:p>
          </table:table-cell>
          <table:table-cell office:value-type="float" office:value="4.83626">
            <text:p>4,83626</text:p>
          </table:table-cell>
          <table:table-cell office:value-type="float" office:value="0.705557">
            <text:p>0,705557</text:p>
          </table:table-cell>
          <table:table-cell office:value-type="float" office:value="0.336063">
            <text:p>0,336063</text:p>
          </table:table-cell>
          <table:table-cell office:value-type="float" office:value="1.04162">
            <text:p>1,04162</text:p>
          </table:table-cell>
          <table:table-cell office:value-type="float" office:value="2.84539">
            <text:p>2,84539</text:p>
          </table:table-cell>
          <table:table-cell office:value-type="float" office:value="0.572715">
            <text:p>0,572715</text:p>
          </table:table-cell>
          <table:table-cell office:value-type="float" office:value="3.41811">
            <text:p>3,41811</text:p>
          </table:table-cell>
          <table:table-cell office:value-type="float" office:value="1.18912">
            <text:p>1,18912</text:p>
          </table:table-cell>
          <table:table-cell office:value-type="float" office:value="0.619635">
            <text:p>0,619635</text:p>
          </table:table-cell>
          <table:table-cell office:value-type="float" office:value="1.80876">
            <text:p>1,80876</text:p>
          </table:table-cell>
          <table:table-cell office:value-type="float" office:value="0.764207">
            <text:p>0,764207</text:p>
          </table:table-cell>
          <table:table-cell office:value-type="float" office:value="0.404977">
            <text:p>0,404977</text:p>
          </table:table-cell>
          <table:table-cell office:value-type="float" office:value="1.16918">
            <text:p>1,16918</text:p>
          </table:table-cell>
          <table:table-cell office:value-type="float" office:value="3.12721">
            <text:p>3,12721</text:p>
          </table:table-cell>
          <table:table-cell office:value-type="float" office:value="1.20672">
            <text:p>1,20672</text:p>
          </table:table-cell>
          <table:table-cell office:value-type="float" office:value="4.33392">
            <text:p>4,33392</text:p>
          </table:table-cell>
        </table:table-row>
        <table:table-row table:style-name="ro1">
          <table:table-cell office:value-type="float" office:value="3.02398">
            <text:p>3,02398</text:p>
          </table:table-cell>
          <table:table-cell office:value-type="float" office:value="0.779162">
            <text:p>0,779162</text:p>
          </table:table-cell>
          <table:table-cell office:value-type="float" office:value="3.80314">
            <text:p>3,80314</text:p>
          </table:table-cell>
          <table:table-cell office:value-type="float" office:value="0.503215">
            <text:p>0,503215</text:p>
          </table:table-cell>
          <table:table-cell office:value-type="float" office:value="0.270375">
            <text:p>0,270375</text:p>
          </table:table-cell>
          <table:table-cell office:value-type="float" office:value="0.77359">
            <text:p>0,77359</text:p>
          </table:table-cell>
          <table:table-cell office:value-type="float" office:value="3.32222">
            <text:p>3,32222</text:p>
          </table:table-cell>
          <table:table-cell office:value-type="float" office:value="0.764207">
            <text:p>0,764207</text:p>
          </table:table-cell>
          <table:table-cell office:value-type="float" office:value="4.08642">
            <text:p>4,08642</text:p>
          </table:table-cell>
          <table:table-cell office:value-type="float" office:value="1.82166">
            <text:p>1,82166</text:p>
          </table:table-cell>
          <table:table-cell office:value-type="float" office:value="0.421399">
            <text:p>0,421399</text:p>
          </table:table-cell>
          <table:table-cell office:value-type="float" office:value="2.24306">
            <text:p>2,24306</text:p>
          </table:table-cell>
          <table:table-cell office:value-type="float" office:value="0.69588">
            <text:p>0,69588</text:p>
          </table:table-cell>
          <table:table-cell office:value-type="float" office:value="0.353072">
            <text:p>0,353072</text:p>
          </table:table-cell>
          <table:table-cell office:value-type="float" office:value="1.04895">
            <text:p>1,04895</text:p>
          </table:table-cell>
          <table:table-cell office:value-type="float" office:value="2.06213">
            <text:p>2,06213</text:p>
          </table:table-cell>
          <table:table-cell office:value-type="float" office:value="0.536352">
            <text:p>0,536352</text:p>
          </table:table-cell>
          <table:table-cell office:value-type="float" office:value="2.59848">
            <text:p>2,59848</text:p>
          </table:table-cell>
          <table:table-cell office:value-type="float" office:value="0.970654">
            <text:p>0,970654</text:p>
          </table:table-cell>
          <table:table-cell office:value-type="float" office:value="0.567143">
            <text:p>0,567143</text:p>
          </table:table-cell>
          <table:table-cell office:value-type="float" office:value="1.5378">
            <text:p>1,5378</text:p>
          </table:table-cell>
          <table:table-cell office:value-type="float" office:value="0.759808">
            <text:p>0,759808</text:p>
          </table:table-cell>
          <table:table-cell office:value-type="float" office:value="0.410548">
            <text:p>0,410548</text:p>
          </table:table-cell>
          <table:table-cell office:value-type="float" office:value="1.17036">
            <text:p>1,17036</text:p>
          </table:table-cell>
          <table:table-cell office:value-type="float" office:value="3.64596">
            <text:p>3,64596</text:p>
          </table:table-cell>
          <table:table-cell office:value-type="float" office:value="0.854527">
            <text:p>0,854527</text:p>
          </table:table-cell>
          <table:table-cell office:value-type="float" office:value="4.50049">
            <text:p>4,50049</text:p>
          </table:table-cell>
        </table:table-row>
        <table:table-row table:style-name="ro1">
          <table:table-cell office:value-type="float" office:value="3.11841">
            <text:p>3,11841</text:p>
          </table:table-cell>
          <table:table-cell office:value-type="float" office:value="0.857166">
            <text:p>0,857166</text:p>
          </table:table-cell>
          <table:table-cell office:value-type="float" office:value="3.97557">
            <text:p>3,97557</text:p>
          </table:table-cell>
          <table:table-cell office:value-type="float" office:value="0.465386">
            <text:p>0,465386</text:p>
          </table:table-cell>
          <table:table-cell office:value-type="float" office:value="0.319641">
            <text:p>0,319641</text:p>
          </table:table-cell>
          <table:table-cell office:value-type="float" office:value="0.785027">
            <text:p>0,785027</text:p>
          </table:table-cell>
          <table:table-cell office:value-type="float" office:value="3.04949">
            <text:p>3,04949</text:p>
          </table:table-cell>
          <table:table-cell office:value-type="float" office:value="0.680044">
            <text:p>0,680044</text:p>
          </table:table-cell>
          <table:table-cell office:value-type="float" office:value="3.72954">
            <text:p>3,72954</text:p>
          </table:table-cell>
          <table:table-cell office:value-type="float" office:value="1.86858">
            <text:p>1,86858</text:p>
          </table:table-cell>
          <table:table-cell office:value-type="float" office:value="0.449844">
            <text:p>0,449844</text:p>
          </table:table-cell>
          <table:table-cell office:value-type="float" office:value="2.31843">
            <text:p>2,31843</text:p>
          </table:table-cell>
          <table:table-cell office:value-type="float" office:value="0.717287">
            <text:p>0,717287</text:p>
          </table:table-cell>
          <table:table-cell office:value-type="float" office:value="0.356884">
            <text:p>0,356884</text:p>
          </table:table-cell>
          <table:table-cell office:value-type="float" office:value="1.07417">
            <text:p>1,07417</text:p>
          </table:table-cell>
          <table:table-cell office:value-type="float" office:value="2.04952">
            <text:p>2,04952</text:p>
          </table:table-cell>
          <table:table-cell office:value-type="float" office:value="0.55424">
            <text:p>0,55424</text:p>
          </table:table-cell>
          <table:table-cell office:value-type="float" office:value="2.60376">
            <text:p>2,60376</text:p>
          </table:table-cell>
          <table:table-cell office:value-type="float" office:value="0.908485">
            <text:p>0,908485</text:p>
          </table:table-cell>
          <table:table-cell office:value-type="float" office:value="0.550428">
            <text:p>0,550428</text:p>
          </table:table-cell>
          <table:table-cell office:value-type="float" office:value="1.45891">
            <text:p>1,45891</text:p>
          </table:table-cell>
          <table:table-cell office:value-type="float" office:value="0.746318">
            <text:p>0,746318</text:p>
          </table:table-cell>
          <table:table-cell office:value-type="float" office:value="0.393833">
            <text:p>0,393833</text:p>
          </table:table-cell>
          <table:table-cell office:value-type="float" office:value="1.14015">
            <text:p>1,14015</text:p>
          </table:table-cell>
          <table:table-cell office:value-type="float" office:value="3.15096">
            <text:p>3,15096</text:p>
          </table:table-cell>
          <table:table-cell office:value-type="float" office:value="0.801742">
            <text:p>0,801742</text:p>
          </table:table-cell>
          <table:table-cell office:value-type="float" office:value="3.9527">
            <text:p>3,9527</text:p>
          </table:table-cell>
        </table:table-row>
        <table:table-row table:style-name="ro1">
          <table:table-cell office:value-type="float" office:value="2.92868">
            <text:p>2,92868</text:p>
          </table:table-cell>
          <table:table-cell office:value-type="float" office:value="0.791479">
            <text:p>0,791479</text:p>
          </table:table-cell>
          <table:table-cell office:value-type="float" office:value="3.72015">
            <text:p>3,72015</text:p>
          </table:table-cell>
          <table:table-cell office:value-type="float" office:value="0.491485">
            <text:p>0,491485</text:p>
          </table:table-cell>
          <table:table-cell office:value-type="float" office:value="0.279759">
            <text:p>0,279759</text:p>
          </table:table-cell>
          <table:table-cell office:value-type="float" office:value="0.771244">
            <text:p>0,771244</text:p>
          </table:table-cell>
          <table:table-cell office:value-type="float" office:value="3.10081">
            <text:p>3,10081</text:p>
          </table:table-cell>
          <table:table-cell office:value-type="float" office:value="0.700278">
            <text:p>0,700278</text:p>
          </table:table-cell>
          <table:table-cell office:value-type="float" office:value="3.80109">
            <text:p>3,80109</text:p>
          </table:table-cell>
          <table:table-cell office:value-type="float" office:value="1.82929">
            <text:p>1,82929</text:p>
          </table:table-cell>
          <table:table-cell office:value-type="float" office:value="0.583272">
            <text:p>0,583272</text:p>
          </table:table-cell>
          <table:table-cell office:value-type="float" office:value="2.41256">
            <text:p>2,41256</text:p>
          </table:table-cell>
          <table:table-cell office:value-type="float" office:value="0.978865">
            <text:p>0,978865</text:p>
          </table:table-cell>
          <table:table-cell office:value-type="float" office:value="0.458934">
            <text:p>0,458934</text:p>
          </table:table-cell>
          <table:table-cell office:value-type="float" office:value="1.4378">
            <text:p>1,4378</text:p>
          </table:table-cell>
          <table:table-cell office:value-type="float" office:value="2.10963">
            <text:p>2,10963</text:p>
          </table:table-cell>
          <table:table-cell office:value-type="float" office:value="0.563331">
            <text:p>0,563331</text:p>
          </table:table-cell>
          <table:table-cell office:value-type="float" office:value="2.67296">
            <text:p>2,67296</text:p>
          </table:table-cell>
          <table:table-cell office:value-type="float" office:value="0.912004">
            <text:p>0,912004</text:p>
          </table:table-cell>
          <table:table-cell office:value-type="float" office:value="0.610837">
            <text:p>0,610837</text:p>
          </table:table-cell>
          <table:table-cell office:value-type="float" office:value="1.52284">
            <text:p>1,52284</text:p>
          </table:table-cell>
          <table:table-cell office:value-type="float" office:value="1.01845">
            <text:p>1,01845</text:p>
          </table:table-cell>
          <table:table-cell office:value-type="float" office:value="0.557759">
            <text:p>0,557759</text:p>
          </table:table-cell>
          <table:table-cell office:value-type="float" office:value="1.57621">
            <text:p>1,57621</text:p>
          </table:table-cell>
          <table:table-cell office:value-type="float" office:value="3.14715">
            <text:p>3,14715</text:p>
          </table:table-cell>
          <table:table-cell office:value-type="float" office:value="0.797637">
            <text:p>0,797637</text:p>
          </table:table-cell>
          <table:table-cell office:value-type="float" office:value="3.94478">
            <text:p>3,94478</text:p>
          </table:table-cell>
        </table:table-row>
        <table:table-row table:style-name="ro1">
          <table:table-cell office:value-type="float" office:value="2.9275">
            <text:p>2,9275</text:p>
          </table:table-cell>
          <table:table-cell office:value-type="float" office:value="0.824323">
            <text:p>0,824323</text:p>
          </table:table-cell>
          <table:table-cell office:value-type="float" office:value="3.75183">
            <text:p>3,75183</text:p>
          </table:table-cell>
          <table:table-cell office:value-type="float" office:value="0.480342">
            <text:p>0,480342</text:p>
          </table:table-cell>
          <table:table-cell office:value-type="float" office:value="0.311137">
            <text:p>0,311137</text:p>
          </table:table-cell>
          <table:table-cell office:value-type="float" office:value="0.791479">
            <text:p>0,791479</text:p>
          </table:table-cell>
          <table:table-cell office:value-type="float" office:value="3.26679">
            <text:p>3,26679</text:p>
          </table:table-cell>
          <table:table-cell office:value-type="float" office:value="0.727257">
            <text:p>0,727257</text:p>
          </table:table-cell>
          <table:table-cell office:value-type="float" office:value="3.99405">
            <text:p>3,99405</text:p>
          </table:table-cell>
          <table:table-cell office:value-type="float" office:value="1.82313">
            <text:p>1,82313</text:p>
          </table:table-cell>
          <table:table-cell office:value-type="float" office:value="0.418759">
            <text:p>0,418759</text:p>
          </table:table-cell>
          <table:table-cell office:value-type="float" office:value="2.24189">
            <text:p>2,24189</text:p>
          </table:table-cell>
          <table:table-cell office:value-type="float" office:value="0.718753">
            <text:p>0,718753</text:p>
          </table:table-cell>
          <table:table-cell office:value-type="float" office:value="0.328145">
            <text:p>0,328145</text:p>
          </table:table-cell>
          <table:table-cell office:value-type="float" office:value="1.0469">
            <text:p>1,0469</text:p>
          </table:table-cell>
          <table:table-cell office:value-type="float" office:value="2.26066">
            <text:p>2,26066</text:p>
          </table:table-cell>
          <table:table-cell office:value-type="float" office:value="1.03986">
            <text:p>1,03986</text:p>
          </table:table-cell>
          <table:table-cell office:value-type="float" office:value="3.30052">
            <text:p>3,30052</text:p>
          </table:table-cell>
          <table:table-cell office:value-type="float" office:value="0.99558">
            <text:p>0,99558</text:p>
          </table:table-cell>
          <table:table-cell office:value-type="float" office:value="1.08619">
            <text:p>1,08619</text:p>
          </table:table-cell>
          <table:table-cell office:value-type="float" office:value="2.08177">
            <text:p>2,08177</text:p>
          </table:table-cell>
          <table:table-cell office:value-type="float" office:value="0.796464">
            <text:p>0,796464</text:p>
          </table:table-cell>
          <table:table-cell office:value-type="float" office:value="0.397352">
            <text:p>0,397352</text:p>
          </table:table-cell>
          <table:table-cell office:value-type="float" office:value="1.19382">
            <text:p>1,19382</text:p>
          </table:table-cell>
          <table:table-cell office:value-type="float" office:value="3.9354">
            <text:p>3,9354</text:p>
          </table:table-cell>
          <table:table-cell office:value-type="float" office:value="0.869483">
            <text:p>0,869483</text:p>
          </table:table-cell>
          <table:table-cell office:value-type="float" office:value="4.80488">
            <text:p>4,80488</text:p>
          </table:table-cell>
        </table:table-row>
        <table:table-row table:style-name="ro1">
          <table:table-cell office:value-type="float" office:value="3.11372">
            <text:p>3,11372</text:p>
          </table:table-cell>
          <table:table-cell office:value-type="float" office:value="0.762447">
            <text:p>0,762447</text:p>
          </table:table-cell>
          <table:table-cell office:value-type="float" office:value="3.87616">
            <text:p>3,87616</text:p>
          </table:table-cell>
          <table:table-cell office:value-type="float" office:value="0.471544">
            <text:p>0,471544</text:p>
          </table:table-cell>
          <table:table-cell office:value-type="float" office:value="0.298234">
            <text:p>0,298234</text:p>
          </table:table-cell>
          <table:table-cell office:value-type="float" office:value="0.769778">
            <text:p>0,769778</text:p>
          </table:table-cell>
          <table:table-cell office:value-type="float" office:value="3.05389">
            <text:p>3,05389</text:p>
          </table:table-cell>
          <table:table-cell office:value-type="float" office:value="0.705557">
            <text:p>0,705557</text:p>
          </table:table-cell>
          <table:table-cell office:value-type="float" office:value="3.75945">
            <text:p>3,75945</text:p>
          </table:table-cell>
          <table:table-cell office:value-type="float" office:value="1.92049">
            <text:p>1,92049</text:p>
          </table:table-cell>
          <table:table-cell office:value-type="float" office:value="0.4387">
            <text:p>0,4387</text:p>
          </table:table-cell>
          <table:table-cell office:value-type="float" office:value="2.35919">
            <text:p>2,35919</text:p>
          </table:table-cell>
          <table:table-cell office:value-type="float" office:value="0.70497">
            <text:p>0,70497</text:p>
          </table:table-cell>
          <table:table-cell office:value-type="float" office:value="0.349846">
            <text:p>0,349846</text:p>
          </table:table-cell>
          <table:table-cell office:value-type="float" office:value="1.05482">
            <text:p>1,05482</text:p>
          </table:table-cell>
          <table:table-cell office:value-type="float" office:value="2.03603">
            <text:p>2,03603</text:p>
          </table:table-cell>
          <table:table-cell office:value-type="float" office:value="0.53254">
            <text:p>0,53254</text:p>
          </table:table-cell>
          <table:table-cell office:value-type="float" office:value="2.56857">
            <text:p>2,56857</text:p>
          </table:table-cell>
          <table:table-cell office:value-type="float" office:value="0.942209">
            <text:p>0,942209</text:p>
          </table:table-cell>
          <table:table-cell office:value-type="float" office:value="0.548375">
            <text:p>0,548375</text:p>
          </table:table-cell>
          <table:table-cell office:value-type="float" office:value="1.49058">
            <text:p>1,49058</text:p>
          </table:table-cell>
          <table:table-cell office:value-type="float" office:value="0.816112">
            <text:p>0,816112</text:p>
          </table:table-cell>
          <table:table-cell office:value-type="float" office:value="0.418466">
            <text:p>0,418466</text:p>
          </table:table-cell>
          <table:table-cell office:value-type="float" office:value="1.23458">
            <text:p>1,23458</text:p>
          </table:table-cell>
          <table:table-cell office:value-type="float" office:value="3.06768">
            <text:p>3,06768</text:p>
          </table:table-cell>
          <table:table-cell office:value-type="float" office:value="0.788839">
            <text:p>0,788839</text:p>
          </table:table-cell>
          <table:table-cell office:value-type="float" office:value="3.85652">
            <text:p>3,85652</text:p>
          </table:table-cell>
        </table:table-row>
        <table:table-row table:style-name="ro1">
          <table:table-cell office:value-type="float" office:value="2.81226">
            <text:p>2,81226</text:p>
          </table:table-cell>
          <table:table-cell office:value-type="float" office:value="0.803502">
            <text:p>0,803502</text:p>
          </table:table-cell>
          <table:table-cell office:value-type="float" office:value="3.61576">
            <text:p>3,61576</text:p>
          </table:table-cell>
          <table:table-cell office:value-type="float" office:value="0.46304">
            <text:p>0,46304</text:p>
          </table:table-cell>
          <table:table-cell office:value-type="float" office:value="0.274481">
            <text:p>0,274481</text:p>
          </table:table-cell>
          <table:table-cell office:value-type="float" office:value="0.737521">
            <text:p>0,737521</text:p>
          </table:table-cell>
          <table:table-cell office:value-type="float" office:value="3.12838">
            <text:p>3,12838</text:p>
          </table:table-cell>
          <table:table-cell office:value-type="float" office:value="0.68327">
            <text:p>0,68327</text:p>
          </table:table-cell>
          <table:table-cell office:value-type="float" office:value="3.81165">
            <text:p>3,81165</text:p>
          </table:table-cell>
          <table:table-cell office:value-type="float" office:value="1.75392">
            <text:p>1,75392</text:p>
          </table:table-cell>
          <table:table-cell office:value-type="float" office:value="0.438407">
            <text:p>0,438407</text:p>
          </table:table-cell>
          <table:table-cell office:value-type="float" office:value="2.19233">
            <text:p>2,19233</text:p>
          </table:table-cell>
          <table:table-cell office:value-type="float" office:value="0.709955">
            <text:p>0,709955</text:p>
          </table:table-cell>
          <table:table-cell office:value-type="float" office:value="0.352485">
            <text:p>0,352485</text:p>
          </table:table-cell>
          <table:table-cell office:value-type="float" office:value="1.06244">
            <text:p>1,06244</text:p>
          </table:table-cell>
          <table:table-cell office:value-type="float" office:value="2.04981">
            <text:p>2,04981</text:p>
          </table:table-cell>
          <table:table-cell office:value-type="float" office:value="0.536059">
            <text:p>0,536059</text:p>
          </table:table-cell>
          <table:table-cell office:value-type="float" office:value="2.58587">
            <text:p>2,58587</text:p>
          </table:table-cell>
          <table:table-cell office:value-type="float" office:value="0.91259">
            <text:p>0,91259</text:p>
          </table:table-cell>
          <table:table-cell office:value-type="float" office:value="0.587084">
            <text:p>0,587084</text:p>
          </table:table-cell>
          <table:table-cell office:value-type="float" office:value="1.49967">
            <text:p>1,49967</text:p>
          </table:table-cell>
          <table:table-cell office:value-type="float" office:value="0.764207">
            <text:p>0,764207</text:p>
          </table:table-cell>
          <table:table-cell office:value-type="float" office:value="0.393833">
            <text:p>0,393833</text:p>
          </table:table-cell>
          <table:table-cell office:value-type="float" office:value="1.15804">
            <text:p>1,15804</text:p>
          </table:table-cell>
          <table:table-cell office:value-type="float" office:value="3.19905">
            <text:p>3,19905</text:p>
          </table:table-cell>
          <table:table-cell office:value-type="float" office:value="0.802329">
            <text:p>0,802329</text:p>
          </table:table-cell>
          <table:table-cell office:value-type="float" office:value="4.00138">
            <text:p>4,00138</text:p>
          </table:table-cell>
        </table:table-row>
        <table:table-row table:style-name="ro1">
          <table:table-cell office:value-type="float" office:value="2.81548">
            <text:p>2,81548</text:p>
          </table:table-cell>
          <table:table-cell office:value-type="float" office:value="0.734295">
            <text:p>0,734295</text:p>
          </table:table-cell>
          <table:table-cell office:value-type="float" office:value="3.54978">
            <text:p>3,54978</text:p>
          </table:table-cell>
          <table:table-cell office:value-type="float" office:value="0.478289">
            <text:p>0,478289</text:p>
          </table:table-cell>
          <table:table-cell office:value-type="float" office:value="0.275067">
            <text:p>0,275067</text:p>
          </table:table-cell>
          <table:table-cell office:value-type="float" office:value="0.753356">
            <text:p>0,753356</text:p>
          </table:table-cell>
          <table:table-cell office:value-type="float" office:value="3.14803">
            <text:p>3,14803</text:p>
          </table:table-cell>
          <table:table-cell office:value-type="float" office:value="0.711422">
            <text:p>0,711422</text:p>
          </table:table-cell>
          <table:table-cell office:value-type="float" office:value="3.85945">
            <text:p>3,85945</text:p>
          </table:table-cell>
          <table:table-cell office:value-type="float" office:value="1.75568">
            <text:p>1,75568</text:p>
          </table:table-cell>
          <table:table-cell office:value-type="float" office:value="0.389434">
            <text:p>0,389434</text:p>
          </table:table-cell>
          <table:table-cell office:value-type="float" office:value="2.14512">
            <text:p>2,14512</text:p>
          </table:table-cell>
          <table:table-cell office:value-type="float" office:value="0.701158">
            <text:p>0,701158</text:p>
          </table:table-cell>
          <table:table-cell office:value-type="float" office:value="0.341048">
            <text:p>0,341048</text:p>
          </table:table-cell>
          <table:table-cell office:value-type="float" office:value="1.04221">
            <text:p>1,04221</text:p>
          </table:table-cell>
          <table:table-cell office:value-type="float" office:value="2.89319">
            <text:p>2,89319</text:p>
          </table:table-cell>
          <table:table-cell office:value-type="float" office:value="0.796464">
            <text:p>0,796464</text:p>
          </table:table-cell>
          <table:table-cell office:value-type="float" office:value="3.68966">
            <text:p>3,68966</text:p>
          </table:table-cell>
          <table:table-cell office:value-type="float" office:value="1.91022">
            <text:p>1,91022</text:p>
          </table:table-cell>
          <table:table-cell office:value-type="float" office:value="1.26038">
            <text:p>1,26038</text:p>
          </table:table-cell>
          <table:table-cell office:value-type="float" office:value="3.17061">
            <text:p>3,17061</text:p>
          </table:table-cell>
          <table:table-cell office:value-type="float" office:value="0.774763">
            <text:p>0,774763</text:p>
          </table:table-cell>
          <table:table-cell office:value-type="float" office:value="0.403217">
            <text:p>0,403217</text:p>
          </table:table-cell>
          <table:table-cell office:value-type="float" office:value="1.17798">
            <text:p>1,17798</text:p>
          </table:table-cell>
          <table:table-cell office:value-type="float" office:value="3.1448">
            <text:p>3,1448</text:p>
          </table:table-cell>
          <table:table-cell office:value-type="float" office:value="0.771244">
            <text:p>0,771244</text:p>
          </table:table-cell>
          <table:table-cell office:value-type="float" office:value="3.91605">
            <text:p>3,91605</text:p>
          </table:table-cell>
        </table:table-row>
        <table:table-row table:style-name="ro1">
          <table:table-cell office:value-type="float" office:value="2.86152">
            <text:p>2,86152</text:p>
          </table:table-cell>
          <table:table-cell office:value-type="float" office:value="0.737814">
            <text:p>0,737814</text:p>
          </table:table-cell>
          <table:table-cell office:value-type="float" office:value="3.59934">
            <text:p>3,59934</text:p>
          </table:table-cell>
          <table:table-cell office:value-type="float" office:value="0.491485">
            <text:p>0,491485</text:p>
          </table:table-cell>
          <table:table-cell office:value-type="float" office:value="0.271255">
            <text:p>0,271255</text:p>
          </table:table-cell>
          <table:table-cell office:value-type="float" office:value="0.76274">
            <text:p>0,76274</text:p>
          </table:table-cell>
          <table:table-cell office:value-type="float" office:value="3.10639">
            <text:p>3,10639</text:p>
          </table:table-cell>
          <table:table-cell office:value-type="float" office:value="0.709369">
            <text:p>0,709369</text:p>
          </table:table-cell>
          <table:table-cell office:value-type="float" office:value="3.81575">
            <text:p>3,81575</text:p>
          </table:table-cell>
          <table:table-cell office:value-type="float" office:value="1.80407">
            <text:p>1,80407</text:p>
          </table:table-cell>
          <table:table-cell office:value-type="float" office:value="0.390607">
            <text:p>0,390607</text:p>
          </table:table-cell>
          <table:table-cell office:value-type="float" office:value="2.19467">
            <text:p>2,19467</text:p>
          </table:table-cell>
          <table:table-cell office:value-type="float" office:value="0.686202">
            <text:p>0,686202</text:p>
          </table:table-cell>
          <table:table-cell office:value-type="float" office:value="0.325213">
            <text:p>0,325213</text:p>
          </table:table-cell>
          <table:table-cell office:value-type="float" office:value="1.01142">
            <text:p>1,01142</text:p>
          </table:table-cell>
          <table:table-cell office:value-type="float" office:value="2.05304">
            <text:p>2,05304</text:p>
          </table:table-cell>
          <table:table-cell office:value-type="float" office:value="0.577993">
            <text:p>0,577993</text:p>
          </table:table-cell>
          <table:table-cell office:value-type="float" office:value="2.63103">
            <text:p>2,63103</text:p>
          </table:table-cell>
          <table:table-cell office:value-type="float" office:value="0.893823">
            <text:p>0,893823</text:p>
          </table:table-cell>
          <table:table-cell office:value-type="float" office:value="0.567437">
            <text:p>0,567437</text:p>
          </table:table-cell>
          <table:table-cell office:value-type="float" office:value="1.46126">
            <text:p>1,46126</text:p>
          </table:table-cell>
          <table:table-cell office:value-type="float" office:value="1.46976">
            <text:p>1,46976</text:p>
          </table:table-cell>
          <table:table-cell office:value-type="float" office:value="1.14778">
            <text:p>1,14778</text:p>
          </table:table-cell>
          <table:table-cell office:value-type="float" office:value="2.61754">
            <text:p>2,61754</text:p>
          </table:table-cell>
          <table:table-cell office:value-type="float" office:value="4.39316">
            <text:p>4,39316</text:p>
          </table:table-cell>
          <table:table-cell office:value-type="float" office:value="0.905846">
            <text:p>0,905846</text:p>
          </table:table-cell>
          <table:table-cell office:value-type="float" office:value="5.29901">
            <text:p>5,29901</text:p>
          </table:table-cell>
        </table:table-row>
        <table:table-row table:style-name="ro1">
          <table:table-cell office:value-type="float" office:value="3.01079">
            <text:p>3,01079</text:p>
          </table:table-cell>
          <table:table-cell office:value-type="float" office:value="1.44894">
            <text:p>1,44894</text:p>
          </table:table-cell>
          <table:table-cell office:value-type="float" office:value="4.45973">
            <text:p>4,45973</text:p>
          </table:table-cell>
          <table:table-cell office:value-type="float" office:value="0.484447">
            <text:p>0,484447</text:p>
          </table:table-cell>
          <table:table-cell office:value-type="float" office:value="0.298234">
            <text:p>0,298234</text:p>
          </table:table-cell>
          <table:table-cell office:value-type="float" office:value="0.782681">
            <text:p>0,782681</text:p>
          </table:table-cell>
          <table:table-cell office:value-type="float" office:value="3.55007">
            <text:p>3,55007</text:p>
          </table:table-cell>
          <table:table-cell office:value-type="float" office:value="0.885905">
            <text:p>0,885905</text:p>
          </table:table-cell>
          <table:table-cell office:value-type="float" office:value="4.43598">
            <text:p>4,43598</text:p>
          </table:table-cell>
          <table:table-cell office:value-type="float" office:value="1.90788">
            <text:p>1,90788</text:p>
          </table:table-cell>
          <table:table-cell office:value-type="float" office:value="0.460107">
            <text:p>0,460107</text:p>
          </table:table-cell>
          <table:table-cell office:value-type="float" office:value="2.36798">
            <text:p>2,36798</text:p>
          </table:table-cell>
          <table:table-cell office:value-type="float" office:value="0.69412">
            <text:p>0,69412</text:p>
          </table:table-cell>
          <table:table-cell office:value-type="float" office:value="0.356004">
            <text:p>0,356004</text:p>
          </table:table-cell>
          <table:table-cell office:value-type="float" office:value="1.05012">
            <text:p>1,05012</text:p>
          </table:table-cell>
          <table:table-cell office:value-type="float" office:value="2.05479">
            <text:p>2,05479</text:p>
          </table:table-cell>
          <table:table-cell office:value-type="float" office:value="0.572129">
            <text:p>0,572129</text:p>
          </table:table-cell>
          <table:table-cell office:value-type="float" office:value="2.62692">
            <text:p>2,62692</text:p>
          </table:table-cell>
          <table:table-cell office:value-type="float" office:value="0.880333">
            <text:p>0,880333</text:p>
          </table:table-cell>
          <table:table-cell office:value-type="float" office:value="0.71582">
            <text:p>0,71582</text:p>
          </table:table-cell>
          <table:table-cell office:value-type="float" office:value="1.59615">
            <text:p>1,59615</text:p>
          </table:table-cell>
          <table:table-cell office:value-type="float" office:value="0.873588">
            <text:p>0,873588</text:p>
          </table:table-cell>
          <table:table-cell office:value-type="float" office:value="0.475356">
            <text:p>0,475356</text:p>
          </table:table-cell>
          <table:table-cell office:value-type="float" office:value="1.34894">
            <text:p>1,34894</text:p>
          </table:table-cell>
          <table:table-cell office:value-type="float" office:value="4.68612">
            <text:p>4,68612</text:p>
          </table:table-cell>
          <table:table-cell office:value-type="float" office:value="0.821683">
            <text:p>0,821683</text:p>
          </table:table-cell>
          <table:table-cell office:value-type="float" office:value="5.5078">
            <text:p>5,5078</text:p>
          </table:table-cell>
        </table:table-row>
        <table:table-row table:style-name="ro1">
          <table:table-cell office:value-type="float" office:value="3.21606">
            <text:p>3,21606</text:p>
          </table:table-cell>
          <table:table-cell office:value-type="float" office:value="0.784441">
            <text:p>0,784441</text:p>
          </table:table-cell>
          <table:table-cell office:value-type="float" office:value="4.0005">
            <text:p>4,0005</text:p>
          </table:table-cell>
          <table:table-cell office:value-type="float" office:value="0.492365">
            <text:p>0,492365</text:p>
          </table:table-cell>
          <table:table-cell office:value-type="float" office:value="0.288557">
            <text:p>0,288557</text:p>
          </table:table-cell>
          <table:table-cell office:value-type="float" office:value="0.780922">
            <text:p>0,780922</text:p>
          </table:table-cell>
          <table:table-cell office:value-type="float" office:value="3.34509">
            <text:p>3,34509</text:p>
          </table:table-cell>
          <table:table-cell office:value-type="float" office:value="0.660396">
            <text:p>0,660396</text:p>
          </table:table-cell>
          <table:table-cell office:value-type="float" office:value="4.00549">
            <text:p>4,00549</text:p>
          </table:table-cell>
          <table:table-cell office:value-type="float" office:value="1.82841">
            <text:p>1,82841</text:p>
          </table:table-cell>
          <table:table-cell office:value-type="float" office:value="0.424038">
            <text:p>0,424038</text:p>
          </table:table-cell>
          <table:table-cell office:value-type="float" office:value="2.25244">
            <text:p>2,25244</text:p>
          </table:table-cell>
          <table:table-cell office:value-type="float" office:value="0.690015">
            <text:p>0,690015</text:p>
          </table:table-cell>
          <table:table-cell office:value-type="float" office:value="0.358937">
            <text:p>0,358937</text:p>
          </table:table-cell>
          <table:table-cell office:value-type="float" office:value="1.04895">
            <text:p>1,04895</text:p>
          </table:table-cell>
          <table:table-cell office:value-type="float" office:value="2.07268">
            <text:p>2,07268</text:p>
          </table:table-cell>
          <table:table-cell office:value-type="float" office:value="0.553654">
            <text:p>0,553654</text:p>
          </table:table-cell>
          <table:table-cell office:value-type="float" office:value="2.62634">
            <text:p>2,62634</text:p>
          </table:table-cell>
          <table:table-cell office:value-type="float" office:value="1.01288">
            <text:p>1,01288</text:p>
          </table:table-cell>
          <table:table-cell office:value-type="float" office:value="0.591776">
            <text:p>0,591776</text:p>
          </table:table-cell>
          <table:table-cell office:value-type="float" office:value="1.60466">
            <text:p>1,60466</text:p>
          </table:table-cell>
          <table:table-cell office:value-type="float" office:value="0.886785">
            <text:p>0,886785</text:p>
          </table:table-cell>
          <table:table-cell office:value-type="float" office:value="0.444272">
            <text:p>0,444272</text:p>
          </table:table-cell>
          <table:table-cell office:value-type="float" office:value="1.33106">
            <text:p>1,33106</text:p>
          </table:table-cell>
          <table:table-cell office:value-type="float" office:value="3.1621">
            <text:p>3,1621</text:p>
          </table:table-cell>
          <table:table-cell office:value-type="float" office:value="0.928719">
            <text:p>0,928719</text:p>
          </table:table-cell>
          <table:table-cell office:value-type="float" office:value="4.09082">
            <text:p>4,09082</text:p>
          </table:table-cell>
        </table:table-row>
        <table:table-row table:style-name="ro1">
          <table:table-cell office:value-type="float" office:value="2.99671">
            <text:p>2,99671</text:p>
          </table:table-cell>
          <table:table-cell office:value-type="float" office:value="0.790306">
            <text:p>0,790306</text:p>
          </table:table-cell>
          <table:table-cell office:value-type="float" office:value="3.78702">
            <text:p>3,78702</text:p>
          </table:table-cell>
          <table:table-cell office:value-type="float" office:value="0.555707">
            <text:p>0,555707</text:p>
          </table:table-cell>
          <table:table-cell office:value-type="float" office:value="0.329318">
            <text:p>0,329318</text:p>
          </table:table-cell>
          <table:table-cell office:value-type="float" office:value="0.885025">
            <text:p>0,885025</text:p>
          </table:table-cell>
          <table:table-cell office:value-type="float" office:value="3.0929">
            <text:p>3,0929</text:p>
          </table:table-cell>
          <table:table-cell office:value-type="float" office:value="0.695">
            <text:p>0,695</text:p>
          </table:table-cell>
          <table:table-cell office:value-type="float" office:value="3.7879">
            <text:p>3,7879</text:p>
          </table:table-cell>
          <table:table-cell office:value-type="float" office:value="1.86242">
            <text:p>1,86242</text:p>
          </table:table-cell>
          <table:table-cell office:value-type="float" office:value="0.973879">
            <text:p>0,973879</text:p>
          </table:table-cell>
          <table:table-cell office:value-type="float" office:value="2.8363">
            <text:p>2,8363</text:p>
          </table:table-cell>
          <table:table-cell office:value-type="float" office:value="0.916403">
            <text:p>0,916403</text:p>
          </table:table-cell>
          <table:table-cell office:value-type="float" office:value="0.355418">
            <text:p>0,355418</text:p>
          </table:table-cell>
          <table:table-cell office:value-type="float" office:value="1.27182">
            <text:p>1,27182</text:p>
          </table:table-cell>
          <table:table-cell office:value-type="float" office:value="2.06125">
            <text:p>2,06125</text:p>
          </table:table-cell>
          <table:table-cell office:value-type="float" office:value="0.657171">
            <text:p>0,657171</text:p>
          </table:table-cell>
          <table:table-cell office:value-type="float" office:value="2.71842">
            <text:p>2,71842</text:p>
          </table:table-cell>
          <table:table-cell office:value-type="float" office:value="0.887371">
            <text:p>0,887371</text:p>
          </table:table-cell>
          <table:table-cell office:value-type="float" office:value="0.585618">
            <text:p>0,585618</text:p>
          </table:table-cell>
          <table:table-cell office:value-type="float" office:value="1.47299">
            <text:p>1,47299</text:p>
          </table:table-cell>
          <table:table-cell office:value-type="float" office:value="0.804382">
            <text:p>0,804382</text:p>
          </table:table-cell>
          <table:table-cell office:value-type="float" office:value="0.400285">
            <text:p>0,400285</text:p>
          </table:table-cell>
          <table:table-cell office:value-type="float" office:value="1.20467">
            <text:p>1,20467</text:p>
          </table:table-cell>
          <table:table-cell office:value-type="float" office:value="3.12574">
            <text:p>3,12574</text:p>
          </table:table-cell>
          <table:table-cell office:value-type="float" office:value="0.811126">
            <text:p>0,811126</text:p>
          </table:table-cell>
          <table:table-cell office:value-type="float" office:value="3.93687">
            <text:p>3,93687</text:p>
          </table:table-cell>
        </table:table-row>
        <table:table-row table:style-name="ro1">
          <table:table-cell office:value-type="float" office:value="2.85419">
            <text:p>2,85419</text:p>
          </table:table-cell>
          <table:table-cell office:value-type="float" office:value="1.28003">
            <text:p>1,28003</text:p>
          </table:table-cell>
          <table:table-cell office:value-type="float" office:value="4.13422">
            <text:p>4,13422</text:p>
          </table:table-cell>
          <table:table-cell office:value-type="float" office:value="0.466852">
            <text:p>0,466852</text:p>
          </table:table-cell>
          <table:table-cell office:value-type="float" office:value="0.273894">
            <text:p>0,273894</text:p>
          </table:table-cell>
          <table:table-cell office:value-type="float" office:value="0.740747">
            <text:p>0,740747</text:p>
          </table:table-cell>
          <table:table-cell office:value-type="float" office:value="3.16445">
            <text:p>3,16445</text:p>
          </table:table-cell>
          <table:table-cell office:value-type="float" office:value="0.693827">
            <text:p>0,693827</text:p>
          </table:table-cell>
          <table:table-cell office:value-type="float" office:value="3.85828">
            <text:p>3,85828</text:p>
          </table:table-cell>
          <table:table-cell office:value-type="float" office:value="1.84219">
            <text:p>1,84219</text:p>
          </table:table-cell>
          <table:table-cell office:value-type="float" office:value="0.439873">
            <text:p>0,439873</text:p>
          </table:table-cell>
          <table:table-cell office:value-type="float" office:value="2.28206">
            <text:p>2,28206</text:p>
          </table:table-cell>
          <table:table-cell office:value-type="float" office:value="0.855993">
            <text:p>0,855993</text:p>
          </table:table-cell>
          <table:table-cell office:value-type="float" office:value="0.340755">
            <text:p>0,340755</text:p>
          </table:table-cell>
          <table:table-cell office:value-type="float" office:value="1.19675">
            <text:p>1,19675</text:p>
          </table:table-cell>
          <table:table-cell office:value-type="float" office:value="2.02283">
            <text:p>2,02283</text:p>
          </table:table-cell>
          <table:table-cell office:value-type="float" office:value="0.572715">
            <text:p>0,572715</text:p>
          </table:table-cell>
          <table:table-cell office:value-type="float" office:value="2.59555">
            <text:p>2,59555</text:p>
          </table:table-cell>
          <table:table-cell office:value-type="float" office:value="1.04719">
            <text:p>1,04719</text:p>
          </table:table-cell>
          <table:table-cell office:value-type="float" office:value="0.645147">
            <text:p>0,645147</text:p>
          </table:table-cell>
          <table:table-cell office:value-type="float" office:value="1.69234">
            <text:p>1,69234</text:p>
          </table:table-cell>
          <table:table-cell office:value-type="float" office:value="0.772417">
            <text:p>0,772417</text:p>
          </table:table-cell>
          <table:table-cell office:value-type="float" office:value="0.431956">
            <text:p>0,431956</text:p>
          </table:table-cell>
          <table:table-cell office:value-type="float" office:value="1.20437">
            <text:p>1,20437</text:p>
          </table:table-cell>
          <table:table-cell office:value-type="float" office:value="3.17911">
            <text:p>3,17911</text:p>
          </table:table-cell>
          <table:table-cell office:value-type="float" office:value="0.796464">
            <text:p>0,796464</text:p>
          </table:table-cell>
          <table:table-cell office:value-type="float" office:value="3.97557">
            <text:p>3,97557</text:p>
          </table:table-cell>
        </table:table-row>
        <table:table-row table:style-name="ro1">
          <table:table-cell office:value-type="float" office:value="2.91255">
            <text:p>2,91255</text:p>
          </table:table-cell>
          <table:table-cell office:value-type="float" office:value="0.938396">
            <text:p>0,938396</text:p>
          </table:table-cell>
          <table:table-cell office:value-type="float" office:value="3.85094">
            <text:p>3,85094</text:p>
          </table:table-cell>
          <table:table-cell office:value-type="float" office:value="0.476823">
            <text:p>0,476823</text:p>
          </table:table-cell>
          <table:table-cell office:value-type="float" office:value="0.358643">
            <text:p>0,358643</text:p>
          </table:table-cell>
          <table:table-cell office:value-type="float" office:value="0.835466">
            <text:p>0,835466</text:p>
          </table:table-cell>
          <table:table-cell office:value-type="float" office:value="3.41899">
            <text:p>3,41899</text:p>
          </table:table-cell>
          <table:table-cell office:value-type="float" office:value="0.714354">
            <text:p>0,714354</text:p>
          </table:table-cell>
          <table:table-cell office:value-type="float" office:value="4.13334">
            <text:p>4,13334</text:p>
          </table:table-cell>
          <table:table-cell office:value-type="float" office:value="1.8026">
            <text:p>1,8026</text:p>
          </table:table-cell>
          <table:table-cell office:value-type="float" office:value="0.490019">
            <text:p>0,490019</text:p>
          </table:table-cell>
          <table:table-cell office:value-type="float" office:value="2.29262">
            <text:p>2,29262</text:p>
          </table:table-cell>
          <table:table-cell office:value-type="float" office:value="0.697639">
            <text:p>0,697639</text:p>
          </table:table-cell>
          <table:table-cell office:value-type="float" office:value="0.327852">
            <text:p>0,327852</text:p>
          </table:table-cell>
          <table:table-cell office:value-type="float" office:value="1.02549">
            <text:p>1,02549</text:p>
          </table:table-cell>
          <table:table-cell office:value-type="float" office:value="2.17121">
            <text:p>2,17121</text:p>
          </table:table-cell>
          <table:table-cell office:value-type="float" office:value="1.50994">
            <text:p>1,50994</text:p>
          </table:table-cell>
          <table:table-cell office:value-type="float" office:value="3.68115">
            <text:p>3,68115</text:p>
          </table:table-cell>
          <table:table-cell office:value-type="float" office:value="0.895289">
            <text:p>0,895289</text:p>
          </table:table-cell>
          <table:table-cell office:value-type="float" office:value="0.599401">
            <text:p>0,599401</text:p>
          </table:table-cell>
          <table:table-cell office:value-type="float" office:value="1.49469">
            <text:p>1,49469</text:p>
          </table:table-cell>
          <table:table-cell office:value-type="float" office:value="1.3249">
            <text:p>1,3249</text:p>
          </table:table-cell>
          <table:table-cell office:value-type="float" office:value="0.879747">
            <text:p>0,879747</text:p>
          </table:table-cell>
          <table:table-cell office:value-type="float" office:value="2.20464">
            <text:p>2,20464</text:p>
          </table:table-cell>
          <table:table-cell office:value-type="float" office:value="5.77319">
            <text:p>5,77319</text:p>
          </table:table-cell>
          <table:table-cell office:value-type="float" office:value="0.960683">
            <text:p>0,960683</text:p>
          </table:table-cell>
          <table:table-cell office:value-type="float" office:value="6.73387">
            <text:p>6,73387</text:p>
          </table:table-cell>
        </table:table-row>
        <table:table-row table:style-name="ro1">
          <table:table-cell office:value-type="float" office:value="4.32835">
            <text:p>4,32835</text:p>
          </table:table-cell>
          <table:table-cell office:value-type="float" office:value="0.758928">
            <text:p>0,758928</text:p>
          </table:table-cell>
          <table:table-cell office:value-type="float" office:value="5.08728">
            <text:p>5,08728</text:p>
          </table:table-cell>
          <table:table-cell office:value-type="float" office:value="0.477996">
            <text:p>0,477996</text:p>
          </table:table-cell>
          <table:table-cell office:value-type="float" office:value="0.270962">
            <text:p>0,270962</text:p>
          </table:table-cell>
          <table:table-cell office:value-type="float" office:value="0.748958">
            <text:p>0,748958</text:p>
          </table:table-cell>
          <table:table-cell office:value-type="float" office:value="7.47257">
            <text:p>7,47257</text:p>
          </table:table-cell>
          <table:table-cell office:value-type="float" office:value="0.989422">
            <text:p>0,989422</text:p>
          </table:table-cell>
          <table:table-cell office:value-type="float" office:value="8.46199">
            <text:p>8,46199</text:p>
          </table:table-cell>
          <table:table-cell office:value-type="float" office:value="4.3263">
            <text:p>4,3263</text:p>
          </table:table-cell>
          <table:table-cell office:value-type="float" office:value="0.95951">
            <text:p>0,95951</text:p>
          </table:table-cell>
          <table:table-cell office:value-type="float" office:value="5.28581">
            <text:p>5,28581</text:p>
          </table:table-cell>
          <table:table-cell office:value-type="float" office:value="1.64747">
            <text:p>1,64747</text:p>
          </table:table-cell>
          <table:table-cell office:value-type="float" office:value="0.875348">
            <text:p>0,875348</text:p>
          </table:table-cell>
          <table:table-cell office:value-type="float" office:value="2.52282">
            <text:p>2,52282</text:p>
          </table:table-cell>
          <table:table-cell office:value-type="float" office:value="2.02576">
            <text:p>2,02576</text:p>
          </table:table-cell>
          <table:table-cell office:value-type="float" office:value="0.609958">
            <text:p>0,609958</text:p>
          </table:table-cell>
          <table:table-cell office:value-type="float" office:value="2.63572">
            <text:p>2,63572</text:p>
          </table:table-cell>
          <table:table-cell office:value-type="float" office:value="1.00057">
            <text:p>1,00057</text:p>
          </table:table-cell>
          <table:table-cell office:value-type="float" office:value="0.677698">
            <text:p>0,677698</text:p>
          </table:table-cell>
          <table:table-cell office:value-type="float" office:value="1.67826">
            <text:p>1,67826</text:p>
          </table:table-cell>
          <table:table-cell office:value-type="float" office:value="0.771538">
            <text:p>0,771538</text:p>
          </table:table-cell>
          <table:table-cell office:value-type="float" office:value="0.397059">
            <text:p>0,397059</text:p>
          </table:table-cell>
          <table:table-cell office:value-type="float" office:value="1.1686">
            <text:p>1,1686</text:p>
          </table:table-cell>
          <table:table-cell office:value-type="float" office:value="3.8574">
            <text:p>3,8574</text:p>
          </table:table-cell>
          <table:table-cell office:value-type="float" office:value="1.01376">
            <text:p>1,01376</text:p>
          </table:table-cell>
          <table:table-cell office:value-type="float" office:value="4.87116">
            <text:p>4,87116</text:p>
          </table:table-cell>
        </table:table-row>
        <table:table-row table:style-name="ro1">
          <table:table-cell office:value-type="float" office:value="2.86416">
            <text:p>2,86416</text:p>
          </table:table-cell>
          <table:table-cell office:value-type="float" office:value="0.831654">
            <text:p>0,831654</text:p>
          </table:table-cell>
          <table:table-cell office:value-type="float" office:value="3.69582">
            <text:p>3,69582</text:p>
          </table:table-cell>
          <table:table-cell office:value-type="float" office:value="0.479169">
            <text:p>0,479169</text:p>
          </table:table-cell>
          <table:table-cell office:value-type="float" office:value="0.272135">
            <text:p>0,272135</text:p>
          </table:table-cell>
          <table:table-cell office:value-type="float" office:value="0.751304">
            <text:p>0,751304</text:p>
          </table:table-cell>
          <table:table-cell office:value-type="float" office:value="3.15243">
            <text:p>3,15243</text:p>
          </table:table-cell>
          <table:table-cell office:value-type="float" office:value="0.723152">
            <text:p>0,723152</text:p>
          </table:table-cell>
          <table:table-cell office:value-type="float" office:value="3.87558">
            <text:p>3,87558</text:p>
          </table:table-cell>
          <table:table-cell office:value-type="float" office:value="1.7853">
            <text:p>1,7853</text:p>
          </table:table-cell>
          <table:table-cell office:value-type="float" office:value="0.392367">
            <text:p>0,392367</text:p>
          </table:table-cell>
          <table:table-cell office:value-type="float" office:value="2.17767">
            <text:p>2,17767</text:p>
          </table:table-cell>
          <table:table-cell office:value-type="float" office:value="0.701158">
            <text:p>0,701158</text:p>
          </table:table-cell>
          <table:table-cell office:value-type="float" office:value="0.323747">
            <text:p>0,323747</text:p>
          </table:table-cell>
          <table:table-cell office:value-type="float" office:value="1.0249">
            <text:p>1,0249</text:p>
          </table:table-cell>
          <table:table-cell office:value-type="float" office:value="2.06095">
            <text:p>2,06095</text:p>
          </table:table-cell>
          <table:table-cell office:value-type="float" office:value="1.13751">
            <text:p>1,13751</text:p>
          </table:table-cell>
          <table:table-cell office:value-type="float" office:value="3.19847">
            <text:p>3,19847</text:p>
          </table:table-cell>
          <table:table-cell office:value-type="float" office:value="1.86741">
            <text:p>1,86741</text:p>
          </table:table-cell>
          <table:table-cell office:value-type="float" office:value="1.31434">
            <text:p>1,31434</text:p>
          </table:table-cell>
          <table:table-cell office:value-type="float" office:value="3.18175">
            <text:p>3,18175</text:p>
          </table:table-cell>
          <table:table-cell office:value-type="float" office:value="0.746318">
            <text:p>0,746318</text:p>
          </table:table-cell>
          <table:table-cell office:value-type="float" office:value="0.409375">
            <text:p>0,409375</text:p>
          </table:table-cell>
          <table:table-cell office:value-type="float" office:value="1.15569">
            <text:p>1,15569</text:p>
          </table:table-cell>
          <table:table-cell office:value-type="float" office:value="3.25506">
            <text:p>3,25506</text:p>
          </table:table-cell>
          <table:table-cell office:value-type="float" office:value="0.815525">
            <text:p>0,815525</text:p>
          </table:table-cell>
          <table:table-cell office:value-type="float" office:value="4.07059">
            <text:p>4,07059</text:p>
          </table:table-cell>
        </table:table-row>
        <table:table-row table:style-name="ro1">
          <table:table-cell office:value-type="float" office:value="2.95917">
            <text:p>2,95917</text:p>
          </table:table-cell>
          <table:table-cell office:value-type="float" office:value="0.772417">
            <text:p>0,772417</text:p>
          </table:table-cell>
          <table:table-cell office:value-type="float" office:value="3.73159">
            <text:p>3,73159</text:p>
          </table:table-cell>
          <table:table-cell office:value-type="float" office:value="0.466559">
            <text:p>0,466559</text:p>
          </table:table-cell>
          <table:table-cell office:value-type="float" office:value="0.290023">
            <text:p>0,290023</text:p>
          </table:table-cell>
          <table:table-cell office:value-type="float" office:value="0.756582">
            <text:p>0,756582</text:p>
          </table:table-cell>
          <table:table-cell office:value-type="float" office:value="8.05936">
            <text:p>8,05936</text:p>
          </table:table-cell>
          <table:table-cell office:value-type="float" office:value="1.72958">
            <text:p>1,72958</text:p>
          </table:table-cell>
          <table:table-cell office:value-type="float" office:value="9.78894">
            <text:p>9,78894</text:p>
          </table:table-cell>
          <table:table-cell office:value-type="float" office:value="3.6008">
            <text:p>3,6008</text:p>
          </table:table-cell>
          <table:table-cell office:value-type="float" office:value="0.89177">
            <text:p>0,89177</text:p>
          </table:table-cell>
          <table:table-cell office:value-type="float" office:value="4.49257">
            <text:p>4,49257</text:p>
          </table:table-cell>
          <table:table-cell office:value-type="float" office:value="0.772124">
            <text:p>0,772124</text:p>
          </table:table-cell>
          <table:table-cell office:value-type="float" office:value="0.332251">
            <text:p>0,332251</text:p>
          </table:table-cell>
          <table:table-cell office:value-type="float" office:value="1.10438">
            <text:p>1,10438</text:p>
          </table:table-cell>
          <table:table-cell office:value-type="float" office:value="2.06564">
            <text:p>2,06564</text:p>
          </table:table-cell>
          <table:table-cell office:value-type="float" office:value="0.577114">
            <text:p>0,577114</text:p>
          </table:table-cell>
          <table:table-cell office:value-type="float" office:value="2.64276">
            <text:p>2,64276</text:p>
          </table:table-cell>
          <table:table-cell office:value-type="float" office:value="1.31112">
            <text:p>1,31112</text:p>
          </table:table-cell>
          <table:table-cell office:value-type="float" office:value="0.587671">
            <text:p>0,587671</text:p>
          </table:table-cell>
          <table:table-cell office:value-type="float" office:value="1.89879">
            <text:p>1,89879</text:p>
          </table:table-cell>
          <table:table-cell office:value-type="float" office:value="0.76362">
            <text:p>0,76362</text:p>
          </table:table-cell>
          <table:table-cell office:value-type="float" office:value="0.407616">
            <text:p>0,407616</text:p>
          </table:table-cell>
          <table:table-cell office:value-type="float" office:value="1.17124">
            <text:p>1,17124</text:p>
          </table:table-cell>
          <table:table-cell office:value-type="float" office:value="3.08087">
            <text:p>3,08087</text:p>
          </table:table-cell>
          <table:table-cell office:value-type="float" office:value="0.770365">
            <text:p>0,770365</text:p>
          </table:table-cell>
          <table:table-cell office:value-type="float" office:value="3.85124">
            <text:p>3,85124</text:p>
          </table:table-cell>
        </table:table-row>
        <table:table-row table:style-name="ro1">
          <table:table-cell office:value-type="float" office:value="2.99436">
            <text:p>2,99436</text:p>
          </table:table-cell>
          <table:table-cell office:value-type="float" office:value="0.746025">
            <text:p>0,746025</text:p>
          </table:table-cell>
          <table:table-cell office:value-type="float" office:value="3.74039">
            <text:p>3,74039</text:p>
          </table:table-cell>
          <table:table-cell office:value-type="float" office:value="1.04719">
            <text:p>1,04719</text:p>
          </table:table-cell>
          <table:table-cell office:value-type="float" office:value="0.619342">
            <text:p>0,619342</text:p>
          </table:table-cell>
          <table:table-cell office:value-type="float" office:value="1.66653">
            <text:p>1,66653</text:p>
          </table:table-cell>
          <table:table-cell office:value-type="float" office:value="7.69808">
            <text:p>7,69808</text:p>
          </table:table-cell>
          <table:table-cell office:value-type="float" office:value="1.59498">
            <text:p>1,59498</text:p>
          </table:table-cell>
          <table:table-cell office:value-type="float" office:value="9.29306">
            <text:p>9,29306</text:p>
          </table:table-cell>
          <table:table-cell office:value-type="float" office:value="2.15655">
            <text:p>2,15655</text:p>
          </table:table-cell>
          <table:table-cell office:value-type="float" office:value="0.441633">
            <text:p>0,441633</text:p>
          </table:table-cell>
          <table:table-cell office:value-type="float" office:value="2.59818">
            <text:p>2,59818</text:p>
          </table:table-cell>
          <table:table-cell office:value-type="float" office:value="0.699105">
            <text:p>0,699105</text:p>
          </table:table-cell>
          <table:table-cell office:value-type="float" office:value="0.343981">
            <text:p>0,343981</text:p>
          </table:table-cell>
          <table:table-cell office:value-type="float" office:value="1.04309">
            <text:p>1,04309</text:p>
          </table:table-cell>
          <table:table-cell office:value-type="float" office:value="2.12576">
            <text:p>2,12576</text:p>
          </table:table-cell>
          <table:table-cell office:value-type="float" office:value="0.586498">
            <text:p>0,586498</text:p>
          </table:table-cell>
          <table:table-cell office:value-type="float" office:value="2.71226">
            <text:p>2,71226</text:p>
          </table:table-cell>
          <table:table-cell office:value-type="float" office:value="0.873295">
            <text:p>0,873295</text:p>
          </table:table-cell>
          <table:table-cell office:value-type="float" office:value="0.577114">
            <text:p>0,577114</text:p>
          </table:table-cell>
          <table:table-cell office:value-type="float" office:value="1.45041">
            <text:p>1,45041</text:p>
          </table:table-cell>
          <table:table-cell office:value-type="float" office:value="0.76274">
            <text:p>0,76274</text:p>
          </table:table-cell>
          <table:table-cell office:value-type="float" office:value="0.479462">
            <text:p>0,479462</text:p>
          </table:table-cell>
          <table:table-cell office:value-type="float" office:value="1.2422">
            <text:p>1,2422</text:p>
          </table:table-cell>
          <table:table-cell office:value-type="float" office:value="3.65359">
            <text:p>3,65359</text:p>
          </table:table-cell>
          <table:table-cell office:value-type="float" office:value="0.815525">
            <text:p>0,815525</text:p>
          </table:table-cell>
          <table:table-cell office:value-type="float" office:value="4.46911">
            <text:p>4,46911</text:p>
          </table:table-cell>
        </table:table-row>
        <table:table-row table:style-name="ro1">
          <table:table-cell office:value-type="float" office:value="3.09466">
            <text:p>3,09466</text:p>
          </table:table-cell>
          <table:table-cell office:value-type="float" office:value="0.829894">
            <text:p>0,829894</text:p>
          </table:table-cell>
          <table:table-cell office:value-type="float" office:value="3.92455">
            <text:p>3,92455</text:p>
          </table:table-cell>
          <table:table-cell office:value-type="float" office:value="0.476823">
            <text:p>0,476823</text:p>
          </table:table-cell>
          <table:table-cell office:value-type="float" office:value="0.262751">
            <text:p>0,262751</text:p>
          </table:table-cell>
          <table:table-cell office:value-type="float" office:value="0.739574">
            <text:p>0,739574</text:p>
          </table:table-cell>
          <table:table-cell office:value-type="float" office:value="3.34098">
            <text:p>3,34098</text:p>
          </table:table-cell>
          <table:table-cell office:value-type="float" office:value="0.775936">
            <text:p>0,775936</text:p>
          </table:table-cell>
          <table:table-cell office:value-type="float" office:value="4.11692">
            <text:p>4,11692</text:p>
          </table:table-cell>
          <table:table-cell office:value-type="float" office:value="1.76888">
            <text:p>1,76888</text:p>
          </table:table-cell>
          <table:table-cell office:value-type="float" office:value="0.394126">
            <text:p>0,394126</text:p>
          </table:table-cell>
          <table:table-cell office:value-type="float" office:value="2.163">
            <text:p>2,163</text:p>
          </table:table-cell>
          <table:table-cell office:value-type="float" office:value="0.738987">
            <text:p>0,738987</text:p>
          </table:table-cell>
          <table:table-cell office:value-type="float" office:value="0.347793">
            <text:p>0,347793</text:p>
          </table:table-cell>
          <table:table-cell office:value-type="float" office:value="1.08678">
            <text:p>1,08678</text:p>
          </table:table-cell>
          <table:table-cell office:value-type="float" office:value="2.08881">
            <text:p>2,08881</text:p>
          </table:table-cell>
          <table:table-cell office:value-type="float" office:value="0.534006">
            <text:p>0,534006</text:p>
          </table:table-cell>
          <table:table-cell office:value-type="float" office:value="2.62282">
            <text:p>2,62282</text:p>
          </table:table-cell>
          <table:table-cell office:value-type="float" office:value="1.04543">
            <text:p>1,04543</text:p>
          </table:table-cell>
          <table:table-cell office:value-type="float" office:value="0.588844">
            <text:p>0,588844</text:p>
          </table:table-cell>
          <table:table-cell office:value-type="float" office:value="1.63428">
            <text:p>1,63428</text:p>
          </table:table-cell>
          <table:table-cell office:value-type="float" office:value="0.747491">
            <text:p>0,747491</text:p>
          </table:table-cell>
          <table:table-cell office:value-type="float" office:value="0.461574">
            <text:p>0,461574</text:p>
          </table:table-cell>
          <table:table-cell office:value-type="float" office:value="1.20907">
            <text:p>1,20907</text:p>
          </table:table-cell>
          <table:table-cell office:value-type="float" office:value="3.33805">
            <text:p>3,33805</text:p>
          </table:table-cell>
          <table:table-cell office:value-type="float" office:value="0.853647">
            <text:p>0,853647</text:p>
          </table:table-cell>
          <table:table-cell office:value-type="float" office:value="4.1917">
            <text:p>4,1917</text:p>
          </table:table-cell>
        </table:table-row>
        <table:table-row table:style-name="ro1">
          <table:table-cell office:value-type="float" office:value="2.8149">
            <text:p>2,8149</text:p>
          </table:table-cell>
          <table:table-cell office:value-type="float" office:value="0.78532">
            <text:p>0,78532</text:p>
          </table:table-cell>
          <table:table-cell office:value-type="float" office:value="3.60022">
            <text:p>3,60022</text:p>
          </table:table-cell>
          <table:table-cell office:value-type="float" office:value="0.468025">
            <text:p>0,468025</text:p>
          </table:table-cell>
          <table:table-cell office:value-type="float" office:value="0.276534">
            <text:p>0,276534</text:p>
          </table:table-cell>
          <table:table-cell office:value-type="float" office:value="0.744559">
            <text:p>0,744559</text:p>
          </table:table-cell>
          <table:table-cell office:value-type="float" office:value="3.27911">
            <text:p>3,27911</text:p>
          </table:table-cell>
          <table:table-cell office:value-type="float" office:value="0.753943">
            <text:p>0,753943</text:p>
          </table:table-cell>
          <table:table-cell office:value-type="float" office:value="4.03305">
            <text:p>4,03305</text:p>
          </table:table-cell>
          <table:table-cell office:value-type="float" office:value="1.81961">
            <text:p>1,81961</text:p>
          </table:table-cell>
          <table:table-cell office:value-type="float" office:value="0.425504">
            <text:p>0,425504</text:p>
          </table:table-cell>
          <table:table-cell office:value-type="float" office:value="2.24511">
            <text:p>2,24511</text:p>
          </table:table-cell>
          <table:table-cell office:value-type="float" office:value="0.693827">
            <text:p>0,693827</text:p>
          </table:table-cell>
          <table:table-cell office:value-type="float" office:value="0.339289">
            <text:p>0,339289</text:p>
          </table:table-cell>
          <table:table-cell office:value-type="float" office:value="1.03312">
            <text:p>1,03312</text:p>
          </table:table-cell>
          <table:table-cell office:value-type="float" office:value="3.35389">
            <text:p>3,35389</text:p>
          </table:table-cell>
          <table:table-cell office:value-type="float" office:value="0.595882">
            <text:p>0,595882</text:p>
          </table:table-cell>
          <table:table-cell office:value-type="float" office:value="3.94977">
            <text:p>3,94977</text:p>
          </table:table-cell>
          <table:table-cell office:value-type="float" office:value="0.918162">
            <text:p>0,918162</text:p>
          </table:table-cell>
          <table:table-cell office:value-type="float" office:value="0.607318">
            <text:p>0,607318</text:p>
          </table:table-cell>
          <table:table-cell office:value-type="float" office:value="1.52548">
            <text:p>1,52548</text:p>
          </table:table-cell>
          <table:table-cell office:value-type="float" office:value="0.828135">
            <text:p>0,828135</text:p>
          </table:table-cell>
          <table:table-cell office:value-type="float" office:value="0.397059">
            <text:p>0,397059</text:p>
          </table:table-cell>
          <table:table-cell office:value-type="float" office:value="1.22519">
            <text:p>1,22519</text:p>
          </table:table-cell>
          <table:table-cell office:value-type="float" office:value="3.24245">
            <text:p>3,24245</text:p>
          </table:table-cell>
          <table:table-cell office:value-type="float" office:value="0.82139">
            <text:p>0,82139</text:p>
          </table:table-cell>
          <table:table-cell office:value-type="float" office:value="4.06384">
            <text:p>4,06384</text:p>
          </table:table-cell>
        </table:table-row>
        <table:table-row table:style-name="ro1">
          <table:table-cell office:value-type="float" office:value="3.58643">
            <text:p>3,58643</text:p>
          </table:table-cell>
          <table:table-cell office:value-type="float" office:value="0.79969">
            <text:p>0,79969</text:p>
          </table:table-cell>
          <table:table-cell office:value-type="float" office:value="4.38612">
            <text:p>4,38612</text:p>
          </table:table-cell>
          <table:table-cell office:value-type="float" office:value="0.495004">
            <text:p>0,495004</text:p>
          </table:table-cell>
          <table:table-cell office:value-type="float" office:value="0.275361">
            <text:p>0,275361</text:p>
          </table:table-cell>
          <table:table-cell office:value-type="float" office:value="0.770365">
            <text:p>0,770365</text:p>
          </table:table-cell>
          <table:table-cell office:value-type="float" office:value="5.37554">
            <text:p>5,37554</text:p>
          </table:table-cell>
          <table:table-cell office:value-type="float" office:value="1.09352">
            <text:p>1,09352</text:p>
          </table:table-cell>
          <table:table-cell office:value-type="float" office:value="6.46907">
            <text:p>6,46907</text:p>
          </table:table-cell>
          <table:table-cell office:value-type="float" office:value="2.02371">
            <text:p>2,02371</text:p>
          </table:table-cell>
          <table:table-cell office:value-type="float" office:value="0.472131">
            <text:p>0,472131</text:p>
          </table:table-cell>
          <table:table-cell office:value-type="float" office:value="2.49584">
            <text:p>2,49584</text:p>
          </table:table-cell>
          <table:table-cell office:value-type="float" office:value="0.708782">
            <text:p>0,708782</text:p>
          </table:table-cell>
          <table:table-cell office:value-type="float" office:value="0.432542">
            <text:p>0,432542</text:p>
          </table:table-cell>
          <table:table-cell office:value-type="float" office:value="1.14132">
            <text:p>1,14132</text:p>
          </table:table-cell>
          <table:table-cell office:value-type="float" office:value="2.21667">
            <text:p>2,21667</text:p>
          </table:table-cell>
          <table:table-cell office:value-type="float" office:value="0.583858">
            <text:p>0,583858</text:p>
          </table:table-cell>
          <table:table-cell office:value-type="float" office:value="2.80053">
            <text:p>2,80053</text:p>
          </table:table-cell>
          <table:table-cell office:value-type="float" office:value="1.02344">
            <text:p>1,02344</text:p>
          </table:table-cell>
          <table:table-cell office:value-type="float" office:value="0.595002">
            <text:p>0,595002</text:p>
          </table:table-cell>
          <table:table-cell office:value-type="float" office:value="1.61844">
            <text:p>1,61844</text:p>
          </table:table-cell>
          <table:table-cell office:value-type="float" office:value="0.835173">
            <text:p>0,835173</text:p>
          </table:table-cell>
          <table:table-cell office:value-type="float" office:value="0.410255">
            <text:p>0,410255</text:p>
          </table:table-cell>
          <table:table-cell office:value-type="float" office:value="1.24543">
            <text:p>1,24543</text:p>
          </table:table-cell>
          <table:table-cell office:value-type="float" office:value="3.13718">
            <text:p>3,13718</text:p>
          </table:table-cell>
          <table:table-cell office:value-type="float" office:value="0.774177">
            <text:p>0,774177</text:p>
          </table:table-cell>
          <table:table-cell office:value-type="float" office:value="3.91135">
            <text:p>3,91135</text:p>
          </table:table-cell>
        </table:table-row>
        <table:table-row table:style-name="ro1">
          <table:table-cell office:value-type="float" office:value="3.13454">
            <text:p>3,13454</text:p>
          </table:table-cell>
          <table:table-cell office:value-type="float" office:value="0.860392">
            <text:p>0,860392</text:p>
          </table:table-cell>
          <table:table-cell office:value-type="float" office:value="3.99493">
            <text:p>3,99493</text:p>
          </table:table-cell>
          <table:table-cell office:value-type="float" office:value="0.468612">
            <text:p>0,468612</text:p>
          </table:table-cell>
          <table:table-cell office:value-type="float" office:value="0.262164">
            <text:p>0,262164</text:p>
          </table:table-cell>
          <table:table-cell office:value-type="float" office:value="0.730776">
            <text:p>0,730776</text:p>
          </table:table-cell>
          <table:table-cell office:value-type="float" office:value="3.15096">
            <text:p>3,15096</text:p>
          </table:table-cell>
          <table:table-cell office:value-type="float" office:value="0.666555">
            <text:p>0,666555</text:p>
          </table:table-cell>
          <table:table-cell office:value-type="float" office:value="3.81751">
            <text:p>3,81751</text:p>
          </table:table-cell>
          <table:table-cell office:value-type="float" office:value="1.87269">
            <text:p>1,87269</text:p>
          </table:table-cell>
          <table:table-cell office:value-type="float" office:value="0.443392">
            <text:p>0,443392</text:p>
          </table:table-cell>
          <table:table-cell office:value-type="float" office:value="2.31608">
            <text:p>2,31608</text:p>
          </table:table-cell>
          <table:table-cell office:value-type="float" office:value="0.712595">
            <text:p>0,712595</text:p>
          </table:table-cell>
          <table:table-cell office:value-type="float" office:value="0.395886">
            <text:p>0,395886</text:p>
          </table:table-cell>
          <table:table-cell office:value-type="float" office:value="1.10848">
            <text:p>1,10848</text:p>
          </table:table-cell>
          <table:table-cell office:value-type="float" office:value="2.14072">
            <text:p>2,14072</text:p>
          </table:table-cell>
          <table:table-cell office:value-type="float" office:value="0.583565">
            <text:p>0,583565</text:p>
          </table:table-cell>
          <table:table-cell office:value-type="float" office:value="2.72428">
            <text:p>2,72428</text:p>
          </table:table-cell>
          <table:table-cell office:value-type="float" office:value="0.865377">
            <text:p>0,865377</text:p>
          </table:table-cell>
          <table:table-cell office:value-type="float" office:value="0.552481">
            <text:p>0,552481</text:p>
          </table:table-cell>
          <table:table-cell office:value-type="float" office:value="1.41786">
            <text:p>1,41786</text:p>
          </table:table-cell>
          <table:table-cell office:value-type="float" office:value="1.61375">
            <text:p>1,61375</text:p>
          </table:table-cell>
          <table:table-cell office:value-type="float" office:value="0.810833">
            <text:p>0,810833</text:p>
          </table:table-cell>
          <table:table-cell office:value-type="float" office:value="2.42458">
            <text:p>2,42458</text:p>
          </table:table-cell>
          <table:table-cell office:value-type="float" office:value="3.63042">
            <text:p>3,63042</text:p>
          </table:table-cell>
          <table:table-cell office:value-type="float" office:value="0.860685">
            <text:p>0,860685</text:p>
          </table:table-cell>
          <table:table-cell office:value-type="float" office:value="4.49111">
            <text:p>4,49111</text:p>
          </table:table-cell>
        </table:table-row>
        <table:table-row table:style-name="ro1">
          <table:table-cell office:value-type="float" office:value="2.96035">
            <text:p>2,96035</text:p>
          </table:table-cell>
          <table:table-cell office:value-type="float" office:value="0.865964">
            <text:p>0,865964</text:p>
          </table:table-cell>
          <table:table-cell office:value-type="float" office:value="3.82631">
            <text:p>3,82631</text:p>
          </table:table-cell>
          <table:table-cell office:value-type="float" office:value="0.466266">
            <text:p>0,466266</text:p>
          </table:table-cell>
          <table:table-cell office:value-type="float" office:value="0.265683">
            <text:p>0,265683</text:p>
          </table:table-cell>
          <table:table-cell office:value-type="float" office:value="0.731949">
            <text:p>0,731949</text:p>
          </table:table-cell>
          <table:table-cell office:value-type="float" office:value="3.17471">
            <text:p>3,17471</text:p>
          </table:table-cell>
          <table:table-cell office:value-type="float" office:value="0.668314">
            <text:p>0,668314</text:p>
          </table:table-cell>
          <table:table-cell office:value-type="float" office:value="3.84303">
            <text:p>3,84303</text:p>
          </table:table-cell>
          <table:table-cell office:value-type="float" office:value="1.8419">
            <text:p>1,8419</text:p>
          </table:table-cell>
          <table:table-cell office:value-type="float" office:value="0.431956">
            <text:p>0,431956</text:p>
          </table:table-cell>
          <table:table-cell office:value-type="float" office:value="2.27385">
            <text:p>2,27385</text:p>
          </table:table-cell>
          <table:table-cell office:value-type="float" office:value="0.696466">
            <text:p>0,696466</text:p>
          </table:table-cell>
          <table:table-cell office:value-type="float" office:value="0.351019">
            <text:p>0,351019</text:p>
          </table:table-cell>
          <table:table-cell office:value-type="float" office:value="1.04748">
            <text:p>1,04748</text:p>
          </table:table-cell>
          <table:table-cell office:value-type="float" office:value="2.15157">
            <text:p>2,15157</text:p>
          </table:table-cell>
          <table:table-cell office:value-type="float" office:value="0.722272">
            <text:p>0,722272</text:p>
          </table:table-cell>
          <table:table-cell office:value-type="float" office:value="2.87384">
            <text:p>2,87384</text:p>
          </table:table-cell>
          <table:table-cell office:value-type="float" office:value="0.897341">
            <text:p>0,897341</text:p>
          </table:table-cell>
          <table:table-cell office:value-type="float" office:value="0.595588">
            <text:p>0,595588</text:p>
          </table:table-cell>
          <table:table-cell office:value-type="float" office:value="1.49293">
            <text:p>1,49293</text:p>
          </table:table-cell>
          <table:table-cell office:value-type="float" office:value="0.803209">
            <text:p>0,803209</text:p>
          </table:table-cell>
          <table:table-cell office:value-type="float" office:value="0.409082">
            <text:p>0,409082</text:p>
          </table:table-cell>
          <table:table-cell office:value-type="float" office:value="1.21229">
            <text:p>1,21229</text:p>
          </table:table-cell>
          <table:table-cell office:value-type="float" office:value="5.85706">
            <text:p>5,85706</text:p>
          </table:table-cell>
          <table:table-cell office:value-type="float" office:value="0.910831">
            <text:p>0,910831</text:p>
          </table:table-cell>
          <table:table-cell office:value-type="float" office:value="6.76789">
            <text:p>6,76789</text:p>
          </table:table-cell>
        </table:table-row>
        <table:table-row table:style-name="ro1">
          <table:table-cell office:value-type="float" office:value="2.8973">
            <text:p>2,8973</text:p>
          </table:table-cell>
          <table:table-cell office:value-type="float" office:value="0.739867">
            <text:p>0,739867</text:p>
          </table:table-cell>
          <table:table-cell office:value-type="float" office:value="3.63717">
            <text:p>3,63717</text:p>
          </table:table-cell>
          <table:table-cell office:value-type="float" office:value="0.482394">
            <text:p>0,482394</text:p>
          </table:table-cell>
          <table:table-cell office:value-type="float" office:value="0.265977">
            <text:p>0,265977</text:p>
          </table:table-cell>
          <table:table-cell office:value-type="float" office:value="0.748371">
            <text:p>0,748371</text:p>
          </table:table-cell>
          <table:table-cell office:value-type="float" office:value="3.18849">
            <text:p>3,18849</text:p>
          </table:table-cell>
          <table:table-cell office:value-type="float" office:value="0.682977">
            <text:p>0,682977</text:p>
          </table:table-cell>
          <table:table-cell office:value-type="float" office:value="3.87147">
            <text:p>3,87147</text:p>
          </table:table-cell>
          <table:table-cell office:value-type="float" office:value="1.82108">
            <text:p>1,82108</text:p>
          </table:table-cell>
          <table:table-cell office:value-type="float" office:value="0.419053">
            <text:p>0,419053</text:p>
          </table:table-cell>
          <table:table-cell office:value-type="float" office:value="2.24013">
            <text:p>2,24013</text:p>
          </table:table-cell>
          <table:table-cell office:value-type="float" office:value="0.723738">
            <text:p>0,723738</text:p>
          </table:table-cell>
          <table:table-cell office:value-type="float" office:value="0.321987">
            <text:p>0,321987</text:p>
          </table:table-cell>
          <table:table-cell office:value-type="float" office:value="1.04573">
            <text:p>1,04573</text:p>
          </table:table-cell>
          <table:table-cell office:value-type="float" office:value="2.09908">
            <text:p>2,09908</text:p>
          </table:table-cell>
          <table:table-cell office:value-type="float" office:value="0.538991">
            <text:p>0,538991</text:p>
          </table:table-cell>
          <table:table-cell office:value-type="float" office:value="2.63807">
            <text:p>2,63807</text:p>
          </table:table-cell>
          <table:table-cell office:value-type="float" office:value="0.931065">
            <text:p>0,931065</text:p>
          </table:table-cell>
          <table:table-cell office:value-type="float" office:value="0.580339">
            <text:p>0,580339</text:p>
          </table:table-cell>
          <table:table-cell office:value-type="float" office:value="1.5114">
            <text:p>1,5114</text:p>
          </table:table-cell>
          <table:table-cell office:value-type="float" office:value="0.865964">
            <text:p>0,865964</text:p>
          </table:table-cell>
          <table:table-cell office:value-type="float" office:value="0.424331">
            <text:p>0,424331</text:p>
          </table:table-cell>
          <table:table-cell office:value-type="float" office:value="1.29029">
            <text:p>1,29029</text:p>
          </table:table-cell>
          <table:table-cell office:value-type="float" office:value="4.80136">
            <text:p>4,80136</text:p>
          </table:table-cell>
          <table:table-cell office:value-type="float" office:value="1.8504">
            <text:p>1,8504</text:p>
          </table:table-cell>
          <table:table-cell office:value-type="float" office:value="6.65176">
            <text:p>6,65176</text:p>
          </table:table-cell>
        </table:table-row>
        <table:table-row table:style-name="ro1">
          <table:table-cell office:value-type="float" office:value="7.32712">
            <text:p>7,32712</text:p>
          </table:table-cell>
          <table:table-cell office:value-type="float" office:value="0.899687">
            <text:p>0,899687</text:p>
          </table:table-cell>
          <table:table-cell office:value-type="float" office:value="8.2268">
            <text:p>8,2268</text:p>
          </table:table-cell>
          <table:table-cell office:value-type="float" office:value="1.16185">
            <text:p>1,16185</text:p>
          </table:table-cell>
          <table:table-cell office:value-type="float" office:value="0.653065">
            <text:p>0,653065</text:p>
          </table:table-cell>
          <table:table-cell office:value-type="float" office:value="1.81492">
            <text:p>1,81492</text:p>
          </table:table-cell>
          <table:table-cell office:value-type="float" office:value="7.27492">
            <text:p>7,27492</text:p>
          </table:table-cell>
          <table:table-cell office:value-type="float" office:value="0.840451">
            <text:p>0,840451</text:p>
          </table:table-cell>
          <table:table-cell office:value-type="float" office:value="8.11537">
            <text:p>8,11537</text:p>
          </table:table-cell>
          <table:table-cell office:value-type="float" office:value="1.78677">
            <text:p>1,78677</text:p>
          </table:table-cell>
          <table:table-cell office:value-type="float" office:value="0.57946">
            <text:p>0,57946</text:p>
          </table:table-cell>
          <table:table-cell office:value-type="float" office:value="2.36623">
            <text:p>2,36623</text:p>
          </table:table-cell>
          <table:table-cell office:value-type="float" office:value="0.709369">
            <text:p>0,709369</text:p>
          </table:table-cell>
          <table:table-cell office:value-type="float" office:value="0.334597">
            <text:p>0,334597</text:p>
          </table:table-cell>
          <table:table-cell office:value-type="float" office:value="1.04397">
            <text:p>1,04397</text:p>
          </table:table-cell>
          <table:table-cell office:value-type="float" office:value="2.00084">
            <text:p>2,00084</text:p>
          </table:table-cell>
          <table:table-cell office:value-type="float" office:value="0.63635">
            <text:p>0,63635</text:p>
          </table:table-cell>
          <table:table-cell office:value-type="float" office:value="2.63719">
            <text:p>2,63719</text:p>
          </table:table-cell>
          <table:table-cell office:value-type="float" office:value="0.871829">
            <text:p>0,871829</text:p>
          </table:table-cell>
          <table:table-cell office:value-type="float" office:value="0.563624">
            <text:p>0,563624</text:p>
          </table:table-cell>
          <table:table-cell office:value-type="float" office:value="1.43545">
            <text:p>1,43545</text:p>
          </table:table-cell>
          <table:table-cell office:value-type="float" office:value="0.740453">
            <text:p>0,740453</text:p>
          </table:table-cell>
          <table:table-cell office:value-type="float" office:value="0.390901">
            <text:p>0,390901</text:p>
          </table:table-cell>
          <table:table-cell office:value-type="float" office:value="1.13135">
            <text:p>1,13135</text:p>
          </table:table-cell>
          <table:table-cell office:value-type="float" office:value="3.13659">
            <text:p>3,13659</text:p>
          </table:table-cell>
          <table:table-cell office:value-type="float" office:value="0.814645">
            <text:p>0,814645</text:p>
          </table:table-cell>
          <table:table-cell office:value-type="float" office:value="3.95124">
            <text:p>3,95124</text:p>
          </table:table-cell>
        </table:table-row>
        <table:table-row table:style-name="ro1">
          <table:table-cell office:value-type="float" office:value="2.89026">
            <text:p>2,89026</text:p>
          </table:table-cell>
          <table:table-cell office:value-type="float" office:value="0.78796">
            <text:p>0,78796</text:p>
          </table:table-cell>
          <table:table-cell office:value-type="float" office:value="3.67822">
            <text:p>3,67822</text:p>
          </table:table-cell>
          <table:table-cell office:value-type="float" office:value="0.513185">
            <text:p>0,513185</text:p>
          </table:table-cell>
          <table:table-cell office:value-type="float" office:value="0.283278">
            <text:p>0,283278</text:p>
          </table:table-cell>
          <table:table-cell office:value-type="float" office:value="0.796464">
            <text:p>0,796464</text:p>
          </table:table-cell>
          <table:table-cell office:value-type="float" office:value="3.19788">
            <text:p>3,19788</text:p>
          </table:table-cell>
          <table:table-cell office:value-type="float" office:value="0.666261">
            <text:p>0,666261</text:p>
          </table:table-cell>
          <table:table-cell office:value-type="float" office:value="3.86414">
            <text:p>3,86414</text:p>
          </table:table-cell>
          <table:table-cell office:value-type="float" office:value="1.76419">
            <text:p>1,76419</text:p>
          </table:table-cell>
          <table:table-cell office:value-type="float" office:value="0.390314">
            <text:p>0,390314</text:p>
          </table:table-cell>
          <table:table-cell office:value-type="float" office:value="2.1545">
            <text:p>2,1545</text:p>
          </table:table-cell>
          <table:table-cell office:value-type="float" office:value="0.860685">
            <text:p>0,860685</text:p>
          </table:table-cell>
          <table:table-cell office:value-type="float" office:value="0.410548">
            <text:p>0,410548</text:p>
          </table:table-cell>
          <table:table-cell office:value-type="float" office:value="1.27123">
            <text:p>1,27123</text:p>
          </table:table-cell>
          <table:table-cell office:value-type="float" office:value="2.08559">
            <text:p>2,08559</text:p>
          </table:table-cell>
          <table:table-cell office:value-type="float" office:value="0.570662">
            <text:p>0,570662</text:p>
          </table:table-cell>
          <table:table-cell office:value-type="float" office:value="2.65625">
            <text:p>2,65625</text:p>
          </table:table-cell>
          <table:table-cell office:value-type="float" office:value="0.892943">
            <text:p>0,892943</text:p>
          </table:table-cell>
          <table:table-cell office:value-type="float" office:value="0.583272">
            <text:p>0,583272</text:p>
          </table:table-cell>
          <table:table-cell office:value-type="float" office:value="1.47621">
            <text:p>1,47621</text:p>
          </table:table-cell>
          <table:table-cell office:value-type="float" office:value="0.825789">
            <text:p>0,825789</text:p>
          </table:table-cell>
          <table:table-cell office:value-type="float" office:value="0.431662">
            <text:p>0,431662</text:p>
          </table:table-cell>
          <table:table-cell office:value-type="float" office:value="1.25745">
            <text:p>1,25745</text:p>
          </table:table-cell>
          <table:table-cell office:value-type="float" office:value="3.16269">
            <text:p>3,16269</text:p>
          </table:table-cell>
          <table:table-cell office:value-type="float" office:value="0.782974">
            <text:p>0,782974</text:p>
          </table:table-cell>
          <table:table-cell office:value-type="float" office:value="3.94566">
            <text:p>3,94566</text:p>
          </table:table-cell>
        </table:table-row>
        <table:table-row table:style-name="ro1">
          <table:table-cell office:value-type="float" office:value="2.78704">
            <text:p>2,78704</text:p>
          </table:table-cell>
          <table:table-cell office:value-type="float" office:value="0.769485">
            <text:p>0,769485</text:p>
          </table:table-cell>
          <table:table-cell office:value-type="float" office:value="3.55652">
            <text:p>3,55652</text:p>
          </table:table-cell>
          <table:table-cell office:value-type="float" office:value="0.469491">
            <text:p>0,469491</text:p>
          </table:table-cell>
          <table:table-cell office:value-type="float" office:value="0.268909">
            <text:p>0,268909</text:p>
          </table:table-cell>
          <table:table-cell office:value-type="float" office:value="0.738401">
            <text:p>0,738401</text:p>
          </table:table-cell>
          <table:table-cell office:value-type="float" office:value="7.69866">
            <text:p>7,69866</text:p>
          </table:table-cell>
          <table:table-cell office:value-type="float" office:value="1.74278">
            <text:p>1,74278</text:p>
          </table:table-cell>
          <table:table-cell office:value-type="float" office:value="9.44144">
            <text:p>9,44144</text:p>
          </table:table-cell>
          <table:table-cell office:value-type="float" office:value="1.80231">
            <text:p>1,80231</text:p>
          </table:table-cell>
          <table:table-cell office:value-type="float" office:value="0.416413">
            <text:p>0,416413</text:p>
          </table:table-cell>
          <table:table-cell office:value-type="float" office:value="2.21872">
            <text:p>2,21872</text:p>
          </table:table-cell>
          <table:table-cell office:value-type="float" office:value="0.68415">
            <text:p>0,68415</text:p>
          </table:table-cell>
          <table:table-cell office:value-type="float" office:value="0.700278">
            <text:p>0,700278</text:p>
          </table:table-cell>
          <table:table-cell office:value-type="float" office:value="1.38443">
            <text:p>1,38443</text:p>
          </table:table-cell>
          <table:table-cell office:value-type="float" office:value="2.09468">
            <text:p>2,09468</text:p>
          </table:table-cell>
          <table:table-cell office:value-type="float" office:value="0.569783">
            <text:p>0,569783</text:p>
          </table:table-cell>
          <table:table-cell office:value-type="float" office:value="2.66446">
            <text:p>2,66446</text:p>
          </table:table-cell>
          <table:table-cell office:value-type="float" office:value="0.861858">
            <text:p>0,861858</text:p>
          </table:table-cell>
          <table:table-cell office:value-type="float" office:value="0.989128">
            <text:p>0,989128</text:p>
          </table:table-cell>
          <table:table-cell office:value-type="float" office:value="1.85099">
            <text:p>1,85099</text:p>
          </table:table-cell>
          <table:table-cell office:value-type="float" office:value="0.757755">
            <text:p>0,757755</text:p>
          </table:table-cell>
          <table:table-cell office:value-type="float" office:value="0.463626">
            <text:p>0,463626</text:p>
          </table:table-cell>
          <table:table-cell office:value-type="float" office:value="1.22138">
            <text:p>1,22138</text:p>
          </table:table-cell>
          <table:table-cell office:value-type="float" office:value="3.35213">
            <text:p>3,35213</text:p>
          </table:table-cell>
          <table:table-cell office:value-type="float" office:value="0.933998">
            <text:p>0,933998</text:p>
          </table:table-cell>
          <table:table-cell office:value-type="float" office:value="4.28613">
            <text:p>4,28613</text:p>
          </table:table-cell>
        </table:table-row>
        <table:table-row table:style-name="ro1">
          <table:table-cell office:value-type="float" office:value="3.77265">
            <text:p>3,77265</text:p>
          </table:table-cell>
          <table:table-cell office:value-type="float" office:value="1.20994">
            <text:p>1,20994</text:p>
          </table:table-cell>
          <table:table-cell office:value-type="float" office:value="4.98259">
            <text:p>4,98259</text:p>
          </table:table-cell>
          <table:table-cell office:value-type="float" office:value="0.558346">
            <text:p>0,558346</text:p>
          </table:table-cell>
          <table:table-cell office:value-type="float" office:value="0.380344">
            <text:p>0,380344</text:p>
          </table:table-cell>
          <table:table-cell office:value-type="float" office:value="0.93869">
            <text:p>0,93869</text:p>
          </table:table-cell>
          <table:table-cell office:value-type="float" office:value="3.43101">
            <text:p>3,43101</text:p>
          </table:table-cell>
          <table:table-cell office:value-type="float" office:value="0.676525">
            <text:p>0,676525</text:p>
          </table:table-cell>
          <table:table-cell office:value-type="float" office:value="4.10754">
            <text:p>4,10754</text:p>
          </table:table-cell>
          <table:table-cell office:value-type="float" office:value="1.81932">
            <text:p>1,81932</text:p>
          </table:table-cell>
          <table:table-cell office:value-type="float" office:value="0.431662">
            <text:p>0,431662</text:p>
          </table:table-cell>
          <table:table-cell office:value-type="float" office:value="2.25098">
            <text:p>2,25098</text:p>
          </table:table-cell>
          <table:table-cell office:value-type="float" office:value="0.691188">
            <text:p>0,691188</text:p>
          </table:table-cell>
          <table:table-cell office:value-type="float" office:value="0.320521">
            <text:p>0,320521</text:p>
          </table:table-cell>
          <table:table-cell office:value-type="float" office:value="1.01171">
            <text:p>1,01171</text:p>
          </table:table-cell>
          <table:table-cell office:value-type="float" office:value="2.35244">
            <text:p>2,35244</text:p>
          </table:table-cell>
          <table:table-cell office:value-type="float" office:value="0.542804">
            <text:p>0,542804</text:p>
          </table:table-cell>
          <table:table-cell office:value-type="float" office:value="2.89525">
            <text:p>2,89525</text:p>
          </table:table-cell>
          <table:table-cell office:value-type="float" office:value="0.916696">
            <text:p>0,916696</text:p>
          </table:table-cell>
          <table:table-cell office:value-type="float" office:value="0.593829">
            <text:p>0,593829</text:p>
          </table:table-cell>
          <table:table-cell office:value-type="float" office:value="1.51052">
            <text:p>1,51052</text:p>
          </table:table-cell>
          <table:table-cell office:value-type="float" office:value="0.780922">
            <text:p>0,780922</text:p>
          </table:table-cell>
          <table:table-cell office:value-type="float" office:value="0.397352">
            <text:p>0,397352</text:p>
          </table:table-cell>
          <table:table-cell office:value-type="float" office:value="1.17827">
            <text:p>1,17827</text:p>
          </table:table-cell>
          <table:table-cell office:value-type="float" office:value="4.22777">
            <text:p>4,22777</text:p>
          </table:table-cell>
          <table:table-cell office:value-type="float" office:value="0.882679">
            <text:p>0,882679</text:p>
          </table:table-cell>
          <table:table-cell office:value-type="float" office:value="5.11045">
            <text:p>5,11045</text:p>
          </table:table-cell>
        </table:table-row>
        <table:table-row table:style-name="ro1">
          <table:table-cell office:value-type="float" office:value="3.05008">
            <text:p>3,05008</text:p>
          </table:table-cell>
          <table:table-cell office:value-type="float" office:value="0.846903">
            <text:p>0,846903</text:p>
          </table:table-cell>
          <table:table-cell office:value-type="float" office:value="3.89698">
            <text:p>3,89698</text:p>
          </table:table-cell>
          <table:table-cell office:value-type="float" office:value="0.549548">
            <text:p>0,549548</text:p>
          </table:table-cell>
          <table:table-cell office:value-type="float" office:value="0.317882">
            <text:p>0,317882</text:p>
          </table:table-cell>
          <table:table-cell office:value-type="float" office:value="0.86743">
            <text:p>0,86743</text:p>
          </table:table-cell>
          <table:table-cell office:value-type="float" office:value="3.61224">
            <text:p>3,61224</text:p>
          </table:table-cell>
          <table:table-cell office:value-type="float" office:value="1.15071">
            <text:p>1,15071</text:p>
          </table:table-cell>
          <table:table-cell office:value-type="float" office:value="4.76295">
            <text:p>4,76295</text:p>
          </table:table-cell>
          <table:table-cell office:value-type="float" office:value="2.75361">
            <text:p>2,75361</text:p>
          </table:table-cell>
          <table:table-cell office:value-type="float" office:value="0.656291">
            <text:p>0,656291</text:p>
          </table:table-cell>
          <table:table-cell office:value-type="float" office:value="3.4099">
            <text:p>3,4099</text:p>
          </table:table-cell>
          <table:table-cell office:value-type="float" office:value="1.06919">
            <text:p>1,06919</text:p>
          </table:table-cell>
          <table:table-cell office:value-type="float" office:value="0.492072">
            <text:p>0,492072</text:p>
          </table:table-cell>
          <table:table-cell office:value-type="float" office:value="1.56126">
            <text:p>1,56126</text:p>
          </table:table-cell>
          <table:table-cell office:value-type="float" office:value="2.10142">
            <text:p>2,10142</text:p>
          </table:table-cell>
          <table:table-cell office:value-type="float" office:value="0.545443">
            <text:p>0,545443</text:p>
          </table:table-cell>
          <table:table-cell office:value-type="float" office:value="2.64686">
            <text:p>2,64686</text:p>
          </table:table-cell>
          <table:table-cell office:value-type="float" office:value="0.902327">
            <text:p>0,902327</text:p>
          </table:table-cell>
          <table:table-cell office:value-type="float" office:value="0.558346">
            <text:p>0,558346</text:p>
          </table:table-cell>
          <table:table-cell office:value-type="float" office:value="1.46067">
            <text:p>1,46067</text:p>
          </table:table-cell>
          <table:table-cell office:value-type="float" office:value="1.1032">
            <text:p>1,1032</text:p>
          </table:table-cell>
          <table:table-cell office:value-type="float" office:value="0.596468">
            <text:p>0,596468</text:p>
          </table:table-cell>
          <table:table-cell office:value-type="float" office:value="1.69967">
            <text:p>1,69967</text:p>
          </table:table-cell>
          <table:table-cell office:value-type="float" office:value="3.14216">
            <text:p>3,14216</text:p>
          </table:table-cell>
          <table:table-cell office:value-type="float" office:value="0.789719">
            <text:p>0,789719</text:p>
          </table:table-cell>
          <table:table-cell office:value-type="float" office:value="3.93188">
            <text:p>3,93188</text:p>
          </table:table-cell>
        </table:table-row>
        <table:table-row table:style-name="ro1">
          <table:table-cell office:value-type="float" office:value="2.8539">
            <text:p>2,8539</text:p>
          </table:table-cell>
          <table:table-cell office:value-type="float" office:value="0.780042">
            <text:p>0,780042</text:p>
          </table:table-cell>
          <table:table-cell office:value-type="float" office:value="3.63394">
            <text:p>3,63394</text:p>
          </table:table-cell>
          <table:table-cell office:value-type="float" office:value="0.495297">
            <text:p>0,495297</text:p>
          </table:table-cell>
          <table:table-cell office:value-type="float" office:value="0.263924">
            <text:p>0,263924</text:p>
          </table:table-cell>
          <table:table-cell office:value-type="float" office:value="0.759221">
            <text:p>0,759221</text:p>
          </table:table-cell>
          <table:table-cell office:value-type="float" office:value="3.12867">
            <text:p>3,12867</text:p>
          </table:table-cell>
          <table:table-cell office:value-type="float" office:value="0.665675">
            <text:p>0,665675</text:p>
          </table:table-cell>
          <table:table-cell office:value-type="float" office:value="3.79435">
            <text:p>3,79435</text:p>
          </table:table-cell>
          <table:table-cell office:value-type="float" office:value="1.79234">
            <text:p>1,79234</text:p>
          </table:table-cell>
          <table:table-cell office:value-type="float" office:value="0.39266">
            <text:p>0,39266</text:p>
          </table:table-cell>
          <table:table-cell office:value-type="float" office:value="2.185">
            <text:p>2,185</text:p>
          </table:table-cell>
          <table:table-cell office:value-type="float" office:value="0.680337">
            <text:p>0,680337</text:p>
          </table:table-cell>
          <table:table-cell office:value-type="float" office:value="0.336063">
            <text:p>0,336063</text:p>
          </table:table-cell>
          <table:table-cell office:value-type="float" office:value="1.0164">
            <text:p>1,0164</text:p>
          </table:table-cell>
          <table:table-cell office:value-type="float" office:value="5.16059">
            <text:p>5,16059</text:p>
          </table:table-cell>
          <table:table-cell office:value-type="float" office:value="1.38971">
            <text:p>1,38971</text:p>
          </table:table-cell>
          <table:table-cell office:value-type="float" office:value="6.5503">
            <text:p>6,5503</text:p>
          </table:table-cell>
          <table:table-cell office:value-type="float" office:value="1.02285">
            <text:p>1,02285</text:p>
          </table:table-cell>
          <table:table-cell office:value-type="float" office:value="0.577993">
            <text:p>0,577993</text:p>
          </table:table-cell>
          <table:table-cell office:value-type="float" office:value="1.60085">
            <text:p>1,60085</text:p>
          </table:table-cell>
          <table:table-cell office:value-type="float" office:value="0.755116">
            <text:p>0,755116</text:p>
          </table:table-cell>
          <table:table-cell office:value-type="float" office:value="0.383276">
            <text:p>0,383276</text:p>
          </table:table-cell>
          <table:table-cell office:value-type="float" office:value="1.13839">
            <text:p>1,13839</text:p>
          </table:table-cell>
          <table:table-cell office:value-type="float" office:value="3.31547">
            <text:p>3,31547</text:p>
          </table:table-cell>
          <table:table-cell office:value-type="float" office:value="0.768605">
            <text:p>0,768605</text:p>
          </table:table-cell>
          <table:table-cell office:value-type="float" office:value="4.08408">
            <text:p>4,08408</text:p>
          </table:table-cell>
        </table:table-row>
        <table:table-row table:style-name="ro1">
          <table:table-cell office:value-type="float" office:value="2.93044">
            <text:p>2,93044</text:p>
          </table:table-cell>
          <table:table-cell office:value-type="float" office:value="0.802915">
            <text:p>0,802915</text:p>
          </table:table-cell>
          <table:table-cell office:value-type="float" office:value="3.73335">
            <text:p>3,73335</text:p>
          </table:table-cell>
          <table:table-cell office:value-type="float" office:value="0.745145">
            <text:p>0,745145</text:p>
          </table:table-cell>
          <table:table-cell office:value-type="float" office:value="0.659517">
            <text:p>0,659517</text:p>
          </table:table-cell>
          <table:table-cell office:value-type="float" office:value="1.40466">
            <text:p>1,40466</text:p>
          </table:table-cell>
          <table:table-cell office:value-type="float" office:value="3.36796">
            <text:p>3,36796</text:p>
          </table:table-cell>
          <table:table-cell office:value-type="float" office:value="0.670367">
            <text:p>0,670367</text:p>
          </table:table-cell>
          <table:table-cell office:value-type="float" office:value="4.03833">
            <text:p>4,03833</text:p>
          </table:table-cell>
          <table:table-cell office:value-type="float" office:value="1.75275">
            <text:p>1,75275</text:p>
          </table:table-cell>
          <table:table-cell office:value-type="float" office:value="0.392953">
            <text:p>0,392953</text:p>
          </table:table-cell>
          <table:table-cell office:value-type="float" office:value="2.1457">
            <text:p>2,1457</text:p>
          </table:table-cell>
          <table:table-cell office:value-type="float" office:value="0.709369">
            <text:p>0,709369</text:p>
          </table:table-cell>
          <table:table-cell office:value-type="float" office:value="0.33401">
            <text:p>0,33401</text:p>
          </table:table-cell>
          <table:table-cell office:value-type="float" office:value="1.04338">
            <text:p>1,04338</text:p>
          </table:table-cell>
          <table:table-cell office:value-type="float" office:value="2.03955">
            <text:p>2,03955</text:p>
          </table:table-cell>
          <table:table-cell office:value-type="float" office:value="0.550721">
            <text:p>0,550721</text:p>
          </table:table-cell>
          <table:table-cell office:value-type="float" office:value="2.59027">
            <text:p>2,59027</text:p>
          </table:table-cell>
          <table:table-cell office:value-type="float" office:value="0.921388">
            <text:p>0,921388</text:p>
          </table:table-cell>
          <table:table-cell office:value-type="float" office:value="0.630485">
            <text:p>0,630485</text:p>
          </table:table-cell>
          <table:table-cell office:value-type="float" office:value="1.55187">
            <text:p>1,55187</text:p>
          </table:table-cell>
          <table:table-cell office:value-type="float" office:value="0.757462">
            <text:p>0,757462</text:p>
          </table:table-cell>
          <table:table-cell office:value-type="float" office:value="0.587084">
            <text:p>0,587084</text:p>
          </table:table-cell>
          <table:table-cell office:value-type="float" office:value="1.34455">
            <text:p>1,34455</text:p>
          </table:table-cell>
          <table:table-cell office:value-type="float" office:value="3.15418">
            <text:p>3,15418</text:p>
          </table:table-cell>
          <table:table-cell office:value-type="float" office:value="0.807901">
            <text:p>0,807901</text:p>
          </table:table-cell>
          <table:table-cell office:value-type="float" office:value="3.96209">
            <text:p>3,96209</text:p>
          </table:table-cell>
        </table:table-row>
        <table:table-row table:style-name="ro1">
          <table:table-cell office:value-type="float" office:value="2.88205">
            <text:p>2,88205</text:p>
          </table:table-cell>
          <table:table-cell office:value-type="float" office:value="0.743679">
            <text:p>0,743679</text:p>
          </table:table-cell>
          <table:table-cell office:value-type="float" office:value="3.62573">
            <text:p>3,62573</text:p>
          </table:table-cell>
          <table:table-cell office:value-type="float" office:value="0.458055">
            <text:p>0,458055</text:p>
          </table:table-cell>
          <table:table-cell office:value-type="float" office:value="0.268323">
            <text:p>0,268323</text:p>
          </table:table-cell>
          <table:table-cell office:value-type="float" office:value="0.726377">
            <text:p>0,726377</text:p>
          </table:table-cell>
          <table:table-cell office:value-type="float" office:value="3.33805">
            <text:p>3,33805</text:p>
          </table:table-cell>
          <table:table-cell office:value-type="float" office:value="0.661863">
            <text:p>0,661863</text:p>
          </table:table-cell>
          <table:table-cell office:value-type="float" office:value="3.99991">
            <text:p>3,99991</text:p>
          </table:table-cell>
          <table:table-cell office:value-type="float" office:value="1.80671">
            <text:p>1,80671</text:p>
          </table:table-cell>
          <table:table-cell office:value-type="float" office:value="0.393833">
            <text:p>0,393833</text:p>
          </table:table-cell>
          <table:table-cell office:value-type="float" office:value="2.20054">
            <text:p>2,20054</text:p>
          </table:table-cell>
          <table:table-cell office:value-type="float" office:value="0.790599">
            <text:p>0,790599</text:p>
          </table:table-cell>
          <table:table-cell office:value-type="float" office:value="0.396179">
            <text:p>0,396179</text:p>
          </table:table-cell>
          <table:table-cell office:value-type="float" office:value="1.18678">
            <text:p>1,18678</text:p>
          </table:table-cell>
          <table:table-cell office:value-type="float" office:value="5.18024">
            <text:p>5,18024</text:p>
          </table:table-cell>
          <table:table-cell office:value-type="float" office:value="1.4378">
            <text:p>1,4378</text:p>
          </table:table-cell>
          <table:table-cell office:value-type="float" office:value="6.61804">
            <text:p>6,61804</text:p>
          </table:table-cell>
          <table:table-cell office:value-type="float" office:value="0.910538">
            <text:p>0,910538</text:p>
          </table:table-cell>
          <table:table-cell office:value-type="float" office:value="0.59031">
            <text:p>0,59031</text:p>
          </table:table-cell>
          <table:table-cell office:value-type="float" office:value="1.50085">
            <text:p>1,50085</text:p>
          </table:table-cell>
          <table:table-cell office:value-type="float" office:value="1.44366">
            <text:p>1,44366</text:p>
          </table:table-cell>
          <table:table-cell office:value-type="float" office:value="0.392367">
            <text:p>0,392367</text:p>
          </table:table-cell>
          <table:table-cell office:value-type="float" office:value="1.83603">
            <text:p>1,83603</text:p>
          </table:table-cell>
          <table:table-cell office:value-type="float" office:value="8.03824">
            <text:p>8,03824</text:p>
          </table:table-cell>
          <table:table-cell office:value-type="float" office:value="1.45539">
            <text:p>1,45539</text:p>
          </table:table-cell>
          <table:table-cell office:value-type="float" office:value="9.49364">
            <text:p>9,49364</text:p>
          </table:table-cell>
        </table:table-row>
        <table:table-row table:style-name="ro1">
          <table:table-cell office:value-type="float" office:value="2.97794">
            <text:p>2,97794</text:p>
          </table:table-cell>
          <table:table-cell office:value-type="float" office:value="0.791772">
            <text:p>0,791772</text:p>
          </table:table-cell>
          <table:table-cell office:value-type="float" office:value="3.76971">
            <text:p>3,76971</text:p>
          </table:table-cell>
          <table:table-cell office:value-type="float" office:value="0.47565">
            <text:p>0,47565</text:p>
          </table:table-cell>
          <table:table-cell office:value-type="float" office:value="0.262751">
            <text:p>0,262751</text:p>
          </table:table-cell>
          <table:table-cell office:value-type="float" office:value="0.738401">
            <text:p>0,738401</text:p>
          </table:table-cell>
          <table:table-cell office:value-type="float" office:value="7.26113">
            <text:p>7,26113</text:p>
          </table:table-cell>
          <table:table-cell office:value-type="float" office:value="0.860685">
            <text:p>0,860685</text:p>
          </table:table-cell>
          <table:table-cell office:value-type="float" office:value="8.12182">
            <text:p>8,12182</text:p>
          </table:table-cell>
          <table:table-cell office:value-type="float" office:value="2.32077">
            <text:p>2,32077</text:p>
          </table:table-cell>
          <table:table-cell office:value-type="float" office:value="0.523449">
            <text:p>0,523449</text:p>
          </table:table-cell>
          <table:table-cell office:value-type="float" office:value="2.84422">
            <text:p>2,84422</text:p>
          </table:table-cell>
          <table:table-cell office:value-type="float" office:value="0.755702">
            <text:p>0,755702</text:p>
          </table:table-cell>
          <table:table-cell office:value-type="float" office:value="0.35923">
            <text:p>0,35923</text:p>
          </table:table-cell>
          <table:table-cell office:value-type="float" office:value="1.11493">
            <text:p>1,11493</text:p>
          </table:table-cell>
          <table:table-cell office:value-type="float" office:value="2.44745">
            <text:p>2,44745</text:p>
          </table:table-cell>
          <table:table-cell office:value-type="float" office:value="0.556293">
            <text:p>0,556293</text:p>
          </table:table-cell>
          <table:table-cell office:value-type="float" office:value="3.00375">
            <text:p>3,00375</text:p>
          </table:table-cell>
          <table:table-cell office:value-type="float" office:value="1.12021">
            <text:p>1,12021</text:p>
          </table:table-cell>
          <table:table-cell office:value-type="float" office:value="0.603213">
            <text:p>0,603213</text:p>
          </table:table-cell>
          <table:table-cell office:value-type="float" office:value="1.72342">
            <text:p>1,72342</text:p>
          </table:table-cell>
          <table:table-cell office:value-type="float" office:value="0.786493">
            <text:p>0,786493</text:p>
          </table:table-cell>
          <table:table-cell office:value-type="float" office:value="0.408202">
            <text:p>0,408202</text:p>
          </table:table-cell>
          <table:table-cell office:value-type="float" office:value="1.1947">
            <text:p>1,1947</text:p>
          </table:table-cell>
          <table:table-cell office:value-type="float" office:value="3.12809">
            <text:p>3,12809</text:p>
          </table:table-cell>
          <table:table-cell office:value-type="float" office:value="0.830188">
            <text:p>0,830188</text:p>
          </table:table-cell>
          <table:table-cell office:value-type="float" office:value="3.95827">
            <text:p>3,95827</text:p>
          </table:table-cell>
        </table:table-row>
        <table:table-row table:style-name="ro1">
          <table:table-cell office:value-type="float" office:value="8.43208">
            <text:p>8,43208</text:p>
          </table:table-cell>
          <table:table-cell office:value-type="float" office:value="2.02811">
            <text:p>2,02811</text:p>
          </table:table-cell>
          <table:table-cell office:value-type="float" office:value="10.4602">
            <text:p>10,4602</text:p>
          </table:table-cell>
          <table:table-cell office:value-type="float" office:value="0.492072">
            <text:p>0,492072</text:p>
          </table:table-cell>
          <table:table-cell office:value-type="float" office:value="0.306738">
            <text:p>0,306738</text:p>
          </table:table-cell>
          <table:table-cell office:value-type="float" office:value="0.79881">
            <text:p>0,79881</text:p>
          </table:table-cell>
          <table:table-cell office:value-type="float" office:value="3.10375">
            <text:p>3,10375</text:p>
          </table:table-cell>
          <table:table-cell office:value-type="float" office:value="0.70585">
            <text:p>0,70585</text:p>
          </table:table-cell>
          <table:table-cell office:value-type="float" office:value="3.8096">
            <text:p>3,8096</text:p>
          </table:table-cell>
          <table:table-cell office:value-type="float" office:value="1.80759">
            <text:p>1,80759</text:p>
          </table:table-cell>
          <table:table-cell office:value-type="float" office:value="0.419053">
            <text:p>0,419053</text:p>
          </table:table-cell>
          <table:table-cell office:value-type="float" office:value="2.22664">
            <text:p>2,22664</text:p>
          </table:table-cell>
          <table:table-cell office:value-type="float" office:value="0.698226">
            <text:p>0,698226</text:p>
          </table:table-cell>
          <table:table-cell office:value-type="float" office:value="0.329905">
            <text:p>0,329905</text:p>
          </table:table-cell>
          <table:table-cell office:value-type="float" office:value="1.02813">
            <text:p>1,02813</text:p>
          </table:table-cell>
          <table:table-cell office:value-type="float" office:value="2.1111">
            <text:p>2,1111</text:p>
          </table:table-cell>
          <table:table-cell office:value-type="float" office:value="0.663329">
            <text:p>0,663329</text:p>
          </table:table-cell>
          <table:table-cell office:value-type="float" office:value="2.77443">
            <text:p>2,77443</text:p>
          </table:table-cell>
          <table:table-cell office:value-type="float" office:value="0.895875">
            <text:p>0,895875</text:p>
          </table:table-cell>
          <table:table-cell office:value-type="float" office:value="0.567143">
            <text:p>0,567143</text:p>
          </table:table-cell>
          <table:table-cell office:value-type="float" office:value="1.46302">
            <text:p>1,46302</text:p>
          </table:table-cell>
          <table:table-cell office:value-type="float" office:value="0.759221">
            <text:p>0,759221</text:p>
          </table:table-cell>
          <table:table-cell office:value-type="float" office:value="0.493538">
            <text:p>0,493538</text:p>
          </table:table-cell>
          <table:table-cell office:value-type="float" office:value="1.25276">
            <text:p>1,25276</text:p>
          </table:table-cell>
          <table:table-cell office:value-type="float" office:value="3.14333">
            <text:p>3,14333</text:p>
          </table:table-cell>
          <table:table-cell office:value-type="float" office:value="0.823736">
            <text:p>0,823736</text:p>
          </table:table-cell>
          <table:table-cell office:value-type="float" office:value="3.96707">
            <text:p>3,96707</text:p>
          </table:table-cell>
        </table:table-row>
        <table:table-row table:style-name="ro1">
          <table:table-cell office:value-type="float" office:value="2.93249">
            <text:p>2,93249</text:p>
          </table:table-cell>
          <table:table-cell office:value-type="float" office:value="0.963616">
            <text:p>0,963616</text:p>
          </table:table-cell>
          <table:table-cell office:value-type="float" office:value="3.8961">
            <text:p>3,8961</text:p>
          </table:table-cell>
          <table:table-cell office:value-type="float" office:value="1.2032">
            <text:p>1,2032</text:p>
          </table:table-cell>
          <table:table-cell office:value-type="float" office:value="0.672126">
            <text:p>0,672126</text:p>
          </table:table-cell>
          <table:table-cell office:value-type="float" office:value="1.87533">
            <text:p>1,87533</text:p>
          </table:table-cell>
          <table:table-cell office:value-type="float" office:value="3.26855">
            <text:p>3,26855</text:p>
          </table:table-cell>
          <table:table-cell office:value-type="float" office:value="0.758048">
            <text:p>0,758048</text:p>
          </table:table-cell>
          <table:table-cell office:value-type="float" office:value="4.0266">
            <text:p>4,0266</text:p>
          </table:table-cell>
          <table:table-cell office:value-type="float" office:value="1.8375">
            <text:p>1,8375</text:p>
          </table:table-cell>
          <table:table-cell office:value-type="float" office:value="0.445738">
            <text:p>0,445738</text:p>
          </table:table-cell>
          <table:table-cell office:value-type="float" office:value="2.28324">
            <text:p>2,28324</text:p>
          </table:table-cell>
          <table:table-cell office:value-type="float" office:value="0.743972">
            <text:p>0,743972</text:p>
          </table:table-cell>
          <table:table-cell office:value-type="float" office:value="0.331078">
            <text:p>0,331078</text:p>
          </table:table-cell>
          <table:table-cell office:value-type="float" office:value="1.07505">
            <text:p>1,07505</text:p>
          </table:table-cell>
          <table:table-cell office:value-type="float" office:value="2.05978">
            <text:p>2,05978</text:p>
          </table:table-cell>
          <table:table-cell office:value-type="float" office:value="0.58943">
            <text:p>0,58943</text:p>
          </table:table-cell>
          <table:table-cell office:value-type="float" office:value="2.64921">
            <text:p>2,64921</text:p>
          </table:table-cell>
          <table:table-cell office:value-type="float" office:value="1.27182">
            <text:p>1,27182</text:p>
          </table:table-cell>
          <table:table-cell office:value-type="float" office:value="0.89177">
            <text:p>0,89177</text:p>
          </table:table-cell>
          <table:table-cell office:value-type="float" office:value="2.16359">
            <text:p>2,16359</text:p>
          </table:table-cell>
          <table:table-cell office:value-type="float" office:value="0.858046">
            <text:p>0,858046</text:p>
          </table:table-cell>
          <table:table-cell office:value-type="float" office:value="0.404097">
            <text:p>0,404097</text:p>
          </table:table-cell>
          <table:table-cell office:value-type="float" office:value="1.26214">
            <text:p>1,26214</text:p>
          </table:table-cell>
          <table:table-cell office:value-type="float" office:value="3.69406">
            <text:p>3,69406</text:p>
          </table:table-cell>
          <table:table-cell office:value-type="float" office:value="0.847489">
            <text:p>0,847489</text:p>
          </table:table-cell>
          <table:table-cell office:value-type="float" office:value="4.54155">
            <text:p>4,54155</text:p>
          </table:table-cell>
        </table:table-row>
        <table:table-row table:style-name="ro1">
          <table:table-cell office:value-type="float" office:value="3.06064">
            <text:p>3,06064</text:p>
          </table:table-cell>
          <table:table-cell office:value-type="float" office:value="0.817285">
            <text:p>0,817285</text:p>
          </table:table-cell>
          <table:table-cell office:value-type="float" office:value="3.87792">
            <text:p>3,87792</text:p>
          </table:table-cell>
          <table:table-cell office:value-type="float" office:value="0.561865">
            <text:p>0,561865</text:p>
          </table:table-cell>
          <table:table-cell office:value-type="float" office:value="0.314949">
            <text:p>0,314949</text:p>
          </table:table-cell>
          <table:table-cell office:value-type="float" office:value="0.876814">
            <text:p>0,876814</text:p>
          </table:table-cell>
          <table:table-cell office:value-type="float" office:value="3.59142">
            <text:p>3,59142</text:p>
          </table:table-cell>
          <table:table-cell office:value-type="float" office:value="0.73019">
            <text:p>0,73019</text:p>
          </table:table-cell>
          <table:table-cell office:value-type="float" office:value="4.32161">
            <text:p>4,32161</text:p>
          </table:table-cell>
          <table:table-cell office:value-type="float" office:value="1.77855">
            <text:p>1,77855</text:p>
          </table:table-cell>
          <table:table-cell office:value-type="float" office:value="0.417293">
            <text:p>0,417293</text:p>
          </table:table-cell>
          <table:table-cell office:value-type="float" office:value="2.19585">
            <text:p>2,19585</text:p>
          </table:table-cell>
          <table:table-cell office:value-type="float" office:value="0.698812">
            <text:p>0,698812</text:p>
          </table:table-cell>
          <table:table-cell office:value-type="float" office:value="0.557759">
            <text:p>0,557759</text:p>
          </table:table-cell>
          <table:table-cell office:value-type="float" office:value="1.25657">
            <text:p>1,25657</text:p>
          </table:table-cell>
          <table:table-cell office:value-type="float" office:value="2.08353">
            <text:p>2,08353</text:p>
          </table:table-cell>
          <table:table-cell office:value-type="float" office:value="0.569196">
            <text:p>0,569196</text:p>
          </table:table-cell>
          <table:table-cell office:value-type="float" office:value="2.65273">
            <text:p>2,65273</text:p>
          </table:table-cell>
          <table:table-cell office:value-type="float" office:value="1.00672">
            <text:p>1,00672</text:p>
          </table:table-cell>
          <table:table-cell office:value-type="float" office:value="0.615236">
            <text:p>0,615236</text:p>
          </table:table-cell>
          <table:table-cell office:value-type="float" office:value="1.62196">
            <text:p>1,62196</text:p>
          </table:table-cell>
          <table:table-cell office:value-type="float" office:value="0.776523">
            <text:p>0,776523</text:p>
          </table:table-cell>
          <table:table-cell office:value-type="float" office:value="0.40351">
            <text:p>0,40351</text:p>
          </table:table-cell>
          <table:table-cell office:value-type="float" office:value="1.18003">
            <text:p>1,18003</text:p>
          </table:table-cell>
          <table:table-cell office:value-type="float" office:value="3.18028">
            <text:p>3,18028</text:p>
          </table:table-cell>
          <table:table-cell office:value-type="float" office:value="0.771831">
            <text:p>0,771831</text:p>
          </table:table-cell>
          <table:table-cell office:value-type="float" office:value="3.95211">
            <text:p>3,95211</text:p>
          </table:table-cell>
        </table:table-row>
        <table:table-row table:style-name="ro1">
          <table:table-cell office:value-type="float" office:value="3.14539">
            <text:p>3,14539</text:p>
          </table:table-cell>
          <table:table-cell office:value-type="float" office:value="0.789719">
            <text:p>0,789719</text:p>
          </table:table-cell>
          <table:table-cell office:value-type="float" office:value="3.93511">
            <text:p>3,93511</text:p>
          </table:table-cell>
          <table:table-cell office:value-type="float" office:value="0.946021">
            <text:p>0,946021</text:p>
          </table:table-cell>
          <table:table-cell office:value-type="float" office:value="0.38093">
            <text:p>0,38093</text:p>
          </table:table-cell>
          <table:table-cell office:value-type="float" office:value="1.32695">
            <text:p>1,32695</text:p>
          </table:table-cell>
          <table:table-cell office:value-type="float" office:value="3.17237">
            <text:p>3,17237</text:p>
          </table:table-cell>
          <table:table-cell office:value-type="float" office:value="0.716993">
            <text:p>0,716993</text:p>
          </table:table-cell>
          <table:table-cell office:value-type="float" office:value="3.88936">
            <text:p>3,88936</text:p>
          </table:table-cell>
          <table:table-cell office:value-type="float" office:value="3.3662">
            <text:p>3,3662</text:p>
          </table:table-cell>
          <table:table-cell office:value-type="float" office:value="0.788839">
            <text:p>0,788839</text:p>
          </table:table-cell>
          <table:table-cell office:value-type="float" office:value="4.15504">
            <text:p>4,15504</text:p>
          </table:table-cell>
          <table:table-cell office:value-type="float" office:value="1.08502">
            <text:p>1,08502</text:p>
          </table:table-cell>
          <table:table-cell office:value-type="float" office:value="0.335477">
            <text:p>0,335477</text:p>
          </table:table-cell>
          <table:table-cell office:value-type="float" office:value="1.4205">
            <text:p>1,4205</text:p>
          </table:table-cell>
          <table:table-cell office:value-type="float" office:value="2.02752">
            <text:p>2,02752</text:p>
          </table:table-cell>
          <table:table-cell office:value-type="float" office:value="0.539871">
            <text:p>0,539871</text:p>
          </table:table-cell>
          <table:table-cell office:value-type="float" office:value="2.56739">
            <text:p>2,56739</text:p>
          </table:table-cell>
          <table:table-cell office:value-type="float" office:value="0.897928">
            <text:p>0,897928</text:p>
          </table:table-cell>
          <table:table-cell office:value-type="float" office:value="0.555707">
            <text:p>0,555707</text:p>
          </table:table-cell>
          <table:table-cell office:value-type="float" office:value="1.45363">
            <text:p>1,45363</text:p>
          </table:table-cell>
          <table:table-cell office:value-type="float" office:value="1.32607">
            <text:p>1,32607</text:p>
          </table:table-cell>
          <table:table-cell office:value-type="float" office:value="0.754236">
            <text:p>0,754236</text:p>
          </table:table-cell>
          <table:table-cell office:value-type="float" office:value="2.08031">
            <text:p>2,08031</text:p>
          </table:table-cell>
          <table:table-cell office:value-type="float" office:value="3.14509">
            <text:p>3,14509</text:p>
          </table:table-cell>
          <table:table-cell office:value-type="float" office:value="0.822563">
            <text:p>0,822563</text:p>
          </table:table-cell>
          <table:table-cell office:value-type="float" office:value="3.96766">
            <text:p>3,96766</text:p>
          </table:table-cell>
        </table:table-row>
        <table:table-row table:style-name="ro1">
          <table:table-cell office:value-type="float" office:value="4.72043">
            <text:p>4,72043</text:p>
          </table:table-cell>
          <table:table-cell office:value-type="float" office:value="1.83251">
            <text:p>1,83251</text:p>
          </table:table-cell>
          <table:table-cell office:value-type="float" office:value="6.55294">
            <text:p>6,55294</text:p>
          </table:table-cell>
          <table:table-cell office:value-type="float" office:value="0.472131">
            <text:p>0,472131</text:p>
          </table:table-cell>
          <table:table-cell office:value-type="float" office:value="0.277413">
            <text:p>0,277413</text:p>
          </table:table-cell>
          <table:table-cell office:value-type="float" office:value="0.749544">
            <text:p>0,749544</text:p>
          </table:table-cell>
          <table:table-cell office:value-type="float" office:value="3.28615">
            <text:p>3,28615</text:p>
          </table:table-cell>
          <table:table-cell office:value-type="float" office:value="0.66069">
            <text:p>0,66069</text:p>
          </table:table-cell>
          <table:table-cell office:value-type="float" office:value="3.94684">
            <text:p>3,94684</text:p>
          </table:table-cell>
          <table:table-cell office:value-type="float" office:value="3.96414">
            <text:p>3,96414</text:p>
          </table:table-cell>
          <table:table-cell office:value-type="float" office:value="0.463626">
            <text:p>0,463626</text:p>
          </table:table-cell>
          <table:table-cell office:value-type="float" office:value="4.42776">
            <text:p>4,42776</text:p>
          </table:table-cell>
          <table:table-cell office:value-type="float" office:value="0.729017">
            <text:p>0,729017</text:p>
          </table:table-cell>
          <table:table-cell office:value-type="float" office:value="0.319641">
            <text:p>0,319641</text:p>
          </table:table-cell>
          <table:table-cell office:value-type="float" office:value="1.04866">
            <text:p>1,04866</text:p>
          </table:table-cell>
          <table:table-cell office:value-type="float" office:value="5.75032">
            <text:p>5,75032</text:p>
          </table:table-cell>
          <table:table-cell office:value-type="float" office:value="0.636057">
            <text:p>0,636057</text:p>
          </table:table-cell>
          <table:table-cell office:value-type="float" office:value="6.38637">
            <text:p>6,38637</text:p>
          </table:table-cell>
          <table:table-cell office:value-type="float" office:value="0.919042">
            <text:p>0,919042</text:p>
          </table:table-cell>
          <table:table-cell office:value-type="float" office:value="0.567437">
            <text:p>0,567437</text:p>
          </table:table-cell>
          <table:table-cell office:value-type="float" office:value="1.48648">
            <text:p>1,48648</text:p>
          </table:table-cell>
          <table:table-cell office:value-type="float" office:value="1.33692">
            <text:p>1,33692</text:p>
          </table:table-cell>
          <table:table-cell office:value-type="float" office:value="0.824029">
            <text:p>0,824029</text:p>
          </table:table-cell>
          <table:table-cell office:value-type="float" office:value="2.16095">
            <text:p>2,16095</text:p>
          </table:table-cell>
          <table:table-cell office:value-type="float" office:value="5.93888">
            <text:p>5,93888</text:p>
          </table:table-cell>
          <table:table-cell office:value-type="float" office:value="1.38443">
            <text:p>1,38443</text:p>
          </table:table-cell>
          <table:table-cell office:value-type="float" office:value="7.3233">
            <text:p>7,3233</text:p>
          </table:table-cell>
        </table:table-row>
        <table:table-row table:style-name="ro1">
          <table:table-cell office:value-type="float" office:value="3.30785">
            <text:p>3,30785</text:p>
          </table:table-cell>
          <table:table-cell office:value-type="float" office:value="0.760688">
            <text:p>0,760688</text:p>
          </table:table-cell>
          <table:table-cell office:value-type="float" office:value="4.06853">
            <text:p>4,06853</text:p>
          </table:table-cell>
          <table:table-cell office:value-type="float" office:value="0.458348">
            <text:p>0,458348</text:p>
          </table:table-cell>
          <table:table-cell office:value-type="float" office:value="0.280639">
            <text:p>0,280639</text:p>
          </table:table-cell>
          <table:table-cell office:value-type="float" office:value="0.738987">
            <text:p>0,738987</text:p>
          </table:table-cell>
          <table:table-cell office:value-type="float" office:value="3.26826">
            <text:p>3,26826</text:p>
          </table:table-cell>
          <table:table-cell office:value-type="float" office:value="0.711715">
            <text:p>0,711715</text:p>
          </table:table-cell>
          <table:table-cell office:value-type="float" office:value="3.97997">
            <text:p>3,97997</text:p>
          </table:table-cell>
          <table:table-cell office:value-type="float" office:value="2.17385">
            <text:p>2,17385</text:p>
          </table:table-cell>
          <table:table-cell office:value-type="float" office:value="0.462747">
            <text:p>0,462747</text:p>
          </table:table-cell>
          <table:table-cell office:value-type="float" office:value="2.6366">
            <text:p>2,6366</text:p>
          </table:table-cell>
          <table:table-cell office:value-type="float" office:value="0.834586">
            <text:p>0,834586</text:p>
          </table:table-cell>
          <table:table-cell office:value-type="float" office:value="0.374479">
            <text:p>0,374479</text:p>
          </table:table-cell>
          <table:table-cell office:value-type="float" office:value="1.20907">
            <text:p>1,20907</text:p>
          </table:table-cell>
          <table:table-cell office:value-type="float" office:value="2.02371">
            <text:p>2,02371</text:p>
          </table:table-cell>
          <table:table-cell office:value-type="float" office:value="0.600867">
            <text:p>0,600867</text:p>
          </table:table-cell>
          <table:table-cell office:value-type="float" office:value="2.62458">
            <text:p>2,62458</text:p>
          </table:table-cell>
          <table:table-cell office:value-type="float" office:value="2.51226">
            <text:p>2,51226</text:p>
          </table:table-cell>
          <table:table-cell office:value-type="float" office:value="0.770658">
            <text:p>0,770658</text:p>
          </table:table-cell>
          <table:table-cell office:value-type="float" office:value="3.28292">
            <text:p>3,28292</text:p>
          </table:table-cell>
          <table:table-cell office:value-type="float" office:value="0.744852">
            <text:p>0,744852</text:p>
          </table:table-cell>
          <table:table-cell office:value-type="float" office:value="0.432542">
            <text:p>0,432542</text:p>
          </table:table-cell>
          <table:table-cell office:value-type="float" office:value="1.17739">
            <text:p>1,17739</text:p>
          </table:table-cell>
          <table:table-cell office:value-type="float" office:value="3.26386">
            <text:p>3,26386</text:p>
          </table:table-cell>
          <table:table-cell office:value-type="float" office:value="0.893823">
            <text:p>0,893823</text:p>
          </table:table-cell>
          <table:table-cell office:value-type="float" office:value="4.15768">
            <text:p>4,15768</text:p>
          </table:table-cell>
        </table:table-row>
        <table:table-row table:style-name="ro1">
          <table:table-cell office:value-type="float" office:value="2.87736">
            <text:p>2,87736</text:p>
          </table:table-cell>
          <table:table-cell office:value-type="float" office:value="1.25305">
            <text:p>1,25305</text:p>
          </table:table-cell>
          <table:table-cell office:value-type="float" office:value="4.13041">
            <text:p>4,13041</text:p>
          </table:table-cell>
          <table:table-cell office:value-type="float" office:value="0.54427">
            <text:p>0,54427</text:p>
          </table:table-cell>
          <table:table-cell office:value-type="float" office:value="0.303219">
            <text:p>0,303219</text:p>
          </table:table-cell>
          <table:table-cell office:value-type="float" office:value="0.847489">
            <text:p>0,847489</text:p>
          </table:table-cell>
          <table:table-cell office:value-type="float" office:value="3.47617">
            <text:p>3,47617</text:p>
          </table:table-cell>
          <table:table-cell office:value-type="float" office:value="0.706436">
            <text:p>0,706436</text:p>
          </table:table-cell>
          <table:table-cell office:value-type="float" office:value="4.18261">
            <text:p>4,18261</text:p>
          </table:table-cell>
          <table:table-cell office:value-type="float" office:value="1.81932">
            <text:p>1,81932</text:p>
          </table:table-cell>
          <table:table-cell office:value-type="float" office:value="0.396472">
            <text:p>0,396472</text:p>
          </table:table-cell>
          <table:table-cell office:value-type="float" office:value="2.21579">
            <text:p>2,21579</text:p>
          </table:table-cell>
          <table:table-cell office:value-type="float" office:value="0.757755">
            <text:p>0,757755</text:p>
          </table:table-cell>
          <table:table-cell office:value-type="float" office:value="0.347793">
            <text:p>0,347793</text:p>
          </table:table-cell>
          <table:table-cell office:value-type="float" office:value="1.10555">
            <text:p>1,10555</text:p>
          </table:table-cell>
          <table:table-cell office:value-type="float" office:value="2.32253">
            <text:p>2,32253</text:p>
          </table:table-cell>
          <table:table-cell office:value-type="float" office:value="0.565091">
            <text:p>0,565091</text:p>
          </table:table-cell>
          <table:table-cell office:value-type="float" office:value="2.88762">
            <text:p>2,88762</text:p>
          </table:table-cell>
          <table:table-cell office:value-type="float" office:value="0.906432">
            <text:p>0,906432</text:p>
          </table:table-cell>
          <table:table-cell office:value-type="float" office:value="0.583565">
            <text:p>0,583565</text:p>
          </table:table-cell>
          <table:table-cell office:value-type="float" office:value="1.49">
            <text:p>1,49</text:p>
          </table:table-cell>
          <table:table-cell office:value-type="float" office:value="0.831947">
            <text:p>0,831947</text:p>
          </table:table-cell>
          <table:table-cell office:value-type="float" office:value="0.417">
            <text:p>0,417</text:p>
          </table:table-cell>
          <table:table-cell office:value-type="float" office:value="1.24895">
            <text:p>1,24895</text:p>
          </table:table-cell>
          <table:table-cell office:value-type="float" office:value="3.88995">
            <text:p>3,88995</text:p>
          </table:table-cell>
          <table:table-cell office:value-type="float" office:value="1.29675">
            <text:p>1,29675</text:p>
          </table:table-cell>
          <table:table-cell office:value-type="float" office:value="5.18669">
            <text:p>5,18669</text:p>
          </table:table-cell>
        </table:table-row>
        <table:table-row table:style-name="ro1">
          <table:table-cell office:value-type="float" office:value="2.97736">
            <text:p>2,97736</text:p>
          </table:table-cell>
          <table:table-cell office:value-type="float" office:value="0.804088">
            <text:p>0,804088</text:p>
          </table:table-cell>
          <table:table-cell office:value-type="float" office:value="3.78144">
            <text:p>3,78144</text:p>
          </table:table-cell>
          <table:table-cell office:value-type="float" office:value="0.448964">
            <text:p>0,448964</text:p>
          </table:table-cell>
          <table:table-cell office:value-type="float" office:value="0.270375">
            <text:p>0,270375</text:p>
          </table:table-cell>
          <table:table-cell office:value-type="float" office:value="0.719339">
            <text:p>0,719339</text:p>
          </table:table-cell>
          <table:table-cell office:value-type="float" office:value="3.23659">
            <text:p>3,23659</text:p>
          </table:table-cell>
          <table:table-cell office:value-type="float" office:value="0.684443">
            <text:p>0,684443</text:p>
          </table:table-cell>
          <table:table-cell office:value-type="float" office:value="3.92103">
            <text:p>3,92103</text:p>
          </table:table-cell>
          <table:table-cell office:value-type="float" office:value="1.85627">
            <text:p>1,85627</text:p>
          </table:table-cell>
          <table:table-cell office:value-type="float" office:value="0.459814">
            <text:p>0,459814</text:p>
          </table:table-cell>
          <table:table-cell office:value-type="float" office:value="2.31608">
            <text:p>2,31608</text:p>
          </table:table-cell>
          <table:table-cell office:value-type="float" office:value="1.6768">
            <text:p>1,6768</text:p>
          </table:table-cell>
          <table:table-cell office:value-type="float" office:value="0.432835">
            <text:p>0,432835</text:p>
          </table:table-cell>
          <table:table-cell office:value-type="float" office:value="2.10963">
            <text:p>2,10963</text:p>
          </table:table-cell>
          <table:table-cell office:value-type="float" office:value="2.04219">
            <text:p>2,04219</text:p>
          </table:table-cell>
          <table:table-cell office:value-type="float" office:value="0.654238">
            <text:p>0,654238</text:p>
          </table:table-cell>
          <table:table-cell office:value-type="float" office:value="2.69642">
            <text:p>2,69642</text:p>
          </table:table-cell>
          <table:table-cell office:value-type="float" office:value="0.891477">
            <text:p>0,891477</text:p>
          </table:table-cell>
          <table:table-cell office:value-type="float" office:value="0.590896">
            <text:p>0,590896</text:p>
          </table:table-cell>
          <table:table-cell office:value-type="float" office:value="1.48237">
            <text:p>1,48237</text:p>
          </table:table-cell>
          <table:table-cell office:value-type="float" office:value="0.766553">
            <text:p>0,766553</text:p>
          </table:table-cell>
          <table:table-cell office:value-type="float" office:value="0.626966">
            <text:p>0,626966</text:p>
          </table:table-cell>
          <table:table-cell office:value-type="float" office:value="1.39352">
            <text:p>1,39352</text:p>
          </table:table-cell>
          <table:table-cell office:value-type="float" office:value="3.20785">
            <text:p>3,20785</text:p>
          </table:table-cell>
          <table:table-cell office:value-type="float" office:value="0.889131">
            <text:p>0,889131</text:p>
          </table:table-cell>
          <table:table-cell office:value-type="float" office:value="4.09698">
            <text:p>4,09698</text:p>
          </table:table-cell>
        </table:table-row>
        <table:table-row table:style-name="ro1">
          <table:table-cell office:value-type="float" office:value="2.82575">
            <text:p>2,82575</text:p>
          </table:table-cell>
          <table:table-cell office:value-type="float" office:value="0.73928">
            <text:p>0,73928</text:p>
          </table:table-cell>
          <table:table-cell office:value-type="float" office:value="3.56503">
            <text:p>3,56503</text:p>
          </table:table-cell>
          <table:table-cell office:value-type="float" office:value="0.684736">
            <text:p>0,684736</text:p>
          </table:table-cell>
          <table:table-cell office:value-type="float" office:value="0.264217">
            <text:p>0,264217</text:p>
          </table:table-cell>
          <table:table-cell office:value-type="float" office:value="0.948953">
            <text:p>0,948953</text:p>
          </table:table-cell>
          <table:table-cell office:value-type="float" office:value="3.20345">
            <text:p>3,20345</text:p>
          </table:table-cell>
          <table:table-cell office:value-type="float" office:value="0.689135">
            <text:p>0,689135</text:p>
          </table:table-cell>
          <table:table-cell office:value-type="float" office:value="3.89259">
            <text:p>3,89259</text:p>
          </table:table-cell>
          <table:table-cell office:value-type="float" office:value="1.87386">
            <text:p>1,87386</text:p>
          </table:table-cell>
          <table:table-cell office:value-type="float" office:value="0.39442">
            <text:p>0,39442</text:p>
          </table:table-cell>
          <table:table-cell office:value-type="float" office:value="2.26828">
            <text:p>2,26828</text:p>
          </table:table-cell>
          <table:table-cell office:value-type="float" office:value="0.700278">
            <text:p>0,700278</text:p>
          </table:table-cell>
          <table:table-cell office:value-type="float" office:value="0.349846">
            <text:p>0,349846</text:p>
          </table:table-cell>
          <table:table-cell office:value-type="float" office:value="1.05012">
            <text:p>1,05012</text:p>
          </table:table-cell>
          <table:table-cell office:value-type="float" office:value="2.13104">
            <text:p>2,13104</text:p>
          </table:table-cell>
          <table:table-cell office:value-type="float" office:value="1.31317">
            <text:p>1,31317</text:p>
          </table:table-cell>
          <table:table-cell office:value-type="float" office:value="3.44421">
            <text:p>3,44421</text:p>
          </table:table-cell>
          <table:table-cell office:value-type="float" office:value="0.92432">
            <text:p>0,92432</text:p>
          </table:table-cell>
          <table:table-cell office:value-type="float" office:value="0.60028">
            <text:p>0,60028</text:p>
          </table:table-cell>
          <table:table-cell office:value-type="float" office:value="1.5246">
            <text:p>1,5246</text:p>
          </table:table-cell>
          <table:table-cell office:value-type="float" office:value="0.769485">
            <text:p>0,769485</text:p>
          </table:table-cell>
          <table:table-cell office:value-type="float" office:value="0.413188">
            <text:p>0,413188</text:p>
          </table:table-cell>
          <table:table-cell office:value-type="float" office:value="1.18267">
            <text:p>1,18267</text:p>
          </table:table-cell>
          <table:table-cell office:value-type="float" office:value="3.1709">
            <text:p>3,1709</text:p>
          </table:table-cell>
          <table:table-cell office:value-type="float" office:value="0.835759">
            <text:p>0,835759</text:p>
          </table:table-cell>
          <table:table-cell office:value-type="float" office:value="4.00666">
            <text:p>4,00666</text:p>
          </table:table-cell>
        </table:table-row>
        <table:table-row table:style-name="ro1">
          <table:table-cell office:value-type="float" office:value="3.09378">
            <text:p>3,09378</text:p>
          </table:table-cell>
          <table:table-cell office:value-type="float" office:value="0.750424">
            <text:p>0,750424</text:p>
          </table:table-cell>
          <table:table-cell office:value-type="float" office:value="3.8442">
            <text:p>3,8442</text:p>
          </table:table-cell>
          <table:table-cell office:value-type="float" office:value="0.47477">
            <text:p>0,47477</text:p>
          </table:table-cell>
          <table:table-cell office:value-type="float" office:value="0.269496">
            <text:p>0,269496</text:p>
          </table:table-cell>
          <table:table-cell office:value-type="float" office:value="0.744266">
            <text:p>0,744266</text:p>
          </table:table-cell>
          <table:table-cell office:value-type="float" office:value="3.21107">
            <text:p>3,21107</text:p>
          </table:table-cell>
          <table:table-cell office:value-type="float" office:value="0.726964">
            <text:p>0,726964</text:p>
          </table:table-cell>
          <table:table-cell office:value-type="float" office:value="3.93804">
            <text:p>3,93804</text:p>
          </table:table-cell>
          <table:table-cell office:value-type="float" office:value="1.83046">
            <text:p>1,83046</text:p>
          </table:table-cell>
          <table:table-cell office:value-type="float" office:value="0.399698">
            <text:p>0,399698</text:p>
          </table:table-cell>
          <table:table-cell office:value-type="float" office:value="2.23016">
            <text:p>2,23016</text:p>
          </table:table-cell>
          <table:table-cell office:value-type="float" office:value="0.721685">
            <text:p>0,721685</text:p>
          </table:table-cell>
          <table:table-cell office:value-type="float" office:value="0.348673">
            <text:p>0,348673</text:p>
          </table:table-cell>
          <table:table-cell office:value-type="float" office:value="1.07036">
            <text:p>1,07036</text:p>
          </table:table-cell>
          <table:table-cell office:value-type="float" office:value="2.0504">
            <text:p>2,0504</text:p>
          </table:table-cell>
          <table:table-cell office:value-type="float" office:value="0.589723">
            <text:p>0,589723</text:p>
          </table:table-cell>
          <table:table-cell office:value-type="float" office:value="2.64012">
            <text:p>2,64012</text:p>
          </table:table-cell>
          <table:table-cell office:value-type="float" office:value="0.994114">
            <text:p>0,994114</text:p>
          </table:table-cell>
          <table:table-cell office:value-type="float" office:value="0.640455">
            <text:p>0,640455</text:p>
          </table:table-cell>
          <table:table-cell office:value-type="float" office:value="1.63457">
            <text:p>1,63457</text:p>
          </table:table-cell>
          <table:table-cell office:value-type="float" office:value="0.964495">
            <text:p>0,964495</text:p>
          </table:table-cell>
          <table:table-cell office:value-type="float" office:value="0.631365">
            <text:p>0,631365</text:p>
          </table:table-cell>
          <table:table-cell office:value-type="float" office:value="1.59586">
            <text:p>1,59586</text:p>
          </table:table-cell>
          <table:table-cell office:value-type="float" office:value="7.44881">
            <text:p>7,44881</text:p>
          </table:table-cell>
          <table:table-cell office:value-type="float" office:value="0.95042">
            <text:p>0,95042</text:p>
          </table:table-cell>
          <table:table-cell office:value-type="float" office:value="8.39923">
            <text:p>8,39923</text:p>
          </table:table-cell>
        </table:table-row>
        <table:table-row table:style-name="ro1">
          <table:table-cell office:value-type="float" office:value="3.12427">
            <text:p>3,12427</text:p>
          </table:table-cell>
          <table:table-cell office:value-type="float" office:value="1.52079">
            <text:p>1,52079</text:p>
          </table:table-cell>
          <table:table-cell office:value-type="float" office:value="4.64506">
            <text:p>4,64506</text:p>
          </table:table-cell>
          <table:table-cell office:value-type="float" office:value="0.482688">
            <text:p>0,482688</text:p>
          </table:table-cell>
          <table:table-cell office:value-type="float" office:value="0.278">
            <text:p>0,278</text:p>
          </table:table-cell>
          <table:table-cell office:value-type="float" office:value="0.760688">
            <text:p>0,760688</text:p>
          </table:table-cell>
          <table:table-cell office:value-type="float" office:value="3.14568">
            <text:p>3,14568</text:p>
          </table:table-cell>
          <table:table-cell office:value-type="float" office:value="0.746318">
            <text:p>0,746318</text:p>
          </table:table-cell>
          <table:table-cell office:value-type="float" office:value="3.892">
            <text:p>3,892</text:p>
          </table:table-cell>
          <table:table-cell office:value-type="float" office:value="4.21047">
            <text:p>4,21047</text:p>
          </table:table-cell>
          <table:table-cell office:value-type="float" office:value="0.529021">
            <text:p>0,529021</text:p>
          </table:table-cell>
          <table:table-cell office:value-type="float" office:value="4.73949">
            <text:p>4,73949</text:p>
          </table:table-cell>
          <table:table-cell office:value-type="float" office:value="0.697053">
            <text:p>0,697053</text:p>
          </table:table-cell>
          <table:table-cell office:value-type="float" office:value="0.367734">
            <text:p>0,367734</text:p>
          </table:table-cell>
          <table:table-cell office:value-type="float" office:value="1.06479">
            <text:p>1,06479</text:p>
          </table:table-cell>
          <table:table-cell office:value-type="float" office:value="2.08471">
            <text:p>2,08471</text:p>
          </table:table-cell>
          <table:table-cell office:value-type="float" office:value="0.590017">
            <text:p>0,590017</text:p>
          </table:table-cell>
          <table:table-cell office:value-type="float" office:value="2.67472">
            <text:p>2,67472</text:p>
          </table:table-cell>
          <table:table-cell office:value-type="float" office:value="1.29968">
            <text:p>1,29968</text:p>
          </table:table-cell>
          <table:table-cell office:value-type="float" office:value="0.635177">
            <text:p>0,635177</text:p>
          </table:table-cell>
          <table:table-cell office:value-type="float" office:value="1.93486">
            <text:p>1,93486</text:p>
          </table:table-cell>
          <table:table-cell office:value-type="float" office:value="0.750131">
            <text:p>0,750131</text:p>
          </table:table-cell>
          <table:table-cell office:value-type="float" office:value="0.420519">
            <text:p>0,420519</text:p>
          </table:table-cell>
          <table:table-cell office:value-type="float" office:value="1.17065">
            <text:p>1,17065</text:p>
          </table:table-cell>
          <table:table-cell office:value-type="float" office:value="7.26201">
            <text:p>7,26201</text:p>
          </table:table-cell>
          <table:table-cell office:value-type="float" office:value="1.84278">
            <text:p>1,84278</text:p>
          </table:table-cell>
          <table:table-cell office:value-type="float" office:value="9.10479">
            <text:p>9,10479</text:p>
          </table:table-cell>
        </table:table-row>
        <table:table-row table:style-name="ro1">
          <table:table-cell office:value-type="float" office:value="2.86211">
            <text:p>2,86211</text:p>
          </table:table-cell>
          <table:table-cell office:value-type="float" office:value="0.7862">
            <text:p>0,7862</text:p>
          </table:table-cell>
          <table:table-cell office:value-type="float" office:value="3.64831">
            <text:p>3,64831</text:p>
          </table:table-cell>
          <table:table-cell office:value-type="float" office:value="1.0944">
            <text:p>1,0944</text:p>
          </table:table-cell>
          <table:table-cell office:value-type="float" office:value="0.608785">
            <text:p>0,608785</text:p>
          </table:table-cell>
          <table:table-cell office:value-type="float" office:value="1.70319">
            <text:p>1,70319</text:p>
          </table:table-cell>
          <table:table-cell office:value-type="float" office:value="3.15096">
            <text:p>3,15096</text:p>
          </table:table-cell>
          <table:table-cell office:value-type="float" office:value="0.721099">
            <text:p>0,721099</text:p>
          </table:table-cell>
          <table:table-cell office:value-type="float" office:value="3.87206">
            <text:p>3,87206</text:p>
          </table:table-cell>
          <table:table-cell office:value-type="float" office:value="1.78207">
            <text:p>1,78207</text:p>
          </table:table-cell>
          <table:table-cell office:value-type="float" office:value="0.419639">
            <text:p>0,419639</text:p>
          </table:table-cell>
          <table:table-cell office:value-type="float" office:value="2.20171">
            <text:p>2,20171</text:p>
          </table:table-cell>
          <table:table-cell office:value-type="float" office:value="0.699105">
            <text:p>0,699105</text:p>
          </table:table-cell>
          <table:table-cell office:value-type="float" office:value="0.366561">
            <text:p>0,366561</text:p>
          </table:table-cell>
          <table:table-cell office:value-type="float" office:value="1.06567">
            <text:p>1,06567</text:p>
          </table:table-cell>
          <table:table-cell office:value-type="float" office:value="4.76441">
            <text:p>4,76441</text:p>
          </table:table-cell>
          <table:table-cell office:value-type="float" office:value="1.28032">
            <text:p>1,28032</text:p>
          </table:table-cell>
          <table:table-cell office:value-type="float" office:value="6.04474">
            <text:p>6,04474</text:p>
          </table:table-cell>
          <table:table-cell office:value-type="float" office:value="0.881506">
            <text:p>0,881506</text:p>
          </table:table-cell>
          <table:table-cell office:value-type="float" office:value="0.564504">
            <text:p>0,564504</text:p>
          </table:table-cell>
          <table:table-cell office:value-type="float" office:value="1.44601">
            <text:p>1,44601</text:p>
          </table:table-cell>
          <table:table-cell office:value-type="float" office:value="0.795877">
            <text:p>0,795877</text:p>
          </table:table-cell>
          <table:table-cell office:value-type="float" office:value="0.392953">
            <text:p>0,392953</text:p>
          </table:table-cell>
          <table:table-cell office:value-type="float" office:value="1.18883">
            <text:p>1,18883</text:p>
          </table:table-cell>
          <table:table-cell office:value-type="float" office:value="3.236">
            <text:p>3,236</text:p>
          </table:table-cell>
          <table:table-cell office:value-type="float" office:value="0.801449">
            <text:p>0,801449</text:p>
          </table:table-cell>
          <table:table-cell office:value-type="float" office:value="4.03745">
            <text:p>4,03745</text:p>
          </table:table-cell>
        </table:table-row>
        <table:table-row table:style-name="ro1">
          <table:table-cell office:value-type="float" office:value="2.86123">
            <text:p>2,86123</text:p>
          </table:table-cell>
          <table:table-cell office:value-type="float" office:value="0.77359">
            <text:p>0,77359</text:p>
          </table:table-cell>
          <table:table-cell office:value-type="float" office:value="3.63482">
            <text:p>3,63482</text:p>
          </table:table-cell>
          <table:table-cell office:value-type="float" office:value="1.0771">
            <text:p>1,0771</text:p>
          </table:table-cell>
          <table:table-cell office:value-type="float" office:value="0.389141">
            <text:p>0,389141</text:p>
          </table:table-cell>
          <table:table-cell office:value-type="float" office:value="1.46624">
            <text:p>1,46624</text:p>
          </table:table-cell>
          <table:table-cell office:value-type="float" office:value="3.14949">
            <text:p>3,14949</text:p>
          </table:table-cell>
          <table:table-cell office:value-type="float" office:value="0.74104">
            <text:p>0,74104</text:p>
          </table:table-cell>
          <table:table-cell office:value-type="float" office:value="3.89053">
            <text:p>3,89053</text:p>
          </table:table-cell>
          <table:table-cell office:value-type="float" office:value="2.51842">
            <text:p>2,51842</text:p>
          </table:table-cell>
          <table:table-cell office:value-type="float" office:value="0.57682">
            <text:p>0,57682</text:p>
          </table:table-cell>
          <table:table-cell office:value-type="float" office:value="3.09524">
            <text:p>3,09524</text:p>
          </table:table-cell>
          <table:table-cell office:value-type="float" office:value="0.768312">
            <text:p>0,768312</text:p>
          </table:table-cell>
          <table:table-cell office:value-type="float" office:value="0.328145">
            <text:p>0,328145</text:p>
          </table:table-cell>
          <table:table-cell office:value-type="float" office:value="1.09646">
            <text:p>1,09646</text:p>
          </table:table-cell>
          <table:table-cell office:value-type="float" office:value="2.03427">
            <text:p>2,03427</text:p>
          </table:table-cell>
          <table:table-cell office:value-type="float" office:value="0.582979">
            <text:p>0,582979</text:p>
          </table:table-cell>
          <table:table-cell office:value-type="float" office:value="2.61725">
            <text:p>2,61725</text:p>
          </table:table-cell>
          <table:table-cell office:value-type="float" office:value="0.892063">
            <text:p>0,892063</text:p>
          </table:table-cell>
          <table:table-cell office:value-type="float" office:value="0.557173">
            <text:p>0,557173</text:p>
          </table:table-cell>
          <table:table-cell office:value-type="float" office:value="1.44924">
            <text:p>1,44924</text:p>
          </table:table-cell>
          <table:table-cell office:value-type="float" office:value="0.795291">
            <text:p>0,795291</text:p>
          </table:table-cell>
          <table:table-cell office:value-type="float" office:value="0.38357">
            <text:p>0,38357</text:p>
          </table:table-cell>
          <table:table-cell office:value-type="float" office:value="1.17886">
            <text:p>1,17886</text:p>
          </table:table-cell>
          <table:table-cell office:value-type="float" office:value="3.13864">
            <text:p>3,13864</text:p>
          </table:table-cell>
          <table:table-cell office:value-type="float" office:value="0.79705">
            <text:p>0,79705</text:p>
          </table:table-cell>
          <table:table-cell office:value-type="float" office:value="3.93569">
            <text:p>3,93569</text:p>
          </table:table-cell>
        </table:table-row>
        <table:table-row table:style-name="ro1">
          <table:table-cell office:value-type="float" office:value="2.90903">
            <text:p>2,90903</text:p>
          </table:table-cell>
          <table:table-cell office:value-type="float" office:value="0.758928">
            <text:p>0,758928</text:p>
          </table:table-cell>
          <table:table-cell office:value-type="float" office:value="3.66796">
            <text:p>3,66796</text:p>
          </table:table-cell>
          <table:table-cell office:value-type="float" office:value="0.458055">
            <text:p>0,458055</text:p>
          </table:table-cell>
          <table:table-cell office:value-type="float" office:value="0.260991">
            <text:p>0,260991</text:p>
          </table:table-cell>
          <table:table-cell office:value-type="float" office:value="0.719046">
            <text:p>0,719046</text:p>
          </table:table-cell>
          <table:table-cell office:value-type="float" office:value="4.21076">
            <text:p>4,21076</text:p>
          </table:table-cell>
          <table:table-cell office:value-type="float" office:value="0.747785">
            <text:p>0,747785</text:p>
          </table:table-cell>
          <table:table-cell office:value-type="float" office:value="4.95854">
            <text:p>4,95854</text:p>
          </table:table-cell>
          <table:table-cell office:value-type="float" office:value="1.92752">
            <text:p>1,92752</text:p>
          </table:table-cell>
          <table:table-cell office:value-type="float" office:value="0.619635">
            <text:p>0,619635</text:p>
          </table:table-cell>
          <table:table-cell office:value-type="float" office:value="2.54716">
            <text:p>2,54716</text:p>
          </table:table-cell>
          <table:table-cell office:value-type="float" office:value="0.98473">
            <text:p>0,98473</text:p>
          </table:table-cell>
          <table:table-cell office:value-type="float" office:value="0.453656">
            <text:p>0,453656</text:p>
          </table:table-cell>
          <table:table-cell office:value-type="float" office:value="1.43839">
            <text:p>1,43839</text:p>
          </table:table-cell>
          <table:table-cell office:value-type="float" office:value="3.22339">
            <text:p>3,22339</text:p>
          </table:table-cell>
          <table:table-cell office:value-type="float" office:value="0.621688">
            <text:p>0,621688</text:p>
          </table:table-cell>
          <table:table-cell office:value-type="float" office:value="3.84508">
            <text:p>3,84508</text:p>
          </table:table-cell>
          <table:table-cell office:value-type="float" office:value="0.935757">
            <text:p>0,935757</text:p>
          </table:table-cell>
          <table:table-cell office:value-type="float" office:value="0.644268">
            <text:p>0,644268</text:p>
          </table:table-cell>
          <table:table-cell office:value-type="float" office:value="1.58002">
            <text:p>1,58002</text:p>
          </table:table-cell>
          <table:table-cell office:value-type="float" office:value="0.76538">
            <text:p>0,76538</text:p>
          </table:table-cell>
          <table:table-cell office:value-type="float" office:value="0.402337">
            <text:p>0,402337</text:p>
          </table:table-cell>
          <table:table-cell office:value-type="float" office:value="1.16772">
            <text:p>1,16772</text:p>
          </table:table-cell>
          <table:table-cell office:value-type="float" office:value="3.35535">
            <text:p>3,35535</text:p>
          </table:table-cell>
          <table:table-cell office:value-type="float" office:value="0.904086">
            <text:p>0,904086</text:p>
          </table:table-cell>
          <table:table-cell office:value-type="float" office:value="4.25944">
            <text:p>4,25944</text:p>
          </table:table-cell>
        </table:table-row>
        <table:table-row table:style-name="ro1">
          <table:table-cell office:value-type="float" office:value="3.86355">
            <text:p>3,86355</text:p>
          </table:table-cell>
          <table:table-cell office:value-type="float" office:value="0.788546">
            <text:p>0,788546</text:p>
          </table:table-cell>
          <table:table-cell office:value-type="float" office:value="4.6521">
            <text:p>4,6521</text:p>
          </table:table-cell>
          <table:table-cell office:value-type="float" office:value="0.504095">
            <text:p>0,504095</text:p>
          </table:table-cell>
          <table:table-cell office:value-type="float" office:value="0.273015">
            <text:p>0,273015</text:p>
          </table:table-cell>
          <table:table-cell office:value-type="float" office:value="0.777109">
            <text:p>0,777109</text:p>
          </table:table-cell>
          <table:table-cell office:value-type="float" office:value="3.13894">
            <text:p>3,13894</text:p>
          </table:table-cell>
          <table:table-cell office:value-type="float" office:value="0.710249">
            <text:p>0,710249</text:p>
          </table:table-cell>
          <table:table-cell office:value-type="float" office:value="3.84918">
            <text:p>3,84918</text:p>
          </table:table-cell>
          <table:table-cell office:value-type="float" office:value="1.77621">
            <text:p>1,77621</text:p>
          </table:table-cell>
          <table:table-cell office:value-type="float" office:value="0.396179">
            <text:p>0,396179</text:p>
          </table:table-cell>
          <table:table-cell office:value-type="float" office:value="2.17239">
            <text:p>2,17239</text:p>
          </table:table-cell>
          <table:table-cell office:value-type="float" office:value="0.709955">
            <text:p>0,709955</text:p>
          </table:table-cell>
          <table:table-cell office:value-type="float" office:value="0.327559">
            <text:p>0,327559</text:p>
          </table:table-cell>
          <table:table-cell office:value-type="float" office:value="1.03751">
            <text:p>1,03751</text:p>
          </table:table-cell>
          <table:table-cell office:value-type="float" office:value="2.11022">
            <text:p>2,11022</text:p>
          </table:table-cell>
          <table:table-cell office:value-type="float" office:value="0.53254">
            <text:p>0,53254</text:p>
          </table:table-cell>
          <table:table-cell office:value-type="float" office:value="2.64276">
            <text:p>2,64276</text:p>
          </table:table-cell>
          <table:table-cell office:value-type="float" office:value="1.12959">
            <text:p>1,12959</text:p>
          </table:table-cell>
          <table:table-cell office:value-type="float" office:value="0.566264">
            <text:p>0,566264</text:p>
          </table:table-cell>
          <table:table-cell office:value-type="float" office:value="1.69586">
            <text:p>1,69586</text:p>
          </table:table-cell>
          <table:table-cell office:value-type="float" office:value="0.77535">
            <text:p>0,77535</text:p>
          </table:table-cell>
          <table:table-cell office:value-type="float" office:value="0.429023">
            <text:p>0,429023</text:p>
          </table:table-cell>
          <table:table-cell office:value-type="float" office:value="1.20437">
            <text:p>1,20437</text:p>
          </table:table-cell>
          <table:table-cell office:value-type="float" office:value="3.16855">
            <text:p>3,16855</text:p>
          </table:table-cell>
          <table:table-cell office:value-type="float" office:value="0.808487">
            <text:p>0,808487</text:p>
          </table:table-cell>
          <table:table-cell office:value-type="float" office:value="3.97704">
            <text:p>3,97704</text:p>
          </table:table-cell>
        </table:table-row>
        <table:table-row table:style-name="ro1">
          <table:table-cell office:value-type="float" office:value="2.97618">
            <text:p>2,97618</text:p>
          </table:table-cell>
          <table:table-cell office:value-type="float" office:value="0.786787">
            <text:p>0,786787</text:p>
          </table:table-cell>
          <table:table-cell office:value-type="float" office:value="3.76297">
            <text:p>3,76297</text:p>
          </table:table-cell>
          <table:table-cell office:value-type="float" office:value="0.49735">
            <text:p>0,49735</text:p>
          </table:table-cell>
          <table:table-cell office:value-type="float" office:value="0.269789">
            <text:p>0,269789</text:p>
          </table:table-cell>
          <table:table-cell office:value-type="float" office:value="0.767139">
            <text:p>0,767139</text:p>
          </table:table-cell>
          <table:table-cell office:value-type="float" office:value="3.45447">
            <text:p>3,45447</text:p>
          </table:table-cell>
          <table:table-cell office:value-type="float" office:value="1.19704">
            <text:p>1,19704</text:p>
          </table:table-cell>
          <table:table-cell office:value-type="float" office:value="4.65151">
            <text:p>4,65151</text:p>
          </table:table-cell>
          <table:table-cell office:value-type="float" office:value="1.83193">
            <text:p>1,83193</text:p>
          </table:table-cell>
          <table:table-cell office:value-type="float" office:value="0.448671">
            <text:p>0,448671</text:p>
          </table:table-cell>
          <table:table-cell office:value-type="float" office:value="2.2806">
            <text:p>2,2806</text:p>
          </table:table-cell>
          <table:table-cell office:value-type="float" office:value="0.705557">
            <text:p>0,705557</text:p>
          </table:table-cell>
          <table:table-cell office:value-type="float" office:value="0.32492">
            <text:p>0,32492</text:p>
          </table:table-cell>
          <table:table-cell office:value-type="float" office:value="1.03048">
            <text:p>1,03048</text:p>
          </table:table-cell>
          <table:table-cell office:value-type="float" office:value="2.04131">
            <text:p>2,04131</text:p>
          </table:table-cell>
          <table:table-cell office:value-type="float" office:value="0.598814">
            <text:p>0,598814</text:p>
          </table:table-cell>
          <table:table-cell office:value-type="float" office:value="2.64012">
            <text:p>2,64012</text:p>
          </table:table-cell>
          <table:table-cell office:value-type="float" office:value="0.887958">
            <text:p>0,887958</text:p>
          </table:table-cell>
          <table:table-cell office:value-type="float" office:value="0.582099">
            <text:p>0,582099</text:p>
          </table:table-cell>
          <table:table-cell office:value-type="float" office:value="1.47006">
            <text:p>1,47006</text:p>
          </table:table-cell>
          <table:table-cell office:value-type="float" office:value="0.789133">
            <text:p>0,789133</text:p>
          </table:table-cell>
          <table:table-cell office:value-type="float" office:value="0.444859">
            <text:p>0,444859</text:p>
          </table:table-cell>
          <table:table-cell office:value-type="float" office:value="1.23399">
            <text:p>1,23399</text:p>
          </table:table-cell>
          <table:table-cell office:value-type="float" office:value="3.26063">
            <text:p>3,26063</text:p>
          </table:table-cell>
          <table:table-cell office:value-type="float" office:value="0.853061">
            <text:p>0,853061</text:p>
          </table:table-cell>
          <table:table-cell office:value-type="float" office:value="4.11369">
            <text:p>4,11369</text:p>
          </table:table-cell>
        </table:table-row>
        <table:table-row table:style-name="ro1">
          <table:table-cell office:value-type="float" office:value="3.00258">
            <text:p>3,00258</text:p>
          </table:table-cell>
          <table:table-cell office:value-type="float" office:value="0.812593">
            <text:p>0,812593</text:p>
          </table:table-cell>
          <table:table-cell office:value-type="float" office:value="3.81517">
            <text:p>3,81517</text:p>
          </table:table-cell>
          <table:table-cell office:value-type="float" office:value="0.4865">
            <text:p>0,4865</text:p>
          </table:table-cell>
          <table:table-cell office:value-type="float" office:value="0.270669">
            <text:p>0,270669</text:p>
          </table:table-cell>
          <table:table-cell office:value-type="float" office:value="0.757169">
            <text:p>0,757169</text:p>
          </table:table-cell>
          <table:table-cell office:value-type="float" office:value="3.02193">
            <text:p>3,02193</text:p>
          </table:table-cell>
          <table:table-cell office:value-type="float" office:value="0.662156">
            <text:p>0,662156</text:p>
          </table:table-cell>
          <table:table-cell office:value-type="float" office:value="3.68409">
            <text:p>3,68409</text:p>
          </table:table-cell>
          <table:table-cell office:value-type="float" office:value="1.78911">
            <text:p>1,78911</text:p>
          </table:table-cell>
          <table:table-cell office:value-type="float" office:value="0.444272">
            <text:p>0,444272</text:p>
          </table:table-cell>
          <table:table-cell office:value-type="float" office:value="2.23338">
            <text:p>2,23338</text:p>
          </table:table-cell>
          <table:table-cell office:value-type="float" office:value="0.70409">
            <text:p>0,70409</text:p>
          </table:table-cell>
          <table:table-cell office:value-type="float" office:value="0.382397">
            <text:p>0,382397</text:p>
          </table:table-cell>
          <table:table-cell office:value-type="float" office:value="1.08649">
            <text:p>1,08649</text:p>
          </table:table-cell>
          <table:table-cell office:value-type="float" office:value="2.51666">
            <text:p>2,51666</text:p>
          </table:table-cell>
          <table:table-cell office:value-type="float" office:value="0.540164">
            <text:p>0,540164</text:p>
          </table:table-cell>
          <table:table-cell office:value-type="float" office:value="3.05683">
            <text:p>3,05683</text:p>
          </table:table-cell>
          <table:table-cell office:value-type="float" office:value="0.931065">
            <text:p>0,931065</text:p>
          </table:table-cell>
          <table:table-cell office:value-type="float" office:value="0.56773">
            <text:p>0,56773</text:p>
          </table:table-cell>
          <table:table-cell office:value-type="float" office:value="1.49879">
            <text:p>1,49879</text:p>
          </table:table-cell>
          <table:table-cell office:value-type="float" office:value="0.759808">
            <text:p>0,759808</text:p>
          </table:table-cell>
          <table:table-cell office:value-type="float" office:value="0.396472">
            <text:p>0,396472</text:p>
          </table:table-cell>
          <table:table-cell office:value-type="float" office:value="1.15628">
            <text:p>1,15628</text:p>
          </table:table-cell>
          <table:table-cell office:value-type="float" office:value="3.21254">
            <text:p>3,21254</text:p>
          </table:table-cell>
          <table:table-cell office:value-type="float" office:value="0.874468">
            <text:p>0,874468</text:p>
          </table:table-cell>
          <table:table-cell office:value-type="float" office:value="4.08701">
            <text:p>4,08701</text:p>
          </table:table-cell>
        </table:table-row>
        <table:table-row table:style-name="ro1">
          <table:table-cell office:value-type="float" office:value="3.18586">
            <text:p>3,18586</text:p>
          </table:table-cell>
          <table:table-cell office:value-type="float" office:value="0.817285">
            <text:p>0,817285</text:p>
          </table:table-cell>
          <table:table-cell office:value-type="float" office:value="4.00314">
            <text:p>4,00314</text:p>
          </table:table-cell>
          <table:table-cell office:value-type="float" office:value="0.469785">
            <text:p>0,469785</text:p>
          </table:table-cell>
          <table:table-cell office:value-type="float" office:value="0.287384">
            <text:p>0,287384</text:p>
          </table:table-cell>
          <table:table-cell office:value-type="float" office:value="0.757169">
            <text:p>0,757169</text:p>
          </table:table-cell>
          <table:table-cell office:value-type="float" office:value="3.11665">
            <text:p>3,11665</text:p>
          </table:table-cell>
          <table:table-cell office:value-type="float" office:value="0.70497">
            <text:p>0,70497</text:p>
          </table:table-cell>
          <table:table-cell office:value-type="float" office:value="3.82162">
            <text:p>3,82162</text:p>
          </table:table-cell>
          <table:table-cell office:value-type="float" office:value="3.8744">
            <text:p>3,8744</text:p>
          </table:table-cell>
          <table:table-cell office:value-type="float" office:value="0.597641">
            <text:p>0,597641</text:p>
          </table:table-cell>
          <table:table-cell office:value-type="float" office:value="4.47205">
            <text:p>4,47205</text:p>
          </table:table-cell>
          <table:table-cell office:value-type="float" office:value="0.698519">
            <text:p>0,698519</text:p>
          </table:table-cell>
          <table:table-cell office:value-type="float" office:value="0.330785">
            <text:p>0,330785</text:p>
          </table:table-cell>
          <table:table-cell office:value-type="float" office:value="1.0293">
            <text:p>1,0293</text:p>
          </table:table-cell>
          <table:table-cell office:value-type="float" office:value="2.02576">
            <text:p>2,02576</text:p>
          </table:table-cell>
          <table:table-cell office:value-type="float" office:value="0.617289">
            <text:p>0,617289</text:p>
          </table:table-cell>
          <table:table-cell office:value-type="float" office:value="2.64305">
            <text:p>2,64305</text:p>
          </table:table-cell>
          <table:table-cell office:value-type="float" office:value="2.49965">
            <text:p>2,49965</text:p>
          </table:table-cell>
          <table:table-cell office:value-type="float" office:value="1.01933">
            <text:p>1,01933</text:p>
          </table:table-cell>
          <table:table-cell office:value-type="float" office:value="3.51899">
            <text:p>3,51899</text:p>
          </table:table-cell>
          <table:table-cell office:value-type="float" office:value="0.861858">
            <text:p>0,861858</text:p>
          </table:table-cell>
          <table:table-cell office:value-type="float" office:value="0.430196">
            <text:p>0,430196</text:p>
          </table:table-cell>
          <table:table-cell office:value-type="float" office:value="1.29205">
            <text:p>1,29205</text:p>
          </table:table-cell>
          <table:table-cell office:value-type="float" office:value="4.92893">
            <text:p>4,92893</text:p>
          </table:table-cell>
          <table:table-cell office:value-type="float" office:value="1.08502">
            <text:p>1,08502</text:p>
          </table:table-cell>
          <table:table-cell office:value-type="float" office:value="6.01395">
            <text:p>6,01395</text:p>
          </table:table-cell>
        </table:table-row>
        <table:table-row table:style-name="ro1">
          <table:table-cell office:value-type="float" office:value="6.83827">
            <text:p>6,83827</text:p>
          </table:table-cell>
          <table:table-cell office:value-type="float" office:value="1.79234">
            <text:p>1,79234</text:p>
          </table:table-cell>
          <table:table-cell office:value-type="float" office:value="8.63061">
            <text:p>8,63061</text:p>
          </table:table-cell>
          <table:table-cell office:value-type="float" office:value="0.692947">
            <text:p>0,692947</text:p>
          </table:table-cell>
          <table:table-cell office:value-type="float" office:value="0.396472">
            <text:p>0,396472</text:p>
          </table:table-cell>
          <table:table-cell office:value-type="float" office:value="1.08942">
            <text:p>1,08942</text:p>
          </table:table-cell>
          <table:table-cell office:value-type="float" office:value="3.16591">
            <text:p>3,16591</text:p>
          </table:table-cell>
          <table:table-cell office:value-type="float" office:value="0.675645">
            <text:p>0,675645</text:p>
          </table:table-cell>
          <table:table-cell office:value-type="float" office:value="3.84156">
            <text:p>3,84156</text:p>
          </table:table-cell>
          <table:table-cell office:value-type="float" office:value="1.86154">
            <text:p>1,86154</text:p>
          </table:table-cell>
          <table:table-cell office:value-type="float" office:value="0.480928">
            <text:p>0,480928</text:p>
          </table:table-cell>
          <table:table-cell office:value-type="float" office:value="2.34247">
            <text:p>2,34247</text:p>
          </table:table-cell>
          <table:table-cell office:value-type="float" office:value="0.764207">
            <text:p>0,764207</text:p>
          </table:table-cell>
          <table:table-cell office:value-type="float" office:value="0.345447">
            <text:p>0,345447</text:p>
          </table:table-cell>
          <table:table-cell office:value-type="float" office:value="1.10965">
            <text:p>1,10965</text:p>
          </table:table-cell>
          <table:table-cell office:value-type="float" office:value="2.06271">
            <text:p>2,06271</text:p>
          </table:table-cell>
          <table:table-cell office:value-type="float" office:value="0.539578">
            <text:p>0,539578</text:p>
          </table:table-cell>
          <table:table-cell office:value-type="float" office:value="2.60229">
            <text:p>2,60229</text:p>
          </table:table-cell>
          <table:table-cell office:value-type="float" office:value="0.904379">
            <text:p>0,904379</text:p>
          </table:table-cell>
          <table:table-cell office:value-type="float" office:value="0.550721">
            <text:p>0,550721</text:p>
          </table:table-cell>
          <table:table-cell office:value-type="float" office:value="1.4551">
            <text:p>1,4551</text:p>
          </table:table-cell>
          <table:table-cell office:value-type="float" office:value="0.748958">
            <text:p>0,748958</text:p>
          </table:table-cell>
          <table:table-cell office:value-type="float" office:value="0.415827">
            <text:p>0,415827</text:p>
          </table:table-cell>
          <table:table-cell office:value-type="float" office:value="1.16478">
            <text:p>1,16478</text:p>
          </table:table-cell>
          <table:table-cell office:value-type="float" office:value="3.26005">
            <text:p>3,26005</text:p>
          </table:table-cell>
          <table:table-cell office:value-type="float" office:value="0.796171">
            <text:p>0,796171</text:p>
          </table:table-cell>
          <table:table-cell office:value-type="float" office:value="4.05622">
            <text:p>4,05622</text:p>
          </table:table-cell>
        </table:table-row>
        <table:table-row table:style-name="ro1">
          <table:table-cell office:value-type="float" office:value="2.92985">
            <text:p>2,92985</text:p>
          </table:table-cell>
          <table:table-cell office:value-type="float" office:value="0.74104">
            <text:p>0,74104</text:p>
          </table:table-cell>
          <table:table-cell office:value-type="float" office:value="3.67089">
            <text:p>3,67089</text:p>
          </table:table-cell>
          <table:table-cell office:value-type="float" office:value="0.482981">
            <text:p>0,482981</text:p>
          </table:table-cell>
          <table:table-cell office:value-type="float" office:value="0.269789">
            <text:p>0,269789</text:p>
          </table:table-cell>
          <table:table-cell office:value-type="float" office:value="0.75277">
            <text:p>0,75277</text:p>
          </table:table-cell>
          <table:table-cell office:value-type="float" office:value="3.12075">
            <text:p>3,12075</text:p>
          </table:table-cell>
          <table:table-cell office:value-type="float" office:value="0.664795">
            <text:p>0,664795</text:p>
          </table:table-cell>
          <table:table-cell office:value-type="float" office:value="3.78555">
            <text:p>3,78555</text:p>
          </table:table-cell>
          <table:table-cell office:value-type="float" office:value="1.77416">
            <text:p>1,77416</text:p>
          </table:table-cell>
          <table:table-cell office:value-type="float" office:value="0.412308">
            <text:p>0,412308</text:p>
          </table:table-cell>
          <table:table-cell office:value-type="float" office:value="2.18646">
            <text:p>2,18646</text:p>
          </table:table-cell>
          <table:table-cell office:value-type="float" office:value="0.678578">
            <text:p>0,678578</text:p>
          </table:table-cell>
          <table:table-cell office:value-type="float" office:value="0.35747">
            <text:p>0,35747</text:p>
          </table:table-cell>
          <table:table-cell office:value-type="float" office:value="1.03605">
            <text:p>1,03605</text:p>
          </table:table-cell>
          <table:table-cell office:value-type="float" office:value="2.09321">
            <text:p>2,09321</text:p>
          </table:table-cell>
          <table:table-cell office:value-type="float" office:value="0.548669">
            <text:p>0,548669</text:p>
          </table:table-cell>
          <table:table-cell office:value-type="float" office:value="2.64188">
            <text:p>2,64188</text:p>
          </table:table-cell>
          <table:table-cell office:value-type="float" office:value="0.911124">
            <text:p>0,911124</text:p>
          </table:table-cell>
          <table:table-cell office:value-type="float" office:value="0.568903">
            <text:p>0,568903</text:p>
          </table:table-cell>
          <table:table-cell office:value-type="float" office:value="1.48003">
            <text:p>1,48003</text:p>
          </table:table-cell>
          <table:table-cell office:value-type="float" office:value="0.826082">
            <text:p>0,826082</text:p>
          </table:table-cell>
          <table:table-cell office:value-type="float" office:value="0.389434">
            <text:p>0,389434</text:p>
          </table:table-cell>
          <table:table-cell office:value-type="float" office:value="1.21552">
            <text:p>1,21552</text:p>
          </table:table-cell>
          <table:table-cell office:value-type="float" office:value="3.26181">
            <text:p>3,26181</text:p>
          </table:table-cell>
          <table:table-cell office:value-type="float" office:value="0.765673">
            <text:p>0,765673</text:p>
          </table:table-cell>
          <table:table-cell office:value-type="float" office:value="4.02748">
            <text:p>4,02748</text:p>
          </table:table-cell>
        </table:table-row>
        <table:table-row table:style-name="ro1">
          <table:table-cell office:value-type="float" office:value="2.93601">
            <text:p>2,93601</text:p>
          </table:table-cell>
          <table:table-cell office:value-type="float" office:value="0.762154">
            <text:p>0,762154</text:p>
          </table:table-cell>
          <table:table-cell office:value-type="float" office:value="3.69816">
            <text:p>3,69816</text:p>
          </table:table-cell>
          <table:table-cell office:value-type="float" office:value="0.473304">
            <text:p>0,473304</text:p>
          </table:table-cell>
          <table:table-cell office:value-type="float" office:value="0.266856">
            <text:p>0,266856</text:p>
          </table:table-cell>
          <table:table-cell office:value-type="float" office:value="0.74016">
            <text:p>0,74016</text:p>
          </table:table-cell>
          <table:table-cell office:value-type="float" office:value="3.13835">
            <text:p>3,13835</text:p>
          </table:table-cell>
          <table:table-cell office:value-type="float" office:value="0.667434">
            <text:p>0,667434</text:p>
          </table:table-cell>
          <table:table-cell office:value-type="float" office:value="3.80578">
            <text:p>3,80578</text:p>
          </table:table-cell>
          <table:table-cell office:value-type="float" office:value="1.79937">
            <text:p>1,79937</text:p>
          </table:table-cell>
          <table:table-cell office:value-type="float" office:value="0.395886">
            <text:p>0,395886</text:p>
          </table:table-cell>
          <table:table-cell office:value-type="float" office:value="2.19526">
            <text:p>2,19526</text:p>
          </table:table-cell>
          <table:table-cell office:value-type="float" office:value="0.7167">
            <text:p>0,7167</text:p>
          </table:table-cell>
          <table:table-cell office:value-type="float" office:value="0.377411">
            <text:p>0,377411</text:p>
          </table:table-cell>
          <table:table-cell office:value-type="float" office:value="1.09411">
            <text:p>1,09411</text:p>
          </table:table-cell>
          <table:table-cell office:value-type="float" office:value="5.26792">
            <text:p>5,26792</text:p>
          </table:table-cell>
          <table:table-cell office:value-type="float" office:value="1.36801">
            <text:p>1,36801</text:p>
          </table:table-cell>
          <table:table-cell office:value-type="float" office:value="6.63593">
            <text:p>6,63593</text:p>
          </table:table-cell>
          <table:table-cell office:value-type="float" office:value="0.893529">
            <text:p>0,893529</text:p>
          </table:table-cell>
          <table:table-cell office:value-type="float" office:value="0.878574">
            <text:p>0,878574</text:p>
          </table:table-cell>
          <table:table-cell office:value-type="float" office:value="1.7721">
            <text:p>1,7721</text:p>
          </table:table-cell>
          <table:table-cell office:value-type="float" office:value="0.717873">
            <text:p>0,717873</text:p>
          </table:table-cell>
          <table:table-cell office:value-type="float" office:value="0.40439">
            <text:p>0,40439</text:p>
          </table:table-cell>
          <table:table-cell office:value-type="float" office:value="1.12226">
            <text:p>1,12226</text:p>
          </table:table-cell>
          <table:table-cell office:value-type="float" office:value="3.0882">
            <text:p>3,0882</text:p>
          </table:table-cell>
          <table:table-cell office:value-type="float" office:value="0.906432">
            <text:p>0,906432</text:p>
          </table:table-cell>
          <table:table-cell office:value-type="float" office:value="3.99464">
            <text:p>3,99464</text:p>
          </table:table-cell>
        </table:table-row>
        <table:table-row table:style-name="ro1">
          <table:table-cell office:value-type="float" office:value="2.85185">
            <text:p>2,85185</text:p>
          </table:table-cell>
          <table:table-cell office:value-type="float" office:value="0.794704">
            <text:p>0,794704</text:p>
          </table:table-cell>
          <table:table-cell office:value-type="float" office:value="3.64655">
            <text:p>3,64655</text:p>
          </table:table-cell>
          <table:table-cell office:value-type="float" office:value="0.806141">
            <text:p>0,806141</text:p>
          </table:table-cell>
          <table:table-cell office:value-type="float" office:value="0.347207">
            <text:p>0,347207</text:p>
          </table:table-cell>
          <table:table-cell office:value-type="float" office:value="1.15335">
            <text:p>1,15335</text:p>
          </table:table-cell>
          <table:table-cell office:value-type="float" office:value="4.54242">
            <text:p>4,54242</text:p>
          </table:table-cell>
          <table:table-cell office:value-type="float" office:value="1.65099">
            <text:p>1,65099</text:p>
          </table:table-cell>
          <table:table-cell office:value-type="float" office:value="6.19342">
            <text:p>6,19342</text:p>
          </table:table-cell>
          <table:table-cell office:value-type="float" office:value="4.52864">
            <text:p>4,52864</text:p>
          </table:table-cell>
          <table:table-cell office:value-type="float" office:value="0.855407">
            <text:p>0,855407</text:p>
          </table:table-cell>
          <table:table-cell office:value-type="float" office:value="5.38405">
            <text:p>5,38405</text:p>
          </table:table-cell>
          <table:table-cell office:value-type="float" office:value="0.703211">
            <text:p>0,703211</text:p>
          </table:table-cell>
          <table:table-cell office:value-type="float" office:value="0.350432">
            <text:p>0,350432</text:p>
          </table:table-cell>
          <table:table-cell office:value-type="float" office:value="1.05364">
            <text:p>1,05364</text:p>
          </table:table-cell>
          <table:table-cell office:value-type="float" office:value="3.79992">
            <text:p>3,79992</text:p>
          </table:table-cell>
          <table:table-cell office:value-type="float" office:value="1.06684">
            <text:p>1,06684</text:p>
          </table:table-cell>
          <table:table-cell office:value-type="float" office:value="4.86676">
            <text:p>4,86676</text:p>
          </table:table-cell>
          <table:table-cell office:value-type="float" office:value="0.921681">
            <text:p>0,921681</text:p>
          </table:table-cell>
          <table:table-cell office:value-type="float" office:value="0.56773">
            <text:p>0,56773</text:p>
          </table:table-cell>
          <table:table-cell office:value-type="float" office:value="1.48941">
            <text:p>1,48941</text:p>
          </table:table-cell>
          <table:table-cell office:value-type="float" office:value="0.743972">
            <text:p>0,743972</text:p>
          </table:table-cell>
          <table:table-cell office:value-type="float" office:value="0.407909">
            <text:p>0,407909</text:p>
          </table:table-cell>
          <table:table-cell office:value-type="float" office:value="1.15188">
            <text:p>1,15188</text:p>
          </table:table-cell>
          <table:table-cell office:value-type="float" office:value="4.00637">
            <text:p>4,00637</text:p>
          </table:table-cell>
          <table:table-cell office:value-type="float" office:value="0.916403">
            <text:p>0,916403</text:p>
          </table:table-cell>
          <table:table-cell office:value-type="float" office:value="4.92277">
            <text:p>4,92277</text:p>
          </table:table-cell>
        </table:table-row>
        <table:table-row table:style-name="ro1">
          <table:table-cell office:value-type="float" office:value="3.3272">
            <text:p>3,3272</text:p>
          </table:table-cell>
          <table:table-cell office:value-type="float" office:value="0.792652">
            <text:p>0,792652</text:p>
          </table:table-cell>
          <table:table-cell office:value-type="float" office:value="4.11985">
            <text:p>4,11985</text:p>
          </table:table-cell>
          <table:table-cell office:value-type="float" office:value="0.70409">
            <text:p>0,70409</text:p>
          </table:table-cell>
          <table:table-cell office:value-type="float" office:value="0.280346">
            <text:p>0,280346</text:p>
          </table:table-cell>
          <table:table-cell office:value-type="float" office:value="0.984436">
            <text:p>0,984436</text:p>
          </table:table-cell>
          <table:table-cell office:value-type="float" office:value="3.2882">
            <text:p>3,2882</text:p>
          </table:table-cell>
          <table:table-cell office:value-type="float" office:value="0.693534">
            <text:p>0,693534</text:p>
          </table:table-cell>
          <table:table-cell office:value-type="float" office:value="3.98173">
            <text:p>3,98173</text:p>
          </table:table-cell>
          <table:table-cell office:value-type="float" office:value="1.79527">
            <text:p>1,79527</text:p>
          </table:table-cell>
          <table:table-cell office:value-type="float" office:value="0.436061">
            <text:p>0,436061</text:p>
          </table:table-cell>
          <table:table-cell office:value-type="float" office:value="2.23133">
            <text:p>2,23133</text:p>
          </table:table-cell>
          <table:table-cell office:value-type="float" office:value="0.796757">
            <text:p>0,796757</text:p>
          </table:table-cell>
          <table:table-cell office:value-type="float" office:value="0.346913">
            <text:p>0,346913</text:p>
          </table:table-cell>
          <table:table-cell office:value-type="float" office:value="1.14367">
            <text:p>1,14367</text:p>
          </table:table-cell>
          <table:table-cell office:value-type="float" office:value="2.08617">
            <text:p>2,08617</text:p>
          </table:table-cell>
          <table:table-cell office:value-type="float" office:value="0.604386">
            <text:p>0,604386</text:p>
          </table:table-cell>
          <table:table-cell office:value-type="float" office:value="2.69056">
            <text:p>2,69056</text:p>
          </table:table-cell>
          <table:table-cell office:value-type="float" office:value="0.880333">
            <text:p>0,880333</text:p>
          </table:table-cell>
          <table:table-cell office:value-type="float" office:value="0.592949">
            <text:p>0,592949</text:p>
          </table:table-cell>
          <table:table-cell office:value-type="float" office:value="1.47328">
            <text:p>1,47328</text:p>
          </table:table-cell>
          <table:table-cell office:value-type="float" office:value="0.747491">
            <text:p>0,747491</text:p>
          </table:table-cell>
          <table:table-cell office:value-type="float" office:value="0.40527">
            <text:p>0,40527</text:p>
          </table:table-cell>
          <table:table-cell office:value-type="float" office:value="1.15276">
            <text:p>1,15276</text:p>
          </table:table-cell>
          <table:table-cell office:value-type="float" office:value="3.26386">
            <text:p>3,26386</text:p>
          </table:table-cell>
          <table:table-cell office:value-type="float" office:value="0.857753">
            <text:p>0,857753</text:p>
          </table:table-cell>
          <table:table-cell office:value-type="float" office:value="4.12161">
            <text:p>4,12161</text:p>
          </table:table-cell>
        </table:table-row>
        <table:table-row table:style-name="ro1">
          <table:table-cell office:value-type="float" office:value="2.98762">
            <text:p>2,98762</text:p>
          </table:table-cell>
          <table:table-cell office:value-type="float" office:value="0.821683">
            <text:p>0,821683</text:p>
          </table:table-cell>
          <table:table-cell office:value-type="float" office:value="3.8093">
            <text:p>3,8093</text:p>
          </table:table-cell>
          <table:table-cell office:value-type="float" office:value="0.456295">
            <text:p>0,456295</text:p>
          </table:table-cell>
          <table:table-cell office:value-type="float" office:value="0.266856">
            <text:p>0,266856</text:p>
          </table:table-cell>
          <table:table-cell office:value-type="float" office:value="0.723152">
            <text:p>0,723152</text:p>
          </table:table-cell>
          <table:table-cell office:value-type="float" office:value="3.18028">
            <text:p>3,18028</text:p>
          </table:table-cell>
          <table:table-cell office:value-type="float" office:value="0.693827">
            <text:p>0,693827</text:p>
          </table:table-cell>
          <table:table-cell office:value-type="float" office:value="3.87411">
            <text:p>3,87411</text:p>
          </table:table-cell>
          <table:table-cell office:value-type="float" office:value="1.76301">
            <text:p>1,76301</text:p>
          </table:table-cell>
          <table:table-cell office:value-type="float" office:value="0.545443">
            <text:p>0,545443</text:p>
          </table:table-cell>
          <table:table-cell office:value-type="float" office:value="2.30845">
            <text:p>2,30845</text:p>
          </table:table-cell>
          <table:table-cell office:value-type="float" office:value="0.703797">
            <text:p>0,703797</text:p>
          </table:table-cell>
          <table:table-cell office:value-type="float" office:value="0.329905">
            <text:p>0,329905</text:p>
          </table:table-cell>
          <table:table-cell office:value-type="float" office:value="1.0337">
            <text:p>1,0337</text:p>
          </table:table-cell>
          <table:table-cell office:value-type="float" office:value="2.09145">
            <text:p>2,09145</text:p>
          </table:table-cell>
          <table:table-cell office:value-type="float" office:value="0.562158">
            <text:p>0,562158</text:p>
          </table:table-cell>
          <table:table-cell office:value-type="float" office:value="2.65361">
            <text:p>2,65361</text:p>
          </table:table-cell>
          <table:table-cell office:value-type="float" office:value="0.887958">
            <text:p>0,887958</text:p>
          </table:table-cell>
          <table:table-cell office:value-type="float" office:value="0.560399">
            <text:p>0,560399</text:p>
          </table:table-cell>
          <table:table-cell office:value-type="float" office:value="1.44836">
            <text:p>1,44836</text:p>
          </table:table-cell>
          <table:table-cell office:value-type="float" office:value="0.717873">
            <text:p>0,717873</text:p>
          </table:table-cell>
          <table:table-cell office:value-type="float" office:value="0.415534">
            <text:p>0,415534</text:p>
          </table:table-cell>
          <table:table-cell office:value-type="float" office:value="1.13341">
            <text:p>1,13341</text:p>
          </table:table-cell>
          <table:table-cell office:value-type="float" office:value="3.17413">
            <text:p>3,17413</text:p>
          </table:table-cell>
          <table:table-cell office:value-type="float" office:value="0.810247">
            <text:p>0,810247</text:p>
          </table:table-cell>
          <table:table-cell office:value-type="float" office:value="3.98437">
            <text:p>3,98437</text:p>
          </table:table-cell>
        </table:table-row>
        <table:table-row table:style-name="ro1">
          <table:table-cell office:value-type="float" office:value="3.21811">
            <text:p>3,21811</text:p>
          </table:table-cell>
          <table:table-cell office:value-type="float" office:value="1.06977">
            <text:p>1,06977</text:p>
          </table:table-cell>
          <table:table-cell office:value-type="float" office:value="4.28788">
            <text:p>4,28788</text:p>
          </table:table-cell>
          <table:table-cell office:value-type="float" office:value="0.928426">
            <text:p>0,928426</text:p>
          </table:table-cell>
          <table:table-cell office:value-type="float" office:value="0.709662">
            <text:p>0,709662</text:p>
          </table:table-cell>
          <table:table-cell office:value-type="float" office:value="1.63809">
            <text:p>1,63809</text:p>
          </table:table-cell>
          <table:table-cell office:value-type="float" office:value="3.17031">
            <text:p>3,17031</text:p>
          </table:table-cell>
          <table:table-cell office:value-type="float" office:value="0.691774">
            <text:p>0,691774</text:p>
          </table:table-cell>
          <table:table-cell office:value-type="float" office:value="3.86209">
            <text:p>3,86209</text:p>
          </table:table-cell>
          <table:table-cell office:value-type="float" office:value="2.16359">
            <text:p>2,16359</text:p>
          </table:table-cell>
          <table:table-cell office:value-type="float" office:value="0.786787">
            <text:p>0,786787</text:p>
          </table:table-cell>
          <table:table-cell office:value-type="float" office:value="2.95038">
            <text:p>2,95038</text:p>
          </table:table-cell>
          <table:table-cell office:value-type="float" office:value="0.699985">
            <text:p>0,699985</text:p>
          </table:table-cell>
          <table:table-cell office:value-type="float" office:value="0.326093">
            <text:p>0,326093</text:p>
          </table:table-cell>
          <table:table-cell office:value-type="float" office:value="1.02608">
            <text:p>1,02608</text:p>
          </table:table-cell>
          <table:table-cell office:value-type="float" office:value="2.08852">
            <text:p>2,08852</text:p>
          </table:table-cell>
          <table:table-cell office:value-type="float" office:value="0.557759">
            <text:p>0,557759</text:p>
          </table:table-cell>
          <table:table-cell office:value-type="float" office:value="2.64628">
            <text:p>2,64628</text:p>
          </table:table-cell>
          <table:table-cell office:value-type="float" office:value="0.885612">
            <text:p>0,885612</text:p>
          </table:table-cell>
          <table:table-cell office:value-type="float" office:value="0.582685">
            <text:p>0,582685</text:p>
          </table:table-cell>
          <table:table-cell office:value-type="float" office:value="1.4683">
            <text:p>1,4683</text:p>
          </table:table-cell>
          <table:table-cell office:value-type="float" office:value="1.42402">
            <text:p>1,42402</text:p>
          </table:table-cell>
          <table:table-cell office:value-type="float" office:value="0.952766">
            <text:p>0,952766</text:p>
          </table:table-cell>
          <table:table-cell office:value-type="float" office:value="2.37678">
            <text:p>2,37678</text:p>
          </table:table-cell>
          <table:table-cell office:value-type="float" office:value="6.17172">
            <text:p>6,17172</text:p>
          </table:table-cell>
          <table:table-cell office:value-type="float" office:value="0.835466">
            <text:p>0,835466</text:p>
          </table:table-cell>
          <table:table-cell office:value-type="float" office:value="7.00718">
            <text:p>7,00718</text:p>
          </table:table-cell>
        </table:table-row>
        <table:table-row table:style-name="ro1">
          <table:table-cell office:value-type="float" office:value="6.57992">
            <text:p>6,57992</text:p>
          </table:table-cell>
          <table:table-cell office:value-type="float" office:value="1.38824">
            <text:p>1,38824</text:p>
          </table:table-cell>
          <table:table-cell office:value-type="float" office:value="7.96816">
            <text:p>7,96816</text:p>
          </table:table-cell>
          <table:table-cell office:value-type="float" office:value="0.482394">
            <text:p>0,482394</text:p>
          </table:table-cell>
          <table:table-cell office:value-type="float" office:value="0.370667">
            <text:p>0,370667</text:p>
          </table:table-cell>
          <table:table-cell office:value-type="float" office:value="0.853061">
            <text:p>0,853061</text:p>
          </table:table-cell>
          <table:table-cell office:value-type="float" office:value="4.47117">
            <text:p>4,47117</text:p>
          </table:table-cell>
          <table:table-cell office:value-type="float" office:value="0.734882">
            <text:p>0,734882</text:p>
          </table:table-cell>
          <table:table-cell office:value-type="float" office:value="5.20605">
            <text:p>5,20605</text:p>
          </table:table-cell>
          <table:table-cell office:value-type="float" office:value="1.81316">
            <text:p>1,81316</text:p>
          </table:table-cell>
          <table:table-cell office:value-type="float" office:value="0.400285">
            <text:p>0,400285</text:p>
          </table:table-cell>
          <table:table-cell office:value-type="float" office:value="2.21344">
            <text:p>2,21344</text:p>
          </table:table-cell>
          <table:table-cell office:value-type="float" office:value="0.700865">
            <text:p>0,700865</text:p>
          </table:table-cell>
          <table:table-cell office:value-type="float" office:value="0.348673">
            <text:p>0,348673</text:p>
          </table:table-cell>
          <table:table-cell office:value-type="float" office:value="1.04954">
            <text:p>1,04954</text:p>
          </table:table-cell>
          <table:table-cell office:value-type="float" office:value="2.35186">
            <text:p>2,35186</text:p>
          </table:table-cell>
          <table:table-cell office:value-type="float" office:value="0.578873">
            <text:p>0,578873</text:p>
          </table:table-cell>
          <table:table-cell office:value-type="float" office:value="2.93073">
            <text:p>2,93073</text:p>
          </table:table-cell>
          <table:table-cell office:value-type="float" office:value="0.894116">
            <text:p>0,894116</text:p>
          </table:table-cell>
          <table:table-cell office:value-type="float" office:value="0.60292">
            <text:p>0,60292</text:p>
          </table:table-cell>
          <table:table-cell office:value-type="float" office:value="1.49704">
            <text:p>1,49704</text:p>
          </table:table-cell>
          <table:table-cell office:value-type="float" office:value="1.53428">
            <text:p>1,53428</text:p>
          </table:table-cell>
          <table:table-cell office:value-type="float" office:value="0.897341">
            <text:p>0,897341</text:p>
          </table:table-cell>
          <table:table-cell office:value-type="float" office:value="2.43162">
            <text:p>2,43162</text:p>
          </table:table-cell>
          <table:table-cell office:value-type="float" office:value="5.37672">
            <text:p>5,37672</text:p>
          </table:table-cell>
          <table:table-cell office:value-type="float" office:value="1.99028">
            <text:p>1,99028</text:p>
          </table:table-cell>
          <table:table-cell office:value-type="float" office:value="7.367">
            <text:p>7,367</text:p>
          </table:table-cell>
        </table:table-row>
        <table:table-row table:style-name="ro1">
          <table:table-cell office:value-type="float" office:value="3.09495">
            <text:p>3,09495</text:p>
          </table:table-cell>
          <table:table-cell office:value-type="float" office:value="0.808194">
            <text:p>0,808194</text:p>
          </table:table-cell>
          <table:table-cell office:value-type="float" office:value="3.90314">
            <text:p>3,90314</text:p>
          </table:table-cell>
          <table:table-cell office:value-type="float" office:value="0.468318">
            <text:p>0,468318</text:p>
          </table:table-cell>
          <table:table-cell office:value-type="float" office:value="0.278">
            <text:p>0,278</text:p>
          </table:table-cell>
          <table:table-cell office:value-type="float" office:value="0.746318">
            <text:p>0,746318</text:p>
          </table:table-cell>
          <table:table-cell office:value-type="float" office:value="3.18586">
            <text:p>3,18586</text:p>
          </table:table-cell>
          <table:table-cell office:value-type="float" office:value="0.736055">
            <text:p>0,736055</text:p>
          </table:table-cell>
          <table:table-cell office:value-type="float" office:value="3.92191">
            <text:p>3,92191</text:p>
          </table:table-cell>
          <table:table-cell office:value-type="float" office:value="1.78559">
            <text:p>1,78559</text:p>
          </table:table-cell>
          <table:table-cell office:value-type="float" office:value="0.415534">
            <text:p>0,415534</text:p>
          </table:table-cell>
          <table:table-cell office:value-type="float" office:value="2.20113">
            <text:p>2,20113</text:p>
          </table:table-cell>
          <table:table-cell office:value-type="float" office:value="0.707023">
            <text:p>0,707023</text:p>
          </table:table-cell>
          <table:table-cell office:value-type="float" office:value="0.3475">
            <text:p>0,3475</text:p>
          </table:table-cell>
          <table:table-cell office:value-type="float" office:value="1.05452">
            <text:p>1,05452</text:p>
          </table:table-cell>
          <table:table-cell office:value-type="float" office:value="3.07295">
            <text:p>3,07295</text:p>
          </table:table-cell>
          <table:table-cell office:value-type="float" office:value="0.608491">
            <text:p>0,608491</text:p>
          </table:table-cell>
          <table:table-cell office:value-type="float" office:value="3.68145">
            <text:p>3,68145</text:p>
          </table:table-cell>
          <table:table-cell office:value-type="float" office:value="2.15215">
            <text:p>2,15215</text:p>
          </table:table-cell>
          <table:table-cell office:value-type="float" office:value="1.38472">
            <text:p>1,38472</text:p>
          </table:table-cell>
          <table:table-cell office:value-type="float" office:value="3.53687">
            <text:p>3,53687</text:p>
          </table:table-cell>
          <table:table-cell office:value-type="float" office:value="1.73486">
            <text:p>1,73486</text:p>
          </table:table-cell>
          <table:table-cell office:value-type="float" office:value="0.94866">
            <text:p>0,94866</text:p>
          </table:table-cell>
          <table:table-cell office:value-type="float" office:value="2.68352">
            <text:p>2,68352</text:p>
          </table:table-cell>
          <table:table-cell office:value-type="float" office:value="7.51274">
            <text:p>7,51274</text:p>
          </table:table-cell>
          <table:table-cell office:value-type="float" office:value="0.803209">
            <text:p>0,803209</text:p>
          </table:table-cell>
          <table:table-cell office:value-type="float" office:value="8.31595">
            <text:p>8,31595</text:p>
          </table:table-cell>
        </table:table-row>
        <table:table-row table:style-name="ro1">
          <table:table-cell office:value-type="float" office:value="2.9797">
            <text:p>2,9797</text:p>
          </table:table-cell>
          <table:table-cell office:value-type="float" office:value="0.814352">
            <text:p>0,814352</text:p>
          </table:table-cell>
          <table:table-cell office:value-type="float" office:value="3.79405">
            <text:p>3,79405</text:p>
          </table:table-cell>
          <table:table-cell office:value-type="float" office:value="0.477996">
            <text:p>0,477996</text:p>
          </table:table-cell>
          <table:table-cell office:value-type="float" office:value="0.283865">
            <text:p>0,283865</text:p>
          </table:table-cell>
          <table:table-cell office:value-type="float" office:value="0.761861">
            <text:p>0,761861</text:p>
          </table:table-cell>
          <table:table-cell office:value-type="float" office:value="3.21166">
            <text:p>3,21166</text:p>
          </table:table-cell>
          <table:table-cell office:value-type="float" office:value="0.713181">
            <text:p>0,713181</text:p>
          </table:table-cell>
          <table:table-cell office:value-type="float" office:value="3.92484">
            <text:p>3,92484</text:p>
          </table:table-cell>
          <table:table-cell office:value-type="float" office:value="1.82166">
            <text:p>1,82166</text:p>
          </table:table-cell>
          <table:table-cell office:value-type="float" office:value="0.494418">
            <text:p>0,494418</text:p>
          </table:table-cell>
          <table:table-cell office:value-type="float" office:value="2.31608">
            <text:p>2,31608</text:p>
          </table:table-cell>
          <table:table-cell office:value-type="float" office:value="0.687669">
            <text:p>0,687669</text:p>
          </table:table-cell>
          <table:table-cell office:value-type="float" office:value="0.342515">
            <text:p>0,342515</text:p>
          </table:table-cell>
          <table:table-cell office:value-type="float" office:value="1.03018">
            <text:p>1,03018</text:p>
          </table:table-cell>
          <table:table-cell office:value-type="float" office:value="2.01814">
            <text:p>2,01814</text:p>
          </table:table-cell>
          <table:table-cell office:value-type="float" office:value="0.56773">
            <text:p>0,56773</text:p>
          </table:table-cell>
          <table:table-cell office:value-type="float" office:value="2.58587">
            <text:p>2,58587</text:p>
          </table:table-cell>
          <table:table-cell office:value-type="float" office:value="0.952472">
            <text:p>0,952472</text:p>
          </table:table-cell>
          <table:table-cell office:value-type="float" office:value="0.604093">
            <text:p>0,604093</text:p>
          </table:table-cell>
          <table:table-cell office:value-type="float" office:value="1.55656">
            <text:p>1,55656</text:p>
          </table:table-cell>
          <table:table-cell office:value-type="float" office:value="0.774763">
            <text:p>0,774763</text:p>
          </table:table-cell>
          <table:table-cell office:value-type="float" office:value="0.402337">
            <text:p>0,402337</text:p>
          </table:table-cell>
          <table:table-cell office:value-type="float" office:value="1.1771">
            <text:p>1,1771</text:p>
          </table:table-cell>
          <table:table-cell office:value-type="float" office:value="3.29201">
            <text:p>3,29201</text:p>
          </table:table-cell>
          <table:table-cell office:value-type="float" office:value="0.885025">
            <text:p>0,885025</text:p>
          </table:table-cell>
          <table:table-cell office:value-type="float" office:value="4.17704">
            <text:p>4,17704</text:p>
          </table:table-cell>
        </table:table-row>
        <table:table-row table:style-name="ro1">
          <table:table-cell office:value-type="float" office:value="2.99202">
            <text:p>2,99202</text:p>
          </table:table-cell>
          <table:table-cell office:value-type="float" office:value="0.809367">
            <text:p>0,809367</text:p>
          </table:table-cell>
          <table:table-cell office:value-type="float" office:value="3.80138">
            <text:p>3,80138</text:p>
          </table:table-cell>
          <table:table-cell office:value-type="float" office:value="0.470664">
            <text:p>0,470664</text:p>
          </table:table-cell>
          <table:table-cell office:value-type="float" office:value="0.315829">
            <text:p>0,315829</text:p>
          </table:table-cell>
          <table:table-cell office:value-type="float" office:value="0.786493">
            <text:p>0,786493</text:p>
          </table:table-cell>
          <table:table-cell office:value-type="float" office:value="3.12369">
            <text:p>3,12369</text:p>
          </table:table-cell>
          <table:table-cell office:value-type="float" office:value="0.667728">
            <text:p>0,667728</text:p>
          </table:table-cell>
          <table:table-cell office:value-type="float" office:value="3.79141">
            <text:p>3,79141</text:p>
          </table:table-cell>
          <table:table-cell office:value-type="float" office:value="1.77797">
            <text:p>1,77797</text:p>
          </table:table-cell>
          <table:table-cell office:value-type="float" office:value="0.441633">
            <text:p>0,441633</text:p>
          </table:table-cell>
          <table:table-cell office:value-type="float" office:value="2.2196">
            <text:p>2,2196</text:p>
          </table:table-cell>
          <table:table-cell office:value-type="float" office:value="1.81404">
            <text:p>1,81404</text:p>
          </table:table-cell>
          <table:table-cell office:value-type="float" office:value="0.378878">
            <text:p>0,378878</text:p>
          </table:table-cell>
          <table:table-cell office:value-type="float" office:value="2.19291">
            <text:p>2,19291</text:p>
          </table:table-cell>
          <table:table-cell office:value-type="float" office:value="2.61285">
            <text:p>2,61285</text:p>
          </table:table-cell>
          <table:table-cell office:value-type="float" office:value="0.562158">
            <text:p>0,562158</text:p>
          </table:table-cell>
          <table:table-cell office:value-type="float" office:value="3.17501">
            <text:p>3,17501</text:p>
          </table:table-cell>
          <table:table-cell office:value-type="float" office:value="0.920508">
            <text:p>0,920508</text:p>
          </table:table-cell>
          <table:table-cell office:value-type="float" office:value="0.76362">
            <text:p>0,76362</text:p>
          </table:table-cell>
          <table:table-cell office:value-type="float" office:value="1.68413">
            <text:p>1,68413</text:p>
          </table:table-cell>
          <table:table-cell office:value-type="float" office:value="1.3073">
            <text:p>1,3073</text:p>
          </table:table-cell>
          <table:table-cell office:value-type="float" office:value="0.600867">
            <text:p>0,600867</text:p>
          </table:table-cell>
          <table:table-cell office:value-type="float" office:value="1.90817">
            <text:p>1,90817</text:p>
          </table:table-cell>
          <table:table-cell office:value-type="float" office:value="3.86883">
            <text:p>3,86883</text:p>
          </table:table-cell>
          <table:table-cell office:value-type="float" office:value="0.872122">
            <text:p>0,872122</text:p>
          </table:table-cell>
          <table:table-cell office:value-type="float" office:value="4.74095">
            <text:p>4,74095</text:p>
          </table:table-cell>
        </table:table-row>
        <table:table-row table:style-name="ro1">
          <table:table-cell office:value-type="float" office:value="2.98821">
            <text:p>2,98821</text:p>
          </table:table-cell>
          <table:table-cell office:value-type="float" office:value="0.790599">
            <text:p>0,790599</text:p>
          </table:table-cell>
          <table:table-cell office:value-type="float" office:value="3.7788">
            <text:p>3,7788</text:p>
          </table:table-cell>
          <table:table-cell office:value-type="float" office:value="0.465386">
            <text:p>0,465386</text:p>
          </table:table-cell>
          <table:table-cell office:value-type="float" office:value="0.550428">
            <text:p>0,550428</text:p>
          </table:table-cell>
          <table:table-cell office:value-type="float" office:value="1.01581">
            <text:p>1,01581</text:p>
          </table:table-cell>
          <table:table-cell office:value-type="float" office:value="3.15624">
            <text:p>3,15624</text:p>
          </table:table-cell>
          <table:table-cell office:value-type="float" office:value="0.695293">
            <text:p>0,695293</text:p>
          </table:table-cell>
          <table:table-cell office:value-type="float" office:value="3.85153">
            <text:p>3,85153</text:p>
          </table:table-cell>
          <table:table-cell office:value-type="float" office:value="3.63834">
            <text:p>3,63834</text:p>
          </table:table-cell>
          <table:table-cell office:value-type="float" office:value="1.02461">
            <text:p>1,02461</text:p>
          </table:table-cell>
          <table:table-cell office:value-type="float" office:value="4.66295">
            <text:p>4,66295</text:p>
          </table:table-cell>
          <table:table-cell office:value-type="float" office:value="0.71758">
            <text:p>0,71758</text:p>
          </table:table-cell>
          <table:table-cell office:value-type="float" office:value="0.324333">
            <text:p>0,324333</text:p>
          </table:table-cell>
          <table:table-cell office:value-type="float" office:value="1.04191">
            <text:p>1,04191</text:p>
          </table:table-cell>
          <table:table-cell office:value-type="float" office:value="2.05538">
            <text:p>2,05538</text:p>
          </table:table-cell>
          <table:table-cell office:value-type="float" office:value="0.533126">
            <text:p>0,533126</text:p>
          </table:table-cell>
          <table:table-cell office:value-type="float" office:value="2.58851">
            <text:p>2,58851</text:p>
          </table:table-cell>
          <table:table-cell office:value-type="float" office:value="0.89265">
            <text:p>0,89265</text:p>
          </table:table-cell>
          <table:table-cell office:value-type="float" office:value="0.592656">
            <text:p>0,592656</text:p>
          </table:table-cell>
          <table:table-cell office:value-type="float" office:value="1.48531">
            <text:p>1,48531</text:p>
          </table:table-cell>
          <table:table-cell office:value-type="float" office:value="0.79969">
            <text:p>0,79969</text:p>
          </table:table-cell>
          <table:table-cell office:value-type="float" office:value="0.414361">
            <text:p>0,414361</text:p>
          </table:table-cell>
          <table:table-cell office:value-type="float" office:value="1.21405">
            <text:p>1,21405</text:p>
          </table:table-cell>
          <table:table-cell office:value-type="float" office:value="3.16943">
            <text:p>3,16943</text:p>
          </table:table-cell>
          <table:table-cell office:value-type="float" office:value="0.790892">
            <text:p>0,790892</text:p>
          </table:table-cell>
          <table:table-cell office:value-type="float" office:value="3.96033">
            <text:p>3,96033</text:p>
          </table:table-cell>
        </table:table-row>
        <table:table-row table:style-name="ro1">
          <table:table-cell office:value-type="float" office:value="4.409">
            <text:p>4,409</text:p>
          </table:table-cell>
          <table:table-cell office:value-type="float" office:value="0.746025">
            <text:p>0,746025</text:p>
          </table:table-cell>
          <table:table-cell office:value-type="float" office:value="5.15502">
            <text:p>5,15502</text:p>
          </table:table-cell>
          <table:table-cell office:value-type="float" office:value="0.547789">
            <text:p>0,547789</text:p>
          </table:table-cell>
          <table:table-cell office:value-type="float" office:value="0.812593">
            <text:p>0,812593</text:p>
          </table:table-cell>
          <table:table-cell office:value-type="float" office:value="1.36038">
            <text:p>1,36038</text:p>
          </table:table-cell>
          <table:table-cell office:value-type="float" office:value="6.47757">
            <text:p>6,47757</text:p>
          </table:table-cell>
          <table:table-cell office:value-type="float" office:value="0.688842">
            <text:p>0,688842</text:p>
          </table:table-cell>
          <table:table-cell office:value-type="float" office:value="7.16642">
            <text:p>7,16642</text:p>
          </table:table-cell>
          <table:table-cell office:value-type="float" office:value="1.79146">
            <text:p>1,79146</text:p>
          </table:table-cell>
          <table:table-cell office:value-type="float" office:value="0.424331">
            <text:p>0,424331</text:p>
          </table:table-cell>
          <table:table-cell office:value-type="float" office:value="2.21579">
            <text:p>2,21579</text:p>
          </table:table-cell>
          <table:table-cell office:value-type="float" office:value="0.757169">
            <text:p>0,757169</text:p>
          </table:table-cell>
          <table:table-cell office:value-type="float" office:value="0.38357">
            <text:p>0,38357</text:p>
          </table:table-cell>
          <table:table-cell office:value-type="float" office:value="1.14074">
            <text:p>1,14074</text:p>
          </table:table-cell>
          <table:table-cell office:value-type="float" office:value="2.03603">
            <text:p>2,03603</text:p>
          </table:table-cell>
          <table:table-cell office:value-type="float" office:value="0.553067">
            <text:p>0,553067</text:p>
          </table:table-cell>
          <table:table-cell office:value-type="float" office:value="2.58909">
            <text:p>2,58909</text:p>
          </table:table-cell>
          <table:table-cell office:value-type="float" office:value="2.36212">
            <text:p>2,36212</text:p>
          </table:table-cell>
          <table:table-cell office:value-type="float" office:value="1.59234">
            <text:p>1,59234</text:p>
          </table:table-cell>
          <table:table-cell office:value-type="float" office:value="3.95446">
            <text:p>3,95446</text:p>
          </table:table-cell>
          <table:table-cell office:value-type="float" office:value="0.792065">
            <text:p>0,792065</text:p>
          </table:table-cell>
          <table:table-cell office:value-type="float" office:value="0.40527">
            <text:p>0,40527</text:p>
          </table:table-cell>
          <table:table-cell office:value-type="float" office:value="1.19734">
            <text:p>1,19734</text:p>
          </table:table-cell>
          <table:table-cell office:value-type="float" office:value="3.13102">
            <text:p>3,13102</text:p>
          </table:table-cell>
          <table:table-cell office:value-type="float" office:value="0.899101">
            <text:p>0,899101</text:p>
          </table:table-cell>
          <table:table-cell office:value-type="float" office:value="4.03012">
            <text:p>4,03012</text:p>
          </table:table-cell>
        </table:table-row>
        <table:table-row table:style-name="ro1">
          <table:table-cell office:value-type="float" office:value="2.85448">
            <text:p>2,85448</text:p>
          </table:table-cell>
          <table:table-cell office:value-type="float" office:value="0.794998">
            <text:p>0,794998</text:p>
          </table:table-cell>
          <table:table-cell office:value-type="float" office:value="3.64948">
            <text:p>3,64948</text:p>
          </table:table-cell>
          <table:table-cell office:value-type="float" office:value="0.883559">
            <text:p>0,883559</text:p>
          </table:table-cell>
          <table:table-cell office:value-type="float" office:value="0.409962">
            <text:p>0,409962</text:p>
          </table:table-cell>
          <table:table-cell office:value-type="float" office:value="1.29352">
            <text:p>1,29352</text:p>
          </table:table-cell>
          <table:table-cell office:value-type="float" office:value="9.25112">
            <text:p>9,25112</text:p>
          </table:table-cell>
          <table:table-cell office:value-type="float" office:value="2.01667">
            <text:p>2,01667</text:p>
          </table:table-cell>
          <table:table-cell office:value-type="float" office:value="11.2678">
            <text:p>11,2678</text:p>
          </table:table-cell>
          <table:table-cell office:value-type="float" office:value="4.59756">
            <text:p>4,59756</text:p>
          </table:table-cell>
          <table:table-cell office:value-type="float" office:value="1.02608">
            <text:p>1,02608</text:p>
          </table:table-cell>
          <table:table-cell office:value-type="float" office:value="5.62363">
            <text:p>5,62363</text:p>
          </table:table-cell>
          <table:table-cell office:value-type="float" office:value="1.72606">
            <text:p>1,72606</text:p>
          </table:table-cell>
          <table:table-cell office:value-type="float" office:value="0.951593">
            <text:p>0,951593</text:p>
          </table:table-cell>
          <table:table-cell office:value-type="float" office:value="2.67766">
            <text:p>2,67766</text:p>
          </table:table-cell>
          <table:table-cell office:value-type="float" office:value="2.50522">
            <text:p>2,50522</text:p>
          </table:table-cell>
          <table:table-cell office:value-type="float" office:value="0.59119">
            <text:p>0,59119</text:p>
          </table:table-cell>
          <table:table-cell office:value-type="float" office:value="3.09641">
            <text:p>3,09641</text:p>
          </table:table-cell>
          <table:table-cell office:value-type="float" office:value="1.22695">
            <text:p>1,22695</text:p>
          </table:table-cell>
          <table:table-cell office:value-type="float" office:value="0.571542">
            <text:p>0,571542</text:p>
          </table:table-cell>
          <table:table-cell office:value-type="float" office:value="1.7985">
            <text:p>1,7985</text:p>
          </table:table-cell>
          <table:table-cell office:value-type="float" office:value="0.882386">
            <text:p>0,882386</text:p>
          </table:table-cell>
          <table:table-cell office:value-type="float" office:value="0.412894">
            <text:p>0,412894</text:p>
          </table:table-cell>
          <table:table-cell office:value-type="float" office:value="1.29528">
            <text:p>1,29528</text:p>
          </table:table-cell>
          <table:table-cell office:value-type="float" office:value="3.55447">
            <text:p>3,55447</text:p>
          </table:table-cell>
          <table:table-cell office:value-type="float" office:value="0.849835">
            <text:p>0,849835</text:p>
          </table:table-cell>
          <table:table-cell office:value-type="float" office:value="4.4043">
            <text:p>4,4043</text:p>
          </table:table-cell>
        </table:table-row>
        <table:table-row table:style-name="ro1">
          <table:table-cell office:value-type="float" office:value="4.78905">
            <text:p>4,78905</text:p>
          </table:table-cell>
          <table:table-cell office:value-type="float" office:value="1.00232">
            <text:p>1,00232</text:p>
          </table:table-cell>
          <table:table-cell office:value-type="float" office:value="5.79137">
            <text:p>5,79137</text:p>
          </table:table-cell>
          <table:table-cell office:value-type="float" office:value="1.01611">
            <text:p>1,01611</text:p>
          </table:table-cell>
          <table:table-cell office:value-type="float" office:value="0.381224">
            <text:p>0,381224</text:p>
          </table:table-cell>
          <table:table-cell office:value-type="float" office:value="1.39733">
            <text:p>1,39733</text:p>
          </table:table-cell>
          <table:table-cell office:value-type="float" office:value="3.24011">
            <text:p>3,24011</text:p>
          </table:table-cell>
          <table:table-cell office:value-type="float" office:value="0.689135">
            <text:p>0,689135</text:p>
          </table:table-cell>
          <table:table-cell office:value-type="float" office:value="3.92924">
            <text:p>3,92924</text:p>
          </table:table-cell>
          <table:table-cell office:value-type="float" office:value="2.86152">
            <text:p>2,86152</text:p>
          </table:table-cell>
          <table:table-cell office:value-type="float" office:value="0.475356">
            <text:p>0,475356</text:p>
          </table:table-cell>
          <table:table-cell office:value-type="float" office:value="3.33688">
            <text:p>3,33688</text:p>
          </table:table-cell>
          <table:table-cell office:value-type="float" office:value="0.723445">
            <text:p>0,723445</text:p>
          </table:table-cell>
          <table:table-cell office:value-type="float" office:value="0.353658">
            <text:p>0,353658</text:p>
          </table:table-cell>
          <table:table-cell office:value-type="float" office:value="1.0771">
            <text:p>1,0771</text:p>
          </table:table-cell>
          <table:table-cell office:value-type="float" office:value="2.05362">
            <text:p>2,05362</text:p>
          </table:table-cell>
          <table:table-cell office:value-type="float" office:value="0.572715">
            <text:p>0,572715</text:p>
          </table:table-cell>
          <table:table-cell office:value-type="float" office:value="2.62634">
            <text:p>2,62634</text:p>
          </table:table-cell>
          <table:table-cell office:value-type="float" office:value="0.889424">
            <text:p>0,889424</text:p>
          </table:table-cell>
          <table:table-cell office:value-type="float" office:value="0.559519">
            <text:p>0,559519</text:p>
          </table:table-cell>
          <table:table-cell office:value-type="float" office:value="1.44894">
            <text:p>1,44894</text:p>
          </table:table-cell>
          <table:table-cell office:value-type="float" office:value="0.785027">
            <text:p>0,785027</text:p>
          </table:table-cell>
          <table:table-cell office:value-type="float" office:value="0.588257">
            <text:p>0,588257</text:p>
          </table:table-cell>
          <table:table-cell office:value-type="float" office:value="1.37328">
            <text:p>1,37328</text:p>
          </table:table-cell>
          <table:table-cell office:value-type="float" office:value="3.10814">
            <text:p>3,10814</text:p>
          </table:table-cell>
          <table:table-cell office:value-type="float" office:value="0.831947">
            <text:p>0,831947</text:p>
          </table:table-cell>
          <table:table-cell office:value-type="float" office:value="3.94009">
            <text:p>3,94009</text:p>
          </table:table-cell>
        </table:table-row>
        <table:table-row table:style-name="ro1">
          <table:table-cell office:value-type="float" office:value="2.86299">
            <text:p>2,86299</text:p>
          </table:table-cell>
          <table:table-cell office:value-type="float" office:value="0.78532">
            <text:p>0,78532</text:p>
          </table:table-cell>
          <table:table-cell office:value-type="float" office:value="3.64831">
            <text:p>3,64831</text:p>
          </table:table-cell>
          <table:table-cell office:value-type="float" office:value="0.908778">
            <text:p>0,908778</text:p>
          </table:table-cell>
          <table:table-cell office:value-type="float" office:value="0.499989">
            <text:p>0,499989</text:p>
          </table:table-cell>
          <table:table-cell office:value-type="float" office:value="1.40877">
            <text:p>1,40877</text:p>
          </table:table-cell>
          <table:table-cell office:value-type="float" office:value="3.14392">
            <text:p>3,14392</text:p>
          </table:table-cell>
          <table:table-cell office:value-type="float" office:value="0.82315">
            <text:p>0,82315</text:p>
          </table:table-cell>
          <table:table-cell office:value-type="float" office:value="3.96707">
            <text:p>3,96707</text:p>
          </table:table-cell>
          <table:table-cell office:value-type="float" office:value="1.80436">
            <text:p>1,80436</text:p>
          </table:table-cell>
          <table:table-cell office:value-type="float" office:value="0.390607">
            <text:p>0,390607</text:p>
          </table:table-cell>
          <table:table-cell office:value-type="float" office:value="2.19497">
            <text:p>2,19497</text:p>
          </table:table-cell>
          <table:table-cell office:value-type="float" office:value="0.689135">
            <text:p>0,689135</text:p>
          </table:table-cell>
          <table:table-cell office:value-type="float" office:value="0.400578">
            <text:p>0,400578</text:p>
          </table:table-cell>
          <table:table-cell office:value-type="float" office:value="1.08971">
            <text:p>1,08971</text:p>
          </table:table-cell>
          <table:table-cell office:value-type="float" office:value="2.02078">
            <text:p>2,02078</text:p>
          </table:table-cell>
          <table:table-cell office:value-type="float" office:value="0.585325">
            <text:p>0,585325</text:p>
          </table:table-cell>
          <table:table-cell office:value-type="float" office:value="2.6061">
            <text:p>2,6061</text:p>
          </table:table-cell>
          <table:table-cell office:value-type="float" office:value="0.882972">
            <text:p>0,882972</text:p>
          </table:table-cell>
          <table:table-cell office:value-type="float" office:value="0.615823">
            <text:p>0,615823</text:p>
          </table:table-cell>
          <table:table-cell office:value-type="float" office:value="1.49879">
            <text:p>1,49879</text:p>
          </table:table-cell>
          <table:table-cell office:value-type="float" office:value="0.784734">
            <text:p>0,784734</text:p>
          </table:table-cell>
          <table:table-cell office:value-type="float" office:value="0.418173">
            <text:p>0,418173</text:p>
          </table:table-cell>
          <table:table-cell office:value-type="float" office:value="1.20291">
            <text:p>1,20291</text:p>
          </table:table-cell>
          <table:table-cell office:value-type="float" office:value="3.19847">
            <text:p>3,19847</text:p>
          </table:table-cell>
          <table:table-cell office:value-type="float" office:value="0.770365">
            <text:p>0,770365</text:p>
          </table:table-cell>
          <table:table-cell office:value-type="float" office:value="3.96883">
            <text:p>3,96883</text:p>
          </table:table-cell>
        </table:table-row>
        <table:table-row table:style-name="ro1">
          <table:table-cell office:value-type="float" office:value="2.88205">
            <text:p>2,88205</text:p>
          </table:table-cell>
          <table:table-cell office:value-type="float" office:value="0.739574">
            <text:p>0,739574</text:p>
          </table:table-cell>
          <table:table-cell office:value-type="float" office:value="3.62162">
            <text:p>3,62162</text:p>
          </table:table-cell>
          <table:table-cell office:value-type="float" office:value="0.457175">
            <text:p>0,457175</text:p>
          </table:table-cell>
          <table:table-cell office:value-type="float" office:value="0.270962">
            <text:p>0,270962</text:p>
          </table:table-cell>
          <table:table-cell office:value-type="float" office:value="0.728137">
            <text:p>0,728137</text:p>
          </table:table-cell>
          <table:table-cell office:value-type="float" office:value="7.72857">
            <text:p>7,72857</text:p>
          </table:table-cell>
          <table:table-cell office:value-type="float" office:value="1.78207">
            <text:p>1,78207</text:p>
          </table:table-cell>
          <table:table-cell office:value-type="float" office:value="9.51065">
            <text:p>9,51065</text:p>
          </table:table-cell>
          <table:table-cell office:value-type="float" office:value="1.83222">
            <text:p>1,83222</text:p>
          </table:table-cell>
          <table:table-cell office:value-type="float" office:value="0.425797">
            <text:p>0,425797</text:p>
          </table:table-cell>
          <table:table-cell office:value-type="float" office:value="2.25802">
            <text:p>2,25802</text:p>
          </table:table-cell>
          <table:table-cell office:value-type="float" office:value="0.699399">
            <text:p>0,699399</text:p>
          </table:table-cell>
          <table:table-cell office:value-type="float" office:value="0.357764">
            <text:p>0,357764</text:p>
          </table:table-cell>
          <table:table-cell office:value-type="float" office:value="1.05716">
            <text:p>1,05716</text:p>
          </table:table-cell>
          <table:table-cell office:value-type="float" office:value="2.19145">
            <text:p>2,19145</text:p>
          </table:table-cell>
          <table:table-cell office:value-type="float" office:value="0.600867">
            <text:p>0,600867</text:p>
          </table:table-cell>
          <table:table-cell office:value-type="float" office:value="2.79232">
            <text:p>2,79232</text:p>
          </table:table-cell>
          <table:table-cell office:value-type="float" office:value="0.852768">
            <text:p>0,852768</text:p>
          </table:table-cell>
          <table:table-cell office:value-type="float" office:value="0.54515">
            <text:p>0,54515</text:p>
          </table:table-cell>
          <table:table-cell office:value-type="float" office:value="1.39792">
            <text:p>1,39792</text:p>
          </table:table-cell>
          <table:table-cell office:value-type="float" office:value="0.836932">
            <text:p>0,836932</text:p>
          </table:table-cell>
          <table:table-cell office:value-type="float" office:value="0.400871">
            <text:p>0,400871</text:p>
          </table:table-cell>
          <table:table-cell office:value-type="float" office:value="1.2378">
            <text:p>1,2378</text:p>
          </table:table-cell>
          <table:table-cell office:value-type="float" office:value="3.09553">
            <text:p>3,09553</text:p>
          </table:table-cell>
          <table:table-cell office:value-type="float" office:value="0.766553">
            <text:p>0,766553</text:p>
          </table:table-cell>
          <table:table-cell office:value-type="float" office:value="3.86209">
            <text:p>3,86209</text:p>
          </table:table-cell>
        </table:table-row>
        <table:table-row table:style-name="ro1">
          <table:table-cell office:value-type="float" office:value="2.95448">
            <text:p>2,95448</text:p>
          </table:table-cell>
          <table:table-cell office:value-type="float" office:value="0.743386">
            <text:p>0,743386</text:p>
          </table:table-cell>
          <table:table-cell office:value-type="float" office:value="3.69787">
            <text:p>3,69787</text:p>
          </table:table-cell>
          <table:table-cell office:value-type="float" office:value="1.2378">
            <text:p>1,2378</text:p>
          </table:table-cell>
          <table:table-cell office:value-type="float" office:value="0.777696">
            <text:p>0,777696</text:p>
          </table:table-cell>
          <table:table-cell office:value-type="float" office:value="2.0155">
            <text:p>2,0155</text:p>
          </table:table-cell>
          <table:table-cell office:value-type="float" office:value="9.03998">
            <text:p>9,03998</text:p>
          </table:table-cell>
          <table:table-cell office:value-type="float" office:value="2.13544">
            <text:p>2,13544</text:p>
          </table:table-cell>
          <table:table-cell office:value-type="float" office:value="11.1754">
            <text:p>11,1754</text:p>
          </table:table-cell>
          <table:table-cell office:value-type="float" office:value="1.80377">
            <text:p>1,80377</text:p>
          </table:table-cell>
          <table:table-cell office:value-type="float" office:value="0.394126">
            <text:p>0,394126</text:p>
          </table:table-cell>
          <table:table-cell office:value-type="float" office:value="2.1979">
            <text:p>2,1979</text:p>
          </table:table-cell>
          <table:table-cell office:value-type="float" office:value="0.975932">
            <text:p>0,975932</text:p>
          </table:table-cell>
          <table:table-cell office:value-type="float" office:value="0.503215">
            <text:p>0,503215</text:p>
          </table:table-cell>
          <table:table-cell office:value-type="float" office:value="1.47915">
            <text:p>1,47915</text:p>
          </table:table-cell>
          <table:table-cell office:value-type="float" office:value="2.47707">
            <text:p>2,47707</text:p>
          </table:table-cell>
          <table:table-cell office:value-type="float" office:value="0.640162">
            <text:p>0,640162</text:p>
          </table:table-cell>
          <table:table-cell office:value-type="float" office:value="3.11724">
            <text:p>3,11724</text:p>
          </table:table-cell>
          <table:table-cell office:value-type="float" office:value="0.96127">
            <text:p>0,96127</text:p>
          </table:table-cell>
          <table:table-cell office:value-type="float" office:value="0.608785">
            <text:p>0,608785</text:p>
          </table:table-cell>
          <table:table-cell office:value-type="float" office:value="1.57005">
            <text:p>1,57005</text:p>
          </table:table-cell>
          <table:table-cell office:value-type="float" office:value="0.802036">
            <text:p>0,802036</text:p>
          </table:table-cell>
          <table:table-cell office:value-type="float" office:value="0.442806">
            <text:p>0,442806</text:p>
          </table:table-cell>
          <table:table-cell office:value-type="float" office:value="1.24484">
            <text:p>1,24484</text:p>
          </table:table-cell>
          <table:table-cell office:value-type="float" office:value="3.9398">
            <text:p>3,9398</text:p>
          </table:table-cell>
          <table:table-cell office:value-type="float" office:value="0.947487">
            <text:p>0,947487</text:p>
          </table:table-cell>
          <table:table-cell office:value-type="float" office:value="4.88729">
            <text:p>4,88729</text:p>
          </table:table-cell>
        </table:table-row>
        <table:table-row table:style-name="ro1">
          <table:table-cell office:value-type="float" office:value="2.90668">
            <text:p>2,90668</text:p>
          </table:table-cell>
          <table:table-cell office:value-type="float" office:value="0.792065">
            <text:p>0,792065</text:p>
          </table:table-cell>
          <table:table-cell office:value-type="float" office:value="3.69875">
            <text:p>3,69875</text:p>
          </table:table-cell>
          <table:table-cell office:value-type="float" office:value="0.480048">
            <text:p>0,480048</text:p>
          </table:table-cell>
          <table:table-cell office:value-type="float" office:value="0.305565">
            <text:p>0,305565</text:p>
          </table:table-cell>
          <table:table-cell office:value-type="float" office:value="0.785614">
            <text:p>0,785614</text:p>
          </table:table-cell>
          <table:table-cell office:value-type="float" office:value="6.99721">
            <text:p>6,99721</text:p>
          </table:table-cell>
          <table:table-cell office:value-type="float" office:value="1.71287">
            <text:p>1,71287</text:p>
          </table:table-cell>
          <table:table-cell office:value-type="float" office:value="8.71008">
            <text:p>8,71008</text:p>
          </table:table-cell>
          <table:table-cell office:value-type="float" office:value="1.80876">
            <text:p>1,80876</text:p>
          </table:table-cell>
          <table:table-cell office:value-type="float" office:value="0.455709">
            <text:p>0,455709</text:p>
          </table:table-cell>
          <table:table-cell office:value-type="float" office:value="2.26447">
            <text:p>2,26447</text:p>
          </table:table-cell>
          <table:table-cell office:value-type="float" office:value="1.21992">
            <text:p>1,21992</text:p>
          </table:table-cell>
          <table:table-cell office:value-type="float" office:value="0.803795">
            <text:p>0,803795</text:p>
          </table:table-cell>
          <table:table-cell office:value-type="float" office:value="2.02371">
            <text:p>2,02371</text:p>
          </table:table-cell>
          <table:table-cell office:value-type="float" office:value="2.24834">
            <text:p>2,24834</text:p>
          </table:table-cell>
          <table:table-cell office:value-type="float" office:value="0.610251">
            <text:p>0,610251</text:p>
          </table:table-cell>
          <table:table-cell office:value-type="float" office:value="2.85859">
            <text:p>2,85859</text:p>
          </table:table-cell>
          <table:table-cell office:value-type="float" office:value="0.929306">
            <text:p>0,929306</text:p>
          </table:table-cell>
          <table:table-cell office:value-type="float" office:value="0.590896">
            <text:p>0,590896</text:p>
          </table:table-cell>
          <table:table-cell office:value-type="float" office:value="1.5202">
            <text:p>1,5202</text:p>
          </table:table-cell>
          <table:table-cell office:value-type="float" office:value="0.825202">
            <text:p>0,825202</text:p>
          </table:table-cell>
          <table:table-cell office:value-type="float" office:value="0.412894">
            <text:p>0,412894</text:p>
          </table:table-cell>
          <table:table-cell office:value-type="float" office:value="1.2381">
            <text:p>1,2381</text:p>
          </table:table-cell>
          <table:table-cell office:value-type="float" office:value="3.0797">
            <text:p>3,0797</text:p>
          </table:table-cell>
          <table:table-cell office:value-type="float" office:value="0.768312">
            <text:p>0,768312</text:p>
          </table:table-cell>
          <table:table-cell office:value-type="float" office:value="3.84801">
            <text:p>3,84801</text:p>
          </table:table-cell>
        </table:table-row>
        <table:table-row table:style-name="ro1">
          <table:table-cell office:value-type="float" office:value="3.21547">
            <text:p>3,21547</text:p>
          </table:table-cell>
          <table:table-cell office:value-type="float" office:value="0.819924">
            <text:p>0,819924</text:p>
          </table:table-cell>
          <table:table-cell office:value-type="float" office:value="4.0354">
            <text:p>4,0354</text:p>
          </table:table-cell>
          <table:table-cell office:value-type="float" office:value="0.497057">
            <text:p>0,497057</text:p>
          </table:table-cell>
          <table:table-cell office:value-type="float" office:value="0.275361">
            <text:p>0,275361</text:p>
          </table:table-cell>
          <table:table-cell office:value-type="float" office:value="0.772417">
            <text:p>0,772417</text:p>
          </table:table-cell>
          <table:table-cell office:value-type="float" office:value="3.07794">
            <text:p>3,07794</text:p>
          </table:table-cell>
          <table:table-cell office:value-type="float" office:value="0.670953">
            <text:p>0,670953</text:p>
          </table:table-cell>
          <table:table-cell office:value-type="float" office:value="3.74889">
            <text:p>3,74889</text:p>
          </table:table-cell>
          <table:table-cell office:value-type="float" office:value="1.80495">
            <text:p>1,80495</text:p>
          </table:table-cell>
          <table:table-cell office:value-type="float" office:value="0.416707">
            <text:p>0,416707</text:p>
          </table:table-cell>
          <table:table-cell office:value-type="float" office:value="2.22165">
            <text:p>2,22165</text:p>
          </table:table-cell>
          <table:table-cell office:value-type="float" office:value="0.711128">
            <text:p>0,711128</text:p>
          </table:table-cell>
          <table:table-cell office:value-type="float" office:value="0.33401">
            <text:p>0,33401</text:p>
          </table:table-cell>
          <table:table-cell office:value-type="float" office:value="1.04514">
            <text:p>1,04514</text:p>
          </table:table-cell>
          <table:table-cell office:value-type="float" office:value="2.20699">
            <text:p>2,20699</text:p>
          </table:table-cell>
          <table:table-cell office:value-type="float" office:value="0.581806">
            <text:p>0,581806</text:p>
          </table:table-cell>
          <table:table-cell office:value-type="float" office:value="2.7888">
            <text:p>2,7888</text:p>
          </table:table-cell>
          <table:table-cell office:value-type="float" office:value="0.922561">
            <text:p>0,922561</text:p>
          </table:table-cell>
          <table:table-cell office:value-type="float" office:value="0.593242">
            <text:p>0,593242</text:p>
          </table:table-cell>
          <table:table-cell office:value-type="float" office:value="1.5158">
            <text:p>1,5158</text:p>
          </table:table-cell>
          <table:table-cell office:value-type="float" office:value="0.75101">
            <text:p>0,75101</text:p>
          </table:table-cell>
          <table:table-cell office:value-type="float" office:value="0.412894">
            <text:p>0,412894</text:p>
          </table:table-cell>
          <table:table-cell office:value-type="float" office:value="1.1639">
            <text:p>1,1639</text:p>
          </table:table-cell>
          <table:table-cell office:value-type="float" office:value="3.15712">
            <text:p>3,15712</text:p>
          </table:table-cell>
          <table:table-cell office:value-type="float" office:value="0.806434">
            <text:p>0,806434</text:p>
          </table:table-cell>
          <table:table-cell office:value-type="float" office:value="3.96355">
            <text:p>3,96355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3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4.27796920792079">
            <text:p>4,2779692079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0.903133871287129">
            <text:p>0,9031338713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4.70882178217822">
            <text:p>4,7088217822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2.58617623762376">
            <text:p>2,5861762376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.21258148514851">
            <text:p>1,2125814851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3.16365069306931">
            <text:p>3,1636506931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.76104643564356">
            <text:p>1,7610464356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1.36371722772277">
            <text:p>1,3637172277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4.70370603960396">
            <text:p>4,7037060396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3 WP avg.</text:p>
          </table:table-cell>
          <table:table-cell office:value-type="string">
            <text:p>T3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3.37024564356436">
            <text:p>3,3702456436</text:p>
          </table:table-cell>
          <table:table-cell table:formula="of:=AVERAGE([.B7:.B107])" office:value-type="float" office:value="0.907724138613861">
            <text:p>0,9077241386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562198603960396">
            <text:p>0,562198604</text:p>
          </table:table-cell>
          <table:table-cell table:formula="of:=AVERAGE([.E7:.E107])" office:value-type="float" office:value="0.340935148514851">
            <text:p>0,3409351485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3.8729403960396">
            <text:p>3,872940396</text:p>
          </table:table-cell>
          <table:table-cell table:formula="of:=AVERAGE([.H7:.H107])" office:value-type="float" office:value="0.835881108910891">
            <text:p>0,8358811089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2.0955104950495">
            <text:p>2,095510495</text:p>
          </table:table-cell>
          <table:table-cell table:formula="of:=AVERAGE([.K7:.K107])" office:value-type="float" office:value="0.490666237623762">
            <text:p>0,4906662376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.82196504950495">
            <text:p>0,8219650495</text:p>
          </table:table-cell>
          <table:table-cell table:formula="of:=AVERAGE([.N7:.N107])" office:value-type="float" office:value="0.390616178217822">
            <text:p>0,3906161782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2.49993811881188">
            <text:p>2,4999381188</text:p>
          </table:table-cell>
          <table:table-cell table:formula="of:=AVERAGE([.Q7:.Q107])" office:value-type="float" office:value="0.663712178217822">
            <text:p>0,6637121782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.08528456435644">
            <text:p>1,0852845644</text:p>
          </table:table-cell>
          <table:table-cell table:formula="of:=AVERAGE([.T7:.T107])" office:value-type="float" office:value="0.675761485148515">
            <text:p>0,6757614851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887725247524752">
            <text:p>0,8877252475</text:p>
          </table:table-cell>
          <table:table-cell table:formula="of:=AVERAGE([.W7:.W107])" office:value-type="float" office:value="0.475992217821782">
            <text:p>0,4759922178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3.77243455445544">
            <text:p>3,7724345545</text:p>
          </table:table-cell>
          <table:table-cell table:formula="of:=AVERAGE([.Z7:.Z107])" office:value-type="float" office:value="0.931271267326733">
            <text:p>0,9312712673</text:p>
          </table:table-cell>
          <table:table-cell table:number-columns-repeated="24"/>
        </table:table-row>
      </table:table>
      <table:table table:name="Setting4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5.52539">
            <text:p>5,52539</text:p>
          </table:table-cell>
          <table:table-cell office:value-type="float" office:value="1.01728">
            <text:p>1,01728</text:p>
          </table:table-cell>
          <table:table-cell office:value-type="float" office:value="6.54268">
            <text:p>6,54268</text:p>
          </table:table-cell>
          <table:table-cell office:value-type="float" office:value="2.29936">
            <text:p>2,29936</text:p>
          </table:table-cell>
          <table:table-cell office:value-type="float" office:value="0.361283">
            <text:p>0,361283</text:p>
          </table:table-cell>
          <table:table-cell office:value-type="float" office:value="2.66065">
            <text:p>2,66065</text:p>
          </table:table-cell>
          <table:table-cell office:value-type="float" office:value="5.92451">
            <text:p>5,92451</text:p>
          </table:table-cell>
          <table:table-cell office:value-type="float" office:value="0.913177">
            <text:p>0,913177</text:p>
          </table:table-cell>
          <table:table-cell office:value-type="float" office:value="6.83768">
            <text:p>6,83768</text:p>
          </table:table-cell>
          <table:table-cell office:value-type="float" office:value="6.42303">
            <text:p>6,42303</text:p>
          </table:table-cell>
          <table:table-cell office:value-type="float" office:value="0.48474">
            <text:p>0,48474</text:p>
          </table:table-cell>
          <table:table-cell office:value-type="float" office:value="6.90777">
            <text:p>6,90777</text:p>
          </table:table-cell>
          <table:table-cell office:value-type="float" office:value="5.57378">
            <text:p>5,57378</text:p>
          </table:table-cell>
          <table:table-cell office:value-type="float" office:value="0.465093">
            <text:p>0,465093</text:p>
          </table:table-cell>
          <table:table-cell office:value-type="float" office:value="6.03887">
            <text:p>6,03887</text:p>
          </table:table-cell>
          <table:table-cell office:value-type="float" office:value="5.06206">
            <text:p>5,06206</text:p>
          </table:table-cell>
          <table:table-cell office:value-type="float" office:value="0.918162">
            <text:p>0,918162</text:p>
          </table:table-cell>
          <table:table-cell office:value-type="float" office:value="5.98022">
            <text:p>5,98022</text:p>
          </table:table-cell>
          <table:table-cell office:value-type="float" office:value="4.62307">
            <text:p>4,62307</text:p>
          </table:table-cell>
          <table:table-cell office:value-type="float" office:value="1.55041">
            <text:p>1,55041</text:p>
          </table:table-cell>
          <table:table-cell office:value-type="float" office:value="6.17347">
            <text:p>6,17347</text:p>
          </table:table-cell>
          <table:table-cell office:value-type="float" office:value="2.33426">
            <text:p>2,33426</text:p>
          </table:table-cell>
          <table:table-cell office:value-type="float" office:value="0.41524">
            <text:p>0,41524</text:p>
          </table:table-cell>
          <table:table-cell office:value-type="float" office:value="2.7495">
            <text:p>2,7495</text:p>
          </table:table-cell>
          <table:table-cell office:value-type="float" office:value="4.48729">
            <text:p>4,48729</text:p>
          </table:table-cell>
          <table:table-cell office:value-type="float" office:value="0.82139">
            <text:p>0,82139</text:p>
          </table:table-cell>
          <table:table-cell office:value-type="float" office:value="5.30868">
            <text:p>5,30868</text:p>
          </table:table-cell>
        </table:table-row>
        <table:table-row table:style-name="ro1">
          <table:table-cell office:value-type="float" office:value="5.44475">
            <text:p>5,44475</text:p>
          </table:table-cell>
          <table:table-cell office:value-type="float" office:value="0.831654">
            <text:p>0,831654</text:p>
          </table:table-cell>
          <table:table-cell office:value-type="float" office:value="6.27641">
            <text:p>6,27641</text:p>
          </table:table-cell>
          <table:table-cell office:value-type="float" office:value="2.37532">
            <text:p>2,37532</text:p>
          </table:table-cell>
          <table:table-cell office:value-type="float" office:value="0.317295">
            <text:p>0,317295</text:p>
          </table:table-cell>
          <table:table-cell office:value-type="float" office:value="2.69261">
            <text:p>2,69261</text:p>
          </table:table-cell>
          <table:table-cell office:value-type="float" office:value="4.69345">
            <text:p>4,69345</text:p>
          </table:table-cell>
          <table:table-cell office:value-type="float" office:value="0.720512">
            <text:p>0,720512</text:p>
          </table:table-cell>
          <table:table-cell office:value-type="float" office:value="5.41396">
            <text:p>5,41396</text:p>
          </table:table-cell>
          <table:table-cell office:value-type="float" office:value="7.14706">
            <text:p>7,14706</text:p>
          </table:table-cell>
          <table:table-cell office:value-type="float" office:value="0.371546">
            <text:p>0,371546</text:p>
          </table:table-cell>
          <table:table-cell office:value-type="float" office:value="7.51861">
            <text:p>7,51861</text:p>
          </table:table-cell>
          <table:table-cell office:value-type="float" office:value="4.52483">
            <text:p>4,52483</text:p>
          </table:table-cell>
          <table:table-cell office:value-type="float" office:value="0.352485">
            <text:p>0,352485</text:p>
          </table:table-cell>
          <table:table-cell office:value-type="float" office:value="4.87731">
            <text:p>4,87731</text:p>
          </table:table-cell>
          <table:table-cell office:value-type="float" office:value="4.45856">
            <text:p>4,45856</text:p>
          </table:table-cell>
          <table:table-cell office:value-type="float" office:value="0.84397">
            <text:p>0,84397</text:p>
          </table:table-cell>
          <table:table-cell office:value-type="float" office:value="5.30253">
            <text:p>5,30253</text:p>
          </table:table-cell>
          <table:table-cell office:value-type="float" office:value="3.01255">
            <text:p>3,01255</text:p>
          </table:table-cell>
          <table:table-cell office:value-type="float" office:value="0.887371">
            <text:p>0,887371</text:p>
          </table:table-cell>
          <table:table-cell office:value-type="float" office:value="3.89992">
            <text:p>3,89992</text:p>
          </table:table-cell>
          <table:table-cell office:value-type="float" office:value="2.05333">
            <text:p>2,05333</text:p>
          </table:table-cell>
          <table:table-cell office:value-type="float" office:value="0.385915">
            <text:p>0,385915</text:p>
          </table:table-cell>
          <table:table-cell office:value-type="float" office:value="2.43924">
            <text:p>2,43924</text:p>
          </table:table-cell>
          <table:table-cell office:value-type="float" office:value="4.4043">
            <text:p>4,4043</text:p>
          </table:table-cell>
          <table:table-cell office:value-type="float" office:value="0.876814">
            <text:p>0,876814</text:p>
          </table:table-cell>
          <table:table-cell office:value-type="float" office:value="5.28112">
            <text:p>5,28112</text:p>
          </table:table-cell>
        </table:table-row>
        <table:table-row table:style-name="ro1">
          <table:table-cell office:value-type="float" office:value="4.33099">
            <text:p>4,33099</text:p>
          </table:table-cell>
          <table:table-cell office:value-type="float" office:value="0.924907">
            <text:p>0,924907</text:p>
          </table:table-cell>
          <table:table-cell office:value-type="float" office:value="5.2559">
            <text:p>5,2559</text:p>
          </table:table-cell>
          <table:table-cell office:value-type="float" office:value="1.85949">
            <text:p>1,85949</text:p>
          </table:table-cell>
          <table:table-cell office:value-type="float" office:value="0.265977">
            <text:p>0,265977</text:p>
          </table:table-cell>
          <table:table-cell office:value-type="float" office:value="2.12547">
            <text:p>2,12547</text:p>
          </table:table-cell>
          <table:table-cell office:value-type="float" office:value="4.53891">
            <text:p>4,53891</text:p>
          </table:table-cell>
          <table:table-cell office:value-type="float" office:value="0.753356">
            <text:p>0,753356</text:p>
          </table:table-cell>
          <table:table-cell office:value-type="float" office:value="5.29226">
            <text:p>5,29226</text:p>
          </table:table-cell>
          <table:table-cell office:value-type="float" office:value="14.8824">
            <text:p>14,8824</text:p>
          </table:table-cell>
          <table:table-cell office:value-type="float" office:value="0.386795">
            <text:p>0,386795</text:p>
          </table:table-cell>
          <table:table-cell office:value-type="float" office:value="15.2692">
            <text:p>15,2692</text:p>
          </table:table-cell>
          <table:table-cell office:value-type="float" office:value="4.38202">
            <text:p>4,38202</text:p>
          </table:table-cell>
          <table:table-cell office:value-type="float" office:value="0.351019">
            <text:p>0,351019</text:p>
          </table:table-cell>
          <table:table-cell office:value-type="float" office:value="4.73304">
            <text:p>4,73304</text:p>
          </table:table-cell>
          <table:table-cell office:value-type="float" office:value="4.40079">
            <text:p>4,40079</text:p>
          </table:table-cell>
          <table:table-cell office:value-type="float" office:value="1.06889">
            <text:p>1,06889</text:p>
          </table:table-cell>
          <table:table-cell office:value-type="float" office:value="5.46968">
            <text:p>5,46968</text:p>
          </table:table-cell>
          <table:table-cell office:value-type="float" office:value="3.00697">
            <text:p>3,00697</text:p>
          </table:table-cell>
          <table:table-cell office:value-type="float" office:value="1.10115">
            <text:p>1,10115</text:p>
          </table:table-cell>
          <table:table-cell office:value-type="float" office:value="4.10812">
            <text:p>4,10812</text:p>
          </table:table-cell>
          <table:table-cell office:value-type="float" office:value="2.37414">
            <text:p>2,37414</text:p>
          </table:table-cell>
          <table:table-cell office:value-type="float" office:value="0.376238">
            <text:p>0,376238</text:p>
          </table:table-cell>
          <table:table-cell office:value-type="float" office:value="2.75038">
            <text:p>2,75038</text:p>
          </table:table-cell>
          <table:table-cell office:value-type="float" office:value="4.56207">
            <text:p>4,56207</text:p>
          </table:table-cell>
          <table:table-cell office:value-type="float" office:value="0.836052">
            <text:p>0,836052</text:p>
          </table:table-cell>
          <table:table-cell office:value-type="float" office:value="5.39812">
            <text:p>5,39812</text:p>
          </table:table-cell>
        </table:table-row>
        <table:table-row table:style-name="ro1">
          <table:table-cell office:value-type="float" office:value="4.53245">
            <text:p>4,53245</text:p>
          </table:table-cell>
          <table:table-cell office:value-type="float" office:value="0.831067">
            <text:p>0,831067</text:p>
          </table:table-cell>
          <table:table-cell office:value-type="float" office:value="5.36352">
            <text:p>5,36352</text:p>
          </table:table-cell>
          <table:table-cell office:value-type="float" office:value="1.81756">
            <text:p>1,81756</text:p>
          </table:table-cell>
          <table:table-cell office:value-type="float" office:value="0.317882">
            <text:p>0,317882</text:p>
          </table:table-cell>
          <table:table-cell office:value-type="float" office:value="2.13544">
            <text:p>2,13544</text:p>
          </table:table-cell>
          <table:table-cell office:value-type="float" office:value="4.65533">
            <text:p>4,65533</text:p>
          </table:table-cell>
          <table:table-cell office:value-type="float" office:value="0.771244">
            <text:p>0,771244</text:p>
          </table:table-cell>
          <table:table-cell office:value-type="float" office:value="5.42657">
            <text:p>5,42657</text:p>
          </table:table-cell>
          <table:table-cell office:value-type="float" office:value="5.182">
            <text:p>5,182</text:p>
          </table:table-cell>
          <table:table-cell office:value-type="float" office:value="0.392367">
            <text:p>0,392367</text:p>
          </table:table-cell>
          <table:table-cell office:value-type="float" office:value="5.57437">
            <text:p>5,57437</text:p>
          </table:table-cell>
          <table:table-cell office:value-type="float" office:value="4.36325">
            <text:p>4,36325</text:p>
          </table:table-cell>
          <table:table-cell office:value-type="float" office:value="0.37008">
            <text:p>0,37008</text:p>
          </table:table-cell>
          <table:table-cell office:value-type="float" office:value="4.73333">
            <text:p>4,73333</text:p>
          </table:table-cell>
          <table:table-cell office:value-type="float" office:value="4.42454">
            <text:p>4,42454</text:p>
          </table:table-cell>
          <table:table-cell office:value-type="float" office:value="0.899687">
            <text:p>0,899687</text:p>
          </table:table-cell>
          <table:table-cell office:value-type="float" office:value="5.32423">
            <text:p>5,32423</text:p>
          </table:table-cell>
          <table:table-cell office:value-type="float" office:value="2.98557">
            <text:p>2,98557</text:p>
          </table:table-cell>
          <table:table-cell office:value-type="float" office:value="0.852768">
            <text:p>0,852768</text:p>
          </table:table-cell>
          <table:table-cell office:value-type="float" office:value="3.83833">
            <text:p>3,83833</text:p>
          </table:table-cell>
          <table:table-cell office:value-type="float" office:value="2.26857">
            <text:p>2,26857</text:p>
          </table:table-cell>
          <table:table-cell office:value-type="float" office:value="0.357177">
            <text:p>0,357177</text:p>
          </table:table-cell>
          <table:table-cell office:value-type="float" office:value="2.62575">
            <text:p>2,62575</text:p>
          </table:table-cell>
          <table:table-cell office:value-type="float" office:value="4.50254">
            <text:p>4,50254</text:p>
          </table:table-cell>
          <table:table-cell office:value-type="float" office:value="1.13223">
            <text:p>1,13223</text:p>
          </table:table-cell>
          <table:table-cell office:value-type="float" office:value="5.63478">
            <text:p>5,63478</text:p>
          </table:table-cell>
        </table:table-row>
        <table:table-row table:style-name="ro1">
          <table:table-cell office:value-type="float" office:value="4.3348">
            <text:p>4,3348</text:p>
          </table:table-cell>
          <table:table-cell office:value-type="float" office:value="0.811126">
            <text:p>0,811126</text:p>
          </table:table-cell>
          <table:table-cell office:value-type="float" office:value="5.14593">
            <text:p>5,14593</text:p>
          </table:table-cell>
          <table:table-cell office:value-type="float" office:value="1.7897">
            <text:p>1,7897</text:p>
          </table:table-cell>
          <table:table-cell office:value-type="float" office:value="0.27888">
            <text:p>0,27888</text:p>
          </table:table-cell>
          <table:table-cell office:value-type="float" office:value="2.06858">
            <text:p>2,06858</text:p>
          </table:table-cell>
          <table:table-cell office:value-type="float" office:value="4.67263">
            <text:p>4,67263</text:p>
          </table:table-cell>
          <table:table-cell office:value-type="float" office:value="0.755996">
            <text:p>0,755996</text:p>
          </table:table-cell>
          <table:table-cell office:value-type="float" office:value="5.42862">
            <text:p>5,42862</text:p>
          </table:table-cell>
          <table:table-cell office:value-type="float" office:value="4.982">
            <text:p>4,982</text:p>
          </table:table-cell>
          <table:table-cell office:value-type="float" office:value="0.365975">
            <text:p>0,365975</text:p>
          </table:table-cell>
          <table:table-cell office:value-type="float" office:value="5.34798">
            <text:p>5,34798</text:p>
          </table:table-cell>
          <table:table-cell office:value-type="float" office:value="4.60019">
            <text:p>4,60019</text:p>
          </table:table-cell>
          <table:table-cell office:value-type="float" office:value="0.38357">
            <text:p>0,38357</text:p>
          </table:table-cell>
          <table:table-cell office:value-type="float" office:value="4.98376">
            <text:p>4,98376</text:p>
          </table:table-cell>
          <table:table-cell office:value-type="float" office:value="4.40548">
            <text:p>4,40548</text:p>
          </table:table-cell>
          <table:table-cell office:value-type="float" office:value="0.870069">
            <text:p>0,870069</text:p>
          </table:table-cell>
          <table:table-cell office:value-type="float" office:value="5.27555">
            <text:p>5,27555</text:p>
          </table:table-cell>
          <table:table-cell office:value-type="float" office:value="2.97589">
            <text:p>2,97589</text:p>
          </table:table-cell>
          <table:table-cell office:value-type="float" office:value="0.826669">
            <text:p>0,826669</text:p>
          </table:table-cell>
          <table:table-cell office:value-type="float" office:value="3.80256">
            <text:p>3,80256</text:p>
          </table:table-cell>
          <table:table-cell office:value-type="float" office:value="2.56681">
            <text:p>2,56681</text:p>
          </table:table-cell>
          <table:table-cell office:value-type="float" office:value="0.336356">
            <text:p>0,336356</text:p>
          </table:table-cell>
          <table:table-cell office:value-type="float" office:value="2.90316">
            <text:p>2,90316</text:p>
          </table:table-cell>
          <table:table-cell office:value-type="float" office:value="4.45826">
            <text:p>4,45826</text:p>
          </table:table-cell>
          <table:table-cell office:value-type="float" office:value="0.854234">
            <text:p>0,854234</text:p>
          </table:table-cell>
          <table:table-cell office:value-type="float" office:value="5.3125">
            <text:p>5,3125</text:p>
          </table:table-cell>
        </table:table-row>
        <table:table-row table:style-name="ro1">
          <table:table-cell office:value-type="float" office:value="4.37263">
            <text:p>4,37263</text:p>
          </table:table-cell>
          <table:table-cell office:value-type="float" office:value="0.757169">
            <text:p>0,757169</text:p>
          </table:table-cell>
          <table:table-cell office:value-type="float" office:value="5.1298">
            <text:p>5,1298</text:p>
          </table:table-cell>
          <table:table-cell office:value-type="float" office:value="2.67648">
            <text:p>2,67648</text:p>
          </table:table-cell>
          <table:table-cell office:value-type="float" office:value="0.341928">
            <text:p>0,341928</text:p>
          </table:table-cell>
          <table:table-cell office:value-type="float" office:value="3.01841">
            <text:p>3,01841</text:p>
          </table:table-cell>
          <table:table-cell office:value-type="float" office:value="4.48847">
            <text:p>4,48847</text:p>
          </table:table-cell>
          <table:table-cell office:value-type="float" office:value="0.747198">
            <text:p>0,747198</text:p>
          </table:table-cell>
          <table:table-cell office:value-type="float" office:value="5.23567">
            <text:p>5,23567</text:p>
          </table:table-cell>
          <table:table-cell office:value-type="float" office:value="4.85268">
            <text:p>4,85268</text:p>
          </table:table-cell>
          <table:table-cell office:value-type="float" office:value="0.379171">
            <text:p>0,379171</text:p>
          </table:table-cell>
          <table:table-cell office:value-type="float" office:value="5.23185">
            <text:p>5,23185</text:p>
          </table:table-cell>
          <table:table-cell office:value-type="float" office:value="4.29228">
            <text:p>4,29228</text:p>
          </table:table-cell>
          <table:table-cell office:value-type="float" office:value="0.361576">
            <text:p>0,361576</text:p>
          </table:table-cell>
          <table:table-cell office:value-type="float" office:value="4.65386">
            <text:p>4,65386</text:p>
          </table:table-cell>
          <table:table-cell office:value-type="float" office:value="10.3945">
            <text:p>10,3945</text:p>
          </table:table-cell>
          <table:table-cell office:value-type="float" office:value="2.01697">
            <text:p>2,01697</text:p>
          </table:table-cell>
          <table:table-cell office:value-type="float" office:value="12.4115">
            <text:p>12,4115</text:p>
          </table:table-cell>
          <table:table-cell office:value-type="float" office:value="3.03601">
            <text:p>3,03601</text:p>
          </table:table-cell>
          <table:table-cell office:value-type="float" office:value="0.844263">
            <text:p>0,844263</text:p>
          </table:table-cell>
          <table:table-cell office:value-type="float" office:value="3.88027">
            <text:p>3,88027</text:p>
          </table:table-cell>
          <table:table-cell office:value-type="float" office:value="3.44391">
            <text:p>3,44391</text:p>
          </table:table-cell>
          <table:table-cell office:value-type="float" office:value="0.811713">
            <text:p>0,811713</text:p>
          </table:table-cell>
          <table:table-cell office:value-type="float" office:value="4.25563">
            <text:p>4,25563</text:p>
          </table:table-cell>
          <table:table-cell office:value-type="float" office:value="4.34155">
            <text:p>4,34155</text:p>
          </table:table-cell>
          <table:table-cell office:value-type="float" office:value="0.780335">
            <text:p>0,780335</text:p>
          </table:table-cell>
          <table:table-cell office:value-type="float" office:value="5.12188">
            <text:p>5,12188</text:p>
          </table:table-cell>
        </table:table-row>
        <table:table-row table:style-name="ro1">
          <table:table-cell office:value-type="float" office:value="4.43686">
            <text:p>4,43686</text:p>
          </table:table-cell>
          <table:table-cell office:value-type="float" office:value="0.777989">
            <text:p>0,777989</text:p>
          </table:table-cell>
          <table:table-cell office:value-type="float" office:value="5.21484">
            <text:p>5,21484</text:p>
          </table:table-cell>
          <table:table-cell office:value-type="float" office:value="1.87239">
            <text:p>1,87239</text:p>
          </table:table-cell>
          <table:table-cell office:value-type="float" office:value="0.306445">
            <text:p>0,306445</text:p>
          </table:table-cell>
          <table:table-cell office:value-type="float" office:value="2.17884">
            <text:p>2,17884</text:p>
          </table:table-cell>
          <table:table-cell office:value-type="float" office:value="4.43128">
            <text:p>4,43128</text:p>
          </table:table-cell>
          <table:table-cell office:value-type="float" office:value="0.844557">
            <text:p>0,844557</text:p>
          </table:table-cell>
          <table:table-cell office:value-type="float" office:value="5.27584">
            <text:p>5,27584</text:p>
          </table:table-cell>
          <table:table-cell office:value-type="float" office:value="4.78582">
            <text:p>4,78582</text:p>
          </table:table-cell>
          <table:table-cell office:value-type="float" office:value="0.351605">
            <text:p>0,351605</text:p>
          </table:table-cell>
          <table:table-cell office:value-type="float" office:value="5.13743">
            <text:p>5,13743</text:p>
          </table:table-cell>
          <table:table-cell office:value-type="float" office:value="9.69187">
            <text:p>9,69187</text:p>
          </table:table-cell>
          <table:table-cell office:value-type="float" office:value="0.364802">
            <text:p>0,364802</text:p>
          </table:table-cell>
          <table:table-cell office:value-type="float" office:value="10.0567">
            <text:p>10,0567</text:p>
          </table:table-cell>
          <table:table-cell office:value-type="float" office:value="4.42894">
            <text:p>4,42894</text:p>
          </table:table-cell>
          <table:table-cell office:value-type="float" office:value="0.892063">
            <text:p>0,892063</text:p>
          </table:table-cell>
          <table:table-cell office:value-type="float" office:value="5.321">
            <text:p>5,321</text:p>
          </table:table-cell>
          <table:table-cell office:value-type="float" office:value="4.71368">
            <text:p>4,71368</text:p>
          </table:table-cell>
          <table:table-cell office:value-type="float" office:value="0.860685">
            <text:p>0,860685</text:p>
          </table:table-cell>
          <table:table-cell office:value-type="float" office:value="5.57437">
            <text:p>5,57437</text:p>
          </table:table-cell>
          <table:table-cell office:value-type="float" office:value="2.10817">
            <text:p>2,10817</text:p>
          </table:table-cell>
          <table:table-cell office:value-type="float" office:value="0.359816">
            <text:p>0,359816</text:p>
          </table:table-cell>
          <table:table-cell office:value-type="float" office:value="2.46798">
            <text:p>2,46798</text:p>
          </table:table-cell>
          <table:table-cell office:value-type="float" office:value="5.99753">
            <text:p>5,99753</text:p>
          </table:table-cell>
          <table:table-cell office:value-type="float" office:value="0.902913">
            <text:p>0,902913</text:p>
          </table:table-cell>
          <table:table-cell office:value-type="float" office:value="6.90044">
            <text:p>6,90044</text:p>
          </table:table-cell>
        </table:table-row>
        <table:table-row table:style-name="ro1">
          <table:table-cell office:value-type="float" office:value="4.3392">
            <text:p>4,3392</text:p>
          </table:table-cell>
          <table:table-cell office:value-type="float" office:value="0.824909">
            <text:p>0,824909</text:p>
          </table:table-cell>
          <table:table-cell office:value-type="float" office:value="5.16411">
            <text:p>5,16411</text:p>
          </table:table-cell>
          <table:table-cell office:value-type="float" office:value="3.16357">
            <text:p>3,16357</text:p>
          </table:table-cell>
          <table:table-cell office:value-type="float" office:value="0.316709">
            <text:p>0,316709</text:p>
          </table:table-cell>
          <table:table-cell office:value-type="float" office:value="3.48028">
            <text:p>3,48028</text:p>
          </table:table-cell>
          <table:table-cell office:value-type="float" office:value="4.62541">
            <text:p>4,62541</text:p>
          </table:table-cell>
          <table:table-cell office:value-type="float" office:value="0.738987">
            <text:p>0,738987</text:p>
          </table:table-cell>
          <table:table-cell office:value-type="float" office:value="5.3644">
            <text:p>5,3644</text:p>
          </table:table-cell>
          <table:table-cell office:value-type="float" office:value="4.96412">
            <text:p>4,96412</text:p>
          </table:table-cell>
          <table:table-cell office:value-type="float" office:value="0.396179">
            <text:p>0,396179</text:p>
          </table:table-cell>
          <table:table-cell office:value-type="float" office:value="5.3603">
            <text:p>5,3603</text:p>
          </table:table-cell>
          <table:table-cell office:value-type="float" office:value="4.44595">
            <text:p>4,44595</text:p>
          </table:table-cell>
          <table:table-cell office:value-type="float" office:value="0.364508">
            <text:p>0,364508</text:p>
          </table:table-cell>
          <table:table-cell office:value-type="float" office:value="4.81045">
            <text:p>4,81045</text:p>
          </table:table-cell>
          <table:table-cell office:value-type="float" office:value="13.2507">
            <text:p>13,2507</text:p>
          </table:table-cell>
          <table:table-cell office:value-type="float" office:value="2.58704">
            <text:p>2,58704</text:p>
          </table:table-cell>
          <table:table-cell office:value-type="float" office:value="15.8378">
            <text:p>15,8378</text:p>
          </table:table-cell>
          <table:table-cell office:value-type="float" office:value="6.04415">
            <text:p>6,04415</text:p>
          </table:table-cell>
          <table:table-cell office:value-type="float" office:value="1.65158">
            <text:p>1,65158</text:p>
          </table:table-cell>
          <table:table-cell office:value-type="float" office:value="7.69573">
            <text:p>7,69573</text:p>
          </table:table-cell>
          <table:table-cell office:value-type="float" office:value="5.10429">
            <text:p>5,10429</text:p>
          </table:table-cell>
          <table:table-cell office:value-type="float" office:value="0.329905">
            <text:p>0,329905</text:p>
          </table:table-cell>
          <table:table-cell office:value-type="float" office:value="5.43419">
            <text:p>5,43419</text:p>
          </table:table-cell>
          <table:table-cell office:value-type="float" office:value="4.348">
            <text:p>4,348</text:p>
          </table:table-cell>
          <table:table-cell office:value-type="float" office:value="0.790892">
            <text:p>0,790892</text:p>
          </table:table-cell>
          <table:table-cell office:value-type="float" office:value="5.13889">
            <text:p>5,13889</text:p>
          </table:table-cell>
        </table:table-row>
        <table:table-row table:style-name="ro1">
          <table:table-cell office:value-type="float" office:value="4.32718">
            <text:p>4,32718</text:p>
          </table:table-cell>
          <table:table-cell office:value-type="float" office:value="0.753063">
            <text:p>0,753063</text:p>
          </table:table-cell>
          <table:table-cell office:value-type="float" office:value="5.08024">
            <text:p>5,08024</text:p>
          </table:table-cell>
          <table:table-cell office:value-type="float" office:value="1.85187">
            <text:p>1,85187</text:p>
          </table:table-cell>
          <table:table-cell office:value-type="float" office:value="0.288264">
            <text:p>0,288264</text:p>
          </table:table-cell>
          <table:table-cell office:value-type="float" office:value="2.14013">
            <text:p>2,14013</text:p>
          </table:table-cell>
          <table:table-cell office:value-type="float" office:value="4.54594">
            <text:p>4,54594</text:p>
          </table:table-cell>
          <table:table-cell office:value-type="float" office:value="0.689428">
            <text:p>0,689428</text:p>
          </table:table-cell>
          <table:table-cell office:value-type="float" office:value="5.23537">
            <text:p>5,23537</text:p>
          </table:table-cell>
          <table:table-cell office:value-type="float" office:value="4.83597">
            <text:p>4,83597</text:p>
          </table:table-cell>
          <table:table-cell office:value-type="float" office:value="0.356591">
            <text:p>0,356591</text:p>
          </table:table-cell>
          <table:table-cell office:value-type="float" office:value="5.19256">
            <text:p>5,19256</text:p>
          </table:table-cell>
          <table:table-cell office:value-type="float" office:value="4.35035">
            <text:p>4,35035</text:p>
          </table:table-cell>
          <table:table-cell office:value-type="float" office:value="0.347207">
            <text:p>0,347207</text:p>
          </table:table-cell>
          <table:table-cell office:value-type="float" office:value="4.69755">
            <text:p>4,69755</text:p>
          </table:table-cell>
          <table:table-cell office:value-type="float" office:value="4.44712">
            <text:p>4,44712</text:p>
          </table:table-cell>
          <table:table-cell office:value-type="float" office:value="0.916989">
            <text:p>0,916989</text:p>
          </table:table-cell>
          <table:table-cell office:value-type="float" office:value="5.36411">
            <text:p>5,36411</text:p>
          </table:table-cell>
          <table:table-cell office:value-type="float" office:value="3.04334">
            <text:p>3,04334</text:p>
          </table:table-cell>
          <table:table-cell office:value-type="float" office:value="0.824909">
            <text:p>0,824909</text:p>
          </table:table-cell>
          <table:table-cell office:value-type="float" office:value="3.86825">
            <text:p>3,86825</text:p>
          </table:table-cell>
          <table:table-cell office:value-type="float" office:value="2.07562">
            <text:p>2,07562</text:p>
          </table:table-cell>
          <table:table-cell office:value-type="float" office:value="0.323747">
            <text:p>0,323747</text:p>
          </table:table-cell>
          <table:table-cell office:value-type="float" office:value="2.39936">
            <text:p>2,39936</text:p>
          </table:table-cell>
          <table:table-cell office:value-type="float" office:value="9.89949">
            <text:p>9,89949</text:p>
          </table:table-cell>
          <table:table-cell office:value-type="float" office:value="1.67797">
            <text:p>1,67797</text:p>
          </table:table-cell>
          <table:table-cell office:value-type="float" office:value="11.5775">
            <text:p>11,5775</text:p>
          </table:table-cell>
        </table:table-row>
        <table:table-row table:style-name="ro1">
          <table:table-cell office:value-type="float" office:value="4.37703">
            <text:p>4,37703</text:p>
          </table:table-cell>
          <table:table-cell office:value-type="float" office:value="0.810247">
            <text:p>0,810247</text:p>
          </table:table-cell>
          <table:table-cell office:value-type="float" office:value="5.18728">
            <text:p>5,18728</text:p>
          </table:table-cell>
          <table:table-cell office:value-type="float" office:value="1.83896">
            <text:p>1,83896</text:p>
          </table:table-cell>
          <table:table-cell office:value-type="float" office:value="0.268029">
            <text:p>0,268029</text:p>
          </table:table-cell>
          <table:table-cell office:value-type="float" office:value="2.10699">
            <text:p>2,10699</text:p>
          </table:table-cell>
          <table:table-cell office:value-type="float" office:value="4.91602">
            <text:p>4,91602</text:p>
          </table:table-cell>
          <table:table-cell office:value-type="float" office:value="2.07503">
            <text:p>2,07503</text:p>
          </table:table-cell>
          <table:table-cell office:value-type="float" office:value="6.99105">
            <text:p>6,99105</text:p>
          </table:table-cell>
          <table:table-cell office:value-type="float" office:value="11.8399">
            <text:p>11,8399</text:p>
          </table:table-cell>
          <table:table-cell office:value-type="float" office:value="0.384156">
            <text:p>0,384156</text:p>
          </table:table-cell>
          <table:table-cell office:value-type="float" office:value="12.2241">
            <text:p>12,2241</text:p>
          </table:table-cell>
          <table:table-cell office:value-type="float" office:value="5.55091">
            <text:p>5,55091</text:p>
          </table:table-cell>
          <table:table-cell office:value-type="float" office:value="0.384449">
            <text:p>0,384449</text:p>
          </table:table-cell>
          <table:table-cell office:value-type="float" office:value="5.93536">
            <text:p>5,93536</text:p>
          </table:table-cell>
          <table:table-cell office:value-type="float" office:value="7.15029">
            <text:p>7,15029</text:p>
          </table:table-cell>
          <table:table-cell office:value-type="float" office:value="1.43164">
            <text:p>1,43164</text:p>
          </table:table-cell>
          <table:table-cell office:value-type="float" office:value="8.58193">
            <text:p>8,58193</text:p>
          </table:table-cell>
          <table:table-cell office:value-type="float" office:value="3.08205">
            <text:p>3,08205</text:p>
          </table:table-cell>
          <table:table-cell office:value-type="float" office:value="0.837519">
            <text:p>0,837519</text:p>
          </table:table-cell>
          <table:table-cell office:value-type="float" office:value="3.91956">
            <text:p>3,91956</text:p>
          </table:table-cell>
          <table:table-cell office:value-type="float" office:value="2.24482">
            <text:p>2,24482</text:p>
          </table:table-cell>
          <table:table-cell office:value-type="float" office:value="0.355418">
            <text:p>0,355418</text:p>
          </table:table-cell>
          <table:table-cell office:value-type="float" office:value="2.60024">
            <text:p>2,60024</text:p>
          </table:table-cell>
          <table:table-cell office:value-type="float" office:value="4.31193">
            <text:p>4,31193</text:p>
          </table:table-cell>
          <table:table-cell office:value-type="float" office:value="0.852181">
            <text:p>0,852181</text:p>
          </table:table-cell>
          <table:table-cell office:value-type="float" office:value="5.16411">
            <text:p>5,16411</text:p>
          </table:table-cell>
        </table:table-row>
        <table:table-row table:style-name="ro1">
          <table:table-cell office:value-type="float" office:value="4.91661">
            <text:p>4,91661</text:p>
          </table:table-cell>
          <table:table-cell office:value-type="float" office:value="0.953059">
            <text:p>0,953059</text:p>
          </table:table-cell>
          <table:table-cell office:value-type="float" office:value="5.86967">
            <text:p>5,86967</text:p>
          </table:table-cell>
          <table:table-cell office:value-type="float" office:value="1.82401">
            <text:p>1,82401</text:p>
          </table:table-cell>
          <table:table-cell office:value-type="float" office:value="0.27712">
            <text:p>0,27712</text:p>
          </table:table-cell>
          <table:table-cell office:value-type="float" office:value="2.10113">
            <text:p>2,10113</text:p>
          </table:table-cell>
          <table:table-cell office:value-type="float" office:value="4.40548">
            <text:p>4,40548</text:p>
          </table:table-cell>
          <table:table-cell office:value-type="float" office:value="0.787666">
            <text:p>0,787666</text:p>
          </table:table-cell>
          <table:table-cell office:value-type="float" office:value="5.19314">
            <text:p>5,19314</text:p>
          </table:table-cell>
          <table:table-cell office:value-type="float" office:value="4.75914">
            <text:p>4,75914</text:p>
          </table:table-cell>
          <table:table-cell office:value-type="float" office:value="0.430196">
            <text:p>0,430196</text:p>
          </table:table-cell>
          <table:table-cell office:value-type="float" office:value="5.18933">
            <text:p>5,18933</text:p>
          </table:table-cell>
          <table:table-cell office:value-type="float" office:value="4.2744">
            <text:p>4,2744</text:p>
          </table:table-cell>
          <table:table-cell office:value-type="float" office:value="0.380637">
            <text:p>0,380637</text:p>
          </table:table-cell>
          <table:table-cell office:value-type="float" office:value="4.65503">
            <text:p>4,65503</text:p>
          </table:table-cell>
          <table:table-cell office:value-type="float" office:value="4.56295">
            <text:p>4,56295</text:p>
          </table:table-cell>
          <table:table-cell office:value-type="float" office:value="0.938103">
            <text:p>0,938103</text:p>
          </table:table-cell>
          <table:table-cell office:value-type="float" office:value="5.50106">
            <text:p>5,50106</text:p>
          </table:table-cell>
          <table:table-cell office:value-type="float" office:value="6.57376">
            <text:p>6,57376</text:p>
          </table:table-cell>
          <table:table-cell office:value-type="float" office:value="1.78765">
            <text:p>1,78765</text:p>
          </table:table-cell>
          <table:table-cell office:value-type="float" office:value="8.3614">
            <text:p>8,3614</text:p>
          </table:table-cell>
          <table:table-cell office:value-type="float" office:value="6.11043">
            <text:p>6,11043</text:p>
          </table:table-cell>
          <table:table-cell office:value-type="float" office:value="0.983263">
            <text:p>0,983263</text:p>
          </table:table-cell>
          <table:table-cell office:value-type="float" office:value="7.09369">
            <text:p>7,09369</text:p>
          </table:table-cell>
          <table:table-cell office:value-type="float" office:value="4.66794">
            <text:p>4,66794</text:p>
          </table:table-cell>
          <table:table-cell office:value-type="float" office:value="0.842211">
            <text:p>0,842211</text:p>
          </table:table-cell>
          <table:table-cell office:value-type="float" office:value="5.51015">
            <text:p>5,51015</text:p>
          </table:table-cell>
        </table:table-row>
        <table:table-row table:style-name="ro1">
          <table:table-cell office:value-type="float" office:value="4.64829">
            <text:p>4,64829</text:p>
          </table:table-cell>
          <table:table-cell office:value-type="float" office:value="0.85482">
            <text:p>0,85482</text:p>
          </table:table-cell>
          <table:table-cell office:value-type="float" office:value="5.50311">
            <text:p>5,50311</text:p>
          </table:table-cell>
          <table:table-cell office:value-type="float" office:value="1.85744">
            <text:p>1,85744</text:p>
          </table:table-cell>
          <table:table-cell office:value-type="float" office:value="0.333424">
            <text:p>0,333424</text:p>
          </table:table-cell>
          <table:table-cell office:value-type="float" office:value="2.19086">
            <text:p>2,19086</text:p>
          </table:table-cell>
          <table:table-cell office:value-type="float" office:value="4.61017">
            <text:p>4,61017</text:p>
          </table:table-cell>
          <table:table-cell office:value-type="float" office:value="0.86743">
            <text:p>0,86743</text:p>
          </table:table-cell>
          <table:table-cell office:value-type="float" office:value="5.4776">
            <text:p>5,4776</text:p>
          </table:table-cell>
          <table:table-cell office:value-type="float" office:value="6.00046">
            <text:p>6,00046</text:p>
          </table:table-cell>
          <table:table-cell office:value-type="float" office:value="0.396179">
            <text:p>0,396179</text:p>
          </table:table-cell>
          <table:table-cell office:value-type="float" office:value="6.39664">
            <text:p>6,39664</text:p>
          </table:table-cell>
          <table:table-cell office:value-type="float" office:value="4.34565">
            <text:p>4,34565</text:p>
          </table:table-cell>
          <table:table-cell office:value-type="float" office:value="0.375359">
            <text:p>0,375359</text:p>
          </table:table-cell>
          <table:table-cell office:value-type="float" office:value="4.72101">
            <text:p>4,72101</text:p>
          </table:table-cell>
          <table:table-cell office:value-type="float" office:value="4.57234">
            <text:p>4,57234</text:p>
          </table:table-cell>
          <table:table-cell office:value-type="float" office:value="0.921974">
            <text:p>0,921974</text:p>
          </table:table-cell>
          <table:table-cell office:value-type="float" office:value="5.49431">
            <text:p>5,49431</text:p>
          </table:table-cell>
          <table:table-cell office:value-type="float" office:value="3.06797">
            <text:p>3,06797</text:p>
          </table:table-cell>
          <table:table-cell office:value-type="float" office:value="1.03869">
            <text:p>1,03869</text:p>
          </table:table-cell>
          <table:table-cell office:value-type="float" office:value="4.10666">
            <text:p>4,10666</text:p>
          </table:table-cell>
          <table:table-cell office:value-type="float" office:value="2.22693">
            <text:p>2,22693</text:p>
          </table:table-cell>
          <table:table-cell office:value-type="float" office:value="0.488259">
            <text:p>0,488259</text:p>
          </table:table-cell>
          <table:table-cell office:value-type="float" office:value="2.71519">
            <text:p>2,71519</text:p>
          </table:table-cell>
          <table:table-cell office:value-type="float" office:value="6.52156">
            <text:p>6,52156</text:p>
          </table:table-cell>
          <table:table-cell office:value-type="float" office:value="1.29235">
            <text:p>1,29235</text:p>
          </table:table-cell>
          <table:table-cell office:value-type="float" office:value="7.81391">
            <text:p>7,81391</text:p>
          </table:table-cell>
        </table:table-row>
        <table:table-row table:style-name="ro1">
          <table:table-cell office:value-type="float" office:value="4.58055">
            <text:p>4,58055</text:p>
          </table:table-cell>
          <table:table-cell office:value-type="float" office:value="0.820804">
            <text:p>0,820804</text:p>
          </table:table-cell>
          <table:table-cell office:value-type="float" office:value="5.40135">
            <text:p>5,40135</text:p>
          </table:table-cell>
          <table:table-cell office:value-type="float" office:value="1.89351">
            <text:p>1,89351</text:p>
          </table:table-cell>
          <table:table-cell office:value-type="float" office:value="0.27624">
            <text:p>0,27624</text:p>
          </table:table-cell>
          <table:table-cell office:value-type="float" office:value="2.16975">
            <text:p>2,16975</text:p>
          </table:table-cell>
          <table:table-cell office:value-type="float" office:value="4.47762">
            <text:p>4,47762</text:p>
          </table:table-cell>
          <table:table-cell office:value-type="float" office:value="0.733122">
            <text:p>0,733122</text:p>
          </table:table-cell>
          <table:table-cell office:value-type="float" office:value="5.21074">
            <text:p>5,21074</text:p>
          </table:table-cell>
          <table:table-cell office:value-type="float" office:value="5.36294">
            <text:p>5,36294</text:p>
          </table:table-cell>
          <table:table-cell office:value-type="float" office:value="0.392367">
            <text:p>0,392367</text:p>
          </table:table-cell>
          <table:table-cell office:value-type="float" office:value="5.7553">
            <text:p>5,7553</text:p>
          </table:table-cell>
          <table:table-cell office:value-type="float" office:value="4.30049">
            <text:p>4,30049</text:p>
          </table:table-cell>
          <table:table-cell office:value-type="float" office:value="0.379464">
            <text:p>0,379464</text:p>
          </table:table-cell>
          <table:table-cell office:value-type="float" office:value="4.67996">
            <text:p>4,67996</text:p>
          </table:table-cell>
          <table:table-cell office:value-type="float" office:value="4.42747">
            <text:p>4,42747</text:p>
          </table:table-cell>
          <table:table-cell office:value-type="float" office:value="0.864498">
            <text:p>0,864498</text:p>
          </table:table-cell>
          <table:table-cell office:value-type="float" office:value="5.29197">
            <text:p>5,29197</text:p>
          </table:table-cell>
          <table:table-cell office:value-type="float" office:value="2.92897">
            <text:p>2,92897</text:p>
          </table:table-cell>
          <table:table-cell office:value-type="float" office:value="0.886198">
            <text:p>0,886198</text:p>
          </table:table-cell>
          <table:table-cell office:value-type="float" office:value="3.81517">
            <text:p>3,81517</text:p>
          </table:table-cell>
          <table:table-cell office:value-type="float" office:value="2.09292">
            <text:p>2,09292</text:p>
          </table:table-cell>
          <table:table-cell office:value-type="float" office:value="0.326386">
            <text:p>0,326386</text:p>
          </table:table-cell>
          <table:table-cell office:value-type="float" office:value="2.4193">
            <text:p>2,4193</text:p>
          </table:table-cell>
          <table:table-cell office:value-type="float" office:value="4.47117">
            <text:p>4,47117</text:p>
          </table:table-cell>
          <table:table-cell office:value-type="float" office:value="0.796171">
            <text:p>0,796171</text:p>
          </table:table-cell>
          <table:table-cell office:value-type="float" office:value="5.26734">
            <text:p>5,26734</text:p>
          </table:table-cell>
        </table:table-row>
        <table:table-row table:style-name="ro1">
          <table:table-cell office:value-type="float" office:value="4.27674">
            <text:p>4,27674</text:p>
          </table:table-cell>
          <table:table-cell office:value-type="float" office:value="1.09734">
            <text:p>1,09734</text:p>
          </table:table-cell>
          <table:table-cell office:value-type="float" office:value="5.37408">
            <text:p>5,37408</text:p>
          </table:table-cell>
          <table:table-cell office:value-type="float" office:value="2.23808">
            <text:p>2,23808</text:p>
          </table:table-cell>
          <table:table-cell office:value-type="float" office:value="0.288557">
            <text:p>0,288557</text:p>
          </table:table-cell>
          <table:table-cell office:value-type="float" office:value="2.52663">
            <text:p>2,52663</text:p>
          </table:table-cell>
          <table:table-cell office:value-type="float" office:value="5.81102">
            <text:p>5,81102</text:p>
          </table:table-cell>
          <table:table-cell office:value-type="float" office:value="0.748078">
            <text:p>0,748078</text:p>
          </table:table-cell>
          <table:table-cell office:value-type="float" office:value="6.5591">
            <text:p>6,5591</text:p>
          </table:table-cell>
          <table:table-cell office:value-type="float" office:value="5.65794">
            <text:p>5,65794</text:p>
          </table:table-cell>
          <table:table-cell office:value-type="float" office:value="0.400871">
            <text:p>0,400871</text:p>
          </table:table-cell>
          <table:table-cell office:value-type="float" office:value="6.05881">
            <text:p>6,05881</text:p>
          </table:table-cell>
          <table:table-cell office:value-type="float" office:value="4.82336">
            <text:p>4,82336</text:p>
          </table:table-cell>
          <table:table-cell office:value-type="float" office:value="0.697932">
            <text:p>0,697932</text:p>
          </table:table-cell>
          <table:table-cell office:value-type="float" office:value="5.52129">
            <text:p>5,52129</text:p>
          </table:table-cell>
          <table:table-cell office:value-type="float" office:value="5.41983">
            <text:p>5,41983</text:p>
          </table:table-cell>
          <table:table-cell office:value-type="float" office:value="1.64395">
            <text:p>1,64395</text:p>
          </table:table-cell>
          <table:table-cell office:value-type="float" office:value="7.06378">
            <text:p>7,06378</text:p>
          </table:table-cell>
          <table:table-cell office:value-type="float" office:value="3.18468">
            <text:p>3,18468</text:p>
          </table:table-cell>
          <table:table-cell office:value-type="float" office:value="0.939276">
            <text:p>0,939276</text:p>
          </table:table-cell>
          <table:table-cell office:value-type="float" office:value="4.12396">
            <text:p>4,12396</text:p>
          </table:table-cell>
          <table:table-cell office:value-type="float" office:value="2.08647">
            <text:p>2,08647</text:p>
          </table:table-cell>
          <table:table-cell office:value-type="float" office:value="0.379171">
            <text:p>0,379171</text:p>
          </table:table-cell>
          <table:table-cell office:value-type="float" office:value="2.46564">
            <text:p>2,46564</text:p>
          </table:table-cell>
          <table:table-cell office:value-type="float" office:value="4.47205">
            <text:p>4,47205</text:p>
          </table:table-cell>
          <table:table-cell office:value-type="float" office:value="1.11493">
            <text:p>1,11493</text:p>
          </table:table-cell>
          <table:table-cell office:value-type="float" office:value="5.58698">
            <text:p>5,58698</text:p>
          </table:table-cell>
        </table:table-row>
        <table:table-row table:style-name="ro1">
          <table:table-cell office:value-type="float" office:value="4.44536">
            <text:p>4,44536</text:p>
          </table:table-cell>
          <table:table-cell office:value-type="float" office:value="0.810247">
            <text:p>0,810247</text:p>
          </table:table-cell>
          <table:table-cell office:value-type="float" office:value="5.25561">
            <text:p>5,25561</text:p>
          </table:table-cell>
          <table:table-cell office:value-type="float" office:value="1.8416">
            <text:p>1,8416</text:p>
          </table:table-cell>
          <table:table-cell office:value-type="float" office:value="0.318175">
            <text:p>0,318175</text:p>
          </table:table-cell>
          <table:table-cell office:value-type="float" office:value="2.15978">
            <text:p>2,15978</text:p>
          </table:table-cell>
          <table:table-cell office:value-type="float" office:value="4.48026">
            <text:p>4,48026</text:p>
          </table:table-cell>
          <table:table-cell office:value-type="float" office:value="1.07886">
            <text:p>1,07886</text:p>
          </table:table-cell>
          <table:table-cell office:value-type="float" office:value="5.55912">
            <text:p>5,55912</text:p>
          </table:table-cell>
          <table:table-cell office:value-type="float" office:value="4.78787">
            <text:p>4,78787</text:p>
          </table:table-cell>
          <table:table-cell office:value-type="float" office:value="0.359816">
            <text:p>0,359816</text:p>
          </table:table-cell>
          <table:table-cell office:value-type="float" office:value="5.14769">
            <text:p>5,14769</text:p>
          </table:table-cell>
          <table:table-cell office:value-type="float" office:value="4.45562">
            <text:p>4,45562</text:p>
          </table:table-cell>
          <table:table-cell office:value-type="float" office:value="0.378584">
            <text:p>0,378584</text:p>
          </table:table-cell>
          <table:table-cell office:value-type="float" office:value="4.83421">
            <text:p>4,83421</text:p>
          </table:table-cell>
          <table:table-cell office:value-type="float" office:value="10.7745">
            <text:p>10,7745</text:p>
          </table:table-cell>
          <table:table-cell office:value-type="float" office:value="2.00787">
            <text:p>2,00787</text:p>
          </table:table-cell>
          <table:table-cell office:value-type="float" office:value="12.7824">
            <text:p>12,7824</text:p>
          </table:table-cell>
          <table:table-cell office:value-type="float" office:value="4.75884">
            <text:p>4,75884</text:p>
          </table:table-cell>
          <table:table-cell office:value-type="float" office:value="0.931065">
            <text:p>0,931065</text:p>
          </table:table-cell>
          <table:table-cell office:value-type="float" office:value="5.68991">
            <text:p>5,68991</text:p>
          </table:table-cell>
          <table:table-cell office:value-type="float" office:value="2.98645">
            <text:p>2,98645</text:p>
          </table:table-cell>
          <table:table-cell office:value-type="float" office:value="0.367441">
            <text:p>0,367441</text:p>
          </table:table-cell>
          <table:table-cell office:value-type="float" office:value="3.35389">
            <text:p>3,35389</text:p>
          </table:table-cell>
          <table:table-cell office:value-type="float" office:value="6.57493">
            <text:p>6,57493</text:p>
          </table:table-cell>
          <table:table-cell office:value-type="float" office:value="0.886785">
            <text:p>0,886785</text:p>
          </table:table-cell>
          <table:table-cell office:value-type="float" office:value="7.46172">
            <text:p>7,46172</text:p>
          </table:table-cell>
        </table:table-row>
        <table:table-row table:style-name="ro1">
          <table:table-cell office:value-type="float" office:value="5.48111">
            <text:p>5,48111</text:p>
          </table:table-cell>
          <table:table-cell office:value-type="float" office:value="0.830481">
            <text:p>0,830481</text:p>
          </table:table-cell>
          <table:table-cell office:value-type="float" office:value="6.3116">
            <text:p>6,3116</text:p>
          </table:table-cell>
          <table:table-cell office:value-type="float" office:value="1.86624">
            <text:p>1,86624</text:p>
          </table:table-cell>
          <table:table-cell office:value-type="float" office:value="0.290903">
            <text:p>0,290903</text:p>
          </table:table-cell>
          <table:table-cell office:value-type="float" office:value="2.15714">
            <text:p>2,15714</text:p>
          </table:table-cell>
          <table:table-cell office:value-type="float" office:value="4.59462">
            <text:p>4,59462</text:p>
          </table:table-cell>
          <table:table-cell office:value-type="float" office:value="0.727844">
            <text:p>0,727844</text:p>
          </table:table-cell>
          <table:table-cell office:value-type="float" office:value="5.32247">
            <text:p>5,32247</text:p>
          </table:table-cell>
          <table:table-cell office:value-type="float" office:value="4.88699">
            <text:p>4,88699</text:p>
          </table:table-cell>
          <table:table-cell office:value-type="float" office:value="0.386209">
            <text:p>0,386209</text:p>
          </table:table-cell>
          <table:table-cell office:value-type="float" office:value="5.2732">
            <text:p>5,2732</text:p>
          </table:table-cell>
          <table:table-cell office:value-type="float" office:value="4.48671">
            <text:p>4,48671</text:p>
          </table:table-cell>
          <table:table-cell office:value-type="float" office:value="0.379464">
            <text:p>0,379464</text:p>
          </table:table-cell>
          <table:table-cell office:value-type="float" office:value="4.86617">
            <text:p>4,86617</text:p>
          </table:table-cell>
          <table:table-cell office:value-type="float" office:value="4.3697">
            <text:p>4,3697</text:p>
          </table:table-cell>
          <table:table-cell office:value-type="float" office:value="0.885905">
            <text:p>0,885905</text:p>
          </table:table-cell>
          <table:table-cell office:value-type="float" office:value="5.25561">
            <text:p>5,25561</text:p>
          </table:table-cell>
          <table:table-cell office:value-type="float" office:value="3.08703">
            <text:p>3,08703</text:p>
          </table:table-cell>
          <table:table-cell office:value-type="float" office:value="0.869483">
            <text:p>0,869483</text:p>
          </table:table-cell>
          <table:table-cell office:value-type="float" office:value="3.95651">
            <text:p>3,95651</text:p>
          </table:table-cell>
          <table:table-cell office:value-type="float" office:value="2.07943">
            <text:p>2,07943</text:p>
          </table:table-cell>
          <table:table-cell office:value-type="float" office:value="0.386209">
            <text:p>0,386209</text:p>
          </table:table-cell>
          <table:table-cell office:value-type="float" office:value="2.46564">
            <text:p>2,46564</text:p>
          </table:table-cell>
          <table:table-cell office:value-type="float" office:value="4.34214">
            <text:p>4,34214</text:p>
          </table:table-cell>
          <table:table-cell office:value-type="float" office:value="0.812593">
            <text:p>0,812593</text:p>
          </table:table-cell>
          <table:table-cell office:value-type="float" office:value="5.15473">
            <text:p>5,15473</text:p>
          </table:table-cell>
        </table:table-row>
        <table:table-row table:style-name="ro1">
          <table:table-cell office:value-type="float" office:value="4.36736">
            <text:p>4,36736</text:p>
          </table:table-cell>
          <table:table-cell office:value-type="float" office:value="0.808487">
            <text:p>0,808487</text:p>
          </table:table-cell>
          <table:table-cell office:value-type="float" office:value="5.17584">
            <text:p>5,17584</text:p>
          </table:table-cell>
          <table:table-cell office:value-type="float" office:value="4.03276">
            <text:p>4,03276</text:p>
          </table:table-cell>
          <table:table-cell office:value-type="float" office:value="0.290316">
            <text:p>0,290316</text:p>
          </table:table-cell>
          <table:table-cell office:value-type="float" office:value="4.32307">
            <text:p>4,32307</text:p>
          </table:table-cell>
          <table:table-cell office:value-type="float" office:value="5.64885">
            <text:p>5,64885</text:p>
          </table:table-cell>
          <table:table-cell office:value-type="float" office:value="2.09761">
            <text:p>2,09761</text:p>
          </table:table-cell>
          <table:table-cell office:value-type="float" office:value="7.74646">
            <text:p>7,74646</text:p>
          </table:table-cell>
          <table:table-cell office:value-type="float" office:value="7.98429">
            <text:p>7,98429</text:p>
          </table:table-cell>
          <table:table-cell office:value-type="float" office:value="1.0557">
            <text:p>1,0557</text:p>
          </table:table-cell>
          <table:table-cell office:value-type="float" office:value="9.03998">
            <text:p>9,03998</text:p>
          </table:table-cell>
          <table:table-cell office:value-type="float" office:value="4.33744">
            <text:p>4,33744</text:p>
          </table:table-cell>
          <table:table-cell office:value-type="float" office:value="0.368614">
            <text:p>0,368614</text:p>
          </table:table-cell>
          <table:table-cell office:value-type="float" office:value="4.70606">
            <text:p>4,70606</text:p>
          </table:table-cell>
          <table:table-cell office:value-type="float" office:value="4.248">
            <text:p>4,248</text:p>
          </table:table-cell>
          <table:table-cell office:value-type="float" office:value="0.885905">
            <text:p>0,885905</text:p>
          </table:table-cell>
          <table:table-cell office:value-type="float" office:value="5.13391">
            <text:p>5,13391</text:p>
          </table:table-cell>
          <table:table-cell office:value-type="float" office:value="3.0882">
            <text:p>3,0882</text:p>
          </table:table-cell>
          <table:table-cell office:value-type="float" office:value="0.912297">
            <text:p>0,912297</text:p>
          </table:table-cell>
          <table:table-cell office:value-type="float" office:value="4.0005">
            <text:p>4,0005</text:p>
          </table:table-cell>
          <table:table-cell office:value-type="float" office:value="2.27532">
            <text:p>2,27532</text:p>
          </table:table-cell>
          <table:table-cell office:value-type="float" office:value="0.340169">
            <text:p>0,340169</text:p>
          </table:table-cell>
          <table:table-cell office:value-type="float" office:value="2.61549">
            <text:p>2,61549</text:p>
          </table:table-cell>
          <table:table-cell office:value-type="float" office:value="4.41809">
            <text:p>4,41809</text:p>
          </table:table-cell>
          <table:table-cell office:value-type="float" office:value="0.760394">
            <text:p>0,760394</text:p>
          </table:table-cell>
          <table:table-cell office:value-type="float" office:value="5.17848">
            <text:p>5,17848</text:p>
          </table:table-cell>
        </table:table-row>
        <table:table-row table:style-name="ro1">
          <table:table-cell office:value-type="float" office:value="4.4351">
            <text:p>4,4351</text:p>
          </table:table-cell>
          <table:table-cell office:value-type="float" office:value="0.815818">
            <text:p>0,815818</text:p>
          </table:table-cell>
          <table:table-cell office:value-type="float" office:value="5.25091">
            <text:p>5,25091</text:p>
          </table:table-cell>
          <table:table-cell office:value-type="float" office:value="3.47998">
            <text:p>3,47998</text:p>
          </table:table-cell>
          <table:table-cell office:value-type="float" office:value="0.336943">
            <text:p>0,336943</text:p>
          </table:table-cell>
          <table:table-cell office:value-type="float" office:value="3.81693">
            <text:p>3,81693</text:p>
          </table:table-cell>
          <table:table-cell office:value-type="float" office:value="4.46999">
            <text:p>4,46999</text:p>
          </table:table-cell>
          <table:table-cell office:value-type="float" office:value="1.30994">
            <text:p>1,30994</text:p>
          </table:table-cell>
          <table:table-cell office:value-type="float" office:value="5.77993">
            <text:p>5,77993</text:p>
          </table:table-cell>
          <table:table-cell office:value-type="float" office:value="9.38367">
            <text:p>9,38367</text:p>
          </table:table-cell>
          <table:table-cell office:value-type="float" office:value="0.467732">
            <text:p>0,467732</text:p>
          </table:table-cell>
          <table:table-cell office:value-type="float" office:value="9.8514">
            <text:p>9,8514</text:p>
          </table:table-cell>
          <table:table-cell office:value-type="float" office:value="11.0062">
            <text:p>11,0062</text:p>
          </table:table-cell>
          <table:table-cell office:value-type="float" office:value="1.07593">
            <text:p>1,07593</text:p>
          </table:table-cell>
          <table:table-cell office:value-type="float" office:value="12.0821">
            <text:p>12,0821</text:p>
          </table:table-cell>
          <table:table-cell office:value-type="float" office:value="9.27927">
            <text:p>9,27927</text:p>
          </table:table-cell>
          <table:table-cell office:value-type="float" office:value="2.51432">
            <text:p>2,51432</text:p>
          </table:table-cell>
          <table:table-cell office:value-type="float" office:value="11.7936">
            <text:p>11,7936</text:p>
          </table:table-cell>
          <table:table-cell office:value-type="float" office:value="4.78758">
            <text:p>4,78758</text:p>
          </table:table-cell>
          <table:table-cell office:value-type="float" office:value="1.1425">
            <text:p>1,1425</text:p>
          </table:table-cell>
          <table:table-cell office:value-type="float" office:value="5.93008">
            <text:p>5,93008</text:p>
          </table:table-cell>
          <table:table-cell office:value-type="float" office:value="3.10081">
            <text:p>3,10081</text:p>
          </table:table-cell>
          <table:table-cell office:value-type="float" office:value="0.379464">
            <text:p>0,379464</text:p>
          </table:table-cell>
          <table:table-cell office:value-type="float" office:value="3.48028">
            <text:p>3,48028</text:p>
          </table:table-cell>
          <table:table-cell office:value-type="float" office:value="6.39605">
            <text:p>6,39605</text:p>
          </table:table-cell>
          <table:table-cell office:value-type="float" office:value="0.96127">
            <text:p>0,96127</text:p>
          </table:table-cell>
          <table:table-cell office:value-type="float" office:value="7.35732">
            <text:p>7,35732</text:p>
          </table:table-cell>
        </table:table-row>
        <table:table-row table:style-name="ro1">
          <table:table-cell office:value-type="float" office:value="4.46677">
            <text:p>4,46677</text:p>
          </table:table-cell>
          <table:table-cell office:value-type="float" office:value="0.816405">
            <text:p>0,816405</text:p>
          </table:table-cell>
          <table:table-cell office:value-type="float" office:value="5.28317">
            <text:p>5,28317</text:p>
          </table:table-cell>
          <table:table-cell office:value-type="float" office:value="1.77709">
            <text:p>1,77709</text:p>
          </table:table-cell>
          <table:table-cell office:value-type="float" office:value="0.287384">
            <text:p>0,287384</text:p>
          </table:table-cell>
          <table:table-cell office:value-type="float" office:value="2.06447">
            <text:p>2,06447</text:p>
          </table:table-cell>
          <table:table-cell office:value-type="float" office:value="4.48231">
            <text:p>4,48231</text:p>
          </table:table-cell>
          <table:table-cell office:value-type="float" office:value="0.729896">
            <text:p>0,729896</text:p>
          </table:table-cell>
          <table:table-cell office:value-type="float" office:value="5.21221">
            <text:p>5,21221</text:p>
          </table:table-cell>
          <table:table-cell office:value-type="float" office:value="4.86177">
            <text:p>4,86177</text:p>
          </table:table-cell>
          <table:table-cell office:value-type="float" office:value="0.38357">
            <text:p>0,38357</text:p>
          </table:table-cell>
          <table:table-cell office:value-type="float" office:value="5.24534">
            <text:p>5,24534</text:p>
          </table:table-cell>
          <table:table-cell office:value-type="float" office:value="4.31164">
            <text:p>4,31164</text:p>
          </table:table-cell>
          <table:table-cell office:value-type="float" office:value="0.368027">
            <text:p>0,368027</text:p>
          </table:table-cell>
          <table:table-cell office:value-type="float" office:value="4.67967">
            <text:p>4,67967</text:p>
          </table:table-cell>
          <table:table-cell office:value-type="float" office:value="4.48231">
            <text:p>4,48231</text:p>
          </table:table-cell>
          <table:table-cell office:value-type="float" office:value="0.89177">
            <text:p>0,89177</text:p>
          </table:table-cell>
          <table:table-cell office:value-type="float" office:value="5.37408">
            <text:p>5,37408</text:p>
          </table:table-cell>
          <table:table-cell office:value-type="float" office:value="2.93395">
            <text:p>2,93395</text:p>
          </table:table-cell>
          <table:table-cell office:value-type="float" office:value="0.86919">
            <text:p>0,86919</text:p>
          </table:table-cell>
          <table:table-cell office:value-type="float" office:value="3.80314">
            <text:p>3,80314</text:p>
          </table:table-cell>
          <table:table-cell office:value-type="float" office:value="2.11902">
            <text:p>2,11902</text:p>
          </table:table-cell>
          <table:table-cell office:value-type="float" office:value="0.35923">
            <text:p>0,35923</text:p>
          </table:table-cell>
          <table:table-cell office:value-type="float" office:value="2.47825">
            <text:p>2,47825</text:p>
          </table:table-cell>
          <table:table-cell office:value-type="float" office:value="4.44888">
            <text:p>4,44888</text:p>
          </table:table-cell>
          <table:table-cell office:value-type="float" office:value="0.816405">
            <text:p>0,816405</text:p>
          </table:table-cell>
          <table:table-cell office:value-type="float" office:value="5.26528">
            <text:p>5,26528</text:p>
          </table:table-cell>
        </table:table-row>
        <table:table-row table:style-name="ro1">
          <table:table-cell office:value-type="float" office:value="4.37205">
            <text:p>4,37205</text:p>
          </table:table-cell>
          <table:table-cell office:value-type="float" office:value="1.00203">
            <text:p>1,00203</text:p>
          </table:table-cell>
          <table:table-cell office:value-type="float" office:value="5.37408">
            <text:p>5,37408</text:p>
          </table:table-cell>
          <table:table-cell office:value-type="float" office:value="1.87503">
            <text:p>1,87503</text:p>
          </table:table-cell>
          <table:table-cell office:value-type="float" office:value="0.272135">
            <text:p>0,272135</text:p>
          </table:table-cell>
          <table:table-cell office:value-type="float" office:value="2.14717">
            <text:p>2,14717</text:p>
          </table:table-cell>
          <table:table-cell office:value-type="float" office:value="4.41398">
            <text:p>4,41398</text:p>
          </table:table-cell>
          <table:table-cell office:value-type="float" office:value="0.731949">
            <text:p>0,731949</text:p>
          </table:table-cell>
          <table:table-cell office:value-type="float" office:value="5.14593">
            <text:p>5,14593</text:p>
          </table:table-cell>
          <table:table-cell office:value-type="float" office:value="4.91192">
            <text:p>4,91192</text:p>
          </table:table-cell>
          <table:table-cell office:value-type="float" office:value="0.360696">
            <text:p>0,360696</text:p>
          </table:table-cell>
          <table:table-cell office:value-type="float" office:value="5.27261">
            <text:p>5,27261</text:p>
          </table:table-cell>
          <table:table-cell office:value-type="float" office:value="4.49463">
            <text:p>4,49463</text:p>
          </table:table-cell>
          <table:table-cell office:value-type="float" office:value="0.353658">
            <text:p>0,353658</text:p>
          </table:table-cell>
          <table:table-cell office:value-type="float" office:value="4.84828">
            <text:p>4,84828</text:p>
          </table:table-cell>
          <table:table-cell office:value-type="float" office:value="9.45757">
            <text:p>9,45757</text:p>
          </table:table-cell>
          <table:table-cell office:value-type="float" office:value="2.2457">
            <text:p>2,2457</text:p>
          </table:table-cell>
          <table:table-cell office:value-type="float" office:value="11.7033">
            <text:p>11,7033</text:p>
          </table:table-cell>
          <table:table-cell office:value-type="float" office:value="4.07411">
            <text:p>4,07411</text:p>
          </table:table-cell>
          <table:table-cell office:value-type="float" office:value="1.06449">
            <text:p>1,06449</text:p>
          </table:table-cell>
          <table:table-cell office:value-type="float" office:value="5.1386">
            <text:p>5,1386</text:p>
          </table:table-cell>
          <table:table-cell office:value-type="float" office:value="2.66446">
            <text:p>2,66446</text:p>
          </table:table-cell>
          <table:table-cell office:value-type="float" office:value="0.636057">
            <text:p>0,636057</text:p>
          </table:table-cell>
          <table:table-cell office:value-type="float" office:value="3.30052">
            <text:p>3,30052</text:p>
          </table:table-cell>
          <table:table-cell office:value-type="float" office:value="5.3122">
            <text:p>5,3122</text:p>
          </table:table-cell>
          <table:table-cell office:value-type="float" office:value="0.775643">
            <text:p>0,775643</text:p>
          </table:table-cell>
          <table:table-cell office:value-type="float" office:value="6.08785">
            <text:p>6,08785</text:p>
          </table:table-cell>
        </table:table-row>
        <table:table-row table:style-name="ro1">
          <table:table-cell office:value-type="float" office:value="4.32044">
            <text:p>4,32044</text:p>
          </table:table-cell>
          <table:table-cell office:value-type="float" office:value="0.819044">
            <text:p>0,819044</text:p>
          </table:table-cell>
          <table:table-cell office:value-type="float" office:value="5.13948">
            <text:p>5,13948</text:p>
          </table:table-cell>
          <table:table-cell office:value-type="float" office:value="1.90319">
            <text:p>1,90319</text:p>
          </table:table-cell>
          <table:table-cell office:value-type="float" office:value="0.295008">
            <text:p>0,295008</text:p>
          </table:table-cell>
          <table:table-cell office:value-type="float" office:value="2.19819">
            <text:p>2,19819</text:p>
          </table:table-cell>
          <table:table-cell office:value-type="float" office:value="4.60723">
            <text:p>4,60723</text:p>
          </table:table-cell>
          <table:table-cell office:value-type="float" office:value="0.761567">
            <text:p>0,761567</text:p>
          </table:table-cell>
          <table:table-cell office:value-type="float" office:value="5.3688">
            <text:p>5,3688</text:p>
          </table:table-cell>
          <table:table-cell office:value-type="float" office:value="4.96822">
            <text:p>4,96822</text:p>
          </table:table-cell>
          <table:table-cell office:value-type="float" office:value="0.394126">
            <text:p>0,394126</text:p>
          </table:table-cell>
          <table:table-cell office:value-type="float" office:value="5.36235">
            <text:p>5,36235</text:p>
          </table:table-cell>
          <table:table-cell office:value-type="float" office:value="4.31838">
            <text:p>4,31838</text:p>
          </table:table-cell>
          <table:table-cell office:value-type="float" office:value="0.348673">
            <text:p>0,348673</text:p>
          </table:table-cell>
          <table:table-cell office:value-type="float" office:value="4.66706">
            <text:p>4,66706</text:p>
          </table:table-cell>
          <table:table-cell office:value-type="float" office:value="4.5782">
            <text:p>4,5782</text:p>
          </table:table-cell>
          <table:table-cell office:value-type="float" office:value="0.907605">
            <text:p>0,907605</text:p>
          </table:table-cell>
          <table:table-cell office:value-type="float" office:value="5.48581">
            <text:p>5,48581</text:p>
          </table:table-cell>
          <table:table-cell office:value-type="float" office:value="3.2489">
            <text:p>3,2489</text:p>
          </table:table-cell>
          <table:table-cell office:value-type="float" office:value="0.97124">
            <text:p>0,97124</text:p>
          </table:table-cell>
          <table:table-cell office:value-type="float" office:value="4.22014">
            <text:p>4,22014</text:p>
          </table:table-cell>
          <table:table-cell office:value-type="float" office:value="2.05597">
            <text:p>2,05597</text:p>
          </table:table-cell>
          <table:table-cell office:value-type="float" office:value="0.342808">
            <text:p>0,342808</text:p>
          </table:table-cell>
          <table:table-cell office:value-type="float" office:value="2.39878">
            <text:p>2,39878</text:p>
          </table:table-cell>
          <table:table-cell office:value-type="float" office:value="4.56266">
            <text:p>4,56266</text:p>
          </table:table-cell>
          <table:table-cell office:value-type="float" office:value="0.780628">
            <text:p>0,780628</text:p>
          </table:table-cell>
          <table:table-cell office:value-type="float" office:value="5.34329">
            <text:p>5,34329</text:p>
          </table:table-cell>
        </table:table-row>
        <table:table-row table:style-name="ro1">
          <table:table-cell office:value-type="float" office:value="4.46295">
            <text:p>4,46295</text:p>
          </table:table-cell>
          <table:table-cell office:value-type="float" office:value="0.760394">
            <text:p>0,760394</text:p>
          </table:table-cell>
          <table:table-cell office:value-type="float" office:value="5.22335">
            <text:p>5,22335</text:p>
          </table:table-cell>
          <table:table-cell office:value-type="float" office:value="2.23632">
            <text:p>2,23632</text:p>
          </table:table-cell>
          <table:table-cell office:value-type="float" office:value="0.303219">
            <text:p>0,303219</text:p>
          </table:table-cell>
          <table:table-cell office:value-type="float" office:value="2.53954">
            <text:p>2,53954</text:p>
          </table:table-cell>
          <table:table-cell office:value-type="float" office:value="4.4348">
            <text:p>4,4348</text:p>
          </table:table-cell>
          <table:table-cell office:value-type="float" office:value="0.695">
            <text:p>0,695</text:p>
          </table:table-cell>
          <table:table-cell office:value-type="float" office:value="5.1298">
            <text:p>5,1298</text:p>
          </table:table-cell>
          <table:table-cell office:value-type="float" office:value="4.87731">
            <text:p>4,87731</text:p>
          </table:table-cell>
          <table:table-cell office:value-type="float" office:value="0.376532">
            <text:p>0,376532</text:p>
          </table:table-cell>
          <table:table-cell office:value-type="float" office:value="5.25385">
            <text:p>5,25385</text:p>
          </table:table-cell>
          <table:table-cell office:value-type="float" office:value="4.30343">
            <text:p>4,30343</text:p>
          </table:table-cell>
          <table:table-cell office:value-type="float" office:value="0.375652">
            <text:p>0,375652</text:p>
          </table:table-cell>
          <table:table-cell office:value-type="float" office:value="4.67908">
            <text:p>4,67908</text:p>
          </table:table-cell>
          <table:table-cell office:value-type="float" office:value="7.3016">
            <text:p>7,3016</text:p>
          </table:table-cell>
          <table:table-cell office:value-type="float" office:value="2.17033">
            <text:p>2,17033</text:p>
          </table:table-cell>
          <table:table-cell office:value-type="float" office:value="9.47194">
            <text:p>9,47194</text:p>
          </table:table-cell>
          <table:table-cell office:value-type="float" office:value="5.93096">
            <text:p>5,93096</text:p>
          </table:table-cell>
          <table:table-cell office:value-type="float" office:value="0.893823">
            <text:p>0,893823</text:p>
          </table:table-cell>
          <table:table-cell office:value-type="float" office:value="6.82478">
            <text:p>6,82478</text:p>
          </table:table-cell>
          <table:table-cell office:value-type="float" office:value="2.1196">
            <text:p>2,1196</text:p>
          </table:table-cell>
          <table:table-cell office:value-type="float" office:value="0.453363">
            <text:p>0,453363</text:p>
          </table:table-cell>
          <table:table-cell office:value-type="float" office:value="2.57297">
            <text:p>2,57297</text:p>
          </table:table-cell>
          <table:table-cell office:value-type="float" office:value="4.16677">
            <text:p>4,16677</text:p>
          </table:table-cell>
          <table:table-cell office:value-type="float" office:value="0.76538">
            <text:p>0,76538</text:p>
          </table:table-cell>
          <table:table-cell office:value-type="float" office:value="4.93215">
            <text:p>4,93215</text:p>
          </table:table-cell>
        </table:table-row>
        <table:table-row table:style-name="ro1">
          <table:table-cell office:value-type="float" office:value="12.0036">
            <text:p>12,0036</text:p>
          </table:table-cell>
          <table:table-cell office:value-type="float" office:value="0.838398">
            <text:p>0,838398</text:p>
          </table:table-cell>
          <table:table-cell office:value-type="float" office:value="12.842">
            <text:p>12,842</text:p>
          </table:table-cell>
          <table:table-cell office:value-type="float" office:value="1.84659">
            <text:p>1,84659</text:p>
          </table:table-cell>
          <table:table-cell office:value-type="float" office:value="0.294715">
            <text:p>0,294715</text:p>
          </table:table-cell>
          <table:table-cell office:value-type="float" office:value="2.1413">
            <text:p>2,1413</text:p>
          </table:table-cell>
          <table:table-cell office:value-type="float" office:value="5.24476">
            <text:p>5,24476</text:p>
          </table:table-cell>
          <table:table-cell office:value-type="float" office:value="0.707609">
            <text:p>0,707609</text:p>
          </table:table-cell>
          <table:table-cell office:value-type="float" office:value="5.95237">
            <text:p>5,95237</text:p>
          </table:table-cell>
          <table:table-cell office:value-type="float" office:value="5.20898">
            <text:p>5,20898</text:p>
          </table:table-cell>
          <table:table-cell office:value-type="float" office:value="0.517291">
            <text:p>0,517291</text:p>
          </table:table-cell>
          <table:table-cell office:value-type="float" office:value="5.72627">
            <text:p>5,72627</text:p>
          </table:table-cell>
          <table:table-cell office:value-type="float" office:value="5.53712">
            <text:p>5,53712</text:p>
          </table:table-cell>
          <table:table-cell office:value-type="float" office:value="0.448084">
            <text:p>0,448084</text:p>
          </table:table-cell>
          <table:table-cell office:value-type="float" office:value="5.98521">
            <text:p>5,98521</text:p>
          </table:table-cell>
          <table:table-cell office:value-type="float" office:value="4.49023">
            <text:p>4,49023</text:p>
          </table:table-cell>
          <table:table-cell office:value-type="float" office:value="0.93869">
            <text:p>0,93869</text:p>
          </table:table-cell>
          <table:table-cell office:value-type="float" office:value="5.42892">
            <text:p>5,42892</text:p>
          </table:table-cell>
          <table:table-cell office:value-type="float" office:value="3.06357">
            <text:p>3,06357</text:p>
          </table:table-cell>
          <table:table-cell office:value-type="float" office:value="0.91435">
            <text:p>0,91435</text:p>
          </table:table-cell>
          <table:table-cell office:value-type="float" office:value="3.97792">
            <text:p>3,97792</text:p>
          </table:table-cell>
          <table:table-cell office:value-type="float" office:value="2.07151">
            <text:p>2,07151</text:p>
          </table:table-cell>
          <table:table-cell office:value-type="float" office:value="0.326972">
            <text:p>0,326972</text:p>
          </table:table-cell>
          <table:table-cell office:value-type="float" office:value="2.39848">
            <text:p>2,39848</text:p>
          </table:table-cell>
          <table:table-cell office:value-type="float" office:value="4.37791">
            <text:p>4,37791</text:p>
          </table:table-cell>
          <table:table-cell office:value-type="float" office:value="0.775057">
            <text:p>0,775057</text:p>
          </table:table-cell>
          <table:table-cell office:value-type="float" office:value="5.15297">
            <text:p>5,15297</text:p>
          </table:table-cell>
        </table:table-row>
        <table:table-row table:style-name="ro1">
          <table:table-cell office:value-type="float" office:value="4.22601">
            <text:p>4,22601</text:p>
          </table:table-cell>
          <table:table-cell office:value-type="float" office:value="0.759515">
            <text:p>0,759515</text:p>
          </table:table-cell>
          <table:table-cell office:value-type="float" office:value="4.98552">
            <text:p>4,98552</text:p>
          </table:table-cell>
          <table:table-cell office:value-type="float" office:value="1.868">
            <text:p>1,868</text:p>
          </table:table-cell>
          <table:table-cell office:value-type="float" office:value="0.269202">
            <text:p>0,269202</text:p>
          </table:table-cell>
          <table:table-cell office:value-type="float" office:value="2.1372">
            <text:p>2,1372</text:p>
          </table:table-cell>
          <table:table-cell office:value-type="float" office:value="4.54829">
            <text:p>4,54829</text:p>
          </table:table-cell>
          <table:table-cell office:value-type="float" office:value="0.691188">
            <text:p>0,691188</text:p>
          </table:table-cell>
          <table:table-cell office:value-type="float" office:value="5.23948">
            <text:p>5,23948</text:p>
          </table:table-cell>
          <table:table-cell office:value-type="float" office:value="5.45589">
            <text:p>5,45589</text:p>
          </table:table-cell>
          <table:table-cell office:value-type="float" office:value="0.398232">
            <text:p>0,398232</text:p>
          </table:table-cell>
          <table:table-cell office:value-type="float" office:value="5.85413">
            <text:p>5,85413</text:p>
          </table:table-cell>
          <table:table-cell office:value-type="float" office:value="4.32073">
            <text:p>4,32073</text:p>
          </table:table-cell>
          <table:table-cell office:value-type="float" office:value="0.367734">
            <text:p>0,367734</text:p>
          </table:table-cell>
          <table:table-cell office:value-type="float" office:value="4.68846">
            <text:p>4,68846</text:p>
          </table:table-cell>
          <table:table-cell office:value-type="float" office:value="4.39199">
            <text:p>4,39199</text:p>
          </table:table-cell>
          <table:table-cell office:value-type="float" office:value="0.890597">
            <text:p>0,890597</text:p>
          </table:table-cell>
          <table:table-cell office:value-type="float" office:value="5.28258">
            <text:p>5,28258</text:p>
          </table:table-cell>
          <table:table-cell office:value-type="float" office:value="2.97882">
            <text:p>2,97882</text:p>
          </table:table-cell>
          <table:table-cell office:value-type="float" office:value="0.860979">
            <text:p>0,860979</text:p>
          </table:table-cell>
          <table:table-cell office:value-type="float" office:value="3.8398">
            <text:p>3,8398</text:p>
          </table:table-cell>
          <table:table-cell office:value-type="float" office:value="4.77585">
            <text:p>4,77585</text:p>
          </table:table-cell>
          <table:table-cell office:value-type="float" office:value="0.859806">
            <text:p>0,859806</text:p>
          </table:table-cell>
          <table:table-cell office:value-type="float" office:value="5.63566">
            <text:p>5,63566</text:p>
          </table:table-cell>
          <table:table-cell office:value-type="float" office:value="4.31633">
            <text:p>4,31633</text:p>
          </table:table-cell>
          <table:table-cell office:value-type="float" office:value="0.807021">
            <text:p>0,807021</text:p>
          </table:table-cell>
          <table:table-cell office:value-type="float" office:value="5.12335">
            <text:p>5,12335</text:p>
          </table:table-cell>
        </table:table-row>
        <table:table-row table:style-name="ro1">
          <table:table-cell office:value-type="float" office:value="4.42835">
            <text:p>4,42835</text:p>
          </table:table-cell>
          <table:table-cell office:value-type="float" office:value="0.812299">
            <text:p>0,812299</text:p>
          </table:table-cell>
          <table:table-cell office:value-type="float" office:value="5.24065">
            <text:p>5,24065</text:p>
          </table:table-cell>
          <table:table-cell office:value-type="float" office:value="1.96829">
            <text:p>1,96829</text:p>
          </table:table-cell>
          <table:table-cell office:value-type="float" office:value="0.266856">
            <text:p>0,266856</text:p>
          </table:table-cell>
          <table:table-cell office:value-type="float" office:value="2.23514">
            <text:p>2,23514</text:p>
          </table:table-cell>
          <table:table-cell office:value-type="float" office:value="9.34877">
            <text:p>9,34877</text:p>
          </table:table-cell>
          <table:table-cell office:value-type="float" office:value="1.46742">
            <text:p>1,46742</text:p>
          </table:table-cell>
          <table:table-cell office:value-type="float" office:value="10.8162">
            <text:p>10,8162</text:p>
          </table:table-cell>
          <table:table-cell office:value-type="float" office:value="4.90899">
            <text:p>4,90899</text:p>
          </table:table-cell>
          <table:table-cell office:value-type="float" office:value="0.366561">
            <text:p>0,366561</text:p>
          </table:table-cell>
          <table:table-cell office:value-type="float" office:value="5.27555">
            <text:p>5,27555</text:p>
          </table:table-cell>
          <table:table-cell office:value-type="float" office:value="4.45592">
            <text:p>4,45592</text:p>
          </table:table-cell>
          <table:table-cell office:value-type="float" office:value="0.34662">
            <text:p>0,34662</text:p>
          </table:table-cell>
          <table:table-cell office:value-type="float" office:value="4.80254">
            <text:p>4,80254</text:p>
          </table:table-cell>
          <table:table-cell office:value-type="float" office:value="8.41419">
            <text:p>8,41419</text:p>
          </table:table-cell>
          <table:table-cell office:value-type="float" office:value="2.15626">
            <text:p>2,15626</text:p>
          </table:table-cell>
          <table:table-cell office:value-type="float" office:value="10.5704">
            <text:p>10,5704</text:p>
          </table:table-cell>
          <table:table-cell office:value-type="float" office:value="7.44705">
            <text:p>7,44705</text:p>
          </table:table-cell>
          <table:table-cell office:value-type="float" office:value="2.11374">
            <text:p>2,11374</text:p>
          </table:table-cell>
          <table:table-cell office:value-type="float" office:value="9.56079">
            <text:p>9,56079</text:p>
          </table:table-cell>
          <table:table-cell office:value-type="float" office:value="2.69144">
            <text:p>2,69144</text:p>
          </table:table-cell>
          <table:table-cell office:value-type="float" office:value="0.493538">
            <text:p>0,493538</text:p>
          </table:table-cell>
          <table:table-cell office:value-type="float" office:value="3.18498">
            <text:p>3,18498</text:p>
          </table:table-cell>
          <table:table-cell office:value-type="float" office:value="4.37469">
            <text:p>4,37469</text:p>
          </table:table-cell>
          <table:table-cell office:value-type="float" office:value="1.0859">
            <text:p>1,0859</text:p>
          </table:table-cell>
          <table:table-cell office:value-type="float" office:value="5.46059">
            <text:p>5,46059</text:p>
          </table:table-cell>
        </table:table-row>
        <table:table-row table:style-name="ro1">
          <table:table-cell office:value-type="float" office:value="6.03389">
            <text:p>6,03389</text:p>
          </table:table-cell>
          <table:table-cell office:value-type="float" office:value="0.862445">
            <text:p>0,862445</text:p>
          </table:table-cell>
          <table:table-cell office:value-type="float" office:value="6.89633">
            <text:p>6,89633</text:p>
          </table:table-cell>
          <table:table-cell office:value-type="float" office:value="1.84893">
            <text:p>1,84893</text:p>
          </table:table-cell>
          <table:table-cell office:value-type="float" office:value="0.536939">
            <text:p>0,536939</text:p>
          </table:table-cell>
          <table:table-cell office:value-type="float" office:value="2.38587">
            <text:p>2,38587</text:p>
          </table:table-cell>
          <table:table-cell office:value-type="float" office:value="4.50929">
            <text:p>4,50929</text:p>
          </table:table-cell>
          <table:table-cell office:value-type="float" office:value="0.74016">
            <text:p>0,74016</text:p>
          </table:table-cell>
          <table:table-cell office:value-type="float" office:value="5.24945">
            <text:p>5,24945</text:p>
          </table:table-cell>
          <table:table-cell office:value-type="float" office:value="5.17115">
            <text:p>5,17115</text:p>
          </table:table-cell>
          <table:table-cell office:value-type="float" office:value="0.396179">
            <text:p>0,396179</text:p>
          </table:table-cell>
          <table:table-cell office:value-type="float" office:value="5.56733">
            <text:p>5,56733</text:p>
          </table:table-cell>
          <table:table-cell office:value-type="float" office:value="4.4351">
            <text:p>4,4351</text:p>
          </table:table-cell>
          <table:table-cell office:value-type="float" office:value="0.384156">
            <text:p>0,384156</text:p>
          </table:table-cell>
          <table:table-cell office:value-type="float" office:value="4.81925">
            <text:p>4,81925</text:p>
          </table:table-cell>
          <table:table-cell office:value-type="float" office:value="4.39961">
            <text:p>4,39961</text:p>
          </table:table-cell>
          <table:table-cell office:value-type="float" office:value="1.18824">
            <text:p>1,18824</text:p>
          </table:table-cell>
          <table:table-cell office:value-type="float" office:value="5.58786">
            <text:p>5,58786</text:p>
          </table:table-cell>
          <table:table-cell office:value-type="float" office:value="3.26914">
            <text:p>3,26914</text:p>
          </table:table-cell>
          <table:table-cell office:value-type="float" office:value="0.874175">
            <text:p>0,874175</text:p>
          </table:table-cell>
          <table:table-cell office:value-type="float" office:value="4.14331">
            <text:p>4,14331</text:p>
          </table:table-cell>
          <table:table-cell office:value-type="float" office:value="2.04717">
            <text:p>2,04717</text:p>
          </table:table-cell>
          <table:table-cell office:value-type="float" office:value="0.353072">
            <text:p>0,353072</text:p>
          </table:table-cell>
          <table:table-cell office:value-type="float" office:value="2.40024">
            <text:p>2,40024</text:p>
          </table:table-cell>
          <table:table-cell office:value-type="float" office:value="4.51809">
            <text:p>4,51809</text:p>
          </table:table-cell>
          <table:table-cell office:value-type="float" office:value="0.786493">
            <text:p>0,786493</text:p>
          </table:table-cell>
          <table:table-cell office:value-type="float" office:value="5.30458">
            <text:p>5,30458</text:p>
          </table:table-cell>
        </table:table-row>
        <table:table-row table:style-name="ro1">
          <table:table-cell office:value-type="float" office:value="4.35357">
            <text:p>4,35357</text:p>
          </table:table-cell>
          <table:table-cell office:value-type="float" office:value="0.779162">
            <text:p>0,779162</text:p>
          </table:table-cell>
          <table:table-cell office:value-type="float" office:value="5.13273">
            <text:p>5,13273</text:p>
          </table:table-cell>
          <table:table-cell office:value-type="float" office:value="1.7982">
            <text:p>1,7982</text:p>
          </table:table-cell>
          <table:table-cell office:value-type="float" office:value="0.282985">
            <text:p>0,282985</text:p>
          </table:table-cell>
          <table:table-cell office:value-type="float" office:value="2.08119">
            <text:p>2,08119</text:p>
          </table:table-cell>
          <table:table-cell office:value-type="float" office:value="4.48231">
            <text:p>4,48231</text:p>
          </table:table-cell>
          <table:table-cell office:value-type="float" office:value="0.750717">
            <text:p>0,750717</text:p>
          </table:table-cell>
          <table:table-cell office:value-type="float" office:value="5.23303">
            <text:p>5,23303</text:p>
          </table:table-cell>
          <table:table-cell office:value-type="float" office:value="4.80488">
            <text:p>4,80488</text:p>
          </table:table-cell>
          <table:table-cell office:value-type="float" office:value="0.374186">
            <text:p>0,374186</text:p>
          </table:table-cell>
          <table:table-cell office:value-type="float" office:value="5.17907">
            <text:p>5,17907</text:p>
          </table:table-cell>
          <table:table-cell office:value-type="float" office:value="4.42337">
            <text:p>4,42337</text:p>
          </table:table-cell>
          <table:table-cell office:value-type="float" office:value="0.37184">
            <text:p>0,37184</text:p>
          </table:table-cell>
          <table:table-cell office:value-type="float" office:value="4.79521">
            <text:p>4,79521</text:p>
          </table:table-cell>
          <table:table-cell office:value-type="float" office:value="4.37117">
            <text:p>4,37117</text:p>
          </table:table-cell>
          <table:table-cell office:value-type="float" office:value="0.893236">
            <text:p>0,893236</text:p>
          </table:table-cell>
          <table:table-cell office:value-type="float" office:value="5.2644">
            <text:p>5,2644</text:p>
          </table:table-cell>
          <table:table-cell office:value-type="float" office:value="2.97501">
            <text:p>2,97501</text:p>
          </table:table-cell>
          <table:table-cell office:value-type="float" office:value="0.930185">
            <text:p>0,930185</text:p>
          </table:table-cell>
          <table:table-cell office:value-type="float" office:value="3.90519">
            <text:p>3,90519</text:p>
          </table:table-cell>
          <table:table-cell office:value-type="float" office:value="2.14042">
            <text:p>2,14042</text:p>
          </table:table-cell>
          <table:table-cell office:value-type="float" office:value="0.714941">
            <text:p>0,714941</text:p>
          </table:table-cell>
          <table:table-cell office:value-type="float" office:value="2.85536">
            <text:p>2,85536</text:p>
          </table:table-cell>
          <table:table-cell office:value-type="float" office:value="4.39873">
            <text:p>4,39873</text:p>
          </table:table-cell>
          <table:table-cell office:value-type="float" office:value="0.780042">
            <text:p>0,780042</text:p>
          </table:table-cell>
          <table:table-cell office:value-type="float" office:value="5.17877">
            <text:p>5,17877</text:p>
          </table:table-cell>
        </table:table-row>
        <table:table-row table:style-name="ro1">
          <table:table-cell office:value-type="float" office:value="4.31281">
            <text:p>4,31281</text:p>
          </table:table-cell>
          <table:table-cell office:value-type="float" office:value="0.759221">
            <text:p>0,759221</text:p>
          </table:table-cell>
          <table:table-cell office:value-type="float" office:value="5.07203">
            <text:p>5,07203</text:p>
          </table:table-cell>
          <table:table-cell office:value-type="float" office:value="1.81668">
            <text:p>1,81668</text:p>
          </table:table-cell>
          <table:table-cell office:value-type="float" office:value="0.374186">
            <text:p>0,374186</text:p>
          </table:table-cell>
          <table:table-cell office:value-type="float" office:value="2.19086">
            <text:p>2,19086</text:p>
          </table:table-cell>
          <table:table-cell office:value-type="float" office:value="4.43598">
            <text:p>4,43598</text:p>
          </table:table-cell>
          <table:table-cell office:value-type="float" office:value="0.685616">
            <text:p>0,685616</text:p>
          </table:table-cell>
          <table:table-cell office:value-type="float" office:value="5.12159">
            <text:p>5,12159</text:p>
          </table:table-cell>
          <table:table-cell office:value-type="float" office:value="4.81485">
            <text:p>4,81485</text:p>
          </table:table-cell>
          <table:table-cell office:value-type="float" office:value="0.373306">
            <text:p>0,373306</text:p>
          </table:table-cell>
          <table:table-cell office:value-type="float" office:value="5.18816">
            <text:p>5,18816</text:p>
          </table:table-cell>
          <table:table-cell office:value-type="float" office:value="8.64615">
            <text:p>8,64615</text:p>
          </table:table-cell>
          <table:table-cell office:value-type="float" office:value="0.86655">
            <text:p>0,86655</text:p>
          </table:table-cell>
          <table:table-cell office:value-type="float" office:value="9.5127">
            <text:p>9,5127</text:p>
          </table:table-cell>
          <table:table-cell office:value-type="float" office:value="4.44155">
            <text:p>4,44155</text:p>
          </table:table-cell>
          <table:table-cell office:value-type="float" office:value="0.873002">
            <text:p>0,873002</text:p>
          </table:table-cell>
          <table:table-cell office:value-type="float" office:value="5.31455">
            <text:p>5,31455</text:p>
          </table:table-cell>
          <table:table-cell office:value-type="float" office:value="5.79284">
            <text:p>5,79284</text:p>
          </table:table-cell>
          <table:table-cell office:value-type="float" office:value="0.834586">
            <text:p>0,834586</text:p>
          </table:table-cell>
          <table:table-cell office:value-type="float" office:value="6.62742">
            <text:p>6,62742</text:p>
          </table:table-cell>
          <table:table-cell office:value-type="float" office:value="3.81341">
            <text:p>3,81341</text:p>
          </table:table-cell>
          <table:table-cell office:value-type="float" office:value="0.461574">
            <text:p>0,461574</text:p>
          </table:table-cell>
          <table:table-cell office:value-type="float" office:value="4.27498">
            <text:p>4,27498</text:p>
          </table:table-cell>
          <table:table-cell office:value-type="float" office:value="4.89872">
            <text:p>4,89872</text:p>
          </table:table-cell>
          <table:table-cell office:value-type="float" office:value="0.769485">
            <text:p>0,769485</text:p>
          </table:table-cell>
          <table:table-cell office:value-type="float" office:value="5.66821">
            <text:p>5,66821</text:p>
          </table:table-cell>
        </table:table-row>
        <table:table-row table:style-name="ro1">
          <table:table-cell office:value-type="float" office:value="4.37381">
            <text:p>4,37381</text:p>
          </table:table-cell>
          <table:table-cell office:value-type="float" office:value="0.823443">
            <text:p>0,823443</text:p>
          </table:table-cell>
          <table:table-cell office:value-type="float" office:value="5.19725">
            <text:p>5,19725</text:p>
          </table:table-cell>
          <table:table-cell office:value-type="float" office:value="1.88295">
            <text:p>1,88295</text:p>
          </table:table-cell>
          <table:table-cell office:value-type="float" office:value="0.270375">
            <text:p>0,270375</text:p>
          </table:table-cell>
          <table:table-cell office:value-type="float" office:value="2.15333">
            <text:p>2,15333</text:p>
          </table:table-cell>
          <table:table-cell office:value-type="float" office:value="5.0691">
            <text:p>5,0691</text:p>
          </table:table-cell>
          <table:table-cell office:value-type="float" office:value="0.755702">
            <text:p>0,755702</text:p>
          </table:table-cell>
          <table:table-cell office:value-type="float" office:value="5.8248">
            <text:p>5,8248</text:p>
          </table:table-cell>
          <table:table-cell office:value-type="float" office:value="4.73245">
            <text:p>4,73245</text:p>
          </table:table-cell>
          <table:table-cell office:value-type="float" office:value="0.361869">
            <text:p>0,361869</text:p>
          </table:table-cell>
          <table:table-cell office:value-type="float" office:value="5.09432">
            <text:p>5,09432</text:p>
          </table:table-cell>
          <table:table-cell office:value-type="float" office:value="4.77644">
            <text:p>4,77644</text:p>
          </table:table-cell>
          <table:table-cell office:value-type="float" office:value="0.34838">
            <text:p>0,34838</text:p>
          </table:table-cell>
          <table:table-cell office:value-type="float" office:value="5.12482">
            <text:p>5,12482</text:p>
          </table:table-cell>
          <table:table-cell office:value-type="float" office:value="4.36823">
            <text:p>4,36823</text:p>
          </table:table-cell>
          <table:table-cell office:value-type="float" office:value="0.834">
            <text:p>0,834</text:p>
          </table:table-cell>
          <table:table-cell office:value-type="float" office:value="5.20223">
            <text:p>5,20223</text:p>
          </table:table-cell>
          <table:table-cell office:value-type="float" office:value="7.57315">
            <text:p>7,57315</text:p>
          </table:table-cell>
          <table:table-cell office:value-type="float" office:value="2.20054">
            <text:p>2,20054</text:p>
          </table:table-cell>
          <table:table-cell office:value-type="float" office:value="9.77369">
            <text:p>9,77369</text:p>
          </table:table-cell>
          <table:table-cell office:value-type="float" office:value="5.07262">
            <text:p>5,07262</text:p>
          </table:table-cell>
          <table:table-cell office:value-type="float" office:value="0.858339">
            <text:p>0,858339</text:p>
          </table:table-cell>
          <table:table-cell office:value-type="float" office:value="5.93096">
            <text:p>5,93096</text:p>
          </table:table-cell>
          <table:table-cell office:value-type="float" office:value="4.23393">
            <text:p>4,23393</text:p>
          </table:table-cell>
          <table:table-cell office:value-type="float" office:value="0.808194">
            <text:p>0,808194</text:p>
          </table:table-cell>
          <table:table-cell office:value-type="float" office:value="5.04212">
            <text:p>5,04212</text:p>
          </table:table-cell>
        </table:table-row>
        <table:table-row table:style-name="ro1">
          <table:table-cell office:value-type="float" office:value="4.52894">
            <text:p>4,52894</text:p>
          </table:table-cell>
          <table:table-cell office:value-type="float" office:value="0.840451">
            <text:p>0,840451</text:p>
          </table:table-cell>
          <table:table-cell office:value-type="float" office:value="5.36939">
            <text:p>5,36939</text:p>
          </table:table-cell>
          <table:table-cell office:value-type="float" office:value="1.85978">
            <text:p>1,85978</text:p>
          </table:table-cell>
          <table:table-cell office:value-type="float" office:value="0.273308">
            <text:p>0,273308</text:p>
          </table:table-cell>
          <table:table-cell office:value-type="float" office:value="2.13309">
            <text:p>2,13309</text:p>
          </table:table-cell>
          <table:table-cell office:value-type="float" office:value="4.58671">
            <text:p>4,58671</text:p>
          </table:table-cell>
          <table:table-cell office:value-type="float" office:value="0.754236">
            <text:p>0,754236</text:p>
          </table:table-cell>
          <table:table-cell office:value-type="float" office:value="5.34094">
            <text:p>5,34094</text:p>
          </table:table-cell>
          <table:table-cell office:value-type="float" office:value="4.96558">
            <text:p>4,96558</text:p>
          </table:table-cell>
          <table:table-cell office:value-type="float" office:value="0.359523">
            <text:p>0,359523</text:p>
          </table:table-cell>
          <table:table-cell office:value-type="float" office:value="5.32511">
            <text:p>5,32511</text:p>
          </table:table-cell>
          <table:table-cell office:value-type="float" office:value="4.87145">
            <text:p>4,87145</text:p>
          </table:table-cell>
          <table:table-cell office:value-type="float" office:value="0.352485">
            <text:p>0,352485</text:p>
          </table:table-cell>
          <table:table-cell office:value-type="float" office:value="5.22394">
            <text:p>5,22394</text:p>
          </table:table-cell>
          <table:table-cell office:value-type="float" office:value="10.8191">
            <text:p>10,8191</text:p>
          </table:table-cell>
          <table:table-cell office:value-type="float" office:value="0.890597">
            <text:p>0,890597</text:p>
          </table:table-cell>
          <table:table-cell office:value-type="float" office:value="11.7097">
            <text:p>11,7097</text:p>
          </table:table-cell>
          <table:table-cell office:value-type="float" office:value="3.12427">
            <text:p>3,12427</text:p>
          </table:table-cell>
          <table:table-cell office:value-type="float" office:value="0.830774">
            <text:p>0,830774</text:p>
          </table:table-cell>
          <table:table-cell office:value-type="float" office:value="3.95505">
            <text:p>3,95505</text:p>
          </table:table-cell>
          <table:table-cell office:value-type="float" office:value="2.14541">
            <text:p>2,14541</text:p>
          </table:table-cell>
          <table:table-cell office:value-type="float" office:value="0.329612">
            <text:p>0,329612</text:p>
          </table:table-cell>
          <table:table-cell office:value-type="float" office:value="2.47502">
            <text:p>2,47502</text:p>
          </table:table-cell>
          <table:table-cell office:value-type="float" office:value="4.37938">
            <text:p>4,37938</text:p>
          </table:table-cell>
          <table:table-cell office:value-type="float" office:value="0.98209">
            <text:p>0,98209</text:p>
          </table:table-cell>
          <table:table-cell office:value-type="float" office:value="5.36147">
            <text:p>5,36147</text:p>
          </table:table-cell>
        </table:table-row>
        <table:table-row table:style-name="ro1">
          <table:table-cell office:value-type="float" office:value="4.34888">
            <text:p>4,34888</text:p>
          </table:table-cell>
          <table:table-cell office:value-type="float" office:value="0.758928">
            <text:p>0,758928</text:p>
          </table:table-cell>
          <table:table-cell office:value-type="float" office:value="5.10781">
            <text:p>5,10781</text:p>
          </table:table-cell>
          <table:table-cell office:value-type="float" office:value="1.846">
            <text:p>1,846</text:p>
          </table:table-cell>
          <table:table-cell office:value-type="float" office:value="0.280053">
            <text:p>0,280053</text:p>
          </table:table-cell>
          <table:table-cell office:value-type="float" office:value="2.12605">
            <text:p>2,12605</text:p>
          </table:table-cell>
          <table:table-cell office:value-type="float" office:value="12.9396">
            <text:p>12,9396</text:p>
          </table:table-cell>
          <table:table-cell office:value-type="float" office:value="0.690894">
            <text:p>0,690894</text:p>
          </table:table-cell>
          <table:table-cell office:value-type="float" office:value="13.6305">
            <text:p>13,6305</text:p>
          </table:table-cell>
          <table:table-cell office:value-type="float" office:value="4.90165">
            <text:p>4,90165</text:p>
          </table:table-cell>
          <table:table-cell office:value-type="float" office:value="0.359523">
            <text:p>0,359523</text:p>
          </table:table-cell>
          <table:table-cell office:value-type="float" office:value="5.26118">
            <text:p>5,26118</text:p>
          </table:table-cell>
          <table:table-cell office:value-type="float" office:value="6.59047">
            <text:p>6,59047</text:p>
          </table:table-cell>
          <table:table-cell office:value-type="float" office:value="0.378584">
            <text:p>0,378584</text:p>
          </table:table-cell>
          <table:table-cell office:value-type="float" office:value="6.96906">
            <text:p>6,96906</text:p>
          </table:table-cell>
          <table:table-cell office:value-type="float" office:value="6.11013">
            <text:p>6,11013</text:p>
          </table:table-cell>
          <table:table-cell office:value-type="float" office:value="0.977985">
            <text:p>0,977985</text:p>
          </table:table-cell>
          <table:table-cell office:value-type="float" office:value="7.08812">
            <text:p>7,08812</text:p>
          </table:table-cell>
          <table:table-cell office:value-type="float" office:value="3.93305">
            <text:p>3,93305</text:p>
          </table:table-cell>
          <table:table-cell office:value-type="float" office:value="0.904086">
            <text:p>0,904086</text:p>
          </table:table-cell>
          <table:table-cell office:value-type="float" office:value="4.83714">
            <text:p>4,83714</text:p>
          </table:table-cell>
          <table:table-cell office:value-type="float" office:value="3.21577">
            <text:p>3,21577</text:p>
          </table:table-cell>
          <table:table-cell office:value-type="float" office:value="0.575354">
            <text:p>0,575354</text:p>
          </table:table-cell>
          <table:table-cell office:value-type="float" office:value="3.79112">
            <text:p>3,79112</text:p>
          </table:table-cell>
          <table:table-cell office:value-type="float" office:value="4.87262">
            <text:p>4,87262</text:p>
          </table:table-cell>
          <table:table-cell office:value-type="float" office:value="0.801742">
            <text:p>0,801742</text:p>
          </table:table-cell>
          <table:table-cell office:value-type="float" office:value="5.67437">
            <text:p>5,67437</text:p>
          </table:table-cell>
        </table:table-row>
        <table:table-row table:style-name="ro1">
          <table:table-cell office:value-type="float" office:value="4.49228">
            <text:p>4,49228</text:p>
          </table:table-cell>
          <table:table-cell office:value-type="float" office:value="0.879747">
            <text:p>0,879747</text:p>
          </table:table-cell>
          <table:table-cell office:value-type="float" office:value="5.37203">
            <text:p>5,37203</text:p>
          </table:table-cell>
          <table:table-cell office:value-type="float" office:value="2.15597">
            <text:p>2,15597</text:p>
          </table:table-cell>
          <table:table-cell office:value-type="float" office:value="0.338409">
            <text:p>0,338409</text:p>
          </table:table-cell>
          <table:table-cell office:value-type="float" office:value="2.49437">
            <text:p>2,49437</text:p>
          </table:table-cell>
          <table:table-cell office:value-type="float" office:value="4.4914">
            <text:p>4,4914</text:p>
          </table:table-cell>
          <table:table-cell office:value-type="float" office:value="0.736055">
            <text:p>0,736055</text:p>
          </table:table-cell>
          <table:table-cell office:value-type="float" office:value="5.22745">
            <text:p>5,22745</text:p>
          </table:table-cell>
          <table:table-cell office:value-type="float" office:value="4.89843">
            <text:p>4,89843</text:p>
          </table:table-cell>
          <table:table-cell office:value-type="float" office:value="0.359523">
            <text:p>0,359523</text:p>
          </table:table-cell>
          <table:table-cell office:value-type="float" office:value="5.25795">
            <text:p>5,25795</text:p>
          </table:table-cell>
          <table:table-cell office:value-type="float" office:value="4.63568">
            <text:p>4,63568</text:p>
          </table:table-cell>
          <table:table-cell office:value-type="float" office:value="0.385622">
            <text:p>0,385622</text:p>
          </table:table-cell>
          <table:table-cell office:value-type="float" office:value="5.0213">
            <text:p>5,0213</text:p>
          </table:table-cell>
          <table:table-cell office:value-type="float" office:value="5.32862">
            <text:p>5,32862</text:p>
          </table:table-cell>
          <table:table-cell office:value-type="float" office:value="0.921681">
            <text:p>0,921681</text:p>
          </table:table-cell>
          <table:table-cell office:value-type="float" office:value="6.25031">
            <text:p>6,25031</text:p>
          </table:table-cell>
          <table:table-cell office:value-type="float" office:value="3.79376">
            <text:p>3,79376</text:p>
          </table:table-cell>
          <table:table-cell office:value-type="float" office:value="1.1513">
            <text:p>1,1513</text:p>
          </table:table-cell>
          <table:table-cell office:value-type="float" office:value="4.94506">
            <text:p>4,94506</text:p>
          </table:table-cell>
          <table:table-cell office:value-type="float" office:value="5.15033">
            <text:p>5,15033</text:p>
          </table:table-cell>
          <table:table-cell office:value-type="float" office:value="0.863031">
            <text:p>0,863031</text:p>
          </table:table-cell>
          <table:table-cell office:value-type="float" office:value="6.01336">
            <text:p>6,01336</text:p>
          </table:table-cell>
          <table:table-cell office:value-type="float" office:value="4.35504">
            <text:p>4,35504</text:p>
          </table:table-cell>
          <table:table-cell office:value-type="float" office:value="0.774177">
            <text:p>0,774177</text:p>
          </table:table-cell>
          <table:table-cell office:value-type="float" office:value="5.12922">
            <text:p>5,12922</text:p>
          </table:table-cell>
        </table:table-row>
        <table:table-row table:style-name="ro1">
          <table:table-cell office:value-type="float" office:value="4.46911">
            <text:p>4,46911</text:p>
          </table:table-cell>
          <table:table-cell office:value-type="float" office:value="0.796757">
            <text:p>0,796757</text:p>
          </table:table-cell>
          <table:table-cell office:value-type="float" office:value="5.26587">
            <text:p>5,26587</text:p>
          </table:table-cell>
          <table:table-cell office:value-type="float" office:value="1.81756">
            <text:p>1,81756</text:p>
          </table:table-cell>
          <table:table-cell office:value-type="float" office:value="0.304099">
            <text:p>0,304099</text:p>
          </table:table-cell>
          <table:table-cell office:value-type="float" office:value="2.12166">
            <text:p>2,12166</text:p>
          </table:table-cell>
          <table:table-cell office:value-type="float" office:value="5.08875">
            <text:p>5,08875</text:p>
          </table:table-cell>
          <table:table-cell office:value-type="float" office:value="0.772711">
            <text:p>0,772711</text:p>
          </table:table-cell>
          <table:table-cell office:value-type="float" office:value="5.86146">
            <text:p>5,86146</text:p>
          </table:table-cell>
          <table:table-cell office:value-type="float" office:value="4.83831">
            <text:p>4,83831</text:p>
          </table:table-cell>
          <table:table-cell office:value-type="float" office:value="0.38181">
            <text:p>0,38181</text:p>
          </table:table-cell>
          <table:table-cell office:value-type="float" office:value="5.22012">
            <text:p>5,22012</text:p>
          </table:table-cell>
          <table:table-cell office:value-type="float" office:value="4.50606">
            <text:p>4,50606</text:p>
          </table:table-cell>
          <table:table-cell office:value-type="float" office:value="0.374186">
            <text:p>0,374186</text:p>
          </table:table-cell>
          <table:table-cell office:value-type="float" office:value="4.88025">
            <text:p>4,88025</text:p>
          </table:table-cell>
          <table:table-cell office:value-type="float" office:value="4.56999">
            <text:p>4,56999</text:p>
          </table:table-cell>
          <table:table-cell office:value-type="float" office:value="0.943968">
            <text:p>0,943968</text:p>
          </table:table-cell>
          <table:table-cell office:value-type="float" office:value="5.51396">
            <text:p>5,51396</text:p>
          </table:table-cell>
          <table:table-cell office:value-type="float" office:value="3.10726">
            <text:p>3,10726</text:p>
          </table:table-cell>
          <table:table-cell office:value-type="float" office:value="0.946607">
            <text:p>0,946607</text:p>
          </table:table-cell>
          <table:table-cell office:value-type="float" office:value="4.05387">
            <text:p>4,05387</text:p>
          </table:table-cell>
          <table:table-cell office:value-type="float" office:value="2.15391">
            <text:p>2,15391</text:p>
          </table:table-cell>
          <table:table-cell office:value-type="float" office:value="0.389434">
            <text:p>0,389434</text:p>
          </table:table-cell>
          <table:table-cell office:value-type="float" office:value="2.54335">
            <text:p>2,54335</text:p>
          </table:table-cell>
          <table:table-cell office:value-type="float" office:value="4.5653">
            <text:p>4,5653</text:p>
          </table:table-cell>
          <table:table-cell office:value-type="float" office:value="1.04279">
            <text:p>1,04279</text:p>
          </table:table-cell>
          <table:table-cell office:value-type="float" office:value="5.60809">
            <text:p>5,60809</text:p>
          </table:table-cell>
        </table:table-row>
        <table:table-row table:style-name="ro1">
          <table:table-cell office:value-type="float" office:value="4.38554">
            <text:p>4,38554</text:p>
          </table:table-cell>
          <table:table-cell office:value-type="float" office:value="0.830774">
            <text:p>0,830774</text:p>
          </table:table-cell>
          <table:table-cell office:value-type="float" office:value="5.21631">
            <text:p>5,21631</text:p>
          </table:table-cell>
          <table:table-cell office:value-type="float" office:value="1.94248">
            <text:p>1,94248</text:p>
          </table:table-cell>
          <table:table-cell office:value-type="float" office:value="0.298527">
            <text:p>0,298527</text:p>
          </table:table-cell>
          <table:table-cell office:value-type="float" office:value="2.24101">
            <text:p>2,24101</text:p>
          </table:table-cell>
          <table:table-cell office:value-type="float" office:value="4.78611">
            <text:p>4,78611</text:p>
          </table:table-cell>
          <table:table-cell office:value-type="float" office:value="0.749544">
            <text:p>0,749544</text:p>
          </table:table-cell>
          <table:table-cell office:value-type="float" office:value="5.53566">
            <text:p>5,53566</text:p>
          </table:table-cell>
          <table:table-cell office:value-type="float" office:value="4.82453">
            <text:p>4,82453</text:p>
          </table:table-cell>
          <table:table-cell office:value-type="float" office:value="0.398525">
            <text:p>0,398525</text:p>
          </table:table-cell>
          <table:table-cell office:value-type="float" office:value="5.22306">
            <text:p>5,22306</text:p>
          </table:table-cell>
          <table:table-cell office:value-type="float" office:value="4.387">
            <text:p>4,387</text:p>
          </table:table-cell>
          <table:table-cell office:value-type="float" office:value="0.382103">
            <text:p>0,382103</text:p>
          </table:table-cell>
          <table:table-cell office:value-type="float" office:value="4.76911">
            <text:p>4,76911</text:p>
          </table:table-cell>
          <table:table-cell office:value-type="float" office:value="4.62776">
            <text:p>4,62776</text:p>
          </table:table-cell>
          <table:table-cell office:value-type="float" office:value="1.34337">
            <text:p>1,34337</text:p>
          </table:table-cell>
          <table:table-cell office:value-type="float" office:value="5.97113">
            <text:p>5,97113</text:p>
          </table:table-cell>
          <table:table-cell office:value-type="float" office:value="3.02838">
            <text:p>3,02838</text:p>
          </table:table-cell>
          <table:table-cell office:value-type="float" office:value="0.879747">
            <text:p>0,879747</text:p>
          </table:table-cell>
          <table:table-cell office:value-type="float" office:value="3.90813">
            <text:p>3,90813</text:p>
          </table:table-cell>
          <table:table-cell office:value-type="float" office:value="2.10846">
            <text:p>2,10846</text:p>
          </table:table-cell>
          <table:table-cell office:value-type="float" office:value="0.382103">
            <text:p>0,382103</text:p>
          </table:table-cell>
          <table:table-cell office:value-type="float" office:value="2.49056">
            <text:p>2,49056</text:p>
          </table:table-cell>
          <table:table-cell office:value-type="float" office:value="4.56764">
            <text:p>4,56764</text:p>
          </table:table-cell>
          <table:table-cell office:value-type="float" office:value="0.772124">
            <text:p>0,772124</text:p>
          </table:table-cell>
          <table:table-cell office:value-type="float" office:value="5.33977">
            <text:p>5,33977</text:p>
          </table:table-cell>
        </table:table-row>
        <table:table-row table:style-name="ro1">
          <table:table-cell office:value-type="float" office:value="4.37381">
            <text:p>4,37381</text:p>
          </table:table-cell>
          <table:table-cell office:value-type="float" office:value="0.798223">
            <text:p>0,798223</text:p>
          </table:table-cell>
          <table:table-cell office:value-type="float" office:value="5.17203">
            <text:p>5,17203</text:p>
          </table:table-cell>
          <table:table-cell office:value-type="float" office:value="1.76536">
            <text:p>1,76536</text:p>
          </table:table-cell>
          <table:table-cell office:value-type="float" office:value="0.282399">
            <text:p>0,282399</text:p>
          </table:table-cell>
          <table:table-cell office:value-type="float" office:value="2.04776">
            <text:p>2,04776</text:p>
          </table:table-cell>
          <table:table-cell office:value-type="float" office:value="4.74447">
            <text:p>4,74447</text:p>
          </table:table-cell>
          <table:table-cell office:value-type="float" office:value="0.69324">
            <text:p>0,69324</text:p>
          </table:table-cell>
          <table:table-cell office:value-type="float" office:value="5.43771">
            <text:p>5,43771</text:p>
          </table:table-cell>
          <table:table-cell office:value-type="float" office:value="4.74154">
            <text:p>4,74154</text:p>
          </table:table-cell>
          <table:table-cell office:value-type="float" office:value="0.502042">
            <text:p>0,502042</text:p>
          </table:table-cell>
          <table:table-cell office:value-type="float" office:value="5.24358">
            <text:p>5,24358</text:p>
          </table:table-cell>
          <table:table-cell office:value-type="float" office:value="4.35387">
            <text:p>4,35387</text:p>
          </table:table-cell>
          <table:table-cell office:value-type="float" office:value="0.351019">
            <text:p>0,351019</text:p>
          </table:table-cell>
          <table:table-cell office:value-type="float" office:value="4.70488">
            <text:p>4,70488</text:p>
          </table:table-cell>
          <table:table-cell office:value-type="float" office:value="4.35563">
            <text:p>4,35563</text:p>
          </table:table-cell>
          <table:table-cell office:value-type="float" office:value="0.875934">
            <text:p>0,875934</text:p>
          </table:table-cell>
          <table:table-cell office:value-type="float" office:value="5.23156">
            <text:p>5,23156</text:p>
          </table:table-cell>
          <table:table-cell office:value-type="float" office:value="3.17589">
            <text:p>3,17589</text:p>
          </table:table-cell>
          <table:table-cell office:value-type="float" office:value="0.823736">
            <text:p>0,823736</text:p>
          </table:table-cell>
          <table:table-cell office:value-type="float" office:value="3.99962">
            <text:p>3,99962</text:p>
          </table:table-cell>
          <table:table-cell office:value-type="float" office:value="2.08764">
            <text:p>2,08764</text:p>
          </table:table-cell>
          <table:table-cell office:value-type="float" office:value="0.32492">
            <text:p>0,32492</text:p>
          </table:table-cell>
          <table:table-cell office:value-type="float" office:value="2.41256">
            <text:p>2,41256</text:p>
          </table:table-cell>
          <table:table-cell office:value-type="float" office:value="4.32923">
            <text:p>4,32923</text:p>
          </table:table-cell>
          <table:table-cell office:value-type="float" office:value="1.13986">
            <text:p>1,13986</text:p>
          </table:table-cell>
          <table:table-cell office:value-type="float" office:value="5.46909">
            <text:p>5,46909</text:p>
          </table:table-cell>
        </table:table-row>
        <table:table-row table:style-name="ro1">
          <table:table-cell office:value-type="float" office:value="4.33656">
            <text:p>4,33656</text:p>
          </table:table-cell>
          <table:table-cell office:value-type="float" office:value="0.760101">
            <text:p>0,760101</text:p>
          </table:table-cell>
          <table:table-cell office:value-type="float" office:value="5.09667">
            <text:p>5,09667</text:p>
          </table:table-cell>
          <table:table-cell office:value-type="float" office:value="1.83544">
            <text:p>1,83544</text:p>
          </table:table-cell>
          <table:table-cell office:value-type="float" office:value="0.28797">
            <text:p>0,28797</text:p>
          </table:table-cell>
          <table:table-cell office:value-type="float" office:value="2.12341">
            <text:p>2,12341</text:p>
          </table:table-cell>
          <table:table-cell office:value-type="float" office:value="9.49481">
            <text:p>9,49481</text:p>
          </table:table-cell>
          <table:table-cell office:value-type="float" office:value="1.67123">
            <text:p>1,67123</text:p>
          </table:table-cell>
          <table:table-cell office:value-type="float" office:value="11.166">
            <text:p>11,166</text:p>
          </table:table-cell>
          <table:table-cell office:value-type="float" office:value="4.80957">
            <text:p>4,80957</text:p>
          </table:table-cell>
          <table:table-cell office:value-type="float" office:value="0.366268">
            <text:p>0,366268</text:p>
          </table:table-cell>
          <table:table-cell office:value-type="float" office:value="5.17584">
            <text:p>5,17584</text:p>
          </table:table-cell>
          <table:table-cell office:value-type="float" office:value="4.26061">
            <text:p>4,26061</text:p>
          </table:table-cell>
          <table:table-cell office:value-type="float" office:value="0.348086">
            <text:p>0,348086</text:p>
          </table:table-cell>
          <table:table-cell office:value-type="float" office:value="4.6087">
            <text:p>4,6087</text:p>
          </table:table-cell>
          <table:table-cell office:value-type="float" office:value="4.42249">
            <text:p>4,42249</text:p>
          </table:table-cell>
          <table:table-cell office:value-type="float" office:value="1.11581">
            <text:p>1,11581</text:p>
          </table:table-cell>
          <table:table-cell office:value-type="float" office:value="5.5383">
            <text:p>5,5383</text:p>
          </table:table-cell>
          <table:table-cell office:value-type="float" office:value="2.92428">
            <text:p>2,92428</text:p>
          </table:table-cell>
          <table:table-cell office:value-type="float" office:value="0.828135">
            <text:p>0,828135</text:p>
          </table:table-cell>
          <table:table-cell office:value-type="float" office:value="3.75241">
            <text:p>3,75241</text:p>
          </table:table-cell>
          <table:table-cell office:value-type="float" office:value="2.22341">
            <text:p>2,22341</text:p>
          </table:table-cell>
          <table:table-cell office:value-type="float" office:value="0.364802">
            <text:p>0,364802</text:p>
          </table:table-cell>
          <table:table-cell office:value-type="float" office:value="2.58821">
            <text:p>2,58821</text:p>
          </table:table-cell>
          <table:table-cell office:value-type="float" office:value="4.31692">
            <text:p>4,31692</text:p>
          </table:table-cell>
          <table:table-cell office:value-type="float" office:value="0.828135">
            <text:p>0,828135</text:p>
          </table:table-cell>
          <table:table-cell office:value-type="float" office:value="5.14505">
            <text:p>5,14505</text:p>
          </table:table-cell>
        </table:table-row>
        <table:table-row table:style-name="ro1">
          <table:table-cell office:value-type="float" office:value="7.26319">
            <text:p>7,26319</text:p>
          </table:table-cell>
          <table:table-cell office:value-type="float" office:value="0.792358">
            <text:p>0,792358</text:p>
          </table:table-cell>
          <table:table-cell office:value-type="float" office:value="8.05555">
            <text:p>8,05555</text:p>
          </table:table-cell>
          <table:table-cell office:value-type="float" office:value="1.88354">
            <text:p>1,88354</text:p>
          </table:table-cell>
          <table:table-cell office:value-type="float" office:value="0.298234">
            <text:p>0,298234</text:p>
          </table:table-cell>
          <table:table-cell office:value-type="float" office:value="2.18177">
            <text:p>2,18177</text:p>
          </table:table-cell>
          <table:table-cell office:value-type="float" office:value="4.75943">
            <text:p>4,75943</text:p>
          </table:table-cell>
          <table:table-cell office:value-type="float" office:value="0.827842">
            <text:p>0,827842</text:p>
          </table:table-cell>
          <table:table-cell office:value-type="float" office:value="5.58727">
            <text:p>5,58727</text:p>
          </table:table-cell>
          <table:table-cell office:value-type="float" office:value="7.38049">
            <text:p>7,38049</text:p>
          </table:table-cell>
          <table:table-cell office:value-type="float" office:value="0.392074">
            <text:p>0,392074</text:p>
          </table:table-cell>
          <table:table-cell office:value-type="float" office:value="7.77256">
            <text:p>7,77256</text:p>
          </table:table-cell>
          <table:table-cell office:value-type="float" office:value="4.44771">
            <text:p>4,44771</text:p>
          </table:table-cell>
          <table:table-cell office:value-type="float" office:value="0.40439">
            <text:p>0,40439</text:p>
          </table:table-cell>
          <table:table-cell office:value-type="float" office:value="4.8521">
            <text:p>4,8521</text:p>
          </table:table-cell>
          <table:table-cell office:value-type="float" office:value="8.75172">
            <text:p>8,75172</text:p>
          </table:table-cell>
          <table:table-cell office:value-type="float" office:value="1.12168">
            <text:p>1,12168</text:p>
          </table:table-cell>
          <table:table-cell office:value-type="float" office:value="9.8734">
            <text:p>9,8734</text:p>
          </table:table-cell>
          <table:table-cell office:value-type="float" office:value="2.96592">
            <text:p>2,96592</text:p>
          </table:table-cell>
          <table:table-cell office:value-type="float" office:value="1.17593">
            <text:p>1,17593</text:p>
          </table:table-cell>
          <table:table-cell office:value-type="float" office:value="4.14185">
            <text:p>4,14185</text:p>
          </table:table-cell>
          <table:table-cell office:value-type="float" office:value="2.02899">
            <text:p>2,02899</text:p>
          </table:table-cell>
          <table:table-cell office:value-type="float" office:value="0.324626">
            <text:p>0,324626</text:p>
          </table:table-cell>
          <table:table-cell office:value-type="float" office:value="2.35362">
            <text:p>2,35362</text:p>
          </table:table-cell>
          <table:table-cell office:value-type="float" office:value="5.15004">
            <text:p>5,15004</text:p>
          </table:table-cell>
          <table:table-cell office:value-type="float" office:value="0.840744">
            <text:p>0,840744</text:p>
          </table:table-cell>
          <table:table-cell office:value-type="float" office:value="5.99078">
            <text:p>5,99078</text:p>
          </table:table-cell>
        </table:table-row>
        <table:table-row table:style-name="ro1">
          <table:table-cell office:value-type="float" office:value="4.38172">
            <text:p>4,38172</text:p>
          </table:table-cell>
          <table:table-cell office:value-type="float" office:value="0.772417">
            <text:p>0,772417</text:p>
          </table:table-cell>
          <table:table-cell office:value-type="float" office:value="5.15414">
            <text:p>5,15414</text:p>
          </table:table-cell>
          <table:table-cell office:value-type="float" office:value="1.81228">
            <text:p>1,81228</text:p>
          </table:table-cell>
          <table:table-cell office:value-type="float" office:value="0.295888">
            <text:p>0,295888</text:p>
          </table:table-cell>
          <table:table-cell office:value-type="float" office:value="2.10817">
            <text:p>2,10817</text:p>
          </table:table-cell>
          <table:table-cell office:value-type="float" office:value="4.78934">
            <text:p>4,78934</text:p>
          </table:table-cell>
          <table:table-cell office:value-type="float" office:value="0.743386">
            <text:p>0,743386</text:p>
          </table:table-cell>
          <table:table-cell office:value-type="float" office:value="5.53273">
            <text:p>5,53273</text:p>
          </table:table-cell>
          <table:table-cell office:value-type="float" office:value="4.8952">
            <text:p>4,8952</text:p>
          </table:table-cell>
          <table:table-cell office:value-type="float" office:value="0.375945">
            <text:p>0,375945</text:p>
          </table:table-cell>
          <table:table-cell office:value-type="float" office:value="5.27115">
            <text:p>5,27115</text:p>
          </table:table-cell>
          <table:table-cell office:value-type="float" office:value="4.66794">
            <text:p>4,66794</text:p>
          </table:table-cell>
          <table:table-cell office:value-type="float" office:value="0.39178">
            <text:p>0,39178</text:p>
          </table:table-cell>
          <table:table-cell office:value-type="float" office:value="5.05972">
            <text:p>5,05972</text:p>
          </table:table-cell>
          <table:table-cell office:value-type="float" office:value="8.01185">
            <text:p>8,01185</text:p>
          </table:table-cell>
          <table:table-cell office:value-type="float" office:value="0.933998">
            <text:p>0,933998</text:p>
          </table:table-cell>
          <table:table-cell office:value-type="float" office:value="8.94585">
            <text:p>8,94585</text:p>
          </table:table-cell>
          <table:table-cell office:value-type="float" office:value="2.95829">
            <text:p>2,95829</text:p>
          </table:table-cell>
          <table:table-cell office:value-type="float" office:value="0.834293">
            <text:p>0,834293</text:p>
          </table:table-cell>
          <table:table-cell office:value-type="float" office:value="3.79259">
            <text:p>3,79259</text:p>
          </table:table-cell>
          <table:table-cell office:value-type="float" office:value="5.90339">
            <text:p>5,90339</text:p>
          </table:table-cell>
          <table:table-cell office:value-type="float" office:value="0.9947">
            <text:p>0,9947</text:p>
          </table:table-cell>
          <table:table-cell office:value-type="float" office:value="6.89809">
            <text:p>6,89809</text:p>
          </table:table-cell>
          <table:table-cell office:value-type="float" office:value="4.30225">
            <text:p>4,30225</text:p>
          </table:table-cell>
          <table:table-cell office:value-type="float" office:value="0.818458">
            <text:p>0,818458</text:p>
          </table:table-cell>
          <table:table-cell office:value-type="float" office:value="5.12071">
            <text:p>5,12071</text:p>
          </table:table-cell>
        </table:table-row>
        <table:table-row table:style-name="ro1">
          <table:table-cell office:value-type="float" office:value="4.4782">
            <text:p>4,4782</text:p>
          </table:table-cell>
          <table:table-cell office:value-type="float" office:value="0.77359">
            <text:p>0,77359</text:p>
          </table:table-cell>
          <table:table-cell office:value-type="float" office:value="5.25179">
            <text:p>5,25179</text:p>
          </table:table-cell>
          <table:table-cell office:value-type="float" office:value="1.77709">
            <text:p>1,77709</text:p>
          </table:table-cell>
          <table:table-cell office:value-type="float" office:value="0.310257">
            <text:p>0,310257</text:p>
          </table:table-cell>
          <table:table-cell office:value-type="float" office:value="2.08735">
            <text:p>2,08735</text:p>
          </table:table-cell>
          <table:table-cell office:value-type="float" office:value="4.37586">
            <text:p>4,37586</text:p>
          </table:table-cell>
          <table:table-cell office:value-type="float" office:value="0.809074">
            <text:p>0,809074</text:p>
          </table:table-cell>
          <table:table-cell office:value-type="float" office:value="5.18493">
            <text:p>5,18493</text:p>
          </table:table-cell>
          <table:table-cell office:value-type="float" office:value="4.98582">
            <text:p>4,98582</text:p>
          </table:table-cell>
          <table:table-cell office:value-type="float" office:value="0.40527">
            <text:p>0,40527</text:p>
          </table:table-cell>
          <table:table-cell office:value-type="float" office:value="5.39109">
            <text:p>5,39109</text:p>
          </table:table-cell>
          <table:table-cell office:value-type="float" office:value="4.77204">
            <text:p>4,77204</text:p>
          </table:table-cell>
          <table:table-cell office:value-type="float" office:value="0.377118">
            <text:p>0,377118</text:p>
          </table:table-cell>
          <table:table-cell office:value-type="float" office:value="5.14916">
            <text:p>5,14916</text:p>
          </table:table-cell>
          <table:table-cell office:value-type="float" office:value="4.45093">
            <text:p>4,45093</text:p>
          </table:table-cell>
          <table:table-cell office:value-type="float" office:value="0.831361">
            <text:p>0,831361</text:p>
          </table:table-cell>
          <table:table-cell office:value-type="float" office:value="5.28229">
            <text:p>5,28229</text:p>
          </table:table-cell>
          <table:table-cell office:value-type="float" office:value="3.01313">
            <text:p>3,01313</text:p>
          </table:table-cell>
          <table:table-cell office:value-type="float" office:value="0.891183">
            <text:p>0,891183</text:p>
          </table:table-cell>
          <table:table-cell office:value-type="float" office:value="3.90432">
            <text:p>3,90432</text:p>
          </table:table-cell>
          <table:table-cell office:value-type="float" office:value="4.88553">
            <text:p>4,88553</text:p>
          </table:table-cell>
          <table:table-cell office:value-type="float" office:value="0.465093">
            <text:p>0,465093</text:p>
          </table:table-cell>
          <table:table-cell office:value-type="float" office:value="5.35062">
            <text:p>5,35062</text:p>
          </table:table-cell>
          <table:table-cell office:value-type="float" office:value="8.6658">
            <text:p>8,6658</text:p>
          </table:table-cell>
          <table:table-cell office:value-type="float" office:value="0.889424">
            <text:p>0,889424</text:p>
          </table:table-cell>
          <table:table-cell office:value-type="float" office:value="9.55522">
            <text:p>9,55522</text:p>
          </table:table-cell>
        </table:table-row>
        <table:table-row table:style-name="ro1">
          <table:table-cell office:value-type="float" office:value="7.4233">
            <text:p>7,4233</text:p>
          </table:table-cell>
          <table:table-cell office:value-type="float" office:value="0.774177">
            <text:p>0,774177</text:p>
          </table:table-cell>
          <table:table-cell office:value-type="float" office:value="8.19748">
            <text:p>8,19748</text:p>
          </table:table-cell>
          <table:table-cell office:value-type="float" office:value="1.84307">
            <text:p>1,84307</text:p>
          </table:table-cell>
          <table:table-cell office:value-type="float" office:value="0.311137">
            <text:p>0,311137</text:p>
          </table:table-cell>
          <table:table-cell office:value-type="float" office:value="2.15421">
            <text:p>2,15421</text:p>
          </table:table-cell>
          <table:table-cell office:value-type="float" office:value="4.41985">
            <text:p>4,41985</text:p>
          </table:table-cell>
          <table:table-cell office:value-type="float" office:value="0.98209">
            <text:p>0,98209</text:p>
          </table:table-cell>
          <table:table-cell office:value-type="float" office:value="5.40194">
            <text:p>5,40194</text:p>
          </table:table-cell>
          <table:table-cell office:value-type="float" office:value="4.95503">
            <text:p>4,95503</text:p>
          </table:table-cell>
          <table:table-cell office:value-type="float" office:value="0.414947">
            <text:p>0,414947</text:p>
          </table:table-cell>
          <table:table-cell office:value-type="float" office:value="5.36997">
            <text:p>5,36997</text:p>
          </table:table-cell>
          <table:table-cell office:value-type="float" office:value="5.76205">
            <text:p>5,76205</text:p>
          </table:table-cell>
          <table:table-cell office:value-type="float" office:value="0.489432">
            <text:p>0,489432</text:p>
          </table:table-cell>
          <table:table-cell office:value-type="float" office:value="6.25148">
            <text:p>6,25148</text:p>
          </table:table-cell>
          <table:table-cell office:value-type="float" office:value="6.92097">
            <text:p>6,92097</text:p>
          </table:table-cell>
          <table:table-cell office:value-type="float" office:value="1.07652">
            <text:p>1,07652</text:p>
          </table:table-cell>
          <table:table-cell office:value-type="float" office:value="7.99748">
            <text:p>7,99748</text:p>
          </table:table-cell>
          <table:table-cell office:value-type="float" office:value="4.21369">
            <text:p>4,21369</text:p>
          </table:table-cell>
          <table:table-cell office:value-type="float" office:value="1.28355">
            <text:p>1,28355</text:p>
          </table:table-cell>
          <table:table-cell office:value-type="float" office:value="5.49724">
            <text:p>5,49724</text:p>
          </table:table-cell>
          <table:table-cell office:value-type="float" office:value="2.46006">
            <text:p>2,46006</text:p>
          </table:table-cell>
          <table:table-cell office:value-type="float" office:value="0.339289">
            <text:p>0,339289</text:p>
          </table:table-cell>
          <table:table-cell office:value-type="float" office:value="2.79935">
            <text:p>2,79935</text:p>
          </table:table-cell>
          <table:table-cell office:value-type="float" office:value="4.37263">
            <text:p>4,37263</text:p>
          </table:table-cell>
          <table:table-cell office:value-type="float" office:value="0.841038">
            <text:p>0,841038</text:p>
          </table:table-cell>
          <table:table-cell office:value-type="float" office:value="5.21367">
            <text:p>5,21367</text:p>
          </table:table-cell>
        </table:table-row>
        <table:table-row table:style-name="ro1">
          <table:table-cell office:value-type="float" office:value="4.40958">
            <text:p>4,40958</text:p>
          </table:table-cell>
          <table:table-cell office:value-type="float" office:value="0.817578">
            <text:p>0,817578</text:p>
          </table:table-cell>
          <table:table-cell office:value-type="float" office:value="5.22716">
            <text:p>5,22716</text:p>
          </table:table-cell>
          <table:table-cell office:value-type="float" office:value="1.78794">
            <text:p>1,78794</text:p>
          </table:table-cell>
          <table:table-cell office:value-type="float" office:value="0.31407">
            <text:p>0,31407</text:p>
          </table:table-cell>
          <table:table-cell office:value-type="float" office:value="2.10201">
            <text:p>2,10201</text:p>
          </table:table-cell>
          <table:table-cell office:value-type="float" office:value="4.6175">
            <text:p>4,6175</text:p>
          </table:table-cell>
          <table:table-cell office:value-type="float" office:value="0.738401">
            <text:p>0,738401</text:p>
          </table:table-cell>
          <table:table-cell office:value-type="float" office:value="5.3559">
            <text:p>5,3559</text:p>
          </table:table-cell>
          <table:table-cell office:value-type="float" office:value="4.79638">
            <text:p>4,79638</text:p>
          </table:table-cell>
          <table:table-cell office:value-type="float" office:value="0.389728">
            <text:p>0,389728</text:p>
          </table:table-cell>
          <table:table-cell office:value-type="float" office:value="5.18611">
            <text:p>5,18611</text:p>
          </table:table-cell>
          <table:table-cell office:value-type="float" office:value="4.35592">
            <text:p>4,35592</text:p>
          </table:table-cell>
          <table:table-cell office:value-type="float" office:value="0.367441">
            <text:p>0,367441</text:p>
          </table:table-cell>
          <table:table-cell office:value-type="float" office:value="4.72336">
            <text:p>4,72336</text:p>
          </table:table-cell>
          <table:table-cell office:value-type="float" office:value="4.31662">
            <text:p>4,31662</text:p>
          </table:table-cell>
          <table:table-cell office:value-type="float" office:value="0.872122">
            <text:p>0,872122</text:p>
          </table:table-cell>
          <table:table-cell office:value-type="float" office:value="5.18875">
            <text:p>5,18875</text:p>
          </table:table-cell>
          <table:table-cell office:value-type="float" office:value="3.05096">
            <text:p>3,05096</text:p>
          </table:table-cell>
          <table:table-cell office:value-type="float" office:value="0.863031">
            <text:p>0,863031</text:p>
          </table:table-cell>
          <table:table-cell office:value-type="float" office:value="3.91399">
            <text:p>3,91399</text:p>
          </table:table-cell>
          <table:table-cell office:value-type="float" office:value="2.09614">
            <text:p>2,09614</text:p>
          </table:table-cell>
          <table:table-cell office:value-type="float" office:value="0.350726">
            <text:p>0,350726</text:p>
          </table:table-cell>
          <table:table-cell office:value-type="float" office:value="2.44687">
            <text:p>2,44687</text:p>
          </table:table-cell>
          <table:table-cell office:value-type="float" office:value="4.34859">
            <text:p>4,34859</text:p>
          </table:table-cell>
          <table:table-cell office:value-type="float" office:value="0.786787">
            <text:p>0,786787</text:p>
          </table:table-cell>
          <table:table-cell office:value-type="float" office:value="5.13537">
            <text:p>5,13537</text:p>
          </table:table-cell>
        </table:table-row>
        <table:table-row table:style-name="ro1">
          <table:table-cell office:value-type="float" office:value="4.3829">
            <text:p>4,3829</text:p>
          </table:table-cell>
          <table:table-cell office:value-type="float" office:value="0.80878">
            <text:p>0,80878</text:p>
          </table:table-cell>
          <table:table-cell office:value-type="float" office:value="5.19168">
            <text:p>5,19168</text:p>
          </table:table-cell>
          <table:table-cell office:value-type="float" office:value="1.78618">
            <text:p>1,78618</text:p>
          </table:table-cell>
          <table:table-cell office:value-type="float" office:value="0.290316">
            <text:p>0,290316</text:p>
          </table:table-cell>
          <table:table-cell office:value-type="float" office:value="2.0765">
            <text:p>2,0765</text:p>
          </table:table-cell>
          <table:table-cell office:value-type="float" office:value="4.39023">
            <text:p>4,39023</text:p>
          </table:table-cell>
          <table:table-cell office:value-type="float" office:value="0.727844">
            <text:p>0,727844</text:p>
          </table:table-cell>
          <table:table-cell office:value-type="float" office:value="5.11807">
            <text:p>5,11807</text:p>
          </table:table-cell>
          <table:table-cell office:value-type="float" office:value="4.76207">
            <text:p>4,76207</text:p>
          </table:table-cell>
          <table:table-cell office:value-type="float" office:value="0.40439">
            <text:p>0,40439</text:p>
          </table:table-cell>
          <table:table-cell office:value-type="float" office:value="5.16646">
            <text:p>5,16646</text:p>
          </table:table-cell>
          <table:table-cell office:value-type="float" office:value="5.26499">
            <text:p>5,26499</text:p>
          </table:table-cell>
          <table:table-cell office:value-type="float" office:value="0.374186">
            <text:p>0,374186</text:p>
          </table:table-cell>
          <table:table-cell office:value-type="float" office:value="5.63918">
            <text:p>5,63918</text:p>
          </table:table-cell>
          <table:table-cell office:value-type="float" office:value="4.67497">
            <text:p>4,67497</text:p>
          </table:table-cell>
          <table:table-cell office:value-type="float" office:value="1.27798">
            <text:p>1,27798</text:p>
          </table:table-cell>
          <table:table-cell office:value-type="float" office:value="5.95295">
            <text:p>5,95295</text:p>
          </table:table-cell>
          <table:table-cell office:value-type="float" office:value="3.24275">
            <text:p>3,24275</text:p>
          </table:table-cell>
          <table:table-cell office:value-type="float" office:value="0.95951">
            <text:p>0,95951</text:p>
          </table:table-cell>
          <table:table-cell office:value-type="float" office:value="4.20226">
            <text:p>4,20226</text:p>
          </table:table-cell>
          <table:table-cell office:value-type="float" office:value="2.10963">
            <text:p>2,10963</text:p>
          </table:table-cell>
          <table:table-cell office:value-type="float" office:value="0.356591">
            <text:p>0,356591</text:p>
          </table:table-cell>
          <table:table-cell office:value-type="float" office:value="2.46622">
            <text:p>2,46622</text:p>
          </table:table-cell>
          <table:table-cell office:value-type="float" office:value="5.18347">
            <text:p>5,18347</text:p>
          </table:table-cell>
          <table:table-cell office:value-type="float" office:value="0.800276">
            <text:p>0,800276</text:p>
          </table:table-cell>
          <table:table-cell office:value-type="float" office:value="5.98374">
            <text:p>5,98374</text:p>
          </table:table-cell>
        </table:table-row>
        <table:table-row table:style-name="ro1">
          <table:table-cell office:value-type="float" office:value="5.26704">
            <text:p>5,26704</text:p>
          </table:table-cell>
          <table:table-cell office:value-type="float" office:value="0.818458">
            <text:p>0,818458</text:p>
          </table:table-cell>
          <table:table-cell office:value-type="float" office:value="6.0855">
            <text:p>6,0855</text:p>
          </table:table-cell>
          <table:table-cell office:value-type="float" office:value="1.85128">
            <text:p>1,85128</text:p>
          </table:table-cell>
          <table:table-cell office:value-type="float" office:value="0.28885">
            <text:p>0,28885</text:p>
          </table:table-cell>
          <table:table-cell office:value-type="float" office:value="2.14013">
            <text:p>2,14013</text:p>
          </table:table-cell>
          <table:table-cell office:value-type="float" office:value="4.44917">
            <text:p>4,44917</text:p>
          </table:table-cell>
          <table:table-cell office:value-type="float" office:value="0.729603">
            <text:p>0,729603</text:p>
          </table:table-cell>
          <table:table-cell office:value-type="float" office:value="5.17877">
            <text:p>5,17877</text:p>
          </table:table-cell>
          <table:table-cell office:value-type="float" office:value="4.7826">
            <text:p>4,7826</text:p>
          </table:table-cell>
          <table:table-cell office:value-type="float" office:value="0.35747">
            <text:p>0,35747</text:p>
          </table:table-cell>
          <table:table-cell office:value-type="float" office:value="5.14007">
            <text:p>5,14007</text:p>
          </table:table-cell>
          <table:table-cell office:value-type="float" office:value="4.34184">
            <text:p>4,34184</text:p>
          </table:table-cell>
          <table:table-cell office:value-type="float" office:value="0.348966">
            <text:p>0,348966</text:p>
          </table:table-cell>
          <table:table-cell office:value-type="float" office:value="4.69081">
            <text:p>4,69081</text:p>
          </table:table-cell>
          <table:table-cell office:value-type="float" office:value="4.88699">
            <text:p>4,88699</text:p>
          </table:table-cell>
          <table:table-cell office:value-type="float" office:value="0.86831">
            <text:p>0,86831</text:p>
          </table:table-cell>
          <table:table-cell office:value-type="float" office:value="5.7553">
            <text:p>5,7553</text:p>
          </table:table-cell>
          <table:table-cell office:value-type="float" office:value="3.14187">
            <text:p>3,14187</text:p>
          </table:table-cell>
          <table:table-cell office:value-type="float" office:value="0.91347">
            <text:p>0,91347</text:p>
          </table:table-cell>
          <table:table-cell office:value-type="float" office:value="4.05534">
            <text:p>4,05534</text:p>
          </table:table-cell>
          <table:table-cell office:value-type="float" office:value="2.15978">
            <text:p>2,15978</text:p>
          </table:table-cell>
          <table:table-cell office:value-type="float" office:value="0.346913">
            <text:p>0,346913</text:p>
          </table:table-cell>
          <table:table-cell office:value-type="float" office:value="2.50669">
            <text:p>2,50669</text:p>
          </table:table-cell>
          <table:table-cell office:value-type="float" office:value="4.32865">
            <text:p>4,32865</text:p>
          </table:table-cell>
          <table:table-cell office:value-type="float" office:value="0.819337">
            <text:p>0,819337</text:p>
          </table:table-cell>
          <table:table-cell office:value-type="float" office:value="5.14798">
            <text:p>5,14798</text:p>
          </table:table-cell>
        </table:table-row>
        <table:table-row table:style-name="ro1">
          <table:table-cell office:value-type="float" office:value="4.80224">
            <text:p>4,80224</text:p>
          </table:table-cell>
          <table:table-cell office:value-type="float" office:value="0.820217">
            <text:p>0,820217</text:p>
          </table:table-cell>
          <table:table-cell office:value-type="float" office:value="5.62246">
            <text:p>5,62246</text:p>
          </table:table-cell>
          <table:table-cell office:value-type="float" office:value="1.84102">
            <text:p>1,84102</text:p>
          </table:table-cell>
          <table:table-cell office:value-type="float" office:value="0.269789">
            <text:p>0,269789</text:p>
          </table:table-cell>
          <table:table-cell office:value-type="float" office:value="2.11081">
            <text:p>2,11081</text:p>
          </table:table-cell>
          <table:table-cell office:value-type="float" office:value="5.17496">
            <text:p>5,17496</text:p>
          </table:table-cell>
          <table:table-cell office:value-type="float" office:value="0.72931">
            <text:p>0,72931</text:p>
          </table:table-cell>
          <table:table-cell office:value-type="float" office:value="5.90427">
            <text:p>5,90427</text:p>
          </table:table-cell>
          <table:table-cell office:value-type="float" office:value="12.403">
            <text:p>12,403</text:p>
          </table:table-cell>
          <table:table-cell office:value-type="float" office:value="0.910538">
            <text:p>0,910538</text:p>
          </table:table-cell>
          <table:table-cell office:value-type="float" office:value="13.3135">
            <text:p>13,3135</text:p>
          </table:table-cell>
          <table:table-cell office:value-type="float" office:value="8.24264">
            <text:p>8,24264</text:p>
          </table:table-cell>
          <table:table-cell office:value-type="float" office:value="0.34662">
            <text:p>0,34662</text:p>
          </table:table-cell>
          <table:table-cell office:value-type="float" office:value="8.58926">
            <text:p>8,58926</text:p>
          </table:table-cell>
          <table:table-cell office:value-type="float" office:value="12.8598">
            <text:p>12,8598</text:p>
          </table:table-cell>
          <table:table-cell office:value-type="float" office:value="2.57414">
            <text:p>2,57414</text:p>
          </table:table-cell>
          <table:table-cell office:value-type="float" office:value="15.434">
            <text:p>15,434</text:p>
          </table:table-cell>
          <table:table-cell office:value-type="float" office:value="3.00551">
            <text:p>3,00551</text:p>
          </table:table-cell>
          <table:table-cell office:value-type="float" office:value="0.869776">
            <text:p>0,869776</text:p>
          </table:table-cell>
          <table:table-cell office:value-type="float" office:value="3.87528">
            <text:p>3,87528</text:p>
          </table:table-cell>
          <table:table-cell office:value-type="float" office:value="2.24541">
            <text:p>2,24541</text:p>
          </table:table-cell>
          <table:table-cell office:value-type="float" office:value="0.329025">
            <text:p>0,329025</text:p>
          </table:table-cell>
          <table:table-cell office:value-type="float" office:value="2.57443">
            <text:p>2,57443</text:p>
          </table:table-cell>
          <table:table-cell office:value-type="float" office:value="4.38818">
            <text:p>4,38818</text:p>
          </table:table-cell>
          <table:table-cell office:value-type="float" office:value="0.785027">
            <text:p>0,785027</text:p>
          </table:table-cell>
          <table:table-cell office:value-type="float" office:value="5.1732">
            <text:p>5,1732</text:p>
          </table:table-cell>
        </table:table-row>
        <table:table-row table:style-name="ro1">
          <table:table-cell office:value-type="float" office:value="5.19197">
            <text:p>5,19197</text:p>
          </table:table-cell>
          <table:table-cell office:value-type="float" office:value="1.16566">
            <text:p>1,16566</text:p>
          </table:table-cell>
          <table:table-cell office:value-type="float" office:value="6.35764">
            <text:p>6,35764</text:p>
          </table:table-cell>
          <table:table-cell office:value-type="float" office:value="4.54389">
            <text:p>4,54389</text:p>
          </table:table-cell>
          <table:table-cell office:value-type="float" office:value="0.703211">
            <text:p>0,703211</text:p>
          </table:table-cell>
          <table:table-cell office:value-type="float" office:value="5.2471">
            <text:p>5,2471</text:p>
          </table:table-cell>
          <table:table-cell office:value-type="float" office:value="5.22804">
            <text:p>5,22804</text:p>
          </table:table-cell>
          <table:table-cell office:value-type="float" office:value="0.756875">
            <text:p>0,756875</text:p>
          </table:table-cell>
          <table:table-cell office:value-type="float" office:value="5.98492">
            <text:p>5,98492</text:p>
          </table:table-cell>
          <table:table-cell office:value-type="float" office:value="4.91485">
            <text:p>4,91485</text:p>
          </table:table-cell>
          <table:table-cell office:value-type="float" office:value="0.385915">
            <text:p>0,385915</text:p>
          </table:table-cell>
          <table:table-cell office:value-type="float" office:value="5.30077">
            <text:p>5,30077</text:p>
          </table:table-cell>
          <table:table-cell office:value-type="float" office:value="4.88083">
            <text:p>4,88083</text:p>
          </table:table-cell>
          <table:table-cell office:value-type="float" office:value="0.352485">
            <text:p>0,352485</text:p>
          </table:table-cell>
          <table:table-cell office:value-type="float" office:value="5.23332">
            <text:p>5,23332</text:p>
          </table:table-cell>
          <table:table-cell office:value-type="float" office:value="4.39903">
            <text:p>4,39903</text:p>
          </table:table-cell>
          <table:table-cell office:value-type="float" office:value="0.84397">
            <text:p>0,84397</text:p>
          </table:table-cell>
          <table:table-cell office:value-type="float" office:value="5.243">
            <text:p>5,243</text:p>
          </table:table-cell>
          <table:table-cell office:value-type="float" office:value="3.38087">
            <text:p>3,38087</text:p>
          </table:table-cell>
          <table:table-cell office:value-type="float" office:value="1.00438">
            <text:p>1,00438</text:p>
          </table:table-cell>
          <table:table-cell office:value-type="float" office:value="4.38524">
            <text:p>4,38524</text:p>
          </table:table-cell>
          <table:table-cell office:value-type="float" office:value="2.11784">
            <text:p>2,11784</text:p>
          </table:table-cell>
          <table:table-cell office:value-type="float" office:value="0.388555">
            <text:p>0,388555</text:p>
          </table:table-cell>
          <table:table-cell office:value-type="float" office:value="2.5064">
            <text:p>2,5064</text:p>
          </table:table-cell>
          <table:table-cell office:value-type="float" office:value="4.75738">
            <text:p>4,75738</text:p>
          </table:table-cell>
          <table:table-cell office:value-type="float" office:value="0.768312">
            <text:p>0,768312</text:p>
          </table:table-cell>
          <table:table-cell office:value-type="float" office:value="5.52569">
            <text:p>5,52569</text:p>
          </table:table-cell>
        </table:table-row>
        <table:table-row table:style-name="ro1">
          <table:table-cell office:value-type="float" office:value="7.66963">
            <text:p>7,66963</text:p>
          </table:table-cell>
          <table:table-cell office:value-type="float" office:value="0.766553">
            <text:p>0,766553</text:p>
          </table:table-cell>
          <table:table-cell office:value-type="float" office:value="8.43618">
            <text:p>8,43618</text:p>
          </table:table-cell>
          <table:table-cell office:value-type="float" office:value="1.82782">
            <text:p>1,82782</text:p>
          </table:table-cell>
          <table:table-cell office:value-type="float" office:value="0.265683">
            <text:p>0,265683</text:p>
          </table:table-cell>
          <table:table-cell office:value-type="float" office:value="2.0935">
            <text:p>2,0935</text:p>
          </table:table-cell>
          <table:table-cell office:value-type="float" office:value="4.68172">
            <text:p>4,68172</text:p>
          </table:table-cell>
          <table:table-cell office:value-type="float" office:value="0.687375">
            <text:p>0,687375</text:p>
          </table:table-cell>
          <table:table-cell office:value-type="float" office:value="5.36909">
            <text:p>5,36909</text:p>
          </table:table-cell>
          <table:table-cell office:value-type="float" office:value="5.07145">
            <text:p>5,07145</text:p>
          </table:table-cell>
          <table:table-cell office:value-type="float" office:value="0.362456">
            <text:p>0,362456</text:p>
          </table:table-cell>
          <table:table-cell office:value-type="float" office:value="5.4339">
            <text:p>5,4339</text:p>
          </table:table-cell>
          <table:table-cell office:value-type="float" office:value="4.78289">
            <text:p>4,78289</text:p>
          </table:table-cell>
          <table:table-cell office:value-type="float" office:value="0.84397">
            <text:p>0,84397</text:p>
          </table:table-cell>
          <table:table-cell office:value-type="float" office:value="5.62686">
            <text:p>5,62686</text:p>
          </table:table-cell>
          <table:table-cell office:value-type="float" office:value="4.39287">
            <text:p>4,39287</text:p>
          </table:table-cell>
          <table:table-cell office:value-type="float" office:value="1.00819">
            <text:p>1,00819</text:p>
          </table:table-cell>
          <table:table-cell office:value-type="float" office:value="5.40106">
            <text:p>5,40106</text:p>
          </table:table-cell>
          <table:table-cell office:value-type="float" office:value="3.1404">
            <text:p>3,1404</text:p>
          </table:table-cell>
          <table:table-cell office:value-type="float" office:value="1.20643">
            <text:p>1,20643</text:p>
          </table:table-cell>
          <table:table-cell office:value-type="float" office:value="4.34683">
            <text:p>4,34683</text:p>
          </table:table-cell>
          <table:table-cell office:value-type="float" office:value="4.8043">
            <text:p>4,8043</text:p>
          </table:table-cell>
          <table:table-cell office:value-type="float" office:value="0.980038">
            <text:p>0,980038</text:p>
          </table:table-cell>
          <table:table-cell office:value-type="float" office:value="5.78433">
            <text:p>5,78433</text:p>
          </table:table-cell>
          <table:table-cell office:value-type="float" office:value="10.1356">
            <text:p>10,1356</text:p>
          </table:table-cell>
          <table:table-cell office:value-type="float" office:value="1.86154">
            <text:p>1,86154</text:p>
          </table:table-cell>
          <table:table-cell office:value-type="float" office:value="11.9971">
            <text:p>11,9971</text:p>
          </table:table-cell>
        </table:table-row>
        <table:table-row table:style-name="ro1">
          <table:table-cell office:value-type="float" office:value="4.57703">
            <text:p>4,57703</text:p>
          </table:table-cell>
          <table:table-cell office:value-type="float" office:value="0.818751">
            <text:p>0,818751</text:p>
          </table:table-cell>
          <table:table-cell office:value-type="float" office:value="5.39578">
            <text:p>5,39578</text:p>
          </table:table-cell>
          <table:table-cell office:value-type="float" office:value="1.83515">
            <text:p>1,83515</text:p>
          </table:table-cell>
          <table:table-cell office:value-type="float" office:value="0.311724">
            <text:p>0,311724</text:p>
          </table:table-cell>
          <table:table-cell office:value-type="float" office:value="2.14687">
            <text:p>2,14687</text:p>
          </table:table-cell>
          <table:table-cell office:value-type="float" office:value="4.426">
            <text:p>4,426</text:p>
          </table:table-cell>
          <table:table-cell office:value-type="float" office:value="0.736055">
            <text:p>0,736055</text:p>
          </table:table-cell>
          <table:table-cell office:value-type="float" office:value="5.16206">
            <text:p>5,16206</text:p>
          </table:table-cell>
          <table:table-cell office:value-type="float" office:value="4.83978">
            <text:p>4,83978</text:p>
          </table:table-cell>
          <table:table-cell office:value-type="float" office:value="0.387675">
            <text:p>0,387675</text:p>
          </table:table-cell>
          <table:table-cell office:value-type="float" office:value="5.22745">
            <text:p>5,22745</text:p>
          </table:table-cell>
          <table:table-cell office:value-type="float" office:value="4.35709">
            <text:p>4,35709</text:p>
          </table:table-cell>
          <table:table-cell office:value-type="float" office:value="0.372719">
            <text:p>0,372719</text:p>
          </table:table-cell>
          <table:table-cell office:value-type="float" office:value="4.72981">
            <text:p>4,72981</text:p>
          </table:table-cell>
          <table:table-cell office:value-type="float" office:value="5.97817">
            <text:p>5,97817</text:p>
          </table:table-cell>
          <table:table-cell office:value-type="float" office:value="0.924907">
            <text:p>0,924907</text:p>
          </table:table-cell>
          <table:table-cell office:value-type="float" office:value="6.90308">
            <text:p>6,90308</text:p>
          </table:table-cell>
          <table:table-cell office:value-type="float" office:value="3.15448">
            <text:p>3,15448</text:p>
          </table:table-cell>
          <table:table-cell office:value-type="float" office:value="0.887664">
            <text:p>0,887664</text:p>
          </table:table-cell>
          <table:table-cell office:value-type="float" office:value="4.04214">
            <text:p>4,04214</text:p>
          </table:table-cell>
          <table:table-cell office:value-type="float" office:value="2.57414">
            <text:p>2,57414</text:p>
          </table:table-cell>
          <table:table-cell office:value-type="float" office:value="0.470078">
            <text:p>0,470078</text:p>
          </table:table-cell>
          <table:table-cell office:value-type="float" office:value="3.04422">
            <text:p>3,04422</text:p>
          </table:table-cell>
          <table:table-cell office:value-type="float" office:value="5.0301">
            <text:p>5,0301</text:p>
          </table:table-cell>
          <table:table-cell office:value-type="float" office:value="1.05335">
            <text:p>1,05335</text:p>
          </table:table-cell>
          <table:table-cell office:value-type="float" office:value="6.08345">
            <text:p>6,08345</text:p>
          </table:table-cell>
        </table:table-row>
        <table:table-row table:style-name="ro1">
          <table:table-cell office:value-type="float" office:value="4.45562">
            <text:p>4,45562</text:p>
          </table:table-cell>
          <table:table-cell office:value-type="float" office:value="0.801742">
            <text:p>0,801742</text:p>
          </table:table-cell>
          <table:table-cell office:value-type="float" office:value="5.25737">
            <text:p>5,25737</text:p>
          </table:table-cell>
          <table:table-cell office:value-type="float" office:value="1.79791">
            <text:p>1,79791</text:p>
          </table:table-cell>
          <table:table-cell office:value-type="float" office:value="0.303219">
            <text:p>0,303219</text:p>
          </table:table-cell>
          <table:table-cell office:value-type="float" office:value="2.10113">
            <text:p>2,10113</text:p>
          </table:table-cell>
          <table:table-cell office:value-type="float" office:value="4.57879">
            <text:p>4,57879</text:p>
          </table:table-cell>
          <table:table-cell office:value-type="float" office:value="0.761274">
            <text:p>0,761274</text:p>
          </table:table-cell>
          <table:table-cell office:value-type="float" office:value="5.34006">
            <text:p>5,34006</text:p>
          </table:table-cell>
          <table:table-cell office:value-type="float" office:value="4.97878">
            <text:p>4,97878</text:p>
          </table:table-cell>
          <table:table-cell office:value-type="float" office:value="0.392367">
            <text:p>0,392367</text:p>
          </table:table-cell>
          <table:table-cell office:value-type="float" office:value="5.37115">
            <text:p>5,37115</text:p>
          </table:table-cell>
          <table:table-cell office:value-type="float" office:value="4.69609">
            <text:p>4,69609</text:p>
          </table:table-cell>
          <table:table-cell office:value-type="float" office:value="0.392953">
            <text:p>0,392953</text:p>
          </table:table-cell>
          <table:table-cell office:value-type="float" office:value="5.08904">
            <text:p>5,08904</text:p>
          </table:table-cell>
          <table:table-cell office:value-type="float" office:value="4.39932">
            <text:p>4,39932</text:p>
          </table:table-cell>
          <table:table-cell office:value-type="float" office:value="0.868017">
            <text:p>0,868017</text:p>
          </table:table-cell>
          <table:table-cell office:value-type="float" office:value="5.26734">
            <text:p>5,26734</text:p>
          </table:table-cell>
          <table:table-cell office:value-type="float" office:value="3.04862">
            <text:p>3,04862</text:p>
          </table:table-cell>
          <table:table-cell office:value-type="float" office:value="0.890304">
            <text:p>0,890304</text:p>
          </table:table-cell>
          <table:table-cell office:value-type="float" office:value="3.93892">
            <text:p>3,93892</text:p>
          </table:table-cell>
          <table:table-cell office:value-type="float" office:value="2.08148">
            <text:p>2,08148</text:p>
          </table:table-cell>
          <table:table-cell office:value-type="float" office:value="0.323747">
            <text:p>0,323747</text:p>
          </table:table-cell>
          <table:table-cell office:value-type="float" office:value="2.40523">
            <text:p>2,40523</text:p>
          </table:table-cell>
          <table:table-cell office:value-type="float" office:value="4.65239">
            <text:p>4,65239</text:p>
          </table:table-cell>
          <table:table-cell office:value-type="float" office:value="0.797637">
            <text:p>0,797637</text:p>
          </table:table-cell>
          <table:table-cell office:value-type="float" office:value="5.45003">
            <text:p>5,45003</text:p>
          </table:table-cell>
        </table:table-row>
        <table:table-row table:style-name="ro1">
          <table:table-cell office:value-type="float" office:value="4.38026">
            <text:p>4,38026</text:p>
          </table:table-cell>
          <table:table-cell office:value-type="float" office:value="0.815232">
            <text:p>0,815232</text:p>
          </table:table-cell>
          <table:table-cell office:value-type="float" office:value="5.19549">
            <text:p>5,19549</text:p>
          </table:table-cell>
          <table:table-cell office:value-type="float" office:value="1.87621">
            <text:p>1,87621</text:p>
          </table:table-cell>
          <table:table-cell office:value-type="float" office:value="0.291489">
            <text:p>0,291489</text:p>
          </table:table-cell>
          <table:table-cell office:value-type="float" office:value="2.1677">
            <text:p>2,1677</text:p>
          </table:table-cell>
          <table:table-cell office:value-type="float" office:value="4.51427">
            <text:p>4,51427</text:p>
          </table:table-cell>
          <table:table-cell office:value-type="float" office:value="0.699105">
            <text:p>0,699105</text:p>
          </table:table-cell>
          <table:table-cell office:value-type="float" office:value="5.21338">
            <text:p>5,21338</text:p>
          </table:table-cell>
          <table:table-cell office:value-type="float" office:value="9.97369">
            <text:p>9,97369</text:p>
          </table:table-cell>
          <table:table-cell office:value-type="float" office:value="0.495884">
            <text:p>0,495884</text:p>
          </table:table-cell>
          <table:table-cell office:value-type="float" office:value="10.4696">
            <text:p>10,4696</text:p>
          </table:table-cell>
          <table:table-cell office:value-type="float" office:value="4.25944">
            <text:p>4,25944</text:p>
          </table:table-cell>
          <table:table-cell office:value-type="float" office:value="0.371546">
            <text:p>0,371546</text:p>
          </table:table-cell>
          <table:table-cell office:value-type="float" office:value="4.63099">
            <text:p>4,63099</text:p>
          </table:table-cell>
          <table:table-cell office:value-type="float" office:value="12.9464">
            <text:p>12,9464</text:p>
          </table:table-cell>
          <table:table-cell office:value-type="float" office:value="2.51666">
            <text:p>2,51666</text:p>
          </table:table-cell>
          <table:table-cell office:value-type="float" office:value="15.463">
            <text:p>15,463</text:p>
          </table:table-cell>
          <table:table-cell office:value-type="float" office:value="4.24507">
            <text:p>4,24507</text:p>
          </table:table-cell>
          <table:table-cell office:value-type="float" office:value="0.892356">
            <text:p>0,892356</text:p>
          </table:table-cell>
          <table:table-cell office:value-type="float" office:value="5.13743">
            <text:p>5,13743</text:p>
          </table:table-cell>
          <table:table-cell office:value-type="float" office:value="2.04424">
            <text:p>2,04424</text:p>
          </table:table-cell>
          <table:table-cell office:value-type="float" office:value="0.325799">
            <text:p>0,325799</text:p>
          </table:table-cell>
          <table:table-cell office:value-type="float" office:value="2.37004">
            <text:p>2,37004</text:p>
          </table:table-cell>
          <table:table-cell office:value-type="float" office:value="4.26032">
            <text:p>4,26032</text:p>
          </table:table-cell>
          <table:table-cell office:value-type="float" office:value="0.79881">
            <text:p>0,79881</text:p>
          </table:table-cell>
          <table:table-cell office:value-type="float" office:value="5.05913">
            <text:p>5,05913</text:p>
          </table:table-cell>
        </table:table-row>
        <table:table-row table:style-name="ro1">
          <table:table-cell office:value-type="float" office:value="4.31369">
            <text:p>4,31369</text:p>
          </table:table-cell>
          <table:table-cell office:value-type="float" office:value="0.768898">
            <text:p>0,768898</text:p>
          </table:table-cell>
          <table:table-cell office:value-type="float" office:value="5.08259">
            <text:p>5,08259</text:p>
          </table:table-cell>
          <table:table-cell office:value-type="float" office:value="1.88266">
            <text:p>1,88266</text:p>
          </table:table-cell>
          <table:table-cell office:value-type="float" office:value="0.318468">
            <text:p>0,318468</text:p>
          </table:table-cell>
          <table:table-cell office:value-type="float" office:value="2.20113">
            <text:p>2,20113</text:p>
          </table:table-cell>
          <table:table-cell office:value-type="float" office:value="4.44067">
            <text:p>4,44067</text:p>
          </table:table-cell>
          <table:table-cell office:value-type="float" office:value="0.716407">
            <text:p>0,716407</text:p>
          </table:table-cell>
          <table:table-cell office:value-type="float" office:value="5.15707">
            <text:p>5,15707</text:p>
          </table:table-cell>
          <table:table-cell office:value-type="float" office:value="5.54885">
            <text:p>5,54885</text:p>
          </table:table-cell>
          <table:table-cell office:value-type="float" office:value="0.402337">
            <text:p>0,402337</text:p>
          </table:table-cell>
          <table:table-cell office:value-type="float" office:value="5.95119">
            <text:p>5,95119</text:p>
          </table:table-cell>
          <table:table-cell office:value-type="float" office:value="4.34302">
            <text:p>4,34302</text:p>
          </table:table-cell>
          <table:table-cell office:value-type="float" office:value="0.350139">
            <text:p>0,350139</text:p>
          </table:table-cell>
          <table:table-cell office:value-type="float" office:value="4.69315">
            <text:p>4,69315</text:p>
          </table:table-cell>
          <table:table-cell office:value-type="float" office:value="6.59223">
            <text:p>6,59223</text:p>
          </table:table-cell>
          <table:table-cell office:value-type="float" office:value="1.41023">
            <text:p>1,41023</text:p>
          </table:table-cell>
          <table:table-cell office:value-type="float" office:value="8.00247">
            <text:p>8,00247</text:p>
          </table:table-cell>
          <table:table-cell office:value-type="float" office:value="3.23541">
            <text:p>3,23541</text:p>
          </table:table-cell>
          <table:table-cell office:value-type="float" office:value="0.908192">
            <text:p>0,908192</text:p>
          </table:table-cell>
          <table:table-cell office:value-type="float" office:value="4.14361">
            <text:p>4,14361</text:p>
          </table:table-cell>
          <table:table-cell office:value-type="float" office:value="2.28617">
            <text:p>2,28617</text:p>
          </table:table-cell>
          <table:table-cell office:value-type="float" office:value="1.15687">
            <text:p>1,15687</text:p>
          </table:table-cell>
          <table:table-cell office:value-type="float" office:value="3.44303">
            <text:p>3,44303</text:p>
          </table:table-cell>
          <table:table-cell office:value-type="float" office:value="9.31417">
            <text:p>9,31417</text:p>
          </table:table-cell>
          <table:table-cell office:value-type="float" office:value="1.04719">
            <text:p>1,04719</text:p>
          </table:table-cell>
          <table:table-cell office:value-type="float" office:value="10.3614">
            <text:p>10,3614</text:p>
          </table:table-cell>
        </table:table-row>
        <table:table-row table:style-name="ro1">
          <table:table-cell office:value-type="float" office:value="5.89489">
            <text:p>5,89489</text:p>
          </table:table-cell>
          <table:table-cell office:value-type="float" office:value="1.05658">
            <text:p>1,05658</text:p>
          </table:table-cell>
          <table:table-cell office:value-type="float" office:value="6.95146">
            <text:p>6,95146</text:p>
          </table:table-cell>
          <table:table-cell office:value-type="float" office:value="1.89615">
            <text:p>1,89615</text:p>
          </table:table-cell>
          <table:table-cell office:value-type="float" office:value="0.272721">
            <text:p>0,272721</text:p>
          </table:table-cell>
          <table:table-cell office:value-type="float" office:value="2.16887">
            <text:p>2,16887</text:p>
          </table:table-cell>
          <table:table-cell office:value-type="float" office:value="4.49081">
            <text:p>4,49081</text:p>
          </table:table-cell>
          <table:table-cell office:value-type="float" office:value="0.702624">
            <text:p>0,702624</text:p>
          </table:table-cell>
          <table:table-cell office:value-type="float" office:value="5.19344">
            <text:p>5,19344</text:p>
          </table:table-cell>
          <table:table-cell office:value-type="float" office:value="4.9474">
            <text:p>4,9474</text:p>
          </table:table-cell>
          <table:table-cell office:value-type="float" office:value="0.404097">
            <text:p>0,404097</text:p>
          </table:table-cell>
          <table:table-cell office:value-type="float" office:value="5.3515">
            <text:p>5,3515</text:p>
          </table:table-cell>
          <table:table-cell office:value-type="float" office:value="4.35504">
            <text:p>4,35504</text:p>
          </table:table-cell>
          <table:table-cell office:value-type="float" office:value="0.348673">
            <text:p>0,348673</text:p>
          </table:table-cell>
          <table:table-cell office:value-type="float" office:value="4.70371">
            <text:p>4,70371</text:p>
          </table:table-cell>
          <table:table-cell office:value-type="float" office:value="4.23305">
            <text:p>4,23305</text:p>
          </table:table-cell>
          <table:table-cell office:value-type="float" office:value="0.882386">
            <text:p>0,882386</text:p>
          </table:table-cell>
          <table:table-cell office:value-type="float" office:value="5.11543">
            <text:p>5,11543</text:p>
          </table:table-cell>
          <table:table-cell office:value-type="float" office:value="4.48876">
            <text:p>4,48876</text:p>
          </table:table-cell>
          <table:table-cell office:value-type="float" office:value="2.15802">
            <text:p>2,15802</text:p>
          </table:table-cell>
          <table:table-cell office:value-type="float" office:value="6.64678">
            <text:p>6,64678</text:p>
          </table:table-cell>
          <table:table-cell office:value-type="float" office:value="2.07444">
            <text:p>2,07444</text:p>
          </table:table-cell>
          <table:table-cell office:value-type="float" office:value="0.384449">
            <text:p>0,384449</text:p>
          </table:table-cell>
          <table:table-cell office:value-type="float" office:value="2.45889">
            <text:p>2,45889</text:p>
          </table:table-cell>
          <table:table-cell office:value-type="float" office:value="4.32219">
            <text:p>4,32219</text:p>
          </table:table-cell>
          <table:table-cell office:value-type="float" office:value="0.809953">
            <text:p>0,809953</text:p>
          </table:table-cell>
          <table:table-cell office:value-type="float" office:value="5.13215">
            <text:p>5,13215</text:p>
          </table:table-cell>
        </table:table-row>
        <table:table-row table:style-name="ro1">
          <table:table-cell office:value-type="float" office:value="4.33246">
            <text:p>4,33246</text:p>
          </table:table-cell>
          <table:table-cell office:value-type="float" office:value="0.762154">
            <text:p>0,762154</text:p>
          </table:table-cell>
          <table:table-cell office:value-type="float" office:value="5.09461">
            <text:p>5,09461</text:p>
          </table:table-cell>
          <table:table-cell office:value-type="float" office:value="4.20372">
            <text:p>4,20372</text:p>
          </table:table-cell>
          <table:table-cell office:value-type="float" office:value="0.698812">
            <text:p>0,698812</text:p>
          </table:table-cell>
          <table:table-cell office:value-type="float" office:value="4.90253">
            <text:p>4,90253</text:p>
          </table:table-cell>
          <table:table-cell office:value-type="float" office:value="4.67439">
            <text:p>4,67439</text:p>
          </table:table-cell>
          <table:table-cell office:value-type="float" office:value="0.765086">
            <text:p>0,765086</text:p>
          </table:table-cell>
          <table:table-cell office:value-type="float" office:value="5.43947">
            <text:p>5,43947</text:p>
          </table:table-cell>
          <table:table-cell office:value-type="float" office:value="5.21426">
            <text:p>5,21426</text:p>
          </table:table-cell>
          <table:table-cell office:value-type="float" office:value="0.398525">
            <text:p>0,398525</text:p>
          </table:table-cell>
          <table:table-cell office:value-type="float" office:value="5.61278">
            <text:p>5,61278</text:p>
          </table:table-cell>
          <table:table-cell office:value-type="float" office:value="4.67761">
            <text:p>4,67761</text:p>
          </table:table-cell>
          <table:table-cell office:value-type="float" office:value="0.384156">
            <text:p>0,384156</text:p>
          </table:table-cell>
          <table:table-cell office:value-type="float" office:value="5.06177">
            <text:p>5,06177</text:p>
          </table:table-cell>
          <table:table-cell office:value-type="float" office:value="4.49785">
            <text:p>4,49785</text:p>
          </table:table-cell>
          <table:table-cell office:value-type="float" office:value="0.853647">
            <text:p>0,853647</text:p>
          </table:table-cell>
          <table:table-cell office:value-type="float" office:value="5.3515">
            <text:p>5,3515</text:p>
          </table:table-cell>
          <table:table-cell office:value-type="float" office:value="3.06035">
            <text:p>3,06035</text:p>
          </table:table-cell>
          <table:table-cell office:value-type="float" office:value="0.900567">
            <text:p>0,900567</text:p>
          </table:table-cell>
          <table:table-cell office:value-type="float" office:value="3.96091">
            <text:p>3,96091</text:p>
          </table:table-cell>
          <table:table-cell office:value-type="float" office:value="2.12987">
            <text:p>2,12987</text:p>
          </table:table-cell>
          <table:table-cell office:value-type="float" office:value="0.395299">
            <text:p>0,395299</text:p>
          </table:table-cell>
          <table:table-cell office:value-type="float" office:value="2.52517">
            <text:p>2,52517</text:p>
          </table:table-cell>
          <table:table-cell office:value-type="float" office:value="4.54594">
            <text:p>4,54594</text:p>
          </table:table-cell>
          <table:table-cell office:value-type="float" office:value="0.773004">
            <text:p>0,773004</text:p>
          </table:table-cell>
          <table:table-cell office:value-type="float" office:value="5.31895">
            <text:p>5,31895</text:p>
          </table:table-cell>
        </table:table-row>
        <table:table-row table:style-name="ro1">
          <table:table-cell office:value-type="float" office:value="4.56354">
            <text:p>4,56354</text:p>
          </table:table-cell>
          <table:table-cell office:value-type="float" office:value="0.819924">
            <text:p>0,819924</text:p>
          </table:table-cell>
          <table:table-cell office:value-type="float" office:value="5.38346">
            <text:p>5,38346</text:p>
          </table:table-cell>
          <table:table-cell office:value-type="float" office:value="1.86037">
            <text:p>1,86037</text:p>
          </table:table-cell>
          <table:table-cell office:value-type="float" office:value="0.293542">
            <text:p>0,293542</text:p>
          </table:table-cell>
          <table:table-cell office:value-type="float" office:value="2.15391">
            <text:p>2,15391</text:p>
          </table:table-cell>
          <table:table-cell office:value-type="float" office:value="4.8867">
            <text:p>4,8867</text:p>
          </table:table-cell>
          <table:table-cell office:value-type="float" office:value="0.815232">
            <text:p>0,815232</text:p>
          </table:table-cell>
          <table:table-cell office:value-type="float" office:value="5.70193">
            <text:p>5,70193</text:p>
          </table:table-cell>
          <table:table-cell office:value-type="float" office:value="5.00312">
            <text:p>5,00312</text:p>
          </table:table-cell>
          <table:table-cell office:value-type="float" office:value="0.385622">
            <text:p>0,385622</text:p>
          </table:table-cell>
          <table:table-cell office:value-type="float" office:value="5.38874">
            <text:p>5,38874</text:p>
          </table:table-cell>
          <table:table-cell office:value-type="float" office:value="4.91954">
            <text:p>4,91954</text:p>
          </table:table-cell>
          <table:table-cell office:value-type="float" office:value="0.417586">
            <text:p>0,417586</text:p>
          </table:table-cell>
          <table:table-cell office:value-type="float" office:value="5.33713">
            <text:p>5,33713</text:p>
          </table:table-cell>
          <table:table-cell office:value-type="float" office:value="4.68054">
            <text:p>4,68054</text:p>
          </table:table-cell>
          <table:table-cell office:value-type="float" office:value="1.14866">
            <text:p>1,14866</text:p>
          </table:table-cell>
          <table:table-cell office:value-type="float" office:value="5.8292">
            <text:p>5,8292</text:p>
          </table:table-cell>
          <table:table-cell office:value-type="float" office:value="3.11078">
            <text:p>3,11078</text:p>
          </table:table-cell>
          <table:table-cell office:value-type="float" office:value="0.940156">
            <text:p>0,940156</text:p>
          </table:table-cell>
          <table:table-cell office:value-type="float" office:value="4.05094">
            <text:p>4,05094</text:p>
          </table:table-cell>
          <table:table-cell office:value-type="float" office:value="2.13602">
            <text:p>2,13602</text:p>
          </table:table-cell>
          <table:table-cell office:value-type="float" office:value="0.330198">
            <text:p>0,330198</text:p>
          </table:table-cell>
          <table:table-cell office:value-type="float" office:value="2.46622">
            <text:p>2,46622</text:p>
          </table:table-cell>
          <table:table-cell office:value-type="float" office:value="4.22718">
            <text:p>4,22718</text:p>
          </table:table-cell>
          <table:table-cell office:value-type="float" office:value="1.03165">
            <text:p>1,03165</text:p>
          </table:table-cell>
          <table:table-cell office:value-type="float" office:value="5.25883">
            <text:p>5,25883</text:p>
          </table:table-cell>
        </table:table-row>
        <table:table-row table:style-name="ro1">
          <table:table-cell office:value-type="float" office:value="4.3175">
            <text:p>4,3175</text:p>
          </table:table-cell>
          <table:table-cell office:value-type="float" office:value="0.771244">
            <text:p>0,771244</text:p>
          </table:table-cell>
          <table:table-cell office:value-type="float" office:value="5.08875">
            <text:p>5,08875</text:p>
          </table:table-cell>
          <table:table-cell office:value-type="float" office:value="1.77533">
            <text:p>1,77533</text:p>
          </table:table-cell>
          <table:table-cell office:value-type="float" office:value="0.309964">
            <text:p>0,309964</text:p>
          </table:table-cell>
          <table:table-cell office:value-type="float" office:value="2.08529">
            <text:p>2,08529</text:p>
          </table:table-cell>
          <table:table-cell office:value-type="float" office:value="4.78641">
            <text:p>4,78641</text:p>
          </table:table-cell>
          <table:table-cell office:value-type="float" office:value="0.714941">
            <text:p>0,714941</text:p>
          </table:table-cell>
          <table:table-cell office:value-type="float" office:value="5.50135">
            <text:p>5,50135</text:p>
          </table:table-cell>
          <table:table-cell office:value-type="float" office:value="4.95561">
            <text:p>4,95561</text:p>
          </table:table-cell>
          <table:table-cell office:value-type="float" office:value="0.392367">
            <text:p>0,392367</text:p>
          </table:table-cell>
          <table:table-cell office:value-type="float" office:value="5.34798">
            <text:p>5,34798</text:p>
          </table:table-cell>
          <table:table-cell office:value-type="float" office:value="4.39287">
            <text:p>4,39287</text:p>
          </table:table-cell>
          <table:table-cell office:value-type="float" office:value="0.508787">
            <text:p>0,508787</text:p>
          </table:table-cell>
          <table:table-cell office:value-type="float" office:value="4.90165">
            <text:p>4,90165</text:p>
          </table:table-cell>
          <table:table-cell office:value-type="float" office:value="10.3977">
            <text:p>10,3977</text:p>
          </table:table-cell>
          <table:table-cell office:value-type="float" office:value="2.17356">
            <text:p>2,17356</text:p>
          </table:table-cell>
          <table:table-cell office:value-type="float" office:value="12.5713">
            <text:p>12,5713</text:p>
          </table:table-cell>
          <table:table-cell office:value-type="float" office:value="3.11958">
            <text:p>3,11958</text:p>
          </table:table-cell>
          <table:table-cell office:value-type="float" office:value="1.03634">
            <text:p>1,03634</text:p>
          </table:table-cell>
          <table:table-cell office:value-type="float" office:value="4.15592">
            <text:p>4,15592</text:p>
          </table:table-cell>
          <table:table-cell office:value-type="float" office:value="2.10259">
            <text:p>2,10259</text:p>
          </table:table-cell>
          <table:table-cell office:value-type="float" office:value="0.336063">
            <text:p>0,336063</text:p>
          </table:table-cell>
          <table:table-cell office:value-type="float" office:value="2.43866">
            <text:p>2,43866</text:p>
          </table:table-cell>
          <table:table-cell office:value-type="float" office:value="10.5147">
            <text:p>10,5147</text:p>
          </table:table-cell>
          <table:table-cell office:value-type="float" office:value="0.845143">
            <text:p>0,845143</text:p>
          </table:table-cell>
          <table:table-cell office:value-type="float" office:value="11.3599">
            <text:p>11,3599</text:p>
          </table:table-cell>
        </table:table-row>
        <table:table-row table:style-name="ro1">
          <table:table-cell office:value-type="float" office:value="4.49785">
            <text:p>4,49785</text:p>
          </table:table-cell>
          <table:table-cell office:value-type="float" office:value="0.857166">
            <text:p>0,857166</text:p>
          </table:table-cell>
          <table:table-cell office:value-type="float" office:value="5.35502">
            <text:p>5,35502</text:p>
          </table:table-cell>
          <table:table-cell office:value-type="float" office:value="2.99818">
            <text:p>2,99818</text:p>
          </table:table-cell>
          <table:table-cell office:value-type="float" office:value="0.448377">
            <text:p>0,448377</text:p>
          </table:table-cell>
          <table:table-cell office:value-type="float" office:value="3.44655">
            <text:p>3,44655</text:p>
          </table:table-cell>
          <table:table-cell office:value-type="float" office:value="4.92453">
            <text:p>4,92453</text:p>
          </table:table-cell>
          <table:table-cell office:value-type="float" office:value="0.744852">
            <text:p>0,744852</text:p>
          </table:table-cell>
          <table:table-cell office:value-type="float" office:value="5.66938">
            <text:p>5,66938</text:p>
          </table:table-cell>
          <table:table-cell office:value-type="float" office:value="4.86295">
            <text:p>4,86295</text:p>
          </table:table-cell>
          <table:table-cell office:value-type="float" office:value="0.368027">
            <text:p>0,368027</text:p>
          </table:table-cell>
          <table:table-cell office:value-type="float" office:value="5.23097">
            <text:p>5,23097</text:p>
          </table:table-cell>
          <table:table-cell office:value-type="float" office:value="4.4002">
            <text:p>4,4002</text:p>
          </table:table-cell>
          <table:table-cell office:value-type="float" office:value="0.350139">
            <text:p>0,350139</text:p>
          </table:table-cell>
          <table:table-cell office:value-type="float" office:value="4.75034">
            <text:p>4,75034</text:p>
          </table:table-cell>
          <table:table-cell office:value-type="float" office:value="7.00718">
            <text:p>7,00718</text:p>
          </table:table-cell>
          <table:table-cell office:value-type="float" office:value="0.927253">
            <text:p>0,927253</text:p>
          </table:table-cell>
          <table:table-cell office:value-type="float" office:value="7.93443">
            <text:p>7,93443</text:p>
          </table:table-cell>
          <table:table-cell office:value-type="float" office:value="2.96797">
            <text:p>2,96797</text:p>
          </table:table-cell>
          <table:table-cell office:value-type="float" office:value="0.834586">
            <text:p>0,834586</text:p>
          </table:table-cell>
          <table:table-cell office:value-type="float" office:value="3.80256">
            <text:p>3,80256</text:p>
          </table:table-cell>
          <table:table-cell office:value-type="float" office:value="2.09497">
            <text:p>2,09497</text:p>
          </table:table-cell>
          <table:table-cell office:value-type="float" office:value="0.384742">
            <text:p>0,384742</text:p>
          </table:table-cell>
          <table:table-cell office:value-type="float" office:value="2.47971">
            <text:p>2,47971</text:p>
          </table:table-cell>
          <table:table-cell office:value-type="float" office:value="4.72952">
            <text:p>4,72952</text:p>
          </table:table-cell>
          <table:table-cell office:value-type="float" office:value="0.793531">
            <text:p>0,793531</text:p>
          </table:table-cell>
          <table:table-cell office:value-type="float" office:value="5.52305">
            <text:p>5,52305</text:p>
          </table:table-cell>
        </table:table-row>
        <table:table-row table:style-name="ro1">
          <table:table-cell office:value-type="float" office:value="4.45181">
            <text:p>4,45181</text:p>
          </table:table-cell>
          <table:table-cell office:value-type="float" office:value="0.804088">
            <text:p>0,804088</text:p>
          </table:table-cell>
          <table:table-cell office:value-type="float" office:value="5.2559">
            <text:p>5,2559</text:p>
          </table:table-cell>
          <table:table-cell office:value-type="float" office:value="2.38323">
            <text:p>2,38323</text:p>
          </table:table-cell>
          <table:table-cell office:value-type="float" office:value="0.329318">
            <text:p>0,329318</text:p>
          </table:table-cell>
          <table:table-cell office:value-type="float" office:value="2.71255">
            <text:p>2,71255</text:p>
          </table:table-cell>
          <table:table-cell office:value-type="float" office:value="4.52248">
            <text:p>4,52248</text:p>
          </table:table-cell>
          <table:table-cell office:value-type="float" office:value="0.721685">
            <text:p>0,721685</text:p>
          </table:table-cell>
          <table:table-cell office:value-type="float" office:value="5.24417">
            <text:p>5,24417</text:p>
          </table:table-cell>
          <table:table-cell office:value-type="float" office:value="6.52361">
            <text:p>6,52361</text:p>
          </table:table-cell>
          <table:table-cell office:value-type="float" office:value="0.367734">
            <text:p>0,367734</text:p>
          </table:table-cell>
          <table:table-cell office:value-type="float" office:value="6.89135">
            <text:p>6,89135</text:p>
          </table:table-cell>
          <table:table-cell office:value-type="float" office:value="4.53539">
            <text:p>4,53539</text:p>
          </table:table-cell>
          <table:table-cell office:value-type="float" office:value="0.38093">
            <text:p>0,38093</text:p>
          </table:table-cell>
          <table:table-cell office:value-type="float" office:value="4.91632">
            <text:p>4,91632</text:p>
          </table:table-cell>
          <table:table-cell office:value-type="float" office:value="7.19867">
            <text:p>7,19867</text:p>
          </table:table-cell>
          <table:table-cell office:value-type="float" office:value="1.44102">
            <text:p>1,44102</text:p>
          </table:table-cell>
          <table:table-cell office:value-type="float" office:value="8.6397">
            <text:p>8,6397</text:p>
          </table:table-cell>
          <table:table-cell office:value-type="float" office:value="2.96152">
            <text:p>2,96152</text:p>
          </table:table-cell>
          <table:table-cell office:value-type="float" office:value="0.825202">
            <text:p>0,825202</text:p>
          </table:table-cell>
          <table:table-cell office:value-type="float" office:value="3.78672">
            <text:p>3,78672</text:p>
          </table:table-cell>
          <table:table-cell office:value-type="float" office:value="2.11432">
            <text:p>2,11432</text:p>
          </table:table-cell>
          <table:table-cell office:value-type="float" office:value="0.331958">
            <text:p>0,331958</text:p>
          </table:table-cell>
          <table:table-cell office:value-type="float" office:value="2.44628">
            <text:p>2,44628</text:p>
          </table:table-cell>
          <table:table-cell office:value-type="float" office:value="4.32923">
            <text:p>4,32923</text:p>
          </table:table-cell>
          <table:table-cell office:value-type="float" office:value="0.761274">
            <text:p>0,761274</text:p>
          </table:table-cell>
          <table:table-cell office:value-type="float" office:value="5.09051">
            <text:p>5,09051</text:p>
          </table:table-cell>
        </table:table-row>
        <table:table-row table:style-name="ro1">
          <table:table-cell office:value-type="float" office:value="7.90335">
            <text:p>7,90335</text:p>
          </table:table-cell>
          <table:table-cell office:value-type="float" office:value="1.2642">
            <text:p>1,2642</text:p>
          </table:table-cell>
          <table:table-cell office:value-type="float" office:value="9.16755">
            <text:p>9,16755</text:p>
          </table:table-cell>
          <table:table-cell office:value-type="float" office:value="1.87415">
            <text:p>1,87415</text:p>
          </table:table-cell>
          <table:table-cell office:value-type="float" office:value="0.290903">
            <text:p>0,290903</text:p>
          </table:table-cell>
          <table:table-cell office:value-type="float" office:value="2.16506">
            <text:p>2,16506</text:p>
          </table:table-cell>
          <table:table-cell office:value-type="float" office:value="5.02804">
            <text:p>5,02804</text:p>
          </table:table-cell>
          <table:table-cell office:value-type="float" office:value="1.15569">
            <text:p>1,15569</text:p>
          </table:table-cell>
          <table:table-cell office:value-type="float" office:value="6.18374">
            <text:p>6,18374</text:p>
          </table:table-cell>
          <table:table-cell office:value-type="float" office:value="4.73949">
            <text:p>4,73949</text:p>
          </table:table-cell>
          <table:table-cell office:value-type="float" office:value="0.357764">
            <text:p>0,357764</text:p>
          </table:table-cell>
          <table:table-cell office:value-type="float" office:value="5.09725">
            <text:p>5,09725</text:p>
          </table:table-cell>
          <table:table-cell office:value-type="float" office:value="4.45533">
            <text:p>4,45533</text:p>
          </table:table-cell>
          <table:table-cell office:value-type="float" office:value="0.351605">
            <text:p>0,351605</text:p>
          </table:table-cell>
          <table:table-cell office:value-type="float" office:value="4.80694">
            <text:p>4,80694</text:p>
          </table:table-cell>
          <table:table-cell office:value-type="float" office:value="4.60987">
            <text:p>4,60987</text:p>
          </table:table-cell>
          <table:table-cell office:value-type="float" office:value="0.839865">
            <text:p>0,839865</text:p>
          </table:table-cell>
          <table:table-cell office:value-type="float" office:value="5.44974">
            <text:p>5,44974</text:p>
          </table:table-cell>
          <table:table-cell office:value-type="float" office:value="3.87382">
            <text:p>3,87382</text:p>
          </table:table-cell>
          <table:table-cell office:value-type="float" office:value="2.15186">
            <text:p>2,15186</text:p>
          </table:table-cell>
          <table:table-cell office:value-type="float" office:value="6.02568">
            <text:p>6,02568</text:p>
          </table:table-cell>
          <table:table-cell office:value-type="float" office:value="2.05919">
            <text:p>2,05919</text:p>
          </table:table-cell>
          <table:table-cell office:value-type="float" office:value="0.329905">
            <text:p>0,329905</text:p>
          </table:table-cell>
          <table:table-cell office:value-type="float" office:value="2.3891">
            <text:p>2,3891</text:p>
          </table:table-cell>
          <table:table-cell office:value-type="float" office:value="4.49609">
            <text:p>4,49609</text:p>
          </table:table-cell>
          <table:table-cell office:value-type="float" office:value="0.780335">
            <text:p>0,780335</text:p>
          </table:table-cell>
          <table:table-cell office:value-type="float" office:value="5.27643">
            <text:p>5,27643</text:p>
          </table:table-cell>
        </table:table-row>
        <table:table-row table:style-name="ro1">
          <table:table-cell office:value-type="float" office:value="4.43216">
            <text:p>4,43216</text:p>
          </table:table-cell>
          <table:table-cell office:value-type="float" office:value="0.780628">
            <text:p>0,780628</text:p>
          </table:table-cell>
          <table:table-cell office:value-type="float" office:value="5.21279">
            <text:p>5,21279</text:p>
          </table:table-cell>
          <table:table-cell office:value-type="float" office:value="1.75685">
            <text:p>1,75685</text:p>
          </table:table-cell>
          <table:table-cell office:value-type="float" office:value="0.297061">
            <text:p>0,297061</text:p>
          </table:table-cell>
          <table:table-cell office:value-type="float" office:value="2.05391">
            <text:p>2,05391</text:p>
          </table:table-cell>
          <table:table-cell office:value-type="float" office:value="4.41369">
            <text:p>4,41369</text:p>
          </table:table-cell>
          <table:table-cell office:value-type="float" office:value="0.691188">
            <text:p>0,691188</text:p>
          </table:table-cell>
          <table:table-cell office:value-type="float" office:value="5.10488">
            <text:p>5,10488</text:p>
          </table:table-cell>
          <table:table-cell office:value-type="float" office:value="6.86202">
            <text:p>6,86202</text:p>
          </table:table-cell>
          <table:table-cell office:value-type="float" office:value="0.386795">
            <text:p>0,386795</text:p>
          </table:table-cell>
          <table:table-cell office:value-type="float" office:value="7.24882">
            <text:p>7,24882</text:p>
          </table:table-cell>
          <table:table-cell office:value-type="float" office:value="4.9911">
            <text:p>4,9911</text:p>
          </table:table-cell>
          <table:table-cell office:value-type="float" office:value="0.377411">
            <text:p>0,377411</text:p>
          </table:table-cell>
          <table:table-cell office:value-type="float" office:value="5.36851">
            <text:p>5,36851</text:p>
          </table:table-cell>
          <table:table-cell office:value-type="float" office:value="4.51281">
            <text:p>4,51281</text:p>
          </table:table-cell>
          <table:table-cell office:value-type="float" office:value="0.927546">
            <text:p>0,927546</text:p>
          </table:table-cell>
          <table:table-cell office:value-type="float" office:value="5.44035">
            <text:p>5,44035</text:p>
          </table:table-cell>
          <table:table-cell office:value-type="float" office:value="5.67906">
            <text:p>5,67906</text:p>
          </table:table-cell>
          <table:table-cell office:value-type="float" office:value="0.883852">
            <text:p>0,883852</text:p>
          </table:table-cell>
          <table:table-cell office:value-type="float" office:value="6.56291">
            <text:p>6,56291</text:p>
          </table:table-cell>
          <table:table-cell office:value-type="float" office:value="4.45914">
            <text:p>4,45914</text:p>
          </table:table-cell>
          <table:table-cell office:value-type="float" office:value="0.442219">
            <text:p>0,442219</text:p>
          </table:table-cell>
          <table:table-cell office:value-type="float" office:value="4.90136">
            <text:p>4,90136</text:p>
          </table:table-cell>
          <table:table-cell office:value-type="float" office:value="4.33656">
            <text:p>4,33656</text:p>
          </table:table-cell>
          <table:table-cell office:value-type="float" office:value="0.767139">
            <text:p>0,767139</text:p>
          </table:table-cell>
          <table:table-cell office:value-type="float" office:value="5.1037">
            <text:p>5,1037</text:p>
          </table:table-cell>
        </table:table-row>
        <table:table-row table:style-name="ro1">
          <table:table-cell office:value-type="float" office:value="4.90693">
            <text:p>4,90693</text:p>
          </table:table-cell>
          <table:table-cell office:value-type="float" office:value="0.942795">
            <text:p>0,942795</text:p>
          </table:table-cell>
          <table:table-cell office:value-type="float" office:value="5.84973">
            <text:p>5,84973</text:p>
          </table:table-cell>
          <table:table-cell office:value-type="float" office:value="1.92811">
            <text:p>1,92811</text:p>
          </table:table-cell>
          <table:table-cell office:value-type="float" office:value="0.310257">
            <text:p>0,310257</text:p>
          </table:table-cell>
          <table:table-cell office:value-type="float" office:value="2.23837">
            <text:p>2,23837</text:p>
          </table:table-cell>
          <table:table-cell office:value-type="float" office:value="6.14415">
            <text:p>6,14415</text:p>
          </table:table-cell>
          <table:table-cell office:value-type="float" office:value="0.753943">
            <text:p>0,753943</text:p>
          </table:table-cell>
          <table:table-cell office:value-type="float" office:value="6.89809">
            <text:p>6,89809</text:p>
          </table:table-cell>
          <table:table-cell office:value-type="float" office:value="5.67788">
            <text:p>5,67788</text:p>
          </table:table-cell>
          <table:table-cell office:value-type="float" office:value="0.367734">
            <text:p>0,367734</text:p>
          </table:table-cell>
          <table:table-cell office:value-type="float" office:value="6.04562">
            <text:p>6,04562</text:p>
          </table:table-cell>
          <table:table-cell office:value-type="float" office:value="7.15351">
            <text:p>7,15351</text:p>
          </table:table-cell>
          <table:table-cell office:value-type="float" office:value="0.678285">
            <text:p>0,678285</text:p>
          </table:table-cell>
          <table:table-cell office:value-type="float" office:value="7.8318">
            <text:p>7,8318</text:p>
          </table:table-cell>
          <table:table-cell office:value-type="float" office:value="4.28759">
            <text:p>4,28759</text:p>
          </table:table-cell>
          <table:table-cell office:value-type="float" office:value="0.881213">
            <text:p>0,881213</text:p>
          </table:table-cell>
          <table:table-cell office:value-type="float" office:value="5.1688">
            <text:p>5,1688</text:p>
          </table:table-cell>
          <table:table-cell office:value-type="float" office:value="5.60252">
            <text:p>5,60252</text:p>
          </table:table-cell>
          <table:table-cell office:value-type="float" office:value="1.56888">
            <text:p>1,56888</text:p>
          </table:table-cell>
          <table:table-cell office:value-type="float" office:value="7.1714">
            <text:p>7,1714</text:p>
          </table:table-cell>
          <table:table-cell office:value-type="float" office:value="2.09145">
            <text:p>2,09145</text:p>
          </table:table-cell>
          <table:table-cell office:value-type="float" office:value="0.349553">
            <text:p>0,349553</text:p>
          </table:table-cell>
          <table:table-cell office:value-type="float" office:value="2.441">
            <text:p>2,441</text:p>
          </table:table-cell>
          <table:table-cell office:value-type="float" office:value="4.3348">
            <text:p>4,3348</text:p>
          </table:table-cell>
          <table:table-cell office:value-type="float" office:value="0.874468">
            <text:p>0,874468</text:p>
          </table:table-cell>
          <table:table-cell office:value-type="float" office:value="5.20927">
            <text:p>5,20927</text:p>
          </table:table-cell>
        </table:table-row>
        <table:table-row table:style-name="ro1">
          <table:table-cell office:value-type="float" office:value="4.34947">
            <text:p>4,34947</text:p>
          </table:table-cell>
          <table:table-cell office:value-type="float" office:value="0.783561">
            <text:p>0,783561</text:p>
          </table:table-cell>
          <table:table-cell office:value-type="float" office:value="5.13303">
            <text:p>5,13303</text:p>
          </table:table-cell>
          <table:table-cell office:value-type="float" office:value="1.84688">
            <text:p>1,84688</text:p>
          </table:table-cell>
          <table:table-cell office:value-type="float" office:value="0.288264">
            <text:p>0,288264</text:p>
          </table:table-cell>
          <table:table-cell office:value-type="float" office:value="2.13514">
            <text:p>2,13514</text:p>
          </table:table-cell>
          <table:table-cell office:value-type="float" office:value="7.42917">
            <text:p>7,42917</text:p>
          </table:table-cell>
          <table:table-cell office:value-type="float" office:value="0.76362">
            <text:p>0,76362</text:p>
          </table:table-cell>
          <table:table-cell office:value-type="float" office:value="8.19279">
            <text:p>8,19279</text:p>
          </table:table-cell>
          <table:table-cell office:value-type="float" office:value="9.06843">
            <text:p>9,06843</text:p>
          </table:table-cell>
          <table:table-cell office:value-type="float" office:value="0.69324">
            <text:p>0,69324</text:p>
          </table:table-cell>
          <table:table-cell office:value-type="float" office:value="9.76167">
            <text:p>9,76167</text:p>
          </table:table-cell>
          <table:table-cell office:value-type="float" office:value="4.42161">
            <text:p>4,42161</text:p>
          </table:table-cell>
          <table:table-cell office:value-type="float" office:value="0.386209">
            <text:p>0,386209</text:p>
          </table:table-cell>
          <table:table-cell office:value-type="float" office:value="4.80781">
            <text:p>4,80781</text:p>
          </table:table-cell>
          <table:table-cell office:value-type="float" office:value="8.45847">
            <text:p>8,45847</text:p>
          </table:table-cell>
          <table:table-cell office:value-type="float" office:value="1.65803">
            <text:p>1,65803</text:p>
          </table:table-cell>
          <table:table-cell office:value-type="float" office:value="10.1165">
            <text:p>10,1165</text:p>
          </table:table-cell>
          <table:table-cell office:value-type="float" office:value="5.51806">
            <text:p>5,51806</text:p>
          </table:table-cell>
          <table:table-cell office:value-type="float" office:value="1.62929">
            <text:p>1,62929</text:p>
          </table:table-cell>
          <table:table-cell office:value-type="float" office:value="7.14735">
            <text:p>7,14735</text:p>
          </table:table-cell>
          <table:table-cell office:value-type="float" office:value="2.13397">
            <text:p>2,13397</text:p>
          </table:table-cell>
          <table:table-cell office:value-type="float" office:value="0.340462">
            <text:p>0,340462</text:p>
          </table:table-cell>
          <table:table-cell office:value-type="float" office:value="2.47443">
            <text:p>2,47443</text:p>
          </table:table-cell>
          <table:table-cell office:value-type="float" office:value="4.40489">
            <text:p>4,40489</text:p>
          </table:table-cell>
          <table:table-cell office:value-type="float" office:value="0.876228">
            <text:p>0,876228</text:p>
          </table:table-cell>
          <table:table-cell office:value-type="float" office:value="5.28112">
            <text:p>5,28112</text:p>
          </table:table-cell>
        </table:table-row>
        <table:table-row table:style-name="ro1">
          <table:table-cell office:value-type="float" office:value="4.5524">
            <text:p>4,5524</text:p>
          </table:table-cell>
          <table:table-cell office:value-type="float" office:value="0.758342">
            <text:p>0,758342</text:p>
          </table:table-cell>
          <table:table-cell office:value-type="float" office:value="5.31074">
            <text:p>5,31074</text:p>
          </table:table-cell>
          <table:table-cell office:value-type="float" office:value="1.86594">
            <text:p>1,86594</text:p>
          </table:table-cell>
          <table:table-cell office:value-type="float" office:value="0.320228">
            <text:p>0,320228</text:p>
          </table:table-cell>
          <table:table-cell office:value-type="float" office:value="2.18617">
            <text:p>2,18617</text:p>
          </table:table-cell>
          <table:table-cell office:value-type="float" office:value="4.48495">
            <text:p>4,48495</text:p>
          </table:table-cell>
          <table:table-cell office:value-type="float" office:value="0.737814">
            <text:p>0,737814</text:p>
          </table:table-cell>
          <table:table-cell office:value-type="float" office:value="5.22276">
            <text:p>5,22276</text:p>
          </table:table-cell>
          <table:table-cell office:value-type="float" office:value="5.01426">
            <text:p>5,01426</text:p>
          </table:table-cell>
          <table:table-cell office:value-type="float" office:value="0.388848">
            <text:p>0,388848</text:p>
          </table:table-cell>
          <table:table-cell office:value-type="float" office:value="5.40311">
            <text:p>5,40311</text:p>
          </table:table-cell>
          <table:table-cell office:value-type="float" office:value="13.7308">
            <text:p>13,7308</text:p>
          </table:table-cell>
          <table:table-cell office:value-type="float" office:value="1.40114">
            <text:p>1,40114</text:p>
          </table:table-cell>
          <table:table-cell office:value-type="float" office:value="15.1319">
            <text:p>15,1319</text:p>
          </table:table-cell>
          <table:table-cell office:value-type="float" office:value="13.4836">
            <text:p>13,4836</text:p>
          </table:table-cell>
          <table:table-cell office:value-type="float" office:value="2.57091">
            <text:p>2,57091</text:p>
          </table:table-cell>
          <table:table-cell office:value-type="float" office:value="16.0545">
            <text:p>16,0545</text:p>
          </table:table-cell>
          <table:table-cell office:value-type="float" office:value="3.61664">
            <text:p>3,61664</text:p>
          </table:table-cell>
          <table:table-cell office:value-type="float" office:value="1.04573">
            <text:p>1,04573</text:p>
          </table:table-cell>
          <table:table-cell office:value-type="float" office:value="4.66236">
            <text:p>4,66236</text:p>
          </table:table-cell>
          <table:table-cell office:value-type="float" office:value="3.85417">
            <text:p>3,85417</text:p>
          </table:table-cell>
          <table:table-cell office:value-type="float" office:value="0.63723">
            <text:p>0,63723</text:p>
          </table:table-cell>
          <table:table-cell office:value-type="float" office:value="4.4914">
            <text:p>4,4914</text:p>
          </table:table-cell>
          <table:table-cell office:value-type="float" office:value="8.20158">
            <text:p>8,20158</text:p>
          </table:table-cell>
          <table:table-cell office:value-type="float" office:value="1.20731">
            <text:p>1,20731</text:p>
          </table:table-cell>
          <table:table-cell office:value-type="float" office:value="9.40889">
            <text:p>9,40889</text:p>
          </table:table-cell>
        </table:table-row>
        <table:table-row table:style-name="ro1">
          <table:table-cell office:value-type="float" office:value="4.50694">
            <text:p>4,50694</text:p>
          </table:table-cell>
          <table:table-cell office:value-type="float" office:value="0.836052">
            <text:p>0,836052</text:p>
          </table:table-cell>
          <table:table-cell office:value-type="float" office:value="5.34299">
            <text:p>5,34299</text:p>
          </table:table-cell>
          <table:table-cell office:value-type="float" office:value="2.25596">
            <text:p>2,25596</text:p>
          </table:table-cell>
          <table:table-cell office:value-type="float" office:value="0.337823">
            <text:p>0,337823</text:p>
          </table:table-cell>
          <table:table-cell office:value-type="float" office:value="2.59379">
            <text:p>2,59379</text:p>
          </table:table-cell>
          <table:table-cell office:value-type="float" office:value="6.3679">
            <text:p>6,3679</text:p>
          </table:table-cell>
          <table:table-cell office:value-type="float" office:value="0.82139">
            <text:p>0,82139</text:p>
          </table:table-cell>
          <table:table-cell office:value-type="float" office:value="7.18929">
            <text:p>7,18929</text:p>
          </table:table-cell>
          <table:table-cell office:value-type="float" office:value="4.92013">
            <text:p>4,92013</text:p>
          </table:table-cell>
          <table:table-cell office:value-type="float" office:value="0.374479">
            <text:p>0,374479</text:p>
          </table:table-cell>
          <table:table-cell office:value-type="float" office:value="5.29461">
            <text:p>5,29461</text:p>
          </table:table-cell>
          <table:table-cell office:value-type="float" office:value="4.28642">
            <text:p>4,28642</text:p>
          </table:table-cell>
          <table:table-cell office:value-type="float" office:value="0.349553">
            <text:p>0,349553</text:p>
          </table:table-cell>
          <table:table-cell office:value-type="float" office:value="4.63597">
            <text:p>4,63597</text:p>
          </table:table-cell>
          <table:table-cell office:value-type="float" office:value="4.3785">
            <text:p>4,3785</text:p>
          </table:table-cell>
          <table:table-cell office:value-type="float" office:value="0.867137">
            <text:p>0,867137</text:p>
          </table:table-cell>
          <table:table-cell office:value-type="float" office:value="5.24564">
            <text:p>5,24564</text:p>
          </table:table-cell>
          <table:table-cell office:value-type="float" office:value="3.45594">
            <text:p>3,45594</text:p>
          </table:table-cell>
          <table:table-cell office:value-type="float" office:value="0.932238">
            <text:p>0,932238</text:p>
          </table:table-cell>
          <table:table-cell office:value-type="float" office:value="4.38818">
            <text:p>4,38818</text:p>
          </table:table-cell>
          <table:table-cell office:value-type="float" office:value="2.08031">
            <text:p>2,08031</text:p>
          </table:table-cell>
          <table:table-cell office:value-type="float" office:value="0.35835">
            <text:p>0,35835</text:p>
          </table:table-cell>
          <table:table-cell office:value-type="float" office:value="2.43866">
            <text:p>2,43866</text:p>
          </table:table-cell>
          <table:table-cell office:value-type="float" office:value="4.50108">
            <text:p>4,50108</text:p>
          </table:table-cell>
          <table:table-cell office:value-type="float" office:value="0.785907">
            <text:p>0,785907</text:p>
          </table:table-cell>
          <table:table-cell office:value-type="float" office:value="5.28698">
            <text:p>5,28698</text:p>
          </table:table-cell>
        </table:table-row>
        <table:table-row table:style-name="ro1">
          <table:table-cell office:value-type="float" office:value="10.2957">
            <text:p>10,2957</text:p>
          </table:table-cell>
          <table:table-cell office:value-type="float" office:value="1.85714">
            <text:p>1,85714</text:p>
          </table:table-cell>
          <table:table-cell office:value-type="float" office:value="12.1528">
            <text:p>12,1528</text:p>
          </table:table-cell>
          <table:table-cell office:value-type="float" office:value="1.89703">
            <text:p>1,89703</text:p>
          </table:table-cell>
          <table:table-cell office:value-type="float" office:value="0.290316">
            <text:p>0,290316</text:p>
          </table:table-cell>
          <table:table-cell office:value-type="float" office:value="2.18734">
            <text:p>2,18734</text:p>
          </table:table-cell>
          <table:table-cell office:value-type="float" office:value="4.74887">
            <text:p>4,74887</text:p>
          </table:table-cell>
          <table:table-cell office:value-type="float" office:value="0.776816">
            <text:p>0,776816</text:p>
          </table:table-cell>
          <table:table-cell office:value-type="float" office:value="5.52569">
            <text:p>5,52569</text:p>
          </table:table-cell>
          <table:table-cell office:value-type="float" office:value="4.77702">
            <text:p>4,77702</text:p>
          </table:table-cell>
          <table:table-cell office:value-type="float" office:value="0.361283">
            <text:p>0,361283</text:p>
          </table:table-cell>
          <table:table-cell office:value-type="float" office:value="5.13831">
            <text:p>5,13831</text:p>
          </table:table-cell>
          <table:table-cell office:value-type="float" office:value="4.58729">
            <text:p>4,58729</text:p>
          </table:table-cell>
          <table:table-cell office:value-type="float" office:value="0.380637">
            <text:p>0,380637</text:p>
          </table:table-cell>
          <table:table-cell office:value-type="float" office:value="4.96793">
            <text:p>4,96793</text:p>
          </table:table-cell>
          <table:table-cell office:value-type="float" office:value="4.48319">
            <text:p>4,48319</text:p>
          </table:table-cell>
          <table:table-cell office:value-type="float" office:value="0.962443">
            <text:p>0,962443</text:p>
          </table:table-cell>
          <table:table-cell office:value-type="float" office:value="5.44563">
            <text:p>5,44563</text:p>
          </table:table-cell>
          <table:table-cell office:value-type="float" office:value="3.17735">
            <text:p>3,17735</text:p>
          </table:table-cell>
          <table:table-cell office:value-type="float" office:value="0.904379">
            <text:p>0,904379</text:p>
          </table:table-cell>
          <table:table-cell office:value-type="float" office:value="4.08173">
            <text:p>4,08173</text:p>
          </table:table-cell>
          <table:table-cell office:value-type="float" office:value="2.31432">
            <text:p>2,31432</text:p>
          </table:table-cell>
          <table:table-cell office:value-type="float" office:value="0.336356">
            <text:p>0,336356</text:p>
          </table:table-cell>
          <table:table-cell office:value-type="float" office:value="2.65068">
            <text:p>2,65068</text:p>
          </table:table-cell>
          <table:table-cell office:value-type="float" office:value="4.34448">
            <text:p>4,34448</text:p>
          </table:table-cell>
          <table:table-cell office:value-type="float" office:value="0.79705">
            <text:p>0,79705</text:p>
          </table:table-cell>
          <table:table-cell office:value-type="float" office:value="5.14153">
            <text:p>5,14153</text:p>
          </table:table-cell>
        </table:table-row>
        <table:table-row table:style-name="ro1">
          <table:table-cell office:value-type="float" office:value="5.57525">
            <text:p>5,57525</text:p>
          </table:table-cell>
          <table:table-cell office:value-type="float" office:value="0.780628">
            <text:p>0,780628</text:p>
          </table:table-cell>
          <table:table-cell office:value-type="float" office:value="6.35588">
            <text:p>6,35588</text:p>
          </table:table-cell>
          <table:table-cell office:value-type="float" office:value="1.84307">
            <text:p>1,84307</text:p>
          </table:table-cell>
          <table:table-cell office:value-type="float" office:value="0.292369">
            <text:p>0,292369</text:p>
          </table:table-cell>
          <table:table-cell office:value-type="float" office:value="2.13544">
            <text:p>2,13544</text:p>
          </table:table-cell>
          <table:table-cell office:value-type="float" office:value="4.40342">
            <text:p>4,40342</text:p>
          </table:table-cell>
          <table:table-cell office:value-type="float" office:value="0.904379">
            <text:p>0,904379</text:p>
          </table:table-cell>
          <table:table-cell office:value-type="float" office:value="5.3078">
            <text:p>5,3078</text:p>
          </table:table-cell>
          <table:table-cell office:value-type="float" office:value="6.85821">
            <text:p>6,85821</text:p>
          </table:table-cell>
          <table:table-cell office:value-type="float" office:value="0.409375">
            <text:p>0,409375</text:p>
          </table:table-cell>
          <table:table-cell office:value-type="float" office:value="7.26759">
            <text:p>7,26759</text:p>
          </table:table-cell>
          <table:table-cell office:value-type="float" office:value="4.4087">
            <text:p>4,4087</text:p>
          </table:table-cell>
          <table:table-cell office:value-type="float" office:value="0.349846">
            <text:p>0,349846</text:p>
          </table:table-cell>
          <table:table-cell office:value-type="float" office:value="4.75855">
            <text:p>4,75855</text:p>
          </table:table-cell>
          <table:table-cell office:value-type="float" office:value="4.31868">
            <text:p>4,31868</text:p>
          </table:table-cell>
          <table:table-cell office:value-type="float" office:value="0.841038">
            <text:p>0,841038</text:p>
          </table:table-cell>
          <table:table-cell office:value-type="float" office:value="5.15971">
            <text:p>5,15971</text:p>
          </table:table-cell>
          <table:table-cell office:value-type="float" office:value="3.00228">
            <text:p>3,00228</text:p>
          </table:table-cell>
          <table:table-cell office:value-type="float" office:value="0.835759">
            <text:p>0,835759</text:p>
          </table:table-cell>
          <table:table-cell office:value-type="float" office:value="3.83804">
            <text:p>3,83804</text:p>
          </table:table-cell>
          <table:table-cell office:value-type="float" office:value="2.20582">
            <text:p>2,20582</text:p>
          </table:table-cell>
          <table:table-cell office:value-type="float" office:value="0.360403">
            <text:p>0,360403</text:p>
          </table:table-cell>
          <table:table-cell office:value-type="float" office:value="2.56622">
            <text:p>2,56622</text:p>
          </table:table-cell>
          <table:table-cell office:value-type="float" office:value="4.36765">
            <text:p>4,36765</text:p>
          </table:table-cell>
          <table:table-cell office:value-type="float" office:value="0.843677">
            <text:p>0,843677</text:p>
          </table:table-cell>
          <table:table-cell office:value-type="float" office:value="5.21133">
            <text:p>5,21133</text:p>
          </table:table-cell>
        </table:table-row>
        <table:table-row table:style-name="ro1">
          <table:table-cell office:value-type="float" office:value="4.47938">
            <text:p>4,47938</text:p>
          </table:table-cell>
          <table:table-cell office:value-type="float" office:value="0.804088">
            <text:p>0,804088</text:p>
          </table:table-cell>
          <table:table-cell office:value-type="float" office:value="5.28346">
            <text:p>5,28346</text:p>
          </table:table-cell>
          <table:table-cell office:value-type="float" office:value="1.84981">
            <text:p>1,84981</text:p>
          </table:table-cell>
          <table:table-cell office:value-type="float" office:value="0.269789">
            <text:p>0,269789</text:p>
          </table:table-cell>
          <table:table-cell office:value-type="float" office:value="2.1196">
            <text:p>2,1196</text:p>
          </table:table-cell>
          <table:table-cell office:value-type="float" office:value="12.7792">
            <text:p>12,7792</text:p>
          </table:table-cell>
          <table:table-cell office:value-type="float" office:value="2.11931">
            <text:p>2,11931</text:p>
          </table:table-cell>
          <table:table-cell office:value-type="float" office:value="14.8985">
            <text:p>14,8985</text:p>
          </table:table-cell>
          <table:table-cell office:value-type="float" office:value="4.90429">
            <text:p>4,90429</text:p>
          </table:table-cell>
          <table:table-cell office:value-type="float" office:value="0.38093">
            <text:p>0,38093</text:p>
          </table:table-cell>
          <table:table-cell office:value-type="float" office:value="5.28522">
            <text:p>5,28522</text:p>
          </table:table-cell>
          <table:table-cell office:value-type="float" office:value="4.25621">
            <text:p>4,25621</text:p>
          </table:table-cell>
          <table:table-cell office:value-type="float" office:value="0.382983">
            <text:p>0,382983</text:p>
          </table:table-cell>
          <table:table-cell office:value-type="float" office:value="4.6392">
            <text:p>4,6392</text:p>
          </table:table-cell>
          <table:table-cell office:value-type="float" office:value="4.36794">
            <text:p>4,36794</text:p>
          </table:table-cell>
          <table:table-cell office:value-type="float" office:value="0.874468">
            <text:p>0,874468</text:p>
          </table:table-cell>
          <table:table-cell office:value-type="float" office:value="5.24241">
            <text:p>5,24241</text:p>
          </table:table-cell>
          <table:table-cell office:value-type="float" office:value="6.30749">
            <text:p>6,30749</text:p>
          </table:table-cell>
          <table:table-cell office:value-type="float" office:value="2.50053">
            <text:p>2,50053</text:p>
          </table:table-cell>
          <table:table-cell office:value-type="float" office:value="8.80802">
            <text:p>8,80802</text:p>
          </table:table-cell>
          <table:table-cell office:value-type="float" office:value="2.32693">
            <text:p>2,32693</text:p>
          </table:table-cell>
          <table:table-cell office:value-type="float" office:value="0.356297">
            <text:p>0,356297</text:p>
          </table:table-cell>
          <table:table-cell office:value-type="float" office:value="2.68323">
            <text:p>2,68323</text:p>
          </table:table-cell>
          <table:table-cell office:value-type="float" office:value="12.8314">
            <text:p>12,8314</text:p>
          </table:table-cell>
          <table:table-cell office:value-type="float" office:value="2.31813">
            <text:p>2,31813</text:p>
          </table:table-cell>
          <table:table-cell office:value-type="float" office:value="15.1495">
            <text:p>15,1495</text:p>
          </table:table-cell>
        </table:table-row>
        <table:table-row table:style-name="ro1">
          <table:table-cell office:value-type="float" office:value="4.27733">
            <text:p>4,27733</text:p>
          </table:table-cell>
          <table:table-cell office:value-type="float" office:value="0.869483">
            <text:p>0,869483</text:p>
          </table:table-cell>
          <table:table-cell office:value-type="float" office:value="5.14681">
            <text:p>5,14681</text:p>
          </table:table-cell>
          <table:table-cell office:value-type="float" office:value="1.88706">
            <text:p>1,88706</text:p>
          </table:table-cell>
          <table:table-cell office:value-type="float" office:value="0.458348">
            <text:p>0,458348</text:p>
          </table:table-cell>
          <table:table-cell office:value-type="float" office:value="2.3454">
            <text:p>2,3454</text:p>
          </table:table-cell>
          <table:table-cell office:value-type="float" office:value="5.77671">
            <text:p>5,77671</text:p>
          </table:table-cell>
          <table:table-cell office:value-type="float" office:value="0.746318">
            <text:p>0,746318</text:p>
          </table:table-cell>
          <table:table-cell office:value-type="float" office:value="6.52303">
            <text:p>6,52303</text:p>
          </table:table-cell>
          <table:table-cell office:value-type="float" office:value="5.68639">
            <text:p>5,68639</text:p>
          </table:table-cell>
          <table:table-cell office:value-type="float" office:value="0.396766">
            <text:p>0,396766</text:p>
          </table:table-cell>
          <table:table-cell office:value-type="float" office:value="6.08315">
            <text:p>6,08315</text:p>
          </table:table-cell>
          <table:table-cell office:value-type="float" office:value="4.65298">
            <text:p>4,65298</text:p>
          </table:table-cell>
          <table:table-cell office:value-type="float" office:value="0.371546">
            <text:p>0,371546</text:p>
          </table:table-cell>
          <table:table-cell office:value-type="float" office:value="5.02453">
            <text:p>5,02453</text:p>
          </table:table-cell>
          <table:table-cell office:value-type="float" office:value="4.8996">
            <text:p>4,8996</text:p>
          </table:table-cell>
          <table:table-cell office:value-type="float" office:value="0.906139">
            <text:p>0,906139</text:p>
          </table:table-cell>
          <table:table-cell office:value-type="float" office:value="5.80574">
            <text:p>5,80574</text:p>
          </table:table-cell>
          <table:table-cell office:value-type="float" office:value="3.19436">
            <text:p>3,19436</text:p>
          </table:table-cell>
          <table:table-cell office:value-type="float" office:value="0.93605">
            <text:p>0,93605</text:p>
          </table:table-cell>
          <table:table-cell office:value-type="float" office:value="4.13041">
            <text:p>4,13041</text:p>
          </table:table-cell>
          <table:table-cell office:value-type="float" office:value="2.08764">
            <text:p>2,08764</text:p>
          </table:table-cell>
          <table:table-cell office:value-type="float" office:value="0.353072">
            <text:p>0,353072</text:p>
          </table:table-cell>
          <table:table-cell office:value-type="float" office:value="2.44071">
            <text:p>2,44071</text:p>
          </table:table-cell>
          <table:table-cell office:value-type="float" office:value="4.33275">
            <text:p>4,33275</text:p>
          </table:table-cell>
          <table:table-cell office:value-type="float" office:value="0.820804">
            <text:p>0,820804</text:p>
          </table:table-cell>
          <table:table-cell office:value-type="float" office:value="5.15356">
            <text:p>5,15356</text:p>
          </table:table-cell>
        </table:table-row>
        <table:table-row table:style-name="ro1">
          <table:table-cell office:value-type="float" office:value="5.87876">
            <text:p>5,87876</text:p>
          </table:table-cell>
          <table:table-cell office:value-type="float" office:value="0.851301">
            <text:p>0,851301</text:p>
          </table:table-cell>
          <table:table-cell office:value-type="float" office:value="6.73006">
            <text:p>6,73006</text:p>
          </table:table-cell>
          <table:table-cell office:value-type="float" office:value="1.88735">
            <text:p>1,88735</text:p>
          </table:table-cell>
          <table:table-cell office:value-type="float" office:value="0.275067">
            <text:p>0,275067</text:p>
          </table:table-cell>
          <table:table-cell office:value-type="float" office:value="2.16242">
            <text:p>2,16242</text:p>
          </table:table-cell>
          <table:table-cell office:value-type="float" office:value="4.60841">
            <text:p>4,60841</text:p>
          </table:table-cell>
          <table:table-cell office:value-type="float" office:value="0.783561">
            <text:p>0,783561</text:p>
          </table:table-cell>
          <table:table-cell office:value-type="float" office:value="5.39197">
            <text:p>5,39197</text:p>
          </table:table-cell>
          <table:table-cell office:value-type="float" office:value="4.94506">
            <text:p>4,94506</text:p>
          </table:table-cell>
          <table:table-cell office:value-type="float" office:value="0.376238">
            <text:p>0,376238</text:p>
          </table:table-cell>
          <table:table-cell office:value-type="float" office:value="5.32129">
            <text:p>5,32129</text:p>
          </table:table-cell>
          <table:table-cell office:value-type="float" office:value="4.39023">
            <text:p>4,39023</text:p>
          </table:table-cell>
          <table:table-cell office:value-type="float" office:value="0.37008">
            <text:p>0,37008</text:p>
          </table:table-cell>
          <table:table-cell office:value-type="float" office:value="4.76031">
            <text:p>4,76031</text:p>
          </table:table-cell>
          <table:table-cell office:value-type="float" office:value="4.4738">
            <text:p>4,4738</text:p>
          </table:table-cell>
          <table:table-cell office:value-type="float" office:value="0.846316">
            <text:p>0,846316</text:p>
          </table:table-cell>
          <table:table-cell office:value-type="float" office:value="5.32012">
            <text:p>5,32012</text:p>
          </table:table-cell>
          <table:table-cell office:value-type="float" office:value="2.93953">
            <text:p>2,93953</text:p>
          </table:table-cell>
          <table:table-cell office:value-type="float" office:value="0.829894">
            <text:p>0,829894</text:p>
          </table:table-cell>
          <table:table-cell office:value-type="float" office:value="3.76942">
            <text:p>3,76942</text:p>
          </table:table-cell>
          <table:table-cell office:value-type="float" office:value="2.0284">
            <text:p>2,0284</text:p>
          </table:table-cell>
          <table:table-cell office:value-type="float" office:value="0.322867">
            <text:p>0,322867</text:p>
          </table:table-cell>
          <table:table-cell office:value-type="float" office:value="2.35127">
            <text:p>2,35127</text:p>
          </table:table-cell>
          <table:table-cell office:value-type="float" office:value="4.81251">
            <text:p>4,81251</text:p>
          </table:table-cell>
          <table:table-cell office:value-type="float" office:value="0.841624">
            <text:p>0,841624</text:p>
          </table:table-cell>
          <table:table-cell office:value-type="float" office:value="5.65413">
            <text:p>5,65413</text:p>
          </table:table-cell>
        </table:table-row>
        <table:table-row table:style-name="ro1">
          <table:table-cell office:value-type="float" office:value="4.3612">
            <text:p>4,3612</text:p>
          </table:table-cell>
          <table:table-cell office:value-type="float" office:value="0.763913">
            <text:p>0,763913</text:p>
          </table:table-cell>
          <table:table-cell office:value-type="float" office:value="5.12511">
            <text:p>5,12511</text:p>
          </table:table-cell>
          <table:table-cell office:value-type="float" office:value="1.83896">
            <text:p>1,83896</text:p>
          </table:table-cell>
          <table:table-cell office:value-type="float" office:value="0.287384">
            <text:p>0,287384</text:p>
          </table:table-cell>
          <table:table-cell office:value-type="float" office:value="2.12635">
            <text:p>2,12635</text:p>
          </table:table-cell>
          <table:table-cell office:value-type="float" office:value="4.74125">
            <text:p>4,74125</text:p>
          </table:table-cell>
          <table:table-cell office:value-type="float" office:value="0.955698">
            <text:p>0,955698</text:p>
          </table:table-cell>
          <table:table-cell office:value-type="float" office:value="5.69695">
            <text:p>5,69695</text:p>
          </table:table-cell>
          <table:table-cell office:value-type="float" office:value="12.3531">
            <text:p>12,3531</text:p>
          </table:table-cell>
          <table:table-cell office:value-type="float" office:value="0.755702">
            <text:p>0,755702</text:p>
          </table:table-cell>
          <table:table-cell office:value-type="float" office:value="13.1088">
            <text:p>13,1088</text:p>
          </table:table-cell>
          <table:table-cell office:value-type="float" office:value="4.38906">
            <text:p>4,38906</text:p>
          </table:table-cell>
          <table:table-cell office:value-type="float" office:value="0.387382">
            <text:p>0,387382</text:p>
          </table:table-cell>
          <table:table-cell office:value-type="float" office:value="4.77644">
            <text:p>4,77644</text:p>
          </table:table-cell>
          <table:table-cell office:value-type="float" office:value="4.45914">
            <text:p>4,45914</text:p>
          </table:table-cell>
          <table:table-cell office:value-type="float" office:value="1.20819">
            <text:p>1,20819</text:p>
          </table:table-cell>
          <table:table-cell office:value-type="float" office:value="5.66733">
            <text:p>5,66733</text:p>
          </table:table-cell>
          <table:table-cell office:value-type="float" office:value="3.10814">
            <text:p>3,10814</text:p>
          </table:table-cell>
          <table:table-cell office:value-type="float" office:value="0.914643">
            <text:p>0,914643</text:p>
          </table:table-cell>
          <table:table-cell office:value-type="float" office:value="4.02279">
            <text:p>4,02279</text:p>
          </table:table-cell>
          <table:table-cell office:value-type="float" office:value="3.98642">
            <text:p>3,98642</text:p>
          </table:table-cell>
          <table:table-cell office:value-type="float" office:value="0.45219">
            <text:p>0,45219</text:p>
          </table:table-cell>
          <table:table-cell office:value-type="float" office:value="4.43861">
            <text:p>4,43861</text:p>
          </table:table-cell>
          <table:table-cell office:value-type="float" office:value="4.88113">
            <text:p>4,88113</text:p>
          </table:table-cell>
          <table:table-cell office:value-type="float" office:value="0.799396">
            <text:p>0,799396</text:p>
          </table:table-cell>
          <table:table-cell office:value-type="float" office:value="5.68052">
            <text:p>5,68052</text:p>
          </table:table-cell>
        </table:table-row>
        <table:table-row table:style-name="ro1">
          <table:table-cell office:value-type="float" office:value="5.24769">
            <text:p>5,24769</text:p>
          </table:table-cell>
          <table:table-cell office:value-type="float" office:value="0.825202">
            <text:p>0,825202</text:p>
          </table:table-cell>
          <table:table-cell office:value-type="float" office:value="6.07289">
            <text:p>6,07289</text:p>
          </table:table-cell>
          <table:table-cell office:value-type="float" office:value="2.09116">
            <text:p>2,09116</text:p>
          </table:table-cell>
          <table:table-cell office:value-type="float" office:value="0.313483">
            <text:p>0,313483</text:p>
          </table:table-cell>
          <table:table-cell office:value-type="float" office:value="2.40464">
            <text:p>2,40464</text:p>
          </table:table-cell>
          <table:table-cell office:value-type="float" office:value="5.71894">
            <text:p>5,71894</text:p>
          </table:table-cell>
          <table:table-cell office:value-type="float" office:value="1.14631">
            <text:p>1,14631</text:p>
          </table:table-cell>
          <table:table-cell office:value-type="float" office:value="6.86525">
            <text:p>6,86525</text:p>
          </table:table-cell>
          <table:table-cell office:value-type="float" office:value="5.09725">
            <text:p>5,09725</text:p>
          </table:table-cell>
          <table:table-cell office:value-type="float" office:value="0.396472">
            <text:p>0,396472</text:p>
          </table:table-cell>
          <table:table-cell office:value-type="float" office:value="5.49372">
            <text:p>5,49372</text:p>
          </table:table-cell>
          <table:table-cell office:value-type="float" office:value="4.9996">
            <text:p>4,9996</text:p>
          </table:table-cell>
          <table:table-cell office:value-type="float" office:value="0.380051">
            <text:p>0,380051</text:p>
          </table:table-cell>
          <table:table-cell office:value-type="float" office:value="5.37965">
            <text:p>5,37965</text:p>
          </table:table-cell>
          <table:table-cell office:value-type="float" office:value="4.27557">
            <text:p>4,27557</text:p>
          </table:table-cell>
          <table:table-cell office:value-type="float" office:value="0.907605">
            <text:p>0,907605</text:p>
          </table:table-cell>
          <table:table-cell office:value-type="float" office:value="5.18317">
            <text:p>5,18317</text:p>
          </table:table-cell>
          <table:table-cell office:value-type="float" office:value="3.09553">
            <text:p>3,09553</text:p>
          </table:table-cell>
          <table:table-cell office:value-type="float" office:value="0.877987">
            <text:p>0,877987</text:p>
          </table:table-cell>
          <table:table-cell office:value-type="float" office:value="3.97352">
            <text:p>3,97352</text:p>
          </table:table-cell>
          <table:table-cell office:value-type="float" office:value="2.08705">
            <text:p>2,08705</text:p>
          </table:table-cell>
          <table:table-cell office:value-type="float" office:value="0.365388">
            <text:p>0,365388</text:p>
          </table:table-cell>
          <table:table-cell office:value-type="float" office:value="2.45244">
            <text:p>2,45244</text:p>
          </table:table-cell>
          <table:table-cell office:value-type="float" office:value="4.943">
            <text:p>4,943</text:p>
          </table:table-cell>
          <table:table-cell office:value-type="float" office:value="0.842211">
            <text:p>0,842211</text:p>
          </table:table-cell>
          <table:table-cell office:value-type="float" office:value="5.78521">
            <text:p>5,78521</text:p>
          </table:table-cell>
        </table:table-row>
        <table:table-row table:style-name="ro1">
          <table:table-cell office:value-type="float" office:value="4.54037">
            <text:p>4,54037</text:p>
          </table:table-cell>
          <table:table-cell office:value-type="float" office:value="0.857166">
            <text:p>0,857166</text:p>
          </table:table-cell>
          <table:table-cell office:value-type="float" office:value="5.39754">
            <text:p>5,39754</text:p>
          </table:table-cell>
          <table:table-cell office:value-type="float" office:value="2.08647">
            <text:p>2,08647</text:p>
          </table:table-cell>
          <table:table-cell office:value-type="float" office:value="0.312897">
            <text:p>0,312897</text:p>
          </table:table-cell>
          <table:table-cell office:value-type="float" office:value="2.39936">
            <text:p>2,39936</text:p>
          </table:table-cell>
          <table:table-cell office:value-type="float" office:value="4.42425">
            <text:p>4,42425</text:p>
          </table:table-cell>
          <table:table-cell office:value-type="float" office:value="0.697639">
            <text:p>0,697639</text:p>
          </table:table-cell>
          <table:table-cell office:value-type="float" office:value="5.12188">
            <text:p>5,12188</text:p>
          </table:table-cell>
          <table:table-cell office:value-type="float" office:value="4.66676">
            <text:p>4,66676</text:p>
          </table:table-cell>
          <table:table-cell office:value-type="float" office:value="0.380051">
            <text:p>0,380051</text:p>
          </table:table-cell>
          <table:table-cell office:value-type="float" office:value="5.04681">
            <text:p>5,04681</text:p>
          </table:table-cell>
          <table:table-cell office:value-type="float" office:value="4.30783">
            <text:p>4,30783</text:p>
          </table:table-cell>
          <table:table-cell office:value-type="float" office:value="0.406443">
            <text:p>0,406443</text:p>
          </table:table-cell>
          <table:table-cell office:value-type="float" office:value="4.71427">
            <text:p>4,71427</text:p>
          </table:table-cell>
          <table:table-cell office:value-type="float" office:value="4.45328">
            <text:p>4,45328</text:p>
          </table:table-cell>
          <table:table-cell office:value-type="float" office:value="0.833413">
            <text:p>0,833413</text:p>
          </table:table-cell>
          <table:table-cell office:value-type="float" office:value="5.28669">
            <text:p>5,28669</text:p>
          </table:table-cell>
          <table:table-cell office:value-type="float" office:value="3.00551">
            <text:p>3,00551</text:p>
          </table:table-cell>
          <table:table-cell office:value-type="float" office:value="0.839865">
            <text:p>0,839865</text:p>
          </table:table-cell>
          <table:table-cell office:value-type="float" office:value="3.84537">
            <text:p>3,84537</text:p>
          </table:table-cell>
          <table:table-cell office:value-type="float" office:value="2.07884">
            <text:p>2,07884</text:p>
          </table:table-cell>
          <table:table-cell office:value-type="float" office:value="0.357177">
            <text:p>0,357177</text:p>
          </table:table-cell>
          <table:table-cell office:value-type="float" office:value="2.43602">
            <text:p>2,43602</text:p>
          </table:table-cell>
          <table:table-cell office:value-type="float" office:value="4.52952">
            <text:p>4,52952</text:p>
          </table:table-cell>
          <table:table-cell office:value-type="float" office:value="0.824616">
            <text:p>0,824616</text:p>
          </table:table-cell>
          <table:table-cell office:value-type="float" office:value="5.35414">
            <text:p>5,35414</text:p>
          </table:table-cell>
        </table:table-row>
        <table:table-row table:style-name="ro1">
          <table:table-cell office:value-type="float" office:value="5.00576">
            <text:p>5,00576</text:p>
          </table:table-cell>
          <table:table-cell office:value-type="float" office:value="0.763913">
            <text:p>0,763913</text:p>
          </table:table-cell>
          <table:table-cell office:value-type="float" office:value="5.76967">
            <text:p>5,76967</text:p>
          </table:table-cell>
          <table:table-cell office:value-type="float" office:value="1.82196">
            <text:p>1,82196</text:p>
          </table:table-cell>
          <table:table-cell office:value-type="float" office:value="0.265977">
            <text:p>0,265977</text:p>
          </table:table-cell>
          <table:table-cell office:value-type="float" office:value="2.08793">
            <text:p>2,08793</text:p>
          </table:table-cell>
          <table:table-cell office:value-type="float" office:value="9.27429">
            <text:p>9,27429</text:p>
          </table:table-cell>
          <table:table-cell office:value-type="float" office:value="1.47944">
            <text:p>1,47944</text:p>
          </table:table-cell>
          <table:table-cell office:value-type="float" office:value="10.7537">
            <text:p>10,7537</text:p>
          </table:table-cell>
          <table:table-cell office:value-type="float" office:value="5.77788">
            <text:p>5,77788</text:p>
          </table:table-cell>
          <table:table-cell office:value-type="float" office:value="0.365975">
            <text:p>0,365975</text:p>
          </table:table-cell>
          <table:table-cell office:value-type="float" office:value="6.14386">
            <text:p>6,14386</text:p>
          </table:table-cell>
          <table:table-cell office:value-type="float" office:value="4.2263">
            <text:p>4,2263</text:p>
          </table:table-cell>
          <table:table-cell office:value-type="float" office:value="0.349553">
            <text:p>0,349553</text:p>
          </table:table-cell>
          <table:table-cell office:value-type="float" office:value="4.57586">
            <text:p>4,57586</text:p>
          </table:table-cell>
          <table:table-cell office:value-type="float" office:value="4.56178">
            <text:p>4,56178</text:p>
          </table:table-cell>
          <table:table-cell office:value-type="float" office:value="0.871242">
            <text:p>0,871242</text:p>
          </table:table-cell>
          <table:table-cell office:value-type="float" office:value="5.43302">
            <text:p>5,43302</text:p>
          </table:table-cell>
          <table:table-cell office:value-type="float" office:value="3.33717">
            <text:p>3,33717</text:p>
          </table:table-cell>
          <table:table-cell office:value-type="float" office:value="0.92608">
            <text:p>0,92608</text:p>
          </table:table-cell>
          <table:table-cell office:value-type="float" office:value="4.26325">
            <text:p>4,26325</text:p>
          </table:table-cell>
          <table:table-cell office:value-type="float" office:value="5.07555">
            <text:p>5,07555</text:p>
          </table:table-cell>
          <table:table-cell office:value-type="float" office:value="0.854234">
            <text:p>0,854234</text:p>
          </table:table-cell>
          <table:table-cell office:value-type="float" office:value="5.92979">
            <text:p>5,92979</text:p>
          </table:table-cell>
          <table:table-cell office:value-type="float" office:value="4.26003">
            <text:p>4,26003</text:p>
          </table:table-cell>
          <table:table-cell office:value-type="float" office:value="0.772124">
            <text:p>0,772124</text:p>
          </table:table-cell>
          <table:table-cell office:value-type="float" office:value="5.03215">
            <text:p>5,03215</text:p>
          </table:table-cell>
        </table:table-row>
        <table:table-row table:style-name="ro1">
          <table:table-cell office:value-type="float" office:value="5.66879">
            <text:p>5,66879</text:p>
          </table:table-cell>
          <table:table-cell office:value-type="float" office:value="1.21493">
            <text:p>1,21493</text:p>
          </table:table-cell>
          <table:table-cell office:value-type="float" office:value="6.88372">
            <text:p>6,88372</text:p>
          </table:table-cell>
          <table:table-cell office:value-type="float" office:value="1.98002">
            <text:p>1,98002</text:p>
          </table:table-cell>
          <table:table-cell office:value-type="float" office:value="0.276827">
            <text:p>0,276827</text:p>
          </table:table-cell>
          <table:table-cell office:value-type="float" office:value="2.25684">
            <text:p>2,25684</text:p>
          </table:table-cell>
          <table:table-cell office:value-type="float" office:value="5.68082">
            <text:p>5,68082</text:p>
          </table:table-cell>
          <table:table-cell office:value-type="float" office:value="0.708196">
            <text:p>0,708196</text:p>
          </table:table-cell>
          <table:table-cell office:value-type="float" office:value="6.38901">
            <text:p>6,38901</text:p>
          </table:table-cell>
          <table:table-cell office:value-type="float" office:value="4.75767">
            <text:p>4,75767</text:p>
          </table:table-cell>
          <table:table-cell office:value-type="float" office:value="0.367734">
            <text:p>0,367734</text:p>
          </table:table-cell>
          <table:table-cell office:value-type="float" office:value="5.1254">
            <text:p>5,1254</text:p>
          </table:table-cell>
          <table:table-cell office:value-type="float" office:value="4.3741">
            <text:p>4,3741</text:p>
          </table:table-cell>
          <table:table-cell office:value-type="float" office:value="0.351605">
            <text:p>0,351605</text:p>
          </table:table-cell>
          <table:table-cell office:value-type="float" office:value="4.72571">
            <text:p>4,72571</text:p>
          </table:table-cell>
          <table:table-cell office:value-type="float" office:value="4.44741">
            <text:p>4,44741</text:p>
          </table:table-cell>
          <table:table-cell office:value-type="float" office:value="0.843677">
            <text:p>0,843677</text:p>
          </table:table-cell>
          <table:table-cell office:value-type="float" office:value="5.29109">
            <text:p>5,29109</text:p>
          </table:table-cell>
          <table:table-cell office:value-type="float" office:value="3.39142">
            <text:p>3,39142</text:p>
          </table:table-cell>
          <table:table-cell office:value-type="float" office:value="0.874175">
            <text:p>0,874175</text:p>
          </table:table-cell>
          <table:table-cell office:value-type="float" office:value="4.2656">
            <text:p>4,2656</text:p>
          </table:table-cell>
          <table:table-cell office:value-type="float" office:value="2.05333">
            <text:p>2,05333</text:p>
          </table:table-cell>
          <table:table-cell office:value-type="float" office:value="0.330491">
            <text:p>0,330491</text:p>
          </table:table-cell>
          <table:table-cell office:value-type="float" office:value="2.38382">
            <text:p>2,38382</text:p>
          </table:table-cell>
          <table:table-cell office:value-type="float" office:value="8.90978">
            <text:p>8,90978</text:p>
          </table:table-cell>
          <table:table-cell office:value-type="float" office:value="0.838398">
            <text:p>0,838398</text:p>
          </table:table-cell>
          <table:table-cell office:value-type="float" office:value="9.74818">
            <text:p>9,74818</text:p>
          </table:table-cell>
        </table:table-row>
        <table:table-row table:style-name="ro1">
          <table:table-cell office:value-type="float" office:value="4.3524">
            <text:p>4,3524</text:p>
          </table:table-cell>
          <table:table-cell office:value-type="float" office:value="0.771538">
            <text:p>0,771538</text:p>
          </table:table-cell>
          <table:table-cell office:value-type="float" office:value="5.12394">
            <text:p>5,12394</text:p>
          </table:table-cell>
          <table:table-cell office:value-type="float" office:value="1.83105">
            <text:p>1,83105</text:p>
          </table:table-cell>
          <table:table-cell office:value-type="float" office:value="0.343688">
            <text:p>0,343688</text:p>
          </table:table-cell>
          <table:table-cell office:value-type="float" office:value="2.17473">
            <text:p>2,17473</text:p>
          </table:table-cell>
          <table:table-cell office:value-type="float" office:value="4.51222">
            <text:p>4,51222</text:p>
          </table:table-cell>
          <table:table-cell office:value-type="float" office:value="0.750131">
            <text:p>0,750131</text:p>
          </table:table-cell>
          <table:table-cell office:value-type="float" office:value="5.26235">
            <text:p>5,26235</text:p>
          </table:table-cell>
          <table:table-cell office:value-type="float" office:value="5.09432">
            <text:p>5,09432</text:p>
          </table:table-cell>
          <table:table-cell office:value-type="float" office:value="0.361869">
            <text:p>0,361869</text:p>
          </table:table-cell>
          <table:table-cell office:value-type="float" office:value="5.45619">
            <text:p>5,45619</text:p>
          </table:table-cell>
          <table:table-cell office:value-type="float" office:value="4.35269">
            <text:p>4,35269</text:p>
          </table:table-cell>
          <table:table-cell office:value-type="float" office:value="0.349259">
            <text:p>0,349259</text:p>
          </table:table-cell>
          <table:table-cell office:value-type="float" office:value="4.70195">
            <text:p>4,70195</text:p>
          </table:table-cell>
          <table:table-cell office:value-type="float" office:value="9.47194">
            <text:p>9,47194</text:p>
          </table:table-cell>
          <table:table-cell office:value-type="float" office:value="2.37238">
            <text:p>2,37238</text:p>
          </table:table-cell>
          <table:table-cell office:value-type="float" office:value="11.8443">
            <text:p>11,8443</text:p>
          </table:table-cell>
          <table:table-cell office:value-type="float" office:value="3.03249">
            <text:p>3,03249</text:p>
          </table:table-cell>
          <table:table-cell office:value-type="float" office:value="0.882386">
            <text:p>0,882386</text:p>
          </table:table-cell>
          <table:table-cell office:value-type="float" office:value="3.91487">
            <text:p>3,91487</text:p>
          </table:table-cell>
          <table:table-cell office:value-type="float" office:value="2.27502">
            <text:p>2,27502</text:p>
          </table:table-cell>
          <table:table-cell office:value-type="float" office:value="0.360989">
            <text:p>0,360989</text:p>
          </table:table-cell>
          <table:table-cell office:value-type="float" office:value="2.63601">
            <text:p>2,63601</text:p>
          </table:table-cell>
          <table:table-cell office:value-type="float" office:value="4.34624">
            <text:p>4,34624</text:p>
          </table:table-cell>
          <table:table-cell office:value-type="float" office:value="0.857166">
            <text:p>0,857166</text:p>
          </table:table-cell>
          <table:table-cell office:value-type="float" office:value="5.20341">
            <text:p>5,20341</text:p>
          </table:table-cell>
        </table:table-row>
        <table:table-row table:style-name="ro1">
          <table:table-cell office:value-type="float" office:value="4.62747">
            <text:p>4,62747</text:p>
          </table:table-cell>
          <table:table-cell office:value-type="float" office:value="0.800276">
            <text:p>0,800276</text:p>
          </table:table-cell>
          <table:table-cell office:value-type="float" office:value="5.42774">
            <text:p>5,42774</text:p>
          </table:table-cell>
          <table:table-cell office:value-type="float" office:value="1.88706">
            <text:p>1,88706</text:p>
          </table:table-cell>
          <table:table-cell office:value-type="float" office:value="0.292076">
            <text:p>0,292076</text:p>
          </table:table-cell>
          <table:table-cell office:value-type="float" office:value="2.17913">
            <text:p>2,17913</text:p>
          </table:table-cell>
          <table:table-cell office:value-type="float" office:value="4.51193">
            <text:p>4,51193</text:p>
          </table:table-cell>
          <table:table-cell office:value-type="float" office:value="0.714941">
            <text:p>0,714941</text:p>
          </table:table-cell>
          <table:table-cell office:value-type="float" office:value="5.22687">
            <text:p>5,22687</text:p>
          </table:table-cell>
          <table:table-cell office:value-type="float" office:value="5.78199">
            <text:p>5,78199</text:p>
          </table:table-cell>
          <table:table-cell office:value-type="float" office:value="0.356884">
            <text:p>0,356884</text:p>
          </table:table-cell>
          <table:table-cell office:value-type="float" office:value="6.13887">
            <text:p>6,13887</text:p>
          </table:table-cell>
          <table:table-cell office:value-type="float" office:value="4.58729">
            <text:p>4,58729</text:p>
          </table:table-cell>
          <table:table-cell office:value-type="float" office:value="0.463333">
            <text:p>0,463333</text:p>
          </table:table-cell>
          <table:table-cell office:value-type="float" office:value="5.05063">
            <text:p>5,05063</text:p>
          </table:table-cell>
          <table:table-cell office:value-type="float" office:value="4.67879">
            <text:p>4,67879</text:p>
          </table:table-cell>
          <table:table-cell office:value-type="float" office:value="0.895289">
            <text:p>0,895289</text:p>
          </table:table-cell>
          <table:table-cell office:value-type="float" office:value="5.57407">
            <text:p>5,57407</text:p>
          </table:table-cell>
          <table:table-cell office:value-type="float" office:value="7.43298">
            <text:p>7,43298</text:p>
          </table:table-cell>
          <table:table-cell office:value-type="float" office:value="2.43074">
            <text:p>2,43074</text:p>
          </table:table-cell>
          <table:table-cell office:value-type="float" office:value="9.86372">
            <text:p>9,86372</text:p>
          </table:table-cell>
          <table:table-cell office:value-type="float" office:value="3.20374">
            <text:p>3,20374</text:p>
          </table:table-cell>
          <table:table-cell office:value-type="float" office:value="0.35923">
            <text:p>0,35923</text:p>
          </table:table-cell>
          <table:table-cell office:value-type="float" office:value="3.56297">
            <text:p>3,56297</text:p>
          </table:table-cell>
          <table:table-cell office:value-type="float" office:value="4.39785">
            <text:p>4,39785</text:p>
          </table:table-cell>
          <table:table-cell office:value-type="float" office:value="0.82315">
            <text:p>0,82315</text:p>
          </table:table-cell>
          <table:table-cell office:value-type="float" office:value="5.221">
            <text:p>5,221</text:p>
          </table:table-cell>
        </table:table-row>
        <table:table-row table:style-name="ro1">
          <table:table-cell office:value-type="float" office:value="4.59228">
            <text:p>4,59228</text:p>
          </table:table-cell>
          <table:table-cell office:value-type="float" office:value="0.827842">
            <text:p>0,827842</text:p>
          </table:table-cell>
          <table:table-cell office:value-type="float" office:value="5.42012">
            <text:p>5,42012</text:p>
          </table:table-cell>
          <table:table-cell office:value-type="float" office:value="1.84981">
            <text:p>1,84981</text:p>
          </table:table-cell>
          <table:table-cell office:value-type="float" office:value="0.292662">
            <text:p>0,292662</text:p>
          </table:table-cell>
          <table:table-cell office:value-type="float" office:value="2.14248">
            <text:p>2,14248</text:p>
          </table:table-cell>
          <table:table-cell office:value-type="float" office:value="4.42864">
            <text:p>4,42864</text:p>
          </table:table-cell>
          <table:table-cell office:value-type="float" office:value="0.731949">
            <text:p>0,731949</text:p>
          </table:table-cell>
          <table:table-cell office:value-type="float" office:value="5.16059">
            <text:p>5,16059</text:p>
          </table:table-cell>
          <table:table-cell office:value-type="float" office:value="4.81251">
            <text:p>4,81251</text:p>
          </table:table-cell>
          <table:table-cell office:value-type="float" office:value="0.389141">
            <text:p>0,389141</text:p>
          </table:table-cell>
          <table:table-cell office:value-type="float" office:value="5.20165">
            <text:p>5,20165</text:p>
          </table:table-cell>
          <table:table-cell office:value-type="float" office:value="5.70164">
            <text:p>5,70164</text:p>
          </table:table-cell>
          <table:table-cell office:value-type="float" office:value="0.376532">
            <text:p>0,376532</text:p>
          </table:table-cell>
          <table:table-cell office:value-type="float" office:value="6.07817">
            <text:p>6,07817</text:p>
          </table:table-cell>
          <table:table-cell office:value-type="float" office:value="4.48172">
            <text:p>4,48172</text:p>
          </table:table-cell>
          <table:table-cell office:value-type="float" office:value="0.965375">
            <text:p>0,965375</text:p>
          </table:table-cell>
          <table:table-cell office:value-type="float" office:value="5.4471">
            <text:p>5,4471</text:p>
          </table:table-cell>
          <table:table-cell office:value-type="float" office:value="3.13307">
            <text:p>3,13307</text:p>
          </table:table-cell>
          <table:table-cell office:value-type="float" office:value="1.07974">
            <text:p>1,07974</text:p>
          </table:table-cell>
          <table:table-cell office:value-type="float" office:value="4.21281">
            <text:p>4,21281</text:p>
          </table:table-cell>
          <table:table-cell office:value-type="float" office:value="2.12312">
            <text:p>2,12312</text:p>
          </table:table-cell>
          <table:table-cell office:value-type="float" office:value="0.375359">
            <text:p>0,375359</text:p>
          </table:table-cell>
          <table:table-cell office:value-type="float" office:value="2.49848">
            <text:p>2,49848</text:p>
          </table:table-cell>
          <table:table-cell office:value-type="float" office:value="4.4826">
            <text:p>4,4826</text:p>
          </table:table-cell>
          <table:table-cell office:value-type="float" office:value="0.836932">
            <text:p>0,836932</text:p>
          </table:table-cell>
          <table:table-cell office:value-type="float" office:value="5.31953">
            <text:p>5,31953</text:p>
          </table:table-cell>
        </table:table-row>
        <table:table-row table:style-name="ro1">
          <table:table-cell office:value-type="float" office:value="4.69579">
            <text:p>4,69579</text:p>
          </table:table-cell>
          <table:table-cell office:value-type="float" office:value="0.854527">
            <text:p>0,854527</text:p>
          </table:table-cell>
          <table:table-cell office:value-type="float" office:value="5.55032">
            <text:p>5,55032</text:p>
          </table:table-cell>
          <table:table-cell office:value-type="float" office:value="1.82811">
            <text:p>1,82811</text:p>
          </table:table-cell>
          <table:table-cell office:value-type="float" office:value="0.298821">
            <text:p>0,298821</text:p>
          </table:table-cell>
          <table:table-cell office:value-type="float" office:value="2.12693">
            <text:p>2,12693</text:p>
          </table:table-cell>
          <table:table-cell office:value-type="float" office:value="4.69081">
            <text:p>4,69081</text:p>
          </table:table-cell>
          <table:table-cell office:value-type="float" office:value="0.738401">
            <text:p>0,738401</text:p>
          </table:table-cell>
          <table:table-cell office:value-type="float" office:value="5.42921">
            <text:p>5,42921</text:p>
          </table:table-cell>
          <table:table-cell office:value-type="float" office:value="4.83362">
            <text:p>4,83362</text:p>
          </table:table-cell>
          <table:table-cell office:value-type="float" office:value="0.389728">
            <text:p>0,389728</text:p>
          </table:table-cell>
          <table:table-cell office:value-type="float" office:value="5.22335">
            <text:p>5,22335</text:p>
          </table:table-cell>
          <table:table-cell office:value-type="float" office:value="4.41076">
            <text:p>4,41076</text:p>
          </table:table-cell>
          <table:table-cell office:value-type="float" office:value="0.384742">
            <text:p>0,384742</text:p>
          </table:table-cell>
          <table:table-cell office:value-type="float" office:value="4.7955">
            <text:p>4,7955</text:p>
          </table:table-cell>
          <table:table-cell office:value-type="float" office:value="4.63861">
            <text:p>4,63861</text:p>
          </table:table-cell>
          <table:table-cell office:value-type="float" office:value="0.910538">
            <text:p>0,910538</text:p>
          </table:table-cell>
          <table:table-cell office:value-type="float" office:value="5.54915">
            <text:p>5,54915</text:p>
          </table:table-cell>
          <table:table-cell office:value-type="float" office:value="2.96885">
            <text:p>2,96885</text:p>
          </table:table-cell>
          <table:table-cell office:value-type="float" office:value="0.902327">
            <text:p>0,902327</text:p>
          </table:table-cell>
          <table:table-cell office:value-type="float" office:value="3.87118">
            <text:p>3,87118</text:p>
          </table:table-cell>
          <table:table-cell office:value-type="float" office:value="2.12987">
            <text:p>2,12987</text:p>
          </table:table-cell>
          <table:table-cell office:value-type="float" office:value="0.339582">
            <text:p>0,339582</text:p>
          </table:table-cell>
          <table:table-cell office:value-type="float" office:value="2.46945">
            <text:p>2,46945</text:p>
          </table:table-cell>
          <table:table-cell office:value-type="float" office:value="4.39316">
            <text:p>4,39316</text:p>
          </table:table-cell>
          <table:table-cell office:value-type="float" office:value="0.790892">
            <text:p>0,790892</text:p>
          </table:table-cell>
          <table:table-cell office:value-type="float" office:value="5.18405">
            <text:p>5,18405</text:p>
          </table:table-cell>
        </table:table-row>
        <table:table-row table:style-name="ro1">
          <table:table-cell office:value-type="float" office:value="4.35093">
            <text:p>4,35093</text:p>
          </table:table-cell>
          <table:table-cell office:value-type="float" office:value="0.868603">
            <text:p>0,868603</text:p>
          </table:table-cell>
          <table:table-cell office:value-type="float" office:value="5.21954">
            <text:p>5,21954</text:p>
          </table:table-cell>
          <table:table-cell office:value-type="float" office:value="1.79586">
            <text:p>1,79586</text:p>
          </table:table-cell>
          <table:table-cell office:value-type="float" office:value="0.267443">
            <text:p>0,267443</text:p>
          </table:table-cell>
          <table:table-cell office:value-type="float" office:value="2.0633">
            <text:p>2,0633</text:p>
          </table:table-cell>
          <table:table-cell office:value-type="float" office:value="4.71192">
            <text:p>4,71192</text:p>
          </table:table-cell>
          <table:table-cell office:value-type="float" office:value="0.713181">
            <text:p>0,713181</text:p>
          </table:table-cell>
          <table:table-cell office:value-type="float" office:value="5.4251">
            <text:p>5,4251</text:p>
          </table:table-cell>
          <table:table-cell office:value-type="float" office:value="5.22247">
            <text:p>5,22247</text:p>
          </table:table-cell>
          <table:table-cell office:value-type="float" office:value="0.532833">
            <text:p>0,532833</text:p>
          </table:table-cell>
          <table:table-cell office:value-type="float" office:value="5.7553">
            <text:p>5,7553</text:p>
          </table:table-cell>
          <table:table-cell office:value-type="float" office:value="4.38524">
            <text:p>4,38524</text:p>
          </table:table-cell>
          <table:table-cell office:value-type="float" office:value="0.349259">
            <text:p>0,349259</text:p>
          </table:table-cell>
          <table:table-cell office:value-type="float" office:value="4.7345">
            <text:p>4,7345</text:p>
          </table:table-cell>
          <table:table-cell office:value-type="float" office:value="4.47263">
            <text:p>4,47263</text:p>
          </table:table-cell>
          <table:table-cell office:value-type="float" office:value="0.87916">
            <text:p>0,87916</text:p>
          </table:table-cell>
          <table:table-cell office:value-type="float" office:value="5.35179">
            <text:p>5,35179</text:p>
          </table:table-cell>
          <table:table-cell office:value-type="float" office:value="3.0404">
            <text:p>3,0404</text:p>
          </table:table-cell>
          <table:table-cell office:value-type="float" office:value="0.870656">
            <text:p>0,870656</text:p>
          </table:table-cell>
          <table:table-cell office:value-type="float" office:value="3.91106">
            <text:p>3,91106</text:p>
          </table:table-cell>
          <table:table-cell office:value-type="float" office:value="2.0891">
            <text:p>2,0891</text:p>
          </table:table-cell>
          <table:table-cell office:value-type="float" office:value="0.329025">
            <text:p>0,329025</text:p>
          </table:table-cell>
          <table:table-cell office:value-type="float" office:value="2.41813">
            <text:p>2,41813</text:p>
          </table:table-cell>
          <table:table-cell office:value-type="float" office:value="4.56647">
            <text:p>4,56647</text:p>
          </table:table-cell>
          <table:table-cell office:value-type="float" office:value="0.810833">
            <text:p>0,810833</text:p>
          </table:table-cell>
          <table:table-cell office:value-type="float" office:value="5.3773">
            <text:p>5,3773</text:p>
          </table:table-cell>
        </table:table-row>
        <table:table-row table:style-name="ro1">
          <table:table-cell office:value-type="float" office:value="4.97203">
            <text:p>4,97203</text:p>
          </table:table-cell>
          <table:table-cell office:value-type="float" office:value="0.908192">
            <text:p>0,908192</text:p>
          </table:table-cell>
          <table:table-cell office:value-type="float" office:value="5.88023">
            <text:p>5,88023</text:p>
          </table:table-cell>
          <table:table-cell office:value-type="float" office:value="3.25008">
            <text:p>3,25008</text:p>
          </table:table-cell>
          <table:table-cell office:value-type="float" office:value="0.286211">
            <text:p>0,286211</text:p>
          </table:table-cell>
          <table:table-cell office:value-type="float" office:value="3.53629">
            <text:p>3,53629</text:p>
          </table:table-cell>
          <table:table-cell office:value-type="float" office:value="4.40108">
            <text:p>4,40108</text:p>
          </table:table-cell>
          <table:table-cell office:value-type="float" office:value="0.74192">
            <text:p>0,74192</text:p>
          </table:table-cell>
          <table:table-cell office:value-type="float" office:value="5.143">
            <text:p>5,143</text:p>
          </table:table-cell>
          <table:table-cell office:value-type="float" office:value="7.66465">
            <text:p>7,66465</text:p>
          </table:table-cell>
          <table:table-cell office:value-type="float" office:value="0.361283">
            <text:p>0,361283</text:p>
          </table:table-cell>
          <table:table-cell office:value-type="float" office:value="8.02593">
            <text:p>8,02593</text:p>
          </table:table-cell>
          <table:table-cell office:value-type="float" office:value="4.27674">
            <text:p>4,27674</text:p>
          </table:table-cell>
          <table:table-cell office:value-type="float" office:value="0.435181">
            <text:p>0,435181</text:p>
          </table:table-cell>
          <table:table-cell office:value-type="float" office:value="4.71192">
            <text:p>4,71192</text:p>
          </table:table-cell>
          <table:table-cell office:value-type="float" office:value="5.46557">
            <text:p>5,46557</text:p>
          </table:table-cell>
          <table:table-cell office:value-type="float" office:value="0.931652">
            <text:p>0,931652</text:p>
          </table:table-cell>
          <table:table-cell office:value-type="float" office:value="6.39722">
            <text:p>6,39722</text:p>
          </table:table-cell>
          <table:table-cell office:value-type="float" office:value="3.17354">
            <text:p>3,17354</text:p>
          </table:table-cell>
          <table:table-cell office:value-type="float" office:value="0.919628">
            <text:p>0,919628</text:p>
          </table:table-cell>
          <table:table-cell office:value-type="float" office:value="4.09317">
            <text:p>4,09317</text:p>
          </table:table-cell>
          <table:table-cell office:value-type="float" office:value="2.87912">
            <text:p>2,87912</text:p>
          </table:table-cell>
          <table:table-cell office:value-type="float" office:value="0.363042">
            <text:p>0,363042</text:p>
          </table:table-cell>
          <table:table-cell office:value-type="float" office:value="3.24216">
            <text:p>3,24216</text:p>
          </table:table-cell>
          <table:table-cell office:value-type="float" office:value="4.36999">
            <text:p>4,36999</text:p>
          </table:table-cell>
          <table:table-cell office:value-type="float" office:value="0.787666">
            <text:p>0,787666</text:p>
          </table:table-cell>
          <table:table-cell office:value-type="float" office:value="5.15766">
            <text:p>5,15766</text:p>
          </table:table-cell>
        </table:table-row>
        <table:table-row table:style-name="ro1">
          <table:table-cell office:value-type="float" office:value="4.39228">
            <text:p>4,39228</text:p>
          </table:table-cell>
          <table:table-cell office:value-type="float" office:value="0.766553">
            <text:p>0,766553</text:p>
          </table:table-cell>
          <table:table-cell office:value-type="float" office:value="5.15883">
            <text:p>5,15883</text:p>
          </table:table-cell>
          <table:table-cell office:value-type="float" office:value="1.84542">
            <text:p>1,84542</text:p>
          </table:table-cell>
          <table:table-cell office:value-type="float" office:value="0.291489">
            <text:p>0,291489</text:p>
          </table:table-cell>
          <table:table-cell office:value-type="float" office:value="2.1369">
            <text:p>2,1369</text:p>
          </table:table-cell>
          <table:table-cell office:value-type="float" office:value="4.43891">
            <text:p>4,43891</text:p>
          </table:table-cell>
          <table:table-cell office:value-type="float" office:value="0.913763">
            <text:p>0,913763</text:p>
          </table:table-cell>
          <table:table-cell office:value-type="float" office:value="5.35267">
            <text:p>5,35267</text:p>
          </table:table-cell>
          <table:table-cell office:value-type="float" office:value="4.86177">
            <text:p>4,86177</text:p>
          </table:table-cell>
          <table:table-cell office:value-type="float" office:value="0.358057">
            <text:p>0,358057</text:p>
          </table:table-cell>
          <table:table-cell office:value-type="float" office:value="5.21983">
            <text:p>5,21983</text:p>
          </table:table-cell>
          <table:table-cell office:value-type="float" office:value="4.26853">
            <text:p>4,26853</text:p>
          </table:table-cell>
          <table:table-cell office:value-type="float" office:value="0.434888">
            <text:p>0,434888</text:p>
          </table:table-cell>
          <table:table-cell office:value-type="float" office:value="4.70342">
            <text:p>4,70342</text:p>
          </table:table-cell>
          <table:table-cell office:value-type="float" office:value="7.92652">
            <text:p>7,92652</text:p>
          </table:table-cell>
          <table:table-cell office:value-type="float" office:value="2.19761">
            <text:p>2,19761</text:p>
          </table:table-cell>
          <table:table-cell office:value-type="float" office:value="10.1241">
            <text:p>10,1241</text:p>
          </table:table-cell>
          <table:table-cell office:value-type="float" office:value="3.03454">
            <text:p>3,03454</text:p>
          </table:table-cell>
          <table:table-cell office:value-type="float" office:value="0.868603">
            <text:p>0,868603</text:p>
          </table:table-cell>
          <table:table-cell office:value-type="float" office:value="3.90314">
            <text:p>3,90314</text:p>
          </table:table-cell>
          <table:table-cell office:value-type="float" office:value="2.12136">
            <text:p>2,12136</text:p>
          </table:table-cell>
          <table:table-cell office:value-type="float" office:value="0.330785">
            <text:p>0,330785</text:p>
          </table:table-cell>
          <table:table-cell office:value-type="float" office:value="2.45215">
            <text:p>2,45215</text:p>
          </table:table-cell>
          <table:table-cell office:value-type="float" office:value="4.24096">
            <text:p>4,24096</text:p>
          </table:table-cell>
          <table:table-cell office:value-type="float" office:value="0.901447">
            <text:p>0,901447</text:p>
          </table:table-cell>
          <table:table-cell office:value-type="float" office:value="5.14241">
            <text:p>5,14241</text:p>
          </table:table-cell>
        </table:table-row>
        <table:table-row table:style-name="ro1">
          <table:table-cell office:value-type="float" office:value="8.02182">
            <text:p>8,02182</text:p>
          </table:table-cell>
          <table:table-cell office:value-type="float" office:value="0.775936">
            <text:p>0,775936</text:p>
          </table:table-cell>
          <table:table-cell office:value-type="float" office:value="8.79776">
            <text:p>8,79776</text:p>
          </table:table-cell>
          <table:table-cell office:value-type="float" office:value="2.68939">
            <text:p>2,68939</text:p>
          </table:table-cell>
          <table:table-cell office:value-type="float" office:value="0.275654">
            <text:p>0,275654</text:p>
          </table:table-cell>
          <table:table-cell office:value-type="float" office:value="2.96504">
            <text:p>2,96504</text:p>
          </table:table-cell>
          <table:table-cell office:value-type="float" office:value="6.04445">
            <text:p>6,04445</text:p>
          </table:table-cell>
          <table:table-cell office:value-type="float" office:value="0.742213">
            <text:p>0,742213</text:p>
          </table:table-cell>
          <table:table-cell office:value-type="float" office:value="6.78666">
            <text:p>6,78666</text:p>
          </table:table-cell>
          <table:table-cell office:value-type="float" office:value="4.93978">
            <text:p>4,93978</text:p>
          </table:table-cell>
          <table:table-cell office:value-type="float" office:value="0.440167">
            <text:p>0,440167</text:p>
          </table:table-cell>
          <table:table-cell office:value-type="float" office:value="5.37994">
            <text:p>5,37994</text:p>
          </table:table-cell>
          <table:table-cell office:value-type="float" office:value="4.2612">
            <text:p>4,2612</text:p>
          </table:table-cell>
          <table:table-cell office:value-type="float" office:value="0.352485">
            <text:p>0,352485</text:p>
          </table:table-cell>
          <table:table-cell office:value-type="float" office:value="4.61368">
            <text:p>4,61368</text:p>
          </table:table-cell>
          <table:table-cell office:value-type="float" office:value="11.8033">
            <text:p>11,8033</text:p>
          </table:table-cell>
          <table:table-cell office:value-type="float" office:value="0.997633">
            <text:p>0,997633</text:p>
          </table:table-cell>
          <table:table-cell office:value-type="float" office:value="12.8009">
            <text:p>12,8009</text:p>
          </table:table-cell>
          <table:table-cell office:value-type="float" office:value="2.99671">
            <text:p>2,99671</text:p>
          </table:table-cell>
          <table:table-cell office:value-type="float" office:value="1.02461">
            <text:p>1,02461</text:p>
          </table:table-cell>
          <table:table-cell office:value-type="float" office:value="4.02132">
            <text:p>4,02132</text:p>
          </table:table-cell>
          <table:table-cell office:value-type="float" office:value="5.9163">
            <text:p>5,9163</text:p>
          </table:table-cell>
          <table:table-cell office:value-type="float" office:value="0.995873">
            <text:p>0,995873</text:p>
          </table:table-cell>
          <table:table-cell office:value-type="float" office:value="6.91217">
            <text:p>6,91217</text:p>
          </table:table-cell>
          <table:table-cell office:value-type="float" office:value="4.30137">
            <text:p>4,30137</text:p>
          </table:table-cell>
          <table:table-cell office:value-type="float" office:value="0.770658">
            <text:p>0,770658</text:p>
          </table:table-cell>
          <table:table-cell office:value-type="float" office:value="5.07203">
            <text:p>5,07203</text:p>
          </table:table-cell>
        </table:table-row>
        <table:table-row table:style-name="ro1">
          <table:table-cell office:value-type="float" office:value="4.35211">
            <text:p>4,35211</text:p>
          </table:table-cell>
          <table:table-cell office:value-type="float" office:value="0.812299">
            <text:p>0,812299</text:p>
          </table:table-cell>
          <table:table-cell office:value-type="float" office:value="5.16441">
            <text:p>5,16441</text:p>
          </table:table-cell>
          <table:table-cell office:value-type="float" office:value="1.8853">
            <text:p>1,8853</text:p>
          </table:table-cell>
          <table:table-cell office:value-type="float" office:value="0.264804">
            <text:p>0,264804</text:p>
          </table:table-cell>
          <table:table-cell office:value-type="float" office:value="2.1501">
            <text:p>2,1501</text:p>
          </table:table-cell>
          <table:table-cell office:value-type="float" office:value="5.22012">
            <text:p>5,22012</text:p>
          </table:table-cell>
          <table:table-cell office:value-type="float" office:value="0.756875">
            <text:p>0,756875</text:p>
          </table:table-cell>
          <table:table-cell office:value-type="float" office:value="5.977">
            <text:p>5,977</text:p>
          </table:table-cell>
          <table:table-cell office:value-type="float" office:value="4.83567">
            <text:p>4,83567</text:p>
          </table:table-cell>
          <table:table-cell office:value-type="float" office:value="0.358057">
            <text:p>0,358057</text:p>
          </table:table-cell>
          <table:table-cell office:value-type="float" office:value="5.19373">
            <text:p>5,19373</text:p>
          </table:table-cell>
          <table:table-cell office:value-type="float" office:value="4.3524">
            <text:p>4,3524</text:p>
          </table:table-cell>
          <table:table-cell office:value-type="float" office:value="0.346913">
            <text:p>0,346913</text:p>
          </table:table-cell>
          <table:table-cell office:value-type="float" office:value="4.69931">
            <text:p>4,69931</text:p>
          </table:table-cell>
          <table:table-cell office:value-type="float" office:value="4.26091">
            <text:p>4,26091</text:p>
          </table:table-cell>
          <table:table-cell office:value-type="float" office:value="0.898514">
            <text:p>0,898514</text:p>
          </table:table-cell>
          <table:table-cell office:value-type="float" office:value="5.15942">
            <text:p>5,15942</text:p>
          </table:table-cell>
          <table:table-cell office:value-type="float" office:value="3.47705">
            <text:p>3,47705</text:p>
          </table:table-cell>
          <table:table-cell office:value-type="float" office:value="0.907019">
            <text:p>0,907019</text:p>
          </table:table-cell>
          <table:table-cell office:value-type="float" office:value="4.38407">
            <text:p>4,38407</text:p>
          </table:table-cell>
          <table:table-cell office:value-type="float" office:value="2.15714">
            <text:p>2,15714</text:p>
          </table:table-cell>
          <table:table-cell office:value-type="float" office:value="0.340462">
            <text:p>0,340462</text:p>
          </table:table-cell>
          <table:table-cell office:value-type="float" office:value="2.4976">
            <text:p>2,4976</text:p>
          </table:table-cell>
          <table:table-cell office:value-type="float" office:value="4.25006">
            <text:p>4,25006</text:p>
          </table:table-cell>
          <table:table-cell office:value-type="float" office:value="0.823736">
            <text:p>0,823736</text:p>
          </table:table-cell>
          <table:table-cell office:value-type="float" office:value="5.07379">
            <text:p>5,07379</text:p>
          </table:table-cell>
        </table:table-row>
        <table:table-row table:style-name="ro1">
          <table:table-cell office:value-type="float" office:value="9.18338">
            <text:p>9,18338</text:p>
          </table:table-cell>
          <table:table-cell office:value-type="float" office:value="1.95186">
            <text:p>1,95186</text:p>
          </table:table-cell>
          <table:table-cell office:value-type="float" office:value="11.1352">
            <text:p>11,1352</text:p>
          </table:table-cell>
          <table:table-cell office:value-type="float" office:value="1.79967">
            <text:p>1,79967</text:p>
          </table:table-cell>
          <table:table-cell office:value-type="float" office:value="0.278586">
            <text:p>0,278586</text:p>
          </table:table-cell>
          <table:table-cell office:value-type="float" office:value="2.07825">
            <text:p>2,07825</text:p>
          </table:table-cell>
          <table:table-cell office:value-type="float" office:value="4.40255">
            <text:p>4,40255</text:p>
          </table:table-cell>
          <table:table-cell office:value-type="float" office:value="0.687669">
            <text:p>0,687669</text:p>
          </table:table-cell>
          <table:table-cell office:value-type="float" office:value="5.09021">
            <text:p>5,09021</text:p>
          </table:table-cell>
          <table:table-cell office:value-type="float" office:value="4.86646">
            <text:p>4,86646</text:p>
          </table:table-cell>
          <table:table-cell office:value-type="float" office:value="0.35747">
            <text:p>0,35747</text:p>
          </table:table-cell>
          <table:table-cell office:value-type="float" office:value="5.22394">
            <text:p>5,22394</text:p>
          </table:table-cell>
          <table:table-cell office:value-type="float" office:value="4.23099">
            <text:p>4,23099</text:p>
          </table:table-cell>
          <table:table-cell office:value-type="float" office:value="0.37008">
            <text:p>0,37008</text:p>
          </table:table-cell>
          <table:table-cell office:value-type="float" office:value="4.60107">
            <text:p>4,60107</text:p>
          </table:table-cell>
          <table:table-cell office:value-type="float" office:value="4.71896">
            <text:p>4,71896</text:p>
          </table:table-cell>
          <table:table-cell office:value-type="float" office:value="0.845143">
            <text:p>0,845143</text:p>
          </table:table-cell>
          <table:table-cell office:value-type="float" office:value="5.5641">
            <text:p>5,5641</text:p>
          </table:table-cell>
          <table:table-cell office:value-type="float" office:value="3.13718">
            <text:p>3,13718</text:p>
          </table:table-cell>
          <table:table-cell office:value-type="float" office:value="1.72724">
            <text:p>1,72724</text:p>
          </table:table-cell>
          <table:table-cell office:value-type="float" office:value="4.86441">
            <text:p>4,86441</text:p>
          </table:table-cell>
          <table:table-cell office:value-type="float" office:value="4.63744">
            <text:p>4,63744</text:p>
          </table:table-cell>
          <table:table-cell office:value-type="float" office:value="0.453949">
            <text:p>0,453949</text:p>
          </table:table-cell>
          <table:table-cell office:value-type="float" office:value="5.09139">
            <text:p>5,09139</text:p>
          </table:table-cell>
          <table:table-cell office:value-type="float" office:value="4.49111">
            <text:p>4,49111</text:p>
          </table:table-cell>
          <table:table-cell office:value-type="float" office:value="0.831947">
            <text:p>0,831947</text:p>
          </table:table-cell>
          <table:table-cell office:value-type="float" office:value="5.32305">
            <text:p>5,32305</text:p>
          </table:table-cell>
        </table:table-row>
        <table:table-row table:style-name="ro1">
          <table:table-cell office:value-type="float" office:value="6.26673">
            <text:p>6,26673</text:p>
          </table:table-cell>
          <table:table-cell office:value-type="float" office:value="1.71169">
            <text:p>1,71169</text:p>
          </table:table-cell>
          <table:table-cell office:value-type="float" office:value="7.97842">
            <text:p>7,97842</text:p>
          </table:table-cell>
          <table:table-cell office:value-type="float" office:value="2.11667">
            <text:p>2,11667</text:p>
          </table:table-cell>
          <table:table-cell office:value-type="float" office:value="0.305565">
            <text:p>0,305565</text:p>
          </table:table-cell>
          <table:table-cell office:value-type="float" office:value="2.42224">
            <text:p>2,42224</text:p>
          </table:table-cell>
          <table:table-cell office:value-type="float" office:value="8.58926">
            <text:p>8,58926</text:p>
          </table:table-cell>
          <table:table-cell office:value-type="float" office:value="1.50319">
            <text:p>1,50319</text:p>
          </table:table-cell>
          <table:table-cell office:value-type="float" office:value="10.0925">
            <text:p>10,0925</text:p>
          </table:table-cell>
          <table:table-cell office:value-type="float" office:value="6.39224">
            <text:p>6,39224</text:p>
          </table:table-cell>
          <table:table-cell office:value-type="float" office:value="0.499696">
            <text:p>0,499696</text:p>
          </table:table-cell>
          <table:table-cell office:value-type="float" office:value="6.89193">
            <text:p>6,89193</text:p>
          </table:table-cell>
          <table:table-cell office:value-type="float" office:value="7.46377">
            <text:p>7,46377</text:p>
          </table:table-cell>
          <table:table-cell office:value-type="float" office:value="0.407323">
            <text:p>0,407323</text:p>
          </table:table-cell>
          <table:table-cell office:value-type="float" office:value="7.87109">
            <text:p>7,87109</text:p>
          </table:table-cell>
          <table:table-cell office:value-type="float" office:value="5.12922">
            <text:p>5,12922</text:p>
          </table:table-cell>
          <table:table-cell office:value-type="float" office:value="1.26859">
            <text:p>1,26859</text:p>
          </table:table-cell>
          <table:table-cell office:value-type="float" office:value="6.39781">
            <text:p>6,39781</text:p>
          </table:table-cell>
          <table:table-cell office:value-type="float" office:value="5.60193">
            <text:p>5,60193</text:p>
          </table:table-cell>
          <table:table-cell office:value-type="float" office:value="1.61404">
            <text:p>1,61404</text:p>
          </table:table-cell>
          <table:table-cell office:value-type="float" office:value="7.21597">
            <text:p>7,21597</text:p>
          </table:table-cell>
          <table:table-cell office:value-type="float" office:value="3.81018">
            <text:p>3,81018</text:p>
          </table:table-cell>
          <table:table-cell office:value-type="float" office:value="0.683563">
            <text:p>0,683563</text:p>
          </table:table-cell>
          <table:table-cell office:value-type="float" office:value="4.49375">
            <text:p>4,49375</text:p>
          </table:table-cell>
          <table:table-cell office:value-type="float" office:value="5.64328">
            <text:p>5,64328</text:p>
          </table:table-cell>
          <table:table-cell office:value-type="float" office:value="0.79793">
            <text:p>0,79793</text:p>
          </table:table-cell>
          <table:table-cell office:value-type="float" office:value="6.44121">
            <text:p>6,44121</text:p>
          </table:table-cell>
        </table:table-row>
        <table:table-row table:style-name="ro1">
          <table:table-cell office:value-type="float" office:value="4.42982">
            <text:p>4,42982</text:p>
          </table:table-cell>
          <table:table-cell office:value-type="float" office:value="0.888837">
            <text:p>0,888837</text:p>
          </table:table-cell>
          <table:table-cell office:value-type="float" office:value="5.31865">
            <text:p>5,31865</text:p>
          </table:table-cell>
          <table:table-cell office:value-type="float" office:value="1.83017">
            <text:p>1,83017</text:p>
          </table:table-cell>
          <table:table-cell office:value-type="float" office:value="0.26627">
            <text:p>0,26627</text:p>
          </table:table-cell>
          <table:table-cell office:value-type="float" office:value="2.09644">
            <text:p>2,09644</text:p>
          </table:table-cell>
          <table:table-cell office:value-type="float" office:value="4.42131">
            <text:p>4,42131</text:p>
          </table:table-cell>
          <table:table-cell office:value-type="float" office:value="0.682977">
            <text:p>0,682977</text:p>
          </table:table-cell>
          <table:table-cell office:value-type="float" office:value="5.10429">
            <text:p>5,10429</text:p>
          </table:table-cell>
          <table:table-cell office:value-type="float" office:value="5.09725">
            <text:p>5,09725</text:p>
          </table:table-cell>
          <table:table-cell office:value-type="float" office:value="0.358937">
            <text:p>0,358937</text:p>
          </table:table-cell>
          <table:table-cell office:value-type="float" office:value="5.45619">
            <text:p>5,45619</text:p>
          </table:table-cell>
          <table:table-cell office:value-type="float" office:value="4.23569">
            <text:p>4,23569</text:p>
          </table:table-cell>
          <table:table-cell office:value-type="float" office:value="0.343981">
            <text:p>0,343981</text:p>
          </table:table-cell>
          <table:table-cell office:value-type="float" office:value="4.57967">
            <text:p>4,57967</text:p>
          </table:table-cell>
          <table:table-cell office:value-type="float" office:value="4.45914">
            <text:p>4,45914</text:p>
          </table:table-cell>
          <table:table-cell office:value-type="float" office:value="0.884732">
            <text:p>0,884732</text:p>
          </table:table-cell>
          <table:table-cell office:value-type="float" office:value="5.34387">
            <text:p>5,34387</text:p>
          </table:table-cell>
          <table:table-cell office:value-type="float" office:value="3.83071">
            <text:p>3,83071</text:p>
          </table:table-cell>
          <table:table-cell office:value-type="float" office:value="0.832533">
            <text:p>0,832533</text:p>
          </table:table-cell>
          <table:table-cell office:value-type="float" office:value="4.66324">
            <text:p>4,66324</text:p>
          </table:table-cell>
          <table:table-cell office:value-type="float" office:value="2.60552">
            <text:p>2,60552</text:p>
          </table:table-cell>
          <table:table-cell office:value-type="float" office:value="0.377705">
            <text:p>0,377705</text:p>
          </table:table-cell>
          <table:table-cell office:value-type="float" office:value="2.98322">
            <text:p>2,98322</text:p>
          </table:table-cell>
          <table:table-cell office:value-type="float" office:value="4.42366">
            <text:p>4,42366</text:p>
          </table:table-cell>
          <table:table-cell office:value-type="float" office:value="0.787373">
            <text:p>0,787373</text:p>
          </table:table-cell>
          <table:table-cell office:value-type="float" office:value="5.21103">
            <text:p>5,21103</text:p>
          </table:table-cell>
        </table:table-row>
        <table:table-row table:style-name="ro1">
          <table:table-cell office:value-type="float" office:value="4.35768">
            <text:p>4,35768</text:p>
          </table:table-cell>
          <table:table-cell office:value-type="float" office:value="0.782388">
            <text:p>0,782388</text:p>
          </table:table-cell>
          <table:table-cell office:value-type="float" office:value="5.14007">
            <text:p>5,14007</text:p>
          </table:table-cell>
          <table:table-cell office:value-type="float" office:value="1.89087">
            <text:p>1,89087</text:p>
          </table:table-cell>
          <table:table-cell office:value-type="float" office:value="0.271255">
            <text:p>0,271255</text:p>
          </table:table-cell>
          <table:table-cell office:value-type="float" office:value="2.16212">
            <text:p>2,16212</text:p>
          </table:table-cell>
          <table:table-cell office:value-type="float" office:value="5.28053">
            <text:p>5,28053</text:p>
          </table:table-cell>
          <table:table-cell office:value-type="float" office:value="1.57357">
            <text:p>1,57357</text:p>
          </table:table-cell>
          <table:table-cell office:value-type="float" office:value="6.85411">
            <text:p>6,85411</text:p>
          </table:table-cell>
          <table:table-cell office:value-type="float" office:value="11.1646">
            <text:p>11,1646</text:p>
          </table:table-cell>
          <table:table-cell office:value-type="float" office:value="0.390901">
            <text:p>0,390901</text:p>
          </table:table-cell>
          <table:table-cell office:value-type="float" office:value="11.5555">
            <text:p>11,5555</text:p>
          </table:table-cell>
          <table:table-cell office:value-type="float" office:value="4.34595">
            <text:p>4,34595</text:p>
          </table:table-cell>
          <table:table-cell office:value-type="float" office:value="0.355711">
            <text:p>0,355711</text:p>
          </table:table-cell>
          <table:table-cell office:value-type="float" office:value="4.70166">
            <text:p>4,70166</text:p>
          </table:table-cell>
          <table:table-cell office:value-type="float" office:value="5.48463">
            <text:p>5,48463</text:p>
          </table:table-cell>
          <table:table-cell office:value-type="float" office:value="0.876228">
            <text:p>0,876228</text:p>
          </table:table-cell>
          <table:table-cell office:value-type="float" office:value="6.36086">
            <text:p>6,36086</text:p>
          </table:table-cell>
          <table:table-cell office:value-type="float" office:value="6.82097">
            <text:p>6,82097</text:p>
          </table:table-cell>
          <table:table-cell office:value-type="float" office:value="1.63105">
            <text:p>1,63105</text:p>
          </table:table-cell>
          <table:table-cell office:value-type="float" office:value="8.45202">
            <text:p>8,45202</text:p>
          </table:table-cell>
          <table:table-cell office:value-type="float" office:value="2.41344">
            <text:p>2,41344</text:p>
          </table:table-cell>
          <table:table-cell office:value-type="float" office:value="0.356884">
            <text:p>0,356884</text:p>
          </table:table-cell>
          <table:table-cell office:value-type="float" office:value="2.77032">
            <text:p>2,77032</text:p>
          </table:table-cell>
          <table:table-cell office:value-type="float" office:value="4.25416">
            <text:p>4,25416</text:p>
          </table:table-cell>
          <table:table-cell office:value-type="float" office:value="0.804382">
            <text:p>0,804382</text:p>
          </table:table-cell>
          <table:table-cell office:value-type="float" office:value="5.05854">
            <text:p>5,05854</text:p>
          </table:table-cell>
        </table:table-row>
        <table:table-row table:style-name="ro1">
          <table:table-cell office:value-type="float" office:value="4.47938">
            <text:p>4,47938</text:p>
          </table:table-cell>
          <table:table-cell office:value-type="float" office:value="0.785614">
            <text:p>0,785614</text:p>
          </table:table-cell>
          <table:table-cell office:value-type="float" office:value="5.26499">
            <text:p>5,26499</text:p>
          </table:table-cell>
          <table:table-cell office:value-type="float" office:value="5.33918">
            <text:p>5,33918</text:p>
          </table:table-cell>
          <table:table-cell office:value-type="float" office:value="0.800863">
            <text:p>0,800863</text:p>
          </table:table-cell>
          <table:table-cell office:value-type="float" office:value="6.14004">
            <text:p>6,14004</text:p>
          </table:table-cell>
          <table:table-cell office:value-type="float" office:value="4.53744">
            <text:p>4,53744</text:p>
          </table:table-cell>
          <table:table-cell office:value-type="float" office:value="0.732829">
            <text:p>0,732829</text:p>
          </table:table-cell>
          <table:table-cell office:value-type="float" office:value="5.27027">
            <text:p>5,27027</text:p>
          </table:table-cell>
          <table:table-cell office:value-type="float" office:value="10.8344">
            <text:p>10,8344</text:p>
          </table:table-cell>
          <table:table-cell office:value-type="float" office:value="1.09177">
            <text:p>1,09177</text:p>
          </table:table-cell>
          <table:table-cell office:value-type="float" office:value="11.9261">
            <text:p>11,9261</text:p>
          </table:table-cell>
          <table:table-cell office:value-type="float" office:value="9.28485">
            <text:p>9,28485</text:p>
          </table:table-cell>
          <table:table-cell office:value-type="float" office:value="1.0293">
            <text:p>1,0293</text:p>
          </table:table-cell>
          <table:table-cell office:value-type="float" office:value="10.3141">
            <text:p>10,3141</text:p>
          </table:table-cell>
          <table:table-cell office:value-type="float" office:value="4.46823">
            <text:p>4,46823</text:p>
          </table:table-cell>
          <table:table-cell office:value-type="float" office:value="0.84485">
            <text:p>0,84485</text:p>
          </table:table-cell>
          <table:table-cell office:value-type="float" office:value="5.31308">
            <text:p>5,31308</text:p>
          </table:table-cell>
          <table:table-cell office:value-type="float" office:value="2.96211">
            <text:p>2,96211</text:p>
          </table:table-cell>
          <table:table-cell office:value-type="float" office:value="0.879747">
            <text:p>0,879747</text:p>
          </table:table-cell>
          <table:table-cell office:value-type="float" office:value="3.84185">
            <text:p>3,84185</text:p>
          </table:table-cell>
          <table:table-cell office:value-type="float" office:value="2.93689">
            <text:p>2,93689</text:p>
          </table:table-cell>
          <table:table-cell office:value-type="float" office:value="0.501456">
            <text:p>0,501456</text:p>
          </table:table-cell>
          <table:table-cell office:value-type="float" office:value="3.43834">
            <text:p>3,43834</text:p>
          </table:table-cell>
          <table:table-cell office:value-type="float" office:value="4.34507">
            <text:p>4,34507</text:p>
          </table:table-cell>
          <table:table-cell office:value-type="float" office:value="0.777696">
            <text:p>0,777696</text:p>
          </table:table-cell>
          <table:table-cell office:value-type="float" office:value="5.12276">
            <text:p>5,12276</text:p>
          </table:table-cell>
        </table:table-row>
        <table:table-row table:style-name="ro1">
          <table:table-cell office:value-type="float" office:value="4.45269">
            <text:p>4,45269</text:p>
          </table:table-cell>
          <table:table-cell office:value-type="float" office:value="0.920215">
            <text:p>0,920215</text:p>
          </table:table-cell>
          <table:table-cell office:value-type="float" office:value="5.37291">
            <text:p>5,37291</text:p>
          </table:table-cell>
          <table:table-cell office:value-type="float" office:value="1.86242">
            <text:p>1,86242</text:p>
          </table:table-cell>
          <table:table-cell office:value-type="float" office:value="0.260405">
            <text:p>0,260405</text:p>
          </table:table-cell>
          <table:table-cell office:value-type="float" office:value="2.12283">
            <text:p>2,12283</text:p>
          </table:table-cell>
          <table:table-cell office:value-type="float" office:value="4.4175">
            <text:p>4,4175</text:p>
          </table:table-cell>
          <table:table-cell office:value-type="float" office:value="0.687669">
            <text:p>0,687669</text:p>
          </table:table-cell>
          <table:table-cell office:value-type="float" office:value="5.10517">
            <text:p>5,10517</text:p>
          </table:table-cell>
          <table:table-cell office:value-type="float" office:value="5.938">
            <text:p>5,938</text:p>
          </table:table-cell>
          <table:table-cell office:value-type="float" office:value="0.554534">
            <text:p>0,554534</text:p>
          </table:table-cell>
          <table:table-cell office:value-type="float" office:value="6.49253">
            <text:p>6,49253</text:p>
          </table:table-cell>
          <table:table-cell office:value-type="float" office:value="4.49023">
            <text:p>4,49023</text:p>
          </table:table-cell>
          <table:table-cell office:value-type="float" office:value="0.366561">
            <text:p>0,366561</text:p>
          </table:table-cell>
          <table:table-cell office:value-type="float" office:value="4.85679">
            <text:p>4,85679</text:p>
          </table:table-cell>
          <table:table-cell office:value-type="float" office:value="4.56706">
            <text:p>4,56706</text:p>
          </table:table-cell>
          <table:table-cell office:value-type="float" office:value="0.908192">
            <text:p>0,908192</text:p>
          </table:table-cell>
          <table:table-cell office:value-type="float" office:value="5.47525">
            <text:p>5,47525</text:p>
          </table:table-cell>
          <table:table-cell office:value-type="float" office:value="3.95681">
            <text:p>3,95681</text:p>
          </table:table-cell>
          <table:table-cell office:value-type="float" office:value="1.16713">
            <text:p>1,16713</text:p>
          </table:table-cell>
          <table:table-cell office:value-type="float" office:value="5.12394">
            <text:p>5,12394</text:p>
          </table:table-cell>
          <table:table-cell office:value-type="float" office:value="3.07559">
            <text:p>3,07559</text:p>
          </table:table-cell>
          <table:table-cell office:value-type="float" office:value="0.538991">
            <text:p>0,538991</text:p>
          </table:table-cell>
          <table:table-cell office:value-type="float" office:value="3.61459">
            <text:p>3,61459</text:p>
          </table:table-cell>
          <table:table-cell office:value-type="float" office:value="4.63978">
            <text:p>4,63978</text:p>
          </table:table-cell>
          <table:table-cell office:value-type="float" office:value="0.781215">
            <text:p>0,781215</text:p>
          </table:table-cell>
          <table:table-cell office:value-type="float" office:value="5.421">
            <text:p>5,421</text:p>
          </table:table-cell>
        </table:table-row>
        <table:table-row table:style-name="ro1">
          <table:table-cell office:value-type="float" office:value="4.37263">
            <text:p>4,37263</text:p>
          </table:table-cell>
          <table:table-cell office:value-type="float" office:value="0.829308">
            <text:p>0,829308</text:p>
          </table:table-cell>
          <table:table-cell office:value-type="float" office:value="5.20194">
            <text:p>5,20194</text:p>
          </table:table-cell>
          <table:table-cell office:value-type="float" office:value="1.86213">
            <text:p>1,86213</text:p>
          </table:table-cell>
          <table:table-cell office:value-type="float" office:value="0.287384">
            <text:p>0,287384</text:p>
          </table:table-cell>
          <table:table-cell office:value-type="float" office:value="2.14951">
            <text:p>2,14951</text:p>
          </table:table-cell>
          <table:table-cell office:value-type="float" office:value="4.51691">
            <text:p>4,51691</text:p>
          </table:table-cell>
          <table:table-cell office:value-type="float" office:value="0.712888">
            <text:p>0,712888</text:p>
          </table:table-cell>
          <table:table-cell office:value-type="float" office:value="5.2298">
            <text:p>5,2298</text:p>
          </table:table-cell>
          <table:table-cell office:value-type="float" office:value="4.96148">
            <text:p>4,96148</text:p>
          </table:table-cell>
          <table:table-cell office:value-type="float" office:value="0.418759">
            <text:p>0,418759</text:p>
          </table:table-cell>
          <table:table-cell office:value-type="float" office:value="5.38024">
            <text:p>5,38024</text:p>
          </table:table-cell>
          <table:table-cell office:value-type="float" office:value="4.33686">
            <text:p>4,33686</text:p>
          </table:table-cell>
          <table:table-cell office:value-type="float" office:value="0.348086">
            <text:p>0,348086</text:p>
          </table:table-cell>
          <table:table-cell office:value-type="float" office:value="4.68494">
            <text:p>4,68494</text:p>
          </table:table-cell>
          <table:table-cell office:value-type="float" office:value="4.45357">
            <text:p>4,45357</text:p>
          </table:table-cell>
          <table:table-cell office:value-type="float" office:value="0.834">
            <text:p>0,834</text:p>
          </table:table-cell>
          <table:table-cell office:value-type="float" office:value="5.28757">
            <text:p>5,28757</text:p>
          </table:table-cell>
          <table:table-cell office:value-type="float" office:value="2.98557">
            <text:p>2,98557</text:p>
          </table:table-cell>
          <table:table-cell office:value-type="float" office:value="0.864498">
            <text:p>0,864498</text:p>
          </table:table-cell>
          <table:table-cell office:value-type="float" office:value="3.85006">
            <text:p>3,85006</text:p>
          </table:table-cell>
          <table:table-cell office:value-type="float" office:value="2.06535">
            <text:p>2,06535</text:p>
          </table:table-cell>
          <table:table-cell office:value-type="float" office:value="0.323453">
            <text:p>0,323453</text:p>
          </table:table-cell>
          <table:table-cell office:value-type="float" office:value="2.38881">
            <text:p>2,38881</text:p>
          </table:table-cell>
          <table:table-cell office:value-type="float" office:value="4.32982">
            <text:p>4,32982</text:p>
          </table:table-cell>
          <table:table-cell office:value-type="float" office:value="0.806141">
            <text:p>0,806141</text:p>
          </table:table-cell>
          <table:table-cell office:value-type="float" office:value="5.13596">
            <text:p>5,13596</text:p>
          </table:table-cell>
        </table:table-row>
        <table:table-row table:style-name="ro1">
          <table:table-cell office:value-type="float" office:value="4.44184">
            <text:p>4,44184</text:p>
          </table:table-cell>
          <table:table-cell office:value-type="float" office:value="0.834586">
            <text:p>0,834586</text:p>
          </table:table-cell>
          <table:table-cell office:value-type="float" office:value="5.27643">
            <text:p>5,27643</text:p>
          </table:table-cell>
          <table:table-cell office:value-type="float" office:value="1.89351">
            <text:p>1,89351</text:p>
          </table:table-cell>
          <table:table-cell office:value-type="float" office:value="0.302046">
            <text:p>0,302046</text:p>
          </table:table-cell>
          <table:table-cell office:value-type="float" office:value="2.19555">
            <text:p>2,19555</text:p>
          </table:table-cell>
          <table:table-cell office:value-type="float" office:value="4.48993">
            <text:p>4,48993</text:p>
          </table:table-cell>
          <table:table-cell office:value-type="float" office:value="0.74192">
            <text:p>0,74192</text:p>
          </table:table-cell>
          <table:table-cell office:value-type="float" office:value="5.23185">
            <text:p>5,23185</text:p>
          </table:table-cell>
          <table:table-cell office:value-type="float" office:value="4.93714">
            <text:p>4,93714</text:p>
          </table:table-cell>
          <table:table-cell office:value-type="float" office:value="0.363629">
            <text:p>0,363629</text:p>
          </table:table-cell>
          <table:table-cell office:value-type="float" office:value="5.30077">
            <text:p>5,30077</text:p>
          </table:table-cell>
          <table:table-cell office:value-type="float" office:value="4.63714">
            <text:p>4,63714</text:p>
          </table:table-cell>
          <table:table-cell office:value-type="float" office:value="0.37096">
            <text:p>0,37096</text:p>
          </table:table-cell>
          <table:table-cell office:value-type="float" office:value="5.0081">
            <text:p>5,0081</text:p>
          </table:table-cell>
          <table:table-cell office:value-type="float" office:value="4.34683">
            <text:p>4,34683</text:p>
          </table:table-cell>
          <table:table-cell office:value-type="float" office:value="0.844557">
            <text:p>0,844557</text:p>
          </table:table-cell>
          <table:table-cell office:value-type="float" office:value="5.19138">
            <text:p>5,19138</text:p>
          </table:table-cell>
          <table:table-cell office:value-type="float" office:value="3.0146">
            <text:p>3,0146</text:p>
          </table:table-cell>
          <table:table-cell office:value-type="float" office:value="0.870069">
            <text:p>0,870069</text:p>
          </table:table-cell>
          <table:table-cell office:value-type="float" office:value="3.88467">
            <text:p>3,88467</text:p>
          </table:table-cell>
          <table:table-cell office:value-type="float" office:value="2.25743">
            <text:p>2,25743</text:p>
          </table:table-cell>
          <table:table-cell office:value-type="float" office:value="0.379171">
            <text:p>0,379171</text:p>
          </table:table-cell>
          <table:table-cell office:value-type="float" office:value="2.6366">
            <text:p>2,6366</text:p>
          </table:table-cell>
          <table:table-cell office:value-type="float" office:value="5.58991">
            <text:p>5,58991</text:p>
          </table:table-cell>
          <table:table-cell office:value-type="float" office:value="0.812886">
            <text:p>0,812886</text:p>
          </table:table-cell>
          <table:table-cell office:value-type="float" office:value="6.4028">
            <text:p>6,4028</text:p>
          </table:table-cell>
        </table:table-row>
        <table:table-row table:style-name="ro1">
          <table:table-cell office:value-type="float" office:value="4.35914">
            <text:p>4,35914</text:p>
          </table:table-cell>
          <table:table-cell office:value-type="float" office:value="0.847196">
            <text:p>0,847196</text:p>
          </table:table-cell>
          <table:table-cell office:value-type="float" office:value="5.20634">
            <text:p>5,20634</text:p>
          </table:table-cell>
          <table:table-cell office:value-type="float" office:value="1.88442">
            <text:p>1,88442</text:p>
          </table:table-cell>
          <table:table-cell office:value-type="float" office:value="0.278">
            <text:p>0,278</text:p>
          </table:table-cell>
          <table:table-cell office:value-type="float" office:value="2.16242">
            <text:p>2,16242</text:p>
          </table:table-cell>
          <table:table-cell office:value-type="float" office:value="4.57116">
            <text:p>4,57116</text:p>
          </table:table-cell>
          <table:table-cell office:value-type="float" office:value="0.753943">
            <text:p>0,753943</text:p>
          </table:table-cell>
          <table:table-cell office:value-type="float" office:value="5.32511">
            <text:p>5,32511</text:p>
          </table:table-cell>
          <table:table-cell office:value-type="float" office:value="4.84242">
            <text:p>4,84242</text:p>
          </table:table-cell>
          <table:table-cell office:value-type="float" office:value="0.396179">
            <text:p>0,396179</text:p>
          </table:table-cell>
          <table:table-cell office:value-type="float" office:value="5.2386">
            <text:p>5,2386</text:p>
          </table:table-cell>
          <table:table-cell office:value-type="float" office:value="4.4524">
            <text:p>4,4524</text:p>
          </table:table-cell>
          <table:table-cell office:value-type="float" office:value="0.378584">
            <text:p>0,378584</text:p>
          </table:table-cell>
          <table:table-cell office:value-type="float" office:value="4.83098">
            <text:p>4,83098</text:p>
          </table:table-cell>
          <table:table-cell office:value-type="float" office:value="5.0301">
            <text:p>5,0301</text:p>
          </table:table-cell>
          <table:table-cell office:value-type="float" office:value="0.935171">
            <text:p>0,935171</text:p>
          </table:table-cell>
          <table:table-cell office:value-type="float" office:value="5.96527">
            <text:p>5,96527</text:p>
          </table:table-cell>
          <table:table-cell office:value-type="float" office:value="3.70109">
            <text:p>3,70109</text:p>
          </table:table-cell>
          <table:table-cell office:value-type="float" office:value="1.67474">
            <text:p>1,67474</text:p>
          </table:table-cell>
          <table:table-cell office:value-type="float" office:value="5.37584">
            <text:p>5,37584</text:p>
          </table:table-cell>
          <table:table-cell office:value-type="float" office:value="2.82751">
            <text:p>2,82751</text:p>
          </table:table-cell>
          <table:table-cell office:value-type="float" office:value="0.366854">
            <text:p>0,366854</text:p>
          </table:table-cell>
          <table:table-cell office:value-type="float" office:value="3.19436">
            <text:p>3,19436</text:p>
          </table:table-cell>
          <table:table-cell office:value-type="float" office:value="4.41633">
            <text:p>4,41633</text:p>
          </table:table-cell>
          <table:table-cell office:value-type="float" office:value="0.819924">
            <text:p>0,819924</text:p>
          </table:table-cell>
          <table:table-cell office:value-type="float" office:value="5.23625">
            <text:p>5,23625</text:p>
          </table:table-cell>
        </table:table-row>
        <table:table-row table:style-name="ro1">
          <table:table-cell office:value-type="float" office:value="4.39287">
            <text:p>4,39287</text:p>
          </table:table-cell>
          <table:table-cell office:value-type="float" office:value="0.819044">
            <text:p>0,819044</text:p>
          </table:table-cell>
          <table:table-cell office:value-type="float" office:value="5.21191">
            <text:p>5,21191</text:p>
          </table:table-cell>
          <table:table-cell office:value-type="float" office:value="1.81902">
            <text:p>1,81902</text:p>
          </table:table-cell>
          <table:table-cell office:value-type="float" office:value="0.330491">
            <text:p>0,330491</text:p>
          </table:table-cell>
          <table:table-cell office:value-type="float" office:value="2.14951">
            <text:p>2,14951</text:p>
          </table:table-cell>
          <table:table-cell office:value-type="float" office:value="4.58319">
            <text:p>4,58319</text:p>
          </table:table-cell>
          <table:table-cell office:value-type="float" office:value="0.739867">
            <text:p>0,739867</text:p>
          </table:table-cell>
          <table:table-cell office:value-type="float" office:value="5.32305">
            <text:p>5,32305</text:p>
          </table:table-cell>
          <table:table-cell office:value-type="float" office:value="4.7999">
            <text:p>4,7999</text:p>
          </table:table-cell>
          <table:table-cell office:value-type="float" office:value="0.358937">
            <text:p>0,358937</text:p>
          </table:table-cell>
          <table:table-cell office:value-type="float" office:value="5.15883">
            <text:p>5,15883</text:p>
          </table:table-cell>
          <table:table-cell office:value-type="float" office:value="4.45768">
            <text:p>4,45768</text:p>
          </table:table-cell>
          <table:table-cell office:value-type="float" office:value="0.348673">
            <text:p>0,348673</text:p>
          </table:table-cell>
          <table:table-cell office:value-type="float" office:value="4.80635">
            <text:p>4,80635</text:p>
          </table:table-cell>
          <table:table-cell office:value-type="float" office:value="4.409">
            <text:p>4,409</text:p>
          </table:table-cell>
          <table:table-cell office:value-type="float" office:value="0.877401">
            <text:p>0,877401</text:p>
          </table:table-cell>
          <table:table-cell office:value-type="float" office:value="5.2864">
            <text:p>5,2864</text:p>
          </table:table-cell>
          <table:table-cell office:value-type="float" office:value="2.94598">
            <text:p>2,94598</text:p>
          </table:table-cell>
          <table:table-cell office:value-type="float" office:value="0.865377">
            <text:p>0,865377</text:p>
          </table:table-cell>
          <table:table-cell office:value-type="float" office:value="3.81136">
            <text:p>3,81136</text:p>
          </table:table-cell>
          <table:table-cell office:value-type="float" office:value="2.11462">
            <text:p>2,11462</text:p>
          </table:table-cell>
          <table:table-cell office:value-type="float" office:value="0.327266">
            <text:p>0,327266</text:p>
          </table:table-cell>
          <table:table-cell office:value-type="float" office:value="2.44188">
            <text:p>2,44188</text:p>
          </table:table-cell>
          <table:table-cell office:value-type="float" office:value="4.34741">
            <text:p>4,34741</text:p>
          </table:table-cell>
          <table:table-cell office:value-type="float" office:value="0.771831">
            <text:p>0,771831</text:p>
          </table:table-cell>
          <table:table-cell office:value-type="float" office:value="5.11925">
            <text:p>5,11925</text:p>
          </table:table-cell>
        </table:table-row>
        <table:table-row table:style-name="ro1">
          <table:table-cell office:value-type="float" office:value="4.24976">
            <text:p>4,24976</text:p>
          </table:table-cell>
          <table:table-cell office:value-type="float" office:value="0.7645">
            <text:p>0,7645</text:p>
          </table:table-cell>
          <table:table-cell office:value-type="float" office:value="5.01426">
            <text:p>5,01426</text:p>
          </table:table-cell>
          <table:table-cell office:value-type="float" office:value="1.82811">
            <text:p>1,82811</text:p>
          </table:table-cell>
          <table:table-cell office:value-type="float" office:value="0.266856">
            <text:p>0,266856</text:p>
          </table:table-cell>
          <table:table-cell office:value-type="float" office:value="2.09497">
            <text:p>2,09497</text:p>
          </table:table-cell>
          <table:table-cell office:value-type="float" office:value="4.41779">
            <text:p>4,41779</text:p>
          </table:table-cell>
          <table:table-cell office:value-type="float" office:value="0.709955">
            <text:p>0,709955</text:p>
          </table:table-cell>
          <table:table-cell office:value-type="float" office:value="5.12775">
            <text:p>5,12775</text:p>
          </table:table-cell>
          <table:table-cell office:value-type="float" office:value="4.71896">
            <text:p>4,71896</text:p>
          </table:table-cell>
          <table:table-cell office:value-type="float" office:value="0.382397">
            <text:p>0,382397</text:p>
          </table:table-cell>
          <table:table-cell office:value-type="float" office:value="5.10136">
            <text:p>5,10136</text:p>
          </table:table-cell>
          <table:table-cell office:value-type="float" office:value="4.42425">
            <text:p>4,42425</text:p>
          </table:table-cell>
          <table:table-cell office:value-type="float" office:value="0.347207">
            <text:p>0,347207</text:p>
          </table:table-cell>
          <table:table-cell office:value-type="float" office:value="4.77145">
            <text:p>4,77145</text:p>
          </table:table-cell>
          <table:table-cell office:value-type="float" office:value="4.39873">
            <text:p>4,39873</text:p>
          </table:table-cell>
          <table:table-cell office:value-type="float" office:value="0.881799">
            <text:p>0,881799</text:p>
          </table:table-cell>
          <table:table-cell office:value-type="float" office:value="5.28053">
            <text:p>5,28053</text:p>
          </table:table-cell>
          <table:table-cell office:value-type="float" office:value="2.9973">
            <text:p>2,9973</text:p>
          </table:table-cell>
          <table:table-cell office:value-type="float" office:value="0.908778">
            <text:p>0,908778</text:p>
          </table:table-cell>
          <table:table-cell office:value-type="float" office:value="3.90607">
            <text:p>3,90607</text:p>
          </table:table-cell>
          <table:table-cell office:value-type="float" office:value="2.1369">
            <text:p>2,1369</text:p>
          </table:table-cell>
          <table:table-cell office:value-type="float" office:value="0.358057">
            <text:p>0,358057</text:p>
          </table:table-cell>
          <table:table-cell office:value-type="float" office:value="2.49496">
            <text:p>2,49496</text:p>
          </table:table-cell>
          <table:table-cell office:value-type="float" office:value="4.61691">
            <text:p>4,61691</text:p>
          </table:table-cell>
          <table:table-cell office:value-type="float" office:value="0.826082">
            <text:p>0,826082</text:p>
          </table:table-cell>
          <table:table-cell office:value-type="float" office:value="5.44299">
            <text:p>5,44299</text:p>
          </table:table-cell>
        </table:table-row>
        <table:table-row table:style-name="ro1">
          <table:table-cell office:value-type="float" office:value="5.00048">
            <text:p>5,00048</text:p>
          </table:table-cell>
          <table:table-cell office:value-type="float" office:value="0.872415">
            <text:p>0,872415</text:p>
          </table:table-cell>
          <table:table-cell office:value-type="float" office:value="5.87289">
            <text:p>5,87289</text:p>
          </table:table-cell>
          <table:table-cell office:value-type="float" office:value="1.78765">
            <text:p>1,78765</text:p>
          </table:table-cell>
          <table:table-cell office:value-type="float" office:value="0.289437">
            <text:p>0,289437</text:p>
          </table:table-cell>
          <table:table-cell office:value-type="float" office:value="2.07708">
            <text:p>2,07708</text:p>
          </table:table-cell>
          <table:table-cell office:value-type="float" office:value="4.55327">
            <text:p>4,55327</text:p>
          </table:table-cell>
          <table:table-cell office:value-type="float" office:value="0.76274">
            <text:p>0,76274</text:p>
          </table:table-cell>
          <table:table-cell office:value-type="float" office:value="5.31602">
            <text:p>5,31602</text:p>
          </table:table-cell>
          <table:table-cell office:value-type="float" office:value="4.86471">
            <text:p>4,86471</text:p>
          </table:table-cell>
          <table:table-cell office:value-type="float" office:value="0.390901">
            <text:p>0,390901</text:p>
          </table:table-cell>
          <table:table-cell office:value-type="float" office:value="5.25561">
            <text:p>5,25561</text:p>
          </table:table-cell>
          <table:table-cell office:value-type="float" office:value="5.10517">
            <text:p>5,10517</text:p>
          </table:table-cell>
          <table:table-cell office:value-type="float" office:value="0.355124">
            <text:p>0,355124</text:p>
          </table:table-cell>
          <table:table-cell office:value-type="float" office:value="5.46029">
            <text:p>5,46029</text:p>
          </table:table-cell>
          <table:table-cell office:value-type="float" office:value="7.73327">
            <text:p>7,73327</text:p>
          </table:table-cell>
          <table:table-cell office:value-type="float" office:value="0.952179">
            <text:p>0,952179</text:p>
          </table:table-cell>
          <table:table-cell office:value-type="float" office:value="8.68544">
            <text:p>8,68544</text:p>
          </table:table-cell>
          <table:table-cell office:value-type="float" office:value="3.01284">
            <text:p>3,01284</text:p>
          </table:table-cell>
          <table:table-cell office:value-type="float" office:value="0.885905">
            <text:p>0,885905</text:p>
          </table:table-cell>
          <table:table-cell office:value-type="float" office:value="3.89874">
            <text:p>3,89874</text:p>
          </table:table-cell>
          <table:table-cell office:value-type="float" office:value="1.99878">
            <text:p>1,99878</text:p>
          </table:table-cell>
          <table:table-cell office:value-type="float" office:value="0.411135">
            <text:p>0,411135</text:p>
          </table:table-cell>
          <table:table-cell office:value-type="float" office:value="2.40992">
            <text:p>2,40992</text:p>
          </table:table-cell>
          <table:table-cell office:value-type="float" office:value="4.4738">
            <text:p>4,4738</text:p>
          </table:table-cell>
          <table:table-cell office:value-type="float" office:value="0.771831">
            <text:p>0,771831</text:p>
          </table:table-cell>
          <table:table-cell office:value-type="float" office:value="5.24564">
            <text:p>5,24564</text:p>
          </table:table-cell>
        </table:table-row>
        <table:table-row table:style-name="ro1">
          <table:table-cell office:value-type="float" office:value="4.31633">
            <text:p>4,31633</text:p>
          </table:table-cell>
          <table:table-cell office:value-type="float" office:value="0.77359">
            <text:p>0,77359</text:p>
          </table:table-cell>
          <table:table-cell office:value-type="float" office:value="5.08992">
            <text:p>5,08992</text:p>
          </table:table-cell>
          <table:table-cell office:value-type="float" office:value="1.99439">
            <text:p>1,99439</text:p>
          </table:table-cell>
          <table:table-cell office:value-type="float" office:value="0.290903">
            <text:p>0,290903</text:p>
          </table:table-cell>
          <table:table-cell office:value-type="float" office:value="2.28529">
            <text:p>2,28529</text:p>
          </table:table-cell>
          <table:table-cell office:value-type="float" office:value="4.32219">
            <text:p>4,32219</text:p>
          </table:table-cell>
          <table:table-cell office:value-type="float" office:value="0.751597">
            <text:p>0,751597</text:p>
          </table:table-cell>
          <table:table-cell office:value-type="float" office:value="5.07379">
            <text:p>5,07379</text:p>
          </table:table-cell>
          <table:table-cell office:value-type="float" office:value="4.9386">
            <text:p>4,9386</text:p>
          </table:table-cell>
          <table:table-cell office:value-type="float" office:value="0.382397">
            <text:p>0,382397</text:p>
          </table:table-cell>
          <table:table-cell office:value-type="float" office:value="5.321">
            <text:p>5,321</text:p>
          </table:table-cell>
          <table:table-cell office:value-type="float" office:value="4.47879">
            <text:p>4,47879</text:p>
          </table:table-cell>
          <table:table-cell office:value-type="float" office:value="0.377998">
            <text:p>0,377998</text:p>
          </table:table-cell>
          <table:table-cell office:value-type="float" office:value="4.85679">
            <text:p>4,85679</text:p>
          </table:table-cell>
          <table:table-cell office:value-type="float" office:value="10.3628">
            <text:p>10,3628</text:p>
          </table:table-cell>
          <table:table-cell office:value-type="float" office:value="1.1683">
            <text:p>1,1683</text:p>
          </table:table-cell>
          <table:table-cell office:value-type="float" office:value="11.5311">
            <text:p>11,5311</text:p>
          </table:table-cell>
          <table:table-cell office:value-type="float" office:value="2.94891">
            <text:p>2,94891</text:p>
          </table:table-cell>
          <table:table-cell office:value-type="float" office:value="0.824029">
            <text:p>0,824029</text:p>
          </table:table-cell>
          <table:table-cell office:value-type="float" office:value="3.77294">
            <text:p>3,77294</text:p>
          </table:table-cell>
          <table:table-cell office:value-type="float" office:value="2.46094">
            <text:p>2,46094</text:p>
          </table:table-cell>
          <table:table-cell office:value-type="float" office:value="0.35923">
            <text:p>0,35923</text:p>
          </table:table-cell>
          <table:table-cell office:value-type="float" office:value="2.82017">
            <text:p>2,82017</text:p>
          </table:table-cell>
          <table:table-cell office:value-type="float" office:value="4.26501">
            <text:p>4,26501</text:p>
          </table:table-cell>
          <table:table-cell office:value-type="float" office:value="0.788253">
            <text:p>0,788253</text:p>
          </table:table-cell>
          <table:table-cell office:value-type="float" office:value="5.05326">
            <text:p>5,05326</text:p>
          </table:table-cell>
        </table:table-row>
        <table:table-row table:style-name="ro1">
          <table:table-cell office:value-type="float" office:value="4.57673">
            <text:p>4,57673</text:p>
          </table:table-cell>
          <table:table-cell office:value-type="float" office:value="0.826082">
            <text:p>0,826082</text:p>
          </table:table-cell>
          <table:table-cell office:value-type="float" office:value="5.40282">
            <text:p>5,40282</text:p>
          </table:table-cell>
          <table:table-cell office:value-type="float" office:value="4.48436">
            <text:p>4,48436</text:p>
          </table:table-cell>
          <table:table-cell office:value-type="float" office:value="0.270669">
            <text:p>0,270669</text:p>
          </table:table-cell>
          <table:table-cell office:value-type="float" office:value="4.75503">
            <text:p>4,75503</text:p>
          </table:table-cell>
          <table:table-cell office:value-type="float" office:value="4.56794">
            <text:p>4,56794</text:p>
          </table:table-cell>
          <table:table-cell office:value-type="float" office:value="0.70585">
            <text:p>0,70585</text:p>
          </table:table-cell>
          <table:table-cell office:value-type="float" office:value="5.27379">
            <text:p>5,27379</text:p>
          </table:table-cell>
          <table:table-cell office:value-type="float" office:value="7.3063">
            <text:p>7,3063</text:p>
          </table:table-cell>
          <table:table-cell office:value-type="float" office:value="0.358643">
            <text:p>0,358643</text:p>
          </table:table-cell>
          <table:table-cell office:value-type="float" office:value="7.66494">
            <text:p>7,66494</text:p>
          </table:table-cell>
          <table:table-cell office:value-type="float" office:value="4.31222">
            <text:p>4,31222</text:p>
          </table:table-cell>
          <table:table-cell office:value-type="float" office:value="0.395593">
            <text:p>0,395593</text:p>
          </table:table-cell>
          <table:table-cell office:value-type="float" office:value="4.70782">
            <text:p>4,70782</text:p>
          </table:table-cell>
          <table:table-cell office:value-type="float" office:value="4.2656">
            <text:p>4,2656</text:p>
          </table:table-cell>
          <table:table-cell office:value-type="float" office:value="0.884439">
            <text:p>0,884439</text:p>
          </table:table-cell>
          <table:table-cell office:value-type="float" office:value="5.15004">
            <text:p>5,15004</text:p>
          </table:table-cell>
          <table:table-cell office:value-type="float" office:value="4.58465">
            <text:p>4,58465</text:p>
          </table:table-cell>
          <table:table-cell office:value-type="float" office:value="0.83312">
            <text:p>0,83312</text:p>
          </table:table-cell>
          <table:table-cell office:value-type="float" office:value="5.41777">
            <text:p>5,41777</text:p>
          </table:table-cell>
          <table:table-cell office:value-type="float" office:value="2.06007">
            <text:p>2,06007</text:p>
          </table:table-cell>
          <table:table-cell office:value-type="float" office:value="0.347793">
            <text:p>0,347793</text:p>
          </table:table-cell>
          <table:table-cell office:value-type="float" office:value="2.40787">
            <text:p>2,40787</text:p>
          </table:table-cell>
          <table:table-cell office:value-type="float" office:value="4.49463">
            <text:p>4,49463</text:p>
          </table:table-cell>
          <table:table-cell office:value-type="float" office:value="0.814059">
            <text:p>0,814059</text:p>
          </table:table-cell>
          <table:table-cell office:value-type="float" office:value="5.30868">
            <text:p>5,30868</text:p>
          </table:table-cell>
        </table:table-row>
        <table:table-row table:style-name="ro1">
          <table:table-cell office:value-type="float" office:value="4.33568">
            <text:p>4,33568</text:p>
          </table:table-cell>
          <table:table-cell office:value-type="float" office:value="0.788253">
            <text:p>0,788253</text:p>
          </table:table-cell>
          <table:table-cell office:value-type="float" office:value="5.12394">
            <text:p>5,12394</text:p>
          </table:table-cell>
          <table:table-cell office:value-type="float" office:value="1.80935">
            <text:p>1,80935</text:p>
          </table:table-cell>
          <table:table-cell office:value-type="float" office:value="0.263044">
            <text:p>0,263044</text:p>
          </table:table-cell>
          <table:table-cell office:value-type="float" office:value="2.07239">
            <text:p>2,07239</text:p>
          </table:table-cell>
          <table:table-cell office:value-type="float" office:value="4.72013">
            <text:p>4,72013</text:p>
          </table:table-cell>
          <table:table-cell office:value-type="float" office:value="0.774177">
            <text:p>0,774177</text:p>
          </table:table-cell>
          <table:table-cell office:value-type="float" office:value="5.49431">
            <text:p>5,49431</text:p>
          </table:table-cell>
          <table:table-cell office:value-type="float" office:value="5.24388">
            <text:p>5,24388</text:p>
          </table:table-cell>
          <table:table-cell office:value-type="float" office:value="0.793238">
            <text:p>0,793238</text:p>
          </table:table-cell>
          <table:table-cell office:value-type="float" office:value="6.03711">
            <text:p>6,03711</text:p>
          </table:table-cell>
          <table:table-cell office:value-type="float" office:value="10.2945">
            <text:p>10,2945</text:p>
          </table:table-cell>
          <table:table-cell office:value-type="float" office:value="0.855407">
            <text:p>0,855407</text:p>
          </table:table-cell>
          <table:table-cell office:value-type="float" office:value="11.1499">
            <text:p>11,1499</text:p>
          </table:table-cell>
          <table:table-cell office:value-type="float" office:value="4.79843">
            <text:p>4,79843</text:p>
          </table:table-cell>
          <table:table-cell office:value-type="float" office:value="0.888544">
            <text:p>0,888544</text:p>
          </table:table-cell>
          <table:table-cell office:value-type="float" office:value="5.68698">
            <text:p>5,68698</text:p>
          </table:table-cell>
          <table:table-cell office:value-type="float" office:value="2.93835">
            <text:p>2,93835</text:p>
          </table:table-cell>
          <table:table-cell office:value-type="float" office:value="0.884732">
            <text:p>0,884732</text:p>
          </table:table-cell>
          <table:table-cell office:value-type="float" office:value="3.82309">
            <text:p>3,82309</text:p>
          </table:table-cell>
          <table:table-cell office:value-type="float" office:value="2.16799">
            <text:p>2,16799</text:p>
          </table:table-cell>
          <table:table-cell office:value-type="float" office:value="0.335477">
            <text:p>0,335477</text:p>
          </table:table-cell>
          <table:table-cell office:value-type="float" office:value="2.50347">
            <text:p>2,50347</text:p>
          </table:table-cell>
          <table:table-cell office:value-type="float" office:value="4.22132">
            <text:p>4,22132</text:p>
          </table:table-cell>
          <table:table-cell office:value-type="float" office:value="0.763327">
            <text:p>0,763327</text:p>
          </table:table-cell>
          <table:table-cell office:value-type="float" office:value="4.98464">
            <text:p>4,98464</text:p>
          </table:table-cell>
        </table:table-row>
        <table:table-row table:style-name="ro1">
          <table:table-cell office:value-type="float" office:value="4.55591">
            <text:p>4,55591</text:p>
          </table:table-cell>
          <table:table-cell office:value-type="float" office:value="0.759808">
            <text:p>0,759808</text:p>
          </table:table-cell>
          <table:table-cell office:value-type="float" office:value="5.31572">
            <text:p>5,31572</text:p>
          </table:table-cell>
          <table:table-cell office:value-type="float" office:value="1.90025">
            <text:p>1,90025</text:p>
          </table:table-cell>
          <table:table-cell office:value-type="float" office:value="0.304979">
            <text:p>0,304979</text:p>
          </table:table-cell>
          <table:table-cell office:value-type="float" office:value="2.20523">
            <text:p>2,20523</text:p>
          </table:table-cell>
          <table:table-cell office:value-type="float" office:value="4.53568">
            <text:p>4,53568</text:p>
          </table:table-cell>
          <table:table-cell office:value-type="float" office:value="0.752477">
            <text:p>0,752477</text:p>
          </table:table-cell>
          <table:table-cell office:value-type="float" office:value="5.28816">
            <text:p>5,28816</text:p>
          </table:table-cell>
          <table:table-cell office:value-type="float" office:value="4.77438">
            <text:p>4,77438</text:p>
          </table:table-cell>
          <table:table-cell office:value-type="float" office:value="0.365388">
            <text:p>0,365388</text:p>
          </table:table-cell>
          <table:table-cell office:value-type="float" office:value="5.13977">
            <text:p>5,13977</text:p>
          </table:table-cell>
          <table:table-cell office:value-type="float" office:value="8.88544">
            <text:p>8,88544</text:p>
          </table:table-cell>
          <table:table-cell office:value-type="float" office:value="0.820217">
            <text:p>0,820217</text:p>
          </table:table-cell>
          <table:table-cell office:value-type="float" office:value="9.70566">
            <text:p>9,70566</text:p>
          </table:table-cell>
          <table:table-cell office:value-type="float" office:value="10.8024">
            <text:p>10,8024</text:p>
          </table:table-cell>
          <table:table-cell office:value-type="float" office:value="2.03955">
            <text:p>2,03955</text:p>
          </table:table-cell>
          <table:table-cell office:value-type="float" office:value="12.842">
            <text:p>12,842</text:p>
          </table:table-cell>
          <table:table-cell office:value-type="float" office:value="3.00668">
            <text:p>3,00668</text:p>
          </table:table-cell>
          <table:table-cell office:value-type="float" office:value="0.824909">
            <text:p>0,824909</text:p>
          </table:table-cell>
          <table:table-cell office:value-type="float" office:value="3.83159">
            <text:p>3,83159</text:p>
          </table:table-cell>
          <table:table-cell office:value-type="float" office:value="2.08412">
            <text:p>2,08412</text:p>
          </table:table-cell>
          <table:table-cell office:value-type="float" office:value="0.377998">
            <text:p>0,377998</text:p>
          </table:table-cell>
          <table:table-cell office:value-type="float" office:value="2.46212">
            <text:p>2,46212</text:p>
          </table:table-cell>
          <table:table-cell office:value-type="float" office:value="6.31218">
            <text:p>6,31218</text:p>
          </table:table-cell>
          <table:table-cell office:value-type="float" office:value="0.772124">
            <text:p>0,772124</text:p>
          </table:table-cell>
          <table:table-cell office:value-type="float" office:value="7.08431">
            <text:p>7,08431</text:p>
          </table:table-cell>
        </table:table-row>
        <table:table-row table:style-name="ro1">
          <table:table-cell office:value-type="float" office:value="4.48993">
            <text:p>4,48993</text:p>
          </table:table-cell>
          <table:table-cell office:value-type="float" office:value="0.769485">
            <text:p>0,769485</text:p>
          </table:table-cell>
          <table:table-cell office:value-type="float" office:value="5.25942">
            <text:p>5,25942</text:p>
          </table:table-cell>
          <table:table-cell office:value-type="float" office:value="1.87386">
            <text:p>1,87386</text:p>
          </table:table-cell>
          <table:table-cell office:value-type="float" office:value="0.275361">
            <text:p>0,275361</text:p>
          </table:table-cell>
          <table:table-cell office:value-type="float" office:value="2.14922">
            <text:p>2,14922</text:p>
          </table:table-cell>
          <table:table-cell office:value-type="float" office:value="6.772">
            <text:p>6,772</text:p>
          </table:table-cell>
          <table:table-cell office:value-type="float" office:value="1.02637">
            <text:p>1,02637</text:p>
          </table:table-cell>
          <table:table-cell office:value-type="float" office:value="7.79837">
            <text:p>7,79837</text:p>
          </table:table-cell>
          <table:table-cell office:value-type="float" office:value="4.98318">
            <text:p>4,98318</text:p>
          </table:table-cell>
          <table:table-cell office:value-type="float" office:value="0.395886">
            <text:p>0,395886</text:p>
          </table:table-cell>
          <table:table-cell office:value-type="float" office:value="5.37906">
            <text:p>5,37906</text:p>
          </table:table-cell>
          <table:table-cell office:value-type="float" office:value="4.41046">
            <text:p>4,41046</text:p>
          </table:table-cell>
          <table:table-cell office:value-type="float" office:value="0.399698">
            <text:p>0,399698</text:p>
          </table:table-cell>
          <table:table-cell office:value-type="float" office:value="4.81016">
            <text:p>4,81016</text:p>
          </table:table-cell>
          <table:table-cell office:value-type="float" office:value="4.72307">
            <text:p>4,72307</text:p>
          </table:table-cell>
          <table:table-cell office:value-type="float" office:value="0.929306">
            <text:p>0,929306</text:p>
          </table:table-cell>
          <table:table-cell office:value-type="float" office:value="5.65237">
            <text:p>5,65237</text:p>
          </table:table-cell>
          <table:table-cell office:value-type="float" office:value="4.2178">
            <text:p>4,2178</text:p>
          </table:table-cell>
          <table:table-cell office:value-type="float" office:value="1.25335">
            <text:p>1,25335</text:p>
          </table:table-cell>
          <table:table-cell office:value-type="float" office:value="5.47114">
            <text:p>5,47114</text:p>
          </table:table-cell>
          <table:table-cell office:value-type="float" office:value="3.31694">
            <text:p>3,31694</text:p>
          </table:table-cell>
          <table:table-cell office:value-type="float" office:value="0.485913">
            <text:p>0,485913</text:p>
          </table:table-cell>
          <table:table-cell office:value-type="float" office:value="3.80285">
            <text:p>3,80285</text:p>
          </table:table-cell>
          <table:table-cell office:value-type="float" office:value="5.20898">
            <text:p>5,20898</text:p>
          </table:table-cell>
          <table:table-cell office:value-type="float" office:value="0.828135">
            <text:p>0,828135</text:p>
          </table:table-cell>
          <table:table-cell office:value-type="float" office:value="6.03711">
            <text:p>6,03711</text:p>
          </table:table-cell>
        </table:table-row>
        <table:table-row table:style-name="ro1">
          <table:table-cell office:value-type="float" office:value="4.37469">
            <text:p>4,37469</text:p>
          </table:table-cell>
          <table:table-cell office:value-type="float" office:value="0.809953">
            <text:p>0,809953</text:p>
          </table:table-cell>
          <table:table-cell office:value-type="float" office:value="5.18464">
            <text:p>5,18464</text:p>
          </table:table-cell>
          <table:table-cell office:value-type="float" office:value="1.78237">
            <text:p>1,78237</text:p>
          </table:table-cell>
          <table:table-cell office:value-type="float" office:value="0.292076">
            <text:p>0,292076</text:p>
          </table:table-cell>
          <table:table-cell office:value-type="float" office:value="2.07444">
            <text:p>2,07444</text:p>
          </table:table-cell>
          <table:table-cell office:value-type="float" office:value="4.63187">
            <text:p>4,63187</text:p>
          </table:table-cell>
          <table:table-cell office:value-type="float" office:value="0.732242">
            <text:p>0,732242</text:p>
          </table:table-cell>
          <table:table-cell office:value-type="float" office:value="5.36411">
            <text:p>5,36411</text:p>
          </table:table-cell>
          <table:table-cell office:value-type="float" office:value="4.76236">
            <text:p>4,76236</text:p>
          </table:table-cell>
          <table:table-cell office:value-type="float" office:value="0.529607">
            <text:p>0,529607</text:p>
          </table:table-cell>
          <table:table-cell office:value-type="float" office:value="5.29197">
            <text:p>5,29197</text:p>
          </table:table-cell>
          <table:table-cell office:value-type="float" office:value="6.18403">
            <text:p>6,18403</text:p>
          </table:table-cell>
          <table:table-cell office:value-type="float" office:value="0.518171">
            <text:p>0,518171</text:p>
          </table:table-cell>
          <table:table-cell office:value-type="float" office:value="6.7022">
            <text:p>6,7022</text:p>
          </table:table-cell>
          <table:table-cell office:value-type="float" office:value="4.6345">
            <text:p>4,6345</text:p>
          </table:table-cell>
          <table:table-cell office:value-type="float" office:value="0.915523">
            <text:p>0,915523</text:p>
          </table:table-cell>
          <table:table-cell office:value-type="float" office:value="5.55003">
            <text:p>5,55003</text:p>
          </table:table-cell>
          <table:table-cell office:value-type="float" office:value="3.09671">
            <text:p>3,09671</text:p>
          </table:table-cell>
          <table:table-cell office:value-type="float" office:value="0.94866">
            <text:p>0,94866</text:p>
          </table:table-cell>
          <table:table-cell office:value-type="float" office:value="4.04537">
            <text:p>4,04537</text:p>
          </table:table-cell>
          <table:table-cell office:value-type="float" office:value="2.03955">
            <text:p>2,03955</text:p>
          </table:table-cell>
          <table:table-cell office:value-type="float" office:value="0.327266">
            <text:p>0,327266</text:p>
          </table:table-cell>
          <table:table-cell office:value-type="float" office:value="2.36681">
            <text:p>2,36681</text:p>
          </table:table-cell>
          <table:table-cell office:value-type="float" office:value="4.38084">
            <text:p>4,38084</text:p>
          </table:table-cell>
          <table:table-cell office:value-type="float" office:value="0.791185">
            <text:p>0,791185</text:p>
          </table:table-cell>
          <table:table-cell office:value-type="float" office:value="5.17203">
            <text:p>5,17203</text:p>
          </table:table-cell>
        </table:table-row>
        <table:table-row table:style-name="ro1">
          <table:table-cell office:value-type="float" office:value="4.32894">
            <text:p>4,32894</text:p>
          </table:table-cell>
          <table:table-cell office:value-type="float" office:value="0.908485">
            <text:p>0,908485</text:p>
          </table:table-cell>
          <table:table-cell office:value-type="float" office:value="5.23742">
            <text:p>5,23742</text:p>
          </table:table-cell>
          <table:table-cell office:value-type="float" office:value="1.86975">
            <text:p>1,86975</text:p>
          </table:table-cell>
          <table:table-cell office:value-type="float" office:value="0.270082">
            <text:p>0,270082</text:p>
          </table:table-cell>
          <table:table-cell office:value-type="float" office:value="2.13984">
            <text:p>2,13984</text:p>
          </table:table-cell>
          <table:table-cell office:value-type="float" office:value="4.45181">
            <text:p>4,45181</text:p>
          </table:table-cell>
          <table:table-cell office:value-type="float" office:value="0.701158">
            <text:p>0,701158</text:p>
          </table:table-cell>
          <table:table-cell office:value-type="float" office:value="5.15297">
            <text:p>5,15297</text:p>
          </table:table-cell>
          <table:table-cell office:value-type="float" office:value="6.59077">
            <text:p>6,59077</text:p>
          </table:table-cell>
          <table:table-cell office:value-type="float" office:value="0.361576">
            <text:p>0,361576</text:p>
          </table:table-cell>
          <table:table-cell office:value-type="float" office:value="6.95234">
            <text:p>6,95234</text:p>
          </table:table-cell>
          <table:table-cell office:value-type="float" office:value="4.76705">
            <text:p>4,76705</text:p>
          </table:table-cell>
          <table:table-cell office:value-type="float" office:value="0.370373">
            <text:p>0,370373</text:p>
          </table:table-cell>
          <table:table-cell office:value-type="float" office:value="5.13743">
            <text:p>5,13743</text:p>
          </table:table-cell>
          <table:table-cell office:value-type="float" office:value="4.45269">
            <text:p>4,45269</text:p>
          </table:table-cell>
          <table:table-cell office:value-type="float" office:value="0.897928">
            <text:p>0,897928</text:p>
          </table:table-cell>
          <table:table-cell office:value-type="float" office:value="5.35062">
            <text:p>5,35062</text:p>
          </table:table-cell>
          <table:table-cell office:value-type="float" office:value="3.0363">
            <text:p>3,0363</text:p>
          </table:table-cell>
          <table:table-cell office:value-type="float" office:value="0.824616">
            <text:p>0,824616</text:p>
          </table:table-cell>
          <table:table-cell office:value-type="float" office:value="3.86091">
            <text:p>3,86091</text:p>
          </table:table-cell>
          <table:table-cell office:value-type="float" office:value="2.15157">
            <text:p>2,15157</text:p>
          </table:table-cell>
          <table:table-cell office:value-type="float" office:value="0.364215">
            <text:p>0,364215</text:p>
          </table:table-cell>
          <table:table-cell office:value-type="float" office:value="2.51578">
            <text:p>2,51578</text:p>
          </table:table-cell>
          <table:table-cell office:value-type="float" office:value="4.40518">
            <text:p>4,40518</text:p>
          </table:table-cell>
          <table:table-cell office:value-type="float" office:value="0.78532">
            <text:p>0,78532</text:p>
          </table:table-cell>
          <table:table-cell office:value-type="float" office:value="5.1905">
            <text:p>5,1905</text:p>
          </table:table-cell>
        </table:table-row>
        <table:table-row table:style-name="ro1">
          <table:table-cell office:value-type="float" office:value="4.28319">
            <text:p>4,28319</text:p>
          </table:table-cell>
          <table:table-cell office:value-type="float" office:value="0.804968">
            <text:p>0,804968</text:p>
          </table:table-cell>
          <table:table-cell office:value-type="float" office:value="5.08816">
            <text:p>5,08816</text:p>
          </table:table-cell>
          <table:table-cell office:value-type="float" office:value="1.84688">
            <text:p>1,84688</text:p>
          </table:table-cell>
          <table:table-cell office:value-type="float" office:value="0.268616">
            <text:p>0,268616</text:p>
          </table:table-cell>
          <table:table-cell office:value-type="float" office:value="2.1155">
            <text:p>2,1155</text:p>
          </table:table-cell>
          <table:table-cell office:value-type="float" office:value="4.28407">
            <text:p>4,28407</text:p>
          </table:table-cell>
          <table:table-cell office:value-type="float" office:value="0.748958">
            <text:p>0,748958</text:p>
          </table:table-cell>
          <table:table-cell office:value-type="float" office:value="5.03303">
            <text:p>5,03303</text:p>
          </table:table-cell>
          <table:table-cell office:value-type="float" office:value="4.76852">
            <text:p>4,76852</text:p>
          </table:table-cell>
          <table:table-cell office:value-type="float" office:value="0.361576">
            <text:p>0,361576</text:p>
          </table:table-cell>
          <table:table-cell office:value-type="float" office:value="5.1301">
            <text:p>5,1301</text:p>
          </table:table-cell>
          <table:table-cell office:value-type="float" office:value="4.24478">
            <text:p>4,24478</text:p>
          </table:table-cell>
          <table:table-cell office:value-type="float" office:value="0.344861">
            <text:p>0,344861</text:p>
          </table:table-cell>
          <table:table-cell office:value-type="float" office:value="4.58964">
            <text:p>4,58964</text:p>
          </table:table-cell>
          <table:table-cell office:value-type="float" office:value="4.48759">
            <text:p>4,48759</text:p>
          </table:table-cell>
          <table:table-cell office:value-type="float" office:value="0.897341">
            <text:p>0,897341</text:p>
          </table:table-cell>
          <table:table-cell office:value-type="float" office:value="5.38493">
            <text:p>5,38493</text:p>
          </table:table-cell>
          <table:table-cell office:value-type="float" office:value="3.05741">
            <text:p>3,05741</text:p>
          </table:table-cell>
          <table:table-cell office:value-type="float" office:value="0.885025">
            <text:p>0,885025</text:p>
          </table:table-cell>
          <table:table-cell office:value-type="float" office:value="3.94244">
            <text:p>3,94244</text:p>
          </table:table-cell>
          <table:table-cell office:value-type="float" office:value="2.24013">
            <text:p>2,24013</text:p>
          </table:table-cell>
          <table:table-cell office:value-type="float" office:value="0.369494">
            <text:p>0,369494</text:p>
          </table:table-cell>
          <table:table-cell office:value-type="float" office:value="2.60962">
            <text:p>2,60962</text:p>
          </table:table-cell>
          <table:table-cell office:value-type="float" office:value="4.44008">
            <text:p>4,44008</text:p>
          </table:table-cell>
          <table:table-cell office:value-type="float" office:value="0.965375">
            <text:p>0,965375</text:p>
          </table:table-cell>
          <table:table-cell office:value-type="float" office:value="5.40546">
            <text:p>5,40546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4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5.79706237623762">
            <text:p>5,7970623762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40319742574257">
            <text:p>2,4031974257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5.9669405940594">
            <text:p>5,9669405941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6.20543108910891">
            <text:p>6,2054310891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5.48648801980198">
            <text:p>5,4864880198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7.01172267326733">
            <text:p>7,0117226733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4.75224247524752">
            <text:p>4,7522424752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3.13216504950495">
            <text:p>3,1321650495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5.89663386138614">
            <text:p>5,8966338614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4 WP avg.</text:p>
          </table:table-cell>
          <table:table-cell office:value-type="string">
            <text:p>T4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4.93170871287129">
            <text:p>4,9317087129</text:p>
          </table:table-cell>
          <table:table-cell table:formula="of:=AVERAGE([.B7:.B107])" office:value-type="float" office:value="0.86535401980198">
            <text:p>0,8653540198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2.09042663366337">
            <text:p>2,0904266337</text:p>
          </table:table-cell>
          <table:table-cell table:formula="of:=AVERAGE([.E7:.E107])" office:value-type="float" office:value="0.312771653465347">
            <text:p>0,3127716535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5.11762821782178">
            <text:p>5,1176282178</text:p>
          </table:table-cell>
          <table:table-cell table:formula="of:=AVERAGE([.H7:.H107])" office:value-type="float" office:value="0.849312495049505">
            <text:p>0,849312495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5.78363772277227">
            <text:p>5,7836377228</text:p>
          </table:table-cell>
          <table:table-cell table:formula="of:=AVERAGE([.K7:.K107])" office:value-type="float" office:value="0.421793574257426">
            <text:p>0,4217935743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5.06097326732673">
            <text:p>5,0609732673</text:p>
          </table:table-cell>
          <table:table-cell table:formula="of:=AVERAGE([.N7:.N107])" office:value-type="float" office:value="0.425515613861386">
            <text:p>0,4255156139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5.86139910891089">
            <text:p>5,8613991089</text:p>
          </table:table-cell>
          <table:table-cell table:formula="of:=AVERAGE([.Q7:.Q107])" office:value-type="float" office:value="1.15032224752475">
            <text:p>1,1503222475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3.68642554455445">
            <text:p>3,6864255446</text:p>
          </table:table-cell>
          <table:table-cell table:formula="of:=AVERAGE([.T7:.T107])" office:value-type="float" office:value="1.06581757425743">
            <text:p>1,0658175743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2.69165">
            <text:p>2,69165</text:p>
          </table:table-cell>
          <table:table-cell table:formula="of:=AVERAGE([.W7:.W107])" office:value-type="float" office:value="0.44051498019802">
            <text:p>0,4405149802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5.01847198019802">
            <text:p>5,0184719802</text:p>
          </table:table-cell>
          <table:table-cell table:formula="of:=AVERAGE([.Z7:.Z107])" office:value-type="float" office:value="0.878161178217822">
            <text:p>0,8781611782</text:p>
          </table:table-cell>
          <table:table-cell table:number-columns-repeated="24"/>
        </table:table-row>
      </table:table>
      <table:table table:name="Setting5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3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9.89216">
            <text:p>9,89216</text:p>
          </table:table-cell>
          <table:table-cell office:value-type="float" office:value="1.23516">
            <text:p>1,23516</text:p>
          </table:table-cell>
          <table:table-cell office:value-type="float" office:value="11.1273">
            <text:p>11,1273</text:p>
          </table:table-cell>
          <table:table-cell office:value-type="float" office:value="1.80759">
            <text:p>1,80759</text:p>
          </table:table-cell>
          <table:table-cell office:value-type="float" office:value="0.292662">
            <text:p>0,292662</text:p>
          </table:table-cell>
          <table:table-cell office:value-type="float" office:value="2.10025">
            <text:p>2,10025</text:p>
          </table:table-cell>
          <table:table-cell office:value-type="float" office:value="4.94036">
            <text:p>4,94036</text:p>
          </table:table-cell>
          <table:table-cell office:value-type="float" office:value="0.759221">
            <text:p>0,759221</text:p>
          </table:table-cell>
          <table:table-cell office:value-type="float" office:value="5.69958">
            <text:p>5,69958</text:p>
          </table:table-cell>
          <table:table-cell office:value-type="float" office:value="6.14122">
            <text:p>6,14122</text:p>
          </table:table-cell>
          <table:table-cell office:value-type="float" office:value="0.390314">
            <text:p>0,390314</text:p>
          </table:table-cell>
          <table:table-cell office:value-type="float" office:value="6.53153">
            <text:p>6,53153</text:p>
          </table:table-cell>
          <table:table-cell office:value-type="float" office:value="5.64944">
            <text:p>5,64944</text:p>
          </table:table-cell>
          <table:table-cell office:value-type="float" office:value="0.382397">
            <text:p>0,382397</text:p>
          </table:table-cell>
          <table:table-cell office:value-type="float" office:value="6.03184">
            <text:p>6,03184</text:p>
          </table:table-cell>
          <table:table-cell office:value-type="float" office:value="4.58201">
            <text:p>4,58201</text:p>
          </table:table-cell>
          <table:table-cell office:value-type="float" office:value="0.68415">
            <text:p>0,68415</text:p>
          </table:table-cell>
          <table:table-cell office:value-type="float" office:value="5.26616">
            <text:p>5,26616</text:p>
          </table:table-cell>
          <table:table-cell office:value-type="float" office:value="3.09143">
            <text:p>3,09143</text:p>
          </table:table-cell>
          <table:table-cell office:value-type="float" office:value="0.669487">
            <text:p>0,669487</text:p>
          </table:table-cell>
          <table:table-cell office:value-type="float" office:value="3.76092">
            <text:p>3,76092</text:p>
          </table:table-cell>
          <table:table-cell office:value-type="float" office:value="3.02105">
            <text:p>3,02105</text:p>
          </table:table-cell>
          <table:table-cell office:value-type="float" office:value="0.52169">
            <text:p>0,52169</text:p>
          </table:table-cell>
          <table:table-cell office:value-type="float" office:value="3.54274">
            <text:p>3,54274</text:p>
          </table:table-cell>
          <table:table-cell office:value-type="float" office:value="4.89022">
            <text:p>4,89022</text:p>
          </table:table-cell>
          <table:table-cell office:value-type="float" office:value="0.834879">
            <text:p>0,834879</text:p>
          </table:table-cell>
          <table:table-cell office:value-type="float" office:value="5.7251">
            <text:p>5,7251</text:p>
          </table:table-cell>
        </table:table-row>
        <table:table-row table:style-name="ro1">
          <table:table-cell office:value-type="float" office:value="4.53392">
            <text:p>4,53392</text:p>
          </table:table-cell>
          <table:table-cell office:value-type="float" office:value="0.907605">
            <text:p>0,907605</text:p>
          </table:table-cell>
          <table:table-cell office:value-type="float" office:value="5.44153">
            <text:p>5,44153</text:p>
          </table:table-cell>
          <table:table-cell office:value-type="float" office:value="1.81374">
            <text:p>1,81374</text:p>
          </table:table-cell>
          <table:table-cell office:value-type="float" office:value="0.395886">
            <text:p>0,395886</text:p>
          </table:table-cell>
          <table:table-cell office:value-type="float" office:value="2.20963">
            <text:p>2,20963</text:p>
          </table:table-cell>
          <table:table-cell office:value-type="float" office:value="4.44741">
            <text:p>4,44741</text:p>
          </table:table-cell>
          <table:table-cell office:value-type="float" office:value="0.748958">
            <text:p>0,748958</text:p>
          </table:table-cell>
          <table:table-cell office:value-type="float" office:value="5.19637">
            <text:p>5,19637</text:p>
          </table:table-cell>
          <table:table-cell office:value-type="float" office:value="5.2949">
            <text:p>5,2949</text:p>
          </table:table-cell>
          <table:table-cell office:value-type="float" office:value="0.400871">
            <text:p>0,400871</text:p>
          </table:table-cell>
          <table:table-cell office:value-type="float" office:value="5.69577">
            <text:p>5,69577</text:p>
          </table:table-cell>
          <table:table-cell office:value-type="float" office:value="4.26032">
            <text:p>4,26032</text:p>
          </table:table-cell>
          <table:table-cell office:value-type="float" office:value="0.349553">
            <text:p>0,349553</text:p>
          </table:table-cell>
          <table:table-cell office:value-type="float" office:value="4.60987">
            <text:p>4,60987</text:p>
          </table:table-cell>
          <table:table-cell office:value-type="float" office:value="5.0084">
            <text:p>5,0084</text:p>
          </table:table-cell>
          <table:table-cell office:value-type="float" office:value="0.929306">
            <text:p>0,929306</text:p>
          </table:table-cell>
          <table:table-cell office:value-type="float" office:value="5.9377">
            <text:p>5,9377</text:p>
          </table:table-cell>
          <table:table-cell office:value-type="float" office:value="3.1316">
            <text:p>3,1316</text:p>
          </table:table-cell>
          <table:table-cell office:value-type="float" office:value="0.636057">
            <text:p>0,636057</text:p>
          </table:table-cell>
          <table:table-cell office:value-type="float" office:value="3.76766">
            <text:p>3,76766</text:p>
          </table:table-cell>
          <table:table-cell office:value-type="float" office:value="2.04072">
            <text:p>2,04072</text:p>
          </table:table-cell>
          <table:table-cell office:value-type="float" office:value="0.338702">
            <text:p>0,338702</text:p>
          </table:table-cell>
          <table:table-cell office:value-type="float" office:value="2.37942">
            <text:p>2,37942</text:p>
          </table:table-cell>
          <table:table-cell office:value-type="float" office:value="4.42425">
            <text:p>4,42425</text:p>
          </table:table-cell>
          <table:table-cell office:value-type="float" office:value="0.811713">
            <text:p>0,811713</text:p>
          </table:table-cell>
          <table:table-cell office:value-type="float" office:value="5.23596">
            <text:p>5,23596</text:p>
          </table:table-cell>
        </table:table-row>
        <table:table-row table:style-name="ro1">
          <table:table-cell office:value-type="float" office:value="4.35093">
            <text:p>4,35093</text:p>
          </table:table-cell>
          <table:table-cell office:value-type="float" office:value="0.757169">
            <text:p>0,757169</text:p>
          </table:table-cell>
          <table:table-cell office:value-type="float" office:value="5.1081">
            <text:p>5,1081</text:p>
          </table:table-cell>
          <table:table-cell office:value-type="float" office:value="1.84952">
            <text:p>1,84952</text:p>
          </table:table-cell>
          <table:table-cell office:value-type="float" office:value="0.293835">
            <text:p>0,293835</text:p>
          </table:table-cell>
          <table:table-cell office:value-type="float" office:value="2.14336">
            <text:p>2,14336</text:p>
          </table:table-cell>
          <table:table-cell office:value-type="float" office:value="4.40401">
            <text:p>4,40401</text:p>
          </table:table-cell>
          <table:table-cell office:value-type="float" office:value="0.708782">
            <text:p>0,708782</text:p>
          </table:table-cell>
          <table:table-cell office:value-type="float" office:value="5.11279">
            <text:p>5,11279</text:p>
          </table:table-cell>
          <table:table-cell office:value-type="float" office:value="4.90869">
            <text:p>4,90869</text:p>
          </table:table-cell>
          <table:table-cell office:value-type="float" office:value="0.417">
            <text:p>0,417</text:p>
          </table:table-cell>
          <table:table-cell office:value-type="float" office:value="5.32569">
            <text:p>5,32569</text:p>
          </table:table-cell>
          <table:table-cell office:value-type="float" office:value="4.2222">
            <text:p>4,2222</text:p>
          </table:table-cell>
          <table:table-cell office:value-type="float" office:value="0.345154">
            <text:p>0,345154</text:p>
          </table:table-cell>
          <table:table-cell office:value-type="float" office:value="4.56735">
            <text:p>4,56735</text:p>
          </table:table-cell>
          <table:table-cell office:value-type="float" office:value="4.39345">
            <text:p>4,39345</text:p>
          </table:table-cell>
          <table:table-cell office:value-type="float" office:value="0.673593">
            <text:p>0,673593</text:p>
          </table:table-cell>
          <table:table-cell office:value-type="float" office:value="5.06705">
            <text:p>5,06705</text:p>
          </table:table-cell>
          <table:table-cell office:value-type="float" office:value="3.09788">
            <text:p>3,09788</text:p>
          </table:table-cell>
          <table:table-cell office:value-type="float" office:value="0.604679">
            <text:p>0,604679</text:p>
          </table:table-cell>
          <table:table-cell office:value-type="float" office:value="3.70256">
            <text:p>3,70256</text:p>
          </table:table-cell>
          <table:table-cell office:value-type="float" office:value="2.13427">
            <text:p>2,13427</text:p>
          </table:table-cell>
          <table:table-cell office:value-type="float" office:value="0.326093">
            <text:p>0,326093</text:p>
          </table:table-cell>
          <table:table-cell office:value-type="float" office:value="2.46036">
            <text:p>2,46036</text:p>
          </table:table-cell>
          <table:table-cell office:value-type="float" office:value="4.68289">
            <text:p>4,68289</text:p>
          </table:table-cell>
          <table:table-cell office:value-type="float" office:value="0.761567">
            <text:p>0,761567</text:p>
          </table:table-cell>
          <table:table-cell office:value-type="float" office:value="5.44446">
            <text:p>5,44446</text:p>
          </table:table-cell>
        </table:table-row>
        <table:table-row table:style-name="ro1">
          <table:table-cell office:value-type="float" office:value="4.36237">
            <text:p>4,36237</text:p>
          </table:table-cell>
          <table:table-cell office:value-type="float" office:value="0.797344">
            <text:p>0,797344</text:p>
          </table:table-cell>
          <table:table-cell office:value-type="float" office:value="5.15971">
            <text:p>5,15971</text:p>
          </table:table-cell>
          <table:table-cell office:value-type="float" office:value="1.83456">
            <text:p>1,83456</text:p>
          </table:table-cell>
          <table:table-cell office:value-type="float" office:value="0.292662">
            <text:p>0,292662</text:p>
          </table:table-cell>
          <table:table-cell office:value-type="float" office:value="2.12723">
            <text:p>2,12723</text:p>
          </table:table-cell>
          <table:table-cell office:value-type="float" office:value="4.61075">
            <text:p>4,61075</text:p>
          </table:table-cell>
          <table:table-cell office:value-type="float" office:value="0.7862">
            <text:p>0,7862</text:p>
          </table:table-cell>
          <table:table-cell office:value-type="float" office:value="5.39695">
            <text:p>5,39695</text:p>
          </table:table-cell>
          <table:table-cell office:value-type="float" office:value="9.26197">
            <text:p>9,26197</text:p>
          </table:table-cell>
          <table:table-cell office:value-type="float" office:value="0.381224">
            <text:p>0,381224</text:p>
          </table:table-cell>
          <table:table-cell office:value-type="float" office:value="9.6432">
            <text:p>9,6432</text:p>
          </table:table-cell>
          <table:table-cell office:value-type="float" office:value="4.35709">
            <text:p>4,35709</text:p>
          </table:table-cell>
          <table:table-cell office:value-type="float" office:value="0.345447">
            <text:p>0,345447</text:p>
          </table:table-cell>
          <table:table-cell office:value-type="float" office:value="4.70254">
            <text:p>4,70254</text:p>
          </table:table-cell>
          <table:table-cell office:value-type="float" office:value="4.49814">
            <text:p>4,49814</text:p>
          </table:table-cell>
          <table:table-cell office:value-type="float" office:value="0.663329">
            <text:p>0,663329</text:p>
          </table:table-cell>
          <table:table-cell office:value-type="float" office:value="5.16147">
            <text:p>5,16147</text:p>
          </table:table-cell>
          <table:table-cell office:value-type="float" office:value="3.13659">
            <text:p>3,13659</text:p>
          </table:table-cell>
          <table:table-cell office:value-type="float" office:value="0.621981">
            <text:p>0,621981</text:p>
          </table:table-cell>
          <table:table-cell office:value-type="float" office:value="3.75857">
            <text:p>3,75857</text:p>
          </table:table-cell>
          <table:table-cell office:value-type="float" office:value="2.20992">
            <text:p>2,20992</text:p>
          </table:table-cell>
          <table:table-cell office:value-type="float" office:value="0.372426">
            <text:p>0,372426</text:p>
          </table:table-cell>
          <table:table-cell office:value-type="float" office:value="2.58235">
            <text:p>2,58235</text:p>
          </table:table-cell>
          <table:table-cell office:value-type="float" office:value="4.4392">
            <text:p>4,4392</text:p>
          </table:table-cell>
          <table:table-cell office:value-type="float" office:value="0.85482">
            <text:p>0,85482</text:p>
          </table:table-cell>
          <table:table-cell office:value-type="float" office:value="5.29402">
            <text:p>5,29402</text:p>
          </table:table-cell>
        </table:table-row>
        <table:table-row table:style-name="ro1">
          <table:table-cell office:value-type="float" office:value="4.31633">
            <text:p>4,31633</text:p>
          </table:table-cell>
          <table:table-cell office:value-type="float" office:value="0.817871">
            <text:p>0,817871</text:p>
          </table:table-cell>
          <table:table-cell office:value-type="float" office:value="5.1342">
            <text:p>5,1342</text:p>
          </table:table-cell>
          <table:table-cell office:value-type="float" office:value="1.87034">
            <text:p>1,87034</text:p>
          </table:table-cell>
          <table:table-cell office:value-type="float" office:value="0.270375">
            <text:p>0,270375</text:p>
          </table:table-cell>
          <table:table-cell office:value-type="float" office:value="2.14072">
            <text:p>2,14072</text:p>
          </table:table-cell>
          <table:table-cell office:value-type="float" office:value="4.34067">
            <text:p>4,34067</text:p>
          </table:table-cell>
          <table:table-cell office:value-type="float" office:value="0.721099">
            <text:p>0,721099</text:p>
          </table:table-cell>
          <table:table-cell office:value-type="float" office:value="5.06177">
            <text:p>5,06177</text:p>
          </table:table-cell>
          <table:table-cell office:value-type="float" office:value="5.66791">
            <text:p>5,66791</text:p>
          </table:table-cell>
          <table:table-cell office:value-type="float" office:value="0.368027">
            <text:p>0,368027</text:p>
          </table:table-cell>
          <table:table-cell office:value-type="float" office:value="6.03594">
            <text:p>6,03594</text:p>
          </table:table-cell>
          <table:table-cell office:value-type="float" office:value="4.34976">
            <text:p>4,34976</text:p>
          </table:table-cell>
          <table:table-cell office:value-type="float" office:value="0.373892">
            <text:p>0,373892</text:p>
          </table:table-cell>
          <table:table-cell office:value-type="float" office:value="4.72365">
            <text:p>4,72365</text:p>
          </table:table-cell>
          <table:table-cell office:value-type="float" office:value="8.41742">
            <text:p>8,41742</text:p>
          </table:table-cell>
          <table:table-cell office:value-type="float" office:value="1.7158">
            <text:p>1,7158</text:p>
          </table:table-cell>
          <table:table-cell office:value-type="float" office:value="10.1332">
            <text:p>10,1332</text:p>
          </table:table-cell>
          <table:table-cell office:value-type="float" office:value="3.68819">
            <text:p>3,68819</text:p>
          </table:table-cell>
          <table:table-cell office:value-type="float" office:value="0.649546">
            <text:p>0,649546</text:p>
          </table:table-cell>
          <table:table-cell office:value-type="float" office:value="4.33774">
            <text:p>4,33774</text:p>
          </table:table-cell>
          <table:table-cell office:value-type="float" office:value="2.7105">
            <text:p>2,7105</text:p>
          </table:table-cell>
          <table:table-cell office:value-type="float" office:value="0.457468">
            <text:p>0,457468</text:p>
          </table:table-cell>
          <table:table-cell office:value-type="float" office:value="3.16797">
            <text:p>3,16797</text:p>
          </table:table-cell>
          <table:table-cell office:value-type="float" office:value="5.82949">
            <text:p>5,82949</text:p>
          </table:table-cell>
          <table:table-cell office:value-type="float" office:value="1.06009">
            <text:p>1,06009</text:p>
          </table:table-cell>
          <table:table-cell office:value-type="float" office:value="6.88959">
            <text:p>6,88959</text:p>
          </table:table-cell>
        </table:table-row>
        <table:table-row table:style-name="ro1">
          <table:table-cell office:value-type="float" office:value="5.43801">
            <text:p>5,43801</text:p>
          </table:table-cell>
          <table:table-cell office:value-type="float" office:value="0.819044">
            <text:p>0,819044</text:p>
          </table:table-cell>
          <table:table-cell office:value-type="float" office:value="6.25705">
            <text:p>6,25705</text:p>
          </table:table-cell>
          <table:table-cell office:value-type="float" office:value="1.92782">
            <text:p>1,92782</text:p>
          </table:table-cell>
          <table:table-cell office:value-type="float" office:value="0.296768">
            <text:p>0,296768</text:p>
          </table:table-cell>
          <table:table-cell office:value-type="float" office:value="2.22459">
            <text:p>2,22459</text:p>
          </table:table-cell>
          <table:table-cell office:value-type="float" office:value="4.50166">
            <text:p>4,50166</text:p>
          </table:table-cell>
          <table:table-cell office:value-type="float" office:value="0.69324">
            <text:p>0,69324</text:p>
          </table:table-cell>
          <table:table-cell office:value-type="float" office:value="5.1949">
            <text:p>5,1949</text:p>
          </table:table-cell>
          <table:table-cell office:value-type="float" office:value="4.78084">
            <text:p>4,78084</text:p>
          </table:table-cell>
          <table:table-cell office:value-type="float" office:value="0.408789">
            <text:p>0,408789</text:p>
          </table:table-cell>
          <table:table-cell office:value-type="float" office:value="5.18962">
            <text:p>5,18962</text:p>
          </table:table-cell>
          <table:table-cell office:value-type="float" office:value="4.33392">
            <text:p>4,33392</text:p>
          </table:table-cell>
          <table:table-cell office:value-type="float" office:value="0.347207">
            <text:p>0,347207</text:p>
          </table:table-cell>
          <table:table-cell office:value-type="float" office:value="4.68113">
            <text:p>4,68113</text:p>
          </table:table-cell>
          <table:table-cell office:value-type="float" office:value="4.31252">
            <text:p>4,31252</text:p>
          </table:table-cell>
          <table:table-cell office:value-type="float" office:value="0.609958">
            <text:p>0,609958</text:p>
          </table:table-cell>
          <table:table-cell office:value-type="float" office:value="4.92248">
            <text:p>4,92248</text:p>
          </table:table-cell>
          <table:table-cell office:value-type="float" office:value="3.63335">
            <text:p>3,63335</text:p>
          </table:table-cell>
          <table:table-cell office:value-type="float" office:value="0.635177">
            <text:p>0,635177</text:p>
          </table:table-cell>
          <table:table-cell office:value-type="float" office:value="4.26853">
            <text:p>4,26853</text:p>
          </table:table-cell>
          <table:table-cell office:value-type="float" office:value="2.25156">
            <text:p>2,25156</text:p>
          </table:table-cell>
          <table:table-cell office:value-type="float" office:value="0.365095">
            <text:p>0,365095</text:p>
          </table:table-cell>
          <table:table-cell office:value-type="float" office:value="2.61666">
            <text:p>2,61666</text:p>
          </table:table-cell>
          <table:table-cell office:value-type="float" office:value="10.2444">
            <text:p>10,2444</text:p>
          </table:table-cell>
          <table:table-cell office:value-type="float" office:value="0.962443">
            <text:p>0,962443</text:p>
          </table:table-cell>
          <table:table-cell office:value-type="float" office:value="11.2068">
            <text:p>11,2068</text:p>
          </table:table-cell>
        </table:table-row>
        <table:table-row table:style-name="ro1">
          <table:table-cell office:value-type="float" office:value="4.26237">
            <text:p>4,26237</text:p>
          </table:table-cell>
          <table:table-cell office:value-type="float" office:value="0.837812">
            <text:p>0,837812</text:p>
          </table:table-cell>
          <table:table-cell office:value-type="float" office:value="5.10018">
            <text:p>5,10018</text:p>
          </table:table-cell>
          <table:table-cell office:value-type="float" office:value="2.00758">
            <text:p>2,00758</text:p>
          </table:table-cell>
          <table:table-cell office:value-type="float" office:value="0.269496">
            <text:p>0,269496</text:p>
          </table:table-cell>
          <table:table-cell office:value-type="float" office:value="2.27708">
            <text:p>2,27708</text:p>
          </table:table-cell>
          <table:table-cell office:value-type="float" office:value="4.42747">
            <text:p>4,42747</text:p>
          </table:table-cell>
          <table:table-cell office:value-type="float" office:value="0.680044">
            <text:p>0,680044</text:p>
          </table:table-cell>
          <table:table-cell office:value-type="float" office:value="5.10752">
            <text:p>5,10752</text:p>
          </table:table-cell>
          <table:table-cell office:value-type="float" office:value="4.83421">
            <text:p>4,83421</text:p>
          </table:table-cell>
          <table:table-cell office:value-type="float" office:value="0.373599">
            <text:p>0,373599</text:p>
          </table:table-cell>
          <table:table-cell office:value-type="float" office:value="5.20781">
            <text:p>5,20781</text:p>
          </table:table-cell>
          <table:table-cell office:value-type="float" office:value="10.6813">
            <text:p>10,6813</text:p>
          </table:table-cell>
          <table:table-cell office:value-type="float" office:value="1.02168">
            <text:p>1,02168</text:p>
          </table:table-cell>
          <table:table-cell office:value-type="float" office:value="11.703">
            <text:p>11,703</text:p>
          </table:table-cell>
          <table:table-cell office:value-type="float" office:value="4.42513">
            <text:p>4,42513</text:p>
          </table:table-cell>
          <table:table-cell office:value-type="float" office:value="0.609958">
            <text:p>0,609958</text:p>
          </table:table-cell>
          <table:table-cell office:value-type="float" office:value="5.03508">
            <text:p>5,03508</text:p>
          </table:table-cell>
          <table:table-cell office:value-type="float" office:value="3.1146">
            <text:p>3,1146</text:p>
          </table:table-cell>
          <table:table-cell office:value-type="float" office:value="0.629899">
            <text:p>0,629899</text:p>
          </table:table-cell>
          <table:table-cell office:value-type="float" office:value="3.74449">
            <text:p>3,74449</text:p>
          </table:table-cell>
          <table:table-cell office:value-type="float" office:value="2.11872">
            <text:p>2,11872</text:p>
          </table:table-cell>
          <table:table-cell office:value-type="float" office:value="0.331958">
            <text:p>0,331958</text:p>
          </table:table-cell>
          <table:table-cell office:value-type="float" office:value="2.45068">
            <text:p>2,45068</text:p>
          </table:table-cell>
          <table:table-cell office:value-type="float" office:value="4.24419">
            <text:p>4,24419</text:p>
          </table:table-cell>
          <table:table-cell office:value-type="float" office:value="0.814645">
            <text:p>0,814645</text:p>
          </table:table-cell>
          <table:table-cell office:value-type="float" office:value="5.05884">
            <text:p>5,05884</text:p>
          </table:table-cell>
        </table:table-row>
        <table:table-row table:style-name="ro1">
          <table:table-cell office:value-type="float" office:value="4.95385">
            <text:p>4,95385</text:p>
          </table:table-cell>
          <table:table-cell office:value-type="float" office:value="0.949247">
            <text:p>0,949247</text:p>
          </table:table-cell>
          <table:table-cell office:value-type="float" office:value="5.9031">
            <text:p>5,9031</text:p>
          </table:table-cell>
          <table:table-cell office:value-type="float" office:value="4.6392">
            <text:p>4,6392</text:p>
          </table:table-cell>
          <table:table-cell office:value-type="float" office:value="0.304392">
            <text:p>0,304392</text:p>
          </table:table-cell>
          <table:table-cell office:value-type="float" office:value="4.94359">
            <text:p>4,94359</text:p>
          </table:table-cell>
          <table:table-cell office:value-type="float" office:value="8.76902">
            <text:p>8,76902</text:p>
          </table:table-cell>
          <table:table-cell office:value-type="float" office:value="0.731656">
            <text:p>0,731656</text:p>
          </table:table-cell>
          <table:table-cell office:value-type="float" office:value="9.50068">
            <text:p>9,50068</text:p>
          </table:table-cell>
          <table:table-cell office:value-type="float" office:value="6.13535">
            <text:p>6,13535</text:p>
          </table:table-cell>
          <table:table-cell office:value-type="float" office:value="0.435768">
            <text:p>0,435768</text:p>
          </table:table-cell>
          <table:table-cell office:value-type="float" office:value="6.57112">
            <text:p>6,57112</text:p>
          </table:table-cell>
          <table:table-cell office:value-type="float" office:value="4.85356">
            <text:p>4,85356</text:p>
          </table:table-cell>
          <table:table-cell office:value-type="float" office:value="0.395593">
            <text:p>0,395593</text:p>
          </table:table-cell>
          <table:table-cell office:value-type="float" office:value="5.24915">
            <text:p>5,24915</text:p>
          </table:table-cell>
          <table:table-cell office:value-type="float" office:value="6.2506">
            <text:p>6,2506</text:p>
          </table:table-cell>
          <table:table-cell office:value-type="float" office:value="0.894702">
            <text:p>0,894702</text:p>
          </table:table-cell>
          <table:table-cell office:value-type="float" office:value="7.1453">
            <text:p>7,1453</text:p>
          </table:table-cell>
          <table:table-cell office:value-type="float" office:value="3.64186">
            <text:p>3,64186</text:p>
          </table:table-cell>
          <table:table-cell office:value-type="float" office:value="0.791772">
            <text:p>0,791772</text:p>
          </table:table-cell>
          <table:table-cell office:value-type="float" office:value="4.43363">
            <text:p>4,43363</text:p>
          </table:table-cell>
          <table:table-cell office:value-type="float" office:value="2.09644">
            <text:p>2,09644</text:p>
          </table:table-cell>
          <table:table-cell office:value-type="float" office:value="0.361869">
            <text:p>0,361869</text:p>
          </table:table-cell>
          <table:table-cell office:value-type="float" office:value="2.45831">
            <text:p>2,45831</text:p>
          </table:table-cell>
          <table:table-cell office:value-type="float" office:value="4.79667">
            <text:p>4,79667</text:p>
          </table:table-cell>
          <table:table-cell office:value-type="float" office:value="1.46654">
            <text:p>1,46654</text:p>
          </table:table-cell>
          <table:table-cell office:value-type="float" office:value="6.26321">
            <text:p>6,26321</text:p>
          </table:table-cell>
        </table:table-row>
        <table:table-row table:style-name="ro1">
          <table:table-cell office:value-type="float" office:value="4.64682">
            <text:p>4,64682</text:p>
          </table:table-cell>
          <table:table-cell office:value-type="float" office:value="0.824909">
            <text:p>0,824909</text:p>
          </table:table-cell>
          <table:table-cell office:value-type="float" office:value="5.47173">
            <text:p>5,47173</text:p>
          </table:table-cell>
          <table:table-cell office:value-type="float" office:value="1.93925">
            <text:p>1,93925</text:p>
          </table:table-cell>
          <table:table-cell office:value-type="float" office:value="0.312017">
            <text:p>0,312017</text:p>
          </table:table-cell>
          <table:table-cell office:value-type="float" office:value="2.25127">
            <text:p>2,25127</text:p>
          </table:table-cell>
          <table:table-cell office:value-type="float" office:value="4.54858">
            <text:p>4,54858</text:p>
          </table:table-cell>
          <table:table-cell office:value-type="float" office:value="0.73019">
            <text:p>0,73019</text:p>
          </table:table-cell>
          <table:table-cell office:value-type="float" office:value="5.27877">
            <text:p>5,27877</text:p>
          </table:table-cell>
          <table:table-cell office:value-type="float" office:value="5.67788">
            <text:p>5,67788</text:p>
          </table:table-cell>
          <table:table-cell office:value-type="float" office:value="0.420812">
            <text:p>0,420812</text:p>
          </table:table-cell>
          <table:table-cell office:value-type="float" office:value="6.0987">
            <text:p>6,0987</text:p>
          </table:table-cell>
          <table:table-cell office:value-type="float" office:value="4.43891">
            <text:p>4,43891</text:p>
          </table:table-cell>
          <table:table-cell office:value-type="float" office:value="0.385915">
            <text:p>0,385915</text:p>
          </table:table-cell>
          <table:table-cell office:value-type="float" office:value="4.82482">
            <text:p>4,82482</text:p>
          </table:table-cell>
          <table:table-cell office:value-type="float" office:value="4.59814">
            <text:p>4,59814</text:p>
          </table:table-cell>
          <table:table-cell office:value-type="float" office:value="0.666261">
            <text:p>0,666261</text:p>
          </table:table-cell>
          <table:table-cell office:value-type="float" office:value="5.2644">
            <text:p>5,2644</text:p>
          </table:table-cell>
          <table:table-cell office:value-type="float" office:value="2.9841">
            <text:p>2,9841</text:p>
          </table:table-cell>
          <table:table-cell office:value-type="float" office:value="0.639869">
            <text:p>0,639869</text:p>
          </table:table-cell>
          <table:table-cell office:value-type="float" office:value="3.62397">
            <text:p>3,62397</text:p>
          </table:table-cell>
          <table:table-cell office:value-type="float" office:value="2.38265">
            <text:p>2,38265</text:p>
          </table:table-cell>
          <table:table-cell office:value-type="float" office:value="0.366561">
            <text:p>0,366561</text:p>
          </table:table-cell>
          <table:table-cell office:value-type="float" office:value="2.74921">
            <text:p>2,74921</text:p>
          </table:table-cell>
          <table:table-cell office:value-type="float" office:value="4.4134">
            <text:p>4,4134</text:p>
          </table:table-cell>
          <table:table-cell office:value-type="float" office:value="0.838692">
            <text:p>0,838692</text:p>
          </table:table-cell>
          <table:table-cell office:value-type="float" office:value="5.25209">
            <text:p>5,25209</text:p>
          </table:table-cell>
        </table:table-row>
        <table:table-row table:style-name="ro1">
          <table:table-cell office:value-type="float" office:value="4.4263">
            <text:p>4,4263</text:p>
          </table:table-cell>
          <table:table-cell office:value-type="float" office:value="0.806434">
            <text:p>0,806434</text:p>
          </table:table-cell>
          <table:table-cell office:value-type="float" office:value="5.23273">
            <text:p>5,23273</text:p>
          </table:table-cell>
          <table:table-cell office:value-type="float" office:value="1.80847">
            <text:p>1,80847</text:p>
          </table:table-cell>
          <table:table-cell office:value-type="float" office:value="0.280053">
            <text:p>0,280053</text:p>
          </table:table-cell>
          <table:table-cell office:value-type="float" office:value="2.08852">
            <text:p>2,08852</text:p>
          </table:table-cell>
          <table:table-cell office:value-type="float" office:value="4.58348">
            <text:p>4,58348</text:p>
          </table:table-cell>
          <table:table-cell office:value-type="float" office:value="1.65774">
            <text:p>1,65774</text:p>
          </table:table-cell>
          <table:table-cell office:value-type="float" office:value="6.24122">
            <text:p>6,24122</text:p>
          </table:table-cell>
          <table:table-cell office:value-type="float" office:value="10.7637">
            <text:p>10,7637</text:p>
          </table:table-cell>
          <table:table-cell office:value-type="float" office:value="0.405856">
            <text:p>0,405856</text:p>
          </table:table-cell>
          <table:table-cell office:value-type="float" office:value="11.1696">
            <text:p>11,1696</text:p>
          </table:table-cell>
          <table:table-cell office:value-type="float" office:value="8.01742">
            <text:p>8,01742</text:p>
          </table:table-cell>
          <table:table-cell office:value-type="float" office:value="1.01581">
            <text:p>1,01581</text:p>
          </table:table-cell>
          <table:table-cell office:value-type="float" office:value="9.03324">
            <text:p>9,03324</text:p>
          </table:table-cell>
          <table:table-cell office:value-type="float" office:value="7.09105">
            <text:p>7,09105</text:p>
          </table:table-cell>
          <table:table-cell office:value-type="float" office:value="0.674472">
            <text:p>0,674472</text:p>
          </table:table-cell>
          <table:table-cell office:value-type="float" office:value="7.76552">
            <text:p>7,76552</text:p>
          </table:table-cell>
          <table:table-cell office:value-type="float" office:value="3.42368">
            <text:p>3,42368</text:p>
          </table:table-cell>
          <table:table-cell office:value-type="float" office:value="0.637523">
            <text:p>0,637523</text:p>
          </table:table-cell>
          <table:table-cell office:value-type="float" office:value="4.0612">
            <text:p>4,0612</text:p>
          </table:table-cell>
          <table:table-cell office:value-type="float" office:value="2.48147">
            <text:p>2,48147</text:p>
          </table:table-cell>
          <table:table-cell office:value-type="float" office:value="0.418173">
            <text:p>0,418173</text:p>
          </table:table-cell>
          <table:table-cell office:value-type="float" office:value="2.89964">
            <text:p>2,89964</text:p>
          </table:table-cell>
          <table:table-cell office:value-type="float" office:value="5.25385">
            <text:p>5,25385</text:p>
          </table:table-cell>
          <table:table-cell office:value-type="float" office:value="0.830481">
            <text:p>0,830481</text:p>
          </table:table-cell>
          <table:table-cell office:value-type="float" office:value="6.08433">
            <text:p>6,08433</text:p>
          </table:table-cell>
        </table:table-row>
        <table:table-row table:style-name="ro1">
          <table:table-cell office:value-type="float" office:value="4.51163">
            <text:p>4,51163</text:p>
          </table:table-cell>
          <table:table-cell office:value-type="float" office:value="0.818164">
            <text:p>0,818164</text:p>
          </table:table-cell>
          <table:table-cell office:value-type="float" office:value="5.3298">
            <text:p>5,3298</text:p>
          </table:table-cell>
          <table:table-cell office:value-type="float" office:value="1.80025">
            <text:p>1,80025</text:p>
          </table:table-cell>
          <table:table-cell office:value-type="float" office:value="0.44134">
            <text:p>0,44134</text:p>
          </table:table-cell>
          <table:table-cell office:value-type="float" office:value="2.24159">
            <text:p>2,24159</text:p>
          </table:table-cell>
          <table:table-cell office:value-type="float" office:value="4.42923">
            <text:p>4,42923</text:p>
          </table:table-cell>
          <table:table-cell office:value-type="float" office:value="0.72931">
            <text:p>0,72931</text:p>
          </table:table-cell>
          <table:table-cell office:value-type="float" office:value="5.15854">
            <text:p>5,15854</text:p>
          </table:table-cell>
          <table:table-cell office:value-type="float" office:value="7.93355">
            <text:p>7,93355</text:p>
          </table:table-cell>
          <table:table-cell office:value-type="float" office:value="0.550135">
            <text:p>0,550135</text:p>
          </table:table-cell>
          <table:table-cell office:value-type="float" office:value="8.48369">
            <text:p>8,48369</text:p>
          </table:table-cell>
          <table:table-cell office:value-type="float" office:value="5.37496">
            <text:p>5,37496</text:p>
          </table:table-cell>
          <table:table-cell office:value-type="float" office:value="0.353365">
            <text:p>0,353365</text:p>
          </table:table-cell>
          <table:table-cell office:value-type="float" office:value="5.72832">
            <text:p>5,72832</text:p>
          </table:table-cell>
          <table:table-cell office:value-type="float" office:value="8.48985">
            <text:p>8,48985</text:p>
          </table:table-cell>
          <table:table-cell office:value-type="float" office:value="1.18033">
            <text:p>1,18033</text:p>
          </table:table-cell>
          <table:table-cell office:value-type="float" office:value="9.67017">
            <text:p>9,67017</text:p>
          </table:table-cell>
          <table:table-cell office:value-type="float" office:value="3.14744">
            <text:p>3,14744</text:p>
          </table:table-cell>
          <table:table-cell office:value-type="float" office:value="0.687082">
            <text:p>0,687082</text:p>
          </table:table-cell>
          <table:table-cell office:value-type="float" office:value="3.83452">
            <text:p>3,83452</text:p>
          </table:table-cell>
          <table:table-cell office:value-type="float" office:value="2.06916">
            <text:p>2,06916</text:p>
          </table:table-cell>
          <table:table-cell office:value-type="float" office:value="0.331664">
            <text:p>0,331664</text:p>
          </table:table-cell>
          <table:table-cell office:value-type="float" office:value="2.40083">
            <text:p>2,40083</text:p>
          </table:table-cell>
          <table:table-cell office:value-type="float" office:value="4.44301">
            <text:p>4,44301</text:p>
          </table:table-cell>
          <table:table-cell office:value-type="float" office:value="0.778869">
            <text:p>0,778869</text:p>
          </table:table-cell>
          <table:table-cell office:value-type="float" office:value="5.22188">
            <text:p>5,22188</text:p>
          </table:table-cell>
        </table:table-row>
        <table:table-row table:style-name="ro1">
          <table:table-cell office:value-type="float" office:value="10.3358">
            <text:p>10,3358</text:p>
          </table:table-cell>
          <table:table-cell office:value-type="float" office:value="1.71785">
            <text:p>1,71785</text:p>
          </table:table-cell>
          <table:table-cell office:value-type="float" office:value="12.0537">
            <text:p>12,0537</text:p>
          </table:table-cell>
          <table:table-cell office:value-type="float" office:value="1.8504">
            <text:p>1,8504</text:p>
          </table:table-cell>
          <table:table-cell office:value-type="float" office:value="0.273308">
            <text:p>0,273308</text:p>
          </table:table-cell>
          <table:table-cell office:value-type="float" office:value="2.12371">
            <text:p>2,12371</text:p>
          </table:table-cell>
          <table:table-cell office:value-type="float" office:value="4.99139">
            <text:p>4,99139</text:p>
          </table:table-cell>
          <table:table-cell office:value-type="float" office:value="0.749544">
            <text:p>0,749544</text:p>
          </table:table-cell>
          <table:table-cell office:value-type="float" office:value="5.74093">
            <text:p>5,74093</text:p>
          </table:table-cell>
          <table:table-cell office:value-type="float" office:value="4.81661">
            <text:p>4,81661</text:p>
          </table:table-cell>
          <table:table-cell office:value-type="float" office:value="0.362456">
            <text:p>0,362456</text:p>
          </table:table-cell>
          <table:table-cell office:value-type="float" office:value="5.17907">
            <text:p>5,17907</text:p>
          </table:table-cell>
          <table:table-cell office:value-type="float" office:value="4.34859">
            <text:p>4,34859</text:p>
          </table:table-cell>
          <table:table-cell office:value-type="float" office:value="0.37096">
            <text:p>0,37096</text:p>
          </table:table-cell>
          <table:table-cell office:value-type="float" office:value="4.71955">
            <text:p>4,71955</text:p>
          </table:table-cell>
          <table:table-cell office:value-type="float" office:value="4.39697">
            <text:p>4,39697</text:p>
          </table:table-cell>
          <table:table-cell office:value-type="float" office:value="0.618169">
            <text:p>0,618169</text:p>
          </table:table-cell>
          <table:table-cell office:value-type="float" office:value="5.01514">
            <text:p>5,01514</text:p>
          </table:table-cell>
          <table:table-cell office:value-type="float" office:value="6.4679">
            <text:p>6,4679</text:p>
          </table:table-cell>
          <table:table-cell office:value-type="float" office:value="0.679164">
            <text:p>0,679164</text:p>
          </table:table-cell>
          <table:table-cell office:value-type="float" office:value="7.14706">
            <text:p>7,14706</text:p>
          </table:table-cell>
          <table:table-cell office:value-type="float" office:value="2.14922">
            <text:p>2,14922</text:p>
          </table:table-cell>
          <table:table-cell office:value-type="float" office:value="0.367734">
            <text:p>0,367734</text:p>
          </table:table-cell>
          <table:table-cell office:value-type="float" office:value="2.51695">
            <text:p>2,51695</text:p>
          </table:table-cell>
          <table:table-cell office:value-type="float" office:value="4.38055">
            <text:p>4,38055</text:p>
          </table:table-cell>
          <table:table-cell office:value-type="float" office:value="0.822563">
            <text:p>0,822563</text:p>
          </table:table-cell>
          <table:table-cell office:value-type="float" office:value="5.20311">
            <text:p>5,20311</text:p>
          </table:table-cell>
        </table:table-row>
        <table:table-row table:style-name="ro1">
          <table:table-cell office:value-type="float" office:value="4.36823">
            <text:p>4,36823</text:p>
          </table:table-cell>
          <table:table-cell office:value-type="float" office:value="0.797344">
            <text:p>0,797344</text:p>
          </table:table-cell>
          <table:table-cell office:value-type="float" office:value="5.16558">
            <text:p>5,16558</text:p>
          </table:table-cell>
          <table:table-cell office:value-type="float" office:value="1.83456">
            <text:p>1,83456</text:p>
          </table:table-cell>
          <table:table-cell office:value-type="float" office:value="0.291196">
            <text:p>0,291196</text:p>
          </table:table-cell>
          <table:table-cell office:value-type="float" office:value="2.12576">
            <text:p>2,12576</text:p>
          </table:table-cell>
          <table:table-cell office:value-type="float" office:value="5.42041">
            <text:p>5,42041</text:p>
          </table:table-cell>
          <table:table-cell office:value-type="float" office:value="0.967135">
            <text:p>0,967135</text:p>
          </table:table-cell>
          <table:table-cell office:value-type="float" office:value="6.38755">
            <text:p>6,38755</text:p>
          </table:table-cell>
          <table:table-cell office:value-type="float" office:value="6.46643">
            <text:p>6,46643</text:p>
          </table:table-cell>
          <table:table-cell office:value-type="float" office:value="0.515531">
            <text:p>0,515531</text:p>
          </table:table-cell>
          <table:table-cell office:value-type="float" office:value="6.98196">
            <text:p>6,98196</text:p>
          </table:table-cell>
          <table:table-cell office:value-type="float" office:value="4.71749">
            <text:p>4,71749</text:p>
          </table:table-cell>
          <table:table-cell office:value-type="float" office:value="0.41612">
            <text:p>0,41612</text:p>
          </table:table-cell>
          <table:table-cell office:value-type="float" office:value="5.13361">
            <text:p>5,13361</text:p>
          </table:table-cell>
          <table:table-cell office:value-type="float" office:value="5.76615">
            <text:p>5,76615</text:p>
          </table:table-cell>
          <table:table-cell office:value-type="float" office:value="0.814939">
            <text:p>0,814939</text:p>
          </table:table-cell>
          <table:table-cell office:value-type="float" office:value="6.58109">
            <text:p>6,58109</text:p>
          </table:table-cell>
          <table:table-cell office:value-type="float" office:value="3.42515">
            <text:p>3,42515</text:p>
          </table:table-cell>
          <table:table-cell office:value-type="float" office:value="0.652479">
            <text:p>0,652479</text:p>
          </table:table-cell>
          <table:table-cell office:value-type="float" office:value="4.07763">
            <text:p>4,07763</text:p>
          </table:table-cell>
          <table:table-cell office:value-type="float" office:value="5.44798">
            <text:p>5,44798</text:p>
          </table:table-cell>
          <table:table-cell office:value-type="float" office:value="0.98209">
            <text:p>0,98209</text:p>
          </table:table-cell>
          <table:table-cell office:value-type="float" office:value="6.43007">
            <text:p>6,43007</text:p>
          </table:table-cell>
          <table:table-cell office:value-type="float" office:value="7.5582">
            <text:p>7,5582</text:p>
          </table:table-cell>
          <table:table-cell office:value-type="float" office:value="0.807901">
            <text:p>0,807901</text:p>
          </table:table-cell>
          <table:table-cell office:value-type="float" office:value="8.3661">
            <text:p>8,3661</text:p>
          </table:table-cell>
        </table:table-row>
        <table:table-row table:style-name="ro1">
          <table:table-cell office:value-type="float" office:value="5.28581">
            <text:p>5,28581</text:p>
          </table:table-cell>
          <table:table-cell office:value-type="float" office:value="0.940449">
            <text:p>0,940449</text:p>
          </table:table-cell>
          <table:table-cell office:value-type="float" office:value="6.22626">
            <text:p>6,22626</text:p>
          </table:table-cell>
          <table:table-cell office:value-type="float" office:value="1.83867">
            <text:p>1,83867</text:p>
          </table:table-cell>
          <table:table-cell office:value-type="float" office:value="0.294715">
            <text:p>0,294715</text:p>
          </table:table-cell>
          <table:table-cell office:value-type="float" office:value="2.13339">
            <text:p>2,13339</text:p>
          </table:table-cell>
          <table:table-cell office:value-type="float" office:value="5.00341">
            <text:p>5,00341</text:p>
          </table:table-cell>
          <table:table-cell office:value-type="float" office:value="1.51639">
            <text:p>1,51639</text:p>
          </table:table-cell>
          <table:table-cell office:value-type="float" office:value="6.5198">
            <text:p>6,5198</text:p>
          </table:table-cell>
          <table:table-cell office:value-type="float" office:value="5.33302">
            <text:p>5,33302</text:p>
          </table:table-cell>
          <table:table-cell office:value-type="float" office:value="0.944261">
            <text:p>0,944261</text:p>
          </table:table-cell>
          <table:table-cell office:value-type="float" office:value="6.27728">
            <text:p>6,27728</text:p>
          </table:table-cell>
          <table:table-cell office:value-type="float" office:value="4.97086">
            <text:p>4,97086</text:p>
          </table:table-cell>
          <table:table-cell office:value-type="float" office:value="0.408496">
            <text:p>0,408496</text:p>
          </table:table-cell>
          <table:table-cell office:value-type="float" office:value="5.37936">
            <text:p>5,37936</text:p>
          </table:table-cell>
          <table:table-cell office:value-type="float" office:value="4.6219">
            <text:p>4,6219</text:p>
          </table:table-cell>
          <table:table-cell office:value-type="float" office:value="0.668901">
            <text:p>0,668901</text:p>
          </table:table-cell>
          <table:table-cell office:value-type="float" office:value="5.2908">
            <text:p>5,2908</text:p>
          </table:table-cell>
          <table:table-cell office:value-type="float" office:value="3.3445">
            <text:p>3,3445</text:p>
          </table:table-cell>
          <table:table-cell office:value-type="float" office:value="0.669194">
            <text:p>0,669194</text:p>
          </table:table-cell>
          <table:table-cell office:value-type="float" office:value="4.0137">
            <text:p>4,0137</text:p>
          </table:table-cell>
          <table:table-cell office:value-type="float" office:value="2.09673">
            <text:p>2,09673</text:p>
          </table:table-cell>
          <table:table-cell office:value-type="float" office:value="0.328439">
            <text:p>0,328439</text:p>
          </table:table-cell>
          <table:table-cell office:value-type="float" office:value="2.42517">
            <text:p>2,42517</text:p>
          </table:table-cell>
          <table:table-cell office:value-type="float" office:value="4.39668">
            <text:p>4,39668</text:p>
          </table:table-cell>
          <table:table-cell office:value-type="float" office:value="0.78708">
            <text:p>0,78708</text:p>
          </table:table-cell>
          <table:table-cell office:value-type="float" office:value="5.18376">
            <text:p>5,18376</text:p>
          </table:table-cell>
        </table:table-row>
        <table:table-row table:style-name="ro1">
          <table:table-cell office:value-type="float" office:value="4.37557">
            <text:p>4,37557</text:p>
          </table:table-cell>
          <table:table-cell office:value-type="float" office:value="0.82051">
            <text:p>0,82051</text:p>
          </table:table-cell>
          <table:table-cell office:value-type="float" office:value="5.19608">
            <text:p>5,19608</text:p>
          </table:table-cell>
          <table:table-cell office:value-type="float" office:value="2.02371">
            <text:p>2,02371</text:p>
          </table:table-cell>
          <table:table-cell office:value-type="float" office:value="0.291196">
            <text:p>0,291196</text:p>
          </table:table-cell>
          <table:table-cell office:value-type="float" office:value="2.31491">
            <text:p>2,31491</text:p>
          </table:table-cell>
          <table:table-cell office:value-type="float" office:value="4.70811">
            <text:p>4,70811</text:p>
          </table:table-cell>
          <table:table-cell office:value-type="float" office:value="0.749251">
            <text:p>0,749251</text:p>
          </table:table-cell>
          <table:table-cell office:value-type="float" office:value="5.45736">
            <text:p>5,45736</text:p>
          </table:table-cell>
          <table:table-cell office:value-type="float" office:value="5.16851">
            <text:p>5,16851</text:p>
          </table:table-cell>
          <table:table-cell office:value-type="float" office:value="0.404097">
            <text:p>0,404097</text:p>
          </table:table-cell>
          <table:table-cell office:value-type="float" office:value="5.57261">
            <text:p>5,57261</text:p>
          </table:table-cell>
          <table:table-cell office:value-type="float" office:value="4.95239">
            <text:p>4,95239</text:p>
          </table:table-cell>
          <table:table-cell office:value-type="float" office:value="0.380344">
            <text:p>0,380344</text:p>
          </table:table-cell>
          <table:table-cell office:value-type="float" office:value="5.33273">
            <text:p>5,33273</text:p>
          </table:table-cell>
          <table:table-cell office:value-type="float" office:value="5.25091">
            <text:p>5,25091</text:p>
          </table:table-cell>
          <table:table-cell office:value-type="float" office:value="0.636643">
            <text:p>0,636643</text:p>
          </table:table-cell>
          <table:table-cell office:value-type="float" office:value="5.88756">
            <text:p>5,88756</text:p>
          </table:table-cell>
          <table:table-cell office:value-type="float" office:value="3.29494">
            <text:p>3,29494</text:p>
          </table:table-cell>
          <table:table-cell office:value-type="float" office:value="0.721685">
            <text:p>0,721685</text:p>
          </table:table-cell>
          <table:table-cell office:value-type="float" office:value="4.01663">
            <text:p>4,01663</text:p>
          </table:table-cell>
          <table:table-cell office:value-type="float" office:value="2.96328">
            <text:p>2,96328</text:p>
          </table:table-cell>
          <table:table-cell office:value-type="float" office:value="0.381517">
            <text:p>0,381517</text:p>
          </table:table-cell>
          <table:table-cell office:value-type="float" office:value="3.3448">
            <text:p>3,3448</text:p>
          </table:table-cell>
          <table:table-cell office:value-type="float" office:value="4.64213">
            <text:p>4,64213</text:p>
          </table:table-cell>
          <table:table-cell office:value-type="float" office:value="1.03458">
            <text:p>1,03458</text:p>
          </table:table-cell>
          <table:table-cell office:value-type="float" office:value="5.67671">
            <text:p>5,67671</text:p>
          </table:table-cell>
        </table:table-row>
        <table:table-row table:style-name="ro1">
          <table:table-cell office:value-type="float" office:value="6.96231">
            <text:p>6,96231</text:p>
          </table:table-cell>
          <table:table-cell office:value-type="float" office:value="0.831361">
            <text:p>0,831361</text:p>
          </table:table-cell>
          <table:table-cell office:value-type="float" office:value="7.79367">
            <text:p>7,79367</text:p>
          </table:table-cell>
          <table:table-cell office:value-type="float" office:value="2.01286">
            <text:p>2,01286</text:p>
          </table:table-cell>
          <table:table-cell office:value-type="float" office:value="0.308205">
            <text:p>0,308205</text:p>
          </table:table-cell>
          <table:table-cell office:value-type="float" office:value="2.32106">
            <text:p>2,32106</text:p>
          </table:table-cell>
          <table:table-cell office:value-type="float" office:value="7.66054">
            <text:p>7,66054</text:p>
          </table:table-cell>
          <table:table-cell office:value-type="float" office:value="0.757462">
            <text:p>0,757462</text:p>
          </table:table-cell>
          <table:table-cell office:value-type="float" office:value="8.418">
            <text:p>8,418</text:p>
          </table:table-cell>
          <table:table-cell office:value-type="float" office:value="5.18229">
            <text:p>5,18229</text:p>
          </table:table-cell>
          <table:table-cell office:value-type="float" office:value="0.390607">
            <text:p>0,390607</text:p>
          </table:table-cell>
          <table:table-cell office:value-type="float" office:value="5.5729">
            <text:p>5,5729</text:p>
          </table:table-cell>
          <table:table-cell office:value-type="float" office:value="4.50753">
            <text:p>4,50753</text:p>
          </table:table-cell>
          <table:table-cell office:value-type="float" office:value="0.389141">
            <text:p>0,389141</text:p>
          </table:table-cell>
          <table:table-cell office:value-type="float" office:value="4.89667">
            <text:p>4,89667</text:p>
          </table:table-cell>
          <table:table-cell office:value-type="float" office:value="4.59169">
            <text:p>4,59169</text:p>
          </table:table-cell>
          <table:table-cell office:value-type="float" office:value="0.664209">
            <text:p>0,664209</text:p>
          </table:table-cell>
          <table:table-cell office:value-type="float" office:value="5.2559">
            <text:p>5,2559</text:p>
          </table:table-cell>
          <table:table-cell office:value-type="float" office:value="3.01606">
            <text:p>3,01606</text:p>
          </table:table-cell>
          <table:table-cell office:value-type="float" office:value="0.712888">
            <text:p>0,712888</text:p>
          </table:table-cell>
          <table:table-cell office:value-type="float" office:value="3.72895">
            <text:p>3,72895</text:p>
          </table:table-cell>
          <table:table-cell office:value-type="float" office:value="2.2501">
            <text:p>2,2501</text:p>
          </table:table-cell>
          <table:table-cell office:value-type="float" office:value="0.360696">
            <text:p>0,360696</text:p>
          </table:table-cell>
          <table:table-cell office:value-type="float" office:value="2.61079">
            <text:p>2,61079</text:p>
          </table:table-cell>
          <table:table-cell office:value-type="float" office:value="4.43011">
            <text:p>4,43011</text:p>
          </table:table-cell>
          <table:table-cell office:value-type="float" office:value="0.815818">
            <text:p>0,815818</text:p>
          </table:table-cell>
          <table:table-cell office:value-type="float" office:value="5.24593">
            <text:p>5,24593</text:p>
          </table:table-cell>
        </table:table-row>
        <table:table-row table:style-name="ro1">
          <table:table-cell office:value-type="float" office:value="4.41076">
            <text:p>4,41076</text:p>
          </table:table-cell>
          <table:table-cell office:value-type="float" office:value="0.746612">
            <text:p>0,746612</text:p>
          </table:table-cell>
          <table:table-cell office:value-type="float" office:value="5.15737">
            <text:p>5,15737</text:p>
          </table:table-cell>
          <table:table-cell office:value-type="float" office:value="1.85187">
            <text:p>1,85187</text:p>
          </table:table-cell>
          <table:table-cell office:value-type="float" office:value="0.290903">
            <text:p>0,290903</text:p>
          </table:table-cell>
          <table:table-cell office:value-type="float" office:value="2.14277">
            <text:p>2,14277</text:p>
          </table:table-cell>
          <table:table-cell office:value-type="float" office:value="4.71573">
            <text:p>4,71573</text:p>
          </table:table-cell>
          <table:table-cell office:value-type="float" office:value="0.779162">
            <text:p>0,779162</text:p>
          </table:table-cell>
          <table:table-cell office:value-type="float" office:value="5.4949">
            <text:p>5,4949</text:p>
          </table:table-cell>
          <table:table-cell office:value-type="float" office:value="4.84828">
            <text:p>4,84828</text:p>
          </table:table-cell>
          <table:table-cell office:value-type="float" office:value="0.35747">
            <text:p>0,35747</text:p>
          </table:table-cell>
          <table:table-cell office:value-type="float" office:value="5.20575">
            <text:p>5,20575</text:p>
          </table:table-cell>
          <table:table-cell office:value-type="float" office:value="4.28847">
            <text:p>4,28847</text:p>
          </table:table-cell>
          <table:table-cell office:value-type="float" office:value="0.376532">
            <text:p>0,376532</text:p>
          </table:table-cell>
          <table:table-cell office:value-type="float" office:value="4.665">
            <text:p>4,665</text:p>
          </table:table-cell>
          <table:table-cell office:value-type="float" office:value="4.33715">
            <text:p>4,33715</text:p>
          </table:table-cell>
          <table:table-cell office:value-type="float" office:value="0.665088">
            <text:p>0,665088</text:p>
          </table:table-cell>
          <table:table-cell office:value-type="float" office:value="5.00224">
            <text:p>5,00224</text:p>
          </table:table-cell>
          <table:table-cell office:value-type="float" office:value="3.12046">
            <text:p>3,12046</text:p>
          </table:table-cell>
          <table:table-cell office:value-type="float" office:value="0.650426">
            <text:p>0,650426</text:p>
          </table:table-cell>
          <table:table-cell office:value-type="float" office:value="3.77089">
            <text:p>3,77089</text:p>
          </table:table-cell>
          <table:table-cell office:value-type="float" office:value="2.08969">
            <text:p>2,08969</text:p>
          </table:table-cell>
          <table:table-cell office:value-type="float" office:value="0.342808">
            <text:p>0,342808</text:p>
          </table:table-cell>
          <table:table-cell office:value-type="float" office:value="2.4325">
            <text:p>2,4325</text:p>
          </table:table-cell>
          <table:table-cell office:value-type="float" office:value="4.44448">
            <text:p>4,44448</text:p>
          </table:table-cell>
          <table:table-cell office:value-type="float" office:value="0.7862">
            <text:p>0,7862</text:p>
          </table:table-cell>
          <table:table-cell office:value-type="float" office:value="5.23068">
            <text:p>5,23068</text:p>
          </table:table-cell>
        </table:table-row>
        <table:table-row table:style-name="ro1">
          <table:table-cell office:value-type="float" office:value="4.3131">
            <text:p>4,3131</text:p>
          </table:table-cell>
          <table:table-cell office:value-type="float" office:value="0.768312">
            <text:p>0,768312</text:p>
          </table:table-cell>
          <table:table-cell office:value-type="float" office:value="5.08142">
            <text:p>5,08142</text:p>
          </table:table-cell>
          <table:table-cell office:value-type="float" office:value="2.58206">
            <text:p>2,58206</text:p>
          </table:table-cell>
          <table:table-cell office:value-type="float" office:value="0.290023">
            <text:p>0,290023</text:p>
          </table:table-cell>
          <table:table-cell office:value-type="float" office:value="2.87208">
            <text:p>2,87208</text:p>
          </table:table-cell>
          <table:table-cell office:value-type="float" office:value="10.6766">
            <text:p>10,6766</text:p>
          </table:table-cell>
          <table:table-cell office:value-type="float" office:value="1.77885">
            <text:p>1,77885</text:p>
          </table:table-cell>
          <table:table-cell office:value-type="float" office:value="12.4555">
            <text:p>12,4555</text:p>
          </table:table-cell>
          <table:table-cell office:value-type="float" office:value="5.62363">
            <text:p>5,62363</text:p>
          </table:table-cell>
          <table:table-cell office:value-type="float" office:value="0.888251">
            <text:p>0,888251</text:p>
          </table:table-cell>
          <table:table-cell office:value-type="float" office:value="6.51188">
            <text:p>6,51188</text:p>
          </table:table-cell>
          <table:table-cell office:value-type="float" office:value="4.49521">
            <text:p>4,49521</text:p>
          </table:table-cell>
          <table:table-cell office:value-type="float" office:value="0.354245">
            <text:p>0,354245</text:p>
          </table:table-cell>
          <table:table-cell office:value-type="float" office:value="4.84946">
            <text:p>4,84946</text:p>
          </table:table-cell>
          <table:table-cell office:value-type="float" office:value="4.92336">
            <text:p>4,92336</text:p>
          </table:table-cell>
          <table:table-cell office:value-type="float" office:value="1.36742">
            <text:p>1,36742</text:p>
          </table:table-cell>
          <table:table-cell office:value-type="float" office:value="6.29077">
            <text:p>6,29077</text:p>
          </table:table-cell>
          <table:table-cell office:value-type="float" office:value="3.75329">
            <text:p>3,75329</text:p>
          </table:table-cell>
          <table:table-cell office:value-type="float" office:value="0.725204">
            <text:p>0,725204</text:p>
          </table:table-cell>
          <table:table-cell office:value-type="float" office:value="4.4785">
            <text:p>4,4785</text:p>
          </table:table-cell>
          <table:table-cell office:value-type="float" office:value="7.07961">
            <text:p>7,07961</text:p>
          </table:table-cell>
          <table:table-cell office:value-type="float" office:value="0.978571">
            <text:p>0,978571</text:p>
          </table:table-cell>
          <table:table-cell office:value-type="float" office:value="8.05819">
            <text:p>8,05819</text:p>
          </table:table-cell>
          <table:table-cell office:value-type="float" office:value="4.2653">
            <text:p>4,2653</text:p>
          </table:table-cell>
          <table:table-cell office:value-type="float" office:value="0.77447">
            <text:p>0,77447</text:p>
          </table:table-cell>
          <table:table-cell office:value-type="float" office:value="5.03977">
            <text:p>5,03977</text:p>
          </table:table-cell>
        </table:table-row>
        <table:table-row table:style-name="ro1">
          <table:table-cell office:value-type="float" office:value="4.36178">
            <text:p>4,36178</text:p>
          </table:table-cell>
          <table:table-cell office:value-type="float" office:value="0.799983">
            <text:p>0,799983</text:p>
          </table:table-cell>
          <table:table-cell office:value-type="float" office:value="5.16177">
            <text:p>5,16177</text:p>
          </table:table-cell>
          <table:table-cell office:value-type="float" office:value="2.25684">
            <text:p>2,25684</text:p>
          </table:table-cell>
          <table:table-cell office:value-type="float" office:value="0.290903">
            <text:p>0,290903</text:p>
          </table:table-cell>
          <table:table-cell office:value-type="float" office:value="2.54775">
            <text:p>2,54775</text:p>
          </table:table-cell>
          <table:table-cell office:value-type="float" office:value="4.44067">
            <text:p>4,44067</text:p>
          </table:table-cell>
          <table:table-cell office:value-type="float" office:value="0.708196">
            <text:p>0,708196</text:p>
          </table:table-cell>
          <table:table-cell office:value-type="float" office:value="5.14886">
            <text:p>5,14886</text:p>
          </table:table-cell>
          <table:table-cell office:value-type="float" office:value="4.75738">
            <text:p>4,75738</text:p>
          </table:table-cell>
          <table:table-cell office:value-type="float" office:value="0.361869">
            <text:p>0,361869</text:p>
          </table:table-cell>
          <table:table-cell office:value-type="float" office:value="5.11925">
            <text:p>5,11925</text:p>
          </table:table-cell>
          <table:table-cell office:value-type="float" office:value="4.56588">
            <text:p>4,56588</text:p>
          </table:table-cell>
          <table:table-cell office:value-type="float" office:value="0.381224">
            <text:p>0,381224</text:p>
          </table:table-cell>
          <table:table-cell office:value-type="float" office:value="4.94711">
            <text:p>4,94711</text:p>
          </table:table-cell>
          <table:table-cell office:value-type="float" office:value="4.48202">
            <text:p>4,48202</text:p>
          </table:table-cell>
          <table:table-cell office:value-type="float" office:value="0.673006">
            <text:p>0,673006</text:p>
          </table:table-cell>
          <table:table-cell office:value-type="float" office:value="5.15502">
            <text:p>5,15502</text:p>
          </table:table-cell>
          <table:table-cell office:value-type="float" office:value="3.02134">
            <text:p>3,02134</text:p>
          </table:table-cell>
          <table:table-cell office:value-type="float" office:value="0.670953">
            <text:p>0,670953</text:p>
          </table:table-cell>
          <table:table-cell office:value-type="float" office:value="3.6923">
            <text:p>3,6923</text:p>
          </table:table-cell>
          <table:table-cell office:value-type="float" office:value="2.31901">
            <text:p>2,31901</text:p>
          </table:table-cell>
          <table:table-cell office:value-type="float" office:value="0.3692">
            <text:p>0,3692</text:p>
          </table:table-cell>
          <table:table-cell office:value-type="float" office:value="2.68821">
            <text:p>2,68821</text:p>
          </table:table-cell>
          <table:table-cell office:value-type="float" office:value="4.75738">
            <text:p>4,75738</text:p>
          </table:table-cell>
          <table:table-cell office:value-type="float" office:value="0.94954">
            <text:p>0,94954</text:p>
          </table:table-cell>
          <table:table-cell office:value-type="float" office:value="5.70692">
            <text:p>5,70692</text:p>
          </table:table-cell>
        </table:table-row>
        <table:table-row table:style-name="ro1">
          <table:table-cell office:value-type="float" office:value="4.48612">
            <text:p>4,48612</text:p>
          </table:table-cell>
          <table:table-cell office:value-type="float" office:value="0.819337">
            <text:p>0,819337</text:p>
          </table:table-cell>
          <table:table-cell office:value-type="float" office:value="5.30546">
            <text:p>5,30546</text:p>
          </table:table-cell>
          <table:table-cell office:value-type="float" office:value="1.87093">
            <text:p>1,87093</text:p>
          </table:table-cell>
          <table:table-cell office:value-type="float" office:value="0.304099">
            <text:p>0,304099</text:p>
          </table:table-cell>
          <table:table-cell office:value-type="float" office:value="2.17503">
            <text:p>2,17503</text:p>
          </table:table-cell>
          <table:table-cell office:value-type="float" office:value="4.51398">
            <text:p>4,51398</text:p>
          </table:table-cell>
          <table:table-cell office:value-type="float" office:value="0.743386">
            <text:p>0,743386</text:p>
          </table:table-cell>
          <table:table-cell office:value-type="float" office:value="5.25737">
            <text:p>5,25737</text:p>
          </table:table-cell>
          <table:table-cell office:value-type="float" office:value="4.83831">
            <text:p>4,83831</text:p>
          </table:table-cell>
          <table:table-cell office:value-type="float" office:value="0.414361">
            <text:p>0,414361</text:p>
          </table:table-cell>
          <table:table-cell office:value-type="float" office:value="5.25267">
            <text:p>5,25267</text:p>
          </table:table-cell>
          <table:table-cell office:value-type="float" office:value="4.28583">
            <text:p>4,28583</text:p>
          </table:table-cell>
          <table:table-cell office:value-type="float" office:value="0.436941">
            <text:p>0,436941</text:p>
          </table:table-cell>
          <table:table-cell office:value-type="float" office:value="4.72277">
            <text:p>4,72277</text:p>
          </table:table-cell>
          <table:table-cell office:value-type="float" office:value="4.25797">
            <text:p>4,25797</text:p>
          </table:table-cell>
          <table:table-cell office:value-type="float" office:value="0.610251">
            <text:p>0,610251</text:p>
          </table:table-cell>
          <table:table-cell office:value-type="float" office:value="4.86822">
            <text:p>4,86822</text:p>
          </table:table-cell>
          <table:table-cell office:value-type="float" office:value="3.46884">
            <text:p>3,46884</text:p>
          </table:table-cell>
          <table:table-cell office:value-type="float" office:value="0.699399">
            <text:p>0,699399</text:p>
          </table:table-cell>
          <table:table-cell office:value-type="float" office:value="4.16824">
            <text:p>4,16824</text:p>
          </table:table-cell>
          <table:table-cell office:value-type="float" office:value="2.06242">
            <text:p>2,06242</text:p>
          </table:table-cell>
          <table:table-cell office:value-type="float" office:value="0.356884">
            <text:p>0,356884</text:p>
          </table:table-cell>
          <table:table-cell office:value-type="float" office:value="2.4193">
            <text:p>2,4193</text:p>
          </table:table-cell>
          <table:table-cell office:value-type="float" office:value="4.47322">
            <text:p>4,47322</text:p>
          </table:table-cell>
          <table:table-cell office:value-type="float" office:value="0.831361">
            <text:p>0,831361</text:p>
          </table:table-cell>
          <table:table-cell office:value-type="float" office:value="5.30458">
            <text:p>5,30458</text:p>
          </table:table-cell>
        </table:table-row>
        <table:table-row table:style-name="ro1">
          <table:table-cell office:value-type="float" office:value="10.3452">
            <text:p>10,3452</text:p>
          </table:table-cell>
          <table:table-cell office:value-type="float" office:value="1.37944">
            <text:p>1,37944</text:p>
          </table:table-cell>
          <table:table-cell office:value-type="float" office:value="11.7247">
            <text:p>11,7247</text:p>
          </table:table-cell>
          <table:table-cell office:value-type="float" office:value="2.13427">
            <text:p>2,13427</text:p>
          </table:table-cell>
          <table:table-cell office:value-type="float" office:value="0.342808">
            <text:p>0,342808</text:p>
          </table:table-cell>
          <table:table-cell office:value-type="float" office:value="2.47707">
            <text:p>2,47707</text:p>
          </table:table-cell>
          <table:table-cell office:value-type="float" office:value="5.88961">
            <text:p>5,88961</text:p>
          </table:table-cell>
          <table:table-cell office:value-type="float" office:value="1.03488">
            <text:p>1,03488</text:p>
          </table:table-cell>
          <table:table-cell office:value-type="float" office:value="6.92449">
            <text:p>6,92449</text:p>
          </table:table-cell>
          <table:table-cell office:value-type="float" office:value="5.18405">
            <text:p>5,18405</text:p>
          </table:table-cell>
          <table:table-cell office:value-type="float" office:value="0.38269">
            <text:p>0,38269</text:p>
          </table:table-cell>
          <table:table-cell office:value-type="float" office:value="5.56674">
            <text:p>5,56674</text:p>
          </table:table-cell>
          <table:table-cell office:value-type="float" office:value="7.41509">
            <text:p>7,41509</text:p>
          </table:table-cell>
          <table:table-cell office:value-type="float" office:value="0.375065">
            <text:p>0,375065</text:p>
          </table:table-cell>
          <table:table-cell office:value-type="float" office:value="7.79016">
            <text:p>7,79016</text:p>
          </table:table-cell>
          <table:table-cell office:value-type="float" office:value="4.38407">
            <text:p>4,38407</text:p>
          </table:table-cell>
          <table:table-cell office:value-type="float" office:value="0.636057">
            <text:p>0,636057</text:p>
          </table:table-cell>
          <table:table-cell office:value-type="float" office:value="5.02013">
            <text:p>5,02013</text:p>
          </table:table-cell>
          <table:table-cell office:value-type="float" office:value="3.03689">
            <text:p>3,03689</text:p>
          </table:table-cell>
          <table:table-cell office:value-type="float" office:value="0.616409">
            <text:p>0,616409</text:p>
          </table:table-cell>
          <table:table-cell office:value-type="float" office:value="3.65329">
            <text:p>3,65329</text:p>
          </table:table-cell>
          <table:table-cell office:value-type="float" office:value="2.09732">
            <text:p>2,09732</text:p>
          </table:table-cell>
          <table:table-cell office:value-type="float" office:value="0.327852">
            <text:p>0,327852</text:p>
          </table:table-cell>
          <table:table-cell office:value-type="float" office:value="2.42517">
            <text:p>2,42517</text:p>
          </table:table-cell>
          <table:table-cell office:value-type="float" office:value="4.81896">
            <text:p>4,81896</text:p>
          </table:table-cell>
          <table:table-cell office:value-type="float" office:value="0.807314">
            <text:p>0,807314</text:p>
          </table:table-cell>
          <table:table-cell office:value-type="float" office:value="5.62627">
            <text:p>5,62627</text:p>
          </table:table-cell>
        </table:table-row>
        <table:table-row table:style-name="ro1">
          <table:table-cell office:value-type="float" office:value="4.30401">
            <text:p>4,30401</text:p>
          </table:table-cell>
          <table:table-cell office:value-type="float" office:value="0.825496">
            <text:p>0,825496</text:p>
          </table:table-cell>
          <table:table-cell office:value-type="float" office:value="5.12951">
            <text:p>5,12951</text:p>
          </table:table-cell>
          <table:table-cell office:value-type="float" office:value="1.82401">
            <text:p>1,82401</text:p>
          </table:table-cell>
          <table:table-cell office:value-type="float" office:value="0.283865">
            <text:p>0,283865</text:p>
          </table:table-cell>
          <table:table-cell office:value-type="float" office:value="2.10787">
            <text:p>2,10787</text:p>
          </table:table-cell>
          <table:table-cell office:value-type="float" office:value="4.59286">
            <text:p>4,59286</text:p>
          </table:table-cell>
          <table:table-cell office:value-type="float" office:value="0.693534">
            <text:p>0,693534</text:p>
          </table:table-cell>
          <table:table-cell office:value-type="float" office:value="5.2864">
            <text:p>5,2864</text:p>
          </table:table-cell>
          <table:table-cell office:value-type="float" office:value="4.78729">
            <text:p>4,78729</text:p>
          </table:table-cell>
          <table:table-cell office:value-type="float" office:value="0.714061">
            <text:p>0,714061</text:p>
          </table:table-cell>
          <table:table-cell office:value-type="float" office:value="5.50135">
            <text:p>5,50135</text:p>
          </table:table-cell>
          <table:table-cell office:value-type="float" office:value="4.39903">
            <text:p>4,39903</text:p>
          </table:table-cell>
          <table:table-cell office:value-type="float" office:value="0.353072">
            <text:p>0,353072</text:p>
          </table:table-cell>
          <table:table-cell office:value-type="float" office:value="4.7521">
            <text:p>4,7521</text:p>
          </table:table-cell>
          <table:table-cell office:value-type="float" office:value="10.2452">
            <text:p>10,2452</text:p>
          </table:table-cell>
          <table:table-cell office:value-type="float" office:value="1.43956">
            <text:p>1,43956</text:p>
          </table:table-cell>
          <table:table-cell office:value-type="float" office:value="11.6848">
            <text:p>11,6848</text:p>
          </table:table-cell>
          <table:table-cell office:value-type="float" office:value="6.89105">
            <text:p>6,89105</text:p>
          </table:table-cell>
          <table:table-cell office:value-type="float" office:value="0.822563">
            <text:p>0,822563</text:p>
          </table:table-cell>
          <table:table-cell office:value-type="float" office:value="7.71362">
            <text:p>7,71362</text:p>
          </table:table-cell>
          <table:table-cell office:value-type="float" office:value="2.30699">
            <text:p>2,30699</text:p>
          </table:table-cell>
          <table:table-cell office:value-type="float" office:value="0.370667">
            <text:p>0,370667</text:p>
          </table:table-cell>
          <table:table-cell office:value-type="float" office:value="2.67766">
            <text:p>2,67766</text:p>
          </table:table-cell>
          <table:table-cell office:value-type="float" office:value="4.4002">
            <text:p>4,4002</text:p>
          </table:table-cell>
          <table:table-cell office:value-type="float" office:value="0.887371">
            <text:p>0,887371</text:p>
          </table:table-cell>
          <table:table-cell office:value-type="float" office:value="5.28757">
            <text:p>5,28757</text:p>
          </table:table-cell>
        </table:table-row>
        <table:table-row table:style-name="ro1">
          <table:table-cell office:value-type="float" office:value="4.65855">
            <text:p>4,65855</text:p>
          </table:table-cell>
          <table:table-cell office:value-type="float" office:value="0.804968">
            <text:p>0,804968</text:p>
          </table:table-cell>
          <table:table-cell office:value-type="float" office:value="5.46352">
            <text:p>5,46352</text:p>
          </table:table-cell>
          <table:table-cell office:value-type="float" office:value="1.95568">
            <text:p>1,95568</text:p>
          </table:table-cell>
          <table:table-cell office:value-type="float" office:value="0.303806">
            <text:p>0,303806</text:p>
          </table:table-cell>
          <table:table-cell office:value-type="float" office:value="2.25948">
            <text:p>2,25948</text:p>
          </table:table-cell>
          <table:table-cell office:value-type="float" office:value="4.49961">
            <text:p>4,49961</text:p>
          </table:table-cell>
          <table:table-cell office:value-type="float" office:value="0.751304">
            <text:p>0,751304</text:p>
          </table:table-cell>
          <table:table-cell office:value-type="float" office:value="5.25091">
            <text:p>5,25091</text:p>
          </table:table-cell>
          <table:table-cell office:value-type="float" office:value="4.84447">
            <text:p>4,84447</text:p>
          </table:table-cell>
          <table:table-cell office:value-type="float" office:value="0.365681">
            <text:p>0,365681</text:p>
          </table:table-cell>
          <table:table-cell office:value-type="float" office:value="5.21015">
            <text:p>5,21015</text:p>
          </table:table-cell>
          <table:table-cell office:value-type="float" office:value="4.43334">
            <text:p>4,43334</text:p>
          </table:table-cell>
          <table:table-cell office:value-type="float" office:value="0.353951">
            <text:p>0,353951</text:p>
          </table:table-cell>
          <table:table-cell office:value-type="float" office:value="4.78729">
            <text:p>4,78729</text:p>
          </table:table-cell>
          <table:table-cell office:value-type="float" office:value="4.47527">
            <text:p>4,47527</text:p>
          </table:table-cell>
          <table:table-cell office:value-type="float" office:value="0.657757">
            <text:p>0,657757</text:p>
          </table:table-cell>
          <table:table-cell office:value-type="float" office:value="5.13303">
            <text:p>5,13303</text:p>
          </table:table-cell>
          <table:table-cell office:value-type="float" office:value="3.10697">
            <text:p>3,10697</text:p>
          </table:table-cell>
          <table:table-cell office:value-type="float" office:value="0.64808">
            <text:p>0,64808</text:p>
          </table:table-cell>
          <table:table-cell office:value-type="float" office:value="3.75505">
            <text:p>3,75505</text:p>
          </table:table-cell>
          <table:table-cell office:value-type="float" office:value="2.13368">
            <text:p>2,13368</text:p>
          </table:table-cell>
          <table:table-cell office:value-type="float" office:value="0.365681">
            <text:p>0,365681</text:p>
          </table:table-cell>
          <table:table-cell office:value-type="float" office:value="2.49936">
            <text:p>2,49936</text:p>
          </table:table-cell>
          <table:table-cell office:value-type="float" office:value="5.38669">
            <text:p>5,38669</text:p>
          </table:table-cell>
          <table:table-cell office:value-type="float" office:value="0.81142">
            <text:p>0,81142</text:p>
          </table:table-cell>
          <table:table-cell office:value-type="float" office:value="6.19811">
            <text:p>6,19811</text:p>
          </table:table-cell>
        </table:table-row>
        <table:table-row table:style-name="ro1">
          <table:table-cell office:value-type="float" office:value="4.86441">
            <text:p>4,86441</text:p>
          </table:table-cell>
          <table:table-cell office:value-type="float" office:value="1.30408">
            <text:p>1,30408</text:p>
          </table:table-cell>
          <table:table-cell office:value-type="float" office:value="6.16849">
            <text:p>6,16849</text:p>
          </table:table-cell>
          <table:table-cell office:value-type="float" office:value="2.24746">
            <text:p>2,24746</text:p>
          </table:table-cell>
          <table:table-cell office:value-type="float" office:value="0.30234">
            <text:p>0,30234</text:p>
          </table:table-cell>
          <table:table-cell office:value-type="float" office:value="2.5498">
            <text:p>2,5498</text:p>
          </table:table-cell>
          <table:table-cell office:value-type="float" office:value="5.78404">
            <text:p>5,78404</text:p>
          </table:table-cell>
          <table:table-cell office:value-type="float" office:value="0.746905">
            <text:p>0,746905</text:p>
          </table:table-cell>
          <table:table-cell office:value-type="float" office:value="6.53095">
            <text:p>6,53095</text:p>
          </table:table-cell>
          <table:table-cell office:value-type="float" office:value="6.53857">
            <text:p>6,53857</text:p>
          </table:table-cell>
          <table:table-cell office:value-type="float" office:value="0.563918">
            <text:p>0,563918</text:p>
          </table:table-cell>
          <table:table-cell office:value-type="float" office:value="7.10249">
            <text:p>7,10249</text:p>
          </table:table-cell>
          <table:table-cell office:value-type="float" office:value="5.0993">
            <text:p>5,0993</text:p>
          </table:table-cell>
          <table:table-cell office:value-type="float" office:value="0.463333">
            <text:p>0,463333</text:p>
          </table:table-cell>
          <table:table-cell office:value-type="float" office:value="5.56264">
            <text:p>5,56264</text:p>
          </table:table-cell>
          <table:table-cell office:value-type="float" office:value="4.71368">
            <text:p>4,71368</text:p>
          </table:table-cell>
          <table:table-cell office:value-type="float" office:value="0.618169">
            <text:p>0,618169</text:p>
          </table:table-cell>
          <table:table-cell office:value-type="float" office:value="5.33185">
            <text:p>5,33185</text:p>
          </table:table-cell>
          <table:table-cell office:value-type="float" office:value="3.91458">
            <text:p>3,91458</text:p>
          </table:table-cell>
          <table:table-cell office:value-type="float" office:value="0.81054">
            <text:p>0,81054</text:p>
          </table:table-cell>
          <table:table-cell office:value-type="float" office:value="4.72512">
            <text:p>4,72512</text:p>
          </table:table-cell>
          <table:table-cell office:value-type="float" office:value="2.5583">
            <text:p>2,5583</text:p>
          </table:table-cell>
          <table:table-cell office:value-type="float" office:value="0.362162">
            <text:p>0,362162</text:p>
          </table:table-cell>
          <table:table-cell office:value-type="float" office:value="2.92047">
            <text:p>2,92047</text:p>
          </table:table-cell>
          <table:table-cell office:value-type="float" office:value="4.46618">
            <text:p>4,46618</text:p>
          </table:table-cell>
          <table:table-cell office:value-type="float" office:value="0.806434">
            <text:p>0,806434</text:p>
          </table:table-cell>
          <table:table-cell office:value-type="float" office:value="5.27261">
            <text:p>5,27261</text:p>
          </table:table-cell>
        </table:table-row>
        <table:table-row table:style-name="ro1">
          <table:table-cell office:value-type="float" office:value="4.49521">
            <text:p>4,49521</text:p>
          </table:table-cell>
          <table:table-cell office:value-type="float" office:value="0.802622">
            <text:p>0,802622</text:p>
          </table:table-cell>
          <table:table-cell office:value-type="float" office:value="5.29783">
            <text:p>5,29783</text:p>
          </table:table-cell>
          <table:table-cell office:value-type="float" office:value="1.81785">
            <text:p>1,81785</text:p>
          </table:table-cell>
          <table:table-cell office:value-type="float" office:value="0.318175">
            <text:p>0,318175</text:p>
          </table:table-cell>
          <table:table-cell office:value-type="float" office:value="2.13602">
            <text:p>2,13602</text:p>
          </table:table-cell>
          <table:table-cell office:value-type="float" office:value="4.73861">
            <text:p>4,73861</text:p>
          </table:table-cell>
          <table:table-cell office:value-type="float" office:value="0.746318">
            <text:p>0,746318</text:p>
          </table:table-cell>
          <table:table-cell office:value-type="float" office:value="5.48493">
            <text:p>5,48493</text:p>
          </table:table-cell>
          <table:table-cell office:value-type="float" office:value="5.07233">
            <text:p>5,07233</text:p>
          </table:table-cell>
          <table:table-cell office:value-type="float" office:value="0.399405">
            <text:p>0,399405</text:p>
          </table:table-cell>
          <table:table-cell office:value-type="float" office:value="5.47173">
            <text:p>5,47173</text:p>
          </table:table-cell>
          <table:table-cell office:value-type="float" office:value="4.4175">
            <text:p>4,4175</text:p>
          </table:table-cell>
          <table:table-cell office:value-type="float" office:value="0.372133">
            <text:p>0,372133</text:p>
          </table:table-cell>
          <table:table-cell office:value-type="float" office:value="4.78963">
            <text:p>4,78963</text:p>
          </table:table-cell>
          <table:table-cell office:value-type="float" office:value="4.42278">
            <text:p>4,42278</text:p>
          </table:table-cell>
          <table:table-cell office:value-type="float" office:value="0.660983">
            <text:p>0,660983</text:p>
          </table:table-cell>
          <table:table-cell office:value-type="float" office:value="5.08376">
            <text:p>5,08376</text:p>
          </table:table-cell>
          <table:table-cell office:value-type="float" office:value="3.13894">
            <text:p>3,13894</text:p>
          </table:table-cell>
          <table:table-cell office:value-type="float" office:value="0.667434">
            <text:p>0,667434</text:p>
          </table:table-cell>
          <table:table-cell office:value-type="float" office:value="3.80637">
            <text:p>3,80637</text:p>
          </table:table-cell>
          <table:table-cell office:value-type="float" office:value="2.14834">
            <text:p>2,14834</text:p>
          </table:table-cell>
          <table:table-cell office:value-type="float" office:value="0.362456">
            <text:p>0,362456</text:p>
          </table:table-cell>
          <table:table-cell office:value-type="float" office:value="2.5108">
            <text:p>2,5108</text:p>
          </table:table-cell>
          <table:table-cell office:value-type="float" office:value="4.48495">
            <text:p>4,48495</text:p>
          </table:table-cell>
          <table:table-cell office:value-type="float" office:value="0.834879">
            <text:p>0,834879</text:p>
          </table:table-cell>
          <table:table-cell office:value-type="float" office:value="5.31983">
            <text:p>5,31983</text:p>
          </table:table-cell>
        </table:table-row>
        <table:table-row table:style-name="ro1">
          <table:table-cell office:value-type="float" office:value="4.58025">
            <text:p>4,58025</text:p>
          </table:table-cell>
          <table:table-cell office:value-type="float" office:value="0.82227">
            <text:p>0,82227</text:p>
          </table:table-cell>
          <table:table-cell office:value-type="float" office:value="5.40252">
            <text:p>5,40252</text:p>
          </table:table-cell>
          <table:table-cell office:value-type="float" office:value="1.87445">
            <text:p>1,87445</text:p>
          </table:table-cell>
          <table:table-cell office:value-type="float" office:value="0.304979">
            <text:p>0,304979</text:p>
          </table:table-cell>
          <table:table-cell office:value-type="float" office:value="2.17943">
            <text:p>2,17943</text:p>
          </table:table-cell>
          <table:table-cell office:value-type="float" office:value="4.58583">
            <text:p>4,58583</text:p>
          </table:table-cell>
          <table:table-cell office:value-type="float" office:value="0.747198">
            <text:p>0,747198</text:p>
          </table:table-cell>
          <table:table-cell office:value-type="float" office:value="5.33302">
            <text:p>5,33302</text:p>
          </table:table-cell>
          <table:table-cell office:value-type="float" office:value="4.97438">
            <text:p>4,97438</text:p>
          </table:table-cell>
          <table:table-cell office:value-type="float" office:value="0.385329">
            <text:p>0,385329</text:p>
          </table:table-cell>
          <table:table-cell office:value-type="float" office:value="5.35971">
            <text:p>5,35971</text:p>
          </table:table-cell>
          <table:table-cell office:value-type="float" office:value="4.54594">
            <text:p>4,54594</text:p>
          </table:table-cell>
          <table:table-cell office:value-type="float" office:value="0.421692">
            <text:p>0,421692</text:p>
          </table:table-cell>
          <table:table-cell office:value-type="float" office:value="4.96764">
            <text:p>4,96764</text:p>
          </table:table-cell>
          <table:table-cell office:value-type="float" office:value="4.25269">
            <text:p>4,25269</text:p>
          </table:table-cell>
          <table:table-cell office:value-type="float" office:value="0.645441">
            <text:p>0,645441</text:p>
          </table:table-cell>
          <table:table-cell office:value-type="float" office:value="4.89814">
            <text:p>4,89814</text:p>
          </table:table-cell>
          <table:table-cell office:value-type="float" office:value="3.16064">
            <text:p>3,16064</text:p>
          </table:table-cell>
          <table:table-cell office:value-type="float" office:value="0.661569">
            <text:p>0,661569</text:p>
          </table:table-cell>
          <table:table-cell office:value-type="float" office:value="3.82221">
            <text:p>3,82221</text:p>
          </table:table-cell>
          <table:table-cell office:value-type="float" office:value="2.31403">
            <text:p>2,31403</text:p>
          </table:table-cell>
          <table:table-cell office:value-type="float" office:value="0.368321">
            <text:p>0,368321</text:p>
          </table:table-cell>
          <table:table-cell office:value-type="float" office:value="2.68235">
            <text:p>2,68235</text:p>
          </table:table-cell>
          <table:table-cell office:value-type="float" office:value="4.52454">
            <text:p>4,52454</text:p>
          </table:table-cell>
          <table:table-cell office:value-type="float" office:value="0.859512">
            <text:p>0,859512</text:p>
          </table:table-cell>
          <table:table-cell office:value-type="float" office:value="5.38405">
            <text:p>5,38405</text:p>
          </table:table-cell>
        </table:table-row>
        <table:table-row table:style-name="ro1">
          <table:table-cell office:value-type="float" office:value="5.33009">
            <text:p>5,33009</text:p>
          </table:table-cell>
          <table:table-cell office:value-type="float" office:value="0.973586">
            <text:p>0,973586</text:p>
          </table:table-cell>
          <table:table-cell office:value-type="float" office:value="6.30368">
            <text:p>6,30368</text:p>
          </table:table-cell>
          <table:table-cell office:value-type="float" office:value="1.81521">
            <text:p>1,81521</text:p>
          </table:table-cell>
          <table:table-cell office:value-type="float" office:value="0.274481">
            <text:p>0,274481</text:p>
          </table:table-cell>
          <table:table-cell office:value-type="float" office:value="2.08969">
            <text:p>2,08969</text:p>
          </table:table-cell>
          <table:table-cell office:value-type="float" office:value="5.28992">
            <text:p>5,28992</text:p>
          </table:table-cell>
          <table:table-cell office:value-type="float" office:value="0.760101">
            <text:p>0,760101</text:p>
          </table:table-cell>
          <table:table-cell office:value-type="float" office:value="6.05002">
            <text:p>6,05002</text:p>
          </table:table-cell>
          <table:table-cell office:value-type="float" office:value="4.85649">
            <text:p>4,85649</text:p>
          </table:table-cell>
          <table:table-cell office:value-type="float" office:value="0.357764">
            <text:p>0,357764</text:p>
          </table:table-cell>
          <table:table-cell office:value-type="float" office:value="5.21426">
            <text:p>5,21426</text:p>
          </table:table-cell>
          <table:table-cell office:value-type="float" office:value="4.87145">
            <text:p>4,87145</text:p>
          </table:table-cell>
          <table:table-cell office:value-type="float" office:value="0.39442">
            <text:p>0,39442</text:p>
          </table:table-cell>
          <table:table-cell office:value-type="float" office:value="5.26587">
            <text:p>5,26587</text:p>
          </table:table-cell>
          <table:table-cell office:value-type="float" office:value="4.63949">
            <text:p>4,63949</text:p>
          </table:table-cell>
          <table:table-cell office:value-type="float" office:value="0.619635">
            <text:p>0,619635</text:p>
          </table:table-cell>
          <table:table-cell office:value-type="float" office:value="5.25912">
            <text:p>5,25912</text:p>
          </table:table-cell>
          <table:table-cell office:value-type="float" office:value="3.27882">
            <text:p>3,27882</text:p>
          </table:table-cell>
          <table:table-cell office:value-type="float" office:value="0.608785">
            <text:p>0,608785</text:p>
          </table:table-cell>
          <table:table-cell office:value-type="float" office:value="3.8876">
            <text:p>3,8876</text:p>
          </table:table-cell>
          <table:table-cell office:value-type="float" office:value="2.13133">
            <text:p>2,13133</text:p>
          </table:table-cell>
          <table:table-cell office:value-type="float" office:value="0.331371">
            <text:p>0,331371</text:p>
          </table:table-cell>
          <table:table-cell office:value-type="float" office:value="2.4627">
            <text:p>2,4627</text:p>
          </table:table-cell>
          <table:table-cell office:value-type="float" office:value="4.27088">
            <text:p>4,27088</text:p>
          </table:table-cell>
          <table:table-cell office:value-type="float" office:value="1.06156">
            <text:p>1,06156</text:p>
          </table:table-cell>
          <table:table-cell office:value-type="float" office:value="5.33244">
            <text:p>5,33244</text:p>
          </table:table-cell>
        </table:table-row>
        <table:table-row table:style-name="ro1">
          <table:table-cell office:value-type="float" office:value="4.35944">
            <text:p>4,35944</text:p>
          </table:table-cell>
          <table:table-cell office:value-type="float" office:value="0.758048">
            <text:p>0,758048</text:p>
          </table:table-cell>
          <table:table-cell office:value-type="float" office:value="5.11749">
            <text:p>5,11749</text:p>
          </table:table-cell>
          <table:table-cell office:value-type="float" office:value="1.82606">
            <text:p>1,82606</text:p>
          </table:table-cell>
          <table:table-cell office:value-type="float" office:value="0.282105">
            <text:p>0,282105</text:p>
          </table:table-cell>
          <table:table-cell office:value-type="float" office:value="2.10817">
            <text:p>2,10817</text:p>
          </table:table-cell>
          <table:table-cell office:value-type="float" office:value="5.89899">
            <text:p>5,89899</text:p>
          </table:table-cell>
          <table:table-cell office:value-type="float" office:value="0.723445">
            <text:p>0,723445</text:p>
          </table:table-cell>
          <table:table-cell office:value-type="float" office:value="6.62244">
            <text:p>6,62244</text:p>
          </table:table-cell>
          <table:table-cell office:value-type="float" office:value="4.80019">
            <text:p>4,80019</text:p>
          </table:table-cell>
          <table:table-cell office:value-type="float" office:value="0.359523">
            <text:p>0,359523</text:p>
          </table:table-cell>
          <table:table-cell office:value-type="float" office:value="5.15971">
            <text:p>5,15971</text:p>
          </table:table-cell>
          <table:table-cell office:value-type="float" office:value="4.36325">
            <text:p>4,36325</text:p>
          </table:table-cell>
          <table:table-cell office:value-type="float" office:value="0.372426">
            <text:p>0,372426</text:p>
          </table:table-cell>
          <table:table-cell office:value-type="float" office:value="4.73568">
            <text:p>4,73568</text:p>
          </table:table-cell>
          <table:table-cell office:value-type="float" office:value="4.38906">
            <text:p>4,38906</text:p>
          </table:table-cell>
          <table:table-cell office:value-type="float" office:value="0.609078">
            <text:p>0,609078</text:p>
          </table:table-cell>
          <table:table-cell office:value-type="float" office:value="4.99813">
            <text:p>4,99813</text:p>
          </table:table-cell>
          <table:table-cell office:value-type="float" office:value="4.83362">
            <text:p>4,83362</text:p>
          </table:table-cell>
          <table:table-cell office:value-type="float" office:value="0.726377">
            <text:p>0,726377</text:p>
          </table:table-cell>
          <table:table-cell office:value-type="float" office:value="5.56">
            <text:p>5,56</text:p>
          </table:table-cell>
          <table:table-cell office:value-type="float" office:value="2.17708">
            <text:p>2,17708</text:p>
          </table:table-cell>
          <table:table-cell office:value-type="float" office:value="0.333717">
            <text:p>0,333717</text:p>
          </table:table-cell>
          <table:table-cell office:value-type="float" office:value="2.5108">
            <text:p>2,5108</text:p>
          </table:table-cell>
          <table:table-cell office:value-type="float" office:value="13.0428">
            <text:p>13,0428</text:p>
          </table:table-cell>
          <table:table-cell office:value-type="float" office:value="2.30406">
            <text:p>2,30406</text:p>
          </table:table-cell>
          <table:table-cell office:value-type="float" office:value="15.3469">
            <text:p>15,3469</text:p>
          </table:table-cell>
        </table:table-row>
        <table:table-row table:style-name="ro1">
          <table:table-cell office:value-type="float" office:value="4.56178">
            <text:p>4,56178</text:p>
          </table:table-cell>
          <table:table-cell office:value-type="float" office:value="0.799396">
            <text:p>0,799396</text:p>
          </table:table-cell>
          <table:table-cell office:value-type="float" office:value="5.36118">
            <text:p>5,36118</text:p>
          </table:table-cell>
          <table:table-cell office:value-type="float" office:value="1.87709">
            <text:p>1,87709</text:p>
          </table:table-cell>
          <table:table-cell office:value-type="float" office:value="0.272135">
            <text:p>0,272135</text:p>
          </table:table-cell>
          <table:table-cell office:value-type="float" office:value="2.14922">
            <text:p>2,14922</text:p>
          </table:table-cell>
          <table:table-cell office:value-type="float" office:value="4.50606">
            <text:p>4,50606</text:p>
          </table:table-cell>
          <table:table-cell office:value-type="float" office:value="0.724031">
            <text:p>0,724031</text:p>
          </table:table-cell>
          <table:table-cell office:value-type="float" office:value="5.23009">
            <text:p>5,23009</text:p>
          </table:table-cell>
          <table:table-cell office:value-type="float" office:value="4.78201">
            <text:p>4,78201</text:p>
          </table:table-cell>
          <table:table-cell office:value-type="float" office:value="0.36011">
            <text:p>0,36011</text:p>
          </table:table-cell>
          <table:table-cell office:value-type="float" office:value="5.14212">
            <text:p>5,14212</text:p>
          </table:table-cell>
          <table:table-cell office:value-type="float" office:value="5.89196">
            <text:p>5,89196</text:p>
          </table:table-cell>
          <table:table-cell office:value-type="float" office:value="0.426677">
            <text:p>0,426677</text:p>
          </table:table-cell>
          <table:table-cell office:value-type="float" office:value="6.31863">
            <text:p>6,31863</text:p>
          </table:table-cell>
          <table:table-cell office:value-type="float" office:value="4.45445">
            <text:p>4,45445</text:p>
          </table:table-cell>
          <table:table-cell office:value-type="float" office:value="1.39411">
            <text:p>1,39411</text:p>
          </table:table-cell>
          <table:table-cell office:value-type="float" office:value="5.84856">
            <text:p>5,84856</text:p>
          </table:table-cell>
          <table:table-cell office:value-type="float" office:value="6.7632">
            <text:p>6,7632</text:p>
          </table:table-cell>
          <table:table-cell office:value-type="float" office:value="0.849835">
            <text:p>0,849835</text:p>
          </table:table-cell>
          <table:table-cell office:value-type="float" office:value="7.61303">
            <text:p>7,61303</text:p>
          </table:table-cell>
          <table:table-cell office:value-type="float" office:value="4.29961">
            <text:p>4,29961</text:p>
          </table:table-cell>
          <table:table-cell office:value-type="float" office:value="0.528141">
            <text:p>0,528141</text:p>
          </table:table-cell>
          <table:table-cell office:value-type="float" office:value="4.82776">
            <text:p>4,82776</text:p>
          </table:table-cell>
          <table:table-cell office:value-type="float" office:value="8.86814">
            <text:p>8,86814</text:p>
          </table:table-cell>
          <table:table-cell office:value-type="float" office:value="0.842504">
            <text:p>0,842504</text:p>
          </table:table-cell>
          <table:table-cell office:value-type="float" office:value="9.71064">
            <text:p>9,71064</text:p>
          </table:table-cell>
        </table:table-row>
        <table:table-row table:style-name="ro1">
          <table:table-cell office:value-type="float" office:value="4.55826">
            <text:p>4,55826</text:p>
          </table:table-cell>
          <table:table-cell office:value-type="float" office:value="0.804382">
            <text:p>0,804382</text:p>
          </table:table-cell>
          <table:table-cell office:value-type="float" office:value="5.36264">
            <text:p>5,36264</text:p>
          </table:table-cell>
          <table:table-cell office:value-type="float" office:value="1.80172">
            <text:p>1,80172</text:p>
          </table:table-cell>
          <table:table-cell office:value-type="float" office:value="0.289437">
            <text:p>0,289437</text:p>
          </table:table-cell>
          <table:table-cell office:value-type="float" office:value="2.09116">
            <text:p>2,09116</text:p>
          </table:table-cell>
          <table:table-cell office:value-type="float" office:value="4.44184">
            <text:p>4,44184</text:p>
          </table:table-cell>
          <table:table-cell office:value-type="float" office:value="0.737228">
            <text:p>0,737228</text:p>
          </table:table-cell>
          <table:table-cell office:value-type="float" office:value="5.17907">
            <text:p>5,17907</text:p>
          </table:table-cell>
          <table:table-cell office:value-type="float" office:value="4.82717">
            <text:p>4,82717</text:p>
          </table:table-cell>
          <table:table-cell office:value-type="float" office:value="0.38093">
            <text:p>0,38093</text:p>
          </table:table-cell>
          <table:table-cell office:value-type="float" office:value="5.2081">
            <text:p>5,2081</text:p>
          </table:table-cell>
          <table:table-cell office:value-type="float" office:value="4.49111">
            <text:p>4,49111</text:p>
          </table:table-cell>
          <table:table-cell office:value-type="float" office:value="0.573008">
            <text:p>0,573008</text:p>
          </table:table-cell>
          <table:table-cell office:value-type="float" office:value="5.06411">
            <text:p>5,06411</text:p>
          </table:table-cell>
          <table:table-cell office:value-type="float" office:value="4.97526">
            <text:p>4,97526</text:p>
          </table:table-cell>
          <table:table-cell office:value-type="float" office:value="0.65981">
            <text:p>0,65981</text:p>
          </table:table-cell>
          <table:table-cell office:value-type="float" office:value="5.63507">
            <text:p>5,63507</text:p>
          </table:table-cell>
          <table:table-cell office:value-type="float" office:value="3.18234">
            <text:p>3,18234</text:p>
          </table:table-cell>
          <table:table-cell office:value-type="float" office:value="0.627553">
            <text:p>0,627553</text:p>
          </table:table-cell>
          <table:table-cell office:value-type="float" office:value="3.80989">
            <text:p>3,80989</text:p>
          </table:table-cell>
          <table:table-cell office:value-type="float" office:value="3.39729">
            <text:p>3,39729</text:p>
          </table:table-cell>
          <table:table-cell office:value-type="float" office:value="0.558053">
            <text:p>0,558053</text:p>
          </table:table-cell>
          <table:table-cell office:value-type="float" office:value="3.95534">
            <text:p>3,95534</text:p>
          </table:table-cell>
          <table:table-cell office:value-type="float" office:value="5.30165">
            <text:p>5,30165</text:p>
          </table:table-cell>
          <table:table-cell office:value-type="float" office:value="0.837519">
            <text:p>0,837519</text:p>
          </table:table-cell>
          <table:table-cell office:value-type="float" office:value="6.13916">
            <text:p>6,13916</text:p>
          </table:table-cell>
        </table:table-row>
        <table:table-row table:style-name="ro1">
          <table:table-cell office:value-type="float" office:value="4.4392">
            <text:p>4,4392</text:p>
          </table:table-cell>
          <table:table-cell office:value-type="float" office:value="0.760981">
            <text:p>0,760981</text:p>
          </table:table-cell>
          <table:table-cell office:value-type="float" office:value="5.20018">
            <text:p>5,20018</text:p>
          </table:table-cell>
          <table:table-cell office:value-type="float" office:value="1.83339">
            <text:p>1,83339</text:p>
          </table:table-cell>
          <table:table-cell office:value-type="float" office:value="0.302046">
            <text:p>0,302046</text:p>
          </table:table-cell>
          <table:table-cell office:value-type="float" office:value="2.13544">
            <text:p>2,13544</text:p>
          </table:table-cell>
          <table:table-cell office:value-type="float" office:value="4.61046">
            <text:p>4,61046</text:p>
          </table:table-cell>
          <table:table-cell office:value-type="float" office:value="0.709955">
            <text:p>0,709955</text:p>
          </table:table-cell>
          <table:table-cell office:value-type="float" office:value="5.32041">
            <text:p>5,32041</text:p>
          </table:table-cell>
          <table:table-cell office:value-type="float" office:value="4.87585">
            <text:p>4,87585</text:p>
          </table:table-cell>
          <table:table-cell office:value-type="float" office:value="0.380637">
            <text:p>0,380637</text:p>
          </table:table-cell>
          <table:table-cell office:value-type="float" office:value="5.25649">
            <text:p>5,25649</text:p>
          </table:table-cell>
          <table:table-cell office:value-type="float" office:value="4.37821">
            <text:p>4,37821</text:p>
          </table:table-cell>
          <table:table-cell office:value-type="float" office:value="0.341928">
            <text:p>0,341928</text:p>
          </table:table-cell>
          <table:table-cell office:value-type="float" office:value="4.72013">
            <text:p>4,72013</text:p>
          </table:table-cell>
          <table:table-cell office:value-type="float" office:value="4.37293">
            <text:p>4,37293</text:p>
          </table:table-cell>
          <table:table-cell office:value-type="float" office:value="0.665382">
            <text:p>0,665382</text:p>
          </table:table-cell>
          <table:table-cell office:value-type="float" office:value="5.03831">
            <text:p>5,03831</text:p>
          </table:table-cell>
          <table:table-cell office:value-type="float" office:value="3.19407">
            <text:p>3,19407</text:p>
          </table:table-cell>
          <table:table-cell office:value-type="float" office:value="0.661276">
            <text:p>0,661276</text:p>
          </table:table-cell>
          <table:table-cell office:value-type="float" office:value="3.85534">
            <text:p>3,85534</text:p>
          </table:table-cell>
          <table:table-cell office:value-type="float" office:value="4.6521">
            <text:p>4,6521</text:p>
          </table:table-cell>
          <table:table-cell office:value-type="float" office:value="0.334304">
            <text:p>0,334304</text:p>
          </table:table-cell>
          <table:table-cell office:value-type="float" office:value="4.9864">
            <text:p>4,9864</text:p>
          </table:table-cell>
          <table:table-cell office:value-type="float" office:value="4.34448">
            <text:p>4,34448</text:p>
          </table:table-cell>
          <table:table-cell office:value-type="float" office:value="0.799983">
            <text:p>0,799983</text:p>
          </table:table-cell>
          <table:table-cell office:value-type="float" office:value="5.14446">
            <text:p>5,14446</text:p>
          </table:table-cell>
        </table:table-row>
        <table:table-row table:style-name="ro1">
          <table:table-cell office:value-type="float" office:value="7.13973">
            <text:p>7,13973</text:p>
          </table:table-cell>
          <table:table-cell office:value-type="float" office:value="2.18558">
            <text:p>2,18558</text:p>
          </table:table-cell>
          <table:table-cell office:value-type="float" office:value="9.32531">
            <text:p>9,32531</text:p>
          </table:table-cell>
          <table:table-cell office:value-type="float" office:value="3.64332">
            <text:p>3,64332</text:p>
          </table:table-cell>
          <table:table-cell office:value-type="float" office:value="0.420226">
            <text:p>0,420226</text:p>
          </table:table-cell>
          <table:table-cell office:value-type="float" office:value="4.06355">
            <text:p>4,06355</text:p>
          </table:table-cell>
          <table:table-cell office:value-type="float" office:value="4.54184">
            <text:p>4,54184</text:p>
          </table:table-cell>
          <table:table-cell office:value-type="float" office:value="0.75277">
            <text:p>0,75277</text:p>
          </table:table-cell>
          <table:table-cell office:value-type="float" office:value="5.29461">
            <text:p>5,29461</text:p>
          </table:table-cell>
          <table:table-cell office:value-type="float" office:value="5.37437">
            <text:p>5,37437</text:p>
          </table:table-cell>
          <table:table-cell office:value-type="float" office:value="0.394713">
            <text:p>0,394713</text:p>
          </table:table-cell>
          <table:table-cell office:value-type="float" office:value="5.76908">
            <text:p>5,76908</text:p>
          </table:table-cell>
          <table:table-cell office:value-type="float" office:value="4.30753">
            <text:p>4,30753</text:p>
          </table:table-cell>
          <table:table-cell office:value-type="float" office:value="0.350432">
            <text:p>0,350432</text:p>
          </table:table-cell>
          <table:table-cell office:value-type="float" office:value="4.65796">
            <text:p>4,65796</text:p>
          </table:table-cell>
          <table:table-cell office:value-type="float" office:value="4.7043">
            <text:p>4,7043</text:p>
          </table:table-cell>
          <table:table-cell office:value-type="float" office:value="0.609664">
            <text:p>0,609664</text:p>
          </table:table-cell>
          <table:table-cell office:value-type="float" office:value="5.31396">
            <text:p>5,31396</text:p>
          </table:table-cell>
          <table:table-cell office:value-type="float" office:value="2.93835">
            <text:p>2,93835</text:p>
          </table:table-cell>
          <table:table-cell office:value-type="float" office:value="0.612597">
            <text:p>0,612597</text:p>
          </table:table-cell>
          <table:table-cell office:value-type="float" office:value="3.55095">
            <text:p>3,55095</text:p>
          </table:table-cell>
          <table:table-cell office:value-type="float" office:value="2.05773">
            <text:p>2,05773</text:p>
          </table:table-cell>
          <table:table-cell office:value-type="float" office:value="0.331371">
            <text:p>0,331371</text:p>
          </table:table-cell>
          <table:table-cell office:value-type="float" office:value="2.3891">
            <text:p>2,3891</text:p>
          </table:table-cell>
          <table:table-cell office:value-type="float" office:value="4.6565">
            <text:p>4,6565</text:p>
          </table:table-cell>
          <table:table-cell office:value-type="float" office:value="0.842504">
            <text:p>0,842504</text:p>
          </table:table-cell>
          <table:table-cell office:value-type="float" office:value="5.499">
            <text:p>5,499</text:p>
          </table:table-cell>
        </table:table-row>
        <table:table-row table:style-name="ro1">
          <table:table-cell office:value-type="float" office:value="4.33305">
            <text:p>4,33305</text:p>
          </table:table-cell>
          <table:table-cell office:value-type="float" office:value="0.809367">
            <text:p>0,809367</text:p>
          </table:table-cell>
          <table:table-cell office:value-type="float" office:value="5.14241">
            <text:p>5,14241</text:p>
          </table:table-cell>
          <table:table-cell office:value-type="float" office:value="1.8111">
            <text:p>1,8111</text:p>
          </table:table-cell>
          <table:table-cell office:value-type="float" office:value="0.267443">
            <text:p>0,267443</text:p>
          </table:table-cell>
          <table:table-cell office:value-type="float" office:value="2.07855">
            <text:p>2,07855</text:p>
          </table:table-cell>
          <table:table-cell office:value-type="float" office:value="4.46002">
            <text:p>4,46002</text:p>
          </table:table-cell>
          <table:table-cell office:value-type="float" office:value="0.68327">
            <text:p>0,68327</text:p>
          </table:table-cell>
          <table:table-cell office:value-type="float" office:value="5.14329">
            <text:p>5,14329</text:p>
          </table:table-cell>
          <table:table-cell office:value-type="float" office:value="4.71398">
            <text:p>4,71398</text:p>
          </table:table-cell>
          <table:table-cell office:value-type="float" office:value="0.352778">
            <text:p>0,352778</text:p>
          </table:table-cell>
          <table:table-cell office:value-type="float" office:value="5.06675">
            <text:p>5,06675</text:p>
          </table:table-cell>
          <table:table-cell office:value-type="float" office:value="8.07373">
            <text:p>8,07373</text:p>
          </table:table-cell>
          <table:table-cell office:value-type="float" office:value="0.353365">
            <text:p>0,353365</text:p>
          </table:table-cell>
          <table:table-cell office:value-type="float" office:value="8.42709">
            <text:p>8,42709</text:p>
          </table:table-cell>
          <table:table-cell office:value-type="float" office:value="4.46149">
            <text:p>4,46149</text:p>
          </table:table-cell>
          <table:table-cell office:value-type="float" office:value="0.662156">
            <text:p>0,662156</text:p>
          </table:table-cell>
          <table:table-cell office:value-type="float" office:value="5.12364">
            <text:p>5,12364</text:p>
          </table:table-cell>
          <table:table-cell office:value-type="float" office:value="5.81073">
            <text:p>5,81073</text:p>
          </table:table-cell>
          <table:table-cell office:value-type="float" office:value="0.67242">
            <text:p>0,67242</text:p>
          </table:table-cell>
          <table:table-cell office:value-type="float" office:value="6.48315">
            <text:p>6,48315</text:p>
          </table:table-cell>
          <table:table-cell office:value-type="float" office:value="2.15039">
            <text:p>2,15039</text:p>
          </table:table-cell>
          <table:table-cell office:value-type="float" office:value="0.380637">
            <text:p>0,380637</text:p>
          </table:table-cell>
          <table:table-cell office:value-type="float" office:value="2.53103">
            <text:p>2,53103</text:p>
          </table:table-cell>
          <table:table-cell office:value-type="float" office:value="4.30225">
            <text:p>4,30225</text:p>
          </table:table-cell>
          <table:table-cell office:value-type="float" office:value="0.777696">
            <text:p>0,777696</text:p>
          </table:table-cell>
          <table:table-cell office:value-type="float" office:value="5.07995">
            <text:p>5,07995</text:p>
          </table:table-cell>
        </table:table-row>
        <table:table-row table:style-name="ro1">
          <table:table-cell office:value-type="float" office:value="4.3565">
            <text:p>4,3565</text:p>
          </table:table-cell>
          <table:table-cell office:value-type="float" office:value="0.765086">
            <text:p>0,765086</text:p>
          </table:table-cell>
          <table:table-cell office:value-type="float" office:value="5.12159">
            <text:p>5,12159</text:p>
          </table:table-cell>
          <table:table-cell office:value-type="float" office:value="2.0243">
            <text:p>2,0243</text:p>
          </table:table-cell>
          <table:table-cell office:value-type="float" office:value="0.706143">
            <text:p>0,706143</text:p>
          </table:table-cell>
          <table:table-cell office:value-type="float" office:value="2.73044">
            <text:p>2,73044</text:p>
          </table:table-cell>
          <table:table-cell office:value-type="float" office:value="4.41985">
            <text:p>4,41985</text:p>
          </table:table-cell>
          <table:table-cell office:value-type="float" office:value="0.716114">
            <text:p>0,716114</text:p>
          </table:table-cell>
          <table:table-cell office:value-type="float" office:value="5.13596">
            <text:p>5,13596</text:p>
          </table:table-cell>
          <table:table-cell office:value-type="float" office:value="4.8691">
            <text:p>4,8691</text:p>
          </table:table-cell>
          <table:table-cell office:value-type="float" office:value="0.367148">
            <text:p>0,367148</text:p>
          </table:table-cell>
          <table:table-cell office:value-type="float" office:value="5.23625">
            <text:p>5,23625</text:p>
          </table:table-cell>
          <table:table-cell office:value-type="float" office:value="4.38583">
            <text:p>4,38583</text:p>
          </table:table-cell>
          <table:table-cell office:value-type="float" office:value="0.346913">
            <text:p>0,346913</text:p>
          </table:table-cell>
          <table:table-cell office:value-type="float" office:value="4.73274">
            <text:p>4,73274</text:p>
          </table:table-cell>
          <table:table-cell office:value-type="float" office:value="4.48377">
            <text:p>4,48377</text:p>
          </table:table-cell>
          <table:table-cell office:value-type="float" office:value="0.617582">
            <text:p>0,617582</text:p>
          </table:table-cell>
          <table:table-cell office:value-type="float" office:value="5.10136">
            <text:p>5,10136</text:p>
          </table:table-cell>
          <table:table-cell office:value-type="float" office:value="2.97413">
            <text:p>2,97413</text:p>
          </table:table-cell>
          <table:table-cell office:value-type="float" office:value="0.652185">
            <text:p>0,652185</text:p>
          </table:table-cell>
          <table:table-cell office:value-type="float" office:value="3.62632">
            <text:p>3,62632</text:p>
          </table:table-cell>
          <table:table-cell office:value-type="float" office:value="2.10787">
            <text:p>2,10787</text:p>
          </table:table-cell>
          <table:table-cell office:value-type="float" office:value="0.34838">
            <text:p>0,34838</text:p>
          </table:table-cell>
          <table:table-cell office:value-type="float" office:value="2.45625">
            <text:p>2,45625</text:p>
          </table:table-cell>
          <table:table-cell office:value-type="float" office:value="5.47994">
            <text:p>5,47994</text:p>
          </table:table-cell>
          <table:table-cell office:value-type="float" office:value="0.797344">
            <text:p>0,797344</text:p>
          </table:table-cell>
          <table:table-cell office:value-type="float" office:value="6.27728">
            <text:p>6,27728</text:p>
          </table:table-cell>
        </table:table-row>
        <table:table-row table:style-name="ro1">
          <table:table-cell office:value-type="float" office:value="7.61362">
            <text:p>7,61362</text:p>
          </table:table-cell>
          <table:table-cell office:value-type="float" office:value="0.817578">
            <text:p>0,817578</text:p>
          </table:table-cell>
          <table:table-cell office:value-type="float" office:value="8.4312">
            <text:p>8,4312</text:p>
          </table:table-cell>
          <table:table-cell office:value-type="float" office:value="1.85773">
            <text:p>1,85773</text:p>
          </table:table-cell>
          <table:table-cell office:value-type="float" office:value="0.273894">
            <text:p>0,273894</text:p>
          </table:table-cell>
          <table:table-cell office:value-type="float" office:value="2.13163">
            <text:p>2,13163</text:p>
          </table:table-cell>
          <table:table-cell office:value-type="float" office:value="6.93182">
            <text:p>6,93182</text:p>
          </table:table-cell>
          <table:table-cell office:value-type="float" office:value="1.65128">
            <text:p>1,65128</text:p>
          </table:table-cell>
          <table:table-cell office:value-type="float" office:value="8.5831">
            <text:p>8,5831</text:p>
          </table:table-cell>
          <table:table-cell office:value-type="float" office:value="4.84154">
            <text:p>4,84154</text:p>
          </table:table-cell>
          <table:table-cell office:value-type="float" office:value="0.465093">
            <text:p>0,465093</text:p>
          </table:table-cell>
          <table:table-cell office:value-type="float" office:value="5.30663">
            <text:p>5,30663</text:p>
          </table:table-cell>
          <table:table-cell office:value-type="float" office:value="4.53069">
            <text:p>4,53069</text:p>
          </table:table-cell>
          <table:table-cell office:value-type="float" office:value="0.353365">
            <text:p>0,353365</text:p>
          </table:table-cell>
          <table:table-cell office:value-type="float" office:value="4.88406">
            <text:p>4,88406</text:p>
          </table:table-cell>
          <table:table-cell office:value-type="float" office:value="4.62072">
            <text:p>4,62072</text:p>
          </table:table-cell>
          <table:table-cell office:value-type="float" office:value="0.609371">
            <text:p>0,609371</text:p>
          </table:table-cell>
          <table:table-cell office:value-type="float" office:value="5.23009">
            <text:p>5,23009</text:p>
          </table:table-cell>
          <table:table-cell office:value-type="float" office:value="3.11196">
            <text:p>3,11196</text:p>
          </table:table-cell>
          <table:table-cell office:value-type="float" office:value="0.607025">
            <text:p>0,607025</text:p>
          </table:table-cell>
          <table:table-cell office:value-type="float" office:value="3.71898">
            <text:p>3,71898</text:p>
          </table:table-cell>
          <table:table-cell office:value-type="float" office:value="2.06946">
            <text:p>2,06946</text:p>
          </table:table-cell>
          <table:table-cell office:value-type="float" office:value="0.372426">
            <text:p>0,372426</text:p>
          </table:table-cell>
          <table:table-cell office:value-type="float" office:value="2.44188">
            <text:p>2,44188</text:p>
          </table:table-cell>
          <table:table-cell office:value-type="float" office:value="4.5436">
            <text:p>4,5436</text:p>
          </table:table-cell>
          <table:table-cell office:value-type="float" office:value="1.06831">
            <text:p>1,06831</text:p>
          </table:table-cell>
          <table:table-cell office:value-type="float" office:value="5.6119">
            <text:p>5,6119</text:p>
          </table:table-cell>
        </table:table-row>
        <table:table-row table:style-name="ro1">
          <table:table-cell office:value-type="float" office:value="4.41281">
            <text:p>4,41281</text:p>
          </table:table-cell>
          <table:table-cell office:value-type="float" office:value="0.80878">
            <text:p>0,80878</text:p>
          </table:table-cell>
          <table:table-cell office:value-type="float" office:value="5.22159">
            <text:p>5,22159</text:p>
          </table:table-cell>
          <table:table-cell office:value-type="float" office:value="1.78002">
            <text:p>1,78002</text:p>
          </table:table-cell>
          <table:table-cell office:value-type="float" office:value="0.294129">
            <text:p>0,294129</text:p>
          </table:table-cell>
          <table:table-cell office:value-type="float" office:value="2.07415">
            <text:p>2,07415</text:p>
          </table:table-cell>
          <table:table-cell office:value-type="float" office:value="11.0097">
            <text:p>11,0097</text:p>
          </table:table-cell>
          <table:table-cell office:value-type="float" office:value="1.78383">
            <text:p>1,78383</text:p>
          </table:table-cell>
          <table:table-cell office:value-type="float" office:value="12.7936">
            <text:p>12,7936</text:p>
          </table:table-cell>
          <table:table-cell office:value-type="float" office:value="4.80987">
            <text:p>4,80987</text:p>
          </table:table-cell>
          <table:table-cell office:value-type="float" office:value="0.362456">
            <text:p>0,362456</text:p>
          </table:table-cell>
          <table:table-cell office:value-type="float" office:value="5.17232">
            <text:p>5,17232</text:p>
          </table:table-cell>
          <table:table-cell office:value-type="float" office:value="10.815">
            <text:p>10,815</text:p>
          </table:table-cell>
          <table:table-cell office:value-type="float" office:value="0.547789">
            <text:p>0,547789</text:p>
          </table:table-cell>
          <table:table-cell office:value-type="float" office:value="11.3628">
            <text:p>11,3628</text:p>
          </table:table-cell>
          <table:table-cell office:value-type="float" office:value="4.60635">
            <text:p>4,60635</text:p>
          </table:table-cell>
          <table:table-cell office:value-type="float" office:value="0.646614">
            <text:p>0,646614</text:p>
          </table:table-cell>
          <table:table-cell office:value-type="float" office:value="5.25297">
            <text:p>5,25297</text:p>
          </table:table-cell>
          <table:table-cell office:value-type="float" office:value="3.10902">
            <text:p>3,10902</text:p>
          </table:table-cell>
          <table:table-cell office:value-type="float" office:value="0.663329">
            <text:p>0,663329</text:p>
          </table:table-cell>
          <table:table-cell office:value-type="float" office:value="3.77235">
            <text:p>3,77235</text:p>
          </table:table-cell>
          <table:table-cell office:value-type="float" office:value="2.07913">
            <text:p>2,07913</text:p>
          </table:table-cell>
          <table:table-cell office:value-type="float" office:value="0.378291">
            <text:p>0,378291</text:p>
          </table:table-cell>
          <table:table-cell office:value-type="float" office:value="2.45743">
            <text:p>2,45743</text:p>
          </table:table-cell>
          <table:table-cell office:value-type="float" office:value="4.34976">
            <text:p>4,34976</text:p>
          </table:table-cell>
          <table:table-cell office:value-type="float" office:value="0.860099">
            <text:p>0,860099</text:p>
          </table:table-cell>
          <table:table-cell office:value-type="float" office:value="5.20986">
            <text:p>5,20986</text:p>
          </table:table-cell>
        </table:table-row>
        <table:table-row table:style-name="ro1">
          <table:table-cell office:value-type="float" office:value="4.37029">
            <text:p>4,37029</text:p>
          </table:table-cell>
          <table:table-cell office:value-type="float" office:value="0.804382">
            <text:p>0,804382</text:p>
          </table:table-cell>
          <table:table-cell office:value-type="float" office:value="5.17467">
            <text:p>5,17467</text:p>
          </table:table-cell>
          <table:table-cell office:value-type="float" office:value="1.7897">
            <text:p>1,7897</text:p>
          </table:table-cell>
          <table:table-cell office:value-type="float" office:value="0.28973">
            <text:p>0,28973</text:p>
          </table:table-cell>
          <table:table-cell office:value-type="float" office:value="2.07943">
            <text:p>2,07943</text:p>
          </table:table-cell>
          <table:table-cell office:value-type="float" office:value="7.42858">
            <text:p>7,42858</text:p>
          </table:table-cell>
          <table:table-cell office:value-type="float" office:value="0.959803">
            <text:p>0,959803</text:p>
          </table:table-cell>
          <table:table-cell office:value-type="float" office:value="8.38838">
            <text:p>8,38838</text:p>
          </table:table-cell>
          <table:table-cell office:value-type="float" office:value="4.97262">
            <text:p>4,97262</text:p>
          </table:table-cell>
          <table:table-cell office:value-type="float" office:value="0.406443">
            <text:p>0,406443</text:p>
          </table:table-cell>
          <table:table-cell office:value-type="float" office:value="5.37906">
            <text:p>5,37906</text:p>
          </table:table-cell>
          <table:table-cell office:value-type="float" office:value="5.42569">
            <text:p>5,42569</text:p>
          </table:table-cell>
          <table:table-cell office:value-type="float" office:value="0.515825">
            <text:p>0,515825</text:p>
          </table:table-cell>
          <table:table-cell office:value-type="float" office:value="5.94152">
            <text:p>5,94152</text:p>
          </table:table-cell>
          <table:table-cell office:value-type="float" office:value="4.65738">
            <text:p>4,65738</text:p>
          </table:table-cell>
          <table:table-cell office:value-type="float" office:value="0.64808">
            <text:p>0,64808</text:p>
          </table:table-cell>
          <table:table-cell office:value-type="float" office:value="5.30546">
            <text:p>5,30546</text:p>
          </table:table-cell>
          <table:table-cell office:value-type="float" office:value="4.71251">
            <text:p>4,71251</text:p>
          </table:table-cell>
          <table:table-cell office:value-type="float" office:value="0.662156">
            <text:p>0,662156</text:p>
          </table:table-cell>
          <table:table-cell office:value-type="float" office:value="5.37466">
            <text:p>5,37466</text:p>
          </table:table-cell>
          <table:table-cell office:value-type="float" office:value="2.23749">
            <text:p>2,23749</text:p>
          </table:table-cell>
          <table:table-cell office:value-type="float" office:value="0.360989">
            <text:p>0,360989</text:p>
          </table:table-cell>
          <table:table-cell office:value-type="float" office:value="2.59848">
            <text:p>2,59848</text:p>
          </table:table-cell>
          <table:table-cell office:value-type="float" office:value="4.51075">
            <text:p>4,51075</text:p>
          </table:table-cell>
          <table:table-cell office:value-type="float" office:value="0.857753">
            <text:p>0,857753</text:p>
          </table:table-cell>
          <table:table-cell office:value-type="float" office:value="5.36851">
            <text:p>5,36851</text:p>
          </table:table-cell>
        </table:table-row>
        <table:table-row table:style-name="ro1">
          <table:table-cell office:value-type="float" office:value="6.52977">
            <text:p>6,52977</text:p>
          </table:table-cell>
          <table:table-cell office:value-type="float" office:value="1.14719">
            <text:p>1,14719</text:p>
          </table:table-cell>
          <table:table-cell office:value-type="float" office:value="7.67696">
            <text:p>7,67696</text:p>
          </table:table-cell>
          <table:table-cell office:value-type="float" office:value="2.6542">
            <text:p>2,6542</text:p>
          </table:table-cell>
          <table:table-cell office:value-type="float" office:value="0.366854">
            <text:p>0,366854</text:p>
          </table:table-cell>
          <table:table-cell office:value-type="float" office:value="3.02105">
            <text:p>3,02105</text:p>
          </table:table-cell>
          <table:table-cell office:value-type="float" office:value="4.74007">
            <text:p>4,74007</text:p>
          </table:table-cell>
          <table:table-cell office:value-type="float" office:value="0.792652">
            <text:p>0,792652</text:p>
          </table:table-cell>
          <table:table-cell office:value-type="float" office:value="5.53273">
            <text:p>5,53273</text:p>
          </table:table-cell>
          <table:table-cell office:value-type="float" office:value="4.98142">
            <text:p>4,98142</text:p>
          </table:table-cell>
          <table:table-cell office:value-type="float" office:value="0.387968">
            <text:p>0,387968</text:p>
          </table:table-cell>
          <table:table-cell office:value-type="float" office:value="5.36939">
            <text:p>5,36939</text:p>
          </table:table-cell>
          <table:table-cell office:value-type="float" office:value="4.4568">
            <text:p>4,4568</text:p>
          </table:table-cell>
          <table:table-cell office:value-type="float" office:value="0.404977">
            <text:p>0,404977</text:p>
          </table:table-cell>
          <table:table-cell office:value-type="float" office:value="4.86177">
            <text:p>4,86177</text:p>
          </table:table-cell>
          <table:table-cell office:value-type="float" office:value="4.34067">
            <text:p>4,34067</text:p>
          </table:table-cell>
          <table:table-cell office:value-type="float" office:value="0.610837">
            <text:p>0,610837</text:p>
          </table:table-cell>
          <table:table-cell office:value-type="float" office:value="4.95151">
            <text:p>4,95151</text:p>
          </table:table-cell>
          <table:table-cell office:value-type="float" office:value="3.03513">
            <text:p>3,03513</text:p>
          </table:table-cell>
          <table:table-cell office:value-type="float" office:value="0.65981">
            <text:p>0,65981</text:p>
          </table:table-cell>
          <table:table-cell office:value-type="float" office:value="3.69494">
            <text:p>3,69494</text:p>
          </table:table-cell>
          <table:table-cell office:value-type="float" office:value="2.08559">
            <text:p>2,08559</text:p>
          </table:table-cell>
          <table:table-cell office:value-type="float" office:value="0.337529">
            <text:p>0,337529</text:p>
          </table:table-cell>
          <table:table-cell office:value-type="float" office:value="2.42312">
            <text:p>2,42312</text:p>
          </table:table-cell>
          <table:table-cell office:value-type="float" office:value="6.30192">
            <text:p>6,30192</text:p>
          </table:table-cell>
          <table:table-cell office:value-type="float" office:value="1.09265">
            <text:p>1,09265</text:p>
          </table:table-cell>
          <table:table-cell office:value-type="float" office:value="7.39456">
            <text:p>7,39456</text:p>
          </table:table-cell>
        </table:table-row>
        <table:table-row table:style-name="ro1">
          <table:table-cell office:value-type="float" office:value="4.24478">
            <text:p>4,24478</text:p>
          </table:table-cell>
          <table:table-cell office:value-type="float" office:value="0.764207">
            <text:p>0,764207</text:p>
          </table:table-cell>
          <table:table-cell office:value-type="float" office:value="5.00898">
            <text:p>5,00898</text:p>
          </table:table-cell>
          <table:table-cell office:value-type="float" office:value="1.90113">
            <text:p>1,90113</text:p>
          </table:table-cell>
          <table:table-cell office:value-type="float" office:value="0.282399">
            <text:p>0,282399</text:p>
          </table:table-cell>
          <table:table-cell office:value-type="float" office:value="2.18353">
            <text:p>2,18353</text:p>
          </table:table-cell>
          <table:table-cell office:value-type="float" office:value="4.44125">
            <text:p>4,44125</text:p>
          </table:table-cell>
          <table:table-cell office:value-type="float" office:value="0.726964">
            <text:p>0,726964</text:p>
          </table:table-cell>
          <table:table-cell office:value-type="float" office:value="5.16822">
            <text:p>5,16822</text:p>
          </table:table-cell>
          <table:table-cell office:value-type="float" office:value="5.43097">
            <text:p>5,43097</text:p>
          </table:table-cell>
          <table:table-cell office:value-type="float" office:value="0.383276">
            <text:p>0,383276</text:p>
          </table:table-cell>
          <table:table-cell office:value-type="float" office:value="5.81425">
            <text:p>5,81425</text:p>
          </table:table-cell>
          <table:table-cell office:value-type="float" office:value="12.8634">
            <text:p>12,8634</text:p>
          </table:table-cell>
          <table:table-cell office:value-type="float" office:value="1.02402">
            <text:p>1,02402</text:p>
          </table:table-cell>
          <table:table-cell office:value-type="float" office:value="13.8874">
            <text:p>13,8874</text:p>
          </table:table-cell>
          <table:table-cell office:value-type="float" office:value="4.409">
            <text:p>4,409</text:p>
          </table:table-cell>
          <table:table-cell office:value-type="float" office:value="0.654531">
            <text:p>0,654531</text:p>
          </table:table-cell>
          <table:table-cell office:value-type="float" office:value="5.06353">
            <text:p>5,06353</text:p>
          </table:table-cell>
          <table:table-cell office:value-type="float" office:value="3.37559">
            <text:p>3,37559</text:p>
          </table:table-cell>
          <table:table-cell office:value-type="float" office:value="0.634591">
            <text:p>0,634591</text:p>
          </table:table-cell>
          <table:table-cell office:value-type="float" office:value="4.01018">
            <text:p>4,01018</text:p>
          </table:table-cell>
          <table:table-cell office:value-type="float" office:value="2.1023">
            <text:p>2,1023</text:p>
          </table:table-cell>
          <table:table-cell office:value-type="float" office:value="0.354538">
            <text:p>0,354538</text:p>
          </table:table-cell>
          <table:table-cell office:value-type="float" office:value="2.45684">
            <text:p>2,45684</text:p>
          </table:table-cell>
          <table:table-cell office:value-type="float" office:value="4.27674">
            <text:p>4,27674</text:p>
          </table:table-cell>
          <table:table-cell office:value-type="float" office:value="0.797637">
            <text:p>0,797637</text:p>
          </table:table-cell>
          <table:table-cell office:value-type="float" office:value="5.07438">
            <text:p>5,07438</text:p>
          </table:table-cell>
        </table:table-row>
        <table:table-row table:style-name="ro1">
          <table:table-cell office:value-type="float" office:value="4.3348">
            <text:p>4,3348</text:p>
          </table:table-cell>
          <table:table-cell office:value-type="float" office:value="0.76538">
            <text:p>0,76538</text:p>
          </table:table-cell>
          <table:table-cell office:value-type="float" office:value="5.10018">
            <text:p>5,10018</text:p>
          </table:table-cell>
          <table:table-cell office:value-type="float" office:value="2.03456">
            <text:p>2,03456</text:p>
          </table:table-cell>
          <table:table-cell office:value-type="float" office:value="0.295595">
            <text:p>0,295595</text:p>
          </table:table-cell>
          <table:table-cell office:value-type="float" office:value="2.33016">
            <text:p>2,33016</text:p>
          </table:table-cell>
          <table:table-cell office:value-type="float" office:value="5.38757">
            <text:p>5,38757</text:p>
          </table:table-cell>
          <table:table-cell office:value-type="float" office:value="0.758635">
            <text:p>0,758635</text:p>
          </table:table-cell>
          <table:table-cell office:value-type="float" office:value="6.1462">
            <text:p>6,1462</text:p>
          </table:table-cell>
          <table:table-cell office:value-type="float" office:value="5.03831">
            <text:p>5,03831</text:p>
          </table:table-cell>
          <table:table-cell office:value-type="float" office:value="0.388555">
            <text:p>0,388555</text:p>
          </table:table-cell>
          <table:table-cell office:value-type="float" office:value="5.42686">
            <text:p>5,42686</text:p>
          </table:table-cell>
          <table:table-cell office:value-type="float" office:value="5.72422">
            <text:p>5,72422</text:p>
          </table:table-cell>
          <table:table-cell office:value-type="float" office:value="0.422572">
            <text:p>0,422572</text:p>
          </table:table-cell>
          <table:table-cell office:value-type="float" office:value="6.14679">
            <text:p>6,14679</text:p>
          </table:table-cell>
          <table:table-cell office:value-type="float" office:value="6.08433">
            <text:p>6,08433</text:p>
          </table:table-cell>
          <table:table-cell office:value-type="float" office:value="0.636937">
            <text:p>0,636937</text:p>
          </table:table-cell>
          <table:table-cell office:value-type="float" office:value="6.72126">
            <text:p>6,72126</text:p>
          </table:table-cell>
          <table:table-cell office:value-type="float" office:value="3.55359">
            <text:p>3,55359</text:p>
          </table:table-cell>
          <table:table-cell office:value-type="float" office:value="0.673299">
            <text:p>0,673299</text:p>
          </table:table-cell>
          <table:table-cell office:value-type="float" office:value="4.22689">
            <text:p>4,22689</text:p>
          </table:table-cell>
          <table:table-cell office:value-type="float" office:value="2.13133">
            <text:p>2,13133</text:p>
          </table:table-cell>
          <table:table-cell office:value-type="float" office:value="0.33577">
            <text:p>0,33577</text:p>
          </table:table-cell>
          <table:table-cell office:value-type="float" office:value="2.4671">
            <text:p>2,4671</text:p>
          </table:table-cell>
          <table:table-cell office:value-type="float" office:value="4.65034">
            <text:p>4,65034</text:p>
          </table:table-cell>
          <table:table-cell office:value-type="float" office:value="0.847489">
            <text:p>0,847489</text:p>
          </table:table-cell>
          <table:table-cell office:value-type="float" office:value="5.49783">
            <text:p>5,49783</text:p>
          </table:table-cell>
        </table:table-row>
        <table:table-row table:style-name="ro1">
          <table:table-cell office:value-type="float" office:value="4.31545">
            <text:p>4,31545</text:p>
          </table:table-cell>
          <table:table-cell office:value-type="float" office:value="0.81142">
            <text:p>0,81142</text:p>
          </table:table-cell>
          <table:table-cell office:value-type="float" office:value="5.12687">
            <text:p>5,12687</text:p>
          </table:table-cell>
          <table:table-cell office:value-type="float" office:value="1.77181">
            <text:p>1,77181</text:p>
          </table:table-cell>
          <table:table-cell office:value-type="float" office:value="0.265683">
            <text:p>0,265683</text:p>
          </table:table-cell>
          <table:table-cell office:value-type="float" office:value="2.03749">
            <text:p>2,03749</text:p>
          </table:table-cell>
          <table:table-cell office:value-type="float" office:value="4.54155">
            <text:p>4,54155</text:p>
          </table:table-cell>
          <table:table-cell office:value-type="float" office:value="0.70409">
            <text:p>0,70409</text:p>
          </table:table-cell>
          <table:table-cell office:value-type="float" office:value="5.24564">
            <text:p>5,24564</text:p>
          </table:table-cell>
          <table:table-cell office:value-type="float" office:value="4.7301">
            <text:p>4,7301</text:p>
          </table:table-cell>
          <table:table-cell office:value-type="float" office:value="0.355418">
            <text:p>0,355418</text:p>
          </table:table-cell>
          <table:table-cell office:value-type="float" office:value="5.08552">
            <text:p>5,08552</text:p>
          </table:table-cell>
          <table:table-cell office:value-type="float" office:value="6.29429">
            <text:p>6,29429</text:p>
          </table:table-cell>
          <table:table-cell office:value-type="float" office:value="0.877107">
            <text:p>0,877107</text:p>
          </table:table-cell>
          <table:table-cell office:value-type="float" office:value="7.1714">
            <text:p>7,1714</text:p>
          </table:table-cell>
          <table:table-cell office:value-type="float" office:value="4.60753">
            <text:p>4,60753</text:p>
          </table:table-cell>
          <table:table-cell office:value-type="float" office:value="0.656291">
            <text:p>0,656291</text:p>
          </table:table-cell>
          <table:table-cell office:value-type="float" office:value="5.26382">
            <text:p>5,26382</text:p>
          </table:table-cell>
          <table:table-cell office:value-type="float" office:value="3.20345">
            <text:p>3,20345</text:p>
          </table:table-cell>
          <table:table-cell office:value-type="float" office:value="0.622274">
            <text:p>0,622274</text:p>
          </table:table-cell>
          <table:table-cell office:value-type="float" office:value="3.82572">
            <text:p>3,82572</text:p>
          </table:table-cell>
          <table:table-cell office:value-type="float" office:value="2.046">
            <text:p>2,046</text:p>
          </table:table-cell>
          <table:table-cell office:value-type="float" office:value="0.328732">
            <text:p>0,328732</text:p>
          </table:table-cell>
          <table:table-cell office:value-type="float" office:value="2.37473">
            <text:p>2,37473</text:p>
          </table:table-cell>
          <table:table-cell office:value-type="float" office:value="4.50636">
            <text:p>4,50636</text:p>
          </table:table-cell>
          <table:table-cell office:value-type="float" office:value="0.783268">
            <text:p>0,783268</text:p>
          </table:table-cell>
          <table:table-cell office:value-type="float" office:value="5.28962">
            <text:p>5,28962</text:p>
          </table:table-cell>
        </table:table-row>
        <table:table-row table:style-name="ro1">
          <table:table-cell office:value-type="float" office:value="4.26091">
            <text:p>4,26091</text:p>
          </table:table-cell>
          <table:table-cell office:value-type="float" office:value="0.751597">
            <text:p>0,751597</text:p>
          </table:table-cell>
          <table:table-cell office:value-type="float" office:value="5.0125">
            <text:p>5,0125</text:p>
          </table:table-cell>
          <table:table-cell office:value-type="float" office:value="1.79439">
            <text:p>1,79439</text:p>
          </table:table-cell>
          <table:table-cell office:value-type="float" office:value="0.315536">
            <text:p>0,315536</text:p>
          </table:table-cell>
          <table:table-cell office:value-type="float" office:value="2.10993">
            <text:p>2,10993</text:p>
          </table:table-cell>
          <table:table-cell office:value-type="float" office:value="4.47205">
            <text:p>4,47205</text:p>
          </table:table-cell>
          <table:table-cell office:value-type="float" office:value="0.692361">
            <text:p>0,692361</text:p>
          </table:table-cell>
          <table:table-cell office:value-type="float" office:value="5.16441">
            <text:p>5,16441</text:p>
          </table:table-cell>
          <table:table-cell office:value-type="float" office:value="4.89784">
            <text:p>4,89784</text:p>
          </table:table-cell>
          <table:table-cell office:value-type="float" office:value="0.371253">
            <text:p>0,371253</text:p>
          </table:table-cell>
          <table:table-cell office:value-type="float" office:value="5.2691">
            <text:p>5,2691</text:p>
          </table:table-cell>
          <table:table-cell office:value-type="float" office:value="4.38583">
            <text:p>4,38583</text:p>
          </table:table-cell>
          <table:table-cell office:value-type="float" office:value="0.346034">
            <text:p>0,346034</text:p>
          </table:table-cell>
          <table:table-cell office:value-type="float" office:value="4.73186">
            <text:p>4,73186</text:p>
          </table:table-cell>
          <table:table-cell office:value-type="float" office:value="4.34888">
            <text:p>4,34888</text:p>
          </table:table-cell>
          <table:table-cell office:value-type="float" office:value="0.704384">
            <text:p>0,704384</text:p>
          </table:table-cell>
          <table:table-cell office:value-type="float" office:value="5.05326">
            <text:p>5,05326</text:p>
          </table:table-cell>
          <table:table-cell office:value-type="float" office:value="4.36442">
            <text:p>4,36442</text:p>
          </table:table-cell>
          <table:table-cell office:value-type="float" office:value="0.608198">
            <text:p>0,608198</text:p>
          </table:table-cell>
          <table:table-cell office:value-type="float" office:value="4.97262">
            <text:p>4,97262</text:p>
          </table:table-cell>
          <table:table-cell office:value-type="float" office:value="2.13192">
            <text:p>2,13192</text:p>
          </table:table-cell>
          <table:table-cell office:value-type="float" office:value="0.331958">
            <text:p>0,331958</text:p>
          </table:table-cell>
          <table:table-cell office:value-type="float" office:value="2.46388">
            <text:p>2,46388</text:p>
          </table:table-cell>
          <table:table-cell office:value-type="float" office:value="9.64906">
            <text:p>9,64906</text:p>
          </table:table-cell>
          <table:table-cell office:value-type="float" office:value="1.97679">
            <text:p>1,97679</text:p>
          </table:table-cell>
          <table:table-cell office:value-type="float" office:value="11.6259">
            <text:p>11,6259</text:p>
          </table:table-cell>
        </table:table-row>
        <table:table-row table:style-name="ro1">
          <table:table-cell office:value-type="float" office:value="5.45707">
            <text:p>5,45707</text:p>
          </table:table-cell>
          <table:table-cell office:value-type="float" office:value="0.94866">
            <text:p>0,94866</text:p>
          </table:table-cell>
          <table:table-cell office:value-type="float" office:value="6.40573">
            <text:p>6,40573</text:p>
          </table:table-cell>
          <table:table-cell office:value-type="float" office:value="2.83924">
            <text:p>2,83924</text:p>
          </table:table-cell>
          <table:table-cell office:value-type="float" office:value="0.340462">
            <text:p>0,340462</text:p>
          </table:table-cell>
          <table:table-cell office:value-type="float" office:value="3.1797">
            <text:p>3,1797</text:p>
          </table:table-cell>
          <table:table-cell office:value-type="float" office:value="6.02304">
            <text:p>6,02304</text:p>
          </table:table-cell>
          <table:table-cell office:value-type="float" office:value="2.11814">
            <text:p>2,11814</text:p>
          </table:table-cell>
          <table:table-cell office:value-type="float" office:value="8.14117">
            <text:p>8,14117</text:p>
          </table:table-cell>
          <table:table-cell office:value-type="float" office:value="6.92859">
            <text:p>6,92859</text:p>
          </table:table-cell>
          <table:table-cell office:value-type="float" office:value="0.585031">
            <text:p>0,585031</text:p>
          </table:table-cell>
          <table:table-cell office:value-type="float" office:value="7.51362">
            <text:p>7,51362</text:p>
          </table:table-cell>
          <table:table-cell office:value-type="float" office:value="4.53245">
            <text:p>4,53245</text:p>
          </table:table-cell>
          <table:table-cell office:value-type="float" office:value="0.378878">
            <text:p>0,378878</text:p>
          </table:table-cell>
          <table:table-cell office:value-type="float" office:value="4.91133">
            <text:p>4,91133</text:p>
          </table:table-cell>
          <table:table-cell office:value-type="float" office:value="5.87114">
            <text:p>5,87114</text:p>
          </table:table-cell>
          <table:table-cell office:value-type="float" office:value="0.61289">
            <text:p>0,61289</text:p>
          </table:table-cell>
          <table:table-cell office:value-type="float" office:value="6.48403">
            <text:p>6,48403</text:p>
          </table:table-cell>
          <table:table-cell office:value-type="float" office:value="2.95302">
            <text:p>2,95302</text:p>
          </table:table-cell>
          <table:table-cell office:value-type="float" office:value="0.660103">
            <text:p>0,660103</text:p>
          </table:table-cell>
          <table:table-cell office:value-type="float" office:value="3.61312">
            <text:p>3,61312</text:p>
          </table:table-cell>
          <table:table-cell office:value-type="float" office:value="2.08471">
            <text:p>2,08471</text:p>
          </table:table-cell>
          <table:table-cell office:value-type="float" office:value="0.360989">
            <text:p>0,360989</text:p>
          </table:table-cell>
          <table:table-cell office:value-type="float" office:value="2.4457">
            <text:p>2,4457</text:p>
          </table:table-cell>
          <table:table-cell office:value-type="float" office:value="4.27029">
            <text:p>4,27029</text:p>
          </table:table-cell>
          <table:table-cell office:value-type="float" office:value="0.824323">
            <text:p>0,824323</text:p>
          </table:table-cell>
          <table:table-cell office:value-type="float" office:value="5.09461">
            <text:p>5,09461</text:p>
          </table:table-cell>
        </table:table-row>
        <table:table-row table:style-name="ro1">
          <table:table-cell office:value-type="float" office:value="4.29961">
            <text:p>4,29961</text:p>
          </table:table-cell>
          <table:table-cell office:value-type="float" office:value="0.809953">
            <text:p>0,809953</text:p>
          </table:table-cell>
          <table:table-cell office:value-type="float" office:value="5.10957">
            <text:p>5,10957</text:p>
          </table:table-cell>
          <table:table-cell office:value-type="float" office:value="1.85656">
            <text:p>1,85656</text:p>
          </table:table-cell>
          <table:table-cell office:value-type="float" office:value="0.292662">
            <text:p>0,292662</text:p>
          </table:table-cell>
          <table:table-cell office:value-type="float" office:value="2.14922">
            <text:p>2,14922</text:p>
          </table:table-cell>
          <table:table-cell office:value-type="float" office:value="4.47322">
            <text:p>4,47322</text:p>
          </table:table-cell>
          <table:table-cell office:value-type="float" office:value="0.731363">
            <text:p>0,731363</text:p>
          </table:table-cell>
          <table:table-cell office:value-type="float" office:value="5.20458">
            <text:p>5,20458</text:p>
          </table:table-cell>
          <table:table-cell office:value-type="float" office:value="4.89638">
            <text:p>4,89638</text:p>
          </table:table-cell>
          <table:table-cell office:value-type="float" office:value="0.400871">
            <text:p>0,400871</text:p>
          </table:table-cell>
          <table:table-cell office:value-type="float" office:value="5.29725">
            <text:p>5,29725</text:p>
          </table:table-cell>
          <table:table-cell office:value-type="float" office:value="4.58553">
            <text:p>4,58553</text:p>
          </table:table-cell>
          <table:table-cell office:value-type="float" office:value="0.37008">
            <text:p>0,37008</text:p>
          </table:table-cell>
          <table:table-cell office:value-type="float" office:value="4.95561">
            <text:p>4,95561</text:p>
          </table:table-cell>
          <table:table-cell office:value-type="float" office:value="11.9997">
            <text:p>11,9997</text:p>
          </table:table-cell>
          <table:table-cell office:value-type="float" office:value="1.49821">
            <text:p>1,49821</text:p>
          </table:table-cell>
          <table:table-cell office:value-type="float" office:value="13.498">
            <text:p>13,498</text:p>
          </table:table-cell>
          <table:table-cell office:value-type="float" office:value="6.97023">
            <text:p>6,97023</text:p>
          </table:table-cell>
          <table:table-cell office:value-type="float" office:value="1.4249">
            <text:p>1,4249</text:p>
          </table:table-cell>
          <table:table-cell office:value-type="float" office:value="8.39513">
            <text:p>8,39513</text:p>
          </table:table-cell>
          <table:table-cell office:value-type="float" office:value="5.10576">
            <text:p>5,10576</text:p>
          </table:table-cell>
          <table:table-cell office:value-type="float" office:value="0.854234">
            <text:p>0,854234</text:p>
          </table:table-cell>
          <table:table-cell office:value-type="float" office:value="5.95999">
            <text:p>5,95999</text:p>
          </table:table-cell>
          <table:table-cell office:value-type="float" office:value="11.11">
            <text:p>11,11</text:p>
          </table:table-cell>
          <table:table-cell office:value-type="float" office:value="1.59498">
            <text:p>1,59498</text:p>
          </table:table-cell>
          <table:table-cell office:value-type="float" office:value="12.705">
            <text:p>12,705</text:p>
          </table:table-cell>
        </table:table-row>
        <table:table-row table:style-name="ro1">
          <table:table-cell office:value-type="float" office:value="5.17203">
            <text:p>5,17203</text:p>
          </table:table-cell>
          <table:table-cell office:value-type="float" office:value="0.827255">
            <text:p>0,827255</text:p>
          </table:table-cell>
          <table:table-cell office:value-type="float" office:value="5.99929">
            <text:p>5,99929</text:p>
          </table:table-cell>
          <table:table-cell office:value-type="float" office:value="1.84952">
            <text:p>1,84952</text:p>
          </table:table-cell>
          <table:table-cell office:value-type="float" office:value="0.307911">
            <text:p>0,307911</text:p>
          </table:table-cell>
          <table:table-cell office:value-type="float" office:value="2.15743">
            <text:p>2,15743</text:p>
          </table:table-cell>
          <table:table-cell office:value-type="float" office:value="7.66318">
            <text:p>7,66318</text:p>
          </table:table-cell>
          <table:table-cell office:value-type="float" office:value="0.758342">
            <text:p>0,758342</text:p>
          </table:table-cell>
          <table:table-cell office:value-type="float" office:value="8.42152">
            <text:p>8,42152</text:p>
          </table:table-cell>
          <table:table-cell office:value-type="float" office:value="5.36704">
            <text:p>5,36704</text:p>
          </table:table-cell>
          <table:table-cell office:value-type="float" office:value="0.467439">
            <text:p>0,467439</text:p>
          </table:table-cell>
          <table:table-cell office:value-type="float" office:value="5.83448">
            <text:p>5,83448</text:p>
          </table:table-cell>
          <table:table-cell office:value-type="float" office:value="4.62102">
            <text:p>4,62102</text:p>
          </table:table-cell>
          <table:table-cell office:value-type="float" office:value="0.417586">
            <text:p>0,417586</text:p>
          </table:table-cell>
          <table:table-cell office:value-type="float" office:value="5.0386">
            <text:p>5,0386</text:p>
          </table:table-cell>
          <table:table-cell office:value-type="float" office:value="4.41633">
            <text:p>4,41633</text:p>
          </table:table-cell>
          <table:table-cell office:value-type="float" office:value="0.792358">
            <text:p>0,792358</text:p>
          </table:table-cell>
          <table:table-cell office:value-type="float" office:value="5.20869">
            <text:p>5,20869</text:p>
          </table:table-cell>
          <table:table-cell office:value-type="float" office:value="3.50139">
            <text:p>3,50139</text:p>
          </table:table-cell>
          <table:table-cell office:value-type="float" office:value="0.723152">
            <text:p>0,723152</text:p>
          </table:table-cell>
          <table:table-cell office:value-type="float" office:value="4.22454">
            <text:p>4,22454</text:p>
          </table:table-cell>
          <table:table-cell office:value-type="float" office:value="2.17884">
            <text:p>2,17884</text:p>
          </table:table-cell>
          <table:table-cell office:value-type="float" office:value="0.365975">
            <text:p>0,365975</text:p>
          </table:table-cell>
          <table:table-cell office:value-type="float" office:value="2.54481">
            <text:p>2,54481</text:p>
          </table:table-cell>
          <table:table-cell office:value-type="float" office:value="4.61955">
            <text:p>4,61955</text:p>
          </table:table-cell>
          <table:table-cell office:value-type="float" office:value="0.89089">
            <text:p>0,89089</text:p>
          </table:table-cell>
          <table:table-cell office:value-type="float" office:value="5.51044">
            <text:p>5,51044</text:p>
          </table:table-cell>
        </table:table-row>
        <table:table-row table:style-name="ro1">
          <table:table-cell office:value-type="float" office:value="4.34038">
            <text:p>4,34038</text:p>
          </table:table-cell>
          <table:table-cell office:value-type="float" office:value="0.805555">
            <text:p>0,805555</text:p>
          </table:table-cell>
          <table:table-cell office:value-type="float" office:value="5.14593">
            <text:p>5,14593</text:p>
          </table:table-cell>
          <table:table-cell office:value-type="float" office:value="1.83779">
            <text:p>1,83779</text:p>
          </table:table-cell>
          <table:table-cell office:value-type="float" office:value="0.271548">
            <text:p>0,271548</text:p>
          </table:table-cell>
          <table:table-cell office:value-type="float" office:value="2.10934">
            <text:p>2,10934</text:p>
          </table:table-cell>
          <table:table-cell office:value-type="float" office:value="4.78201">
            <text:p>4,78201</text:p>
          </table:table-cell>
          <table:table-cell office:value-type="float" office:value="0.733415">
            <text:p>0,733415</text:p>
          </table:table-cell>
          <table:table-cell office:value-type="float" office:value="5.51542">
            <text:p>5,51542</text:p>
          </table:table-cell>
          <table:table-cell office:value-type="float" office:value="4.98699">
            <text:p>4,98699</text:p>
          </table:table-cell>
          <table:table-cell office:value-type="float" office:value="0.392367">
            <text:p>0,392367</text:p>
          </table:table-cell>
          <table:table-cell office:value-type="float" office:value="5.37936">
            <text:p>5,37936</text:p>
          </table:table-cell>
          <table:table-cell office:value-type="float" office:value="4.33656">
            <text:p>4,33656</text:p>
          </table:table-cell>
          <table:table-cell office:value-type="float" office:value="0.368907">
            <text:p>0,368907</text:p>
          </table:table-cell>
          <table:table-cell office:value-type="float" office:value="4.70547">
            <text:p>4,70547</text:p>
          </table:table-cell>
          <table:table-cell office:value-type="float" office:value="4.38524">
            <text:p>4,38524</text:p>
          </table:table-cell>
          <table:table-cell office:value-type="float" office:value="0.646027">
            <text:p>0,646027</text:p>
          </table:table-cell>
          <table:table-cell office:value-type="float" office:value="5.03127">
            <text:p>5,03127</text:p>
          </table:table-cell>
          <table:table-cell office:value-type="float" office:value="2.94598">
            <text:p>2,94598</text:p>
          </table:table-cell>
          <table:table-cell office:value-type="float" office:value="0.652185">
            <text:p>0,652185</text:p>
          </table:table-cell>
          <table:table-cell office:value-type="float" office:value="3.59816">
            <text:p>3,59816</text:p>
          </table:table-cell>
          <table:table-cell office:value-type="float" office:value="2.10875">
            <text:p>2,10875</text:p>
          </table:table-cell>
          <table:table-cell office:value-type="float" office:value="0.328439">
            <text:p>0,328439</text:p>
          </table:table-cell>
          <table:table-cell office:value-type="float" office:value="2.43719">
            <text:p>2,43719</text:p>
          </table:table-cell>
          <table:table-cell office:value-type="float" office:value="5.65266">
            <text:p>5,65266</text:p>
          </table:table-cell>
          <table:table-cell office:value-type="float" office:value="0.805555">
            <text:p>0,805555</text:p>
          </table:table-cell>
          <table:table-cell office:value-type="float" office:value="6.45822">
            <text:p>6,45822</text:p>
          </table:table-cell>
        </table:table-row>
        <table:table-row table:style-name="ro1">
          <table:table-cell office:value-type="float" office:value="4.35328">
            <text:p>4,35328</text:p>
          </table:table-cell>
          <table:table-cell office:value-type="float" office:value="0.768019">
            <text:p>0,768019</text:p>
          </table:table-cell>
          <table:table-cell office:value-type="float" office:value="5.1213">
            <text:p>5,1213</text:p>
          </table:table-cell>
          <table:table-cell office:value-type="float" office:value="1.8677">
            <text:p>1,8677</text:p>
          </table:table-cell>
          <table:table-cell office:value-type="float" office:value="0.271255">
            <text:p>0,271255</text:p>
          </table:table-cell>
          <table:table-cell office:value-type="float" office:value="2.13896">
            <text:p>2,13896</text:p>
          </table:table-cell>
          <table:table-cell office:value-type="float" office:value="4.77937">
            <text:p>4,77937</text:p>
          </table:table-cell>
          <table:table-cell office:value-type="float" office:value="0.708782">
            <text:p>0,708782</text:p>
          </table:table-cell>
          <table:table-cell office:value-type="float" office:value="5.48815">
            <text:p>5,48815</text:p>
          </table:table-cell>
          <table:table-cell office:value-type="float" office:value="4.82864">
            <text:p>4,82864</text:p>
          </table:table-cell>
          <table:table-cell office:value-type="float" office:value="0.357177">
            <text:p>0,357177</text:p>
          </table:table-cell>
          <table:table-cell office:value-type="float" office:value="5.18581">
            <text:p>5,18581</text:p>
          </table:table-cell>
          <table:table-cell office:value-type="float" office:value="4.36178">
            <text:p>4,36178</text:p>
          </table:table-cell>
          <table:table-cell office:value-type="float" office:value="0.586498">
            <text:p>0,586498</text:p>
          </table:table-cell>
          <table:table-cell office:value-type="float" office:value="4.94828">
            <text:p>4,94828</text:p>
          </table:table-cell>
          <table:table-cell office:value-type="float" office:value="4.48143">
            <text:p>4,48143</text:p>
          </table:table-cell>
          <table:table-cell office:value-type="float" office:value="0.666261">
            <text:p>0,666261</text:p>
          </table:table-cell>
          <table:table-cell office:value-type="float" office:value="5.14769">
            <text:p>5,14769</text:p>
          </table:table-cell>
          <table:table-cell office:value-type="float" office:value="3.04744">
            <text:p>3,04744</text:p>
          </table:table-cell>
          <table:table-cell office:value-type="float" office:value="0.616409">
            <text:p>0,616409</text:p>
          </table:table-cell>
          <table:table-cell office:value-type="float" office:value="3.66385">
            <text:p>3,66385</text:p>
          </table:table-cell>
          <table:table-cell office:value-type="float" office:value="2.10347">
            <text:p>2,10347</text:p>
          </table:table-cell>
          <table:table-cell office:value-type="float" office:value="0.325213">
            <text:p>0,325213</text:p>
          </table:table-cell>
          <table:table-cell office:value-type="float" office:value="2.42869">
            <text:p>2,42869</text:p>
          </table:table-cell>
          <table:table-cell office:value-type="float" office:value="4.23393">
            <text:p>4,23393</text:p>
          </table:table-cell>
          <table:table-cell office:value-type="float" office:value="0.821977">
            <text:p>0,821977</text:p>
          </table:table-cell>
          <table:table-cell office:value-type="float" office:value="5.0559">
            <text:p>5,0559</text:p>
          </table:table-cell>
        </table:table-row>
        <table:table-row table:style-name="ro1">
          <table:table-cell office:value-type="float" office:value="4.37996">
            <text:p>4,37996</text:p>
          </table:table-cell>
          <table:table-cell office:value-type="float" office:value="0.783268">
            <text:p>0,783268</text:p>
          </table:table-cell>
          <table:table-cell office:value-type="float" office:value="5.16323">
            <text:p>5,16323</text:p>
          </table:table-cell>
          <table:table-cell office:value-type="float" office:value="2.05831">
            <text:p>2,05831</text:p>
          </table:table-cell>
          <table:table-cell office:value-type="float" office:value="0.303219">
            <text:p>0,303219</text:p>
          </table:table-cell>
          <table:table-cell office:value-type="float" office:value="2.36153">
            <text:p>2,36153</text:p>
          </table:table-cell>
          <table:table-cell office:value-type="float" office:value="5.59343">
            <text:p>5,59343</text:p>
          </table:table-cell>
          <table:table-cell office:value-type="float" office:value="1.59527">
            <text:p>1,59527</text:p>
          </table:table-cell>
          <table:table-cell office:value-type="float" office:value="7.1887">
            <text:p>7,1887</text:p>
          </table:table-cell>
          <table:table-cell office:value-type="float" office:value="4.93421">
            <text:p>4,93421</text:p>
          </table:table-cell>
          <table:table-cell office:value-type="float" office:value="0.365388">
            <text:p>0,365388</text:p>
          </table:table-cell>
          <table:table-cell office:value-type="float" office:value="5.29959">
            <text:p>5,29959</text:p>
          </table:table-cell>
          <table:table-cell office:value-type="float" office:value="4.9084">
            <text:p>4,9084</text:p>
          </table:table-cell>
          <table:table-cell office:value-type="float" office:value="0.389728">
            <text:p>0,389728</text:p>
          </table:table-cell>
          <table:table-cell office:value-type="float" office:value="5.29813">
            <text:p>5,29813</text:p>
          </table:table-cell>
          <table:table-cell office:value-type="float" office:value="4.34917">
            <text:p>4,34917</text:p>
          </table:table-cell>
          <table:table-cell office:value-type="float" office:value="0.641042">
            <text:p>0,641042</text:p>
          </table:table-cell>
          <table:table-cell office:value-type="float" office:value="4.99022">
            <text:p>4,99022</text:p>
          </table:table-cell>
          <table:table-cell office:value-type="float" office:value="4.66236">
            <text:p>4,66236</text:p>
          </table:table-cell>
          <table:table-cell office:value-type="float" office:value="1.55158">
            <text:p>1,55158</text:p>
          </table:table-cell>
          <table:table-cell office:value-type="float" office:value="6.21394">
            <text:p>6,21394</text:p>
          </table:table-cell>
          <table:table-cell office:value-type="float" office:value="2.51461">
            <text:p>2,51461</text:p>
          </table:table-cell>
          <table:table-cell office:value-type="float" office:value="0.341048">
            <text:p>0,341048</text:p>
          </table:table-cell>
          <table:table-cell office:value-type="float" office:value="2.85566">
            <text:p>2,85566</text:p>
          </table:table-cell>
          <table:table-cell office:value-type="float" office:value="4.53128">
            <text:p>4,53128</text:p>
          </table:table-cell>
          <table:table-cell office:value-type="float" office:value="0.83224">
            <text:p>0,83224</text:p>
          </table:table-cell>
          <table:table-cell office:value-type="float" office:value="5.36352">
            <text:p>5,36352</text:p>
          </table:table-cell>
        </table:table-row>
        <table:table-row table:style-name="ro1">
          <table:table-cell office:value-type="float" office:value="9.5429">
            <text:p>9,5429</text:p>
          </table:table-cell>
          <table:table-cell office:value-type="float" office:value="0.902913">
            <text:p>0,902913</text:p>
          </table:table-cell>
          <table:table-cell office:value-type="float" office:value="10.4458">
            <text:p>10,4458</text:p>
          </table:table-cell>
          <table:table-cell office:value-type="float" office:value="1.81668">
            <text:p>1,81668</text:p>
          </table:table-cell>
          <table:table-cell office:value-type="float" office:value="0.271842">
            <text:p>0,271842</text:p>
          </table:table-cell>
          <table:table-cell office:value-type="float" office:value="2.08852">
            <text:p>2,08852</text:p>
          </table:table-cell>
          <table:table-cell office:value-type="float" office:value="4.51457">
            <text:p>4,51457</text:p>
          </table:table-cell>
          <table:table-cell office:value-type="float" office:value="0.68327">
            <text:p>0,68327</text:p>
          </table:table-cell>
          <table:table-cell office:value-type="float" office:value="5.19784">
            <text:p>5,19784</text:p>
          </table:table-cell>
          <table:table-cell office:value-type="float" office:value="5.01631">
            <text:p>5,01631</text:p>
          </table:table-cell>
          <table:table-cell office:value-type="float" office:value="0.360696">
            <text:p>0,360696</text:p>
          </table:table-cell>
          <table:table-cell office:value-type="float" office:value="5.37701">
            <text:p>5,37701</text:p>
          </table:table-cell>
          <table:table-cell office:value-type="float" office:value="4.42249">
            <text:p>4,42249</text:p>
          </table:table-cell>
          <table:table-cell office:value-type="float" office:value="0.345154">
            <text:p>0,345154</text:p>
          </table:table-cell>
          <table:table-cell office:value-type="float" office:value="4.76764">
            <text:p>4,76764</text:p>
          </table:table-cell>
          <table:table-cell office:value-type="float" office:value="10.7951">
            <text:p>10,7951</text:p>
          </table:table-cell>
          <table:table-cell office:value-type="float" office:value="0.640162">
            <text:p>0,640162</text:p>
          </table:table-cell>
          <table:table-cell office:value-type="float" office:value="11.4352">
            <text:p>11,4352</text:p>
          </table:table-cell>
          <table:table-cell office:value-type="float" office:value="7.18577">
            <text:p>7,18577</text:p>
          </table:table-cell>
          <table:table-cell office:value-type="float" office:value="1.58413">
            <text:p>1,58413</text:p>
          </table:table-cell>
          <table:table-cell office:value-type="float" office:value="8.7699">
            <text:p>8,7699</text:p>
          </table:table-cell>
          <table:table-cell office:value-type="float" office:value="2.09996">
            <text:p>2,09996</text:p>
          </table:table-cell>
          <table:table-cell office:value-type="float" office:value="0.333424">
            <text:p>0,333424</text:p>
          </table:table-cell>
          <table:table-cell office:value-type="float" office:value="2.43338">
            <text:p>2,43338</text:p>
          </table:table-cell>
          <table:table-cell office:value-type="float" office:value="4.38994">
            <text:p>4,38994</text:p>
          </table:table-cell>
          <table:table-cell office:value-type="float" office:value="0.817578">
            <text:p>0,817578</text:p>
          </table:table-cell>
          <table:table-cell office:value-type="float" office:value="5.20751">
            <text:p>5,20751</text:p>
          </table:table-cell>
        </table:table-row>
        <table:table-row table:style-name="ro1">
          <table:table-cell office:value-type="float" office:value="4.28495">
            <text:p>4,28495</text:p>
          </table:table-cell>
          <table:table-cell office:value-type="float" office:value="0.857753">
            <text:p>0,857753</text:p>
          </table:table-cell>
          <table:table-cell office:value-type="float" office:value="5.14271">
            <text:p>5,14271</text:p>
          </table:table-cell>
          <table:table-cell office:value-type="float" office:value="1.79586">
            <text:p>1,79586</text:p>
          </table:table-cell>
          <table:table-cell office:value-type="float" office:value="0.292956">
            <text:p>0,292956</text:p>
          </table:table-cell>
          <table:table-cell office:value-type="float" office:value="2.08881">
            <text:p>2,08881</text:p>
          </table:table-cell>
          <table:table-cell office:value-type="float" office:value="4.51691">
            <text:p>4,51691</text:p>
          </table:table-cell>
          <table:table-cell office:value-type="float" office:value="0.732536">
            <text:p>0,732536</text:p>
          </table:table-cell>
          <table:table-cell office:value-type="float" office:value="5.24945">
            <text:p>5,24945</text:p>
          </table:table-cell>
          <table:table-cell office:value-type="float" office:value="4.72013">
            <text:p>4,72013</text:p>
          </table:table-cell>
          <table:table-cell office:value-type="float" office:value="0.358937">
            <text:p>0,358937</text:p>
          </table:table-cell>
          <table:table-cell office:value-type="float" office:value="5.07907">
            <text:p>5,07907</text:p>
          </table:table-cell>
          <table:table-cell office:value-type="float" office:value="4.75034">
            <text:p>4,75034</text:p>
          </table:table-cell>
          <table:table-cell office:value-type="float" office:value="0.387088">
            <text:p>0,387088</text:p>
          </table:table-cell>
          <table:table-cell office:value-type="float" office:value="5.13743">
            <text:p>5,13743</text:p>
          </table:table-cell>
          <table:table-cell office:value-type="float" office:value="4.27879">
            <text:p>4,27879</text:p>
          </table:table-cell>
          <table:table-cell office:value-type="float" office:value="0.635764">
            <text:p>0,635764</text:p>
          </table:table-cell>
          <table:table-cell office:value-type="float" office:value="4.91456">
            <text:p>4,91456</text:p>
          </table:table-cell>
          <table:table-cell office:value-type="float" office:value="3.13894">
            <text:p>3,13894</text:p>
          </table:table-cell>
          <table:table-cell office:value-type="float" office:value="0.647493">
            <text:p>0,647493</text:p>
          </table:table-cell>
          <table:table-cell office:value-type="float" office:value="3.78643">
            <text:p>3,78643</text:p>
          </table:table-cell>
          <table:table-cell office:value-type="float" office:value="2.72633">
            <text:p>2,72633</text:p>
          </table:table-cell>
          <table:table-cell office:value-type="float" office:value="0.341048">
            <text:p>0,341048</text:p>
          </table:table-cell>
          <table:table-cell office:value-type="float" office:value="3.06738">
            <text:p>3,06738</text:p>
          </table:table-cell>
          <table:table-cell office:value-type="float" office:value="5.0128">
            <text:p>5,0128</text:p>
          </table:table-cell>
          <table:table-cell office:value-type="float" office:value="1.06185">
            <text:p>1,06185</text:p>
          </table:table-cell>
          <table:table-cell office:value-type="float" office:value="6.07465">
            <text:p>6,07465</text:p>
          </table:table-cell>
        </table:table-row>
        <table:table-row table:style-name="ro1">
          <table:table-cell office:value-type="float" office:value="5.33302">
            <text:p>5,33302</text:p>
          </table:table-cell>
          <table:table-cell office:value-type="float" office:value="0.825789">
            <text:p>0,825789</text:p>
          </table:table-cell>
          <table:table-cell office:value-type="float" office:value="6.15881">
            <text:p>6,15881</text:p>
          </table:table-cell>
          <table:table-cell office:value-type="float" office:value="1.91873">
            <text:p>1,91873</text:p>
          </table:table-cell>
          <table:table-cell office:value-type="float" office:value="0.287677">
            <text:p>0,287677</text:p>
          </table:table-cell>
          <table:table-cell office:value-type="float" office:value="2.2064">
            <text:p>2,2064</text:p>
          </table:table-cell>
          <table:table-cell office:value-type="float" office:value="5.20869">
            <text:p>5,20869</text:p>
          </table:table-cell>
          <table:table-cell office:value-type="float" office:value="0.693534">
            <text:p>0,693534</text:p>
          </table:table-cell>
          <table:table-cell office:value-type="float" office:value="5.90222">
            <text:p>5,90222</text:p>
          </table:table-cell>
          <table:table-cell office:value-type="float" office:value="5.02042">
            <text:p>5,02042</text:p>
          </table:table-cell>
          <table:table-cell office:value-type="float" office:value="0.382983">
            <text:p>0,382983</text:p>
          </table:table-cell>
          <table:table-cell office:value-type="float" office:value="5.4034">
            <text:p>5,4034</text:p>
          </table:table-cell>
          <table:table-cell office:value-type="float" office:value="4.36853">
            <text:p>4,36853</text:p>
          </table:table-cell>
          <table:table-cell office:value-type="float" office:value="0.42785">
            <text:p>0,42785</text:p>
          </table:table-cell>
          <table:table-cell office:value-type="float" office:value="4.79638">
            <text:p>4,79638</text:p>
          </table:table-cell>
          <table:table-cell office:value-type="float" office:value="4.83391">
            <text:p>4,83391</text:p>
          </table:table-cell>
          <table:table-cell office:value-type="float" office:value="1.05306">
            <text:p>1,05306</text:p>
          </table:table-cell>
          <table:table-cell office:value-type="float" office:value="5.88697">
            <text:p>5,88697</text:p>
          </table:table-cell>
          <table:table-cell office:value-type="float" office:value="5.10458">
            <text:p>5,10458</text:p>
          </table:table-cell>
          <table:table-cell office:value-type="float" office:value="1.12666">
            <text:p>1,12666</text:p>
          </table:table-cell>
          <table:table-cell office:value-type="float" office:value="6.23124">
            <text:p>6,23124</text:p>
          </table:table-cell>
          <table:table-cell office:value-type="float" office:value="2.14218">
            <text:p>2,14218</text:p>
          </table:table-cell>
          <table:table-cell office:value-type="float" office:value="0.363922">
            <text:p>0,363922</text:p>
          </table:table-cell>
          <table:table-cell office:value-type="float" office:value="2.5061">
            <text:p>2,5061</text:p>
          </table:table-cell>
          <table:table-cell office:value-type="float" office:value="7.71538">
            <text:p>7,71538</text:p>
          </table:table-cell>
          <table:table-cell office:value-type="float" office:value="1.38589">
            <text:p>1,38589</text:p>
          </table:table-cell>
          <table:table-cell office:value-type="float" office:value="9.10127">
            <text:p>9,10127</text:p>
          </table:table-cell>
        </table:table-row>
        <table:table-row table:style-name="ro1">
          <table:table-cell office:value-type="float" office:value="4.42014">
            <text:p>4,42014</text:p>
          </table:table-cell>
          <table:table-cell office:value-type="float" office:value="0.827548">
            <text:p>0,827548</text:p>
          </table:table-cell>
          <table:table-cell office:value-type="float" office:value="5.24769">
            <text:p>5,24769</text:p>
          </table:table-cell>
          <table:table-cell office:value-type="float" office:value="1.78852">
            <text:p>1,78852</text:p>
          </table:table-cell>
          <table:table-cell office:value-type="float" office:value="0.39266">
            <text:p>0,39266</text:p>
          </table:table-cell>
          <table:table-cell office:value-type="float" office:value="2.18118">
            <text:p>2,18118</text:p>
          </table:table-cell>
          <table:table-cell office:value-type="float" office:value="4.56559">
            <text:p>4,56559</text:p>
          </table:table-cell>
          <table:table-cell office:value-type="float" office:value="0.715234">
            <text:p>0,715234</text:p>
          </table:table-cell>
          <table:table-cell office:value-type="float" office:value="5.28083">
            <text:p>5,28083</text:p>
          </table:table-cell>
          <table:table-cell office:value-type="float" office:value="4.95561">
            <text:p>4,95561</text:p>
          </table:table-cell>
          <table:table-cell office:value-type="float" office:value="0.405563">
            <text:p>0,405563</text:p>
          </table:table-cell>
          <table:table-cell office:value-type="float" office:value="5.36118">
            <text:p>5,36118</text:p>
          </table:table-cell>
          <table:table-cell office:value-type="float" office:value="7.72007">
            <text:p>7,72007</text:p>
          </table:table-cell>
          <table:table-cell office:value-type="float" office:value="0.633418">
            <text:p>0,633418</text:p>
          </table:table-cell>
          <table:table-cell office:value-type="float" office:value="8.35349">
            <text:p>8,35349</text:p>
          </table:table-cell>
          <table:table-cell office:value-type="float" office:value="4.45122">
            <text:p>4,45122</text:p>
          </table:table-cell>
          <table:table-cell office:value-type="float" office:value="0.712595">
            <text:p>0,712595</text:p>
          </table:table-cell>
          <table:table-cell office:value-type="float" office:value="5.16382">
            <text:p>5,16382</text:p>
          </table:table-cell>
          <table:table-cell office:value-type="float" office:value="5.12218">
            <text:p>5,12218</text:p>
          </table:table-cell>
          <table:table-cell office:value-type="float" office:value="0.651306">
            <text:p>0,651306</text:p>
          </table:table-cell>
          <table:table-cell office:value-type="float" office:value="5.77348">
            <text:p>5,77348</text:p>
          </table:table-cell>
          <table:table-cell office:value-type="float" office:value="2.0372">
            <text:p>2,0372</text:p>
          </table:table-cell>
          <table:table-cell office:value-type="float" office:value="0.355711">
            <text:p>0,355711</text:p>
          </table:table-cell>
          <table:table-cell office:value-type="float" office:value="2.39291">
            <text:p>2,39291</text:p>
          </table:table-cell>
          <table:table-cell office:value-type="float" office:value="4.45914">
            <text:p>4,45914</text:p>
          </table:table-cell>
          <table:table-cell office:value-type="float" office:value="0.828135">
            <text:p>0,828135</text:p>
          </table:table-cell>
          <table:table-cell office:value-type="float" office:value="5.28728">
            <text:p>5,28728</text:p>
          </table:table-cell>
        </table:table-row>
        <table:table-row table:style-name="ro1">
          <table:table-cell office:value-type="float" office:value="4.42747">
            <text:p>4,42747</text:p>
          </table:table-cell>
          <table:table-cell office:value-type="float" office:value="0.79793">
            <text:p>0,79793</text:p>
          </table:table-cell>
          <table:table-cell office:value-type="float" office:value="5.2254">
            <text:p>5,2254</text:p>
          </table:table-cell>
          <table:table-cell office:value-type="float" office:value="1.7853">
            <text:p>1,7853</text:p>
          </table:table-cell>
          <table:table-cell office:value-type="float" office:value="0.34662">
            <text:p>0,34662</text:p>
          </table:table-cell>
          <table:table-cell office:value-type="float" office:value="2.13192">
            <text:p>2,13192</text:p>
          </table:table-cell>
          <table:table-cell office:value-type="float" office:value="4.51163">
            <text:p>4,51163</text:p>
          </table:table-cell>
          <table:table-cell office:value-type="float" office:value="0.726377">
            <text:p>0,726377</text:p>
          </table:table-cell>
          <table:table-cell office:value-type="float" office:value="5.23801">
            <text:p>5,23801</text:p>
          </table:table-cell>
          <table:table-cell office:value-type="float" office:value="5.43683">
            <text:p>5,43683</text:p>
          </table:table-cell>
          <table:table-cell office:value-type="float" office:value="0.390021">
            <text:p>0,390021</text:p>
          </table:table-cell>
          <table:table-cell office:value-type="float" office:value="5.82685">
            <text:p>5,82685</text:p>
          </table:table-cell>
          <table:table-cell office:value-type="float" office:value="4.76735">
            <text:p>4,76735</text:p>
          </table:table-cell>
          <table:table-cell office:value-type="float" office:value="0.51905">
            <text:p>0,51905</text:p>
          </table:table-cell>
          <table:table-cell office:value-type="float" office:value="5.2864">
            <text:p>5,2864</text:p>
          </table:table-cell>
          <table:table-cell office:value-type="float" office:value="5.19637">
            <text:p>5,19637</text:p>
          </table:table-cell>
          <table:table-cell office:value-type="float" office:value="0.643095">
            <text:p>0,643095</text:p>
          </table:table-cell>
          <table:table-cell office:value-type="float" office:value="5.83946">
            <text:p>5,83946</text:p>
          </table:table-cell>
          <table:table-cell office:value-type="float" office:value="3.42984">
            <text:p>3,42984</text:p>
          </table:table-cell>
          <table:table-cell office:value-type="float" office:value="0.696759">
            <text:p>0,696759</text:p>
          </table:table-cell>
          <table:table-cell office:value-type="float" office:value="4.1266">
            <text:p>4,1266</text:p>
          </table:table-cell>
          <table:table-cell office:value-type="float" office:value="2.33749">
            <text:p>2,33749</text:p>
          </table:table-cell>
          <table:table-cell office:value-type="float" office:value="0.421692">
            <text:p>0,421692</text:p>
          </table:table-cell>
          <table:table-cell office:value-type="float" office:value="2.75918">
            <text:p>2,75918</text:p>
          </table:table-cell>
          <table:table-cell office:value-type="float" office:value="4.39111">
            <text:p>4,39111</text:p>
          </table:table-cell>
          <table:table-cell office:value-type="float" office:value="0.767726">
            <text:p>0,767726</text:p>
          </table:table-cell>
          <table:table-cell office:value-type="float" office:value="5.15883">
            <text:p>5,15883</text:p>
          </table:table-cell>
        </table:table-row>
        <table:table-row table:style-name="ro1">
          <table:table-cell office:value-type="float" office:value="4.33129">
            <text:p>4,33129</text:p>
          </table:table-cell>
          <table:table-cell office:value-type="float" office:value="0.75101">
            <text:p>0,75101</text:p>
          </table:table-cell>
          <table:table-cell office:value-type="float" office:value="5.0823">
            <text:p>5,0823</text:p>
          </table:table-cell>
          <table:table-cell office:value-type="float" office:value="1.87503">
            <text:p>1,87503</text:p>
          </table:table-cell>
          <table:table-cell office:value-type="float" office:value="0.273894">
            <text:p>0,273894</text:p>
          </table:table-cell>
          <table:table-cell office:value-type="float" office:value="2.14893">
            <text:p>2,14893</text:p>
          </table:table-cell>
          <table:table-cell office:value-type="float" office:value="4.42835">
            <text:p>4,42835</text:p>
          </table:table-cell>
          <table:table-cell office:value-type="float" office:value="0.749544">
            <text:p>0,749544</text:p>
          </table:table-cell>
          <table:table-cell office:value-type="float" office:value="5.1779">
            <text:p>5,1779</text:p>
          </table:table-cell>
          <table:table-cell office:value-type="float" office:value="4.95972">
            <text:p>4,95972</text:p>
          </table:table-cell>
          <table:table-cell office:value-type="float" office:value="0.384449">
            <text:p>0,384449</text:p>
          </table:table-cell>
          <table:table-cell office:value-type="float" office:value="5.34417">
            <text:p>5,34417</text:p>
          </table:table-cell>
          <table:table-cell office:value-type="float" office:value="4.3219">
            <text:p>4,3219</text:p>
          </table:table-cell>
          <table:table-cell office:value-type="float" office:value="0.34574">
            <text:p>0,34574</text:p>
          </table:table-cell>
          <table:table-cell office:value-type="float" office:value="4.66764">
            <text:p>4,66764</text:p>
          </table:table-cell>
          <table:table-cell office:value-type="float" office:value="5.69841">
            <text:p>5,69841</text:p>
          </table:table-cell>
          <table:table-cell office:value-type="float" office:value="0.640749">
            <text:p>0,640749</text:p>
          </table:table-cell>
          <table:table-cell office:value-type="float" office:value="6.33916">
            <text:p>6,33916</text:p>
          </table:table-cell>
          <table:table-cell office:value-type="float" office:value="2.99788">
            <text:p>2,99788</text:p>
          </table:table-cell>
          <table:table-cell office:value-type="float" office:value="0.629312">
            <text:p>0,629312</text:p>
          </table:table-cell>
          <table:table-cell office:value-type="float" office:value="3.6272">
            <text:p>3,6272</text:p>
          </table:table-cell>
          <table:table-cell office:value-type="float" office:value="2.04893">
            <text:p>2,04893</text:p>
          </table:table-cell>
          <table:table-cell office:value-type="float" office:value="0.3475">
            <text:p>0,3475</text:p>
          </table:table-cell>
          <table:table-cell office:value-type="float" office:value="2.39643">
            <text:p>2,39643</text:p>
          </table:table-cell>
          <table:table-cell office:value-type="float" office:value="4.48641">
            <text:p>4,48641</text:p>
          </table:table-cell>
          <table:table-cell office:value-type="float" office:value="0.824323">
            <text:p>0,824323</text:p>
          </table:table-cell>
          <table:table-cell office:value-type="float" office:value="5.31074">
            <text:p>5,31074</text:p>
          </table:table-cell>
        </table:table-row>
        <table:table-row table:style-name="ro1">
          <table:table-cell office:value-type="float" office:value="4.38026">
            <text:p>4,38026</text:p>
          </table:table-cell>
          <table:table-cell office:value-type="float" office:value="0.749544">
            <text:p>0,749544</text:p>
          </table:table-cell>
          <table:table-cell office:value-type="float" office:value="5.1298">
            <text:p>5,1298</text:p>
          </table:table-cell>
          <table:table-cell office:value-type="float" office:value="1.85363">
            <text:p>1,85363</text:p>
          </table:table-cell>
          <table:table-cell office:value-type="float" office:value="0.272135">
            <text:p>0,272135</text:p>
          </table:table-cell>
          <table:table-cell office:value-type="float" office:value="2.12576">
            <text:p>2,12576</text:p>
          </table:table-cell>
          <table:table-cell office:value-type="float" office:value="10.1907">
            <text:p>10,1907</text:p>
          </table:table-cell>
          <table:table-cell office:value-type="float" office:value="1.63545">
            <text:p>1,63545</text:p>
          </table:table-cell>
          <table:table-cell office:value-type="float" office:value="11.8261">
            <text:p>11,8261</text:p>
          </table:table-cell>
          <table:table-cell office:value-type="float" office:value="8.27695">
            <text:p>8,27695</text:p>
          </table:table-cell>
          <table:table-cell office:value-type="float" office:value="0.363629">
            <text:p>0,363629</text:p>
          </table:table-cell>
          <table:table-cell office:value-type="float" office:value="8.64058">
            <text:p>8,64058</text:p>
          </table:table-cell>
          <table:table-cell office:value-type="float" office:value="6.47552">
            <text:p>6,47552</text:p>
          </table:table-cell>
          <table:table-cell office:value-type="float" office:value="0.920508">
            <text:p>0,920508</text:p>
          </table:table-cell>
          <table:table-cell office:value-type="float" office:value="7.39603">
            <text:p>7,39603</text:p>
          </table:table-cell>
          <table:table-cell office:value-type="float" office:value="4.31076">
            <text:p>4,31076</text:p>
          </table:table-cell>
          <table:table-cell office:value-type="float" office:value="0.611424">
            <text:p>0,611424</text:p>
          </table:table-cell>
          <table:table-cell office:value-type="float" office:value="4.92218">
            <text:p>4,92218</text:p>
          </table:table-cell>
          <table:table-cell office:value-type="float" office:value="3.02838">
            <text:p>3,02838</text:p>
          </table:table-cell>
          <table:table-cell office:value-type="float" office:value="0.628432">
            <text:p>0,628432</text:p>
          </table:table-cell>
          <table:table-cell office:value-type="float" office:value="3.65681">
            <text:p>3,65681</text:p>
          </table:table-cell>
          <table:table-cell office:value-type="float" office:value="2.1847">
            <text:p>2,1847</text:p>
          </table:table-cell>
          <table:table-cell office:value-type="float" office:value="0.353365">
            <text:p>0,353365</text:p>
          </table:table-cell>
          <table:table-cell office:value-type="float" office:value="2.53807">
            <text:p>2,53807</text:p>
          </table:table-cell>
          <table:table-cell office:value-type="float" office:value="4.40665">
            <text:p>4,40665</text:p>
          </table:table-cell>
          <table:table-cell office:value-type="float" office:value="0.786787">
            <text:p>0,786787</text:p>
          </table:table-cell>
          <table:table-cell office:value-type="float" office:value="5.19344">
            <text:p>5,19344</text:p>
          </table:table-cell>
        </table:table-row>
        <table:table-row table:style-name="ro1">
          <table:table-cell office:value-type="float" office:value="5.65618">
            <text:p>5,65618</text:p>
          </table:table-cell>
          <table:table-cell office:value-type="float" office:value="0.762154">
            <text:p>0,762154</text:p>
          </table:table-cell>
          <table:table-cell office:value-type="float" office:value="6.41834">
            <text:p>6,41834</text:p>
          </table:table-cell>
          <table:table-cell office:value-type="float" office:value="1.85597">
            <text:p>1,85597</text:p>
          </table:table-cell>
          <table:table-cell office:value-type="float" office:value="0.285038">
            <text:p>0,285038</text:p>
          </table:table-cell>
          <table:table-cell office:value-type="float" office:value="2.14101">
            <text:p>2,14101</text:p>
          </table:table-cell>
          <table:table-cell office:value-type="float" office:value="10.73">
            <text:p>10,73</text:p>
          </table:table-cell>
          <table:table-cell office:value-type="float" office:value="0.736348">
            <text:p>0,736348</text:p>
          </table:table-cell>
          <table:table-cell office:value-type="float" office:value="11.4663">
            <text:p>11,4663</text:p>
          </table:table-cell>
          <table:table-cell office:value-type="float" office:value="5.0474">
            <text:p>5,0474</text:p>
          </table:table-cell>
          <table:table-cell office:value-type="float" office:value="0.395886">
            <text:p>0,395886</text:p>
          </table:table-cell>
          <table:table-cell office:value-type="float" office:value="5.44329">
            <text:p>5,44329</text:p>
          </table:table-cell>
          <table:table-cell office:value-type="float" office:value="5.62099">
            <text:p>5,62099</text:p>
          </table:table-cell>
          <table:table-cell office:value-type="float" office:value="0.38093">
            <text:p>0,38093</text:p>
          </table:table-cell>
          <table:table-cell office:value-type="float" office:value="6.00192">
            <text:p>6,00192</text:p>
          </table:table-cell>
          <table:table-cell office:value-type="float" office:value="4.45328">
            <text:p>4,45328</text:p>
          </table:table-cell>
          <table:table-cell office:value-type="float" office:value="0.638989">
            <text:p>0,638989</text:p>
          </table:table-cell>
          <table:table-cell office:value-type="float" office:value="5.09227">
            <text:p>5,09227</text:p>
          </table:table-cell>
          <table:table-cell office:value-type="float" office:value="3.11166">
            <text:p>3,11166</text:p>
          </table:table-cell>
          <table:table-cell office:value-type="float" office:value="0.682683">
            <text:p>0,682683</text:p>
          </table:table-cell>
          <table:table-cell office:value-type="float" office:value="3.79435">
            <text:p>3,79435</text:p>
          </table:table-cell>
          <table:table-cell office:value-type="float" office:value="2.04864">
            <text:p>2,04864</text:p>
          </table:table-cell>
          <table:table-cell office:value-type="float" office:value="0.379757">
            <text:p>0,379757</text:p>
          </table:table-cell>
          <table:table-cell office:value-type="float" office:value="2.42839">
            <text:p>2,42839</text:p>
          </table:table-cell>
          <table:table-cell office:value-type="float" office:value="4.50108">
            <text:p>4,50108</text:p>
          </table:table-cell>
          <table:table-cell office:value-type="float" office:value="0.841038">
            <text:p>0,841038</text:p>
          </table:table-cell>
          <table:table-cell office:value-type="float" office:value="5.34211">
            <text:p>5,34211</text:p>
          </table:table-cell>
        </table:table-row>
        <table:table-row table:style-name="ro1">
          <table:table-cell office:value-type="float" office:value="4.50166">
            <text:p>4,50166</text:p>
          </table:table-cell>
          <table:table-cell office:value-type="float" office:value="0.88004">
            <text:p>0,88004</text:p>
          </table:table-cell>
          <table:table-cell office:value-type="float" office:value="5.3817">
            <text:p>5,3817</text:p>
          </table:table-cell>
          <table:table-cell office:value-type="float" office:value="1.81668">
            <text:p>1,81668</text:p>
          </table:table-cell>
          <table:table-cell office:value-type="float" office:value="0.301753">
            <text:p>0,301753</text:p>
          </table:table-cell>
          <table:table-cell office:value-type="float" office:value="2.11843">
            <text:p>2,11843</text:p>
          </table:table-cell>
          <table:table-cell office:value-type="float" office:value="4.61691">
            <text:p>4,61691</text:p>
          </table:table-cell>
          <table:table-cell office:value-type="float" office:value="0.717873">
            <text:p>0,717873</text:p>
          </table:table-cell>
          <table:table-cell office:value-type="float" office:value="5.33478">
            <text:p>5,33478</text:p>
          </table:table-cell>
          <table:table-cell office:value-type="float" office:value="4.7867">
            <text:p>4,7867</text:p>
          </table:table-cell>
          <table:table-cell office:value-type="float" office:value="0.357764">
            <text:p>0,357764</text:p>
          </table:table-cell>
          <table:table-cell office:value-type="float" office:value="5.14446">
            <text:p>5,14446</text:p>
          </table:table-cell>
          <table:table-cell office:value-type="float" office:value="9.14673">
            <text:p>9,14673</text:p>
          </table:table-cell>
          <table:table-cell office:value-type="float" office:value="0.375359">
            <text:p>0,375359</text:p>
          </table:table-cell>
          <table:table-cell office:value-type="float" office:value="9.52208">
            <text:p>9,52208</text:p>
          </table:table-cell>
          <table:table-cell office:value-type="float" office:value="4.43011">
            <text:p>4,43011</text:p>
          </table:table-cell>
          <table:table-cell office:value-type="float" office:value="0.613183">
            <text:p>0,613183</text:p>
          </table:table-cell>
          <table:table-cell office:value-type="float" office:value="5.04329">
            <text:p>5,04329</text:p>
          </table:table-cell>
          <table:table-cell office:value-type="float" office:value="3.32603">
            <text:p>3,32603</text:p>
          </table:table-cell>
          <table:table-cell office:value-type="float" office:value="0.664502">
            <text:p>0,664502</text:p>
          </table:table-cell>
          <table:table-cell office:value-type="float" office:value="3.99053">
            <text:p>3,99053</text:p>
          </table:table-cell>
          <table:table-cell office:value-type="float" office:value="4.72541">
            <text:p>4,72541</text:p>
          </table:table-cell>
          <table:table-cell office:value-type="float" office:value="0.79705">
            <text:p>0,79705</text:p>
          </table:table-cell>
          <table:table-cell office:value-type="float" office:value="5.52246">
            <text:p>5,52246</text:p>
          </table:table-cell>
          <table:table-cell office:value-type="float" office:value="9.18514">
            <text:p>9,18514</text:p>
          </table:table-cell>
          <table:table-cell office:value-type="float" office:value="0.782388">
            <text:p>0,782388</text:p>
          </table:table-cell>
          <table:table-cell office:value-type="float" office:value="9.96753">
            <text:p>9,96753</text:p>
          </table:table-cell>
        </table:table-row>
        <table:table-row table:style-name="ro1">
          <table:table-cell office:value-type="float" office:value="4.32689">
            <text:p>4,32689</text:p>
          </table:table-cell>
          <table:table-cell office:value-type="float" office:value="0.778576">
            <text:p>0,778576</text:p>
          </table:table-cell>
          <table:table-cell office:value-type="float" office:value="5.10546">
            <text:p>5,10546</text:p>
          </table:table-cell>
          <table:table-cell office:value-type="float" office:value="1.8111">
            <text:p>1,8111</text:p>
          </table:table-cell>
          <table:table-cell office:value-type="float" office:value="0.30234">
            <text:p>0,30234</text:p>
          </table:table-cell>
          <table:table-cell office:value-type="float" office:value="2.11344">
            <text:p>2,11344</text:p>
          </table:table-cell>
          <table:table-cell office:value-type="float" office:value="4.42923">
            <text:p>4,42923</text:p>
          </table:table-cell>
          <table:table-cell office:value-type="float" office:value="0.903793">
            <text:p>0,903793</text:p>
          </table:table-cell>
          <table:table-cell office:value-type="float" office:value="5.33302">
            <text:p>5,33302</text:p>
          </table:table-cell>
          <table:table-cell office:value-type="float" office:value="4.90165">
            <text:p>4,90165</text:p>
          </table:table-cell>
          <table:table-cell office:value-type="float" office:value="0.356004">
            <text:p>0,356004</text:p>
          </table:table-cell>
          <table:table-cell office:value-type="float" office:value="5.25766">
            <text:p>5,25766</text:p>
          </table:table-cell>
          <table:table-cell office:value-type="float" office:value="4.28671">
            <text:p>4,28671</text:p>
          </table:table-cell>
          <table:table-cell office:value-type="float" office:value="0.363335">
            <text:p>0,363335</text:p>
          </table:table-cell>
          <table:table-cell office:value-type="float" office:value="4.65005">
            <text:p>4,65005</text:p>
          </table:table-cell>
          <table:table-cell office:value-type="float" office:value="5.87407">
            <text:p>5,87407</text:p>
          </table:table-cell>
          <table:table-cell office:value-type="float" office:value="0.614356">
            <text:p>0,614356</text:p>
          </table:table-cell>
          <table:table-cell office:value-type="float" office:value="6.48842">
            <text:p>6,48842</text:p>
          </table:table-cell>
          <table:table-cell office:value-type="float" office:value="2.96885">
            <text:p>2,96885</text:p>
          </table:table-cell>
          <table:table-cell office:value-type="float" office:value="0.849249">
            <text:p>0,849249</text:p>
          </table:table-cell>
          <table:table-cell office:value-type="float" office:value="3.8181">
            <text:p>3,8181</text:p>
          </table:table-cell>
          <table:table-cell office:value-type="float" office:value="5.10018">
            <text:p>5,10018</text:p>
          </table:table-cell>
          <table:table-cell office:value-type="float" office:value="0.853647">
            <text:p>0,853647</text:p>
          </table:table-cell>
          <table:table-cell office:value-type="float" office:value="5.95383">
            <text:p>5,95383</text:p>
          </table:table-cell>
          <table:table-cell office:value-type="float" office:value="7.42389">
            <text:p>7,42389</text:p>
          </table:table-cell>
          <table:table-cell office:value-type="float" office:value="2.28441">
            <text:p>2,28441</text:p>
          </table:table-cell>
          <table:table-cell office:value-type="float" office:value="9.7083">
            <text:p>9,7083</text:p>
          </table:table-cell>
        </table:table-row>
        <table:table-row table:style-name="ro1">
          <table:table-cell office:value-type="float" office:value="4.28613">
            <text:p>4,28613</text:p>
          </table:table-cell>
          <table:table-cell office:value-type="float" office:value="0.977398">
            <text:p>0,977398</text:p>
          </table:table-cell>
          <table:table-cell office:value-type="float" office:value="5.26352">
            <text:p>5,26352</text:p>
          </table:table-cell>
          <table:table-cell office:value-type="float" office:value="2.04072">
            <text:p>2,04072</text:p>
          </table:table-cell>
          <table:table-cell office:value-type="float" office:value="0.296181">
            <text:p>0,296181</text:p>
          </table:table-cell>
          <table:table-cell office:value-type="float" office:value="2.3369">
            <text:p>2,3369</text:p>
          </table:table-cell>
          <table:table-cell office:value-type="float" office:value="5.03332">
            <text:p>5,03332</text:p>
          </table:table-cell>
          <table:table-cell office:value-type="float" office:value="0.693534">
            <text:p>0,693534</text:p>
          </table:table-cell>
          <table:table-cell office:value-type="float" office:value="5.72686">
            <text:p>5,72686</text:p>
          </table:table-cell>
          <table:table-cell office:value-type="float" office:value="4.96294">
            <text:p>4,96294</text:p>
          </table:table-cell>
          <table:table-cell office:value-type="float" office:value="0.385036">
            <text:p>0,385036</text:p>
          </table:table-cell>
          <table:table-cell office:value-type="float" office:value="5.34798">
            <text:p>5,34798</text:p>
          </table:table-cell>
          <table:table-cell office:value-type="float" office:value="4.35944">
            <text:p>4,35944</text:p>
          </table:table-cell>
          <table:table-cell office:value-type="float" office:value="0.386209">
            <text:p>0,386209</text:p>
          </table:table-cell>
          <table:table-cell office:value-type="float" office:value="4.74565">
            <text:p>4,74565</text:p>
          </table:table-cell>
          <table:table-cell office:value-type="float" office:value="4.89432">
            <text:p>4,89432</text:p>
          </table:table-cell>
          <table:table-cell office:value-type="float" office:value="0.63547">
            <text:p>0,63547</text:p>
          </table:table-cell>
          <table:table-cell office:value-type="float" office:value="5.52979">
            <text:p>5,52979</text:p>
          </table:table-cell>
          <table:table-cell office:value-type="float" office:value="2.98234">
            <text:p>2,98234</text:p>
          </table:table-cell>
          <table:table-cell office:value-type="float" office:value="0.634591">
            <text:p>0,634591</text:p>
          </table:table-cell>
          <table:table-cell office:value-type="float" office:value="3.61693">
            <text:p>3,61693</text:p>
          </table:table-cell>
          <table:table-cell office:value-type="float" office:value="2.05978">
            <text:p>2,05978</text:p>
          </table:table-cell>
          <table:table-cell office:value-type="float" office:value="0.339289">
            <text:p>0,339289</text:p>
          </table:table-cell>
          <table:table-cell office:value-type="float" office:value="2.39907">
            <text:p>2,39907</text:p>
          </table:table-cell>
          <table:table-cell office:value-type="float" office:value="4.35592">
            <text:p>4,35592</text:p>
          </table:table-cell>
          <table:table-cell office:value-type="float" office:value="0.802622">
            <text:p>0,802622</text:p>
          </table:table-cell>
          <table:table-cell office:value-type="float" office:value="5.15854">
            <text:p>5,15854</text:p>
          </table:table-cell>
        </table:table-row>
        <table:table-row table:style-name="ro1">
          <table:table-cell office:value-type="float" office:value="4.71339">
            <text:p>4,71339</text:p>
          </table:table-cell>
          <table:table-cell office:value-type="float" office:value="0.799983">
            <text:p>0,799983</text:p>
          </table:table-cell>
          <table:table-cell office:value-type="float" office:value="5.51337">
            <text:p>5,51337</text:p>
          </table:table-cell>
          <table:table-cell office:value-type="float" office:value="2.0501">
            <text:p>2,0501</text:p>
          </table:table-cell>
          <table:table-cell office:value-type="float" office:value="0.38269">
            <text:p>0,38269</text:p>
          </table:table-cell>
          <table:table-cell office:value-type="float" office:value="2.43279">
            <text:p>2,43279</text:p>
          </table:table-cell>
          <table:table-cell office:value-type="float" office:value="4.43744">
            <text:p>4,43744</text:p>
          </table:table-cell>
          <table:table-cell office:value-type="float" office:value="0.731069">
            <text:p>0,731069</text:p>
          </table:table-cell>
          <table:table-cell office:value-type="float" office:value="5.16851">
            <text:p>5,16851</text:p>
          </table:table-cell>
          <table:table-cell office:value-type="float" office:value="4.85943">
            <text:p>4,85943</text:p>
          </table:table-cell>
          <table:table-cell office:value-type="float" office:value="0.362456">
            <text:p>0,362456</text:p>
          </table:table-cell>
          <table:table-cell office:value-type="float" office:value="5.22188">
            <text:p>5,22188</text:p>
          </table:table-cell>
          <table:table-cell office:value-type="float" office:value="4.39052">
            <text:p>4,39052</text:p>
          </table:table-cell>
          <table:table-cell office:value-type="float" office:value="0.344861">
            <text:p>0,344861</text:p>
          </table:table-cell>
          <table:table-cell office:value-type="float" office:value="4.73538">
            <text:p>4,73538</text:p>
          </table:table-cell>
          <table:table-cell office:value-type="float" office:value="4.35563">
            <text:p>4,35563</text:p>
          </table:table-cell>
          <table:table-cell office:value-type="float" office:value="0.658344">
            <text:p>0,658344</text:p>
          </table:table-cell>
          <table:table-cell office:value-type="float" office:value="5.01397">
            <text:p>5,01397</text:p>
          </table:table-cell>
          <table:table-cell office:value-type="float" office:value="2.99642">
            <text:p>2,99642</text:p>
          </table:table-cell>
          <table:table-cell office:value-type="float" office:value="0.654825">
            <text:p>0,654825</text:p>
          </table:table-cell>
          <table:table-cell office:value-type="float" office:value="3.65124">
            <text:p>3,65124</text:p>
          </table:table-cell>
          <table:table-cell office:value-type="float" office:value="2.0806">
            <text:p>2,0806</text:p>
          </table:table-cell>
          <table:table-cell office:value-type="float" office:value="0.330198">
            <text:p>0,330198</text:p>
          </table:table-cell>
          <table:table-cell office:value-type="float" office:value="2.4108">
            <text:p>2,4108</text:p>
          </table:table-cell>
          <table:table-cell office:value-type="float" office:value="4.248">
            <text:p>4,248</text:p>
          </table:table-cell>
          <table:table-cell office:value-type="float" office:value="0.79705">
            <text:p>0,79705</text:p>
          </table:table-cell>
          <table:table-cell office:value-type="float" office:value="5.04505">
            <text:p>5,04505</text:p>
          </table:table-cell>
        </table:table-row>
        <table:table-row table:style-name="ro1">
          <table:table-cell office:value-type="float" office:value="4.28583">
            <text:p>4,28583</text:p>
          </table:table-cell>
          <table:table-cell office:value-type="float" office:value="0.761274">
            <text:p>0,761274</text:p>
          </table:table-cell>
          <table:table-cell office:value-type="float" office:value="5.04711">
            <text:p>5,04711</text:p>
          </table:table-cell>
          <table:table-cell office:value-type="float" office:value="1.80759">
            <text:p>1,80759</text:p>
          </table:table-cell>
          <table:table-cell office:value-type="float" office:value="0.274188">
            <text:p>0,274188</text:p>
          </table:table-cell>
          <table:table-cell office:value-type="float" office:value="2.08177">
            <text:p>2,08177</text:p>
          </table:table-cell>
          <table:table-cell office:value-type="float" office:value="9.92354">
            <text:p>9,92354</text:p>
          </table:table-cell>
          <table:table-cell office:value-type="float" office:value="0.756289">
            <text:p>0,756289</text:p>
          </table:table-cell>
          <table:table-cell office:value-type="float" office:value="10.6798">
            <text:p>10,6798</text:p>
          </table:table-cell>
          <table:table-cell office:value-type="float" office:value="4.80694">
            <text:p>4,80694</text:p>
          </table:table-cell>
          <table:table-cell office:value-type="float" office:value="0.407616">
            <text:p>0,407616</text:p>
          </table:table-cell>
          <table:table-cell office:value-type="float" office:value="5.21455">
            <text:p>5,21455</text:p>
          </table:table-cell>
          <table:table-cell office:value-type="float" office:value="4.28964">
            <text:p>4,28964</text:p>
          </table:table-cell>
          <table:table-cell office:value-type="float" office:value="0.390901">
            <text:p>0,390901</text:p>
          </table:table-cell>
          <table:table-cell office:value-type="float" office:value="4.68054">
            <text:p>4,68054</text:p>
          </table:table-cell>
          <table:table-cell office:value-type="float" office:value="8.71272">
            <text:p>8,71272</text:p>
          </table:table-cell>
          <table:table-cell office:value-type="float" office:value="0.673886">
            <text:p>0,673886</text:p>
          </table:table-cell>
          <table:table-cell office:value-type="float" office:value="9.3866">
            <text:p>9,3866</text:p>
          </table:table-cell>
          <table:table-cell office:value-type="float" office:value="3.20932">
            <text:p>3,20932</text:p>
          </table:table-cell>
          <table:table-cell office:value-type="float" office:value="1.42108">
            <text:p>1,42108</text:p>
          </table:table-cell>
          <table:table-cell office:value-type="float" office:value="4.6304">
            <text:p>4,6304</text:p>
          </table:table-cell>
          <table:table-cell office:value-type="float" office:value="2.07327">
            <text:p>2,07327</text:p>
          </table:table-cell>
          <table:table-cell office:value-type="float" office:value="0.336063">
            <text:p>0,336063</text:p>
          </table:table-cell>
          <table:table-cell office:value-type="float" office:value="2.40933">
            <text:p>2,40933</text:p>
          </table:table-cell>
          <table:table-cell office:value-type="float" office:value="4.31222">
            <text:p>4,31222</text:p>
          </table:table-cell>
          <table:table-cell office:value-type="float" office:value="2.86123">
            <text:p>2,86123</text:p>
          </table:table-cell>
          <table:table-cell office:value-type="float" office:value="7.17345">
            <text:p>7,17345</text:p>
          </table:table-cell>
        </table:table-row>
        <table:table-row table:style-name="ro1">
          <table:table-cell office:value-type="float" office:value="7.69045">
            <text:p>7,69045</text:p>
          </table:table-cell>
          <table:table-cell office:value-type="float" office:value="1.45921">
            <text:p>1,45921</text:p>
          </table:table-cell>
          <table:table-cell office:value-type="float" office:value="9.14966">
            <text:p>9,14966</text:p>
          </table:table-cell>
          <table:table-cell office:value-type="float" office:value="1.95978">
            <text:p>1,95978</text:p>
          </table:table-cell>
          <table:table-cell office:value-type="float" office:value="0.392953">
            <text:p>0,392953</text:p>
          </table:table-cell>
          <table:table-cell office:value-type="float" office:value="2.35274">
            <text:p>2,35274</text:p>
          </table:table-cell>
          <table:table-cell office:value-type="float" office:value="10.7103">
            <text:p>10,7103</text:p>
          </table:table-cell>
          <table:table-cell office:value-type="float" office:value="1.01347">
            <text:p>1,01347</text:p>
          </table:table-cell>
          <table:table-cell office:value-type="float" office:value="11.7238">
            <text:p>11,7238</text:p>
          </table:table-cell>
          <table:table-cell office:value-type="float" office:value="6.98313">
            <text:p>6,98313</text:p>
          </table:table-cell>
          <table:table-cell office:value-type="float" office:value="0.531953">
            <text:p>0,531953</text:p>
          </table:table-cell>
          <table:table-cell office:value-type="float" office:value="7.51509">
            <text:p>7,51509</text:p>
          </table:table-cell>
          <table:table-cell office:value-type="float" office:value="4.39111">
            <text:p>4,39111</text:p>
          </table:table-cell>
          <table:table-cell office:value-type="float" office:value="0.353658">
            <text:p>0,353658</text:p>
          </table:table-cell>
          <table:table-cell office:value-type="float" office:value="4.74477">
            <text:p>4,74477</text:p>
          </table:table-cell>
          <table:table-cell office:value-type="float" office:value="4.42982">
            <text:p>4,42982</text:p>
          </table:table-cell>
          <table:table-cell office:value-type="float" office:value="0.699105">
            <text:p>0,699105</text:p>
          </table:table-cell>
          <table:table-cell office:value-type="float" office:value="5.12892">
            <text:p>5,12892</text:p>
          </table:table-cell>
          <table:table-cell office:value-type="float" office:value="2.96797">
            <text:p>2,96797</text:p>
          </table:table-cell>
          <table:table-cell office:value-type="float" office:value="0.645147">
            <text:p>0,645147</text:p>
          </table:table-cell>
          <table:table-cell office:value-type="float" office:value="3.61312">
            <text:p>3,61312</text:p>
          </table:table-cell>
          <table:table-cell office:value-type="float" office:value="2.13485">
            <text:p>2,13485</text:p>
          </table:table-cell>
          <table:table-cell office:value-type="float" office:value="0.331664">
            <text:p>0,331664</text:p>
          </table:table-cell>
          <table:table-cell office:value-type="float" office:value="2.46652">
            <text:p>2,46652</text:p>
          </table:table-cell>
          <table:table-cell office:value-type="float" office:value="4.8128">
            <text:p>4,8128</text:p>
          </table:table-cell>
          <table:table-cell office:value-type="float" office:value="0.825789">
            <text:p>0,825789</text:p>
          </table:table-cell>
          <table:table-cell office:value-type="float" office:value="5.63859">
            <text:p>5,63859</text:p>
          </table:table-cell>
        </table:table-row>
        <table:table-row table:style-name="ro1">
          <table:table-cell office:value-type="float" office:value="4.49521">
            <text:p>4,49521</text:p>
          </table:table-cell>
          <table:table-cell office:value-type="float" office:value="0.824323">
            <text:p>0,824323</text:p>
          </table:table-cell>
          <table:table-cell office:value-type="float" office:value="5.31953">
            <text:p>5,31953</text:p>
          </table:table-cell>
          <table:table-cell office:value-type="float" office:value="1.8199">
            <text:p>1,8199</text:p>
          </table:table-cell>
          <table:table-cell office:value-type="float" office:value="0.345447">
            <text:p>0,345447</text:p>
          </table:table-cell>
          <table:table-cell office:value-type="float" office:value="2.16535">
            <text:p>2,16535</text:p>
          </table:table-cell>
          <table:table-cell office:value-type="float" office:value="11.0484">
            <text:p>11,0484</text:p>
          </table:table-cell>
          <table:table-cell office:value-type="float" office:value="1.84542">
            <text:p>1,84542</text:p>
          </table:table-cell>
          <table:table-cell office:value-type="float" office:value="12.8939">
            <text:p>12,8939</text:p>
          </table:table-cell>
          <table:table-cell office:value-type="float" office:value="4.81456">
            <text:p>4,81456</text:p>
          </table:table-cell>
          <table:table-cell office:value-type="float" office:value="0.358937">
            <text:p>0,358937</text:p>
          </table:table-cell>
          <table:table-cell office:value-type="float" office:value="5.1735">
            <text:p>5,1735</text:p>
          </table:table-cell>
          <table:table-cell office:value-type="float" office:value="4.38524">
            <text:p>4,38524</text:p>
          </table:table-cell>
          <table:table-cell office:value-type="float" office:value="0.3692">
            <text:p>0,3692</text:p>
          </table:table-cell>
          <table:table-cell office:value-type="float" office:value="4.75444">
            <text:p>4,75444</text:p>
          </table:table-cell>
          <table:table-cell office:value-type="float" office:value="11.0525">
            <text:p>11,0525</text:p>
          </table:table-cell>
          <table:table-cell office:value-type="float" office:value="1.59058">
            <text:p>1,59058</text:p>
          </table:table-cell>
          <table:table-cell office:value-type="float" office:value="12.6431">
            <text:p>12,6431</text:p>
          </table:table-cell>
          <table:table-cell office:value-type="float" office:value="4.38143">
            <text:p>4,38143</text:p>
          </table:table-cell>
          <table:table-cell office:value-type="float" office:value="0.781215">
            <text:p>0,781215</text:p>
          </table:table-cell>
          <table:table-cell office:value-type="float" office:value="5.16265">
            <text:p>5,16265</text:p>
          </table:table-cell>
          <table:table-cell office:value-type="float" office:value="2.14424">
            <text:p>2,14424</text:p>
          </table:table-cell>
          <table:table-cell office:value-type="float" office:value="0.352778">
            <text:p>0,352778</text:p>
          </table:table-cell>
          <table:table-cell office:value-type="float" office:value="2.49701">
            <text:p>2,49701</text:p>
          </table:table-cell>
          <table:table-cell office:value-type="float" office:value="4.58905">
            <text:p>4,58905</text:p>
          </table:table-cell>
          <table:table-cell office:value-type="float" office:value="0.796464">
            <text:p>0,796464</text:p>
          </table:table-cell>
          <table:table-cell office:value-type="float" office:value="5.38552">
            <text:p>5,38552</text:p>
          </table:table-cell>
        </table:table-row>
        <table:table-row table:style-name="ro1">
          <table:table-cell office:value-type="float" office:value="4.24272">
            <text:p>4,24272</text:p>
          </table:table-cell>
          <table:table-cell office:value-type="float" office:value="0.773297">
            <text:p>0,773297</text:p>
          </table:table-cell>
          <table:table-cell office:value-type="float" office:value="5.01602">
            <text:p>5,01602</text:p>
          </table:table-cell>
          <table:table-cell office:value-type="float" office:value="2.18236">
            <text:p>2,18236</text:p>
          </table:table-cell>
          <table:table-cell office:value-type="float" office:value="0.305272">
            <text:p>0,305272</text:p>
          </table:table-cell>
          <table:table-cell office:value-type="float" office:value="2.48763">
            <text:p>2,48763</text:p>
          </table:table-cell>
          <table:table-cell office:value-type="float" office:value="4.53069">
            <text:p>4,53069</text:p>
          </table:table-cell>
          <table:table-cell office:value-type="float" office:value="0.726964">
            <text:p>0,726964</text:p>
          </table:table-cell>
          <table:table-cell office:value-type="float" office:value="5.25766">
            <text:p>5,25766</text:p>
          </table:table-cell>
          <table:table-cell office:value-type="float" office:value="7.31832">
            <text:p>7,31832</text:p>
          </table:table-cell>
          <table:table-cell office:value-type="float" office:value="1.0771">
            <text:p>1,0771</text:p>
          </table:table-cell>
          <table:table-cell office:value-type="float" office:value="8.39542">
            <text:p>8,39542</text:p>
          </table:table-cell>
          <table:table-cell office:value-type="float" office:value="6.3116">
            <text:p>6,3116</text:p>
          </table:table-cell>
          <table:table-cell office:value-type="float" office:value="0.375065">
            <text:p>0,375065</text:p>
          </table:table-cell>
          <table:table-cell office:value-type="float" office:value="6.68666">
            <text:p>6,68666</text:p>
          </table:table-cell>
          <table:table-cell office:value-type="float" office:value="4.34331">
            <text:p>4,34331</text:p>
          </table:table-cell>
          <table:table-cell office:value-type="float" office:value="0.664795">
            <text:p>0,664795</text:p>
          </table:table-cell>
          <table:table-cell office:value-type="float" office:value="5.0081">
            <text:p>5,0081</text:p>
          </table:table-cell>
          <table:table-cell office:value-type="float" office:value="3.20286">
            <text:p>3,20286</text:p>
          </table:table-cell>
          <table:table-cell office:value-type="float" office:value="0.71758">
            <text:p>0,71758</text:p>
          </table:table-cell>
          <table:table-cell office:value-type="float" office:value="3.92044">
            <text:p>3,92044</text:p>
          </table:table-cell>
          <table:table-cell office:value-type="float" office:value="2.04541">
            <text:p>2,04541</text:p>
          </table:table-cell>
          <table:table-cell office:value-type="float" office:value="0.358057">
            <text:p>0,358057</text:p>
          </table:table-cell>
          <table:table-cell office:value-type="float" office:value="2.40347">
            <text:p>2,40347</text:p>
          </table:table-cell>
          <table:table-cell office:value-type="float" office:value="4.57879">
            <text:p>4,57879</text:p>
          </table:table-cell>
          <table:table-cell office:value-type="float" office:value="0.844263">
            <text:p>0,844263</text:p>
          </table:table-cell>
          <table:table-cell office:value-type="float" office:value="5.42305">
            <text:p>5,42305</text:p>
          </table:table-cell>
        </table:table-row>
        <table:table-row table:style-name="ro1">
          <table:table-cell office:value-type="float" office:value="4.28642">
            <text:p>4,28642</text:p>
          </table:table-cell>
          <table:table-cell office:value-type="float" office:value="0.815525">
            <text:p>0,815525</text:p>
          </table:table-cell>
          <table:table-cell office:value-type="float" office:value="5.10194">
            <text:p>5,10194</text:p>
          </table:table-cell>
          <table:table-cell office:value-type="float" office:value="1.82137">
            <text:p>1,82137</text:p>
          </table:table-cell>
          <table:table-cell office:value-type="float" office:value="0.265097">
            <text:p>0,265097</text:p>
          </table:table-cell>
          <table:table-cell office:value-type="float" office:value="2.08647">
            <text:p>2,08647</text:p>
          </table:table-cell>
          <table:table-cell office:value-type="float" office:value="4.52982">
            <text:p>4,52982</text:p>
          </table:table-cell>
          <table:table-cell office:value-type="float" office:value="0.690894">
            <text:p>0,690894</text:p>
          </table:table-cell>
          <table:table-cell office:value-type="float" office:value="5.22071">
            <text:p>5,22071</text:p>
          </table:table-cell>
          <table:table-cell office:value-type="float" office:value="4.82952">
            <text:p>4,82952</text:p>
          </table:table-cell>
          <table:table-cell office:value-type="float" office:value="0.477409">
            <text:p>0,477409</text:p>
          </table:table-cell>
          <table:table-cell office:value-type="float" office:value="5.30692">
            <text:p>5,30692</text:p>
          </table:table-cell>
          <table:table-cell office:value-type="float" office:value="4.40577">
            <text:p>4,40577</text:p>
          </table:table-cell>
          <table:table-cell office:value-type="float" office:value="0.349259">
            <text:p>0,349259</text:p>
          </table:table-cell>
          <table:table-cell office:value-type="float" office:value="4.75503">
            <text:p>4,75503</text:p>
          </table:table-cell>
          <table:table-cell office:value-type="float" office:value="4.33275">
            <text:p>4,33275</text:p>
          </table:table-cell>
          <table:table-cell office:value-type="float" office:value="0.65805">
            <text:p>0,65805</text:p>
          </table:table-cell>
          <table:table-cell office:value-type="float" office:value="4.9908">
            <text:p>4,9908</text:p>
          </table:table-cell>
          <table:table-cell office:value-type="float" office:value="3.0102">
            <text:p>3,0102</text:p>
          </table:table-cell>
          <table:table-cell office:value-type="float" office:value="0.610837">
            <text:p>0,610837</text:p>
          </table:table-cell>
          <table:table-cell office:value-type="float" office:value="3.62104">
            <text:p>3,62104</text:p>
          </table:table-cell>
          <table:table-cell office:value-type="float" office:value="2.29057">
            <text:p>2,29057</text:p>
          </table:table-cell>
          <table:table-cell office:value-type="float" office:value="0.367148">
            <text:p>0,367148</text:p>
          </table:table-cell>
          <table:table-cell office:value-type="float" office:value="2.65771">
            <text:p>2,65771</text:p>
          </table:table-cell>
          <table:table-cell office:value-type="float" office:value="4.33539">
            <text:p>4,33539</text:p>
          </table:table-cell>
          <table:table-cell office:value-type="float" office:value="0.808194">
            <text:p>0,808194</text:p>
          </table:table-cell>
          <table:table-cell office:value-type="float" office:value="5.14358">
            <text:p>5,14358</text:p>
          </table:table-cell>
        </table:table-row>
        <table:table-row table:style-name="ro1">
          <table:table-cell office:value-type="float" office:value="4.44272">
            <text:p>4,44272</text:p>
          </table:table-cell>
          <table:table-cell office:value-type="float" office:value="0.828721">
            <text:p>0,828721</text:p>
          </table:table-cell>
          <table:table-cell office:value-type="float" office:value="5.27144">
            <text:p>5,27144</text:p>
          </table:table-cell>
          <table:table-cell office:value-type="float" office:value="1.95245">
            <text:p>1,95245</text:p>
          </table:table-cell>
          <table:table-cell office:value-type="float" office:value="0.27712">
            <text:p>0,27712</text:p>
          </table:table-cell>
          <table:table-cell office:value-type="float" office:value="2.22957">
            <text:p>2,22957</text:p>
          </table:table-cell>
          <table:table-cell office:value-type="float" office:value="4.54682">
            <text:p>4,54682</text:p>
          </table:table-cell>
          <table:table-cell office:value-type="float" office:value="0.69588">
            <text:p>0,69588</text:p>
          </table:table-cell>
          <table:table-cell office:value-type="float" office:value="5.2427">
            <text:p>5,2427</text:p>
          </table:table-cell>
          <table:table-cell office:value-type="float" office:value="5.00605">
            <text:p>5,00605</text:p>
          </table:table-cell>
          <table:table-cell office:value-type="float" office:value="0.365095">
            <text:p>0,365095</text:p>
          </table:table-cell>
          <table:table-cell office:value-type="float" office:value="5.37115">
            <text:p>5,37115</text:p>
          </table:table-cell>
          <table:table-cell office:value-type="float" office:value="4.59697">
            <text:p>4,59697</text:p>
          </table:table-cell>
          <table:table-cell office:value-type="float" office:value="0.380637">
            <text:p>0,380637</text:p>
          </table:table-cell>
          <table:table-cell office:value-type="float" office:value="4.97761">
            <text:p>4,97761</text:p>
          </table:table-cell>
          <table:table-cell office:value-type="float" office:value="4.38788">
            <text:p>4,38788</text:p>
          </table:table-cell>
          <table:table-cell office:value-type="float" office:value="0.750131">
            <text:p>0,750131</text:p>
          </table:table-cell>
          <table:table-cell office:value-type="float" office:value="5.13801">
            <text:p>5,13801</text:p>
          </table:table-cell>
          <table:table-cell office:value-type="float" office:value="3.00345">
            <text:p>3,00345</text:p>
          </table:table-cell>
          <table:table-cell office:value-type="float" office:value="0.619928">
            <text:p>0,619928</text:p>
          </table:table-cell>
          <table:table-cell office:value-type="float" office:value="3.62338">
            <text:p>3,62338</text:p>
          </table:table-cell>
          <table:table-cell office:value-type="float" office:value="2.72809">
            <text:p>2,72809</text:p>
          </table:table-cell>
          <table:table-cell office:value-type="float" office:value="0.384156">
            <text:p>0,384156</text:p>
          </table:table-cell>
          <table:table-cell office:value-type="float" office:value="3.11225">
            <text:p>3,11225</text:p>
          </table:table-cell>
          <table:table-cell office:value-type="float" office:value="4.40401">
            <text:p>4,40401</text:p>
          </table:table-cell>
          <table:table-cell office:value-type="float" office:value="0.790599">
            <text:p>0,790599</text:p>
          </table:table-cell>
          <table:table-cell office:value-type="float" office:value="5.19461">
            <text:p>5,19461</text:p>
          </table:table-cell>
        </table:table-row>
        <table:table-row table:style-name="ro1">
          <table:table-cell office:value-type="float" office:value="5.25062">
            <text:p>5,25062</text:p>
          </table:table-cell>
          <table:table-cell office:value-type="float" office:value="0.804675">
            <text:p>0,804675</text:p>
          </table:table-cell>
          <table:table-cell office:value-type="float" office:value="6.0553">
            <text:p>6,0553</text:p>
          </table:table-cell>
          <table:table-cell office:value-type="float" office:value="1.99908">
            <text:p>1,99908</text:p>
          </table:table-cell>
          <table:table-cell office:value-type="float" office:value="0.300873">
            <text:p>0,300873</text:p>
          </table:table-cell>
          <table:table-cell office:value-type="float" office:value="2.29995">
            <text:p>2,29995</text:p>
          </table:table-cell>
          <table:table-cell office:value-type="float" office:value="5.73243">
            <text:p>5,73243</text:p>
          </table:table-cell>
          <table:table-cell office:value-type="float" office:value="1.03224">
            <text:p>1,03224</text:p>
          </table:table-cell>
          <table:table-cell office:value-type="float" office:value="6.76466">
            <text:p>6,76466</text:p>
          </table:table-cell>
          <table:table-cell office:value-type="float" office:value="5.09432">
            <text:p>5,09432</text:p>
          </table:table-cell>
          <table:table-cell office:value-type="float" office:value="0.365975">
            <text:p>0,365975</text:p>
          </table:table-cell>
          <table:table-cell office:value-type="float" office:value="5.46029">
            <text:p>5,46029</text:p>
          </table:table-cell>
          <table:table-cell office:value-type="float" office:value="4.33392">
            <text:p>4,33392</text:p>
          </table:table-cell>
          <table:table-cell office:value-type="float" office:value="0.365388">
            <text:p>0,365388</text:p>
          </table:table-cell>
          <table:table-cell office:value-type="float" office:value="4.69931">
            <text:p>4,69931</text:p>
          </table:table-cell>
          <table:table-cell office:value-type="float" office:value="4.56794">
            <text:p>4,56794</text:p>
          </table:table-cell>
          <table:table-cell office:value-type="float" office:value="0.638403">
            <text:p>0,638403</text:p>
          </table:table-cell>
          <table:table-cell office:value-type="float" office:value="5.20634">
            <text:p>5,20634</text:p>
          </table:table-cell>
          <table:table-cell office:value-type="float" office:value="3.00521">
            <text:p>3,00521</text:p>
          </table:table-cell>
          <table:table-cell office:value-type="float" office:value="0.770071">
            <text:p>0,770071</text:p>
          </table:table-cell>
          <table:table-cell office:value-type="float" office:value="3.77529">
            <text:p>3,77529</text:p>
          </table:table-cell>
          <table:table-cell office:value-type="float" office:value="2.03573">
            <text:p>2,03573</text:p>
          </table:table-cell>
          <table:table-cell office:value-type="float" office:value="0.329612">
            <text:p>0,329612</text:p>
          </table:table-cell>
          <table:table-cell office:value-type="float" office:value="2.36535">
            <text:p>2,36535</text:p>
          </table:table-cell>
          <table:table-cell office:value-type="float" office:value="4.76793">
            <text:p>4,76793</text:p>
          </table:table-cell>
          <table:table-cell office:value-type="float" office:value="0.832533">
            <text:p>0,832533</text:p>
          </table:table-cell>
          <table:table-cell office:value-type="float" office:value="5.60047">
            <text:p>5,60047</text:p>
          </table:table-cell>
        </table:table-row>
        <table:table-row table:style-name="ro1">
          <table:table-cell office:value-type="float" office:value="5.43654">
            <text:p>5,43654</text:p>
          </table:table-cell>
          <table:table-cell office:value-type="float" office:value="0.784734">
            <text:p>0,784734</text:p>
          </table:table-cell>
          <table:table-cell office:value-type="float" office:value="6.22127">
            <text:p>6,22127</text:p>
          </table:table-cell>
          <table:table-cell office:value-type="float" office:value="1.8592">
            <text:p>1,8592</text:p>
          </table:table-cell>
          <table:table-cell office:value-type="float" office:value="0.270669">
            <text:p>0,270669</text:p>
          </table:table-cell>
          <table:table-cell office:value-type="float" office:value="2.12987">
            <text:p>2,12987</text:p>
          </table:table-cell>
          <table:table-cell office:value-type="float" office:value="4.63802">
            <text:p>4,63802</text:p>
          </table:table-cell>
          <table:table-cell office:value-type="float" office:value="0.722565">
            <text:p>0,722565</text:p>
          </table:table-cell>
          <table:table-cell office:value-type="float" office:value="5.36059">
            <text:p>5,36059</text:p>
          </table:table-cell>
          <table:table-cell office:value-type="float" office:value="4.83274">
            <text:p>4,83274</text:p>
          </table:table-cell>
          <table:table-cell office:value-type="float" office:value="0.35835">
            <text:p>0,35835</text:p>
          </table:table-cell>
          <table:table-cell office:value-type="float" office:value="5.19109">
            <text:p>5,19109</text:p>
          </table:table-cell>
          <table:table-cell office:value-type="float" office:value="4.38964">
            <text:p>4,38964</text:p>
          </table:table-cell>
          <table:table-cell office:value-type="float" office:value="0.374479">
            <text:p>0,374479</text:p>
          </table:table-cell>
          <table:table-cell office:value-type="float" office:value="4.76412">
            <text:p>4,76412</text:p>
          </table:table-cell>
          <table:table-cell office:value-type="float" office:value="4.44595">
            <text:p>4,44595</text:p>
          </table:table-cell>
          <table:table-cell office:value-type="float" office:value="0.658637">
            <text:p>0,658637</text:p>
          </table:table-cell>
          <table:table-cell office:value-type="float" office:value="5.10458">
            <text:p>5,10458</text:p>
          </table:table-cell>
          <table:table-cell office:value-type="float" office:value="3.10433">
            <text:p>3,10433</text:p>
          </table:table-cell>
          <table:table-cell office:value-type="float" office:value="0.607612">
            <text:p>0,607612</text:p>
          </table:table-cell>
          <table:table-cell office:value-type="float" office:value="3.71194">
            <text:p>3,71194</text:p>
          </table:table-cell>
          <table:table-cell office:value-type="float" office:value="2.0891">
            <text:p>2,0891</text:p>
          </table:table-cell>
          <table:table-cell office:value-type="float" office:value="0.353072">
            <text:p>0,353072</text:p>
          </table:table-cell>
          <table:table-cell office:value-type="float" office:value="2.44218">
            <text:p>2,44218</text:p>
          </table:table-cell>
          <table:table-cell office:value-type="float" office:value="4.42249">
            <text:p>4,42249</text:p>
          </table:table-cell>
          <table:table-cell office:value-type="float" office:value="1.84688">
            <text:p>1,84688</text:p>
          </table:table-cell>
          <table:table-cell office:value-type="float" office:value="6.26937">
            <text:p>6,26937</text:p>
          </table:table-cell>
        </table:table-row>
        <table:table-row table:style-name="ro1">
          <table:table-cell office:value-type="float" office:value="4.27938">
            <text:p>4,27938</text:p>
          </table:table-cell>
          <table:table-cell office:value-type="float" office:value="0.82315">
            <text:p>0,82315</text:p>
          </table:table-cell>
          <table:table-cell office:value-type="float" office:value="5.10253">
            <text:p>5,10253</text:p>
          </table:table-cell>
          <table:table-cell office:value-type="float" office:value="1.93134">
            <text:p>1,93134</text:p>
          </table:table-cell>
          <table:table-cell office:value-type="float" office:value="0.270082">
            <text:p>0,270082</text:p>
          </table:table-cell>
          <table:table-cell office:value-type="float" office:value="2.20142">
            <text:p>2,20142</text:p>
          </table:table-cell>
          <table:table-cell office:value-type="float" office:value="4.51926">
            <text:p>4,51926</text:p>
          </table:table-cell>
          <table:table-cell office:value-type="float" office:value="0.74016">
            <text:p>0,74016</text:p>
          </table:table-cell>
          <table:table-cell office:value-type="float" office:value="5.25942">
            <text:p>5,25942</text:p>
          </table:table-cell>
          <table:table-cell office:value-type="float" office:value="4.84388">
            <text:p>4,84388</text:p>
          </table:table-cell>
          <table:table-cell office:value-type="float" office:value="0.357764">
            <text:p>0,357764</text:p>
          </table:table-cell>
          <table:table-cell office:value-type="float" office:value="5.20165">
            <text:p>5,20165</text:p>
          </table:table-cell>
          <table:table-cell office:value-type="float" office:value="4.38407">
            <text:p>4,38407</text:p>
          </table:table-cell>
          <table:table-cell office:value-type="float" office:value="0.345154">
            <text:p>0,345154</text:p>
          </table:table-cell>
          <table:table-cell office:value-type="float" office:value="4.72922">
            <text:p>4,72922</text:p>
          </table:table-cell>
          <table:table-cell office:value-type="float" office:value="4.43949">
            <text:p>4,43949</text:p>
          </table:table-cell>
          <table:table-cell office:value-type="float" office:value="0.663915">
            <text:p>0,663915</text:p>
          </table:table-cell>
          <table:table-cell office:value-type="float" office:value="5.10341">
            <text:p>5,10341</text:p>
          </table:table-cell>
          <table:table-cell office:value-type="float" office:value="3.05976">
            <text:p>3,05976</text:p>
          </table:table-cell>
          <table:table-cell office:value-type="float" office:value="0.604679">
            <text:p>0,604679</text:p>
          </table:table-cell>
          <table:table-cell office:value-type="float" office:value="3.66444">
            <text:p>3,66444</text:p>
          </table:table-cell>
          <table:table-cell office:value-type="float" office:value="2.10699">
            <text:p>2,10699</text:p>
          </table:table-cell>
          <table:table-cell office:value-type="float" office:value="0.378878">
            <text:p>0,378878</text:p>
          </table:table-cell>
          <table:table-cell office:value-type="float" office:value="2.48587">
            <text:p>2,48587</text:p>
          </table:table-cell>
          <table:table-cell office:value-type="float" office:value="4.32865">
            <text:p>4,32865</text:p>
          </table:table-cell>
          <table:table-cell office:value-type="float" office:value="0.91259">
            <text:p>0,91259</text:p>
          </table:table-cell>
          <table:table-cell office:value-type="float" office:value="5.24124">
            <text:p>5,24124</text:p>
          </table:table-cell>
        </table:table-row>
        <table:table-row table:style-name="ro1">
          <table:table-cell office:value-type="float" office:value="11.2593">
            <text:p>11,2593</text:p>
          </table:table-cell>
          <table:table-cell office:value-type="float" office:value="0.968601">
            <text:p>0,968601</text:p>
          </table:table-cell>
          <table:table-cell office:value-type="float" office:value="12.2279">
            <text:p>12,2279</text:p>
          </table:table-cell>
          <table:table-cell office:value-type="float" office:value="3.16269">
            <text:p>3,16269</text:p>
          </table:table-cell>
          <table:table-cell office:value-type="float" office:value="0.358643">
            <text:p>0,358643</text:p>
          </table:table-cell>
          <table:table-cell office:value-type="float" office:value="3.52133">
            <text:p>3,52133</text:p>
          </table:table-cell>
          <table:table-cell office:value-type="float" office:value="4.91456">
            <text:p>4,91456</text:p>
          </table:table-cell>
          <table:table-cell office:value-type="float" office:value="0.721685">
            <text:p>0,721685</text:p>
          </table:table-cell>
          <table:table-cell office:value-type="float" office:value="5.63624">
            <text:p>5,63624</text:p>
          </table:table-cell>
          <table:table-cell office:value-type="float" office:value="4.72776">
            <text:p>4,72776</text:p>
          </table:table-cell>
          <table:table-cell office:value-type="float" office:value="0.417293">
            <text:p>0,417293</text:p>
          </table:table-cell>
          <table:table-cell office:value-type="float" office:value="5.14505">
            <text:p>5,14505</text:p>
          </table:table-cell>
          <table:table-cell office:value-type="float" office:value="4.44184">
            <text:p>4,44184</text:p>
          </table:table-cell>
          <table:table-cell office:value-type="float" office:value="0.351605">
            <text:p>0,351605</text:p>
          </table:table-cell>
          <table:table-cell office:value-type="float" office:value="4.79345">
            <text:p>4,79345</text:p>
          </table:table-cell>
          <table:table-cell office:value-type="float" office:value="4.38407">
            <text:p>4,38407</text:p>
          </table:table-cell>
          <table:table-cell office:value-type="float" office:value="0.618462">
            <text:p>0,618462</text:p>
          </table:table-cell>
          <table:table-cell office:value-type="float" office:value="5.00253">
            <text:p>5,00253</text:p>
          </table:table-cell>
          <table:table-cell office:value-type="float" office:value="5.31865">
            <text:p>5,31865</text:p>
          </table:table-cell>
          <table:table-cell office:value-type="float" office:value="1.57563">
            <text:p>1,57563</text:p>
          </table:table-cell>
          <table:table-cell office:value-type="float" office:value="6.89428">
            <text:p>6,89428</text:p>
          </table:table-cell>
          <table:table-cell office:value-type="float" office:value="5.19461">
            <text:p>5,19461</text:p>
          </table:table-cell>
          <table:table-cell office:value-type="float" office:value="0.867137">
            <text:p>0,867137</text:p>
          </table:table-cell>
          <table:table-cell office:value-type="float" office:value="6.06175">
            <text:p>6,06175</text:p>
          </table:table-cell>
          <table:table-cell office:value-type="float" office:value="6.98519">
            <text:p>6,98519</text:p>
          </table:table-cell>
          <table:table-cell office:value-type="float" office:value="0.814059">
            <text:p>0,814059</text:p>
          </table:table-cell>
          <table:table-cell office:value-type="float" office:value="7.79925">
            <text:p>7,79925</text:p>
          </table:table-cell>
        </table:table-row>
        <table:table-row table:style-name="ro1">
          <table:table-cell office:value-type="float" office:value="4.49932">
            <text:p>4,49932</text:p>
          </table:table-cell>
          <table:table-cell office:value-type="float" office:value="0.780042">
            <text:p>0,780042</text:p>
          </table:table-cell>
          <table:table-cell office:value-type="float" office:value="5.27936">
            <text:p>5,27936</text:p>
          </table:table-cell>
          <table:table-cell office:value-type="float" office:value="1.82108">
            <text:p>1,82108</text:p>
          </table:table-cell>
          <table:table-cell office:value-type="float" office:value="0.267736">
            <text:p>0,267736</text:p>
          </table:table-cell>
          <table:table-cell office:value-type="float" office:value="2.08881">
            <text:p>2,08881</text:p>
          </table:table-cell>
          <table:table-cell office:value-type="float" office:value="5.05297">
            <text:p>5,05297</text:p>
          </table:table-cell>
          <table:table-cell office:value-type="float" office:value="0.950126">
            <text:p>0,950126</text:p>
          </table:table-cell>
          <table:table-cell office:value-type="float" office:value="6.0031">
            <text:p>6,0031</text:p>
          </table:table-cell>
          <table:table-cell office:value-type="float" office:value="6.71804">
            <text:p>6,71804</text:p>
          </table:table-cell>
          <table:table-cell office:value-type="float" office:value="0.362749">
            <text:p>0,362749</text:p>
          </table:table-cell>
          <table:table-cell office:value-type="float" office:value="7.08079">
            <text:p>7,08079</text:p>
          </table:table-cell>
          <table:table-cell office:value-type="float" office:value="4.55269">
            <text:p>4,55269</text:p>
          </table:table-cell>
          <table:table-cell office:value-type="float" office:value="0.9035">
            <text:p>0,9035</text:p>
          </table:table-cell>
          <table:table-cell office:value-type="float" office:value="5.45619">
            <text:p>5,45619</text:p>
          </table:table-cell>
          <table:table-cell office:value-type="float" office:value="4.41809">
            <text:p>4,41809</text:p>
          </table:table-cell>
          <table:table-cell office:value-type="float" office:value="0.607612">
            <text:p>0,607612</text:p>
          </table:table-cell>
          <table:table-cell office:value-type="float" office:value="5.0257">
            <text:p>5,0257</text:p>
          </table:table-cell>
          <table:table-cell office:value-type="float" office:value="3.96355">
            <text:p>3,96355</text:p>
          </table:table-cell>
          <table:table-cell office:value-type="float" office:value="0.65893">
            <text:p>0,65893</text:p>
          </table:table-cell>
          <table:table-cell office:value-type="float" office:value="4.62248">
            <text:p>4,62248</text:p>
          </table:table-cell>
          <table:table-cell office:value-type="float" office:value="2.09174">
            <text:p>2,09174</text:p>
          </table:table-cell>
          <table:table-cell office:value-type="float" office:value="0.33401">
            <text:p>0,33401</text:p>
          </table:table-cell>
          <table:table-cell office:value-type="float" office:value="2.42575">
            <text:p>2,42575</text:p>
          </table:table-cell>
          <table:table-cell office:value-type="float" office:value="6.47376">
            <text:p>6,47376</text:p>
          </table:table-cell>
          <table:table-cell office:value-type="float" office:value="0.829601">
            <text:p>0,829601</text:p>
          </table:table-cell>
          <table:table-cell office:value-type="float" office:value="7.30336">
            <text:p>7,30336</text:p>
          </table:table-cell>
        </table:table-row>
        <table:table-row table:style-name="ro1">
          <table:table-cell office:value-type="float" office:value="4.33686">
            <text:p>4,33686</text:p>
          </table:table-cell>
          <table:table-cell office:value-type="float" office:value="0.801156">
            <text:p>0,801156</text:p>
          </table:table-cell>
          <table:table-cell office:value-type="float" office:value="5.13801">
            <text:p>5,13801</text:p>
          </table:table-cell>
          <table:table-cell office:value-type="float" office:value="1.97708">
            <text:p>1,97708</text:p>
          </table:table-cell>
          <table:table-cell office:value-type="float" office:value="0.270375">
            <text:p>0,270375</text:p>
          </table:table-cell>
          <table:table-cell office:value-type="float" office:value="2.24746">
            <text:p>2,24746</text:p>
          </table:table-cell>
          <table:table-cell office:value-type="float" office:value="4.46207">
            <text:p>4,46207</text:p>
          </table:table-cell>
          <table:table-cell office:value-type="float" office:value="0.693534">
            <text:p>0,693534</text:p>
          </table:table-cell>
          <table:table-cell office:value-type="float" office:value="5.15561">
            <text:p>5,15561</text:p>
          </table:table-cell>
          <table:table-cell office:value-type="float" office:value="4.83245">
            <text:p>4,83245</text:p>
          </table:table-cell>
          <table:table-cell office:value-type="float" office:value="0.374479">
            <text:p>0,374479</text:p>
          </table:table-cell>
          <table:table-cell office:value-type="float" office:value="5.20693">
            <text:p>5,20693</text:p>
          </table:table-cell>
          <table:table-cell office:value-type="float" office:value="4.40167">
            <text:p>4,40167</text:p>
          </table:table-cell>
          <table:table-cell office:value-type="float" office:value="0.366854">
            <text:p>0,366854</text:p>
          </table:table-cell>
          <table:table-cell office:value-type="float" office:value="4.76852">
            <text:p>4,76852</text:p>
          </table:table-cell>
          <table:table-cell office:value-type="float" office:value="4.48905">
            <text:p>4,48905</text:p>
          </table:table-cell>
          <table:table-cell office:value-type="float" office:value="0.654238">
            <text:p>0,654238</text:p>
          </table:table-cell>
          <table:table-cell office:value-type="float" office:value="5.14329">
            <text:p>5,14329</text:p>
          </table:table-cell>
          <table:table-cell office:value-type="float" office:value="2.99876">
            <text:p>2,99876</text:p>
          </table:table-cell>
          <table:table-cell office:value-type="float" office:value="0.630192">
            <text:p>0,630192</text:p>
          </table:table-cell>
          <table:table-cell office:value-type="float" office:value="3.62895">
            <text:p>3,62895</text:p>
          </table:table-cell>
          <table:table-cell office:value-type="float" office:value="2.08793">
            <text:p>2,08793</text:p>
          </table:table-cell>
          <table:table-cell office:value-type="float" office:value="0.3475">
            <text:p>0,3475</text:p>
          </table:table-cell>
          <table:table-cell office:value-type="float" office:value="2.43543">
            <text:p>2,43543</text:p>
          </table:table-cell>
          <table:table-cell office:value-type="float" office:value="5.54035">
            <text:p>5,54035</text:p>
          </table:table-cell>
          <table:table-cell office:value-type="float" office:value="0.805555">
            <text:p>0,805555</text:p>
          </table:table-cell>
          <table:table-cell office:value-type="float" office:value="6.34591">
            <text:p>6,34591</text:p>
          </table:table-cell>
        </table:table-row>
        <table:table-row table:style-name="ro1">
          <table:table-cell office:value-type="float" office:value="5.61337">
            <text:p>5,61337</text:p>
          </table:table-cell>
          <table:table-cell office:value-type="float" office:value="0.812299">
            <text:p>0,812299</text:p>
          </table:table-cell>
          <table:table-cell office:value-type="float" office:value="6.42567">
            <text:p>6,42567</text:p>
          </table:table-cell>
          <table:table-cell office:value-type="float" office:value="1.90465">
            <text:p>1,90465</text:p>
          </table:table-cell>
          <table:table-cell office:value-type="float" office:value="0.276534">
            <text:p>0,276534</text:p>
          </table:table-cell>
          <table:table-cell office:value-type="float" office:value="2.18118">
            <text:p>2,18118</text:p>
          </table:table-cell>
          <table:table-cell office:value-type="float" office:value="4.41105">
            <text:p>4,41105</text:p>
          </table:table-cell>
          <table:table-cell office:value-type="float" office:value="0.677405">
            <text:p>0,677405</text:p>
          </table:table-cell>
          <table:table-cell office:value-type="float" office:value="5.08845">
            <text:p>5,08845</text:p>
          </table:table-cell>
          <table:table-cell office:value-type="float" office:value="6.3591">
            <text:p>6,3591</text:p>
          </table:table-cell>
          <table:table-cell office:value-type="float" office:value="0.511426">
            <text:p>0,511426</text:p>
          </table:table-cell>
          <table:table-cell office:value-type="float" office:value="6.87053">
            <text:p>6,87053</text:p>
          </table:table-cell>
          <table:table-cell office:value-type="float" office:value="4.2439">
            <text:p>4,2439</text:p>
          </table:table-cell>
          <table:table-cell office:value-type="float" office:value="0.350139">
            <text:p>0,350139</text:p>
          </table:table-cell>
          <table:table-cell office:value-type="float" office:value="4.59404">
            <text:p>4,59404</text:p>
          </table:table-cell>
          <table:table-cell office:value-type="float" office:value="4.50254">
            <text:p>4,50254</text:p>
          </table:table-cell>
          <table:table-cell office:value-type="float" office:value="0.64896">
            <text:p>0,64896</text:p>
          </table:table-cell>
          <table:table-cell office:value-type="float" office:value="5.1515">
            <text:p>5,1515</text:p>
          </table:table-cell>
          <table:table-cell office:value-type="float" office:value="3.1926">
            <text:p>3,1926</text:p>
          </table:table-cell>
          <table:table-cell office:value-type="float" office:value="0.653652">
            <text:p>0,653652</text:p>
          </table:table-cell>
          <table:table-cell office:value-type="float" office:value="3.84625">
            <text:p>3,84625</text:p>
          </table:table-cell>
          <table:table-cell office:value-type="float" office:value="2.24453">
            <text:p>2,24453</text:p>
          </table:table-cell>
          <table:table-cell office:value-type="float" office:value="0.357764">
            <text:p>0,357764</text:p>
          </table:table-cell>
          <table:table-cell office:value-type="float" office:value="2.60229">
            <text:p>2,60229</text:p>
          </table:table-cell>
          <table:table-cell office:value-type="float" office:value="8.22065">
            <text:p>8,22065</text:p>
          </table:table-cell>
          <table:table-cell office:value-type="float" office:value="1.97151">
            <text:p>1,97151</text:p>
          </table:table-cell>
          <table:table-cell office:value-type="float" office:value="10.1922">
            <text:p>10,1922</text:p>
          </table:table-cell>
        </table:table-row>
        <table:table-row table:style-name="ro1">
          <table:table-cell office:value-type="float" office:value="7.18166">
            <text:p>7,18166</text:p>
          </table:table-cell>
          <table:table-cell office:value-type="float" office:value="1.25364">
            <text:p>1,25364</text:p>
          </table:table-cell>
          <table:table-cell office:value-type="float" office:value="8.4353">
            <text:p>8,4353</text:p>
          </table:table-cell>
          <table:table-cell office:value-type="float" office:value="1.78295">
            <text:p>1,78295</text:p>
          </table:table-cell>
          <table:table-cell office:value-type="float" office:value="0.275654">
            <text:p>0,275654</text:p>
          </table:table-cell>
          <table:table-cell office:value-type="float" office:value="2.05861">
            <text:p>2,05861</text:p>
          </table:table-cell>
          <table:table-cell office:value-type="float" office:value="4.40167">
            <text:p>4,40167</text:p>
          </table:table-cell>
          <table:table-cell office:value-type="float" office:value="0.744266">
            <text:p>0,744266</text:p>
          </table:table-cell>
          <table:table-cell office:value-type="float" office:value="5.14593">
            <text:p>5,14593</text:p>
          </table:table-cell>
          <table:table-cell office:value-type="float" office:value="4.78934">
            <text:p>4,78934</text:p>
          </table:table-cell>
          <table:table-cell office:value-type="float" office:value="0.390021">
            <text:p>0,390021</text:p>
          </table:table-cell>
          <table:table-cell office:value-type="float" office:value="5.17936">
            <text:p>5,17936</text:p>
          </table:table-cell>
          <table:table-cell office:value-type="float" office:value="4.34008">
            <text:p>4,34008</text:p>
          </table:table-cell>
          <table:table-cell office:value-type="float" office:value="0.366268">
            <text:p>0,366268</text:p>
          </table:table-cell>
          <table:table-cell office:value-type="float" office:value="4.70635">
            <text:p>4,70635</text:p>
          </table:table-cell>
          <table:table-cell office:value-type="float" office:value="4.59022">
            <text:p>4,59022</text:p>
          </table:table-cell>
          <table:table-cell office:value-type="float" office:value="0.657464">
            <text:p>0,657464</text:p>
          </table:table-cell>
          <table:table-cell office:value-type="float" office:value="5.24769">
            <text:p>5,24769</text:p>
          </table:table-cell>
          <table:table-cell office:value-type="float" office:value="4.88699">
            <text:p>4,88699</text:p>
          </table:table-cell>
          <table:table-cell office:value-type="float" office:value="1.00848">
            <text:p>1,00848</text:p>
          </table:table-cell>
          <table:table-cell office:value-type="float" office:value="5.89547">
            <text:p>5,89547</text:p>
          </table:table-cell>
          <table:table-cell office:value-type="float" office:value="2.08295">
            <text:p>2,08295</text:p>
          </table:table-cell>
          <table:table-cell office:value-type="float" office:value="0.339582">
            <text:p>0,339582</text:p>
          </table:table-cell>
          <table:table-cell office:value-type="float" office:value="2.42253">
            <text:p>2,42253</text:p>
          </table:table-cell>
          <table:table-cell office:value-type="float" office:value="5.82803">
            <text:p>5,82803</text:p>
          </table:table-cell>
          <table:table-cell office:value-type="float" office:value="0.812593">
            <text:p>0,812593</text:p>
          </table:table-cell>
          <table:table-cell office:value-type="float" office:value="6.64062">
            <text:p>6,64062</text:p>
          </table:table-cell>
        </table:table-row>
        <table:table-row table:style-name="ro1">
          <table:table-cell office:value-type="float" office:value="4.58143">
            <text:p>4,58143</text:p>
          </table:table-cell>
          <table:table-cell office:value-type="float" office:value="0.795877">
            <text:p>0,795877</text:p>
          </table:table-cell>
          <table:table-cell office:value-type="float" office:value="5.3773">
            <text:p>5,3773</text:p>
          </table:table-cell>
          <table:table-cell office:value-type="float" office:value="1.84219">
            <text:p>1,84219</text:p>
          </table:table-cell>
          <table:table-cell office:value-type="float" office:value="0.290903">
            <text:p>0,290903</text:p>
          </table:table-cell>
          <table:table-cell office:value-type="float" office:value="2.13309">
            <text:p>2,13309</text:p>
          </table:table-cell>
          <table:table-cell office:value-type="float" office:value="4.38906">
            <text:p>4,38906</text:p>
          </table:table-cell>
          <table:table-cell office:value-type="float" office:value="0.711715">
            <text:p>0,711715</text:p>
          </table:table-cell>
          <table:table-cell office:value-type="float" office:value="5.10077">
            <text:p>5,10077</text:p>
          </table:table-cell>
          <table:table-cell office:value-type="float" office:value="5.45384">
            <text:p>5,45384</text:p>
          </table:table-cell>
          <table:table-cell office:value-type="float" office:value="0.418759">
            <text:p>0,418759</text:p>
          </table:table-cell>
          <table:table-cell office:value-type="float" office:value="5.8726">
            <text:p>5,8726</text:p>
          </table:table-cell>
          <table:table-cell office:value-type="float" office:value="4.36999">
            <text:p>4,36999</text:p>
          </table:table-cell>
          <table:table-cell office:value-type="float" office:value="0.374772">
            <text:p>0,374772</text:p>
          </table:table-cell>
          <table:table-cell office:value-type="float" office:value="4.74477">
            <text:p>4,74477</text:p>
          </table:table-cell>
          <table:table-cell office:value-type="float" office:value="4.88377">
            <text:p>4,88377</text:p>
          </table:table-cell>
          <table:table-cell office:value-type="float" office:value="0.777403">
            <text:p>0,777403</text:p>
          </table:table-cell>
          <table:table-cell office:value-type="float" office:value="5.66117">
            <text:p>5,66117</text:p>
          </table:table-cell>
          <table:table-cell office:value-type="float" office:value="3.28175">
            <text:p>3,28175</text:p>
          </table:table-cell>
          <table:table-cell office:value-type="float" office:value="0.691188">
            <text:p>0,691188</text:p>
          </table:table-cell>
          <table:table-cell office:value-type="float" office:value="3.97294">
            <text:p>3,97294</text:p>
          </table:table-cell>
          <table:table-cell office:value-type="float" office:value="2.10875">
            <text:p>2,10875</text:p>
          </table:table-cell>
          <table:table-cell office:value-type="float" office:value="0.335183">
            <text:p>0,335183</text:p>
          </table:table-cell>
          <table:table-cell office:value-type="float" office:value="2.44394">
            <text:p>2,44394</text:p>
          </table:table-cell>
          <table:table-cell office:value-type="float" office:value="4.27528">
            <text:p>4,27528</text:p>
          </table:table-cell>
          <table:table-cell office:value-type="float" office:value="0.816112">
            <text:p>0,816112</text:p>
          </table:table-cell>
          <table:table-cell office:value-type="float" office:value="5.09139">
            <text:p>5,09139</text:p>
          </table:table-cell>
        </table:table-row>
        <table:table-row table:style-name="ro1">
          <table:table-cell office:value-type="float" office:value="4.70752">
            <text:p>4,70752</text:p>
          </table:table-cell>
          <table:table-cell office:value-type="float" office:value="0.971533">
            <text:p>0,971533</text:p>
          </table:table-cell>
          <table:table-cell office:value-type="float" office:value="5.67906">
            <text:p>5,67906</text:p>
          </table:table-cell>
          <table:table-cell office:value-type="float" office:value="2.1979">
            <text:p>2,1979</text:p>
          </table:table-cell>
          <table:table-cell office:value-type="float" office:value="0.296181">
            <text:p>0,296181</text:p>
          </table:table-cell>
          <table:table-cell office:value-type="float" office:value="2.49408">
            <text:p>2,49408</text:p>
          </table:table-cell>
          <table:table-cell office:value-type="float" office:value="4.33862">
            <text:p>4,33862</text:p>
          </table:table-cell>
          <table:table-cell office:value-type="float" office:value="0.732536">
            <text:p>0,732536</text:p>
          </table:table-cell>
          <table:table-cell office:value-type="float" office:value="5.07115">
            <text:p>5,07115</text:p>
          </table:table-cell>
          <table:table-cell office:value-type="float" office:value="4.78289">
            <text:p>4,78289</text:p>
          </table:table-cell>
          <table:table-cell office:value-type="float" office:value="0.359816">
            <text:p>0,359816</text:p>
          </table:table-cell>
          <table:table-cell office:value-type="float" office:value="5.14271">
            <text:p>5,14271</text:p>
          </table:table-cell>
          <table:table-cell office:value-type="float" office:value="4.61427">
            <text:p>4,61427</text:p>
          </table:table-cell>
          <table:table-cell office:value-type="float" office:value="0.375359">
            <text:p>0,375359</text:p>
          </table:table-cell>
          <table:table-cell office:value-type="float" office:value="4.98963">
            <text:p>4,98963</text:p>
          </table:table-cell>
          <table:table-cell office:value-type="float" office:value="4.78113">
            <text:p>4,78113</text:p>
          </table:table-cell>
          <table:table-cell office:value-type="float" office:value="0.617289">
            <text:p>0,617289</text:p>
          </table:table-cell>
          <table:table-cell office:value-type="float" office:value="5.39842">
            <text:p>5,39842</text:p>
          </table:table-cell>
          <table:table-cell office:value-type="float" office:value="2.98058">
            <text:p>2,98058</text:p>
          </table:table-cell>
          <table:table-cell office:value-type="float" office:value="0.608198">
            <text:p>0,608198</text:p>
          </table:table-cell>
          <table:table-cell office:value-type="float" office:value="3.58878">
            <text:p>3,58878</text:p>
          </table:table-cell>
          <table:table-cell office:value-type="float" office:value="2.08177">
            <text:p>2,08177</text:p>
          </table:table-cell>
          <table:table-cell office:value-type="float" office:value="0.353951">
            <text:p>0,353951</text:p>
          </table:table-cell>
          <table:table-cell office:value-type="float" office:value="2.43572">
            <text:p>2,43572</text:p>
          </table:table-cell>
          <table:table-cell office:value-type="float" office:value="4.28437">
            <text:p>4,28437</text:p>
          </table:table-cell>
          <table:table-cell office:value-type="float" office:value="0.803209">
            <text:p>0,803209</text:p>
          </table:table-cell>
          <table:table-cell office:value-type="float" office:value="5.08757">
            <text:p>5,08757</text:p>
          </table:table-cell>
        </table:table-row>
        <table:table-row table:style-name="ro1">
          <table:table-cell office:value-type="float" office:value="4.32953">
            <text:p>4,32953</text:p>
          </table:table-cell>
          <table:table-cell office:value-type="float" office:value="0.788839">
            <text:p>0,788839</text:p>
          </table:table-cell>
          <table:table-cell office:value-type="float" office:value="5.11837">
            <text:p>5,11837</text:p>
          </table:table-cell>
          <table:table-cell office:value-type="float" office:value="4.32659">
            <text:p>4,32659</text:p>
          </table:table-cell>
          <table:table-cell office:value-type="float" office:value="0.701158">
            <text:p>0,701158</text:p>
          </table:table-cell>
          <table:table-cell office:value-type="float" office:value="5.02775">
            <text:p>5,02775</text:p>
          </table:table-cell>
          <table:table-cell office:value-type="float" office:value="4.5738">
            <text:p>4,5738</text:p>
          </table:table-cell>
          <table:table-cell office:value-type="float" office:value="0.704677">
            <text:p>0,704677</text:p>
          </table:table-cell>
          <table:table-cell office:value-type="float" office:value="5.27848">
            <text:p>5,27848</text:p>
          </table:table-cell>
          <table:table-cell office:value-type="float" office:value="10.6939">
            <text:p>10,6939</text:p>
          </table:table-cell>
          <table:table-cell office:value-type="float" office:value="0.422865">
            <text:p>0,422865</text:p>
          </table:table-cell>
          <table:table-cell office:value-type="float" office:value="11.1168">
            <text:p>11,1168</text:p>
          </table:table-cell>
          <table:table-cell office:value-type="float" office:value="4.38084">
            <text:p>4,38084</text:p>
          </table:table-cell>
          <table:table-cell office:value-type="float" office:value="0.371546">
            <text:p>0,371546</text:p>
          </table:table-cell>
          <table:table-cell office:value-type="float" office:value="4.75239">
            <text:p>4,75239</text:p>
          </table:table-cell>
          <table:table-cell office:value-type="float" office:value="4.40577">
            <text:p>4,40577</text:p>
          </table:table-cell>
          <table:table-cell office:value-type="float" office:value="0.634591">
            <text:p>0,634591</text:p>
          </table:table-cell>
          <table:table-cell office:value-type="float" office:value="5.04036">
            <text:p>5,04036</text:p>
          </table:table-cell>
          <table:table-cell office:value-type="float" office:value="4.64272">
            <text:p>4,64272</text:p>
          </table:table-cell>
          <table:table-cell office:value-type="float" office:value="1.62079">
            <text:p>1,62079</text:p>
          </table:table-cell>
          <table:table-cell office:value-type="float" office:value="6.2635">
            <text:p>6,2635</text:p>
          </table:table-cell>
          <table:table-cell office:value-type="float" office:value="2.10875">
            <text:p>2,10875</text:p>
          </table:table-cell>
          <table:table-cell office:value-type="float" office:value="0.333717">
            <text:p>0,333717</text:p>
          </table:table-cell>
          <table:table-cell office:value-type="float" office:value="2.44247">
            <text:p>2,44247</text:p>
          </table:table-cell>
          <table:table-cell office:value-type="float" office:value="7.91596">
            <text:p>7,91596</text:p>
          </table:table-cell>
          <table:table-cell office:value-type="float" office:value="0.773297">
            <text:p>0,773297</text:p>
          </table:table-cell>
          <table:table-cell office:value-type="float" office:value="8.68926">
            <text:p>8,68926</text:p>
          </table:table-cell>
        </table:table-row>
        <table:table-row table:style-name="ro1">
          <table:table-cell office:value-type="float" office:value="13.0698">
            <text:p>13,0698</text:p>
          </table:table-cell>
          <table:table-cell office:value-type="float" office:value="2.28646">
            <text:p>2,28646</text:p>
          </table:table-cell>
          <table:table-cell office:value-type="float" office:value="15.3563">
            <text:p>15,3563</text:p>
          </table:table-cell>
          <table:table-cell office:value-type="float" office:value="1.89409">
            <text:p>1,89409</text:p>
          </table:table-cell>
          <table:table-cell office:value-type="float" office:value="0.297354">
            <text:p>0,297354</text:p>
          </table:table-cell>
          <table:table-cell office:value-type="float" office:value="2.19145">
            <text:p>2,19145</text:p>
          </table:table-cell>
          <table:table-cell office:value-type="float" office:value="6.40368">
            <text:p>6,40368</text:p>
          </table:table-cell>
          <table:table-cell office:value-type="float" office:value="0.720512">
            <text:p>0,720512</text:p>
          </table:table-cell>
          <table:table-cell office:value-type="float" office:value="7.12419">
            <text:p>7,12419</text:p>
          </table:table-cell>
          <table:table-cell office:value-type="float" office:value="4.8172">
            <text:p>4,8172</text:p>
          </table:table-cell>
          <table:table-cell office:value-type="float" office:value="0.362749">
            <text:p>0,362749</text:p>
          </table:table-cell>
          <table:table-cell office:value-type="float" office:value="5.17995">
            <text:p>5,17995</text:p>
          </table:table-cell>
          <table:table-cell office:value-type="float" office:value="5.82597">
            <text:p>5,82597</text:p>
          </table:table-cell>
          <table:table-cell office:value-type="float" office:value="0.453949">
            <text:p>0,453949</text:p>
          </table:table-cell>
          <table:table-cell office:value-type="float" office:value="6.27992">
            <text:p>6,27992</text:p>
          </table:table-cell>
          <table:table-cell office:value-type="float" office:value="11.6106">
            <text:p>11,6106</text:p>
          </table:table-cell>
          <table:table-cell office:value-type="float" office:value="0.639283">
            <text:p>0,639283</text:p>
          </table:table-cell>
          <table:table-cell office:value-type="float" office:value="12.2499">
            <text:p>12,2499</text:p>
          </table:table-cell>
          <table:table-cell office:value-type="float" office:value="6.56203">
            <text:p>6,56203</text:p>
          </table:table-cell>
          <table:table-cell office:value-type="float" office:value="0.646614">
            <text:p>0,646614</text:p>
          </table:table-cell>
          <table:table-cell office:value-type="float" office:value="7.20864">
            <text:p>7,20864</text:p>
          </table:table-cell>
          <table:table-cell office:value-type="float" office:value="2.10054">
            <text:p>2,10054</text:p>
          </table:table-cell>
          <table:table-cell office:value-type="float" office:value="0.334304">
            <text:p>0,334304</text:p>
          </table:table-cell>
          <table:table-cell office:value-type="float" office:value="2.43485">
            <text:p>2,43485</text:p>
          </table:table-cell>
          <table:table-cell office:value-type="float" office:value="4.30372">
            <text:p>4,30372</text:p>
          </table:table-cell>
          <table:table-cell office:value-type="float" office:value="0.943088">
            <text:p>0,943088</text:p>
          </table:table-cell>
          <table:table-cell office:value-type="float" office:value="5.24681">
            <text:p>5,24681</text:p>
          </table:table-cell>
        </table:table-row>
        <table:table-row table:style-name="ro1">
          <table:table-cell office:value-type="float" office:value="4.35592">
            <text:p>4,35592</text:p>
          </table:table-cell>
          <table:table-cell office:value-type="float" office:value="0.806728">
            <text:p>0,806728</text:p>
          </table:table-cell>
          <table:table-cell office:value-type="float" office:value="5.16265">
            <text:p>5,16265</text:p>
          </table:table-cell>
          <table:table-cell office:value-type="float" office:value="1.8199">
            <text:p>1,8199</text:p>
          </table:table-cell>
          <table:table-cell office:value-type="float" office:value="0.266856">
            <text:p>0,266856</text:p>
          </table:table-cell>
          <table:table-cell office:value-type="float" office:value="2.08676">
            <text:p>2,08676</text:p>
          </table:table-cell>
          <table:table-cell office:value-type="float" office:value="4.43656">
            <text:p>4,43656</text:p>
          </table:table-cell>
          <table:table-cell office:value-type="float" office:value="0.757169">
            <text:p>0,757169</text:p>
          </table:table-cell>
          <table:table-cell office:value-type="float" office:value="5.19373">
            <text:p>5,19373</text:p>
          </table:table-cell>
          <table:table-cell office:value-type="float" office:value="4.96382">
            <text:p>4,96382</text:p>
          </table:table-cell>
          <table:table-cell office:value-type="float" office:value="0.361576">
            <text:p>0,361576</text:p>
          </table:table-cell>
          <table:table-cell office:value-type="float" office:value="5.3254">
            <text:p>5,3254</text:p>
          </table:table-cell>
          <table:table-cell office:value-type="float" office:value="4.44155">
            <text:p>4,44155</text:p>
          </table:table-cell>
          <table:table-cell office:value-type="float" office:value="0.34838">
            <text:p>0,34838</text:p>
          </table:table-cell>
          <table:table-cell office:value-type="float" office:value="4.78993">
            <text:p>4,78993</text:p>
          </table:table-cell>
          <table:table-cell office:value-type="float" office:value="4.85122">
            <text:p>4,85122</text:p>
          </table:table-cell>
          <table:table-cell office:value-type="float" office:value="0.672126">
            <text:p>0,672126</text:p>
          </table:table-cell>
          <table:table-cell office:value-type="float" office:value="5.52334">
            <text:p>5,52334</text:p>
          </table:table-cell>
          <table:table-cell office:value-type="float" office:value="2.96387">
            <text:p>2,96387</text:p>
          </table:table-cell>
          <table:table-cell office:value-type="float" office:value="0.655704">
            <text:p>0,655704</text:p>
          </table:table-cell>
          <table:table-cell office:value-type="float" office:value="3.61957">
            <text:p>3,61957</text:p>
          </table:table-cell>
          <table:table-cell office:value-type="float" office:value="2.5281">
            <text:p>2,5281</text:p>
          </table:table-cell>
          <table:table-cell office:value-type="float" office:value="0.419053">
            <text:p>0,419053</text:p>
          </table:table-cell>
          <table:table-cell office:value-type="float" office:value="2.94715">
            <text:p>2,94715</text:p>
          </table:table-cell>
          <table:table-cell office:value-type="float" office:value="4.70606">
            <text:p>4,70606</text:p>
          </table:table-cell>
          <table:table-cell office:value-type="float" office:value="0.806141">
            <text:p>0,806141</text:p>
          </table:table-cell>
          <table:table-cell office:value-type="float" office:value="5.5122">
            <text:p>5,5122</text:p>
          </table:table-cell>
        </table:table-row>
        <table:table-row table:style-name="ro1">
          <table:table-cell office:value-type="float" office:value="4.27088">
            <text:p>4,27088</text:p>
          </table:table-cell>
          <table:table-cell office:value-type="float" office:value="0.822856">
            <text:p>0,822856</text:p>
          </table:table-cell>
          <table:table-cell office:value-type="float" office:value="5.09373">
            <text:p>5,09373</text:p>
          </table:table-cell>
          <table:table-cell office:value-type="float" office:value="1.77152">
            <text:p>1,77152</text:p>
          </table:table-cell>
          <table:table-cell office:value-type="float" office:value="0.270669">
            <text:p>0,270669</text:p>
          </table:table-cell>
          <table:table-cell office:value-type="float" office:value="2.04219">
            <text:p>2,04219</text:p>
          </table:table-cell>
          <table:table-cell office:value-type="float" office:value="4.55034">
            <text:p>4,55034</text:p>
          </table:table-cell>
          <table:table-cell office:value-type="float" office:value="0.768312">
            <text:p>0,768312</text:p>
          </table:table-cell>
          <table:table-cell office:value-type="float" office:value="5.31865">
            <text:p>5,31865</text:p>
          </table:table-cell>
          <table:table-cell office:value-type="float" office:value="4.78465">
            <text:p>4,78465</text:p>
          </table:table-cell>
          <table:table-cell office:value-type="float" office:value="0.354245">
            <text:p>0,354245</text:p>
          </table:table-cell>
          <table:table-cell office:value-type="float" office:value="5.13889">
            <text:p>5,13889</text:p>
          </table:table-cell>
          <table:table-cell office:value-type="float" office:value="10.8276">
            <text:p>10,8276</text:p>
          </table:table-cell>
          <table:table-cell office:value-type="float" office:value="0.747491">
            <text:p>0,747491</text:p>
          </table:table-cell>
          <table:table-cell office:value-type="float" office:value="11.5751">
            <text:p>11,5751</text:p>
          </table:table-cell>
          <table:table-cell office:value-type="float" office:value="11.5695">
            <text:p>11,5695</text:p>
          </table:table-cell>
          <table:table-cell office:value-type="float" office:value="0.708489">
            <text:p>0,708489</text:p>
          </table:table-cell>
          <table:table-cell office:value-type="float" office:value="12.278">
            <text:p>12,278</text:p>
          </table:table-cell>
          <table:table-cell office:value-type="float" office:value="3.29436">
            <text:p>3,29436</text:p>
          </table:table-cell>
          <table:table-cell office:value-type="float" office:value="0.649253">
            <text:p>0,649253</text:p>
          </table:table-cell>
          <table:table-cell office:value-type="float" office:value="3.94361">
            <text:p>3,94361</text:p>
          </table:table-cell>
          <table:table-cell office:value-type="float" office:value="2.23426">
            <text:p>2,23426</text:p>
          </table:table-cell>
          <table:table-cell office:value-type="float" office:value="0.458055">
            <text:p>0,458055</text:p>
          </table:table-cell>
          <table:table-cell office:value-type="float" office:value="2.69232">
            <text:p>2,69232</text:p>
          </table:table-cell>
          <table:table-cell office:value-type="float" office:value="12.3757">
            <text:p>12,3757</text:p>
          </table:table-cell>
          <table:table-cell office:value-type="float" office:value="2.28734">
            <text:p>2,28734</text:p>
          </table:table-cell>
          <table:table-cell office:value-type="float" office:value="14.663">
            <text:p>14,663</text:p>
          </table:table-cell>
        </table:table-row>
        <table:table-row table:style-name="ro1">
          <table:table-cell office:value-type="float" office:value="4.6609">
            <text:p>4,6609</text:p>
          </table:table-cell>
          <table:table-cell office:value-type="float" office:value="0.826962">
            <text:p>0,826962</text:p>
          </table:table-cell>
          <table:table-cell office:value-type="float" office:value="5.48786">
            <text:p>5,48786</text:p>
          </table:table-cell>
          <table:table-cell office:value-type="float" office:value="1.84893">
            <text:p>1,84893</text:p>
          </table:table-cell>
          <table:table-cell office:value-type="float" office:value="0.299114">
            <text:p>0,299114</text:p>
          </table:table-cell>
          <table:table-cell office:value-type="float" office:value="2.14805">
            <text:p>2,14805</text:p>
          </table:table-cell>
          <table:table-cell office:value-type="float" office:value="4.59844">
            <text:p>4,59844</text:p>
          </table:table-cell>
          <table:table-cell office:value-type="float" office:value="0.867723">
            <text:p>0,867723</text:p>
          </table:table-cell>
          <table:table-cell office:value-type="float" office:value="5.46616">
            <text:p>5,46616</text:p>
          </table:table-cell>
          <table:table-cell office:value-type="float" office:value="5.00429">
            <text:p>5,00429</text:p>
          </table:table-cell>
          <table:table-cell office:value-type="float" office:value="0.384156">
            <text:p>0,384156</text:p>
          </table:table-cell>
          <table:table-cell office:value-type="float" office:value="5.38845">
            <text:p>5,38845</text:p>
          </table:table-cell>
          <table:table-cell office:value-type="float" office:value="4.32102">
            <text:p>4,32102</text:p>
          </table:table-cell>
          <table:table-cell office:value-type="float" office:value="0.374772">
            <text:p>0,374772</text:p>
          </table:table-cell>
          <table:table-cell office:value-type="float" office:value="4.69579">
            <text:p>4,69579</text:p>
          </table:table-cell>
          <table:table-cell office:value-type="float" office:value="4.59785">
            <text:p>4,59785</text:p>
          </table:table-cell>
          <table:table-cell office:value-type="float" office:value="0.646027">
            <text:p>0,646027</text:p>
          </table:table-cell>
          <table:table-cell office:value-type="float" office:value="5.24388">
            <text:p>5,24388</text:p>
          </table:table-cell>
          <table:table-cell office:value-type="float" office:value="2.97677">
            <text:p>2,97677</text:p>
          </table:table-cell>
          <table:table-cell office:value-type="float" office:value="0.672126">
            <text:p>0,672126</text:p>
          </table:table-cell>
          <table:table-cell office:value-type="float" office:value="3.6489">
            <text:p>3,6489</text:p>
          </table:table-cell>
          <table:table-cell office:value-type="float" office:value="2.05685">
            <text:p>2,05685</text:p>
          </table:table-cell>
          <table:table-cell office:value-type="float" office:value="0.431369">
            <text:p>0,431369</text:p>
          </table:table-cell>
          <table:table-cell office:value-type="float" office:value="2.48822">
            <text:p>2,48822</text:p>
          </table:table-cell>
          <table:table-cell office:value-type="float" office:value="4.42894">
            <text:p>4,42894</text:p>
          </table:table-cell>
          <table:table-cell office:value-type="float" office:value="0.807314">
            <text:p>0,807314</text:p>
          </table:table-cell>
          <table:table-cell office:value-type="float" office:value="5.23625">
            <text:p>5,23625</text:p>
          </table:table-cell>
        </table:table-row>
        <table:table-row table:style-name="ro1">
          <table:table-cell office:value-type="float" office:value="4.32219">
            <text:p>4,32219</text:p>
          </table:table-cell>
          <table:table-cell office:value-type="float" office:value="0.809367">
            <text:p>0,809367</text:p>
          </table:table-cell>
          <table:table-cell office:value-type="float" office:value="5.13156">
            <text:p>5,13156</text:p>
          </table:table-cell>
          <table:table-cell office:value-type="float" office:value="1.8372">
            <text:p>1,8372</text:p>
          </table:table-cell>
          <table:table-cell office:value-type="float" office:value="0.27888">
            <text:p>0,27888</text:p>
          </table:table-cell>
          <table:table-cell office:value-type="float" office:value="2.11608">
            <text:p>2,11608</text:p>
          </table:table-cell>
          <table:table-cell office:value-type="float" office:value="4.54653">
            <text:p>4,54653</text:p>
          </table:table-cell>
          <table:table-cell office:value-type="float" office:value="0.754529">
            <text:p>0,754529</text:p>
          </table:table-cell>
          <table:table-cell office:value-type="float" office:value="5.30106">
            <text:p>5,30106</text:p>
          </table:table-cell>
          <table:table-cell office:value-type="float" office:value="4.84154">
            <text:p>4,84154</text:p>
          </table:table-cell>
          <table:table-cell office:value-type="float" office:value="0.382103">
            <text:p>0,382103</text:p>
          </table:table-cell>
          <table:table-cell office:value-type="float" office:value="5.22364">
            <text:p>5,22364</text:p>
          </table:table-cell>
          <table:table-cell office:value-type="float" office:value="4.41662">
            <text:p>4,41662</text:p>
          </table:table-cell>
          <table:table-cell office:value-type="float" office:value="0.378291">
            <text:p>0,378291</text:p>
          </table:table-cell>
          <table:table-cell office:value-type="float" office:value="4.79491">
            <text:p>4,79491</text:p>
          </table:table-cell>
          <table:table-cell office:value-type="float" office:value="4.37879">
            <text:p>4,37879</text:p>
          </table:table-cell>
          <table:table-cell office:value-type="float" office:value="0.624913">
            <text:p>0,624913</text:p>
          </table:table-cell>
          <table:table-cell office:value-type="float" office:value="5.00371">
            <text:p>5,00371</text:p>
          </table:table-cell>
          <table:table-cell office:value-type="float" office:value="2.99114">
            <text:p>2,99114</text:p>
          </table:table-cell>
          <table:table-cell office:value-type="float" office:value="0.604972">
            <text:p>0,604972</text:p>
          </table:table-cell>
          <table:table-cell office:value-type="float" office:value="3.59611">
            <text:p>3,59611</text:p>
          </table:table-cell>
          <table:table-cell office:value-type="float" office:value="5.1949">
            <text:p>5,1949</text:p>
          </table:table-cell>
          <table:table-cell office:value-type="float" office:value="0.879747">
            <text:p>0,879747</text:p>
          </table:table-cell>
          <table:table-cell office:value-type="float" office:value="6.07465">
            <text:p>6,07465</text:p>
          </table:table-cell>
          <table:table-cell office:value-type="float" office:value="4.35973">
            <text:p>4,35973</text:p>
          </table:table-cell>
          <table:table-cell office:value-type="float" office:value="0.806728">
            <text:p>0,806728</text:p>
          </table:table-cell>
          <table:table-cell office:value-type="float" office:value="5.16646">
            <text:p>5,16646</text:p>
          </table:table-cell>
        </table:table-row>
        <table:table-row table:style-name="ro1">
          <table:table-cell office:value-type="float" office:value="6.93534">
            <text:p>6,93534</text:p>
          </table:table-cell>
          <table:table-cell office:value-type="float" office:value="0.788253">
            <text:p>0,788253</text:p>
          </table:table-cell>
          <table:table-cell office:value-type="float" office:value="7.72359">
            <text:p>7,72359</text:p>
          </table:table-cell>
          <table:table-cell office:value-type="float" office:value="1.7985">
            <text:p>1,7985</text:p>
          </table:table-cell>
          <table:table-cell office:value-type="float" office:value="0.268323">
            <text:p>0,268323</text:p>
          </table:table-cell>
          <table:table-cell office:value-type="float" office:value="2.06682">
            <text:p>2,06682</text:p>
          </table:table-cell>
          <table:table-cell office:value-type="float" office:value="4.62981">
            <text:p>4,62981</text:p>
          </table:table-cell>
          <table:table-cell office:value-type="float" office:value="0.769192">
            <text:p>0,769192</text:p>
          </table:table-cell>
          <table:table-cell office:value-type="float" office:value="5.399">
            <text:p>5,399</text:p>
          </table:table-cell>
          <table:table-cell office:value-type="float" office:value="5.39988">
            <text:p>5,39988</text:p>
          </table:table-cell>
          <table:table-cell office:value-type="float" office:value="0.367148">
            <text:p>0,367148</text:p>
          </table:table-cell>
          <table:table-cell office:value-type="float" office:value="5.76703">
            <text:p>5,76703</text:p>
          </table:table-cell>
          <table:table-cell office:value-type="float" office:value="4.5738">
            <text:p>4,5738</text:p>
          </table:table-cell>
          <table:table-cell office:value-type="float" office:value="0.399405">
            <text:p>0,399405</text:p>
          </table:table-cell>
          <table:table-cell office:value-type="float" office:value="4.97321">
            <text:p>4,97321</text:p>
          </table:table-cell>
          <table:table-cell office:value-type="float" office:value="7.8491">
            <text:p>7,8491</text:p>
          </table:table-cell>
          <table:table-cell office:value-type="float" office:value="0.627553">
            <text:p>0,627553</text:p>
          </table:table-cell>
          <table:table-cell office:value-type="float" office:value="8.47665">
            <text:p>8,47665</text:p>
          </table:table-cell>
          <table:table-cell office:value-type="float" office:value="3.2923">
            <text:p>3,2923</text:p>
          </table:table-cell>
          <table:table-cell office:value-type="float" office:value="0.657464">
            <text:p>0,657464</text:p>
          </table:table-cell>
          <table:table-cell office:value-type="float" office:value="3.94977">
            <text:p>3,94977</text:p>
          </table:table-cell>
          <table:table-cell office:value-type="float" office:value="2.14306">
            <text:p>2,14306</text:p>
          </table:table-cell>
          <table:table-cell office:value-type="float" office:value="0.421399">
            <text:p>0,421399</text:p>
          </table:table-cell>
          <table:table-cell office:value-type="float" office:value="2.56446">
            <text:p>2,56446</text:p>
          </table:table-cell>
          <table:table-cell office:value-type="float" office:value="4.33422">
            <text:p>4,33422</text:p>
          </table:table-cell>
          <table:table-cell office:value-type="float" office:value="0.795584">
            <text:p>0,795584</text:p>
          </table:table-cell>
          <table:table-cell office:value-type="float" office:value="5.1298">
            <text:p>5,1298</text:p>
          </table:table-cell>
        </table:table-row>
        <table:table-row table:style-name="ro1">
          <table:table-cell office:value-type="float" office:value="4.83509">
            <text:p>4,83509</text:p>
          </table:table-cell>
          <table:table-cell office:value-type="float" office:value="0.816991">
            <text:p>0,816991</text:p>
          </table:table-cell>
          <table:table-cell office:value-type="float" office:value="5.65208">
            <text:p>5,65208</text:p>
          </table:table-cell>
          <table:table-cell office:value-type="float" office:value="1.87415">
            <text:p>1,87415</text:p>
          </table:table-cell>
          <table:table-cell office:value-type="float" office:value="0.271842">
            <text:p>0,271842</text:p>
          </table:table-cell>
          <table:table-cell office:value-type="float" office:value="2.146">
            <text:p>2,146</text:p>
          </table:table-cell>
          <table:table-cell office:value-type="float" office:value="4.29375">
            <text:p>4,29375</text:p>
          </table:table-cell>
          <table:table-cell office:value-type="float" office:value="0.690894">
            <text:p>0,690894</text:p>
          </table:table-cell>
          <table:table-cell office:value-type="float" office:value="4.98464">
            <text:p>4,98464</text:p>
          </table:table-cell>
          <table:table-cell office:value-type="float" office:value="5.09813">
            <text:p>5,09813</text:p>
          </table:table-cell>
          <table:table-cell office:value-type="float" office:value="0.361869">
            <text:p>0,361869</text:p>
          </table:table-cell>
          <table:table-cell office:value-type="float" office:value="5.46">
            <text:p>5,46</text:p>
          </table:table-cell>
          <table:table-cell office:value-type="float" office:value="4.36853">
            <text:p>4,36853</text:p>
          </table:table-cell>
          <table:table-cell office:value-type="float" office:value="0.344861">
            <text:p>0,344861</text:p>
          </table:table-cell>
          <table:table-cell office:value-type="float" office:value="4.71339">
            <text:p>4,71339</text:p>
          </table:table-cell>
          <table:table-cell office:value-type="float" office:value="4.41867">
            <text:p>4,41867</text:p>
          </table:table-cell>
          <table:table-cell office:value-type="float" office:value="0.610837">
            <text:p>0,610837</text:p>
          </table:table-cell>
          <table:table-cell office:value-type="float" office:value="5.02951">
            <text:p>5,02951</text:p>
          </table:table-cell>
          <table:table-cell office:value-type="float" office:value="2.92017">
            <text:p>2,92017</text:p>
          </table:table-cell>
          <table:table-cell office:value-type="float" office:value="0.668314">
            <text:p>0,668314</text:p>
          </table:table-cell>
          <table:table-cell office:value-type="float" office:value="3.58849">
            <text:p>3,58849</text:p>
          </table:table-cell>
          <table:table-cell office:value-type="float" office:value="2.35156">
            <text:p>2,35156</text:p>
          </table:table-cell>
          <table:table-cell office:value-type="float" office:value="0.343981">
            <text:p>0,343981</text:p>
          </table:table-cell>
          <table:table-cell office:value-type="float" office:value="2.69554">
            <text:p>2,69554</text:p>
          </table:table-cell>
          <table:table-cell office:value-type="float" office:value="4.22308">
            <text:p>4,22308</text:p>
          </table:table-cell>
          <table:table-cell office:value-type="float" office:value="0.761274">
            <text:p>0,761274</text:p>
          </table:table-cell>
          <table:table-cell office:value-type="float" office:value="4.98435">
            <text:p>4,98435</text:p>
          </table:table-cell>
        </table:table-row>
        <table:table-row table:style-name="ro1">
          <table:table-cell office:value-type="float" office:value="4.30812">
            <text:p>4,30812</text:p>
          </table:table-cell>
          <table:table-cell office:value-type="float" office:value="0.77447">
            <text:p>0,77447</text:p>
          </table:table-cell>
          <table:table-cell office:value-type="float" office:value="5.08259">
            <text:p>5,08259</text:p>
          </table:table-cell>
          <table:table-cell office:value-type="float" office:value="1.84923">
            <text:p>1,84923</text:p>
          </table:table-cell>
          <table:table-cell office:value-type="float" office:value="0.292956">
            <text:p>0,292956</text:p>
          </table:table-cell>
          <table:table-cell office:value-type="float" office:value="2.14218">
            <text:p>2,14218</text:p>
          </table:table-cell>
          <table:table-cell office:value-type="float" office:value="4.40079">
            <text:p>4,40079</text:p>
          </table:table-cell>
          <table:table-cell office:value-type="float" office:value="0.730776">
            <text:p>0,730776</text:p>
          </table:table-cell>
          <table:table-cell office:value-type="float" office:value="5.13156">
            <text:p>5,13156</text:p>
          </table:table-cell>
          <table:table-cell office:value-type="float" office:value="4.96676">
            <text:p>4,96676</text:p>
          </table:table-cell>
          <table:table-cell office:value-type="float" office:value="0.360403">
            <text:p>0,360403</text:p>
          </table:table-cell>
          <table:table-cell office:value-type="float" office:value="5.32716">
            <text:p>5,32716</text:p>
          </table:table-cell>
          <table:table-cell office:value-type="float" office:value="10.6268">
            <text:p>10,6268</text:p>
          </table:table-cell>
          <table:table-cell office:value-type="float" office:value="0.415534">
            <text:p>0,415534</text:p>
          </table:table-cell>
          <table:table-cell office:value-type="float" office:value="11.0423">
            <text:p>11,0423</text:p>
          </table:table-cell>
          <table:table-cell office:value-type="float" office:value="4.31428">
            <text:p>4,31428</text:p>
          </table:table-cell>
          <table:table-cell office:value-type="float" office:value="0.609664">
            <text:p>0,609664</text:p>
          </table:table-cell>
          <table:table-cell office:value-type="float" office:value="4.92394">
            <text:p>4,92394</text:p>
          </table:table-cell>
          <table:table-cell office:value-type="float" office:value="3.10551">
            <text:p>3,10551</text:p>
          </table:table-cell>
          <table:table-cell office:value-type="float" office:value="0.632831">
            <text:p>0,632831</text:p>
          </table:table-cell>
          <table:table-cell office:value-type="float" office:value="3.73834">
            <text:p>3,73834</text:p>
          </table:table-cell>
          <table:table-cell office:value-type="float" office:value="2.08559">
            <text:p>2,08559</text:p>
          </table:table-cell>
          <table:table-cell office:value-type="float" office:value="0.343981">
            <text:p>0,343981</text:p>
          </table:table-cell>
          <table:table-cell office:value-type="float" office:value="2.42957">
            <text:p>2,42957</text:p>
          </table:table-cell>
          <table:table-cell office:value-type="float" office:value="4.58524">
            <text:p>4,58524</text:p>
          </table:table-cell>
          <table:table-cell office:value-type="float" office:value="0.820217">
            <text:p>0,820217</text:p>
          </table:table-cell>
          <table:table-cell office:value-type="float" office:value="5.40546">
            <text:p>5,40546</text:p>
          </table:table-cell>
        </table:table-row>
        <table:table-row table:style-name="ro1">
          <table:table-cell office:value-type="float" office:value="5.63038">
            <text:p>5,63038</text:p>
          </table:table-cell>
          <table:table-cell office:value-type="float" office:value="0.834879">
            <text:p>0,834879</text:p>
          </table:table-cell>
          <table:table-cell office:value-type="float" office:value="6.46526">
            <text:p>6,46526</text:p>
          </table:table-cell>
          <table:table-cell office:value-type="float" office:value="1.87562">
            <text:p>1,87562</text:p>
          </table:table-cell>
          <table:table-cell office:value-type="float" office:value="0.283865">
            <text:p>0,283865</text:p>
          </table:table-cell>
          <table:table-cell office:value-type="float" office:value="2.15948">
            <text:p>2,15948</text:p>
          </table:table-cell>
          <table:table-cell office:value-type="float" office:value="8.97195">
            <text:p>8,97195</text:p>
          </table:table-cell>
          <table:table-cell office:value-type="float" office:value="1.80201">
            <text:p>1,80201</text:p>
          </table:table-cell>
          <table:table-cell office:value-type="float" office:value="10.774">
            <text:p>10,774</text:p>
          </table:table-cell>
          <table:table-cell office:value-type="float" office:value="6.63593">
            <text:p>6,63593</text:p>
          </table:table-cell>
          <table:table-cell office:value-type="float" office:value="1.11171">
            <text:p>1,11171</text:p>
          </table:table-cell>
          <table:table-cell office:value-type="float" office:value="7.74763">
            <text:p>7,74763</text:p>
          </table:table-cell>
          <table:table-cell office:value-type="float" office:value="10.1086">
            <text:p>10,1086</text:p>
          </table:table-cell>
          <table:table-cell office:value-type="float" office:value="0.373013">
            <text:p>0,373013</text:p>
          </table:table-cell>
          <table:table-cell office:value-type="float" office:value="10.4816">
            <text:p>10,4816</text:p>
          </table:table-cell>
          <table:table-cell office:value-type="float" office:value="4.40284">
            <text:p>4,40284</text:p>
          </table:table-cell>
          <table:table-cell office:value-type="float" office:value="0.610544">
            <text:p>0,610544</text:p>
          </table:table-cell>
          <table:table-cell office:value-type="float" office:value="5.01338">
            <text:p>5,01338</text:p>
          </table:table-cell>
          <table:table-cell office:value-type="float" office:value="3.09202">
            <text:p>3,09202</text:p>
          </table:table-cell>
          <table:table-cell office:value-type="float" office:value="0.690015">
            <text:p>0,690015</text:p>
          </table:table-cell>
          <table:table-cell office:value-type="float" office:value="3.78203">
            <text:p>3,78203</text:p>
          </table:table-cell>
          <table:table-cell office:value-type="float" office:value="2.42839">
            <text:p>2,42839</text:p>
          </table:table-cell>
          <table:table-cell office:value-type="float" office:value="0.412308">
            <text:p>0,412308</text:p>
          </table:table-cell>
          <table:table-cell office:value-type="float" office:value="2.8407">
            <text:p>2,8407</text:p>
          </table:table-cell>
          <table:table-cell office:value-type="float" office:value="4.3697">
            <text:p>4,3697</text:p>
          </table:table-cell>
          <table:table-cell office:value-type="float" office:value="0.779162">
            <text:p>0,779162</text:p>
          </table:table-cell>
          <table:table-cell office:value-type="float" office:value="5.14886">
            <text:p>5,14886</text:p>
          </table:table-cell>
        </table:table-row>
        <table:table-row table:style-name="ro1">
          <table:table-cell office:value-type="float" office:value="4.39932">
            <text:p>4,39932</text:p>
          </table:table-cell>
          <table:table-cell office:value-type="float" office:value="0.807314">
            <text:p>0,807314</text:p>
          </table:table-cell>
          <table:table-cell office:value-type="float" office:value="5.20663">
            <text:p>5,20663</text:p>
          </table:table-cell>
          <table:table-cell office:value-type="float" office:value="1.83896">
            <text:p>1,83896</text:p>
          </table:table-cell>
          <table:table-cell office:value-type="float" office:value="0.291783">
            <text:p>0,291783</text:p>
          </table:table-cell>
          <table:table-cell office:value-type="float" office:value="2.13075">
            <text:p>2,13075</text:p>
          </table:table-cell>
          <table:table-cell office:value-type="float" office:value="4.6043">
            <text:p>4,6043</text:p>
          </table:table-cell>
          <table:table-cell office:value-type="float" office:value="0.738987">
            <text:p>0,738987</text:p>
          </table:table-cell>
          <table:table-cell office:value-type="float" office:value="5.34329">
            <text:p>5,34329</text:p>
          </table:table-cell>
          <table:table-cell office:value-type="float" office:value="4.8955">
            <text:p>4,8955</text:p>
          </table:table-cell>
          <table:table-cell office:value-type="float" office:value="0.378584">
            <text:p>0,378584</text:p>
          </table:table-cell>
          <table:table-cell office:value-type="float" office:value="5.27408">
            <text:p>5,27408</text:p>
          </table:table-cell>
          <table:table-cell office:value-type="float" office:value="4.32923">
            <text:p>4,32923</text:p>
          </table:table-cell>
          <table:table-cell office:value-type="float" office:value="0.398818">
            <text:p>0,398818</text:p>
          </table:table-cell>
          <table:table-cell office:value-type="float" office:value="4.72805">
            <text:p>4,72805</text:p>
          </table:table-cell>
          <table:table-cell office:value-type="float" office:value="4.71046">
            <text:p>4,71046</text:p>
          </table:table-cell>
          <table:table-cell office:value-type="float" office:value="0.662742">
            <text:p>0,662742</text:p>
          </table:table-cell>
          <table:table-cell office:value-type="float" office:value="5.3732">
            <text:p>5,3732</text:p>
          </table:table-cell>
          <table:table-cell office:value-type="float" office:value="3.08293">
            <text:p>3,08293</text:p>
          </table:table-cell>
          <table:table-cell office:value-type="float" office:value="0.922854">
            <text:p>0,922854</text:p>
          </table:table-cell>
          <table:table-cell office:value-type="float" office:value="4.00578">
            <text:p>4,00578</text:p>
          </table:table-cell>
          <table:table-cell office:value-type="float" office:value="2.25362">
            <text:p>2,25362</text:p>
          </table:table-cell>
          <table:table-cell office:value-type="float" office:value="0.377998">
            <text:p>0,377998</text:p>
          </table:table-cell>
          <table:table-cell office:value-type="float" office:value="2.63162">
            <text:p>2,63162</text:p>
          </table:table-cell>
          <table:table-cell office:value-type="float" office:value="5.00371">
            <text:p>5,00371</text:p>
          </table:table-cell>
          <table:table-cell office:value-type="float" office:value="0.994114">
            <text:p>0,994114</text:p>
          </table:table-cell>
          <table:table-cell office:value-type="float" office:value="5.99782">
            <text:p>5,99782</text:p>
          </table:table-cell>
        </table:table-row>
        <table:table-row table:style-name="ro1">
          <table:table-cell office:value-type="float" office:value="4.41985">
            <text:p>4,41985</text:p>
          </table:table-cell>
          <table:table-cell office:value-type="float" office:value="0.847489">
            <text:p>0,847489</text:p>
          </table:table-cell>
          <table:table-cell office:value-type="float" office:value="5.26734">
            <text:p>5,26734</text:p>
          </table:table-cell>
          <table:table-cell office:value-type="float" office:value="2.07063">
            <text:p>2,07063</text:p>
          </table:table-cell>
          <table:table-cell office:value-type="float" office:value="0.297061">
            <text:p>0,297061</text:p>
          </table:table-cell>
          <table:table-cell office:value-type="float" office:value="2.36769">
            <text:p>2,36769</text:p>
          </table:table-cell>
          <table:table-cell office:value-type="float" office:value="4.69755">
            <text:p>4,69755</text:p>
          </table:table-cell>
          <table:table-cell office:value-type="float" office:value="0.748664">
            <text:p>0,748664</text:p>
          </table:table-cell>
          <table:table-cell office:value-type="float" office:value="5.44622">
            <text:p>5,44622</text:p>
          </table:table-cell>
          <table:table-cell office:value-type="float" office:value="4.77585">
            <text:p>4,77585</text:p>
          </table:table-cell>
          <table:table-cell office:value-type="float" office:value="0.384449">
            <text:p>0,384449</text:p>
          </table:table-cell>
          <table:table-cell office:value-type="float" office:value="5.1603">
            <text:p>5,1603</text:p>
          </table:table-cell>
          <table:table-cell office:value-type="float" office:value="5.35678">
            <text:p>5,35678</text:p>
          </table:table-cell>
          <table:table-cell office:value-type="float" office:value="0.385329">
            <text:p>0,385329</text:p>
          </table:table-cell>
          <table:table-cell office:value-type="float" office:value="5.74211">
            <text:p>5,74211</text:p>
          </table:table-cell>
          <table:table-cell office:value-type="float" office:value="4.58876">
            <text:p>4,58876</text:p>
          </table:table-cell>
          <table:table-cell office:value-type="float" office:value="0.839278">
            <text:p>0,839278</text:p>
          </table:table-cell>
          <table:table-cell office:value-type="float" office:value="5.42804">
            <text:p>5,42804</text:p>
          </table:table-cell>
          <table:table-cell office:value-type="float" office:value="3.16797">
            <text:p>3,16797</text:p>
          </table:table-cell>
          <table:table-cell office:value-type="float" office:value="0.667728">
            <text:p>0,667728</text:p>
          </table:table-cell>
          <table:table-cell office:value-type="float" office:value="3.8357">
            <text:p>3,8357</text:p>
          </table:table-cell>
          <table:table-cell office:value-type="float" office:value="2.15773">
            <text:p>2,15773</text:p>
          </table:table-cell>
          <table:table-cell office:value-type="float" office:value="0.387382">
            <text:p>0,387382</text:p>
          </table:table-cell>
          <table:table-cell office:value-type="float" office:value="2.54511">
            <text:p>2,54511</text:p>
          </table:table-cell>
          <table:table-cell office:value-type="float" office:value="5.83067">
            <text:p>5,83067</text:p>
          </table:table-cell>
          <table:table-cell office:value-type="float" office:value="0.807314">
            <text:p>0,807314</text:p>
          </table:table-cell>
          <table:table-cell office:value-type="float" office:value="6.63798">
            <text:p>6,63798</text:p>
          </table:table-cell>
        </table:table-row>
        <table:table-row table:style-name="ro1">
          <table:table-cell office:value-type="float" office:value="4.38378">
            <text:p>4,38378</text:p>
          </table:table-cell>
          <table:table-cell office:value-type="float" office:value="0.798517">
            <text:p>0,798517</text:p>
          </table:table-cell>
          <table:table-cell office:value-type="float" office:value="5.18229">
            <text:p>5,18229</text:p>
          </table:table-cell>
          <table:table-cell office:value-type="float" office:value="1.90876">
            <text:p>1,90876</text:p>
          </table:table-cell>
          <table:table-cell office:value-type="float" office:value="0.341048">
            <text:p>0,341048</text:p>
          </table:table-cell>
          <table:table-cell office:value-type="float" office:value="2.24981">
            <text:p>2,24981</text:p>
          </table:table-cell>
          <table:table-cell office:value-type="float" office:value="5.13479">
            <text:p>5,13479</text:p>
          </table:table-cell>
          <table:table-cell office:value-type="float" office:value="0.772711">
            <text:p>0,772711</text:p>
          </table:table-cell>
          <table:table-cell office:value-type="float" office:value="5.9075">
            <text:p>5,9075</text:p>
          </table:table-cell>
          <table:table-cell office:value-type="float" office:value="5.17027">
            <text:p>5,17027</text:p>
          </table:table-cell>
          <table:table-cell office:value-type="float" office:value="0.395299">
            <text:p>0,395299</text:p>
          </table:table-cell>
          <table:table-cell office:value-type="float" office:value="5.56557">
            <text:p>5,56557</text:p>
          </table:table-cell>
          <table:table-cell office:value-type="float" office:value="4.24712">
            <text:p>4,24712</text:p>
          </table:table-cell>
          <table:table-cell office:value-type="float" office:value="0.348086">
            <text:p>0,348086</text:p>
          </table:table-cell>
          <table:table-cell office:value-type="float" office:value="4.59521">
            <text:p>4,59521</text:p>
          </table:table-cell>
          <table:table-cell office:value-type="float" office:value="4.46061">
            <text:p>4,46061</text:p>
          </table:table-cell>
          <table:table-cell office:value-type="float" office:value="0.612304">
            <text:p>0,612304</text:p>
          </table:table-cell>
          <table:table-cell office:value-type="float" office:value="5.07291">
            <text:p>5,07291</text:p>
          </table:table-cell>
          <table:table-cell office:value-type="float" office:value="3.1448">
            <text:p>3,1448</text:p>
          </table:table-cell>
          <table:table-cell office:value-type="float" office:value="0.852768">
            <text:p>0,852768</text:p>
          </table:table-cell>
          <table:table-cell office:value-type="float" office:value="3.99757">
            <text:p>3,99757</text:p>
          </table:table-cell>
          <table:table-cell office:value-type="float" office:value="2.21227">
            <text:p>2,21227</text:p>
          </table:table-cell>
          <table:table-cell office:value-type="float" office:value="0.360989">
            <text:p>0,360989</text:p>
          </table:table-cell>
          <table:table-cell office:value-type="float" office:value="2.57326">
            <text:p>2,57326</text:p>
          </table:table-cell>
          <table:table-cell office:value-type="float" office:value="4.43275">
            <text:p>4,43275</text:p>
          </table:table-cell>
          <table:table-cell office:value-type="float" office:value="0.801156">
            <text:p>0,801156</text:p>
          </table:table-cell>
          <table:table-cell office:value-type="float" office:value="5.23391">
            <text:p>5,23391</text:p>
          </table:table-cell>
        </table:table-row>
        <table:table-row table:style-name="ro1">
          <table:table-cell office:value-type="float" office:value="4.5348">
            <text:p>4,5348</text:p>
          </table:table-cell>
          <table:table-cell office:value-type="float" office:value="0.845143">
            <text:p>0,845143</text:p>
          </table:table-cell>
          <table:table-cell office:value-type="float" office:value="5.37994">
            <text:p>5,37994</text:p>
          </table:table-cell>
          <table:table-cell office:value-type="float" office:value="1.9894">
            <text:p>1,9894</text:p>
          </table:table-cell>
          <table:table-cell office:value-type="float" office:value="0.272428">
            <text:p>0,272428</text:p>
          </table:table-cell>
          <table:table-cell office:value-type="float" office:value="2.26183">
            <text:p>2,26183</text:p>
          </table:table-cell>
          <table:table-cell office:value-type="float" office:value="4.90107">
            <text:p>4,90107</text:p>
          </table:table-cell>
          <table:table-cell office:value-type="float" office:value="0.741333">
            <text:p>0,741333</text:p>
          </table:table-cell>
          <table:table-cell office:value-type="float" office:value="5.6424">
            <text:p>5,6424</text:p>
          </table:table-cell>
          <table:table-cell office:value-type="float" office:value="4.89784">
            <text:p>4,89784</text:p>
          </table:table-cell>
          <table:table-cell office:value-type="float" office:value="0.365095">
            <text:p>0,365095</text:p>
          </table:table-cell>
          <table:table-cell office:value-type="float" office:value="5.26294">
            <text:p>5,26294</text:p>
          </table:table-cell>
          <table:table-cell office:value-type="float" office:value="4.30489">
            <text:p>4,30489</text:p>
          </table:table-cell>
          <table:table-cell office:value-type="float" office:value="0.344274">
            <text:p>0,344274</text:p>
          </table:table-cell>
          <table:table-cell office:value-type="float" office:value="4.64917">
            <text:p>4,64917</text:p>
          </table:table-cell>
          <table:table-cell office:value-type="float" office:value="4.56266">
            <text:p>4,56266</text:p>
          </table:table-cell>
          <table:table-cell office:value-type="float" office:value="0.732536">
            <text:p>0,732536</text:p>
          </table:table-cell>
          <table:table-cell office:value-type="float" office:value="5.29519">
            <text:p>5,29519</text:p>
          </table:table-cell>
          <table:table-cell office:value-type="float" office:value="5.6814">
            <text:p>5,6814</text:p>
          </table:table-cell>
          <table:table-cell office:value-type="float" office:value="0.620808">
            <text:p>0,620808</text:p>
          </table:table-cell>
          <table:table-cell office:value-type="float" office:value="6.30221">
            <text:p>6,30221</text:p>
          </table:table-cell>
          <table:table-cell office:value-type="float" office:value="2.08969">
            <text:p>2,08969</text:p>
          </table:table-cell>
          <table:table-cell office:value-type="float" office:value="0.345447">
            <text:p>0,345447</text:p>
          </table:table-cell>
          <table:table-cell office:value-type="float" office:value="2.43514">
            <text:p>2,43514</text:p>
          </table:table-cell>
          <table:table-cell office:value-type="float" office:value="4.79169">
            <text:p>4,79169</text:p>
          </table:table-cell>
          <table:table-cell office:value-type="float" office:value="0.760101">
            <text:p>0,760101</text:p>
          </table:table-cell>
          <table:table-cell office:value-type="float" office:value="5.55179">
            <text:p>5,55179</text:p>
          </table:table-cell>
        </table:table-row>
        <table:table-row table:style-name="ro1">
          <table:table-cell office:value-type="float" office:value="4.64711">
            <text:p>4,64711</text:p>
          </table:table-cell>
          <table:table-cell office:value-type="float" office:value="0.771244">
            <text:p>0,771244</text:p>
          </table:table-cell>
          <table:table-cell office:value-type="float" office:value="5.41836">
            <text:p>5,41836</text:p>
          </table:table-cell>
          <table:table-cell office:value-type="float" office:value="1.8155">
            <text:p>1,8155</text:p>
          </table:table-cell>
          <table:table-cell office:value-type="float" office:value="0.806141">
            <text:p>0,806141</text:p>
          </table:table-cell>
          <table:table-cell office:value-type="float" office:value="2.62164">
            <text:p>2,62164</text:p>
          </table:table-cell>
          <table:table-cell office:value-type="float" office:value="4.65386">
            <text:p>4,65386</text:p>
          </table:table-cell>
          <table:table-cell office:value-type="float" office:value="1.27065">
            <text:p>1,27065</text:p>
          </table:table-cell>
          <table:table-cell office:value-type="float" office:value="5.92451">
            <text:p>5,92451</text:p>
          </table:table-cell>
          <table:table-cell office:value-type="float" office:value="4.86148">
            <text:p>4,86148</text:p>
          </table:table-cell>
          <table:table-cell office:value-type="float" office:value="0.357177">
            <text:p>0,357177</text:p>
          </table:table-cell>
          <table:table-cell office:value-type="float" office:value="5.21866">
            <text:p>5,21866</text:p>
          </table:table-cell>
          <table:table-cell office:value-type="float" office:value="4.39756">
            <text:p>4,39756</text:p>
          </table:table-cell>
          <table:table-cell office:value-type="float" office:value="0.362456">
            <text:p>0,362456</text:p>
          </table:table-cell>
          <table:table-cell office:value-type="float" office:value="4.76002">
            <text:p>4,76002</text:p>
          </table:table-cell>
          <table:table-cell office:value-type="float" office:value="6.06644">
            <text:p>6,06644</text:p>
          </table:table-cell>
          <table:table-cell office:value-type="float" office:value="0.680631">
            <text:p>0,680631</text:p>
          </table:table-cell>
          <table:table-cell office:value-type="float" office:value="6.74707">
            <text:p>6,74707</text:p>
          </table:table-cell>
          <table:table-cell office:value-type="float" office:value="6.12333">
            <text:p>6,12333</text:p>
          </table:table-cell>
          <table:table-cell office:value-type="float" office:value="0.65805">
            <text:p>0,65805</text:p>
          </table:table-cell>
          <table:table-cell office:value-type="float" office:value="6.78138">
            <text:p>6,78138</text:p>
          </table:table-cell>
          <table:table-cell office:value-type="float" office:value="2.44599">
            <text:p>2,44599</text:p>
          </table:table-cell>
          <table:table-cell office:value-type="float" office:value="0.341342">
            <text:p>0,341342</text:p>
          </table:table-cell>
          <table:table-cell office:value-type="float" office:value="2.78733">
            <text:p>2,78733</text:p>
          </table:table-cell>
          <table:table-cell office:value-type="float" office:value="7.03533">
            <text:p>7,03533</text:p>
          </table:table-cell>
          <table:table-cell office:value-type="float" office:value="1.74278">
            <text:p>1,74278</text:p>
          </table:table-cell>
          <table:table-cell office:value-type="float" office:value="8.77811">
            <text:p>8,77811</text:p>
          </table:table-cell>
        </table:table-row>
        <table:table-row table:style-name="ro1">
          <table:table-cell office:value-type="float" office:value="5.33126">
            <text:p>5,33126</text:p>
          </table:table-cell>
          <table:table-cell office:value-type="float" office:value="0.827255">
            <text:p>0,827255</text:p>
          </table:table-cell>
          <table:table-cell office:value-type="float" office:value="6.15852">
            <text:p>6,15852</text:p>
          </table:table-cell>
          <table:table-cell office:value-type="float" office:value="1.92313">
            <text:p>1,92313</text:p>
          </table:table-cell>
          <table:table-cell office:value-type="float" office:value="0.27712">
            <text:p>0,27712</text:p>
          </table:table-cell>
          <table:table-cell office:value-type="float" office:value="2.20025">
            <text:p>2,20025</text:p>
          </table:table-cell>
          <table:table-cell office:value-type="float" office:value="9.7297">
            <text:p>9,7297</text:p>
          </table:table-cell>
          <table:table-cell office:value-type="float" office:value="0.742213">
            <text:p>0,742213</text:p>
          </table:table-cell>
          <table:table-cell office:value-type="float" office:value="10.4719">
            <text:p>10,4719</text:p>
          </table:table-cell>
          <table:table-cell office:value-type="float" office:value="4.83919">
            <text:p>4,83919</text:p>
          </table:table-cell>
          <table:table-cell office:value-type="float" office:value="0.361283">
            <text:p>0,361283</text:p>
          </table:table-cell>
          <table:table-cell office:value-type="float" office:value="5.20048">
            <text:p>5,20048</text:p>
          </table:table-cell>
          <table:table-cell office:value-type="float" office:value="5.29783">
            <text:p>5,29783</text:p>
          </table:table-cell>
          <table:table-cell office:value-type="float" office:value="0.366854">
            <text:p>0,366854</text:p>
          </table:table-cell>
          <table:table-cell office:value-type="float" office:value="5.66469">
            <text:p>5,66469</text:p>
          </table:table-cell>
          <table:table-cell office:value-type="float" office:value="7.35028">
            <text:p>7,35028</text:p>
          </table:table-cell>
          <table:table-cell office:value-type="float" office:value="0.714354">
            <text:p>0,714354</text:p>
          </table:table-cell>
          <table:table-cell office:value-type="float" office:value="8.06464">
            <text:p>8,06464</text:p>
          </table:table-cell>
          <table:table-cell office:value-type="float" office:value="3.07618">
            <text:p>3,07618</text:p>
          </table:table-cell>
          <table:table-cell office:value-type="float" office:value="0.718753">
            <text:p>0,718753</text:p>
          </table:table-cell>
          <table:table-cell office:value-type="float" office:value="3.79493">
            <text:p>3,79493</text:p>
          </table:table-cell>
          <table:table-cell office:value-type="float" office:value="2.04101">
            <text:p>2,04101</text:p>
          </table:table-cell>
          <table:table-cell office:value-type="float" office:value="0.368614">
            <text:p>0,368614</text:p>
          </table:table-cell>
          <table:table-cell office:value-type="float" office:value="2.40963">
            <text:p>2,40963</text:p>
          </table:table-cell>
          <table:table-cell office:value-type="float" office:value="4.46735">
            <text:p>4,46735</text:p>
          </table:table-cell>
          <table:table-cell office:value-type="float" office:value="0.766553">
            <text:p>0,766553</text:p>
          </table:table-cell>
          <table:table-cell office:value-type="float" office:value="5.23391">
            <text:p>5,23391</text:p>
          </table:table-cell>
        </table:table-row>
        <table:table-row table:style-name="ro1">
          <table:table-cell office:value-type="float" office:value="4.29228">
            <text:p>4,29228</text:p>
          </table:table-cell>
          <table:table-cell office:value-type="float" office:value="0.752477">
            <text:p>0,752477</text:p>
          </table:table-cell>
          <table:table-cell office:value-type="float" office:value="5.04476">
            <text:p>5,04476</text:p>
          </table:table-cell>
          <table:table-cell office:value-type="float" office:value="1.87591">
            <text:p>1,87591</text:p>
          </table:table-cell>
          <table:table-cell office:value-type="float" office:value="0.309964">
            <text:p>0,309964</text:p>
          </table:table-cell>
          <table:table-cell office:value-type="float" office:value="2.18588">
            <text:p>2,18588</text:p>
          </table:table-cell>
          <table:table-cell office:value-type="float" office:value="4.67116">
            <text:p>4,67116</text:p>
          </table:table-cell>
          <table:table-cell office:value-type="float" office:value="0.735468">
            <text:p>0,735468</text:p>
          </table:table-cell>
          <table:table-cell office:value-type="float" office:value="5.40663">
            <text:p>5,40663</text:p>
          </table:table-cell>
          <table:table-cell office:value-type="float" office:value="4.88582">
            <text:p>4,88582</text:p>
          </table:table-cell>
          <table:table-cell office:value-type="float" office:value="0.358643">
            <text:p>0,358643</text:p>
          </table:table-cell>
          <table:table-cell office:value-type="float" office:value="5.24446">
            <text:p>5,24446</text:p>
          </table:table-cell>
          <table:table-cell office:value-type="float" office:value="4.36384">
            <text:p>4,36384</text:p>
          </table:table-cell>
          <table:table-cell office:value-type="float" office:value="0.360989">
            <text:p>0,360989</text:p>
          </table:table-cell>
          <table:table-cell office:value-type="float" office:value="4.72483">
            <text:p>4,72483</text:p>
          </table:table-cell>
          <table:table-cell office:value-type="float" office:value="9.60185">
            <text:p>9,60185</text:p>
          </table:table-cell>
          <table:table-cell office:value-type="float" office:value="0.614063">
            <text:p>0,614063</text:p>
          </table:table-cell>
          <table:table-cell office:value-type="float" office:value="10.2159">
            <text:p>10,2159</text:p>
          </table:table-cell>
          <table:table-cell office:value-type="float" office:value="2.93161">
            <text:p>2,93161</text:p>
          </table:table-cell>
          <table:table-cell office:value-type="float" office:value="0.628139">
            <text:p>0,628139</text:p>
          </table:table-cell>
          <table:table-cell office:value-type="float" office:value="3.55975">
            <text:p>3,55975</text:p>
          </table:table-cell>
          <table:table-cell office:value-type="float" office:value="2.2284">
            <text:p>2,2284</text:p>
          </table:table-cell>
          <table:table-cell office:value-type="float" office:value="0.408496">
            <text:p>0,408496</text:p>
          </table:table-cell>
          <table:table-cell office:value-type="float" office:value="2.63689">
            <text:p>2,63689</text:p>
          </table:table-cell>
          <table:table-cell office:value-type="float" office:value="4.46853">
            <text:p>4,46853</text:p>
          </table:table-cell>
          <table:table-cell office:value-type="float" office:value="0.790892">
            <text:p>0,790892</text:p>
          </table:table-cell>
          <table:table-cell office:value-type="float" office:value="5.25942">
            <text:p>5,25942</text:p>
          </table:table-cell>
        </table:table-row>
        <table:table-row table:style-name="ro1">
          <table:table-cell office:value-type="float" office:value="8.2532">
            <text:p>8,2532</text:p>
          </table:table-cell>
          <table:table-cell office:value-type="float" office:value="0.760394">
            <text:p>0,760394</text:p>
          </table:table-cell>
          <table:table-cell office:value-type="float" office:value="9.01359">
            <text:p>9,01359</text:p>
          </table:table-cell>
          <table:table-cell office:value-type="float" office:value="2.00905">
            <text:p>2,00905</text:p>
          </table:table-cell>
          <table:table-cell office:value-type="float" office:value="0.292369">
            <text:p>0,292369</text:p>
          </table:table-cell>
          <table:table-cell office:value-type="float" office:value="2.30142">
            <text:p>2,30142</text:p>
          </table:table-cell>
          <table:table-cell office:value-type="float" office:value="4.4697">
            <text:p>4,4697</text:p>
          </table:table-cell>
          <table:table-cell office:value-type="float" office:value="0.74016">
            <text:p>0,74016</text:p>
          </table:table-cell>
          <table:table-cell office:value-type="float" office:value="5.20986">
            <text:p>5,20986</text:p>
          </table:table-cell>
          <table:table-cell office:value-type="float" office:value="5.64387">
            <text:p>5,64387</text:p>
          </table:table-cell>
          <table:table-cell office:value-type="float" office:value="0.363629">
            <text:p>0,363629</text:p>
          </table:table-cell>
          <table:table-cell office:value-type="float" office:value="6.0075">
            <text:p>6,0075</text:p>
          </table:table-cell>
          <table:table-cell office:value-type="float" office:value="5.46968">
            <text:p>5,46968</text:p>
          </table:table-cell>
          <table:table-cell office:value-type="float" office:value="0.465972">
            <text:p>0,465972</text:p>
          </table:table-cell>
          <table:table-cell office:value-type="float" office:value="5.93565">
            <text:p>5,93565</text:p>
          </table:table-cell>
          <table:table-cell office:value-type="float" office:value="11.0118">
            <text:p>11,0118</text:p>
          </table:table-cell>
          <table:table-cell office:value-type="float" office:value="0.620808">
            <text:p>0,620808</text:p>
          </table:table-cell>
          <table:table-cell office:value-type="float" office:value="11.6326">
            <text:p>11,6326</text:p>
          </table:table-cell>
          <table:table-cell office:value-type="float" office:value="3.27471">
            <text:p>3,27471</text:p>
          </table:table-cell>
          <table:table-cell office:value-type="float" office:value="0.653065">
            <text:p>0,653065</text:p>
          </table:table-cell>
          <table:table-cell office:value-type="float" office:value="3.92778">
            <text:p>3,92778</text:p>
          </table:table-cell>
          <table:table-cell office:value-type="float" office:value="2.3413">
            <text:p>2,3413</text:p>
          </table:table-cell>
          <table:table-cell office:value-type="float" office:value="0.358937">
            <text:p>0,358937</text:p>
          </table:table-cell>
          <table:table-cell office:value-type="float" office:value="2.70024">
            <text:p>2,70024</text:p>
          </table:table-cell>
          <table:table-cell office:value-type="float" office:value="4.40606">
            <text:p>4,40606</text:p>
          </table:table-cell>
          <table:table-cell office:value-type="float" office:value="0.763327">
            <text:p>0,763327</text:p>
          </table:table-cell>
          <table:table-cell office:value-type="float" office:value="5.16939">
            <text:p>5,16939</text:p>
          </table:table-cell>
        </table:table-row>
        <table:table-row table:style-name="ro1">
          <table:table-cell office:value-type="float" office:value="4.42395">
            <text:p>4,42395</text:p>
          </table:table-cell>
          <table:table-cell office:value-type="float" office:value="1.79058">
            <text:p>1,79058</text:p>
          </table:table-cell>
          <table:table-cell office:value-type="float" office:value="6.21453">
            <text:p>6,21453</text:p>
          </table:table-cell>
          <table:table-cell office:value-type="float" office:value="1.84072">
            <text:p>1,84072</text:p>
          </table:table-cell>
          <table:table-cell office:value-type="float" office:value="0.275654">
            <text:p>0,275654</text:p>
          </table:table-cell>
          <table:table-cell office:value-type="float" office:value="2.11638">
            <text:p>2,11638</text:p>
          </table:table-cell>
          <table:table-cell office:value-type="float" office:value="4.59198">
            <text:p>4,59198</text:p>
          </table:table-cell>
          <table:table-cell office:value-type="float" office:value="0.690308">
            <text:p>0,690308</text:p>
          </table:table-cell>
          <table:table-cell office:value-type="float" office:value="5.28229">
            <text:p>5,28229</text:p>
          </table:table-cell>
          <table:table-cell office:value-type="float" office:value="6.51804">
            <text:p>6,51804</text:p>
          </table:table-cell>
          <table:table-cell office:value-type="float" office:value="0.907019">
            <text:p>0,907019</text:p>
          </table:table-cell>
          <table:table-cell office:value-type="float" office:value="7.42506">
            <text:p>7,42506</text:p>
          </table:table-cell>
          <table:table-cell office:value-type="float" office:value="4.51662">
            <text:p>4,51662</text:p>
          </table:table-cell>
          <table:table-cell office:value-type="float" office:value="0.374772">
            <text:p>0,374772</text:p>
          </table:table-cell>
          <table:table-cell office:value-type="float" office:value="4.89139">
            <text:p>4,89139</text:p>
          </table:table-cell>
          <table:table-cell office:value-type="float" office:value="9.41534">
            <text:p>9,41534</text:p>
          </table:table-cell>
          <table:table-cell office:value-type="float" office:value="0.973586">
            <text:p>0,973586</text:p>
          </table:table-cell>
          <table:table-cell office:value-type="float" office:value="10.3889">
            <text:p>10,3889</text:p>
          </table:table-cell>
          <table:table-cell office:value-type="float" office:value="3.10551">
            <text:p>3,10551</text:p>
          </table:table-cell>
          <table:table-cell office:value-type="float" office:value="0.665088">
            <text:p>0,665088</text:p>
          </table:table-cell>
          <table:table-cell office:value-type="float" office:value="3.77059">
            <text:p>3,77059</text:p>
          </table:table-cell>
          <table:table-cell office:value-type="float" office:value="2.05391">
            <text:p>2,05391</text:p>
          </table:table-cell>
          <table:table-cell office:value-type="float" office:value="0.528728">
            <text:p>0,528728</text:p>
          </table:table-cell>
          <table:table-cell office:value-type="float" office:value="2.58264">
            <text:p>2,58264</text:p>
          </table:table-cell>
          <table:table-cell office:value-type="float" office:value="4.42776">
            <text:p>4,42776</text:p>
          </table:table-cell>
          <table:table-cell office:value-type="float" office:value="0.836346">
            <text:p>0,836346</text:p>
          </table:table-cell>
          <table:table-cell office:value-type="float" office:value="5.26411">
            <text:p>5,26411</text:p>
          </table:table-cell>
        </table:table-row>
        <table:table-row table:style-name="ro1">
          <table:table-cell office:value-type="float" office:value="6.0377">
            <text:p>6,0377</text:p>
          </table:table-cell>
          <table:table-cell office:value-type="float" office:value="0.825202">
            <text:p>0,825202</text:p>
          </table:table-cell>
          <table:table-cell office:value-type="float" office:value="6.8629">
            <text:p>6,8629</text:p>
          </table:table-cell>
          <table:table-cell office:value-type="float" office:value="2.25626">
            <text:p>2,25626</text:p>
          </table:table-cell>
          <table:table-cell office:value-type="float" office:value="0.298821">
            <text:p>0,298821</text:p>
          </table:table-cell>
          <table:table-cell office:value-type="float" office:value="2.55508">
            <text:p>2,55508</text:p>
          </table:table-cell>
          <table:table-cell office:value-type="float" office:value="4.57732">
            <text:p>4,57732</text:p>
          </table:table-cell>
          <table:table-cell office:value-type="float" office:value="1.09147">
            <text:p>1,09147</text:p>
          </table:table-cell>
          <table:table-cell office:value-type="float" office:value="5.66879">
            <text:p>5,66879</text:p>
          </table:table-cell>
          <table:table-cell office:value-type="float" office:value="7.43005">
            <text:p>7,43005</text:p>
          </table:table-cell>
          <table:table-cell office:value-type="float" office:value="0.577993">
            <text:p>0,577993</text:p>
          </table:table-cell>
          <table:table-cell office:value-type="float" office:value="8.00804">
            <text:p>8,00804</text:p>
          </table:table-cell>
          <table:table-cell office:value-type="float" office:value="4.36794">
            <text:p>4,36794</text:p>
          </table:table-cell>
          <table:table-cell office:value-type="float" office:value="0.377705">
            <text:p>0,377705</text:p>
          </table:table-cell>
          <table:table-cell office:value-type="float" office:value="4.74565">
            <text:p>4,74565</text:p>
          </table:table-cell>
          <table:table-cell office:value-type="float" office:value="4.51046">
            <text:p>4,51046</text:p>
          </table:table-cell>
          <table:table-cell office:value-type="float" office:value="0.685323">
            <text:p>0,685323</text:p>
          </table:table-cell>
          <table:table-cell office:value-type="float" office:value="5.19578">
            <text:p>5,19578</text:p>
          </table:table-cell>
          <table:table-cell office:value-type="float" office:value="3.03776">
            <text:p>3,03776</text:p>
          </table:table-cell>
          <table:table-cell office:value-type="float" office:value="0.726671">
            <text:p>0,726671</text:p>
          </table:table-cell>
          <table:table-cell office:value-type="float" office:value="3.76444">
            <text:p>3,76444</text:p>
          </table:table-cell>
          <table:table-cell office:value-type="float" office:value="2.15245">
            <text:p>2,15245</text:p>
          </table:table-cell>
          <table:table-cell office:value-type="float" office:value="0.371253">
            <text:p>0,371253</text:p>
          </table:table-cell>
          <table:table-cell office:value-type="float" office:value="2.5237">
            <text:p>2,5237</text:p>
          </table:table-cell>
          <table:table-cell office:value-type="float" office:value="4.48319">
            <text:p>4,48319</text:p>
          </table:table-cell>
          <table:table-cell office:value-type="float" office:value="0.860685">
            <text:p>0,860685</text:p>
          </table:table-cell>
          <table:table-cell office:value-type="float" office:value="5.34387">
            <text:p>5,34387</text:p>
          </table:table-cell>
        </table:table-row>
        <table:table-row table:style-name="ro1">
          <table:table-cell office:value-type="float" office:value="4.59374">
            <text:p>4,59374</text:p>
          </table:table-cell>
          <table:table-cell office:value-type="float" office:value="1.0123">
            <text:p>1,0123</text:p>
          </table:table-cell>
          <table:table-cell office:value-type="float" office:value="5.60604">
            <text:p>5,60604</text:p>
          </table:table-cell>
          <table:table-cell office:value-type="float" office:value="2.73455">
            <text:p>2,73455</text:p>
          </table:table-cell>
          <table:table-cell office:value-type="float" office:value="0.30058">
            <text:p>0,30058</text:p>
          </table:table-cell>
          <table:table-cell office:value-type="float" office:value="3.03513">
            <text:p>3,03513</text:p>
          </table:table-cell>
          <table:table-cell office:value-type="float" office:value="4.45944">
            <text:p>4,45944</text:p>
          </table:table-cell>
          <table:table-cell office:value-type="float" office:value="0.794411">
            <text:p>0,794411</text:p>
          </table:table-cell>
          <table:table-cell office:value-type="float" office:value="5.25385">
            <text:p>5,25385</text:p>
          </table:table-cell>
          <table:table-cell office:value-type="float" office:value="4.77761">
            <text:p>4,77761</text:p>
          </table:table-cell>
          <table:table-cell office:value-type="float" office:value="0.363629">
            <text:p>0,363629</text:p>
          </table:table-cell>
          <table:table-cell office:value-type="float" office:value="5.14124">
            <text:p>5,14124</text:p>
          </table:table-cell>
          <table:table-cell office:value-type="float" office:value="4.32044">
            <text:p>4,32044</text:p>
          </table:table-cell>
          <table:table-cell office:value-type="float" office:value="0.399698">
            <text:p>0,399698</text:p>
          </table:table-cell>
          <table:table-cell office:value-type="float" office:value="4.72013">
            <text:p>4,72013</text:p>
          </table:table-cell>
          <table:table-cell office:value-type="float" office:value="4.64242">
            <text:p>4,64242</text:p>
          </table:table-cell>
          <table:table-cell office:value-type="float" office:value="0.678578">
            <text:p>0,678578</text:p>
          </table:table-cell>
          <table:table-cell office:value-type="float" office:value="5.321">
            <text:p>5,321</text:p>
          </table:table-cell>
          <table:table-cell office:value-type="float" office:value="3.2099">
            <text:p>3,2099</text:p>
          </table:table-cell>
          <table:table-cell office:value-type="float" office:value="0.660103">
            <text:p>0,660103</text:p>
          </table:table-cell>
          <table:table-cell office:value-type="float" office:value="3.87001">
            <text:p>3,87001</text:p>
          </table:table-cell>
          <table:table-cell office:value-type="float" office:value="3.22515">
            <text:p>3,22515</text:p>
          </table:table-cell>
          <table:table-cell office:value-type="float" office:value="0.546616">
            <text:p>0,546616</text:p>
          </table:table-cell>
          <table:table-cell office:value-type="float" office:value="3.77177">
            <text:p>3,77177</text:p>
          </table:table-cell>
          <table:table-cell office:value-type="float" office:value="4.36853">
            <text:p>4,36853</text:p>
          </table:table-cell>
          <table:table-cell office:value-type="float" office:value="0.81054">
            <text:p>0,81054</text:p>
          </table:table-cell>
          <table:table-cell office:value-type="float" office:value="5.17907">
            <text:p>5,17907</text:p>
          </table:table-cell>
        </table:table-row>
        <table:table-row table:style-name="ro1">
          <table:table-cell office:value-type="float" office:value="4.55357">
            <text:p>4,55357</text:p>
          </table:table-cell>
          <table:table-cell office:value-type="float" office:value="0.837519">
            <text:p>0,837519</text:p>
          </table:table-cell>
          <table:table-cell office:value-type="float" office:value="5.39109">
            <text:p>5,39109</text:p>
          </table:table-cell>
          <table:table-cell office:value-type="float" office:value="1.83427">
            <text:p>1,83427</text:p>
          </table:table-cell>
          <table:table-cell office:value-type="float" office:value="0.270962">
            <text:p>0,270962</text:p>
          </table:table-cell>
          <table:table-cell office:value-type="float" office:value="2.10523">
            <text:p>2,10523</text:p>
          </table:table-cell>
          <table:table-cell office:value-type="float" office:value="4.38407">
            <text:p>4,38407</text:p>
          </table:table-cell>
          <table:table-cell office:value-type="float" office:value="0.676232">
            <text:p>0,676232</text:p>
          </table:table-cell>
          <table:table-cell office:value-type="float" office:value="5.0603">
            <text:p>5,0603</text:p>
          </table:table-cell>
          <table:table-cell office:value-type="float" office:value="5.16411">
            <text:p>5,16411</text:p>
          </table:table-cell>
          <table:table-cell office:value-type="float" office:value="0.402044">
            <text:p>0,402044</text:p>
          </table:table-cell>
          <table:table-cell office:value-type="float" office:value="5.56616">
            <text:p>5,56616</text:p>
          </table:table-cell>
          <table:table-cell office:value-type="float" office:value="4.33627">
            <text:p>4,33627</text:p>
          </table:table-cell>
          <table:table-cell office:value-type="float" office:value="0.351605">
            <text:p>0,351605</text:p>
          </table:table-cell>
          <table:table-cell office:value-type="float" office:value="4.68788">
            <text:p>4,68788</text:p>
          </table:table-cell>
          <table:table-cell office:value-type="float" office:value="8.84556">
            <text:p>8,84556</text:p>
          </table:table-cell>
          <table:table-cell office:value-type="float" office:value="1.5639">
            <text:p>1,5639</text:p>
          </table:table-cell>
          <table:table-cell office:value-type="float" office:value="10.4095">
            <text:p>10,4095</text:p>
          </table:table-cell>
          <table:table-cell office:value-type="float" office:value="6.20573">
            <text:p>6,20573</text:p>
          </table:table-cell>
          <table:table-cell office:value-type="float" office:value="1.5853">
            <text:p>1,5853</text:p>
          </table:table-cell>
          <table:table-cell office:value-type="float" office:value="7.79104">
            <text:p>7,79104</text:p>
          </table:table-cell>
          <table:table-cell office:value-type="float" office:value="2.17121">
            <text:p>2,17121</text:p>
          </table:table-cell>
          <table:table-cell office:value-type="float" office:value="0.390021">
            <text:p>0,390021</text:p>
          </table:table-cell>
          <table:table-cell office:value-type="float" office:value="2.56124">
            <text:p>2,56124</text:p>
          </table:table-cell>
          <table:table-cell office:value-type="float" office:value="4.32425">
            <text:p>4,32425</text:p>
          </table:table-cell>
          <table:table-cell office:value-type="float" office:value="0.807901">
            <text:p>0,807901</text:p>
          </table:table-cell>
          <table:table-cell office:value-type="float" office:value="5.13215">
            <text:p>5,13215</text:p>
          </table:table-cell>
        </table:table-row>
        <table:table-row table:style-name="ro1">
          <table:table-cell office:value-type="float" office:value="4.60489">
            <text:p>4,60489</text:p>
          </table:table-cell>
          <table:table-cell office:value-type="float" office:value="0.835759">
            <text:p>0,835759</text:p>
          </table:table-cell>
          <table:table-cell office:value-type="float" office:value="5.44065">
            <text:p>5,44065</text:p>
          </table:table-cell>
          <table:table-cell office:value-type="float" office:value="3.62514">
            <text:p>3,62514</text:p>
          </table:table-cell>
          <table:table-cell office:value-type="float" office:value="0.837812">
            <text:p>0,837812</text:p>
          </table:table-cell>
          <table:table-cell office:value-type="float" office:value="4.46295">
            <text:p>4,46295</text:p>
          </table:table-cell>
          <table:table-cell office:value-type="float" office:value="4.44976">
            <text:p>4,44976</text:p>
          </table:table-cell>
          <table:table-cell office:value-type="float" office:value="0.692947">
            <text:p>0,692947</text:p>
          </table:table-cell>
          <table:table-cell office:value-type="float" office:value="5.14271">
            <text:p>5,14271</text:p>
          </table:table-cell>
          <table:table-cell office:value-type="float" office:value="4.83391">
            <text:p>4,83391</text:p>
          </table:table-cell>
          <table:table-cell office:value-type="float" office:value="0.359523">
            <text:p>0,359523</text:p>
          </table:table-cell>
          <table:table-cell office:value-type="float" office:value="5.19344">
            <text:p>5,19344</text:p>
          </table:table-cell>
          <table:table-cell office:value-type="float" office:value="4.24214">
            <text:p>4,24214</text:p>
          </table:table-cell>
          <table:table-cell office:value-type="float" office:value="0.345154">
            <text:p>0,345154</text:p>
          </table:table-cell>
          <table:table-cell office:value-type="float" office:value="4.58729">
            <text:p>4,58729</text:p>
          </table:table-cell>
          <table:table-cell office:value-type="float" office:value="4.50929">
            <text:p>4,50929</text:p>
          </table:table-cell>
          <table:table-cell office:value-type="float" office:value="0.643681">
            <text:p>0,643681</text:p>
          </table:table-cell>
          <table:table-cell office:value-type="float" office:value="5.15297">
            <text:p>5,15297</text:p>
          </table:table-cell>
          <table:table-cell office:value-type="float" office:value="2.88616">
            <text:p>2,88616</text:p>
          </table:table-cell>
          <table:table-cell office:value-type="float" office:value="0.724618">
            <text:p>0,724618</text:p>
          </table:table-cell>
          <table:table-cell office:value-type="float" office:value="3.61077">
            <text:p>3,61077</text:p>
          </table:table-cell>
          <table:table-cell office:value-type="float" office:value="2.20934">
            <text:p>2,20934</text:p>
          </table:table-cell>
          <table:table-cell office:value-type="float" office:value="0.356297">
            <text:p>0,356297</text:p>
          </table:table-cell>
          <table:table-cell office:value-type="float" office:value="2.56563">
            <text:p>2,56563</text:p>
          </table:table-cell>
          <table:table-cell office:value-type="float" office:value="4.9389">
            <text:p>4,9389</text:p>
          </table:table-cell>
          <table:table-cell office:value-type="float" office:value="0.79969">
            <text:p>0,79969</text:p>
          </table:table-cell>
          <table:table-cell office:value-type="float" office:value="5.73859">
            <text:p>5,73859</text:p>
          </table:table-cell>
        </table:table-row>
        <table:table-row table:style-name="ro1">
          <table:table-cell office:value-type="float" office:value="5.25825">
            <text:p>5,25825</text:p>
          </table:table-cell>
          <table:table-cell office:value-type="float" office:value="1.27153">
            <text:p>1,27153</text:p>
          </table:table-cell>
          <table:table-cell office:value-type="float" office:value="6.52977">
            <text:p>6,52977</text:p>
          </table:table-cell>
          <table:table-cell office:value-type="float" office:value="3.87001">
            <text:p>3,87001</text:p>
          </table:table-cell>
          <table:table-cell office:value-type="float" office:value="0.752477">
            <text:p>0,752477</text:p>
          </table:table-cell>
          <table:table-cell office:value-type="float" office:value="4.62248">
            <text:p>4,62248</text:p>
          </table:table-cell>
          <table:table-cell office:value-type="float" office:value="8.11068">
            <text:p>8,11068</text:p>
          </table:table-cell>
          <table:table-cell office:value-type="float" office:value="1.25335">
            <text:p>1,25335</text:p>
          </table:table-cell>
          <table:table-cell office:value-type="float" office:value="9.36402">
            <text:p>9,36402</text:p>
          </table:table-cell>
          <table:table-cell office:value-type="float" office:value="6.672">
            <text:p>6,672</text:p>
          </table:table-cell>
          <table:table-cell office:value-type="float" office:value="0.403217">
            <text:p>0,403217</text:p>
          </table:table-cell>
          <table:table-cell office:value-type="float" office:value="7.07522">
            <text:p>7,07522</text:p>
          </table:table-cell>
          <table:table-cell office:value-type="float" office:value="7.9969">
            <text:p>7,9969</text:p>
          </table:table-cell>
          <table:table-cell office:value-type="float" office:value="0.376825">
            <text:p>0,376825</text:p>
          </table:table-cell>
          <table:table-cell office:value-type="float" office:value="8.37372">
            <text:p>8,37372</text:p>
          </table:table-cell>
          <table:table-cell office:value-type="float" office:value="4.32454">
            <text:p>4,32454</text:p>
          </table:table-cell>
          <table:table-cell office:value-type="float" office:value="0.614943">
            <text:p>0,614943</text:p>
          </table:table-cell>
          <table:table-cell office:value-type="float" office:value="4.93948">
            <text:p>4,93948</text:p>
          </table:table-cell>
          <table:table-cell office:value-type="float" office:value="2.96152">
            <text:p>2,96152</text:p>
          </table:table-cell>
          <table:table-cell office:value-type="float" office:value="0.621394">
            <text:p>0,621394</text:p>
          </table:table-cell>
          <table:table-cell office:value-type="float" office:value="3.58291">
            <text:p>3,58291</text:p>
          </table:table-cell>
          <table:table-cell office:value-type="float" office:value="2.185">
            <text:p>2,185</text:p>
          </table:table-cell>
          <table:table-cell office:value-type="float" office:value="0.331958">
            <text:p>0,331958</text:p>
          </table:table-cell>
          <table:table-cell office:value-type="float" office:value="2.51695">
            <text:p>2,51695</text:p>
          </table:table-cell>
          <table:table-cell office:value-type="float" office:value="4.48905">
            <text:p>4,48905</text:p>
          </table:table-cell>
          <table:table-cell office:value-type="float" office:value="0.825202">
            <text:p>0,825202</text:p>
          </table:table-cell>
          <table:table-cell office:value-type="float" office:value="5.31426">
            <text:p>5,31426</text:p>
          </table:table-cell>
        </table:table-row>
        <table:table-row table:style-name="ro1">
          <table:table-cell office:value-type="float" office:value="4.42395">
            <text:p>4,42395</text:p>
          </table:table-cell>
          <table:table-cell office:value-type="float" office:value="0.813766">
            <text:p>0,813766</text:p>
          </table:table-cell>
          <table:table-cell office:value-type="float" office:value="5.23772">
            <text:p>5,23772</text:p>
          </table:table-cell>
          <table:table-cell office:value-type="float" office:value="1.82929">
            <text:p>1,82929</text:p>
          </table:table-cell>
          <table:table-cell office:value-type="float" office:value="0.269789">
            <text:p>0,269789</text:p>
          </table:table-cell>
          <table:table-cell office:value-type="float" office:value="2.09908">
            <text:p>2,09908</text:p>
          </table:table-cell>
          <table:table-cell office:value-type="float" office:value="4.38231">
            <text:p>4,38231</text:p>
          </table:table-cell>
          <table:table-cell office:value-type="float" office:value="0.757169">
            <text:p>0,757169</text:p>
          </table:table-cell>
          <table:table-cell office:value-type="float" office:value="5.13948">
            <text:p>5,13948</text:p>
          </table:table-cell>
          <table:table-cell office:value-type="float" office:value="4.7477">
            <text:p>4,7477</text:p>
          </table:table-cell>
          <table:table-cell office:value-type="float" office:value="0.354538">
            <text:p>0,354538</text:p>
          </table:table-cell>
          <table:table-cell office:value-type="float" office:value="5.10224">
            <text:p>5,10224</text:p>
          </table:table-cell>
          <table:table-cell office:value-type="float" office:value="4.39316">
            <text:p>4,39316</text:p>
          </table:table-cell>
          <table:table-cell office:value-type="float" office:value="0.397939">
            <text:p>0,397939</text:p>
          </table:table-cell>
          <table:table-cell office:value-type="float" office:value="4.7911">
            <text:p>4,7911</text:p>
          </table:table-cell>
          <table:table-cell office:value-type="float" office:value="4.63069">
            <text:p>4,63069</text:p>
          </table:table-cell>
          <table:table-cell office:value-type="float" office:value="0.614063">
            <text:p>0,614063</text:p>
          </table:table-cell>
          <table:table-cell office:value-type="float" office:value="5.24476">
            <text:p>5,24476</text:p>
          </table:table-cell>
          <table:table-cell office:value-type="float" office:value="2.87061">
            <text:p>2,87061</text:p>
          </table:table-cell>
          <table:table-cell office:value-type="float" office:value="0.598228">
            <text:p>0,598228</text:p>
          </table:table-cell>
          <table:table-cell office:value-type="float" office:value="3.46884">
            <text:p>3,46884</text:p>
          </table:table-cell>
          <table:table-cell office:value-type="float" office:value="2.23368">
            <text:p>2,23368</text:p>
          </table:table-cell>
          <table:table-cell office:value-type="float" office:value="0.447791">
            <text:p>0,447791</text:p>
          </table:table-cell>
          <table:table-cell office:value-type="float" office:value="2.68147">
            <text:p>2,68147</text:p>
          </table:table-cell>
          <table:table-cell office:value-type="float" office:value="4.31985">
            <text:p>4,31985</text:p>
          </table:table-cell>
          <table:table-cell office:value-type="float" office:value="0.773004">
            <text:p>0,773004</text:p>
          </table:table-cell>
          <table:table-cell office:value-type="float" office:value="5.09285">
            <text:p>5,09285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5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6.07342782178218">
            <text:p>6,073427821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36672782178218">
            <text:p>2,3667278218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6.26078514851485">
            <text:p>6,2607851485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5.84276940594059">
            <text:p>5,8427694059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5.64869336633664">
            <text:p>5,6486933663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6.16495831683169">
            <text:p>6,1649583168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4.39576267326733">
            <text:p>4,3957626733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2.89933158415842">
            <text:p>2,8993315842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6.21492544554456">
            <text:p>6,2149254455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5 WP avg.</text:p>
          </table:table-cell>
          <table:table-cell office:value-type="string">
            <text:p>T5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5.17499049504951">
            <text:p>5,174990495</text:p>
          </table:table-cell>
          <table:table-cell table:formula="of:=AVERAGE([.B7:.B107])" office:value-type="float" office:value="0.898436158415841">
            <text:p>0,8984361584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2.0450101980198">
            <text:p>2,045010198</text:p>
          </table:table-cell>
          <table:table-cell table:formula="of:=AVERAGE([.E7:.E107])" office:value-type="float" office:value="0.321717217821782">
            <text:p>0,3217172178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5.39817643564356">
            <text:p>5,3981764356</text:p>
          </table:table-cell>
          <table:table-cell table:formula="of:=AVERAGE([.H7:.H107])" office:value-type="float" office:value="0.862607663366337">
            <text:p>0,862607663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5.41619564356436">
            <text:p>5,4161956436</text:p>
          </table:table-cell>
          <table:table-cell table:formula="of:=AVERAGE([.K7:.K107])" office:value-type="float" office:value="0.426572594059406">
            <text:p>0,4265725941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5.22278">
            <text:p>5,22278</text:p>
          </table:table-cell>
          <table:table-cell table:formula="of:=AVERAGE([.N7:.N107])" office:value-type="float" office:value="0.425913415841584">
            <text:p>0,4259134158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5.43376356435643">
            <text:p>5,4337635644</text:p>
          </table:table-cell>
          <table:table-cell table:formula="of:=AVERAGE([.Q7:.Q107])" office:value-type="float" office:value="0.731194455445544">
            <text:p>0,7311944554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3.65678128712871">
            <text:p>3,6567812871</text:p>
          </table:table-cell>
          <table:table-cell table:formula="of:=AVERAGE([.T7:.T107])" office:value-type="float" office:value="0.738981277227723">
            <text:p>0,7389812772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2.4935702970297">
            <text:p>2,493570297</text:p>
          </table:table-cell>
          <table:table-cell table:formula="of:=AVERAGE([.W7:.W107])" office:value-type="float" office:value="0.405760623762376">
            <text:p>0,4057606238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5.25434069306931">
            <text:p>5,2543406931</text:p>
          </table:table-cell>
          <table:table-cell table:formula="of:=AVERAGE([.Z7:.Z107])" office:value-type="float" office:value="0.960584564356436">
            <text:p>0,9605845644</text:p>
          </table:table-cell>
          <table:table-cell table:number-columns-repeated="24"/>
        </table:table-row>
      </table:table>
      <table:table table:name="Setting6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2.3259">
            <text:p>22,3259</text:p>
          </table:table-cell>
          <table:table-cell office:value-type="float" office:value="0">
            <text:p>0</text:p>
          </table:table-cell>
          <table:table-cell table:number-columns-repeated="2" office:value-type="float" office:value="1.707">
            <text:p>1,707</text:p>
          </table:table-cell>
          <table:table-cell office:value-type="float" office:value="0">
            <text:p>0</text:p>
          </table:table-cell>
          <table:table-cell table:number-columns-repeated="2" office:value-type="float" office:value="10.9514">
            <text:p>10,9514</text:p>
          </table:table-cell>
          <table:table-cell office:value-type="float" office:value="0">
            <text:p>0</text:p>
          </table:table-cell>
          <table:table-cell table:number-columns-repeated="2" office:value-type="float" office:value="3.58819">
            <text:p>3,58819</text:p>
          </table:table-cell>
          <table:table-cell office:value-type="float" office:value="0">
            <text:p>0</text:p>
          </table:table-cell>
          <table:table-cell table:number-columns-repeated="2" office:value-type="float" office:value="3.40022">
            <text:p>3,40022</text:p>
          </table:table-cell>
          <table:table-cell office:value-type="float" office:value="0">
            <text:p>0</text:p>
          </table:table-cell>
          <table:table-cell table:number-columns-repeated="2" office:value-type="float" office:value="8.28311">
            <text:p>8,28311</text:p>
          </table:table-cell>
          <table:table-cell office:value-type="float" office:value="0">
            <text:p>0</text:p>
          </table:table-cell>
          <table:table-cell table:number-columns-repeated="2" office:value-type="float" office:value="5.19285">
            <text:p>5,19285</text:p>
          </table:table-cell>
          <table:table-cell office:value-type="float" office:value="0">
            <text:p>0</text:p>
          </table:table-cell>
          <table:table-cell table:number-columns-repeated="2" office:value-type="float" office:value="3.82514">
            <text:p>3,82514</text:p>
          </table:table-cell>
          <table:table-cell office:value-type="float" office:value="0">
            <text:p>0</text:p>
          </table:table-cell>
          <table:table-cell table:number-columns-repeated="2" office:value-type="float" office:value="9.60742">
            <text:p>9,6074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9863">
            <text:p>9,9863</text:p>
          </table:table-cell>
          <table:table-cell office:value-type="float" office:value="0">
            <text:p>0</text:p>
          </table:table-cell>
          <table:table-cell table:number-columns-repeated="2" office:value-type="float" office:value="1.79204">
            <text:p>1,79204</text:p>
          </table:table-cell>
          <table:table-cell office:value-type="float" office:value="0">
            <text:p>0</text:p>
          </table:table-cell>
          <table:table-cell table:number-columns-repeated="2" office:value-type="float" office:value="9.23881">
            <text:p>9,23881</text:p>
          </table:table-cell>
          <table:table-cell office:value-type="float" office:value="0">
            <text:p>0</text:p>
          </table:table-cell>
          <table:table-cell table:number-columns-repeated="2" office:value-type="float" office:value="3.06973">
            <text:p>3,06973</text:p>
          </table:table-cell>
          <table:table-cell office:value-type="float" office:value="0">
            <text:p>0</text:p>
          </table:table-cell>
          <table:table-cell table:number-columns-repeated="2" office:value-type="float" office:value="2.21784">
            <text:p>2,21784</text:p>
          </table:table-cell>
          <table:table-cell office:value-type="float" office:value="0">
            <text:p>0</text:p>
          </table:table-cell>
          <table:table-cell table:number-columns-repeated="2" office:value-type="float" office:value="7.17492">
            <text:p>7,17492</text:p>
          </table:table-cell>
          <table:table-cell office:value-type="float" office:value="0">
            <text:p>0</text:p>
          </table:table-cell>
          <table:table-cell table:number-columns-repeated="2" office:value-type="float" office:value="4.41428">
            <text:p>4,41428</text:p>
          </table:table-cell>
          <table:table-cell office:value-type="float" office:value="0">
            <text:p>0</text:p>
          </table:table-cell>
          <table:table-cell table:number-columns-repeated="2" office:value-type="float" office:value="2.67179">
            <text:p>2,67179</text:p>
          </table:table-cell>
          <table:table-cell office:value-type="float" office:value="0">
            <text:p>0</text:p>
          </table:table-cell>
          <table:table-cell table:number-columns-repeated="2" office:value-type="float" office:value="9.69393">
            <text:p>9,693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86137">
            <text:p>9,86137</text:p>
          </table:table-cell>
          <table:table-cell office:value-type="float" office:value="0">
            <text:p>0</text:p>
          </table:table-cell>
          <table:table-cell table:number-columns-repeated="2" office:value-type="float" office:value="1.38531">
            <text:p>1,38531</text:p>
          </table:table-cell>
          <table:table-cell office:value-type="float" office:value="0">
            <text:p>0</text:p>
          </table:table-cell>
          <table:table-cell table:number-columns-repeated="2" office:value-type="float" office:value="9.09863">
            <text:p>9,09863</text:p>
          </table:table-cell>
          <table:table-cell office:value-type="float" office:value="0">
            <text:p>0</text:p>
          </table:table-cell>
          <table:table-cell table:number-columns-repeated="2" office:value-type="float" office:value="2.71138">
            <text:p>2,71138</text:p>
          </table:table-cell>
          <table:table-cell office:value-type="float" office:value="0">
            <text:p>0</text:p>
          </table:table-cell>
          <table:table-cell table:number-columns-repeated="2" office:value-type="float" office:value="2.14863">
            <text:p>2,14863</text:p>
          </table:table-cell>
          <table:table-cell office:value-type="float" office:value="0">
            <text:p>0</text:p>
          </table:table-cell>
          <table:table-cell table:number-columns-repeated="2" office:value-type="float" office:value="6.68637">
            <text:p>6,68637</text:p>
          </table:table-cell>
          <table:table-cell office:value-type="float" office:value="0">
            <text:p>0</text:p>
          </table:table-cell>
          <table:table-cell table:number-columns-repeated="2" office:value-type="float" office:value="5.31308">
            <text:p>5,31308</text:p>
          </table:table-cell>
          <table:table-cell office:value-type="float" office:value="0">
            <text:p>0</text:p>
          </table:table-cell>
          <table:table-cell table:number-columns-repeated="2" office:value-type="float" office:value="3.08996">
            <text:p>3,08996</text:p>
          </table:table-cell>
          <table:table-cell office:value-type="float" office:value="0">
            <text:p>0</text:p>
          </table:table-cell>
          <table:table-cell table:number-columns-repeated="2" office:value-type="float" office:value="9.62472">
            <text:p>9,624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89774">
            <text:p>9,89774</text:p>
          </table:table-cell>
          <table:table-cell office:value-type="float" office:value="0">
            <text:p>0</text:p>
          </table:table-cell>
          <table:table-cell table:number-columns-repeated="2" office:value-type="float" office:value="1.24543">
            <text:p>1,24543</text:p>
          </table:table-cell>
          <table:table-cell office:value-type="float" office:value="0">
            <text:p>0</text:p>
          </table:table-cell>
          <table:table-cell table:number-columns-repeated="2" office:value-type="float" office:value="9.73645">
            <text:p>9,73645</text:p>
          </table:table-cell>
          <table:table-cell office:value-type="float" office:value="0">
            <text:p>0</text:p>
          </table:table-cell>
          <table:table-cell table:number-columns-repeated="2" office:value-type="float" office:value="2.78381">
            <text:p>2,78381</text:p>
          </table:table-cell>
          <table:table-cell office:value-type="float" office:value="0">
            <text:p>0</text:p>
          </table:table-cell>
          <table:table-cell table:number-columns-repeated="2" office:value-type="float" office:value="2.36564">
            <text:p>2,36564</text:p>
          </table:table-cell>
          <table:table-cell office:value-type="float" office:value="0">
            <text:p>0</text:p>
          </table:table-cell>
          <table:table-cell table:number-columns-repeated="2" office:value-type="float" office:value="6.52391">
            <text:p>6,52391</text:p>
          </table:table-cell>
          <table:table-cell office:value-type="float" office:value="0">
            <text:p>0</text:p>
          </table:table-cell>
          <table:table-cell table:number-columns-repeated="2" office:value-type="float" office:value="4.36178">
            <text:p>4,36178</text:p>
          </table:table-cell>
          <table:table-cell office:value-type="float" office:value="0">
            <text:p>0</text:p>
          </table:table-cell>
          <table:table-cell table:number-columns-repeated="2" office:value-type="float" office:value="2.41608">
            <text:p>2,41608</text:p>
          </table:table-cell>
          <table:table-cell office:value-type="float" office:value="0">
            <text:p>0</text:p>
          </table:table-cell>
          <table:table-cell table:number-columns-repeated="2" office:value-type="float" office:value="9.70918">
            <text:p>9,709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4408">
            <text:p>9,54408</text:p>
          </table:table-cell>
          <table:table-cell office:value-type="float" office:value="0">
            <text:p>0</text:p>
          </table:table-cell>
          <table:table-cell table:number-columns-repeated="2" office:value-type="float" office:value="1.85509">
            <text:p>1,85509</text:p>
          </table:table-cell>
          <table:table-cell office:value-type="float" office:value="0">
            <text:p>0</text:p>
          </table:table-cell>
          <table:table-cell table:number-columns-repeated="2" office:value-type="float" office:value="17.3958">
            <text:p>17,3958</text:p>
          </table:table-cell>
          <table:table-cell office:value-type="float" office:value="0">
            <text:p>0</text:p>
          </table:table-cell>
          <table:table-cell table:number-columns-repeated="2" office:value-type="float" office:value="6.54678">
            <text:p>6,54678</text:p>
          </table:table-cell>
          <table:table-cell office:value-type="float" office:value="0">
            <text:p>0</text:p>
          </table:table-cell>
          <table:table-cell table:number-columns-repeated="2" office:value-type="float" office:value="2.19409">
            <text:p>2,19409</text:p>
          </table:table-cell>
          <table:table-cell office:value-type="float" office:value="0">
            <text:p>0</text:p>
          </table:table-cell>
          <table:table-cell table:number-columns-repeated="2" office:value-type="float" office:value="7.39486">
            <text:p>7,39486</text:p>
          </table:table-cell>
          <table:table-cell office:value-type="float" office:value="0">
            <text:p>0</text:p>
          </table:table-cell>
          <table:table-cell table:number-columns-repeated="2" office:value-type="float" office:value="4.57908">
            <text:p>4,57908</text:p>
          </table:table-cell>
          <table:table-cell office:value-type="float" office:value="0">
            <text:p>0</text:p>
          </table:table-cell>
          <table:table-cell table:number-columns-repeated="2" office:value-type="float" office:value="2.54012">
            <text:p>2,54012</text:p>
          </table:table-cell>
          <table:table-cell office:value-type="float" office:value="0">
            <text:p>0</text:p>
          </table:table-cell>
          <table:table-cell table:number-columns-repeated="2" office:value-type="float" office:value="9.38983">
            <text:p>9,389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22825">
            <text:p>9,22825</text:p>
          </table:table-cell>
          <table:table-cell office:value-type="float" office:value="0">
            <text:p>0</text:p>
          </table:table-cell>
          <table:table-cell table:number-columns-repeated="2" office:value-type="float" office:value="1.8806">
            <text:p>1,8806</text:p>
          </table:table-cell>
          <table:table-cell office:value-type="float" office:value="0">
            <text:p>0</text:p>
          </table:table-cell>
          <table:table-cell table:number-columns-repeated="2" office:value-type="float" office:value="11.3663">
            <text:p>11,3663</text:p>
          </table:table-cell>
          <table:table-cell office:value-type="float" office:value="0">
            <text:p>0</text:p>
          </table:table-cell>
          <table:table-cell table:number-columns-repeated="2" office:value-type="float" office:value="2.95712">
            <text:p>2,95712</text:p>
          </table:table-cell>
          <table:table-cell office:value-type="float" office:value="0">
            <text:p>0</text:p>
          </table:table-cell>
          <table:table-cell table:number-columns-repeated="2" office:value-type="float" office:value="3.29729">
            <text:p>3,29729</text:p>
          </table:table-cell>
          <table:table-cell office:value-type="float" office:value="0">
            <text:p>0</text:p>
          </table:table-cell>
          <table:table-cell table:number-columns-repeated="2" office:value-type="float" office:value="6.58725">
            <text:p>6,58725</text:p>
          </table:table-cell>
          <table:table-cell office:value-type="float" office:value="0">
            <text:p>0</text:p>
          </table:table-cell>
          <table:table-cell table:number-columns-repeated="2" office:value-type="float" office:value="4.58817">
            <text:p>4,58817</text:p>
          </table:table-cell>
          <table:table-cell office:value-type="float" office:value="0">
            <text:p>0</text:p>
          </table:table-cell>
          <table:table-cell table:number-columns-repeated="2" office:value-type="float" office:value="2.58147">
            <text:p>2,58147</text:p>
          </table:table-cell>
          <table:table-cell office:value-type="float" office:value="0">
            <text:p>0</text:p>
          </table:table-cell>
          <table:table-cell table:number-columns-repeated="2" office:value-type="float" office:value="9.79246">
            <text:p>9,792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0566">
            <text:p>9,70566</text:p>
          </table:table-cell>
          <table:table-cell office:value-type="float" office:value="0">
            <text:p>0</text:p>
          </table:table-cell>
          <table:table-cell table:number-columns-repeated="2" office:value-type="float" office:value="1.28619">
            <text:p>1,28619</text:p>
          </table:table-cell>
          <table:table-cell office:value-type="float" office:value="0">
            <text:p>0</text:p>
          </table:table-cell>
          <table:table-cell table:number-columns-repeated="2" office:value-type="float" office:value="9.08133">
            <text:p>9,08133</text:p>
          </table:table-cell>
          <table:table-cell office:value-type="float" office:value="0">
            <text:p>0</text:p>
          </table:table-cell>
          <table:table-cell table:number-columns-repeated="2" office:value-type="float" office:value="2.86621">
            <text:p>2,86621</text:p>
          </table:table-cell>
          <table:table-cell office:value-type="float" office:value="0">
            <text:p>0</text:p>
          </table:table-cell>
          <table:table-cell table:number-columns-repeated="2" office:value-type="float" office:value="3.11254">
            <text:p>3,11254</text:p>
          </table:table-cell>
          <table:table-cell office:value-type="float" office:value="0">
            <text:p>0</text:p>
          </table:table-cell>
          <table:table-cell table:number-columns-repeated="2" office:value-type="float" office:value="6.50309">
            <text:p>6,50309</text:p>
          </table:table-cell>
          <table:table-cell office:value-type="float" office:value="0">
            <text:p>0</text:p>
          </table:table-cell>
          <table:table-cell table:number-columns-repeated="2" office:value-type="float" office:value="4.37381">
            <text:p>4,37381</text:p>
          </table:table-cell>
          <table:table-cell office:value-type="float" office:value="0">
            <text:p>0</text:p>
          </table:table-cell>
          <table:table-cell table:number-columns-repeated="2" office:value-type="float" office:value="2.36271">
            <text:p>2,36271</text:p>
          </table:table-cell>
          <table:table-cell office:value-type="float" office:value="0">
            <text:p>0</text:p>
          </table:table-cell>
          <table:table-cell table:number-columns-repeated="2" office:value-type="float" office:value="9.4951">
            <text:p>9,49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2766">
            <text:p>9,42766</text:p>
          </table:table-cell>
          <table:table-cell office:value-type="float" office:value="0">
            <text:p>0</text:p>
          </table:table-cell>
          <table:table-cell table:number-columns-repeated="2" office:value-type="float" office:value="1.62079">
            <text:p>1,62079</text:p>
          </table:table-cell>
          <table:table-cell office:value-type="float" office:value="0">
            <text:p>0</text:p>
          </table:table-cell>
          <table:table-cell table:number-columns-repeated="2" office:value-type="float" office:value="9.25669">
            <text:p>9,25669</text:p>
          </table:table-cell>
          <table:table-cell office:value-type="float" office:value="0">
            <text:p>0</text:p>
          </table:table-cell>
          <table:table-cell table:number-columns-repeated="2" office:value-type="float" office:value="2.71578">
            <text:p>2,71578</text:p>
          </table:table-cell>
          <table:table-cell office:value-type="float" office:value="0">
            <text:p>0</text:p>
          </table:table-cell>
          <table:table-cell table:number-columns-repeated="2" office:value-type="float" office:value="2.2284">
            <text:p>2,2284</text:p>
          </table:table-cell>
          <table:table-cell office:value-type="float" office:value="0">
            <text:p>0</text:p>
          </table:table-cell>
          <table:table-cell table:number-columns-repeated="2" office:value-type="float" office:value="6.87551">
            <text:p>6,87551</text:p>
          </table:table-cell>
          <table:table-cell office:value-type="float" office:value="0">
            <text:p>0</text:p>
          </table:table-cell>
          <table:table-cell table:number-columns-repeated="2" office:value-type="float" office:value="4.19492">
            <text:p>4,19492</text:p>
          </table:table-cell>
          <table:table-cell office:value-type="float" office:value="0">
            <text:p>0</text:p>
          </table:table-cell>
          <table:table-cell table:number-columns-repeated="2" office:value-type="float" office:value="6.69223">
            <text:p>6,69223</text:p>
          </table:table-cell>
          <table:table-cell office:value-type="float" office:value="0">
            <text:p>0</text:p>
          </table:table-cell>
          <table:table-cell table:number-columns-repeated="2" office:value-type="float" office:value="11.0162">
            <text:p>11,01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7103">
            <text:p>11,7103</text:p>
          </table:table-cell>
          <table:table-cell office:value-type="float" office:value="0">
            <text:p>0</text:p>
          </table:table-cell>
          <table:table-cell table:number-columns-repeated="2" office:value-type="float" office:value="3.39494">
            <text:p>3,39494</text:p>
          </table:table-cell>
          <table:table-cell office:value-type="float" office:value="0">
            <text:p>0</text:p>
          </table:table-cell>
          <table:table-cell table:number-columns-repeated="2" office:value-type="float" office:value="15.3064">
            <text:p>15,3064</text:p>
          </table:table-cell>
          <table:table-cell office:value-type="float" office:value="0">
            <text:p>0</text:p>
          </table:table-cell>
          <table:table-cell table:number-columns-repeated="2" office:value-type="float" office:value="4.00813">
            <text:p>4,00813</text:p>
          </table:table-cell>
          <table:table-cell office:value-type="float" office:value="0">
            <text:p>0</text:p>
          </table:table-cell>
          <table:table-cell table:number-columns-repeated="2" office:value-type="float" office:value="2.62135">
            <text:p>2,62135</text:p>
          </table:table-cell>
          <table:table-cell office:value-type="float" office:value="0">
            <text:p>0</text:p>
          </table:table-cell>
          <table:table-cell table:number-columns-repeated="2" office:value-type="float" office:value="6.87493">
            <text:p>6,87493</text:p>
          </table:table-cell>
          <table:table-cell office:value-type="float" office:value="0">
            <text:p>0</text:p>
          </table:table-cell>
          <table:table-cell table:number-columns-repeated="2" office:value-type="float" office:value="4.43451">
            <text:p>4,43451</text:p>
          </table:table-cell>
          <table:table-cell office:value-type="float" office:value="0">
            <text:p>0</text:p>
          </table:table-cell>
          <table:table-cell table:number-columns-repeated="2" office:value-type="float" office:value="4.51486">
            <text:p>4,51486</text:p>
          </table:table-cell>
          <table:table-cell office:value-type="float" office:value="0">
            <text:p>0</text:p>
          </table:table-cell>
          <table:table-cell table:number-columns-repeated="2" office:value-type="float" office:value="10.0405">
            <text:p>10,040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6783">
            <text:p>9,56783</text:p>
          </table:table-cell>
          <table:table-cell office:value-type="float" office:value="0">
            <text:p>0</text:p>
          </table:table-cell>
          <table:table-cell table:number-columns-repeated="2" office:value-type="float" office:value="1.43223">
            <text:p>1,43223</text:p>
          </table:table-cell>
          <table:table-cell office:value-type="float" office:value="0">
            <text:p>0</text:p>
          </table:table-cell>
          <table:table-cell table:number-columns-repeated="2" office:value-type="float" office:value="9.53">
            <text:p>9,53</text:p>
          </table:table-cell>
          <table:table-cell office:value-type="float" office:value="0">
            <text:p>0</text:p>
          </table:table-cell>
          <table:table-cell table:number-columns-repeated="2" office:value-type="float" office:value="3.0448">
            <text:p>3,0448</text:p>
          </table:table-cell>
          <table:table-cell office:value-type="float" office:value="0">
            <text:p>0</text:p>
          </table:table-cell>
          <table:table-cell table:number-columns-repeated="2" office:value-type="float" office:value="2.1891">
            <text:p>2,1891</text:p>
          </table:table-cell>
          <table:table-cell office:value-type="float" office:value="0">
            <text:p>0</text:p>
          </table:table-cell>
          <table:table-cell table:number-columns-repeated="2" office:value-type="float" office:value="10.269">
            <text:p>10,269</text:p>
          </table:table-cell>
          <table:table-cell office:value-type="float" office:value="0">
            <text:p>0</text:p>
          </table:table-cell>
          <table:table-cell table:number-columns-repeated="2" office:value-type="float" office:value="5.17086">
            <text:p>5,17086</text:p>
          </table:table-cell>
          <table:table-cell office:value-type="float" office:value="0">
            <text:p>0</text:p>
          </table:table-cell>
          <table:table-cell table:number-columns-repeated="2" office:value-type="float" office:value="5.799">
            <text:p>5,799</text:p>
          </table:table-cell>
          <table:table-cell office:value-type="float" office:value="0">
            <text:p>0</text:p>
          </table:table-cell>
          <table:table-cell table:number-columns-repeated="2" office:value-type="float" office:value="9.35024">
            <text:p>9,350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5798">
            <text:p>10,5798</text:p>
          </table:table-cell>
          <table:table-cell office:value-type="float" office:value="0">
            <text:p>0</text:p>
          </table:table-cell>
          <table:table-cell table:number-columns-repeated="2" office:value-type="float" office:value="1.72518">
            <text:p>1,72518</text:p>
          </table:table-cell>
          <table:table-cell office:value-type="float" office:value="0">
            <text:p>0</text:p>
          </table:table-cell>
          <table:table-cell table:number-columns-repeated="2" office:value-type="float" office:value="11.8924">
            <text:p>11,8924</text:p>
          </table:table-cell>
          <table:table-cell office:value-type="float" office:value="0">
            <text:p>0</text:p>
          </table:table-cell>
          <table:table-cell table:number-columns-repeated="2" office:value-type="float" office:value="4.53568">
            <text:p>4,53568</text:p>
          </table:table-cell>
          <table:table-cell office:value-type="float" office:value="0">
            <text:p>0</text:p>
          </table:table-cell>
          <table:table-cell table:number-columns-repeated="2" office:value-type="float" office:value="3.92103">
            <text:p>3,92103</text:p>
          </table:table-cell>
          <table:table-cell office:value-type="float" office:value="0">
            <text:p>0</text:p>
          </table:table-cell>
          <table:table-cell table:number-columns-repeated="2" office:value-type="float" office:value="6.63212">
            <text:p>6,63212</text:p>
          </table:table-cell>
          <table:table-cell office:value-type="float" office:value="0">
            <text:p>0</text:p>
          </table:table-cell>
          <table:table-cell table:number-columns-repeated="2" office:value-type="float" office:value="4.53949">
            <text:p>4,53949</text:p>
          </table:table-cell>
          <table:table-cell office:value-type="float" office:value="0">
            <text:p>0</text:p>
          </table:table-cell>
          <table:table-cell table:number-columns-repeated="2" office:value-type="float" office:value="2.49379">
            <text:p>2,49379</text:p>
          </table:table-cell>
          <table:table-cell office:value-type="float" office:value="0">
            <text:p>0</text:p>
          </table:table-cell>
          <table:table-cell table:number-columns-repeated="2" office:value-type="float" office:value="10.5133">
            <text:p>10,51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3498">
            <text:p>9,63498</text:p>
          </table:table-cell>
          <table:table-cell office:value-type="float" office:value="0">
            <text:p>0</text:p>
          </table:table-cell>
          <table:table-cell table:number-columns-repeated="2" office:value-type="float" office:value="3.46151">
            <text:p>3,46151</text:p>
          </table:table-cell>
          <table:table-cell office:value-type="float" office:value="0">
            <text:p>0</text:p>
          </table:table-cell>
          <table:table-cell table:number-columns-repeated="2" office:value-type="float" office:value="9.51299">
            <text:p>9,51299</text:p>
          </table:table-cell>
          <table:table-cell office:value-type="float" office:value="0">
            <text:p>0</text:p>
          </table:table-cell>
          <table:table-cell table:number-columns-repeated="2" office:value-type="float" office:value="2.82897">
            <text:p>2,82897</text:p>
          </table:table-cell>
          <table:table-cell office:value-type="float" office:value="0">
            <text:p>0</text:p>
          </table:table-cell>
          <table:table-cell table:number-columns-repeated="2" office:value-type="float" office:value="5.2386">
            <text:p>5,2386</text:p>
          </table:table-cell>
          <table:table-cell office:value-type="float" office:value="0">
            <text:p>0</text:p>
          </table:table-cell>
          <table:table-cell table:number-columns-repeated="2" office:value-type="float" office:value="7.01275">
            <text:p>7,01275</text:p>
          </table:table-cell>
          <table:table-cell office:value-type="float" office:value="0">
            <text:p>0</text:p>
          </table:table-cell>
          <table:table-cell table:number-columns-repeated="2" office:value-type="float" office:value="6.70338">
            <text:p>6,70338</text:p>
          </table:table-cell>
          <table:table-cell office:value-type="float" office:value="0">
            <text:p>0</text:p>
          </table:table-cell>
          <table:table-cell table:number-columns-repeated="2" office:value-type="float" office:value="2.63836">
            <text:p>2,63836</text:p>
          </table:table-cell>
          <table:table-cell office:value-type="float" office:value="0">
            <text:p>0</text:p>
          </table:table-cell>
          <table:table-cell table:number-columns-repeated="2" office:value-type="float" office:value="12.566">
            <text:p>12,5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0961">
            <text:p>16,0961</text:p>
          </table:table-cell>
          <table:table-cell office:value-type="float" office:value="0">
            <text:p>0</text:p>
          </table:table-cell>
          <table:table-cell table:number-columns-repeated="2" office:value-type="float" office:value="1.60759">
            <text:p>1,60759</text:p>
          </table:table-cell>
          <table:table-cell office:value-type="float" office:value="0">
            <text:p>0</text:p>
          </table:table-cell>
          <table:table-cell table:number-columns-repeated="2" office:value-type="float" office:value="11.4168">
            <text:p>11,4168</text:p>
          </table:table-cell>
          <table:table-cell office:value-type="float" office:value="0">
            <text:p>0</text:p>
          </table:table-cell>
          <table:table-cell table:number-columns-repeated="2" office:value-type="float" office:value="2.84099">
            <text:p>2,84099</text:p>
          </table:table-cell>
          <table:table-cell office:value-type="float" office:value="0">
            <text:p>0</text:p>
          </table:table-cell>
          <table:table-cell table:number-columns-repeated="2" office:value-type="float" office:value="2.92838">
            <text:p>2,92838</text:p>
          </table:table-cell>
          <table:table-cell office:value-type="float" office:value="0">
            <text:p>0</text:p>
          </table:table-cell>
          <table:table-cell table:number-columns-repeated="2" office:value-type="float" office:value="6.78607">
            <text:p>6,78607</text:p>
          </table:table-cell>
          <table:table-cell office:value-type="float" office:value="0">
            <text:p>0</text:p>
          </table:table-cell>
          <table:table-cell table:number-columns-repeated="2" office:value-type="float" office:value="4.53069">
            <text:p>4,53069</text:p>
          </table:table-cell>
          <table:table-cell office:value-type="float" office:value="0">
            <text:p>0</text:p>
          </table:table-cell>
          <table:table-cell table:number-columns-repeated="2" office:value-type="float" office:value="2.57678">
            <text:p>2,57678</text:p>
          </table:table-cell>
          <table:table-cell office:value-type="float" office:value="0">
            <text:p>0</text:p>
          </table:table-cell>
          <table:table-cell table:number-columns-repeated="2" office:value-type="float" office:value="9.82354">
            <text:p>9,823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6783">
            <text:p>9,66783</text:p>
          </table:table-cell>
          <table:table-cell office:value-type="float" office:value="0">
            <text:p>0</text:p>
          </table:table-cell>
          <table:table-cell table:number-columns-repeated="2" office:value-type="float" office:value="1.68266">
            <text:p>1,68266</text:p>
          </table:table-cell>
          <table:table-cell office:value-type="float" office:value="0">
            <text:p>0</text:p>
          </table:table-cell>
          <table:table-cell table:number-columns-repeated="2" office:value-type="float" office:value="9.72824">
            <text:p>9,72824</text:p>
          </table:table-cell>
          <table:table-cell office:value-type="float" office:value="0">
            <text:p>0</text:p>
          </table:table-cell>
          <table:table-cell table:number-columns-repeated="2" office:value-type="float" office:value="2.84979">
            <text:p>2,84979</text:p>
          </table:table-cell>
          <table:table-cell office:value-type="float" office:value="0">
            <text:p>0</text:p>
          </table:table-cell>
          <table:table-cell table:number-columns-repeated="2" office:value-type="float" office:value="2.8105">
            <text:p>2,8105</text:p>
          </table:table-cell>
          <table:table-cell office:value-type="float" office:value="0">
            <text:p>0</text:p>
          </table:table-cell>
          <table:table-cell table:number-columns-repeated="2" office:value-type="float" office:value="6.93797">
            <text:p>6,93797</text:p>
          </table:table-cell>
          <table:table-cell office:value-type="float" office:value="0">
            <text:p>0</text:p>
          </table:table-cell>
          <table:table-cell table:number-columns-repeated="2" office:value-type="float" office:value="4.63832">
            <text:p>4,63832</text:p>
          </table:table-cell>
          <table:table-cell office:value-type="float" office:value="0">
            <text:p>0</text:p>
          </table:table-cell>
          <table:table-cell table:number-columns-repeated="2" office:value-type="float" office:value="2.59144">
            <text:p>2,59144</text:p>
          </table:table-cell>
          <table:table-cell office:value-type="float" office:value="0">
            <text:p>0</text:p>
          </table:table-cell>
          <table:table-cell table:number-columns-repeated="2" office:value-type="float" office:value="9.53968">
            <text:p>9,539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1194">
            <text:p>10,1194</text:p>
          </table:table-cell>
          <table:table-cell office:value-type="float" office:value="0">
            <text:p>0</text:p>
          </table:table-cell>
          <table:table-cell table:number-columns-repeated="2" office:value-type="float" office:value="1.34894">
            <text:p>1,34894</text:p>
          </table:table-cell>
          <table:table-cell office:value-type="float" office:value="0">
            <text:p>0</text:p>
          </table:table-cell>
          <table:table-cell table:number-columns-repeated="2" office:value-type="float" office:value="9.23235">
            <text:p>9,23235</text:p>
          </table:table-cell>
          <table:table-cell office:value-type="float" office:value="0">
            <text:p>0</text:p>
          </table:table-cell>
          <table:table-cell table:number-columns-repeated="2" office:value-type="float" office:value="2.84891">
            <text:p>2,84891</text:p>
          </table:table-cell>
          <table:table-cell office:value-type="float" office:value="0">
            <text:p>0</text:p>
          </table:table-cell>
          <table:table-cell table:number-columns-repeated="2" office:value-type="float" office:value="2.29585">
            <text:p>2,29585</text:p>
          </table:table-cell>
          <table:table-cell office:value-type="float" office:value="0">
            <text:p>0</text:p>
          </table:table-cell>
          <table:table-cell table:number-columns-repeated="2" office:value-type="float" office:value="6.79076">
            <text:p>6,79076</text:p>
          </table:table-cell>
          <table:table-cell office:value-type="float" office:value="0">
            <text:p>0</text:p>
          </table:table-cell>
          <table:table-cell table:number-columns-repeated="2" office:value-type="float" office:value="5.10165">
            <text:p>5,10165</text:p>
          </table:table-cell>
          <table:table-cell office:value-type="float" office:value="0">
            <text:p>0</text:p>
          </table:table-cell>
          <table:table-cell table:number-columns-repeated="2" office:value-type="float" office:value="2.47737">
            <text:p>2,47737</text:p>
          </table:table-cell>
          <table:table-cell office:value-type="float" office:value="0">
            <text:p>0</text:p>
          </table:table-cell>
          <table:table-cell table:number-columns-repeated="2" office:value-type="float" office:value="9.81768">
            <text:p>9,817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6141">
            <text:p>10,6141</text:p>
          </table:table-cell>
          <table:table-cell office:value-type="float" office:value="0">
            <text:p>0</text:p>
          </table:table-cell>
          <table:table-cell table:number-columns-repeated="2" office:value-type="float" office:value="1.33692">
            <text:p>1,33692</text:p>
          </table:table-cell>
          <table:table-cell office:value-type="float" office:value="0">
            <text:p>0</text:p>
          </table:table-cell>
          <table:table-cell table:number-columns-repeated="2" office:value-type="float" office:value="10.018">
            <text:p>10,018</text:p>
          </table:table-cell>
          <table:table-cell office:value-type="float" office:value="0">
            <text:p>0</text:p>
          </table:table-cell>
          <table:table-cell table:number-columns-repeated="2" office:value-type="float" office:value="3.12809">
            <text:p>3,12809</text:p>
          </table:table-cell>
          <table:table-cell office:value-type="float" office:value="0">
            <text:p>0</text:p>
          </table:table-cell>
          <table:table-cell table:number-columns-repeated="2" office:value-type="float" office:value="2.33397">
            <text:p>2,33397</text:p>
          </table:table-cell>
          <table:table-cell office:value-type="float" office:value="0">
            <text:p>0</text:p>
          </table:table-cell>
          <table:table-cell table:number-columns-repeated="2" office:value-type="float" office:value="6.48021">
            <text:p>6,48021</text:p>
          </table:table-cell>
          <table:table-cell office:value-type="float" office:value="0">
            <text:p>0</text:p>
          </table:table-cell>
          <table:table-cell table:number-columns-repeated="2" office:value-type="float" office:value="4.63832">
            <text:p>4,63832</text:p>
          </table:table-cell>
          <table:table-cell office:value-type="float" office:value="0">
            <text:p>0</text:p>
          </table:table-cell>
          <table:table-cell table:number-columns-repeated="2" office:value-type="float" office:value="2.45772">
            <text:p>2,45772</text:p>
          </table:table-cell>
          <table:table-cell office:value-type="float" office:value="0">
            <text:p>0</text:p>
          </table:table-cell>
          <table:table-cell table:number-columns-repeated="2" office:value-type="float" office:value="9.54026">
            <text:p>9,540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6197">
            <text:p>9,36197</text:p>
          </table:table-cell>
          <table:table-cell office:value-type="float" office:value="0">
            <text:p>0</text:p>
          </table:table-cell>
          <table:table-cell table:number-columns-repeated="2" office:value-type="float" office:value="1.25452">
            <text:p>1,25452</text:p>
          </table:table-cell>
          <table:table-cell office:value-type="float" office:value="0">
            <text:p>0</text:p>
          </table:table-cell>
          <table:table-cell table:number-columns-repeated="2" office:value-type="float" office:value="9.17928">
            <text:p>9,17928</text:p>
          </table:table-cell>
          <table:table-cell office:value-type="float" office:value="0">
            <text:p>0</text:p>
          </table:table-cell>
          <table:table-cell table:number-columns-repeated="2" office:value-type="float" office:value="2.79085">
            <text:p>2,79085</text:p>
          </table:table-cell>
          <table:table-cell office:value-type="float" office:value="0">
            <text:p>0</text:p>
          </table:table-cell>
          <table:table-cell table:number-columns-repeated="2" office:value-type="float" office:value="2.3542">
            <text:p>2,3542</text:p>
          </table:table-cell>
          <table:table-cell office:value-type="float" office:value="0">
            <text:p>0</text:p>
          </table:table-cell>
          <table:table-cell table:number-columns-repeated="2" office:value-type="float" office:value="6.93622">
            <text:p>6,93622</text:p>
          </table:table-cell>
          <table:table-cell office:value-type="float" office:value="0">
            <text:p>0</text:p>
          </table:table-cell>
          <table:table-cell table:number-columns-repeated="2" office:value-type="float" office:value="4.34126">
            <text:p>4,34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40435">
            <text:p>2,40435</text:p>
          </table:table-cell>
          <table:table-cell office:value-type="float" office:value="0">
            <text:p>0</text:p>
          </table:table-cell>
          <table:table-cell table:number-columns-repeated="2" office:value-type="float" office:value="9.34965">
            <text:p>9,3496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1534">
            <text:p>9,51534</text:p>
          </table:table-cell>
          <table:table-cell office:value-type="float" office:value="0">
            <text:p>0</text:p>
          </table:table-cell>
          <table:table-cell table:number-columns-repeated="2" office:value-type="float" office:value="1.2337">
            <text:p>1,2337</text:p>
          </table:table-cell>
          <table:table-cell office:value-type="float" office:value="0">
            <text:p>0</text:p>
          </table:table-cell>
          <table:table-cell table:number-columns-repeated="2" office:value-type="float" office:value="9.14057">
            <text:p>9,14057</text:p>
          </table:table-cell>
          <table:table-cell office:value-type="float" office:value="0">
            <text:p>0</text:p>
          </table:table-cell>
          <table:table-cell table:number-columns-repeated="2" office:value-type="float" office:value="2.77208">
            <text:p>2,77208</text:p>
          </table:table-cell>
          <table:table-cell office:value-type="float" office:value="0">
            <text:p>0</text:p>
          </table:table-cell>
          <table:table-cell table:number-columns-repeated="2" office:value-type="float" office:value="2.79408">
            <text:p>2,79408</text:p>
          </table:table-cell>
          <table:table-cell office:value-type="float" office:value="0">
            <text:p>0</text:p>
          </table:table-cell>
          <table:table-cell table:number-columns-repeated="2" office:value-type="float" office:value="6.52361">
            <text:p>6,52361</text:p>
          </table:table-cell>
          <table:table-cell office:value-type="float" office:value="0">
            <text:p>0</text:p>
          </table:table-cell>
          <table:table-cell table:number-columns-repeated="2" office:value-type="float" office:value="4.45064">
            <text:p>4,45064</text:p>
          </table:table-cell>
          <table:table-cell office:value-type="float" office:value="0">
            <text:p>0</text:p>
          </table:table-cell>
          <table:table-cell table:number-columns-repeated="2" office:value-type="float" office:value="6.21981">
            <text:p>6,21981</text:p>
          </table:table-cell>
          <table:table-cell office:value-type="float" office:value="0">
            <text:p>0</text:p>
          </table:table-cell>
          <table:table-cell table:number-columns-repeated="2" office:value-type="float" office:value="20.6157">
            <text:p>20,61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8191">
            <text:p>10,8191</text:p>
          </table:table-cell>
          <table:table-cell office:value-type="float" office:value="0">
            <text:p>0</text:p>
          </table:table-cell>
          <table:table-cell table:number-columns-repeated="2" office:value-type="float" office:value="1.31551">
            <text:p>1,31551</text:p>
          </table:table-cell>
          <table:table-cell office:value-type="float" office:value="0">
            <text:p>0</text:p>
          </table:table-cell>
          <table:table-cell table:number-columns-repeated="2" office:value-type="float" office:value="11.6215">
            <text:p>11,6215</text:p>
          </table:table-cell>
          <table:table-cell office:value-type="float" office:value="0">
            <text:p>0</text:p>
          </table:table-cell>
          <table:table-cell table:number-columns-repeated="2" office:value-type="float" office:value="2.7888">
            <text:p>2,7888</text:p>
          </table:table-cell>
          <table:table-cell office:value-type="float" office:value="0">
            <text:p>0</text:p>
          </table:table-cell>
          <table:table-cell table:number-columns-repeated="2" office:value-type="float" office:value="2.61783">
            <text:p>2,61783</text:p>
          </table:table-cell>
          <table:table-cell office:value-type="float" office:value="0">
            <text:p>0</text:p>
          </table:table-cell>
          <table:table-cell table:number-columns-repeated="2" office:value-type="float" office:value="6.73211">
            <text:p>6,73211</text:p>
          </table:table-cell>
          <table:table-cell office:value-type="float" office:value="0">
            <text:p>0</text:p>
          </table:table-cell>
          <table:table-cell table:number-columns-repeated="2" office:value-type="float" office:value="4.53832">
            <text:p>4,53832</text:p>
          </table:table-cell>
          <table:table-cell office:value-type="float" office:value="0">
            <text:p>0</text:p>
          </table:table-cell>
          <table:table-cell table:number-columns-repeated="2" office:value-type="float" office:value="3.76913">
            <text:p>3,76913</text:p>
          </table:table-cell>
          <table:table-cell office:value-type="float" office:value="0">
            <text:p>0</text:p>
          </table:table-cell>
          <table:table-cell table:number-columns-repeated="2" office:value-type="float" office:value="9.62062">
            <text:p>9,620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082">
            <text:p>16,4082</text:p>
          </table:table-cell>
          <table:table-cell office:value-type="float" office:value="0">
            <text:p>0</text:p>
          </table:table-cell>
          <table:table-cell table:number-columns-repeated="2" office:value-type="float" office:value="1.30085">
            <text:p>1,30085</text:p>
          </table:table-cell>
          <table:table-cell office:value-type="float" office:value="0">
            <text:p>0</text:p>
          </table:table-cell>
          <table:table-cell table:number-columns-repeated="2" office:value-type="float" office:value="9.15112">
            <text:p>9,15112</text:p>
          </table:table-cell>
          <table:table-cell office:value-type="float" office:value="0">
            <text:p>0</text:p>
          </table:table-cell>
          <table:table-cell table:number-columns-repeated="2" office:value-type="float" office:value="2.80962">
            <text:p>2,80962</text:p>
          </table:table-cell>
          <table:table-cell office:value-type="float" office:value="0">
            <text:p>0</text:p>
          </table:table-cell>
          <table:table-cell table:number-columns-repeated="2" office:value-type="float" office:value="2.18265">
            <text:p>2,18265</text:p>
          </table:table-cell>
          <table:table-cell office:value-type="float" office:value="0">
            <text:p>0</text:p>
          </table:table-cell>
          <table:table-cell table:number-columns-repeated="2" office:value-type="float" office:value="9.12268">
            <text:p>9,12268</text:p>
          </table:table-cell>
          <table:table-cell office:value-type="float" office:value="0">
            <text:p>0</text:p>
          </table:table-cell>
          <table:table-cell table:number-columns-repeated="2" office:value-type="float" office:value="5.23654">
            <text:p>5,23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45303">
            <text:p>2,45303</text:p>
          </table:table-cell>
          <table:table-cell office:value-type="float" office:value="0">
            <text:p>0</text:p>
          </table:table-cell>
          <table:table-cell table:number-columns-repeated="2" office:value-type="float" office:value="10.8951">
            <text:p>10,89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3.3173">
            <text:p>13,3173</text:p>
          </table:table-cell>
          <table:table-cell office:value-type="float" office:value="0">
            <text:p>0</text:p>
          </table:table-cell>
          <table:table-cell table:number-columns-repeated="2" office:value-type="float" office:value="3.46679">
            <text:p>3,46679</text:p>
          </table:table-cell>
          <table:table-cell office:value-type="float" office:value="0">
            <text:p>0</text:p>
          </table:table-cell>
          <table:table-cell table:number-columns-repeated="2" office:value-type="float" office:value="15.756">
            <text:p>15,756</text:p>
          </table:table-cell>
          <table:table-cell office:value-type="float" office:value="0">
            <text:p>0</text:p>
          </table:table-cell>
          <table:table-cell table:number-columns-repeated="2" office:value-type="float" office:value="2.85038">
            <text:p>2,85038</text:p>
          </table:table-cell>
          <table:table-cell office:value-type="float" office:value="0">
            <text:p>0</text:p>
          </table:table-cell>
          <table:table-cell table:number-columns-repeated="2" office:value-type="float" office:value="2.22107">
            <text:p>2,22107</text:p>
          </table:table-cell>
          <table:table-cell office:value-type="float" office:value="0">
            <text:p>0</text:p>
          </table:table-cell>
          <table:table-cell table:number-columns-repeated="2" office:value-type="float" office:value="8.27255">
            <text:p>8,27255</text:p>
          </table:table-cell>
          <table:table-cell office:value-type="float" office:value="0">
            <text:p>0</text:p>
          </table:table-cell>
          <table:table-cell table:number-columns-repeated="2" office:value-type="float" office:value="4.75884">
            <text:p>4,75884</text:p>
          </table:table-cell>
          <table:table-cell office:value-type="float" office:value="0">
            <text:p>0</text:p>
          </table:table-cell>
          <table:table-cell table:number-columns-repeated="2" office:value-type="float" office:value="2.43338">
            <text:p>2,43338</text:p>
          </table:table-cell>
          <table:table-cell office:value-type="float" office:value="0">
            <text:p>0</text:p>
          </table:table-cell>
          <table:table-cell table:number-columns-repeated="2" office:value-type="float" office:value="10.1948">
            <text:p>10,19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2737">
            <text:p>10,2737</text:p>
          </table:table-cell>
          <table:table-cell office:value-type="float" office:value="0">
            <text:p>0</text:p>
          </table:table-cell>
          <table:table-cell table:number-columns-repeated="2" office:value-type="float" office:value="1.29293">
            <text:p>1,29293</text:p>
          </table:table-cell>
          <table:table-cell office:value-type="float" office:value="0">
            <text:p>0</text:p>
          </table:table-cell>
          <table:table-cell table:number-columns-repeated="2" office:value-type="float" office:value="9.28367">
            <text:p>9,28367</text:p>
          </table:table-cell>
          <table:table-cell office:value-type="float" office:value="0">
            <text:p>0</text:p>
          </table:table-cell>
          <table:table-cell table:number-columns-repeated="2" office:value-type="float" office:value="3.0882">
            <text:p>3,0882</text:p>
          </table:table-cell>
          <table:table-cell office:value-type="float" office:value="0">
            <text:p>0</text:p>
          </table:table-cell>
          <table:table-cell table:number-columns-repeated="2" office:value-type="float" office:value="2.25919">
            <text:p>2,25919</text:p>
          </table:table-cell>
          <table:table-cell office:value-type="float" office:value="0">
            <text:p>0</text:p>
          </table:table-cell>
          <table:table-cell table:number-columns-repeated="2" office:value-type="float" office:value="6.99281">
            <text:p>6,99281</text:p>
          </table:table-cell>
          <table:table-cell office:value-type="float" office:value="0">
            <text:p>0</text:p>
          </table:table-cell>
          <table:table-cell table:number-columns-repeated="2" office:value-type="float" office:value="4.36354">
            <text:p>4,36354</text:p>
          </table:table-cell>
          <table:table-cell office:value-type="float" office:value="0">
            <text:p>0</text:p>
          </table:table-cell>
          <table:table-cell table:number-columns-repeated="2" office:value-type="float" office:value="2.57678">
            <text:p>2,57678</text:p>
          </table:table-cell>
          <table:table-cell office:value-type="float" office:value="0">
            <text:p>0</text:p>
          </table:table-cell>
          <table:table-cell table:number-columns-repeated="2" office:value-type="float" office:value="9.16491">
            <text:p>9,164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6531">
            <text:p>11,6531</text:p>
          </table:table-cell>
          <table:table-cell office:value-type="float" office:value="0">
            <text:p>0</text:p>
          </table:table-cell>
          <table:table-cell table:number-columns-repeated="2" office:value-type="float" office:value="1.28854">
            <text:p>1,28854</text:p>
          </table:table-cell>
          <table:table-cell office:value-type="float" office:value="0">
            <text:p>0</text:p>
          </table:table-cell>
          <table:table-cell table:number-columns-repeated="2" office:value-type="float" office:value="10.4927">
            <text:p>10,4927</text:p>
          </table:table-cell>
          <table:table-cell office:value-type="float" office:value="0">
            <text:p>0</text:p>
          </table:table-cell>
          <table:table-cell table:number-columns-repeated="2" office:value-type="float" office:value="3.13424">
            <text:p>3,13424</text:p>
          </table:table-cell>
          <table:table-cell office:value-type="float" office:value="0">
            <text:p>0</text:p>
          </table:table-cell>
          <table:table-cell table:number-columns-repeated="2" office:value-type="float" office:value="2.20142">
            <text:p>2,20142</text:p>
          </table:table-cell>
          <table:table-cell office:value-type="float" office:value="0">
            <text:p>0</text:p>
          </table:table-cell>
          <table:table-cell table:number-columns-repeated="2" office:value-type="float" office:value="13.2264">
            <text:p>13,2264</text:p>
          </table:table-cell>
          <table:table-cell office:value-type="float" office:value="0">
            <text:p>0</text:p>
          </table:table-cell>
          <table:table-cell table:number-columns-repeated="2" office:value-type="float" office:value="5.61894">
            <text:p>5,61894</text:p>
          </table:table-cell>
          <table:table-cell office:value-type="float" office:value="0">
            <text:p>0</text:p>
          </table:table-cell>
          <table:table-cell table:number-columns-repeated="2" office:value-type="float" office:value="2.4935">
            <text:p>2,4935</text:p>
          </table:table-cell>
          <table:table-cell office:value-type="float" office:value="0">
            <text:p>0</text:p>
          </table:table-cell>
          <table:table-cell table:number-columns-repeated="2" office:value-type="float" office:value="9.99275">
            <text:p>9,992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9115">
            <text:p>10,9115</text:p>
          </table:table-cell>
          <table:table-cell office:value-type="float" office:value="0">
            <text:p>0</text:p>
          </table:table-cell>
          <table:table-cell table:number-columns-repeated="2" office:value-type="float" office:value="2.47179">
            <text:p>2,47179</text:p>
          </table:table-cell>
          <table:table-cell office:value-type="float" office:value="0">
            <text:p>0</text:p>
          </table:table-cell>
          <table:table-cell table:number-columns-repeated="2" office:value-type="float" office:value="9.46695">
            <text:p>9,46695</text:p>
          </table:table-cell>
          <table:table-cell office:value-type="float" office:value="0">
            <text:p>0</text:p>
          </table:table-cell>
          <table:table-cell table:number-columns-repeated="2" office:value-type="float" office:value="2.80815">
            <text:p>2,80815</text:p>
          </table:table-cell>
          <table:table-cell office:value-type="float" office:value="0">
            <text:p>0</text:p>
          </table:table-cell>
          <table:table-cell table:number-columns-repeated="2" office:value-type="float" office:value="2.24071">
            <text:p>2,24071</text:p>
          </table:table-cell>
          <table:table-cell office:value-type="float" office:value="0">
            <text:p>0</text:p>
          </table:table-cell>
          <table:table-cell table:number-columns-repeated="2" office:value-type="float" office:value="6.67405">
            <text:p>6,67405</text:p>
          </table:table-cell>
          <table:table-cell office:value-type="float" office:value="0">
            <text:p>0</text:p>
          </table:table-cell>
          <table:table-cell table:number-columns-repeated="2" office:value-type="float" office:value="4.31809">
            <text:p>4,31809</text:p>
          </table:table-cell>
          <table:table-cell office:value-type="float" office:value="0">
            <text:p>0</text:p>
          </table:table-cell>
          <table:table-cell table:number-columns-repeated="2" office:value-type="float" office:value="2.46476">
            <text:p>2,46476</text:p>
          </table:table-cell>
          <table:table-cell office:value-type="float" office:value="0">
            <text:p>0</text:p>
          </table:table-cell>
          <table:table-cell table:number-columns-repeated="2" office:value-type="float" office:value="11.7643">
            <text:p>11,76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2.4194">
            <text:p>12,4194</text:p>
          </table:table-cell>
          <table:table-cell office:value-type="float" office:value="0">
            <text:p>0</text:p>
          </table:table-cell>
          <table:table-cell table:number-columns-repeated="2" office:value-type="float" office:value="1.46302">
            <text:p>1,46302</text:p>
          </table:table-cell>
          <table:table-cell office:value-type="float" office:value="0">
            <text:p>0</text:p>
          </table:table-cell>
          <table:table-cell table:number-columns-repeated="2" office:value-type="float" office:value="9.0696">
            <text:p>9,0696</text:p>
          </table:table-cell>
          <table:table-cell office:value-type="float" office:value="0">
            <text:p>0</text:p>
          </table:table-cell>
          <table:table-cell table:number-columns-repeated="2" office:value-type="float" office:value="2.76504">
            <text:p>2,76504</text:p>
          </table:table-cell>
          <table:table-cell office:value-type="float" office:value="0">
            <text:p>0</text:p>
          </table:table-cell>
          <table:table-cell table:number-columns-repeated="2" office:value-type="float" office:value="2.22693">
            <text:p>2,22693</text:p>
          </table:table-cell>
          <table:table-cell office:value-type="float" office:value="0">
            <text:p>0</text:p>
          </table:table-cell>
          <table:table-cell table:number-columns-repeated="2" office:value-type="float" office:value="6.65558">
            <text:p>6,65558</text:p>
          </table:table-cell>
          <table:table-cell office:value-type="float" office:value="0">
            <text:p>0</text:p>
          </table:table-cell>
          <table:table-cell table:number-columns-repeated="2" office:value-type="float" office:value="4.43568">
            <text:p>4,43568</text:p>
          </table:table-cell>
          <table:table-cell office:value-type="float" office:value="0">
            <text:p>0</text:p>
          </table:table-cell>
          <table:table-cell table:number-columns-repeated="2" office:value-type="float" office:value="5.80985">
            <text:p>5,80985</text:p>
          </table:table-cell>
          <table:table-cell office:value-type="float" office:value="0">
            <text:p>0</text:p>
          </table:table-cell>
          <table:table-cell table:number-columns-repeated="2" office:value-type="float" office:value="10.1878">
            <text:p>10,18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996">
            <text:p>17,0996</text:p>
          </table:table-cell>
          <table:table-cell office:value-type="float" office:value="0">
            <text:p>0</text:p>
          </table:table-cell>
          <table:table-cell table:number-columns-repeated="2" office:value-type="float" office:value="1.29528">
            <text:p>1,29528</text:p>
          </table:table-cell>
          <table:table-cell office:value-type="float" office:value="0">
            <text:p>0</text:p>
          </table:table-cell>
          <table:table-cell table:number-columns-repeated="2" office:value-type="float" office:value="9.00597">
            <text:p>9,00597</text:p>
          </table:table-cell>
          <table:table-cell office:value-type="float" office:value="0">
            <text:p>0</text:p>
          </table:table-cell>
          <table:table-cell table:number-columns-repeated="2" office:value-type="float" office:value="2.66739">
            <text:p>2,66739</text:p>
          </table:table-cell>
          <table:table-cell office:value-type="float" office:value="0">
            <text:p>0</text:p>
          </table:table-cell>
          <table:table-cell table:number-columns-repeated="2" office:value-type="float" office:value="2.2152">
            <text:p>2,2152</text:p>
          </table:table-cell>
          <table:table-cell office:value-type="float" office:value="0">
            <text:p>0</text:p>
          </table:table-cell>
          <table:table-cell table:number-columns-repeated="2" office:value-type="float" office:value="6.64238">
            <text:p>6,64238</text:p>
          </table:table-cell>
          <table:table-cell office:value-type="float" office:value="0">
            <text:p>0</text:p>
          </table:table-cell>
          <table:table-cell table:number-columns-repeated="2" office:value-type="float" office:value="6.34033">
            <text:p>6,34033</text:p>
          </table:table-cell>
          <table:table-cell office:value-type="float" office:value="0">
            <text:p>0</text:p>
          </table:table-cell>
          <table:table-cell table:number-columns-repeated="2" office:value-type="float" office:value="3.54421">
            <text:p>3,54421</text:p>
          </table:table-cell>
          <table:table-cell office:value-type="float" office:value="0">
            <text:p>0</text:p>
          </table:table-cell>
          <table:table-cell table:number-columns-repeated="2" office:value-type="float" office:value="11.4751">
            <text:p>11,47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0458">
            <text:p>10,0458</text:p>
          </table:table-cell>
          <table:table-cell office:value-type="float" office:value="0">
            <text:p>0</text:p>
          </table:table-cell>
          <table:table-cell table:number-columns-repeated="2" office:value-type="float" office:value="1.53545">
            <text:p>1,53545</text:p>
          </table:table-cell>
          <table:table-cell office:value-type="float" office:value="0">
            <text:p>0</text:p>
          </table:table-cell>
          <table:table-cell table:number-columns-repeated="2" office:value-type="float" office:value="9.73264">
            <text:p>9,73264</text:p>
          </table:table-cell>
          <table:table-cell office:value-type="float" office:value="0">
            <text:p>0</text:p>
          </table:table-cell>
          <table:table-cell table:number-columns-repeated="2" office:value-type="float" office:value="2.73777">
            <text:p>2,73777</text:p>
          </table:table-cell>
          <table:table-cell office:value-type="float" office:value="0">
            <text:p>0</text:p>
          </table:table-cell>
          <table:table-cell table:number-columns-repeated="2" office:value-type="float" office:value="2.36359">
            <text:p>2,36359</text:p>
          </table:table-cell>
          <table:table-cell office:value-type="float" office:value="0">
            <text:p>0</text:p>
          </table:table-cell>
          <table:table-cell table:number-columns-repeated="2" office:value-type="float" office:value="6.74296">
            <text:p>6,74296</text:p>
          </table:table-cell>
          <table:table-cell office:value-type="float" office:value="0">
            <text:p>0</text:p>
          </table:table-cell>
          <table:table-cell table:number-columns-repeated="2" office:value-type="float" office:value="5.03332">
            <text:p>5,03332</text:p>
          </table:table-cell>
          <table:table-cell office:value-type="float" office:value="0">
            <text:p>0</text:p>
          </table:table-cell>
          <table:table-cell table:number-columns-repeated="2" office:value-type="float" office:value="2.42224">
            <text:p>2,42224</text:p>
          </table:table-cell>
          <table:table-cell office:value-type="float" office:value="0">
            <text:p>0</text:p>
          </table:table-cell>
          <table:table-cell table:number-columns-repeated="2" office:value-type="float" office:value="9.59129">
            <text:p>9,591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2032">
            <text:p>9,72032</text:p>
          </table:table-cell>
          <table:table-cell office:value-type="float" office:value="0">
            <text:p>0</text:p>
          </table:table-cell>
          <table:table-cell table:number-columns-repeated="2" office:value-type="float" office:value="4.27557">
            <text:p>4,27557</text:p>
          </table:table-cell>
          <table:table-cell office:value-type="float" office:value="0">
            <text:p>0</text:p>
          </table:table-cell>
          <table:table-cell table:number-columns-repeated="2" office:value-type="float" office:value="10.7646">
            <text:p>10,7646</text:p>
          </table:table-cell>
          <table:table-cell office:value-type="float" office:value="0">
            <text:p>0</text:p>
          </table:table-cell>
          <table:table-cell table:number-columns-repeated="2" office:value-type="float" office:value="4.8128">
            <text:p>4,8128</text:p>
          </table:table-cell>
          <table:table-cell office:value-type="float" office:value="0">
            <text:p>0</text:p>
          </table:table-cell>
          <table:table-cell table:number-columns-repeated="2" office:value-type="float" office:value="2.26124">
            <text:p>2,26124</text:p>
          </table:table-cell>
          <table:table-cell office:value-type="float" office:value="0">
            <text:p>0</text:p>
          </table:table-cell>
          <table:table-cell table:number-columns-repeated="2" office:value-type="float" office:value="7.14354">
            <text:p>7,14354</text:p>
          </table:table-cell>
          <table:table-cell office:value-type="float" office:value="0">
            <text:p>0</text:p>
          </table:table-cell>
          <table:table-cell table:number-columns-repeated="2" office:value-type="float" office:value="6.67845">
            <text:p>6,67845</text:p>
          </table:table-cell>
          <table:table-cell office:value-type="float" office:value="0">
            <text:p>0</text:p>
          </table:table-cell>
          <table:table-cell table:number-columns-repeated="2" office:value-type="float" office:value="2.95126">
            <text:p>2,95126</text:p>
          </table:table-cell>
          <table:table-cell office:value-type="float" office:value="0">
            <text:p>0</text:p>
          </table:table-cell>
          <table:table-cell table:number-columns-repeated="2" office:value-type="float" office:value="12.8789">
            <text:p>12,8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4197">
            <text:p>11,4197</text:p>
          </table:table-cell>
          <table:table-cell office:value-type="float" office:value="0">
            <text:p>0</text:p>
          </table:table-cell>
          <table:table-cell table:number-columns-repeated="2" office:value-type="float" office:value="1.28766">
            <text:p>1,28766</text:p>
          </table:table-cell>
          <table:table-cell office:value-type="float" office:value="0">
            <text:p>0</text:p>
          </table:table-cell>
          <table:table-cell table:number-columns-repeated="2" office:value-type="float" office:value="8.92327">
            <text:p>8,92327</text:p>
          </table:table-cell>
          <table:table-cell office:value-type="float" office:value="0">
            <text:p>0</text:p>
          </table:table-cell>
          <table:table-cell table:number-columns-repeated="2" office:value-type="float" office:value="3.22544">
            <text:p>3,22544</text:p>
          </table:table-cell>
          <table:table-cell office:value-type="float" office:value="0">
            <text:p>0</text:p>
          </table:table-cell>
          <table:table-cell table:number-columns-repeated="2" office:value-type="float" office:value="2.16447">
            <text:p>2,16447</text:p>
          </table:table-cell>
          <table:table-cell office:value-type="float" office:value="0">
            <text:p>0</text:p>
          </table:table-cell>
          <table:table-cell table:number-columns-repeated="2" office:value-type="float" office:value="6.45617">
            <text:p>6,45617</text:p>
          </table:table-cell>
          <table:table-cell office:value-type="float" office:value="0">
            <text:p>0</text:p>
          </table:table-cell>
          <table:table-cell table:number-columns-repeated="2" office:value-type="float" office:value="10.2303">
            <text:p>10,2303</text:p>
          </table:table-cell>
          <table:table-cell office:value-type="float" office:value="0">
            <text:p>0</text:p>
          </table:table-cell>
          <table:table-cell table:number-columns-repeated="2" office:value-type="float" office:value="2.51754">
            <text:p>2,51754</text:p>
          </table:table-cell>
          <table:table-cell office:value-type="float" office:value="0">
            <text:p>0</text:p>
          </table:table-cell>
          <table:table-cell table:number-columns-repeated="2" office:value-type="float" office:value="9.33411">
            <text:p>9,334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3951">
            <text:p>10,3951</text:p>
          </table:table-cell>
          <table:table-cell office:value-type="float" office:value="0">
            <text:p>0</text:p>
          </table:table-cell>
          <table:table-cell table:number-columns-repeated="2" office:value-type="float" office:value="1.25452">
            <text:p>1,25452</text:p>
          </table:table-cell>
          <table:table-cell office:value-type="float" office:value="0">
            <text:p>0</text:p>
          </table:table-cell>
          <table:table-cell table:number-columns-repeated="2" office:value-type="float" office:value="9.12239">
            <text:p>9,12239</text:p>
          </table:table-cell>
          <table:table-cell office:value-type="float" office:value="0">
            <text:p>0</text:p>
          </table:table-cell>
          <table:table-cell table:number-columns-repeated="2" office:value-type="float" office:value="2.78147">
            <text:p>2,78147</text:p>
          </table:table-cell>
          <table:table-cell office:value-type="float" office:value="0">
            <text:p>0</text:p>
          </table:table-cell>
          <table:table-cell table:number-columns-repeated="2" office:value-type="float" office:value="2.18881">
            <text:p>2,18881</text:p>
          </table:table-cell>
          <table:table-cell office:value-type="float" office:value="0">
            <text:p>0</text:p>
          </table:table-cell>
          <table:table-cell table:number-columns-repeated="2" office:value-type="float" office:value="7.98605">
            <text:p>7,98605</text:p>
          </table:table-cell>
          <table:table-cell office:value-type="float" office:value="0">
            <text:p>0</text:p>
          </table:table-cell>
          <table:table-cell table:number-columns-repeated="2" office:value-type="float" office:value="5.03802">
            <text:p>5,03802</text:p>
          </table:table-cell>
          <table:table-cell office:value-type="float" office:value="0">
            <text:p>0</text:p>
          </table:table-cell>
          <table:table-cell table:number-columns-repeated="2" office:value-type="float" office:value="3.00639">
            <text:p>3,00639</text:p>
          </table:table-cell>
          <table:table-cell office:value-type="float" office:value="0">
            <text:p>0</text:p>
          </table:table-cell>
          <table:table-cell table:number-columns-repeated="2" office:value-type="float" office:value="10.7836">
            <text:p>10,78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9804">
            <text:p>9,39804</text:p>
          </table:table-cell>
          <table:table-cell office:value-type="float" office:value="0">
            <text:p>0</text:p>
          </table:table-cell>
          <table:table-cell table:number-columns-repeated="2" office:value-type="float" office:value="1.23839">
            <text:p>1,23839</text:p>
          </table:table-cell>
          <table:table-cell office:value-type="float" office:value="0">
            <text:p>0</text:p>
          </table:table-cell>
          <table:table-cell table:number-columns-repeated="2" office:value-type="float" office:value="9.23587">
            <text:p>9,23587</text:p>
          </table:table-cell>
          <table:table-cell office:value-type="float" office:value="0">
            <text:p>0</text:p>
          </table:table-cell>
          <table:table-cell table:number-columns-repeated="2" office:value-type="float" office:value="3.59992">
            <text:p>3,59992</text:p>
          </table:table-cell>
          <table:table-cell office:value-type="float" office:value="0">
            <text:p>0</text:p>
          </table:table-cell>
          <table:table-cell table:number-columns-repeated="2" office:value-type="float" office:value="2.26975">
            <text:p>2,26975</text:p>
          </table:table-cell>
          <table:table-cell office:value-type="float" office:value="0">
            <text:p>0</text:p>
          </table:table-cell>
          <table:table-cell table:number-columns-repeated="2" office:value-type="float" office:value="12.1572">
            <text:p>12,1572</text:p>
          </table:table-cell>
          <table:table-cell office:value-type="float" office:value="0">
            <text:p>0</text:p>
          </table:table-cell>
          <table:table-cell table:number-columns-repeated="2" office:value-type="float" office:value="4.39082">
            <text:p>4,39082</text:p>
          </table:table-cell>
          <table:table-cell office:value-type="float" office:value="0">
            <text:p>0</text:p>
          </table:table-cell>
          <table:table-cell table:number-columns-repeated="2" office:value-type="float" office:value="2.5193">
            <text:p>2,5193</text:p>
          </table:table-cell>
          <table:table-cell office:value-type="float" office:value="0">
            <text:p>0</text:p>
          </table:table-cell>
          <table:table-cell table:number-columns-repeated="2" office:value-type="float" office:value="11.2244">
            <text:p>11,22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2303">
            <text:p>9,2303</text:p>
          </table:table-cell>
          <table:table-cell office:value-type="float" office:value="0">
            <text:p>0</text:p>
          </table:table-cell>
          <table:table-cell table:number-columns-repeated="2" office:value-type="float" office:value="1.27241">
            <text:p>1,27241</text:p>
          </table:table-cell>
          <table:table-cell office:value-type="float" office:value="0">
            <text:p>0</text:p>
          </table:table-cell>
          <table:table-cell table:number-columns-repeated="2" office:value-type="float" office:value="9.81768">
            <text:p>9,81768</text:p>
          </table:table-cell>
          <table:table-cell office:value-type="float" office:value="0">
            <text:p>0</text:p>
          </table:table-cell>
          <table:table-cell table:number-columns-repeated="2" office:value-type="float" office:value="2.7712">
            <text:p>2,7712</text:p>
          </table:table-cell>
          <table:table-cell office:value-type="float" office:value="0">
            <text:p>0</text:p>
          </table:table-cell>
          <table:table-cell table:number-columns-repeated="2" office:value-type="float" office:value="2.24746">
            <text:p>2,24746</text:p>
          </table:table-cell>
          <table:table-cell office:value-type="float" office:value="0">
            <text:p>0</text:p>
          </table:table-cell>
          <table:table-cell table:number-columns-repeated="2" office:value-type="float" office:value="6.54531">
            <text:p>6,54531</text:p>
          </table:table-cell>
          <table:table-cell office:value-type="float" office:value="0">
            <text:p>0</text:p>
          </table:table-cell>
          <table:table-cell table:number-columns-repeated="2" office:value-type="float" office:value="4.47322">
            <text:p>4,47322</text:p>
          </table:table-cell>
          <table:table-cell office:value-type="float" office:value="0">
            <text:p>0</text:p>
          </table:table-cell>
          <table:table-cell table:number-columns-repeated="2" office:value-type="float" office:value="3.26034">
            <text:p>3,26034</text:p>
          </table:table-cell>
          <table:table-cell office:value-type="float" office:value="0">
            <text:p>0</text:p>
          </table:table-cell>
          <table:table-cell table:number-columns-repeated="2" office:value-type="float" office:value="13.0238">
            <text:p>13,023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5.024">
            <text:p>15,024</text:p>
          </table:table-cell>
          <table:table-cell office:value-type="float" office:value="0">
            <text:p>0</text:p>
          </table:table-cell>
          <table:table-cell table:number-columns-repeated="2" office:value-type="float" office:value="1.27446">
            <text:p>1,27446</text:p>
          </table:table-cell>
          <table:table-cell office:value-type="float" office:value="0">
            <text:p>0</text:p>
          </table:table-cell>
          <table:table-cell table:number-columns-repeated="2" office:value-type="float" office:value="9.63147">
            <text:p>9,63147</text:p>
          </table:table-cell>
          <table:table-cell office:value-type="float" office:value="0">
            <text:p>0</text:p>
          </table:table-cell>
          <table:table-cell table:number-columns-repeated="2" office:value-type="float" office:value="3.19759">
            <text:p>3,19759</text:p>
          </table:table-cell>
          <table:table-cell office:value-type="float" office:value="0">
            <text:p>0</text:p>
          </table:table-cell>
          <table:table-cell table:number-columns-repeated="2" office:value-type="float" office:value="7.07346">
            <text:p>7,07346</text:p>
          </table:table-cell>
          <table:table-cell office:value-type="float" office:value="0">
            <text:p>0</text:p>
          </table:table-cell>
          <table:table-cell table:number-columns-repeated="2" office:value-type="float" office:value="6.59282">
            <text:p>6,59282</text:p>
          </table:table-cell>
          <table:table-cell office:value-type="float" office:value="0">
            <text:p>0</text:p>
          </table:table-cell>
          <table:table-cell table:number-columns-repeated="2" office:value-type="float" office:value="9.68044">
            <text:p>9,68044</text:p>
          </table:table-cell>
          <table:table-cell office:value-type="float" office:value="0">
            <text:p>0</text:p>
          </table:table-cell>
          <table:table-cell table:number-columns-repeated="2" office:value-type="float" office:value="2.47971">
            <text:p>2,47971</text:p>
          </table:table-cell>
          <table:table-cell office:value-type="float" office:value="0">
            <text:p>0</text:p>
          </table:table-cell>
          <table:table-cell table:number-columns-repeated="2" office:value-type="float" office:value="9.28836">
            <text:p>9,288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0478">
            <text:p>9,50478</text:p>
          </table:table-cell>
          <table:table-cell office:value-type="float" office:value="0">
            <text:p>0</text:p>
          </table:table-cell>
          <table:table-cell table:number-columns-repeated="2" office:value-type="float" office:value="1.71463">
            <text:p>1,71463</text:p>
          </table:table-cell>
          <table:table-cell office:value-type="float" office:value="0">
            <text:p>0</text:p>
          </table:table-cell>
          <table:table-cell table:number-columns-repeated="2" office:value-type="float" office:value="25.8082">
            <text:p>25,8082</text:p>
          </table:table-cell>
          <table:table-cell office:value-type="float" office:value="0">
            <text:p>0</text:p>
          </table:table-cell>
          <table:table-cell table:number-columns-repeated="2" office:value-type="float" office:value="2.85683">
            <text:p>2,85683</text:p>
          </table:table-cell>
          <table:table-cell office:value-type="float" office:value="0">
            <text:p>0</text:p>
          </table:table-cell>
          <table:table-cell table:number-columns-repeated="2" office:value-type="float" office:value="2.14248">
            <text:p>2,14248</text:p>
          </table:table-cell>
          <table:table-cell office:value-type="float" office:value="0">
            <text:p>0</text:p>
          </table:table-cell>
          <table:table-cell table:number-columns-repeated="2" office:value-type="float" office:value="6.55616">
            <text:p>6,55616</text:p>
          </table:table-cell>
          <table:table-cell office:value-type="float" office:value="0">
            <text:p>0</text:p>
          </table:table-cell>
          <table:table-cell table:number-columns-repeated="2" office:value-type="float" office:value="4.41046">
            <text:p>4,41046</text:p>
          </table:table-cell>
          <table:table-cell office:value-type="float" office:value="0">
            <text:p>0</text:p>
          </table:table-cell>
          <table:table-cell table:number-columns-repeated="2" office:value-type="float" office:value="6.02685">
            <text:p>6,02685</text:p>
          </table:table-cell>
          <table:table-cell office:value-type="float" office:value="0">
            <text:p>0</text:p>
          </table:table-cell>
          <table:table-cell table:number-columns-repeated="2" office:value-type="float" office:value="9.91562">
            <text:p>9,915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4.1844">
            <text:p>14,1844</text:p>
          </table:table-cell>
          <table:table-cell office:value-type="float" office:value="0">
            <text:p>0</text:p>
          </table:table-cell>
          <table:table-cell table:number-columns-repeated="2" office:value-type="float" office:value="1.61492">
            <text:p>1,61492</text:p>
          </table:table-cell>
          <table:table-cell office:value-type="float" office:value="0">
            <text:p>0</text:p>
          </table:table-cell>
          <table:table-cell table:number-columns-repeated="2" office:value-type="float" office:value="9.00567">
            <text:p>9,00567</text:p>
          </table:table-cell>
          <table:table-cell office:value-type="float" office:value="0">
            <text:p>0</text:p>
          </table:table-cell>
          <table:table-cell table:number-columns-repeated="2" office:value-type="float" office:value="5.18171">
            <text:p>5,18171</text:p>
          </table:table-cell>
          <table:table-cell office:value-type="float" office:value="0">
            <text:p>0</text:p>
          </table:table-cell>
          <table:table-cell table:number-columns-repeated="2" office:value-type="float" office:value="3.24509">
            <text:p>3,24509</text:p>
          </table:table-cell>
          <table:table-cell office:value-type="float" office:value="0">
            <text:p>0</text:p>
          </table:table-cell>
          <table:table-cell table:number-columns-repeated="2" office:value-type="float" office:value="6.72478">
            <text:p>6,72478</text:p>
          </table:table-cell>
          <table:table-cell office:value-type="float" office:value="0">
            <text:p>0</text:p>
          </table:table-cell>
          <table:table-cell table:number-columns-repeated="2" office:value-type="float" office:value="6.61218">
            <text:p>6,61218</text:p>
          </table:table-cell>
          <table:table-cell office:value-type="float" office:value="0">
            <text:p>0</text:p>
          </table:table-cell>
          <table:table-cell table:number-columns-repeated="2" office:value-type="float" office:value="2.4149">
            <text:p>2,4149</text:p>
          </table:table-cell>
          <table:table-cell office:value-type="float" office:value="0">
            <text:p>0</text:p>
          </table:table-cell>
          <table:table-cell table:number-columns-repeated="2" office:value-type="float" office:value="9.48337">
            <text:p>9,483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388">
            <text:p>9,3388</text:p>
          </table:table-cell>
          <table:table-cell office:value-type="float" office:value="0">
            <text:p>0</text:p>
          </table:table-cell>
          <table:table-cell table:number-columns-repeated="2" office:value-type="float" office:value="1.30202">
            <text:p>1,30202</text:p>
          </table:table-cell>
          <table:table-cell office:value-type="float" office:value="0">
            <text:p>0</text:p>
          </table:table-cell>
          <table:table-cell table:number-columns-repeated="2" office:value-type="float" office:value="9.24995">
            <text:p>9,24995</text:p>
          </table:table-cell>
          <table:table-cell office:value-type="float" office:value="0">
            <text:p>0</text:p>
          </table:table-cell>
          <table:table-cell table:number-columns-repeated="2" office:value-type="float" office:value="3.30755">
            <text:p>3,30755</text:p>
          </table:table-cell>
          <table:table-cell office:value-type="float" office:value="0">
            <text:p>0</text:p>
          </table:table-cell>
          <table:table-cell table:number-columns-repeated="2" office:value-type="float" office:value="2.42253">
            <text:p>2,42253</text:p>
          </table:table-cell>
          <table:table-cell office:value-type="float" office:value="0">
            <text:p>0</text:p>
          </table:table-cell>
          <table:table-cell table:number-columns-repeated="2" office:value-type="float" office:value="6.80279">
            <text:p>6,80279</text:p>
          </table:table-cell>
          <table:table-cell office:value-type="float" office:value="0">
            <text:p>0</text:p>
          </table:table-cell>
          <table:table-cell table:number-columns-repeated="2" office:value-type="float" office:value="6.35089">
            <text:p>6,35089</text:p>
          </table:table-cell>
          <table:table-cell office:value-type="float" office:value="0">
            <text:p>0</text:p>
          </table:table-cell>
          <table:table-cell table:number-columns-repeated="2" office:value-type="float" office:value="2.51959">
            <text:p>2,51959</text:p>
          </table:table-cell>
          <table:table-cell office:value-type="float" office:value="0">
            <text:p>0</text:p>
          </table:table-cell>
          <table:table-cell table:number-columns-repeated="2" office:value-type="float" office:value="9.75199">
            <text:p>9,7519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3294">
            <text:p>9,43294</text:p>
          </table:table-cell>
          <table:table-cell office:value-type="float" office:value="0">
            <text:p>0</text:p>
          </table:table-cell>
          <table:table-cell table:number-columns-repeated="2" office:value-type="float" office:value="1.26156">
            <text:p>1,26156</text:p>
          </table:table-cell>
          <table:table-cell office:value-type="float" office:value="0">
            <text:p>0</text:p>
          </table:table-cell>
          <table:table-cell table:number-columns-repeated="2" office:value-type="float" office:value="10.4177">
            <text:p>10,4177</text:p>
          </table:table-cell>
          <table:table-cell office:value-type="float" office:value="0">
            <text:p>0</text:p>
          </table:table-cell>
          <table:table-cell table:number-columns-repeated="2" office:value-type="float" office:value="2.84686">
            <text:p>2,84686</text:p>
          </table:table-cell>
          <table:table-cell office:value-type="float" office:value="0">
            <text:p>0</text:p>
          </table:table-cell>
          <table:table-cell table:number-columns-repeated="2" office:value-type="float" office:value="5.87759">
            <text:p>5,87759</text:p>
          </table:table-cell>
          <table:table-cell office:value-type="float" office:value="0">
            <text:p>0</text:p>
          </table:table-cell>
          <table:table-cell table:number-columns-repeated="2" office:value-type="float" office:value="6.81246">
            <text:p>6,81246</text:p>
          </table:table-cell>
          <table:table-cell office:value-type="float" office:value="0">
            <text:p>0</text:p>
          </table:table-cell>
          <table:table-cell table:number-columns-repeated="2" office:value-type="float" office:value="5.40399">
            <text:p>5,40399</text:p>
          </table:table-cell>
          <table:table-cell office:value-type="float" office:value="0">
            <text:p>0</text:p>
          </table:table-cell>
          <table:table-cell table:number-columns-repeated="2" office:value-type="float" office:value="7.40864">
            <text:p>7,40864</text:p>
          </table:table-cell>
          <table:table-cell office:value-type="float" office:value="0">
            <text:p>0</text:p>
          </table:table-cell>
          <table:table-cell table:number-columns-repeated="2" office:value-type="float" office:value="13.0109">
            <text:p>13,01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4.9621">
            <text:p>14,9621</text:p>
          </table:table-cell>
          <table:table-cell office:value-type="float" office:value="0">
            <text:p>0</text:p>
          </table:table-cell>
          <table:table-cell table:number-columns-repeated="2" office:value-type="float" office:value="1.33692">
            <text:p>1,33692</text:p>
          </table:table-cell>
          <table:table-cell office:value-type="float" office:value="0">
            <text:p>0</text:p>
          </table:table-cell>
          <table:table-cell table:number-columns-repeated="2" office:value-type="float" office:value="9.34731">
            <text:p>9,34731</text:p>
          </table:table-cell>
          <table:table-cell office:value-type="float" office:value="0">
            <text:p>0</text:p>
          </table:table-cell>
          <table:table-cell table:number-columns-repeated="2" office:value-type="float" office:value="2.66886">
            <text:p>2,66886</text:p>
          </table:table-cell>
          <table:table-cell office:value-type="float" office:value="0">
            <text:p>0</text:p>
          </table:table-cell>
          <table:table-cell table:number-columns-repeated="2" office:value-type="float" office:value="2.20875">
            <text:p>2,20875</text:p>
          </table:table-cell>
          <table:table-cell office:value-type="float" office:value="0">
            <text:p>0</text:p>
          </table:table-cell>
          <table:table-cell table:number-columns-repeated="2" office:value-type="float" office:value="6.61276">
            <text:p>6,61276</text:p>
          </table:table-cell>
          <table:table-cell office:value-type="float" office:value="0">
            <text:p>0</text:p>
          </table:table-cell>
          <table:table-cell table:number-columns-repeated="2" office:value-type="float" office:value="4.2917">
            <text:p>4,2917</text:p>
          </table:table-cell>
          <table:table-cell office:value-type="float" office:value="0">
            <text:p>0</text:p>
          </table:table-cell>
          <table:table-cell table:number-columns-repeated="2" office:value-type="float" office:value="2.64364">
            <text:p>2,64364</text:p>
          </table:table-cell>
          <table:table-cell office:value-type="float" office:value="0">
            <text:p>0</text:p>
          </table:table-cell>
          <table:table-cell table:number-columns-repeated="2" office:value-type="float" office:value="9.40244">
            <text:p>9,402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4.5281">
            <text:p>14,5281</text:p>
          </table:table-cell>
          <table:table-cell office:value-type="float" office:value="0">
            <text:p>0</text:p>
          </table:table-cell>
          <table:table-cell table:number-columns-repeated="2" office:value-type="float" office:value="2.70024">
            <text:p>2,70024</text:p>
          </table:table-cell>
          <table:table-cell office:value-type="float" office:value="0">
            <text:p>0</text:p>
          </table:table-cell>
          <table:table-cell table:number-columns-repeated="2" office:value-type="float" office:value="9.08778">
            <text:p>9,08778</text:p>
          </table:table-cell>
          <table:table-cell office:value-type="float" office:value="0">
            <text:p>0</text:p>
          </table:table-cell>
          <table:table-cell table:number-columns-repeated="2" office:value-type="float" office:value="2.99085">
            <text:p>2,99085</text:p>
          </table:table-cell>
          <table:table-cell office:value-type="float" office:value="0">
            <text:p>0</text:p>
          </table:table-cell>
          <table:table-cell table:number-columns-repeated="2" office:value-type="float" office:value="2.52575">
            <text:p>2,52575</text:p>
          </table:table-cell>
          <table:table-cell office:value-type="float" office:value="0">
            <text:p>0</text:p>
          </table:table-cell>
          <table:table-cell table:number-columns-repeated="2" office:value-type="float" office:value="7.09955">
            <text:p>7,09955</text:p>
          </table:table-cell>
          <table:table-cell office:value-type="float" office:value="0">
            <text:p>0</text:p>
          </table:table-cell>
          <table:table-cell table:number-columns-repeated="2" office:value-type="float" office:value="4.62395">
            <text:p>4,62395</text:p>
          </table:table-cell>
          <table:table-cell office:value-type="float" office:value="0">
            <text:p>0</text:p>
          </table:table-cell>
          <table:table-cell table:number-columns-repeated="2" office:value-type="float" office:value="2.52018">
            <text:p>2,52018</text:p>
          </table:table-cell>
          <table:table-cell office:value-type="float" office:value="0">
            <text:p>0</text:p>
          </table:table-cell>
          <table:table-cell table:number-columns-repeated="2" office:value-type="float" office:value="9.58279">
            <text:p>9,582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7633">
            <text:p>9,67633</text:p>
          </table:table-cell>
          <table:table-cell office:value-type="float" office:value="0">
            <text:p>0</text:p>
          </table:table-cell>
          <table:table-cell table:number-columns-repeated="2" office:value-type="float" office:value="1.34748">
            <text:p>1,34748</text:p>
          </table:table-cell>
          <table:table-cell office:value-type="float" office:value="0">
            <text:p>0</text:p>
          </table:table-cell>
          <table:table-cell table:number-columns-repeated="2" office:value-type="float" office:value="8.99834">
            <text:p>8,99834</text:p>
          </table:table-cell>
          <table:table-cell office:value-type="float" office:value="0">
            <text:p>0</text:p>
          </table:table-cell>
          <table:table-cell table:number-columns-repeated="2" office:value-type="float" office:value="2.82663">
            <text:p>2,82663</text:p>
          </table:table-cell>
          <table:table-cell office:value-type="float" office:value="0">
            <text:p>0</text:p>
          </table:table-cell>
          <table:table-cell table:number-columns-repeated="2" office:value-type="float" office:value="3.01401">
            <text:p>3,01401</text:p>
          </table:table-cell>
          <table:table-cell office:value-type="float" office:value="0">
            <text:p>0</text:p>
          </table:table-cell>
          <table:table-cell table:number-columns-repeated="2" office:value-type="float" office:value="9.37487">
            <text:p>9,37487</text:p>
          </table:table-cell>
          <table:table-cell office:value-type="float" office:value="0">
            <text:p>0</text:p>
          </table:table-cell>
          <table:table-cell table:number-columns-repeated="2" office:value-type="float" office:value="6.85411">
            <text:p>6,85411</text:p>
          </table:table-cell>
          <table:table-cell office:value-type="float" office:value="0">
            <text:p>0</text:p>
          </table:table-cell>
          <table:table-cell table:number-columns-repeated="2" office:value-type="float" office:value="2.63015">
            <text:p>2,63015</text:p>
          </table:table-cell>
          <table:table-cell office:value-type="float" office:value="0">
            <text:p>0</text:p>
          </table:table-cell>
          <table:table-cell table:number-columns-repeated="2" office:value-type="float" office:value="9.42091">
            <text:p>9,420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2.1285">
            <text:p>12,1285</text:p>
          </table:table-cell>
          <table:table-cell office:value-type="float" office:value="0">
            <text:p>0</text:p>
          </table:table-cell>
          <table:table-cell table:number-columns-repeated="2" office:value-type="float" office:value="1.29557">
            <text:p>1,29557</text:p>
          </table:table-cell>
          <table:table-cell office:value-type="float" office:value="0">
            <text:p>0</text:p>
          </table:table-cell>
          <table:table-cell table:number-columns-repeated="2" office:value-type="float" office:value="9.19364">
            <text:p>9,19364</text:p>
          </table:table-cell>
          <table:table-cell office:value-type="float" office:value="0">
            <text:p>0</text:p>
          </table:table-cell>
          <table:table-cell table:number-columns-repeated="2" office:value-type="float" office:value="2.8322">
            <text:p>2,8322</text:p>
          </table:table-cell>
          <table:table-cell office:value-type="float" office:value="0">
            <text:p>0</text:p>
          </table:table-cell>
          <table:table-cell table:number-columns-repeated="2" office:value-type="float" office:value="2.76123">
            <text:p>2,76123</text:p>
          </table:table-cell>
          <table:table-cell office:value-type="float" office:value="0">
            <text:p>0</text:p>
          </table:table-cell>
          <table:table-cell table:number-columns-repeated="2" office:value-type="float" office:value="7.7359">
            <text:p>7,7359</text:p>
          </table:table-cell>
          <table:table-cell office:value-type="float" office:value="0">
            <text:p>0</text:p>
          </table:table-cell>
          <table:table-cell table:number-columns-repeated="2" office:value-type="float" office:value="4.33187">
            <text:p>4,33187</text:p>
          </table:table-cell>
          <table:table-cell office:value-type="float" office:value="0">
            <text:p>0</text:p>
          </table:table-cell>
          <table:table-cell table:number-columns-repeated="2" office:value-type="float" office:value="2.42312">
            <text:p>2,42312</text:p>
          </table:table-cell>
          <table:table-cell office:value-type="float" office:value="0">
            <text:p>0</text:p>
          </table:table-cell>
          <table:table-cell table:number-columns-repeated="2" office:value-type="float" office:value="9.4866">
            <text:p>9,48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9422">
            <text:p>9,69422</text:p>
          </table:table-cell>
          <table:table-cell office:value-type="float" office:value="0">
            <text:p>0</text:p>
          </table:table-cell>
          <table:table-cell table:number-columns-repeated="2" office:value-type="float" office:value="1.35657">
            <text:p>1,35657</text:p>
          </table:table-cell>
          <table:table-cell office:value-type="float" office:value="0">
            <text:p>0</text:p>
          </table:table-cell>
          <table:table-cell table:number-columns-repeated="2" office:value-type="float" office:value="9.81328">
            <text:p>9,81328</text:p>
          </table:table-cell>
          <table:table-cell office:value-type="float" office:value="0">
            <text:p>0</text:p>
          </table:table-cell>
          <table:table-cell table:number-columns-repeated="2" office:value-type="float" office:value="3.5618">
            <text:p>3,5618</text:p>
          </table:table-cell>
          <table:table-cell office:value-type="float" office:value="0">
            <text:p>0</text:p>
          </table:table-cell>
          <table:table-cell table:number-columns-repeated="2" office:value-type="float" office:value="2.26652">
            <text:p>2,26652</text:p>
          </table:table-cell>
          <table:table-cell office:value-type="float" office:value="0">
            <text:p>0</text:p>
          </table:table-cell>
          <table:table-cell table:number-columns-repeated="2" office:value-type="float" office:value="8.7048">
            <text:p>8,7048</text:p>
          </table:table-cell>
          <table:table-cell office:value-type="float" office:value="0">
            <text:p>0</text:p>
          </table:table-cell>
          <table:table-cell table:number-columns-repeated="2" office:value-type="float" office:value="6.11952">
            <text:p>6,11952</text:p>
          </table:table-cell>
          <table:table-cell office:value-type="float" office:value="0">
            <text:p>0</text:p>
          </table:table-cell>
          <table:table-cell table:number-columns-repeated="2" office:value-type="float" office:value="3.53863">
            <text:p>3,53863</text:p>
          </table:table-cell>
          <table:table-cell office:value-type="float" office:value="0">
            <text:p>0</text:p>
          </table:table-cell>
          <table:table-cell table:number-columns-repeated="2" office:value-type="float" office:value="9.22883">
            <text:p>9,228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0297">
            <text:p>10,0297</text:p>
          </table:table-cell>
          <table:table-cell office:value-type="float" office:value="0">
            <text:p>0</text:p>
          </table:table-cell>
          <table:table-cell table:number-columns-repeated="2" office:value-type="float" office:value="1.29557">
            <text:p>1,29557</text:p>
          </table:table-cell>
          <table:table-cell office:value-type="float" office:value="0">
            <text:p>0</text:p>
          </table:table-cell>
          <table:table-cell table:number-columns-repeated="2" office:value-type="float" office:value="9.13089">
            <text:p>9,13089</text:p>
          </table:table-cell>
          <table:table-cell office:value-type="float" office:value="0">
            <text:p>0</text:p>
          </table:table-cell>
          <table:table-cell table:number-columns-repeated="2" office:value-type="float" office:value="2.66329">
            <text:p>2,66329</text:p>
          </table:table-cell>
          <table:table-cell office:value-type="float" office:value="0">
            <text:p>0</text:p>
          </table:table-cell>
          <table:table-cell table:number-columns-repeated="2" office:value-type="float" office:value="2.19643">
            <text:p>2,19643</text:p>
          </table:table-cell>
          <table:table-cell office:value-type="float" office:value="0">
            <text:p>0</text:p>
          </table:table-cell>
          <table:table-cell table:number-columns-repeated="2" office:value-type="float" office:value="6.55411">
            <text:p>6,55411</text:p>
          </table:table-cell>
          <table:table-cell office:value-type="float" office:value="0">
            <text:p>0</text:p>
          </table:table-cell>
          <table:table-cell table:number-columns-repeated="2" office:value-type="float" office:value="4.65796">
            <text:p>4,65796</text:p>
          </table:table-cell>
          <table:table-cell office:value-type="float" office:value="0">
            <text:p>0</text:p>
          </table:table-cell>
          <table:table-cell table:number-columns-repeated="2" office:value-type="float" office:value="2.54393">
            <text:p>2,54393</text:p>
          </table:table-cell>
          <table:table-cell office:value-type="float" office:value="0">
            <text:p>0</text:p>
          </table:table-cell>
          <table:table-cell table:number-columns-repeated="2" office:value-type="float" office:value="9.31417">
            <text:p>9,3141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8056">
            <text:p>11,8056</text:p>
          </table:table-cell>
          <table:table-cell office:value-type="float" office:value="0">
            <text:p>0</text:p>
          </table:table-cell>
          <table:table-cell table:number-columns-repeated="2" office:value-type="float" office:value="1.28384">
            <text:p>1,28384</text:p>
          </table:table-cell>
          <table:table-cell office:value-type="float" office:value="0">
            <text:p>0</text:p>
          </table:table-cell>
          <table:table-cell table:number-columns-repeated="2" office:value-type="float" office:value="9.26754">
            <text:p>9,26754</text:p>
          </table:table-cell>
          <table:table-cell office:value-type="float" office:value="0">
            <text:p>0</text:p>
          </table:table-cell>
          <table:table-cell table:number-columns-repeated="2" office:value-type="float" office:value="2.73484">
            <text:p>2,73484</text:p>
          </table:table-cell>
          <table:table-cell office:value-type="float" office:value="0">
            <text:p>0</text:p>
          </table:table-cell>
          <table:table-cell table:number-columns-repeated="2" office:value-type="float" office:value="2.27209">
            <text:p>2,27209</text:p>
          </table:table-cell>
          <table:table-cell office:value-type="float" office:value="0">
            <text:p>0</text:p>
          </table:table-cell>
          <table:table-cell table:number-columns-repeated="2" office:value-type="float" office:value="6.59194">
            <text:p>6,59194</text:p>
          </table:table-cell>
          <table:table-cell office:value-type="float" office:value="0">
            <text:p>0</text:p>
          </table:table-cell>
          <table:table-cell table:number-columns-repeated="2" office:value-type="float" office:value="4.4351">
            <text:p>4,4351</text:p>
          </table:table-cell>
          <table:table-cell office:value-type="float" office:value="0">
            <text:p>0</text:p>
          </table:table-cell>
          <table:table-cell table:number-columns-repeated="2" office:value-type="float" office:value="2.49643">
            <text:p>2,49643</text:p>
          </table:table-cell>
          <table:table-cell office:value-type="float" office:value="0">
            <text:p>0</text:p>
          </table:table-cell>
          <table:table-cell table:number-columns-repeated="2" office:value-type="float" office:value="12.1308">
            <text:p>12,130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0649">
            <text:p>21,0649</text:p>
          </table:table-cell>
          <table:table-cell office:value-type="float" office:value="0">
            <text:p>0</text:p>
          </table:table-cell>
          <table:table-cell table:number-columns-repeated="2" office:value-type="float" office:value="1.68442">
            <text:p>1,68442</text:p>
          </table:table-cell>
          <table:table-cell office:value-type="float" office:value="0">
            <text:p>0</text:p>
          </table:table-cell>
          <table:table-cell table:number-columns-repeated="2" office:value-type="float" office:value="10.9004">
            <text:p>10,9004</text:p>
          </table:table-cell>
          <table:table-cell office:value-type="float" office:value="0">
            <text:p>0</text:p>
          </table:table-cell>
          <table:table-cell table:number-columns-repeated="2" office:value-type="float" office:value="2.75478">
            <text:p>2,75478</text:p>
          </table:table-cell>
          <table:table-cell office:value-type="float" office:value="0">
            <text:p>0</text:p>
          </table:table-cell>
          <table:table-cell table:number-columns-repeated="2" office:value-type="float" office:value="2.64393">
            <text:p>2,64393</text:p>
          </table:table-cell>
          <table:table-cell office:value-type="float" office:value="0">
            <text:p>0</text:p>
          </table:table-cell>
          <table:table-cell table:number-columns-repeated="2" office:value-type="float" office:value="11.7294">
            <text:p>11,7294</text:p>
          </table:table-cell>
          <table:table-cell office:value-type="float" office:value="0">
            <text:p>0</text:p>
          </table:table-cell>
          <table:table-cell table:number-columns-repeated="2" office:value-type="float" office:value="4.43011">
            <text:p>4,43011</text:p>
          </table:table-cell>
          <table:table-cell office:value-type="float" office:value="0">
            <text:p>0</text:p>
          </table:table-cell>
          <table:table-cell table:number-columns-repeated="2" office:value-type="float" office:value="3.13894">
            <text:p>3,13894</text:p>
          </table:table-cell>
          <table:table-cell office:value-type="float" office:value="0">
            <text:p>0</text:p>
          </table:table-cell>
          <table:table-cell table:number-columns-repeated="2" office:value-type="float" office:value="10.4748">
            <text:p>10,47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9804">
            <text:p>9,39804</text:p>
          </table:table-cell>
          <table:table-cell office:value-type="float" office:value="0">
            <text:p>0</text:p>
          </table:table-cell>
          <table:table-cell table:number-columns-repeated="2" office:value-type="float" office:value="1.29851">
            <text:p>1,29851</text:p>
          </table:table-cell>
          <table:table-cell office:value-type="float" office:value="0">
            <text:p>0</text:p>
          </table:table-cell>
          <table:table-cell table:number-columns-repeated="2" office:value-type="float" office:value="12.6777">
            <text:p>12,6777</text:p>
          </table:table-cell>
          <table:table-cell office:value-type="float" office:value="0">
            <text:p>0</text:p>
          </table:table-cell>
          <table:table-cell table:number-columns-repeated="2" office:value-type="float" office:value="2.72839">
            <text:p>2,72839</text:p>
          </table:table-cell>
          <table:table-cell office:value-type="float" office:value="0">
            <text:p>0</text:p>
          </table:table-cell>
          <table:table-cell table:number-columns-repeated="2" office:value-type="float" office:value="2.18412">
            <text:p>2,18412</text:p>
          </table:table-cell>
          <table:table-cell office:value-type="float" office:value="0">
            <text:p>0</text:p>
          </table:table-cell>
          <table:table-cell table:number-columns-repeated="2" office:value-type="float" office:value="6.87845">
            <text:p>6,87845</text:p>
          </table:table-cell>
          <table:table-cell office:value-type="float" office:value="0">
            <text:p>0</text:p>
          </table:table-cell>
          <table:table-cell table:number-columns-repeated="2" office:value-type="float" office:value="10.9693">
            <text:p>10,9693</text:p>
          </table:table-cell>
          <table:table-cell office:value-type="float" office:value="0">
            <text:p>0</text:p>
          </table:table-cell>
          <table:table-cell table:number-columns-repeated="2" office:value-type="float" office:value="5.76205">
            <text:p>5,76205</text:p>
          </table:table-cell>
          <table:table-cell office:value-type="float" office:value="0">
            <text:p>0</text:p>
          </table:table-cell>
          <table:table-cell table:number-columns-repeated="2" office:value-type="float" office:value="9.44965">
            <text:p>9,4496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3731">
            <text:p>11,3731</text:p>
          </table:table-cell>
          <table:table-cell office:value-type="float" office:value="0">
            <text:p>0</text:p>
          </table:table-cell>
          <table:table-cell table:number-columns-repeated="2" office:value-type="float" office:value="1.48736">
            <text:p>1,48736</text:p>
          </table:table-cell>
          <table:table-cell office:value-type="float" office:value="0">
            <text:p>0</text:p>
          </table:table-cell>
          <table:table-cell table:number-columns-repeated="2" office:value-type="float" office:value="11.9276">
            <text:p>11,9276</text:p>
          </table:table-cell>
          <table:table-cell office:value-type="float" office:value="0">
            <text:p>0</text:p>
          </table:table-cell>
          <table:table-cell table:number-columns-repeated="2" office:value-type="float" office:value="3.67382">
            <text:p>3,67382</text:p>
          </table:table-cell>
          <table:table-cell office:value-type="float" office:value="0">
            <text:p>0</text:p>
          </table:table-cell>
          <table:table-cell table:number-columns-repeated="2" office:value-type="float" office:value="2.21168">
            <text:p>2,21168</text:p>
          </table:table-cell>
          <table:table-cell office:value-type="float" office:value="0">
            <text:p>0</text:p>
          </table:table-cell>
          <table:table-cell table:number-columns-repeated="2" office:value-type="float" office:value="7.92652">
            <text:p>7,92652</text:p>
          </table:table-cell>
          <table:table-cell office:value-type="float" office:value="0">
            <text:p>0</text:p>
          </table:table-cell>
          <table:table-cell table:number-columns-repeated="2" office:value-type="float" office:value="4.44448">
            <text:p>4,44448</text:p>
          </table:table-cell>
          <table:table-cell office:value-type="float" office:value="0">
            <text:p>0</text:p>
          </table:table-cell>
          <table:table-cell table:number-columns-repeated="2" office:value-type="float" office:value="2.4454">
            <text:p>2,4454</text:p>
          </table:table-cell>
          <table:table-cell office:value-type="float" office:value="0">
            <text:p>0</text:p>
          </table:table-cell>
          <table:table-cell table:number-columns-repeated="2" office:value-type="float" office:value="10.11">
            <text:p>10,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9657">
            <text:p>9,49657</text:p>
          </table:table-cell>
          <table:table-cell office:value-type="float" office:value="0">
            <text:p>0</text:p>
          </table:table-cell>
          <table:table-cell table:number-columns-repeated="2" office:value-type="float" office:value="1.30027">
            <text:p>1,30027</text:p>
          </table:table-cell>
          <table:table-cell office:value-type="float" office:value="0">
            <text:p>0</text:p>
          </table:table-cell>
          <table:table-cell table:number-columns-repeated="2" office:value-type="float" office:value="9.23793">
            <text:p>9,23793</text:p>
          </table:table-cell>
          <table:table-cell office:value-type="float" office:value="0">
            <text:p>0</text:p>
          </table:table-cell>
          <table:table-cell table:number-columns-repeated="2" office:value-type="float" office:value="3.00375">
            <text:p>3,00375</text:p>
          </table:table-cell>
          <table:table-cell office:value-type="float" office:value="0">
            <text:p>0</text:p>
          </table:table-cell>
          <table:table-cell table:number-columns-repeated="2" office:value-type="float" office:value="2.15685">
            <text:p>2,15685</text:p>
          </table:table-cell>
          <table:table-cell office:value-type="float" office:value="0">
            <text:p>0</text:p>
          </table:table-cell>
          <table:table-cell table:number-columns-repeated="2" office:value-type="float" office:value="6.81598">
            <text:p>6,81598</text:p>
          </table:table-cell>
          <table:table-cell office:value-type="float" office:value="0">
            <text:p>0</text:p>
          </table:table-cell>
          <table:table-cell table:number-columns-repeated="2" office:value-type="float" office:value="4.33275">
            <text:p>4,33275</text:p>
          </table:table-cell>
          <table:table-cell office:value-type="float" office:value="0">
            <text:p>0</text:p>
          </table:table-cell>
          <table:table-cell table:number-columns-repeated="2" office:value-type="float" office:value="2.38587">
            <text:p>2,38587</text:p>
          </table:table-cell>
          <table:table-cell office:value-type="float" office:value="0">
            <text:p>0</text:p>
          </table:table-cell>
          <table:table-cell table:number-columns-repeated="2" office:value-type="float" office:value="9.62149">
            <text:p>9,621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4643">
            <text:p>9,34643</text:p>
          </table:table-cell>
          <table:table-cell office:value-type="float" office:value="0">
            <text:p>0</text:p>
          </table:table-cell>
          <table:table-cell table:number-columns-repeated="2" office:value-type="float" office:value="1.28003">
            <text:p>1,28003</text:p>
          </table:table-cell>
          <table:table-cell office:value-type="float" office:value="0">
            <text:p>0</text:p>
          </table:table-cell>
          <table:table-cell table:number-columns-repeated="2" office:value-type="float" office:value="19.0579">
            <text:p>19,0579</text:p>
          </table:table-cell>
          <table:table-cell office:value-type="float" office:value="0">
            <text:p>0</text:p>
          </table:table-cell>
          <table:table-cell table:number-columns-repeated="2" office:value-type="float" office:value="2.80053">
            <text:p>2,80053</text:p>
          </table:table-cell>
          <table:table-cell office:value-type="float" office:value="0">
            <text:p>0</text:p>
          </table:table-cell>
          <table:table-cell table:number-columns-repeated="2" office:value-type="float" office:value="2.20347">
            <text:p>2,20347</text:p>
          </table:table-cell>
          <table:table-cell office:value-type="float" office:value="0">
            <text:p>0</text:p>
          </table:table-cell>
          <table:table-cell table:number-columns-repeated="2" office:value-type="float" office:value="6.87053">
            <text:p>6,87053</text:p>
          </table:table-cell>
          <table:table-cell office:value-type="float" office:value="0">
            <text:p>0</text:p>
          </table:table-cell>
          <table:table-cell table:number-columns-repeated="2" office:value-type="float" office:value="4.64125">
            <text:p>4,64125</text:p>
          </table:table-cell>
          <table:table-cell office:value-type="float" office:value="0">
            <text:p>0</text:p>
          </table:table-cell>
          <table:table-cell table:number-columns-repeated="2" office:value-type="float" office:value="3.02985">
            <text:p>3,02985</text:p>
          </table:table-cell>
          <table:table-cell office:value-type="float" office:value="0">
            <text:p>0</text:p>
          </table:table-cell>
          <table:table-cell table:number-columns-repeated="2" office:value-type="float" office:value="9.87633">
            <text:p>9,876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8074">
            <text:p>9,38074</text:p>
          </table:table-cell>
          <table:table-cell office:value-type="float" office:value="0">
            <text:p>0</text:p>
          </table:table-cell>
          <table:table-cell table:number-columns-repeated="2" office:value-type="float" office:value="1.37358">
            <text:p>1,37358</text:p>
          </table:table-cell>
          <table:table-cell office:value-type="float" office:value="0">
            <text:p>0</text:p>
          </table:table-cell>
          <table:table-cell table:number-columns-repeated="2" office:value-type="float" office:value="9.82648">
            <text:p>9,82648</text:p>
          </table:table-cell>
          <table:table-cell office:value-type="float" office:value="0">
            <text:p>0</text:p>
          </table:table-cell>
          <table:table-cell table:number-columns-repeated="2" office:value-type="float" office:value="2.96768">
            <text:p>2,96768</text:p>
          </table:table-cell>
          <table:table-cell office:value-type="float" office:value="0">
            <text:p>0</text:p>
          </table:table-cell>
          <table:table-cell table:number-columns-repeated="2" office:value-type="float" office:value="2.34335">
            <text:p>2,34335</text:p>
          </table:table-cell>
          <table:table-cell office:value-type="float" office:value="0">
            <text:p>0</text:p>
          </table:table-cell>
          <table:table-cell table:number-columns-repeated="2" office:value-type="float" office:value="6.90865">
            <text:p>6,90865</text:p>
          </table:table-cell>
          <table:table-cell office:value-type="float" office:value="0">
            <text:p>0</text:p>
          </table:table-cell>
          <table:table-cell table:number-columns-repeated="2" office:value-type="float" office:value="4.33011">
            <text:p>4,33011</text:p>
          </table:table-cell>
          <table:table-cell office:value-type="float" office:value="0">
            <text:p>0</text:p>
          </table:table-cell>
          <table:table-cell table:number-columns-repeated="2" office:value-type="float" office:value="6.6113">
            <text:p>6,6113</text:p>
          </table:table-cell>
          <table:table-cell office:value-type="float" office:value="0">
            <text:p>0</text:p>
          </table:table-cell>
          <table:table-cell table:number-columns-repeated="2" office:value-type="float" office:value="9.23059">
            <text:p>9,23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8221">
            <text:p>10,8221</text:p>
          </table:table-cell>
          <table:table-cell office:value-type="float" office:value="0">
            <text:p>0</text:p>
          </table:table-cell>
          <table:table-cell table:number-columns-repeated="2" office:value-type="float" office:value="2.69818">
            <text:p>2,69818</text:p>
          </table:table-cell>
          <table:table-cell office:value-type="float" office:value="0">
            <text:p>0</text:p>
          </table:table-cell>
          <table:table-cell table:number-columns-repeated="2" office:value-type="float" office:value="13.6185">
            <text:p>13,6185</text:p>
          </table:table-cell>
          <table:table-cell office:value-type="float" office:value="0">
            <text:p>0</text:p>
          </table:table-cell>
          <table:table-cell table:number-columns-repeated="2" office:value-type="float" office:value="3.00228">
            <text:p>3,00228</text:p>
          </table:table-cell>
          <table:table-cell office:value-type="float" office:value="0">
            <text:p>0</text:p>
          </table:table-cell>
          <table:table-cell table:number-columns-repeated="2" office:value-type="float" office:value="2.23192">
            <text:p>2,23192</text:p>
          </table:table-cell>
          <table:table-cell office:value-type="float" office:value="0">
            <text:p>0</text:p>
          </table:table-cell>
          <table:table-cell table:number-columns-repeated="2" office:value-type="float" office:value="6.50015">
            <text:p>6,50015</text:p>
          </table:table-cell>
          <table:table-cell office:value-type="float" office:value="0">
            <text:p>0</text:p>
          </table:table-cell>
          <table:table-cell table:number-columns-repeated="2" office:value-type="float" office:value="4.51339">
            <text:p>4,51339</text:p>
          </table:table-cell>
          <table:table-cell office:value-type="float" office:value="0">
            <text:p>0</text:p>
          </table:table-cell>
          <table:table-cell table:number-columns-repeated="2" office:value-type="float" office:value="2.44658">
            <text:p>2,44658</text:p>
          </table:table-cell>
          <table:table-cell office:value-type="float" office:value="0">
            <text:p>0</text:p>
          </table:table-cell>
          <table:table-cell table:number-columns-repeated="2" office:value-type="float" office:value="9.27869">
            <text:p>9,278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6778">
            <text:p>10,6778</text:p>
          </table:table-cell>
          <table:table-cell office:value-type="float" office:value="0">
            <text:p>0</text:p>
          </table:table-cell>
          <table:table-cell table:number-columns-repeated="2" office:value-type="float" office:value="1.28384">
            <text:p>1,28384</text:p>
          </table:table-cell>
          <table:table-cell office:value-type="float" office:value="0">
            <text:p>0</text:p>
          </table:table-cell>
          <table:table-cell table:number-columns-repeated="2" office:value-type="float" office:value="12.956">
            <text:p>12,956</text:p>
          </table:table-cell>
          <table:table-cell office:value-type="float" office:value="0">
            <text:p>0</text:p>
          </table:table-cell>
          <table:table-cell table:number-columns-repeated="2" office:value-type="float" office:value="2.82281">
            <text:p>2,82281</text:p>
          </table:table-cell>
          <table:table-cell office:value-type="float" office:value="0">
            <text:p>0</text:p>
          </table:table-cell>
          <table:table-cell table:number-columns-repeated="2" office:value-type="float" office:value="2.21315">
            <text:p>2,21315</text:p>
          </table:table-cell>
          <table:table-cell office:value-type="float" office:value="0">
            <text:p>0</text:p>
          </table:table-cell>
          <table:table-cell table:number-columns-repeated="2" office:value-type="float" office:value="6.9497">
            <text:p>6,9497</text:p>
          </table:table-cell>
          <table:table-cell office:value-type="float" office:value="0">
            <text:p>0</text:p>
          </table:table-cell>
          <table:table-cell table:number-columns-repeated="2" office:value-type="float" office:value="4.47146">
            <text:p>4,47146</text:p>
          </table:table-cell>
          <table:table-cell office:value-type="float" office:value="0">
            <text:p>0</text:p>
          </table:table-cell>
          <table:table-cell table:number-columns-repeated="2" office:value-type="float" office:value="2.36798">
            <text:p>2,36798</text:p>
          </table:table-cell>
          <table:table-cell office:value-type="float" office:value="0">
            <text:p>0</text:p>
          </table:table-cell>
          <table:table-cell table:number-columns-repeated="2" office:value-type="float" office:value="9.32649">
            <text:p>9,326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6197">
            <text:p>9,56197</text:p>
          </table:table-cell>
          <table:table-cell office:value-type="float" office:value="0">
            <text:p>0</text:p>
          </table:table-cell>
          <table:table-cell table:number-columns-repeated="2" office:value-type="float" office:value="1.30965">
            <text:p>1,30965</text:p>
          </table:table-cell>
          <table:table-cell office:value-type="float" office:value="0">
            <text:p>0</text:p>
          </table:table-cell>
          <table:table-cell table:number-columns-repeated="2" office:value-type="float" office:value="9.34408">
            <text:p>9,34408</text:p>
          </table:table-cell>
          <table:table-cell office:value-type="float" office:value="0">
            <text:p>0</text:p>
          </table:table-cell>
          <table:table-cell table:number-columns-repeated="2" office:value-type="float" office:value="2.97002">
            <text:p>2,97002</text:p>
          </table:table-cell>
          <table:table-cell office:value-type="float" office:value="0">
            <text:p>0</text:p>
          </table:table-cell>
          <table:table-cell table:number-columns-repeated="2" office:value-type="float" office:value="2.14277">
            <text:p>2,14277</text:p>
          </table:table-cell>
          <table:table-cell office:value-type="float" office:value="0">
            <text:p>0</text:p>
          </table:table-cell>
          <table:table-cell table:number-columns-repeated="2" office:value-type="float" office:value="6.6676">
            <text:p>6,6676</text:p>
          </table:table-cell>
          <table:table-cell office:value-type="float" office:value="0">
            <text:p>0</text:p>
          </table:table-cell>
          <table:table-cell table:number-columns-repeated="2" office:value-type="float" office:value="4.40284">
            <text:p>4,40284</text:p>
          </table:table-cell>
          <table:table-cell office:value-type="float" office:value="0">
            <text:p>0</text:p>
          </table:table-cell>
          <table:table-cell table:number-columns-repeated="2" office:value-type="float" office:value="6.04445">
            <text:p>6,04445</text:p>
          </table:table-cell>
          <table:table-cell office:value-type="float" office:value="0">
            <text:p>0</text:p>
          </table:table-cell>
          <table:table-cell table:number-columns-repeated="2" office:value-type="float" office:value="15.6926">
            <text:p>15,69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0495">
            <text:p>18,0495</text:p>
          </table:table-cell>
          <table:table-cell office:value-type="float" office:value="0">
            <text:p>0</text:p>
          </table:table-cell>
          <table:table-cell table:number-columns-repeated="2" office:value-type="float" office:value="1.45745">
            <text:p>1,45745</text:p>
          </table:table-cell>
          <table:table-cell office:value-type="float" office:value="0">
            <text:p>0</text:p>
          </table:table-cell>
          <table:table-cell table:number-columns-repeated="2" office:value-type="float" office:value="12.476">
            <text:p>12,476</text:p>
          </table:table-cell>
          <table:table-cell office:value-type="float" office:value="0">
            <text:p>0</text:p>
          </table:table-cell>
          <table:table-cell table:number-columns-repeated="2" office:value-type="float" office:value="3.45007">
            <text:p>3,45007</text:p>
          </table:table-cell>
          <table:table-cell office:value-type="float" office:value="0">
            <text:p>0</text:p>
          </table:table-cell>
          <table:table-cell table:number-columns-repeated="2" office:value-type="float" office:value="3.89962">
            <text:p>3,89962</text:p>
          </table:table-cell>
          <table:table-cell office:value-type="float" office:value="0">
            <text:p>0</text:p>
          </table:table-cell>
          <table:table-cell table:number-columns-repeated="2" office:value-type="float" office:value="9.20186">
            <text:p>9,20186</text:p>
          </table:table-cell>
          <table:table-cell office:value-type="float" office:value="0">
            <text:p>0</text:p>
          </table:table-cell>
          <table:table-cell table:number-columns-repeated="2" office:value-type="float" office:value="4.5782">
            <text:p>4,5782</text:p>
          </table:table-cell>
          <table:table-cell office:value-type="float" office:value="0">
            <text:p>0</text:p>
          </table:table-cell>
          <table:table-cell table:number-columns-repeated="2" office:value-type="float" office:value="2.54628">
            <text:p>2,54628</text:p>
          </table:table-cell>
          <table:table-cell office:value-type="float" office:value="0">
            <text:p>0</text:p>
          </table:table-cell>
          <table:table-cell table:number-columns-repeated="2" office:value-type="float" office:value="9.45112">
            <text:p>9,4511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7222">
            <text:p>9,77222</text:p>
          </table:table-cell>
          <table:table-cell office:value-type="float" office:value="0">
            <text:p>0</text:p>
          </table:table-cell>
          <table:table-cell table:number-columns-repeated="2" office:value-type="float" office:value="1.31933">
            <text:p>1,31933</text:p>
          </table:table-cell>
          <table:table-cell office:value-type="float" office:value="0">
            <text:p>0</text:p>
          </table:table-cell>
          <table:table-cell table:number-columns-repeated="2" office:value-type="float" office:value="9.06403">
            <text:p>9,06403</text:p>
          </table:table-cell>
          <table:table-cell office:value-type="float" office:value="0">
            <text:p>0</text:p>
          </table:table-cell>
          <table:table-cell table:number-columns-repeated="2" office:value-type="float" office:value="2.84598">
            <text:p>2,84598</text:p>
          </table:table-cell>
          <table:table-cell office:value-type="float" office:value="0">
            <text:p>0</text:p>
          </table:table-cell>
          <table:table-cell table:number-columns-repeated="2" office:value-type="float" office:value="2.16388">
            <text:p>2,16388</text:p>
          </table:table-cell>
          <table:table-cell office:value-type="float" office:value="0">
            <text:p>0</text:p>
          </table:table-cell>
          <table:table-cell table:number-columns-repeated="2" office:value-type="float" office:value="7.7145">
            <text:p>7,7145</text:p>
          </table:table-cell>
          <table:table-cell office:value-type="float" office:value="0">
            <text:p>0</text:p>
          </table:table-cell>
          <table:table-cell table:number-columns-repeated="2" office:value-type="float" office:value="7.44852">
            <text:p>7,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7.03123">
            <text:p>7,03123</text:p>
          </table:table-cell>
          <table:table-cell office:value-type="float" office:value="0">
            <text:p>0</text:p>
          </table:table-cell>
          <table:table-cell table:number-columns-repeated="2" office:value-type="float" office:value="9.33792">
            <text:p>9,337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6753">
            <text:p>9,66753</text:p>
          </table:table-cell>
          <table:table-cell office:value-type="float" office:value="0">
            <text:p>0</text:p>
          </table:table-cell>
          <table:table-cell table:number-columns-repeated="2" office:value-type="float" office:value="1.29939">
            <text:p>1,29939</text:p>
          </table:table-cell>
          <table:table-cell office:value-type="float" office:value="0">
            <text:p>0</text:p>
          </table:table-cell>
          <table:table-cell table:number-columns-repeated="2" office:value-type="float" office:value="8.74058">
            <text:p>8,74058</text:p>
          </table:table-cell>
          <table:table-cell office:value-type="float" office:value="0">
            <text:p>0</text:p>
          </table:table-cell>
          <table:table-cell table:number-columns-repeated="2" office:value-type="float" office:value="2.68557">
            <text:p>2,68557</text:p>
          </table:table-cell>
          <table:table-cell office:value-type="float" office:value="0">
            <text:p>0</text:p>
          </table:table-cell>
          <table:table-cell table:number-columns-repeated="2" office:value-type="float" office:value="3.94244">
            <text:p>3,94244</text:p>
          </table:table-cell>
          <table:table-cell office:value-type="float" office:value="0">
            <text:p>0</text:p>
          </table:table-cell>
          <table:table-cell table:number-columns-repeated="2" office:value-type="float" office:value="6.64766">
            <text:p>6,64766</text:p>
          </table:table-cell>
          <table:table-cell office:value-type="float" office:value="0">
            <text:p>0</text:p>
          </table:table-cell>
          <table:table-cell table:number-columns-repeated="2" office:value-type="float" office:value="4.56794">
            <text:p>4,56794</text:p>
          </table:table-cell>
          <table:table-cell office:value-type="float" office:value="0">
            <text:p>0</text:p>
          </table:table-cell>
          <table:table-cell table:number-columns-repeated="2" office:value-type="float" office:value="6.36086">
            <text:p>6,36086</text:p>
          </table:table-cell>
          <table:table-cell office:value-type="float" office:value="0">
            <text:p>0</text:p>
          </table:table-cell>
          <table:table-cell table:number-columns-repeated="2" office:value-type="float" office:value="15.4841">
            <text:p>15,48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9628">
            <text:p>11,9628</text:p>
          </table:table-cell>
          <table:table-cell office:value-type="float" office:value="0">
            <text:p>0</text:p>
          </table:table-cell>
          <table:table-cell table:number-columns-repeated="2" office:value-type="float" office:value="1.31053">
            <text:p>1,31053</text:p>
          </table:table-cell>
          <table:table-cell office:value-type="float" office:value="0">
            <text:p>0</text:p>
          </table:table-cell>
          <table:table-cell table:number-columns-repeated="2" office:value-type="float" office:value="10.7045">
            <text:p>10,7045</text:p>
          </table:table-cell>
          <table:table-cell office:value-type="float" office:value="0">
            <text:p>0</text:p>
          </table:table-cell>
          <table:table-cell table:number-columns-repeated="2" office:value-type="float" office:value="3.33688">
            <text:p>3,33688</text:p>
          </table:table-cell>
          <table:table-cell office:value-type="float" office:value="0">
            <text:p>0</text:p>
          </table:table-cell>
          <table:table-cell table:number-columns-repeated="2" office:value-type="float" office:value="2.32664">
            <text:p>2,32664</text:p>
          </table:table-cell>
          <table:table-cell office:value-type="float" office:value="0">
            <text:p>0</text:p>
          </table:table-cell>
          <table:table-cell table:number-columns-repeated="2" office:value-type="float" office:value="6.75469">
            <text:p>6,75469</text:p>
          </table:table-cell>
          <table:table-cell office:value-type="float" office:value="0">
            <text:p>0</text:p>
          </table:table-cell>
          <table:table-cell table:number-columns-repeated="2" office:value-type="float" office:value="5.28874">
            <text:p>5,28874</text:p>
          </table:table-cell>
          <table:table-cell office:value-type="float" office:value="0">
            <text:p>0</text:p>
          </table:table-cell>
          <table:table-cell table:number-columns-repeated="2" office:value-type="float" office:value="2.44745">
            <text:p>2,44745</text:p>
          </table:table-cell>
          <table:table-cell office:value-type="float" office:value="0">
            <text:p>0</text:p>
          </table:table-cell>
          <table:table-cell table:number-columns-repeated="2" office:value-type="float" office:value="11.5528">
            <text:p>11,55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6871">
            <text:p>9,76871</text:p>
          </table:table-cell>
          <table:table-cell office:value-type="float" office:value="0">
            <text:p>0</text:p>
          </table:table-cell>
          <table:table-cell table:number-columns-repeated="2" office:value-type="float" office:value="1.30115">
            <text:p>1,30115</text:p>
          </table:table-cell>
          <table:table-cell office:value-type="float" office:value="0">
            <text:p>0</text:p>
          </table:table-cell>
          <table:table-cell table:number-columns-repeated="2" office:value-type="float" office:value="8.97429">
            <text:p>8,97429</text:p>
          </table:table-cell>
          <table:table-cell office:value-type="float" office:value="0">
            <text:p>0</text:p>
          </table:table-cell>
          <table:table-cell table:number-columns-repeated="2" office:value-type="float" office:value="2.71372">
            <text:p>2,71372</text:p>
          </table:table-cell>
          <table:table-cell office:value-type="float" office:value="0">
            <text:p>0</text:p>
          </table:table-cell>
          <table:table-cell table:number-columns-repeated="2" office:value-type="float" office:value="4.4955">
            <text:p>4,4955</text:p>
          </table:table-cell>
          <table:table-cell office:value-type="float" office:value="0">
            <text:p>0</text:p>
          </table:table-cell>
          <table:table-cell table:number-columns-repeated="2" office:value-type="float" office:value="6.39722">
            <text:p>6,39722</text:p>
          </table:table-cell>
          <table:table-cell office:value-type="float" office:value="0">
            <text:p>0</text:p>
          </table:table-cell>
          <table:table-cell table:number-columns-repeated="2" office:value-type="float" office:value="4.34272">
            <text:p>4,34272</text:p>
          </table:table-cell>
          <table:table-cell office:value-type="float" office:value="0">
            <text:p>0</text:p>
          </table:table-cell>
          <table:table-cell table:number-columns-repeated="2" office:value-type="float" office:value="2.58">
            <text:p>2,58</text:p>
          </table:table-cell>
          <table:table-cell office:value-type="float" office:value="0">
            <text:p>0</text:p>
          </table:table-cell>
          <table:table-cell table:number-columns-repeated="2" office:value-type="float" office:value="9.15083">
            <text:p>9,150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84378">
            <text:p>9,84378</text:p>
          </table:table-cell>
          <table:table-cell office:value-type="float" office:value="0">
            <text:p>0</text:p>
          </table:table-cell>
          <table:table-cell table:number-columns-repeated="2" office:value-type="float" office:value="1.49733">
            <text:p>1,49733</text:p>
          </table:table-cell>
          <table:table-cell office:value-type="float" office:value="0">
            <text:p>0</text:p>
          </table:table-cell>
          <table:table-cell table:number-columns-repeated="2" office:value-type="float" office:value="11.074">
            <text:p>11,074</text:p>
          </table:table-cell>
          <table:table-cell office:value-type="float" office:value="0">
            <text:p>0</text:p>
          </table:table-cell>
          <table:table-cell table:number-columns-repeated="2" office:value-type="float" office:value="3.39553">
            <text:p>3,39553</text:p>
          </table:table-cell>
          <table:table-cell office:value-type="float" office:value="0">
            <text:p>0</text:p>
          </table:table-cell>
          <table:table-cell table:number-columns-repeated="2" office:value-type="float" office:value="2.8366">
            <text:p>2,8366</text:p>
          </table:table-cell>
          <table:table-cell office:value-type="float" office:value="0">
            <text:p>0</text:p>
          </table:table-cell>
          <table:table-cell table:number-columns-repeated="2" office:value-type="float" office:value="11.1895">
            <text:p>11,1895</text:p>
          </table:table-cell>
          <table:table-cell office:value-type="float" office:value="0">
            <text:p>0</text:p>
          </table:table-cell>
          <table:table-cell table:number-columns-repeated="2" office:value-type="float" office:value="4.68172">
            <text:p>4,68172</text:p>
          </table:table-cell>
          <table:table-cell office:value-type="float" office:value="0">
            <text:p>0</text:p>
          </table:table-cell>
          <table:table-cell table:number-columns-repeated="2" office:value-type="float" office:value="2.72194">
            <text:p>2,72194</text:p>
          </table:table-cell>
          <table:table-cell office:value-type="float" office:value="0">
            <text:p>0</text:p>
          </table:table-cell>
          <table:table-cell table:number-columns-repeated="2" office:value-type="float" office:value="13.0141">
            <text:p>13,0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1359">
            <text:p>10,1359</text:p>
          </table:table-cell>
          <table:table-cell office:value-type="float" office:value="0">
            <text:p>0</text:p>
          </table:table-cell>
          <table:table-cell table:number-columns-repeated="2" office:value-type="float" office:value="1.30642">
            <text:p>1,30642</text:p>
          </table:table-cell>
          <table:table-cell office:value-type="float" office:value="0">
            <text:p>0</text:p>
          </table:table-cell>
          <table:table-cell table:number-columns-repeated="2" office:value-type="float" office:value="9.29716">
            <text:p>9,29716</text:p>
          </table:table-cell>
          <table:table-cell office:value-type="float" office:value="0">
            <text:p>0</text:p>
          </table:table-cell>
          <table:table-cell table:number-columns-repeated="2" office:value-type="float" office:value="3.87646">
            <text:p>3,87646</text:p>
          </table:table-cell>
          <table:table-cell office:value-type="float" office:value="0">
            <text:p>0</text:p>
          </table:table-cell>
          <table:table-cell table:number-columns-repeated="2" office:value-type="float" office:value="3.12427">
            <text:p>3,12427</text:p>
          </table:table-cell>
          <table:table-cell office:value-type="float" office:value="0">
            <text:p>0</text:p>
          </table:table-cell>
          <table:table-cell table:number-columns-repeated="2" office:value-type="float" office:value="9.63">
            <text:p>9,63</text:p>
          </table:table-cell>
          <table:table-cell office:value-type="float" office:value="0">
            <text:p>0</text:p>
          </table:table-cell>
          <table:table-cell table:number-columns-repeated="2" office:value-type="float" office:value="4.64623">
            <text:p>4,64623</text:p>
          </table:table-cell>
          <table:table-cell office:value-type="float" office:value="0">
            <text:p>0</text:p>
          </table:table-cell>
          <table:table-cell table:number-columns-repeated="2" office:value-type="float" office:value="2.48089">
            <text:p>2,48089</text:p>
          </table:table-cell>
          <table:table-cell office:value-type="float" office:value="0">
            <text:p>0</text:p>
          </table:table-cell>
          <table:table-cell table:number-columns-repeated="2" office:value-type="float" office:value="9.72824">
            <text:p>9,728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84583">
            <text:p>9,84583</text:p>
          </table:table-cell>
          <table:table-cell office:value-type="float" office:value="0">
            <text:p>0</text:p>
          </table:table-cell>
          <table:table-cell table:number-columns-repeated="2" office:value-type="float" office:value="1.31786">
            <text:p>1,31786</text:p>
          </table:table-cell>
          <table:table-cell office:value-type="float" office:value="0">
            <text:p>0</text:p>
          </table:table-cell>
          <table:table-cell table:number-columns-repeated="2" office:value-type="float" office:value="11.9434">
            <text:p>11,9434</text:p>
          </table:table-cell>
          <table:table-cell office:value-type="float" office:value="0">
            <text:p>0</text:p>
          </table:table-cell>
          <table:table-cell table:number-columns-repeated="2" office:value-type="float" office:value="2.99172">
            <text:p>2,99172</text:p>
          </table:table-cell>
          <table:table-cell office:value-type="float" office:value="0">
            <text:p>0</text:p>
          </table:table-cell>
          <table:table-cell table:number-columns-repeated="2" office:value-type="float" office:value="5.80369">
            <text:p>5,80369</text:p>
          </table:table-cell>
          <table:table-cell office:value-type="float" office:value="0">
            <text:p>0</text:p>
          </table:table-cell>
          <table:table-cell table:number-columns-repeated="2" office:value-type="float" office:value="6.75264">
            <text:p>6,75264</text:p>
          </table:table-cell>
          <table:table-cell office:value-type="float" office:value="0">
            <text:p>0</text:p>
          </table:table-cell>
          <table:table-cell table:number-columns-repeated="2" office:value-type="float" office:value="5.27936">
            <text:p>5,27936</text:p>
          </table:table-cell>
          <table:table-cell office:value-type="float" office:value="0">
            <text:p>0</text:p>
          </table:table-cell>
          <table:table-cell table:number-columns-repeated="2" office:value-type="float" office:value="3.58643">
            <text:p>3,58643</text:p>
          </table:table-cell>
          <table:table-cell office:value-type="float" office:value="0">
            <text:p>0</text:p>
          </table:table-cell>
          <table:table-cell table:number-columns-repeated="2" office:value-type="float" office:value="10.1361">
            <text:p>10,13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1425">
            <text:p>16,1425</text:p>
          </table:table-cell>
          <table:table-cell office:value-type="float" office:value="0">
            <text:p>0</text:p>
          </table:table-cell>
          <table:table-cell table:number-columns-repeated="2" office:value-type="float" office:value="1.2812">
            <text:p>1,2812</text:p>
          </table:table-cell>
          <table:table-cell office:value-type="float" office:value="0">
            <text:p>0</text:p>
          </table:table-cell>
          <table:table-cell table:number-columns-repeated="2" office:value-type="float" office:value="9.11095">
            <text:p>9,11095</text:p>
          </table:table-cell>
          <table:table-cell office:value-type="float" office:value="0">
            <text:p>0</text:p>
          </table:table-cell>
          <table:table-cell table:number-columns-repeated="2" office:value-type="float" office:value="3.1621">
            <text:p>3,1621</text:p>
          </table:table-cell>
          <table:table-cell office:value-type="float" office:value="0">
            <text:p>0</text:p>
          </table:table-cell>
          <table:table-cell table:number-columns-repeated="2" office:value-type="float" office:value="2.32341">
            <text:p>2,32341</text:p>
          </table:table-cell>
          <table:table-cell office:value-type="float" office:value="0">
            <text:p>0</text:p>
          </table:table-cell>
          <table:table-cell table:number-columns-repeated="2" office:value-type="float" office:value="6.5503">
            <text:p>6,5503</text:p>
          </table:table-cell>
          <table:table-cell office:value-type="float" office:value="0">
            <text:p>0</text:p>
          </table:table-cell>
          <table:table-cell table:number-columns-repeated="2" office:value-type="float" office:value="4.44536">
            <text:p>4,44536</text:p>
          </table:table-cell>
          <table:table-cell office:value-type="float" office:value="0">
            <text:p>0</text:p>
          </table:table-cell>
          <table:table-cell table:number-columns-repeated="2" office:value-type="float" office:value="2.42165">
            <text:p>2,42165</text:p>
          </table:table-cell>
          <table:table-cell office:value-type="float" office:value="0">
            <text:p>0</text:p>
          </table:table-cell>
          <table:table-cell table:number-columns-repeated="2" office:value-type="float" office:value="9.93996">
            <text:p>9,939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6255">
            <text:p>9,56255</text:p>
          </table:table-cell>
          <table:table-cell office:value-type="float" office:value="0">
            <text:p>0</text:p>
          </table:table-cell>
          <table:table-cell table:number-columns-repeated="2" office:value-type="float" office:value="1.29264">
            <text:p>1,29264</text:p>
          </table:table-cell>
          <table:table-cell office:value-type="float" office:value="0">
            <text:p>0</text:p>
          </table:table-cell>
          <table:table-cell table:number-columns-repeated="2" office:value-type="float" office:value="9.12473">
            <text:p>9,12473</text:p>
          </table:table-cell>
          <table:table-cell office:value-type="float" office:value="0">
            <text:p>0</text:p>
          </table:table-cell>
          <table:table-cell table:number-columns-repeated="2" office:value-type="float" office:value="5.09549">
            <text:p>5,09549</text:p>
          </table:table-cell>
          <table:table-cell office:value-type="float" office:value="0">
            <text:p>0</text:p>
          </table:table-cell>
          <table:table-cell table:number-columns-repeated="2" office:value-type="float" office:value="2.16242">
            <text:p>2,16242</text:p>
          </table:table-cell>
          <table:table-cell office:value-type="float" office:value="0">
            <text:p>0</text:p>
          </table:table-cell>
          <table:table-cell table:number-columns-repeated="2" office:value-type="float" office:value="14.9982">
            <text:p>14,9982</text:p>
          </table:table-cell>
          <table:table-cell office:value-type="float" office:value="0">
            <text:p>0</text:p>
          </table:table-cell>
          <table:table-cell table:number-columns-repeated="2" office:value-type="float" office:value="6.69927">
            <text:p>6,69927</text:p>
          </table:table-cell>
          <table:table-cell office:value-type="float" office:value="0">
            <text:p>0</text:p>
          </table:table-cell>
          <table:table-cell table:number-columns-repeated="2" office:value-type="float" office:value="6.81452">
            <text:p>6,81452</text:p>
          </table:table-cell>
          <table:table-cell office:value-type="float" office:value="0">
            <text:p>0</text:p>
          </table:table-cell>
          <table:table-cell table:number-columns-repeated="2" office:value-type="float" office:value="9.93293">
            <text:p>9,932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2441">
            <text:p>10,2441</text:p>
          </table:table-cell>
          <table:table-cell office:value-type="float" office:value="0">
            <text:p>0</text:p>
          </table:table-cell>
          <table:table-cell table:number-columns-repeated="2" office:value-type="float" office:value="1.29909">
            <text:p>1,29909</text:p>
          </table:table-cell>
          <table:table-cell office:value-type="float" office:value="0">
            <text:p>0</text:p>
          </table:table-cell>
          <table:table-cell table:number-columns-repeated="2" office:value-type="float" office:value="9.37751">
            <text:p>9,37751</text:p>
          </table:table-cell>
          <table:table-cell office:value-type="float" office:value="0">
            <text:p>0</text:p>
          </table:table-cell>
          <table:table-cell table:number-columns-repeated="2" office:value-type="float" office:value="3.00111">
            <text:p>3,00111</text:p>
          </table:table-cell>
          <table:table-cell office:value-type="float" office:value="0">
            <text:p>0</text:p>
          </table:table-cell>
          <table:table-cell table:number-columns-repeated="2" office:value-type="float" office:value="2.3454">
            <text:p>2,3454</text:p>
          </table:table-cell>
          <table:table-cell office:value-type="float" office:value="0">
            <text:p>0</text:p>
          </table:table-cell>
          <table:table-cell table:number-columns-repeated="2" office:value-type="float" office:value="7.07258">
            <text:p>7,07258</text:p>
          </table:table-cell>
          <table:table-cell office:value-type="float" office:value="0">
            <text:p>0</text:p>
          </table:table-cell>
          <table:table-cell table:number-columns-repeated="2" office:value-type="float" office:value="4.33217">
            <text:p>4,33217</text:p>
          </table:table-cell>
          <table:table-cell office:value-type="float" office:value="0">
            <text:p>0</text:p>
          </table:table-cell>
          <table:table-cell table:number-columns-repeated="2" office:value-type="float" office:value="2.52311">
            <text:p>2,52311</text:p>
          </table:table-cell>
          <table:table-cell office:value-type="float" office:value="0">
            <text:p>0</text:p>
          </table:table-cell>
          <table:table-cell table:number-columns-repeated="2" office:value-type="float" office:value="15.507">
            <text:p>15,50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1329">
            <text:p>9,41329</text:p>
          </table:table-cell>
          <table:table-cell office:value-type="float" office:value="0">
            <text:p>0</text:p>
          </table:table-cell>
          <table:table-cell table:number-columns-repeated="2" office:value-type="float" office:value="1.26449">
            <text:p>1,26449</text:p>
          </table:table-cell>
          <table:table-cell office:value-type="float" office:value="0">
            <text:p>0</text:p>
          </table:table-cell>
          <table:table-cell table:number-columns-repeated="2" office:value-type="float" office:value="13.4982">
            <text:p>13,4982</text:p>
          </table:table-cell>
          <table:table-cell office:value-type="float" office:value="0">
            <text:p>0</text:p>
          </table:table-cell>
          <table:table-cell table:number-columns-repeated="2" office:value-type="float" office:value="2.91548">
            <text:p>2,91548</text:p>
          </table:table-cell>
          <table:table-cell office:value-type="float" office:value="0">
            <text:p>0</text:p>
          </table:table-cell>
          <table:table-cell table:number-columns-repeated="2" office:value-type="float" office:value="2.26036">
            <text:p>2,26036</text:p>
          </table:table-cell>
          <table:table-cell office:value-type="float" office:value="0">
            <text:p>0</text:p>
          </table:table-cell>
          <table:table-cell table:number-columns-repeated="2" office:value-type="float" office:value="7.43767">
            <text:p>7,43767</text:p>
          </table:table-cell>
          <table:table-cell office:value-type="float" office:value="0">
            <text:p>0</text:p>
          </table:table-cell>
          <table:table-cell table:number-columns-repeated="2" office:value-type="float" office:value="4.32953">
            <text:p>4,32953</text:p>
          </table:table-cell>
          <table:table-cell office:value-type="float" office:value="0">
            <text:p>0</text:p>
          </table:table-cell>
          <table:table-cell table:number-columns-repeated="2" office:value-type="float" office:value="2.40259">
            <text:p>2,40259</text:p>
          </table:table-cell>
          <table:table-cell office:value-type="float" office:value="0">
            <text:p>0</text:p>
          </table:table-cell>
          <table:table-cell table:number-columns-repeated="2" office:value-type="float" office:value="12.1121">
            <text:p>12,11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6481">
            <text:p>11,6481</text:p>
          </table:table-cell>
          <table:table-cell office:value-type="float" office:value="0">
            <text:p>0</text:p>
          </table:table-cell>
          <table:table-cell table:number-columns-repeated="2" office:value-type="float" office:value="1.59909">
            <text:p>1,59909</text:p>
          </table:table-cell>
          <table:table-cell office:value-type="float" office:value="0">
            <text:p>0</text:p>
          </table:table-cell>
          <table:table-cell table:number-columns-repeated="2" office:value-type="float" office:value="12.5024">
            <text:p>12,5024</text:p>
          </table:table-cell>
          <table:table-cell office:value-type="float" office:value="0">
            <text:p>0</text:p>
          </table:table-cell>
          <table:table-cell table:number-columns-repeated="2" office:value-type="float" office:value="3.76238">
            <text:p>3,76238</text:p>
          </table:table-cell>
          <table:table-cell office:value-type="float" office:value="0">
            <text:p>0</text:p>
          </table:table-cell>
          <table:table-cell table:number-columns-repeated="2" office:value-type="float" office:value="4.21809">
            <text:p>4,21809</text:p>
          </table:table-cell>
          <table:table-cell office:value-type="float" office:value="0">
            <text:p>0</text:p>
          </table:table-cell>
          <table:table-cell table:number-columns-repeated="2" office:value-type="float" office:value="9.4561">
            <text:p>9,4561</text:p>
          </table:table-cell>
          <table:table-cell office:value-type="float" office:value="0">
            <text:p>0</text:p>
          </table:table-cell>
          <table:table-cell table:number-columns-repeated="2" office:value-type="float" office:value="7.06407">
            <text:p>7,06407</text:p>
          </table:table-cell>
          <table:table-cell office:value-type="float" office:value="0">
            <text:p>0</text:p>
          </table:table-cell>
          <table:table-cell table:number-columns-repeated="2" office:value-type="float" office:value="2.55801">
            <text:p>2,55801</text:p>
          </table:table-cell>
          <table:table-cell office:value-type="float" office:value="0">
            <text:p>0</text:p>
          </table:table-cell>
          <table:table-cell table:number-columns-repeated="2" office:value-type="float" office:value="9.65786">
            <text:p>9,657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4202">
            <text:p>9,64202</text:p>
          </table:table-cell>
          <table:table-cell office:value-type="float" office:value="0">
            <text:p>0</text:p>
          </table:table-cell>
          <table:table-cell table:number-columns-repeated="2" office:value-type="float" office:value="1.31375">
            <text:p>1,31375</text:p>
          </table:table-cell>
          <table:table-cell office:value-type="float" office:value="0">
            <text:p>0</text:p>
          </table:table-cell>
          <table:table-cell table:number-columns-repeated="2" office:value-type="float" office:value="9.2391">
            <text:p>9,2391</text:p>
          </table:table-cell>
          <table:table-cell office:value-type="float" office:value="0">
            <text:p>0</text:p>
          </table:table-cell>
          <table:table-cell table:number-columns-repeated="2" office:value-type="float" office:value="2.88058">
            <text:p>2,88058</text:p>
          </table:table-cell>
          <table:table-cell office:value-type="float" office:value="0">
            <text:p>0</text:p>
          </table:table-cell>
          <table:table-cell table:number-columns-repeated="2" office:value-type="float" office:value="2.17327">
            <text:p>2,17327</text:p>
          </table:table-cell>
          <table:table-cell office:value-type="float" office:value="0">
            <text:p>0</text:p>
          </table:table-cell>
          <table:table-cell table:number-columns-repeated="2" office:value-type="float" office:value="6.61833">
            <text:p>6,61833</text:p>
          </table:table-cell>
          <table:table-cell office:value-type="float" office:value="0">
            <text:p>0</text:p>
          </table:table-cell>
          <table:table-cell table:number-columns-repeated="2" office:value-type="float" office:value="4.44301">
            <text:p>4,44301</text:p>
          </table:table-cell>
          <table:table-cell office:value-type="float" office:value="0">
            <text:p>0</text:p>
          </table:table-cell>
          <table:table-cell table:number-columns-repeated="2" office:value-type="float" office:value="2.35274">
            <text:p>2,35274</text:p>
          </table:table-cell>
          <table:table-cell office:value-type="float" office:value="0">
            <text:p>0</text:p>
          </table:table-cell>
          <table:table-cell table:number-columns-repeated="2" office:value-type="float" office:value="9.39716">
            <text:p>9,397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2472">
            <text:p>9,72472</text:p>
          </table:table-cell>
          <table:table-cell office:value-type="float" office:value="0">
            <text:p>0</text:p>
          </table:table-cell>
          <table:table-cell table:number-columns-repeated="2" office:value-type="float" office:value="1.26156">
            <text:p>1,26156</text:p>
          </table:table-cell>
          <table:table-cell office:value-type="float" office:value="0">
            <text:p>0</text:p>
          </table:table-cell>
          <table:table-cell table:number-columns-repeated="2" office:value-type="float" office:value="9.20156">
            <text:p>9,20156</text:p>
          </table:table-cell>
          <table:table-cell office:value-type="float" office:value="0">
            <text:p>0</text:p>
          </table:table-cell>
          <table:table-cell table:number-columns-repeated="2" office:value-type="float" office:value="2.81578">
            <text:p>2,81578</text:p>
          </table:table-cell>
          <table:table-cell office:value-type="float" office:value="0">
            <text:p>0</text:p>
          </table:table-cell>
          <table:table-cell table:number-columns-repeated="2" office:value-type="float" office:value="2.18852">
            <text:p>2,18852</text:p>
          </table:table-cell>
          <table:table-cell office:value-type="float" office:value="0">
            <text:p>0</text:p>
          </table:table-cell>
          <table:table-cell table:number-columns-repeated="2" office:value-type="float" office:value="14.307">
            <text:p>14,307</text:p>
          </table:table-cell>
          <table:table-cell office:value-type="float" office:value="0">
            <text:p>0</text:p>
          </table:table-cell>
          <table:table-cell table:number-columns-repeated="2" office:value-type="float" office:value="8.05936">
            <text:p>8,05936</text:p>
          </table:table-cell>
          <table:table-cell office:value-type="float" office:value="0">
            <text:p>0</text:p>
          </table:table-cell>
          <table:table-cell table:number-columns-repeated="2" office:value-type="float" office:value="2.54628">
            <text:p>2,54628</text:p>
          </table:table-cell>
          <table:table-cell office:value-type="float" office:value="0">
            <text:p>0</text:p>
          </table:table-cell>
          <table:table-cell table:number-columns-repeated="2" office:value-type="float" office:value="10.0754">
            <text:p>10,07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0845">
            <text:p>11,0845</text:p>
          </table:table-cell>
          <table:table-cell office:value-type="float" office:value="0">
            <text:p>0</text:p>
          </table:table-cell>
          <table:table-cell table:number-columns-repeated="2" office:value-type="float" office:value="1.31903">
            <text:p>1,31903</text:p>
          </table:table-cell>
          <table:table-cell office:value-type="float" office:value="0">
            <text:p>0</text:p>
          </table:table-cell>
          <table:table-cell table:number-columns-repeated="2" office:value-type="float" office:value="9.1391">
            <text:p>9,1391</text:p>
          </table:table-cell>
          <table:table-cell office:value-type="float" office:value="0">
            <text:p>0</text:p>
          </table:table-cell>
          <table:table-cell table:number-columns-repeated="2" office:value-type="float" office:value="3.72778">
            <text:p>3,72778</text:p>
          </table:table-cell>
          <table:table-cell office:value-type="float" office:value="0">
            <text:p>0</text:p>
          </table:table-cell>
          <table:table-cell table:number-columns-repeated="2" office:value-type="float" office:value="4.71808">
            <text:p>4,71808</text:p>
          </table:table-cell>
          <table:table-cell office:value-type="float" office:value="0">
            <text:p>0</text:p>
          </table:table-cell>
          <table:table-cell table:number-columns-repeated="2" office:value-type="float" office:value="6.6113">
            <text:p>6,6113</text:p>
          </table:table-cell>
          <table:table-cell office:value-type="float" office:value="0">
            <text:p>0</text:p>
          </table:table-cell>
          <table:table-cell table:number-columns-repeated="2" office:value-type="float" office:value="5.42657">
            <text:p>5,42657</text:p>
          </table:table-cell>
          <table:table-cell office:value-type="float" office:value="0">
            <text:p>0</text:p>
          </table:table-cell>
          <table:table-cell table:number-columns-repeated="2" office:value-type="float" office:value="2.9058">
            <text:p>2,9058</text:p>
          </table:table-cell>
          <table:table-cell office:value-type="float" office:value="0">
            <text:p>0</text:p>
          </table:table-cell>
          <table:table-cell table:number-columns-repeated="2" office:value-type="float" office:value="9.21857">
            <text:p>9,218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5.1645">
            <text:p>15,1645</text:p>
          </table:table-cell>
          <table:table-cell office:value-type="float" office:value="0">
            <text:p>0</text:p>
          </table:table-cell>
          <table:table-cell table:number-columns-repeated="2" office:value-type="float" office:value="2.74012">
            <text:p>2,74012</text:p>
          </table:table-cell>
          <table:table-cell office:value-type="float" office:value="0">
            <text:p>0</text:p>
          </table:table-cell>
          <table:table-cell table:number-columns-repeated="2" office:value-type="float" office:value="9.98982">
            <text:p>9,98982</text:p>
          </table:table-cell>
          <table:table-cell office:value-type="float" office:value="0">
            <text:p>0</text:p>
          </table:table-cell>
          <table:table-cell table:number-columns-repeated="2" office:value-type="float" office:value="2.79583">
            <text:p>2,79583</text:p>
          </table:table-cell>
          <table:table-cell office:value-type="float" office:value="0">
            <text:p>0</text:p>
          </table:table-cell>
          <table:table-cell table:number-columns-repeated="2" office:value-type="float" office:value="2.24805">
            <text:p>2,24805</text:p>
          </table:table-cell>
          <table:table-cell office:value-type="float" office:value="0">
            <text:p>0</text:p>
          </table:table-cell>
          <table:table-cell table:number-columns-repeated="2" office:value-type="float" office:value="6.73769">
            <text:p>6,73769</text:p>
          </table:table-cell>
          <table:table-cell office:value-type="float" office:value="0">
            <text:p>0</text:p>
          </table:table-cell>
          <table:table-cell table:number-columns-repeated="2" office:value-type="float" office:value="5.73126">
            <text:p>5,73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45831">
            <text:p>2,45831</text:p>
          </table:table-cell>
          <table:table-cell office:value-type="float" office:value="0">
            <text:p>0</text:p>
          </table:table-cell>
          <table:table-cell table:number-columns-repeated="2" office:value-type="float" office:value="10.4699">
            <text:p>10,469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2.9786">
            <text:p>12,9786</text:p>
          </table:table-cell>
          <table:table-cell office:value-type="float" office:value="0">
            <text:p>0</text:p>
          </table:table-cell>
          <table:table-cell table:number-columns-repeated="2" office:value-type="float" office:value="1.26537">
            <text:p>1,26537</text:p>
          </table:table-cell>
          <table:table-cell office:value-type="float" office:value="0">
            <text:p>0</text:p>
          </table:table-cell>
          <table:table-cell table:number-columns-repeated="2" office:value-type="float" office:value="9.79744">
            <text:p>9,79744</text:p>
          </table:table-cell>
          <table:table-cell office:value-type="float" office:value="0">
            <text:p>0</text:p>
          </table:table-cell>
          <table:table-cell table:number-columns-repeated="2" office:value-type="float" office:value="2.95947">
            <text:p>2,95947</text:p>
          </table:table-cell>
          <table:table-cell office:value-type="float" office:value="0">
            <text:p>0</text:p>
          </table:table-cell>
          <table:table-cell table:number-columns-repeated="2" office:value-type="float" office:value="2.20347">
            <text:p>2,20347</text:p>
          </table:table-cell>
          <table:table-cell office:value-type="float" office:value="0">
            <text:p>0</text:p>
          </table:table-cell>
          <table:table-cell table:number-columns-repeated="2" office:value-type="float" office:value="6.91862">
            <text:p>6,91862</text:p>
          </table:table-cell>
          <table:table-cell office:value-type="float" office:value="0">
            <text:p>0</text:p>
          </table:table-cell>
          <table:table-cell table:number-columns-repeated="2" office:value-type="float" office:value="4.78318">
            <text:p>4,78318</text:p>
          </table:table-cell>
          <table:table-cell office:value-type="float" office:value="0">
            <text:p>0</text:p>
          </table:table-cell>
          <table:table-cell table:number-columns-repeated="2" office:value-type="float" office:value="2.47238">
            <text:p>2,47238</text:p>
          </table:table-cell>
          <table:table-cell office:value-type="float" office:value="0">
            <text:p>0</text:p>
          </table:table-cell>
          <table:table-cell table:number-columns-repeated="2" office:value-type="float" office:value="9.87926">
            <text:p>9,879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3.1739">
            <text:p>13,1739</text:p>
          </table:table-cell>
          <table:table-cell office:value-type="float" office:value="0">
            <text:p>0</text:p>
          </table:table-cell>
          <table:table-cell table:number-columns-repeated="2" office:value-type="float" office:value="1.42959">
            <text:p>1,42959</text:p>
          </table:table-cell>
          <table:table-cell office:value-type="float" office:value="0">
            <text:p>0</text:p>
          </table:table-cell>
          <table:table-cell table:number-columns-repeated="2" office:value-type="float" office:value="9.24819">
            <text:p>9,24819</text:p>
          </table:table-cell>
          <table:table-cell office:value-type="float" office:value="0">
            <text:p>0</text:p>
          </table:table-cell>
          <table:table-cell table:number-columns-repeated="2" office:value-type="float" office:value="2.81724">
            <text:p>2,81724</text:p>
          </table:table-cell>
          <table:table-cell office:value-type="float" office:value="0">
            <text:p>0</text:p>
          </table:table-cell>
          <table:table-cell table:number-columns-repeated="2" office:value-type="float" office:value="2.22517">
            <text:p>2,22517</text:p>
          </table:table-cell>
          <table:table-cell office:value-type="float" office:value="0">
            <text:p>0</text:p>
          </table:table-cell>
          <table:table-cell table:number-columns-repeated="2" office:value-type="float" office:value="6.96173">
            <text:p>6,96173</text:p>
          </table:table-cell>
          <table:table-cell office:value-type="float" office:value="0">
            <text:p>0</text:p>
          </table:table-cell>
          <table:table-cell table:number-columns-repeated="2" office:value-type="float" office:value="4.58025">
            <text:p>4,58025</text:p>
          </table:table-cell>
          <table:table-cell office:value-type="float" office:value="0">
            <text:p>0</text:p>
          </table:table-cell>
          <table:table-cell table:number-columns-repeated="2" office:value-type="float" office:value="2.44658">
            <text:p>2,44658</text:p>
          </table:table-cell>
          <table:table-cell office:value-type="float" office:value="0">
            <text:p>0</text:p>
          </table:table-cell>
          <table:table-cell table:number-columns-repeated="2" office:value-type="float" office:value="9.8775">
            <text:p>9,87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3394">
            <text:p>10,3394</text:p>
          </table:table-cell>
          <table:table-cell office:value-type="float" office:value="0">
            <text:p>0</text:p>
          </table:table-cell>
          <table:table-cell table:number-columns-repeated="2" office:value-type="float" office:value="1.31522">
            <text:p>1,31522</text:p>
          </table:table-cell>
          <table:table-cell office:value-type="float" office:value="0">
            <text:p>0</text:p>
          </table:table-cell>
          <table:table-cell table:number-columns-repeated="2" office:value-type="float" office:value="9.58103">
            <text:p>9,58103</text:p>
          </table:table-cell>
          <table:table-cell office:value-type="float" office:value="0">
            <text:p>0</text:p>
          </table:table-cell>
          <table:table-cell table:number-columns-repeated="2" office:value-type="float" office:value="2.86651">
            <text:p>2,86651</text:p>
          </table:table-cell>
          <table:table-cell office:value-type="float" office:value="0">
            <text:p>0</text:p>
          </table:table-cell>
          <table:table-cell table:number-columns-repeated="2" office:value-type="float" office:value="2.46916">
            <text:p>2,46916</text:p>
          </table:table-cell>
          <table:table-cell office:value-type="float" office:value="0">
            <text:p>0</text:p>
          </table:table-cell>
          <table:table-cell table:number-columns-repeated="2" office:value-type="float" office:value="7.83473">
            <text:p>7,83473</text:p>
          </table:table-cell>
          <table:table-cell office:value-type="float" office:value="0">
            <text:p>0</text:p>
          </table:table-cell>
          <table:table-cell table:number-columns-repeated="2" office:value-type="float" office:value="5.16734">
            <text:p>5,16734</text:p>
          </table:table-cell>
          <table:table-cell office:value-type="float" office:value="0">
            <text:p>0</text:p>
          </table:table-cell>
          <table:table-cell table:number-columns-repeated="2" office:value-type="float" office:value="2.5149">
            <text:p>2,5149</text:p>
          </table:table-cell>
          <table:table-cell office:value-type="float" office:value="0">
            <text:p>0</text:p>
          </table:table-cell>
          <table:table-cell table:number-columns-repeated="2" office:value-type="float" office:value="11.0194">
            <text:p>11,0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2297">
            <text:p>10,2297</text:p>
          </table:table-cell>
          <table:table-cell office:value-type="float" office:value="0">
            <text:p>0</text:p>
          </table:table-cell>
          <table:table-cell table:number-columns-repeated="2" office:value-type="float" office:value="1.32138">
            <text:p>1,32138</text:p>
          </table:table-cell>
          <table:table-cell office:value-type="float" office:value="0">
            <text:p>0</text:p>
          </table:table-cell>
          <table:table-cell table:number-columns-repeated="2" office:value-type="float" office:value="10.9006">
            <text:p>10,9006</text:p>
          </table:table-cell>
          <table:table-cell office:value-type="float" office:value="0">
            <text:p>0</text:p>
          </table:table-cell>
          <table:table-cell table:number-columns-repeated="2" office:value-type="float" office:value="3.23072">
            <text:p>3,23072</text:p>
          </table:table-cell>
          <table:table-cell office:value-type="float" office:value="0">
            <text:p>0</text:p>
          </table:table-cell>
          <table:table-cell table:number-columns-repeated="2" office:value-type="float" office:value="2.4193">
            <text:p>2,4193</text:p>
          </table:table-cell>
          <table:table-cell office:value-type="float" office:value="0">
            <text:p>0</text:p>
          </table:table-cell>
          <table:table-cell table:number-columns-repeated="2" office:value-type="float" office:value="6.64912">
            <text:p>6,64912</text:p>
          </table:table-cell>
          <table:table-cell office:value-type="float" office:value="0">
            <text:p>0</text:p>
          </table:table-cell>
          <table:table-cell table:number-columns-repeated="2" office:value-type="float" office:value="4.7172">
            <text:p>4,7172</text:p>
          </table:table-cell>
          <table:table-cell office:value-type="float" office:value="0">
            <text:p>0</text:p>
          </table:table-cell>
          <table:table-cell table:number-columns-repeated="2" office:value-type="float" office:value="2.42693">
            <text:p>2,42693</text:p>
          </table:table-cell>
          <table:table-cell office:value-type="float" office:value="0">
            <text:p>0</text:p>
          </table:table-cell>
          <table:table-cell table:number-columns-repeated="2" office:value-type="float" office:value="11.9915">
            <text:p>11,99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8748">
            <text:p>9,48748</text:p>
          </table:table-cell>
          <table:table-cell office:value-type="float" office:value="0">
            <text:p>0</text:p>
          </table:table-cell>
          <table:table-cell table:number-columns-repeated="2" office:value-type="float" office:value="1.29499">
            <text:p>1,29499</text:p>
          </table:table-cell>
          <table:table-cell office:value-type="float" office:value="0">
            <text:p>0</text:p>
          </table:table-cell>
          <table:table-cell table:number-columns-repeated="2" office:value-type="float" office:value="14.7516">
            <text:p>14,7516</text:p>
          </table:table-cell>
          <table:table-cell office:value-type="float" office:value="0">
            <text:p>0</text:p>
          </table:table-cell>
          <table:table-cell table:number-columns-repeated="2" office:value-type="float" office:value="2.85507">
            <text:p>2,85507</text:p>
          </table:table-cell>
          <table:table-cell office:value-type="float" office:value="0">
            <text:p>0</text:p>
          </table:table-cell>
          <table:table-cell table:number-columns-repeated="2" office:value-type="float" office:value="6.04474">
            <text:p>6,04474</text:p>
          </table:table-cell>
          <table:table-cell office:value-type="float" office:value="0">
            <text:p>0</text:p>
          </table:table-cell>
          <table:table-cell table:number-columns-repeated="2" office:value-type="float" office:value="7.52565">
            <text:p>7,52565</text:p>
          </table:table-cell>
          <table:table-cell office:value-type="float" office:value="0">
            <text:p>0</text:p>
          </table:table-cell>
          <table:table-cell table:number-columns-repeated="2" office:value-type="float" office:value="7.89836">
            <text:p>7,89836</text:p>
          </table:table-cell>
          <table:table-cell office:value-type="float" office:value="0">
            <text:p>0</text:p>
          </table:table-cell>
          <table:table-cell table:number-columns-repeated="2" office:value-type="float" office:value="3.2319">
            <text:p>3,2319</text:p>
          </table:table-cell>
          <table:table-cell office:value-type="float" office:value="0">
            <text:p>0</text:p>
          </table:table-cell>
          <table:table-cell table:number-columns-repeated="2" office:value-type="float" office:value="10.5344">
            <text:p>10,53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5977">
            <text:p>10,5977</text:p>
          </table:table-cell>
          <table:table-cell office:value-type="float" office:value="0">
            <text:p>0</text:p>
          </table:table-cell>
          <table:table-cell table:number-columns-repeated="2" office:value-type="float" office:value="1.96359">
            <text:p>1,96359</text:p>
          </table:table-cell>
          <table:table-cell office:value-type="float" office:value="0">
            <text:p>0</text:p>
          </table:table-cell>
          <table:table-cell table:number-columns-repeated="2" office:value-type="float" office:value="13.3258">
            <text:p>13,3258</text:p>
          </table:table-cell>
          <table:table-cell office:value-type="float" office:value="0">
            <text:p>0</text:p>
          </table:table-cell>
          <table:table-cell table:number-columns-repeated="2" office:value-type="float" office:value="3.82954">
            <text:p>3,82954</text:p>
          </table:table-cell>
          <table:table-cell office:value-type="float" office:value="0">
            <text:p>0</text:p>
          </table:table-cell>
          <table:table-cell table:number-columns-repeated="2" office:value-type="float" office:value="2.5715">
            <text:p>2,5715</text:p>
          </table:table-cell>
          <table:table-cell office:value-type="float" office:value="0">
            <text:p>0</text:p>
          </table:table-cell>
          <table:table-cell table:number-columns-repeated="2" office:value-type="float" office:value="6.97727">
            <text:p>6,97727</text:p>
          </table:table-cell>
          <table:table-cell office:value-type="float" office:value="0">
            <text:p>0</text:p>
          </table:table-cell>
          <table:table-cell table:number-columns-repeated="2" office:value-type="float" office:value="5.04271">
            <text:p>5,04271</text:p>
          </table:table-cell>
          <table:table-cell office:value-type="float" office:value="0">
            <text:p>0</text:p>
          </table:table-cell>
          <table:table-cell table:number-columns-repeated="2" office:value-type="float" office:value="2.42517">
            <text:p>2,42517</text:p>
          </table:table-cell>
          <table:table-cell office:value-type="float" office:value="0">
            <text:p>0</text:p>
          </table:table-cell>
          <table:table-cell table:number-columns-repeated="2" office:value-type="float" office:value="9.98336">
            <text:p>9,983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0162">
            <text:p>10,0162</text:p>
          </table:table-cell>
          <table:table-cell office:value-type="float" office:value="0">
            <text:p>0</text:p>
          </table:table-cell>
          <table:table-cell table:number-columns-repeated="2" office:value-type="float" office:value="3.59347">
            <text:p>3,59347</text:p>
          </table:table-cell>
          <table:table-cell office:value-type="float" office:value="0">
            <text:p>0</text:p>
          </table:table-cell>
          <table:table-cell table:number-columns-repeated="2" office:value-type="float" office:value="9.33499">
            <text:p>9,33499</text:p>
          </table:table-cell>
          <table:table-cell office:value-type="float" office:value="0">
            <text:p>0</text:p>
          </table:table-cell>
          <table:table-cell table:number-columns-repeated="2" office:value-type="float" office:value="7.59163">
            <text:p>7,59163</text:p>
          </table:table-cell>
          <table:table-cell office:value-type="float" office:value="0">
            <text:p>0</text:p>
          </table:table-cell>
          <table:table-cell table:number-columns-repeated="2" office:value-type="float" office:value="2.31139">
            <text:p>2,31139</text:p>
          </table:table-cell>
          <table:table-cell office:value-type="float" office:value="0">
            <text:p>0</text:p>
          </table:table-cell>
          <table:table-cell table:number-columns-repeated="2" office:value-type="float" office:value="6.47992">
            <text:p>6,47992</text:p>
          </table:table-cell>
          <table:table-cell office:value-type="float" office:value="0">
            <text:p>0</text:p>
          </table:table-cell>
          <table:table-cell table:number-columns-repeated="2" office:value-type="float" office:value="4.35563">
            <text:p>4,35563</text:p>
          </table:table-cell>
          <table:table-cell office:value-type="float" office:value="0">
            <text:p>0</text:p>
          </table:table-cell>
          <table:table-cell table:number-columns-repeated="2" office:value-type="float" office:value="2.57736">
            <text:p>2,57736</text:p>
          </table:table-cell>
          <table:table-cell office:value-type="float" office:value="0">
            <text:p>0</text:p>
          </table:table-cell>
          <table:table-cell table:number-columns-repeated="2" office:value-type="float" office:value="9.35112">
            <text:p>9,3511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5962">
            <text:p>9,75962</text:p>
          </table:table-cell>
          <table:table-cell office:value-type="float" office:value="0">
            <text:p>0</text:p>
          </table:table-cell>
          <table:table-cell table:number-columns-repeated="2" office:value-type="float" office:value="1.60906">
            <text:p>1,60906</text:p>
          </table:table-cell>
          <table:table-cell office:value-type="float" office:value="0">
            <text:p>0</text:p>
          </table:table-cell>
          <table:table-cell table:number-columns-repeated="2" office:value-type="float" office:value="10.8921">
            <text:p>10,8921</text:p>
          </table:table-cell>
          <table:table-cell office:value-type="float" office:value="0">
            <text:p>0</text:p>
          </table:table-cell>
          <table:table-cell table:number-columns-repeated="2" office:value-type="float" office:value="3.197">
            <text:p>3,197</text:p>
          </table:table-cell>
          <table:table-cell office:value-type="float" office:value="0">
            <text:p>0</text:p>
          </table:table-cell>
          <table:table-cell table:number-columns-repeated="2" office:value-type="float" office:value="2.2064">
            <text:p>2,2064</text:p>
          </table:table-cell>
          <table:table-cell office:value-type="float" office:value="0">
            <text:p>0</text:p>
          </table:table-cell>
          <table:table-cell table:number-columns-repeated="2" office:value-type="float" office:value="6.88079">
            <text:p>6,88079</text:p>
          </table:table-cell>
          <table:table-cell office:value-type="float" office:value="0">
            <text:p>0</text:p>
          </table:table-cell>
          <table:table-cell table:number-columns-repeated="2" office:value-type="float" office:value="4.46178">
            <text:p>4,46178</text:p>
          </table:table-cell>
          <table:table-cell office:value-type="float" office:value="0">
            <text:p>0</text:p>
          </table:table-cell>
          <table:table-cell table:number-columns-repeated="2" office:value-type="float" office:value="2.60141">
            <text:p>2,60141</text:p>
          </table:table-cell>
          <table:table-cell office:value-type="float" office:value="0">
            <text:p>0</text:p>
          </table:table-cell>
          <table:table-cell table:number-columns-repeated="2" office:value-type="float" office:value="9.79656">
            <text:p>9,796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1993">
            <text:p>19,1993</text:p>
          </table:table-cell>
          <table:table-cell office:value-type="float" office:value="0">
            <text:p>0</text:p>
          </table:table-cell>
          <table:table-cell table:number-columns-repeated="2" office:value-type="float" office:value="3.64215">
            <text:p>3,64215</text:p>
          </table:table-cell>
          <table:table-cell office:value-type="float" office:value="0">
            <text:p>0</text:p>
          </table:table-cell>
          <table:table-cell table:number-columns-repeated="2" office:value-type="float" office:value="14.0449">
            <text:p>14,0449</text:p>
          </table:table-cell>
          <table:table-cell office:value-type="float" office:value="0">
            <text:p>0</text:p>
          </table:table-cell>
          <table:table-cell table:number-columns-repeated="2" office:value-type="float" office:value="2.91255">
            <text:p>2,91255</text:p>
          </table:table-cell>
          <table:table-cell office:value-type="float" office:value="0">
            <text:p>0</text:p>
          </table:table-cell>
          <table:table-cell table:number-columns-repeated="2" office:value-type="float" office:value="2.60288">
            <text:p>2,60288</text:p>
          </table:table-cell>
          <table:table-cell office:value-type="float" office:value="0">
            <text:p>0</text:p>
          </table:table-cell>
          <table:table-cell table:number-columns-repeated="2" office:value-type="float" office:value="16.7345">
            <text:p>16,7345</text:p>
          </table:table-cell>
          <table:table-cell office:value-type="float" office:value="0">
            <text:p>0</text:p>
          </table:table-cell>
          <table:table-cell table:number-columns-repeated="2" office:value-type="float" office:value="4.49785">
            <text:p>4,49785</text:p>
          </table:table-cell>
          <table:table-cell office:value-type="float" office:value="0">
            <text:p>0</text:p>
          </table:table-cell>
          <table:table-cell table:number-columns-repeated="2" office:value-type="float" office:value="2.52634">
            <text:p>2,52634</text:p>
          </table:table-cell>
          <table:table-cell office:value-type="float" office:value="0">
            <text:p>0</text:p>
          </table:table-cell>
          <table:table-cell table:number-columns-repeated="2" office:value-type="float" office:value="9.74906">
            <text:p>9,7490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3693">
            <text:p>10,3693</text:p>
          </table:table-cell>
          <table:table-cell office:value-type="float" office:value="0">
            <text:p>0</text:p>
          </table:table-cell>
          <table:table-cell table:number-columns-repeated="2" office:value-type="float" office:value="1.94923">
            <text:p>1,94923</text:p>
          </table:table-cell>
          <table:table-cell office:value-type="float" office:value="0">
            <text:p>0</text:p>
          </table:table-cell>
          <table:table-cell table:number-columns-repeated="2" office:value-type="float" office:value="10.0394">
            <text:p>10,0394</text:p>
          </table:table-cell>
          <table:table-cell office:value-type="float" office:value="0">
            <text:p>0</text:p>
          </table:table-cell>
          <table:table-cell table:number-columns-repeated="2" office:value-type="float" office:value="2.95126">
            <text:p>2,95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77091">
            <text:p>2,77091</text:p>
          </table:table-cell>
          <table:table-cell office:value-type="float" office:value="0">
            <text:p>0</text:p>
          </table:table-cell>
          <table:table-cell table:number-columns-repeated="2" office:value-type="float" office:value="6.99604">
            <text:p>6,99604</text:p>
          </table:table-cell>
          <table:table-cell office:value-type="float" office:value="0">
            <text:p>0</text:p>
          </table:table-cell>
          <table:table-cell table:number-columns-repeated="2" office:value-type="float" office:value="6.17934">
            <text:p>6,17934</text:p>
          </table:table-cell>
          <table:table-cell office:value-type="float" office:value="0">
            <text:p>0</text:p>
          </table:table-cell>
          <table:table-cell table:number-columns-repeated="2" office:value-type="float" office:value="2.4844">
            <text:p>2,4844</text:p>
          </table:table-cell>
          <table:table-cell office:value-type="float" office:value="0">
            <text:p>0</text:p>
          </table:table-cell>
          <table:table-cell table:number-columns-repeated="2" office:value-type="float" office:value="9.75316">
            <text:p>9,75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1749">
            <text:p>10,1749</text:p>
          </table:table-cell>
          <table:table-cell office:value-type="float" office:value="0">
            <text:p>0</text:p>
          </table:table-cell>
          <table:table-cell table:number-columns-repeated="2" office:value-type="float" office:value="1.33106">
            <text:p>1,33106</text:p>
          </table:table-cell>
          <table:table-cell office:value-type="float" office:value="0">
            <text:p>0</text:p>
          </table:table-cell>
          <table:table-cell table:number-columns-repeated="2" office:value-type="float" office:value="9.03998">
            <text:p>9,03998</text:p>
          </table:table-cell>
          <table:table-cell office:value-type="float" office:value="0">
            <text:p>0</text:p>
          </table:table-cell>
          <table:table-cell table:number-columns-repeated="2" office:value-type="float" office:value="2.7237">
            <text:p>2,7237</text:p>
          </table:table-cell>
          <table:table-cell office:value-type="float" office:value="0">
            <text:p>0</text:p>
          </table:table-cell>
          <table:table-cell table:number-columns-repeated="2" office:value-type="float" office:value="2.21725">
            <text:p>2,21725</text:p>
          </table:table-cell>
          <table:table-cell office:value-type="float" office:value="0">
            <text:p>0</text:p>
          </table:table-cell>
          <table:table-cell table:number-columns-repeated="2" office:value-type="float" office:value="6.75411">
            <text:p>6,75411</text:p>
          </table:table-cell>
          <table:table-cell office:value-type="float" office:value="0">
            <text:p>0</text:p>
          </table:table-cell>
          <table:table-cell table:number-columns-repeated="2" office:value-type="float" office:value="4.29551">
            <text:p>4,29551</text:p>
          </table:table-cell>
          <table:table-cell office:value-type="float" office:value="0">
            <text:p>0</text:p>
          </table:table-cell>
          <table:table-cell table:number-columns-repeated="2" office:value-type="float" office:value="5.15209">
            <text:p>5,15209</text:p>
          </table:table-cell>
          <table:table-cell office:value-type="float" office:value="0">
            <text:p>0</text:p>
          </table:table-cell>
          <table:table-cell table:number-columns-repeated="2" office:value-type="float" office:value="13.5892">
            <text:p>13,58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3528">
            <text:p>9,53528</text:p>
          </table:table-cell>
          <table:table-cell office:value-type="float" office:value="0">
            <text:p>0</text:p>
          </table:table-cell>
          <table:table-cell table:number-columns-repeated="2" office:value-type="float" office:value="2.09438">
            <text:p>2,09438</text:p>
          </table:table-cell>
          <table:table-cell office:value-type="float" office:value="0">
            <text:p>0</text:p>
          </table:table-cell>
          <table:table-cell table:number-columns-repeated="2" office:value-type="float" office:value="12.51">
            <text:p>12,51</text:p>
          </table:table-cell>
          <table:table-cell office:value-type="float" office:value="0">
            <text:p>0</text:p>
          </table:table-cell>
          <table:table-cell table:number-columns-repeated="2" office:value-type="float" office:value="2.9231">
            <text:p>2,9231</text:p>
          </table:table-cell>
          <table:table-cell office:value-type="float" office:value="0">
            <text:p>0</text:p>
          </table:table-cell>
          <table:table-cell table:number-columns-repeated="2" office:value-type="float" office:value="2.33573">
            <text:p>2,33573</text:p>
          </table:table-cell>
          <table:table-cell office:value-type="float" office:value="0">
            <text:p>0</text:p>
          </table:table-cell>
          <table:table-cell table:number-columns-repeated="2" office:value-type="float" office:value="7.71362">
            <text:p>7,71362</text:p>
          </table:table-cell>
          <table:table-cell office:value-type="float" office:value="0">
            <text:p>0</text:p>
          </table:table-cell>
          <table:table-cell table:number-columns-repeated="2" office:value-type="float" office:value="4.88201">
            <text:p>4,88201</text:p>
          </table:table-cell>
          <table:table-cell office:value-type="float" office:value="0">
            <text:p>0</text:p>
          </table:table-cell>
          <table:table-cell table:number-columns-repeated="2" office:value-type="float" office:value="2.46241">
            <text:p>2,46241</text:p>
          </table:table-cell>
          <table:table-cell office:value-type="float" office:value="0">
            <text:p>0</text:p>
          </table:table-cell>
          <table:table-cell table:number-columns-repeated="2" office:value-type="float" office:value="10.2622">
            <text:p>10,262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3989">
            <text:p>10,3989</text:p>
          </table:table-cell>
          <table:table-cell office:value-type="float" office:value="0">
            <text:p>0</text:p>
          </table:table-cell>
          <table:table-cell table:number-columns-repeated="2" office:value-type="float" office:value="1.31669">
            <text:p>1,31669</text:p>
          </table:table-cell>
          <table:table-cell office:value-type="float" office:value="0">
            <text:p>0</text:p>
          </table:table-cell>
          <table:table-cell table:number-columns-repeated="2" office:value-type="float" office:value="9.20831">
            <text:p>9,20831</text:p>
          </table:table-cell>
          <table:table-cell office:value-type="float" office:value="0">
            <text:p>0</text:p>
          </table:table-cell>
          <table:table-cell table:number-columns-repeated="2" office:value-type="float" office:value="2.84598">
            <text:p>2,84598</text:p>
          </table:table-cell>
          <table:table-cell office:value-type="float" office:value="0">
            <text:p>0</text:p>
          </table:table-cell>
          <table:table-cell table:number-columns-repeated="2" office:value-type="float" office:value="2.185">
            <text:p>2,185</text:p>
          </table:table-cell>
          <table:table-cell office:value-type="float" office:value="0">
            <text:p>0</text:p>
          </table:table-cell>
          <table:table-cell table:number-columns-repeated="2" office:value-type="float" office:value="7.15263">
            <text:p>7,15263</text:p>
          </table:table-cell>
          <table:table-cell office:value-type="float" office:value="0">
            <text:p>0</text:p>
          </table:table-cell>
          <table:table-cell table:number-columns-repeated="2" office:value-type="float" office:value="4.61339">
            <text:p>4,61339</text:p>
          </table:table-cell>
          <table:table-cell office:value-type="float" office:value="0">
            <text:p>0</text:p>
          </table:table-cell>
          <table:table-cell table:number-columns-repeated="2" office:value-type="float" office:value="2.52956">
            <text:p>2,52956</text:p>
          </table:table-cell>
          <table:table-cell office:value-type="float" office:value="0">
            <text:p>0</text:p>
          </table:table-cell>
          <table:table-cell table:number-columns-repeated="2" office:value-type="float" office:value="9.5083">
            <text:p>9,50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2942">
            <text:p>9,32942</text:p>
          </table:table-cell>
          <table:table-cell office:value-type="float" office:value="0">
            <text:p>0</text:p>
          </table:table-cell>
          <table:table-cell table:number-columns-repeated="2" office:value-type="float" office:value="1.28736">
            <text:p>1,28736</text:p>
          </table:table-cell>
          <table:table-cell office:value-type="float" office:value="0">
            <text:p>0</text:p>
          </table:table-cell>
          <table:table-cell table:number-columns-repeated="2" office:value-type="float" office:value="9.47194">
            <text:p>9,47194</text:p>
          </table:table-cell>
          <table:table-cell office:value-type="float" office:value="0">
            <text:p>0</text:p>
          </table:table-cell>
          <table:table-cell table:number-columns-repeated="2" office:value-type="float" office:value="2.85419">
            <text:p>2,85419</text:p>
          </table:table-cell>
          <table:table-cell office:value-type="float" office:value="0">
            <text:p>0</text:p>
          </table:table-cell>
          <table:table-cell table:number-columns-repeated="2" office:value-type="float" office:value="2.26975">
            <text:p>2,26975</text:p>
          </table:table-cell>
          <table:table-cell office:value-type="float" office:value="0">
            <text:p>0</text:p>
          </table:table-cell>
          <table:table-cell table:number-columns-repeated="2" office:value-type="float" office:value="6.98548">
            <text:p>6,98548</text:p>
          </table:table-cell>
          <table:table-cell office:value-type="float" office:value="0">
            <text:p>0</text:p>
          </table:table-cell>
          <table:table-cell table:number-columns-repeated="2" office:value-type="float" office:value="4.6436">
            <text:p>4,6436</text:p>
          </table:table-cell>
          <table:table-cell office:value-type="float" office:value="0">
            <text:p>0</text:p>
          </table:table-cell>
          <table:table-cell table:number-columns-repeated="2" office:value-type="float" office:value="3.72749">
            <text:p>3,72749</text:p>
          </table:table-cell>
          <table:table-cell office:value-type="float" office:value="0">
            <text:p>0</text:p>
          </table:table-cell>
          <table:table-cell table:number-columns-repeated="2" office:value-type="float" office:value="9.56871">
            <text:p>9,568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6232">
            <text:p>10,6232</text:p>
          </table:table-cell>
          <table:table-cell office:value-type="float" office:value="0">
            <text:p>0</text:p>
          </table:table-cell>
          <table:table-cell table:number-columns-repeated="2" office:value-type="float" office:value="2.72252">
            <text:p>2,72252</text:p>
          </table:table-cell>
          <table:table-cell office:value-type="float" office:value="0">
            <text:p>0</text:p>
          </table:table-cell>
          <table:table-cell table:number-columns-repeated="2" office:value-type="float" office:value="14.6249">
            <text:p>14,6249</text:p>
          </table:table-cell>
          <table:table-cell office:value-type="float" office:value="0">
            <text:p>0</text:p>
          </table:table-cell>
          <table:table-cell table:number-columns-repeated="2" office:value-type="float" office:value="4.35269">
            <text:p>4,35269</text:p>
          </table:table-cell>
          <table:table-cell office:value-type="float" office:value="0">
            <text:p>0</text:p>
          </table:table-cell>
          <table:table-cell table:number-columns-repeated="2" office:value-type="float" office:value="2.28148">
            <text:p>2,28148</text:p>
          </table:table-cell>
          <table:table-cell office:value-type="float" office:value="0">
            <text:p>0</text:p>
          </table:table-cell>
          <table:table-cell table:number-columns-repeated="2" office:value-type="float" office:value="6.67816">
            <text:p>6,67816</text:p>
          </table:table-cell>
          <table:table-cell office:value-type="float" office:value="0">
            <text:p>0</text:p>
          </table:table-cell>
          <table:table-cell table:number-columns-repeated="2" office:value-type="float" office:value="5.19784">
            <text:p>5,19784</text:p>
          </table:table-cell>
          <table:table-cell office:value-type="float" office:value="0">
            <text:p>0</text:p>
          </table:table-cell>
          <table:table-cell table:number-columns-repeated="2" office:value-type="float" office:value="2.63396">
            <text:p>2,63396</text:p>
          </table:table-cell>
          <table:table-cell office:value-type="float" office:value="0">
            <text:p>0</text:p>
          </table:table-cell>
          <table:table-cell table:number-columns-repeated="2" office:value-type="float" office:value="12.1584">
            <text:p>12,15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7307">
            <text:p>19,7307</text:p>
          </table:table-cell>
          <table:table-cell office:value-type="float" office:value="0">
            <text:p>0</text:p>
          </table:table-cell>
          <table:table-cell table:number-columns-repeated="2" office:value-type="float" office:value="2.92281">
            <text:p>2,92281</text:p>
          </table:table-cell>
          <table:table-cell office:value-type="float" office:value="0">
            <text:p>0</text:p>
          </table:table-cell>
          <table:table-cell table:number-columns-repeated="2" office:value-type="float" office:value="9.34056">
            <text:p>9,34056</text:p>
          </table:table-cell>
          <table:table-cell office:value-type="float" office:value="0">
            <text:p>0</text:p>
          </table:table-cell>
          <table:table-cell table:number-columns-repeated="2" office:value-type="float" office:value="2.77384">
            <text:p>2,77384</text:p>
          </table:table-cell>
          <table:table-cell office:value-type="float" office:value="0">
            <text:p>0</text:p>
          </table:table-cell>
          <table:table-cell table:number-columns-repeated="2" office:value-type="float" office:value="2.27356">
            <text:p>2,27356</text:p>
          </table:table-cell>
          <table:table-cell office:value-type="float" office:value="0">
            <text:p>0</text:p>
          </table:table-cell>
          <table:table-cell table:number-columns-repeated="2" office:value-type="float" office:value="6.85821">
            <text:p>6,85821</text:p>
          </table:table-cell>
          <table:table-cell office:value-type="float" office:value="0">
            <text:p>0</text:p>
          </table:table-cell>
          <table:table-cell table:number-columns-repeated="2" office:value-type="float" office:value="4.38642">
            <text:p>4,38642</text:p>
          </table:table-cell>
          <table:table-cell office:value-type="float" office:value="0">
            <text:p>0</text:p>
          </table:table-cell>
          <table:table-cell table:number-columns-repeated="2" office:value-type="float" office:value="2.49936">
            <text:p>2,49936</text:p>
          </table:table-cell>
          <table:table-cell office:value-type="float" office:value="0">
            <text:p>0</text:p>
          </table:table-cell>
          <table:table-cell table:number-columns-repeated="2" office:value-type="float" office:value="9.42062">
            <text:p>9,420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8836">
            <text:p>9,58836</text:p>
          </table:table-cell>
          <table:table-cell office:value-type="float" office:value="0">
            <text:p>0</text:p>
          </table:table-cell>
          <table:table-cell table:number-columns-repeated="2" office:value-type="float" office:value="1.29499">
            <text:p>1,29499</text:p>
          </table:table-cell>
          <table:table-cell office:value-type="float" office:value="0">
            <text:p>0</text:p>
          </table:table-cell>
          <table:table-cell table:number-columns-repeated="2" office:value-type="float" office:value="9.07459">
            <text:p>9,07459</text:p>
          </table:table-cell>
          <table:table-cell office:value-type="float" office:value="0">
            <text:p>0</text:p>
          </table:table-cell>
          <table:table-cell table:number-columns-repeated="2" office:value-type="float" office:value="2.98909">
            <text:p>2,98909</text:p>
          </table:table-cell>
          <table:table-cell office:value-type="float" office:value="0">
            <text:p>0</text:p>
          </table:table-cell>
          <table:table-cell table:number-columns-repeated="2" office:value-type="float" office:value="5.54768">
            <text:p>5,54768</text:p>
          </table:table-cell>
          <table:table-cell office:value-type="float" office:value="0">
            <text:p>0</text:p>
          </table:table-cell>
          <table:table-cell table:number-columns-repeated="2" office:value-type="float" office:value="7.4406">
            <text:p>7,4406</text:p>
          </table:table-cell>
          <table:table-cell office:value-type="float" office:value="0">
            <text:p>0</text:p>
          </table:table-cell>
          <table:table-cell table:number-columns-repeated="2" office:value-type="float" office:value="4.97643">
            <text:p>4,97643</text:p>
          </table:table-cell>
          <table:table-cell office:value-type="float" office:value="0">
            <text:p>0</text:p>
          </table:table-cell>
          <table:table-cell table:number-columns-repeated="2" office:value-type="float" office:value="2.74188">
            <text:p>2,74188</text:p>
          </table:table-cell>
          <table:table-cell office:value-type="float" office:value="0">
            <text:p>0</text:p>
          </table:table-cell>
          <table:table-cell table:number-columns-repeated="2" office:value-type="float" office:value="10.6693">
            <text:p>10,66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5813">
            <text:p>10,5813</text:p>
          </table:table-cell>
          <table:table-cell office:value-type="float" office:value="0">
            <text:p>0</text:p>
          </table:table-cell>
          <table:table-cell table:number-columns-repeated="2" office:value-type="float" office:value="1.30232">
            <text:p>1,30232</text:p>
          </table:table-cell>
          <table:table-cell office:value-type="float" office:value="0">
            <text:p>0</text:p>
          </table:table-cell>
          <table:table-cell table:number-columns-repeated="2" office:value-type="float" office:value="9.24115">
            <text:p>9,24115</text:p>
          </table:table-cell>
          <table:table-cell office:value-type="float" office:value="0">
            <text:p>0</text:p>
          </table:table-cell>
          <table:table-cell table:number-columns-repeated="2" office:value-type="float" office:value="2.78469">
            <text:p>2,78469</text:p>
          </table:table-cell>
          <table:table-cell office:value-type="float" office:value="0">
            <text:p>0</text:p>
          </table:table-cell>
          <table:table-cell table:number-columns-repeated="2" office:value-type="float" office:value="2.83454">
            <text:p>2,83454</text:p>
          </table:table-cell>
          <table:table-cell office:value-type="float" office:value="0">
            <text:p>0</text:p>
          </table:table-cell>
          <table:table-cell table:number-columns-repeated="2" office:value-type="float" office:value="6.85029">
            <text:p>6,85029</text:p>
          </table:table-cell>
          <table:table-cell office:value-type="float" office:value="0">
            <text:p>0</text:p>
          </table:table-cell>
          <table:table-cell table:number-columns-repeated="2" office:value-type="float" office:value="11.071">
            <text:p>11,071</text:p>
          </table:table-cell>
          <table:table-cell office:value-type="float" office:value="0">
            <text:p>0</text:p>
          </table:table-cell>
          <table:table-cell table:number-columns-repeated="2" office:value-type="float" office:value="2.52458">
            <text:p>2,52458</text:p>
          </table:table-cell>
          <table:table-cell office:value-type="float" office:value="0">
            <text:p>0</text:p>
          </table:table-cell>
          <table:table-cell table:number-columns-repeated="2" office:value-type="float" office:value="9.93205">
            <text:p>9,9320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8907">
            <text:p>9,8907</text:p>
          </table:table-cell>
          <table:table-cell office:value-type="float" office:value="0">
            <text:p>0</text:p>
          </table:table-cell>
          <table:table-cell table:number-columns-repeated="2" office:value-type="float" office:value="1.3595">
            <text:p>1,3595</text:p>
          </table:table-cell>
          <table:table-cell office:value-type="float" office:value="0">
            <text:p>0</text:p>
          </table:table-cell>
          <table:table-cell table:number-columns-repeated="2" office:value-type="float" office:value="9.57751">
            <text:p>9,57751</text:p>
          </table:table-cell>
          <table:table-cell office:value-type="float" office:value="0">
            <text:p>0</text:p>
          </table:table-cell>
          <table:table-cell table:number-columns-repeated="2" office:value-type="float" office:value="3.05976">
            <text:p>3,05976</text:p>
          </table:table-cell>
          <table:table-cell office:value-type="float" office:value="0">
            <text:p>0</text:p>
          </table:table-cell>
          <table:table-cell table:number-columns-repeated="2" office:value-type="float" office:value="2.14922">
            <text:p>2,14922</text:p>
          </table:table-cell>
          <table:table-cell office:value-type="float" office:value="0">
            <text:p>0</text:p>
          </table:table-cell>
          <table:table-cell table:number-columns-repeated="2" office:value-type="float" office:value="6.6327">
            <text:p>6,6327</text:p>
          </table:table-cell>
          <table:table-cell office:value-type="float" office:value="0">
            <text:p>0</text:p>
          </table:table-cell>
          <table:table-cell table:number-columns-repeated="2" office:value-type="float" office:value="11.4021">
            <text:p>11,4021</text:p>
          </table:table-cell>
          <table:table-cell office:value-type="float" office:value="0">
            <text:p>0</text:p>
          </table:table-cell>
          <table:table-cell table:number-columns-repeated="2" office:value-type="float" office:value="2.43309">
            <text:p>2,43309</text:p>
          </table:table-cell>
          <table:table-cell office:value-type="float" office:value="0">
            <text:p>0</text:p>
          </table:table-cell>
          <table:table-cell table:number-columns-repeated="2" office:value-type="float" office:value="9.4086">
            <text:p>9,40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6564">
            <text:p>10,6564</text:p>
          </table:table-cell>
          <table:table-cell office:value-type="float" office:value="0">
            <text:p>0</text:p>
          </table:table-cell>
          <table:table-cell table:number-columns-repeated="2" office:value-type="float" office:value="2.12341">
            <text:p>2,12341</text:p>
          </table:table-cell>
          <table:table-cell office:value-type="float" office:value="0">
            <text:p>0</text:p>
          </table:table-cell>
          <table:table-cell table:number-columns-repeated="2" office:value-type="float" office:value="10.8977">
            <text:p>10,8977</text:p>
          </table:table-cell>
          <table:table-cell office:value-type="float" office:value="0">
            <text:p>0</text:p>
          </table:table-cell>
          <table:table-cell table:number-columns-repeated="2" office:value-type="float" office:value="4.72453">
            <text:p>4,72453</text:p>
          </table:table-cell>
          <table:table-cell office:value-type="float" office:value="0">
            <text:p>0</text:p>
          </table:table-cell>
          <table:table-cell table:number-columns-repeated="2" office:value-type="float" office:value="2.16242">
            <text:p>2,16242</text:p>
          </table:table-cell>
          <table:table-cell office:value-type="float" office:value="0">
            <text:p>0</text:p>
          </table:table-cell>
          <table:table-cell table:number-columns-repeated="2" office:value-type="float" office:value="7.17903">
            <text:p>7,17903</text:p>
          </table:table-cell>
          <table:table-cell office:value-type="float" office:value="0">
            <text:p>0</text:p>
          </table:table-cell>
          <table:table-cell table:number-columns-repeated="2" office:value-type="float" office:value="4.32806">
            <text:p>4,32806</text:p>
          </table:table-cell>
          <table:table-cell office:value-type="float" office:value="0">
            <text:p>0</text:p>
          </table:table-cell>
          <table:table-cell table:number-columns-repeated="2" office:value-type="float" office:value="2.363">
            <text:p>2,363</text:p>
          </table:table-cell>
          <table:table-cell office:value-type="float" office:value="0">
            <text:p>0</text:p>
          </table:table-cell>
          <table:table-cell table:number-columns-repeated="2" office:value-type="float" office:value="9.6083">
            <text:p>9,60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517">
            <text:p>9,7517</text:p>
          </table:table-cell>
          <table:table-cell office:value-type="float" office:value="0">
            <text:p>0</text:p>
          </table:table-cell>
          <table:table-cell table:number-columns-repeated="2" office:value-type="float" office:value="1.3073">
            <text:p>1,3073</text:p>
          </table:table-cell>
          <table:table-cell office:value-type="float" office:value="0">
            <text:p>0</text:p>
          </table:table-cell>
          <table:table-cell table:number-columns-repeated="2" office:value-type="float" office:value="18.2885">
            <text:p>18,2885</text:p>
          </table:table-cell>
          <table:table-cell office:value-type="float" office:value="0">
            <text:p>0</text:p>
          </table:table-cell>
          <table:table-cell table:number-columns-repeated="2" office:value-type="float" office:value="2.83953">
            <text:p>2,83953</text:p>
          </table:table-cell>
          <table:table-cell office:value-type="float" office:value="0">
            <text:p>0</text:p>
          </table:table-cell>
          <table:table-cell table:number-columns-repeated="2" office:value-type="float" office:value="2.27209">
            <text:p>2,27209</text:p>
          </table:table-cell>
          <table:table-cell office:value-type="float" office:value="0">
            <text:p>0</text:p>
          </table:table-cell>
          <table:table-cell table:number-columns-repeated="2" office:value-type="float" office:value="6.5327">
            <text:p>6,5327</text:p>
          </table:table-cell>
          <table:table-cell office:value-type="float" office:value="0">
            <text:p>0</text:p>
          </table:table-cell>
          <table:table-cell table:number-columns-repeated="2" office:value-type="float" office:value="4.29961">
            <text:p>4,29961</text:p>
          </table:table-cell>
          <table:table-cell office:value-type="float" office:value="0">
            <text:p>0</text:p>
          </table:table-cell>
          <table:table-cell table:number-columns-repeated="2" office:value-type="float" office:value="5.60135">
            <text:p>5,60135</text:p>
          </table:table-cell>
          <table:table-cell office:value-type="float" office:value="0">
            <text:p>0</text:p>
          </table:table-cell>
          <table:table-cell table:number-columns-repeated="2" office:value-type="float" office:value="9.35962">
            <text:p>9,359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998">
            <text:p>9,4998</text:p>
          </table:table-cell>
          <table:table-cell office:value-type="float" office:value="0">
            <text:p>0</text:p>
          </table:table-cell>
          <table:table-cell table:number-columns-repeated="2" office:value-type="float" office:value="1.28531">
            <text:p>1,28531</text:p>
          </table:table-cell>
          <table:table-cell office:value-type="float" office:value="0">
            <text:p>0</text:p>
          </table:table-cell>
          <table:table-cell table:number-columns-repeated="2" office:value-type="float" office:value="13.5287">
            <text:p>13,5287</text:p>
          </table:table-cell>
          <table:table-cell office:value-type="float" office:value="0">
            <text:p>0</text:p>
          </table:table-cell>
          <table:table-cell table:number-columns-repeated="2" office:value-type="float" office:value="8.54762">
            <text:p>8,54762</text:p>
          </table:table-cell>
          <table:table-cell office:value-type="float" office:value="0">
            <text:p>0</text:p>
          </table:table-cell>
          <table:table-cell table:number-columns-repeated="2" office:value-type="float" office:value="2.29233">
            <text:p>2,29233</text:p>
          </table:table-cell>
          <table:table-cell office:value-type="float" office:value="0">
            <text:p>0</text:p>
          </table:table-cell>
          <table:table-cell table:number-columns-repeated="2" office:value-type="float" office:value="7.41802">
            <text:p>7,41802</text:p>
          </table:table-cell>
          <table:table-cell office:value-type="float" office:value="0">
            <text:p>0</text:p>
          </table:table-cell>
          <table:table-cell table:number-columns-repeated="2" office:value-type="float" office:value="4.59052">
            <text:p>4,59052</text:p>
          </table:table-cell>
          <table:table-cell office:value-type="float" office:value="0">
            <text:p>0</text:p>
          </table:table-cell>
          <table:table-cell table:number-columns-repeated="2" office:value-type="float" office:value="3.59142">
            <text:p>3,59142</text:p>
          </table:table-cell>
          <table:table-cell office:value-type="float" office:value="0">
            <text:p>0</text:p>
          </table:table-cell>
          <table:table-cell table:number-columns-repeated="2" office:value-type="float" office:value="10.7039">
            <text:p>10,703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94817">
            <text:p>9,94817</text:p>
          </table:table-cell>
          <table:table-cell office:value-type="float" office:value="0">
            <text:p>0</text:p>
          </table:table-cell>
          <table:table-cell table:number-columns-repeated="2" office:value-type="float" office:value="1.26771">
            <text:p>1,26771</text:p>
          </table:table-cell>
          <table:table-cell office:value-type="float" office:value="0">
            <text:p>0</text:p>
          </table:table-cell>
          <table:table-cell table:number-columns-repeated="2" office:value-type="float" office:value="9.57194">
            <text:p>9,57194</text:p>
          </table:table-cell>
          <table:table-cell office:value-type="float" office:value="0">
            <text:p>0</text:p>
          </table:table-cell>
          <table:table-cell table:number-columns-repeated="2" office:value-type="float" office:value="2.82751">
            <text:p>2,82751</text:p>
          </table:table-cell>
          <table:table-cell office:value-type="float" office:value="0">
            <text:p>0</text:p>
          </table:table-cell>
          <table:table-cell table:number-columns-repeated="2" office:value-type="float" office:value="2.23778">
            <text:p>2,23778</text:p>
          </table:table-cell>
          <table:table-cell office:value-type="float" office:value="0">
            <text:p>0</text:p>
          </table:table-cell>
          <table:table-cell table:number-columns-repeated="2" office:value-type="float" office:value="6.71716">
            <text:p>6,71716</text:p>
          </table:table-cell>
          <table:table-cell office:value-type="float" office:value="0">
            <text:p>0</text:p>
          </table:table-cell>
          <table:table-cell table:number-columns-repeated="2" office:value-type="float" office:value="4.75679">
            <text:p>4,75679</text:p>
          </table:table-cell>
          <table:table-cell office:value-type="float" office:value="0">
            <text:p>0</text:p>
          </table:table-cell>
          <table:table-cell table:number-columns-repeated="2" office:value-type="float" office:value="2.3718">
            <text:p>2,3718</text:p>
          </table:table-cell>
          <table:table-cell office:value-type="float" office:value="0">
            <text:p>0</text:p>
          </table:table-cell>
          <table:table-cell table:number-columns-repeated="2" office:value-type="float" office:value="9.99803">
            <text:p>9,998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2482">
            <text:p>10,2482</text:p>
          </table:table-cell>
          <table:table-cell office:value-type="float" office:value="0">
            <text:p>0</text:p>
          </table:table-cell>
          <table:table-cell table:number-columns-repeated="2" office:value-type="float" office:value="1.35745">
            <text:p>1,35745</text:p>
          </table:table-cell>
          <table:table-cell office:value-type="float" office:value="0">
            <text:p>0</text:p>
          </table:table-cell>
          <table:table-cell table:number-columns-repeated="2" office:value-type="float" office:value="9.34643">
            <text:p>9,34643</text:p>
          </table:table-cell>
          <table:table-cell office:value-type="float" office:value="0">
            <text:p>0</text:p>
          </table:table-cell>
          <table:table-cell table:number-columns-repeated="2" office:value-type="float" office:value="3.71282">
            <text:p>3,71282</text:p>
          </table:table-cell>
          <table:table-cell office:value-type="float" office:value="0">
            <text:p>0</text:p>
          </table:table-cell>
          <table:table-cell table:number-columns-repeated="2" office:value-type="float" office:value="2.37209">
            <text:p>2,37209</text:p>
          </table:table-cell>
          <table:table-cell office:value-type="float" office:value="0">
            <text:p>0</text:p>
          </table:table-cell>
          <table:table-cell table:number-columns-repeated="2" office:value-type="float" office:value="7.05733">
            <text:p>7,05733</text:p>
          </table:table-cell>
          <table:table-cell office:value-type="float" office:value="0">
            <text:p>0</text:p>
          </table:table-cell>
          <table:table-cell table:number-columns-repeated="2" office:value-type="float" office:value="4.94711">
            <text:p>4,94711</text:p>
          </table:table-cell>
          <table:table-cell office:value-type="float" office:value="0">
            <text:p>0</text:p>
          </table:table-cell>
          <table:table-cell table:number-columns-repeated="2" office:value-type="float" office:value="5.74093">
            <text:p>5,74093</text:p>
          </table:table-cell>
          <table:table-cell office:value-type="float" office:value="0">
            <text:p>0</text:p>
          </table:table-cell>
          <table:table-cell table:number-columns-repeated="2" office:value-type="float" office:value="11.5047">
            <text:p>11,50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6628">
            <text:p>11,6628</text:p>
          </table:table-cell>
          <table:table-cell office:value-type="float" office:value="0">
            <text:p>0</text:p>
          </table:table-cell>
          <table:table-cell table:number-columns-repeated="2" office:value-type="float" office:value="1.48941">
            <text:p>1,48941</text:p>
          </table:table-cell>
          <table:table-cell office:value-type="float" office:value="0">
            <text:p>0</text:p>
          </table:table-cell>
          <table:table-cell table:number-columns-repeated="2" office:value-type="float" office:value="9.352">
            <text:p>9,352</text:p>
          </table:table-cell>
          <table:table-cell office:value-type="float" office:value="0">
            <text:p>0</text:p>
          </table:table-cell>
          <table:table-cell table:number-columns-repeated="2" office:value-type="float" office:value="2.68352">
            <text:p>2,68352</text:p>
          </table:table-cell>
          <table:table-cell office:value-type="float" office:value="0">
            <text:p>0</text:p>
          </table:table-cell>
          <table:table-cell table:number-columns-repeated="2" office:value-type="float" office:value="2.53103">
            <text:p>2,53103</text:p>
          </table:table-cell>
          <table:table-cell office:value-type="float" office:value="0">
            <text:p>0</text:p>
          </table:table-cell>
          <table:table-cell table:number-columns-repeated="2" office:value-type="float" office:value="9.52941">
            <text:p>9,52941</text:p>
          </table:table-cell>
          <table:table-cell office:value-type="float" office:value="0">
            <text:p>0</text:p>
          </table:table-cell>
          <table:table-cell table:number-columns-repeated="2" office:value-type="float" office:value="5.98668">
            <text:p>5,98668</text:p>
          </table:table-cell>
          <table:table-cell office:value-type="float" office:value="0">
            <text:p>0</text:p>
          </table:table-cell>
          <table:table-cell table:number-columns-repeated="2" office:value-type="float" office:value="2.42194">
            <text:p>2,42194</text:p>
          </table:table-cell>
          <table:table-cell office:value-type="float" office:value="0">
            <text:p>0</text:p>
          </table:table-cell>
          <table:table-cell table:number-columns-repeated="2" office:value-type="float" office:value="10.3423">
            <text:p>10,342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3.5768">
            <text:p>13,5768</text:p>
          </table:table-cell>
          <table:table-cell office:value-type="float" office:value="0">
            <text:p>0</text:p>
          </table:table-cell>
          <table:table-cell table:number-columns-repeated="2" office:value-type="float" office:value="2.49525">
            <text:p>2,49525</text:p>
          </table:table-cell>
          <table:table-cell office:value-type="float" office:value="0">
            <text:p>0</text:p>
          </table:table-cell>
          <table:table-cell table:number-columns-repeated="2" office:value-type="float" office:value="9.06579">
            <text:p>9,06579</text:p>
          </table:table-cell>
          <table:table-cell office:value-type="float" office:value="0">
            <text:p>0</text:p>
          </table:table-cell>
          <table:table-cell table:number-columns-repeated="2" office:value-type="float" office:value="5.46381">
            <text:p>5,46381</text:p>
          </table:table-cell>
          <table:table-cell office:value-type="float" office:value="0">
            <text:p>0</text:p>
          </table:table-cell>
          <table:table-cell table:number-columns-repeated="2" office:value-type="float" office:value="2.20113">
            <text:p>2,20113</text:p>
          </table:table-cell>
          <table:table-cell office:value-type="float" office:value="0">
            <text:p>0</text:p>
          </table:table-cell>
          <table:table-cell table:number-columns-repeated="2" office:value-type="float" office:value="6.6503">
            <text:p>6,6503</text:p>
          </table:table-cell>
          <table:table-cell office:value-type="float" office:value="0">
            <text:p>0</text:p>
          </table:table-cell>
          <table:table-cell table:number-columns-repeated="2" office:value-type="float" office:value="4.51163">
            <text:p>4,51163</text:p>
          </table:table-cell>
          <table:table-cell office:value-type="float" office:value="0">
            <text:p>0</text:p>
          </table:table-cell>
          <table:table-cell table:number-columns-repeated="2" office:value-type="float" office:value="2.3803">
            <text:p>2,3803</text:p>
          </table:table-cell>
          <table:table-cell office:value-type="float" office:value="0">
            <text:p>0</text:p>
          </table:table-cell>
          <table:table-cell table:number-columns-repeated="2" office:value-type="float" office:value="9.29687">
            <text:p>9,2968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4446">
            <text:p>11,4446</text:p>
          </table:table-cell>
          <table:table-cell office:value-type="float" office:value="0">
            <text:p>0</text:p>
          </table:table-cell>
          <table:table-cell table:number-columns-repeated="2" office:value-type="float" office:value="3.25477">
            <text:p>3,25477</text:p>
          </table:table-cell>
          <table:table-cell office:value-type="float" office:value="0">
            <text:p>0</text:p>
          </table:table-cell>
          <table:table-cell table:number-columns-repeated="2" office:value-type="float" office:value="12.6279">
            <text:p>12,6279</text:p>
          </table:table-cell>
          <table:table-cell office:value-type="float" office:value="0">
            <text:p>0</text:p>
          </table:table-cell>
          <table:table-cell table:number-columns-repeated="2" office:value-type="float" office:value="3.97088">
            <text:p>3,97088</text:p>
          </table:table-cell>
          <table:table-cell office:value-type="float" office:value="0">
            <text:p>0</text:p>
          </table:table-cell>
          <table:table-cell table:number-columns-repeated="2" office:value-type="float" office:value="2.6976">
            <text:p>2,6976</text:p>
          </table:table-cell>
          <table:table-cell office:value-type="float" office:value="0">
            <text:p>0</text:p>
          </table:table-cell>
          <table:table-cell table:number-columns-repeated="2" office:value-type="float" office:value="6.72273">
            <text:p>6,72273</text:p>
          </table:table-cell>
          <table:table-cell office:value-type="float" office:value="0">
            <text:p>0</text:p>
          </table:table-cell>
          <table:table-cell table:number-columns-repeated="2" office:value-type="float" office:value="4.3439">
            <text:p>4,3439</text:p>
          </table:table-cell>
          <table:table-cell office:value-type="float" office:value="0">
            <text:p>0</text:p>
          </table:table-cell>
          <table:table-cell table:number-columns-repeated="2" office:value-type="float" office:value="4.59873">
            <text:p>4,59873</text:p>
          </table:table-cell>
          <table:table-cell office:value-type="float" office:value="0">
            <text:p>0</text:p>
          </table:table-cell>
          <table:table-cell table:number-columns-repeated="2" office:value-type="float" office:value="9.29012">
            <text:p>9,2901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6256">
            <text:p>9,36256</text:p>
          </table:table-cell>
          <table:table-cell office:value-type="float" office:value="0">
            <text:p>0</text:p>
          </table:table-cell>
          <table:table-cell table:number-columns-repeated="2" office:value-type="float" office:value="2.05831">
            <text:p>2,05831</text:p>
          </table:table-cell>
          <table:table-cell office:value-type="float" office:value="0">
            <text:p>0</text:p>
          </table:table-cell>
          <table:table-cell table:number-columns-repeated="2" office:value-type="float" office:value="9.19804">
            <text:p>9,19804</text:p>
          </table:table-cell>
          <table:table-cell office:value-type="float" office:value="0">
            <text:p>0</text:p>
          </table:table-cell>
          <table:table-cell table:number-columns-repeated="2" office:value-type="float" office:value="2.7932">
            <text:p>2,7932</text:p>
          </table:table-cell>
          <table:table-cell office:value-type="float" office:value="0">
            <text:p>0</text:p>
          </table:table-cell>
          <table:table-cell table:number-columns-repeated="2" office:value-type="float" office:value="5.8204">
            <text:p>5,8204</text:p>
          </table:table-cell>
          <table:table-cell office:value-type="float" office:value="0">
            <text:p>0</text:p>
          </table:table-cell>
          <table:table-cell table:number-columns-repeated="2" office:value-type="float" office:value="6.79604">
            <text:p>6,79604</text:p>
          </table:table-cell>
          <table:table-cell office:value-type="float" office:value="0">
            <text:p>0</text:p>
          </table:table-cell>
          <table:table-cell table:number-columns-repeated="2" office:value-type="float" office:value="9.76871">
            <text:p>9,76871</text:p>
          </table:table-cell>
          <table:table-cell office:value-type="float" office:value="0">
            <text:p>0</text:p>
          </table:table-cell>
          <table:table-cell table:number-columns-repeated="2" office:value-type="float" office:value="2.48499">
            <text:p>2,48499</text:p>
          </table:table-cell>
          <table:table-cell office:value-type="float" office:value="0">
            <text:p>0</text:p>
          </table:table-cell>
          <table:table-cell table:number-columns-repeated="2" office:value-type="float" office:value="10.7391">
            <text:p>10,73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5112">
            <text:p>9,45112</text:p>
          </table:table-cell>
          <table:table-cell office:value-type="float" office:value="0">
            <text:p>0</text:p>
          </table:table-cell>
          <table:table-cell table:number-columns-repeated="2" office:value-type="float" office:value="1.29293">
            <text:p>1,29293</text:p>
          </table:table-cell>
          <table:table-cell office:value-type="float" office:value="0">
            <text:p>0</text:p>
          </table:table-cell>
          <table:table-cell table:number-columns-repeated="2" office:value-type="float" office:value="11.1185">
            <text:p>11,1185</text:p>
          </table:table-cell>
          <table:table-cell office:value-type="float" office:value="0">
            <text:p>0</text:p>
          </table:table-cell>
          <table:table-cell table:number-columns-repeated="2" office:value-type="float" office:value="2.80493">
            <text:p>2,80493</text:p>
          </table:table-cell>
          <table:table-cell office:value-type="float" office:value="0">
            <text:p>0</text:p>
          </table:table-cell>
          <table:table-cell table:number-columns-repeated="2" office:value-type="float" office:value="2.21051">
            <text:p>2,21051</text:p>
          </table:table-cell>
          <table:table-cell office:value-type="float" office:value="0">
            <text:p>0</text:p>
          </table:table-cell>
          <table:table-cell table:number-columns-repeated="2" office:value-type="float" office:value="7.9966">
            <text:p>7,9966</text:p>
          </table:table-cell>
          <table:table-cell office:value-type="float" office:value="0">
            <text:p>0</text:p>
          </table:table-cell>
          <table:table-cell table:number-columns-repeated="2" office:value-type="float" office:value="4.41398">
            <text:p>4,41398</text:p>
          </table:table-cell>
          <table:table-cell office:value-type="float" office:value="0">
            <text:p>0</text:p>
          </table:table-cell>
          <table:table-cell table:number-columns-repeated="2" office:value-type="float" office:value="2.44159">
            <text:p>2,44159</text:p>
          </table:table-cell>
          <table:table-cell office:value-type="float" office:value="0">
            <text:p>0</text:p>
          </table:table-cell>
          <table:table-cell table:number-columns-repeated="2" office:value-type="float" office:value="9.71563">
            <text:p>9,715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0282">
            <text:p>11,0282</text:p>
          </table:table-cell>
          <table:table-cell office:value-type="float" office:value="0">
            <text:p>0</text:p>
          </table:table-cell>
          <table:table-cell table:number-columns-repeated="2" office:value-type="float" office:value="1.32021">
            <text:p>1,32021</text:p>
          </table:table-cell>
          <table:table-cell office:value-type="float" office:value="0">
            <text:p>0</text:p>
          </table:table-cell>
          <table:table-cell table:number-columns-repeated="2" office:value-type="float" office:value="14.3343">
            <text:p>14,3343</text:p>
          </table:table-cell>
          <table:table-cell office:value-type="float" office:value="0">
            <text:p>0</text:p>
          </table:table-cell>
          <table:table-cell table:number-columns-repeated="2" office:value-type="float" office:value="3.32574">
            <text:p>3,32574</text:p>
          </table:table-cell>
          <table:table-cell office:value-type="float" office:value="0">
            <text:p>0</text:p>
          </table:table-cell>
          <table:table-cell table:number-columns-repeated="2" office:value-type="float" office:value="6.24708">
            <text:p>6,24708</text:p>
          </table:table-cell>
          <table:table-cell office:value-type="float" office:value="0">
            <text:p>0</text:p>
          </table:table-cell>
          <table:table-cell table:number-columns-repeated="2" office:value-type="float" office:value="6.78695">
            <text:p>6,78695</text:p>
          </table:table-cell>
          <table:table-cell office:value-type="float" office:value="0">
            <text:p>0</text:p>
          </table:table-cell>
          <table:table-cell table:number-columns-repeated="2" office:value-type="float" office:value="4.33539">
            <text:p>4,33539</text:p>
          </table:table-cell>
          <table:table-cell office:value-type="float" office:value="0">
            <text:p>0</text:p>
          </table:table-cell>
          <table:table-cell table:number-columns-repeated="2" office:value-type="float" office:value="2.46681">
            <text:p>2,46681</text:p>
          </table:table-cell>
          <table:table-cell office:value-type="float" office:value="0">
            <text:p>0</text:p>
          </table:table-cell>
          <table:table-cell table:number-columns-repeated="2" office:value-type="float" office:value="9.43763">
            <text:p>9,437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602">
            <text:p>9,7602</text:p>
          </table:table-cell>
          <table:table-cell office:value-type="float" office:value="0">
            <text:p>0</text:p>
          </table:table-cell>
          <table:table-cell table:number-columns-repeated="2" office:value-type="float" office:value="1.8419">
            <text:p>1,8419</text:p>
          </table:table-cell>
          <table:table-cell office:value-type="float" office:value="0">
            <text:p>0</text:p>
          </table:table-cell>
          <table:table-cell table:number-columns-repeated="2" office:value-type="float" office:value="9.15171">
            <text:p>9,15171</text:p>
          </table:table-cell>
          <table:table-cell office:value-type="float" office:value="0">
            <text:p>0</text:p>
          </table:table-cell>
          <table:table-cell table:number-columns-repeated="2" office:value-type="float" office:value="2.79789">
            <text:p>2,79789</text:p>
          </table:table-cell>
          <table:table-cell office:value-type="float" office:value="0">
            <text:p>0</text:p>
          </table:table-cell>
          <table:table-cell table:number-columns-repeated="2" office:value-type="float" office:value="2.20523">
            <text:p>2,20523</text:p>
          </table:table-cell>
          <table:table-cell office:value-type="float" office:value="0">
            <text:p>0</text:p>
          </table:table-cell>
          <table:table-cell table:number-columns-repeated="2" office:value-type="float" office:value="6.66907">
            <text:p>6,66907</text:p>
          </table:table-cell>
          <table:table-cell office:value-type="float" office:value="0">
            <text:p>0</text:p>
          </table:table-cell>
          <table:table-cell table:number-columns-repeated="2" office:value-type="float" office:value="4.42923">
            <text:p>4,42923</text:p>
          </table:table-cell>
          <table:table-cell office:value-type="float" office:value="0">
            <text:p>0</text:p>
          </table:table-cell>
          <table:table-cell table:number-columns-repeated="2" office:value-type="float" office:value="2.38147">
            <text:p>2,38147</text:p>
          </table:table-cell>
          <table:table-cell office:value-type="float" office:value="0">
            <text:p>0</text:p>
          </table:table-cell>
          <table:table-cell table:number-columns-repeated="2" office:value-type="float" office:value="10.7663">
            <text:p>10,7663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6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1.2421183168317">
            <text:p>11,242118316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1.66137663366337">
            <text:p>1,6613766337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10.7422632673267">
            <text:p>10,7422632673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3.27310148514852">
            <text:p>3,2731014851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.78067584158416">
            <text:p>2,7806758416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7.5761299009901">
            <text:p>7,576129901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5.29264297029703">
            <text:p>5,2926429703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3.21234742574257">
            <text:p>3,2123474257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10.4363918811881">
            <text:p>10,4363918812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6 WP avg.</text:p>
          </table:table-cell>
          <table:table-cell office:value-type="string">
            <text:p>T6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11.2421183168317">
            <text:p>11,2421183168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1.66137663366337">
            <text:p>1,6613766337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10.7422632673267">
            <text:p>10,7422632673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3.27310148514852">
            <text:p>3,2731014851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2.78067584158416">
            <text:p>2,7806758416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7.5761299009901">
            <text:p>7,57612990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5.29264297029703">
            <text:p>5,2926429703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3.21234742574257">
            <text:p>3,2123474257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10.4363918811881">
            <text:p>10,4363918812</text:p>
          </table:table-cell>
          <table:table-cell table:number-columns-repeated="24"/>
        </table:table-row>
      </table:table>
      <table:table table:name="Setting7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6661">
            <text:p>23,6661</text:p>
          </table:table-cell>
          <table:table-cell office:value-type="float" office:value="0">
            <text:p>0</text:p>
          </table:table-cell>
          <table:table-cell table:number-columns-repeated="2" office:value-type="float" office:value="12.4645">
            <text:p>12,4645</text:p>
          </table:table-cell>
          <table:table-cell office:value-type="float" office:value="0">
            <text:p>0</text:p>
          </table:table-cell>
          <table:table-cell table:number-columns-repeated="2" office:value-type="float" office:value="19.6447">
            <text:p>19,6447</text:p>
          </table:table-cell>
          <table:table-cell office:value-type="float" office:value="0">
            <text:p>0</text:p>
          </table:table-cell>
          <table:table-cell table:number-columns-repeated="2" office:value-type="float" office:value="17.6747">
            <text:p>17,6747</text:p>
          </table:table-cell>
          <table:table-cell office:value-type="float" office:value="0">
            <text:p>0</text:p>
          </table:table-cell>
          <table:table-cell table:number-columns-repeated="2" office:value-type="float" office:value="12.6748">
            <text:p>12,6748</text:p>
          </table:table-cell>
          <table:table-cell office:value-type="float" office:value="0">
            <text:p>0</text:p>
          </table:table-cell>
          <table:table-cell table:number-columns-repeated="2" office:value-type="float" office:value="16.0442">
            <text:p>16,0442</text:p>
          </table:table-cell>
          <table:table-cell office:value-type="float" office:value="0">
            <text:p>0</text:p>
          </table:table-cell>
          <table:table-cell table:number-columns-repeated="2" office:value-type="float" office:value="5.61073">
            <text:p>5,61073</text:p>
          </table:table-cell>
          <table:table-cell office:value-type="float" office:value="0">
            <text:p>0</text:p>
          </table:table-cell>
          <table:table-cell table:number-columns-repeated="2" office:value-type="float" office:value="3.51019">
            <text:p>3,51019</text:p>
          </table:table-cell>
          <table:table-cell office:value-type="float" office:value="0">
            <text:p>0</text:p>
          </table:table-cell>
          <table:table-cell table:number-columns-repeated="2" office:value-type="float" office:value="18.8855">
            <text:p>18,88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7879">
            <text:p>17,7879</text:p>
          </table:table-cell>
          <table:table-cell office:value-type="float" office:value="0">
            <text:p>0</text:p>
          </table:table-cell>
          <table:table-cell table:number-columns-repeated="2" office:value-type="float" office:value="5.69929">
            <text:p>5,69929</text:p>
          </table:table-cell>
          <table:table-cell office:value-type="float" office:value="0">
            <text:p>0</text:p>
          </table:table-cell>
          <table:table-cell table:number-columns-repeated="2" office:value-type="float" office:value="17.5973">
            <text:p>17,5973</text:p>
          </table:table-cell>
          <table:table-cell office:value-type="float" office:value="0">
            <text:p>0</text:p>
          </table:table-cell>
          <table:table-cell table:number-columns-repeated="2" office:value-type="float" office:value="13.6493">
            <text:p>13,6493</text:p>
          </table:table-cell>
          <table:table-cell office:value-type="float" office:value="0">
            <text:p>0</text:p>
          </table:table-cell>
          <table:table-cell table:number-columns-repeated="2" office:value-type="float" office:value="12.2701">
            <text:p>12,2701</text:p>
          </table:table-cell>
          <table:table-cell office:value-type="float" office:value="0">
            <text:p>0</text:p>
          </table:table-cell>
          <table:table-cell table:number-columns-repeated="2" office:value-type="float" office:value="22.8631">
            <text:p>22,8631</text:p>
          </table:table-cell>
          <table:table-cell office:value-type="float" office:value="0">
            <text:p>0</text:p>
          </table:table-cell>
          <table:table-cell table:number-columns-repeated="2" office:value-type="float" office:value="9.32091">
            <text:p>9,32091</text:p>
          </table:table-cell>
          <table:table-cell office:value-type="float" office:value="0">
            <text:p>0</text:p>
          </table:table-cell>
          <table:table-cell table:number-columns-repeated="2" office:value-type="float" office:value="3.58262">
            <text:p>3,58262</text:p>
          </table:table-cell>
          <table:table-cell office:value-type="float" office:value="0">
            <text:p>0</text:p>
          </table:table-cell>
          <table:table-cell table:number-columns-repeated="2" office:value-type="float" office:value="18.1451">
            <text:p>18,1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105">
            <text:p>16,5105</text:p>
          </table:table-cell>
          <table:table-cell office:value-type="float" office:value="0">
            <text:p>0</text:p>
          </table:table-cell>
          <table:table-cell table:number-columns-repeated="2" office:value-type="float" office:value="5.87348">
            <text:p>5,87348</text:p>
          </table:table-cell>
          <table:table-cell office:value-type="float" office:value="0">
            <text:p>0</text:p>
          </table:table-cell>
          <table:table-cell table:number-columns-repeated="2" office:value-type="float" office:value="19.8969">
            <text:p>19,8969</text:p>
          </table:table-cell>
          <table:table-cell office:value-type="float" office:value="0">
            <text:p>0</text:p>
          </table:table-cell>
          <table:table-cell table:number-columns-repeated="2" office:value-type="float" office:value="13.9396">
            <text:p>13,9396</text:p>
          </table:table-cell>
          <table:table-cell office:value-type="float" office:value="0">
            <text:p>0</text:p>
          </table:table-cell>
          <table:table-cell table:number-columns-repeated="2" office:value-type="float" office:value="19.85">
            <text:p>19,85</text:p>
          </table:table-cell>
          <table:table-cell office:value-type="float" office:value="0">
            <text:p>0</text:p>
          </table:table-cell>
          <table:table-cell table:number-columns-repeated="2" office:value-type="float" office:value="17.1615">
            <text:p>17,1615</text:p>
          </table:table-cell>
          <table:table-cell office:value-type="float" office:value="0">
            <text:p>0</text:p>
          </table:table-cell>
          <table:table-cell table:number-columns-repeated="2" office:value-type="float" office:value="5.31836">
            <text:p>5,31836</text:p>
          </table:table-cell>
          <table:table-cell office:value-type="float" office:value="0">
            <text:p>0</text:p>
          </table:table-cell>
          <table:table-cell table:number-columns-repeated="2" office:value-type="float" office:value="4.59697">
            <text:p>4,59697</text:p>
          </table:table-cell>
          <table:table-cell office:value-type="float" office:value="0">
            <text:p>0</text:p>
          </table:table-cell>
          <table:table-cell table:number-columns-repeated="2" office:value-type="float" office:value="21.4881">
            <text:p>21,48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932">
            <text:p>16,5932</text:p>
          </table:table-cell>
          <table:table-cell office:value-type="float" office:value="0">
            <text:p>0</text:p>
          </table:table-cell>
          <table:table-cell table:number-columns-repeated="2" office:value-type="float" office:value="5.19696">
            <text:p>5,19696</text:p>
          </table:table-cell>
          <table:table-cell office:value-type="float" office:value="0">
            <text:p>0</text:p>
          </table:table-cell>
          <table:table-cell table:number-columns-repeated="2" office:value-type="float" office:value="18.1345">
            <text:p>18,1345</text:p>
          </table:table-cell>
          <table:table-cell office:value-type="float" office:value="0">
            <text:p>0</text:p>
          </table:table-cell>
          <table:table-cell table:number-columns-repeated="2" office:value-type="float" office:value="21.8887">
            <text:p>21,8887</text:p>
          </table:table-cell>
          <table:table-cell office:value-type="float" office:value="0">
            <text:p>0</text:p>
          </table:table-cell>
          <table:table-cell table:number-columns-repeated="2" office:value-type="float" office:value="14.0393">
            <text:p>14,0393</text:p>
          </table:table-cell>
          <table:table-cell office:value-type="float" office:value="0">
            <text:p>0</text:p>
          </table:table-cell>
          <table:table-cell table:number-columns-repeated="2" office:value-type="float" office:value="16.6735">
            <text:p>16,6735</text:p>
          </table:table-cell>
          <table:table-cell office:value-type="float" office:value="0">
            <text:p>0</text:p>
          </table:table-cell>
          <table:table-cell table:number-columns-repeated="2" office:value-type="float" office:value="6.07084">
            <text:p>6,07084</text:p>
          </table:table-cell>
          <table:table-cell office:value-type="float" office:value="0">
            <text:p>0</text:p>
          </table:table-cell>
          <table:table-cell table:number-columns-repeated="2" office:value-type="float" office:value="4.22484">
            <text:p>4,22484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1">
            <text:p>17,0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2817">
            <text:p>17,2817</text:p>
          </table:table-cell>
          <table:table-cell office:value-type="float" office:value="0">
            <text:p>0</text:p>
          </table:table-cell>
          <table:table-cell table:number-columns-repeated="2" office:value-type="float" office:value="5.21895">
            <text:p>5,21895</text:p>
          </table:table-cell>
          <table:table-cell office:value-type="float" office:value="0">
            <text:p>0</text:p>
          </table:table-cell>
          <table:table-cell table:number-columns-repeated="2" office:value-type="float" office:value="18.1612">
            <text:p>18,1612</text:p>
          </table:table-cell>
          <table:table-cell office:value-type="float" office:value="0">
            <text:p>0</text:p>
          </table:table-cell>
          <table:table-cell table:number-columns-repeated="2" office:value-type="float" office:value="14.3982">
            <text:p>14,3982</text:p>
          </table:table-cell>
          <table:table-cell office:value-type="float" office:value="0">
            <text:p>0</text:p>
          </table:table-cell>
          <table:table-cell table:number-columns-repeated="2" office:value-type="float" office:value="12.1258">
            <text:p>12,1258</text:p>
          </table:table-cell>
          <table:table-cell office:value-type="float" office:value="0">
            <text:p>0</text:p>
          </table:table-cell>
          <table:table-cell table:number-columns-repeated="2" office:value-type="float" office:value="16.6955">
            <text:p>16,6955</text:p>
          </table:table-cell>
          <table:table-cell office:value-type="float" office:value="0">
            <text:p>0</text:p>
          </table:table-cell>
          <table:table-cell table:number-columns-repeated="2" office:value-type="float" office:value="5.56498">
            <text:p>5,56498</text:p>
          </table:table-cell>
          <table:table-cell office:value-type="float" office:value="0">
            <text:p>0</text:p>
          </table:table-cell>
          <table:table-cell table:number-columns-repeated="2" office:value-type="float" office:value="3.553">
            <text:p>3,553</text:p>
          </table:table-cell>
          <table:table-cell office:value-type="float" office:value="0">
            <text:p>0</text:p>
          </table:table-cell>
          <table:table-cell table:number-columns-repeated="2" office:value-type="float" office:value="18.6459">
            <text:p>18,64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621">
            <text:p>16,6621</text:p>
          </table:table-cell>
          <table:table-cell office:value-type="float" office:value="0">
            <text:p>0</text:p>
          </table:table-cell>
          <table:table-cell table:number-columns-repeated="2" office:value-type="float" office:value="5.16646">
            <text:p>5,16646</text:p>
          </table:table-cell>
          <table:table-cell office:value-type="float" office:value="0">
            <text:p>0</text:p>
          </table:table-cell>
          <table:table-cell table:number-columns-repeated="2" office:value-type="float" office:value="17.6791">
            <text:p>17,6791</text:p>
          </table:table-cell>
          <table:table-cell office:value-type="float" office:value="0">
            <text:p>0</text:p>
          </table:table-cell>
          <table:table-cell table:number-columns-repeated="2" office:value-type="float" office:value="13.8566">
            <text:p>13,8566</text:p>
          </table:table-cell>
          <table:table-cell office:value-type="float" office:value="0">
            <text:p>0</text:p>
          </table:table-cell>
          <table:table-cell table:number-columns-repeated="2" office:value-type="float" office:value="12.4405">
            <text:p>12,4405</text:p>
          </table:table-cell>
          <table:table-cell office:value-type="float" office:value="0">
            <text:p>0</text:p>
          </table:table-cell>
          <table:table-cell table:number-columns-repeated="2" office:value-type="float" office:value="20.1403">
            <text:p>20,1403</text:p>
          </table:table-cell>
          <table:table-cell office:value-type="float" office:value="0">
            <text:p>0</text:p>
          </table:table-cell>
          <table:table-cell table:number-columns-repeated="2" office:value-type="float" office:value="7.4538">
            <text:p>7,4538</text:p>
          </table:table-cell>
          <table:table-cell office:value-type="float" office:value="0">
            <text:p>0</text:p>
          </table:table-cell>
          <table:table-cell table:number-columns-repeated="2" office:value-type="float" office:value="3.53511">
            <text:p>3,53511</text:p>
          </table:table-cell>
          <table:table-cell office:value-type="float" office:value="0">
            <text:p>0</text:p>
          </table:table-cell>
          <table:table-cell table:number-columns-repeated="2" office:value-type="float" office:value="16.626">
            <text:p>16,6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542">
            <text:p>16,5542</text:p>
          </table:table-cell>
          <table:table-cell office:value-type="float" office:value="0">
            <text:p>0</text:p>
          </table:table-cell>
          <table:table-cell table:number-columns-repeated="2" office:value-type="float" office:value="5.3166">
            <text:p>5,3166</text:p>
          </table:table-cell>
          <table:table-cell office:value-type="float" office:value="0">
            <text:p>0</text:p>
          </table:table-cell>
          <table:table-cell table:number-columns-repeated="2" office:value-type="float" office:value="18.5292">
            <text:p>18,5292</text:p>
          </table:table-cell>
          <table:table-cell office:value-type="float" office:value="0">
            <text:p>0</text:p>
          </table:table-cell>
          <table:table-cell table:number-columns-repeated="2" office:value-type="float" office:value="16.8463">
            <text:p>16,8463</text:p>
          </table:table-cell>
          <table:table-cell office:value-type="float" office:value="0">
            <text:p>0</text:p>
          </table:table-cell>
          <table:table-cell table:number-columns-repeated="2" office:value-type="float" office:value="13.2106">
            <text:p>13,2106</text:p>
          </table:table-cell>
          <table:table-cell office:value-type="float" office:value="0">
            <text:p>0</text:p>
          </table:table-cell>
          <table:table-cell table:number-columns-repeated="2" office:value-type="float" office:value="16.0753">
            <text:p>16,0753</text:p>
          </table:table-cell>
          <table:table-cell office:value-type="float" office:value="0">
            <text:p>0</text:p>
          </table:table-cell>
          <table:table-cell table:number-columns-repeated="2" office:value-type="float" office:value="8.74233">
            <text:p>8,74233</text:p>
          </table:table-cell>
          <table:table-cell office:value-type="float" office:value="0">
            <text:p>0</text:p>
          </table:table-cell>
          <table:table-cell table:number-columns-repeated="2" office:value-type="float" office:value="6.21453">
            <text:p>6,21453</text:p>
          </table:table-cell>
          <table:table-cell office:value-type="float" office:value="0">
            <text:p>0</text:p>
          </table:table-cell>
          <table:table-cell table:number-columns-repeated="2" office:value-type="float" office:value="19.3752">
            <text:p>19,37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6689">
            <text:p>29,6689</text:p>
          </table:table-cell>
          <table:table-cell office:value-type="float" office:value="0">
            <text:p>0</text:p>
          </table:table-cell>
          <table:table-cell table:number-columns-repeated="2" office:value-type="float" office:value="11.1402">
            <text:p>11,1402</text:p>
          </table:table-cell>
          <table:table-cell office:value-type="float" office:value="0">
            <text:p>0</text:p>
          </table:table-cell>
          <table:table-cell table:number-columns-repeated="2" office:value-type="float" office:value="20.3823">
            <text:p>20,3823</text:p>
          </table:table-cell>
          <table:table-cell office:value-type="float" office:value="0">
            <text:p>0</text:p>
          </table:table-cell>
          <table:table-cell table:number-columns-repeated="2" office:value-type="float" office:value="18.5322">
            <text:p>18,5322</text:p>
          </table:table-cell>
          <table:table-cell office:value-type="float" office:value="0">
            <text:p>0</text:p>
          </table:table-cell>
          <table:table-cell table:number-columns-repeated="2" office:value-type="float" office:value="15.412">
            <text:p>15,412</text:p>
          </table:table-cell>
          <table:table-cell office:value-type="float" office:value="0">
            <text:p>0</text:p>
          </table:table-cell>
          <table:table-cell table:number-columns-repeated="2" office:value-type="float" office:value="16.1428">
            <text:p>16,1428</text:p>
          </table:table-cell>
          <table:table-cell office:value-type="float" office:value="0">
            <text:p>0</text:p>
          </table:table-cell>
          <table:table-cell table:number-columns-repeated="2" office:value-type="float" office:value="5.75735">
            <text:p>5,75735</text:p>
          </table:table-cell>
          <table:table-cell office:value-type="float" office:value="0">
            <text:p>0</text:p>
          </table:table-cell>
          <table:table-cell table:number-columns-repeated="2" office:value-type="float" office:value="3.44714">
            <text:p>3,44714</text:p>
          </table:table-cell>
          <table:table-cell office:value-type="float" office:value="0">
            <text:p>0</text:p>
          </table:table-cell>
          <table:table-cell table:number-columns-repeated="2" office:value-type="float" office:value="16.9454">
            <text:p>16,94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322">
            <text:p>16,4322</text:p>
          </table:table-cell>
          <table:table-cell office:value-type="float" office:value="0">
            <text:p>0</text:p>
          </table:table-cell>
          <table:table-cell table:number-columns-repeated="2" office:value-type="float" office:value="6.17142">
            <text:p>6,17142</text:p>
          </table:table-cell>
          <table:table-cell office:value-type="float" office:value="0">
            <text:p>0</text:p>
          </table:table-cell>
          <table:table-cell table:number-columns-repeated="2" office:value-type="float" office:value="16.9008">
            <text:p>16,9008</text:p>
          </table:table-cell>
          <table:table-cell office:value-type="float" office:value="0">
            <text:p>0</text:p>
          </table:table-cell>
          <table:table-cell table:number-columns-repeated="2" office:value-type="float" office:value="13.9918">
            <text:p>13,9918</text:p>
          </table:table-cell>
          <table:table-cell office:value-type="float" office:value="0">
            <text:p>0</text:p>
          </table:table-cell>
          <table:table-cell table:number-columns-repeated="2" office:value-type="float" office:value="20.3283">
            <text:p>20,3283</text:p>
          </table:table-cell>
          <table:table-cell office:value-type="float" office:value="0">
            <text:p>0</text:p>
          </table:table-cell>
          <table:table-cell table:number-columns-repeated="2" office:value-type="float" office:value="16.1149">
            <text:p>16,1149</text:p>
          </table:table-cell>
          <table:table-cell office:value-type="float" office:value="0">
            <text:p>0</text:p>
          </table:table-cell>
          <table:table-cell table:number-columns-repeated="2" office:value-type="float" office:value="5.45326">
            <text:p>5,45326</text:p>
          </table:table-cell>
          <table:table-cell office:value-type="float" office:value="0">
            <text:p>0</text:p>
          </table:table-cell>
          <table:table-cell table:number-columns-repeated="2" office:value-type="float" office:value="3.56943">
            <text:p>3,56943</text:p>
          </table:table-cell>
          <table:table-cell office:value-type="float" office:value="0">
            <text:p>0</text:p>
          </table:table-cell>
          <table:table-cell table:number-columns-repeated="2" office:value-type="float" office:value="18.9415">
            <text:p>18,94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727">
            <text:p>16,5727</text:p>
          </table:table-cell>
          <table:table-cell office:value-type="float" office:value="0">
            <text:p>0</text:p>
          </table:table-cell>
          <table:table-cell table:number-columns-repeated="2" office:value-type="float" office:value="5.28904">
            <text:p>5,28904</text:p>
          </table:table-cell>
          <table:table-cell office:value-type="float" office:value="0">
            <text:p>0</text:p>
          </table:table-cell>
          <table:table-cell table:number-columns-repeated="2" office:value-type="float" office:value="17.0457">
            <text:p>17,0457</text:p>
          </table:table-cell>
          <table:table-cell office:value-type="float" office:value="0">
            <text:p>0</text:p>
          </table:table-cell>
          <table:table-cell table:number-columns-repeated="2" office:value-type="float" office:value="15.2809">
            <text:p>15,2809</text:p>
          </table:table-cell>
          <table:table-cell office:value-type="float" office:value="0">
            <text:p>0</text:p>
          </table:table-cell>
          <table:table-cell table:number-columns-repeated="2" office:value-type="float" office:value="20.7427">
            <text:p>20,7427</text:p>
          </table:table-cell>
          <table:table-cell office:value-type="float" office:value="0">
            <text:p>0</text:p>
          </table:table-cell>
          <table:table-cell table:number-columns-repeated="2" office:value-type="float" office:value="15.7926">
            <text:p>15,7926</text:p>
          </table:table-cell>
          <table:table-cell office:value-type="float" office:value="0">
            <text:p>0</text:p>
          </table:table-cell>
          <table:table-cell table:number-columns-repeated="2" office:value-type="float" office:value="5.41953">
            <text:p>5,41953</text:p>
          </table:table-cell>
          <table:table-cell office:value-type="float" office:value="0">
            <text:p>0</text:p>
          </table:table-cell>
          <table:table-cell table:number-columns-repeated="2" office:value-type="float" office:value="3.41723">
            <text:p>3,41723</text:p>
          </table:table-cell>
          <table:table-cell office:value-type="float" office:value="0">
            <text:p>0</text:p>
          </table:table-cell>
          <table:table-cell table:number-columns-repeated="2" office:value-type="float" office:value="16.9058">
            <text:p>16,905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9228">
            <text:p>17,9228</text:p>
          </table:table-cell>
          <table:table-cell office:value-type="float" office:value="0">
            <text:p>0</text:p>
          </table:table-cell>
          <table:table-cell table:number-columns-repeated="2" office:value-type="float" office:value="5.08699">
            <text:p>5,08699</text:p>
          </table:table-cell>
          <table:table-cell office:value-type="float" office:value="0">
            <text:p>0</text:p>
          </table:table-cell>
          <table:table-cell table:number-columns-repeated="2" office:value-type="float" office:value="28.1393">
            <text:p>28,1393</text:p>
          </table:table-cell>
          <table:table-cell office:value-type="float" office:value="0">
            <text:p>0</text:p>
          </table:table-cell>
          <table:table-cell table:number-columns-repeated="2" office:value-type="float" office:value="17.3199">
            <text:p>17,3199</text:p>
          </table:table-cell>
          <table:table-cell office:value-type="float" office:value="0">
            <text:p>0</text:p>
          </table:table-cell>
          <table:table-cell table:number-columns-repeated="2" office:value-type="float" office:value="20.201">
            <text:p>20,201</text:p>
          </table:table-cell>
          <table:table-cell office:value-type="float" office:value="0">
            <text:p>0</text:p>
          </table:table-cell>
          <table:table-cell table:number-columns-repeated="2" office:value-type="float" office:value="26.0604">
            <text:p>26,0604</text:p>
          </table:table-cell>
          <table:table-cell office:value-type="float" office:value="0">
            <text:p>0</text:p>
          </table:table-cell>
          <table:table-cell table:number-columns-repeated="2" office:value-type="float" office:value="10.2705">
            <text:p>10,2705</text:p>
          </table:table-cell>
          <table:table-cell office:value-type="float" office:value="0">
            <text:p>0</text:p>
          </table:table-cell>
          <table:table-cell table:number-columns-repeated="2" office:value-type="float" office:value="7.04413">
            <text:p>7,04413</text:p>
          </table:table-cell>
          <table:table-cell office:value-type="float" office:value="0">
            <text:p>0</text:p>
          </table:table-cell>
          <table:table-cell table:number-columns-repeated="2" office:value-type="float" office:value="25.5414">
            <text:p>25,54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5776">
            <text:p>17,5776</text:p>
          </table:table-cell>
          <table:table-cell office:value-type="float" office:value="0">
            <text:p>0</text:p>
          </table:table-cell>
          <table:table-cell table:number-columns-repeated="2" office:value-type="float" office:value="5.3556">
            <text:p>5,3556</text:p>
          </table:table-cell>
          <table:table-cell office:value-type="float" office:value="0">
            <text:p>0</text:p>
          </table:table-cell>
          <table:table-cell table:number-columns-repeated="2" office:value-type="float" office:value="17.2539">
            <text:p>17,2539</text:p>
          </table:table-cell>
          <table:table-cell office:value-type="float" office:value="0">
            <text:p>0</text:p>
          </table:table-cell>
          <table:table-cell table:number-columns-repeated="2" office:value-type="float" office:value="14.3343">
            <text:p>14,3343</text:p>
          </table:table-cell>
          <table:table-cell office:value-type="float" office:value="0">
            <text:p>0</text:p>
          </table:table-cell>
          <table:table-cell table:number-columns-repeated="2" office:value-type="float" office:value="13.0683">
            <text:p>13,0683</text:p>
          </table:table-cell>
          <table:table-cell office:value-type="float" office:value="0">
            <text:p>0</text:p>
          </table:table-cell>
          <table:table-cell table:number-columns-repeated="2" office:value-type="float" office:value="16.1976">
            <text:p>16,1976</text:p>
          </table:table-cell>
          <table:table-cell office:value-type="float" office:value="0">
            <text:p>0</text:p>
          </table:table-cell>
          <table:table-cell table:number-columns-repeated="2" office:value-type="float" office:value="5.12628">
            <text:p>5,12628</text:p>
          </table:table-cell>
          <table:table-cell office:value-type="float" office:value="0">
            <text:p>0</text:p>
          </table:table-cell>
          <table:table-cell table:number-columns-repeated="2" office:value-type="float" office:value="3.47295">
            <text:p>3,47295</text:p>
          </table:table-cell>
          <table:table-cell office:value-type="float" office:value="0">
            <text:p>0</text:p>
          </table:table-cell>
          <table:table-cell table:number-columns-repeated="2" office:value-type="float" office:value="17.5325">
            <text:p>17,53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5093">
            <text:p>18,5093</text:p>
          </table:table-cell>
          <table:table-cell office:value-type="float" office:value="0">
            <text:p>0</text:p>
          </table:table-cell>
          <table:table-cell table:number-columns-repeated="2" office:value-type="float" office:value="9.72413">
            <text:p>9,72413</text:p>
          </table:table-cell>
          <table:table-cell office:value-type="float" office:value="0">
            <text:p>0</text:p>
          </table:table-cell>
          <table:table-cell table:number-columns-repeated="2" office:value-type="float" office:value="22.2898">
            <text:p>22,2898</text:p>
          </table:table-cell>
          <table:table-cell office:value-type="float" office:value="0">
            <text:p>0</text:p>
          </table:table-cell>
          <table:table-cell table:number-columns-repeated="2" office:value-type="float" office:value="23.3039">
            <text:p>23,3039</text:p>
          </table:table-cell>
          <table:table-cell office:value-type="float" office:value="0">
            <text:p>0</text:p>
          </table:table-cell>
          <table:table-cell table:number-columns-repeated="2" office:value-type="float" office:value="16.3823">
            <text:p>16,3823</text:p>
          </table:table-cell>
          <table:table-cell office:value-type="float" office:value="0">
            <text:p>0</text:p>
          </table:table-cell>
          <table:table-cell table:number-columns-repeated="2" office:value-type="float" office:value="19.4104">
            <text:p>19,4104</text:p>
          </table:table-cell>
          <table:table-cell office:value-type="float" office:value="0">
            <text:p>0</text:p>
          </table:table-cell>
          <table:table-cell table:number-columns-repeated="2" office:value-type="float" office:value="6.355">
            <text:p>6,355</text:p>
          </table:table-cell>
          <table:table-cell office:value-type="float" office:value="0">
            <text:p>0</text:p>
          </table:table-cell>
          <table:table-cell table:number-columns-repeated="2" office:value-type="float" office:value="3.56092">
            <text:p>3,56092</text:p>
          </table:table-cell>
          <table:table-cell office:value-type="float" office:value="0">
            <text:p>0</text:p>
          </table:table-cell>
          <table:table-cell table:number-columns-repeated="2" office:value-type="float" office:value="23.1819">
            <text:p>23,18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674">
            <text:p>17,0674</text:p>
          </table:table-cell>
          <table:table-cell office:value-type="float" office:value="0">
            <text:p>0</text:p>
          </table:table-cell>
          <table:table-cell table:number-columns-repeated="2" office:value-type="float" office:value="5.22716">
            <text:p>5,22716</text:p>
          </table:table-cell>
          <table:table-cell office:value-type="float" office:value="0">
            <text:p>0</text:p>
          </table:table-cell>
          <table:table-cell table:number-columns-repeated="2" office:value-type="float" office:value="21.4318">
            <text:p>21,4318</text:p>
          </table:table-cell>
          <table:table-cell office:value-type="float" office:value="0">
            <text:p>0</text:p>
          </table:table-cell>
          <table:table-cell table:number-columns-repeated="2" office:value-type="float" office:value="23.7274">
            <text:p>23,7274</text:p>
          </table:table-cell>
          <table:table-cell office:value-type="float" office:value="0">
            <text:p>0</text:p>
          </table:table-cell>
          <table:table-cell table:number-columns-repeated="2" office:value-type="float" office:value="15.5551">
            <text:p>15,5551</text:p>
          </table:table-cell>
          <table:table-cell office:value-type="float" office:value="0">
            <text:p>0</text:p>
          </table:table-cell>
          <table:table-cell table:number-columns-repeated="2" office:value-type="float" office:value="17.1366">
            <text:p>17,1366</text:p>
          </table:table-cell>
          <table:table-cell office:value-type="float" office:value="0">
            <text:p>0</text:p>
          </table:table-cell>
          <table:table-cell table:number-columns-repeated="2" office:value-type="float" office:value="11.0496">
            <text:p>11,0496</text:p>
          </table:table-cell>
          <table:table-cell office:value-type="float" office:value="0">
            <text:p>0</text:p>
          </table:table-cell>
          <table:table-cell table:number-columns-repeated="2" office:value-type="float" office:value="8.65993">
            <text:p>8,65993</text:p>
          </table:table-cell>
          <table:table-cell office:value-type="float" office:value="0">
            <text:p>0</text:p>
          </table:table-cell>
          <table:table-cell table:number-columns-repeated="2" office:value-type="float" office:value="22.6942">
            <text:p>22,694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744">
            <text:p>16,8744</text:p>
          </table:table-cell>
          <table:table-cell office:value-type="float" office:value="0">
            <text:p>0</text:p>
          </table:table-cell>
          <table:table-cell table:number-columns-repeated="2" office:value-type="float" office:value="5.22247">
            <text:p>5,22247</text:p>
          </table:table-cell>
          <table:table-cell office:value-type="float" office:value="0">
            <text:p>0</text:p>
          </table:table-cell>
          <table:table-cell table:number-columns-repeated="2" office:value-type="float" office:value="20.7934">
            <text:p>20,7934</text:p>
          </table:table-cell>
          <table:table-cell office:value-type="float" office:value="0">
            <text:p>0</text:p>
          </table:table-cell>
          <table:table-cell table:number-columns-repeated="2" office:value-type="float" office:value="13.6575">
            <text:p>13,6575</text:p>
          </table:table-cell>
          <table:table-cell office:value-type="float" office:value="0">
            <text:p>0</text:p>
          </table:table-cell>
          <table:table-cell table:number-columns-repeated="2" office:value-type="float" office:value="12.6854">
            <text:p>12,6854</text:p>
          </table:table-cell>
          <table:table-cell office:value-type="float" office:value="0">
            <text:p>0</text:p>
          </table:table-cell>
          <table:table-cell table:number-columns-repeated="2" office:value-type="float" office:value="16.4316">
            <text:p>16,4316</text:p>
          </table:table-cell>
          <table:table-cell office:value-type="float" office:value="0">
            <text:p>0</text:p>
          </table:table-cell>
          <table:table-cell table:number-columns-repeated="2" office:value-type="float" office:value="5.49636">
            <text:p>5,49636</text:p>
          </table:table-cell>
          <table:table-cell office:value-type="float" office:value="0">
            <text:p>0</text:p>
          </table:table-cell>
          <table:table-cell table:number-columns-repeated="2" office:value-type="float" office:value="3.34392">
            <text:p>3,34392</text:p>
          </table:table-cell>
          <table:table-cell office:value-type="float" office:value="0">
            <text:p>0</text:p>
          </table:table-cell>
          <table:table-cell table:number-columns-repeated="2" office:value-type="float" office:value="16.9184">
            <text:p>16,91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445">
            <text:p>16,6445</text:p>
          </table:table-cell>
          <table:table-cell office:value-type="float" office:value="0">
            <text:p>0</text:p>
          </table:table-cell>
          <table:table-cell table:number-columns-repeated="2" office:value-type="float" office:value="5.3732">
            <text:p>5,3732</text:p>
          </table:table-cell>
          <table:table-cell office:value-type="float" office:value="0">
            <text:p>0</text:p>
          </table:table-cell>
          <table:table-cell table:number-columns-repeated="2" office:value-type="float" office:value="18.0477">
            <text:p>18,0477</text:p>
          </table:table-cell>
          <table:table-cell office:value-type="float" office:value="0">
            <text:p>0</text:p>
          </table:table-cell>
          <table:table-cell table:number-columns-repeated="2" office:value-type="float" office:value="16.1436">
            <text:p>16,1436</text:p>
          </table:table-cell>
          <table:table-cell office:value-type="float" office:value="0">
            <text:p>0</text:p>
          </table:table-cell>
          <table:table-cell table:number-columns-repeated="2" office:value-type="float" office:value="12.2253">
            <text:p>12,2253</text:p>
          </table:table-cell>
          <table:table-cell office:value-type="float" office:value="0">
            <text:p>0</text:p>
          </table:table-cell>
          <table:table-cell table:number-columns-repeated="2" office:value-type="float" office:value="15.6633">
            <text:p>15,6633</text:p>
          </table:table-cell>
          <table:table-cell office:value-type="float" office:value="0">
            <text:p>0</text:p>
          </table:table-cell>
          <table:table-cell table:number-columns-repeated="2" office:value-type="float" office:value="12.0549">
            <text:p>12,0549</text:p>
          </table:table-cell>
          <table:table-cell office:value-type="float" office:value="0">
            <text:p>0</text:p>
          </table:table-cell>
          <table:table-cell table:number-columns-repeated="2" office:value-type="float" office:value="3.66063">
            <text:p>3,66063</text:p>
          </table:table-cell>
          <table:table-cell office:value-type="float" office:value="0">
            <text:p>0</text:p>
          </table:table-cell>
          <table:table-cell table:number-columns-repeated="2" office:value-type="float" office:value="18.377">
            <text:p>18,37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2184">
            <text:p>16,2184</text:p>
          </table:table-cell>
          <table:table-cell office:value-type="float" office:value="0">
            <text:p>0</text:p>
          </table:table-cell>
          <table:table-cell table:number-columns-repeated="2" office:value-type="float" office:value="5.11455">
            <text:p>5,11455</text:p>
          </table:table-cell>
          <table:table-cell office:value-type="float" office:value="0">
            <text:p>0</text:p>
          </table:table-cell>
          <table:table-cell table:number-columns-repeated="2" office:value-type="float" office:value="16.8351">
            <text:p>16,8351</text:p>
          </table:table-cell>
          <table:table-cell office:value-type="float" office:value="0">
            <text:p>0</text:p>
          </table:table-cell>
          <table:table-cell table:number-columns-repeated="2" office:value-type="float" office:value="28.8255">
            <text:p>28,8255</text:p>
          </table:table-cell>
          <table:table-cell office:value-type="float" office:value="0">
            <text:p>0</text:p>
          </table:table-cell>
          <table:table-cell table:number-columns-repeated="2" office:value-type="float" office:value="16.6313">
            <text:p>16,6313</text:p>
          </table:table-cell>
          <table:table-cell office:value-type="float" office:value="0">
            <text:p>0</text:p>
          </table:table-cell>
          <table:table-cell table:number-columns-repeated="2" office:value-type="float" office:value="19.3216">
            <text:p>19,3216</text:p>
          </table:table-cell>
          <table:table-cell office:value-type="float" office:value="0">
            <text:p>0</text:p>
          </table:table-cell>
          <table:table-cell table:number-columns-repeated="2" office:value-type="float" office:value="5.97172">
            <text:p>5,97172</text:p>
          </table:table-cell>
          <table:table-cell office:value-type="float" office:value="0">
            <text:p>0</text:p>
          </table:table-cell>
          <table:table-cell table:number-columns-repeated="2" office:value-type="float" office:value="5.62334">
            <text:p>5,62334</text:p>
          </table:table-cell>
          <table:table-cell office:value-type="float" office:value="0">
            <text:p>0</text:p>
          </table:table-cell>
          <table:table-cell table:number-columns-repeated="2" office:value-type="float" office:value="17.4248">
            <text:p>17,42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794">
            <text:p>16,8794</text:p>
          </table:table-cell>
          <table:table-cell office:value-type="float" office:value="0">
            <text:p>0</text:p>
          </table:table-cell>
          <table:table-cell table:number-columns-repeated="2" office:value-type="float" office:value="5.29783">
            <text:p>5,29783</text:p>
          </table:table-cell>
          <table:table-cell office:value-type="float" office:value="0">
            <text:p>0</text:p>
          </table:table-cell>
          <table:table-cell table:number-columns-repeated="2" office:value-type="float" office:value="25.2572">
            <text:p>25,2572</text:p>
          </table:table-cell>
          <table:table-cell office:value-type="float" office:value="0">
            <text:p>0</text:p>
          </table:table-cell>
          <table:table-cell table:number-columns-repeated="2" office:value-type="float" office:value="13.5953">
            <text:p>13,5953</text:p>
          </table:table-cell>
          <table:table-cell office:value-type="float" office:value="0">
            <text:p>0</text:p>
          </table:table-cell>
          <table:table-cell table:number-columns-repeated="2" office:value-type="float" office:value="29.3093">
            <text:p>29,3093</text:p>
          </table:table-cell>
          <table:table-cell office:value-type="float" office:value="0">
            <text:p>0</text:p>
          </table:table-cell>
          <table:table-cell table:number-columns-repeated="2" office:value-type="float" office:value="17.0785">
            <text:p>17,0785</text:p>
          </table:table-cell>
          <table:table-cell office:value-type="float" office:value="0">
            <text:p>0</text:p>
          </table:table-cell>
          <table:table-cell table:number-columns-repeated="2" office:value-type="float" office:value="5.40927">
            <text:p>5,40927</text:p>
          </table:table-cell>
          <table:table-cell office:value-type="float" office:value="0">
            <text:p>0</text:p>
          </table:table-cell>
          <table:table-cell table:number-columns-repeated="2" office:value-type="float" office:value="3.35887">
            <text:p>3,3588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057">
            <text:p>19,10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586">
            <text:p>16,8586</text:p>
          </table:table-cell>
          <table:table-cell office:value-type="float" office:value="0">
            <text:p>0</text:p>
          </table:table-cell>
          <table:table-cell table:number-columns-repeated="2" office:value-type="float" office:value="5.75325">
            <text:p>5,75325</text:p>
          </table:table-cell>
          <table:table-cell office:value-type="float" office:value="0">
            <text:p>0</text:p>
          </table:table-cell>
          <table:table-cell table:number-columns-repeated="2" office:value-type="float" office:value="16.9815">
            <text:p>16,9815</text:p>
          </table:table-cell>
          <table:table-cell office:value-type="float" office:value="0">
            <text:p>0</text:p>
          </table:table-cell>
          <table:table-cell table:number-columns-repeated="2" office:value-type="float" office:value="13.4821">
            <text:p>13,4821</text:p>
          </table:table-cell>
          <table:table-cell office:value-type="float" office:value="0">
            <text:p>0</text:p>
          </table:table-cell>
          <table:table-cell table:number-columns-repeated="2" office:value-type="float" office:value="14.983">
            <text:p>14,983</text:p>
          </table:table-cell>
          <table:table-cell office:value-type="float" office:value="0">
            <text:p>0</text:p>
          </table:table-cell>
          <table:table-cell table:number-columns-repeated="2" office:value-type="float" office:value="16.017">
            <text:p>16,017</text:p>
          </table:table-cell>
          <table:table-cell office:value-type="float" office:value="0">
            <text:p>0</text:p>
          </table:table-cell>
          <table:table-cell table:number-columns-repeated="2" office:value-type="float" office:value="5.13977">
            <text:p>5,13977</text:p>
          </table:table-cell>
          <table:table-cell office:value-type="float" office:value="0">
            <text:p>0</text:p>
          </table:table-cell>
          <table:table-cell table:number-columns-repeated="2" office:value-type="float" office:value="9.12327">
            <text:p>9,12327</text:p>
          </table:table-cell>
          <table:table-cell office:value-type="float" office:value="0">
            <text:p>0</text:p>
          </table:table-cell>
          <table:table-cell table:number-columns-repeated="2" office:value-type="float" office:value="16.6603">
            <text:p>16,66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3772">
            <text:p>24,3772</text:p>
          </table:table-cell>
          <table:table-cell office:value-type="float" office:value="0">
            <text:p>0</text:p>
          </table:table-cell>
          <table:table-cell table:number-columns-repeated="2" office:value-type="float" office:value="7.81743">
            <text:p>7,81743</text:p>
          </table:table-cell>
          <table:table-cell office:value-type="float" office:value="0">
            <text:p>0</text:p>
          </table:table-cell>
          <table:table-cell table:number-columns-repeated="2" office:value-type="float" office:value="26.5387">
            <text:p>26,5387</text:p>
          </table:table-cell>
          <table:table-cell office:value-type="float" office:value="0">
            <text:p>0</text:p>
          </table:table-cell>
          <table:table-cell table:number-columns-repeated="2" office:value-type="float" office:value="14.6226">
            <text:p>14,6226</text:p>
          </table:table-cell>
          <table:table-cell office:value-type="float" office:value="0">
            <text:p>0</text:p>
          </table:table-cell>
          <table:table-cell table:number-columns-repeated="2" office:value-type="float" office:value="12.342">
            <text:p>12,342</text:p>
          </table:table-cell>
          <table:table-cell office:value-type="float" office:value="0">
            <text:p>0</text:p>
          </table:table-cell>
          <table:table-cell table:number-columns-repeated="2" office:value-type="float" office:value="16.0205">
            <text:p>16,0205</text:p>
          </table:table-cell>
          <table:table-cell office:value-type="float" office:value="0">
            <text:p>0</text:p>
          </table:table-cell>
          <table:table-cell table:number-columns-repeated="2" office:value-type="float" office:value="6.62684">
            <text:p>6,62684</text:p>
          </table:table-cell>
          <table:table-cell office:value-type="float" office:value="0">
            <text:p>0</text:p>
          </table:table-cell>
          <table:table-cell table:number-columns-repeated="2" office:value-type="float" office:value="3.41048">
            <text:p>3,41048</text:p>
          </table:table-cell>
          <table:table-cell office:value-type="float" office:value="0">
            <text:p>0</text:p>
          </table:table-cell>
          <table:table-cell table:number-columns-repeated="2" office:value-type="float" office:value="24.6411">
            <text:p>24,64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3178">
            <text:p>19,3178</text:p>
          </table:table-cell>
          <table:table-cell office:value-type="float" office:value="0">
            <text:p>0</text:p>
          </table:table-cell>
          <table:table-cell table:number-columns-repeated="2" office:value-type="float" office:value="5.22423">
            <text:p>5,22423</text:p>
          </table:table-cell>
          <table:table-cell office:value-type="float" office:value="0">
            <text:p>0</text:p>
          </table:table-cell>
          <table:table-cell table:number-columns-repeated="2" office:value-type="float" office:value="16.9181">
            <text:p>16,9181</text:p>
          </table:table-cell>
          <table:table-cell office:value-type="float" office:value="0">
            <text:p>0</text:p>
          </table:table-cell>
          <table:table-cell table:number-columns-repeated="2" office:value-type="float" office:value="19.7732">
            <text:p>19,7732</text:p>
          </table:table-cell>
          <table:table-cell office:value-type="float" office:value="0">
            <text:p>0</text:p>
          </table:table-cell>
          <table:table-cell table:number-columns-repeated="2" office:value-type="float" office:value="13.0974">
            <text:p>13,0974</text:p>
          </table:table-cell>
          <table:table-cell office:value-type="float" office:value="0">
            <text:p>0</text:p>
          </table:table-cell>
          <table:table-cell table:number-columns-repeated="2" office:value-type="float" office:value="18.316">
            <text:p>18,316</text:p>
          </table:table-cell>
          <table:table-cell office:value-type="float" office:value="0">
            <text:p>0</text:p>
          </table:table-cell>
          <table:table-cell table:number-columns-repeated="2" office:value-type="float" office:value="5.15913">
            <text:p>5,15913</text:p>
          </table:table-cell>
          <table:table-cell office:value-type="float" office:value="0">
            <text:p>0</text:p>
          </table:table-cell>
          <table:table-cell table:number-columns-repeated="2" office:value-type="float" office:value="3.31225">
            <text:p>3,31225</text:p>
          </table:table-cell>
          <table:table-cell office:value-type="float" office:value="0">
            <text:p>0</text:p>
          </table:table-cell>
          <table:table-cell table:number-columns-repeated="2" office:value-type="float" office:value="18.8591">
            <text:p>18,85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0932">
            <text:p>18,0932</text:p>
          </table:table-cell>
          <table:table-cell office:value-type="float" office:value="0">
            <text:p>0</text:p>
          </table:table-cell>
          <table:table-cell table:number-columns-repeated="2" office:value-type="float" office:value="5.93946">
            <text:p>5,93946</text:p>
          </table:table-cell>
          <table:table-cell office:value-type="float" office:value="0">
            <text:p>0</text:p>
          </table:table-cell>
          <table:table-cell table:number-columns-repeated="2" office:value-type="float" office:value="26.3942">
            <text:p>26,3942</text:p>
          </table:table-cell>
          <table:table-cell office:value-type="float" office:value="0">
            <text:p>0</text:p>
          </table:table-cell>
          <table:table-cell table:number-columns-repeated="2" office:value-type="float" office:value="16.2164">
            <text:p>16,2164</text:p>
          </table:table-cell>
          <table:table-cell office:value-type="float" office:value="0">
            <text:p>0</text:p>
          </table:table-cell>
          <table:table-cell table:number-columns-repeated="2" office:value-type="float" office:value="12.4642">
            <text:p>12,4642</text:p>
          </table:table-cell>
          <table:table-cell office:value-type="float" office:value="0">
            <text:p>0</text:p>
          </table:table-cell>
          <table:table-cell table:number-columns-repeated="2" office:value-type="float" office:value="16.6812">
            <text:p>16,6812</text:p>
          </table:table-cell>
          <table:table-cell office:value-type="float" office:value="0">
            <text:p>0</text:p>
          </table:table-cell>
          <table:table-cell table:number-columns-repeated="2" office:value-type="float" office:value="5.85823">
            <text:p>5,85823</text:p>
          </table:table-cell>
          <table:table-cell office:value-type="float" office:value="0">
            <text:p>0</text:p>
          </table:table-cell>
          <table:table-cell table:number-columns-repeated="2" office:value-type="float" office:value="3.5618">
            <text:p>3,5618</text:p>
          </table:table-cell>
          <table:table-cell office:value-type="float" office:value="0">
            <text:p>0</text:p>
          </table:table-cell>
          <table:table-cell table:number-columns-repeated="2" office:value-type="float" office:value="17.1152">
            <text:p>17,11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2416">
            <text:p>17,2416</text:p>
          </table:table-cell>
          <table:table-cell office:value-type="float" office:value="0">
            <text:p>0</text:p>
          </table:table-cell>
          <table:table-cell table:number-columns-repeated="2" office:value-type="float" office:value="5.17144">
            <text:p>5,17144</text:p>
          </table:table-cell>
          <table:table-cell office:value-type="float" office:value="0">
            <text:p>0</text:p>
          </table:table-cell>
          <table:table-cell table:number-columns-repeated="2" office:value-type="float" office:value="22.9799">
            <text:p>22,9799</text:p>
          </table:table-cell>
          <table:table-cell office:value-type="float" office:value="0">
            <text:p>0</text:p>
          </table:table-cell>
          <table:table-cell table:number-columns-repeated="2" office:value-type="float" office:value="13.3853">
            <text:p>13,3853</text:p>
          </table:table-cell>
          <table:table-cell office:value-type="float" office:value="0">
            <text:p>0</text:p>
          </table:table-cell>
          <table:table-cell table:number-columns-repeated="2" office:value-type="float" office:value="29.5504">
            <text:p>29,5504</text:p>
          </table:table-cell>
          <table:table-cell office:value-type="float" office:value="0">
            <text:p>0</text:p>
          </table:table-cell>
          <table:table-cell table:number-columns-repeated="2" office:value-type="float" office:value="16.0598">
            <text:p>16,0598</text:p>
          </table:table-cell>
          <table:table-cell office:value-type="float" office:value="0">
            <text:p>0</text:p>
          </table:table-cell>
          <table:table-cell table:number-columns-repeated="2" office:value-type="float" office:value="5.1864">
            <text:p>5,1864</text:p>
          </table:table-cell>
          <table:table-cell office:value-type="float" office:value="0">
            <text:p>0</text:p>
          </table:table-cell>
          <table:table-cell table:number-columns-repeated="2" office:value-type="float" office:value="3.32984">
            <text:p>3,32984</text:p>
          </table:table-cell>
          <table:table-cell office:value-type="float" office:value="0">
            <text:p>0</text:p>
          </table:table-cell>
          <table:table-cell table:number-columns-repeated="2" office:value-type="float" office:value="18.9043">
            <text:p>18,90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5078">
            <text:p>19,5078</text:p>
          </table:table-cell>
          <table:table-cell office:value-type="float" office:value="0">
            <text:p>0</text:p>
          </table:table-cell>
          <table:table-cell table:number-columns-repeated="2" office:value-type="float" office:value="8.21537">
            <text:p>8,21537</text:p>
          </table:table-cell>
          <table:table-cell office:value-type="float" office:value="0">
            <text:p>0</text:p>
          </table:table-cell>
          <table:table-cell table:number-columns-repeated="2" office:value-type="float" office:value="22.8324">
            <text:p>22,8324</text:p>
          </table:table-cell>
          <table:table-cell office:value-type="float" office:value="0">
            <text:p>0</text:p>
          </table:table-cell>
          <table:table-cell table:number-columns-repeated="2" office:value-type="float" office:value="13.6631">
            <text:p>13,6631</text:p>
          </table:table-cell>
          <table:table-cell office:value-type="float" office:value="0">
            <text:p>0</text:p>
          </table:table-cell>
          <table:table-cell table:number-columns-repeated="2" office:value-type="float" office:value="18.5591">
            <text:p>18,5591</text:p>
          </table:table-cell>
          <table:table-cell office:value-type="float" office:value="0">
            <text:p>0</text:p>
          </table:table-cell>
          <table:table-cell table:number-columns-repeated="2" office:value-type="float" office:value="15.8111">
            <text:p>15,8111</text:p>
          </table:table-cell>
          <table:table-cell office:value-type="float" office:value="0">
            <text:p>0</text:p>
          </table:table-cell>
          <table:table-cell table:number-columns-repeated="2" office:value-type="float" office:value="5.28874">
            <text:p>5,28874</text:p>
          </table:table-cell>
          <table:table-cell office:value-type="float" office:value="0">
            <text:p>0</text:p>
          </table:table-cell>
          <table:table-cell table:number-columns-repeated="2" office:value-type="float" office:value="3.43746">
            <text:p>3,43746</text:p>
          </table:table-cell>
          <table:table-cell office:value-type="float" office:value="0">
            <text:p>0</text:p>
          </table:table-cell>
          <table:table-cell table:number-columns-repeated="2" office:value-type="float" office:value="17.136">
            <text:p>17,1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0188">
            <text:p>28,0188</text:p>
          </table:table-cell>
          <table:table-cell office:value-type="float" office:value="0">
            <text:p>0</text:p>
          </table:table-cell>
          <table:table-cell table:number-columns-repeated="2" office:value-type="float" office:value="5.49138">
            <text:p>5,49138</text:p>
          </table:table-cell>
          <table:table-cell office:value-type="float" office:value="0">
            <text:p>0</text:p>
          </table:table-cell>
          <table:table-cell table:number-columns-repeated="2" office:value-type="float" office:value="19.3371">
            <text:p>19,3371</text:p>
          </table:table-cell>
          <table:table-cell office:value-type="float" office:value="0">
            <text:p>0</text:p>
          </table:table-cell>
          <table:table-cell table:number-columns-repeated="2" office:value-type="float" office:value="14.6712">
            <text:p>14,6712</text:p>
          </table:table-cell>
          <table:table-cell office:value-type="float" office:value="0">
            <text:p>0</text:p>
          </table:table-cell>
          <table:table-cell table:number-columns-repeated="2" office:value-type="float" office:value="13.1367">
            <text:p>13,13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3378">
            <text:p>17,3378</text:p>
          </table:table-cell>
          <table:table-cell office:value-type="float" office:value="0">
            <text:p>0</text:p>
          </table:table-cell>
          <table:table-cell table:number-columns-repeated="2" office:value-type="float" office:value="6.09694">
            <text:p>6,09694</text:p>
          </table:table-cell>
          <table:table-cell office:value-type="float" office:value="0">
            <text:p>0</text:p>
          </table:table-cell>
          <table:table-cell table:number-columns-repeated="2" office:value-type="float" office:value="3.49846">
            <text:p>3,49846</text:p>
          </table:table-cell>
          <table:table-cell office:value-type="float" office:value="0">
            <text:p>0</text:p>
          </table:table-cell>
          <table:table-cell table:number-columns-repeated="2" office:value-type="float" office:value="17.5844">
            <text:p>17,58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7773">
            <text:p>18,7773</text:p>
          </table:table-cell>
          <table:table-cell office:value-type="float" office:value="0">
            <text:p>0</text:p>
          </table:table-cell>
          <table:table-cell table:number-columns-repeated="2" office:value-type="float" office:value="7.12477">
            <text:p>7,12477</text:p>
          </table:table-cell>
          <table:table-cell office:value-type="float" office:value="0">
            <text:p>0</text:p>
          </table:table-cell>
          <table:table-cell table:number-columns-repeated="2" office:value-type="float" office:value="17.7366">
            <text:p>17,7366</text:p>
          </table:table-cell>
          <table:table-cell office:value-type="float" office:value="0">
            <text:p>0</text:p>
          </table:table-cell>
          <table:table-cell table:number-columns-repeated="2" office:value-type="float" office:value="15.5451">
            <text:p>15,5451</text:p>
          </table:table-cell>
          <table:table-cell office:value-type="float" office:value="0">
            <text:p>0</text:p>
          </table:table-cell>
          <table:table-cell table:number-columns-repeated="2" office:value-type="float" office:value="12.9276">
            <text:p>12,9276</text:p>
          </table:table-cell>
          <table:table-cell office:value-type="float" office:value="0">
            <text:p>0</text:p>
          </table:table-cell>
          <table:table-cell table:number-columns-repeated="2" office:value-type="float" office:value="16.6002">
            <text:p>16,6002</text:p>
          </table:table-cell>
          <table:table-cell office:value-type="float" office:value="0">
            <text:p>0</text:p>
          </table:table-cell>
          <table:table-cell table:number-columns-repeated="2" office:value-type="float" office:value="7.1629">
            <text:p>7,1629</text:p>
          </table:table-cell>
          <table:table-cell office:value-type="float" office:value="0">
            <text:p>0</text:p>
          </table:table-cell>
          <table:table-cell table:number-columns-repeated="2" office:value-type="float" office:value="4.2697">
            <text:p>4,2697</text:p>
          </table:table-cell>
          <table:table-cell office:value-type="float" office:value="0">
            <text:p>0</text:p>
          </table:table-cell>
          <table:table-cell table:number-columns-repeated="2" office:value-type="float" office:value="17.0454">
            <text:p>17,04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3222">
            <text:p>17,3222</text:p>
          </table:table-cell>
          <table:table-cell office:value-type="float" office:value="0">
            <text:p>0</text:p>
          </table:table-cell>
          <table:table-cell table:number-columns-repeated="2" office:value-type="float" office:value="5.54915">
            <text:p>5,54915</text:p>
          </table:table-cell>
          <table:table-cell office:value-type="float" office:value="0">
            <text:p>0</text:p>
          </table:table-cell>
          <table:table-cell table:number-columns-repeated="2" office:value-type="float" office:value="17.4275">
            <text:p>17,4275</text:p>
          </table:table-cell>
          <table:table-cell office:value-type="float" office:value="0">
            <text:p>0</text:p>
          </table:table-cell>
          <table:table-cell table:number-columns-repeated="2" office:value-type="float" office:value="13.6918">
            <text:p>13,6918</text:p>
          </table:table-cell>
          <table:table-cell office:value-type="float" office:value="0">
            <text:p>0</text:p>
          </table:table-cell>
          <table:table-cell table:number-columns-repeated="2" office:value-type="float" office:value="12.2352">
            <text:p>12,2352</text:p>
          </table:table-cell>
          <table:table-cell office:value-type="float" office:value="0">
            <text:p>0</text:p>
          </table:table-cell>
          <table:table-cell table:number-columns-repeated="2" office:value-type="float" office:value="22.5121">
            <text:p>22,5121</text:p>
          </table:table-cell>
          <table:table-cell office:value-type="float" office:value="0">
            <text:p>0</text:p>
          </table:table-cell>
          <table:table-cell table:number-columns-repeated="2" office:value-type="float" office:value="5.21807">
            <text:p>5,21807</text:p>
          </table:table-cell>
          <table:table-cell office:value-type="float" office:value="0">
            <text:p>0</text:p>
          </table:table-cell>
          <table:table-cell table:number-columns-repeated="2" office:value-type="float" office:value="3.31928">
            <text:p>3,31928</text:p>
          </table:table-cell>
          <table:table-cell office:value-type="float" office:value="0">
            <text:p>0</text:p>
          </table:table-cell>
          <table:table-cell table:number-columns-repeated="2" office:value-type="float" office:value="19.5808">
            <text:p>19,580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8551">
            <text:p>26,8551</text:p>
          </table:table-cell>
          <table:table-cell office:value-type="float" office:value="0">
            <text:p>0</text:p>
          </table:table-cell>
          <table:table-cell table:number-columns-repeated="2" office:value-type="float" office:value="7.6796">
            <text:p>7,6796</text:p>
          </table:table-cell>
          <table:table-cell office:value-type="float" office:value="0">
            <text:p>0</text:p>
          </table:table-cell>
          <table:table-cell table:number-columns-repeated="2" office:value-type="float" office:value="21.8204">
            <text:p>21,8204</text:p>
          </table:table-cell>
          <table:table-cell office:value-type="float" office:value="0">
            <text:p>0</text:p>
          </table:table-cell>
          <table:table-cell table:number-columns-repeated="2" office:value-type="float" office:value="19.7708">
            <text:p>19,7708</text:p>
          </table:table-cell>
          <table:table-cell office:value-type="float" office:value="0">
            <text:p>0</text:p>
          </table:table-cell>
          <table:table-cell table:number-columns-repeated="2" office:value-type="float" office:value="13.4082">
            <text:p>13,4082</text:p>
          </table:table-cell>
          <table:table-cell office:value-type="float" office:value="0">
            <text:p>0</text:p>
          </table:table-cell>
          <table:table-cell table:number-columns-repeated="2" office:value-type="float" office:value="16.9627">
            <text:p>16,9627</text:p>
          </table:table-cell>
          <table:table-cell office:value-type="float" office:value="0">
            <text:p>0</text:p>
          </table:table-cell>
          <table:table-cell table:number-columns-repeated="2" office:value-type="float" office:value="5.64885">
            <text:p>5,64885</text:p>
          </table:table-cell>
          <table:table-cell office:value-type="float" office:value="0">
            <text:p>0</text:p>
          </table:table-cell>
          <table:table-cell table:number-columns-repeated="2" office:value-type="float" office:value="3.32398">
            <text:p>3,32398</text:p>
          </table:table-cell>
          <table:table-cell office:value-type="float" office:value="0">
            <text:p>0</text:p>
          </table:table-cell>
          <table:table-cell table:number-columns-repeated="2" office:value-type="float" office:value="16.4184">
            <text:p>16,41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372">
            <text:p>16,9372</text:p>
          </table:table-cell>
          <table:table-cell office:value-type="float" office:value="0">
            <text:p>0</text:p>
          </table:table-cell>
          <table:table-cell table:number-columns-repeated="2" office:value-type="float" office:value="9.2649">
            <text:p>9,2649</text:p>
          </table:table-cell>
          <table:table-cell office:value-type="float" office:value="0">
            <text:p>0</text:p>
          </table:table-cell>
          <table:table-cell table:number-columns-repeated="2" office:value-type="float" office:value="21.2541">
            <text:p>21,2541</text:p>
          </table:table-cell>
          <table:table-cell office:value-type="float" office:value="0">
            <text:p>0</text:p>
          </table:table-cell>
          <table:table-cell table:number-columns-repeated="2" office:value-type="float" office:value="16.1108">
            <text:p>16,1108</text:p>
          </table:table-cell>
          <table:table-cell office:value-type="float" office:value="0">
            <text:p>0</text:p>
          </table:table-cell>
          <table:table-cell table:number-columns-repeated="2" office:value-type="float" office:value="12.8249">
            <text:p>12,8249</text:p>
          </table:table-cell>
          <table:table-cell office:value-type="float" office:value="0">
            <text:p>0</text:p>
          </table:table-cell>
          <table:table-cell table:number-columns-repeated="2" office:value-type="float" office:value="16.5486">
            <text:p>16,5486</text:p>
          </table:table-cell>
          <table:table-cell office:value-type="float" office:value="0">
            <text:p>0</text:p>
          </table:table-cell>
          <table:table-cell table:number-columns-repeated="2" office:value-type="float" office:value="5.82979">
            <text:p>5,82979</text:p>
          </table:table-cell>
          <table:table-cell office:value-type="float" office:value="0">
            <text:p>0</text:p>
          </table:table-cell>
          <table:table-cell table:number-columns-repeated="2" office:value-type="float" office:value="3.41547">
            <text:p>3,41547</text:p>
          </table:table-cell>
          <table:table-cell office:value-type="float" office:value="0">
            <text:p>0</text:p>
          </table:table-cell>
          <table:table-cell table:number-columns-repeated="2" office:value-type="float" office:value="19.8597">
            <text:p>19,85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7644">
            <text:p>20,7644</text:p>
          </table:table-cell>
          <table:table-cell office:value-type="float" office:value="0">
            <text:p>0</text:p>
          </table:table-cell>
          <table:table-cell table:number-columns-repeated="2" office:value-type="float" office:value="7.97138">
            <text:p>7,97138</text:p>
          </table:table-cell>
          <table:table-cell office:value-type="float" office:value="0">
            <text:p>0</text:p>
          </table:table-cell>
          <table:table-cell table:number-columns-repeated="2" office:value-type="float" office:value="21.5315">
            <text:p>21,5315</text:p>
          </table:table-cell>
          <table:table-cell office:value-type="float" office:value="0">
            <text:p>0</text:p>
          </table:table-cell>
          <table:table-cell table:number-columns-repeated="2" office:value-type="float" office:value="17.368">
            <text:p>17,368</text:p>
          </table:table-cell>
          <table:table-cell office:value-type="float" office:value="0">
            <text:p>0</text:p>
          </table:table-cell>
          <table:table-cell table:number-columns-repeated="2" office:value-type="float" office:value="22.8353">
            <text:p>22,8353</text:p>
          </table:table-cell>
          <table:table-cell office:value-type="float" office:value="0">
            <text:p>0</text:p>
          </table:table-cell>
          <table:table-cell table:number-columns-repeated="2" office:value-type="float" office:value="21.4113">
            <text:p>21,4113</text:p>
          </table:table-cell>
          <table:table-cell office:value-type="float" office:value="0">
            <text:p>0</text:p>
          </table:table-cell>
          <table:table-cell table:number-columns-repeated="2" office:value-type="float" office:value="5.91718">
            <text:p>5,91718</text:p>
          </table:table-cell>
          <table:table-cell office:value-type="float" office:value="0">
            <text:p>0</text:p>
          </table:table-cell>
          <table:table-cell table:number-columns-repeated="2" office:value-type="float" office:value="3.27823">
            <text:p>3,27823</text:p>
          </table:table-cell>
          <table:table-cell office:value-type="float" office:value="0">
            <text:p>0</text:p>
          </table:table-cell>
          <table:table-cell table:number-columns-repeated="2" office:value-type="float" office:value="16.5847">
            <text:p>16,58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419">
            <text:p>16,5419</text:p>
          </table:table-cell>
          <table:table-cell office:value-type="float" office:value="0">
            <text:p>0</text:p>
          </table:table-cell>
          <table:table-cell table:number-columns-repeated="2" office:value-type="float" office:value="7.31803">
            <text:p>7,31803</text:p>
          </table:table-cell>
          <table:table-cell office:value-type="float" office:value="0">
            <text:p>0</text:p>
          </table:table-cell>
          <table:table-cell table:number-columns-repeated="2" office:value-type="float" office:value="17.1545">
            <text:p>17,1545</text:p>
          </table:table-cell>
          <table:table-cell office:value-type="float" office:value="0">
            <text:p>0</text:p>
          </table:table-cell>
          <table:table-cell table:number-columns-repeated="2" office:value-type="float" office:value="13.8457">
            <text:p>13,8457</text:p>
          </table:table-cell>
          <table:table-cell office:value-type="float" office:value="0">
            <text:p>0</text:p>
          </table:table-cell>
          <table:table-cell table:number-columns-repeated="2" office:value-type="float" office:value="12.2203">
            <text:p>12,2203</text:p>
          </table:table-cell>
          <table:table-cell office:value-type="float" office:value="0">
            <text:p>0</text:p>
          </table:table-cell>
          <table:table-cell table:number-columns-repeated="2" office:value-type="float" office:value="15.7146">
            <text:p>15,7146</text:p>
          </table:table-cell>
          <table:table-cell office:value-type="float" office:value="0">
            <text:p>0</text:p>
          </table:table-cell>
          <table:table-cell table:number-columns-repeated="2" office:value-type="float" office:value="5.37584">
            <text:p>5,37584</text:p>
          </table:table-cell>
          <table:table-cell office:value-type="float" office:value="0">
            <text:p>0</text:p>
          </table:table-cell>
          <table:table-cell table:number-columns-repeated="2" office:value-type="float" office:value="3.30257">
            <text:p>3,30257</text:p>
          </table:table-cell>
          <table:table-cell office:value-type="float" office:value="0">
            <text:p>0</text:p>
          </table:table-cell>
          <table:table-cell table:number-columns-repeated="2" office:value-type="float" office:value="24.7303">
            <text:p>24,73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899">
            <text:p>19,899</text:p>
          </table:table-cell>
          <table:table-cell office:value-type="float" office:value="0">
            <text:p>0</text:p>
          </table:table-cell>
          <table:table-cell table:number-columns-repeated="2" office:value-type="float" office:value="8.31097">
            <text:p>8,31097</text:p>
          </table:table-cell>
          <table:table-cell office:value-type="float" office:value="0">
            <text:p>0</text:p>
          </table:table-cell>
          <table:table-cell table:number-columns-repeated="2" office:value-type="float" office:value="17.9967">
            <text:p>17,9967</text:p>
          </table:table-cell>
          <table:table-cell office:value-type="float" office:value="0">
            <text:p>0</text:p>
          </table:table-cell>
          <table:table-cell table:number-columns-repeated="2" office:value-type="float" office:value="14.7607">
            <text:p>14,7607</text:p>
          </table:table-cell>
          <table:table-cell office:value-type="float" office:value="0">
            <text:p>0</text:p>
          </table:table-cell>
          <table:table-cell table:number-columns-repeated="2" office:value-type="float" office:value="24.3863">
            <text:p>24,3863</text:p>
          </table:table-cell>
          <table:table-cell office:value-type="float" office:value="0">
            <text:p>0</text:p>
          </table:table-cell>
          <table:table-cell table:number-columns-repeated="2" office:value-type="float" office:value="19.1011">
            <text:p>19,1011</text:p>
          </table:table-cell>
          <table:table-cell office:value-type="float" office:value="0">
            <text:p>0</text:p>
          </table:table-cell>
          <table:table-cell table:number-columns-repeated="2" office:value-type="float" office:value="6.91276">
            <text:p>6,91276</text:p>
          </table:table-cell>
          <table:table-cell office:value-type="float" office:value="0">
            <text:p>0</text:p>
          </table:table-cell>
          <table:table-cell table:number-columns-repeated="2" office:value-type="float" office:value="5.6034">
            <text:p>5,6034</text:p>
          </table:table-cell>
          <table:table-cell office:value-type="float" office:value="0">
            <text:p>0</text:p>
          </table:table-cell>
          <table:table-cell table:number-columns-repeated="2" office:value-type="float" office:value="21.6001">
            <text:p>21,6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1448">
            <text:p>18,1448</text:p>
          </table:table-cell>
          <table:table-cell office:value-type="float" office:value="0">
            <text:p>0</text:p>
          </table:table-cell>
          <table:table-cell table:number-columns-repeated="2" office:value-type="float" office:value="5.79079">
            <text:p>5,79079</text:p>
          </table:table-cell>
          <table:table-cell office:value-type="float" office:value="0">
            <text:p>0</text:p>
          </table:table-cell>
          <table:table-cell table:number-columns-repeated="2" office:value-type="float" office:value="18.0568">
            <text:p>18,0568</text:p>
          </table:table-cell>
          <table:table-cell office:value-type="float" office:value="0">
            <text:p>0</text:p>
          </table:table-cell>
          <table:table-cell table:number-columns-repeated="2" office:value-type="float" office:value="13.5411">
            <text:p>13,5411</text:p>
          </table:table-cell>
          <table:table-cell office:value-type="float" office:value="0">
            <text:p>0</text:p>
          </table:table-cell>
          <table:table-cell table:number-columns-repeated="2" office:value-type="float" office:value="12.3279">
            <text:p>12,3279</text:p>
          </table:table-cell>
          <table:table-cell office:value-type="float" office:value="0">
            <text:p>0</text:p>
          </table:table-cell>
          <table:table-cell table:number-columns-repeated="2" office:value-type="float" office:value="17.6275">
            <text:p>17,6275</text:p>
          </table:table-cell>
          <table:table-cell office:value-type="float" office:value="0">
            <text:p>0</text:p>
          </table:table-cell>
          <table:table-cell table:number-columns-repeated="2" office:value-type="float" office:value="5.49108">
            <text:p>5,49108</text:p>
          </table:table-cell>
          <table:table-cell office:value-type="float" office:value="0">
            <text:p>0</text:p>
          </table:table-cell>
          <table:table-cell table:number-columns-repeated="2" office:value-type="float" office:value="3.49934">
            <text:p>3,49934</text:p>
          </table:table-cell>
          <table:table-cell office:value-type="float" office:value="0">
            <text:p>0</text:p>
          </table:table-cell>
          <table:table-cell table:number-columns-repeated="2" office:value-type="float" office:value="18.4527">
            <text:p>18,45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296">
            <text:p>16,4296</text:p>
          </table:table-cell>
          <table:table-cell office:value-type="float" office:value="0">
            <text:p>0</text:p>
          </table:table-cell>
          <table:table-cell table:number-columns-repeated="2" office:value-type="float" office:value="5.29607">
            <text:p>5,29607</text:p>
          </table:table-cell>
          <table:table-cell office:value-type="float" office:value="0">
            <text:p>0</text:p>
          </table:table-cell>
          <table:table-cell table:number-columns-repeated="2" office:value-type="float" office:value="17.0093">
            <text:p>17,0093</text:p>
          </table:table-cell>
          <table:table-cell office:value-type="float" office:value="0">
            <text:p>0</text:p>
          </table:table-cell>
          <table:table-cell table:number-columns-repeated="2" office:value-type="float" office:value="20.3236">
            <text:p>20,3236</text:p>
          </table:table-cell>
          <table:table-cell office:value-type="float" office:value="0">
            <text:p>0</text:p>
          </table:table-cell>
          <table:table-cell table:number-columns-repeated="2" office:value-type="float" office:value="13.7282">
            <text:p>13,7282</text:p>
          </table:table-cell>
          <table:table-cell office:value-type="float" office:value="0">
            <text:p>0</text:p>
          </table:table-cell>
          <table:table-cell table:number-columns-repeated="2" office:value-type="float" office:value="18.1201">
            <text:p>18,1201</text:p>
          </table:table-cell>
          <table:table-cell office:value-type="float" office:value="0">
            <text:p>0</text:p>
          </table:table-cell>
          <table:table-cell table:number-columns-repeated="2" office:value-type="float" office:value="6.84296">
            <text:p>6,84296</text:p>
          </table:table-cell>
          <table:table-cell office:value-type="float" office:value="0">
            <text:p>0</text:p>
          </table:table-cell>
          <table:table-cell table:number-columns-repeated="2" office:value-type="float" office:value="3.4967">
            <text:p>3,49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3932">
            <text:p>17,393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9377">
            <text:p>19,9377</text:p>
          </table:table-cell>
          <table:table-cell office:value-type="float" office:value="0">
            <text:p>0</text:p>
          </table:table-cell>
          <table:table-cell table:number-columns-repeated="2" office:value-type="float" office:value="7.1714">
            <text:p>7,1714</text:p>
          </table:table-cell>
          <table:table-cell office:value-type="float" office:value="0">
            <text:p>0</text:p>
          </table:table-cell>
          <table:table-cell table:number-columns-repeated="2" office:value-type="float" office:value="25.9906">
            <text:p>25,9906</text:p>
          </table:table-cell>
          <table:table-cell office:value-type="float" office:value="0">
            <text:p>0</text:p>
          </table:table-cell>
          <table:table-cell table:number-columns-repeated="2" office:value-type="float" office:value="19.0497">
            <text:p>19,0497</text:p>
          </table:table-cell>
          <table:table-cell office:value-type="float" office:value="0">
            <text:p>0</text:p>
          </table:table-cell>
          <table:table-cell table:number-columns-repeated="2" office:value-type="float" office:value="12.0821">
            <text:p>12,0821</text:p>
          </table:table-cell>
          <table:table-cell office:value-type="float" office:value="0">
            <text:p>0</text:p>
          </table:table-cell>
          <table:table-cell table:number-columns-repeated="2" office:value-type="float" office:value="15.7266">
            <text:p>15,7266</text:p>
          </table:table-cell>
          <table:table-cell office:value-type="float" office:value="0">
            <text:p>0</text:p>
          </table:table-cell>
          <table:table-cell table:number-columns-repeated="2" office:value-type="float" office:value="5.49754">
            <text:p>5,49754</text:p>
          </table:table-cell>
          <table:table-cell office:value-type="float" office:value="0">
            <text:p>0</text:p>
          </table:table-cell>
          <table:table-cell table:number-columns-repeated="2" office:value-type="float" office:value="6.55089">
            <text:p>6,55089</text:p>
          </table:table-cell>
          <table:table-cell office:value-type="float" office:value="0">
            <text:p>0</text:p>
          </table:table-cell>
          <table:table-cell table:number-columns-repeated="2" office:value-type="float" office:value="18.7811">
            <text:p>18,78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7078">
            <text:p>17,7078</text:p>
          </table:table-cell>
          <table:table-cell office:value-type="float" office:value="0">
            <text:p>0</text:p>
          </table:table-cell>
          <table:table-cell table:number-columns-repeated="2" office:value-type="float" office:value="14.3205">
            <text:p>14,3205</text:p>
          </table:table-cell>
          <table:table-cell office:value-type="float" office:value="0">
            <text:p>0</text:p>
          </table:table-cell>
          <table:table-cell table:number-columns-repeated="2" office:value-type="float" office:value="24.7391">
            <text:p>24,7391</text:p>
          </table:table-cell>
          <table:table-cell office:value-type="float" office:value="0">
            <text:p>0</text:p>
          </table:table-cell>
          <table:table-cell table:number-columns-repeated="2" office:value-type="float" office:value="14.0416">
            <text:p>14,0416</text:p>
          </table:table-cell>
          <table:table-cell office:value-type="float" office:value="0">
            <text:p>0</text:p>
          </table:table-cell>
          <table:table-cell table:number-columns-repeated="2" office:value-type="float" office:value="12.7469">
            <text:p>12,7469</text:p>
          </table:table-cell>
          <table:table-cell office:value-type="float" office:value="0">
            <text:p>0</text:p>
          </table:table-cell>
          <table:table-cell table:number-columns-repeated="2" office:value-type="float" office:value="15.8372">
            <text:p>15,8372</text:p>
          </table:table-cell>
          <table:table-cell office:value-type="float" office:value="0">
            <text:p>0</text:p>
          </table:table-cell>
          <table:table-cell table:number-columns-repeated="2" office:value-type="float" office:value="5.2298">
            <text:p>5,2298</text:p>
          </table:table-cell>
          <table:table-cell office:value-type="float" office:value="0">
            <text:p>0</text:p>
          </table:table-cell>
          <table:table-cell table:number-columns-repeated="2" office:value-type="float" office:value="3.56503">
            <text:p>3,56503</text:p>
          </table:table-cell>
          <table:table-cell office:value-type="float" office:value="0">
            <text:p>0</text:p>
          </table:table-cell>
          <table:table-cell table:number-columns-repeated="2" office:value-type="float" office:value="21.5042">
            <text:p>21,504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4462">
            <text:p>18,4462</text:p>
          </table:table-cell>
          <table:table-cell office:value-type="float" office:value="0">
            <text:p>0</text:p>
          </table:table-cell>
          <table:table-cell table:number-columns-repeated="2" office:value-type="float" office:value="7.4277">
            <text:p>7,4277</text:p>
          </table:table-cell>
          <table:table-cell office:value-type="float" office:value="0">
            <text:p>0</text:p>
          </table:table-cell>
          <table:table-cell table:number-columns-repeated="2" office:value-type="float" office:value="19.3005">
            <text:p>19,3005</text:p>
          </table:table-cell>
          <table:table-cell office:value-type="float" office:value="0">
            <text:p>0</text:p>
          </table:table-cell>
          <table:table-cell table:number-columns-repeated="2" office:value-type="float" office:value="31.3911">
            <text:p>31,3911</text:p>
          </table:table-cell>
          <table:table-cell office:value-type="float" office:value="0">
            <text:p>0</text:p>
          </table:table-cell>
          <table:table-cell table:number-columns-repeated="2" office:value-type="float" office:value="12.6598">
            <text:p>12,6598</text:p>
          </table:table-cell>
          <table:table-cell office:value-type="float" office:value="0">
            <text:p>0</text:p>
          </table:table-cell>
          <table:table-cell table:number-columns-repeated="2" office:value-type="float" office:value="24.7493">
            <text:p>24,7493</text:p>
          </table:table-cell>
          <table:table-cell office:value-type="float" office:value="0">
            <text:p>0</text:p>
          </table:table-cell>
          <table:table-cell table:number-columns-repeated="2" office:value-type="float" office:value="6.08227">
            <text:p>6,08227</text:p>
          </table:table-cell>
          <table:table-cell office:value-type="float" office:value="0">
            <text:p>0</text:p>
          </table:table-cell>
          <table:table-cell table:number-columns-repeated="2" office:value-type="float" office:value="3.51781">
            <text:p>3,51781</text:p>
          </table:table-cell>
          <table:table-cell office:value-type="float" office:value="0">
            <text:p>0</text:p>
          </table:table-cell>
          <table:table-cell table:number-columns-repeated="2" office:value-type="float" office:value="17.7844">
            <text:p>17,78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462">
            <text:p>23,462</text:p>
          </table:table-cell>
          <table:table-cell office:value-type="float" office:value="0">
            <text:p>0</text:p>
          </table:table-cell>
          <table:table-cell table:number-columns-repeated="2" office:value-type="float" office:value="5.95999">
            <text:p>5,95999</text:p>
          </table:table-cell>
          <table:table-cell office:value-type="float" office:value="0">
            <text:p>0</text:p>
          </table:table-cell>
          <table:table-cell table:number-columns-repeated="2" office:value-type="float" office:value="21.4591">
            <text:p>21,4591</text:p>
          </table:table-cell>
          <table:table-cell office:value-type="float" office:value="0">
            <text:p>0</text:p>
          </table:table-cell>
          <table:table-cell table:number-columns-repeated="2" office:value-type="float" office:value="14.9965">
            <text:p>14,9965</text:p>
          </table:table-cell>
          <table:table-cell office:value-type="float" office:value="0">
            <text:p>0</text:p>
          </table:table-cell>
          <table:table-cell table:number-columns-repeated="2" office:value-type="float" office:value="12.7044">
            <text:p>12,7044</text:p>
          </table:table-cell>
          <table:table-cell office:value-type="float" office:value="0">
            <text:p>0</text:p>
          </table:table-cell>
          <table:table-cell table:number-columns-repeated="2" office:value-type="float" office:value="15.9747">
            <text:p>15,9747</text:p>
          </table:table-cell>
          <table:table-cell office:value-type="float" office:value="0">
            <text:p>0</text:p>
          </table:table-cell>
          <table:table-cell table:number-columns-repeated="2" office:value-type="float" office:value="6.16937">
            <text:p>6,16937</text:p>
          </table:table-cell>
          <table:table-cell office:value-type="float" office:value="0">
            <text:p>0</text:p>
          </table:table-cell>
          <table:table-cell table:number-columns-repeated="2" office:value-type="float" office:value="3.47647">
            <text:p>3,47647</text:p>
          </table:table-cell>
          <table:table-cell office:value-type="float" office:value="0">
            <text:p>0</text:p>
          </table:table-cell>
          <table:table-cell table:number-columns-repeated="2" office:value-type="float" office:value="17.2087">
            <text:p>17,208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3207">
            <text:p>17,3207</text:p>
          </table:table-cell>
          <table:table-cell office:value-type="float" office:value="0">
            <text:p>0</text:p>
          </table:table-cell>
          <table:table-cell table:number-columns-repeated="2" office:value-type="float" office:value="5.17086">
            <text:p>5,17086</text:p>
          </table:table-cell>
          <table:table-cell office:value-type="float" office:value="0">
            <text:p>0</text:p>
          </table:table-cell>
          <table:table-cell table:number-columns-repeated="2" office:value-type="float" office:value="16.7474">
            <text:p>16,7474</text:p>
          </table:table-cell>
          <table:table-cell office:value-type="float" office:value="0">
            <text:p>0</text:p>
          </table:table-cell>
          <table:table-cell table:number-columns-repeated="2" office:value-type="float" office:value="13.4619">
            <text:p>13,4619</text:p>
          </table:table-cell>
          <table:table-cell office:value-type="float" office:value="0">
            <text:p>0</text:p>
          </table:table-cell>
          <table:table-cell table:number-columns-repeated="2" office:value-type="float" office:value="23.5332">
            <text:p>23,5332</text:p>
          </table:table-cell>
          <table:table-cell office:value-type="float" office:value="0">
            <text:p>0</text:p>
          </table:table-cell>
          <table:table-cell table:number-columns-repeated="2" office:value-type="float" office:value="16.8894">
            <text:p>16,8894</text:p>
          </table:table-cell>
          <table:table-cell office:value-type="float" office:value="0">
            <text:p>0</text:p>
          </table:table-cell>
          <table:table-cell table:number-columns-repeated="2" office:value-type="float" office:value="7.08577">
            <text:p>7,08577</text:p>
          </table:table-cell>
          <table:table-cell office:value-type="float" office:value="0">
            <text:p>0</text:p>
          </table:table-cell>
          <table:table-cell table:number-columns-repeated="2" office:value-type="float" office:value="4.00255">
            <text:p>4,00255</text:p>
          </table:table-cell>
          <table:table-cell office:value-type="float" office:value="0">
            <text:p>0</text:p>
          </table:table-cell>
          <table:table-cell table:number-columns-repeated="2" office:value-type="float" office:value="18.6829">
            <text:p>18,68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8817">
            <text:p>17,8817</text:p>
          </table:table-cell>
          <table:table-cell office:value-type="float" office:value="0">
            <text:p>0</text:p>
          </table:table-cell>
          <table:table-cell table:number-columns-repeated="2" office:value-type="float" office:value="6.82478">
            <text:p>6,82478</text:p>
          </table:table-cell>
          <table:table-cell office:value-type="float" office:value="0">
            <text:p>0</text:p>
          </table:table-cell>
          <table:table-cell table:number-columns-repeated="2" office:value-type="float" office:value="17.4932">
            <text:p>17,4932</text:p>
          </table:table-cell>
          <table:table-cell office:value-type="float" office:value="0">
            <text:p>0</text:p>
          </table:table-cell>
          <table:table-cell table:number-columns-repeated="2" office:value-type="float" office:value="21.2526">
            <text:p>21,2526</text:p>
          </table:table-cell>
          <table:table-cell office:value-type="float" office:value="0">
            <text:p>0</text:p>
          </table:table-cell>
          <table:table-cell table:number-columns-repeated="2" office:value-type="float" office:value="12.3862">
            <text:p>12,3862</text:p>
          </table:table-cell>
          <table:table-cell office:value-type="float" office:value="0">
            <text:p>0</text:p>
          </table:table-cell>
          <table:table-cell table:number-columns-repeated="2" office:value-type="float" office:value="15.8912">
            <text:p>15,8912</text:p>
          </table:table-cell>
          <table:table-cell office:value-type="float" office:value="0">
            <text:p>0</text:p>
          </table:table-cell>
          <table:table-cell table:number-columns-repeated="2" office:value-type="float" office:value="5.24622">
            <text:p>5,24622</text:p>
          </table:table-cell>
          <table:table-cell office:value-type="float" office:value="0">
            <text:p>0</text:p>
          </table:table-cell>
          <table:table-cell table:number-columns-repeated="2" office:value-type="float" office:value="3.37441">
            <text:p>3,37441</text:p>
          </table:table-cell>
          <table:table-cell office:value-type="float" office:value="0">
            <text:p>0</text:p>
          </table:table-cell>
          <table:table-cell table:number-columns-repeated="2" office:value-type="float" office:value="21.3104">
            <text:p>21,31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1285">
            <text:p>24,1285</text:p>
          </table:table-cell>
          <table:table-cell office:value-type="float" office:value="0">
            <text:p>0</text:p>
          </table:table-cell>
          <table:table-cell table:number-columns-repeated="2" office:value-type="float" office:value="5.25707">
            <text:p>5,25707</text:p>
          </table:table-cell>
          <table:table-cell office:value-type="float" office:value="0">
            <text:p>0</text:p>
          </table:table-cell>
          <table:table-cell table:number-columns-repeated="2" office:value-type="float" office:value="24.752">
            <text:p>24,752</text:p>
          </table:table-cell>
          <table:table-cell office:value-type="float" office:value="0">
            <text:p>0</text:p>
          </table:table-cell>
          <table:table-cell table:number-columns-repeated="2" office:value-type="float" office:value="27.4117">
            <text:p>27,4117</text:p>
          </table:table-cell>
          <table:table-cell office:value-type="float" office:value="0">
            <text:p>0</text:p>
          </table:table-cell>
          <table:table-cell table:number-columns-repeated="2" office:value-type="float" office:value="12.3252">
            <text:p>12,3252</text:p>
          </table:table-cell>
          <table:table-cell office:value-type="float" office:value="0">
            <text:p>0</text:p>
          </table:table-cell>
          <table:table-cell table:number-columns-repeated="2" office:value-type="float" office:value="22.0857">
            <text:p>22,0857</text:p>
          </table:table-cell>
          <table:table-cell office:value-type="float" office:value="0">
            <text:p>0</text:p>
          </table:table-cell>
          <table:table-cell table:number-columns-repeated="2" office:value-type="float" office:value="11.9816">
            <text:p>11,9816</text:p>
          </table:table-cell>
          <table:table-cell office:value-type="float" office:value="0">
            <text:p>0</text:p>
          </table:table-cell>
          <table:table-cell table:number-columns-repeated="2" office:value-type="float" office:value="3.42163">
            <text:p>3,42163</text:p>
          </table:table-cell>
          <table:table-cell office:value-type="float" office:value="0">
            <text:p>0</text:p>
          </table:table-cell>
          <table:table-cell table:number-columns-repeated="2" office:value-type="float" office:value="16.7527">
            <text:p>16,75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033">
            <text:p>20,033</text:p>
          </table:table-cell>
          <table:table-cell office:value-type="float" office:value="0">
            <text:p>0</text:p>
          </table:table-cell>
          <table:table-cell table:number-columns-repeated="2" office:value-type="float" office:value="5.59402">
            <text:p>5,59402</text:p>
          </table:table-cell>
          <table:table-cell office:value-type="float" office:value="0">
            <text:p>0</text:p>
          </table:table-cell>
          <table:table-cell table:number-columns-repeated="2" office:value-type="float" office:value="21.123">
            <text:p>21,123</text:p>
          </table:table-cell>
          <table:table-cell office:value-type="float" office:value="0">
            <text:p>0</text:p>
          </table:table-cell>
          <table:table-cell table:number-columns-repeated="2" office:value-type="float" office:value="14.3742">
            <text:p>14,3742</text:p>
          </table:table-cell>
          <table:table-cell office:value-type="float" office:value="0">
            <text:p>0</text:p>
          </table:table-cell>
          <table:table-cell table:number-columns-repeated="2" office:value-type="float" office:value="12.3206">
            <text:p>12,3206</text:p>
          </table:table-cell>
          <table:table-cell office:value-type="float" office:value="0">
            <text:p>0</text:p>
          </table:table-cell>
          <table:table-cell table:number-columns-repeated="2" office:value-type="float" office:value="21.3248">
            <text:p>21,3248</text:p>
          </table:table-cell>
          <table:table-cell office:value-type="float" office:value="0">
            <text:p>0</text:p>
          </table:table-cell>
          <table:table-cell table:number-columns-repeated="2" office:value-type="float" office:value="8.56169">
            <text:p>8,56169</text:p>
          </table:table-cell>
          <table:table-cell office:value-type="float" office:value="0">
            <text:p>0</text:p>
          </table:table-cell>
          <table:table-cell table:number-columns-repeated="2" office:value-type="float" office:value="3.38585">
            <text:p>3,38585</text:p>
          </table:table-cell>
          <table:table-cell office:value-type="float" office:value="0">
            <text:p>0</text:p>
          </table:table-cell>
          <table:table-cell table:number-columns-repeated="2" office:value-type="float" office:value="24.6628">
            <text:p>24,66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973">
            <text:p>16,3973</text:p>
          </table:table-cell>
          <table:table-cell office:value-type="float" office:value="0">
            <text:p>0</text:p>
          </table:table-cell>
          <table:table-cell table:number-columns-repeated="2" office:value-type="float" office:value="5.23009">
            <text:p>5,23009</text:p>
          </table:table-cell>
          <table:table-cell office:value-type="float" office:value="0">
            <text:p>0</text:p>
          </table:table-cell>
          <table:table-cell table:number-columns-repeated="2" office:value-type="float" office:value="17.2574">
            <text:p>17,2574</text:p>
          </table:table-cell>
          <table:table-cell office:value-type="float" office:value="0">
            <text:p>0</text:p>
          </table:table-cell>
          <table:table-cell table:number-columns-repeated="2" office:value-type="float" office:value="21.747">
            <text:p>21,747</text:p>
          </table:table-cell>
          <table:table-cell office:value-type="float" office:value="0">
            <text:p>0</text:p>
          </table:table-cell>
          <table:table-cell table:number-columns-repeated="2" office:value-type="float" office:value="16.5073">
            <text:p>16,5073</text:p>
          </table:table-cell>
          <table:table-cell office:value-type="float" office:value="0">
            <text:p>0</text:p>
          </table:table-cell>
          <table:table-cell table:number-columns-repeated="2" office:value-type="float" office:value="15.8727">
            <text:p>15,8727</text:p>
          </table:table-cell>
          <table:table-cell office:value-type="float" office:value="0">
            <text:p>0</text:p>
          </table:table-cell>
          <table:table-cell table:number-columns-repeated="2" office:value-type="float" office:value="5.70105">
            <text:p>5,70105</text:p>
          </table:table-cell>
          <table:table-cell office:value-type="float" office:value="0">
            <text:p>0</text:p>
          </table:table-cell>
          <table:table-cell table:number-columns-repeated="2" office:value-type="float" office:value="3.41752">
            <text:p>3,41752</text:p>
          </table:table-cell>
          <table:table-cell office:value-type="float" office:value="0">
            <text:p>0</text:p>
          </table:table-cell>
          <table:table-cell table:number-columns-repeated="2" office:value-type="float" office:value="17.7894">
            <text:p>17,78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2536">
            <text:p>17,2536</text:p>
          </table:table-cell>
          <table:table-cell office:value-type="float" office:value="0">
            <text:p>0</text:p>
          </table:table-cell>
          <table:table-cell table:number-columns-repeated="2" office:value-type="float" office:value="5.58991">
            <text:p>5,58991</text:p>
          </table:table-cell>
          <table:table-cell office:value-type="float" office:value="0">
            <text:p>0</text:p>
          </table:table-cell>
          <table:table-cell table:number-columns-repeated="2" office:value-type="float" office:value="21.6825">
            <text:p>21,6825</text:p>
          </table:table-cell>
          <table:table-cell office:value-type="float" office:value="0">
            <text:p>0</text:p>
          </table:table-cell>
          <table:table-cell table:number-columns-repeated="2" office:value-type="float" office:value="13.4537">
            <text:p>13,4537</text:p>
          </table:table-cell>
          <table:table-cell office:value-type="float" office:value="0">
            <text:p>0</text:p>
          </table:table-cell>
          <table:table-cell table:number-columns-repeated="2" office:value-type="float" office:value="12.0783">
            <text:p>12,0783</text:p>
          </table:table-cell>
          <table:table-cell office:value-type="float" office:value="0">
            <text:p>0</text:p>
          </table:table-cell>
          <table:table-cell table:number-columns-repeated="2" office:value-type="float" office:value="18.3914">
            <text:p>18,3914</text:p>
          </table:table-cell>
          <table:table-cell office:value-type="float" office:value="0">
            <text:p>0</text:p>
          </table:table-cell>
          <table:table-cell table:number-columns-repeated="2" office:value-type="float" office:value="8.88867">
            <text:p>8,88867</text:p>
          </table:table-cell>
          <table:table-cell office:value-type="float" office:value="0">
            <text:p>0</text:p>
          </table:table-cell>
          <table:table-cell table:number-columns-repeated="2" office:value-type="float" office:value="3.42309">
            <text:p>3,42309</text:p>
          </table:table-cell>
          <table:table-cell office:value-type="float" office:value="0">
            <text:p>0</text:p>
          </table:table-cell>
          <table:table-cell table:number-columns-repeated="2" office:value-type="float" office:value="20.0078">
            <text:p>20,00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3544">
            <text:p>18,3544</text:p>
          </table:table-cell>
          <table:table-cell office:value-type="float" office:value="0">
            <text:p>0</text:p>
          </table:table-cell>
          <table:table-cell table:number-columns-repeated="2" office:value-type="float" office:value="5.22218">
            <text:p>5,22218</text:p>
          </table:table-cell>
          <table:table-cell office:value-type="float" office:value="0">
            <text:p>0</text:p>
          </table:table-cell>
          <table:table-cell table:number-columns-repeated="2" office:value-type="float" office:value="23.8018">
            <text:p>23,8018</text:p>
          </table:table-cell>
          <table:table-cell office:value-type="float" office:value="0">
            <text:p>0</text:p>
          </table:table-cell>
          <table:table-cell table:number-columns-repeated="2" office:value-type="float" office:value="13.3654">
            <text:p>13,3654</text:p>
          </table:table-cell>
          <table:table-cell office:value-type="float" office:value="0">
            <text:p>0</text:p>
          </table:table-cell>
          <table:table-cell table:number-columns-repeated="2" office:value-type="float" office:value="13.4367">
            <text:p>13,4367</text:p>
          </table:table-cell>
          <table:table-cell office:value-type="float" office:value="0">
            <text:p>0</text:p>
          </table:table-cell>
          <table:table-cell table:number-columns-repeated="2" office:value-type="float" office:value="15.5527">
            <text:p>15,5527</text:p>
          </table:table-cell>
          <table:table-cell office:value-type="float" office:value="0">
            <text:p>0</text:p>
          </table:table-cell>
          <table:table-cell table:number-columns-repeated="2" office:value-type="float" office:value="8.39513">
            <text:p>8,39513</text:p>
          </table:table-cell>
          <table:table-cell office:value-type="float" office:value="0">
            <text:p>0</text:p>
          </table:table-cell>
          <table:table-cell table:number-columns-repeated="2" office:value-type="float" office:value="3.36503">
            <text:p>3,36503</text:p>
          </table:table-cell>
          <table:table-cell office:value-type="float" office:value="0">
            <text:p>0</text:p>
          </table:table-cell>
          <table:table-cell table:number-columns-repeated="2" office:value-type="float" office:value="19.1911">
            <text:p>19,19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2495">
            <text:p>16,2495</text:p>
          </table:table-cell>
          <table:table-cell office:value-type="float" office:value="0">
            <text:p>0</text:p>
          </table:table-cell>
          <table:table-cell table:number-columns-repeated="2" office:value-type="float" office:value="6.40514">
            <text:p>6,40514</text:p>
          </table:table-cell>
          <table:table-cell office:value-type="float" office:value="0">
            <text:p>0</text:p>
          </table:table-cell>
          <table:table-cell table:number-columns-repeated="2" office:value-type="float" office:value="32.3448">
            <text:p>32,3448</text:p>
          </table:table-cell>
          <table:table-cell office:value-type="float" office:value="0">
            <text:p>0</text:p>
          </table:table-cell>
          <table:table-cell table:number-columns-repeated="2" office:value-type="float" office:value="13.505">
            <text:p>13,505</text:p>
          </table:table-cell>
          <table:table-cell office:value-type="float" office:value="0">
            <text:p>0</text:p>
          </table:table-cell>
          <table:table-cell table:number-columns-repeated="2" office:value-type="float" office:value="16.3812">
            <text:p>16,3812</text:p>
          </table:table-cell>
          <table:table-cell office:value-type="float" office:value="0">
            <text:p>0</text:p>
          </table:table-cell>
          <table:table-cell table:number-columns-repeated="2" office:value-type="float" office:value="15.9812">
            <text:p>15,9812</text:p>
          </table:table-cell>
          <table:table-cell office:value-type="float" office:value="0">
            <text:p>0</text:p>
          </table:table-cell>
          <table:table-cell table:number-columns-repeated="2" office:value-type="float" office:value="5.23654">
            <text:p>5,23654</text:p>
          </table:table-cell>
          <table:table-cell office:value-type="float" office:value="0">
            <text:p>0</text:p>
          </table:table-cell>
          <table:table-cell table:number-columns-repeated="2" office:value-type="float" office:value="3.57705">
            <text:p>3,57705</text:p>
          </table:table-cell>
          <table:table-cell office:value-type="float" office:value="0">
            <text:p>0</text:p>
          </table:table-cell>
          <table:table-cell table:number-columns-repeated="2" office:value-type="float" office:value="17.3773">
            <text:p>17,37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309">
            <text:p>19,309</text:p>
          </table:table-cell>
          <table:table-cell office:value-type="float" office:value="0">
            <text:p>0</text:p>
          </table:table-cell>
          <table:table-cell table:number-columns-repeated="2" office:value-type="float" office:value="7.04413">
            <text:p>7,04413</text:p>
          </table:table-cell>
          <table:table-cell office:value-type="float" office:value="0">
            <text:p>0</text:p>
          </table:table-cell>
          <table:table-cell table:number-columns-repeated="2" office:value-type="float" office:value="19.6609">
            <text:p>19,6609</text:p>
          </table:table-cell>
          <table:table-cell office:value-type="float" office:value="0">
            <text:p>0</text:p>
          </table:table-cell>
          <table:table-cell table:number-columns-repeated="2" office:value-type="float" office:value="14.0091">
            <text:p>14,0091</text:p>
          </table:table-cell>
          <table:table-cell office:value-type="float" office:value="0">
            <text:p>0</text:p>
          </table:table-cell>
          <table:table-cell table:number-columns-repeated="2" office:value-type="float" office:value="14.839">
            <text:p>14,839</text:p>
          </table:table-cell>
          <table:table-cell office:value-type="float" office:value="0">
            <text:p>0</text:p>
          </table:table-cell>
          <table:table-cell table:number-columns-repeated="2" office:value-type="float" office:value="18.1776">
            <text:p>18,1776</text:p>
          </table:table-cell>
          <table:table-cell office:value-type="float" office:value="0">
            <text:p>0</text:p>
          </table:table-cell>
          <table:table-cell table:number-columns-repeated="2" office:value-type="float" office:value="5.95559">
            <text:p>5,95559</text:p>
          </table:table-cell>
          <table:table-cell office:value-type="float" office:value="0">
            <text:p>0</text:p>
          </table:table-cell>
          <table:table-cell table:number-columns-repeated="2" office:value-type="float" office:value="3.74068">
            <text:p>3,74068</text:p>
          </table:table-cell>
          <table:table-cell office:value-type="float" office:value="0">
            <text:p>0</text:p>
          </table:table-cell>
          <table:table-cell table:number-columns-repeated="2" office:value-type="float" office:value="18.5946">
            <text:p>18,59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2293">
            <text:p>16,2293</text:p>
          </table:table-cell>
          <table:table-cell office:value-type="float" office:value="0">
            <text:p>0</text:p>
          </table:table-cell>
          <table:table-cell table:number-columns-repeated="2" office:value-type="float" office:value="9.87897">
            <text:p>9,87897</text:p>
          </table:table-cell>
          <table:table-cell office:value-type="float" office:value="0">
            <text:p>0</text:p>
          </table:table-cell>
          <table:table-cell table:number-columns-repeated="2" office:value-type="float" office:value="16.8234">
            <text:p>16,8234</text:p>
          </table:table-cell>
          <table:table-cell office:value-type="float" office:value="0">
            <text:p>0</text:p>
          </table:table-cell>
          <table:table-cell table:number-columns-repeated="2" office:value-type="float" office:value="13.3842">
            <text:p>13,3842</text:p>
          </table:table-cell>
          <table:table-cell office:value-type="float" office:value="0">
            <text:p>0</text:p>
          </table:table-cell>
          <table:table-cell table:number-columns-repeated="2" office:value-type="float" office:value="12.3499">
            <text:p>12,3499</text:p>
          </table:table-cell>
          <table:table-cell office:value-type="float" office:value="0">
            <text:p>0</text:p>
          </table:table-cell>
          <table:table-cell table:number-columns-repeated="2" office:value-type="float" office:value="22.0318">
            <text:p>22,0318</text:p>
          </table:table-cell>
          <table:table-cell office:value-type="float" office:value="0">
            <text:p>0</text:p>
          </table:table-cell>
          <table:table-cell table:number-columns-repeated="2" office:value-type="float" office:value="5.36792">
            <text:p>5,36792</text:p>
          </table:table-cell>
          <table:table-cell office:value-type="float" office:value="0">
            <text:p>0</text:p>
          </table:table-cell>
          <table:table-cell table:number-columns-repeated="2" office:value-type="float" office:value="3.35007">
            <text:p>3,35007</text:p>
          </table:table-cell>
          <table:table-cell office:value-type="float" office:value="0">
            <text:p>0</text:p>
          </table:table-cell>
          <table:table-cell table:number-columns-repeated="2" office:value-type="float" office:value="18.1726">
            <text:p>18,17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333">
            <text:p>20,333</text:p>
          </table:table-cell>
          <table:table-cell office:value-type="float" office:value="0">
            <text:p>0</text:p>
          </table:table-cell>
          <table:table-cell table:number-columns-repeated="2" office:value-type="float" office:value="5.15502">
            <text:p>5,15502</text:p>
          </table:table-cell>
          <table:table-cell office:value-type="float" office:value="0">
            <text:p>0</text:p>
          </table:table-cell>
          <table:table-cell table:number-columns-repeated="2" office:value-type="float" office:value="16.8568">
            <text:p>16,8568</text:p>
          </table:table-cell>
          <table:table-cell office:value-type="float" office:value="0">
            <text:p>0</text:p>
          </table:table-cell>
          <table:table-cell table:number-columns-repeated="2" office:value-type="float" office:value="16.7809">
            <text:p>16,7809</text:p>
          </table:table-cell>
          <table:table-cell office:value-type="float" office:value="0">
            <text:p>0</text:p>
          </table:table-cell>
          <table:table-cell table:number-columns-repeated="2" office:value-type="float" office:value="12.2437">
            <text:p>12,2437</text:p>
          </table:table-cell>
          <table:table-cell office:value-type="float" office:value="0">
            <text:p>0</text:p>
          </table:table-cell>
          <table:table-cell table:number-columns-repeated="2" office:value-type="float" office:value="17.9967">
            <text:p>17,9967</text:p>
          </table:table-cell>
          <table:table-cell office:value-type="float" office:value="0">
            <text:p>0</text:p>
          </table:table-cell>
          <table:table-cell table:number-columns-repeated="2" office:value-type="float" office:value="6.9585">
            <text:p>6,9585</text:p>
          </table:table-cell>
          <table:table-cell office:value-type="float" office:value="0">
            <text:p>0</text:p>
          </table:table-cell>
          <table:table-cell table:number-columns-repeated="2" office:value-type="float" office:value="3.5794">
            <text:p>3,5794</text:p>
          </table:table-cell>
          <table:table-cell office:value-type="float" office:value="0">
            <text:p>0</text:p>
          </table:table-cell>
          <table:table-cell table:number-columns-repeated="2" office:value-type="float" office:value="17.6149">
            <text:p>17,61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888">
            <text:p>16,5888</text:p>
          </table:table-cell>
          <table:table-cell office:value-type="float" office:value="0">
            <text:p>0</text:p>
          </table:table-cell>
          <table:table-cell table:number-columns-repeated="2" office:value-type="float" office:value="5.66234">
            <text:p>5,66234</text:p>
          </table:table-cell>
          <table:table-cell office:value-type="float" office:value="0">
            <text:p>0</text:p>
          </table:table-cell>
          <table:table-cell table:number-columns-repeated="2" office:value-type="float" office:value="25.5898">
            <text:p>25,5898</text:p>
          </table:table-cell>
          <table:table-cell office:value-type="float" office:value="0">
            <text:p>0</text:p>
          </table:table-cell>
          <table:table-cell table:number-columns-repeated="2" office:value-type="float" office:value="13.7487">
            <text:p>13,7487</text:p>
          </table:table-cell>
          <table:table-cell office:value-type="float" office:value="0">
            <text:p>0</text:p>
          </table:table-cell>
          <table:table-cell table:number-columns-repeated="2" office:value-type="float" office:value="16.3181">
            <text:p>16,3181</text:p>
          </table:table-cell>
          <table:table-cell office:value-type="float" office:value="0">
            <text:p>0</text:p>
          </table:table-cell>
          <table:table-cell table:number-columns-repeated="2" office:value-type="float" office:value="17.368">
            <text:p>17,368</text:p>
          </table:table-cell>
          <table:table-cell office:value-type="float" office:value="0">
            <text:p>0</text:p>
          </table:table-cell>
          <table:table-cell table:number-columns-repeated="2" office:value-type="float" office:value="5.72598">
            <text:p>5,72598</text:p>
          </table:table-cell>
          <table:table-cell office:value-type="float" office:value="0">
            <text:p>0</text:p>
          </table:table-cell>
          <table:table-cell table:number-columns-repeated="2" office:value-type="float" office:value="4.73802">
            <text:p>4,73802</text:p>
          </table:table-cell>
          <table:table-cell office:value-type="float" office:value="0">
            <text:p>0</text:p>
          </table:table-cell>
          <table:table-cell table:number-columns-repeated="2" office:value-type="float" office:value="16.8184">
            <text:p>16,81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756">
            <text:p>16,7756</text:p>
          </table:table-cell>
          <table:table-cell office:value-type="float" office:value="0">
            <text:p>0</text:p>
          </table:table-cell>
          <table:table-cell table:number-columns-repeated="2" office:value-type="float" office:value="5.90808">
            <text:p>5,90808</text:p>
          </table:table-cell>
          <table:table-cell office:value-type="float" office:value="0">
            <text:p>0</text:p>
          </table:table-cell>
          <table:table-cell table:number-columns-repeated="2" office:value-type="float" office:value="17.2407">
            <text:p>17,2407</text:p>
          </table:table-cell>
          <table:table-cell office:value-type="float" office:value="0">
            <text:p>0</text:p>
          </table:table-cell>
          <table:table-cell table:number-columns-repeated="2" office:value-type="float" office:value="13.3132">
            <text:p>13,3132</text:p>
          </table:table-cell>
          <table:table-cell office:value-type="float" office:value="0">
            <text:p>0</text:p>
          </table:table-cell>
          <table:table-cell table:number-columns-repeated="2" office:value-type="float" office:value="12.2607">
            <text:p>12,2607</text:p>
          </table:table-cell>
          <table:table-cell office:value-type="float" office:value="0">
            <text:p>0</text:p>
          </table:table-cell>
          <table:table-cell table:number-columns-repeated="2" office:value-type="float" office:value="18.4433">
            <text:p>18,4433</text:p>
          </table:table-cell>
          <table:table-cell office:value-type="float" office:value="0">
            <text:p>0</text:p>
          </table:table-cell>
          <table:table-cell table:number-columns-repeated="2" office:value-type="float" office:value="5.99518">
            <text:p>5,99518</text:p>
          </table:table-cell>
          <table:table-cell office:value-type="float" office:value="0">
            <text:p>0</text:p>
          </table:table-cell>
          <table:table-cell table:number-columns-repeated="2" office:value-type="float" office:value="3.42661">
            <text:p>3,42661</text:p>
          </table:table-cell>
          <table:table-cell office:value-type="float" office:value="0">
            <text:p>0</text:p>
          </table:table-cell>
          <table:table-cell table:number-columns-repeated="2" office:value-type="float" office:value="18.6304">
            <text:p>18,63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976">
            <text:p>16,5976</text:p>
          </table:table-cell>
          <table:table-cell office:value-type="float" office:value="0">
            <text:p>0</text:p>
          </table:table-cell>
          <table:table-cell table:number-columns-repeated="2" office:value-type="float" office:value="5.35267">
            <text:p>5,35267</text:p>
          </table:table-cell>
          <table:table-cell office:value-type="float" office:value="0">
            <text:p>0</text:p>
          </table:table-cell>
          <table:table-cell table:number-columns-repeated="2" office:value-type="float" office:value="24.4429">
            <text:p>24,4429</text:p>
          </table:table-cell>
          <table:table-cell office:value-type="float" office:value="0">
            <text:p>0</text:p>
          </table:table-cell>
          <table:table-cell table:number-columns-repeated="2" office:value-type="float" office:value="13.6889">
            <text:p>13,6889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6">
            <text:p>17,036</text:p>
          </table:table-cell>
          <table:table-cell office:value-type="float" office:value="0">
            <text:p>0</text:p>
          </table:table-cell>
          <table:table-cell table:number-columns-repeated="2" office:value-type="float" office:value="15.6527">
            <text:p>15,6527</text:p>
          </table:table-cell>
          <table:table-cell office:value-type="float" office:value="0">
            <text:p>0</text:p>
          </table:table-cell>
          <table:table-cell table:number-columns-repeated="2" office:value-type="float" office:value="5.43302">
            <text:p>5,43302</text:p>
          </table:table-cell>
          <table:table-cell office:value-type="float" office:value="0">
            <text:p>0</text:p>
          </table:table-cell>
          <table:table-cell table:number-columns-repeated="2" office:value-type="float" office:value="3.31166">
            <text:p>3,31166</text:p>
          </table:table-cell>
          <table:table-cell office:value-type="float" office:value="0">
            <text:p>0</text:p>
          </table:table-cell>
          <table:table-cell table:number-columns-repeated="2" office:value-type="float" office:value="16.8574">
            <text:p>16,857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6124">
            <text:p>21,6124</text:p>
          </table:table-cell>
          <table:table-cell office:value-type="float" office:value="0">
            <text:p>0</text:p>
          </table:table-cell>
          <table:table-cell table:number-columns-repeated="2" office:value-type="float" office:value="5.19432">
            <text:p>5,19432</text:p>
          </table:table-cell>
          <table:table-cell office:value-type="float" office:value="0">
            <text:p>0</text:p>
          </table:table-cell>
          <table:table-cell table:number-columns-repeated="2" office:value-type="float" office:value="20.2136">
            <text:p>20,2136</text:p>
          </table:table-cell>
          <table:table-cell office:value-type="float" office:value="0">
            <text:p>0</text:p>
          </table:table-cell>
          <table:table-cell table:number-columns-repeated="2" office:value-type="float" office:value="13.6367">
            <text:p>13,6367</text:p>
          </table:table-cell>
          <table:table-cell office:value-type="float" office:value="0">
            <text:p>0</text:p>
          </table:table-cell>
          <table:table-cell table:number-columns-repeated="2" office:value-type="float" office:value="12.1414">
            <text:p>12,1414</text:p>
          </table:table-cell>
          <table:table-cell office:value-type="float" office:value="0">
            <text:p>0</text:p>
          </table:table-cell>
          <table:table-cell table:number-columns-repeated="2" office:value-type="float" office:value="24.6693">
            <text:p>24,6693</text:p>
          </table:table-cell>
          <table:table-cell office:value-type="float" office:value="0">
            <text:p>0</text:p>
          </table:table-cell>
          <table:table-cell table:number-columns-repeated="2" office:value-type="float" office:value="5.34769">
            <text:p>5,34769</text:p>
          </table:table-cell>
          <table:table-cell office:value-type="float" office:value="0">
            <text:p>0</text:p>
          </table:table-cell>
          <table:table-cell table:number-columns-repeated="2" office:value-type="float" office:value="3.3794">
            <text:p>3,3794</text:p>
          </table:table-cell>
          <table:table-cell office:value-type="float" office:value="0">
            <text:p>0</text:p>
          </table:table-cell>
          <table:table-cell table:number-columns-repeated="2" office:value-type="float" office:value="16.8598">
            <text:p>16,85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2737">
            <text:p>23,2737</text:p>
          </table:table-cell>
          <table:table-cell office:value-type="float" office:value="0">
            <text:p>0</text:p>
          </table:table-cell>
          <table:table-cell table:number-columns-repeated="2" office:value-type="float" office:value="6.57229">
            <text:p>6,57229</text:p>
          </table:table-cell>
          <table:table-cell office:value-type="float" office:value="0">
            <text:p>0</text:p>
          </table:table-cell>
          <table:table-cell table:number-columns-repeated="2" office:value-type="float" office:value="19.5934">
            <text:p>19,5934</text:p>
          </table:table-cell>
          <table:table-cell office:value-type="float" office:value="0">
            <text:p>0</text:p>
          </table:table-cell>
          <table:table-cell table:number-columns-repeated="2" office:value-type="float" office:value="15.5879">
            <text:p>15,5879</text:p>
          </table:table-cell>
          <table:table-cell office:value-type="float" office:value="0">
            <text:p>0</text:p>
          </table:table-cell>
          <table:table-cell table:number-columns-repeated="2" office:value-type="float" office:value="13.3006">
            <text:p>13,3006</text:p>
          </table:table-cell>
          <table:table-cell office:value-type="float" office:value="0">
            <text:p>0</text:p>
          </table:table-cell>
          <table:table-cell table:number-columns-repeated="2" office:value-type="float" office:value="16.6199">
            <text:p>16,6199</text:p>
          </table:table-cell>
          <table:table-cell office:value-type="float" office:value="0">
            <text:p>0</text:p>
          </table:table-cell>
          <table:table-cell table:number-columns-repeated="2" office:value-type="float" office:value="5.33068">
            <text:p>5,33068</text:p>
          </table:table-cell>
          <table:table-cell office:value-type="float" office:value="0">
            <text:p>0</text:p>
          </table:table-cell>
          <table:table-cell table:number-columns-repeated="2" office:value-type="float" office:value="3.35007">
            <text:p>3,35007</text:p>
          </table:table-cell>
          <table:table-cell office:value-type="float" office:value="0">
            <text:p>0</text:p>
          </table:table-cell>
          <table:table-cell table:number-columns-repeated="2" office:value-type="float" office:value="17.7243">
            <text:p>17,72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3829">
            <text:p>18,3829</text:p>
          </table:table-cell>
          <table:table-cell office:value-type="float" office:value="0">
            <text:p>0</text:p>
          </table:table-cell>
          <table:table-cell table:number-columns-repeated="2" office:value-type="float" office:value="5.1515">
            <text:p>5,1515</text:p>
          </table:table-cell>
          <table:table-cell office:value-type="float" office:value="0">
            <text:p>0</text:p>
          </table:table-cell>
          <table:table-cell table:number-columns-repeated="2" office:value-type="float" office:value="18.4996">
            <text:p>18,4996</text:p>
          </table:table-cell>
          <table:table-cell office:value-type="float" office:value="0">
            <text:p>0</text:p>
          </table:table-cell>
          <table:table-cell table:number-columns-repeated="2" office:value-type="float" office:value="13.4293">
            <text:p>13,4293</text:p>
          </table:table-cell>
          <table:table-cell office:value-type="float" office:value="0">
            <text:p>0</text:p>
          </table:table-cell>
          <table:table-cell table:number-columns-repeated="2" office:value-type="float" office:value="12.1173">
            <text:p>12,1173</text:p>
          </table:table-cell>
          <table:table-cell office:value-type="float" office:value="0">
            <text:p>0</text:p>
          </table:table-cell>
          <table:table-cell table:number-columns-repeated="2" office:value-type="float" office:value="23.6496">
            <text:p>23,6496</text:p>
          </table:table-cell>
          <table:table-cell office:value-type="float" office:value="0">
            <text:p>0</text:p>
          </table:table-cell>
          <table:table-cell table:number-columns-repeated="2" office:value-type="float" office:value="5.19256">
            <text:p>5,19256</text:p>
          </table:table-cell>
          <table:table-cell office:value-type="float" office:value="0">
            <text:p>0</text:p>
          </table:table-cell>
          <table:table-cell table:number-columns-repeated="2" office:value-type="float" office:value="4.74506">
            <text:p>4,74506</text:p>
          </table:table-cell>
          <table:table-cell office:value-type="float" office:value="0">
            <text:p>0</text:p>
          </table:table-cell>
          <table:table-cell table:number-columns-repeated="2" office:value-type="float" office:value="18.882">
            <text:p>18,8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5039">
            <text:p>21,5039</text:p>
          </table:table-cell>
          <table:table-cell office:value-type="float" office:value="0">
            <text:p>0</text:p>
          </table:table-cell>
          <table:table-cell table:number-columns-repeated="2" office:value-type="float" office:value="5.14153">
            <text:p>5,14153</text:p>
          </table:table-cell>
          <table:table-cell office:value-type="float" office:value="0">
            <text:p>0</text:p>
          </table:table-cell>
          <table:table-cell table:number-columns-repeated="2" office:value-type="float" office:value="18.2014">
            <text:p>18,2014</text:p>
          </table:table-cell>
          <table:table-cell office:value-type="float" office:value="0">
            <text:p>0</text:p>
          </table:table-cell>
          <table:table-cell table:number-columns-repeated="2" office:value-type="float" office:value="13.8519">
            <text:p>13,8519</text:p>
          </table:table-cell>
          <table:table-cell office:value-type="float" office:value="0">
            <text:p>0</text:p>
          </table:table-cell>
          <table:table-cell table:number-columns-repeated="2" office:value-type="float" office:value="12.1543">
            <text:p>12,1543</text:p>
          </table:table-cell>
          <table:table-cell office:value-type="float" office:value="0">
            <text:p>0</text:p>
          </table:table-cell>
          <table:table-cell table:number-columns-repeated="2" office:value-type="float" office:value="15.9882">
            <text:p>15,9882</text:p>
          </table:table-cell>
          <table:table-cell office:value-type="float" office:value="0">
            <text:p>0</text:p>
          </table:table-cell>
          <table:table-cell table:number-columns-repeated="2" office:value-type="float" office:value="5.27232">
            <text:p>5,27232</text:p>
          </table:table-cell>
          <table:table-cell office:value-type="float" office:value="0">
            <text:p>0</text:p>
          </table:table-cell>
          <table:table-cell table:number-columns-repeated="2" office:value-type="float" office:value="3.375">
            <text:p>3,375</text:p>
          </table:table-cell>
          <table:table-cell office:value-type="float" office:value="0">
            <text:p>0</text:p>
          </table:table-cell>
          <table:table-cell table:number-columns-repeated="2" office:value-type="float" office:value="16.2278">
            <text:p>16,2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114">
            <text:p>16,5114</text:p>
          </table:table-cell>
          <table:table-cell office:value-type="float" office:value="0">
            <text:p>0</text:p>
          </table:table-cell>
          <table:table-cell table:number-columns-repeated="2" office:value-type="float" office:value="8.10071">
            <text:p>8,10071</text:p>
          </table:table-cell>
          <table:table-cell office:value-type="float" office:value="0">
            <text:p>0</text:p>
          </table:table-cell>
          <table:table-cell table:number-columns-repeated="2" office:value-type="float" office:value="43.0293">
            <text:p>43,0293</text:p>
          </table:table-cell>
          <table:table-cell office:value-type="float" office:value="0">
            <text:p>0</text:p>
          </table:table-cell>
          <table:table-cell table:number-columns-repeated="2" office:value-type="float" office:value="19.8632">
            <text:p>19,8632</text:p>
          </table:table-cell>
          <table:table-cell office:value-type="float" office:value="0">
            <text:p>0</text:p>
          </table:table-cell>
          <table:table-cell table:number-columns-repeated="2" office:value-type="float" office:value="31.0639">
            <text:p>31,0639</text:p>
          </table:table-cell>
          <table:table-cell office:value-type="float" office:value="0">
            <text:p>0</text:p>
          </table:table-cell>
          <table:table-cell table:number-columns-repeated="2" office:value-type="float" office:value="18.8125">
            <text:p>18,8125</text:p>
          </table:table-cell>
          <table:table-cell office:value-type="float" office:value="0">
            <text:p>0</text:p>
          </table:table-cell>
          <table:table-cell table:number-columns-repeated="2" office:value-type="float" office:value="5.59138">
            <text:p>5,59138</text:p>
          </table:table-cell>
          <table:table-cell office:value-type="float" office:value="0">
            <text:p>0</text:p>
          </table:table-cell>
          <table:table-cell table:number-columns-repeated="2" office:value-type="float" office:value="3.80842">
            <text:p>3,80842</text:p>
          </table:table-cell>
          <table:table-cell office:value-type="float" office:value="0">
            <text:p>0</text:p>
          </table:table-cell>
          <table:table-cell table:number-columns-repeated="2" office:value-type="float" office:value="17.4718">
            <text:p>17,47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771">
            <text:p>16,4771</text:p>
          </table:table-cell>
          <table:table-cell office:value-type="float" office:value="0">
            <text:p>0</text:p>
          </table:table-cell>
          <table:table-cell table:number-columns-repeated="2" office:value-type="float" office:value="5.18288">
            <text:p>5,18288</text:p>
          </table:table-cell>
          <table:table-cell office:value-type="float" office:value="0">
            <text:p>0</text:p>
          </table:table-cell>
          <table:table-cell table:number-columns-repeated="2" office:value-type="float" office:value="17.5838">
            <text:p>17,5838</text:p>
          </table:table-cell>
          <table:table-cell office:value-type="float" office:value="0">
            <text:p>0</text:p>
          </table:table-cell>
          <table:table-cell table:number-columns-repeated="2" office:value-type="float" office:value="13.6871">
            <text:p>13,6871</text:p>
          </table:table-cell>
          <table:table-cell office:value-type="float" office:value="0">
            <text:p>0</text:p>
          </table:table-cell>
          <table:table-cell table:number-columns-repeated="2" office:value-type="float" office:value="12.3766">
            <text:p>12,3766</text:p>
          </table:table-cell>
          <table:table-cell office:value-type="float" office:value="0">
            <text:p>0</text:p>
          </table:table-cell>
          <table:table-cell table:number-columns-repeated="2" office:value-type="float" office:value="19.7788">
            <text:p>19,7788</text:p>
          </table:table-cell>
          <table:table-cell office:value-type="float" office:value="0">
            <text:p>0</text:p>
          </table:table-cell>
          <table:table-cell table:number-columns-repeated="2" office:value-type="float" office:value="5.84416">
            <text:p>5,84416</text:p>
          </table:table-cell>
          <table:table-cell office:value-type="float" office:value="0">
            <text:p>0</text:p>
          </table:table-cell>
          <table:table-cell table:number-columns-repeated="2" office:value-type="float" office:value="3.38585">
            <text:p>3,38585</text:p>
          </table:table-cell>
          <table:table-cell office:value-type="float" office:value="0">
            <text:p>0</text:p>
          </table:table-cell>
          <table:table-cell table:number-columns-repeated="2" office:value-type="float" office:value="16.9674">
            <text:p>16,967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43">
            <text:p>16,443</text:p>
          </table:table-cell>
          <table:table-cell office:value-type="float" office:value="0">
            <text:p>0</text:p>
          </table:table-cell>
          <table:table-cell table:number-columns-repeated="2" office:value-type="float" office:value="5.16294">
            <text:p>5,16294</text:p>
          </table:table-cell>
          <table:table-cell office:value-type="float" office:value="0">
            <text:p>0</text:p>
          </table:table-cell>
          <table:table-cell table:number-columns-repeated="2" office:value-type="float" office:value="16.69">
            <text:p>16,69</text:p>
          </table:table-cell>
          <table:table-cell office:value-type="float" office:value="0">
            <text:p>0</text:p>
          </table:table-cell>
          <table:table-cell table:number-columns-repeated="2" office:value-type="float" office:value="13.3267">
            <text:p>13,3267</text:p>
          </table:table-cell>
          <table:table-cell office:value-type="float" office:value="0">
            <text:p>0</text:p>
          </table:table-cell>
          <table:table-cell table:number-columns-repeated="2" office:value-type="float" office:value="12.2446">
            <text:p>12,2446</text:p>
          </table:table-cell>
          <table:table-cell office:value-type="float" office:value="0">
            <text:p>0</text:p>
          </table:table-cell>
          <table:table-cell table:number-columns-repeated="2" office:value-type="float" office:value="15.7651">
            <text:p>15,7651</text:p>
          </table:table-cell>
          <table:table-cell office:value-type="float" office:value="0">
            <text:p>0</text:p>
          </table:table-cell>
          <table:table-cell table:number-columns-repeated="2" office:value-type="float" office:value="5.25707">
            <text:p>5,25707</text:p>
          </table:table-cell>
          <table:table-cell office:value-type="float" office:value="0">
            <text:p>0</text:p>
          </table:table-cell>
          <table:table-cell table:number-columns-repeated="2" office:value-type="float" office:value="3.29172">
            <text:p>3,29172</text:p>
          </table:table-cell>
          <table:table-cell office:value-type="float" office:value="0">
            <text:p>0</text:p>
          </table:table-cell>
          <table:table-cell table:number-columns-repeated="2" office:value-type="float" office:value="20.5218">
            <text:p>20,52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8037">
            <text:p>19,8037</text:p>
          </table:table-cell>
          <table:table-cell office:value-type="float" office:value="0">
            <text:p>0</text:p>
          </table:table-cell>
          <table:table-cell table:number-columns-repeated="2" office:value-type="float" office:value="5.24358">
            <text:p>5,24358</text:p>
          </table:table-cell>
          <table:table-cell office:value-type="float" office:value="0">
            <text:p>0</text:p>
          </table:table-cell>
          <table:table-cell table:number-columns-repeated="2" office:value-type="float" office:value="18.3943">
            <text:p>18,3943</text:p>
          </table:table-cell>
          <table:table-cell office:value-type="float" office:value="0">
            <text:p>0</text:p>
          </table:table-cell>
          <table:table-cell table:number-columns-repeated="2" office:value-type="float" office:value="13.7584">
            <text:p>13,7584</text:p>
          </table:table-cell>
          <table:table-cell office:value-type="float" office:value="0">
            <text:p>0</text:p>
          </table:table-cell>
          <table:table-cell table:number-columns-repeated="2" office:value-type="float" office:value="19.0987">
            <text:p>19,0987</text:p>
          </table:table-cell>
          <table:table-cell office:value-type="float" office:value="0">
            <text:p>0</text:p>
          </table:table-cell>
          <table:table-cell table:number-columns-repeated="2" office:value-type="float" office:value="16.653">
            <text:p>16,653</text:p>
          </table:table-cell>
          <table:table-cell office:value-type="float" office:value="0">
            <text:p>0</text:p>
          </table:table-cell>
          <table:table-cell table:number-columns-repeated="2" office:value-type="float" office:value="5.55149">
            <text:p>5,55149</text:p>
          </table:table-cell>
          <table:table-cell office:value-type="float" office:value="0">
            <text:p>0</text:p>
          </table:table-cell>
          <table:table-cell table:number-columns-repeated="2" office:value-type="float" office:value="3.35389">
            <text:p>3,35389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63">
            <text:p>17,03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788">
            <text:p>16,5788</text:p>
          </table:table-cell>
          <table:table-cell office:value-type="float" office:value="0">
            <text:p>0</text:p>
          </table:table-cell>
          <table:table-cell table:number-columns-repeated="2" office:value-type="float" office:value="7.39368">
            <text:p>7,39368</text:p>
          </table:table-cell>
          <table:table-cell office:value-type="float" office:value="0">
            <text:p>0</text:p>
          </table:table-cell>
          <table:table-cell table:number-columns-repeated="2" office:value-type="float" office:value="31.2116">
            <text:p>31,2116</text:p>
          </table:table-cell>
          <table:table-cell office:value-type="float" office:value="0">
            <text:p>0</text:p>
          </table:table-cell>
          <table:table-cell table:number-columns-repeated="2" office:value-type="float" office:value="14.0402">
            <text:p>14,0402</text:p>
          </table:table-cell>
          <table:table-cell office:value-type="float" office:value="0">
            <text:p>0</text:p>
          </table:table-cell>
          <table:table-cell table:number-columns-repeated="2" office:value-type="float" office:value="12.542">
            <text:p>12,542</text:p>
          </table:table-cell>
          <table:table-cell office:value-type="float" office:value="0">
            <text:p>0</text:p>
          </table:table-cell>
          <table:table-cell table:number-columns-repeated="2" office:value-type="float" office:value="18.6122">
            <text:p>18,6122</text:p>
          </table:table-cell>
          <table:table-cell office:value-type="float" office:value="0">
            <text:p>0</text:p>
          </table:table-cell>
          <table:table-cell table:number-columns-repeated="2" office:value-type="float" office:value="6.0028">
            <text:p>6,0028</text:p>
          </table:table-cell>
          <table:table-cell office:value-type="float" office:value="0">
            <text:p>0</text:p>
          </table:table-cell>
          <table:table-cell table:number-columns-repeated="2" office:value-type="float" office:value="3.45652">
            <text:p>3,45652</text:p>
          </table:table-cell>
          <table:table-cell office:value-type="float" office:value="0">
            <text:p>0</text:p>
          </table:table-cell>
          <table:table-cell table:number-columns-repeated="2" office:value-type="float" office:value="16.6193">
            <text:p>16,61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513">
            <text:p>16,3513</text:p>
          </table:table-cell>
          <table:table-cell office:value-type="float" office:value="0">
            <text:p>0</text:p>
          </table:table-cell>
          <table:table-cell table:number-columns-repeated="2" office:value-type="float" office:value="5.3295">
            <text:p>5,3295</text:p>
          </table:table-cell>
          <table:table-cell office:value-type="float" office:value="0">
            <text:p>0</text:p>
          </table:table-cell>
          <table:table-cell table:number-columns-repeated="2" office:value-type="float" office:value="16.7829">
            <text:p>16,7829</text:p>
          </table:table-cell>
          <table:table-cell office:value-type="float" office:value="0">
            <text:p>0</text:p>
          </table:table-cell>
          <table:table-cell table:number-columns-repeated="2" office:value-type="float" office:value="13.7531">
            <text:p>13,7531</text:p>
          </table:table-cell>
          <table:table-cell office:value-type="float" office:value="0">
            <text:p>0</text:p>
          </table:table-cell>
          <table:table-cell table:number-columns-repeated="2" office:value-type="float" office:value="15.0076">
            <text:p>15,0076</text:p>
          </table:table-cell>
          <table:table-cell office:value-type="float" office:value="0">
            <text:p>0</text:p>
          </table:table-cell>
          <table:table-cell table:number-columns-repeated="2" office:value-type="float" office:value="18.0676">
            <text:p>18,0676</text:p>
          </table:table-cell>
          <table:table-cell office:value-type="float" office:value="0">
            <text:p>0</text:p>
          </table:table-cell>
          <table:table-cell table:number-columns-repeated="2" office:value-type="float" office:value="8.97781">
            <text:p>8,97781</text:p>
          </table:table-cell>
          <table:table-cell office:value-type="float" office:value="0">
            <text:p>0</text:p>
          </table:table-cell>
          <table:table-cell table:number-columns-repeated="2" office:value-type="float" office:value="3.70227">
            <text:p>3,70227</text:p>
          </table:table-cell>
          <table:table-cell office:value-type="float" office:value="0">
            <text:p>0</text:p>
          </table:table-cell>
          <table:table-cell table:number-columns-repeated="2" office:value-type="float" office:value="17.6116">
            <text:p>17,61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539">
            <text:p>16,4539</text:p>
          </table:table-cell>
          <table:table-cell office:value-type="float" office:value="0">
            <text:p>0</text:p>
          </table:table-cell>
          <table:table-cell table:number-columns-repeated="2" office:value-type="float" office:value="5.14945">
            <text:p>5,14945</text:p>
          </table:table-cell>
          <table:table-cell office:value-type="float" office:value="0">
            <text:p>0</text:p>
          </table:table-cell>
          <table:table-cell table:number-columns-repeated="2" office:value-type="float" office:value="25.5572">
            <text:p>25,5572</text:p>
          </table:table-cell>
          <table:table-cell office:value-type="float" office:value="0">
            <text:p>0</text:p>
          </table:table-cell>
          <table:table-cell table:number-columns-repeated="2" office:value-type="float" office:value="20.9462">
            <text:p>20,9462</text:p>
          </table:table-cell>
          <table:table-cell office:value-type="float" office:value="0">
            <text:p>0</text:p>
          </table:table-cell>
          <table:table-cell table:number-columns-repeated="2" office:value-type="float" office:value="12.2179">
            <text:p>12,2179</text:p>
          </table:table-cell>
          <table:table-cell office:value-type="float" office:value="0">
            <text:p>0</text:p>
          </table:table-cell>
          <table:table-cell table:number-columns-repeated="2" office:value-type="float" office:value="15.6489">
            <text:p>15,6489</text:p>
          </table:table-cell>
          <table:table-cell office:value-type="float" office:value="0">
            <text:p>0</text:p>
          </table:table-cell>
          <table:table-cell table:number-columns-repeated="2" office:value-type="float" office:value="6.60954">
            <text:p>6,60954</text:p>
          </table:table-cell>
          <table:table-cell office:value-type="float" office:value="0">
            <text:p>0</text:p>
          </table:table-cell>
          <table:table-cell table:number-columns-repeated="2" office:value-type="float" office:value="3.40169">
            <text:p>3,40169</text:p>
          </table:table-cell>
          <table:table-cell office:value-type="float" office:value="0">
            <text:p>0</text:p>
          </table:table-cell>
          <table:table-cell table:number-columns-repeated="2" office:value-type="float" office:value="28.578">
            <text:p>28,5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716">
            <text:p>24,0716</text:p>
          </table:table-cell>
          <table:table-cell office:value-type="float" office:value="0">
            <text:p>0</text:p>
          </table:table-cell>
          <table:table-cell table:number-columns-repeated="2" office:value-type="float" office:value="5.48669">
            <text:p>5,48669</text:p>
          </table:table-cell>
          <table:table-cell office:value-type="float" office:value="0">
            <text:p>0</text:p>
          </table:table-cell>
          <table:table-cell table:number-columns-repeated="2" office:value-type="float" office:value="19.5667">
            <text:p>19,5667</text:p>
          </table:table-cell>
          <table:table-cell office:value-type="float" office:value="0">
            <text:p>0</text:p>
          </table:table-cell>
          <table:table-cell table:number-columns-repeated="2" office:value-type="float" office:value="14.283">
            <text:p>14,283</text:p>
          </table:table-cell>
          <table:table-cell office:value-type="float" office:value="0">
            <text:p>0</text:p>
          </table:table-cell>
          <table:table-cell table:number-columns-repeated="2" office:value-type="float" office:value="12.1684">
            <text:p>12,1684</text:p>
          </table:table-cell>
          <table:table-cell office:value-type="float" office:value="0">
            <text:p>0</text:p>
          </table:table-cell>
          <table:table-cell table:number-columns-repeated="2" office:value-type="float" office:value="15.9228">
            <text:p>15,9228</text:p>
          </table:table-cell>
          <table:table-cell office:value-type="float" office:value="0">
            <text:p>0</text:p>
          </table:table-cell>
          <table:table-cell table:number-columns-repeated="2" office:value-type="float" office:value="7.01539">
            <text:p>7,01539</text:p>
          </table:table-cell>
          <table:table-cell office:value-type="float" office:value="0">
            <text:p>0</text:p>
          </table:table-cell>
          <table:table-cell table:number-columns-repeated="2" office:value-type="float" office:value="3.31254">
            <text:p>3,31254</text:p>
          </table:table-cell>
          <table:table-cell office:value-type="float" office:value="0">
            <text:p>0</text:p>
          </table:table-cell>
          <table:table-cell table:number-columns-repeated="2" office:value-type="float" office:value="22.867">
            <text:p>22,86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8465">
            <text:p>21,8465</text:p>
          </table:table-cell>
          <table:table-cell office:value-type="float" office:value="0">
            <text:p>0</text:p>
          </table:table-cell>
          <table:table-cell table:number-columns-repeated="2" office:value-type="float" office:value="7.33738">
            <text:p>7,33738</text:p>
          </table:table-cell>
          <table:table-cell office:value-type="float" office:value="0">
            <text:p>0</text:p>
          </table:table-cell>
          <table:table-cell table:number-columns-repeated="2" office:value-type="float" office:value="17.231">
            <text:p>17,231</text:p>
          </table:table-cell>
          <table:table-cell office:value-type="float" office:value="0">
            <text:p>0</text:p>
          </table:table-cell>
          <table:table-cell table:number-columns-repeated="2" office:value-type="float" office:value="14.5047">
            <text:p>14,5047</text:p>
          </table:table-cell>
          <table:table-cell office:value-type="float" office:value="0">
            <text:p>0</text:p>
          </table:table-cell>
          <table:table-cell table:number-columns-repeated="2" office:value-type="float" office:value="23.0488">
            <text:p>23,0488</text:p>
          </table:table-cell>
          <table:table-cell office:value-type="float" office:value="0">
            <text:p>0</text:p>
          </table:table-cell>
          <table:table-cell table:number-columns-repeated="2" office:value-type="float" office:value="22.7022">
            <text:p>22,7022</text:p>
          </table:table-cell>
          <table:table-cell office:value-type="float" office:value="0">
            <text:p>0</text:p>
          </table:table-cell>
          <table:table-cell table:number-columns-repeated="2" office:value-type="float" office:value="5.31132">
            <text:p>5,31132</text:p>
          </table:table-cell>
          <table:table-cell office:value-type="float" office:value="0">
            <text:p>0</text:p>
          </table:table-cell>
          <table:table-cell table:number-columns-repeated="2" office:value-type="float" office:value="6.64062">
            <text:p>6,64062</text:p>
          </table:table-cell>
          <table:table-cell office:value-type="float" office:value="0">
            <text:p>0</text:p>
          </table:table-cell>
          <table:table-cell table:number-columns-repeated="2" office:value-type="float" office:value="25.7197">
            <text:p>25,71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953">
            <text:p>16,3953</text:p>
          </table:table-cell>
          <table:table-cell office:value-type="float" office:value="0">
            <text:p>0</text:p>
          </table:table-cell>
          <table:table-cell table:number-columns-repeated="2" office:value-type="float" office:value="11.0719">
            <text:p>11,0719</text:p>
          </table:table-cell>
          <table:table-cell office:value-type="float" office:value="0">
            <text:p>0</text:p>
          </table:table-cell>
          <table:table-cell table:number-columns-repeated="2" office:value-type="float" office:value="19.3612">
            <text:p>19,3612</text:p>
          </table:table-cell>
          <table:table-cell office:value-type="float" office:value="0">
            <text:p>0</text:p>
          </table:table-cell>
          <table:table-cell table:number-columns-repeated="2" office:value-type="float" office:value="21.7309">
            <text:p>21,7309</text:p>
          </table:table-cell>
          <table:table-cell office:value-type="float" office:value="0">
            <text:p>0</text:p>
          </table:table-cell>
          <table:table-cell table:number-columns-repeated="2" office:value-type="float" office:value="12.8851">
            <text:p>12,8851</text:p>
          </table:table-cell>
          <table:table-cell office:value-type="float" office:value="0">
            <text:p>0</text:p>
          </table:table-cell>
          <table:table-cell table:number-columns-repeated="2" office:value-type="float" office:value="16.8331">
            <text:p>16,8331</text:p>
          </table:table-cell>
          <table:table-cell office:value-type="float" office:value="0">
            <text:p>0</text:p>
          </table:table-cell>
          <table:table-cell table:number-columns-repeated="2" office:value-type="float" office:value="5.48346">
            <text:p>5,48346</text:p>
          </table:table-cell>
          <table:table-cell office:value-type="float" office:value="0">
            <text:p>0</text:p>
          </table:table-cell>
          <table:table-cell table:number-columns-repeated="2" office:value-type="float" office:value="3.99728">
            <text:p>3,99728</text:p>
          </table:table-cell>
          <table:table-cell office:value-type="float" office:value="0">
            <text:p>0</text:p>
          </table:table-cell>
          <table:table-cell table:number-columns-repeated="2" office:value-type="float" office:value="16.6193">
            <text:p>16,61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489">
            <text:p>16,4489</text:p>
          </table:table-cell>
          <table:table-cell office:value-type="float" office:value="0">
            <text:p>0</text:p>
          </table:table-cell>
          <table:table-cell table:number-columns-repeated="2" office:value-type="float" office:value="5.19285">
            <text:p>5,19285</text:p>
          </table:table-cell>
          <table:table-cell office:value-type="float" office:value="0">
            <text:p>0</text:p>
          </table:table-cell>
          <table:table-cell table:number-columns-repeated="2" office:value-type="float" office:value="16.8149">
            <text:p>16,8149</text:p>
          </table:table-cell>
          <table:table-cell office:value-type="float" office:value="0">
            <text:p>0</text:p>
          </table:table-cell>
          <table:table-cell table:number-columns-repeated="2" office:value-type="float" office:value="13.8516">
            <text:p>13,8516</text:p>
          </table:table-cell>
          <table:table-cell office:value-type="float" office:value="0">
            <text:p>0</text:p>
          </table:table-cell>
          <table:table-cell table:number-columns-repeated="2" office:value-type="float" office:value="13.0463">
            <text:p>13,0463</text:p>
          </table:table-cell>
          <table:table-cell office:value-type="float" office:value="0">
            <text:p>0</text:p>
          </table:table-cell>
          <table:table-cell table:number-columns-repeated="2" office:value-type="float" office:value="16.6023">
            <text:p>16,6023</text:p>
          </table:table-cell>
          <table:table-cell office:value-type="float" office:value="0">
            <text:p>0</text:p>
          </table:table-cell>
          <table:table-cell table:number-columns-repeated="2" office:value-type="float" office:value="7.72066">
            <text:p>7,72066</text:p>
          </table:table-cell>
          <table:table-cell office:value-type="float" office:value="0">
            <text:p>0</text:p>
          </table:table-cell>
          <table:table-cell table:number-columns-repeated="2" office:value-type="float" office:value="3.56649">
            <text:p>3,56649</text:p>
          </table:table-cell>
          <table:table-cell office:value-type="float" office:value="0">
            <text:p>0</text:p>
          </table:table-cell>
          <table:table-cell table:number-columns-repeated="2" office:value-type="float" office:value="21.545">
            <text:p>21,5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6204">
            <text:p>19,6204</text:p>
          </table:table-cell>
          <table:table-cell office:value-type="float" office:value="0">
            <text:p>0</text:p>
          </table:table-cell>
          <table:table-cell table:number-columns-repeated="2" office:value-type="float" office:value="6.77815">
            <text:p>6,77815</text:p>
          </table:table-cell>
          <table:table-cell office:value-type="float" office:value="0">
            <text:p>0</text:p>
          </table:table-cell>
          <table:table-cell table:number-columns-repeated="2" office:value-type="float" office:value="19.7588">
            <text:p>19,7588</text:p>
          </table:table-cell>
          <table:table-cell office:value-type="float" office:value="0">
            <text:p>0</text:p>
          </table:table-cell>
          <table:table-cell table:number-columns-repeated="2" office:value-type="float" office:value="14.0463">
            <text:p>14,0463</text:p>
          </table:table-cell>
          <table:table-cell office:value-type="float" office:value="0">
            <text:p>0</text:p>
          </table:table-cell>
          <table:table-cell table:number-columns-repeated="2" office:value-type="float" office:value="12.7604">
            <text:p>12,7604</text:p>
          </table:table-cell>
          <table:table-cell office:value-type="float" office:value="0">
            <text:p>0</text:p>
          </table:table-cell>
          <table:table-cell table:number-columns-repeated="2" office:value-type="float" office:value="16.6911">
            <text:p>16,6911</text:p>
          </table:table-cell>
          <table:table-cell office:value-type="float" office:value="0">
            <text:p>0</text:p>
          </table:table-cell>
          <table:table-cell table:number-columns-repeated="2" office:value-type="float" office:value="5.56968">
            <text:p>5,56968</text:p>
          </table:table-cell>
          <table:table-cell office:value-type="float" office:value="0">
            <text:p>0</text:p>
          </table:table-cell>
          <table:table-cell table:number-columns-repeated="2" office:value-type="float" office:value="3.36503">
            <text:p>3,36503</text:p>
          </table:table-cell>
          <table:table-cell office:value-type="float" office:value="0">
            <text:p>0</text:p>
          </table:table-cell>
          <table:table-cell table:number-columns-repeated="2" office:value-type="float" office:value="16.6747">
            <text:p>16,67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1995">
            <text:p>21,1995</text:p>
          </table:table-cell>
          <table:table-cell office:value-type="float" office:value="0">
            <text:p>0</text:p>
          </table:table-cell>
          <table:table-cell table:number-columns-repeated="2" office:value-type="float" office:value="5.16675">
            <text:p>5,16675</text:p>
          </table:table-cell>
          <table:table-cell office:value-type="float" office:value="0">
            <text:p>0</text:p>
          </table:table-cell>
          <table:table-cell table:number-columns-repeated="2" office:value-type="float" office:value="19.6881">
            <text:p>19,6881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48">
            <text:p>17,0348</text:p>
          </table:table-cell>
          <table:table-cell office:value-type="float" office:value="0">
            <text:p>0</text:p>
          </table:table-cell>
          <table:table-cell table:number-columns-repeated="2" office:value-type="float" office:value="12.164">
            <text:p>12,164</text:p>
          </table:table-cell>
          <table:table-cell office:value-type="float" office:value="0">
            <text:p>0</text:p>
          </table:table-cell>
          <table:table-cell table:number-columns-repeated="2" office:value-type="float" office:value="15.9017">
            <text:p>15,9017</text:p>
          </table:table-cell>
          <table:table-cell office:value-type="float" office:value="0">
            <text:p>0</text:p>
          </table:table-cell>
          <table:table-cell table:number-columns-repeated="2" office:value-type="float" office:value="8.96814">
            <text:p>8,96814</text:p>
          </table:table-cell>
          <table:table-cell office:value-type="float" office:value="0">
            <text:p>0</text:p>
          </table:table-cell>
          <table:table-cell table:number-columns-repeated="2" office:value-type="float" office:value="3.5052">
            <text:p>3,5052</text:p>
          </table:table-cell>
          <table:table-cell office:value-type="float" office:value="0">
            <text:p>0</text:p>
          </table:table-cell>
          <table:table-cell table:number-columns-repeated="2" office:value-type="float" office:value="16.2797">
            <text:p>16,27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656">
            <text:p>16,3656</text:p>
          </table:table-cell>
          <table:table-cell office:value-type="float" office:value="0">
            <text:p>0</text:p>
          </table:table-cell>
          <table:table-cell table:number-columns-repeated="2" office:value-type="float" office:value="5.18376">
            <text:p>5,18376</text:p>
          </table:table-cell>
          <table:table-cell office:value-type="float" office:value="0">
            <text:p>0</text:p>
          </table:table-cell>
          <table:table-cell table:number-columns-repeated="2" office:value-type="float" office:value="22.2717">
            <text:p>22,2717</text:p>
          </table:table-cell>
          <table:table-cell office:value-type="float" office:value="0">
            <text:p>0</text:p>
          </table:table-cell>
          <table:table-cell table:number-columns-repeated="2" office:value-type="float" office:value="14.6997">
            <text:p>14,6997</text:p>
          </table:table-cell>
          <table:table-cell office:value-type="float" office:value="0">
            <text:p>0</text:p>
          </table:table-cell>
          <table:table-cell table:number-columns-repeated="2" office:value-type="float" office:value="16.7905">
            <text:p>16,7905</text:p>
          </table:table-cell>
          <table:table-cell office:value-type="float" office:value="0">
            <text:p>0</text:p>
          </table:table-cell>
          <table:table-cell table:number-columns-repeated="2" office:value-type="float" office:value="19.1741">
            <text:p>19,1741</text:p>
          </table:table-cell>
          <table:table-cell office:value-type="float" office:value="0">
            <text:p>0</text:p>
          </table:table-cell>
          <table:table-cell table:number-columns-repeated="2" office:value-type="float" office:value="5.86322">
            <text:p>5,86322</text:p>
          </table:table-cell>
          <table:table-cell office:value-type="float" office:value="0">
            <text:p>0</text:p>
          </table:table-cell>
          <table:table-cell table:number-columns-repeated="2" office:value-type="float" office:value="3.42515">
            <text:p>3,42515</text:p>
          </table:table-cell>
          <table:table-cell office:value-type="float" office:value="0">
            <text:p>0</text:p>
          </table:table-cell>
          <table:table-cell table:number-columns-repeated="2" office:value-type="float" office:value="17.6715">
            <text:p>17,67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589">
            <text:p>16,6589</text:p>
          </table:table-cell>
          <table:table-cell office:value-type="float" office:value="0">
            <text:p>0</text:p>
          </table:table-cell>
          <table:table-cell table:number-columns-repeated="2" office:value-type="float" office:value="5.36528">
            <text:p>5,36528</text:p>
          </table:table-cell>
          <table:table-cell office:value-type="float" office:value="0">
            <text:p>0</text:p>
          </table:table-cell>
          <table:table-cell table:number-columns-repeated="2" office:value-type="float" office:value="17.4002">
            <text:p>17,4002</text:p>
          </table:table-cell>
          <table:table-cell office:value-type="float" office:value="0">
            <text:p>0</text:p>
          </table:table-cell>
          <table:table-cell table:number-columns-repeated="2" office:value-type="float" office:value="14.902">
            <text:p>14,902</text:p>
          </table:table-cell>
          <table:table-cell office:value-type="float" office:value="0">
            <text:p>0</text:p>
          </table:table-cell>
          <table:table-cell table:number-columns-repeated="2" office:value-type="float" office:value="12.883">
            <text:p>12,883</text:p>
          </table:table-cell>
          <table:table-cell office:value-type="float" office:value="0">
            <text:p>0</text:p>
          </table:table-cell>
          <table:table-cell table:number-columns-repeated="2" office:value-type="float" office:value="16.2999">
            <text:p>16,2999</text:p>
          </table:table-cell>
          <table:table-cell office:value-type="float" office:value="0">
            <text:p>0</text:p>
          </table:table-cell>
          <table:table-cell table:number-columns-repeated="2" office:value-type="float" office:value="5.24915">
            <text:p>5,24915</text:p>
          </table:table-cell>
          <table:table-cell office:value-type="float" office:value="0">
            <text:p>0</text:p>
          </table:table-cell>
          <table:table-cell table:number-columns-repeated="2" office:value-type="float" office:value="3.41606">
            <text:p>3,41606</text:p>
          </table:table-cell>
          <table:table-cell office:value-type="float" office:value="0">
            <text:p>0</text:p>
          </table:table-cell>
          <table:table-cell table:number-columns-repeated="2" office:value-type="float" office:value="27.4959">
            <text:p>27,49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486">
            <text:p>17,0486</text:p>
          </table:table-cell>
          <table:table-cell office:value-type="float" office:value="0">
            <text:p>0</text:p>
          </table:table-cell>
          <table:table-cell table:number-columns-repeated="2" office:value-type="float" office:value="6.67522">
            <text:p>6,67522</text:p>
          </table:table-cell>
          <table:table-cell office:value-type="float" office:value="0">
            <text:p>0</text:p>
          </table:table-cell>
          <table:table-cell table:number-columns-repeated="2" office:value-type="float" office:value="18.1512">
            <text:p>18,1512</text:p>
          </table:table-cell>
          <table:table-cell office:value-type="float" office:value="0">
            <text:p>0</text:p>
          </table:table-cell>
          <table:table-cell table:number-columns-repeated="2" office:value-type="float" office:value="14.1724">
            <text:p>14,1724</text:p>
          </table:table-cell>
          <table:table-cell office:value-type="float" office:value="0">
            <text:p>0</text:p>
          </table:table-cell>
          <table:table-cell table:number-columns-repeated="2" office:value-type="float" office:value="12.1288">
            <text:p>12,1288</text:p>
          </table:table-cell>
          <table:table-cell office:value-type="float" office:value="0">
            <text:p>0</text:p>
          </table:table-cell>
          <table:table-cell table:number-columns-repeated="2" office:value-type="float" office:value="15.6744">
            <text:p>15,6744</text:p>
          </table:table-cell>
          <table:table-cell office:value-type="float" office:value="0">
            <text:p>0</text:p>
          </table:table-cell>
          <table:table-cell table:number-columns-repeated="2" office:value-type="float" office:value="5.13684">
            <text:p>5,13684</text:p>
          </table:table-cell>
          <table:table-cell office:value-type="float" office:value="0">
            <text:p>0</text:p>
          </table:table-cell>
          <table:table-cell table:number-columns-repeated="2" office:value-type="float" office:value="3.32544">
            <text:p>3,32544</text:p>
          </table:table-cell>
          <table:table-cell office:value-type="float" office:value="0">
            <text:p>0</text:p>
          </table:table-cell>
          <table:table-cell table:number-columns-repeated="2" office:value-type="float" office:value="18.5175">
            <text:p>18,51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759">
            <text:p>16,5759</text:p>
          </table:table-cell>
          <table:table-cell office:value-type="float" office:value="0">
            <text:p>0</text:p>
          </table:table-cell>
          <table:table-cell table:number-columns-repeated="2" office:value-type="float" office:value="5.17965">
            <text:p>5,17965</text:p>
          </table:table-cell>
          <table:table-cell office:value-type="float" office:value="0">
            <text:p>0</text:p>
          </table:table-cell>
          <table:table-cell table:number-columns-repeated="2" office:value-type="float" office:value="18.1979">
            <text:p>18,1979</text:p>
          </table:table-cell>
          <table:table-cell office:value-type="float" office:value="0">
            <text:p>0</text:p>
          </table:table-cell>
          <table:table-cell table:number-columns-repeated="2" office:value-type="float" office:value="16.5879">
            <text:p>16,5879</text:p>
          </table:table-cell>
          <table:table-cell office:value-type="float" office:value="0">
            <text:p>0</text:p>
          </table:table-cell>
          <table:table-cell table:number-columns-repeated="2" office:value-type="float" office:value="14.071">
            <text:p>14,071</text:p>
          </table:table-cell>
          <table:table-cell office:value-type="float" office:value="0">
            <text:p>0</text:p>
          </table:table-cell>
          <table:table-cell table:number-columns-repeated="2" office:value-type="float" office:value="16.3806">
            <text:p>16,3806</text:p>
          </table:table-cell>
          <table:table-cell office:value-type="float" office:value="0">
            <text:p>0</text:p>
          </table:table-cell>
          <table:table-cell table:number-columns-repeated="2" office:value-type="float" office:value="5.15297">
            <text:p>5,15297</text:p>
          </table:table-cell>
          <table:table-cell office:value-type="float" office:value="0">
            <text:p>0</text:p>
          </table:table-cell>
          <table:table-cell table:number-columns-repeated="2" office:value-type="float" office:value="8.69747">
            <text:p>8,69747</text:p>
          </table:table-cell>
          <table:table-cell office:value-type="float" office:value="0">
            <text:p>0</text:p>
          </table:table-cell>
          <table:table-cell table:number-columns-repeated="2" office:value-type="float" office:value="16.6586">
            <text:p>16,6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21">
            <text:p>16,921</text:p>
          </table:table-cell>
          <table:table-cell office:value-type="float" office:value="0">
            <text:p>0</text:p>
          </table:table-cell>
          <table:table-cell table:number-columns-repeated="2" office:value-type="float" office:value="15.5184">
            <text:p>15,5184</text:p>
          </table:table-cell>
          <table:table-cell office:value-type="float" office:value="0">
            <text:p>0</text:p>
          </table:table-cell>
          <table:table-cell table:number-columns-repeated="2" office:value-type="float" office:value="17.2398">
            <text:p>17,2398</text:p>
          </table:table-cell>
          <table:table-cell office:value-type="float" office:value="0">
            <text:p>0</text:p>
          </table:table-cell>
          <table:table-cell table:number-columns-repeated="2" office:value-type="float" office:value="16.2005">
            <text:p>16,2005</text:p>
          </table:table-cell>
          <table:table-cell office:value-type="float" office:value="0">
            <text:p>0</text:p>
          </table:table-cell>
          <table:table-cell table:number-columns-repeated="2" office:value-type="float" office:value="12.4619">
            <text:p>12,4619</text:p>
          </table:table-cell>
          <table:table-cell office:value-type="float" office:value="0">
            <text:p>0</text:p>
          </table:table-cell>
          <table:table-cell table:number-columns-repeated="2" office:value-type="float" office:value="21.4893">
            <text:p>21,4893</text:p>
          </table:table-cell>
          <table:table-cell office:value-type="float" office:value="0">
            <text:p>0</text:p>
          </table:table-cell>
          <table:table-cell table:number-columns-repeated="2" office:value-type="float" office:value="7.31245">
            <text:p>7,31245</text:p>
          </table:table-cell>
          <table:table-cell office:value-type="float" office:value="0">
            <text:p>0</text:p>
          </table:table-cell>
          <table:table-cell table:number-columns-repeated="2" office:value-type="float" office:value="4.58729">
            <text:p>4,58729</text:p>
          </table:table-cell>
          <table:table-cell office:value-type="float" office:value="0">
            <text:p>0</text:p>
          </table:table-cell>
          <table:table-cell table:number-columns-repeated="2" office:value-type="float" office:value="21.6852">
            <text:p>21,68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1339">
            <text:p>18,1339</text:p>
          </table:table-cell>
          <table:table-cell office:value-type="float" office:value="0">
            <text:p>0</text:p>
          </table:table-cell>
          <table:table-cell table:number-columns-repeated="2" office:value-type="float" office:value="5.72598">
            <text:p>5,72598</text:p>
          </table:table-cell>
          <table:table-cell office:value-type="float" office:value="0">
            <text:p>0</text:p>
          </table:table-cell>
          <table:table-cell table:number-columns-repeated="2" office:value-type="float" office:value="17.2043">
            <text:p>17,2043</text:p>
          </table:table-cell>
          <table:table-cell office:value-type="float" office:value="0">
            <text:p>0</text:p>
          </table:table-cell>
          <table:table-cell table:number-columns-repeated="2" office:value-type="float" office:value="15.2152">
            <text:p>15,2152</text:p>
          </table:table-cell>
          <table:table-cell office:value-type="float" office:value="0">
            <text:p>0</text:p>
          </table:table-cell>
          <table:table-cell table:number-columns-repeated="2" office:value-type="float" office:value="12.7613">
            <text:p>12,7613</text:p>
          </table:table-cell>
          <table:table-cell office:value-type="float" office:value="0">
            <text:p>0</text:p>
          </table:table-cell>
          <table:table-cell table:number-columns-repeated="2" office:value-type="float" office:value="15.9492">
            <text:p>15,9492</text:p>
          </table:table-cell>
          <table:table-cell office:value-type="float" office:value="0">
            <text:p>0</text:p>
          </table:table-cell>
          <table:table-cell table:number-columns-repeated="2" office:value-type="float" office:value="5.2905">
            <text:p>5,2905</text:p>
          </table:table-cell>
          <table:table-cell office:value-type="float" office:value="0">
            <text:p>0</text:p>
          </table:table-cell>
          <table:table-cell table:number-columns-repeated="2" office:value-type="float" office:value="3.35711">
            <text:p>3,35711</text:p>
          </table:table-cell>
          <table:table-cell office:value-type="float" office:value="0">
            <text:p>0</text:p>
          </table:table-cell>
          <table:table-cell table:number-columns-repeated="2" office:value-type="float" office:value="21.784">
            <text:p>21,7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4436">
            <text:p>19,4436</text:p>
          </table:table-cell>
          <table:table-cell office:value-type="float" office:value="0">
            <text:p>0</text:p>
          </table:table-cell>
          <table:table-cell table:number-columns-repeated="2" office:value-type="float" office:value="6.84003">
            <text:p>6,84003</text:p>
          </table:table-cell>
          <table:table-cell office:value-type="float" office:value="0">
            <text:p>0</text:p>
          </table:table-cell>
          <table:table-cell table:number-columns-repeated="2" office:value-type="float" office:value="18.0823">
            <text:p>18,0823</text:p>
          </table:table-cell>
          <table:table-cell office:value-type="float" office:value="0">
            <text:p>0</text:p>
          </table:table-cell>
          <table:table-cell table:number-columns-repeated="2" office:value-type="float" office:value="13.9038">
            <text:p>13,9038</text:p>
          </table:table-cell>
          <table:table-cell office:value-type="float" office:value="0">
            <text:p>0</text:p>
          </table:table-cell>
          <table:table-cell table:number-columns-repeated="2" office:value-type="float" office:value="12.656">
            <text:p>12,656</text:p>
          </table:table-cell>
          <table:table-cell office:value-type="float" office:value="0">
            <text:p>0</text:p>
          </table:table-cell>
          <table:table-cell table:number-columns-repeated="2" office:value-type="float" office:value="16.695">
            <text:p>16,695</text:p>
          </table:table-cell>
          <table:table-cell office:value-type="float" office:value="0">
            <text:p>0</text:p>
          </table:table-cell>
          <table:table-cell table:number-columns-repeated="2" office:value-type="float" office:value="5.43331">
            <text:p>5,43331</text:p>
          </table:table-cell>
          <table:table-cell office:value-type="float" office:value="0">
            <text:p>0</text:p>
          </table:table-cell>
          <table:table-cell table:number-columns-repeated="2" office:value-type="float" office:value="3.27676">
            <text:p>3,27676</text:p>
          </table:table-cell>
          <table:table-cell office:value-type="float" office:value="0">
            <text:p>0</text:p>
          </table:table-cell>
          <table:table-cell table:number-columns-repeated="2" office:value-type="float" office:value="16.6694">
            <text:p>16,66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146">
            <text:p>16,9146</text:p>
          </table:table-cell>
          <table:table-cell office:value-type="float" office:value="0">
            <text:p>0</text:p>
          </table:table-cell>
          <table:table-cell table:number-columns-repeated="2" office:value-type="float" office:value="5.12599">
            <text:p>5,12599</text:p>
          </table:table-cell>
          <table:table-cell office:value-type="float" office:value="0">
            <text:p>0</text:p>
          </table:table-cell>
          <table:table-cell table:number-columns-repeated="2" office:value-type="float" office:value="21.369">
            <text:p>21,369</text:p>
          </table:table-cell>
          <table:table-cell office:value-type="float" office:value="0">
            <text:p>0</text:p>
          </table:table-cell>
          <table:table-cell table:number-columns-repeated="2" office:value-type="float" office:value="13.7378">
            <text:p>13,7378</text:p>
          </table:table-cell>
          <table:table-cell office:value-type="float" office:value="0">
            <text:p>0</text:p>
          </table:table-cell>
          <table:table-cell table:number-columns-repeated="2" office:value-type="float" office:value="20.2931">
            <text:p>20,2931</text:p>
          </table:table-cell>
          <table:table-cell office:value-type="float" office:value="0">
            <text:p>0</text:p>
          </table:table-cell>
          <table:table-cell table:number-columns-repeated="2" office:value-type="float" office:value="17.6697">
            <text:p>17,6697</text:p>
          </table:table-cell>
          <table:table-cell office:value-type="float" office:value="0">
            <text:p>0</text:p>
          </table:table-cell>
          <table:table-cell table:number-columns-repeated="2" office:value-type="float" office:value="6.48461">
            <text:p>6,48461</text:p>
          </table:table-cell>
          <table:table-cell office:value-type="float" office:value="0">
            <text:p>0</text:p>
          </table:table-cell>
          <table:table-cell table:number-columns-repeated="2" office:value-type="float" office:value="8.46023">
            <text:p>8,46023</text:p>
          </table:table-cell>
          <table:table-cell office:value-type="float" office:value="0">
            <text:p>0</text:p>
          </table:table-cell>
          <table:table-cell table:number-columns-repeated="2" office:value-type="float" office:value="16.6993">
            <text:p>16,69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375">
            <text:p>16,8375</text:p>
          </table:table-cell>
          <table:table-cell office:value-type="float" office:value="0">
            <text:p>0</text:p>
          </table:table-cell>
          <table:table-cell table:number-columns-repeated="2" office:value-type="float" office:value="5.12716">
            <text:p>5,12716</text:p>
          </table:table-cell>
          <table:table-cell office:value-type="float" office:value="0">
            <text:p>0</text:p>
          </table:table-cell>
          <table:table-cell table:number-columns-repeated="2" office:value-type="float" office:value="16.9037">
            <text:p>16,9037</text:p>
          </table:table-cell>
          <table:table-cell office:value-type="float" office:value="0">
            <text:p>0</text:p>
          </table:table-cell>
          <table:table-cell table:number-columns-repeated="2" office:value-type="float" office:value="20.2157">
            <text:p>20,2157</text:p>
          </table:table-cell>
          <table:table-cell office:value-type="float" office:value="0">
            <text:p>0</text:p>
          </table:table-cell>
          <table:table-cell table:number-columns-repeated="2" office:value-type="float" office:value="12.4044">
            <text:p>12,4044</text:p>
          </table:table-cell>
          <table:table-cell office:value-type="float" office:value="0">
            <text:p>0</text:p>
          </table:table-cell>
          <table:table-cell table:number-columns-repeated="2" office:value-type="float" office:value="15.6319">
            <text:p>15,6319</text:p>
          </table:table-cell>
          <table:table-cell office:value-type="float" office:value="0">
            <text:p>0</text:p>
          </table:table-cell>
          <table:table-cell table:number-columns-repeated="2" office:value-type="float" office:value="7.55878">
            <text:p>7,55878</text:p>
          </table:table-cell>
          <table:table-cell office:value-type="float" office:value="0">
            <text:p>0</text:p>
          </table:table-cell>
          <table:table-cell table:number-columns-repeated="2" office:value-type="float" office:value="3.49611">
            <text:p>3,49611</text:p>
          </table:table-cell>
          <table:table-cell office:value-type="float" office:value="0">
            <text:p>0</text:p>
          </table:table-cell>
          <table:table-cell table:number-columns-repeated="2" office:value-type="float" office:value="21.9019">
            <text:p>21,9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542">
            <text:p>17,0542</text:p>
          </table:table-cell>
          <table:table-cell office:value-type="float" office:value="0">
            <text:p>0</text:p>
          </table:table-cell>
          <table:table-cell table:number-columns-repeated="2" office:value-type="float" office:value="7.78224">
            <text:p>7,78224</text:p>
          </table:table-cell>
          <table:table-cell office:value-type="float" office:value="0">
            <text:p>0</text:p>
          </table:table-cell>
          <table:table-cell table:number-columns-repeated="2" office:value-type="float" office:value="16.9559">
            <text:p>16,9559</text:p>
          </table:table-cell>
          <table:table-cell office:value-type="float" office:value="0">
            <text:p>0</text:p>
          </table:table-cell>
          <table:table-cell table:number-columns-repeated="2" office:value-type="float" office:value="13.5299">
            <text:p>13,5299</text:p>
          </table:table-cell>
          <table:table-cell office:value-type="float" office:value="0">
            <text:p>0</text:p>
          </table:table-cell>
          <table:table-cell table:number-columns-repeated="2" office:value-type="float" office:value="14.3358">
            <text:p>14,3358</text:p>
          </table:table-cell>
          <table:table-cell office:value-type="float" office:value="0">
            <text:p>0</text:p>
          </table:table-cell>
          <table:table-cell table:number-columns-repeated="2" office:value-type="float" office:value="20.7523">
            <text:p>20,7523</text:p>
          </table:table-cell>
          <table:table-cell office:value-type="float" office:value="0">
            <text:p>0</text:p>
          </table:table-cell>
          <table:table-cell table:number-columns-repeated="2" office:value-type="float" office:value="5.18728">
            <text:p>5,18728</text:p>
          </table:table-cell>
          <table:table-cell office:value-type="float" office:value="0">
            <text:p>0</text:p>
          </table:table-cell>
          <table:table-cell table:number-columns-repeated="2" office:value-type="float" office:value="3.28673">
            <text:p>3,28673</text:p>
          </table:table-cell>
          <table:table-cell office:value-type="float" office:value="0">
            <text:p>0</text:p>
          </table:table-cell>
          <table:table-cell table:number-columns-repeated="2" office:value-type="float" office:value="17.4671">
            <text:p>17,46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422">
            <text:p>17,0422</text:p>
          </table:table-cell>
          <table:table-cell office:value-type="float" office:value="0">
            <text:p>0</text:p>
          </table:table-cell>
          <table:table-cell table:number-columns-repeated="2" office:value-type="float" office:value="7.68928">
            <text:p>7,68928</text:p>
          </table:table-cell>
          <table:table-cell office:value-type="float" office:value="0">
            <text:p>0</text:p>
          </table:table-cell>
          <table:table-cell table:number-columns-repeated="2" office:value-type="float" office:value="20.7743">
            <text:p>20,7743</text:p>
          </table:table-cell>
          <table:table-cell office:value-type="float" office:value="0">
            <text:p>0</text:p>
          </table:table-cell>
          <table:table-cell table:number-columns-repeated="2" office:value-type="float" office:value="14.3765">
            <text:p>14,3765</text:p>
          </table:table-cell>
          <table:table-cell office:value-type="float" office:value="0">
            <text:p>0</text:p>
          </table:table-cell>
          <table:table-cell table:number-columns-repeated="2" office:value-type="float" office:value="12.534">
            <text:p>12,534</text:p>
          </table:table-cell>
          <table:table-cell office:value-type="float" office:value="0">
            <text:p>0</text:p>
          </table:table-cell>
          <table:table-cell table:number-columns-repeated="2" office:value-type="float" office:value="20.3277">
            <text:p>20,3277</text:p>
          </table:table-cell>
          <table:table-cell office:value-type="float" office:value="0">
            <text:p>0</text:p>
          </table:table-cell>
          <table:table-cell table:number-columns-repeated="2" office:value-type="float" office:value="5.42862">
            <text:p>5,42862</text:p>
          </table:table-cell>
          <table:table-cell office:value-type="float" office:value="0">
            <text:p>0</text:p>
          </table:table-cell>
          <table:table-cell table:number-columns-repeated="2" office:value-type="float" office:value="3.74303">
            <text:p>3,74303</text:p>
          </table:table-cell>
          <table:table-cell office:value-type="float" office:value="0">
            <text:p>0</text:p>
          </table:table-cell>
          <table:table-cell table:number-columns-repeated="2" office:value-type="float" office:value="27.2795">
            <text:p>27,279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5012">
            <text:p>27,5012</text:p>
          </table:table-cell>
          <table:table-cell office:value-type="float" office:value="0">
            <text:p>0</text:p>
          </table:table-cell>
          <table:table-cell table:number-columns-repeated="2" office:value-type="float" office:value="5.17907">
            <text:p>5,17907</text:p>
          </table:table-cell>
          <table:table-cell office:value-type="float" office:value="0">
            <text:p>0</text:p>
          </table:table-cell>
          <table:table-cell table:number-columns-repeated="2" office:value-type="float" office:value="16.9985">
            <text:p>16,9985</text:p>
          </table:table-cell>
          <table:table-cell office:value-type="float" office:value="0">
            <text:p>0</text:p>
          </table:table-cell>
          <table:table-cell table:number-columns-repeated="2" office:value-type="float" office:value="18.4949">
            <text:p>18,4949</text:p>
          </table:table-cell>
          <table:table-cell office:value-type="float" office:value="0">
            <text:p>0</text:p>
          </table:table-cell>
          <table:table-cell table:number-columns-repeated="2" office:value-type="float" office:value="13.9633">
            <text:p>13,9633</text:p>
          </table:table-cell>
          <table:table-cell office:value-type="float" office:value="0">
            <text:p>0</text:p>
          </table:table-cell>
          <table:table-cell table:number-columns-repeated="2" office:value-type="float" office:value="18.6222">
            <text:p>18,6222</text:p>
          </table:table-cell>
          <table:table-cell office:value-type="float" office:value="0">
            <text:p>0</text:p>
          </table:table-cell>
          <table:table-cell table:number-columns-repeated="2" office:value-type="float" office:value="5.27408">
            <text:p>5,27408</text:p>
          </table:table-cell>
          <table:table-cell office:value-type="float" office:value="0">
            <text:p>0</text:p>
          </table:table-cell>
          <table:table-cell table:number-columns-repeated="2" office:value-type="float" office:value="10.4954">
            <text:p>10,4954</text:p>
          </table:table-cell>
          <table:table-cell office:value-type="float" office:value="0">
            <text:p>0</text:p>
          </table:table-cell>
          <table:table-cell table:number-columns-repeated="2" office:value-type="float" office:value="16.7721">
            <text:p>16,7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8222">
            <text:p>17,8222</text:p>
          </table:table-cell>
          <table:table-cell office:value-type="float" office:value="0">
            <text:p>0</text:p>
          </table:table-cell>
          <table:table-cell table:number-columns-repeated="2" office:value-type="float" office:value="5.1647">
            <text:p>5,1647</text:p>
          </table:table-cell>
          <table:table-cell office:value-type="float" office:value="0">
            <text:p>0</text:p>
          </table:table-cell>
          <table:table-cell table:number-columns-repeated="2" office:value-type="float" office:value="17.0671">
            <text:p>17,0671</text:p>
          </table:table-cell>
          <table:table-cell office:value-type="float" office:value="0">
            <text:p>0</text:p>
          </table:table-cell>
          <table:table-cell table:number-columns-repeated="2" office:value-type="float" office:value="14.1827">
            <text:p>14,1827</text:p>
          </table:table-cell>
          <table:table-cell office:value-type="float" office:value="0">
            <text:p>0</text:p>
          </table:table-cell>
          <table:table-cell table:number-columns-repeated="2" office:value-type="float" office:value="19.6245">
            <text:p>19,6245</text:p>
          </table:table-cell>
          <table:table-cell office:value-type="float" office:value="0">
            <text:p>0</text:p>
          </table:table-cell>
          <table:table-cell table:number-columns-repeated="2" office:value-type="float" office:value="24.4602">
            <text:p>24,4602</text:p>
          </table:table-cell>
          <table:table-cell office:value-type="float" office:value="0">
            <text:p>0</text:p>
          </table:table-cell>
          <table:table-cell table:number-columns-repeated="2" office:value-type="float" office:value="5.85618">
            <text:p>5,85618</text:p>
          </table:table-cell>
          <table:table-cell office:value-type="float" office:value="0">
            <text:p>0</text:p>
          </table:table-cell>
          <table:table-cell table:number-columns-repeated="2" office:value-type="float" office:value="4.26472">
            <text:p>4,26472</text:p>
          </table:table-cell>
          <table:table-cell office:value-type="float" office:value="0">
            <text:p>0</text:p>
          </table:table-cell>
          <table:table-cell table:number-columns-repeated="2" office:value-type="float" office:value="20.2726">
            <text:p>20,27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272">
            <text:p>18,272</text:p>
          </table:table-cell>
          <table:table-cell office:value-type="float" office:value="0">
            <text:p>0</text:p>
          </table:table-cell>
          <table:table-cell table:number-columns-repeated="2" office:value-type="float" office:value="5.45032">
            <text:p>5,45032</text:p>
          </table:table-cell>
          <table:table-cell office:value-type="float" office:value="0">
            <text:p>0</text:p>
          </table:table-cell>
          <table:table-cell table:number-columns-repeated="2" office:value-type="float" office:value="16.9647">
            <text:p>16,9647</text:p>
          </table:table-cell>
          <table:table-cell office:value-type="float" office:value="0">
            <text:p>0</text:p>
          </table:table-cell>
          <table:table-cell table:number-columns-repeated="2" office:value-type="float" office:value="13.288">
            <text:p>13,288</text:p>
          </table:table-cell>
          <table:table-cell office:value-type="float" office:value="0">
            <text:p>0</text:p>
          </table:table-cell>
          <table:table-cell table:number-columns-repeated="2" office:value-type="float" office:value="14.4305">
            <text:p>14,4305</text:p>
          </table:table-cell>
          <table:table-cell office:value-type="float" office:value="0">
            <text:p>0</text:p>
          </table:table-cell>
          <table:table-cell table:number-columns-repeated="2" office:value-type="float" office:value="16.1973">
            <text:p>16,1973</text:p>
          </table:table-cell>
          <table:table-cell office:value-type="float" office:value="0">
            <text:p>0</text:p>
          </table:table-cell>
          <table:table-cell table:number-columns-repeated="2" office:value-type="float" office:value="8.71213">
            <text:p>8,71213</text:p>
          </table:table-cell>
          <table:table-cell office:value-type="float" office:value="0">
            <text:p>0</text:p>
          </table:table-cell>
          <table:table-cell table:number-columns-repeated="2" office:value-type="float" office:value="3.35975">
            <text:p>3,35975</text:p>
          </table:table-cell>
          <table:table-cell office:value-type="float" office:value="0">
            <text:p>0</text:p>
          </table:table-cell>
          <table:table-cell table:number-columns-repeated="2" office:value-type="float" office:value="16.3677">
            <text:p>16,367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9817">
            <text:p>17,9817</text:p>
          </table:table-cell>
          <table:table-cell office:value-type="float" office:value="0">
            <text:p>0</text:p>
          </table:table-cell>
          <table:table-cell table:number-columns-repeated="2" office:value-type="float" office:value="6.10896">
            <text:p>6,10896</text:p>
          </table:table-cell>
          <table:table-cell office:value-type="float" office:value="0">
            <text:p>0</text:p>
          </table:table-cell>
          <table:table-cell table:number-columns-repeated="2" office:value-type="float" office:value="24.6133">
            <text:p>24,6133</text:p>
          </table:table-cell>
          <table:table-cell office:value-type="float" office:value="0">
            <text:p>0</text:p>
          </table:table-cell>
          <table:table-cell table:number-columns-repeated="2" office:value-type="float" office:value="17.1765">
            <text:p>17,1765</text:p>
          </table:table-cell>
          <table:table-cell office:value-type="float" office:value="0">
            <text:p>0</text:p>
          </table:table-cell>
          <table:table-cell table:number-columns-repeated="2" office:value-type="float" office:value="13.4038">
            <text:p>13,4038</text:p>
          </table:table-cell>
          <table:table-cell office:value-type="float" office:value="0">
            <text:p>0</text:p>
          </table:table-cell>
          <table:table-cell table:number-columns-repeated="2" office:value-type="float" office:value="16.8278">
            <text:p>16,8278</text:p>
          </table:table-cell>
          <table:table-cell office:value-type="float" office:value="0">
            <text:p>0</text:p>
          </table:table-cell>
          <table:table-cell table:number-columns-repeated="2" office:value-type="float" office:value="5.13185">
            <text:p>5,13185</text:p>
          </table:table-cell>
          <table:table-cell office:value-type="float" office:value="0">
            <text:p>0</text:p>
          </table:table-cell>
          <table:table-cell table:number-columns-repeated="2" office:value-type="float" office:value="3.50726">
            <text:p>3,50726</text:p>
          </table:table-cell>
          <table:table-cell office:value-type="float" office:value="0">
            <text:p>0</text:p>
          </table:table-cell>
          <table:table-cell table:number-columns-repeated="2" office:value-type="float" office:value="16.6017">
            <text:p>16,601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5545">
            <text:p>17,5545</text:p>
          </table:table-cell>
          <table:table-cell office:value-type="float" office:value="0">
            <text:p>0</text:p>
          </table:table-cell>
          <table:table-cell table:number-columns-repeated="2" office:value-type="float" office:value="5.27731">
            <text:p>5,27731</text:p>
          </table:table-cell>
          <table:table-cell office:value-type="float" office:value="0">
            <text:p>0</text:p>
          </table:table-cell>
          <table:table-cell table:number-columns-repeated="2" office:value-type="float" office:value="17.9621">
            <text:p>17,9621</text:p>
          </table:table-cell>
          <table:table-cell office:value-type="float" office:value="0">
            <text:p>0</text:p>
          </table:table-cell>
          <table:table-cell table:number-columns-repeated="2" office:value-type="float" office:value="37.1429">
            <text:p>37,1429</text:p>
          </table:table-cell>
          <table:table-cell office:value-type="float" office:value="0">
            <text:p>0</text:p>
          </table:table-cell>
          <table:table-cell table:number-columns-repeated="2" office:value-type="float" office:value="12.386">
            <text:p>12,386</text:p>
          </table:table-cell>
          <table:table-cell office:value-type="float" office:value="0">
            <text:p>0</text:p>
          </table:table-cell>
          <table:table-cell table:number-columns-repeated="2" office:value-type="float" office:value="20.8119">
            <text:p>20,8119</text:p>
          </table:table-cell>
          <table:table-cell office:value-type="float" office:value="0">
            <text:p>0</text:p>
          </table:table-cell>
          <table:table-cell table:number-columns-repeated="2" office:value-type="float" office:value="6.17553">
            <text:p>6,17553</text:p>
          </table:table-cell>
          <table:table-cell office:value-type="float" office:value="0">
            <text:p>0</text:p>
          </table:table-cell>
          <table:table-cell table:number-columns-repeated="2" office:value-type="float" office:value="3.46943">
            <text:p>3,46943</text:p>
          </table:table-cell>
          <table:table-cell office:value-type="float" office:value="0">
            <text:p>0</text:p>
          </table:table-cell>
          <table:table-cell table:number-columns-repeated="2" office:value-type="float" office:value="17.4237">
            <text:p>17,42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5769">
            <text:p>23,5769</text:p>
          </table:table-cell>
          <table:table-cell office:value-type="float" office:value="0">
            <text:p>0</text:p>
          </table:table-cell>
          <table:table-cell table:number-columns-repeated="2" office:value-type="float" office:value="8.46668">
            <text:p>8,46668</text:p>
          </table:table-cell>
          <table:table-cell office:value-type="float" office:value="0">
            <text:p>0</text:p>
          </table:table-cell>
          <table:table-cell table:number-columns-repeated="2" office:value-type="float" office:value="18.1932">
            <text:p>18,1932</text:p>
          </table:table-cell>
          <table:table-cell office:value-type="float" office:value="0">
            <text:p>0</text:p>
          </table:table-cell>
          <table:table-cell table:number-columns-repeated="2" office:value-type="float" office:value="14.2343">
            <text:p>14,2343</text:p>
          </table:table-cell>
          <table:table-cell office:value-type="float" office:value="0">
            <text:p>0</text:p>
          </table:table-cell>
          <table:table-cell table:number-columns-repeated="2" office:value-type="float" office:value="15.7498">
            <text:p>15,7498</text:p>
          </table:table-cell>
          <table:table-cell office:value-type="float" office:value="0">
            <text:p>0</text:p>
          </table:table-cell>
          <table:table-cell table:number-columns-repeated="2" office:value-type="float" office:value="18.0759">
            <text:p>18,0759</text:p>
          </table:table-cell>
          <table:table-cell office:value-type="float" office:value="0">
            <text:p>0</text:p>
          </table:table-cell>
          <table:table-cell table:number-columns-repeated="2" office:value-type="float" office:value="5.2037">
            <text:p>5,2037</text:p>
          </table:table-cell>
          <table:table-cell office:value-type="float" office:value="0">
            <text:p>0</text:p>
          </table:table-cell>
          <table:table-cell table:number-columns-repeated="2" office:value-type="float" office:value="3.5486">
            <text:p>3,5486</text:p>
          </table:table-cell>
          <table:table-cell office:value-type="float" office:value="0">
            <text:p>0</text:p>
          </table:table-cell>
          <table:table-cell table:number-columns-repeated="2" office:value-type="float" office:value="20.6955">
            <text:p>20,69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911">
            <text:p>16,3911</text:p>
          </table:table-cell>
          <table:table-cell office:value-type="float" office:value="0">
            <text:p>0</text:p>
          </table:table-cell>
          <table:table-cell table:number-columns-repeated="2" office:value-type="float" office:value="5.91454">
            <text:p>5,91454</text:p>
          </table:table-cell>
          <table:table-cell office:value-type="float" office:value="0">
            <text:p>0</text:p>
          </table:table-cell>
          <table:table-cell table:number-columns-repeated="2" office:value-type="float" office:value="16.921">
            <text:p>16,921</text:p>
          </table:table-cell>
          <table:table-cell office:value-type="float" office:value="0">
            <text:p>0</text:p>
          </table:table-cell>
          <table:table-cell table:number-columns-repeated="2" office:value-type="float" office:value="19.0075">
            <text:p>19,0075</text:p>
          </table:table-cell>
          <table:table-cell office:value-type="float" office:value="0">
            <text:p>0</text:p>
          </table:table-cell>
          <table:table-cell table:number-columns-repeated="2" office:value-type="float" office:value="12.2766">
            <text:p>12,2766</text:p>
          </table:table-cell>
          <table:table-cell office:value-type="float" office:value="0">
            <text:p>0</text:p>
          </table:table-cell>
          <table:table-cell table:number-columns-repeated="2" office:value-type="float" office:value="15.6841">
            <text:p>15,6841</text:p>
          </table:table-cell>
          <table:table-cell office:value-type="float" office:value="0">
            <text:p>0</text:p>
          </table:table-cell>
          <table:table-cell table:number-columns-repeated="2" office:value-type="float" office:value="5.30751">
            <text:p>5,30751</text:p>
          </table:table-cell>
          <table:table-cell office:value-type="float" office:value="0">
            <text:p>0</text:p>
          </table:table-cell>
          <table:table-cell table:number-columns-repeated="2" office:value-type="float" office:value="3.37207">
            <text:p>3,37207</text:p>
          </table:table-cell>
          <table:table-cell office:value-type="float" office:value="0">
            <text:p>0</text:p>
          </table:table-cell>
          <table:table-cell table:number-columns-repeated="2" office:value-type="float" office:value="24.961">
            <text:p>24,9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2.7007">
            <text:p>22,7007</text:p>
          </table:table-cell>
          <table:table-cell office:value-type="float" office:value="0">
            <text:p>0</text:p>
          </table:table-cell>
          <table:table-cell table:number-columns-repeated="2" office:value-type="float" office:value="5.41484">
            <text:p>5,41484</text:p>
          </table:table-cell>
          <table:table-cell office:value-type="float" office:value="0">
            <text:p>0</text:p>
          </table:table-cell>
          <table:table-cell table:number-columns-repeated="2" office:value-type="float" office:value="17.4803">
            <text:p>17,4803</text:p>
          </table:table-cell>
          <table:table-cell office:value-type="float" office:value="0">
            <text:p>0</text:p>
          </table:table-cell>
          <table:table-cell table:number-columns-repeated="2" office:value-type="float" office:value="13.6455">
            <text:p>13,6455</text:p>
          </table:table-cell>
          <table:table-cell office:value-type="float" office:value="0">
            <text:p>0</text:p>
          </table:table-cell>
          <table:table-cell table:number-columns-repeated="2" office:value-type="float" office:value="14.0844">
            <text:p>14,0844</text:p>
          </table:table-cell>
          <table:table-cell office:value-type="float" office:value="0">
            <text:p>0</text:p>
          </table:table-cell>
          <table:table-cell table:number-columns-repeated="2" office:value-type="float" office:value="15.6566">
            <text:p>15,6566</text:p>
          </table:table-cell>
          <table:table-cell office:value-type="float" office:value="0">
            <text:p>0</text:p>
          </table:table-cell>
          <table:table-cell table:number-columns-repeated="2" office:value-type="float" office:value="5.17672">
            <text:p>5,17672</text:p>
          </table:table-cell>
          <table:table-cell office:value-type="float" office:value="0">
            <text:p>0</text:p>
          </table:table-cell>
          <table:table-cell table:number-columns-repeated="2" office:value-type="float" office:value="3.68584">
            <text:p>3,68584</text:p>
          </table:table-cell>
          <table:table-cell office:value-type="float" office:value="0">
            <text:p>0</text:p>
          </table:table-cell>
          <table:table-cell table:number-columns-repeated="2" office:value-type="float" office:value="16.6269">
            <text:p>16,62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2639">
            <text:p>16,2639</text:p>
          </table:table-cell>
          <table:table-cell office:value-type="float" office:value="0">
            <text:p>0</text:p>
          </table:table-cell>
          <table:table-cell table:number-columns-repeated="2" office:value-type="float" office:value="14.0056">
            <text:p>14,0056</text:p>
          </table:table-cell>
          <table:table-cell office:value-type="float" office:value="0">
            <text:p>0</text:p>
          </table:table-cell>
          <table:table-cell table:number-columns-repeated="2" office:value-type="float" office:value="21.4597">
            <text:p>21,4597</text:p>
          </table:table-cell>
          <table:table-cell office:value-type="float" office:value="0">
            <text:p>0</text:p>
          </table:table-cell>
          <table:table-cell table:number-columns-repeated="2" office:value-type="float" office:value="17.0515">
            <text:p>17,0515</text:p>
          </table:table-cell>
          <table:table-cell office:value-type="float" office:value="0">
            <text:p>0</text:p>
          </table:table-cell>
          <table:table-cell table:number-columns-repeated="2" office:value-type="float" office:value="12.6704">
            <text:p>12,6704</text:p>
          </table:table-cell>
          <table:table-cell office:value-type="float" office:value="0">
            <text:p>0</text:p>
          </table:table-cell>
          <table:table-cell table:number-columns-repeated="2" office:value-type="float" office:value="28.907">
            <text:p>28,907</text:p>
          </table:table-cell>
          <table:table-cell office:value-type="float" office:value="0">
            <text:p>0</text:p>
          </table:table-cell>
          <table:table-cell table:number-columns-repeated="2" office:value-type="float" office:value="5.42716">
            <text:p>5,42716</text:p>
          </table:table-cell>
          <table:table-cell office:value-type="float" office:value="0">
            <text:p>0</text:p>
          </table:table-cell>
          <table:table-cell table:number-columns-repeated="2" office:value-type="float" office:value="5.57026">
            <text:p>5,57026</text:p>
          </table:table-cell>
          <table:table-cell office:value-type="float" office:value="0">
            <text:p>0</text:p>
          </table:table-cell>
          <table:table-cell table:number-columns-repeated="2" office:value-type="float" office:value="25.6385">
            <text:p>25,63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2.4881">
            <text:p>22,4881</text:p>
          </table:table-cell>
          <table:table-cell office:value-type="float" office:value="0">
            <text:p>0</text:p>
          </table:table-cell>
          <table:table-cell table:number-columns-repeated="2" office:value-type="float" office:value="5.5207">
            <text:p>5,5207</text:p>
          </table:table-cell>
          <table:table-cell office:value-type="float" office:value="0">
            <text:p>0</text:p>
          </table:table-cell>
          <table:table-cell table:number-columns-repeated="2" office:value-type="float" office:value="17.1436">
            <text:p>17,1436</text:p>
          </table:table-cell>
          <table:table-cell office:value-type="float" office:value="0">
            <text:p>0</text:p>
          </table:table-cell>
          <table:table-cell table:number-columns-repeated="2" office:value-type="float" office:value="13.2249">
            <text:p>13,2249</text:p>
          </table:table-cell>
          <table:table-cell office:value-type="float" office:value="0">
            <text:p>0</text:p>
          </table:table-cell>
          <table:table-cell table:number-columns-repeated="2" office:value-type="float" office:value="13.0956">
            <text:p>13,0956</text:p>
          </table:table-cell>
          <table:table-cell office:value-type="float" office:value="0">
            <text:p>0</text:p>
          </table:table-cell>
          <table:table-cell table:number-columns-repeated="2" office:value-type="float" office:value="19.3708">
            <text:p>19,3708</text:p>
          </table:table-cell>
          <table:table-cell office:value-type="float" office:value="0">
            <text:p>0</text:p>
          </table:table-cell>
          <table:table-cell table:number-columns-repeated="2" office:value-type="float" office:value="6.12949">
            <text:p>6,12949</text:p>
          </table:table-cell>
          <table:table-cell office:value-type="float" office:value="0">
            <text:p>0</text:p>
          </table:table-cell>
          <table:table-cell table:number-columns-repeated="2" office:value-type="float" office:value="3.42867">
            <text:p>3,428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1351">
            <text:p>17,13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694">
            <text:p>16,4694</text:p>
          </table:table-cell>
          <table:table-cell office:value-type="float" office:value="0">
            <text:p>0</text:p>
          </table:table-cell>
          <table:table-cell table:number-columns-repeated="2" office:value-type="float" office:value="5.44915">
            <text:p>5,44915</text:p>
          </table:table-cell>
          <table:table-cell office:value-type="float" office:value="0">
            <text:p>0</text:p>
          </table:table-cell>
          <table:table-cell table:number-columns-repeated="2" office:value-type="float" office:value="17.8841">
            <text:p>17,8841</text:p>
          </table:table-cell>
          <table:table-cell office:value-type="float" office:value="0">
            <text:p>0</text:p>
          </table:table-cell>
          <table:table-cell table:number-columns-repeated="2" office:value-type="float" office:value="13.5639">
            <text:p>13,5639</text:p>
          </table:table-cell>
          <table:table-cell office:value-type="float" office:value="0">
            <text:p>0</text:p>
          </table:table-cell>
          <table:table-cell table:number-columns-repeated="2" office:value-type="float" office:value="16.6577">
            <text:p>16,6577</text:p>
          </table:table-cell>
          <table:table-cell office:value-type="float" office:value="0">
            <text:p>0</text:p>
          </table:table-cell>
          <table:table-cell table:number-columns-repeated="2" office:value-type="float" office:value="17.6155">
            <text:p>17,6155</text:p>
          </table:table-cell>
          <table:table-cell office:value-type="float" office:value="0">
            <text:p>0</text:p>
          </table:table-cell>
          <table:table-cell table:number-columns-repeated="2" office:value-type="float" office:value="5.9858">
            <text:p>5,9858</text:p>
          </table:table-cell>
          <table:table-cell office:value-type="float" office:value="0">
            <text:p>0</text:p>
          </table:table-cell>
          <table:table-cell table:number-columns-repeated="2" office:value-type="float" office:value="4.23481">
            <text:p>4,23481</text:p>
          </table:table-cell>
          <table:table-cell office:value-type="float" office:value="0">
            <text:p>0</text:p>
          </table:table-cell>
          <table:table-cell table:number-columns-repeated="2" office:value-type="float" office:value="19.0316">
            <text:p>19,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677">
            <text:p>17,0677</text:p>
          </table:table-cell>
          <table:table-cell office:value-type="float" office:value="0">
            <text:p>0</text:p>
          </table:table-cell>
          <table:table-cell table:number-columns-repeated="2" office:value-type="float" office:value="5.36">
            <text:p>5,36</text:p>
          </table:table-cell>
          <table:table-cell office:value-type="float" office:value="0">
            <text:p>0</text:p>
          </table:table-cell>
          <table:table-cell table:number-columns-repeated="2" office:value-type="float" office:value="17.268">
            <text:p>17,268</text:p>
          </table:table-cell>
          <table:table-cell office:value-type="float" office:value="0">
            <text:p>0</text:p>
          </table:table-cell>
          <table:table-cell table:number-columns-repeated="2" office:value-type="float" office:value="20.2896">
            <text:p>20,2896</text:p>
          </table:table-cell>
          <table:table-cell office:value-type="float" office:value="0">
            <text:p>0</text:p>
          </table:table-cell>
          <table:table-cell table:number-columns-repeated="2" office:value-type="float" office:value="15.5049">
            <text:p>15,5049</text:p>
          </table:table-cell>
          <table:table-cell office:value-type="float" office:value="0">
            <text:p>0</text:p>
          </table:table-cell>
          <table:table-cell table:number-columns-repeated="2" office:value-type="float" office:value="16.041">
            <text:p>16,041</text:p>
          </table:table-cell>
          <table:table-cell office:value-type="float" office:value="0">
            <text:p>0</text:p>
          </table:table-cell>
          <table:table-cell table:number-columns-repeated="2" office:value-type="float" office:value="5.20839">
            <text:p>5,20839</text:p>
          </table:table-cell>
          <table:table-cell office:value-type="float" office:value="0">
            <text:p>0</text:p>
          </table:table-cell>
          <table:table-cell table:number-columns-repeated="2" office:value-type="float" office:value="4.08437">
            <text:p>4,08437</text:p>
          </table:table-cell>
          <table:table-cell office:value-type="float" office:value="0">
            <text:p>0</text:p>
          </table:table-cell>
          <table:table-cell table:number-columns-repeated="2" office:value-type="float" office:value="22.0731">
            <text:p>22,07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2516">
            <text:p>16,2516</text:p>
          </table:table-cell>
          <table:table-cell office:value-type="float" office:value="0">
            <text:p>0</text:p>
          </table:table-cell>
          <table:table-cell table:number-columns-repeated="2" office:value-type="float" office:value="5.243">
            <text:p>5,243</text:p>
          </table:table-cell>
          <table:table-cell office:value-type="float" office:value="0">
            <text:p>0</text:p>
          </table:table-cell>
          <table:table-cell table:number-columns-repeated="2" office:value-type="float" office:value="18.9685">
            <text:p>18,9685</text:p>
          </table:table-cell>
          <table:table-cell office:value-type="float" office:value="0">
            <text:p>0</text:p>
          </table:table-cell>
          <table:table-cell table:number-columns-repeated="2" office:value-type="float" office:value="21.6705">
            <text:p>21,6705</text:p>
          </table:table-cell>
          <table:table-cell office:value-type="float" office:value="0">
            <text:p>0</text:p>
          </table:table-cell>
          <table:table-cell table:number-columns-repeated="2" office:value-type="float" office:value="13.0475">
            <text:p>13,0475</text:p>
          </table:table-cell>
          <table:table-cell office:value-type="float" office:value="0">
            <text:p>0</text:p>
          </table:table-cell>
          <table:table-cell table:number-columns-repeated="2" office:value-type="float" office:value="21.3532">
            <text:p>21,3532</text:p>
          </table:table-cell>
          <table:table-cell office:value-type="float" office:value="0">
            <text:p>0</text:p>
          </table:table-cell>
          <table:table-cell table:number-columns-repeated="2" office:value-type="float" office:value="6.34033">
            <text:p>6,34033</text:p>
          </table:table-cell>
          <table:table-cell office:value-type="float" office:value="0">
            <text:p>0</text:p>
          </table:table-cell>
          <table:table-cell table:number-columns-repeated="2" office:value-type="float" office:value="3.58614">
            <text:p>3,58614</text:p>
          </table:table-cell>
          <table:table-cell office:value-type="float" office:value="0">
            <text:p>0</text:p>
          </table:table-cell>
          <table:table-cell table:number-columns-repeated="2" office:value-type="float" office:value="16.5932">
            <text:p>16,593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043">
            <text:p>16,7043</text:p>
          </table:table-cell>
          <table:table-cell office:value-type="float" office:value="0">
            <text:p>0</text:p>
          </table:table-cell>
          <table:table-cell table:number-columns-repeated="2" office:value-type="float" office:value="5.13801">
            <text:p>5,13801</text:p>
          </table:table-cell>
          <table:table-cell office:value-type="float" office:value="0">
            <text:p>0</text:p>
          </table:table-cell>
          <table:table-cell table:number-columns-repeated="2" office:value-type="float" office:value="16.7257">
            <text:p>16,7257</text:p>
          </table:table-cell>
          <table:table-cell office:value-type="float" office:value="0">
            <text:p>0</text:p>
          </table:table-cell>
          <table:table-cell table:number-columns-repeated="2" office:value-type="float" office:value="29.1519">
            <text:p>29,1519</text:p>
          </table:table-cell>
          <table:table-cell office:value-type="float" office:value="0">
            <text:p>0</text:p>
          </table:table-cell>
          <table:table-cell table:number-columns-repeated="2" office:value-type="float" office:value="16.314">
            <text:p>16,314</text:p>
          </table:table-cell>
          <table:table-cell office:value-type="float" office:value="0">
            <text:p>0</text:p>
          </table:table-cell>
          <table:table-cell table:number-columns-repeated="2" office:value-type="float" office:value="24.5144">
            <text:p>24,5144</text:p>
          </table:table-cell>
          <table:table-cell office:value-type="float" office:value="0">
            <text:p>0</text:p>
          </table:table-cell>
          <table:table-cell table:number-columns-repeated="2" office:value-type="float" office:value="5.69401">
            <text:p>5,69401</text:p>
          </table:table-cell>
          <table:table-cell office:value-type="float" office:value="0">
            <text:p>0</text:p>
          </table:table-cell>
          <table:table-cell table:number-columns-repeated="2" office:value-type="float" office:value="3.53453">
            <text:p>3,53453</text:p>
          </table:table-cell>
          <table:table-cell office:value-type="float" office:value="0">
            <text:p>0</text:p>
          </table:table-cell>
          <table:table-cell table:number-columns-repeated="2" office:value-type="float" office:value="17.0439">
            <text:p>17,043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9128">
            <text:p>18,9128</text:p>
          </table:table-cell>
          <table:table-cell office:value-type="float" office:value="0">
            <text:p>0</text:p>
          </table:table-cell>
          <table:table-cell table:number-columns-repeated="2" office:value-type="float" office:value="5.31777">
            <text:p>5,31777</text:p>
          </table:table-cell>
          <table:table-cell office:value-type="float" office:value="0">
            <text:p>0</text:p>
          </table:table-cell>
          <table:table-cell table:number-columns-repeated="2" office:value-type="float" office:value="17.4216">
            <text:p>17,4216</text:p>
          </table:table-cell>
          <table:table-cell office:value-type="float" office:value="0">
            <text:p>0</text:p>
          </table:table-cell>
          <table:table-cell table:number-columns-repeated="2" office:value-type="float" office:value="13.4631">
            <text:p>13,4631</text:p>
          </table:table-cell>
          <table:table-cell office:value-type="float" office:value="0">
            <text:p>0</text:p>
          </table:table-cell>
          <table:table-cell table:number-columns-repeated="2" office:value-type="float" office:value="12.6604">
            <text:p>12,6604</text:p>
          </table:table-cell>
          <table:table-cell office:value-type="float" office:value="0">
            <text:p>0</text:p>
          </table:table-cell>
          <table:table-cell table:number-columns-repeated="2" office:value-type="float" office:value="15.7577">
            <text:p>15,7577</text:p>
          </table:table-cell>
          <table:table-cell office:value-type="float" office:value="0">
            <text:p>0</text:p>
          </table:table-cell>
          <table:table-cell table:number-columns-repeated="2" office:value-type="float" office:value="5.3556">
            <text:p>5,3556</text:p>
          </table:table-cell>
          <table:table-cell office:value-type="float" office:value="0">
            <text:p>0</text:p>
          </table:table-cell>
          <table:table-cell table:number-columns-repeated="2" office:value-type="float" office:value="4.82424">
            <text:p>4,82424</text:p>
          </table:table-cell>
          <table:table-cell office:value-type="float" office:value="0">
            <text:p>0</text:p>
          </table:table-cell>
          <table:table-cell table:number-columns-repeated="2" office:value-type="float" office:value="20.2749">
            <text:p>20,27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4237">
            <text:p>18,4237</text:p>
          </table:table-cell>
          <table:table-cell office:value-type="float" office:value="0">
            <text:p>0</text:p>
          </table:table-cell>
          <table:table-cell table:number-columns-repeated="2" office:value-type="float" office:value="5.11719">
            <text:p>5,11719</text:p>
          </table:table-cell>
          <table:table-cell office:value-type="float" office:value="0">
            <text:p>0</text:p>
          </table:table-cell>
          <table:table-cell table:number-columns-repeated="2" office:value-type="float" office:value="23.5271">
            <text:p>23,5271</text:p>
          </table:table-cell>
          <table:table-cell office:value-type="float" office:value="0">
            <text:p>0</text:p>
          </table:table-cell>
          <table:table-cell table:number-columns-repeated="2" office:value-type="float" office:value="13.7877">
            <text:p>13,7877</text:p>
          </table:table-cell>
          <table:table-cell office:value-type="float" office:value="0">
            <text:p>0</text:p>
          </table:table-cell>
          <table:table-cell table:number-columns-repeated="2" office:value-type="float" office:value="12.4959">
            <text:p>12,4959</text:p>
          </table:table-cell>
          <table:table-cell office:value-type="float" office:value="0">
            <text:p>0</text:p>
          </table:table-cell>
          <table:table-cell table:number-columns-repeated="2" office:value-type="float" office:value="15.8724">
            <text:p>15,8724</text:p>
          </table:table-cell>
          <table:table-cell office:value-type="float" office:value="0">
            <text:p>0</text:p>
          </table:table-cell>
          <table:table-cell table:number-columns-repeated="2" office:value-type="float" office:value="5.59108">
            <text:p>5,59108</text:p>
          </table:table-cell>
          <table:table-cell office:value-type="float" office:value="0">
            <text:p>0</text:p>
          </table:table-cell>
          <table:table-cell table:number-columns-repeated="2" office:value-type="float" office:value="3.8096">
            <text:p>3,8096</text:p>
          </table:table-cell>
          <table:table-cell office:value-type="float" office:value="0">
            <text:p>0</text:p>
          </table:table-cell>
          <table:table-cell table:number-columns-repeated="2" office:value-type="float" office:value="16.7167">
            <text:p>16,716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6946">
            <text:p>19,6946</text:p>
          </table:table-cell>
          <table:table-cell office:value-type="float" office:value="0">
            <text:p>0</text:p>
          </table:table-cell>
          <table:table-cell table:number-columns-repeated="2" office:value-type="float" office:value="9.83821">
            <text:p>9,83821</text:p>
          </table:table-cell>
          <table:table-cell office:value-type="float" office:value="0">
            <text:p>0</text:p>
          </table:table-cell>
          <table:table-cell table:number-columns-repeated="2" office:value-type="float" office:value="28.7651">
            <text:p>28,7651</text:p>
          </table:table-cell>
          <table:table-cell office:value-type="float" office:value="0">
            <text:p>0</text:p>
          </table:table-cell>
          <table:table-cell table:number-columns-repeated="2" office:value-type="float" office:value="14.897">
            <text:p>14,897</text:p>
          </table:table-cell>
          <table:table-cell office:value-type="float" office:value="0">
            <text:p>0</text:p>
          </table:table-cell>
          <table:table-cell table:number-columns-repeated="2" office:value-type="float" office:value="12.4593">
            <text:p>12,4593</text:p>
          </table:table-cell>
          <table:table-cell office:value-type="float" office:value="0">
            <text:p>0</text:p>
          </table:table-cell>
          <table:table-cell table:number-columns-repeated="2" office:value-type="float" office:value="16.1073">
            <text:p>16,1073</text:p>
          </table:table-cell>
          <table:table-cell office:value-type="float" office:value="0">
            <text:p>0</text:p>
          </table:table-cell>
          <table:table-cell table:number-columns-repeated="2" office:value-type="float" office:value="5.11191">
            <text:p>5,11191</text:p>
          </table:table-cell>
          <table:table-cell office:value-type="float" office:value="0">
            <text:p>0</text:p>
          </table:table-cell>
          <table:table-cell table:number-columns-repeated="2" office:value-type="float" office:value="3.61195">
            <text:p>3,61195</text:p>
          </table:table-cell>
          <table:table-cell office:value-type="float" office:value="0">
            <text:p>0</text:p>
          </table:table-cell>
          <table:table-cell table:number-columns-repeated="2" office:value-type="float" office:value="16.3557">
            <text:p>16,35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2.2775">
            <text:p>22,2775</text:p>
          </table:table-cell>
          <table:table-cell office:value-type="float" office:value="0">
            <text:p>0</text:p>
          </table:table-cell>
          <table:table-cell table:number-columns-repeated="2" office:value-type="float" office:value="11.5895">
            <text:p>11,5895</text:p>
          </table:table-cell>
          <table:table-cell office:value-type="float" office:value="0">
            <text:p>0</text:p>
          </table:table-cell>
          <table:table-cell table:number-columns-repeated="2" office:value-type="float" office:value="17.5627">
            <text:p>17,5627</text:p>
          </table:table-cell>
          <table:table-cell office:value-type="float" office:value="0">
            <text:p>0</text:p>
          </table:table-cell>
          <table:table-cell table:number-columns-repeated="2" office:value-type="float" office:value="15.0255">
            <text:p>15,0255</text:p>
          </table:table-cell>
          <table:table-cell office:value-type="float" office:value="0">
            <text:p>0</text:p>
          </table:table-cell>
          <table:table-cell table:number-columns-repeated="2" office:value-type="float" office:value="12.4566">
            <text:p>12,4566</text:p>
          </table:table-cell>
          <table:table-cell office:value-type="float" office:value="0">
            <text:p>0</text:p>
          </table:table-cell>
          <table:table-cell table:number-columns-repeated="2" office:value-type="float" office:value="18.1366">
            <text:p>18,1366</text:p>
          </table:table-cell>
          <table:table-cell office:value-type="float" office:value="0">
            <text:p>0</text:p>
          </table:table-cell>
          <table:table-cell table:number-columns-repeated="2" office:value-type="float" office:value="6.92507">
            <text:p>6,92507</text:p>
          </table:table-cell>
          <table:table-cell office:value-type="float" office:value="0">
            <text:p>0</text:p>
          </table:table-cell>
          <table:table-cell table:number-columns-repeated="2" office:value-type="float" office:value="3.45946">
            <text:p>3,45946</text:p>
          </table:table-cell>
          <table:table-cell office:value-type="float" office:value="0">
            <text:p>0</text:p>
          </table:table-cell>
          <table:table-cell table:number-columns-repeated="2" office:value-type="float" office:value="23.7998">
            <text:p>23,79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131">
            <text:p>16,3131</text:p>
          </table:table-cell>
          <table:table-cell office:value-type="float" office:value="0">
            <text:p>0</text:p>
          </table:table-cell>
          <table:table-cell table:number-columns-repeated="2" office:value-type="float" office:value="11.8578">
            <text:p>11,8578</text:p>
          </table:table-cell>
          <table:table-cell office:value-type="float" office:value="0">
            <text:p>0</text:p>
          </table:table-cell>
          <table:table-cell table:number-columns-repeated="2" office:value-type="float" office:value="17.4093">
            <text:p>17,4093</text:p>
          </table:table-cell>
          <table:table-cell office:value-type="float" office:value="0">
            <text:p>0</text:p>
          </table:table-cell>
          <table:table-cell table:number-columns-repeated="2" office:value-type="float" office:value="14.4686">
            <text:p>14,4686</text:p>
          </table:table-cell>
          <table:table-cell office:value-type="float" office:value="0">
            <text:p>0</text:p>
          </table:table-cell>
          <table:table-cell table:number-columns-repeated="2" office:value-type="float" office:value="12.7021">
            <text:p>12,7021</text:p>
          </table:table-cell>
          <table:table-cell office:value-type="float" office:value="0">
            <text:p>0</text:p>
          </table:table-cell>
          <table:table-cell table:number-columns-repeated="2" office:value-type="float" office:value="19.7972">
            <text:p>19,7972</text:p>
          </table:table-cell>
          <table:table-cell office:value-type="float" office:value="0">
            <text:p>0</text:p>
          </table:table-cell>
          <table:table-cell table:number-columns-repeated="2" office:value-type="float" office:value="5.37525">
            <text:p>5,37525</text:p>
          </table:table-cell>
          <table:table-cell office:value-type="float" office:value="0">
            <text:p>0</text:p>
          </table:table-cell>
          <table:table-cell table:number-columns-repeated="2" office:value-type="float" office:value="3.48497">
            <text:p>3,48497</text:p>
          </table:table-cell>
          <table:table-cell office:value-type="float" office:value="0">
            <text:p>0</text:p>
          </table:table-cell>
          <table:table-cell table:number-columns-repeated="2" office:value-type="float" office:value="18.2078">
            <text:p>18,20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3955">
            <text:p>19,3955</text:p>
          </table:table-cell>
          <table:table-cell office:value-type="float" office:value="0">
            <text:p>0</text:p>
          </table:table-cell>
          <table:table-cell table:number-columns-repeated="2" office:value-type="float" office:value="5.76058">
            <text:p>5,76058</text:p>
          </table:table-cell>
          <table:table-cell office:value-type="float" office:value="0">
            <text:p>0</text:p>
          </table:table-cell>
          <table:table-cell table:number-columns-repeated="2" office:value-type="float" office:value="17.6794">
            <text:p>17,6794</text:p>
          </table:table-cell>
          <table:table-cell office:value-type="float" office:value="0">
            <text:p>0</text:p>
          </table:table-cell>
          <table:table-cell table:number-columns-repeated="2" office:value-type="float" office:value="28.3847">
            <text:p>28,3847</text:p>
          </table:table-cell>
          <table:table-cell office:value-type="float" office:value="0">
            <text:p>0</text:p>
          </table:table-cell>
          <table:table-cell table:number-columns-repeated="2" office:value-type="float" office:value="23.0845">
            <text:p>23,0845</text:p>
          </table:table-cell>
          <table:table-cell office:value-type="float" office:value="0">
            <text:p>0</text:p>
          </table:table-cell>
          <table:table-cell table:number-columns-repeated="2" office:value-type="float" office:value="15.6721">
            <text:p>15,6721</text:p>
          </table:table-cell>
          <table:table-cell office:value-type="float" office:value="0">
            <text:p>0</text:p>
          </table:table-cell>
          <table:table-cell table:number-columns-repeated="2" office:value-type="float" office:value="7.545">
            <text:p>7,545</text:p>
          </table:table-cell>
          <table:table-cell office:value-type="float" office:value="0">
            <text:p>0</text:p>
          </table:table-cell>
          <table:table-cell table:number-columns-repeated="2" office:value-type="float" office:value="5.32892">
            <text:p>5,32892</text:p>
          </table:table-cell>
          <table:table-cell office:value-type="float" office:value="0">
            <text:p>0</text:p>
          </table:table-cell>
          <table:table-cell table:number-columns-repeated="2" office:value-type="float" office:value="17.4665">
            <text:p>17,466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304">
            <text:p>17,0304</text:p>
          </table:table-cell>
          <table:table-cell office:value-type="float" office:value="0">
            <text:p>0</text:p>
          </table:table-cell>
          <table:table-cell table:number-columns-repeated="2" office:value-type="float" office:value="5.68815">
            <text:p>5,68815</text:p>
          </table:table-cell>
          <table:table-cell office:value-type="float" office:value="0">
            <text:p>0</text:p>
          </table:table-cell>
          <table:table-cell table:number-columns-repeated="2" office:value-type="float" office:value="19.0063">
            <text:p>19,0063</text:p>
          </table:table-cell>
          <table:table-cell office:value-type="float" office:value="0">
            <text:p>0</text:p>
          </table:table-cell>
          <table:table-cell table:number-columns-repeated="2" office:value-type="float" office:value="13.5754">
            <text:p>13,5754</text:p>
          </table:table-cell>
          <table:table-cell office:value-type="float" office:value="0">
            <text:p>0</text:p>
          </table:table-cell>
          <table:table-cell table:number-columns-repeated="2" office:value-type="float" office:value="17.2718">
            <text:p>17,2718</text:p>
          </table:table-cell>
          <table:table-cell office:value-type="float" office:value="0">
            <text:p>0</text:p>
          </table:table-cell>
          <table:table-cell table:number-columns-repeated="2" office:value-type="float" office:value="20.4116">
            <text:p>20,4116</text:p>
          </table:table-cell>
          <table:table-cell office:value-type="float" office:value="0">
            <text:p>0</text:p>
          </table:table-cell>
          <table:table-cell table:number-columns-repeated="2" office:value-type="float" office:value="5.2647">
            <text:p>5,2647</text:p>
          </table:table-cell>
          <table:table-cell office:value-type="float" office:value="0">
            <text:p>0</text:p>
          </table:table-cell>
          <table:table-cell table:number-columns-repeated="2" office:value-type="float" office:value="3.43658">
            <text:p>3,43658</text:p>
          </table:table-cell>
          <table:table-cell office:value-type="float" office:value="0">
            <text:p>0</text:p>
          </table:table-cell>
          <table:table-cell table:number-columns-repeated="2" office:value-type="float" office:value="16.3378">
            <text:p>16,337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7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8.659195049505">
            <text:p>18,6591950495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6.58181257425743">
            <text:p>6,5818125743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20.0301435643564">
            <text:p>20,0301435644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16.5278475247525">
            <text:p>16,5278475248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4.894904950495">
            <text:p>14,8949049505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18.0856188118812">
            <text:p>18,0856188119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6.25394465346535">
            <text:p>6,2539446535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4.05532425742574">
            <text:p>4,0553242574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19.0940930693069">
            <text:p>19,094093069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7 WP avg.</text:p>
          </table:table-cell>
          <table:table-cell office:value-type="string">
            <text:p>T7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18.659195049505">
            <text:p>18,6591950495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6.58181257425743">
            <text:p>6,5818125743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20.0301435643564">
            <text:p>20,030143564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16.5278475247525">
            <text:p>16,5278475248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14.894904950495">
            <text:p>14,8949049505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18.0856188118812">
            <text:p>18,0856188119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6.25394465346535">
            <text:p>6,2539446535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4.05532425742574">
            <text:p>4,0553242574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19.0940930693069">
            <text:p>19,0940930693</text:p>
          </table:table-cell>
          <table:table-cell table:number-columns-repeated="24"/>
        </table:table-row>
      </table:table>
      <table:table table:name="Setting8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975">
            <text:p>17,975</text:p>
          </table:table-cell>
          <table:table-cell office:value-type="float" office:value="0">
            <text:p>0</text:p>
          </table:table-cell>
          <table:table-cell table:number-columns-repeated="2" office:value-type="float" office:value="6.93211">
            <text:p>6,93211</text:p>
          </table:table-cell>
          <table:table-cell office:value-type="float" office:value="0">
            <text:p>0</text:p>
          </table:table-cell>
          <table:table-cell table:number-columns-repeated="2" office:value-type="float" office:value="19.0471">
            <text:p>19,0471</text:p>
          </table:table-cell>
          <table:table-cell office:value-type="float" office:value="0">
            <text:p>0</text:p>
          </table:table-cell>
          <table:table-cell table:number-columns-repeated="2" office:value-type="float" office:value="14.3155">
            <text:p>14,3155</text:p>
          </table:table-cell>
          <table:table-cell office:value-type="float" office:value="0">
            <text:p>0</text:p>
          </table:table-cell>
          <table:table-cell table:number-columns-repeated="2" office:value-type="float" office:value="17.2137">
            <text:p>17,213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975">
            <text:p>19,1975</text:p>
          </table:table-cell>
          <table:table-cell office:value-type="float" office:value="0">
            <text:p>0</text:p>
          </table:table-cell>
          <table:table-cell table:number-columns-repeated="2" office:value-type="float" office:value="9.22297">
            <text:p>9,22297</text:p>
          </table:table-cell>
          <table:table-cell office:value-type="float" office:value="0">
            <text:p>0</text:p>
          </table:table-cell>
          <table:table-cell table:number-columns-repeated="2" office:value-type="float" office:value="9.37956">
            <text:p>9,37956</text:p>
          </table:table-cell>
          <table:table-cell office:value-type="float" office:value="0">
            <text:p>0</text:p>
          </table:table-cell>
          <table:table-cell table:number-columns-repeated="2" office:value-type="float" office:value="18.214">
            <text:p>18,2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2017">
            <text:p>18,2017</text:p>
          </table:table-cell>
          <table:table-cell office:value-type="float" office:value="0">
            <text:p>0</text:p>
          </table:table-cell>
          <table:table-cell table:number-columns-repeated="2" office:value-type="float" office:value="7.02478">
            <text:p>7,02478</text:p>
          </table:table-cell>
          <table:table-cell office:value-type="float" office:value="0">
            <text:p>0</text:p>
          </table:table-cell>
          <table:table-cell table:number-columns-repeated="2" office:value-type="float" office:value="17.5178">
            <text:p>17,5178</text:p>
          </table:table-cell>
          <table:table-cell office:value-type="float" office:value="0">
            <text:p>0</text:p>
          </table:table-cell>
          <table:table-cell table:number-columns-repeated="2" office:value-type="float" office:value="22.0072">
            <text:p>22,0072</text:p>
          </table:table-cell>
          <table:table-cell office:value-type="float" office:value="0">
            <text:p>0</text:p>
          </table:table-cell>
          <table:table-cell table:number-columns-repeated="2" office:value-type="float" office:value="14.9478">
            <text:p>14,9478</text:p>
          </table:table-cell>
          <table:table-cell office:value-type="float" office:value="0">
            <text:p>0</text:p>
          </table:table-cell>
          <table:table-cell table:number-columns-repeated="2" office:value-type="float" office:value="24.0153">
            <text:p>24,0153</text:p>
          </table:table-cell>
          <table:table-cell office:value-type="float" office:value="0">
            <text:p>0</text:p>
          </table:table-cell>
          <table:table-cell table:number-columns-repeated="2" office:value-type="float" office:value="8.97576">
            <text:p>8,97576</text:p>
          </table:table-cell>
          <table:table-cell office:value-type="float" office:value="0">
            <text:p>0</text:p>
          </table:table-cell>
          <table:table-cell table:number-columns-repeated="2" office:value-type="float" office:value="5.97583">
            <text:p>5,97583</text:p>
          </table:table-cell>
          <table:table-cell office:value-type="float" office:value="0">
            <text:p>0</text:p>
          </table:table-cell>
          <table:table-cell table:number-columns-repeated="2" office:value-type="float" office:value="28.2023">
            <text:p>28,202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4831">
            <text:p>20,4831</text:p>
          </table:table-cell>
          <table:table-cell office:value-type="float" office:value="0">
            <text:p>0</text:p>
          </table:table-cell>
          <table:table-cell table:number-columns-repeated="2" office:value-type="float" office:value="9.46109">
            <text:p>9,46109</text:p>
          </table:table-cell>
          <table:table-cell office:value-type="float" office:value="0">
            <text:p>0</text:p>
          </table:table-cell>
          <table:table-cell table:number-columns-repeated="2" office:value-type="float" office:value="17.2492">
            <text:p>17,2492</text:p>
          </table:table-cell>
          <table:table-cell office:value-type="float" office:value="0">
            <text:p>0</text:p>
          </table:table-cell>
          <table:table-cell table:number-columns-repeated="2" office:value-type="float" office:value="14.0249">
            <text:p>14,0249</text:p>
          </table:table-cell>
          <table:table-cell office:value-type="float" office:value="0">
            <text:p>0</text:p>
          </table:table-cell>
          <table:table-cell table:number-columns-repeated="2" office:value-type="float" office:value="14.7211">
            <text:p>14,7211</text:p>
          </table:table-cell>
          <table:table-cell office:value-type="float" office:value="0">
            <text:p>0</text:p>
          </table:table-cell>
          <table:table-cell table:number-columns-repeated="2" office:value-type="float" office:value="22.3244">
            <text:p>22,3244</text:p>
          </table:table-cell>
          <table:table-cell office:value-type="float" office:value="0">
            <text:p>0</text:p>
          </table:table-cell>
          <table:table-cell table:number-columns-repeated="2" office:value-type="float" office:value="9.0828">
            <text:p>9,0828</text:p>
          </table:table-cell>
          <table:table-cell office:value-type="float" office:value="0">
            <text:p>0</text:p>
          </table:table-cell>
          <table:table-cell table:number-columns-repeated="2" office:value-type="float" office:value="10.4963">
            <text:p>10,4963</text:p>
          </table:table-cell>
          <table:table-cell office:value-type="float" office:value="0">
            <text:p>0</text:p>
          </table:table-cell>
          <table:table-cell table:number-columns-repeated="2" office:value-type="float" office:value="16.7721">
            <text:p>16,7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3606">
            <text:p>17,3606</text:p>
          </table:table-cell>
          <table:table-cell office:value-type="float" office:value="0">
            <text:p>0</text:p>
          </table:table-cell>
          <table:table-cell table:number-columns-repeated="2" office:value-type="float" office:value="11.4118">
            <text:p>11,4118</text:p>
          </table:table-cell>
          <table:table-cell office:value-type="float" office:value="0">
            <text:p>0</text:p>
          </table:table-cell>
          <table:table-cell table:number-columns-repeated="2" office:value-type="float" office:value="22.1198">
            <text:p>22,1198</text:p>
          </table:table-cell>
          <table:table-cell office:value-type="float" office:value="0">
            <text:p>0</text:p>
          </table:table-cell>
          <table:table-cell table:number-columns-repeated="2" office:value-type="float" office:value="15.8181">
            <text:p>15,8181</text:p>
          </table:table-cell>
          <table:table-cell office:value-type="float" office:value="0">
            <text:p>0</text:p>
          </table:table-cell>
          <table:table-cell table:number-columns-repeated="2" office:value-type="float" office:value="14.7299">
            <text:p>14,7299</text:p>
          </table:table-cell>
          <table:table-cell office:value-type="float" office:value="0">
            <text:p>0</text:p>
          </table:table-cell>
          <table:table-cell table:number-columns-repeated="2" office:value-type="float" office:value="19.1981">
            <text:p>19,1981</text:p>
          </table:table-cell>
          <table:table-cell office:value-type="float" office:value="0">
            <text:p>0</text:p>
          </table:table-cell>
          <table:table-cell table:number-columns-repeated="2" office:value-type="float" office:value="11.0737">
            <text:p>11,0737</text:p>
          </table:table-cell>
          <table:table-cell office:value-type="float" office:value="0">
            <text:p>0</text:p>
          </table:table-cell>
          <table:table-cell table:number-columns-repeated="2" office:value-type="float" office:value="9.1086">
            <text:p>9,1086</text:p>
          </table:table-cell>
          <table:table-cell office:value-type="float" office:value="0">
            <text:p>0</text:p>
          </table:table-cell>
          <table:table-cell table:number-columns-repeated="2" office:value-type="float" office:value="16.4815">
            <text:p>16,48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598">
            <text:p>16,6598</text:p>
          </table:table-cell>
          <table:table-cell office:value-type="float" office:value="0">
            <text:p>0</text:p>
          </table:table-cell>
          <table:table-cell table:number-columns-repeated="2" office:value-type="float" office:value="6.00632">
            <text:p>6,00632</text:p>
          </table:table-cell>
          <table:table-cell office:value-type="float" office:value="0">
            <text:p>0</text:p>
          </table:table-cell>
          <table:table-cell table:number-columns-repeated="2" office:value-type="float" office:value="16.8642">
            <text:p>16,8642</text:p>
          </table:table-cell>
          <table:table-cell office:value-type="float" office:value="0">
            <text:p>0</text:p>
          </table:table-cell>
          <table:table-cell table:number-columns-repeated="2" office:value-type="float" office:value="18.3808">
            <text:p>18,3808</text:p>
          </table:table-cell>
          <table:table-cell office:value-type="float" office:value="0">
            <text:p>0</text:p>
          </table:table-cell>
          <table:table-cell table:number-columns-repeated="2" office:value-type="float" office:value="16.1803">
            <text:p>16,1803</text:p>
          </table:table-cell>
          <table:table-cell office:value-type="float" office:value="0">
            <text:p>0</text:p>
          </table:table-cell>
          <table:table-cell table:number-columns-repeated="2" office:value-type="float" office:value="21.4796">
            <text:p>21,4796</text:p>
          </table:table-cell>
          <table:table-cell office:value-type="float" office:value="0">
            <text:p>0</text:p>
          </table:table-cell>
          <table:table-cell table:number-columns-repeated="2" office:value-type="float" office:value="14.1736">
            <text:p>14,1736</text:p>
          </table:table-cell>
          <table:table-cell office:value-type="float" office:value="0">
            <text:p>0</text:p>
          </table:table-cell>
          <table:table-cell table:number-columns-repeated="2" office:value-type="float" office:value="5.9811">
            <text:p>5,9811</text:p>
          </table:table-cell>
          <table:table-cell office:value-type="float" office:value="0">
            <text:p>0</text:p>
          </table:table-cell>
          <table:table-cell table:number-columns-repeated="2" office:value-type="float" office:value="23.6781">
            <text:p>23,67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859">
            <text:p>16,7859</text:p>
          </table:table-cell>
          <table:table-cell office:value-type="float" office:value="0">
            <text:p>0</text:p>
          </table:table-cell>
          <table:table-cell table:number-columns-repeated="2" office:value-type="float" office:value="6.10749">
            <text:p>6,10749</text:p>
          </table:table-cell>
          <table:table-cell office:value-type="float" office:value="0">
            <text:p>0</text:p>
          </table:table-cell>
          <table:table-cell table:number-columns-repeated="2" office:value-type="float" office:value="17.3606">
            <text:p>17,3606</text:p>
          </table:table-cell>
          <table:table-cell office:value-type="float" office:value="0">
            <text:p>0</text:p>
          </table:table-cell>
          <table:table-cell table:number-columns-repeated="2" office:value-type="float" office:value="14.1384">
            <text:p>14,1384</text:p>
          </table:table-cell>
          <table:table-cell office:value-type="float" office:value="0">
            <text:p>0</text:p>
          </table:table-cell>
          <table:table-cell table:number-columns-repeated="2" office:value-type="float" office:value="14.7885">
            <text:p>14,7885</text:p>
          </table:table-cell>
          <table:table-cell office:value-type="float" office:value="0">
            <text:p>0</text:p>
          </table:table-cell>
          <table:table-cell table:number-columns-repeated="2" office:value-type="float" office:value="19.9606">
            <text:p>19,9606</text:p>
          </table:table-cell>
          <table:table-cell office:value-type="float" office:value="0">
            <text:p>0</text:p>
          </table:table-cell>
          <table:table-cell table:number-columns-repeated="2" office:value-type="float" office:value="9.05699">
            <text:p>9,05699</text:p>
          </table:table-cell>
          <table:table-cell office:value-type="float" office:value="0">
            <text:p>0</text:p>
          </table:table-cell>
          <table:table-cell table:number-columns-repeated="2" office:value-type="float" office:value="6.93475">
            <text:p>6,93475</text:p>
          </table:table-cell>
          <table:table-cell office:value-type="float" office:value="0">
            <text:p>0</text:p>
          </table:table-cell>
          <table:table-cell table:number-columns-repeated="2" office:value-type="float" office:value="17.3894">
            <text:p>17,38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4713">
            <text:p>23,4713</text:p>
          </table:table-cell>
          <table:table-cell office:value-type="float" office:value="0">
            <text:p>0</text:p>
          </table:table-cell>
          <table:table-cell table:number-columns-repeated="2" office:value-type="float" office:value="9.7297">
            <text:p>9,7297</text:p>
          </table:table-cell>
          <table:table-cell office:value-type="float" office:value="0">
            <text:p>0</text:p>
          </table:table-cell>
          <table:table-cell table:number-columns-repeated="2" office:value-type="float" office:value="18.8037">
            <text:p>18,8037</text:p>
          </table:table-cell>
          <table:table-cell office:value-type="float" office:value="0">
            <text:p>0</text:p>
          </table:table-cell>
          <table:table-cell table:number-columns-repeated="2" office:value-type="float" office:value="14.112">
            <text:p>14,112</text:p>
          </table:table-cell>
          <table:table-cell office:value-type="float" office:value="0">
            <text:p>0</text:p>
          </table:table-cell>
          <table:table-cell table:number-columns-repeated="2" office:value-type="float" office:value="15.3874">
            <text:p>15,3874</text:p>
          </table:table-cell>
          <table:table-cell office:value-type="float" office:value="0">
            <text:p>0</text:p>
          </table:table-cell>
          <table:table-cell table:number-columns-repeated="2" office:value-type="float" office:value="28.2346">
            <text:p>28,2346</text:p>
          </table:table-cell>
          <table:table-cell office:value-type="float" office:value="0">
            <text:p>0</text:p>
          </table:table-cell>
          <table:table-cell table:number-columns-repeated="2" office:value-type="float" office:value="10.4913">
            <text:p>10,4913</text:p>
          </table:table-cell>
          <table:table-cell office:value-type="float" office:value="0">
            <text:p>0</text:p>
          </table:table-cell>
          <table:table-cell table:number-columns-repeated="2" office:value-type="float" office:value="6.21834">
            <text:p>6,21834</text:p>
          </table:table-cell>
          <table:table-cell office:value-type="float" office:value="0">
            <text:p>0</text:p>
          </table:table-cell>
          <table:table-cell table:number-columns-repeated="2" office:value-type="float" office:value="19.3697">
            <text:p>19,36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809">
            <text:p>17,0809</text:p>
          </table:table-cell>
          <table:table-cell office:value-type="float" office:value="0">
            <text:p>0</text:p>
          </table:table-cell>
          <table:table-cell table:number-columns-repeated="2" office:value-type="float" office:value="6.11189">
            <text:p>6,11189</text:p>
          </table:table-cell>
          <table:table-cell office:value-type="float" office:value="0">
            <text:p>0</text:p>
          </table:table-cell>
          <table:table-cell table:number-columns-repeated="2" office:value-type="float" office:value="24.3543">
            <text:p>24,3543</text:p>
          </table:table-cell>
          <table:table-cell office:value-type="float" office:value="0">
            <text:p>0</text:p>
          </table:table-cell>
          <table:table-cell table:number-columns-repeated="2" office:value-type="float" office:value="14.0428">
            <text:p>14,0428</text:p>
          </table:table-cell>
          <table:table-cell office:value-type="float" office:value="0">
            <text:p>0</text:p>
          </table:table-cell>
          <table:table-cell table:number-columns-repeated="2" office:value-type="float" office:value="14.6739">
            <text:p>14,6739</text:p>
          </table:table-cell>
          <table:table-cell office:value-type="float" office:value="0">
            <text:p>0</text:p>
          </table:table-cell>
          <table:table-cell table:number-columns-repeated="2" office:value-type="float" office:value="24.0039">
            <text:p>24,0039</text:p>
          </table:table-cell>
          <table:table-cell office:value-type="float" office:value="0">
            <text:p>0</text:p>
          </table:table-cell>
          <table:table-cell table:number-columns-repeated="2" office:value-type="float" office:value="10.376">
            <text:p>10,376</text:p>
          </table:table-cell>
          <table:table-cell office:value-type="float" office:value="0">
            <text:p>0</text:p>
          </table:table-cell>
          <table:table-cell table:number-columns-repeated="2" office:value-type="float" office:value="6.12919">
            <text:p>6,12919</text:p>
          </table:table-cell>
          <table:table-cell office:value-type="float" office:value="0">
            <text:p>0</text:p>
          </table:table-cell>
          <table:table-cell table:number-columns-repeated="2" office:value-type="float" office:value="16.6691">
            <text:p>16,66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4009">
            <text:p>25,4009</text:p>
          </table:table-cell>
          <table:table-cell office:value-type="float" office:value="0">
            <text:p>0</text:p>
          </table:table-cell>
          <table:table-cell table:number-columns-repeated="2" office:value-type="float" office:value="11.2473">
            <text:p>11,2473</text:p>
          </table:table-cell>
          <table:table-cell office:value-type="float" office:value="0">
            <text:p>0</text:p>
          </table:table-cell>
          <table:table-cell table:number-columns-repeated="2" office:value-type="float" office:value="20.0597">
            <text:p>20,0597</text:p>
          </table:table-cell>
          <table:table-cell office:value-type="float" office:value="0">
            <text:p>0</text:p>
          </table:table-cell>
          <table:table-cell table:number-columns-repeated="2" office:value-type="float" office:value="13.9598">
            <text:p>13,9598</text:p>
          </table:table-cell>
          <table:table-cell office:value-type="float" office:value="0">
            <text:p>0</text:p>
          </table:table-cell>
          <table:table-cell table:number-columns-repeated="2" office:value-type="float" office:value="15.4237">
            <text:p>15,423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48">
            <text:p>19,148</text:p>
          </table:table-cell>
          <table:table-cell office:value-type="float" office:value="0">
            <text:p>0</text:p>
          </table:table-cell>
          <table:table-cell table:number-columns-repeated="2" office:value-type="float" office:value="9.13675">
            <text:p>9,13675</text:p>
          </table:table-cell>
          <table:table-cell office:value-type="float" office:value="0">
            <text:p>0</text:p>
          </table:table-cell>
          <table:table-cell table:number-columns-repeated="2" office:value-type="float" office:value="7.30307">
            <text:p>7,30307</text:p>
          </table:table-cell>
          <table:table-cell office:value-type="float" office:value="0">
            <text:p>0</text:p>
          </table:table-cell>
          <table:table-cell table:number-columns-repeated="2" office:value-type="float" office:value="16.9524">
            <text:p>16,95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8359">
            <text:p>21,8359</text:p>
          </table:table-cell>
          <table:table-cell office:value-type="float" office:value="0">
            <text:p>0</text:p>
          </table:table-cell>
          <table:table-cell table:number-columns-repeated="2" office:value-type="float" office:value="8.47665">
            <text:p>8,47665</text:p>
          </table:table-cell>
          <table:table-cell office:value-type="float" office:value="0">
            <text:p>0</text:p>
          </table:table-cell>
          <table:table-cell table:number-columns-repeated="2" office:value-type="float" office:value="22.3438">
            <text:p>22,3438</text:p>
          </table:table-cell>
          <table:table-cell office:value-type="float" office:value="0">
            <text:p>0</text:p>
          </table:table-cell>
          <table:table-cell table:number-columns-repeated="2" office:value-type="float" office:value="15.6058">
            <text:p>15,6058</text:p>
          </table:table-cell>
          <table:table-cell office:value-type="float" office:value="0">
            <text:p>0</text:p>
          </table:table-cell>
          <table:table-cell table:number-columns-repeated="2" office:value-type="float" office:value="15.5935">
            <text:p>15,5935</text:p>
          </table:table-cell>
          <table:table-cell office:value-type="float" office:value="0">
            <text:p>0</text:p>
          </table:table-cell>
          <table:table-cell table:number-columns-repeated="2" office:value-type="float" office:value="19.4967">
            <text:p>19,4967</text:p>
          </table:table-cell>
          <table:table-cell office:value-type="float" office:value="0">
            <text:p>0</text:p>
          </table:table-cell>
          <table:table-cell table:number-columns-repeated="2" office:value-type="float" office:value="11.2417">
            <text:p>11,2417</text:p>
          </table:table-cell>
          <table:table-cell office:value-type="float" office:value="0">
            <text:p>0</text:p>
          </table:table-cell>
          <table:table-cell table:number-columns-repeated="2" office:value-type="float" office:value="5.94034">
            <text:p>5,94034</text:p>
          </table:table-cell>
          <table:table-cell office:value-type="float" office:value="0">
            <text:p>0</text:p>
          </table:table-cell>
          <table:table-cell table:number-columns-repeated="2" office:value-type="float" office:value="23.3889">
            <text:p>23,38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14">
            <text:p>16,314</text:p>
          </table:table-cell>
          <table:table-cell office:value-type="float" office:value="0">
            <text:p>0</text:p>
          </table:table-cell>
          <table:table-cell table:number-columns-repeated="2" office:value-type="float" office:value="6.28139">
            <text:p>6,28139</text:p>
          </table:table-cell>
          <table:table-cell office:value-type="float" office:value="0">
            <text:p>0</text:p>
          </table:table-cell>
          <table:table-cell table:number-columns-repeated="2" office:value-type="float" office:value="23.181">
            <text:p>23,181</text:p>
          </table:table-cell>
          <table:table-cell office:value-type="float" office:value="0">
            <text:p>0</text:p>
          </table:table-cell>
          <table:table-cell table:number-columns-repeated="2" office:value-type="float" office:value="14.0636">
            <text:p>14,0636</text:p>
          </table:table-cell>
          <table:table-cell office:value-type="float" office:value="0">
            <text:p>0</text:p>
          </table:table-cell>
          <table:table-cell table:number-columns-repeated="2" office:value-type="float" office:value="14.763">
            <text:p>14,763</text:p>
          </table:table-cell>
          <table:table-cell office:value-type="float" office:value="0">
            <text:p>0</text:p>
          </table:table-cell>
          <table:table-cell table:number-columns-repeated="2" office:value-type="float" office:value="25.2871">
            <text:p>25,2871</text:p>
          </table:table-cell>
          <table:table-cell office:value-type="float" office:value="0">
            <text:p>0</text:p>
          </table:table-cell>
          <table:table-cell table:number-columns-repeated="2" office:value-type="float" office:value="9.09805">
            <text:p>9,09805</text:p>
          </table:table-cell>
          <table:table-cell office:value-type="float" office:value="0">
            <text:p>0</text:p>
          </table:table-cell>
          <table:table-cell table:number-columns-repeated="2" office:value-type="float" office:value="7.02155">
            <text:p>7,02155</text:p>
          </table:table-cell>
          <table:table-cell office:value-type="float" office:value="0">
            <text:p>0</text:p>
          </table:table-cell>
          <table:table-cell table:number-columns-repeated="2" office:value-type="float" office:value="19.5383">
            <text:p>19,53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158">
            <text:p>16,6158</text:p>
          </table:table-cell>
          <table:table-cell office:value-type="float" office:value="0">
            <text:p>0</text:p>
          </table:table-cell>
          <table:table-cell table:number-columns-repeated="2" office:value-type="float" office:value="6.03447">
            <text:p>6,0344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612">
            <text:p>19,1612</text:p>
          </table:table-cell>
          <table:table-cell office:value-type="float" office:value="0">
            <text:p>0</text:p>
          </table:table-cell>
          <table:table-cell table:number-columns-repeated="2" office:value-type="float" office:value="14.0223">
            <text:p>14,0223</text:p>
          </table:table-cell>
          <table:table-cell office:value-type="float" office:value="0">
            <text:p>0</text:p>
          </table:table-cell>
          <table:table-cell table:number-columns-repeated="2" office:value-type="float" office:value="35.1661">
            <text:p>35,1661</text:p>
          </table:table-cell>
          <table:table-cell office:value-type="float" office:value="0">
            <text:p>0</text:p>
          </table:table-cell>
          <table:table-cell table:number-columns-repeated="2" office:value-type="float" office:value="19.1371">
            <text:p>19,1371</text:p>
          </table:table-cell>
          <table:table-cell office:value-type="float" office:value="0">
            <text:p>0</text:p>
          </table:table-cell>
          <table:table-cell table:number-columns-repeated="2" office:value-type="float" office:value="10.5798">
            <text:p>10,5798</text:p>
          </table:table-cell>
          <table:table-cell office:value-type="float" office:value="0">
            <text:p>0</text:p>
          </table:table-cell>
          <table:table-cell table:number-columns-repeated="2" office:value-type="float" office:value="7.17023">
            <text:p>7,17023</text:p>
          </table:table-cell>
          <table:table-cell office:value-type="float" office:value="0">
            <text:p>0</text:p>
          </table:table-cell>
          <table:table-cell table:number-columns-repeated="2" office:value-type="float" office:value="18.8591">
            <text:p>18,85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7442">
            <text:p>18,7442</text:p>
          </table:table-cell>
          <table:table-cell office:value-type="float" office:value="0">
            <text:p>0</text:p>
          </table:table-cell>
          <table:table-cell table:number-columns-repeated="2" office:value-type="float" office:value="8.38956">
            <text:p>8,38956</text:p>
          </table:table-cell>
          <table:table-cell office:value-type="float" office:value="0">
            <text:p>0</text:p>
          </table:table-cell>
          <table:table-cell table:number-columns-repeated="2" office:value-type="float" office:value="22.779">
            <text:p>22,779</text:p>
          </table:table-cell>
          <table:table-cell office:value-type="float" office:value="0">
            <text:p>0</text:p>
          </table:table-cell>
          <table:table-cell table:number-columns-repeated="2" office:value-type="float" office:value="13.7672">
            <text:p>13,7672</text:p>
          </table:table-cell>
          <table:table-cell office:value-type="float" office:value="0">
            <text:p>0</text:p>
          </table:table-cell>
          <table:table-cell table:number-columns-repeated="2" office:value-type="float" office:value="22.2799">
            <text:p>22,2799</text:p>
          </table:table-cell>
          <table:table-cell office:value-type="float" office:value="0">
            <text:p>0</text:p>
          </table:table-cell>
          <table:table-cell table:number-columns-repeated="2" office:value-type="float" office:value="18.7668">
            <text:p>18,7668</text:p>
          </table:table-cell>
          <table:table-cell office:value-type="float" office:value="0">
            <text:p>0</text:p>
          </table:table-cell>
          <table:table-cell table:number-columns-repeated="2" office:value-type="float" office:value="9.5517">
            <text:p>9,5517</text:p>
          </table:table-cell>
          <table:table-cell office:value-type="float" office:value="0">
            <text:p>0</text:p>
          </table:table-cell>
          <table:table-cell table:number-columns-repeated="2" office:value-type="float" office:value="6.00251">
            <text:p>6,00251</text:p>
          </table:table-cell>
          <table:table-cell office:value-type="float" office:value="0">
            <text:p>0</text:p>
          </table:table-cell>
          <table:table-cell table:number-columns-repeated="2" office:value-type="float" office:value="17.0782">
            <text:p>17,07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985">
            <text:p>17,985</text:p>
          </table:table-cell>
          <table:table-cell office:value-type="float" office:value="0">
            <text:p>0</text:p>
          </table:table-cell>
          <table:table-cell table:number-columns-repeated="2" office:value-type="float" office:value="7.14354">
            <text:p>7,14354</text:p>
          </table:table-cell>
          <table:table-cell office:value-type="float" office:value="0">
            <text:p>0</text:p>
          </table:table-cell>
          <table:table-cell table:number-columns-repeated="2" office:value-type="float" office:value="18.4682">
            <text:p>18,4682</text:p>
          </table:table-cell>
          <table:table-cell office:value-type="float" office:value="0">
            <text:p>0</text:p>
          </table:table-cell>
          <table:table-cell table:number-columns-repeated="2" office:value-type="float" office:value="17.0914">
            <text:p>17,0914</text:p>
          </table:table-cell>
          <table:table-cell office:value-type="float" office:value="0">
            <text:p>0</text:p>
          </table:table-cell>
          <table:table-cell table:number-columns-repeated="2" office:value-type="float" office:value="15.1545">
            <text:p>15,1545</text:p>
          </table:table-cell>
          <table:table-cell office:value-type="float" office:value="0">
            <text:p>0</text:p>
          </table:table-cell>
          <table:table-cell table:number-columns-repeated="2" office:value-type="float" office:value="19.2609">
            <text:p>19,2609</text:p>
          </table:table-cell>
          <table:table-cell office:value-type="float" office:value="0">
            <text:p>0</text:p>
          </table:table-cell>
          <table:table-cell table:number-columns-repeated="2" office:value-type="float" office:value="19.6313">
            <text:p>19,6313</text:p>
          </table:table-cell>
          <table:table-cell office:value-type="float" office:value="0">
            <text:p>0</text:p>
          </table:table-cell>
          <table:table-cell table:number-columns-repeated="2" office:value-type="float" office:value="6.24591">
            <text:p>6,24591</text:p>
          </table:table-cell>
          <table:table-cell office:value-type="float" office:value="0">
            <text:p>0</text:p>
          </table:table-cell>
          <table:table-cell table:number-columns-repeated="2" office:value-type="float" office:value="18.2571">
            <text:p>18,25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48">
            <text:p>16,948</text:p>
          </table:table-cell>
          <table:table-cell office:value-type="float" office:value="0">
            <text:p>0</text:p>
          </table:table-cell>
          <table:table-cell table:number-columns-repeated="2" office:value-type="float" office:value="6.31687">
            <text:p>6,31687</text:p>
          </table:table-cell>
          <table:table-cell office:value-type="float" office:value="0">
            <text:p>0</text:p>
          </table:table-cell>
          <table:table-cell table:number-columns-repeated="2" office:value-type="float" office:value="18.9993">
            <text:p>18,9993</text:p>
          </table:table-cell>
          <table:table-cell office:value-type="float" office:value="0">
            <text:p>0</text:p>
          </table:table-cell>
          <table:table-cell table:number-columns-repeated="2" office:value-type="float" office:value="38.2426">
            <text:p>38,2426</text:p>
          </table:table-cell>
          <table:table-cell office:value-type="float" office:value="0">
            <text:p>0</text:p>
          </table:table-cell>
          <table:table-cell table:number-columns-repeated="2" office:value-type="float" office:value="24.0951">
            <text:p>24,0951</text:p>
          </table:table-cell>
          <table:table-cell office:value-type="float" office:value="0">
            <text:p>0</text:p>
          </table:table-cell>
          <table:table-cell table:number-columns-repeated="2" office:value-type="float" office:value="23.3376">
            <text:p>23,3376</text:p>
          </table:table-cell>
          <table:table-cell office:value-type="float" office:value="0">
            <text:p>0</text:p>
          </table:table-cell>
          <table:table-cell table:number-columns-repeated="2" office:value-type="float" office:value="10.1546">
            <text:p>10,1546</text:p>
          </table:table-cell>
          <table:table-cell office:value-type="float" office:value="0">
            <text:p>0</text:p>
          </table:table-cell>
          <table:table-cell table:number-columns-repeated="2" office:value-type="float" office:value="6.31687">
            <text:p>6,31687</text:p>
          </table:table-cell>
          <table:table-cell office:value-type="float" office:value="0">
            <text:p>0</text:p>
          </table:table-cell>
          <table:table-cell table:number-columns-repeated="2" office:value-type="float" office:value="16.8595">
            <text:p>16,859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422">
            <text:p>17,0422</text:p>
          </table:table-cell>
          <table:table-cell office:value-type="float" office:value="0">
            <text:p>0</text:p>
          </table:table-cell>
          <table:table-cell table:number-columns-repeated="2" office:value-type="float" office:value="5.98756">
            <text:p>5,98756</text:p>
          </table:table-cell>
          <table:table-cell office:value-type="float" office:value="0">
            <text:p>0</text:p>
          </table:table-cell>
          <table:table-cell table:number-columns-repeated="2" office:value-type="float" office:value="16.9084">
            <text:p>16,9084</text:p>
          </table:table-cell>
          <table:table-cell office:value-type="float" office:value="0">
            <text:p>0</text:p>
          </table:table-cell>
          <table:table-cell table:number-columns-repeated="2" office:value-type="float" office:value="19.4107">
            <text:p>19,4107</text:p>
          </table:table-cell>
          <table:table-cell office:value-type="float" office:value="0">
            <text:p>0</text:p>
          </table:table-cell>
          <table:table-cell table:number-columns-repeated="2" office:value-type="float" office:value="16.1269">
            <text:p>16,1269</text:p>
          </table:table-cell>
          <table:table-cell office:value-type="float" office:value="0">
            <text:p>0</text:p>
          </table:table-cell>
          <table:table-cell table:number-columns-repeated="2" office:value-type="float" office:value="20.0802">
            <text:p>20,0802</text:p>
          </table:table-cell>
          <table:table-cell office:value-type="float" office:value="0">
            <text:p>0</text:p>
          </table:table-cell>
          <table:table-cell table:number-columns-repeated="2" office:value-type="float" office:value="10.1203">
            <text:p>10,1203</text:p>
          </table:table-cell>
          <table:table-cell office:value-type="float" office:value="0">
            <text:p>0</text:p>
          </table:table-cell>
          <table:table-cell table:number-columns-repeated="2" office:value-type="float" office:value="6.43505">
            <text:p>6,43505</text:p>
          </table:table-cell>
          <table:table-cell office:value-type="float" office:value="0">
            <text:p>0</text:p>
          </table:table-cell>
          <table:table-cell table:number-columns-repeated="2" office:value-type="float" office:value="28.1355">
            <text:p>28,13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451">
            <text:p>16,5451</text:p>
          </table:table-cell>
          <table:table-cell office:value-type="float" office:value="0">
            <text:p>0</text:p>
          </table:table-cell>
          <table:table-cell table:number-columns-repeated="2" office:value-type="float" office:value="6.13799">
            <text:p>6,13799</text:p>
          </table:table-cell>
          <table:table-cell office:value-type="float" office:value="0">
            <text:p>0</text:p>
          </table:table-cell>
          <table:table-cell table:number-columns-repeated="2" office:value-type="float" office:value="19.3823">
            <text:p>19,3823</text:p>
          </table:table-cell>
          <table:table-cell office:value-type="float" office:value="0">
            <text:p>0</text:p>
          </table:table-cell>
          <table:table-cell table:number-columns-repeated="2" office:value-type="float" office:value="18.0999">
            <text:p>18,0999</text:p>
          </table:table-cell>
          <table:table-cell office:value-type="float" office:value="0">
            <text:p>0</text:p>
          </table:table-cell>
          <table:table-cell table:number-columns-repeated="2" office:value-type="float" office:value="22.5303">
            <text:p>22,5303</text:p>
          </table:table-cell>
          <table:table-cell office:value-type="float" office:value="0">
            <text:p>0</text:p>
          </table:table-cell>
          <table:table-cell table:number-columns-repeated="2" office:value-type="float" office:value="21.1861">
            <text:p>21,1861</text:p>
          </table:table-cell>
          <table:table-cell office:value-type="float" office:value="0">
            <text:p>0</text:p>
          </table:table-cell>
          <table:table-cell table:number-columns-repeated="2" office:value-type="float" office:value="9.30244">
            <text:p>9,30244</text:p>
          </table:table-cell>
          <table:table-cell office:value-type="float" office:value="0">
            <text:p>0</text:p>
          </table:table-cell>
          <table:table-cell table:number-columns-repeated="2" office:value-type="float" office:value="6.00456">
            <text:p>6,00456</text:p>
          </table:table-cell>
          <table:table-cell office:value-type="float" office:value="0">
            <text:p>0</text:p>
          </table:table-cell>
          <table:table-cell table:number-columns-repeated="2" office:value-type="float" office:value="17.9896">
            <text:p>17,98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9">
            <text:p>16,59</text:p>
          </table:table-cell>
          <table:table-cell office:value-type="float" office:value="0">
            <text:p>0</text:p>
          </table:table-cell>
          <table:table-cell table:number-columns-repeated="2" office:value-type="float" office:value="6.03711">
            <text:p>6,03711</text:p>
          </table:table-cell>
          <table:table-cell office:value-type="float" office:value="0">
            <text:p>0</text:p>
          </table:table-cell>
          <table:table-cell table:number-columns-repeated="2" office:value-type="float" office:value="21.1265">
            <text:p>21,1265</text:p>
          </table:table-cell>
          <table:table-cell office:value-type="float" office:value="0">
            <text:p>0</text:p>
          </table:table-cell>
          <table:table-cell table:number-columns-repeated="2" office:value-type="float" office:value="13.7988">
            <text:p>13,7988</text:p>
          </table:table-cell>
          <table:table-cell office:value-type="float" office:value="0">
            <text:p>0</text:p>
          </table:table-cell>
          <table:table-cell table:number-columns-repeated="2" office:value-type="float" office:value="19.623">
            <text:p>19,623</text:p>
          </table:table-cell>
          <table:table-cell office:value-type="float" office:value="0">
            <text:p>0</text:p>
          </table:table-cell>
          <table:table-cell table:number-columns-repeated="2" office:value-type="float" office:value="18.758">
            <text:p>18,758</text:p>
          </table:table-cell>
          <table:table-cell office:value-type="float" office:value="0">
            <text:p>0</text:p>
          </table:table-cell>
          <table:table-cell table:number-columns-repeated="2" office:value-type="float" office:value="10.4787">
            <text:p>10,4787</text:p>
          </table:table-cell>
          <table:table-cell office:value-type="float" office:value="0">
            <text:p>0</text:p>
          </table:table-cell>
          <table:table-cell table:number-columns-repeated="2" office:value-type="float" office:value="11.8907">
            <text:p>11,8907</text:p>
          </table:table-cell>
          <table:table-cell office:value-type="float" office:value="0">
            <text:p>0</text:p>
          </table:table-cell>
          <table:table-cell table:number-columns-repeated="2" office:value-type="float" office:value="19.8415">
            <text:p>19,84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1597">
            <text:p>20,1597</text:p>
          </table:table-cell>
          <table:table-cell office:value-type="float" office:value="0">
            <text:p>0</text:p>
          </table:table-cell>
          <table:table-cell table:number-columns-repeated="2" office:value-type="float" office:value="6.24415">
            <text:p>6,24415</text:p>
          </table:table-cell>
          <table:table-cell office:value-type="float" office:value="0">
            <text:p>0</text:p>
          </table:table-cell>
          <table:table-cell table:number-columns-repeated="2" office:value-type="float" office:value="17.1809">
            <text:p>17,1809</text:p>
          </table:table-cell>
          <table:table-cell office:value-type="float" office:value="0">
            <text:p>0</text:p>
          </table:table-cell>
          <table:table-cell table:number-columns-repeated="2" office:value-type="float" office:value="14.8205">
            <text:p>14,8205</text:p>
          </table:table-cell>
          <table:table-cell office:value-type="float" office:value="0">
            <text:p>0</text:p>
          </table:table-cell>
          <table:table-cell table:number-columns-repeated="2" office:value-type="float" office:value="15.0976">
            <text:p>15,0976</text:p>
          </table:table-cell>
          <table:table-cell office:value-type="float" office:value="0">
            <text:p>0</text:p>
          </table:table-cell>
          <table:table-cell table:number-columns-repeated="2" office:value-type="float" office:value="21.2186">
            <text:p>21,2186</text:p>
          </table:table-cell>
          <table:table-cell office:value-type="float" office:value="0">
            <text:p>0</text:p>
          </table:table-cell>
          <table:table-cell table:number-columns-repeated="2" office:value-type="float" office:value="8.93823">
            <text:p>8,93823</text:p>
          </table:table-cell>
          <table:table-cell office:value-type="float" office:value="0">
            <text:p>0</text:p>
          </table:table-cell>
          <table:table-cell table:number-columns-repeated="2" office:value-type="float" office:value="5.92363">
            <text:p>5,92363</text:p>
          </table:table-cell>
          <table:table-cell office:value-type="float" office:value="0">
            <text:p>0</text:p>
          </table:table-cell>
          <table:table-cell table:number-columns-repeated="2" office:value-type="float" office:value="16.4785">
            <text:p>16,47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9562">
            <text:p>18,9562</text:p>
          </table:table-cell>
          <table:table-cell office:value-type="float" office:value="0">
            <text:p>0</text:p>
          </table:table-cell>
          <table:table-cell table:number-columns-repeated="2" office:value-type="float" office:value="6.16321">
            <text:p>6,16321</text:p>
          </table:table-cell>
          <table:table-cell office:value-type="float" office:value="0">
            <text:p>0</text:p>
          </table:table-cell>
          <table:table-cell table:number-columns-repeated="2" office:value-type="float" office:value="22.4406">
            <text:p>22,4406</text:p>
          </table:table-cell>
          <table:table-cell office:value-type="float" office:value="0">
            <text:p>0</text:p>
          </table:table-cell>
          <table:table-cell table:number-columns-repeated="2" office:value-type="float" office:value="13.7062">
            <text:p>13,7062</text:p>
          </table:table-cell>
          <table:table-cell office:value-type="float" office:value="0">
            <text:p>0</text:p>
          </table:table-cell>
          <table:table-cell table:number-columns-repeated="2" office:value-type="float" office:value="14.5833">
            <text:p>14,5833</text:p>
          </table:table-cell>
          <table:table-cell office:value-type="float" office:value="0">
            <text:p>0</text:p>
          </table:table-cell>
          <table:table-cell table:number-columns-repeated="2" office:value-type="float" office:value="20.2811">
            <text:p>20,2811</text:p>
          </table:table-cell>
          <table:table-cell office:value-type="float" office:value="0">
            <text:p>0</text:p>
          </table:table-cell>
          <table:table-cell table:number-columns-repeated="2" office:value-type="float" office:value="9.03529">
            <text:p>9,03529</text:p>
          </table:table-cell>
          <table:table-cell office:value-type="float" office:value="0">
            <text:p>0</text:p>
          </table:table-cell>
          <table:table-cell table:number-columns-repeated="2" office:value-type="float" office:value="5.91718">
            <text:p>5,91718</text:p>
          </table:table-cell>
          <table:table-cell office:value-type="float" office:value="0">
            <text:p>0</text:p>
          </table:table-cell>
          <table:table-cell table:number-columns-repeated="2" office:value-type="float" office:value="20.2887">
            <text:p>20,288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301">
            <text:p>16,7301</text:p>
          </table:table-cell>
          <table:table-cell office:value-type="float" office:value="0">
            <text:p>0</text:p>
          </table:table-cell>
          <table:table-cell table:number-columns-repeated="2" office:value-type="float" office:value="14.0437">
            <text:p>14,0437</text:p>
          </table:table-cell>
          <table:table-cell office:value-type="float" office:value="0">
            <text:p>0</text:p>
          </table:table-cell>
          <table:table-cell table:number-columns-repeated="2" office:value-type="float" office:value="20.7169">
            <text:p>20,7169</text:p>
          </table:table-cell>
          <table:table-cell office:value-type="float" office:value="0">
            <text:p>0</text:p>
          </table:table-cell>
          <table:table-cell table:number-columns-repeated="2" office:value-type="float" office:value="18.0547">
            <text:p>18,0547</text:p>
          </table:table-cell>
          <table:table-cell office:value-type="float" office:value="0">
            <text:p>0</text:p>
          </table:table-cell>
          <table:table-cell table:number-columns-repeated="2" office:value-type="float" office:value="15.9175">
            <text:p>15,9175</text:p>
          </table:table-cell>
          <table:table-cell office:value-type="float" office:value="0">
            <text:p>0</text:p>
          </table:table-cell>
          <table:table-cell table:number-columns-repeated="2" office:value-type="float" office:value="19.1313">
            <text:p>19,1313</text:p>
          </table:table-cell>
          <table:table-cell office:value-type="float" office:value="0">
            <text:p>0</text:p>
          </table:table-cell>
          <table:table-cell table:number-columns-repeated="2" office:value-type="float" office:value="9.27136">
            <text:p>9,27136</text:p>
          </table:table-cell>
          <table:table-cell office:value-type="float" office:value="0">
            <text:p>0</text:p>
          </table:table-cell>
          <table:table-cell table:number-columns-repeated="2" office:value-type="float" office:value="6.03213">
            <text:p>6,03213</text:p>
          </table:table-cell>
          <table:table-cell office:value-type="float" office:value="0">
            <text:p>0</text:p>
          </table:table-cell>
          <table:table-cell table:number-columns-repeated="2" office:value-type="float" office:value="18.0075">
            <text:p>18,00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864">
            <text:p>16,5864</text:p>
          </table:table-cell>
          <table:table-cell office:value-type="float" office:value="0">
            <text:p>0</text:p>
          </table:table-cell>
          <table:table-cell table:number-columns-repeated="2" office:value-type="float" office:value="8.81887">
            <text:p>8,81887</text:p>
          </table:table-cell>
          <table:table-cell office:value-type="float" office:value="0">
            <text:p>0</text:p>
          </table:table-cell>
          <table:table-cell table:number-columns-repeated="2" office:value-type="float" office:value="17.0794">
            <text:p>17,0794</text:p>
          </table:table-cell>
          <table:table-cell office:value-type="float" office:value="0">
            <text:p>0</text:p>
          </table:table-cell>
          <table:table-cell table:number-columns-repeated="2" office:value-type="float" office:value="13.8933">
            <text:p>13,8933</text:p>
          </table:table-cell>
          <table:table-cell office:value-type="float" office:value="0">
            <text:p>0</text:p>
          </table:table-cell>
          <table:table-cell table:number-columns-repeated="2" office:value-type="float" office:value="17.046">
            <text:p>17,046</text:p>
          </table:table-cell>
          <table:table-cell office:value-type="float" office:value="0">
            <text:p>0</text:p>
          </table:table-cell>
          <table:table-cell table:number-columns-repeated="2" office:value-type="float" office:value="23.281">
            <text:p>23,281</text:p>
          </table:table-cell>
          <table:table-cell office:value-type="float" office:value="0">
            <text:p>0</text:p>
          </table:table-cell>
          <table:table-cell table:number-columns-repeated="2" office:value-type="float" office:value="9.04204">
            <text:p>9,04204</text:p>
          </table:table-cell>
          <table:table-cell office:value-type="float" office:value="0">
            <text:p>0</text:p>
          </table:table-cell>
          <table:table-cell table:number-columns-repeated="2" office:value-type="float" office:value="7.18049">
            <text:p>7,18049</text:p>
          </table:table-cell>
          <table:table-cell office:value-type="float" office:value="0">
            <text:p>0</text:p>
          </table:table-cell>
          <table:table-cell table:number-columns-repeated="2" office:value-type="float" office:value="16.8756">
            <text:p>16,87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3984">
            <text:p>31,3984</text:p>
          </table:table-cell>
          <table:table-cell office:value-type="float" office:value="0">
            <text:p>0</text:p>
          </table:table-cell>
          <table:table-cell table:number-columns-repeated="2" office:value-type="float" office:value="6.23095">
            <text:p>6,23095</text:p>
          </table:table-cell>
          <table:table-cell office:value-type="float" office:value="0">
            <text:p>0</text:p>
          </table:table-cell>
          <table:table-cell table:number-columns-repeated="2" office:value-type="float" office:value="18.8585">
            <text:p>18,8585</text:p>
          </table:table-cell>
          <table:table-cell office:value-type="float" office:value="0">
            <text:p>0</text:p>
          </table:table-cell>
          <table:table-cell table:number-columns-repeated="2" office:value-type="float" office:value="20.1524">
            <text:p>20,1524</text:p>
          </table:table-cell>
          <table:table-cell office:value-type="float" office:value="0">
            <text:p>0</text:p>
          </table:table-cell>
          <table:table-cell table:number-columns-repeated="2" office:value-type="float" office:value="14.8586">
            <text:p>14,8586</text:p>
          </table:table-cell>
          <table:table-cell office:value-type="float" office:value="0">
            <text:p>0</text:p>
          </table:table-cell>
          <table:table-cell table:number-columns-repeated="2" office:value-type="float" office:value="19.5659">
            <text:p>19,5659</text:p>
          </table:table-cell>
          <table:table-cell office:value-type="float" office:value="0">
            <text:p>0</text:p>
          </table:table-cell>
          <table:table-cell table:number-columns-repeated="2" office:value-type="float" office:value="25.1605">
            <text:p>25,1605</text:p>
          </table:table-cell>
          <table:table-cell office:value-type="float" office:value="0">
            <text:p>0</text:p>
          </table:table-cell>
          <table:table-cell table:number-columns-repeated="2" office:value-type="float" office:value="8.31214">
            <text:p>8,31214</text:p>
          </table:table-cell>
          <table:table-cell office:value-type="float" office:value="0">
            <text:p>0</text:p>
          </table:table-cell>
          <table:table-cell table:number-columns-repeated="2" office:value-type="float" office:value="20.1081">
            <text:p>20,10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2.6024">
            <text:p>22,6024</text:p>
          </table:table-cell>
          <table:table-cell office:value-type="float" office:value="0">
            <text:p>0</text:p>
          </table:table-cell>
          <table:table-cell table:number-columns-repeated="2" office:value-type="float" office:value="6.11101">
            <text:p>6,11101</text:p>
          </table:table-cell>
          <table:table-cell office:value-type="float" office:value="0">
            <text:p>0</text:p>
          </table:table-cell>
          <table:table-cell table:number-columns-repeated="2" office:value-type="float" office:value="18.0043">
            <text:p>18,0043</text:p>
          </table:table-cell>
          <table:table-cell office:value-type="float" office:value="0">
            <text:p>0</text:p>
          </table:table-cell>
          <table:table-cell table:number-columns-repeated="2" office:value-type="float" office:value="13.8267">
            <text:p>13,8267</text:p>
          </table:table-cell>
          <table:table-cell office:value-type="float" office:value="0">
            <text:p>0</text:p>
          </table:table-cell>
          <table:table-cell table:number-columns-repeated="2" office:value-type="float" office:value="14.6478">
            <text:p>14,6478</text:p>
          </table:table-cell>
          <table:table-cell office:value-type="float" office:value="0">
            <text:p>0</text:p>
          </table:table-cell>
          <table:table-cell table:number-columns-repeated="2" office:value-type="float" office:value="27.4032">
            <text:p>27,4032</text:p>
          </table:table-cell>
          <table:table-cell office:value-type="float" office:value="0">
            <text:p>0</text:p>
          </table:table-cell>
          <table:table-cell table:number-columns-repeated="2" office:value-type="float" office:value="8.97371">
            <text:p>8,97371</text:p>
          </table:table-cell>
          <table:table-cell office:value-type="float" office:value="0">
            <text:p>0</text:p>
          </table:table-cell>
          <table:table-cell table:number-columns-repeated="2" office:value-type="float" office:value="10.7373">
            <text:p>10,7373</text:p>
          </table:table-cell>
          <table:table-cell office:value-type="float" office:value="0">
            <text:p>0</text:p>
          </table:table-cell>
          <table:table-cell table:number-columns-repeated="2" office:value-type="float" office:value="19.7286">
            <text:p>19,72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6703">
            <text:p>19,6703</text:p>
          </table:table-cell>
          <table:table-cell office:value-type="float" office:value="0">
            <text:p>0</text:p>
          </table:table-cell>
          <table:table-cell table:number-columns-repeated="2" office:value-type="float" office:value="6.00427">
            <text:p>6,00427</text:p>
          </table:table-cell>
          <table:table-cell office:value-type="float" office:value="0">
            <text:p>0</text:p>
          </table:table-cell>
          <table:table-cell table:number-columns-repeated="2" office:value-type="float" office:value="17.9817">
            <text:p>17,9817</text:p>
          </table:table-cell>
          <table:table-cell office:value-type="float" office:value="0">
            <text:p>0</text:p>
          </table:table-cell>
          <table:table-cell table:number-columns-repeated="2" office:value-type="float" office:value="15.6882">
            <text:p>15,6882</text:p>
          </table:table-cell>
          <table:table-cell office:value-type="float" office:value="0">
            <text:p>0</text:p>
          </table:table-cell>
          <table:table-cell table:number-columns-repeated="2" office:value-type="float" office:value="15.212">
            <text:p>15,212</text:p>
          </table:table-cell>
          <table:table-cell office:value-type="float" office:value="0">
            <text:p>0</text:p>
          </table:table-cell>
          <table:table-cell table:number-columns-repeated="2" office:value-type="float" office:value="19.3415">
            <text:p>19,3415</text:p>
          </table:table-cell>
          <table:table-cell office:value-type="float" office:value="0">
            <text:p>0</text:p>
          </table:table-cell>
          <table:table-cell table:number-columns-repeated="2" office:value-type="float" office:value="9.36314">
            <text:p>9,36314</text:p>
          </table:table-cell>
          <table:table-cell office:value-type="float" office:value="0">
            <text:p>0</text:p>
          </table:table-cell>
          <table:table-cell table:number-columns-repeated="2" office:value-type="float" office:value="6.31189">
            <text:p>6,31189</text:p>
          </table:table-cell>
          <table:table-cell office:value-type="float" office:value="0">
            <text:p>0</text:p>
          </table:table-cell>
          <table:table-cell table:number-columns-repeated="2" office:value-type="float" office:value="16.8627">
            <text:p>16,86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6664">
            <text:p>19,6664</text:p>
          </table:table-cell>
          <table:table-cell office:value-type="float" office:value="0">
            <text:p>0</text:p>
          </table:table-cell>
          <table:table-cell table:number-columns-repeated="2" office:value-type="float" office:value="7.52623">
            <text:p>7,52623</text:p>
          </table:table-cell>
          <table:table-cell office:value-type="float" office:value="0">
            <text:p>0</text:p>
          </table:table-cell>
          <table:table-cell table:number-columns-repeated="2" office:value-type="float" office:value="20.3914">
            <text:p>20,3914</text:p>
          </table:table-cell>
          <table:table-cell office:value-type="float" office:value="0">
            <text:p>0</text:p>
          </table:table-cell>
          <table:table-cell table:number-columns-repeated="2" office:value-type="float" office:value="15.373">
            <text:p>15,373</text:p>
          </table:table-cell>
          <table:table-cell office:value-type="float" office:value="0">
            <text:p>0</text:p>
          </table:table-cell>
          <table:table-cell table:number-columns-repeated="2" office:value-type="float" office:value="16.5472">
            <text:p>16,5472</text:p>
          </table:table-cell>
          <table:table-cell office:value-type="float" office:value="0">
            <text:p>0</text:p>
          </table:table-cell>
          <table:table-cell table:number-columns-repeated="2" office:value-type="float" office:value="22.7925">
            <text:p>22,7925</text:p>
          </table:table-cell>
          <table:table-cell office:value-type="float" office:value="0">
            <text:p>0</text:p>
          </table:table-cell>
          <table:table-cell table:number-columns-repeated="2" office:value-type="float" office:value="9.24232">
            <text:p>9,24232</text:p>
          </table:table-cell>
          <table:table-cell office:value-type="float" office:value="0">
            <text:p>0</text:p>
          </table:table-cell>
          <table:table-cell table:number-columns-repeated="2" office:value-type="float" office:value="6.04767">
            <text:p>6,04767</text:p>
          </table:table-cell>
          <table:table-cell office:value-type="float" office:value="0">
            <text:p>0</text:p>
          </table:table-cell>
          <table:table-cell table:number-columns-repeated="2" office:value-type="float" office:value="16.8005">
            <text:p>16,800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428">
            <text:p>16,5428</text:p>
          </table:table-cell>
          <table:table-cell office:value-type="float" office:value="0">
            <text:p>0</text:p>
          </table:table-cell>
          <table:table-cell table:number-columns-repeated="2" office:value-type="float" office:value="5.97876">
            <text:p>5,97876</text:p>
          </table:table-cell>
          <table:table-cell office:value-type="float" office:value="0">
            <text:p>0</text:p>
          </table:table-cell>
          <table:table-cell table:number-columns-repeated="2" office:value-type="float" office:value="16.5551">
            <text:p>16,5551</text:p>
          </table:table-cell>
          <table:table-cell office:value-type="float" office:value="0">
            <text:p>0</text:p>
          </table:table-cell>
          <table:table-cell table:number-columns-repeated="2" office:value-type="float" office:value="18.933">
            <text:p>18,933</text:p>
          </table:table-cell>
          <table:table-cell office:value-type="float" office:value="0">
            <text:p>0</text:p>
          </table:table-cell>
          <table:table-cell table:number-columns-repeated="2" office:value-type="float" office:value="16.5621">
            <text:p>16,5621</text:p>
          </table:table-cell>
          <table:table-cell office:value-type="float" office:value="0">
            <text:p>0</text:p>
          </table:table-cell>
          <table:table-cell table:number-columns-repeated="2" office:value-type="float" office:value="25.881">
            <text:p>25,881</text:p>
          </table:table-cell>
          <table:table-cell office:value-type="float" office:value="0">
            <text:p>0</text:p>
          </table:table-cell>
          <table:table-cell table:number-columns-repeated="2" office:value-type="float" office:value="8.82122">
            <text:p>8,82122</text:p>
          </table:table-cell>
          <table:table-cell office:value-type="float" office:value="0">
            <text:p>0</text:p>
          </table:table-cell>
          <table:table-cell table:number-columns-repeated="2" office:value-type="float" office:value="6.63769">
            <text:p>6,63769</text:p>
          </table:table-cell>
          <table:table-cell office:value-type="float" office:value="0">
            <text:p>0</text:p>
          </table:table-cell>
          <table:table-cell table:number-columns-repeated="2" office:value-type="float" office:value="16.6524">
            <text:p>16,65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435">
            <text:p>20,435</text:p>
          </table:table-cell>
          <table:table-cell office:value-type="float" office:value="0">
            <text:p>0</text:p>
          </table:table-cell>
          <table:table-cell table:number-columns-repeated="2" office:value-type="float" office:value="6.36497">
            <text:p>6,36497</text:p>
          </table:table-cell>
          <table:table-cell office:value-type="float" office:value="0">
            <text:p>0</text:p>
          </table:table-cell>
          <table:table-cell table:number-columns-repeated="2" office:value-type="float" office:value="18.9808">
            <text:p>18,9808</text:p>
          </table:table-cell>
          <table:table-cell office:value-type="float" office:value="0">
            <text:p>0</text:p>
          </table:table-cell>
          <table:table-cell table:number-columns-repeated="2" office:value-type="float" office:value="15.8897">
            <text:p>15,8897</text:p>
          </table:table-cell>
          <table:table-cell office:value-type="float" office:value="0">
            <text:p>0</text:p>
          </table:table-cell>
          <table:table-cell table:number-columns-repeated="2" office:value-type="float" office:value="15.5554">
            <text:p>15,5554</text:p>
          </table:table-cell>
          <table:table-cell office:value-type="float" office:value="0">
            <text:p>0</text:p>
          </table:table-cell>
          <table:table-cell table:number-columns-repeated="2" office:value-type="float" office:value="22.3004">
            <text:p>22,3004</text:p>
          </table:table-cell>
          <table:table-cell office:value-type="float" office:value="0">
            <text:p>0</text:p>
          </table:table-cell>
          <table:table-cell table:number-columns-repeated="2" office:value-type="float" office:value="10.2971">
            <text:p>10,2971</text:p>
          </table:table-cell>
          <table:table-cell office:value-type="float" office:value="0">
            <text:p>0</text:p>
          </table:table-cell>
          <table:table-cell table:number-columns-repeated="2" office:value-type="float" office:value="6.333">
            <text:p>6,333</text:p>
          </table:table-cell>
          <table:table-cell office:value-type="float" office:value="0">
            <text:p>0</text:p>
          </table:table-cell>
          <table:table-cell table:number-columns-repeated="2" office:value-type="float" office:value="17.153">
            <text:p>17,15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8536">
            <text:p>18,8536</text:p>
          </table:table-cell>
          <table:table-cell office:value-type="float" office:value="0">
            <text:p>0</text:p>
          </table:table-cell>
          <table:table-cell table:number-columns-repeated="2" office:value-type="float" office:value="6.08345">
            <text:p>6,08345</text:p>
          </table:table-cell>
          <table:table-cell office:value-type="float" office:value="0">
            <text:p>0</text:p>
          </table:table-cell>
          <table:table-cell table:number-columns-repeated="2" office:value-type="float" office:value="17.4108">
            <text:p>17,4108</text:p>
          </table:table-cell>
          <table:table-cell office:value-type="float" office:value="0">
            <text:p>0</text:p>
          </table:table-cell>
          <table:table-cell table:number-columns-repeated="2" office:value-type="float" office:value="14.5762">
            <text:p>14,5762</text:p>
          </table:table-cell>
          <table:table-cell office:value-type="float" office:value="0">
            <text:p>0</text:p>
          </table:table-cell>
          <table:table-cell table:number-columns-repeated="2" office:value-type="float" office:value="15.424">
            <text:p>15,424</text:p>
          </table:table-cell>
          <table:table-cell office:value-type="float" office:value="0">
            <text:p>0</text:p>
          </table:table-cell>
          <table:table-cell table:number-columns-repeated="2" office:value-type="float" office:value="19.4128">
            <text:p>19,4128</text:p>
          </table:table-cell>
          <table:table-cell office:value-type="float" office:value="0">
            <text:p>0</text:p>
          </table:table-cell>
          <table:table-cell table:number-columns-repeated="2" office:value-type="float" office:value="9.49628">
            <text:p>9,49628</text:p>
          </table:table-cell>
          <table:table-cell office:value-type="float" office:value="0">
            <text:p>0</text:p>
          </table:table-cell>
          <table:table-cell table:number-columns-repeated="2" office:value-type="float" office:value="6.18931">
            <text:p>6,18931</text:p>
          </table:table-cell>
          <table:table-cell office:value-type="float" office:value="0">
            <text:p>0</text:p>
          </table:table-cell>
          <table:table-cell table:number-columns-repeated="2" office:value-type="float" office:value="20.9608">
            <text:p>20,960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342">
            <text:p>16,9342</text:p>
          </table:table-cell>
          <table:table-cell office:value-type="float" office:value="0">
            <text:p>0</text:p>
          </table:table-cell>
          <table:table-cell table:number-columns-repeated="2" office:value-type="float" office:value="6.01453">
            <text:p>6,01453</text:p>
          </table:table-cell>
          <table:table-cell office:value-type="float" office:value="0">
            <text:p>0</text:p>
          </table:table-cell>
          <table:table-cell table:number-columns-repeated="2" office:value-type="float" office:value="17.421">
            <text:p>17,421</text:p>
          </table:table-cell>
          <table:table-cell office:value-type="float" office:value="0">
            <text:p>0</text:p>
          </table:table-cell>
          <table:table-cell table:number-columns-repeated="2" office:value-type="float" office:value="21.3723">
            <text:p>21,3723</text:p>
          </table:table-cell>
          <table:table-cell office:value-type="float" office:value="0">
            <text:p>0</text:p>
          </table:table-cell>
          <table:table-cell table:number-columns-repeated="2" office:value-type="float" office:value="14.7668">
            <text:p>14,7668</text:p>
          </table:table-cell>
          <table:table-cell office:value-type="float" office:value="0">
            <text:p>0</text:p>
          </table:table-cell>
          <table:table-cell table:number-columns-repeated="2" office:value-type="float" office:value="18.831">
            <text:p>18,831</text:p>
          </table:table-cell>
          <table:table-cell office:value-type="float" office:value="0">
            <text:p>0</text:p>
          </table:table-cell>
          <table:table-cell table:number-columns-repeated="2" office:value-type="float" office:value="15.812">
            <text:p>15,812</text:p>
          </table:table-cell>
          <table:table-cell office:value-type="float" office:value="0">
            <text:p>0</text:p>
          </table:table-cell>
          <table:table-cell table:number-columns-repeated="2" office:value-type="float" office:value="8.12974">
            <text:p>8,12974</text:p>
          </table:table-cell>
          <table:table-cell office:value-type="float" office:value="0">
            <text:p>0</text:p>
          </table:table-cell>
          <table:table-cell table:number-columns-repeated="2" office:value-type="float" office:value="16.7803">
            <text:p>16,78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099">
            <text:p>16,6099</text:p>
          </table:table-cell>
          <table:table-cell office:value-type="float" office:value="0">
            <text:p>0</text:p>
          </table:table-cell>
          <table:table-cell table:number-columns-repeated="2" office:value-type="float" office:value="7.1629">
            <text:p>7,1629</text:p>
          </table:table-cell>
          <table:table-cell office:value-type="float" office:value="0">
            <text:p>0</text:p>
          </table:table-cell>
          <table:table-cell table:number-columns-repeated="2" office:value-type="float" office:value="17.6008">
            <text:p>17,6008</text:p>
          </table:table-cell>
          <table:table-cell office:value-type="float" office:value="0">
            <text:p>0</text:p>
          </table:table-cell>
          <table:table-cell table:number-columns-repeated="2" office:value-type="float" office:value="14.3581">
            <text:p>14,3581</text:p>
          </table:table-cell>
          <table:table-cell office:value-type="float" office:value="0">
            <text:p>0</text:p>
          </table:table-cell>
          <table:table-cell table:number-columns-repeated="2" office:value-type="float" office:value="14.6786">
            <text:p>14,6786</text:p>
          </table:table-cell>
          <table:table-cell office:value-type="float" office:value="0">
            <text:p>0</text:p>
          </table:table-cell>
          <table:table-cell table:number-columns-repeated="2" office:value-type="float" office:value="24.0001">
            <text:p>24,0001</text:p>
          </table:table-cell>
          <table:table-cell office:value-type="float" office:value="0">
            <text:p>0</text:p>
          </table:table-cell>
          <table:table-cell table:number-columns-repeated="2" office:value-type="float" office:value="9.49452">
            <text:p>9,49452</text:p>
          </table:table-cell>
          <table:table-cell office:value-type="float" office:value="0">
            <text:p>0</text:p>
          </table:table-cell>
          <table:table-cell table:number-columns-repeated="2" office:value-type="float" office:value="5.94767">
            <text:p>5,947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1372">
            <text:p>17,13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161">
            <text:p>16,8161</text:p>
          </table:table-cell>
          <table:table-cell office:value-type="float" office:value="0">
            <text:p>0</text:p>
          </table:table-cell>
          <table:table-cell table:number-columns-repeated="2" office:value-type="float" office:value="12.0865">
            <text:p>12,0865</text:p>
          </table:table-cell>
          <table:table-cell office:value-type="float" office:value="0">
            <text:p>0</text:p>
          </table:table-cell>
          <table:table-cell table:number-columns-repeated="2" office:value-type="float" office:value="17.0037">
            <text:p>17,0037</text:p>
          </table:table-cell>
          <table:table-cell office:value-type="float" office:value="0">
            <text:p>0</text:p>
          </table:table-cell>
          <table:table-cell table:number-columns-repeated="2" office:value-type="float" office:value="22.3159">
            <text:p>22,3159</text:p>
          </table:table-cell>
          <table:table-cell office:value-type="float" office:value="0">
            <text:p>0</text:p>
          </table:table-cell>
          <table:table-cell table:number-columns-repeated="2" office:value-type="float" office:value="17.9976">
            <text:p>17,9976</text:p>
          </table:table-cell>
          <table:table-cell office:value-type="float" office:value="0">
            <text:p>0</text:p>
          </table:table-cell>
          <table:table-cell table:number-columns-repeated="2" office:value-type="float" office:value="20.6459">
            <text:p>20,6459</text:p>
          </table:table-cell>
          <table:table-cell office:value-type="float" office:value="0">
            <text:p>0</text:p>
          </table:table-cell>
          <table:table-cell table:number-columns-repeated="2" office:value-type="float" office:value="9.54584">
            <text:p>9,54584</text:p>
          </table:table-cell>
          <table:table-cell office:value-type="float" office:value="0">
            <text:p>0</text:p>
          </table:table-cell>
          <table:table-cell table:number-columns-repeated="2" office:value-type="float" office:value="6.04122">
            <text:p>6,04122</text:p>
          </table:table-cell>
          <table:table-cell office:value-type="float" office:value="0">
            <text:p>0</text:p>
          </table:table-cell>
          <table:table-cell table:number-columns-repeated="2" office:value-type="float" office:value="17.5137">
            <text:p>17,51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445">
            <text:p>16,7445</text:p>
          </table:table-cell>
          <table:table-cell office:value-type="float" office:value="0">
            <text:p>0</text:p>
          </table:table-cell>
          <table:table-cell table:number-columns-repeated="2" office:value-type="float" office:value="5.91014">
            <text:p>5,91014</text:p>
          </table:table-cell>
          <table:table-cell office:value-type="float" office:value="0">
            <text:p>0</text:p>
          </table:table-cell>
          <table:table-cell table:number-columns-repeated="2" office:value-type="float" office:value="17.1322">
            <text:p>17,1322</text:p>
          </table:table-cell>
          <table:table-cell office:value-type="float" office:value="0">
            <text:p>0</text:p>
          </table:table-cell>
          <table:table-cell table:number-columns-repeated="2" office:value-type="float" office:value="17.6723">
            <text:p>17,6723</text:p>
          </table:table-cell>
          <table:table-cell office:value-type="float" office:value="0">
            <text:p>0</text:p>
          </table:table-cell>
          <table:table-cell table:number-columns-repeated="2" office:value-type="float" office:value="20.8878">
            <text:p>20,8878</text:p>
          </table:table-cell>
          <table:table-cell office:value-type="float" office:value="0">
            <text:p>0</text:p>
          </table:table-cell>
          <table:table-cell table:number-columns-repeated="2" office:value-type="float" office:value="20.2204">
            <text:p>20,2204</text:p>
          </table:table-cell>
          <table:table-cell office:value-type="float" office:value="0">
            <text:p>0</text:p>
          </table:table-cell>
          <table:table-cell table:number-columns-repeated="2" office:value-type="float" office:value="10.008">
            <text:p>10,008</text:p>
          </table:table-cell>
          <table:table-cell office:value-type="float" office:value="0">
            <text:p>0</text:p>
          </table:table-cell>
          <table:table-cell table:number-columns-repeated="2" office:value-type="float" office:value="6.38813">
            <text:p>6,38813</text:p>
          </table:table-cell>
          <table:table-cell office:value-type="float" office:value="0">
            <text:p>0</text:p>
          </table:table-cell>
          <table:table-cell table:number-columns-repeated="2" office:value-type="float" office:value="16.7744">
            <text:p>16,77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375">
            <text:p>16,9375</text:p>
          </table:table-cell>
          <table:table-cell office:value-type="float" office:value="0">
            <text:p>0</text:p>
          </table:table-cell>
          <table:table-cell table:number-columns-repeated="2" office:value-type="float" office:value="6.16644">
            <text:p>6,16644</text:p>
          </table:table-cell>
          <table:table-cell office:value-type="float" office:value="0">
            <text:p>0</text:p>
          </table:table-cell>
          <table:table-cell table:number-columns-repeated="2" office:value-type="float" office:value="16.9721">
            <text:p>16,9721</text:p>
          </table:table-cell>
          <table:table-cell office:value-type="float" office:value="0">
            <text:p>0</text:p>
          </table:table-cell>
          <table:table-cell table:number-columns-repeated="2" office:value-type="float" office:value="13.9968">
            <text:p>13,9968</text:p>
          </table:table-cell>
          <table:table-cell office:value-type="float" office:value="0">
            <text:p>0</text:p>
          </table:table-cell>
          <table:table-cell table:number-columns-repeated="2" office:value-type="float" office:value="14.6686">
            <text:p>14,6686</text:p>
          </table:table-cell>
          <table:table-cell office:value-type="float" office:value="0">
            <text:p>0</text:p>
          </table:table-cell>
          <table:table-cell table:number-columns-repeated="2" office:value-type="float" office:value="20.2022">
            <text:p>20,2022</text:p>
          </table:table-cell>
          <table:table-cell office:value-type="float" office:value="0">
            <text:p>0</text:p>
          </table:table-cell>
          <table:table-cell table:number-columns-repeated="2" office:value-type="float" office:value="9.84788">
            <text:p>9,84788</text:p>
          </table:table-cell>
          <table:table-cell office:value-type="float" office:value="0">
            <text:p>0</text:p>
          </table:table-cell>
          <table:table-cell table:number-columns-repeated="2" office:value-type="float" office:value="6.01864">
            <text:p>6,01864</text:p>
          </table:table-cell>
          <table:table-cell office:value-type="float" office:value="0">
            <text:p>0</text:p>
          </table:table-cell>
          <table:table-cell table:number-columns-repeated="2" office:value-type="float" office:value="19.7826">
            <text:p>19,78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548">
            <text:p>19,548</text:p>
          </table:table-cell>
          <table:table-cell office:value-type="float" office:value="0">
            <text:p>0</text:p>
          </table:table-cell>
          <table:table-cell table:number-columns-repeated="2" office:value-type="float" office:value="6.25295">
            <text:p>6,25295</text:p>
          </table:table-cell>
          <table:table-cell office:value-type="float" office:value="0">
            <text:p>0</text:p>
          </table:table-cell>
          <table:table-cell table:number-columns-repeated="2" office:value-type="float" office:value="17.0134">
            <text:p>17,0134</text:p>
          </table:table-cell>
          <table:table-cell office:value-type="float" office:value="0">
            <text:p>0</text:p>
          </table:table-cell>
          <table:table-cell table:number-columns-repeated="2" office:value-type="float" office:value="21.2623">
            <text:p>21,2623</text:p>
          </table:table-cell>
          <table:table-cell office:value-type="float" office:value="0">
            <text:p>0</text:p>
          </table:table-cell>
          <table:table-cell table:number-columns-repeated="2" office:value-type="float" office:value="21.4802">
            <text:p>21,4802</text:p>
          </table:table-cell>
          <table:table-cell office:value-type="float" office:value="0">
            <text:p>0</text:p>
          </table:table-cell>
          <table:table-cell table:number-columns-repeated="2" office:value-type="float" office:value="38.2068">
            <text:p>38,2068</text:p>
          </table:table-cell>
          <table:table-cell office:value-type="float" office:value="0">
            <text:p>0</text:p>
          </table:table-cell>
          <table:table-cell table:number-columns-repeated="2" office:value-type="float" office:value="8.96139">
            <text:p>8,96139</text:p>
          </table:table-cell>
          <table:table-cell office:value-type="float" office:value="0">
            <text:p>0</text:p>
          </table:table-cell>
          <table:table-cell table:number-columns-repeated="2" office:value-type="float" office:value="5.96761">
            <text:p>5,96761</text:p>
          </table:table-cell>
          <table:table-cell office:value-type="float" office:value="0">
            <text:p>0</text:p>
          </table:table-cell>
          <table:table-cell table:number-columns-repeated="2" office:value-type="float" office:value="18.689">
            <text:p>18,6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1382">
            <text:p>25,1382</text:p>
          </table:table-cell>
          <table:table-cell office:value-type="float" office:value="0">
            <text:p>0</text:p>
          </table:table-cell>
          <table:table-cell table:number-columns-repeated="2" office:value-type="float" office:value="6.20456">
            <text:p>6,20456</text:p>
          </table:table-cell>
          <table:table-cell office:value-type="float" office:value="0">
            <text:p>0</text:p>
          </table:table-cell>
          <table:table-cell table:number-columns-repeated="2" office:value-type="float" office:value="16.9727">
            <text:p>16,9727</text:p>
          </table:table-cell>
          <table:table-cell office:value-type="float" office:value="0">
            <text:p>0</text:p>
          </table:table-cell>
          <table:table-cell table:number-columns-repeated="2" office:value-type="float" office:value="14.7041">
            <text:p>14,7041</text:p>
          </table:table-cell>
          <table:table-cell office:value-type="float" office:value="0">
            <text:p>0</text:p>
          </table:table-cell>
          <table:table-cell table:number-columns-repeated="2" office:value-type="float" office:value="16.802">
            <text:p>16,802</text:p>
          </table:table-cell>
          <table:table-cell office:value-type="float" office:value="0">
            <text:p>0</text:p>
          </table:table-cell>
          <table:table-cell table:number-columns-repeated="2" office:value-type="float" office:value="26.444">
            <text:p>26,444</text:p>
          </table:table-cell>
          <table:table-cell office:value-type="float" office:value="0">
            <text:p>0</text:p>
          </table:table-cell>
          <table:table-cell table:number-columns-repeated="2" office:value-type="float" office:value="9.15259">
            <text:p>9,15259</text:p>
          </table:table-cell>
          <table:table-cell office:value-type="float" office:value="0">
            <text:p>0</text:p>
          </table:table-cell>
          <table:table-cell table:number-columns-repeated="2" office:value-type="float" office:value="6.21482">
            <text:p>6,21482</text:p>
          </table:table-cell>
          <table:table-cell office:value-type="float" office:value="0">
            <text:p>0</text:p>
          </table:table-cell>
          <table:table-cell table:number-columns-repeated="2" office:value-type="float" office:value="22.8139">
            <text:p>22,813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164">
            <text:p>16,3164</text:p>
          </table:table-cell>
          <table:table-cell office:value-type="float" office:value="0">
            <text:p>0</text:p>
          </table:table-cell>
          <table:table-cell table:number-columns-repeated="2" office:value-type="float" office:value="7.16935">
            <text:p>7,16935</text:p>
          </table:table-cell>
          <table:table-cell office:value-type="float" office:value="0">
            <text:p>0</text:p>
          </table:table-cell>
          <table:table-cell table:number-columns-repeated="2" office:value-type="float" office:value="19.8025">
            <text:p>19,8025</text:p>
          </table:table-cell>
          <table:table-cell office:value-type="float" office:value="0">
            <text:p>0</text:p>
          </table:table-cell>
          <table:table-cell table:number-columns-repeated="2" office:value-type="float" office:value="17.0788">
            <text:p>17,0788</text:p>
          </table:table-cell>
          <table:table-cell office:value-type="float" office:value="0">
            <text:p>0</text:p>
          </table:table-cell>
          <table:table-cell table:number-columns-repeated="2" office:value-type="float" office:value="15.6319">
            <text:p>15,6319</text:p>
          </table:table-cell>
          <table:table-cell office:value-type="float" office:value="0">
            <text:p>0</text:p>
          </table:table-cell>
          <table:table-cell table:number-columns-repeated="2" office:value-type="float" office:value="19.7216">
            <text:p>19,7216</text:p>
          </table:table-cell>
          <table:table-cell office:value-type="float" office:value="0">
            <text:p>0</text:p>
          </table:table-cell>
          <table:table-cell table:number-columns-repeated="2" office:value-type="float" office:value="8.83383">
            <text:p>8,83383</text:p>
          </table:table-cell>
          <table:table-cell office:value-type="float" office:value="0">
            <text:p>0</text:p>
          </table:table-cell>
          <table:table-cell table:number-columns-repeated="2" office:value-type="float" office:value="6.82273">
            <text:p>6,82273</text:p>
          </table:table-cell>
          <table:table-cell office:value-type="float" office:value="0">
            <text:p>0</text:p>
          </table:table-cell>
          <table:table-cell table:number-columns-repeated="2" office:value-type="float" office:value="16.663">
            <text:p>16,6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498">
            <text:p>16,7498</text:p>
          </table:table-cell>
          <table:table-cell office:value-type="float" office:value="0">
            <text:p>0</text:p>
          </table:table-cell>
          <table:table-cell table:number-columns-repeated="2" office:value-type="float" office:value="6.06468">
            <text:p>6,06468</text:p>
          </table:table-cell>
          <table:table-cell office:value-type="float" office:value="0">
            <text:p>0</text:p>
          </table:table-cell>
          <table:table-cell table:number-columns-repeated="2" office:value-type="float" office:value="17.0806">
            <text:p>17,0806</text:p>
          </table:table-cell>
          <table:table-cell office:value-type="float" office:value="0">
            <text:p>0</text:p>
          </table:table-cell>
          <table:table-cell table:number-columns-repeated="2" office:value-type="float" office:value="25.903">
            <text:p>25,903</text:p>
          </table:table-cell>
          <table:table-cell office:value-type="float" office:value="0">
            <text:p>0</text:p>
          </table:table-cell>
          <table:table-cell table:number-columns-repeated="2" office:value-type="float" office:value="22.9414">
            <text:p>22,9414</text:p>
          </table:table-cell>
          <table:table-cell office:value-type="float" office:value="0">
            <text:p>0</text:p>
          </table:table-cell>
          <table:table-cell table:number-columns-repeated="2" office:value-type="float" office:value="22.2942">
            <text:p>22,2942</text:p>
          </table:table-cell>
          <table:table-cell office:value-type="float" office:value="0">
            <text:p>0</text:p>
          </table:table-cell>
          <table:table-cell table:number-columns-repeated="2" office:value-type="float" office:value="13.0082">
            <text:p>13,0082</text:p>
          </table:table-cell>
          <table:table-cell office:value-type="float" office:value="0">
            <text:p>0</text:p>
          </table:table-cell>
          <table:table-cell table:number-columns-repeated="2" office:value-type="float" office:value="7.78722">
            <text:p>7,78722</text:p>
          </table:table-cell>
          <table:table-cell office:value-type="float" office:value="0">
            <text:p>0</text:p>
          </table:table-cell>
          <table:table-cell table:number-columns-repeated="2" office:value-type="float" office:value="16.9199">
            <text:p>16,919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97">
            <text:p>16,897</text:p>
          </table:table-cell>
          <table:table-cell office:value-type="float" office:value="0">
            <text:p>0</text:p>
          </table:table-cell>
          <table:table-cell table:number-columns-repeated="2" office:value-type="float" office:value="6.01336">
            <text:p>6,01336</text:p>
          </table:table-cell>
          <table:table-cell office:value-type="float" office:value="0">
            <text:p>0</text:p>
          </table:table-cell>
          <table:table-cell table:number-columns-repeated="2" office:value-type="float" office:value="18.1574">
            <text:p>18,1574</text:p>
          </table:table-cell>
          <table:table-cell office:value-type="float" office:value="0">
            <text:p>0</text:p>
          </table:table-cell>
          <table:table-cell table:number-columns-repeated="2" office:value-type="float" office:value="13.8507">
            <text:p>13,8507</text:p>
          </table:table-cell>
          <table:table-cell office:value-type="float" office:value="0">
            <text:p>0</text:p>
          </table:table-cell>
          <table:table-cell table:number-columns-repeated="2" office:value-type="float" office:value="14.856">
            <text:p>14,856</text:p>
          </table:table-cell>
          <table:table-cell office:value-type="float" office:value="0">
            <text:p>0</text:p>
          </table:table-cell>
          <table:table-cell table:number-columns-repeated="2" office:value-type="float" office:value="22.0025">
            <text:p>22,0025</text:p>
          </table:table-cell>
          <table:table-cell office:value-type="float" office:value="0">
            <text:p>0</text:p>
          </table:table-cell>
          <table:table-cell table:number-columns-repeated="2" office:value-type="float" office:value="10.4666">
            <text:p>10,4666</text:p>
          </table:table-cell>
          <table:table-cell office:value-type="float" office:value="0">
            <text:p>0</text:p>
          </table:table-cell>
          <table:table-cell table:number-columns-repeated="2" office:value-type="float" office:value="9.91914">
            <text:p>9,91914</text:p>
          </table:table-cell>
          <table:table-cell office:value-type="float" office:value="0">
            <text:p>0</text:p>
          </table:table-cell>
          <table:table-cell table:number-columns-repeated="2" office:value-type="float" office:value="17.0627">
            <text:p>17,06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5169">
            <text:p>17,5169</text:p>
          </table:table-cell>
          <table:table-cell office:value-type="float" office:value="0">
            <text:p>0</text:p>
          </table:table-cell>
          <table:table-cell table:number-columns-repeated="2" office:value-type="float" office:value="6.6459">
            <text:p>6,6459</text:p>
          </table:table-cell>
          <table:table-cell office:value-type="float" office:value="0">
            <text:p>0</text:p>
          </table:table-cell>
          <table:table-cell table:number-columns-repeated="2" office:value-type="float" office:value="17.1595">
            <text:p>17,1595</text:p>
          </table:table-cell>
          <table:table-cell office:value-type="float" office:value="0">
            <text:p>0</text:p>
          </table:table-cell>
          <table:table-cell table:number-columns-repeated="2" office:value-type="float" office:value="14.0924">
            <text:p>14,0924</text:p>
          </table:table-cell>
          <table:table-cell office:value-type="float" office:value="0">
            <text:p>0</text:p>
          </table:table-cell>
          <table:table-cell table:number-columns-repeated="2" office:value-type="float" office:value="15.0053">
            <text:p>15,0053</text:p>
          </table:table-cell>
          <table:table-cell office:value-type="float" office:value="0">
            <text:p>0</text:p>
          </table:table-cell>
          <table:table-cell table:number-columns-repeated="2" office:value-type="float" office:value="23.0036">
            <text:p>23,0036</text:p>
          </table:table-cell>
          <table:table-cell office:value-type="float" office:value="0">
            <text:p>0</text:p>
          </table:table-cell>
          <table:table-cell table:number-columns-repeated="2" office:value-type="float" office:value="8.94526">
            <text:p>8,94526</text:p>
          </table:table-cell>
          <table:table-cell office:value-type="float" office:value="0">
            <text:p>0</text:p>
          </table:table-cell>
          <table:table-cell table:number-columns-repeated="2" office:value-type="float" office:value="8.50099">
            <text:p>8,50099</text:p>
          </table:table-cell>
          <table:table-cell office:value-type="float" office:value="0">
            <text:p>0</text:p>
          </table:table-cell>
          <table:table-cell table:number-columns-repeated="2" office:value-type="float" office:value="18.6603">
            <text:p>18,66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5782">
            <text:p>20,5782</text:p>
          </table:table-cell>
          <table:table-cell office:value-type="float" office:value="0">
            <text:p>0</text:p>
          </table:table-cell>
          <table:table-cell table:number-columns-repeated="2" office:value-type="float" office:value="9.02913">
            <text:p>9,02913</text:p>
          </table:table-cell>
          <table:table-cell office:value-type="float" office:value="0">
            <text:p>0</text:p>
          </table:table-cell>
          <table:table-cell table:number-columns-repeated="2" office:value-type="float" office:value="18.6175">
            <text:p>18,6175</text:p>
          </table:table-cell>
          <table:table-cell office:value-type="float" office:value="0">
            <text:p>0</text:p>
          </table:table-cell>
          <table:table-cell table:number-columns-repeated="2" office:value-type="float" office:value="13.7839">
            <text:p>13,7839</text:p>
          </table:table-cell>
          <table:table-cell office:value-type="float" office:value="0">
            <text:p>0</text:p>
          </table:table-cell>
          <table:table-cell table:number-columns-repeated="2" office:value-type="float" office:value="21.6875">
            <text:p>21,6875</text:p>
          </table:table-cell>
          <table:table-cell office:value-type="float" office:value="0">
            <text:p>0</text:p>
          </table:table-cell>
          <table:table-cell table:number-columns-repeated="2" office:value-type="float" office:value="23.6754">
            <text:p>23,6754</text:p>
          </table:table-cell>
          <table:table-cell office:value-type="float" office:value="0">
            <text:p>0</text:p>
          </table:table-cell>
          <table:table-cell table:number-columns-repeated="2" office:value-type="float" office:value="23.1975">
            <text:p>23,1975</text:p>
          </table:table-cell>
          <table:table-cell office:value-type="float" office:value="0">
            <text:p>0</text:p>
          </table:table-cell>
          <table:table-cell table:number-columns-repeated="2" office:value-type="float" office:value="6.1248">
            <text:p>6,1248</text:p>
          </table:table-cell>
          <table:table-cell office:value-type="float" office:value="0">
            <text:p>0</text:p>
          </table:table-cell>
          <table:table-cell table:number-columns-repeated="2" office:value-type="float" office:value="18.3333">
            <text:p>18,33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0146">
            <text:p>18,0146</text:p>
          </table:table-cell>
          <table:table-cell office:value-type="float" office:value="0">
            <text:p>0</text:p>
          </table:table-cell>
          <table:table-cell table:number-columns-repeated="2" office:value-type="float" office:value="6.06028">
            <text:p>6,06028</text:p>
          </table:table-cell>
          <table:table-cell office:value-type="float" office:value="0">
            <text:p>0</text:p>
          </table:table-cell>
          <table:table-cell table:number-columns-repeated="2" office:value-type="float" office:value="17.2122">
            <text:p>17,2122</text:p>
          </table:table-cell>
          <table:table-cell office:value-type="float" office:value="0">
            <text:p>0</text:p>
          </table:table-cell>
          <table:table-cell table:number-columns-repeated="2" office:value-type="float" office:value="14.3683">
            <text:p>14,3683</text:p>
          </table:table-cell>
          <table:table-cell office:value-type="float" office:value="0">
            <text:p>0</text:p>
          </table:table-cell>
          <table:table-cell table:number-columns-repeated="2" office:value-type="float" office:value="14.7627">
            <text:p>14,7627</text:p>
          </table:table-cell>
          <table:table-cell office:value-type="float" office:value="0">
            <text:p>0</text:p>
          </table:table-cell>
          <table:table-cell table:number-columns-repeated="2" office:value-type="float" office:value="23.2406">
            <text:p>23,2406</text:p>
          </table:table-cell>
          <table:table-cell office:value-type="float" office:value="0">
            <text:p>0</text:p>
          </table:table-cell>
          <table:table-cell table:number-columns-repeated="2" office:value-type="float" office:value="8.88192">
            <text:p>8,88192</text:p>
          </table:table-cell>
          <table:table-cell office:value-type="float" office:value="0">
            <text:p>0</text:p>
          </table:table-cell>
          <table:table-cell table:number-columns-repeated="2" office:value-type="float" office:value="5.94591">
            <text:p>5,94591</text:p>
          </table:table-cell>
          <table:table-cell office:value-type="float" office:value="0">
            <text:p>0</text:p>
          </table:table-cell>
          <table:table-cell table:number-columns-repeated="2" office:value-type="float" office:value="16.7002">
            <text:p>16,700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7923">
            <text:p>30,7923</text:p>
          </table:table-cell>
          <table:table-cell office:value-type="float" office:value="0">
            <text:p>0</text:p>
          </table:table-cell>
          <table:table-cell table:number-columns-repeated="2" office:value-type="float" office:value="5.92832">
            <text:p>5,92832</text:p>
          </table:table-cell>
          <table:table-cell office:value-type="float" office:value="0">
            <text:p>0</text:p>
          </table:table-cell>
          <table:table-cell table:number-columns-repeated="2" office:value-type="float" office:value="22.0928">
            <text:p>22,0928</text:p>
          </table:table-cell>
          <table:table-cell office:value-type="float" office:value="0">
            <text:p>0</text:p>
          </table:table-cell>
          <table:table-cell table:number-columns-repeated="2" office:value-type="float" office:value="14.588">
            <text:p>14,588</text:p>
          </table:table-cell>
          <table:table-cell office:value-type="float" office:value="0">
            <text:p>0</text:p>
          </table:table-cell>
          <table:table-cell table:number-columns-repeated="2" office:value-type="float" office:value="22.2819">
            <text:p>22,2819</text:p>
          </table:table-cell>
          <table:table-cell office:value-type="float" office:value="0">
            <text:p>0</text:p>
          </table:table-cell>
          <table:table-cell table:number-columns-repeated="2" office:value-type="float" office:value="21.5145">
            <text:p>21,5145</text:p>
          </table:table-cell>
          <table:table-cell office:value-type="float" office:value="0">
            <text:p>0</text:p>
          </table:table-cell>
          <table:table-cell table:number-columns-repeated="2" office:value-type="float" office:value="10.7534">
            <text:p>10,7534</text:p>
          </table:table-cell>
          <table:table-cell office:value-type="float" office:value="0">
            <text:p>0</text:p>
          </table:table-cell>
          <table:table-cell table:number-columns-repeated="2" office:value-type="float" office:value="10.5001">
            <text:p>10,5001</text:p>
          </table:table-cell>
          <table:table-cell office:value-type="float" office:value="0">
            <text:p>0</text:p>
          </table:table-cell>
          <table:table-cell table:number-columns-repeated="2" office:value-type="float" office:value="27.6616">
            <text:p>27,66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076">
            <text:p>16,3076</text:p>
          </table:table-cell>
          <table:table-cell office:value-type="float" office:value="0">
            <text:p>0</text:p>
          </table:table-cell>
          <table:table-cell table:number-columns-repeated="2" office:value-type="float" office:value="6.1767">
            <text:p>6,1767</text:p>
          </table:table-cell>
          <table:table-cell office:value-type="float" office:value="0">
            <text:p>0</text:p>
          </table:table-cell>
          <table:table-cell table:number-columns-repeated="2" office:value-type="float" office:value="16.7721">
            <text:p>16,7721</text:p>
          </table:table-cell>
          <table:table-cell office:value-type="float" office:value="0">
            <text:p>0</text:p>
          </table:table-cell>
          <table:table-cell table:number-columns-repeated="2" office:value-type="float" office:value="14.9724">
            <text:p>14,9724</text:p>
          </table:table-cell>
          <table:table-cell office:value-type="float" office:value="0">
            <text:p>0</text:p>
          </table:table-cell>
          <table:table-cell table:number-columns-repeated="2" office:value-type="float" office:value="19.9846">
            <text:p>19,9846</text:p>
          </table:table-cell>
          <table:table-cell office:value-type="float" office:value="0">
            <text:p>0</text:p>
          </table:table-cell>
          <table:table-cell table:number-columns-repeated="2" office:value-type="float" office:value="19.3351">
            <text:p>19,3351</text:p>
          </table:table-cell>
          <table:table-cell office:value-type="float" office:value="0">
            <text:p>0</text:p>
          </table:table-cell>
          <table:table-cell table:number-columns-repeated="2" office:value-type="float" office:value="15.8583">
            <text:p>15,8583</text:p>
          </table:table-cell>
          <table:table-cell office:value-type="float" office:value="0">
            <text:p>0</text:p>
          </table:table-cell>
          <table:table-cell table:number-columns-repeated="2" office:value-type="float" office:value="13.9956">
            <text:p>13,9956</text:p>
          </table:table-cell>
          <table:table-cell office:value-type="float" office:value="0">
            <text:p>0</text:p>
          </table:table-cell>
          <table:table-cell table:number-columns-repeated="2" office:value-type="float" office:value="18.37">
            <text:p>18,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1615">
            <text:p>17,1615</text:p>
          </table:table-cell>
          <table:table-cell office:value-type="float" office:value="0">
            <text:p>0</text:p>
          </table:table-cell>
          <table:table-cell table:number-columns-repeated="2" office:value-type="float" office:value="6.10046">
            <text:p>6,10046</text:p>
          </table:table-cell>
          <table:table-cell office:value-type="float" office:value="0">
            <text:p>0</text:p>
          </table:table-cell>
          <table:table-cell table:number-columns-repeated="2" office:value-type="float" office:value="17.0923">
            <text:p>17,0923</text:p>
          </table:table-cell>
          <table:table-cell office:value-type="float" office:value="0">
            <text:p>0</text:p>
          </table:table-cell>
          <table:table-cell table:number-columns-repeated="2" office:value-type="float" office:value="13.9361">
            <text:p>13,9361</text:p>
          </table:table-cell>
          <table:table-cell office:value-type="float" office:value="0">
            <text:p>0</text:p>
          </table:table-cell>
          <table:table-cell table:number-columns-repeated="2" office:value-type="float" office:value="14.8921">
            <text:p>14,8921</text:p>
          </table:table-cell>
          <table:table-cell office:value-type="float" office:value="0">
            <text:p>0</text:p>
          </table:table-cell>
          <table:table-cell table:number-columns-repeated="2" office:value-type="float" office:value="23.8294">
            <text:p>23,8294</text:p>
          </table:table-cell>
          <table:table-cell office:value-type="float" office:value="0">
            <text:p>0</text:p>
          </table:table-cell>
          <table:table-cell table:number-columns-repeated="2" office:value-type="float" office:value="10.6168">
            <text:p>10,6168</text:p>
          </table:table-cell>
          <table:table-cell office:value-type="float" office:value="0">
            <text:p>0</text:p>
          </table:table-cell>
          <table:table-cell table:number-columns-repeated="2" office:value-type="float" office:value="7.83561">
            <text:p>7,83561</text:p>
          </table:table-cell>
          <table:table-cell office:value-type="float" office:value="0">
            <text:p>0</text:p>
          </table:table-cell>
          <table:table-cell table:number-columns-repeated="2" office:value-type="float" office:value="19.9254">
            <text:p>19,92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0869">
            <text:p>25,0869</text:p>
          </table:table-cell>
          <table:table-cell office:value-type="float" office:value="0">
            <text:p>0</text:p>
          </table:table-cell>
          <table:table-cell table:number-columns-repeated="2" office:value-type="float" office:value="6.00163">
            <text:p>6,00163</text:p>
          </table:table-cell>
          <table:table-cell office:value-type="float" office:value="0">
            <text:p>0</text:p>
          </table:table-cell>
          <table:table-cell table:number-columns-repeated="2" office:value-type="float" office:value="17.0559">
            <text:p>17,0559</text:p>
          </table:table-cell>
          <table:table-cell office:value-type="float" office:value="0">
            <text:p>0</text:p>
          </table:table-cell>
          <table:table-cell table:number-columns-repeated="2" office:value-type="float" office:value="15.097">
            <text:p>15,097</text:p>
          </table:table-cell>
          <table:table-cell office:value-type="float" office:value="0">
            <text:p>0</text:p>
          </table:table-cell>
          <table:table-cell table:number-columns-repeated="2" office:value-type="float" office:value="15.317">
            <text:p>15,317</text:p>
          </table:table-cell>
          <table:table-cell office:value-type="float" office:value="0">
            <text:p>0</text:p>
          </table:table-cell>
          <table:table-cell table:number-columns-repeated="2" office:value-type="float" office:value="26.2862">
            <text:p>26,2862</text:p>
          </table:table-cell>
          <table:table-cell office:value-type="float" office:value="0">
            <text:p>0</text:p>
          </table:table-cell>
          <table:table-cell table:number-columns-repeated="2" office:value-type="float" office:value="15.1513">
            <text:p>15,1513</text:p>
          </table:table-cell>
          <table:table-cell office:value-type="float" office:value="0">
            <text:p>0</text:p>
          </table:table-cell>
          <table:table-cell table:number-columns-repeated="2" office:value-type="float" office:value="5.95178">
            <text:p>5,95178</text:p>
          </table:table-cell>
          <table:table-cell office:value-type="float" office:value="0">
            <text:p>0</text:p>
          </table:table-cell>
          <table:table-cell table:number-columns-repeated="2" office:value-type="float" office:value="20.5726">
            <text:p>20,57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8676">
            <text:p>21,8676</text:p>
          </table:table-cell>
          <table:table-cell office:value-type="float" office:value="0">
            <text:p>0</text:p>
          </table:table-cell>
          <table:table-cell table:number-columns-repeated="2" office:value-type="float" office:value="6.28901">
            <text:p>6,28901</text:p>
          </table:table-cell>
          <table:table-cell office:value-type="float" office:value="0">
            <text:p>0</text:p>
          </table:table-cell>
          <table:table-cell table:number-columns-repeated="2" office:value-type="float" office:value="17.5911">
            <text:p>17,5911</text:p>
          </table:table-cell>
          <table:table-cell office:value-type="float" office:value="0">
            <text:p>0</text:p>
          </table:table-cell>
          <table:table-cell table:number-columns-repeated="2" office:value-type="float" office:value="13.9334">
            <text:p>13,9334</text:p>
          </table:table-cell>
          <table:table-cell office:value-type="float" office:value="0">
            <text:p>0</text:p>
          </table:table-cell>
          <table:table-cell table:number-columns-repeated="2" office:value-type="float" office:value="17.4067">
            <text:p>17,4067</text:p>
          </table:table-cell>
          <table:table-cell office:value-type="float" office:value="0">
            <text:p>0</text:p>
          </table:table-cell>
          <table:table-cell table:number-columns-repeated="2" office:value-type="float" office:value="25.0857">
            <text:p>25,0857</text:p>
          </table:table-cell>
          <table:table-cell office:value-type="float" office:value="0">
            <text:p>0</text:p>
          </table:table-cell>
          <table:table-cell table:number-columns-repeated="2" office:value-type="float" office:value="9.07253">
            <text:p>9,07253</text:p>
          </table:table-cell>
          <table:table-cell office:value-type="float" office:value="0">
            <text:p>0</text:p>
          </table:table-cell>
          <table:table-cell table:number-columns-repeated="2" office:value-type="float" office:value="6.30104">
            <text:p>6,30104</text:p>
          </table:table-cell>
          <table:table-cell office:value-type="float" office:value="0">
            <text:p>0</text:p>
          </table:table-cell>
          <table:table-cell table:number-columns-repeated="2" office:value-type="float" office:value="17.5536">
            <text:p>17,55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0277">
            <text:p>19,0277</text:p>
          </table:table-cell>
          <table:table-cell office:value-type="float" office:value="0">
            <text:p>0</text:p>
          </table:table-cell>
          <table:table-cell table:number-columns-repeated="2" office:value-type="float" office:value="7.86933">
            <text:p>7,86933</text:p>
          </table:table-cell>
          <table:table-cell office:value-type="float" office:value="0">
            <text:p>0</text:p>
          </table:table-cell>
          <table:table-cell table:number-columns-repeated="2" office:value-type="float" office:value="17.7105">
            <text:p>17,7105</text:p>
          </table:table-cell>
          <table:table-cell office:value-type="float" office:value="0">
            <text:p>0</text:p>
          </table:table-cell>
          <table:table-cell table:number-columns-repeated="2" office:value-type="float" office:value="15.4827">
            <text:p>15,4827</text:p>
          </table:table-cell>
          <table:table-cell office:value-type="float" office:value="0">
            <text:p>0</text:p>
          </table:table-cell>
          <table:table-cell table:number-columns-repeated="2" office:value-type="float" office:value="15.4052">
            <text:p>15,4052</text:p>
          </table:table-cell>
          <table:table-cell office:value-type="float" office:value="0">
            <text:p>0</text:p>
          </table:table-cell>
          <table:table-cell table:number-columns-repeated="2" office:value-type="float" office:value="19.721">
            <text:p>19,721</text:p>
          </table:table-cell>
          <table:table-cell office:value-type="float" office:value="0">
            <text:p>0</text:p>
          </table:table-cell>
          <table:table-cell table:number-columns-repeated="2" office:value-type="float" office:value="9.26373">
            <text:p>9,26373</text:p>
          </table:table-cell>
          <table:table-cell office:value-type="float" office:value="0">
            <text:p>0</text:p>
          </table:table-cell>
          <table:table-cell table:number-columns-repeated="2" office:value-type="float" office:value="11.269">
            <text:p>11,269</text:p>
          </table:table-cell>
          <table:table-cell office:value-type="float" office:value="0">
            <text:p>0</text:p>
          </table:table-cell>
          <table:table-cell table:number-columns-repeated="2" office:value-type="float" office:value="16.5351">
            <text:p>16,53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529">
            <text:p>24,0529</text:p>
          </table:table-cell>
          <table:table-cell office:value-type="float" office:value="0">
            <text:p>0</text:p>
          </table:table-cell>
          <table:table-cell table:number-columns-repeated="2" office:value-type="float" office:value="8.03883">
            <text:p>8,03883</text:p>
          </table:table-cell>
          <table:table-cell office:value-type="float" office:value="0">
            <text:p>0</text:p>
          </table:table-cell>
          <table:table-cell table:number-columns-repeated="2" office:value-type="float" office:value="20.9201">
            <text:p>20,9201</text:p>
          </table:table-cell>
          <table:table-cell office:value-type="float" office:value="0">
            <text:p>0</text:p>
          </table:table-cell>
          <table:table-cell table:number-columns-repeated="2" office:value-type="float" office:value="15.7671">
            <text:p>15,7671</text:p>
          </table:table-cell>
          <table:table-cell office:value-type="float" office:value="0">
            <text:p>0</text:p>
          </table:table-cell>
          <table:table-cell table:number-columns-repeated="2" office:value-type="float" office:value="18.6964">
            <text:p>18,6964</text:p>
          </table:table-cell>
          <table:table-cell office:value-type="float" office:value="0">
            <text:p>0</text:p>
          </table:table-cell>
          <table:table-cell table:number-columns-repeated="2" office:value-type="float" office:value="19.2459">
            <text:p>19,2459</text:p>
          </table:table-cell>
          <table:table-cell office:value-type="float" office:value="0">
            <text:p>0</text:p>
          </table:table-cell>
          <table:table-cell table:number-columns-repeated="2" office:value-type="float" office:value="9.95932">
            <text:p>9,95932</text:p>
          </table:table-cell>
          <table:table-cell office:value-type="float" office:value="0">
            <text:p>0</text:p>
          </table:table-cell>
          <table:table-cell table:number-columns-repeated="2" office:value-type="float" office:value="6.17494">
            <text:p>6,17494</text:p>
          </table:table-cell>
          <table:table-cell office:value-type="float" office:value="0">
            <text:p>0</text:p>
          </table:table-cell>
          <table:table-cell table:number-columns-repeated="2" office:value-type="float" office:value="16.57">
            <text:p>16,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9448">
            <text:p>17,9448</text:p>
          </table:table-cell>
          <table:table-cell office:value-type="float" office:value="0">
            <text:p>0</text:p>
          </table:table-cell>
          <table:table-cell table:number-columns-repeated="2" office:value-type="float" office:value="5.98609">
            <text:p>5,98609</text:p>
          </table:table-cell>
          <table:table-cell office:value-type="float" office:value="0">
            <text:p>0</text:p>
          </table:table-cell>
          <table:table-cell table:number-columns-repeated="2" office:value-type="float" office:value="16.931">
            <text:p>16,931</text:p>
          </table:table-cell>
          <table:table-cell office:value-type="float" office:value="0">
            <text:p>0</text:p>
          </table:table-cell>
          <table:table-cell table:number-columns-repeated="2" office:value-type="float" office:value="13.7135">
            <text:p>13,7135</text:p>
          </table:table-cell>
          <table:table-cell office:value-type="float" office:value="0">
            <text:p>0</text:p>
          </table:table-cell>
          <table:table-cell table:number-columns-repeated="2" office:value-type="float" office:value="23.9332">
            <text:p>23,9332</text:p>
          </table:table-cell>
          <table:table-cell office:value-type="float" office:value="0">
            <text:p>0</text:p>
          </table:table-cell>
          <table:table-cell table:number-columns-repeated="2" office:value-type="float" office:value="22.2291">
            <text:p>22,2291</text:p>
          </table:table-cell>
          <table:table-cell office:value-type="float" office:value="0">
            <text:p>0</text:p>
          </table:table-cell>
          <table:table-cell table:number-columns-repeated="2" office:value-type="float" office:value="9.30977">
            <text:p>9,30977</text:p>
          </table:table-cell>
          <table:table-cell office:value-type="float" office:value="0">
            <text:p>0</text:p>
          </table:table-cell>
          <table:table-cell table:number-columns-repeated="2" office:value-type="float" office:value="7.31597">
            <text:p>7,31597</text:p>
          </table:table-cell>
          <table:table-cell office:value-type="float" office:value="0">
            <text:p>0</text:p>
          </table:table-cell>
          <table:table-cell table:number-columns-repeated="2" office:value-type="float" office:value="22.5857">
            <text:p>22,58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049">
            <text:p>16,9049</text:p>
          </table:table-cell>
          <table:table-cell office:value-type="float" office:value="0">
            <text:p>0</text:p>
          </table:table-cell>
          <table:table-cell table:number-columns-repeated="2" office:value-type="float" office:value="6.37171">
            <text:p>6,37171</text:p>
          </table:table-cell>
          <table:table-cell office:value-type="float" office:value="0">
            <text:p>0</text:p>
          </table:table-cell>
          <table:table-cell table:number-columns-repeated="2" office:value-type="float" office:value="36.9309">
            <text:p>36,9309</text:p>
          </table:table-cell>
          <table:table-cell office:value-type="float" office:value="0">
            <text:p>0</text:p>
          </table:table-cell>
          <table:table-cell table:number-columns-repeated="2" office:value-type="float" office:value="14.1199">
            <text:p>14,1199</text:p>
          </table:table-cell>
          <table:table-cell office:value-type="float" office:value="0">
            <text:p>0</text:p>
          </table:table-cell>
          <table:table-cell table:number-columns-repeated="2" office:value-type="float" office:value="22.6749">
            <text:p>22,6749</text:p>
          </table:table-cell>
          <table:table-cell office:value-type="float" office:value="0">
            <text:p>0</text:p>
          </table:table-cell>
          <table:table-cell table:number-columns-repeated="2" office:value-type="float" office:value="22.7019">
            <text:p>22,7019</text:p>
          </table:table-cell>
          <table:table-cell office:value-type="float" office:value="0">
            <text:p>0</text:p>
          </table:table-cell>
          <table:table-cell table:number-columns-repeated="2" office:value-type="float" office:value="9.45053">
            <text:p>9,45053</text:p>
          </table:table-cell>
          <table:table-cell office:value-type="float" office:value="0">
            <text:p>0</text:p>
          </table:table-cell>
          <table:table-cell table:number-columns-repeated="2" office:value-type="float" office:value="6.24415">
            <text:p>6,24415</text:p>
          </table:table-cell>
          <table:table-cell office:value-type="float" office:value="0">
            <text:p>0</text:p>
          </table:table-cell>
          <table:table-cell table:number-columns-repeated="2" office:value-type="float" office:value="16.6606">
            <text:p>16,660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4932">
            <text:p>17,4932</text:p>
          </table:table-cell>
          <table:table-cell office:value-type="float" office:value="0">
            <text:p>0</text:p>
          </table:table-cell>
          <table:table-cell table:number-columns-repeated="2" office:value-type="float" office:value="6.42479">
            <text:p>6,42479</text:p>
          </table:table-cell>
          <table:table-cell office:value-type="float" office:value="0">
            <text:p>0</text:p>
          </table:table-cell>
          <table:table-cell table:number-columns-repeated="2" office:value-type="float" office:value="27.129">
            <text:p>27,129</text:p>
          </table:table-cell>
          <table:table-cell office:value-type="float" office:value="0">
            <text:p>0</text:p>
          </table:table-cell>
          <table:table-cell table:number-columns-repeated="2" office:value-type="float" office:value="14.6114">
            <text:p>14,6114</text:p>
          </table:table-cell>
          <table:table-cell office:value-type="float" office:value="0">
            <text:p>0</text:p>
          </table:table-cell>
          <table:table-cell table:number-columns-repeated="2" office:value-type="float" office:value="20.2782">
            <text:p>20,2782</text:p>
          </table:table-cell>
          <table:table-cell office:value-type="float" office:value="0">
            <text:p>0</text:p>
          </table:table-cell>
          <table:table-cell table:number-columns-repeated="2" office:value-type="float" office:value="22.3192">
            <text:p>22,3192</text:p>
          </table:table-cell>
          <table:table-cell office:value-type="float" office:value="0">
            <text:p>0</text:p>
          </table:table-cell>
          <table:table-cell table:number-columns-repeated="2" office:value-type="float" office:value="11.7795">
            <text:p>11,7795</text:p>
          </table:table-cell>
          <table:table-cell office:value-type="float" office:value="0">
            <text:p>0</text:p>
          </table:table-cell>
          <table:table-cell table:number-columns-repeated="2" office:value-type="float" office:value="6.98343">
            <text:p>6,98343</text:p>
          </table:table-cell>
          <table:table-cell office:value-type="float" office:value="0">
            <text:p>0</text:p>
          </table:table-cell>
          <table:table-cell table:number-columns-repeated="2" office:value-type="float" office:value="17.2017">
            <text:p>17,201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433">
            <text:p>16,5433</text:p>
          </table:table-cell>
          <table:table-cell office:value-type="float" office:value="0">
            <text:p>0</text:p>
          </table:table-cell>
          <table:table-cell table:number-columns-repeated="2" office:value-type="float" office:value="6.05735">
            <text:p>6,05735</text:p>
          </table:table-cell>
          <table:table-cell office:value-type="float" office:value="0">
            <text:p>0</text:p>
          </table:table-cell>
          <table:table-cell table:number-columns-repeated="2" office:value-type="float" office:value="16.8721">
            <text:p>16,8721</text:p>
          </table:table-cell>
          <table:table-cell office:value-type="float" office:value="0">
            <text:p>0</text:p>
          </table:table-cell>
          <table:table-cell table:number-columns-repeated="2" office:value-type="float" office:value="15.4703">
            <text:p>15,4703</text:p>
          </table:table-cell>
          <table:table-cell office:value-type="float" office:value="0">
            <text:p>0</text:p>
          </table:table-cell>
          <table:table-cell table:number-columns-repeated="2" office:value-type="float" office:value="14.934">
            <text:p>14,934</text:p>
          </table:table-cell>
          <table:table-cell office:value-type="float" office:value="0">
            <text:p>0</text:p>
          </table:table-cell>
          <table:table-cell table:number-columns-repeated="2" office:value-type="float" office:value="18.6823">
            <text:p>18,6823</text:p>
          </table:table-cell>
          <table:table-cell office:value-type="float" office:value="0">
            <text:p>0</text:p>
          </table:table-cell>
          <table:table-cell table:number-columns-repeated="2" office:value-type="float" office:value="9.07517">
            <text:p>9,07517</text:p>
          </table:table-cell>
          <table:table-cell office:value-type="float" office:value="0">
            <text:p>0</text:p>
          </table:table-cell>
          <table:table-cell table:number-columns-repeated="2" office:value-type="float" office:value="7.3321">
            <text:p>7,3321</text:p>
          </table:table-cell>
          <table:table-cell office:value-type="float" office:value="0">
            <text:p>0</text:p>
          </table:table-cell>
          <table:table-cell table:number-columns-repeated="2" office:value-type="float" office:value="16.8149">
            <text:p>16,81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0494">
            <text:p>20,0494</text:p>
          </table:table-cell>
          <table:table-cell office:value-type="float" office:value="0">
            <text:p>0</text:p>
          </table:table-cell>
          <table:table-cell table:number-columns-repeated="2" office:value-type="float" office:value="7.71567">
            <text:p>7,71567</text:p>
          </table:table-cell>
          <table:table-cell office:value-type="float" office:value="0">
            <text:p>0</text:p>
          </table:table-cell>
          <table:table-cell table:number-columns-repeated="2" office:value-type="float" office:value="18.6703">
            <text:p>18,6703</text:p>
          </table:table-cell>
          <table:table-cell office:value-type="float" office:value="0">
            <text:p>0</text:p>
          </table:table-cell>
          <table:table-cell table:number-columns-repeated="2" office:value-type="float" office:value="14.2671">
            <text:p>14,2671</text:p>
          </table:table-cell>
          <table:table-cell office:value-type="float" office:value="0">
            <text:p>0</text:p>
          </table:table-cell>
          <table:table-cell table:number-columns-repeated="2" office:value-type="float" office:value="15.3372">
            <text:p>15,3372</text:p>
          </table:table-cell>
          <table:table-cell office:value-type="float" office:value="0">
            <text:p>0</text:p>
          </table:table-cell>
          <table:table-cell table:number-columns-repeated="2" office:value-type="float" office:value="19.3333">
            <text:p>19,3333</text:p>
          </table:table-cell>
          <table:table-cell office:value-type="float" office:value="0">
            <text:p>0</text:p>
          </table:table-cell>
          <table:table-cell table:number-columns-repeated="2" office:value-type="float" office:value="9.04761">
            <text:p>9,04761</text:p>
          </table:table-cell>
          <table:table-cell office:value-type="float" office:value="0">
            <text:p>0</text:p>
          </table:table-cell>
          <table:table-cell table:number-columns-repeated="2" office:value-type="float" office:value="6.00896">
            <text:p>6,00896</text:p>
          </table:table-cell>
          <table:table-cell office:value-type="float" office:value="0">
            <text:p>0</text:p>
          </table:table-cell>
          <table:table-cell table:number-columns-repeated="2" office:value-type="float" office:value="18.4254">
            <text:p>18,42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542">
            <text:p>16,8542</text:p>
          </table:table-cell>
          <table:table-cell office:value-type="float" office:value="0">
            <text:p>0</text:p>
          </table:table-cell>
          <table:table-cell table:number-columns-repeated="2" office:value-type="float" office:value="6.04884">
            <text:p>6,04884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86">
            <text:p>17,0386</text:p>
          </table:table-cell>
          <table:table-cell office:value-type="float" office:value="0">
            <text:p>0</text:p>
          </table:table-cell>
          <table:table-cell table:number-columns-repeated="2" office:value-type="float" office:value="17.0202">
            <text:p>17,0202</text:p>
          </table:table-cell>
          <table:table-cell office:value-type="float" office:value="0">
            <text:p>0</text:p>
          </table:table-cell>
          <table:table-cell table:number-columns-repeated="2" office:value-type="float" office:value="16.4794">
            <text:p>16,4794</text:p>
          </table:table-cell>
          <table:table-cell office:value-type="float" office:value="0">
            <text:p>0</text:p>
          </table:table-cell>
          <table:table-cell table:number-columns-repeated="2" office:value-type="float" office:value="21.4204">
            <text:p>21,4204</text:p>
          </table:table-cell>
          <table:table-cell office:value-type="float" office:value="0">
            <text:p>0</text:p>
          </table:table-cell>
          <table:table-cell table:number-columns-repeated="2" office:value-type="float" office:value="11.6566">
            <text:p>11,6566</text:p>
          </table:table-cell>
          <table:table-cell office:value-type="float" office:value="0">
            <text:p>0</text:p>
          </table:table-cell>
          <table:table-cell table:number-columns-repeated="2" office:value-type="float" office:value="11.2816">
            <text:p>11,2816</text:p>
          </table:table-cell>
          <table:table-cell office:value-type="float" office:value="0">
            <text:p>0</text:p>
          </table:table-cell>
          <table:table-cell table:number-columns-repeated="2" office:value-type="float" office:value="20.4579">
            <text:p>20,45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284">
            <text:p>16,8284</text:p>
          </table:table-cell>
          <table:table-cell office:value-type="float" office:value="0">
            <text:p>0</text:p>
          </table:table-cell>
          <table:table-cell table:number-columns-repeated="2" office:value-type="float" office:value="6.18902">
            <text:p>6,18902</text:p>
          </table:table-cell>
          <table:table-cell office:value-type="float" office:value="0">
            <text:p>0</text:p>
          </table:table-cell>
          <table:table-cell table:number-columns-repeated="2" office:value-type="float" office:value="17.0477">
            <text:p>17,0477</text:p>
          </table:table-cell>
          <table:table-cell office:value-type="float" office:value="0">
            <text:p>0</text:p>
          </table:table-cell>
          <table:table-cell table:number-columns-repeated="2" office:value-type="float" office:value="13.8108">
            <text:p>13,8108</text:p>
          </table:table-cell>
          <table:table-cell office:value-type="float" office:value="0">
            <text:p>0</text:p>
          </table:table-cell>
          <table:table-cell table:number-columns-repeated="2" office:value-type="float" office:value="14.6363">
            <text:p>14,6363</text:p>
          </table:table-cell>
          <table:table-cell office:value-type="float" office:value="0">
            <text:p>0</text:p>
          </table:table-cell>
          <table:table-cell table:number-columns-repeated="2" office:value-type="float" office:value="20.4348">
            <text:p>20,4348</text:p>
          </table:table-cell>
          <table:table-cell office:value-type="float" office:value="0">
            <text:p>0</text:p>
          </table:table-cell>
          <table:table-cell table:number-columns-repeated="2" office:value-type="float" office:value="11.4517">
            <text:p>11,4517</text:p>
          </table:table-cell>
          <table:table-cell office:value-type="float" office:value="0">
            <text:p>0</text:p>
          </table:table-cell>
          <table:table-cell table:number-columns-repeated="2" office:value-type="float" office:value="6.93094">
            <text:p>6,93094</text:p>
          </table:table-cell>
          <table:table-cell office:value-type="float" office:value="0">
            <text:p>0</text:p>
          </table:table-cell>
          <table:table-cell table:number-columns-repeated="2" office:value-type="float" office:value="18.7618">
            <text:p>18,76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994">
            <text:p>16,5994</text:p>
          </table:table-cell>
          <table:table-cell office:value-type="float" office:value="0">
            <text:p>0</text:p>
          </table:table-cell>
          <table:table-cell table:number-columns-repeated="2" office:value-type="float" office:value="5.96791">
            <text:p>5,96791</text:p>
          </table:table-cell>
          <table:table-cell office:value-type="float" office:value="0">
            <text:p>0</text:p>
          </table:table-cell>
          <table:table-cell table:number-columns-repeated="2" office:value-type="float" office:value="19.4421">
            <text:p>19,4421</text:p>
          </table:table-cell>
          <table:table-cell office:value-type="float" office:value="0">
            <text:p>0</text:p>
          </table:table-cell>
          <table:table-cell table:number-columns-repeated="2" office:value-type="float" office:value="23.5561">
            <text:p>23,5561</text:p>
          </table:table-cell>
          <table:table-cell office:value-type="float" office:value="0">
            <text:p>0</text:p>
          </table:table-cell>
          <table:table-cell table:number-columns-repeated="2" office:value-type="float" office:value="14.6026">
            <text:p>14,6026</text:p>
          </table:table-cell>
          <table:table-cell office:value-type="float" office:value="0">
            <text:p>0</text:p>
          </table:table-cell>
          <table:table-cell table:number-columns-repeated="2" office:value-type="float" office:value="32.5078">
            <text:p>32,5078</text:p>
          </table:table-cell>
          <table:table-cell office:value-type="float" office:value="0">
            <text:p>0</text:p>
          </table:table-cell>
          <table:table-cell table:number-columns-repeated="2" office:value-type="float" office:value="10.6479">
            <text:p>10,6479</text:p>
          </table:table-cell>
          <table:table-cell office:value-type="float" office:value="0">
            <text:p>0</text:p>
          </table:table-cell>
          <table:table-cell table:number-columns-repeated="2" office:value-type="float" office:value="17.4064">
            <text:p>17,4064</text:p>
          </table:table-cell>
          <table:table-cell office:value-type="float" office:value="0">
            <text:p>0</text:p>
          </table:table-cell>
          <table:table-cell table:number-columns-repeated="2" office:value-type="float" office:value="17.9064">
            <text:p>17,906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3785">
            <text:p>17,3785</text:p>
          </table:table-cell>
          <table:table-cell office:value-type="float" office:value="0">
            <text:p>0</text:p>
          </table:table-cell>
          <table:table-cell table:number-columns-repeated="2" office:value-type="float" office:value="6.31335">
            <text:p>6,31335</text:p>
          </table:table-cell>
          <table:table-cell office:value-type="float" office:value="0">
            <text:p>0</text:p>
          </table:table-cell>
          <table:table-cell table:number-columns-repeated="2" office:value-type="float" office:value="17.3577">
            <text:p>17,3577</text:p>
          </table:table-cell>
          <table:table-cell office:value-type="float" office:value="0">
            <text:p>0</text:p>
          </table:table-cell>
          <table:table-cell table:number-columns-repeated="2" office:value-type="float" office:value="14.6645">
            <text:p>14,6645</text:p>
          </table:table-cell>
          <table:table-cell office:value-type="float" office:value="0">
            <text:p>0</text:p>
          </table:table-cell>
          <table:table-cell table:number-columns-repeated="2" office:value-type="float" office:value="15.4366">
            <text:p>15,4366</text:p>
          </table:table-cell>
          <table:table-cell office:value-type="float" office:value="0">
            <text:p>0</text:p>
          </table:table-cell>
          <table:table-cell table:number-columns-repeated="2" office:value-type="float" office:value="18.9928">
            <text:p>18,9928</text:p>
          </table:table-cell>
          <table:table-cell office:value-type="float" office:value="0">
            <text:p>0</text:p>
          </table:table-cell>
          <table:table-cell table:number-columns-repeated="2" office:value-type="float" office:value="9.17693">
            <text:p>9,17693</text:p>
          </table:table-cell>
          <table:table-cell office:value-type="float" office:value="0">
            <text:p>0</text:p>
          </table:table-cell>
          <table:table-cell table:number-columns-repeated="2" office:value-type="float" office:value="6.69018">
            <text:p>6,69018</text:p>
          </table:table-cell>
          <table:table-cell office:value-type="float" office:value="0">
            <text:p>0</text:p>
          </table:table-cell>
          <table:table-cell table:number-columns-repeated="2" office:value-type="float" office:value="17.5178">
            <text:p>17,51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3451">
            <text:p>17,3451</text:p>
          </table:table-cell>
          <table:table-cell office:value-type="float" office:value="0">
            <text:p>0</text:p>
          </table:table-cell>
          <table:table-cell table:number-columns-repeated="2" office:value-type="float" office:value="7.17257">
            <text:p>7,17257</text:p>
          </table:table-cell>
          <table:table-cell office:value-type="float" office:value="0">
            <text:p>0</text:p>
          </table:table-cell>
          <table:table-cell table:number-columns-repeated="2" office:value-type="float" office:value="18.4902">
            <text:p>18,4902</text:p>
          </table:table-cell>
          <table:table-cell office:value-type="float" office:value="0">
            <text:p>0</text:p>
          </table:table-cell>
          <table:table-cell table:number-columns-repeated="2" office:value-type="float" office:value="13.8897">
            <text:p>13,8897</text:p>
          </table:table-cell>
          <table:table-cell office:value-type="float" office:value="0">
            <text:p>0</text:p>
          </table:table-cell>
          <table:table-cell table:number-columns-repeated="2" office:value-type="float" office:value="15.1445">
            <text:p>15,1445</text:p>
          </table:table-cell>
          <table:table-cell office:value-type="float" office:value="0">
            <text:p>0</text:p>
          </table:table-cell>
          <table:table-cell table:number-columns-repeated="2" office:value-type="float" office:value="19.0178">
            <text:p>19,0178</text:p>
          </table:table-cell>
          <table:table-cell office:value-type="float" office:value="0">
            <text:p>0</text:p>
          </table:table-cell>
          <table:table-cell table:number-columns-repeated="2" office:value-type="float" office:value="14.4906">
            <text:p>14,4906</text:p>
          </table:table-cell>
          <table:table-cell office:value-type="float" office:value="0">
            <text:p>0</text:p>
          </table:table-cell>
          <table:table-cell table:number-columns-repeated="2" office:value-type="float" office:value="5.96439">
            <text:p>5,96439</text:p>
          </table:table-cell>
          <table:table-cell office:value-type="float" office:value="0">
            <text:p>0</text:p>
          </table:table-cell>
          <table:table-cell table:number-columns-repeated="2" office:value-type="float" office:value="16.7815">
            <text:p>16,78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6638">
            <text:p>17,6638</text:p>
          </table:table-cell>
          <table:table-cell office:value-type="float" office:value="0">
            <text:p>0</text:p>
          </table:table-cell>
          <table:table-cell table:number-columns-repeated="2" office:value-type="float" office:value="5.9814">
            <text:p>5,9814</text:p>
          </table:table-cell>
          <table:table-cell office:value-type="float" office:value="0">
            <text:p>0</text:p>
          </table:table-cell>
          <table:table-cell table:number-columns-repeated="2" office:value-type="float" office:value="22.7579">
            <text:p>22,7579</text:p>
          </table:table-cell>
          <table:table-cell office:value-type="float" office:value="0">
            <text:p>0</text:p>
          </table:table-cell>
          <table:table-cell table:number-columns-repeated="2" office:value-type="float" office:value="17.6914">
            <text:p>17,6914</text:p>
          </table:table-cell>
          <table:table-cell office:value-type="float" office:value="0">
            <text:p>0</text:p>
          </table:table-cell>
          <table:table-cell table:number-columns-repeated="2" office:value-type="float" office:value="15.4935">
            <text:p>15,4935</text:p>
          </table:table-cell>
          <table:table-cell office:value-type="float" office:value="0">
            <text:p>0</text:p>
          </table:table-cell>
          <table:table-cell table:number-columns-repeated="2" office:value-type="float" office:value="19.7817">
            <text:p>19,7817</text:p>
          </table:table-cell>
          <table:table-cell office:value-type="float" office:value="0">
            <text:p>0</text:p>
          </table:table-cell>
          <table:table-cell table:number-columns-repeated="2" office:value-type="float" office:value="8.91213">
            <text:p>8,91213</text:p>
          </table:table-cell>
          <table:table-cell office:value-type="float" office:value="0">
            <text:p>0</text:p>
          </table:table-cell>
          <table:table-cell table:number-columns-repeated="2" office:value-type="float" office:value="13.4645">
            <text:p>13,4645</text:p>
          </table:table-cell>
          <table:table-cell office:value-type="float" office:value="0">
            <text:p>0</text:p>
          </table:table-cell>
          <table:table-cell table:number-columns-repeated="2" office:value-type="float" office:value="21.1937">
            <text:p>21,19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043">
            <text:p>16,9043</text:p>
          </table:table-cell>
          <table:table-cell office:value-type="float" office:value="0">
            <text:p>0</text:p>
          </table:table-cell>
          <table:table-cell table:number-columns-repeated="2" office:value-type="float" office:value="6.12538">
            <text:p>6,12538</text:p>
          </table:table-cell>
          <table:table-cell office:value-type="float" office:value="0">
            <text:p>0</text:p>
          </table:table-cell>
          <table:table-cell table:number-columns-repeated="2" office:value-type="float" office:value="18.2002">
            <text:p>18,2002</text:p>
          </table:table-cell>
          <table:table-cell office:value-type="float" office:value="0">
            <text:p>0</text:p>
          </table:table-cell>
          <table:table-cell table:number-columns-repeated="2" office:value-type="float" office:value="21.5374">
            <text:p>21,5374</text:p>
          </table:table-cell>
          <table:table-cell office:value-type="float" office:value="0">
            <text:p>0</text:p>
          </table:table-cell>
          <table:table-cell table:number-columns-repeated="2" office:value-type="float" office:value="18.1014">
            <text:p>18,1014</text:p>
          </table:table-cell>
          <table:table-cell office:value-type="float" office:value="0">
            <text:p>0</text:p>
          </table:table-cell>
          <table:table-cell table:number-columns-repeated="2" office:value-type="float" office:value="21.2163">
            <text:p>21,2163</text:p>
          </table:table-cell>
          <table:table-cell office:value-type="float" office:value="0">
            <text:p>0</text:p>
          </table:table-cell>
          <table:table-cell table:number-columns-repeated="2" office:value-type="float" office:value="9.27693">
            <text:p>9,27693</text:p>
          </table:table-cell>
          <table:table-cell office:value-type="float" office:value="0">
            <text:p>0</text:p>
          </table:table-cell>
          <table:table-cell table:number-columns-repeated="2" office:value-type="float" office:value="6.84677">
            <text:p>6,84677</text:p>
          </table:table-cell>
          <table:table-cell office:value-type="float" office:value="0">
            <text:p>0</text:p>
          </table:table-cell>
          <table:table-cell table:number-columns-repeated="2" office:value-type="float" office:value="17.5433">
            <text:p>17,54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774">
            <text:p>16,6774</text:p>
          </table:table-cell>
          <table:table-cell office:value-type="float" office:value="0">
            <text:p>0</text:p>
          </table:table-cell>
          <table:table-cell table:number-columns-repeated="2" office:value-type="float" office:value="6.00779">
            <text:p>6,00779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83">
            <text:p>17,0383</text:p>
          </table:table-cell>
          <table:table-cell office:value-type="float" office:value="0">
            <text:p>0</text:p>
          </table:table-cell>
          <table:table-cell table:number-columns-repeated="2" office:value-type="float" office:value="13.6296">
            <text:p>13,6296</text:p>
          </table:table-cell>
          <table:table-cell office:value-type="float" office:value="0">
            <text:p>0</text:p>
          </table:table-cell>
          <table:table-cell table:number-columns-repeated="2" office:value-type="float" office:value="14.6803">
            <text:p>14,6803</text:p>
          </table:table-cell>
          <table:table-cell office:value-type="float" office:value="0">
            <text:p>0</text:p>
          </table:table-cell>
          <table:table-cell table:number-columns-repeated="2" office:value-type="float" office:value="25.7657">
            <text:p>25,7657</text:p>
          </table:table-cell>
          <table:table-cell office:value-type="float" office:value="0">
            <text:p>0</text:p>
          </table:table-cell>
          <table:table-cell table:number-columns-repeated="2" office:value-type="float" office:value="10.4262">
            <text:p>10,4262</text:p>
          </table:table-cell>
          <table:table-cell office:value-type="float" office:value="0">
            <text:p>0</text:p>
          </table:table-cell>
          <table:table-cell table:number-columns-repeated="2" office:value-type="float" office:value="7.70247">
            <text:p>7,70247</text:p>
          </table:table-cell>
          <table:table-cell office:value-type="float" office:value="0">
            <text:p>0</text:p>
          </table:table-cell>
          <table:table-cell table:number-columns-repeated="2" office:value-type="float" office:value="18.6788">
            <text:p>18,67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1515">
            <text:p>18,1515</text:p>
          </table:table-cell>
          <table:table-cell office:value-type="float" office:value="0">
            <text:p>0</text:p>
          </table:table-cell>
          <table:table-cell table:number-columns-repeated="2" office:value-type="float" office:value="6.78871">
            <text:p>6,78871</text:p>
          </table:table-cell>
          <table:table-cell office:value-type="float" office:value="0">
            <text:p>0</text:p>
          </table:table-cell>
          <table:table-cell table:number-columns-repeated="2" office:value-type="float" office:value="17.0999">
            <text:p>17,0999</text:p>
          </table:table-cell>
          <table:table-cell office:value-type="float" office:value="0">
            <text:p>0</text:p>
          </table:table-cell>
          <table:table-cell table:number-columns-repeated="2" office:value-type="float" office:value="13.9971">
            <text:p>13,9971</text:p>
          </table:table-cell>
          <table:table-cell office:value-type="float" office:value="0">
            <text:p>0</text:p>
          </table:table-cell>
          <table:table-cell table:number-columns-repeated="2" office:value-type="float" office:value="15.4536">
            <text:p>15,4536</text:p>
          </table:table-cell>
          <table:table-cell office:value-type="float" office:value="0">
            <text:p>0</text:p>
          </table:table-cell>
          <table:table-cell table:number-columns-repeated="2" office:value-type="float" office:value="18.7885">
            <text:p>18,7885</text:p>
          </table:table-cell>
          <table:table-cell office:value-type="float" office:value="0">
            <text:p>0</text:p>
          </table:table-cell>
          <table:table-cell table:number-columns-repeated="2" office:value-type="float" office:value="9.11329">
            <text:p>9,11329</text:p>
          </table:table-cell>
          <table:table-cell office:value-type="float" office:value="0">
            <text:p>0</text:p>
          </table:table-cell>
          <table:table-cell table:number-columns-repeated="2" office:value-type="float" office:value="6.13711">
            <text:p>6,13711</text:p>
          </table:table-cell>
          <table:table-cell office:value-type="float" office:value="0">
            <text:p>0</text:p>
          </table:table-cell>
          <table:table-cell table:number-columns-repeated="2" office:value-type="float" office:value="16.6143">
            <text:p>16,61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5597">
            <text:p>17,5597</text:p>
          </table:table-cell>
          <table:table-cell office:value-type="float" office:value="0">
            <text:p>0</text:p>
          </table:table-cell>
          <table:table-cell table:number-columns-repeated="2" office:value-type="float" office:value="8.42504">
            <text:p>8,42504</text:p>
          </table:table-cell>
          <table:table-cell office:value-type="float" office:value="0">
            <text:p>0</text:p>
          </table:table-cell>
          <table:table-cell table:number-columns-repeated="2" office:value-type="float" office:value="18.2371">
            <text:p>18,2371</text:p>
          </table:table-cell>
          <table:table-cell office:value-type="float" office:value="0">
            <text:p>0</text:p>
          </table:table-cell>
          <table:table-cell table:number-columns-repeated="2" office:value-type="float" office:value="14.7657">
            <text:p>14,7657</text:p>
          </table:table-cell>
          <table:table-cell office:value-type="float" office:value="0">
            <text:p>0</text:p>
          </table:table-cell>
          <table:table-cell table:number-columns-repeated="2" office:value-type="float" office:value="14.5748">
            <text:p>14,5748</text:p>
          </table:table-cell>
          <table:table-cell office:value-type="float" office:value="0">
            <text:p>0</text:p>
          </table:table-cell>
          <table:table-cell table:number-columns-repeated="2" office:value-type="float" office:value="28.3648">
            <text:p>28,3648</text:p>
          </table:table-cell>
          <table:table-cell office:value-type="float" office:value="0">
            <text:p>0</text:p>
          </table:table-cell>
          <table:table-cell table:number-columns-repeated="2" office:value-type="float" office:value="9.1913">
            <text:p>9,1913</text:p>
          </table:table-cell>
          <table:table-cell office:value-type="float" office:value="0">
            <text:p>0</text:p>
          </table:table-cell>
          <table:table-cell table:number-columns-repeated="2" office:value-type="float" office:value="8.24557">
            <text:p>8,24557</text:p>
          </table:table-cell>
          <table:table-cell office:value-type="float" office:value="0">
            <text:p>0</text:p>
          </table:table-cell>
          <table:table-cell table:number-columns-repeated="2" office:value-type="float" office:value="17.0955">
            <text:p>17,09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6671">
            <text:p>17,6671</text:p>
          </table:table-cell>
          <table:table-cell office:value-type="float" office:value="0">
            <text:p>0</text:p>
          </table:table-cell>
          <table:table-cell table:number-columns-repeated="2" office:value-type="float" office:value="6.95058">
            <text:p>6,95058</text:p>
          </table:table-cell>
          <table:table-cell office:value-type="float" office:value="0">
            <text:p>0</text:p>
          </table:table-cell>
          <table:table-cell table:number-columns-repeated="2" office:value-type="float" office:value="16.8697">
            <text:p>16,8697</text:p>
          </table:table-cell>
          <table:table-cell office:value-type="float" office:value="0">
            <text:p>0</text:p>
          </table:table-cell>
          <table:table-cell table:number-columns-repeated="2" office:value-type="float" office:value="16.019">
            <text:p>16,019</text:p>
          </table:table-cell>
          <table:table-cell office:value-type="float" office:value="0">
            <text:p>0</text:p>
          </table:table-cell>
          <table:table-cell table:number-columns-repeated="2" office:value-type="float" office:value="15.2091">
            <text:p>15,2091</text:p>
          </table:table-cell>
          <table:table-cell office:value-type="float" office:value="0">
            <text:p>0</text:p>
          </table:table-cell>
          <table:table-cell table:number-columns-repeated="2" office:value-type="float" office:value="25.0983">
            <text:p>25,0983</text:p>
          </table:table-cell>
          <table:table-cell office:value-type="float" office:value="0">
            <text:p>0</text:p>
          </table:table-cell>
          <table:table-cell table:number-columns-repeated="2" office:value-type="float" office:value="9.0652">
            <text:p>9,0652</text:p>
          </table:table-cell>
          <table:table-cell office:value-type="float" office:value="0">
            <text:p>0</text:p>
          </table:table-cell>
          <table:table-cell table:number-columns-repeated="2" office:value-type="float" office:value="11.1584">
            <text:p>11,1584</text:p>
          </table:table-cell>
          <table:table-cell office:value-type="float" office:value="0">
            <text:p>0</text:p>
          </table:table-cell>
          <table:table-cell table:number-columns-repeated="2" office:value-type="float" office:value="16.7096">
            <text:p>16,70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427">
            <text:p>16,9427</text:p>
          </table:table-cell>
          <table:table-cell office:value-type="float" office:value="0">
            <text:p>0</text:p>
          </table:table-cell>
          <table:table-cell table:number-columns-repeated="2" office:value-type="float" office:value="7.1931">
            <text:p>7,1931</text:p>
          </table:table-cell>
          <table:table-cell office:value-type="float" office:value="0">
            <text:p>0</text:p>
          </table:table-cell>
          <table:table-cell table:number-columns-repeated="2" office:value-type="float" office:value="17.6386">
            <text:p>17,6386</text:p>
          </table:table-cell>
          <table:table-cell office:value-type="float" office:value="0">
            <text:p>0</text:p>
          </table:table-cell>
          <table:table-cell table:number-columns-repeated="2" office:value-type="float" office:value="13.7751">
            <text:p>13,7751</text:p>
          </table:table-cell>
          <table:table-cell office:value-type="float" office:value="0">
            <text:p>0</text:p>
          </table:table-cell>
          <table:table-cell table:number-columns-repeated="2" office:value-type="float" office:value="14.7463">
            <text:p>14,7463</text:p>
          </table:table-cell>
          <table:table-cell office:value-type="float" office:value="0">
            <text:p>0</text:p>
          </table:table-cell>
          <table:table-cell table:number-columns-repeated="2" office:value-type="float" office:value="31.1899">
            <text:p>31,1899</text:p>
          </table:table-cell>
          <table:table-cell office:value-type="float" office:value="0">
            <text:p>0</text:p>
          </table:table-cell>
          <table:table-cell table:number-columns-repeated="2" office:value-type="float" office:value="12.7725">
            <text:p>12,7725</text:p>
          </table:table-cell>
          <table:table-cell office:value-type="float" office:value="0">
            <text:p>0</text:p>
          </table:table-cell>
          <table:table-cell table:number-columns-repeated="2" office:value-type="float" office:value="7.33943">
            <text:p>7,33943</text:p>
          </table:table-cell>
          <table:table-cell office:value-type="float" office:value="0">
            <text:p>0</text:p>
          </table:table-cell>
          <table:table-cell table:number-columns-repeated="2" office:value-type="float" office:value="21.2479">
            <text:p>21,24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5174">
            <text:p>21,5174</text:p>
          </table:table-cell>
          <table:table-cell office:value-type="float" office:value="0">
            <text:p>0</text:p>
          </table:table-cell>
          <table:table-cell table:number-columns-repeated="2" office:value-type="float" office:value="5.9726">
            <text:p>5,9726</text:p>
          </table:table-cell>
          <table:table-cell office:value-type="float" office:value="0">
            <text:p>0</text:p>
          </table:table-cell>
          <table:table-cell table:number-columns-repeated="2" office:value-type="float" office:value="19.0832">
            <text:p>19,0832</text:p>
          </table:table-cell>
          <table:table-cell office:value-type="float" office:value="0">
            <text:p>0</text:p>
          </table:table-cell>
          <table:table-cell table:number-columns-repeated="2" office:value-type="float" office:value="13.9666">
            <text:p>13,9666</text:p>
          </table:table-cell>
          <table:table-cell office:value-type="float" office:value="0">
            <text:p>0</text:p>
          </table:table-cell>
          <table:table-cell table:number-columns-repeated="2" office:value-type="float" office:value="15.1944">
            <text:p>15,1944</text:p>
          </table:table-cell>
          <table:table-cell office:value-type="float" office:value="0">
            <text:p>0</text:p>
          </table:table-cell>
          <table:table-cell table:number-columns-repeated="2" office:value-type="float" office:value="19.0122">
            <text:p>19,0122</text:p>
          </table:table-cell>
          <table:table-cell office:value-type="float" office:value="0">
            <text:p>0</text:p>
          </table:table-cell>
          <table:table-cell table:number-columns-repeated="2" office:value-type="float" office:value="9.96841">
            <text:p>9,96841</text:p>
          </table:table-cell>
          <table:table-cell office:value-type="float" office:value="0">
            <text:p>0</text:p>
          </table:table-cell>
          <table:table-cell table:number-columns-repeated="2" office:value-type="float" office:value="6.75792">
            <text:p>6,75792</text:p>
          </table:table-cell>
          <table:table-cell office:value-type="float" office:value="0">
            <text:p>0</text:p>
          </table:table-cell>
          <table:table-cell table:number-columns-repeated="2" office:value-type="float" office:value="17.7096">
            <text:p>17,70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1276">
            <text:p>28,1276</text:p>
          </table:table-cell>
          <table:table-cell office:value-type="float" office:value="0">
            <text:p>0</text:p>
          </table:table-cell>
          <table:table-cell table:number-columns-repeated="2" office:value-type="float" office:value="6.27787">
            <text:p>6,27787</text:p>
          </table:table-cell>
          <table:table-cell office:value-type="float" office:value="0">
            <text:p>0</text:p>
          </table:table-cell>
          <table:table-cell table:number-columns-repeated="2" office:value-type="float" office:value="17.5636">
            <text:p>17,5636</text:p>
          </table:table-cell>
          <table:table-cell office:value-type="float" office:value="0">
            <text:p>0</text:p>
          </table:table-cell>
          <table:table-cell table:number-columns-repeated="2" office:value-type="float" office:value="14.295">
            <text:p>14,295</text:p>
          </table:table-cell>
          <table:table-cell office:value-type="float" office:value="0">
            <text:p>0</text:p>
          </table:table-cell>
          <table:table-cell table:number-columns-repeated="2" office:value-type="float" office:value="14.5402">
            <text:p>14,5402</text:p>
          </table:table-cell>
          <table:table-cell office:value-type="float" office:value="0">
            <text:p>0</text:p>
          </table:table-cell>
          <table:table-cell table:number-columns-repeated="2" office:value-type="float" office:value="19.6878">
            <text:p>19,6878</text:p>
          </table:table-cell>
          <table:table-cell office:value-type="float" office:value="0">
            <text:p>0</text:p>
          </table:table-cell>
          <table:table-cell table:number-columns-repeated="2" office:value-type="float" office:value="9.00597">
            <text:p>9,00597</text:p>
          </table:table-cell>
          <table:table-cell office:value-type="float" office:value="0">
            <text:p>0</text:p>
          </table:table-cell>
          <table:table-cell table:number-columns-repeated="2" office:value-type="float" office:value="6.02362">
            <text:p>6,02362</text:p>
          </table:table-cell>
          <table:table-cell office:value-type="float" office:value="0">
            <text:p>0</text:p>
          </table:table-cell>
          <table:table-cell table:number-columns-repeated="2" office:value-type="float" office:value="16.5389">
            <text:p>16,53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9738">
            <text:p>17,9738</text:p>
          </table:table-cell>
          <table:table-cell office:value-type="float" office:value="0">
            <text:p>0</text:p>
          </table:table-cell>
          <table:table-cell table:number-columns-repeated="2" office:value-type="float" office:value="7.66846">
            <text:p>7,66846</text:p>
          </table:table-cell>
          <table:table-cell office:value-type="float" office:value="0">
            <text:p>0</text:p>
          </table:table-cell>
          <table:table-cell table:number-columns-repeated="2" office:value-type="float" office:value="22.4165">
            <text:p>22,4165</text:p>
          </table:table-cell>
          <table:table-cell office:value-type="float" office:value="0">
            <text:p>0</text:p>
          </table:table-cell>
          <table:table-cell table:number-columns-repeated="2" office:value-type="float" office:value="13.9979">
            <text:p>13,9979</text:p>
          </table:table-cell>
          <table:table-cell office:value-type="float" office:value="0">
            <text:p>0</text:p>
          </table:table-cell>
          <table:table-cell table:number-columns-repeated="2" office:value-type="float" office:value="21.1561">
            <text:p>21,1561</text:p>
          </table:table-cell>
          <table:table-cell office:value-type="float" office:value="0">
            <text:p>0</text:p>
          </table:table-cell>
          <table:table-cell table:number-columns-repeated="2" office:value-type="float" office:value="19.0143">
            <text:p>19,0143</text:p>
          </table:table-cell>
          <table:table-cell office:value-type="float" office:value="0">
            <text:p>0</text:p>
          </table:table-cell>
          <table:table-cell table:number-columns-repeated="2" office:value-type="float" office:value="10.566">
            <text:p>10,566</text:p>
          </table:table-cell>
          <table:table-cell office:value-type="float" office:value="0">
            <text:p>0</text:p>
          </table:table-cell>
          <table:table-cell table:number-columns-repeated="2" office:value-type="float" office:value="6.06204">
            <text:p>6,06204</text:p>
          </table:table-cell>
          <table:table-cell office:value-type="float" office:value="0">
            <text:p>0</text:p>
          </table:table-cell>
          <table:table-cell table:number-columns-repeated="2" office:value-type="float" office:value="16.8466">
            <text:p>16,84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2.481">
            <text:p>22,481</text:p>
          </table:table-cell>
          <table:table-cell office:value-type="float" office:value="0">
            <text:p>0</text:p>
          </table:table-cell>
          <table:table-cell table:number-columns-repeated="2" office:value-type="float" office:value="6.04357">
            <text:p>6,04357</text:p>
          </table:table-cell>
          <table:table-cell office:value-type="float" office:value="0">
            <text:p>0</text:p>
          </table:table-cell>
          <table:table-cell table:number-columns-repeated="2" office:value-type="float" office:value="26.2836">
            <text:p>26,2836</text:p>
          </table:table-cell>
          <table:table-cell office:value-type="float" office:value="0">
            <text:p>0</text:p>
          </table:table-cell>
          <table:table-cell table:number-columns-repeated="2" office:value-type="float" office:value="15.9369">
            <text:p>15,9369</text:p>
          </table:table-cell>
          <table:table-cell office:value-type="float" office:value="0">
            <text:p>0</text:p>
          </table:table-cell>
          <table:table-cell table:number-columns-repeated="2" office:value-type="float" office:value="15.0838">
            <text:p>15,0838</text:p>
          </table:table-cell>
          <table:table-cell office:value-type="float" office:value="0">
            <text:p>0</text:p>
          </table:table-cell>
          <table:table-cell table:number-columns-repeated="2" office:value-type="float" office:value="20.1057">
            <text:p>20,1057</text:p>
          </table:table-cell>
          <table:table-cell office:value-type="float" office:value="0">
            <text:p>0</text:p>
          </table:table-cell>
          <table:table-cell table:number-columns-repeated="2" office:value-type="float" office:value="9.58513">
            <text:p>9,58513</text:p>
          </table:table-cell>
          <table:table-cell office:value-type="float" office:value="0">
            <text:p>0</text:p>
          </table:table-cell>
          <table:table-cell table:number-columns-repeated="2" office:value-type="float" office:value="6.20368">
            <text:p>6,20368</text:p>
          </table:table-cell>
          <table:table-cell office:value-type="float" office:value="0">
            <text:p>0</text:p>
          </table:table-cell>
          <table:table-cell table:number-columns-repeated="2" office:value-type="float" office:value="17.8659">
            <text:p>17,86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841">
            <text:p>16,7841</text:p>
          </table:table-cell>
          <table:table-cell office:value-type="float" office:value="0">
            <text:p>0</text:p>
          </table:table-cell>
          <table:table-cell table:number-columns-repeated="2" office:value-type="float" office:value="6.3503">
            <text:p>6,3503</text:p>
          </table:table-cell>
          <table:table-cell office:value-type="float" office:value="0">
            <text:p>0</text:p>
          </table:table-cell>
          <table:table-cell table:number-columns-repeated="2" office:value-type="float" office:value="18.9184">
            <text:p>18,9184</text:p>
          </table:table-cell>
          <table:table-cell office:value-type="float" office:value="0">
            <text:p>0</text:p>
          </table:table-cell>
          <table:table-cell table:number-columns-repeated="2" office:value-type="float" office:value="13.8704">
            <text:p>13,8704</text:p>
          </table:table-cell>
          <table:table-cell office:value-type="float" office:value="0">
            <text:p>0</text:p>
          </table:table-cell>
          <table:table-cell table:number-columns-repeated="2" office:value-type="float" office:value="15.7269">
            <text:p>15,7269</text:p>
          </table:table-cell>
          <table:table-cell office:value-type="float" office:value="0">
            <text:p>0</text:p>
          </table:table-cell>
          <table:table-cell table:number-columns-repeated="2" office:value-type="float" office:value="20.4397">
            <text:p>20,4397</text:p>
          </table:table-cell>
          <table:table-cell office:value-type="float" office:value="0">
            <text:p>0</text:p>
          </table:table-cell>
          <table:table-cell table:number-columns-repeated="2" office:value-type="float" office:value="9.66841">
            <text:p>9,66841</text:p>
          </table:table-cell>
          <table:table-cell office:value-type="float" office:value="0">
            <text:p>0</text:p>
          </table:table-cell>
          <table:table-cell table:number-columns-repeated="2" office:value-type="float" office:value="6.35676">
            <text:p>6,35676</text:p>
          </table:table-cell>
          <table:table-cell office:value-type="float" office:value="0">
            <text:p>0</text:p>
          </table:table-cell>
          <table:table-cell table:number-columns-repeated="2" office:value-type="float" office:value="17.1812">
            <text:p>17,181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12">
            <text:p>16,912</text:p>
          </table:table-cell>
          <table:table-cell office:value-type="float" office:value="0">
            <text:p>0</text:p>
          </table:table-cell>
          <table:table-cell table:number-columns-repeated="2" office:value-type="float" office:value="5.9726">
            <text:p>5,9726</text:p>
          </table:table-cell>
          <table:table-cell office:value-type="float" office:value="0">
            <text:p>0</text:p>
          </table:table-cell>
          <table:table-cell table:number-columns-repeated="2" office:value-type="float" office:value="17.1627">
            <text:p>17,1627</text:p>
          </table:table-cell>
          <table:table-cell office:value-type="float" office:value="0">
            <text:p>0</text:p>
          </table:table-cell>
          <table:table-cell table:number-columns-repeated="2" office:value-type="float" office:value="19.6849">
            <text:p>19,6849</text:p>
          </table:table-cell>
          <table:table-cell office:value-type="float" office:value="0">
            <text:p>0</text:p>
          </table:table-cell>
          <table:table-cell table:number-columns-repeated="2" office:value-type="float" office:value="15.3319">
            <text:p>15,3319</text:p>
          </table:table-cell>
          <table:table-cell office:value-type="float" office:value="0">
            <text:p>0</text:p>
          </table:table-cell>
          <table:table-cell table:number-columns-repeated="2" office:value-type="float" office:value="18.4996">
            <text:p>18,4996</text:p>
          </table:table-cell>
          <table:table-cell office:value-type="float" office:value="0">
            <text:p>0</text:p>
          </table:table-cell>
          <table:table-cell table:number-columns-repeated="2" office:value-type="float" office:value="15.8677">
            <text:p>15,8677</text:p>
          </table:table-cell>
          <table:table-cell office:value-type="float" office:value="0">
            <text:p>0</text:p>
          </table:table-cell>
          <table:table-cell table:number-columns-repeated="2" office:value-type="float" office:value="15.3586">
            <text:p>15,3586</text:p>
          </table:table-cell>
          <table:table-cell office:value-type="float" office:value="0">
            <text:p>0</text:p>
          </table:table-cell>
          <table:table-cell table:number-columns-repeated="2" office:value-type="float" office:value="18.9327">
            <text:p>18,93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691">
            <text:p>16,9691</text:p>
          </table:table-cell>
          <table:table-cell office:value-type="float" office:value="0">
            <text:p>0</text:p>
          </table:table-cell>
          <table:table-cell table:number-columns-repeated="2" office:value-type="float" office:value="6.05412">
            <text:p>6,05412</text:p>
          </table:table-cell>
          <table:table-cell office:value-type="float" office:value="0">
            <text:p>0</text:p>
          </table:table-cell>
          <table:table-cell table:number-columns-repeated="2" office:value-type="float" office:value="28.6748">
            <text:p>28,6748</text:p>
          </table:table-cell>
          <table:table-cell office:value-type="float" office:value="0">
            <text:p>0</text:p>
          </table:table-cell>
          <table:table-cell table:number-columns-repeated="2" office:value-type="float" office:value="13.6258">
            <text:p>13,6258</text:p>
          </table:table-cell>
          <table:table-cell office:value-type="float" office:value="0">
            <text:p>0</text:p>
          </table:table-cell>
          <table:table-cell table:number-columns-repeated="2" office:value-type="float" office:value="14.6786">
            <text:p>14,6786</text:p>
          </table:table-cell>
          <table:table-cell office:value-type="float" office:value="0">
            <text:p>0</text:p>
          </table:table-cell>
          <table:table-cell table:number-columns-repeated="2" office:value-type="float" office:value="18.9846">
            <text:p>18,9846</text:p>
          </table:table-cell>
          <table:table-cell office:value-type="float" office:value="0">
            <text:p>0</text:p>
          </table:table-cell>
          <table:table-cell table:number-columns-repeated="2" office:value-type="float" office:value="9.2957">
            <text:p>9,2957</text:p>
          </table:table-cell>
          <table:table-cell office:value-type="float" office:value="0">
            <text:p>0</text:p>
          </table:table-cell>
          <table:table-cell table:number-columns-repeated="2" office:value-type="float" office:value="6.08139">
            <text:p>6,08139</text:p>
          </table:table-cell>
          <table:table-cell office:value-type="float" office:value="0">
            <text:p>0</text:p>
          </table:table-cell>
          <table:table-cell table:number-columns-repeated="2" office:value-type="float" office:value="16.673">
            <text:p>16,6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5344">
            <text:p>24,5344</text:p>
          </table:table-cell>
          <table:table-cell office:value-type="float" office:value="0">
            <text:p>0</text:p>
          </table:table-cell>
          <table:table-cell table:number-columns-repeated="2" office:value-type="float" office:value="6.24004">
            <text:p>6,24004</text:p>
          </table:table-cell>
          <table:table-cell office:value-type="float" office:value="0">
            <text:p>0</text:p>
          </table:table-cell>
          <table:table-cell table:number-columns-repeated="2" office:value-type="float" office:value="19.3181">
            <text:p>19,3181</text:p>
          </table:table-cell>
          <table:table-cell office:value-type="float" office:value="0">
            <text:p>0</text:p>
          </table:table-cell>
          <table:table-cell table:number-columns-repeated="2" office:value-type="float" office:value="14.7654">
            <text:p>14,7654</text:p>
          </table:table-cell>
          <table:table-cell office:value-type="float" office:value="0">
            <text:p>0</text:p>
          </table:table-cell>
          <table:table-cell table:number-columns-repeated="2" office:value-type="float" office:value="25.0874">
            <text:p>25,0874</text:p>
          </table:table-cell>
          <table:table-cell office:value-type="float" office:value="0">
            <text:p>0</text:p>
          </table:table-cell>
          <table:table-cell table:number-columns-repeated="2" office:value-type="float" office:value="25.1921">
            <text:p>25,1921</text:p>
          </table:table-cell>
          <table:table-cell office:value-type="float" office:value="0">
            <text:p>0</text:p>
          </table:table-cell>
          <table:table-cell table:number-columns-repeated="2" office:value-type="float" office:value="9.62413">
            <text:p>9,62413</text:p>
          </table:table-cell>
          <table:table-cell office:value-type="float" office:value="0">
            <text:p>0</text:p>
          </table:table-cell>
          <table:table-cell table:number-columns-repeated="2" office:value-type="float" office:value="6.11307">
            <text:p>6,11307</text:p>
          </table:table-cell>
          <table:table-cell office:value-type="float" office:value="0">
            <text:p>0</text:p>
          </table:table-cell>
          <table:table-cell table:number-columns-repeated="2" office:value-type="float" office:value="25.5212">
            <text:p>25,521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2298">
            <text:p>17,2298</text:p>
          </table:table-cell>
          <table:table-cell office:value-type="float" office:value="0">
            <text:p>0</text:p>
          </table:table-cell>
          <table:table-cell table:number-columns-repeated="2" office:value-type="float" office:value="9.33089">
            <text:p>9,33089</text:p>
          </table:table-cell>
          <table:table-cell office:value-type="float" office:value="0">
            <text:p>0</text:p>
          </table:table-cell>
          <table:table-cell table:number-columns-repeated="2" office:value-type="float" office:value="18.277">
            <text:p>18,277</text:p>
          </table:table-cell>
          <table:table-cell office:value-type="float" office:value="0">
            <text:p>0</text:p>
          </table:table-cell>
          <table:table-cell table:number-columns-repeated="2" office:value-type="float" office:value="14.1419">
            <text:p>14,1419</text:p>
          </table:table-cell>
          <table:table-cell office:value-type="float" office:value="0">
            <text:p>0</text:p>
          </table:table-cell>
          <table:table-cell table:number-columns-repeated="2" office:value-type="float" office:value="14.8619">
            <text:p>14,8619</text:p>
          </table:table-cell>
          <table:table-cell office:value-type="float" office:value="0">
            <text:p>0</text:p>
          </table:table-cell>
          <table:table-cell table:number-columns-repeated="2" office:value-type="float" office:value="19.9638">
            <text:p>19,9638</text:p>
          </table:table-cell>
          <table:table-cell office:value-type="float" office:value="0">
            <text:p>0</text:p>
          </table:table-cell>
          <table:table-cell table:number-columns-repeated="2" office:value-type="float" office:value="12.325">
            <text:p>12,325</text:p>
          </table:table-cell>
          <table:table-cell office:value-type="float" office:value="0">
            <text:p>0</text:p>
          </table:table-cell>
          <table:table-cell table:number-columns-repeated="2" office:value-type="float" office:value="6.3764">
            <text:p>6,3764</text:p>
          </table:table-cell>
          <table:table-cell office:value-type="float" office:value="0">
            <text:p>0</text:p>
          </table:table-cell>
          <table:table-cell table:number-columns-repeated="2" office:value-type="float" office:value="16.5973">
            <text:p>16,59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275">
            <text:p>16,4275</text:p>
          </table:table-cell>
          <table:table-cell office:value-type="float" office:value="0">
            <text:p>0</text:p>
          </table:table-cell>
          <table:table-cell table:number-columns-repeated="2" office:value-type="float" office:value="6.0336">
            <text:p>6,0336</text:p>
          </table:table-cell>
          <table:table-cell office:value-type="float" office:value="0">
            <text:p>0</text:p>
          </table:table-cell>
          <table:table-cell table:number-columns-repeated="2" office:value-type="float" office:value="19.2339">
            <text:p>19,2339</text:p>
          </table:table-cell>
          <table:table-cell office:value-type="float" office:value="0">
            <text:p>0</text:p>
          </table:table-cell>
          <table:table-cell table:number-columns-repeated="2" office:value-type="float" office:value="21.1116">
            <text:p>21,1116</text:p>
          </table:table-cell>
          <table:table-cell office:value-type="float" office:value="0">
            <text:p>0</text:p>
          </table:table-cell>
          <table:table-cell table:number-columns-repeated="2" office:value-type="float" office:value="23.2514">
            <text:p>23,2514</text:p>
          </table:table-cell>
          <table:table-cell office:value-type="float" office:value="0">
            <text:p>0</text:p>
          </table:table-cell>
          <table:table-cell table:number-columns-repeated="2" office:value-type="float" office:value="19.4999">
            <text:p>19,4999</text:p>
          </table:table-cell>
          <table:table-cell office:value-type="float" office:value="0">
            <text:p>0</text:p>
          </table:table-cell>
          <table:table-cell table:number-columns-repeated="2" office:value-type="float" office:value="9.44203">
            <text:p>9,44203</text:p>
          </table:table-cell>
          <table:table-cell office:value-type="float" office:value="0">
            <text:p>0</text:p>
          </table:table-cell>
          <table:table-cell table:number-columns-repeated="2" office:value-type="float" office:value="5.97377">
            <text:p>5,97377</text:p>
          </table:table-cell>
          <table:table-cell office:value-type="float" office:value="0">
            <text:p>0</text:p>
          </table:table-cell>
          <table:table-cell table:number-columns-repeated="2" office:value-type="float" office:value="19.06">
            <text:p>19,0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0272">
            <text:p>18,0272</text:p>
          </table:table-cell>
          <table:table-cell office:value-type="float" office:value="0">
            <text:p>0</text:p>
          </table:table-cell>
          <table:table-cell table:number-columns-repeated="2" office:value-type="float" office:value="5.94738">
            <text:p>5,94738</text:p>
          </table:table-cell>
          <table:table-cell office:value-type="float" office:value="0">
            <text:p>0</text:p>
          </table:table-cell>
          <table:table-cell table:number-columns-repeated="2" office:value-type="float" office:value="19.5644">
            <text:p>19,5644</text:p>
          </table:table-cell>
          <table:table-cell office:value-type="float" office:value="0">
            <text:p>0</text:p>
          </table:table-cell>
          <table:table-cell table:number-columns-repeated="2" office:value-type="float" office:value="16.9348">
            <text:p>16,9348</text:p>
          </table:table-cell>
          <table:table-cell office:value-type="float" office:value="0">
            <text:p>0</text:p>
          </table:table-cell>
          <table:table-cell table:number-columns-repeated="2" office:value-type="float" office:value="21.4638">
            <text:p>21,4638</text:p>
          </table:table-cell>
          <table:table-cell office:value-type="float" office:value="0">
            <text:p>0</text:p>
          </table:table-cell>
          <table:table-cell table:number-columns-repeated="2" office:value-type="float" office:value="23.7089">
            <text:p>23,7089</text:p>
          </table:table-cell>
          <table:table-cell office:value-type="float" office:value="0">
            <text:p>0</text:p>
          </table:table-cell>
          <table:table-cell table:number-columns-repeated="2" office:value-type="float" office:value="10.1452">
            <text:p>10,1452</text:p>
          </table:table-cell>
          <table:table-cell office:value-type="float" office:value="0">
            <text:p>0</text:p>
          </table:table-cell>
          <table:table-cell table:number-columns-repeated="2" office:value-type="float" office:value="5.99254">
            <text:p>5,99254</text:p>
          </table:table-cell>
          <table:table-cell office:value-type="float" office:value="0">
            <text:p>0</text:p>
          </table:table-cell>
          <table:table-cell table:number-columns-repeated="2" office:value-type="float" office:value="17.431">
            <text:p>17,4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382">
            <text:p>18,382</text:p>
          </table:table-cell>
          <table:table-cell office:value-type="float" office:value="0">
            <text:p>0</text:p>
          </table:table-cell>
          <table:table-cell table:number-columns-repeated="2" office:value-type="float" office:value="6.25705">
            <text:p>6,25705</text:p>
          </table:table-cell>
          <table:table-cell office:value-type="float" office:value="0">
            <text:p>0</text:p>
          </table:table-cell>
          <table:table-cell table:number-columns-repeated="2" office:value-type="float" office:value="17.6058">
            <text:p>17,6058</text:p>
          </table:table-cell>
          <table:table-cell office:value-type="float" office:value="0">
            <text:p>0</text:p>
          </table:table-cell>
          <table:table-cell table:number-columns-repeated="2" office:value-type="float" office:value="17.5172">
            <text:p>17,5172</text:p>
          </table:table-cell>
          <table:table-cell office:value-type="float" office:value="0">
            <text:p>0</text:p>
          </table:table-cell>
          <table:table-cell table:number-columns-repeated="2" office:value-type="float" office:value="14.6287">
            <text:p>14,6287</text:p>
          </table:table-cell>
          <table:table-cell office:value-type="float" office:value="0">
            <text:p>0</text:p>
          </table:table-cell>
          <table:table-cell table:number-columns-repeated="2" office:value-type="float" office:value="18.6533">
            <text:p>18,6533</text:p>
          </table:table-cell>
          <table:table-cell office:value-type="float" office:value="0">
            <text:p>0</text:p>
          </table:table-cell>
          <table:table-cell table:number-columns-repeated="2" office:value-type="float" office:value="9.02385">
            <text:p>9,02385</text:p>
          </table:table-cell>
          <table:table-cell office:value-type="float" office:value="0">
            <text:p>0</text:p>
          </table:table-cell>
          <table:table-cell table:number-columns-repeated="2" office:value-type="float" office:value="8.94174">
            <text:p>8,94174</text:p>
          </table:table-cell>
          <table:table-cell office:value-type="float" office:value="0">
            <text:p>0</text:p>
          </table:table-cell>
          <table:table-cell table:number-columns-repeated="2" office:value-type="float" office:value="24.5722">
            <text:p>24,572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899">
            <text:p>17,899</text:p>
          </table:table-cell>
          <table:table-cell office:value-type="float" office:value="0">
            <text:p>0</text:p>
          </table:table-cell>
          <table:table-cell table:number-columns-repeated="2" office:value-type="float" office:value="6.13418">
            <text:p>6,13418</text:p>
          </table:table-cell>
          <table:table-cell office:value-type="float" office:value="0">
            <text:p>0</text:p>
          </table:table-cell>
          <table:table-cell table:number-columns-repeated="2" office:value-type="float" office:value="17.3917">
            <text:p>17,3917</text:p>
          </table:table-cell>
          <table:table-cell office:value-type="float" office:value="0">
            <text:p>0</text:p>
          </table:table-cell>
          <table:table-cell table:number-columns-repeated="2" office:value-type="float" office:value="13.9003">
            <text:p>13,9003</text:p>
          </table:table-cell>
          <table:table-cell office:value-type="float" office:value="0">
            <text:p>0</text:p>
          </table:table-cell>
          <table:table-cell table:number-columns-repeated="2" office:value-type="float" office:value="14.7029">
            <text:p>14,7029</text:p>
          </table:table-cell>
          <table:table-cell office:value-type="float" office:value="0">
            <text:p>0</text:p>
          </table:table-cell>
          <table:table-cell table:number-columns-repeated="2" office:value-type="float" office:value="18.899">
            <text:p>18,899</text:p>
          </table:table-cell>
          <table:table-cell office:value-type="float" office:value="0">
            <text:p>0</text:p>
          </table:table-cell>
          <table:table-cell table:number-columns-repeated="2" office:value-type="float" office:value="8.95553">
            <text:p>8,95553</text:p>
          </table:table-cell>
          <table:table-cell office:value-type="float" office:value="0">
            <text:p>0</text:p>
          </table:table-cell>
          <table:table-cell table:number-columns-repeated="2" office:value-type="float" office:value="6.03535">
            <text:p>6,03535</text:p>
          </table:table-cell>
          <table:table-cell office:value-type="float" office:value="0">
            <text:p>0</text:p>
          </table:table-cell>
          <table:table-cell table:number-columns-repeated="2" office:value-type="float" office:value="17.4137">
            <text:p>17,41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2.4813">
            <text:p>22,4813</text:p>
          </table:table-cell>
          <table:table-cell office:value-type="float" office:value="0">
            <text:p>0</text:p>
          </table:table-cell>
          <table:table-cell table:number-columns-repeated="2" office:value-type="float" office:value="9.32297">
            <text:p>9,32297</text:p>
          </table:table-cell>
          <table:table-cell office:value-type="float" office:value="0">
            <text:p>0</text:p>
          </table:table-cell>
          <table:table-cell table:number-columns-repeated="2" office:value-type="float" office:value="19.8808">
            <text:p>19,8808</text:p>
          </table:table-cell>
          <table:table-cell office:value-type="float" office:value="0">
            <text:p>0</text:p>
          </table:table-cell>
          <table:table-cell table:number-columns-repeated="2" office:value-type="float" office:value="14.0375">
            <text:p>14,0375</text:p>
          </table:table-cell>
          <table:table-cell office:value-type="float" office:value="0">
            <text:p>0</text:p>
          </table:table-cell>
          <table:table-cell table:number-columns-repeated="2" office:value-type="float" office:value="14.5636">
            <text:p>14,5636</text:p>
          </table:table-cell>
          <table:table-cell office:value-type="float" office:value="0">
            <text:p>0</text:p>
          </table:table-cell>
          <table:table-cell table:number-columns-repeated="2" office:value-type="float" office:value="21.7907">
            <text:p>21,7907</text:p>
          </table:table-cell>
          <table:table-cell office:value-type="float" office:value="0">
            <text:p>0</text:p>
          </table:table-cell>
          <table:table-cell table:number-columns-repeated="2" office:value-type="float" office:value="8.93559">
            <text:p>8,93559</text:p>
          </table:table-cell>
          <table:table-cell office:value-type="float" office:value="0">
            <text:p>0</text:p>
          </table:table-cell>
          <table:table-cell table:number-columns-repeated="2" office:value-type="float" office:value="5.95354">
            <text:p>5,95354</text:p>
          </table:table-cell>
          <table:table-cell office:value-type="float" office:value="0">
            <text:p>0</text:p>
          </table:table-cell>
          <table:table-cell table:number-columns-repeated="2" office:value-type="float" office:value="17.5284">
            <text:p>17,52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444">
            <text:p>24,0444</text:p>
          </table:table-cell>
          <table:table-cell office:value-type="float" office:value="0">
            <text:p>0</text:p>
          </table:table-cell>
          <table:table-cell table:number-columns-repeated="2" office:value-type="float" office:value="6.11746">
            <text:p>6,11746</text:p>
          </table:table-cell>
          <table:table-cell office:value-type="float" office:value="0">
            <text:p>0</text:p>
          </table:table-cell>
          <table:table-cell table:number-columns-repeated="2" office:value-type="float" office:value="18.1876">
            <text:p>18,1876</text:p>
          </table:table-cell>
          <table:table-cell office:value-type="float" office:value="0">
            <text:p>0</text:p>
          </table:table-cell>
          <table:table-cell table:number-columns-repeated="2" office:value-type="float" office:value="16.5647">
            <text:p>16,5647</text:p>
          </table:table-cell>
          <table:table-cell office:value-type="float" office:value="0">
            <text:p>0</text:p>
          </table:table-cell>
          <table:table-cell table:number-columns-repeated="2" office:value-type="float" office:value="15.1577">
            <text:p>15,1577</text:p>
          </table:table-cell>
          <table:table-cell office:value-type="float" office:value="0">
            <text:p>0</text:p>
          </table:table-cell>
          <table:table-cell table:number-columns-repeated="2" office:value-type="float" office:value="19.0711">
            <text:p>19,0711</text:p>
          </table:table-cell>
          <table:table-cell office:value-type="float" office:value="0">
            <text:p>0</text:p>
          </table:table-cell>
          <table:table-cell table:number-columns-repeated="2" office:value-type="float" office:value="11.9948">
            <text:p>11,9948</text:p>
          </table:table-cell>
          <table:table-cell office:value-type="float" office:value="0">
            <text:p>0</text:p>
          </table:table-cell>
          <table:table-cell table:number-columns-repeated="2" office:value-type="float" office:value="5.8638">
            <text:p>5,8638</text:p>
          </table:table-cell>
          <table:table-cell office:value-type="float" office:value="0">
            <text:p>0</text:p>
          </table:table-cell>
          <table:table-cell table:number-columns-repeated="2" office:value-type="float" office:value="22.3066">
            <text:p>22,30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256">
            <text:p>16,256</text:p>
          </table:table-cell>
          <table:table-cell office:value-type="float" office:value="0">
            <text:p>0</text:p>
          </table:table-cell>
          <table:table-cell table:number-columns-repeated="2" office:value-type="float" office:value="7.40072">
            <text:p>7,40072</text:p>
          </table:table-cell>
          <table:table-cell office:value-type="float" office:value="0">
            <text:p>0</text:p>
          </table:table-cell>
          <table:table-cell table:number-columns-repeated="2" office:value-type="float" office:value="22.7417">
            <text:p>22,7417</text:p>
          </table:table-cell>
          <table:table-cell office:value-type="float" office:value="0">
            <text:p>0</text:p>
          </table:table-cell>
          <table:table-cell table:number-columns-repeated="2" office:value-type="float" office:value="13.9419">
            <text:p>13,9419</text:p>
          </table:table-cell>
          <table:table-cell office:value-type="float" office:value="0">
            <text:p>0</text:p>
          </table:table-cell>
          <table:table-cell table:number-columns-repeated="2" office:value-type="float" office:value="14.6979">
            <text:p>14,6979</text:p>
          </table:table-cell>
          <table:table-cell office:value-type="float" office:value="0">
            <text:p>0</text:p>
          </table:table-cell>
          <table:table-cell table:number-columns-repeated="2" office:value-type="float" office:value="24.4939">
            <text:p>24,4939</text:p>
          </table:table-cell>
          <table:table-cell office:value-type="float" office:value="0">
            <text:p>0</text:p>
          </table:table-cell>
          <table:table-cell table:number-columns-repeated="2" office:value-type="float" office:value="8.95201">
            <text:p>8,95201</text:p>
          </table:table-cell>
          <table:table-cell office:value-type="float" office:value="0">
            <text:p>0</text:p>
          </table:table-cell>
          <table:table-cell table:number-columns-repeated="2" office:value-type="float" office:value="7.92916">
            <text:p>7,92916</text:p>
          </table:table-cell>
          <table:table-cell office:value-type="float" office:value="0">
            <text:p>0</text:p>
          </table:table-cell>
          <table:table-cell table:number-columns-repeated="2" office:value-type="float" office:value="17.1861">
            <text:p>17,18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24">
            <text:p>16,624</text:p>
          </table:table-cell>
          <table:table-cell office:value-type="float" office:value="0">
            <text:p>0</text:p>
          </table:table-cell>
          <table:table-cell table:number-columns-repeated="2" office:value-type="float" office:value="6.01659">
            <text:p>6,01659</text:p>
          </table:table-cell>
          <table:table-cell office:value-type="float" office:value="0">
            <text:p>0</text:p>
          </table:table-cell>
          <table:table-cell table:number-columns-repeated="2" office:value-type="float" office:value="16.8691">
            <text:p>16,8691</text:p>
          </table:table-cell>
          <table:table-cell office:value-type="float" office:value="0">
            <text:p>0</text:p>
          </table:table-cell>
          <table:table-cell table:number-columns-repeated="2" office:value-type="float" office:value="13.9642">
            <text:p>13,9642</text:p>
          </table:table-cell>
          <table:table-cell office:value-type="float" office:value="0">
            <text:p>0</text:p>
          </table:table-cell>
          <table:table-cell table:number-columns-repeated="2" office:value-type="float" office:value="16.5038">
            <text:p>16,5038</text:p>
          </table:table-cell>
          <table:table-cell office:value-type="float" office:value="0">
            <text:p>0</text:p>
          </table:table-cell>
          <table:table-cell table:number-columns-repeated="2" office:value-type="float" office:value="18.5641">
            <text:p>18,5641</text:p>
          </table:table-cell>
          <table:table-cell office:value-type="float" office:value="0">
            <text:p>0</text:p>
          </table:table-cell>
          <table:table-cell table:number-columns-repeated="2" office:value-type="float" office:value="8.90567">
            <text:p>8,90567</text:p>
          </table:table-cell>
          <table:table-cell office:value-type="float" office:value="0">
            <text:p>0</text:p>
          </table:table-cell>
          <table:table-cell table:number-columns-repeated="2" office:value-type="float" office:value="6.04005">
            <text:p>6,04005</text:p>
          </table:table-cell>
          <table:table-cell office:value-type="float" office:value="0">
            <text:p>0</text:p>
          </table:table-cell>
          <table:table-cell table:number-columns-repeated="2" office:value-type="float" office:value="37.2793">
            <text:p>37,27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5541">
            <text:p>20,5541</text:p>
          </table:table-cell>
          <table:table-cell office:value-type="float" office:value="0">
            <text:p>0</text:p>
          </table:table-cell>
          <table:table-cell table:number-columns-repeated="2" office:value-type="float" office:value="6.472">
            <text:p>6,472</text:p>
          </table:table-cell>
          <table:table-cell office:value-type="float" office:value="0">
            <text:p>0</text:p>
          </table:table-cell>
          <table:table-cell table:number-columns-repeated="2" office:value-type="float" office:value="18.7289">
            <text:p>18,7289</text:p>
          </table:table-cell>
          <table:table-cell office:value-type="float" office:value="0">
            <text:p>0</text:p>
          </table:table-cell>
          <table:table-cell table:number-columns-repeated="2" office:value-type="float" office:value="14.2522">
            <text:p>14,2522</text:p>
          </table:table-cell>
          <table:table-cell office:value-type="float" office:value="0">
            <text:p>0</text:p>
          </table:table-cell>
          <table:table-cell table:number-columns-repeated="2" office:value-type="float" office:value="19.1494">
            <text:p>19,1494</text:p>
          </table:table-cell>
          <table:table-cell office:value-type="float" office:value="0">
            <text:p>0</text:p>
          </table:table-cell>
          <table:table-cell table:number-columns-repeated="2" office:value-type="float" office:value="19.1195">
            <text:p>19,1195</text:p>
          </table:table-cell>
          <table:table-cell office:value-type="float" office:value="0">
            <text:p>0</text:p>
          </table:table-cell>
          <table:table-cell table:number-columns-repeated="2" office:value-type="float" office:value="10.7438">
            <text:p>10,7438</text:p>
          </table:table-cell>
          <table:table-cell office:value-type="float" office:value="0">
            <text:p>0</text:p>
          </table:table-cell>
          <table:table-cell table:number-columns-repeated="2" office:value-type="float" office:value="10.5983">
            <text:p>10,5983</text:p>
          </table:table-cell>
          <table:table-cell office:value-type="float" office:value="0">
            <text:p>0</text:p>
          </table:table-cell>
          <table:table-cell table:number-columns-repeated="2" office:value-type="float" office:value="17.2269">
            <text:p>17,22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7707">
            <text:p>25,7707</text:p>
          </table:table-cell>
          <table:table-cell office:value-type="float" office:value="0">
            <text:p>0</text:p>
          </table:table-cell>
          <table:table-cell table:number-columns-repeated="2" office:value-type="float" office:value="6.02274">
            <text:p>6,02274</text:p>
          </table:table-cell>
          <table:table-cell office:value-type="float" office:value="0">
            <text:p>0</text:p>
          </table:table-cell>
          <table:table-cell table:number-columns-repeated="2" office:value-type="float" office:value="24.9487">
            <text:p>24,9487</text:p>
          </table:table-cell>
          <table:table-cell office:value-type="float" office:value="0">
            <text:p>0</text:p>
          </table:table-cell>
          <table:table-cell table:number-columns-repeated="2" office:value-type="float" office:value="18.3656">
            <text:p>18,3656</text:p>
          </table:table-cell>
          <table:table-cell office:value-type="float" office:value="0">
            <text:p>0</text:p>
          </table:table-cell>
          <table:table-cell table:number-columns-repeated="2" office:value-type="float" office:value="15.751">
            <text:p>15,751</text:p>
          </table:table-cell>
          <table:table-cell office:value-type="float" office:value="0">
            <text:p>0</text:p>
          </table:table-cell>
          <table:table-cell table:number-columns-repeated="2" office:value-type="float" office:value="19.4474">
            <text:p>19,4474</text:p>
          </table:table-cell>
          <table:table-cell office:value-type="float" office:value="0">
            <text:p>0</text:p>
          </table:table-cell>
          <table:table-cell table:number-columns-repeated="2" office:value-type="float" office:value="9.44994">
            <text:p>9,44994</text:p>
          </table:table-cell>
          <table:table-cell office:value-type="float" office:value="0">
            <text:p>0</text:p>
          </table:table-cell>
          <table:table-cell table:number-columns-repeated="2" office:value-type="float" office:value="12.4522">
            <text:p>12,4522</text:p>
          </table:table-cell>
          <table:table-cell office:value-type="float" office:value="0">
            <text:p>0</text:p>
          </table:table-cell>
          <table:table-cell table:number-columns-repeated="2" office:value-type="float" office:value="18.1336">
            <text:p>18,13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4612">
            <text:p>17,4612</text:p>
          </table:table-cell>
          <table:table-cell office:value-type="float" office:value="0">
            <text:p>0</text:p>
          </table:table-cell>
          <table:table-cell table:number-columns-repeated="2" office:value-type="float" office:value="6.05823">
            <text:p>6,05823</text:p>
          </table:table-cell>
          <table:table-cell office:value-type="float" office:value="0">
            <text:p>0</text:p>
          </table:table-cell>
          <table:table-cell table:number-columns-repeated="2" office:value-type="float" office:value="20.1612">
            <text:p>20,1612</text:p>
          </table:table-cell>
          <table:table-cell office:value-type="float" office:value="0">
            <text:p>0</text:p>
          </table:table-cell>
          <table:table-cell table:number-columns-repeated="2" office:value-type="float" office:value="13.822">
            <text:p>13,822</text:p>
          </table:table-cell>
          <table:table-cell office:value-type="float" office:value="0">
            <text:p>0</text:p>
          </table:table-cell>
          <table:table-cell table:number-columns-repeated="2" office:value-type="float" office:value="14.934">
            <text:p>14,934</text:p>
          </table:table-cell>
          <table:table-cell office:value-type="float" office:value="0">
            <text:p>0</text:p>
          </table:table-cell>
          <table:table-cell table:number-columns-repeated="2" office:value-type="float" office:value="18.9811">
            <text:p>18,9811</text:p>
          </table:table-cell>
          <table:table-cell office:value-type="float" office:value="0">
            <text:p>0</text:p>
          </table:table-cell>
          <table:table-cell table:number-columns-repeated="2" office:value-type="float" office:value="13.8381">
            <text:p>13,8381</text:p>
          </table:table-cell>
          <table:table-cell office:value-type="float" office:value="0">
            <text:p>0</text:p>
          </table:table-cell>
          <table:table-cell table:number-columns-repeated="2" office:value-type="float" office:value="6.26233">
            <text:p>6,26233</text:p>
          </table:table-cell>
          <table:table-cell office:value-type="float" office:value="0">
            <text:p>0</text:p>
          </table:table-cell>
          <table:table-cell table:number-columns-repeated="2" office:value-type="float" office:value="17.9835">
            <text:p>17,98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35">
            <text:p>21,35</text:p>
          </table:table-cell>
          <table:table-cell office:value-type="float" office:value="0">
            <text:p>0</text:p>
          </table:table-cell>
          <table:table-cell table:number-columns-repeated="2" office:value-type="float" office:value="6.82038">
            <text:p>6,82038</text:p>
          </table:table-cell>
          <table:table-cell office:value-type="float" office:value="0">
            <text:p>0</text:p>
          </table:table-cell>
          <table:table-cell table:number-columns-repeated="2" office:value-type="float" office:value="31.9275">
            <text:p>31,9275</text:p>
          </table:table-cell>
          <table:table-cell office:value-type="float" office:value="0">
            <text:p>0</text:p>
          </table:table-cell>
          <table:table-cell table:number-columns-repeated="2" office:value-type="float" office:value="15.3774">
            <text:p>15,3774</text:p>
          </table:table-cell>
          <table:table-cell office:value-type="float" office:value="0">
            <text:p>0</text:p>
          </table:table-cell>
          <table:table-cell table:number-columns-repeated="2" office:value-type="float" office:value="18.4785">
            <text:p>18,4785</text:p>
          </table:table-cell>
          <table:table-cell office:value-type="float" office:value="0">
            <text:p>0</text:p>
          </table:table-cell>
          <table:table-cell table:number-columns-repeated="2" office:value-type="float" office:value="22.9526">
            <text:p>22,9526</text:p>
          </table:table-cell>
          <table:table-cell office:value-type="float" office:value="0">
            <text:p>0</text:p>
          </table:table-cell>
          <table:table-cell table:number-columns-repeated="2" office:value-type="float" office:value="9.13763">
            <text:p>9,13763</text:p>
          </table:table-cell>
          <table:table-cell office:value-type="float" office:value="0">
            <text:p>0</text:p>
          </table:table-cell>
          <table:table-cell table:number-columns-repeated="2" office:value-type="float" office:value="6.16028">
            <text:p>6,16028</text:p>
          </table:table-cell>
          <table:table-cell office:value-type="float" office:value="0">
            <text:p>0</text:p>
          </table:table-cell>
          <table:table-cell table:number-columns-repeated="2" office:value-type="float" office:value="19.4339">
            <text:p>19,433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035">
            <text:p>16,7035</text:p>
          </table:table-cell>
          <table:table-cell office:value-type="float" office:value="0">
            <text:p>0</text:p>
          </table:table-cell>
          <table:table-cell table:number-columns-repeated="2" office:value-type="float" office:value="6.04943">
            <text:p>6,04943</text:p>
          </table:table-cell>
          <table:table-cell office:value-type="float" office:value="0">
            <text:p>0</text:p>
          </table:table-cell>
          <table:table-cell table:number-columns-repeated="2" office:value-type="float" office:value="17.0759">
            <text:p>17,0759</text:p>
          </table:table-cell>
          <table:table-cell office:value-type="float" office:value="0">
            <text:p>0</text:p>
          </table:table-cell>
          <table:table-cell table:number-columns-repeated="2" office:value-type="float" office:value="13.8358">
            <text:p>13,8358</text:p>
          </table:table-cell>
          <table:table-cell office:value-type="float" office:value="0">
            <text:p>0</text:p>
          </table:table-cell>
          <table:table-cell table:number-columns-repeated="2" office:value-type="float" office:value="16.3662">
            <text:p>16,3662</text:p>
          </table:table-cell>
          <table:table-cell office:value-type="float" office:value="0">
            <text:p>0</text:p>
          </table:table-cell>
          <table:table-cell table:number-columns-repeated="2" office:value-type="float" office:value="23.2966">
            <text:p>23,2966</text:p>
          </table:table-cell>
          <table:table-cell office:value-type="float" office:value="0">
            <text:p>0</text:p>
          </table:table-cell>
          <table:table-cell table:number-columns-repeated="2" office:value-type="float" office:value="10.5649">
            <text:p>10,5649</text:p>
          </table:table-cell>
          <table:table-cell office:value-type="float" office:value="0">
            <text:p>0</text:p>
          </table:table-cell>
          <table:table-cell table:number-columns-repeated="2" office:value-type="float" office:value="5.8377">
            <text:p>5,8377</text:p>
          </table:table-cell>
          <table:table-cell office:value-type="float" office:value="0">
            <text:p>0</text:p>
          </table:table-cell>
          <table:table-cell table:number-columns-repeated="2" office:value-type="float" office:value="20.4075">
            <text:p>20,40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2952">
            <text:p>17,2952</text:p>
          </table:table-cell>
          <table:table-cell office:value-type="float" office:value="0">
            <text:p>0</text:p>
          </table:table-cell>
          <table:table-cell table:number-columns-repeated="2" office:value-type="float" office:value="6.07054">
            <text:p>6,07054</text:p>
          </table:table-cell>
          <table:table-cell office:value-type="float" office:value="0">
            <text:p>0</text:p>
          </table:table-cell>
          <table:table-cell table:number-columns-repeated="2" office:value-type="float" office:value="16.9797">
            <text:p>16,9797</text:p>
          </table:table-cell>
          <table:table-cell office:value-type="float" office:value="0">
            <text:p>0</text:p>
          </table:table-cell>
          <table:table-cell table:number-columns-repeated="2" office:value-type="float" office:value="14.6935">
            <text:p>14,6935</text:p>
          </table:table-cell>
          <table:table-cell office:value-type="float" office:value="0">
            <text:p>0</text:p>
          </table:table-cell>
          <table:table-cell table:number-columns-repeated="2" office:value-type="float" office:value="18.9972">
            <text:p>18,9972</text:p>
          </table:table-cell>
          <table:table-cell office:value-type="float" office:value="0">
            <text:p>0</text:p>
          </table:table-cell>
          <table:table-cell table:number-columns-repeated="2" office:value-type="float" office:value="18.6474">
            <text:p>18,6474</text:p>
          </table:table-cell>
          <table:table-cell office:value-type="float" office:value="0">
            <text:p>0</text:p>
          </table:table-cell>
          <table:table-cell table:number-columns-repeated="2" office:value-type="float" office:value="8.91594">
            <text:p>8,91594</text:p>
          </table:table-cell>
          <table:table-cell office:value-type="float" office:value="0">
            <text:p>0</text:p>
          </table:table-cell>
          <table:table-cell table:number-columns-repeated="2" office:value-type="float" office:value="7.89279">
            <text:p>7,89279</text:p>
          </table:table-cell>
          <table:table-cell office:value-type="float" office:value="0">
            <text:p>0</text:p>
          </table:table-cell>
          <table:table-cell table:number-columns-repeated="2" office:value-type="float" office:value="20.06">
            <text:p>20,0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7474">
            <text:p>18,7474</text:p>
          </table:table-cell>
          <table:table-cell office:value-type="float" office:value="0">
            <text:p>0</text:p>
          </table:table-cell>
          <table:table-cell table:number-columns-repeated="2" office:value-type="float" office:value="6.17787">
            <text:p>6,17787</text:p>
          </table:table-cell>
          <table:table-cell office:value-type="float" office:value="0">
            <text:p>0</text:p>
          </table:table-cell>
          <table:table-cell table:number-columns-repeated="2" office:value-type="float" office:value="17.6187">
            <text:p>17,6187</text:p>
          </table:table-cell>
          <table:table-cell office:value-type="float" office:value="0">
            <text:p>0</text:p>
          </table:table-cell>
          <table:table-cell table:number-columns-repeated="2" office:value-type="float" office:value="19.4239">
            <text:p>19,4239</text:p>
          </table:table-cell>
          <table:table-cell office:value-type="float" office:value="0">
            <text:p>0</text:p>
          </table:table-cell>
          <table:table-cell table:number-columns-repeated="2" office:value-type="float" office:value="14.9507">
            <text:p>14,9507</text:p>
          </table:table-cell>
          <table:table-cell office:value-type="float" office:value="0">
            <text:p>0</text:p>
          </table:table-cell>
          <table:table-cell table:number-columns-repeated="2" office:value-type="float" office:value="18.7967">
            <text:p>18,79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8325">
            <text:p>17,8325</text:p>
          </table:table-cell>
          <table:table-cell office:value-type="float" office:value="0">
            <text:p>0</text:p>
          </table:table-cell>
          <table:table-cell table:number-columns-repeated="2" office:value-type="float" office:value="6.92976">
            <text:p>6,92976</text:p>
          </table:table-cell>
          <table:table-cell office:value-type="float" office:value="0">
            <text:p>0</text:p>
          </table:table-cell>
          <table:table-cell table:number-columns-repeated="2" office:value-type="float" office:value="26.3883">
            <text:p>26,38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3539">
            <text:p>18,3539</text:p>
          </table:table-cell>
          <table:table-cell office:value-type="float" office:value="0">
            <text:p>0</text:p>
          </table:table-cell>
          <table:table-cell table:number-columns-repeated="2" office:value-type="float" office:value="6.5418">
            <text:p>6,5418</text:p>
          </table:table-cell>
          <table:table-cell office:value-type="float" office:value="0">
            <text:p>0</text:p>
          </table:table-cell>
          <table:table-cell table:number-columns-repeated="2" office:value-type="float" office:value="17.6023">
            <text:p>17,6023</text:p>
          </table:table-cell>
          <table:table-cell office:value-type="float" office:value="0">
            <text:p>0</text:p>
          </table:table-cell>
          <table:table-cell table:number-columns-repeated="2" office:value-type="float" office:value="15.161">
            <text:p>15,161</text:p>
          </table:table-cell>
          <table:table-cell office:value-type="float" office:value="0">
            <text:p>0</text:p>
          </table:table-cell>
          <table:table-cell table:number-columns-repeated="2" office:value-type="float" office:value="14.8138">
            <text:p>14,8138</text:p>
          </table:table-cell>
          <table:table-cell office:value-type="float" office:value="0">
            <text:p>0</text:p>
          </table:table-cell>
          <table:table-cell table:number-columns-repeated="2" office:value-type="float" office:value="18.7788">
            <text:p>18,7788</text:p>
          </table:table-cell>
          <table:table-cell office:value-type="float" office:value="0">
            <text:p>0</text:p>
          </table:table-cell>
          <table:table-cell table:number-columns-repeated="2" office:value-type="float" office:value="8.95259">
            <text:p>8,95259</text:p>
          </table:table-cell>
          <table:table-cell office:value-type="float" office:value="0">
            <text:p>0</text:p>
          </table:table-cell>
          <table:table-cell table:number-columns-repeated="2" office:value-type="float" office:value="6.09195">
            <text:p>6,09195</text:p>
          </table:table-cell>
          <table:table-cell office:value-type="float" office:value="0">
            <text:p>0</text:p>
          </table:table-cell>
          <table:table-cell table:number-columns-repeated="2" office:value-type="float" office:value="17.0249">
            <text:p>17,0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2498">
            <text:p>17,2498</text:p>
          </table:table-cell>
          <table:table-cell office:value-type="float" office:value="0">
            <text:p>0</text:p>
          </table:table-cell>
          <table:table-cell table:number-columns-repeated="2" office:value-type="float" office:value="6.03272">
            <text:p>6,03272</text:p>
          </table:table-cell>
          <table:table-cell office:value-type="float" office:value="0">
            <text:p>0</text:p>
          </table:table-cell>
          <table:table-cell table:number-columns-repeated="2" office:value-type="float" office:value="17.8879">
            <text:p>17,8879</text:p>
          </table:table-cell>
          <table:table-cell office:value-type="float" office:value="0">
            <text:p>0</text:p>
          </table:table-cell>
          <table:table-cell table:number-columns-repeated="2" office:value-type="float" office:value="32.9348">
            <text:p>32,9348</text:p>
          </table:table-cell>
          <table:table-cell office:value-type="float" office:value="0">
            <text:p>0</text:p>
          </table:table-cell>
          <table:table-cell table:number-columns-repeated="2" office:value-type="float" office:value="18.2078">
            <text:p>18,2078</text:p>
          </table:table-cell>
          <table:table-cell office:value-type="float" office:value="0">
            <text:p>0</text:p>
          </table:table-cell>
          <table:table-cell table:number-columns-repeated="2" office:value-type="float" office:value="19.4576">
            <text:p>19,4576</text:p>
          </table:table-cell>
          <table:table-cell office:value-type="float" office:value="0">
            <text:p>0</text:p>
          </table:table-cell>
          <table:table-cell table:number-columns-repeated="2" office:value-type="float" office:value="9.04321">
            <text:p>9,04321</text:p>
          </table:table-cell>
          <table:table-cell office:value-type="float" office:value="0">
            <text:p>0</text:p>
          </table:table-cell>
          <table:table-cell table:number-columns-repeated="2" office:value-type="float" office:value="6.05148">
            <text:p>6,05148</text:p>
          </table:table-cell>
          <table:table-cell office:value-type="float" office:value="0">
            <text:p>0</text:p>
          </table:table-cell>
          <table:table-cell table:number-columns-repeated="2" office:value-type="float" office:value="20.082">
            <text:p>20,0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448">
            <text:p>16,6448</text:p>
          </table:table-cell>
          <table:table-cell office:value-type="float" office:value="0">
            <text:p>0</text:p>
          </table:table-cell>
          <table:table-cell table:number-columns-repeated="2" office:value-type="float" office:value="14.5771">
            <text:p>14,5771</text:p>
          </table:table-cell>
          <table:table-cell office:value-type="float" office:value="0">
            <text:p>0</text:p>
          </table:table-cell>
          <table:table-cell table:number-columns-repeated="2" office:value-type="float" office:value="20.8834">
            <text:p>20,8834</text:p>
          </table:table-cell>
          <table:table-cell office:value-type="float" office:value="0">
            <text:p>0</text:p>
          </table:table-cell>
          <table:table-cell table:number-columns-repeated="2" office:value-type="float" office:value="15.4753">
            <text:p>15,4753</text:p>
          </table:table-cell>
          <table:table-cell office:value-type="float" office:value="0">
            <text:p>0</text:p>
          </table:table-cell>
          <table:table-cell table:number-columns-repeated="2" office:value-type="float" office:value="15.6929">
            <text:p>15,6929</text:p>
          </table:table-cell>
          <table:table-cell office:value-type="float" office:value="0">
            <text:p>0</text:p>
          </table:table-cell>
          <table:table-cell table:number-columns-repeated="2" office:value-type="float" office:value="18.8034">
            <text:p>18,8034</text:p>
          </table:table-cell>
          <table:table-cell office:value-type="float" office:value="0">
            <text:p>0</text:p>
          </table:table-cell>
          <table:table-cell table:number-columns-repeated="2" office:value-type="float" office:value="9.37693">
            <text:p>9,37693</text:p>
          </table:table-cell>
          <table:table-cell office:value-type="float" office:value="0">
            <text:p>0</text:p>
          </table:table-cell>
          <table:table-cell table:number-columns-repeated="2" office:value-type="float" office:value="6.26409">
            <text:p>6,26409</text:p>
          </table:table-cell>
          <table:table-cell office:value-type="float" office:value="0">
            <text:p>0</text:p>
          </table:table-cell>
          <table:table-cell table:number-columns-repeated="2" office:value-type="float" office:value="17.0515">
            <text:p>17,05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9078">
            <text:p>17,9078</text:p>
          </table:table-cell>
          <table:table-cell office:value-type="float" office:value="0">
            <text:p>0</text:p>
          </table:table-cell>
          <table:table-cell table:number-columns-repeated="2" office:value-type="float" office:value="6.15559">
            <text:p>6,15559</text:p>
          </table:table-cell>
          <table:table-cell office:value-type="float" office:value="0">
            <text:p>0</text:p>
          </table:table-cell>
          <table:table-cell table:number-columns-repeated="2" office:value-type="float" office:value="18.0251">
            <text:p>18,0251</text:p>
          </table:table-cell>
          <table:table-cell office:value-type="float" office:value="0">
            <text:p>0</text:p>
          </table:table-cell>
          <table:table-cell table:number-columns-repeated="2" office:value-type="float" office:value="14.4944">
            <text:p>14,4944</text:p>
          </table:table-cell>
          <table:table-cell office:value-type="float" office:value="0">
            <text:p>0</text:p>
          </table:table-cell>
          <table:table-cell table:number-columns-repeated="2" office:value-type="float" office:value="15.2454">
            <text:p>15,2454</text:p>
          </table:table-cell>
          <table:table-cell office:value-type="float" office:value="0">
            <text:p>0</text:p>
          </table:table-cell>
          <table:table-cell table:number-columns-repeated="2" office:value-type="float" office:value="19.4439">
            <text:p>19,4439</text:p>
          </table:table-cell>
          <table:table-cell office:value-type="float" office:value="0">
            <text:p>0</text:p>
          </table:table-cell>
          <table:table-cell table:number-columns-repeated="2" office:value-type="float" office:value="9.11652">
            <text:p>9,11652</text:p>
          </table:table-cell>
          <table:table-cell office:value-type="float" office:value="0">
            <text:p>0</text:p>
          </table:table-cell>
          <table:table-cell table:number-columns-repeated="2" office:value-type="float" office:value="6.26028">
            <text:p>6,26028</text:p>
          </table:table-cell>
          <table:table-cell office:value-type="float" office:value="0">
            <text:p>0</text:p>
          </table:table-cell>
          <table:table-cell table:number-columns-repeated="2" office:value-type="float" office:value="16.7744">
            <text:p>16,77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5357">
            <text:p>19,5357</text:p>
          </table:table-cell>
          <table:table-cell office:value-type="float" office:value="0">
            <text:p>0</text:p>
          </table:table-cell>
          <table:table-cell table:number-columns-repeated="2" office:value-type="float" office:value="7.80159">
            <text:p>7,80159</text:p>
          </table:table-cell>
          <table:table-cell office:value-type="float" office:value="0">
            <text:p>0</text:p>
          </table:table-cell>
          <table:table-cell table:number-columns-repeated="2" office:value-type="float" office:value="17.1744">
            <text:p>17,1744</text:p>
          </table:table-cell>
          <table:table-cell office:value-type="float" office:value="0">
            <text:p>0</text:p>
          </table:table-cell>
          <table:table-cell table:number-columns-repeated="2" office:value-type="float" office:value="14.4331">
            <text:p>14,4331</text:p>
          </table:table-cell>
          <table:table-cell office:value-type="float" office:value="0">
            <text:p>0</text:p>
          </table:table-cell>
          <table:table-cell table:number-columns-repeated="2" office:value-type="float" office:value="15.3692">
            <text:p>15,3692</text:p>
          </table:table-cell>
          <table:table-cell office:value-type="float" office:value="0">
            <text:p>0</text:p>
          </table:table-cell>
          <table:table-cell table:number-columns-repeated="2" office:value-type="float" office:value="18.8093">
            <text:p>18,8093</text:p>
          </table:table-cell>
          <table:table-cell office:value-type="float" office:value="0">
            <text:p>0</text:p>
          </table:table-cell>
          <table:table-cell table:number-columns-repeated="2" office:value-type="float" office:value="9.62971">
            <text:p>9,62971</text:p>
          </table:table-cell>
          <table:table-cell office:value-type="float" office:value="0">
            <text:p>0</text:p>
          </table:table-cell>
          <table:table-cell table:number-columns-repeated="2" office:value-type="float" office:value="5.94885">
            <text:p>5,94885</text:p>
          </table:table-cell>
          <table:table-cell office:value-type="float" office:value="0">
            <text:p>0</text:p>
          </table:table-cell>
          <table:table-cell table:number-columns-repeated="2" office:value-type="float" office:value="25.0666">
            <text:p>25,06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1844">
            <text:p>18,1844</text:p>
          </table:table-cell>
          <table:table-cell office:value-type="float" office:value="0">
            <text:p>0</text:p>
          </table:table-cell>
          <table:table-cell table:number-columns-repeated="2" office:value-type="float" office:value="6.35089">
            <text:p>6,35089</text:p>
          </table:table-cell>
          <table:table-cell office:value-type="float" office:value="0">
            <text:p>0</text:p>
          </table:table-cell>
          <table:table-cell table:number-columns-repeated="2" office:value-type="float" office:value="18.5638">
            <text:p>18,5638</text:p>
          </table:table-cell>
          <table:table-cell office:value-type="float" office:value="0">
            <text:p>0</text:p>
          </table:table-cell>
          <table:table-cell table:number-columns-repeated="2" office:value-type="float" office:value="14.2935">
            <text:p>14,2935</text:p>
          </table:table-cell>
          <table:table-cell office:value-type="float" office:value="0">
            <text:p>0</text:p>
          </table:table-cell>
          <table:table-cell table:number-columns-repeated="2" office:value-type="float" office:value="21.0151">
            <text:p>21,0151</text:p>
          </table:table-cell>
          <table:table-cell office:value-type="float" office:value="0">
            <text:p>0</text:p>
          </table:table-cell>
          <table:table-cell table:number-columns-repeated="2" office:value-type="float" office:value="19.1154">
            <text:p>19,1154</text:p>
          </table:table-cell>
          <table:table-cell office:value-type="float" office:value="0">
            <text:p>0</text:p>
          </table:table-cell>
          <table:table-cell table:number-columns-repeated="2" office:value-type="float" office:value="21.7814">
            <text:p>21,7814</text:p>
          </table:table-cell>
          <table:table-cell office:value-type="float" office:value="0">
            <text:p>0</text:p>
          </table:table-cell>
          <table:table-cell table:number-columns-repeated="2" office:value-type="float" office:value="12.5417">
            <text:p>12,5417</text:p>
          </table:table-cell>
          <table:table-cell office:value-type="float" office:value="0">
            <text:p>0</text:p>
          </table:table-cell>
          <table:table-cell table:number-columns-repeated="2" office:value-type="float" office:value="16.5228">
            <text:p>16,52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193">
            <text:p>16,7193</text:p>
          </table:table-cell>
          <table:table-cell office:value-type="float" office:value="0">
            <text:p>0</text:p>
          </table:table-cell>
          <table:table-cell table:number-columns-repeated="2" office:value-type="float" office:value="6.31218">
            <text:p>6,31218</text:p>
          </table:table-cell>
          <table:table-cell office:value-type="float" office:value="0">
            <text:p>0</text:p>
          </table:table-cell>
          <table:table-cell table:number-columns-repeated="2" office:value-type="float" office:value="27.0153">
            <text:p>27,0153</text:p>
          </table:table-cell>
          <table:table-cell office:value-type="float" office:value="0">
            <text:p>0</text:p>
          </table:table-cell>
          <table:table-cell table:number-columns-repeated="2" office:value-type="float" office:value="22.5371">
            <text:p>22,5371</text:p>
          </table:table-cell>
          <table:table-cell office:value-type="float" office:value="0">
            <text:p>0</text:p>
          </table:table-cell>
          <table:table-cell table:number-columns-repeated="2" office:value-type="float" office:value="16.7944">
            <text:p>16,7944</text:p>
          </table:table-cell>
          <table:table-cell office:value-type="float" office:value="0">
            <text:p>0</text:p>
          </table:table-cell>
          <table:table-cell table:number-columns-repeated="2" office:value-type="float" office:value="19.1691">
            <text:p>19,1691</text:p>
          </table:table-cell>
          <table:table-cell office:value-type="float" office:value="0">
            <text:p>0</text:p>
          </table:table-cell>
          <table:table-cell table:number-columns-repeated="2" office:value-type="float" office:value="9.33792">
            <text:p>9,33792</text:p>
          </table:table-cell>
          <table:table-cell office:value-type="float" office:value="0">
            <text:p>0</text:p>
          </table:table-cell>
          <table:table-cell table:number-columns-repeated="2" office:value-type="float" office:value="8.36962">
            <text:p>8,36962</text:p>
          </table:table-cell>
          <table:table-cell office:value-type="float" office:value="0">
            <text:p>0</text:p>
          </table:table-cell>
          <table:table-cell table:number-columns-repeated="2" office:value-type="float" office:value="17.087">
            <text:p>17,08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0978">
            <text:p>20,0978</text:p>
          </table:table-cell>
          <table:table-cell office:value-type="float" office:value="0">
            <text:p>0</text:p>
          </table:table-cell>
          <table:table-cell table:number-columns-repeated="2" office:value-type="float" office:value="9.07019">
            <text:p>9,07019</text:p>
          </table:table-cell>
          <table:table-cell office:value-type="float" office:value="0">
            <text:p>0</text:p>
          </table:table-cell>
          <table:table-cell table:number-columns-repeated="2" office:value-type="float" office:value="23.8916">
            <text:p>23,8916</text:p>
          </table:table-cell>
          <table:table-cell office:value-type="float" office:value="0">
            <text:p>0</text:p>
          </table:table-cell>
          <table:table-cell table:number-columns-repeated="2" office:value-type="float" office:value="15.9964">
            <text:p>15,9964</text:p>
          </table:table-cell>
          <table:table-cell office:value-type="float" office:value="0">
            <text:p>0</text:p>
          </table:table-cell>
          <table:table-cell table:number-columns-repeated="2" office:value-type="float" office:value="15.1443">
            <text:p>15,1443</text:p>
          </table:table-cell>
          <table:table-cell office:value-type="float" office:value="0">
            <text:p>0</text:p>
          </table:table-cell>
          <table:table-cell table:number-columns-repeated="2" office:value-type="float" office:value="20.209">
            <text:p>20,209</text:p>
          </table:table-cell>
          <table:table-cell office:value-type="float" office:value="0">
            <text:p>0</text:p>
          </table:table-cell>
          <table:table-cell table:number-columns-repeated="2" office:value-type="float" office:value="10.0332">
            <text:p>10,0332</text:p>
          </table:table-cell>
          <table:table-cell office:value-type="float" office:value="0">
            <text:p>0</text:p>
          </table:table-cell>
          <table:table-cell table:number-columns-repeated="2" office:value-type="float" office:value="6.16732">
            <text:p>6,16732</text:p>
          </table:table-cell>
          <table:table-cell office:value-type="float" office:value="0">
            <text:p>0</text:p>
          </table:table-cell>
          <table:table-cell table:number-columns-repeated="2" office:value-type="float" office:value="18.3283">
            <text:p>18,32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744">
            <text:p>16,6744</text:p>
          </table:table-cell>
          <table:table-cell office:value-type="float" office:value="0">
            <text:p>0</text:p>
          </table:table-cell>
          <table:table-cell table:number-columns-repeated="2" office:value-type="float" office:value="6.01835">
            <text:p>6,01835</text:p>
          </table:table-cell>
          <table:table-cell office:value-type="float" office:value="0">
            <text:p>0</text:p>
          </table:table-cell>
          <table:table-cell table:number-columns-repeated="2" office:value-type="float" office:value="18.2439">
            <text:p>18,2439</text:p>
          </table:table-cell>
          <table:table-cell office:value-type="float" office:value="0">
            <text:p>0</text:p>
          </table:table-cell>
          <table:table-cell table:number-columns-repeated="2" office:value-type="float" office:value="14.0513">
            <text:p>14,0513</text:p>
          </table:table-cell>
          <table:table-cell office:value-type="float" office:value="0">
            <text:p>0</text:p>
          </table:table-cell>
          <table:table-cell table:number-columns-repeated="2" office:value-type="float" office:value="21.6919">
            <text:p>21,6919</text:p>
          </table:table-cell>
          <table:table-cell office:value-type="float" office:value="0">
            <text:p>0</text:p>
          </table:table-cell>
          <table:table-cell table:number-columns-repeated="2" office:value-type="float" office:value="22.6426">
            <text:p>22,6426</text:p>
          </table:table-cell>
          <table:table-cell office:value-type="float" office:value="0">
            <text:p>0</text:p>
          </table:table-cell>
          <table:table-cell table:number-columns-repeated="2" office:value-type="float" office:value="9.44408">
            <text:p>9,44408</text:p>
          </table:table-cell>
          <table:table-cell office:value-type="float" office:value="0">
            <text:p>0</text:p>
          </table:table-cell>
          <table:table-cell table:number-columns-repeated="2" office:value-type="float" office:value="7.52653">
            <text:p>7,52653</text:p>
          </table:table-cell>
          <table:table-cell office:value-type="float" office:value="0">
            <text:p>0</text:p>
          </table:table-cell>
          <table:table-cell table:number-columns-repeated="2" office:value-type="float" office:value="19.5321">
            <text:p>19,53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395">
            <text:p>16,8395</text:p>
          </table:table-cell>
          <table:table-cell office:value-type="float" office:value="0">
            <text:p>0</text:p>
          </table:table-cell>
          <table:table-cell table:number-columns-repeated="2" office:value-type="float" office:value="6.34942">
            <text:p>6,34942</text:p>
          </table:table-cell>
          <table:table-cell office:value-type="float" office:value="0">
            <text:p>0</text:p>
          </table:table-cell>
          <table:table-cell table:number-columns-repeated="2" office:value-type="float" office:value="25.666">
            <text:p>25,666</text:p>
          </table:table-cell>
          <table:table-cell office:value-type="float" office:value="0">
            <text:p>0</text:p>
          </table:table-cell>
          <table:table-cell table:number-columns-repeated="2" office:value-type="float" office:value="23.3708">
            <text:p>23,3708</text:p>
          </table:table-cell>
          <table:table-cell office:value-type="float" office:value="0">
            <text:p>0</text:p>
          </table:table-cell>
          <table:table-cell table:number-columns-repeated="2" office:value-type="float" office:value="15.5102">
            <text:p>15,5102</text:p>
          </table:table-cell>
          <table:table-cell office:value-type="float" office:value="0">
            <text:p>0</text:p>
          </table:table-cell>
          <table:table-cell table:number-columns-repeated="2" office:value-type="float" office:value="41.7636">
            <text:p>41,7636</text:p>
          </table:table-cell>
          <table:table-cell office:value-type="float" office:value="0">
            <text:p>0</text:p>
          </table:table-cell>
          <table:table-cell table:number-columns-repeated="2" office:value-type="float" office:value="9.09189">
            <text:p>9,09189</text:p>
          </table:table-cell>
          <table:table-cell office:value-type="float" office:value="0">
            <text:p>0</text:p>
          </table:table-cell>
          <table:table-cell table:number-columns-repeated="2" office:value-type="float" office:value="6.33711">
            <text:p>6,33711</text:p>
          </table:table-cell>
          <table:table-cell office:value-type="float" office:value="0">
            <text:p>0</text:p>
          </table:table-cell>
          <table:table-cell table:number-columns-repeated="2" office:value-type="float" office:value="18.1817">
            <text:p>18,181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2677">
            <text:p>17,2677</text:p>
          </table:table-cell>
          <table:table-cell office:value-type="float" office:value="0">
            <text:p>0</text:p>
          </table:table-cell>
          <table:table-cell table:number-columns-repeated="2" office:value-type="float" office:value="6.49751">
            <text:p>6,49751</text:p>
          </table:table-cell>
          <table:table-cell office:value-type="float" office:value="0">
            <text:p>0</text:p>
          </table:table-cell>
          <table:table-cell table:number-columns-repeated="2" office:value-type="float" office:value="17.1897">
            <text:p>17,1897</text:p>
          </table:table-cell>
          <table:table-cell office:value-type="float" office:value="0">
            <text:p>0</text:p>
          </table:table-cell>
          <table:table-cell table:number-columns-repeated="2" office:value-type="float" office:value="13.6695">
            <text:p>13,6695</text:p>
          </table:table-cell>
          <table:table-cell office:value-type="float" office:value="0">
            <text:p>0</text:p>
          </table:table-cell>
          <table:table-cell table:number-columns-repeated="2" office:value-type="float" office:value="16.258">
            <text:p>16,258</text:p>
          </table:table-cell>
          <table:table-cell office:value-type="float" office:value="0">
            <text:p>0</text:p>
          </table:table-cell>
          <table:table-cell table:number-columns-repeated="2" office:value-type="float" office:value="18.6553">
            <text:p>18,6553</text:p>
          </table:table-cell>
          <table:table-cell office:value-type="float" office:value="0">
            <text:p>0</text:p>
          </table:table-cell>
          <table:table-cell table:number-columns-repeated="2" office:value-type="float" office:value="20.7016">
            <text:p>20,7016</text:p>
          </table:table-cell>
          <table:table-cell office:value-type="float" office:value="0">
            <text:p>0</text:p>
          </table:table-cell>
          <table:table-cell table:number-columns-repeated="2" office:value-type="float" office:value="7.59925">
            <text:p>7,59925</text:p>
          </table:table-cell>
          <table:table-cell office:value-type="float" office:value="0">
            <text:p>0</text:p>
          </table:table-cell>
          <table:table-cell table:number-columns-repeated="2" office:value-type="float" office:value="18.3207">
            <text:p>18,320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8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8.854198019802">
            <text:p>18,854198019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6.94881603960396">
            <text:p>6,9488160396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19.4179712871287">
            <text:p>19,4179712871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16.2706405940594">
            <text:p>16,2706405941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7.007101980198">
            <text:p>17,0071019802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21.7079455445545">
            <text:p>21,7079455446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0.7952218811881">
            <text:p>10,7952218812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7.46951405940594">
            <text:p>7,4695140594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18.9807693069307">
            <text:p>18,9807693069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8 WP avg.</text:p>
          </table:table-cell>
          <table:table-cell office:value-type="string">
            <text:p>T8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18.854198019802">
            <text:p>18,8541980198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6.94881603960396">
            <text:p>6,9488160396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19.4179712871287">
            <text:p>19,4179712871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16.2706405940594">
            <text:p>16,2706405941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17.007101980198">
            <text:p>17,0071019802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21.7079455445545">
            <text:p>21,7079455446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10.7952218811881">
            <text:p>10,7952218812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7.46951405940594">
            <text:p>7,4695140594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18.9807693069307">
            <text:p>18,9807693069</text:p>
          </table:table-cell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2019-03-18</text:date>, <text:time>10:51:18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2:30:17.34</meta:creation-date>
    <meta:generator>OpenOffice/4.1.6$Win32 OpenOffice.org_project/416m1$Build-9790</meta:generator>
    <dc:date>2019-03-18T10:51:18.14</dc:date>
    <meta:editing-duration>PT2H3M49S</meta:editing-duration>
    <meta:editing-cycles>11</meta:editing-cycles>
    <meta:document-statistic meta:table-count="10" meta:cell-count="253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graphic-properties draw:stroke="none" draw:fill-color="#ff66c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ccfff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64.587cm" svg:height="33.981cm" xlink:href=".." xlink:type="simple" chart:class="chart:bar" chart:style-name="ch1">
        <chart:title svg:x="29.59cm" svg:y="0.815cm" chart:style-name="ch2">
          <text:p>Pathfinding on Map: Edgy2</text:p>
        </chart:title>
        <chart:subtitle svg:x="29.908cm" svg:y="2.273cm" chart:style-name="ch3">
          <text:p>26550 tiles, 658 Waypoints</text:p>
        </chart:subtitle>
        <chart:legend svg:x="62.089cm" svg:y="14.582cm" style:legend-expansion="custom" chartooo:width="1.12cm" chartooo:height="4.815cm" style:legend-expansion-aspect-ratio="0.232606438213915" chart:style-name="ch4"/>
        <chart:plot-area chart:style-name="ch5" table:cell-range-address="Setting0.A110:Setting0.B118 Setting0.B109:Setting0.B109 Setting1.B109:Setting1.B118 Setting2.B109:Setting2.B118 Setting3.B109:Setting3.B118 Setting4.B109:Setting4.B118 Setting5.B109:Setting5.B118 Setting6.B109:Setting6.B118 Setting7.B109:Setting7.B118 Setting8.B109:Setting8.B118" chart:data-source-has-labels="both" svg:x="2.574cm" svg:y="2.738cm" svg:width="58.035cm" svg:height="29.558cm">
          <chartooo:coordinate-region svg:x="3.566cm" svg:y="2.95cm" svg:width="57.043cm" svg:height="28.673cm"/>
          <chart:axis chart:dimension="x" chart:name="primary-x" chart:style-name="ch6" chartooo:axis-type="auto">
            <chartooo:date-scale/>
            <chart:title svg:x="30.872cm" svg:y="32.976cm" chart:style-name="ch7">
              <text:p>Path type</text:p>
            </chart:title>
            <chart:categories table:cell-range-address="Setting0.A110:Setting0.A118"/>
            <chart:grid chart:style-name="ch8" chart:class="major"/>
          </chart:axis>
          <chart:axis chart:dimension="y" chart:name="primary-y" chart:style-name="ch9">
            <chart:title svg:x="0.696cm" svg:y="18.328cm" chart:style-name="ch10">
              <text:p>Time (ms)</text:p>
            </chart:title>
            <chart:grid chart:style-name="ch8" chart:class="major"/>
          </chart:axis>
          <chart:series chart:style-name="ch11" chart:values-cell-range-address="Setting0.B110:Setting0.B118" chart:label-cell-address="Setting0.B109:Setting0.B109" chart:class="chart:bar">
            <chart:data-point chart:repeated="9"/>
          </chart:series>
          <chart:series chart:style-name="ch12" chart:values-cell-range-address="Setting1.B110:Setting1.B118" chart:label-cell-address="Setting1.B109:Setting1.B109" chart:class="chart:bar">
            <chart:data-point chart:repeated="9"/>
          </chart:series>
          <chart:series chart:style-name="ch13" chart:values-cell-range-address="Setting2.B110:Setting2.B118" chart:label-cell-address="Setting2.B109:Setting2.B109" chart:class="chart:bar">
            <chart:data-point chart:repeated="9"/>
          </chart:series>
          <chart:series chart:style-name="ch14" chart:values-cell-range-address="Setting3.B110:Setting3.B118" chart:label-cell-address="Setting3.B109:Setting3.B109" chart:class="chart:bar">
            <chart:data-point chart:repeated="9"/>
          </chart:series>
          <chart:series chart:style-name="ch15" chart:values-cell-range-address="Setting4.B110:Setting4.B118" chart:label-cell-address="Setting4.B109:Setting4.B109" chart:class="chart:bar">
            <chart:data-point chart:repeated="9"/>
          </chart:series>
          <chart:series chart:style-name="ch16" chart:values-cell-range-address="Setting5.B110:Setting5.B118" chart:label-cell-address="Setting5.B109:Setting5.B109" chart:class="chart:bar">
            <chart:data-point chart:repeated="9"/>
          </chart:series>
          <chart:series chart:style-name="ch17" chart:values-cell-range-address="Setting6.B110:Setting6.B118" chart:label-cell-address="Setting6.B109:Setting6.B109" chart:class="chart:bar">
            <chart:data-point chart:repeated="9"/>
          </chart:series>
          <chart:series chart:style-name="ch18" chart:values-cell-range-address="Setting7.B110:Setting7.B118" chart:label-cell-address="Setting7.B109:Setting7.B109" chart:class="chart:bar">
            <chart:data-point chart:repeated="9"/>
          </chart:series>
          <chart:series chart:style-name="ch19" chart:values-cell-range-address="Setting8.B110:Setting8.B118" chart:label-cell-address="Setting8.B109:Setting8.B109" chart:class="chart:bar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0</text:p>
                <draw:g>
                  <svg:desc>Setting0.B109:Setting0.B109</svg:desc>
                </draw:g>
              </table:table-cell>
              <table:table-cell office:value-type="string">
                <text:p>T1</text:p>
                <draw:g>
                  <svg:desc>Setting1.B109:Setting1.B109</svg:desc>
                </draw:g>
              </table:table-cell>
              <table:table-cell office:value-type="string">
                <text:p>T2</text:p>
                <draw:g>
                  <svg:desc>Setting2.B109:Setting2.B109</svg:desc>
                </draw:g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0.A110:Setting0.A118</svg:desc>
                </draw:g>
              </table:table-cell>
              <table:table-cell office:value-type="float" office:value="245.258564356436">
                <text:p>245.258564356436</text:p>
                <draw:g>
                  <svg:desc>Setting0.B110:Setting0.B118</svg:desc>
                </draw:g>
              </table:table-cell>
              <table:table-cell office:value-type="float" office:value="790.01297029703">
                <text:p>790.01297029703</text:p>
                <draw:g>
                  <svg:desc>Setting1.B110:Setting1.B118</svg:desc>
                </draw:g>
              </table:table-cell>
              <table:table-cell office:value-type="float" office:value="805.075623762376">
                <text:p>805.075623762376</text:p>
                <draw:g>
                  <svg:desc>Setting2.B110:Setting2.B118</svg:desc>
                </draw:g>
              </table:table-cell>
              <table:table-cell office:value-type="float" office:value="4.27796920792079">
                <text:p>4.27796920792079</text:p>
                <draw:g>
                  <svg:desc>Setting3.B110:Setting3.B118</svg:desc>
                </draw:g>
              </table:table-cell>
              <table:table-cell office:value-type="float" office:value="5.79706237623762">
                <text:p>5.79706237623762</text:p>
                <draw:g>
                  <svg:desc>Setting4.B110:Setting4.B118</svg:desc>
                </draw:g>
              </table:table-cell>
              <table:table-cell office:value-type="float" office:value="6.07342782178218">
                <text:p>6.07342782178218</text:p>
                <draw:g>
                  <svg:desc>Setting5.B110:Setting5.B118</svg:desc>
                </draw:g>
              </table:table-cell>
              <table:table-cell office:value-type="float" office:value="11.2421183168317">
                <text:p>11.2421183168317</text:p>
                <draw:g>
                  <svg:desc>Setting6.B110:Setting6.B118</svg:desc>
                </draw:g>
              </table:table-cell>
              <table:table-cell office:value-type="float" office:value="18.659195049505">
                <text:p>18.659195049505</text:p>
                <draw:g>
                  <svg:desc>Setting7.B110:Setting7.B118</svg:desc>
                </draw:g>
              </table:table-cell>
              <table:table-cell office:value-type="float" office:value="18.854198019802">
                <text:p>18.854198019802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2.07890277227723">
                <text:p>2.07890277227723</text:p>
              </table:table-cell>
              <table:table-cell office:value-type="float" office:value="311.366207920792">
                <text:p>311.366207920792</text:p>
              </table:table-cell>
              <table:table-cell office:value-type="float" office:value="316.265495049505">
                <text:p>316.265495049505</text:p>
              </table:table-cell>
              <table:table-cell office:value-type="float" office:value="0.903133871287129">
                <text:p>0.903133871287129</text:p>
              </table:table-cell>
              <table:table-cell office:value-type="float" office:value="2.40319742574257">
                <text:p>2.40319742574257</text:p>
              </table:table-cell>
              <table:table-cell office:value-type="float" office:value="2.36672782178218">
                <text:p>2.36672782178218</text:p>
              </table:table-cell>
              <table:table-cell office:value-type="float" office:value="1.66137663366337">
                <text:p>1.66137663366337</text:p>
              </table:table-cell>
              <table:table-cell office:value-type="float" office:value="6.58181257425743">
                <text:p>6.58181257425743</text:p>
              </table:table-cell>
              <table:table-cell office:value-type="float" office:value="6.94881603960396">
                <text:p>6.94881603960396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249.982792079208">
                <text:p>249.982792079208</text:p>
              </table:table-cell>
              <table:table-cell office:value-type="float" office:value="872.665801980198">
                <text:p>872.665801980198</text:p>
              </table:table-cell>
              <table:table-cell office:value-type="float" office:value="892.816198019802">
                <text:p>892.816198019802</text:p>
              </table:table-cell>
              <table:table-cell office:value-type="float" office:value="4.70882178217822">
                <text:p>4.70882178217822</text:p>
              </table:table-cell>
              <table:table-cell office:value-type="float" office:value="5.9669405940594">
                <text:p>5.9669405940594</text:p>
              </table:table-cell>
              <table:table-cell office:value-type="float" office:value="6.26078514851485">
                <text:p>6.26078514851485</text:p>
              </table:table-cell>
              <table:table-cell office:value-type="float" office:value="10.7422632673267">
                <text:p>10.7422632673267</text:p>
              </table:table-cell>
              <table:table-cell office:value-type="float" office:value="20.0301435643564">
                <text:p>20.0301435643564</text:p>
              </table:table-cell>
              <table:table-cell office:value-type="float" office:value="19.4179712871287">
                <text:p>19.4179712871287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26.3896732673267">
                <text:p>26.3896732673267</text:p>
              </table:table-cell>
              <table:table-cell office:value-type="float" office:value="763.818940594059">
                <text:p>763.818940594059</text:p>
              </table:table-cell>
              <table:table-cell office:value-type="float" office:value="787.423495049505">
                <text:p>787.423495049505</text:p>
              </table:table-cell>
              <table:table-cell office:value-type="float" office:value="2.58617623762376">
                <text:p>2.58617623762376</text:p>
              </table:table-cell>
              <table:table-cell office:value-type="float" office:value="6.20543108910891">
                <text:p>6.20543108910891</text:p>
              </table:table-cell>
              <table:table-cell office:value-type="float" office:value="5.84276940594059">
                <text:p>5.84276940594059</text:p>
              </table:table-cell>
              <table:table-cell office:value-type="float" office:value="3.27310148514852">
                <text:p>3.27310148514852</text:p>
              </table:table-cell>
              <table:table-cell office:value-type="float" office:value="16.5278475247525">
                <text:p>16.5278475247525</text:p>
              </table:table-cell>
              <table:table-cell office:value-type="float" office:value="16.2706405940594">
                <text:p>16.2706405940594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4.20019782178218">
                <text:p>4.20019782178218</text:p>
              </table:table-cell>
              <table:table-cell office:value-type="float" office:value="753.568079207921">
                <text:p>753.568079207921</text:p>
              </table:table-cell>
              <table:table-cell office:value-type="float" office:value="777.128673267326">
                <text:p>777.128673267326</text:p>
              </table:table-cell>
              <table:table-cell office:value-type="float" office:value="1.21258148514851">
                <text:p>1.21258148514851</text:p>
              </table:table-cell>
              <table:table-cell office:value-type="float" office:value="5.48648801980198">
                <text:p>5.48648801980198</text:p>
              </table:table-cell>
              <table:table-cell office:value-type="float" office:value="5.64869336633664">
                <text:p>5.64869336633664</text:p>
              </table:table-cell>
              <table:table-cell office:value-type="float" office:value="2.78067584158416">
                <text:p>2.78067584158416</text:p>
              </table:table-cell>
              <table:table-cell office:value-type="float" office:value="14.894904950495">
                <text:p>14.894904950495</text:p>
              </table:table-cell>
              <table:table-cell office:value-type="float" office:value="17.007101980198">
                <text:p>17.007101980198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33.4728425742574">
                <text:p>33.4728425742574</text:p>
              </table:table-cell>
              <table:table-cell office:value-type="float" office:value="661.624">
                <text:p>661.624</text:p>
              </table:table-cell>
              <table:table-cell office:value-type="float" office:value="680.833465346535">
                <text:p>680.833465346535</text:p>
              </table:table-cell>
              <table:table-cell office:value-type="float" office:value="3.16365069306931">
                <text:p>3.16365069306931</text:p>
              </table:table-cell>
              <table:table-cell office:value-type="float" office:value="7.01172267326733">
                <text:p>7.01172267326733</text:p>
              </table:table-cell>
              <table:table-cell office:value-type="float" office:value="6.16495831683169">
                <text:p>6.16495831683169</text:p>
              </table:table-cell>
              <table:table-cell office:value-type="float" office:value="7.5761299009901">
                <text:p>7.5761299009901</text:p>
              </table:table-cell>
              <table:table-cell office:value-type="float" office:value="18.0856188118812">
                <text:p>18.0856188118812</text:p>
              </table:table-cell>
              <table:table-cell office:value-type="float" office:value="21.7079455445545">
                <text:p>21.7079455445545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16.5794207920792">
                <text:p>16.5794207920792</text:p>
              </table:table-cell>
              <table:table-cell office:value-type="float" office:value="347.168514851485">
                <text:p>347.168514851485</text:p>
              </table:table-cell>
              <table:table-cell office:value-type="float" office:value="352.790118811881">
                <text:p>352.790118811881</text:p>
              </table:table-cell>
              <table:table-cell office:value-type="float" office:value="1.76104643564356">
                <text:p>1.76104643564356</text:p>
              </table:table-cell>
              <table:table-cell office:value-type="float" office:value="4.75224247524752">
                <text:p>4.75224247524752</text:p>
              </table:table-cell>
              <table:table-cell office:value-type="float" office:value="4.39576267326733">
                <text:p>4.39576267326733</text:p>
              </table:table-cell>
              <table:table-cell office:value-type="float" office:value="5.29264297029703">
                <text:p>5.29264297029703</text:p>
              </table:table-cell>
              <table:table-cell office:value-type="float" office:value="6.25394465346535">
                <text:p>6.25394465346535</text:p>
              </table:table-cell>
              <table:table-cell office:value-type="float" office:value="10.7952218811881">
                <text:p>10.7952218811881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12.3172267326733">
                <text:p>12.3172267326733</text:p>
              </table:table-cell>
              <table:table-cell office:value-type="float" office:value="160.054524752475">
                <text:p>160.054524752475</text:p>
              </table:table-cell>
              <table:table-cell office:value-type="float" office:value="168.335178217822">
                <text:p>168.335178217822</text:p>
              </table:table-cell>
              <table:table-cell office:value-type="float" office:value="1.36371722772277">
                <text:p>1.36371722772277</text:p>
              </table:table-cell>
              <table:table-cell office:value-type="float" office:value="3.13216504950495">
                <text:p>3.13216504950495</text:p>
              </table:table-cell>
              <table:table-cell office:value-type="float" office:value="2.89933158415842">
                <text:p>2.89933158415842</text:p>
              </table:table-cell>
              <table:table-cell office:value-type="float" office:value="3.21234742574257">
                <text:p>3.21234742574257</text:p>
              </table:table-cell>
              <table:table-cell office:value-type="float" office:value="4.05532425742574">
                <text:p>4.05532425742574</text:p>
              </table:table-cell>
              <table:table-cell office:value-type="float" office:value="7.46951405940594">
                <text:p>7.46951405940594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254.257801980198">
                <text:p>254.257801980198</text:p>
              </table:table-cell>
              <table:table-cell office:value-type="float" office:value="799.224891089109">
                <text:p>799.224891089109</text:p>
              </table:table-cell>
              <table:table-cell office:value-type="float" office:value="813.903643564356">
                <text:p>813.903643564356</text:p>
              </table:table-cell>
              <table:table-cell office:value-type="float" office:value="4.70370603960396">
                <text:p>4.70370603960396</text:p>
              </table:table-cell>
              <table:table-cell office:value-type="float" office:value="5.89663386138614">
                <text:p>5.89663386138614</text:p>
              </table:table-cell>
              <table:table-cell office:value-type="float" office:value="6.21492544554456">
                <text:p>6.21492544554456</text:p>
              </table:table-cell>
              <table:table-cell office:value-type="float" office:value="10.4363918811881">
                <text:p>10.4363918811881</text:p>
              </table:table-cell>
              <table:table-cell office:value-type="float" office:value="19.0940930693069">
                <text:p>19.0940930693069</text:p>
              </table:table-cell>
              <table:table-cell office:value-type="float" office:value="18.9807693069307">
                <text:p>18.98076930693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ccfff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64.552cm" svg:height="27.338cm" xlink:href=".." xlink:type="simple" chart:class="chart:bar" chart:style-name="ch1">
        <chart:title svg:x="27.047cm" svg:y="0.682cm" chart:style-name="ch2">
          <text:p>Pathdinding on Map: Edgy2 (Without Best WP paths)</text:p>
        </chart:title>
        <chart:subtitle svg:x="29.891cm" svg:y="2.007cm" chart:style-name="ch3">
          <text:p>26550 tiles, 658 Waypoints</text:p>
        </chart:subtitle>
        <chart:legend chart:legend-position="end" svg:x="63.427cm" svg:y="12.047cm" style:legend-expansion="high" chart:style-name="ch4"/>
        <chart:plot-area chart:style-name="ch5" table:cell-range-address="Setting3.A110:Setting3.B118 Setting3.B109:Setting3.B109 Setting4.B109:Setting4.B118 Setting5.B109:Setting5.B118 Setting6.B109:Setting6.B118 Setting7.B109:Setting7.B118 Setting8.B109:Setting8.B118" chart:data-source-has-labels="both" svg:x="2.329cm" svg:y="3.782cm" svg:width="58.516cm" svg:height="22.002cm">
          <chartooo:coordinate-region svg:x="2.95cm" svg:y="3.994cm" svg:width="57.895cm" svg:height="21.117cm"/>
          <chart:axis chart:dimension="x" chart:name="primary-x" chart:style-name="ch6" chartooo:axis-type="auto">
            <chartooo:date-scale/>
            <chart:title svg:x="30.868cm" svg:y="26.331cm" chart:style-name="ch7">
              <text:p>Path type</text:p>
            </chart:title>
            <chart:categories table:cell-range-address="Setting3.A110:Setting3.A118"/>
          </chart:axis>
          <chart:axis chart:dimension="y" chart:name="primary-y" chart:style-name="ch8">
            <chart:title svg:x="0.451cm" svg:y="15.594cm" chart:style-name="ch9">
              <text:p>Time (ms)</text:p>
            </chart:title>
            <chart:grid chart:style-name="ch10" chart:class="major"/>
          </chart:axis>
          <chart:series chart:style-name="ch11" chart:values-cell-range-address="Setting3.B110:Setting3.B118" chart:label-cell-address="Setting3.B109:Setting3.B109" chart:class="chart:bar">
            <chart:data-point chart:repeated="9"/>
          </chart:series>
          <chart:series chart:style-name="ch12" chart:values-cell-range-address="Setting4.B110:Setting4.B118" chart:label-cell-address="Setting4.B109:Setting4.B109" chart:class="chart:bar">
            <chart:data-point chart:repeated="9"/>
          </chart:series>
          <chart:series chart:style-name="ch13" chart:values-cell-range-address="Setting5.B110:Setting5.B118" chart:label-cell-address="Setting5.B109:Setting5.B109" chart:class="chart:bar">
            <chart:data-point chart:repeated="9"/>
          </chart:series>
          <chart:series chart:style-name="ch14" chart:values-cell-range-address="Setting6.B110:Setting6.B118" chart:label-cell-address="Setting6.B109:Setting6.B109" chart:class="chart:bar">
            <chart:data-point chart:repeated="9"/>
          </chart:series>
          <chart:series chart:style-name="ch15" chart:values-cell-range-address="Setting7.B110:Setting7.B118" chart:label-cell-address="Setting7.B109:Setting7.B109" chart:class="chart:bar">
            <chart:data-point chart:repeated="9"/>
          </chart:series>
          <chart:series chart:style-name="ch16" chart:values-cell-range-address="Setting8.B110:Setting8.B118" chart:label-cell-address="Setting8.B109:Setting8.B109" chart:class="chart:ba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3.A110:Setting3.A118</svg:desc>
                </draw:g>
              </table:table-cell>
              <table:table-cell office:value-type="float" office:value="4.27796920792079">
                <text:p>4.27796920792079</text:p>
                <draw:g>
                  <svg:desc>Setting3.B110:Setting3.B118</svg:desc>
                </draw:g>
              </table:table-cell>
              <table:table-cell office:value-type="float" office:value="5.79706237623762">
                <text:p>5.79706237623762</text:p>
                <draw:g>
                  <svg:desc>Setting4.B110:Setting4.B118</svg:desc>
                </draw:g>
              </table:table-cell>
              <table:table-cell office:value-type="float" office:value="6.07342782178218">
                <text:p>6.07342782178218</text:p>
                <draw:g>
                  <svg:desc>Setting5.B110:Setting5.B118</svg:desc>
                </draw:g>
              </table:table-cell>
              <table:table-cell office:value-type="float" office:value="11.2421183168317">
                <text:p>11.2421183168317</text:p>
                <draw:g>
                  <svg:desc>Setting6.B110:Setting6.B118</svg:desc>
                </draw:g>
              </table:table-cell>
              <table:table-cell office:value-type="float" office:value="18.659195049505">
                <text:p>18.659195049505</text:p>
                <draw:g>
                  <svg:desc>Setting7.B110:Setting7.B118</svg:desc>
                </draw:g>
              </table:table-cell>
              <table:table-cell office:value-type="float" office:value="18.854198019802">
                <text:p>18.854198019802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0.903133871287129">
                <text:p>0.903133871287129</text:p>
              </table:table-cell>
              <table:table-cell office:value-type="float" office:value="2.40319742574257">
                <text:p>2.40319742574257</text:p>
              </table:table-cell>
              <table:table-cell office:value-type="float" office:value="2.36672782178218">
                <text:p>2.36672782178218</text:p>
              </table:table-cell>
              <table:table-cell office:value-type="float" office:value="1.66137663366337">
                <text:p>1.66137663366337</text:p>
              </table:table-cell>
              <table:table-cell office:value-type="float" office:value="6.58181257425743">
                <text:p>6.58181257425743</text:p>
              </table:table-cell>
              <table:table-cell office:value-type="float" office:value="6.94881603960396">
                <text:p>6.94881603960396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4.70882178217822">
                <text:p>4.70882178217822</text:p>
              </table:table-cell>
              <table:table-cell office:value-type="float" office:value="5.9669405940594">
                <text:p>5.9669405940594</text:p>
              </table:table-cell>
              <table:table-cell office:value-type="float" office:value="6.26078514851485">
                <text:p>6.26078514851485</text:p>
              </table:table-cell>
              <table:table-cell office:value-type="float" office:value="10.7422632673267">
                <text:p>10.7422632673267</text:p>
              </table:table-cell>
              <table:table-cell office:value-type="float" office:value="20.0301435643564">
                <text:p>20.0301435643564</text:p>
              </table:table-cell>
              <table:table-cell office:value-type="float" office:value="19.4179712871287">
                <text:p>19.4179712871287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2.58617623762376">
                <text:p>2.58617623762376</text:p>
              </table:table-cell>
              <table:table-cell office:value-type="float" office:value="6.20543108910891">
                <text:p>6.20543108910891</text:p>
              </table:table-cell>
              <table:table-cell office:value-type="float" office:value="5.84276940594059">
                <text:p>5.84276940594059</text:p>
              </table:table-cell>
              <table:table-cell office:value-type="float" office:value="3.27310148514852">
                <text:p>3.27310148514852</text:p>
              </table:table-cell>
              <table:table-cell office:value-type="float" office:value="16.5278475247525">
                <text:p>16.5278475247525</text:p>
              </table:table-cell>
              <table:table-cell office:value-type="float" office:value="16.2706405940594">
                <text:p>16.2706405940594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1.21258148514851">
                <text:p>1.21258148514851</text:p>
              </table:table-cell>
              <table:table-cell office:value-type="float" office:value="5.48648801980198">
                <text:p>5.48648801980198</text:p>
              </table:table-cell>
              <table:table-cell office:value-type="float" office:value="5.64869336633664">
                <text:p>5.64869336633664</text:p>
              </table:table-cell>
              <table:table-cell office:value-type="float" office:value="2.78067584158416">
                <text:p>2.78067584158416</text:p>
              </table:table-cell>
              <table:table-cell office:value-type="float" office:value="14.894904950495">
                <text:p>14.894904950495</text:p>
              </table:table-cell>
              <table:table-cell office:value-type="float" office:value="17.007101980198">
                <text:p>17.007101980198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3.16365069306931">
                <text:p>3.16365069306931</text:p>
              </table:table-cell>
              <table:table-cell office:value-type="float" office:value="7.01172267326733">
                <text:p>7.01172267326733</text:p>
              </table:table-cell>
              <table:table-cell office:value-type="float" office:value="6.16495831683169">
                <text:p>6.16495831683169</text:p>
              </table:table-cell>
              <table:table-cell office:value-type="float" office:value="7.5761299009901">
                <text:p>7.5761299009901</text:p>
              </table:table-cell>
              <table:table-cell office:value-type="float" office:value="18.0856188118812">
                <text:p>18.0856188118812</text:p>
              </table:table-cell>
              <table:table-cell office:value-type="float" office:value="21.7079455445545">
                <text:p>21.7079455445545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1.76104643564356">
                <text:p>1.76104643564356</text:p>
              </table:table-cell>
              <table:table-cell office:value-type="float" office:value="4.75224247524752">
                <text:p>4.75224247524752</text:p>
              </table:table-cell>
              <table:table-cell office:value-type="float" office:value="4.39576267326733">
                <text:p>4.39576267326733</text:p>
              </table:table-cell>
              <table:table-cell office:value-type="float" office:value="5.29264297029703">
                <text:p>5.29264297029703</text:p>
              </table:table-cell>
              <table:table-cell office:value-type="float" office:value="6.25394465346535">
                <text:p>6.25394465346535</text:p>
              </table:table-cell>
              <table:table-cell office:value-type="float" office:value="10.7952218811881">
                <text:p>10.7952218811881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1.36371722772277">
                <text:p>1.36371722772277</text:p>
              </table:table-cell>
              <table:table-cell office:value-type="float" office:value="3.13216504950495">
                <text:p>3.13216504950495</text:p>
              </table:table-cell>
              <table:table-cell office:value-type="float" office:value="2.89933158415842">
                <text:p>2.89933158415842</text:p>
              </table:table-cell>
              <table:table-cell office:value-type="float" office:value="3.21234742574257">
                <text:p>3.21234742574257</text:p>
              </table:table-cell>
              <table:table-cell office:value-type="float" office:value="4.05532425742574">
                <text:p>4.05532425742574</text:p>
              </table:table-cell>
              <table:table-cell office:value-type="float" office:value="7.46951405940594">
                <text:p>7.46951405940594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4.70370603960396">
                <text:p>4.70370603960396</text:p>
              </table:table-cell>
              <table:table-cell office:value-type="float" office:value="5.89663386138614">
                <text:p>5.89663386138614</text:p>
              </table:table-cell>
              <table:table-cell office:value-type="float" office:value="6.21492544554456">
                <text:p>6.21492544554456</text:p>
              </table:table-cell>
              <table:table-cell office:value-type="float" office:value="10.4363918811881">
                <text:p>10.4363918811881</text:p>
              </table:table-cell>
              <table:table-cell office:value-type="float" office:value="19.0940930693069">
                <text:p>19.0940930693069</text:p>
              </table:table-cell>
              <table:table-cell office:value-type="float" office:value="18.9807693069307">
                <text:p>18.9807693069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